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2.267cm"/>
    </style:style>
    <style:style style:name="co2" style:family="table-column">
      <style:table-column-properties fo:break-before="auto" style:column-width="5.823cm"/>
    </style:style>
    <style:style style:name="co3" style:family="table-column">
      <style:table-column-properties fo:break-before="auto" style:column-width="1.309cm"/>
    </style:style>
    <style:style style:name="co4" style:family="table-column">
      <style:table-column-properties fo:break-before="auto" style:column-width="0.723cm"/>
    </style:style>
    <style:style style:name="co5" style:family="table-column">
      <style:table-column-properties fo:break-before="auto" style:column-width="2.533cm"/>
    </style:style>
    <style:style style:name="co6" style:family="table-column">
      <style:table-column-properties fo:break-before="auto" style:column-width="2.492cm"/>
    </style:style>
    <style:style style:name="co8" style:family="table-column">
      <style:table-column-properties fo:break-before="auto" style:column-width="2.05cm"/>
    </style:style>
    <style:style style:name="co9" style:family="table-column">
      <style:table-column-properties fo:break-before="auto" style:column-width="10.71cm"/>
    </style:style>
    <style:style style:name="ro1" style:family="table-row">
      <style:table-row-properties style:row-height="0.43cm" fo:break-before="auto" style:use-optimal-row-height="true"/>
    </style:style>
    <style:style style:name="ro2" style:family="table-row">
      <style:table-row-properties style:row-height="0.579cm" fo:break-before="auto" style:use-optimal-row-height="false"/>
    </style:style>
    <style:style style:name="ro3" style:family="table-row">
      <style:table-row-properties style:row-height="4.025cm" fo:break-before="auto" style:use-optimal-row-height="false"/>
    </style:style>
    <style:style style:name="ro4" style:family="table-row">
      <style:table-row-properties style:row-height="0.453cm" fo:break-before="auto" style:use-optimal-row-height="true"/>
    </style:style>
    <style:style style:name="ro5" style:family="table-row">
      <style:table-row-properties style:row-height="0.47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3" style:family="table-cell" style:parent-style-name="Default">
      <style:text-properties style:font-name="Arial" fo:font-size="10pt" fo:font-weight="normal" style:font-size-asian="10pt" style:font-weight-asian="normal" style:font-size-complex="10pt" style:font-weight-complex="normal"/>
    </style:style>
    <style:style style:name="ce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text-emphasize="none" style:font-relief="none"/>
    </style:style>
    <style:style style:name="ce5" style:family="table-cell" style:parent-style-name="Default">
      <style:text-properties fo:font-weight="bold" style:font-weight-asian="bold" style:font-weight-complex="bold"/>
    </style:style>
    <style:style style:name="ce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imes-Roman" style:font-size-asian="10pt" style:language-asian="en" style:country-asian="US" style:font-style-asian="normal" style:font-weight-asian="bold" style:font-name-complex="Times-Roman" style:font-size-complex="10pt" style:language-complex="en" style:country-complex="US" style:font-style-complex="normal" style:font-weight-complex="bold" style:text-emphasize="none" style:font-relief="none"/>
    </style:style>
    <style:style style:name="ce7" style:family="table-cell" style:parent-style-name="Default">
      <style:text-properties style:font-name="Arial" fo:font-size="10pt" fo:font-weight="normal" style:font-name-asian="Arial Unicode MS" style:font-size-asian="10pt" style:font-weight-asian="normal" style:font-name-complex="Tahoma" style:font-size-complex="10pt" style:font-weight-complex="normal"/>
    </style:style>
    <style:style style:name="ce8" style:family="table-cell" style:parent-style-name="Default">
      <style:table-cell-properties fo:background-color="#3deb3d"/>
      <style:text-properties style:font-name="Arial" fo:font-size="10pt" fo:font-weight="bold" style:font-size-asian="10pt" style:font-weight-asian="bold" style:font-size-complex="10pt" style:font-weight-complex="bold"/>
    </style:style>
    <style:style style:name="ce9" style:family="table-cell" style:parent-style-name="Default">
      <style:table-cell-properties style:text-align-source="fix" style:repeat-content="false" style:rotation-angle="90"/>
      <style:paragraph-properties fo:text-align="center" fo:margin-left="0c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text-properties style:font-name="Arial" fo:font-size="10pt" fo:font-weight="normal" style:font-size-asian="10pt" style:font-weight-asian="normal" style:font-size-complex="10pt" style:font-weight-complex="normal"/>
    </style:style>
    <style:style style:name="ce11"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style:text-align-source="fix" style:repeat-content="false"/>
      <style:paragraph-properties fo:text-align="center" fo:margin-left="0cm"/>
    </style:style>
    <style:style style:name="ce13" style:family="table-cell" style:parent-style-name="Default">
      <style:table-cell-properties style:text-align-source="fix" style:repeat-content="false"/>
      <style:paragraph-properties fo:text-align="center" fo:margin-left="0cm"/>
      <style:text-properties style:font-name="Arial" fo:font-size="10pt" fo:font-weight="normal" style:font-name-asian="Arial Unicode MS" style:font-size-asian="10pt" style:font-weight-asian="normal" style:font-name-complex="Tahoma" style:font-size-complex="10pt" style:font-weight-complex="normal"/>
    </style:style>
    <style:style style:name="ce14" style:family="table-cell" style:parent-style-name="Default">
      <style:table-cell-properties fo:background-color="#3deb3d"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15" style:family="table-cell" style:parent-style-name="Default" style:data-style-name="N37">
      <style:table-cell-properties style:text-align-source="fix" style:repeat-content="false"/>
      <style:paragraph-properties fo:text-align="center" fo:margin-left="0cm"/>
      <style:text-properties style:font-name="Arial" fo:font-size="10pt" fo:font-weight="normal" style:font-size-asian="10pt" style:font-weight-asian="normal" style:font-size-complex="10pt" style:font-weight-complex="normal"/>
    </style:style>
    <style:style style:name="ce16" style:family="table-cell" style:parent-style-name="Default" style:data-style-name="N0">
      <style:table-cell-properties style:text-align-source="fix" style:repeat-content="false"/>
      <style:paragraph-properties fo:text-align="center" fo:margin-left="0cm"/>
      <style:text-properties style:font-name="Arial" fo:font-size="10pt" fo:font-weight="normal" style:font-size-asian="10pt" style:font-weight-asian="normal" style:font-size-complex="10pt" style:font-weight-complex="normal"/>
    </style:style>
    <style:style style:name="ce17" style:family="table-cell" style:parent-style-name="Default">
      <style:table-cell-properties style:text-align-source="fix" style:repeat-content="false"/>
      <style:paragraph-properties fo:text-align="start" fo:margin-left="0cm"/>
      <style:text-properties style:font-name="Arial" fo:font-size="10pt" fo:font-weight="normal" style:font-size-asian="10pt" style:font-weight-asian="normal" style:font-size-complex="10pt" style:font-weight-complex="normal"/>
    </style:style>
    <style:style style:name="ce18" style:family="table-cell" style:parent-style-name="Default">
      <style:table-cell-properties style:text-align-source="fix" style:repeat-content="false" style:rotation-angle="90"/>
      <style:paragraph-properties fo:text-align="center" fo:margin-left="0cm"/>
      <style:text-properties style:font-name="Arial"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fo:background-color="transparent"/>
      <style:paragraph-properties fo:text-align="center" fo:margin-left="0cm"/>
      <style:text-properties style:font-name="Arial" fo:font-size="10pt" fo:font-weight="bold" style:font-size-asian="10pt" style:font-weight-asian="bold" style:font-size-complex="10pt" style:font-weight-complex="bold"/>
    </style:style>
    <style:style style:name="ce20" style:family="table-cell" style:parent-style-name="Default">
      <style:table-cell-properties fo:background-color="#0099ff" style:text-align-source="fix" style:repeat-content="false"/>
      <style:paragraph-properties fo:text-align="start" fo:margin-left="0cm"/>
      <style:text-properties style:font-name="Arial" fo:font-size="10pt" fo:font-weight="bold" style:font-size-asian="10pt" style:font-weight-asian="bold" style:font-size-complex="10pt" style:font-weight-complex="bold"/>
    </style:style>
    <style:style style:name="ce21" style:family="table-cell" style:parent-style-name="Default">
      <style:table-cell-properties fo:background-color="#ffff00" style:text-align-source="fix" style:repeat-content="false"/>
      <style:paragraph-properties fo:text-align="center" fo:margin-left="0cm"/>
      <style:text-properties style:font-name="Arial" fo:font-size="10pt" fo:font-weight="normal" style:font-size-asian="10pt" style:font-weight-asian="normal" style:font-size-complex="10pt" style:font-weight-complex="normal"/>
    </style:style>
    <style:style style:name="ce22" style:family="table-cell" style:parent-style-name="Default">
      <style:table-cell-properties fo:background-color="#ffff99"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23" style:family="table-cell" style:parent-style-name="Default">
      <style:table-cell-properties style:text-align-source="fix" style:repeat-content="false" fo:wrap-option="wrap" style:rotation-angle="90"/>
      <style:paragraph-properties fo:text-align="center" fo:margin-left="0cm"/>
      <style:text-properties fo:font-weight="bold" style:font-weight-asian="bold" style:font-weight-complex="bold"/>
    </style:style>
    <style:style style:name="ce24" style:family="table-cell" style:parent-style-name="Default">
      <style:table-cell-properties style:text-align-source="fix" style:repeat-content="false"/>
      <style:paragraph-properties fo:text-align="center" fo:margin-left="0cm"/>
      <style:text-properties style:font-name="Arial"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25" style:family="table-cell" style:parent-style-name="Default">
      <style:table-cell-properties fo:background-color="#ffff00" style:text-align-source="fix" style:repeat-content="false"/>
      <style:paragraph-properties fo:text-align="center" fo:margin-left="0cm"/>
      <style:text-properties style:font-name="Arial"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26" style:family="table-cell" style:parent-style-name="Default">
      <style:table-cell-properties fo:background-color="#ffff99" style:text-align-source="fix" style:repeat-content="false"/>
      <style:paragraph-properties fo:text-align="start" fo:margin-left="0cm"/>
      <style:text-properties style:font-name="Arial" fo:font-size="10pt" fo:font-weight="bold" style:font-size-asian="10pt" style:font-weight-asian="bold" style:font-size-complex="10pt" style:font-weight-complex="bold"/>
    </style:style>
    <style:style style:name="ce27" style:family="table-cell" style:parent-style-name="Default">
      <style:table-cell-properties style:text-align-source="fix" style:repeat-content="false" fo:wrap-option="wrap" style:rotation-angle="90"/>
      <style:paragraph-properties fo:text-align="center" fo:margin-left="0cm"/>
      <style:text-properties style:font-name="Arial" fo:font-size="10pt" fo:font-weight="bold" style:font-size-asian="10pt" style:font-weight-asian="bold" style:font-size-complex="10pt" style:font-weight-complex="bold"/>
    </style:style>
    <style:style style:name="ce28" style:family="table-cell" style:parent-style-name="Default">
      <style:table-cell-properties style:text-align-source="fix" style:repeat-content="false"/>
      <style:paragraph-properties fo:text-align="center"/>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en" style:country-asian="US" style:font-style-asian="normal" style:font-weight-asian="normal" style:font-name-complex="Arial" style:font-size-complex="5.65000009536743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fff99"/>
      <style:text-properties style:font-name="Arial" fo:font-size="10pt" fo:font-weight="bold" style:font-size-asian="10pt" style:font-weight-asian="bold" style:font-size-complex="10pt" style:font-weight-complex="bold"/>
    </style:style>
    <style:style style:name="ce3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gr1"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0.822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4" style:family="text">
      <style:text-properties style:font-name="Arial" fo:font-size="10pt" style:font-size-asian="10pt" style:font-size-complex="10pt"/>
    </style:style>
    <style:style style:name="T5" style:family="text">
      <style:text-properties fo:color="#0000ff"/>
    </style:style>
    <style:style style:name="T6" style:family="text">
      <style:text-properties fo:color="#ff0000"/>
    </style:style>
    <style:style style:name="T7" style:family="text">
      <style:text-properties fo:color="#ff00ff"/>
    </style:style>
    <style:style style:name="T8" style:family="text">
      <style:text-properties fo:color="#008000"/>
    </style:style>
    <style:style style:name="T9" style:family="text">
      <style:text-properties fo:color="#000080"/>
    </style:style>
  </office:automatic-styles>
  <office:body>
    <office:spreadsheet>
      <table:tracked-changes>
        <table:cell-content-change table:id="ct1">
          <table:cell-address table:column="15" table:row="11" table:table="0"/>
          <office:change-info>
            <dc:creator>Bob Jacobsen</dc:creator>
            <dc:date>2010-08-01T09:02:46</dc:date>
          </office:change-info>
          <table:previous>
            <table:change-track-table-cell office:value-type="string">
              <text:p>MTI byte 0x0C, MTI, optional information</text:p>
            </table:change-track-table-cell>
          </table:previous>
        </table:cell-content-change>
        <table:cell-content-change table:id="ct2">
          <table:cell-address table:column="15" table:row="12" table:table="0"/>
          <office:change-info>
            <dc:creator>Bob Jacobsen</dc:creator>
            <dc:date>2010-08-01T09:02:51</dc:date>
          </office:change-info>
          <table:previous>
            <table:change-track-table-cell office:value-type="string">
              <text:p>MTI byte 0x0D, MTI, optional information</text:p>
            </table:change-track-table-cell>
          </table:previous>
        </table:cell-content-change>
        <table:cell-content-change table:id="ct3">
          <table:cell-address table:column="13" table:row="28" table:table="0"/>
          <office:change-info>
            <dc:creator>Bob Jacobsen</dc:creator>
            <dc:date>2010-10-02T16:26:55</dc:date>
          </office:change-info>
          <table:previous>
            <table:change-track-table-cell/>
          </table:previous>
        </table:cell-content-change>
        <table:cell-content-change table:id="ct4">
          <table:cell-address table:column="7" table:row="1" table:table="0"/>
          <office:change-info>
            <dc:creator>Bob Jacobsen</dc:creator>
            <dc:date>2011-03-11T15:16:25</dc:date>
          </office:change-info>
          <table:previous>
            <table:change-track-table-cell office:value-type="string">
              <text:p>Wire Hex</text:p>
            </table:change-track-table-cell>
          </table:previous>
        </table:cell-content-change>
        <table:cell-content-change table:id="ct5">
          <table:cell-address table:column="8" table:row="1" table:table="0"/>
          <office:change-info>
            <dc:creator>Bob Jacobsen</dc:creator>
            <dc:date>2011-03-11T15:16:29</dc:date>
          </office:change-info>
          <table:previous>
            <table:change-track-table-cell office:value-type="string">
              <text:p>Wire Hex</text:p>
            </table:change-track-table-cell>
          </table:previous>
        </table:cell-content-change>
        <table:cell-content-change table:id="ct6">
          <table:cell-address table:column="13" table:row="1" table:table="0"/>
          <office:change-info>
            <dc:creator>Bob Jacobsen</dc:creator>
            <dc:date>2011-03-11T15:16:34</dc:date>
          </office:change-info>
          <table:previous>
            <table:change-track-table-cell office:value-type="string">
              <text:p>Wire Hex</text:p>
            </table:change-track-table-cell>
          </table:previous>
        </table:cell-content-change>
        <table:cell-content-change table:id="ct7">
          <table:cell-address table:column="13" table:row="1" table:table="0"/>
          <office:change-info>
            <dc:creator>Bob Jacobsen</dc:creator>
            <dc:date>2011-03-11T15:16:40</dc:date>
          </office:change-info>
          <table:previous>
            <table:change-track-table-cell office:value-type="string">
              <text:p>Wire Hex</text:p>
            </table:change-track-table-cell>
          </table:previous>
        </table:cell-content-change>
        <table:cell-content-change table:id="ct8">
          <table:cell-address table:column="13" table:row="1" table:table="0"/>
          <office:change-info>
            <dc:creator>Bob Jacobsen</dc:creator>
            <dc:date>2011-03-11T15:16:53</dc:date>
          </office:change-info>
          <table:previous>
            <table:change-track-table-cell office:value-type="string">
              <text:p>Total</text:p>
            </table:change-track-table-cell>
          </table:previous>
        </table:cell-content-change>
        <table:insertion table:id="ct9" table:type="column" table:position="13" table:table="0">
          <office:change-info>
            <dc:creator>Bob Jacobsen</dc:creator>
            <dc:date>2011-03-11T15:17:13</dc:date>
          </office:change-info>
        </table:insertion>
        <table:movement table:id="ct10">
          <table:source-range-address table:start-column="14" table:start-row="1" table:start-table="0" table:end-column="13" table:end-row="1" table:end-table="0"/>
          <table:target-range-address table:column="13" table:row="1" table:table="0"/>
          <office:change-info>
            <dc:creator>Bob Jacobsen</dc:creator>
            <dc:date>2011-03-11T15:17:16</dc:date>
          </office:change-info>
          <table:dependencies>
            <table:dependence table:id="ct1545"/>
            <table:dependence table:id="ct1506"/>
            <table:dependence table:id="ct1505"/>
            <table:dependence table:id="ct1496"/>
            <table:dependence table:id="ct1079"/>
            <table:dependence table:id="ct1060"/>
            <table:dependence table:id="ct977"/>
            <table:dependence table:id="ct741"/>
            <table:dependence table:id="ct47"/>
            <table:dependence table:id="ct46"/>
            <table:dependence table:id="ct-17"/>
            <table:dependence table:id="ct-18"/>
          </table:dependencies>
        </table:movement>
        <table:cell-content-change table:id="ct11">
          <table:cell-address table:column="7" table:row="1" table:table="0"/>
          <office:change-info>
            <dc:creator>Bob Jacobsen</dc:creator>
            <dc:date>2011-03-11T15:17:41</dc:date>
          </office:change-info>
          <table:previous table:id="ct4">
            <table:change-track-table-cell office:value-type="string">
              <text:p>Full Hex</text:p>
            </table:change-track-table-cell>
          </table:previous>
        </table:cell-content-change>
        <table:cell-content-change table:id="ct12">
          <table:cell-address table:column="8" table:row="1" table:table="0"/>
          <office:change-info>
            <dc:creator>Bob Jacobsen</dc:creator>
            <dc:date>2011-03-11T15:17:45</dc:date>
          </office:change-info>
          <table:previous table:id="ct5">
            <table:change-track-table-cell office:value-type="string">
              <text:p>Full Hex</text:p>
            </table:change-track-table-cell>
          </table:previous>
        </table:cell-content-change>
        <table:cell-content-change table:id="ct13">
          <table:cell-address table:column="13" table:row="1" table:table="0"/>
          <office:change-info>
            <dc:creator>Bob Jacobsen</dc:creator>
            <dc:date>2011-03-11T15:17:48</dc:date>
          </office:change-info>
          <table:previous table:id="ct6">
            <table:change-track-table-cell office:value-type="string">
              <text:p>Full Hex</text:p>
            </table:change-track-table-cell>
          </table:previous>
        </table:cell-content-change>
        <table:cell-content-change table:id="ct14">
          <table:cell-address table:column="13" table:row="1" table:table="0"/>
          <office:change-info>
            <dc:creator>Bob Jacobsen</dc:creator>
            <dc:date>2011-03-11T15:17:56</dc:date>
          </office:change-info>
          <table:previous table:id="ct7">
            <table:change-track-table-cell office:value-type="string">
              <text:p>Full Hex</text:p>
            </table:change-track-table-cell>
          </table:previous>
        </table:cell-content-change>
        <table:cell-content-change table:id="ct15">
          <table:cell-address table:column="13" table:row="1" table:table="0"/>
          <office:change-info>
            <dc:creator>Bob Jacobsen</dc:creator>
            <dc:date>2011-03-11T15:17:59</dc:date>
          </office:change-info>
          <table:previous table:id="ct8">
            <table:change-track-table-cell office:value-type="string">
              <text:p>Total Value</text:p>
            </table:change-track-table-cell>
          </table:previous>
        </table:cell-content-change>
        <table:cell-content-change table:id="ct16">
          <table:cell-address table:column="13" table:row="1" table:table="0"/>
          <office:change-info>
            <dc:creator>Bob Jacobsen</dc:creator>
            <dc:date>2011-03-11T15:18:00</dc:date>
          </office:change-info>
          <table:previous>
            <table:change-track-table-cell/>
          </table:previous>
        </table:cell-content-change>
        <table:cell-content-change table:id="ct17">
          <table:cell-address table:column="13" table:row="1" table:table="0"/>
          <office:change-info>
            <dc:creator>Bob Jacobsen</dc:creator>
            <dc:date>2011-03-11T15:18:18</dc:date>
          </office:change-info>
          <table:previous>
            <table:change-track-table-cell office:value-type="string">
              <text:p>CAN Var</text:p>
            </table:change-track-table-cell>
          </table:previous>
        </table:cell-content-change>
        <table:cell-content-change table:id="ct18">
          <table:cell-address table:column="13" table:row="1" table:table="0"/>
          <office:change-info>
            <dc:creator>Bob Jacobsen</dc:creator>
            <dc:date>2011-03-11T15:18:32</dc:date>
          </office:change-info>
          <table:previous>
            <table:change-track-table-cell office:value-type="string">
              <text:p>Total</text:p>
            </table:change-track-table-cell>
          </table:previous>
        </table:cell-content-change>
        <table:cell-content-change table:id="ct19">
          <table:cell-address table:column="13" table:row="1" table:table="0"/>
          <office:change-info>
            <dc:creator>Bob Jacobsen</dc:creator>
            <dc:date>2011-03-11T15:18:39</dc:date>
          </office:change-info>
          <table:previous table:id="ct14">
            <table:change-track-table-cell office:value-type="string">
              <text:p>Full</text:p>
            </table:change-track-table-cell>
          </table:previous>
        </table:cell-content-change>
        <table:cell-content-change table:id="ct20">
          <table:cell-address table:column="13" table:row="1" table:table="0"/>
          <office:change-info>
            <dc:creator>Bob Jacobsen</dc:creator>
            <dc:date>2011-03-11T15:18:40</dc:date>
          </office:change-info>
          <table:previous table:id="ct15">
            <table:change-track-table-cell office:value-type="string">
              <text:p>Complete</text:p>
            </table:change-track-table-cell>
          </table:previous>
        </table:cell-content-change>
        <table:cell-content-change table:id="ct21">
          <table:cell-address table:column="13" table:row="1" table:table="0"/>
          <office:change-info>
            <dc:creator>Bob Jacobsen</dc:creator>
            <dc:date>2011-03-11T15:18:41</dc:date>
          </office:change-info>
          <table:previous table:id="ct16">
            <table:change-track-table-cell office:value-type="string">
              <text:p>Value</text:p>
            </table:change-track-table-cell>
          </table:previous>
        </table:cell-content-change>
        <table:cell-content-change table:id="ct22">
          <table:cell-address table:column="7" table:row="1" table:table="0"/>
          <office:change-info>
            <dc:creator>Bob Jacobsen</dc:creator>
            <dc:date>2011-03-11T15:18:59</dc:date>
          </office:change-info>
          <table:previous table:id="ct11">
            <table:change-track-table-cell office:value-type="string">
              <text:p>Full</text:p>
            </table:change-track-table-cell>
          </table:previous>
        </table:cell-content-change>
        <table:cell-content-change table:id="ct23">
          <table:cell-address table:column="7" table:row="1" table:table="0"/>
          <office:change-info>
            <dc:creator>Bob Jacobsen</dc:creator>
            <dc:date>2011-03-11T15:19:01</dc:date>
          </office:change-info>
          <table:previous>
            <table:change-track-table-cell office:value-type="string">
              <text:p>Nibble 1</text:p>
            </table:change-track-table-cell>
          </table:previous>
        </table:cell-content-change>
        <table:cell-content-change table:id="ct24">
          <table:cell-address table:column="7" table:row="1" table:table="0"/>
          <office:change-info>
            <dc:creator>Bob Jacobsen</dc:creator>
            <dc:date>2011-03-11T15:19:01</dc:date>
          </office:change-info>
          <table:previous>
            <table:change-track-table-cell office:value-type="string">
              <text:p>(3 bits)</text:p>
            </table:change-track-table-cell>
          </table:previous>
        </table:cell-content-change>
        <table:cell-content-change table:id="ct25">
          <table:cell-address table:column="8" table:row="1" table:table="0"/>
          <office:change-info>
            <dc:creator>Bob Jacobsen</dc:creator>
            <dc:date>2011-03-11T15:19:03</dc:date>
          </office:change-info>
          <table:previous table:id="ct12">
            <table:change-track-table-cell office:value-type="string">
              <text:p>Full</text:p>
            </table:change-track-table-cell>
          </table:previous>
        </table:cell-content-change>
        <table:cell-content-change table:id="ct26">
          <table:cell-address table:column="8" table:row="1" table:table="0"/>
          <office:change-info>
            <dc:creator>Bob Jacobsen</dc:creator>
            <dc:date>2011-03-11T15:19:04</dc:date>
          </office:change-info>
          <table:previous>
            <table:change-track-table-cell office:value-type="string">
              <text:p>Nibble 2</text:p>
            </table:change-track-table-cell>
          </table:previous>
        </table:cell-content-change>
        <table:cell-content-change table:id="ct27">
          <table:cell-address table:column="8" table:row="1" table:table="0"/>
          <office:change-info>
            <dc:creator>Bob Jacobsen</dc:creator>
            <dc:date>2011-03-11T15:19:05</dc:date>
          </office:change-info>
          <table:previous>
            <table:change-track-table-cell office:value-type="string">
              <text:p>(5 bits)</text:p>
            </table:change-track-table-cell>
          </table:previous>
        </table:cell-content-change>
        <table:cell-content-change table:id="ct28">
          <table:cell-address table:column="13" table:row="1" table:table="0"/>
          <office:change-info>
            <dc:creator>Bob Jacobsen</dc:creator>
            <dc:date>2011-03-11T15:19:07</dc:date>
          </office:change-info>
          <table:previous table:id="ct13">
            <table:change-track-table-cell office:value-type="string">
              <text:p>Full</text:p>
            </table:change-track-table-cell>
          </table:previous>
        </table:cell-content-change>
        <table:cell-content-change table:id="ct29">
          <table:cell-address table:column="13" table:row="1" table:table="0"/>
          <office:change-info>
            <dc:creator>Bob Jacobsen</dc:creator>
            <dc:date>2011-03-11T15:19:08</dc:date>
          </office:change-info>
          <table:previous>
            <table:change-track-table-cell office:value-type="string">
              <text:p>Nibble 3</text:p>
            </table:change-track-table-cell>
          </table:previous>
        </table:cell-content-change>
        <table:movement table:id="ct30">
          <table:source-range-address table:start-column="3" table:start-row="1" table:start-table="0" table:end-column="3" table:end-row="0" table:end-table="0"/>
          <table:target-range-address table:column="3" table:row="2" table:table="0"/>
          <office:change-info>
            <dc:creator>Bob Jacobsen</dc:creator>
            <dc:date>2011-03-11T15:19:18</dc:date>
          </office:change-info>
          <table:dependencies>
            <table:dependence table:id="ct2447"/>
            <table:dependence table:id="ct1529"/>
            <table:dependence table:id="ct1505"/>
            <table:dependence table:id="ct1496"/>
            <table:dependence table:id="ct-19"/>
            <table:dependence table:id="ct-20"/>
          </table:dependencies>
        </table:movement>
        <table:movement table:id="ct31">
          <table:source-range-address table:start-column="1" table:start-row="1" table:start-table="0" table:end-column="2" table:end-row="0" table:end-table="0"/>
          <table:target-range-address table:start-column="1" table:start-row="2" table:start-table="0" table:end-column="2" table:end-row="2" table:end-table="0"/>
          <office:change-info>
            <dc:creator>Bob Jacobsen</dc:creator>
            <dc:date>2011-03-11T15:19:25</dc:date>
          </office:change-info>
          <table:dependencies>
            <table:dependence table:id="ct2447"/>
            <table:dependence table:id="ct1529"/>
            <table:dependence table:id="ct1505"/>
            <table:dependence table:id="ct1496"/>
            <table:dependence table:id="ct-21"/>
            <table:dependence table:id="ct-22"/>
            <table:dependence table:id="ct-23"/>
            <table:dependence table:id="ct-24"/>
          </table:dependencies>
        </table:movement>
        <table:insertion table:id="ct32" table:type="row" table:position="3" table:table="0">
          <office:change-info>
            <dc:creator>Bob Jacobsen</dc:creator>
            <dc:date>2011-03-11T15:19:58</dc:date>
          </office:change-info>
          <table:dependencies>
            <table:dependence table:id="ct1638"/>
            <table:dependence table:id="ct1523"/>
            <table:dependence table:id="ct1517"/>
            <table:dependence table:id="ct473"/>
            <table:dependence table:id="ct46"/>
          </table:dependencies>
        </table:insertion>
        <table:movement table:id="ct33">
          <table:source-range-address table:start-column="13" table:start-row="1" table:start-table="0" table:end-column="13" table:end-row="0" table:end-table="0"/>
          <table:target-range-address table:column="13" table:row="2" table:table="0"/>
          <office:change-info>
            <dc:creator>Bob Jacobsen</dc:creator>
            <dc:date>2011-03-11T15:20:40</dc:date>
          </office:change-info>
          <table:dependencies>
            <table:dependence table:id="ct2447"/>
            <table:dependence table:id="ct1529"/>
            <table:dependence table:id="ct1505"/>
            <table:dependence table:id="ct1496"/>
            <table:dependence table:id="ct935"/>
            <table:dependence table:id="ct893"/>
            <table:dependence table:id="ct740"/>
            <table:dependence table:id="ct739"/>
            <table:dependence table:id="ct-25"/>
            <table:dependence table:id="ct-26"/>
            <table:dependence table:id="ct-27"/>
            <table:dependence table:id="ct-28"/>
            <table:dependence table:id="ct-29"/>
            <table:dependence table:id="ct-30"/>
            <table:dependence table:id="ct-31"/>
            <table:dependence table:id="ct-32"/>
          </table:dependencies>
        </table:movement>
        <table:cell-content-change table:id="ct34">
          <table:cell-address table:column="13" table:row="1" table:table="0"/>
          <office:change-info>
            <dc:creator>Bob Jacobsen</dc:creator>
            <dc:date>2011-03-11T15:22:01</dc:date>
          </office:change-info>
          <table:previous table:id="ct18">
            <table:change-track-table-cell/>
          </table:previous>
        </table:cell-content-change>
        <table:cell-content-change table:id="ct35">
          <table:cell-address table:column="13" table:row="2" table:table="0"/>
          <office:change-info>
            <dc:creator>Bob Jacobsen</dc:creator>
            <dc:date>2011-03-11T15:22:39</dc:date>
          </office:change-info>
          <table:previous>
            <table:change-track-table-cell/>
          </table:previous>
        </table:cell-content-change>
        <table:cell-content-change table:id="ct36">
          <table:cell-address table:column="13" table:row="2" table:table="0"/>
          <office:change-info>
            <dc:creator>Bob Jacobsen</dc:creator>
            <dc:date>2011-03-11T15:22:53</dc:date>
          </office:change-info>
          <table:previous>
            <table:change-track-table-cell/>
          </table:previous>
        </table:cell-content-change>
        <table:cell-content-change table:id="ct37">
          <table:cell-address table:column="13" table:row="1" table:table="0"/>
          <office:change-info>
            <dc:creator>Bob Jacobsen</dc:creator>
            <dc:date>2011-03-11T15:23:19</dc:date>
          </office:change-info>
          <table:previous table:id="ct35">
            <table:change-track-table-cell office:value-type="string">
              <text:p>(or with 0x18000aaaa</text:p>
            </table:change-track-table-cell>
          </table:previous>
        </table:cell-content-change>
        <table:cell-content-change table:id="ct38">
          <table:cell-address table:column="13" table:row="2" table:table="0"/>
          <office:change-info>
            <dc:creator>Bob Jacobsen</dc:creator>
            <dc:date>2011-03-11T15:24:49</dc:date>
          </office:change-info>
          <table:previous>
            <table:change-track-table-cell/>
          </table:previous>
        </table:cell-content-change>
        <table:cell-content-change table:id="ct39">
          <table:cell-address table:column="13" table:row="2" table:table="0"/>
          <office:change-info>
            <dc:creator>Bob Jacobsen</dc:creator>
            <dc:date>2011-03-11T15:25:01</dc:date>
          </office:change-info>
          <table:previous table:id="ct36">
            <table:change-track-table-cell office:value-type="string">
              <text:p>ddd' refers to destination address</text:p>
            </table:change-track-table-cell>
          </table:previous>
        </table:cell-content-change>
        <table:cell-content-change table:id="ct40">
          <table:cell-address table:column="13" table:row="2" table:table="0"/>
          <office:change-info>
            <dc:creator>Bob Jacobsen</dc:creator>
            <dc:date>2011-03-11T15:25:02</dc:date>
          </office:change-info>
          <table:previous>
            <table:change-track-table-cell/>
          </table:previous>
        </table:cell-content-change>
        <table:cell-content-change table:id="ct41">
          <table:cell-address table:column="13" table:row="2" table:table="0"/>
          <office:change-info>
            <dc:creator>Bob Jacobsen</dc:creator>
            <dc:date>2011-03-11T15:25:31</dc:date>
          </office:change-info>
          <table:previous table:id="ct38">
            <table:change-track-table-cell office:value-type="string">
              <text:p>This goes in OpenLCB CAN frame variable field </text:p>
            </table:change-track-table-cell>
          </table:previous>
        </table:cell-content-change>
        <table:cell-content-change table:id="ct42">
          <table:cell-address table:column="13" table:row="2" table:table="0"/>
          <office:change-info>
            <dc:creator>Bob Jacobsen</dc:creator>
            <dc:date>2011-03-11T15:25:52</dc:date>
          </office:change-info>
          <table:previous table:id="ct39">
            <table:change-track-table-cell office:value-type="string">
              <text:p>OR this with 0x1800 to get</text:p>
            </table:change-track-table-cell>
          </table:previous>
        </table:cell-content-change>
        <table:cell-content-change table:id="ct43">
          <table:cell-address table:column="13" table:row="2" table:table="0"/>
          <office:change-info>
            <dc:creator>Bob Jacobsen</dc:creator>
            <dc:date>2011-03-11T15:25:56</dc:date>
          </office:change-info>
          <table:previous table:id="ct42">
            <table:change-track-table-cell office:value-type="string">
              <text:p>OR this with 0x1800 to get top 17 bits of CAN header</text:p>
            </table:change-track-table-cell>
          </table:previous>
        </table:cell-content-change>
        <table:cell-content-change table:id="ct44">
          <table:cell-address table:column="13" table:row="2" table:table="0"/>
          <office:change-info>
            <dc:creator>Bob Jacobsen</dc:creator>
            <dc:date>2011-03-11T15:26:11</dc:date>
          </office:change-info>
          <table:previous table:id="ct43">
            <table:change-track-table-cell office:value-type="string">
              <text:p>OR this with 0x18000 to get top 17 bits of CAN header</text:p>
            </table:change-track-table-cell>
          </table:previous>
        </table:cell-content-change>
        <table:insertion table:id="ct45" table:type="column" table:position="13" table:table="0">
          <office:change-info>
            <dc:creator>Bob Jacobsen</dc:creator>
            <dc:date>2011-03-11T15:26:35</dc:date>
          </office:change-info>
          <table:dependencies>
            <table:dependence table:id="ct1946"/>
            <table:dependence table:id="ct1945"/>
            <table:dependence table:id="ct1944"/>
            <table:dependence table:id="ct1943"/>
            <table:dependence table:id="ct1942"/>
            <table:dependence table:id="ct1941"/>
            <table:dependence table:id="ct1940"/>
            <table:dependence table:id="ct1939"/>
            <table:dependence table:id="ct1938"/>
            <table:dependence table:id="ct1937"/>
            <table:dependence table:id="ct1936"/>
            <table:dependence table:id="ct1935"/>
            <table:dependence table:id="ct1934"/>
            <table:dependence table:id="ct1933"/>
            <table:dependence table:id="ct1932"/>
            <table:dependence table:id="ct1931"/>
            <table:dependence table:id="ct1930"/>
            <table:dependence table:id="ct1929"/>
            <table:dependence table:id="ct1928"/>
            <table:dependence table:id="ct1927"/>
            <table:dependence table:id="ct1926"/>
            <table:dependence table:id="ct1925"/>
            <table:dependence table:id="ct1924"/>
            <table:dependence table:id="ct1923"/>
            <table:dependence table:id="ct1922"/>
            <table:dependence table:id="ct1921"/>
            <table:dependence table:id="ct1920"/>
            <table:dependence table:id="ct1919"/>
            <table:dependence table:id="ct1918"/>
            <table:dependence table:id="ct1917"/>
            <table:dependence table:id="ct1916"/>
            <table:dependence table:id="ct1915"/>
            <table:dependence table:id="ct1914"/>
            <table:dependence table:id="ct1913"/>
            <table:dependence table:id="ct1912"/>
            <table:dependence table:id="ct1911"/>
            <table:dependence table:id="ct1910"/>
            <table:dependence table:id="ct1909"/>
            <table:dependence table:id="ct1908"/>
            <table:dependence table:id="ct1907"/>
            <table:dependence table:id="ct1906"/>
            <table:dependence table:id="ct1905"/>
            <table:dependence table:id="ct1904"/>
            <table:dependence table:id="ct1903"/>
            <table:dependence table:id="ct1902"/>
            <table:dependence table:id="ct1901"/>
            <table:dependence table:id="ct1696"/>
            <table:dependence table:id="ct1695"/>
            <table:dependence table:id="ct1649"/>
            <table:dependence table:id="ct1648"/>
            <table:dependence table:id="ct1639"/>
            <table:dependence table:id="ct1637"/>
            <table:dependence table:id="ct1636"/>
            <table:dependence table:id="ct1635"/>
            <table:dependence table:id="ct1634"/>
            <table:dependence table:id="ct1633"/>
            <table:dependence table:id="ct1632"/>
            <table:dependence table:id="ct1631"/>
            <table:dependence table:id="ct1630"/>
            <table:dependence table:id="ct1629"/>
            <table:dependence table:id="ct1628"/>
            <table:dependence table:id="ct1627"/>
            <table:dependence table:id="ct1626"/>
            <table:dependence table:id="ct1625"/>
            <table:dependence table:id="ct1624"/>
            <table:dependence table:id="ct1623"/>
            <table:dependence table:id="ct1622"/>
            <table:dependence table:id="ct1621"/>
            <table:dependence table:id="ct1620"/>
            <table:dependence table:id="ct1619"/>
            <table:dependence table:id="ct1618"/>
            <table:dependence table:id="ct1617"/>
            <table:dependence table:id="ct1616"/>
            <table:dependence table:id="ct1615"/>
            <table:dependence table:id="ct1614"/>
            <table:dependence table:id="ct1613"/>
            <table:dependence table:id="ct1612"/>
            <table:dependence table:id="ct1611"/>
            <table:dependence table:id="ct1610"/>
            <table:dependence table:id="ct1609"/>
            <table:dependence table:id="ct1608"/>
            <table:dependence table:id="ct1607"/>
            <table:dependence table:id="ct1606"/>
            <table:dependence table:id="ct1605"/>
            <table:dependence table:id="ct1604"/>
            <table:dependence table:id="ct1603"/>
            <table:dependence table:id="ct1602"/>
            <table:dependence table:id="ct1601"/>
            <table:dependence table:id="ct1600"/>
            <table:dependence table:id="ct1599"/>
            <table:dependence table:id="ct1598"/>
            <table:dependence table:id="ct1597"/>
            <table:dependence table:id="ct1596"/>
            <table:dependence table:id="ct1595"/>
            <table:dependence table:id="ct1594"/>
            <table:dependence table:id="ct1593"/>
            <table:dependence table:id="ct1592"/>
            <table:dependence table:id="ct1591"/>
            <table:dependence table:id="ct1590"/>
            <table:dependence table:id="ct1589"/>
            <table:dependence table:id="ct1588"/>
            <table:dependence table:id="ct1579"/>
            <table:dependence table:id="ct1574"/>
            <table:dependence table:id="ct1573"/>
            <table:dependence table:id="ct1572"/>
            <table:dependence table:id="ct1566"/>
            <table:dependence table:id="ct1560"/>
            <table:dependence table:id="ct1559"/>
            <table:dependence table:id="ct1539"/>
            <table:dependence table:id="ct1538"/>
            <table:dependence table:id="ct1516"/>
            <table:dependence table:id="ct1515"/>
            <table:dependence table:id="ct1514"/>
            <table:dependence table:id="ct1513"/>
            <table:dependence table:id="ct1512"/>
            <table:dependence table:id="ct1511"/>
            <table:dependence table:id="ct1508"/>
            <table:dependence table:id="ct1503"/>
            <table:dependence table:id="ct1501"/>
            <table:dependence table:id="ct1488"/>
            <table:dependence table:id="ct1439"/>
            <table:dependence table:id="ct1438"/>
            <table:dependence table:id="ct1396"/>
            <table:dependence table:id="ct1395"/>
            <table:dependence table:id="ct1394"/>
            <table:dependence table:id="ct1393"/>
            <table:dependence table:id="ct1392"/>
            <table:dependence table:id="ct1391"/>
            <table:dependence table:id="ct1390"/>
            <table:dependence table:id="ct1389"/>
            <table:dependence table:id="ct1388"/>
            <table:dependence table:id="ct1387"/>
            <table:dependence table:id="ct1386"/>
            <table:dependence table:id="ct1385"/>
            <table:dependence table:id="ct1384"/>
            <table:dependence table:id="ct1383"/>
            <table:dependence table:id="ct1382"/>
            <table:dependence table:id="ct1381"/>
            <table:dependence table:id="ct1380"/>
            <table:dependence table:id="ct1379"/>
            <table:dependence table:id="ct1378"/>
            <table:dependence table:id="ct1377"/>
            <table:dependence table:id="ct1376"/>
            <table:dependence table:id="ct1375"/>
            <table:dependence table:id="ct1374"/>
            <table:dependence table:id="ct1373"/>
            <table:dependence table:id="ct1372"/>
            <table:dependence table:id="ct1371"/>
            <table:dependence table:id="ct1370"/>
            <table:dependence table:id="ct1369"/>
            <table:dependence table:id="ct1368"/>
            <table:dependence table:id="ct1367"/>
            <table:dependence table:id="ct1366"/>
            <table:dependence table:id="ct1365"/>
            <table:dependence table:id="ct1364"/>
            <table:dependence table:id="ct1363"/>
            <table:dependence table:id="ct1362"/>
            <table:dependence table:id="ct1361"/>
            <table:dependence table:id="ct1360"/>
            <table:dependence table:id="ct1359"/>
            <table:dependence table:id="ct1358"/>
            <table:dependence table:id="ct1357"/>
            <table:dependence table:id="ct1356"/>
            <table:dependence table:id="ct1355"/>
            <table:dependence table:id="ct1079"/>
            <table:dependence table:id="ct1078"/>
            <table:dependence table:id="ct1077"/>
            <table:dependence table:id="ct1076"/>
            <table:dependence table:id="ct1075"/>
            <table:dependence table:id="ct1074"/>
            <table:dependence table:id="ct1073"/>
            <table:dependence table:id="ct1072"/>
            <table:dependence table:id="ct1071"/>
            <table:dependence table:id="ct1070"/>
            <table:dependence table:id="ct1069"/>
            <table:dependence table:id="ct1068"/>
            <table:dependence table:id="ct1067"/>
            <table:dependence table:id="ct1066"/>
            <table:dependence table:id="ct1065"/>
            <table:dependence table:id="ct1064"/>
            <table:dependence table:id="ct1063"/>
            <table:dependence table:id="ct1062"/>
            <table:dependence table:id="ct1061"/>
            <table:dependence table:id="ct1059"/>
            <table:dependence table:id="ct1058"/>
            <table:dependence table:id="ct1057"/>
            <table:dependence table:id="ct1056"/>
            <table:dependence table:id="ct1055"/>
            <table:dependence table:id="ct1054"/>
            <table:dependence table:id="ct1053"/>
            <table:dependence table:id="ct1052"/>
            <table:dependence table:id="ct1051"/>
            <table:dependence table:id="ct1050"/>
            <table:dependence table:id="ct1049"/>
            <table:dependence table:id="ct1048"/>
            <table:dependence table:id="ct1047"/>
            <table:dependence table:id="ct1046"/>
            <table:dependence table:id="ct1045"/>
            <table:dependence table:id="ct1044"/>
            <table:dependence table:id="ct1043"/>
            <table:dependence table:id="ct1042"/>
            <table:dependence table:id="ct1041"/>
            <table:dependence table:id="ct1040"/>
            <table:dependence table:id="ct1039"/>
            <table:dependence table:id="ct1038"/>
            <table:dependence table:id="ct1037"/>
            <table:dependence table:id="ct1036"/>
            <table:dependence table:id="ct1035"/>
            <table:dependence table:id="ct1034"/>
            <table:dependence table:id="ct1033"/>
            <table:dependence table:id="ct1032"/>
            <table:dependence table:id="ct1031"/>
            <table:dependence table:id="ct1030"/>
            <table:dependence table:id="ct1029"/>
            <table:dependence table:id="ct1028"/>
            <table:dependence table:id="ct1027"/>
            <table:dependence table:id="ct1026"/>
            <table:dependence table:id="ct1025"/>
            <table:dependence table:id="ct1024"/>
            <table:dependence table:id="ct1023"/>
            <table:dependence table:id="ct1022"/>
            <table:dependence table:id="ct1021"/>
            <table:dependence table:id="ct1020"/>
            <table:dependence table:id="ct1019"/>
            <table:dependence table:id="ct1018"/>
            <table:dependence table:id="ct1017"/>
            <table:dependence table:id="ct1016"/>
            <table:dependence table:id="ct1015"/>
            <table:dependence table:id="ct1014"/>
            <table:dependence table:id="ct1013"/>
            <table:dependence table:id="ct1012"/>
            <table:dependence table:id="ct1011"/>
            <table:dependence table:id="ct1010"/>
            <table:dependence table:id="ct1009"/>
            <table:dependence table:id="ct1008"/>
            <table:dependence table:id="ct1007"/>
            <table:dependence table:id="ct1006"/>
            <table:dependence table:id="ct1005"/>
            <table:dependence table:id="ct1004"/>
            <table:dependence table:id="ct1003"/>
            <table:dependence table:id="ct1002"/>
            <table:dependence table:id="ct1001"/>
            <table:dependence table:id="ct1000"/>
            <table:dependence table:id="ct999"/>
            <table:dependence table:id="ct998"/>
            <table:dependence table:id="ct997"/>
            <table:dependence table:id="ct996"/>
            <table:dependence table:id="ct995"/>
            <table:dependence table:id="ct994"/>
            <table:dependence table:id="ct993"/>
            <table:dependence table:id="ct992"/>
            <table:dependence table:id="ct991"/>
            <table:dependence table:id="ct990"/>
            <table:dependence table:id="ct989"/>
            <table:dependence table:id="ct988"/>
            <table:dependence table:id="ct987"/>
            <table:dependence table:id="ct986"/>
            <table:dependence table:id="ct985"/>
            <table:dependence table:id="ct984"/>
            <table:dependence table:id="ct983"/>
            <table:dependence table:id="ct982"/>
            <table:dependence table:id="ct981"/>
            <table:dependence table:id="ct980"/>
            <table:dependence table:id="ct979"/>
            <table:dependence table:id="ct978"/>
            <table:dependence table:id="ct976"/>
            <table:dependence table:id="ct975"/>
            <table:dependence table:id="ct974"/>
            <table:dependence table:id="ct973"/>
            <table:dependence table:id="ct972"/>
            <table:dependence table:id="ct971"/>
            <table:dependence table:id="ct970"/>
            <table:dependence table:id="ct969"/>
            <table:dependence table:id="ct968"/>
            <table:dependence table:id="ct967"/>
            <table:dependence table:id="ct966"/>
            <table:dependence table:id="ct965"/>
            <table:dependence table:id="ct964"/>
            <table:dependence table:id="ct963"/>
            <table:dependence table:id="ct962"/>
            <table:dependence table:id="ct961"/>
            <table:dependence table:id="ct960"/>
            <table:dependence table:id="ct959"/>
            <table:dependence table:id="ct958"/>
            <table:dependence table:id="ct957"/>
            <table:dependence table:id="ct956"/>
            <table:dependence table:id="ct955"/>
            <table:dependence table:id="ct954"/>
            <table:dependence table:id="ct953"/>
            <table:dependence table:id="ct952"/>
            <table:dependence table:id="ct951"/>
            <table:dependence table:id="ct950"/>
            <table:dependence table:id="ct949"/>
            <table:dependence table:id="ct948"/>
            <table:dependence table:id="ct947"/>
            <table:dependence table:id="ct946"/>
            <table:dependence table:id="ct945"/>
            <table:dependence table:id="ct944"/>
            <table:dependence table:id="ct943"/>
            <table:dependence table:id="ct942"/>
            <table:dependence table:id="ct941"/>
            <table:dependence table:id="ct940"/>
            <table:dependence table:id="ct939"/>
            <table:dependence table:id="ct938"/>
            <table:dependence table:id="ct937"/>
            <table:dependence table:id="ct936"/>
            <table:dependence table:id="ct934"/>
            <table:dependence table:id="ct933"/>
            <table:dependence table:id="ct932"/>
            <table:dependence table:id="ct931"/>
            <table:dependence table:id="ct930"/>
            <table:dependence table:id="ct929"/>
            <table:dependence table:id="ct928"/>
            <table:dependence table:id="ct927"/>
            <table:dependence table:id="ct926"/>
            <table:dependence table:id="ct925"/>
            <table:dependence table:id="ct924"/>
            <table:dependence table:id="ct923"/>
            <table:dependence table:id="ct922"/>
            <table:dependence table:id="ct921"/>
            <table:dependence table:id="ct920"/>
            <table:dependence table:id="ct919"/>
            <table:dependence table:id="ct918"/>
            <table:dependence table:id="ct917"/>
            <table:dependence table:id="ct916"/>
            <table:dependence table:id="ct915"/>
            <table:dependence table:id="ct914"/>
            <table:dependence table:id="ct913"/>
            <table:dependence table:id="ct912"/>
            <table:dependence table:id="ct911"/>
            <table:dependence table:id="ct910"/>
            <table:dependence table:id="ct909"/>
            <table:dependence table:id="ct908"/>
            <table:dependence table:id="ct907"/>
            <table:dependence table:id="ct906"/>
            <table:dependence table:id="ct905"/>
            <table:dependence table:id="ct904"/>
            <table:dependence table:id="ct903"/>
            <table:dependence table:id="ct902"/>
            <table:dependence table:id="ct901"/>
            <table:dependence table:id="ct900"/>
            <table:dependence table:id="ct899"/>
            <table:dependence table:id="ct898"/>
            <table:dependence table:id="ct897"/>
            <table:dependence table:id="ct896"/>
            <table:dependence table:id="ct895"/>
            <table:dependence table:id="ct894"/>
            <table:dependence table:id="ct892"/>
            <table:dependence table:id="ct891"/>
            <table:dependence table:id="ct890"/>
            <table:dependence table:id="ct889"/>
            <table:dependence table:id="ct888"/>
            <table:dependence table:id="ct887"/>
            <table:dependence table:id="ct886"/>
            <table:dependence table:id="ct885"/>
            <table:dependence table:id="ct884"/>
            <table:dependence table:id="ct883"/>
            <table:dependence table:id="ct882"/>
            <table:dependence table:id="ct881"/>
            <table:dependence table:id="ct880"/>
            <table:dependence table:id="ct879"/>
            <table:dependence table:id="ct878"/>
            <table:dependence table:id="ct877"/>
            <table:dependence table:id="ct876"/>
            <table:dependence table:id="ct875"/>
            <table:dependence table:id="ct874"/>
            <table:dependence table:id="ct873"/>
            <table:dependence table:id="ct872"/>
            <table:dependence table:id="ct871"/>
            <table:dependence table:id="ct870"/>
            <table:dependence table:id="ct869"/>
            <table:dependence table:id="ct868"/>
            <table:dependence table:id="ct867"/>
            <table:dependence table:id="ct866"/>
            <table:dependence table:id="ct865"/>
            <table:dependence table:id="ct864"/>
            <table:dependence table:id="ct863"/>
            <table:dependence table:id="ct862"/>
            <table:dependence table:id="ct861"/>
            <table:dependence table:id="ct860"/>
            <table:dependence table:id="ct859"/>
            <table:dependence table:id="ct858"/>
            <table:dependence table:id="ct857"/>
            <table:dependence table:id="ct856"/>
            <table:dependence table:id="ct855"/>
            <table:dependence table:id="ct854"/>
            <table:dependence table:id="ct853"/>
            <table:dependence table:id="ct852"/>
            <table:dependence table:id="ct752"/>
            <table:dependence table:id="ct464"/>
            <table:dependence table:id="ct463"/>
            <table:dependence table:id="ct445"/>
            <table:dependence table:id="ct444"/>
            <table:dependence table:id="ct443"/>
            <table:dependence table:id="ct442"/>
            <table:dependence table:id="ct441"/>
            <table:dependence table:id="ct440"/>
            <table:dependence table:id="ct439"/>
            <table:dependence table:id="ct438"/>
            <table:dependence table:id="ct437"/>
            <table:dependence table:id="ct436"/>
            <table:dependence table:id="ct435"/>
            <table:dependence table:id="ct434"/>
            <table:dependence table:id="ct433"/>
            <table:dependence table:id="ct432"/>
            <table:dependence table:id="ct431"/>
            <table:dependence table:id="ct430"/>
            <table:dependence table:id="ct213"/>
            <table:dependence table:id="ct212"/>
            <table:dependence table:id="ct185"/>
            <table:dependence table:id="ct150"/>
            <table:dependence table:id="ct149"/>
            <table:dependence table:id="ct148"/>
            <table:dependence table:id="ct147"/>
            <table:dependence table:id="ct146"/>
            <table:dependence table:id="ct145"/>
            <table:dependence table:id="ct144"/>
            <table:dependence table:id="ct143"/>
            <table:dependence table:id="ct142"/>
            <table:dependence table:id="ct141"/>
            <table:dependence table:id="ct140"/>
            <table:dependence table:id="ct139"/>
            <table:dependence table:id="ct138"/>
            <table:dependence table:id="ct137"/>
            <table:dependence table:id="ct136"/>
            <table:dependence table:id="ct135"/>
            <table:dependence table:id="ct134"/>
            <table:dependence table:id="ct133"/>
            <table:dependence table:id="ct132"/>
            <table:dependence table:id="ct131"/>
            <table:dependence table:id="ct46"/>
          </table:dependencies>
        </table:insertion>
        <table:movement table:id="ct46">
          <table:source-range-address table:start-column="13" table:start-row="0" table:start-table="0" table:end-column="12" table:end-row="65508" table:end-table="0"/>
          <table:target-range-address table:start-column="13" table:start-row="0" table:start-table="0" table:end-column="13" table:end-row="65508" table:end-table="0"/>
          <office:change-info>
            <dc:creator>Bob Jacobsen</dc:creator>
            <dc:date>2011-03-11T15:26:38</dc:date>
          </office:change-info>
          <table:dependencies>
            <table:dependence table:id="ct2447"/>
            <table:dependence table:id="ct2445"/>
            <table:dependence table:id="ct2444"/>
            <table:dependence table:id="ct2443"/>
            <table:dependence table:id="ct2442"/>
            <table:dependence table:id="ct2441"/>
            <table:dependence table:id="ct2381"/>
            <table:dependence table:id="ct2357"/>
            <table:dependence table:id="ct2353"/>
            <table:dependence table:id="ct2290"/>
            <table:dependence table:id="ct2288"/>
            <table:dependence table:id="ct2287"/>
            <table:dependence table:id="ct2275"/>
            <table:dependence table:id="ct2274"/>
            <table:dependence table:id="ct2273"/>
            <table:dependence table:id="ct2109"/>
            <table:dependence table:id="ct2108"/>
            <table:dependence table:id="ct2107"/>
            <table:dependence table:id="ct2106"/>
            <table:dependence table:id="ct2105"/>
            <table:dependence table:id="ct2104"/>
            <table:dependence table:id="ct2103"/>
            <table:dependence table:id="ct2102"/>
            <table:dependence table:id="ct2101"/>
            <table:dependence table:id="ct2100"/>
            <table:dependence table:id="ct2099"/>
            <table:dependence table:id="ct2098"/>
            <table:dependence table:id="ct2097"/>
            <table:dependence table:id="ct2096"/>
            <table:dependence table:id="ct2095"/>
            <table:dependence table:id="ct2094"/>
            <table:dependence table:id="ct2093"/>
            <table:dependence table:id="ct1685"/>
            <table:dependence table:id="ct1684"/>
            <table:dependence table:id="ct1683"/>
            <table:dependence table:id="ct1567"/>
            <table:dependence table:id="ct1548"/>
            <table:dependence table:id="ct1546"/>
            <table:dependence table:id="ct1545"/>
            <table:dependence table:id="ct1543"/>
            <table:dependence table:id="ct1542"/>
            <table:dependence table:id="ct1541"/>
            <table:dependence table:id="ct1540"/>
            <table:dependence table:id="ct1529"/>
            <table:dependence table:id="ct1528"/>
            <table:dependence table:id="ct1527"/>
            <table:dependence table:id="ct1507"/>
            <table:dependence table:id="ct1506"/>
            <table:dependence table:id="ct1505"/>
            <table:dependence table:id="ct1503"/>
            <table:dependence table:id="ct1502"/>
            <table:dependence table:id="ct1501"/>
            <table:dependence table:id="ct1500"/>
            <table:dependence table:id="ct1499"/>
            <table:dependence table:id="ct1498"/>
            <table:dependence table:id="ct1497"/>
            <table:dependence table:id="ct1496"/>
            <table:dependence table:id="ct1079"/>
            <table:dependence table:id="ct493"/>
            <table:dependence table:id="ct217"/>
            <table:dependence table:id="ct216"/>
            <table:dependence table:id="ct191"/>
            <table:dependence table:id="ct190"/>
            <table:dependence table:id="ct188"/>
            <table:dependence table:id="ct60"/>
            <table:dependence table:id="ct56"/>
            <table:dependence table:id="ct48"/>
            <table:dependence table:id="ct47"/>
            <table:dependence table:id="ct-33"/>
            <table:dependence table:id="ct-34"/>
            <table:dependence table:id="ct-35"/>
            <table:dependence table:id="ct-36"/>
            <table:dependence table:id="ct-37"/>
            <table:dependence table:id="ct-38"/>
            <table:dependence table:id="ct-39"/>
            <table:dependence table:id="ct-40"/>
            <table:dependence table:id="ct-41"/>
            <table:dependence table:id="ct-42"/>
            <table:dependence table:id="ct-43"/>
          </table:dependencies>
        </table:movement>
        <table:deletion table:id="ct47" table:type="column" table:position="13" table:table="0">
          <office:change-info>
            <dc:creator>Bob Jacobsen</dc:creator>
            <dc:date>2011-03-11T15:27:01</dc:date>
          </office:change-info>
          <table:deletions>
            <table:cell-content-deletion>
              <table:cell-address table:column="13" table:row="7" table:table="0"/>
              <table:change-track-table-cell office:value-type="string">
                <text:p>108F</text:p>
              </table:change-track-table-cell>
            </table:cell-content-deletion>
            <table:cell-content-deletion>
              <table:cell-address table:column="13" table:row="8" table:table="0"/>
              <table:change-track-table-cell office:value-type="string">
                <text:p>6ddd</text:p>
              </table:change-track-table-cell>
            </table:cell-content-deletion>
            <table:cell-content-deletion>
              <table:cell-address table:column="13" table:row="9" table:table="0"/>
              <table:change-track-table-cell office:value-type="string">
                <text:p>10AF</text:p>
              </table:change-track-table-cell>
            </table:cell-content-deletion>
            <table:cell-content-deletion>
              <table:cell-address table:column="13" table:row="10" table:table="0"/>
              <table:change-track-table-cell office:value-type="string">
                <text:p>10BF</text:p>
              </table:change-track-table-cell>
            </table:cell-content-deletion>
            <table:cell-content-deletion>
              <table:cell-address table:column="13" table:row="11" table:table="0"/>
              <table:change-track-table-cell office:value-type="string">
                <text:p>6ddd</text:p>
              </table:change-track-table-cell>
            </table:cell-content-deletion>
            <table:cell-content-deletion>
              <table:cell-address table:column="13" table:row="11" table:table="0"/>
              <table:change-track-table-cell office:value-type="string">
                <text:p>6ddd</text:p>
              </table:change-track-table-cell>
            </table:cell-content-deletion>
            <table:cell-content-deletion>
              <table:cell-address table:column="13" table:row="11" table:table="0"/>
              <table:change-track-table-cell office:value-type="string">
                <text:p>6ddd</text:p>
              </table:change-track-table-cell>
            </table:cell-content-deletion>
            <table:cell-content-deletion>
              <table:cell-address table:column="13" table:row="12" table:table="0"/>
              <table:change-track-table-cell office:value-type="string">
                <text:p>6ddd</text:p>
              </table:change-track-table-cell>
            </table:cell-content-deletion>
            <table:cell-content-deletion>
              <table:cell-address table:column="13" table:row="19" table:table="0"/>
              <table:change-track-table-cell office:value-type="string">
                <text:p>124F</text:p>
              </table:change-track-table-cell>
            </table:cell-content-deletion>
            <table:cell-content-deletion>
              <table:cell-address table:column="13" table:row="20" table:table="0"/>
              <table:change-track-table-cell office:value-type="string">
                <text:p>125F</text:p>
              </table:change-track-table-cell>
            </table:cell-content-deletion>
            <table:cell-content-deletion>
              <table:cell-address table:column="13" table:row="21" table:table="0"/>
              <table:change-track-table-cell office:value-type="string">
                <text:p>126f</text:p>
              </table:change-track-table-cell>
            </table:cell-content-deletion>
            <table:cell-content-deletion>
              <table:cell-address table:column="13" table:row="22" table:table="0"/>
              <table:change-track-table-cell office:value-type="string">
                <text:p>128F</text:p>
              </table:change-track-table-cell>
            </table:cell-content-deletion>
            <table:cell-content-deletion>
              <table:cell-address table:column="13" table:row="23" table:table="0"/>
              <table:change-track-table-cell office:value-type="string">
                <text:p>129F</text:p>
              </table:change-track-table-cell>
            </table:cell-content-deletion>
            <table:cell-content-deletion>
              <table:cell-address table:column="13" table:row="24" table:table="0"/>
              <table:change-track-table-cell office:value-type="string">
                <text:p>12Af</text:p>
              </table:change-track-table-cell>
            </table:cell-content-deletion>
            <table:cell-content-deletion>
              <table:cell-address table:column="13" table:row="25" table:table="0"/>
              <table:change-track-table-cell office:value-type="string">
                <text:p>6ddd</text:p>
              </table:change-track-table-cell>
            </table:cell-content-deletion>
            <table:cell-content-deletion>
              <table:cell-address table:column="13" table:row="26" table:table="0"/>
              <table:change-track-table-cell office:value-type="string">
                <text:p>12BF</text:p>
              </table:change-track-table-cell>
            </table:cell-content-deletion>
            <table:cell-content-deletion>
              <table:cell-address table:column="13" table:row="27" table:table="0"/>
              <table:change-track-table-cell office:value-type="string">
                <text:p>12CF</text:p>
              </table:change-track-table-cell>
            </table:cell-content-deletion>
            <table:cell-content-deletion>
              <table:cell-address table:column="13" table:row="37" table:table="0"/>
              <table:change-track-table-cell office:value-type="string">
                <text:p>4/5ddd</text:p>
              </table:change-track-table-cell>
            </table:cell-content-deletion>
            <table:cell-content-deletion>
              <table:cell-address table:column="13" table:row="38" table:table="0"/>
              <table:change-track-table-cell office:value-type="string">
                <text:p>6ddd</text:p>
              </table:change-track-table-cell>
            </table:cell-content-deletion>
            <table:cell-content-deletion>
              <table:cell-address table:column="13" table:row="39" table:table="0"/>
              <table:change-track-table-cell office:value-type="string">
                <text:p>6ddd</text:p>
              </table:change-track-table-cell>
            </table:cell-content-deletion>
            <table:cell-content-deletion>
              <table:cell-address table:column="13" table:row="43" table:table="0"/>
              <table:change-track-table-cell office:value-type="string">
                <text:p>6ddd</text:p>
              </table:change-track-table-cell>
            </table:cell-content-deletion>
            <table:cell-content-deletion>
              <table:cell-address table:column="13" table:row="45" table:table="0"/>
              <table:change-track-table-cell office:value-type="string">
                <text:p>6ddd</text:p>
              </table:change-track-table-cell>
            </table:cell-content-deletion>
            <table:cell-content-deletion>
              <table:cell-address table:column="13" table:row="48" table:table="0"/>
              <table:change-track-table-cell office:value-type="string">
                <text:p>7ddd</text:p>
              </table:change-track-table-cell>
            </table:cell-content-deletion>
            <table:cell-content-deletion>
              <table:cell-address table:column="13" table:row="49" table:table="0"/>
              <table:change-track-table-cell office:value-type="string">
                <text:p>7ddd</text:p>
              </table:change-track-table-cell>
            </table:cell-content-deletion>
            <table:cell-content-deletion>
              <table:cell-address table:column="13" table:row="50" table:table="0"/>
              <table:change-track-table-cell office:value-type="string">
                <text:p>7ddd</text:p>
              </table:change-track-table-cell>
            </table:cell-content-deletion>
            <table:cell-content-deletion>
              <table:cell-address table:column="13" table:row="52" table:table="0"/>
              <table:change-track-table-cell office:value-type="string">
                <text:p>d=dest NIDa</text:p>
              </table:change-track-table-cell>
            </table:cell-content-deletion>
            <table:cell-content-deletion>
              <table:cell-address table:column="13" table:row="52" table:table="0"/>
              <table:change-track-table-cell office:value-type="string">
                <text:p>f=flags</text:p>
              </table:change-track-table-cell>
            </table:cell-content-deletion>
            <table:change-deletion table:id="ct2271"/>
            <table:change-deletion table:id="ct10"/>
          </table:deletions>
          <table:cut-offs>
            <table:movement-cut-off table:id="ct46" table:start-position="1" table:end-position="0"/>
          </table:cut-offs>
        </table:deletion>
        <table:insertion table:id="ct48" table:type="row" table:position="0" table:table="0">
          <office:change-info>
            <dc:creator>Bob Jacobsen</dc:creator>
            <dc:date>2011-03-11T15:27:27</dc:date>
          </office:change-info>
          <table:dependencies>
            <table:dependence table:id="ct2266"/>
            <table:dependence table:id="ct1547"/>
            <table:dependence table:id="ct1510"/>
            <table:dependence table:id="ct1509"/>
            <table:dependence table:id="ct1508"/>
            <table:dependence table:id="ct1481"/>
            <table:dependence table:id="ct1079"/>
            <table:dependence table:id="ct558"/>
            <table:dependence table:id="ct557"/>
            <table:dependence table:id="ct556"/>
            <table:dependence table:id="ct555"/>
            <table:dependence table:id="ct52"/>
            <table:dependence table:id="ct51"/>
            <table:dependence table:id="ct50"/>
            <table:dependence table:id="ct49"/>
          </table:dependencies>
        </table:insertion>
        <table:cell-content-change table:id="ct49">
          <table:cell-address table:column="7" table:row="0" table:table="0"/>
          <office:change-info>
            <dc:creator>Bob Jacobsen</dc:creator>
            <dc:date>2011-03-11T15:27:46</dc:date>
          </office:change-info>
          <table:previous>
            <table:change-track-table-cell/>
          </table:previous>
        </table:cell-content-change>
        <table:cell-content-change table:id="ct50">
          <table:cell-address table:column="13" table:row="0" table:table="0"/>
          <office:change-info>
            <dc:creator>Bob Jacobsen</dc:creator>
            <dc:date>2011-03-11T15:27:49</dc:date>
          </office:change-info>
          <table:previous>
            <table:change-track-table-cell/>
          </table:previous>
        </table:cell-content-change>
        <table:cell-content-change table:id="ct51">
          <table:cell-address table:column="7" table:row="0" table:table="0"/>
          <office:change-info>
            <dc:creator>Bob Jacobsen</dc:creator>
            <dc:date>2011-03-11T15:27:51</dc:date>
          </office:change-info>
          <table:previous table:id="ct49">
            <table:change-track-table-cell office:value-type="string">
              <text:p>Full 16 Bit MTI calculation</text:p>
            </table:change-track-table-cell>
          </table:previous>
        </table:cell-content-change>
        <table:cell-content-change table:id="ct52">
          <table:cell-address table:column="13" table:row="0" table:table="0"/>
          <office:change-info>
            <dc:creator>Bob Jacobsen</dc:creator>
            <dc:date>2011-03-11T15:29:03</dc:date>
          </office:change-info>
          <table:previous>
            <table:change-track-table-cell/>
          </table:previous>
        </table:cell-content-change>
        <table:cell-content-change table:id="ct53">
          <table:cell-address table:column="13" table:row="52" table:table="0"/>
          <office:change-info>
            <dc:creator>Bob Jacobsen</dc:creator>
            <dc:date>2011-03-11T15:47:39</dc:date>
          </office:change-info>
          <table:previous>
            <table:change-track-table-cell/>
          </table:previous>
        </table:cell-content-change>
        <table:cell-content-change table:id="ct54">
          <table:cell-address table:column="13" table:row="52" table:table="0"/>
          <office:change-info>
            <dc:creator>Bob Jacobsen</dc:creator>
            <dc:date>2011-03-11T15:47:51</dc:date>
          </office:change-info>
          <table:previous>
            <table:change-track-table-cell office:value-type="string">
              <text:p>Full value must be checked!</text:p>
            </table:change-track-table-cell>
          </table:previous>
        </table:cell-content-change>
        <table:cell-content-change table:id="ct55">
          <table:cell-address table:column="13" table:row="52" table:table="0"/>
          <office:change-info>
            <dc:creator>Bob Jacobsen</dc:creator>
            <dc:date>2011-03-11T15:47:54</dc:date>
          </office:change-info>
          <table:previous table:id="ct53">
            <table:change-track-table-cell office:value-type="string">
              <text:p>Full value must be checked!</text:p>
            </table:change-track-table-cell>
          </table:previous>
        </table:cell-content-change>
        <table:insertion table:id="ct56" table:type="row" table:position="44" table:table="0">
          <office:change-info>
            <dc:creator>Bob Jacobsen</dc:creator>
            <dc:date>2011-03-11T15:48:25</dc:date>
          </office:change-info>
          <table:dependencies>
            <table:dependence table:id="ct2499"/>
            <table:dependence table:id="ct2259"/>
            <table:dependence table:id="ct1989"/>
            <table:dependence table:id="ct1939"/>
            <table:dependence table:id="ct1894"/>
            <table:dependence table:id="ct1848"/>
            <table:dependence table:id="ct1801"/>
            <table:dependence table:id="ct1629"/>
            <table:dependence table:id="ct1474"/>
            <table:dependence table:id="ct1431"/>
            <table:dependence table:id="ct1389"/>
            <table:dependence table:id="ct1347"/>
            <table:dependence table:id="ct1306"/>
            <table:dependence table:id="ct1265"/>
            <table:dependence table:id="ct1224"/>
            <table:dependence table:id="ct1183"/>
            <table:dependence table:id="ct1142"/>
            <table:dependence table:id="ct1074"/>
            <table:dependence table:id="ct1053"/>
            <table:dependence table:id="ct1012"/>
            <table:dependence table:id="ct970"/>
            <table:dependence table:id="ct928"/>
            <table:dependence table:id="ct886"/>
            <table:dependence table:id="ct845"/>
            <table:dependence table:id="ct806"/>
            <table:dependence table:id="ct787"/>
            <table:dependence table:id="ct735"/>
            <table:dependence table:id="ct717"/>
            <table:dependence table:id="ct681"/>
            <table:dependence table:id="ct660"/>
            <table:dependence table:id="ct625"/>
            <table:dependence table:id="ct604"/>
            <table:dependence table:id="ct59"/>
            <table:dependence table:id="ct57"/>
          </table:dependencies>
        </table:insertion>
        <table:cell-content-change table:id="ct57">
          <table:cell-address table:column="15" table:row="44" table:table="0"/>
          <office:change-info>
            <dc:creator>Bob Jacobsen</dc:creator>
            <dc:date>2011-03-11T15:48:28</dc:date>
          </office:change-info>
          <table:previous>
            <table:change-track-table-cell/>
          </table:previous>
        </table:cell-content-change>
        <table:cell-content-change table:id="ct58">
          <table:cell-address table:column="15" table:row="43" table:table="0"/>
          <office:change-info>
            <dc:creator>Bob Jacobsen</dc:creator>
            <dc:date>2011-03-11T15:48:45</dc:date>
          </office:change-info>
          <table:previous>
            <table:change-track-table-cell office:value-type="string">
              <text:p>MTI byte, buffer size (2 bytes), Source Stream ID (1 byte), reserved byte, flags (tagged=0x80)</text:p>
            </table:change-track-table-cell>
          </table:previous>
        </table:cell-content-change>
        <table:cell-content-change table:id="ct59">
          <table:cell-address table:column="15" table:row="44" table:table="0"/>
          <office:change-info>
            <dc:creator>Bob Jacobsen</dc:creator>
            <dc:date>2011-03-11T15:48:52</dc:date>
          </office:change-info>
          <table:previous table:id="ct57">
            <table:change-track-table-cell office:value-type="string">
              <text:p>MTI byte, buffer size (2 bytes), Source Stream ID (1 byte), reserved byte, flags (tagged=0x80)</text:p>
            </table:change-track-table-cell>
          </table:previous>
        </table:cell-content-change>
        <table:insertion table:id="ct60" table:type="row" table:position="46" table:table="0">
          <office:change-info>
            <dc:creator>Bob Jacobsen</dc:creator>
            <dc:date>2011-03-11T15:49:02</dc:date>
          </office:change-info>
          <table:dependencies>
            <table:dependence table:id="ct2501"/>
            <table:dependence table:id="ct2261"/>
            <table:dependence table:id="ct1991"/>
            <table:dependence table:id="ct1941"/>
            <table:dependence table:id="ct1896"/>
            <table:dependence table:id="ct1850"/>
            <table:dependence table:id="ct1803"/>
            <table:dependence table:id="ct1631"/>
            <table:dependence table:id="ct1476"/>
            <table:dependence table:id="ct1433"/>
            <table:dependence table:id="ct1391"/>
            <table:dependence table:id="ct1349"/>
            <table:dependence table:id="ct1308"/>
            <table:dependence table:id="ct1267"/>
            <table:dependence table:id="ct1226"/>
            <table:dependence table:id="ct1185"/>
            <table:dependence table:id="ct1144"/>
            <table:dependence table:id="ct1075"/>
            <table:dependence table:id="ct1055"/>
            <table:dependence table:id="ct1014"/>
            <table:dependence table:id="ct972"/>
            <table:dependence table:id="ct930"/>
            <table:dependence table:id="ct888"/>
            <table:dependence table:id="ct847"/>
            <table:dependence table:id="ct807"/>
            <table:dependence table:id="ct789"/>
            <table:dependence table:id="ct736"/>
            <table:dependence table:id="ct719"/>
            <table:dependence table:id="ct678"/>
            <table:dependence table:id="ct662"/>
            <table:dependence table:id="ct622"/>
            <table:dependence table:id="ct606"/>
            <table:dependence table:id="ct63"/>
            <table:dependence table:id="ct61"/>
          </table:dependencies>
        </table:insertion>
        <table:cell-content-change table:id="ct61">
          <table:cell-address table:column="15" table:row="46" table:table="0"/>
          <office:change-info>
            <dc:creator>Bob Jacobsen</dc:creator>
            <dc:date>2011-03-11T15:49:06</dc:date>
          </office:change-info>
          <table:previous>
            <table:change-track-table-cell/>
          </table:previous>
        </table:cell-content-change>
        <table:cell-content-change table:id="ct62">
          <table:cell-address table:column="15" table:row="45" table:table="0"/>
          <office:change-info>
            <dc:creator>Bob Jacobsen</dc:creator>
            <dc:date>2011-03-11T15:49:19</dc:date>
          </office:change-info>
          <table:previous>
            <table:change-track-table-cell office:value-type="string">
              <text:p>MTI byte 0x4B,buffer size (2 bytes), Source Stream ID (1 byte), Dest Stream ID, flags (tagged=0x80; error info)</text:p>
            </table:change-track-table-cell>
          </table:previous>
        </table:cell-content-change>
        <table:cell-content-change table:id="ct63">
          <table:cell-address table:column="15" table:row="46" table:table="0"/>
          <office:change-info>
            <dc:creator>Bob Jacobsen</dc:creator>
            <dc:date>2011-03-11T15:49:26</dc:date>
          </office:change-info>
          <table:previous table:id="ct61">
            <table:change-track-table-cell office:value-type="string">
              <text:p>MTI byte 0x4B,buffer size (2 bytes), Source Stream ID (1 byte), Dest Stream ID, flags (tagged=0x80; error info)</text:p>
            </table:change-track-table-cell>
          </table:previous>
        </table:cell-content-change>
        <table:cell-content-change table:id="ct64">
          <table:cell-address table:column="13" table:row="7" table:table="0"/>
          <office:change-info>
            <dc:creator>Bob Jacobsen</dc:creator>
            <dc:date>2011-03-13T06:39:22</dc:date>
          </office:change-info>
          <table:previous>
            <table:change-track-table-cell office:value-type="float" office:value="0"/>
          </table:previous>
        </table:cell-content-change>
        <table:cell-content-change table:id="ct65">
          <table:cell-address table:column="13" table:row="7" table:table="0"/>
          <office:change-info>
            <dc:creator>Bob Jacobsen</dc:creator>
            <dc:date>2011-03-13T06:39:54</dc:date>
          </office:change-info>
          <table:previous table:id="ct64">
            <table:change-track-table-cell table:cell-address="Sheet1.N8" table:formula="of:=IF(#ref!14=&quot;Y&quot;;4;IF([.A8]=&quot;Y&quot;;0;1))" office:value-type="float" office:value="0"/>
          </table:previous>
        </table:cell-content-change>
        <table:cell-content-change table:id="ct66">
          <table:cell-address table:column="13" table:row="7" table:table="0"/>
          <office:change-info>
            <dc:creator>Bob Jacobsen</dc:creator>
            <dc:date>2011-03-13T06:40:07</dc:date>
          </office:change-info>
          <table:previous table:id="ct65">
            <table:change-track-table-cell table:cell-address="Sheet1.N8" table:formula="of:=IF(b!14=&quot;Y&quot;;4;0)" office:value-type="float" office:value="0"/>
          </table:previous>
        </table:cell-content-change>
        <table:cell-content-change table:id="ct67">
          <table:cell-address table:column="13" table:row="7" table:table="0"/>
          <office:change-info>
            <dc:creator>Bob Jacobsen</dc:creator>
            <dc:date>2011-03-13T06:40:26</dc:date>
          </office:change-info>
          <table:previous table:id="ct66">
            <table:change-track-table-cell table:cell-address="Sheet1.N8" table:formula="of:=IF([.B8]=&quot;Y&quot;;4;0)" office:value-type="float" office:value="0"/>
          </table:previous>
        </table:cell-content-change>
        <table:cell-content-change table:id="ct68">
          <table:cell-address table:column="13" table:row="8" table:table="0"/>
          <office:change-info>
            <dc:creator>Bob Jacobsen</dc:creator>
            <dc:date>2011-03-13T06:40:32</dc:date>
          </office:change-info>
          <table:previous>
            <table:change-track-table-cell office:value-type="float" office:value="4"/>
          </table:previous>
        </table:cell-content-change>
        <table:cell-content-change table:id="ct69">
          <table:cell-address table:column="13" table:row="9" table:table="0"/>
          <office:change-info>
            <dc:creator>Bob Jacobsen</dc:creator>
            <dc:date>2011-03-13T06:40:34</dc:date>
          </office:change-info>
          <table:previous>
            <table:change-track-table-cell office:value-type="float" office:value="0"/>
          </table:previous>
        </table:cell-content-change>
        <table:cell-content-change table:id="ct70">
          <table:cell-address table:column="13" table:row="10" table:table="0"/>
          <office:change-info>
            <dc:creator>Bob Jacobsen</dc:creator>
            <dc:date>2011-03-13T06:40:35</dc:date>
          </office:change-info>
          <table:previous>
            <table:change-track-table-cell office:value-type="float" office:value="0"/>
          </table:previous>
        </table:cell-content-change>
        <table:cell-content-change table:id="ct71">
          <table:cell-address table:column="13" table:row="11" table:table="0"/>
          <office:change-info>
            <dc:creator>Bob Jacobsen</dc:creator>
            <dc:date>2011-03-13T06:40:36</dc:date>
          </office:change-info>
          <table:previous>
            <table:change-track-table-cell office:value-type="float" office:value="4"/>
          </table:previous>
        </table:cell-content-change>
        <table:cell-content-change table:id="ct72">
          <table:cell-address table:column="13" table:row="11" table:table="0"/>
          <office:change-info>
            <dc:creator>Bob Jacobsen</dc:creator>
            <dc:date>2011-03-13T06:40:36</dc:date>
          </office:change-info>
          <table:previous>
            <table:change-track-table-cell office:value-type="float" office:value="4"/>
          </table:previous>
        </table:cell-content-change>
        <table:cell-content-change table:id="ct73">
          <table:cell-address table:column="13" table:row="11" table:table="0"/>
          <office:change-info>
            <dc:creator>Bob Jacobsen</dc:creator>
            <dc:date>2011-03-13T06:40:37</dc:date>
          </office:change-info>
          <table:previous>
            <table:change-track-table-cell office:value-type="float" office:value="4"/>
          </table:previous>
        </table:cell-content-change>
        <table:cell-content-change table:id="ct74">
          <table:cell-address table:column="13" table:row="12" table:table="0"/>
          <office:change-info>
            <dc:creator>Bob Jacobsen</dc:creator>
            <dc:date>2011-03-13T06:40:37</dc:date>
          </office:change-info>
          <table:previous>
            <table:change-track-table-cell office:value-type="float" office:value="4"/>
          </table:previous>
        </table:cell-content-change>
        <table:cell-content-change table:id="ct75">
          <table:cell-address table:column="13" table:row="19" table:table="0"/>
          <office:change-info>
            <dc:creator>Bob Jacobsen</dc:creator>
            <dc:date>2011-03-13T06:40:38</dc:date>
          </office:change-info>
          <table:previous>
            <table:change-track-table-cell office:value-type="float" office:value="2"/>
          </table:previous>
        </table:cell-content-change>
        <table:cell-content-change table:id="ct76">
          <table:cell-address table:column="13" table:row="7" table:table="0"/>
          <office:change-info>
            <dc:creator>Bob Jacobsen</dc:creator>
            <dc:date>2011-03-13T06:40:50</dc:date>
          </office:change-info>
          <table:previous table:id="ct67">
            <table:change-track-table-cell table:cell-address="Sheet1.N8" table:formula="of:=IF([.B8]=&quot;Y&quot;;4;0)+IF([.C8]=&quot;Y&quot;;4;0)+IF([.D8]=&quot;Y&quot;;4;0)" office:value-type="float" office:value="0"/>
          </table:previous>
        </table:cell-content-change>
        <table:cell-content-change table:id="ct77">
          <table:cell-address table:column="13" table:row="8" table:table="0"/>
          <office:change-info>
            <dc:creator>Bob Jacobsen</dc:creator>
            <dc:date>2011-03-13T06:40:52</dc:date>
          </office:change-info>
          <table:previous table:id="ct68">
            <table:change-track-table-cell table:cell-address="Sheet1.N9" table:formula="of:=IF([.B9]=&quot;Y&quot;;4;0)+IF([.C9]=&quot;Y&quot;;4;0)+IF([.D9]=&quot;Y&quot;;4;0)" office:value-type="float" office:value="4"/>
          </table:previous>
        </table:cell-content-change>
        <table:cell-content-change table:id="ct78">
          <table:cell-address table:column="13" table:row="9" table:table="0"/>
          <office:change-info>
            <dc:creator>Bob Jacobsen</dc:creator>
            <dc:date>2011-03-13T06:40:53</dc:date>
          </office:change-info>
          <table:previous table:id="ct69">
            <table:change-track-table-cell table:cell-address="Sheet1.N10" table:formula="of:=IF([.B10]=&quot;Y&quot;;4;0)+IF([.C10]=&quot;Y&quot;;4;0)+IF([.D10]=&quot;Y&quot;;4;0)" office:value-type="float" office:value="0"/>
          </table:previous>
        </table:cell-content-change>
        <table:cell-content-change table:id="ct79">
          <table:cell-address table:column="13" table:row="10" table:table="0"/>
          <office:change-info>
            <dc:creator>Bob Jacobsen</dc:creator>
            <dc:date>2011-03-13T06:40:53</dc:date>
          </office:change-info>
          <table:previous table:id="ct70">
            <table:change-track-table-cell table:cell-address="Sheet1.N11" table:formula="of:=IF([.B11]=&quot;Y&quot;;4;0)+IF([.C11]=&quot;Y&quot;;4;0)+IF([.D11]=&quot;Y&quot;;4;0)" office:value-type="float" office:value="0"/>
          </table:previous>
        </table:cell-content-change>
        <table:cell-content-change table:id="ct80">
          <table:cell-address table:column="13" table:row="11" table:table="0"/>
          <office:change-info>
            <dc:creator>Bob Jacobsen</dc:creator>
            <dc:date>2011-03-13T06:40:54</dc:date>
          </office:change-info>
          <table:previous table:id="ct71">
            <table:change-track-table-cell table:cell-address="Sheet1.N12" table:formula="of:=IF([.B12]=&quot;Y&quot;;4;0)+IF([.C12]=&quot;Y&quot;;4;0)+IF([.D12]=&quot;Y&quot;;4;0)" office:value-type="float" office:value="4"/>
          </table:previous>
        </table:cell-content-change>
        <table:cell-content-change table:id="ct81">
          <table:cell-address table:column="13" table:row="11" table:table="0"/>
          <office:change-info>
            <dc:creator>Bob Jacobsen</dc:creator>
            <dc:date>2011-03-13T06:40:54</dc:date>
          </office:change-info>
          <table:previous table:id="ct72">
            <table:change-track-table-cell table:cell-address="Sheet1.N12" table:formula="of:=IF([.B12]=&quot;Y&quot;;4;0)+IF([.C12]=&quot;Y&quot;;4;0)+IF([.D12]=&quot;Y&quot;;4;0)" office:value-type="float" office:value="4"/>
          </table:previous>
        </table:cell-content-change>
        <table:cell-content-change table:id="ct82">
          <table:cell-address table:column="13" table:row="11" table:table="0"/>
          <office:change-info>
            <dc:creator>Bob Jacobsen</dc:creator>
            <dc:date>2011-03-13T06:40:55</dc:date>
          </office:change-info>
          <table:previous table:id="ct73">
            <table:change-track-table-cell table:cell-address="Sheet1.N12" table:formula="of:=IF([.B12]=&quot;Y&quot;;4;0)+IF([.C12]=&quot;Y&quot;;4;0)+IF([.D12]=&quot;Y&quot;;4;0)" office:value-type="float" office:value="4"/>
          </table:previous>
        </table:cell-content-change>
        <table:cell-content-change table:id="ct83">
          <table:cell-address table:column="13" table:row="12" table:table="0"/>
          <office:change-info>
            <dc:creator>Bob Jacobsen</dc:creator>
            <dc:date>2011-03-13T06:40:55</dc:date>
          </office:change-info>
          <table:previous table:id="ct74">
            <table:change-track-table-cell table:cell-address="Sheet1.N13" table:formula="of:=IF([.B13]=&quot;Y&quot;;4;0)+IF([.C13]=&quot;Y&quot;;4;0)+IF([.D13]=&quot;Y&quot;;4;0)" office:value-type="float" office:value="4"/>
          </table:previous>
        </table:cell-content-change>
        <table:cell-content-change table:id="ct84">
          <table:cell-address table:column="13" table:row="19" table:table="0"/>
          <office:change-info>
            <dc:creator>Bob Jacobsen</dc:creator>
            <dc:date>2011-03-13T06:40:57</dc:date>
          </office:change-info>
          <table:previous table:id="ct75">
            <table:change-track-table-cell table:cell-address="Sheet1.N20" table:formula="of:=IF([.B20]=&quot;Y&quot;;4;0)+IF([.C20]=&quot;Y&quot;;4;0)+IF([.D20]=&quot;Y&quot;;4;0)" office:value-type="float" office:value="4"/>
          </table:previous>
        </table:cell-content-change>
        <table:cell-content-change table:id="ct85">
          <table:cell-address table:column="13" table:row="20" table:table="0"/>
          <office:change-info>
            <dc:creator>Bob Jacobsen</dc:creator>
            <dc:date>2011-03-13T06:40:58</dc:date>
          </office:change-info>
          <table:previous>
            <table:change-track-table-cell office:value-type="float" office:value="2"/>
          </table:previous>
        </table:cell-content-change>
        <table:cell-content-change table:id="ct86">
          <table:cell-address table:column="13" table:row="21" table:table="0"/>
          <office:change-info>
            <dc:creator>Bob Jacobsen</dc:creator>
            <dc:date>2011-03-13T06:40:58</dc:date>
          </office:change-info>
          <table:previous>
            <table:change-track-table-cell office:value-type="float" office:value="3"/>
          </table:previous>
        </table:cell-content-change>
        <table:cell-content-change table:id="ct87">
          <table:cell-address table:column="13" table:row="22" table:table="0"/>
          <office:change-info>
            <dc:creator>Bob Jacobsen</dc:creator>
            <dc:date>2011-03-13T06:40:59</dc:date>
          </office:change-info>
          <table:previous>
            <table:change-track-table-cell office:value-type="float" office:value="2"/>
          </table:previous>
        </table:cell-content-change>
        <table:cell-content-change table:id="ct88">
          <table:cell-address table:column="13" table:row="23" table:table="0"/>
          <office:change-info>
            <dc:creator>Bob Jacobsen</dc:creator>
            <dc:date>2011-03-13T06:41:00</dc:date>
          </office:change-info>
          <table:previous>
            <table:change-track-table-cell office:value-type="float" office:value="2"/>
          </table:previous>
        </table:cell-content-change>
        <table:cell-content-change table:id="ct89">
          <table:cell-address table:column="13" table:row="24" table:table="0"/>
          <office:change-info>
            <dc:creator>Bob Jacobsen</dc:creator>
            <dc:date>2011-03-13T06:41:00</dc:date>
          </office:change-info>
          <table:previous>
            <table:change-track-table-cell office:value-type="float" office:value="3"/>
          </table:previous>
        </table:cell-content-change>
        <table:cell-content-change table:id="ct90">
          <table:cell-address table:column="13" table:row="25" table:table="0"/>
          <office:change-info>
            <dc:creator>Bob Jacobsen</dc:creator>
            <dc:date>2011-03-13T06:41:01</dc:date>
          </office:change-info>
          <table:previous>
            <table:change-track-table-cell office:value-type="float" office:value="2"/>
          </table:previous>
        </table:cell-content-change>
        <table:cell-content-change table:id="ct91">
          <table:cell-address table:column="13" table:row="26" table:table="0"/>
          <office:change-info>
            <dc:creator>Bob Jacobsen</dc:creator>
            <dc:date>2011-03-13T06:41:01</dc:date>
          </office:change-info>
          <table:previous>
            <table:change-track-table-cell office:value-type="float" office:value="0"/>
          </table:previous>
        </table:cell-content-change>
        <table:cell-content-change table:id="ct92">
          <table:cell-address table:column="13" table:row="27" table:table="0"/>
          <office:change-info>
            <dc:creator>Bob Jacobsen</dc:creator>
            <dc:date>2011-03-13T06:41:02</dc:date>
          </office:change-info>
          <table:previous>
            <table:change-track-table-cell office:value-type="float" office:value="2"/>
          </table:previous>
        </table:cell-content-change>
        <table:cell-content-change table:id="ct93">
          <table:cell-address table:column="13" table:row="28" table:table="0"/>
          <office:change-info>
            <dc:creator>Bob Jacobsen</dc:creator>
            <dc:date>2011-03-13T06:41:02</dc:date>
          </office:change-info>
          <table:previous>
            <table:change-track-table-cell office:value-type="float" office:value="2"/>
          </table:previous>
        </table:cell-content-change>
        <table:cell-content-change table:id="ct94">
          <table:cell-address table:column="13" table:row="37" table:table="0"/>
          <office:change-info>
            <dc:creator>Bob Jacobsen</dc:creator>
            <dc:date>2011-03-13T06:41:04</dc:date>
          </office:change-info>
          <table:previous>
            <table:change-track-table-cell office:value-type="float" office:value="4"/>
          </table:previous>
        </table:cell-content-change>
        <table:cell-content-change table:id="ct95">
          <table:cell-address table:column="13" table:row="38" table:table="0"/>
          <office:change-info>
            <dc:creator>Bob Jacobsen</dc:creator>
            <dc:date>2011-03-13T06:41:04</dc:date>
          </office:change-info>
          <table:previous>
            <table:change-track-table-cell/>
          </table:previous>
        </table:cell-content-change>
        <table:cell-content-change table:id="ct96">
          <table:cell-address table:column="13" table:row="38" table:table="0"/>
          <office:change-info>
            <dc:creator>Bob Jacobsen</dc:creator>
            <dc:date>2011-03-13T06:41:06</dc:date>
          </office:change-info>
          <table:previous table:id="ct95">
            <table:change-track-table-cell table:cell-address="Sheet1.N39" table:formula="of:=IF([.B39]=&quot;Y&quot;;4;0)+IF([.C39]=&quot;Y&quot;;2;0)+IF([.D39]=&quot;Y&quot;;1;0)" office:value-type="float" office:value="4"/>
          </table:previous>
        </table:cell-content-change>
        <table:cell-content-change table:id="ct97">
          <table:cell-address table:column="13" table:row="38" table:table="0"/>
          <office:change-info>
            <dc:creator>Bob Jacobsen</dc:creator>
            <dc:date>2011-03-13T06:41:07</dc:date>
          </office:change-info>
          <table:previous>
            <table:change-track-table-cell office:value-type="float" office:value="4"/>
          </table:previous>
        </table:cell-content-change>
        <table:cell-content-change table:id="ct98">
          <table:cell-address table:column="13" table:row="39" table:table="0"/>
          <office:change-info>
            <dc:creator>Bob Jacobsen</dc:creator>
            <dc:date>2011-03-13T06:41:07</dc:date>
          </office:change-info>
          <table:previous>
            <table:change-track-table-cell office:value-type="float" office:value="4"/>
          </table:previous>
        </table:cell-content-change>
        <table:cell-content-change table:id="ct99">
          <table:cell-address table:column="13" table:row="43" table:table="0"/>
          <office:change-info>
            <dc:creator>Bob Jacobsen</dc:creator>
            <dc:date>2011-03-13T06:41:09</dc:date>
          </office:change-info>
          <table:previous>
            <table:change-track-table-cell office:value-type="float" office:value="4"/>
          </table:previous>
        </table:cell-content-change>
        <table:cell-content-change table:id="ct100">
          <table:cell-address table:column="13" table:row="45" table:table="0"/>
          <office:change-info>
            <dc:creator>Bob Jacobsen</dc:creator>
            <dc:date>2011-03-13T06:41:11</dc:date>
          </office:change-info>
          <table:previous>
            <table:change-track-table-cell office:value-type="float" office:value="4"/>
          </table:previous>
        </table:cell-content-change>
        <table:cell-content-change table:id="ct101">
          <table:cell-address table:column="13" table:row="48" table:table="0"/>
          <office:change-info>
            <dc:creator>Bob Jacobsen</dc:creator>
            <dc:date>2011-03-13T06:41:14</dc:date>
          </office:change-info>
          <table:previous>
            <table:change-track-table-cell office:value-type="float" office:value="4"/>
          </table:previous>
        </table:cell-content-change>
        <table:cell-content-change table:id="ct102">
          <table:cell-address table:column="13" table:row="49" table:table="0"/>
          <office:change-info>
            <dc:creator>Bob Jacobsen</dc:creator>
            <dc:date>2011-03-13T06:41:14</dc:date>
          </office:change-info>
          <table:previous>
            <table:change-track-table-cell office:value-type="float" office:value="4"/>
          </table:previous>
        </table:cell-content-change>
        <table:cell-content-change table:id="ct103">
          <table:cell-address table:column="13" table:row="50" table:table="0"/>
          <office:change-info>
            <dc:creator>Bob Jacobsen</dc:creator>
            <dc:date>2011-03-13T06:41:15</dc:date>
          </office:change-info>
          <table:previous>
            <table:change-track-table-cell office:value-type="float" office:value="4"/>
          </table:previous>
        </table:cell-content-change>
        <table:cell-content-change table:id="ct104">
          <table:cell-address table:column="13" table:row="7" table:table="0"/>
          <office:change-info>
            <dc:creator>Bob Jacobsen</dc:creator>
            <dc:date>2011-03-13T06:55:24</dc:date>
          </office:change-info>
          <table:previous>
            <table:change-track-table-cell/>
          </table:previous>
        </table:cell-content-change>
        <table:cell-content-change table:id="ct105">
          <table:cell-address table:column="13" table:row="2" table:table="0"/>
          <office:change-info>
            <dc:creator>Bob Jacobsen</dc:creator>
            <dc:date>2011-03-13T06:55:39</dc:date>
          </office:change-info>
          <table:previous>
            <table:change-track-table-cell office:value-type="string">
              <text:p>8 bits</text:p>
            </table:change-track-table-cell>
          </table:previous>
        </table:cell-content-change>
        <table:cell-content-change table:id="ct106">
          <table:cell-address table:column="13" table:row="7" table:table="0"/>
          <office:change-info>
            <dc:creator>Bob Jacobsen</dc:creator>
            <dc:date>2011-03-13T06:55:46</dc:date>
          </office:change-info>
          <table:previous table:id="ct104">
            <table:change-track-table-cell table:cell-address="Sheet1.N8" table:formula="of:=HEX2DEC(#ref!9)" office:value-type="float" office:value="0"/>
          </table:previous>
        </table:cell-content-change>
        <table:cell-content-change table:id="ct107">
          <table:cell-address table:column="13" table:row="7" table:table="0"/>
          <office:change-info>
            <dc:creator>Bob Jacobsen</dc:creator>
            <dc:date>2011-03-13T06:56:08</dc:date>
          </office:change-info>
          <table:previous>
            <table:change-track-table-cell office:value-type="string">
              <text:p>0x08</text:p>
            </table:change-track-table-cell>
          </table:previous>
        </table:cell-content-change>
        <table:cell-content-change table:id="ct108">
          <table:cell-address table:column="13" table:row="7" table:table="0"/>
          <office:change-info>
            <dc:creator>Bob Jacobsen</dc:creator>
            <dc:date>2011-03-13T06:56:27</dc:date>
          </office:change-info>
          <table:previous table:id="ct107">
            <table:change-track-table-cell table:cell-address="Sheet1.N8" table:formula="of:=(HEX2DEC(#ref!9)/256)&amp;255" office:value-type="float" office:value="0"/>
          </table:previous>
        </table:cell-content-change>
        <table:cell-content-change table:id="ct109">
          <table:cell-address table:column="13" table:row="7" table:table="0"/>
          <office:change-info>
            <dc:creator>Bob Jacobsen</dc:creator>
            <dc:date>2011-03-13T06:56:38</dc:date>
          </office:change-info>
          <table:previous table:id="ct108">
            <table:change-track-table-cell table:cell-address="Sheet1.N8" table:formula="of:=INT(HEX2DEC(#ref!9)/256)&amp;255" office:value-type="float" office:value="0"/>
          </table:previous>
        </table:cell-content-change>
        <table:cell-content-change table:id="ct110">
          <table:cell-address table:column="13" table:row="7" table:table="0"/>
          <office:change-info>
            <dc:creator>Bob Jacobsen</dc:creator>
            <dc:date>2011-03-13T06:57:02</dc:date>
          </office:change-info>
          <table:previous table:id="ct109">
            <table:change-track-table-cell table:cell-address="Sheet1.N8" table:formula="of:=INT(HEX2DEC(#ref!9)/256)" office:value-type="float" office:value="0"/>
          </table:previous>
        </table:cell-content-change>
        <table:cell-content-change table:id="ct111">
          <table:cell-address table:column="13" table:row="7" table:table="0"/>
          <office:change-info>
            <dc:creator>Bob Jacobsen</dc:creator>
            <dc:date>2011-03-13T06:57:21</dc:date>
          </office:change-info>
          <table:previous table:id="ct110">
            <table:change-track-table-cell table:cell-address="Sheet1.N8" table:formula="of:=INT(HEX2DEC(#ref!9)/16)" office:value-type="float" office:value="0"/>
          </table:previous>
        </table:cell-content-change>
        <table:cell-content-change table:id="ct112">
          <table:cell-address table:column="13" table:row="7" table:table="0"/>
          <office:change-info>
            <dc:creator>Bob Jacobsen</dc:creator>
            <dc:date>2011-03-13T06:57:33</dc:date>
          </office:change-info>
          <table:previous table:id="ct111">
            <table:change-track-table-cell table:cell-address="Sheet1.N8" table:formula="of:=INT(HEX2DEC(#ref!9)/16)&amp;255" office:value-type="float" office:value="0"/>
          </table:previous>
        </table:cell-content-change>
        <table:cell-content-change table:id="ct113">
          <table:cell-address table:column="13" table:row="7" table:table="0"/>
          <office:change-info>
            <dc:creator>Bob Jacobsen</dc:creator>
            <dc:date>2011-03-13T07:01:56</dc:date>
          </office:change-info>
          <table:previous table:id="ct112">
            <table:change-track-table-cell table:cell-address="Sheet1.N8" table:formula="of:=AND(INT(HEX2DEC([.J8])/16),255)" office:value-type="string"/>
          </table:previous>
        </table:cell-content-change>
        <table:cell-content-change table:id="ct114">
          <table:cell-address table:column="13" table:row="7" table:table="0"/>
          <office:change-info>
            <dc:creator>Bob Jacobsen</dc:creator>
            <dc:date>2011-03-13T07:02:24</dc:date>
          </office:change-info>
          <table:previous table:id="ct113">
            <table:change-track-table-cell table:cell-address="Sheet1.N8" table:formula="of:=MOD(INT(HEX2DEC([.J8])/16),256)" office:value-type="string"/>
          </table:previous>
        </table:cell-content-change>
        <table:cell-content-change table:id="ct115">
          <table:cell-address table:column="13" table:row="7" table:table="0"/>
          <office:change-info>
            <dc:creator>Bob Jacobsen</dc:creator>
            <dc:date>2011-03-13T07:02:33</dc:date>
          </office:change-info>
          <table:previous table:id="ct114">
            <table:change-track-table-cell table:cell-address="Sheet1.N8" table:formula="of:=INT(HEX2DEC(#ref!9)/16)" office:value-type="float" office:value="0"/>
          </table:previous>
        </table:cell-content-change>
        <table:cell-content-change table:id="ct116">
          <table:cell-address table:column="13" table:row="7" table:table="0"/>
          <office:change-info>
            <dc:creator>Bob Jacobsen</dc:creator>
            <dc:date>2011-03-13T07:02:55</dc:date>
          </office:change-info>
          <table:previous table:id="ct115">
            <table:change-track-table-cell table:cell-address="Sheet1.N8" table:formula="of:=MOD(INT(HEX2DEC([.J8])/16),256)" office:value-type="string"/>
          </table:previous>
        </table:cell-content-change>
        <table:cell-content-change table:id="ct117">
          <table:cell-address table:column="13" table:row="7" table:table="0"/>
          <office:change-info>
            <dc:creator>Bob Jacobsen</dc:creator>
            <dc:date>2011-03-13T07:03:15</dc:date>
          </office:change-info>
          <table:previous table:id="ct116">
            <table:change-track-table-cell table:cell-address="Sheet1.N8" table:formula="of:=MOD(INT(HEX2DEC(#ref!9)/16);256)" office:value-type="float" office:value="0"/>
          </table:previous>
        </table:cell-content-change>
        <table:cell-content-change table:id="ct118">
          <table:cell-address table:column="13" table:row="9" table:table="0"/>
          <office:change-info>
            <dc:creator>Bob Jacobsen</dc:creator>
            <dc:date>2011-03-13T07:03:21</dc:date>
          </office:change-info>
          <table:previous>
            <table:change-track-table-cell office:value-type="string">
              <text:p>0x0A</text:p>
            </table:change-track-table-cell>
          </table:previous>
        </table:cell-content-change>
        <table:cell-content-change table:id="ct119">
          <table:cell-address table:column="13" table:row="10" table:table="0"/>
          <office:change-info>
            <dc:creator>Bob Jacobsen</dc:creator>
            <dc:date>2011-03-13T07:03:21</dc:date>
          </office:change-info>
          <table:previous>
            <table:change-track-table-cell office:value-type="string">
              <text:p>0x0B</text:p>
            </table:change-track-table-cell>
          </table:previous>
        </table:cell-content-change>
        <table:cell-content-change table:id="ct120">
          <table:cell-address table:column="13" table:row="11" table:table="0"/>
          <office:change-info>
            <dc:creator>Bob Jacobsen</dc:creator>
            <dc:date>2011-03-13T07:03:22</dc:date>
          </office:change-info>
          <table:previous>
            <table:change-track-table-cell office:value-type="string">
              <text:p>0x2E</text:p>
            </table:change-track-table-cell>
          </table:previous>
        </table:cell-content-change>
        <table:cell-content-change table:id="ct121">
          <table:cell-address table:column="13" table:row="11" table:table="0"/>
          <office:change-info>
            <dc:creator>Bob Jacobsen</dc:creator>
            <dc:date>2011-03-13T07:03:23</dc:date>
          </office:change-info>
          <table:previous>
            <table:change-track-table-cell office:value-type="string">
              <text:p>0x2F</text:p>
            </table:change-track-table-cell>
          </table:previous>
        </table:cell-content-change>
        <table:cell-content-change table:id="ct122">
          <table:cell-address table:column="13" table:row="19" table:table="0"/>
          <office:change-info>
            <dc:creator>Bob Jacobsen</dc:creator>
            <dc:date>2011-03-13T07:03:25</dc:date>
          </office:change-info>
          <table:previous>
            <table:change-track-table-cell office:value-type="string">
              <text:p>0x24</text:p>
            </table:change-track-table-cell>
          </table:previous>
        </table:cell-content-change>
        <table:cell-content-change table:id="ct123">
          <table:cell-address table:column="13" table:row="20" table:table="0"/>
          <office:change-info>
            <dc:creator>Bob Jacobsen</dc:creator>
            <dc:date>2011-03-13T07:03:25</dc:date>
          </office:change-info>
          <table:previous>
            <table:change-track-table-cell office:value-type="string">
              <text:p>0x25</text:p>
            </table:change-track-table-cell>
          </table:previous>
        </table:cell-content-change>
        <table:cell-content-change table:id="ct124">
          <table:cell-address table:column="13" table:row="21" table:table="0"/>
          <office:change-info>
            <dc:creator>Bob Jacobsen</dc:creator>
            <dc:date>2011-03-13T07:03:26</dc:date>
          </office:change-info>
          <table:previous>
            <table:change-track-table-cell office:value-type="string">
              <text:p>0x26</text:p>
            </table:change-track-table-cell>
          </table:previous>
        </table:cell-content-change>
        <table:cell-content-change table:id="ct125">
          <table:cell-address table:column="13" table:row="22" table:table="0"/>
          <office:change-info>
            <dc:creator>Bob Jacobsen</dc:creator>
            <dc:date>2011-03-13T07:03:27</dc:date>
          </office:change-info>
          <table:previous>
            <table:change-track-table-cell office:value-type="string">
              <text:p>0x28</text:p>
            </table:change-track-table-cell>
          </table:previous>
        </table:cell-content-change>
        <table:cell-content-change table:id="ct126">
          <table:cell-address table:column="13" table:row="23" table:table="0"/>
          <office:change-info>
            <dc:creator>Bob Jacobsen</dc:creator>
            <dc:date>2011-03-13T07:03:28</dc:date>
          </office:change-info>
          <table:previous>
            <table:change-track-table-cell office:value-type="string">
              <text:p>0x29</text:p>
            </table:change-track-table-cell>
          </table:previous>
        </table:cell-content-change>
        <table:cell-content-change table:id="ct127">
          <table:cell-address table:column="13" table:row="24" table:table="0"/>
          <office:change-info>
            <dc:creator>Bob Jacobsen</dc:creator>
            <dc:date>2011-03-13T07:03:29</dc:date>
          </office:change-info>
          <table:previous>
            <table:change-track-table-cell office:value-type="string">
              <text:p>0x2A</text:p>
            </table:change-track-table-cell>
          </table:previous>
        </table:cell-content-change>
        <table:cell-content-change table:id="ct128">
          <table:cell-address table:column="13" table:row="26" table:table="0"/>
          <office:change-info>
            <dc:creator>Bob Jacobsen</dc:creator>
            <dc:date>2011-03-13T07:03:30</dc:date>
          </office:change-info>
          <table:previous>
            <table:change-track-table-cell office:value-type="string">
              <text:p>0x2B</text:p>
            </table:change-track-table-cell>
          </table:previous>
        </table:cell-content-change>
        <table:cell-content-change table:id="ct129">
          <table:cell-address table:column="13" table:row="27" table:table="0"/>
          <office:change-info>
            <dc:creator>Bob Jacobsen</dc:creator>
            <dc:date>2011-03-13T07:03:30</dc:date>
          </office:change-info>
          <table:previous>
            <table:change-track-table-cell office:value-type="string">
              <text:p>0x2C</text:p>
            </table:change-track-table-cell>
          </table:previous>
        </table:cell-content-change>
        <table:cell-content-change table:id="ct130">
          <table:cell-address table:column="13" table:row="28" table:table="0"/>
          <office:change-info>
            <dc:creator>Bob Jacobsen</dc:creator>
            <dc:date>2011-03-13T07:03:31</dc:date>
          </office:change-info>
          <table:previous>
            <table:change-track-table-cell office:value-type="string">
              <text:p>0x2D</text:p>
            </table:change-track-table-cell>
          </table:previous>
        </table:cell-content-change>
        <table:cell-content-change table:id="ct131">
          <table:cell-address table:column="13" table:row="7" table:table="0"/>
          <office:change-info>
            <dc:creator>Bob Jacobsen</dc:creator>
            <dc:date>2011-03-13T07:12:45</dc:date>
          </office:change-info>
          <table:previous>
            <table:change-track-table-cell office:value-type="string">
              <text:p>108F</text:p>
            </table:change-track-table-cell>
          </table:previous>
        </table:cell-content-change>
        <table:cell-content-change table:id="ct132">
          <table:cell-address table:column="13" table:row="7" table:table="0"/>
          <office:change-info>
            <dc:creator>Bob Jacobsen</dc:creator>
            <dc:date>2011-03-13T07:12:58</dc:date>
          </office:change-info>
          <table:previous table:id="ct131">
            <table:change-track-table-cell table:cell-address="Sheet1.N8" table:formula="of:=#ref!12*256+HEX2DEC(#ref!12)" office:value-type="float" office:value="0"/>
          </table:previous>
        </table:cell-content-change>
        <table:cell-content-change table:id="ct133">
          <table:cell-address table:column="13" table:row="2" table:table="0"/>
          <office:change-info>
            <dc:creator>Bob Jacobsen</dc:creator>
            <dc:date>2011-03-13T07:13:18</dc:date>
          </office:change-info>
          <table:previous>
            <table:change-track-table-cell/>
          </table:previous>
        </table:cell-content-change>
        <table:cell-content-change table:id="ct134">
          <table:cell-address table:column="13" table:row="7" table:table="0"/>
          <office:change-info>
            <dc:creator>Bob Jacobsen</dc:creator>
            <dc:date>2011-03-13T07:14:01</dc:date>
          </office:change-info>
          <table:previous table:id="ct132">
            <table:change-track-table-cell table:cell-address="Sheet1.N8" table:formula="of:=DEC2HEX(#ref!12*256+HEX2DEC(#ref!12);3)" office:value-type="float" office:value="0"/>
          </table:previous>
        </table:cell-content-change>
        <table:cell-content-change table:id="ct135">
          <table:cell-address table:column="13" table:row="7" table:table="0"/>
          <office:change-info>
            <dc:creator>Bob Jacobsen</dc:creator>
            <dc:date>2011-03-13T07:14:13</dc:date>
          </office:change-info>
          <table:previous table:id="ct134">
            <table:change-track-table-cell table:cell-address="Sheet1.N8" table:formula="of:=DEC2HEX(#ref!12*256*256+HEX2DEC(#ref!12)*256+15;3)" office:value-type="float" office:value="0"/>
          </table:previous>
        </table:cell-content-change>
        <table:cell-content-change table:id="ct136">
          <table:cell-address table:column="13" table:row="7" table:table="0"/>
          <office:change-info>
            <dc:creator>Bob Jacobsen</dc:creator>
            <dc:date>2011-03-13T07:15:05</dc:date>
          </office:change-info>
          <table:previous table:id="ct135">
            <table:change-track-table-cell table:cell-address="Sheet1.N8" table:formula="of:=DEC2HEX(#ref!12*256*256+HEX2DEC(#ref!12)*256+15;4)" office:value-type="float" office:value="0"/>
          </table:previous>
        </table:cell-content-change>
        <table:cell-content-change table:id="ct137">
          <table:cell-address table:column="13" table:row="7" table:table="0"/>
          <office:change-info>
            <dc:creator>Bob Jacobsen</dc:creator>
            <dc:date>2011-03-13T07:15:09</dc:date>
          </office:change-info>
          <table:previous table:id="ct136">
            <table:change-track-table-cell table:cell-address="Sheet1.N8" table:formula="of:=DEC2HEX(#ref!12*256*256+HEX2DEC(#ref!12)*256;4)" office:value-type="float" office:value="0"/>
          </table:previous>
        </table:cell-content-change>
        <table:cell-content-change table:id="ct138">
          <table:cell-address table:column="13" table:row="7" table:table="0"/>
          <office:change-info>
            <dc:creator>Bob Jacobsen</dc:creator>
            <dc:date>2011-03-13T07:15:41</dc:date>
          </office:change-info>
          <table:previous table:id="ct137">
            <table:change-track-table-cell table:cell-address="Sheet1.N8" table:formula="of:=DEC2HEX(#ref!12*256+HEX2DEC(#ref!12)*256;4)" office:value-type="float" office:value="0"/>
          </table:previous>
        </table:cell-content-change>
        <table:cell-content-change table:id="ct139">
          <table:cell-address table:column="13" table:row="7" table:table="0"/>
          <office:change-info>
            <dc:creator>Bob Jacobsen</dc:creator>
            <dc:date>2011-03-13T07:16:33</dc:date>
          </office:change-info>
          <table:previous table:id="ct138">
            <table:change-track-table-cell table:cell-address="Sheet1.N8" table:formula="of:=DEC2HEX(#ref!12*256*16+HEX2DEC(#ref!12)*256+15;4)" office:value-type="float" office:value="0"/>
          </table:previous>
        </table:cell-content-change>
        <table:cell-content-change table:id="ct140">
          <table:cell-address table:column="13" table:row="9" table:table="0"/>
          <office:change-info>
            <dc:creator>Bob Jacobsen</dc:creator>
            <dc:date>2011-03-13T07:18:47</dc:date>
          </office:change-info>
          <table:previous>
            <table:change-track-table-cell office:value-type="string">
              <text:p>10AF</text:p>
            </table:change-track-table-cell>
          </table:previous>
        </table:cell-content-change>
        <table:cell-content-change table:id="ct141">
          <table:cell-address table:column="13" table:row="10" table:table="0"/>
          <office:change-info>
            <dc:creator>Bob Jacobsen</dc:creator>
            <dc:date>2011-03-13T07:18:53</dc:date>
          </office:change-info>
          <table:previous>
            <table:change-track-table-cell office:value-type="string">
              <text:p>10BF</text:p>
            </table:change-track-table-cell>
          </table:previous>
        </table:cell-content-change>
        <table:cell-content-change table:id="ct142">
          <table:cell-address table:column="13" table:row="19" table:table="0"/>
          <office:change-info>
            <dc:creator>Bob Jacobsen</dc:creator>
            <dc:date>2011-03-13T07:18:57</dc:date>
          </office:change-info>
          <table:previous>
            <table:change-track-table-cell office:value-type="string">
              <text:p>124F</text:p>
            </table:change-track-table-cell>
          </table:previous>
        </table:cell-content-change>
        <table:cell-content-change table:id="ct143">
          <table:cell-address table:column="13" table:row="20" table:table="0"/>
          <office:change-info>
            <dc:creator>Bob Jacobsen</dc:creator>
            <dc:date>2011-03-13T07:19:00</dc:date>
          </office:change-info>
          <table:previous>
            <table:change-track-table-cell office:value-type="string">
              <text:p>125F</text:p>
            </table:change-track-table-cell>
          </table:previous>
        </table:cell-content-change>
        <table:cell-content-change table:id="ct144">
          <table:cell-address table:column="13" table:row="21" table:table="0"/>
          <office:change-info>
            <dc:creator>Bob Jacobsen</dc:creator>
            <dc:date>2011-03-13T07:19:05</dc:date>
          </office:change-info>
          <table:previous>
            <table:change-track-table-cell office:value-type="string">
              <text:p>126f</text:p>
            </table:change-track-table-cell>
          </table:previous>
        </table:cell-content-change>
        <table:cell-content-change table:id="ct145">
          <table:cell-address table:column="13" table:row="22" table:table="0"/>
          <office:change-info>
            <dc:creator>Bob Jacobsen</dc:creator>
            <dc:date>2011-03-13T07:19:07</dc:date>
          </office:change-info>
          <table:previous>
            <table:change-track-table-cell office:value-type="string">
              <text:p>128F</text:p>
            </table:change-track-table-cell>
          </table:previous>
        </table:cell-content-change>
        <table:cell-content-change table:id="ct146">
          <table:cell-address table:column="13" table:row="23" table:table="0"/>
          <office:change-info>
            <dc:creator>Bob Jacobsen</dc:creator>
            <dc:date>2011-03-13T07:19:09</dc:date>
          </office:change-info>
          <table:previous>
            <table:change-track-table-cell office:value-type="string">
              <text:p>129F</text:p>
            </table:change-track-table-cell>
          </table:previous>
        </table:cell-content-change>
        <table:cell-content-change table:id="ct147">
          <table:cell-address table:column="13" table:row="24" table:table="0"/>
          <office:change-info>
            <dc:creator>Bob Jacobsen</dc:creator>
            <dc:date>2011-03-13T07:19:11</dc:date>
          </office:change-info>
          <table:previous>
            <table:change-track-table-cell office:value-type="string">
              <text:p>12Af</text:p>
            </table:change-track-table-cell>
          </table:previous>
        </table:cell-content-change>
        <table:cell-content-change table:id="ct148">
          <table:cell-address table:column="13" table:row="26" table:table="0"/>
          <office:change-info>
            <dc:creator>Bob Jacobsen</dc:creator>
            <dc:date>2011-03-13T07:19:13</dc:date>
          </office:change-info>
          <table:previous>
            <table:change-track-table-cell office:value-type="string">
              <text:p>12BF</text:p>
            </table:change-track-table-cell>
          </table:previous>
        </table:cell-content-change>
        <table:cell-content-change table:id="ct149">
          <table:cell-address table:column="13" table:row="27" table:table="0"/>
          <office:change-info>
            <dc:creator>Bob Jacobsen</dc:creator>
            <dc:date>2011-03-13T07:19:18</dc:date>
          </office:change-info>
          <table:previous>
            <table:change-track-table-cell office:value-type="string">
              <text:p>12CF</text:p>
            </table:change-track-table-cell>
          </table:previous>
        </table:cell-content-change>
        <table:cell-content-change table:id="ct150">
          <table:cell-address table:column="13" table:row="28" table:table="0"/>
          <office:change-info>
            <dc:creator>Bob Jacobsen</dc:creator>
            <dc:date>2011-03-13T07:19:20</dc:date>
          </office:change-info>
          <table:previous table:id="ct3">
            <table:change-track-table-cell office:value-type="string">
              <text:p>12DF</text:p>
            </table:change-track-table-cell>
          </table:previous>
        </table:cell-content-change>
        <table:cell-content-change table:id="ct151">
          <table:cell-address table:column="13" table:row="11" table:table="0"/>
          <office:change-info>
            <dc:creator>Bob Jacobsen</dc:creator>
            <dc:date>2011-03-13T07:21:45</dc:date>
          </office:change-info>
          <table:previous table:id="ct121">
            <table:change-track-table-cell table:cell-address="Sheet1.N12" table:formula="of:=DEC2HEX(MOD(INT(HEX2DEC(#ref!13)/16);256);2)" office:value-type="float" office:value="0"/>
          </table:previous>
        </table:cell-content-change>
        <table:cell-content-change table:id="ct152">
          <table:cell-address table:column="13" table:row="11" table:table="0"/>
          <office:change-info>
            <dc:creator>Bob Jacobsen</dc:creator>
            <dc:date>2011-03-13T07:21:46</dc:date>
          </office:change-info>
          <table:previous table:id="ct120">
            <table:change-track-table-cell table:cell-address="Sheet1.N12" table:formula="of:=DEC2HEX(MOD(INT(HEX2DEC(#ref!13)/16);256);2)" office:value-type="float" office:value="0"/>
          </table:previous>
        </table:cell-content-change>
        <table:cell-content-change table:id="ct153">
          <table:cell-address table:column="13" table:row="21" table:table="0"/>
          <office:change-info>
            <dc:creator>Bob Jacobsen</dc:creator>
            <dc:date>2011-03-13T07:22:57</dc:date>
          </office:change-info>
          <table:previous>
            <table:change-track-table-cell/>
          </table:previous>
        </table:cell-content-change>
        <table:cell-content-change table:id="ct154">
          <table:cell-address table:column="13" table:row="21" table:table="0"/>
          <office:change-info>
            <dc:creator>Bob Jacobsen</dc:creator>
            <dc:date>2011-03-13T07:23:01</dc:date>
          </office:change-info>
          <table:previous>
            <table:change-track-table-cell/>
          </table:previous>
        </table:cell-content-change>
        <table:cell-content-change table:id="ct155">
          <table:cell-address table:column="13" table:row="21" table:table="0"/>
          <office:change-info>
            <dc:creator>Bob Jacobsen</dc:creator>
            <dc:date>2011-03-13T07:23:03</dc:date>
          </office:change-info>
          <table:previous table:id="ct153">
            <table:change-track-table-cell office:value-type="string">
              <text:p>1 bit</text:p>
            </table:change-track-table-cell>
          </table:previous>
        </table:cell-content-change>
        <table:cell-content-change table:id="ct156">
          <table:cell-address table:column="13" table:row="24" table:table="0"/>
          <office:change-info>
            <dc:creator>Bob Jacobsen</dc:creator>
            <dc:date>2011-03-13T07:23:05</dc:date>
          </office:change-info>
          <table:previous>
            <table:change-track-table-cell/>
          </table:previous>
        </table:cell-content-change>
        <table:cell-content-change table:id="ct157">
          <table:cell-address table:column="13" table:row="24" table:table="0"/>
          <office:change-info>
            <dc:creator>Bob Jacobsen</dc:creator>
            <dc:date>2011-03-13T07:23:07</dc:date>
          </office:change-info>
          <table:previous>
            <table:change-track-table-cell/>
          </table:previous>
        </table:cell-content-change>
        <table:cell-content-change table:id="ct158">
          <table:cell-address table:column="13" table:row="2" table:table="0"/>
          <office:change-info>
            <dc:creator>Bob Jacobsen</dc:creator>
            <dc:date>2011-03-13T07:24:19</dc:date>
          </office:change-info>
          <table:previous>
            <table:change-track-table-cell office:value-type="string">
              <text:p>15 bits hex</text:p>
            </table:change-track-table-cell>
          </table:previous>
        </table:cell-content-change>
        <table:cell-content-change table:id="ct159">
          <table:cell-address table:column="13" table:row="7" table:table="0"/>
          <office:change-info>
            <dc:creator>Bob Jacobsen</dc:creator>
            <dc:date>2011-03-13T07:24:22</dc:date>
          </office:change-info>
          <table:previous>
            <table:change-track-table-cell table:cell-address="Sheet1.N8" table:formula="of:=IF([.A8]=&quot;Y&quot;;4;IF([.D8]=&quot;Y&quot;;0;1))" office:value-type="float" office:value="1"/>
          </table:previous>
        </table:cell-content-change>
        <table:cell-content-change table:id="ct160">
          <table:cell-address table:column="13" table:row="8" table:table="0"/>
          <office:change-info>
            <dc:creator>Bob Jacobsen</dc:creator>
            <dc:date>2011-03-13T07:24:23</dc:date>
          </office:change-info>
          <table:previous>
            <table:change-track-table-cell office:value-type="string">
              <text:p>6XXX</text:p>
            </table:change-track-table-cell>
          </table:previous>
        </table:cell-content-change>
        <table:cell-content-change table:id="ct161">
          <table:cell-address table:column="13" table:row="9" table:table="0"/>
          <office:change-info>
            <dc:creator>Bob Jacobsen</dc:creator>
            <dc:date>2011-03-13T07:24:23</dc:date>
          </office:change-info>
          <table:previous>
            <table:change-track-table-cell table:cell-address="Sheet1.N10" table:formula="of:=IF([.A10]=&quot;Y&quot;;4;IF([.D10]=&quot;Y&quot;;0;1))" office:value-type="float" office:value="1"/>
          </table:previous>
        </table:cell-content-change>
        <table:cell-content-change table:id="ct162">
          <table:cell-address table:column="13" table:row="10" table:table="0"/>
          <office:change-info>
            <dc:creator>Bob Jacobsen</dc:creator>
            <dc:date>2011-03-13T07:24:24</dc:date>
          </office:change-info>
          <table:previous>
            <table:change-track-table-cell table:cell-address="Sheet1.N11" table:formula="of:=IF([.A11]=&quot;Y&quot;;4;IF([.D11]=&quot;Y&quot;;0;1))" office:value-type="float" office:value="1"/>
          </table:previous>
        </table:cell-content-change>
        <table:cell-content-change table:id="ct163">
          <table:cell-address table:column="13" table:row="11"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4">
          <table:cell-address table:column="13" table:row="11"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5">
          <table:cell-address table:column="13" table:row="11"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6">
          <table:cell-address table:column="13" table:row="12" table:table="0"/>
          <office:change-info>
            <dc:creator>Bob Jacobsen</dc:creator>
            <dc:date>2011-03-13T07:24:26</dc:date>
          </office:change-info>
          <table:previous>
            <table:change-track-table-cell office:value-type="string">
              <text:p>6XXX</text:p>
            </table:change-track-table-cell>
          </table:previous>
        </table:cell-content-change>
        <table:cell-content-change table:id="ct167">
          <table:cell-address table:column="13" table:row="19" table:table="0"/>
          <office:change-info>
            <dc:creator>Bob Jacobsen</dc:creator>
            <dc:date>2011-03-13T07:24:27</dc:date>
          </office:change-info>
          <table:previous>
            <table:change-track-table-cell table:cell-address="Sheet1.N20" table:formula="of:=IF([.A20]=&quot;Y&quot;;4;IF([.D20]=&quot;Y&quot;;0;1))" office:value-type="float" office:value="1"/>
          </table:previous>
        </table:cell-content-change>
        <table:cell-content-change table:id="ct168">
          <table:cell-address table:column="13" table:row="20" table:table="0"/>
          <office:change-info>
            <dc:creator>Bob Jacobsen</dc:creator>
            <dc:date>2011-03-13T07:24:27</dc:date>
          </office:change-info>
          <table:previous>
            <table:change-track-table-cell table:cell-address="Sheet1.N21" table:formula="of:=IF([.A21]=&quot;Y&quot;;4;IF([.D21]=&quot;Y&quot;;0;1))" office:value-type="float" office:value="1"/>
          </table:previous>
        </table:cell-content-change>
        <table:cell-content-change table:id="ct169">
          <table:cell-address table:column="13" table:row="21" table:table="0"/>
          <office:change-info>
            <dc:creator>Bob Jacobsen</dc:creator>
            <dc:date>2011-03-13T07:24:28</dc:date>
          </office:change-info>
          <table:previous>
            <table:change-track-table-cell table:cell-address="Sheet1.N22" table:formula="of:=IF([.A22]=&quot;Y&quot;;4;IF([.D22]=&quot;Y&quot;;0;1))" office:value-type="float" office:value="1"/>
          </table:previous>
        </table:cell-content-change>
        <table:cell-content-change table:id="ct170">
          <table:cell-address table:column="13" table:row="22" table:table="0"/>
          <office:change-info>
            <dc:creator>Bob Jacobsen</dc:creator>
            <dc:date>2011-03-13T07:24:28</dc:date>
          </office:change-info>
          <table:previous>
            <table:change-track-table-cell table:cell-address="Sheet1.N23" table:formula="of:=IF([.A23]=&quot;Y&quot;;4;IF([.D23]=&quot;Y&quot;;0;1))" office:value-type="float" office:value="1"/>
          </table:previous>
        </table:cell-content-change>
        <table:cell-content-change table:id="ct171">
          <table:cell-address table:column="13" table:row="23" table:table="0"/>
          <office:change-info>
            <dc:creator>Bob Jacobsen</dc:creator>
            <dc:date>2011-03-13T07:24:28</dc:date>
          </office:change-info>
          <table:previous>
            <table:change-track-table-cell table:cell-address="Sheet1.N24" table:formula="of:=IF([.A24]=&quot;Y&quot;;4;IF([.D24]=&quot;Y&quot;;0;1))" office:value-type="float" office:value="1"/>
          </table:previous>
        </table:cell-content-change>
        <table:cell-content-change table:id="ct172">
          <table:cell-address table:column="13" table:row="24" table:table="0"/>
          <office:change-info>
            <dc:creator>Bob Jacobsen</dc:creator>
            <dc:date>2011-03-13T07:24:29</dc:date>
          </office:change-info>
          <table:previous>
            <table:change-track-table-cell table:cell-address="Sheet1.N25" table:formula="of:=IF([.A25]=&quot;Y&quot;;4;IF([.D25]=&quot;Y&quot;;0;1))" office:value-type="float" office:value="1"/>
          </table:previous>
        </table:cell-content-change>
        <table:cell-content-change table:id="ct173">
          <table:cell-address table:column="13" table:row="25" table:table="0"/>
          <office:change-info>
            <dc:creator>Bob Jacobsen</dc:creator>
            <dc:date>2011-03-13T07:24:29</dc:date>
          </office:change-info>
          <table:previous>
            <table:change-track-table-cell office:value-type="float" office:value="6"/>
          </table:previous>
        </table:cell-content-change>
        <table:cell-content-change table:id="ct174">
          <table:cell-address table:column="13" table:row="26" table:table="0"/>
          <office:change-info>
            <dc:creator>Bob Jacobsen</dc:creator>
            <dc:date>2011-03-13T07:24:29</dc:date>
          </office:change-info>
          <table:previous>
            <table:change-track-table-cell table:cell-address="Sheet1.N27" table:formula="of:=IF([.A27]=&quot;Y&quot;;4;IF([.D27]=&quot;Y&quot;;0;1))" office:value-type="float" office:value="1"/>
          </table:previous>
        </table:cell-content-change>
        <table:cell-content-change table:id="ct175">
          <table:cell-address table:column="13" table:row="27" table:table="0"/>
          <office:change-info>
            <dc:creator>Bob Jacobsen</dc:creator>
            <dc:date>2011-03-13T07:24:30</dc:date>
          </office:change-info>
          <table:previous>
            <table:change-track-table-cell table:cell-address="Sheet1.N28" table:formula="of:=IF([.A28]=&quot;Y&quot;;4;IF([.D28]=&quot;Y&quot;;0;1))" office:value-type="float" office:value="1"/>
          </table:previous>
        </table:cell-content-change>
        <table:cell-content-change table:id="ct176">
          <table:cell-address table:column="13" table:row="28" table:table="0"/>
          <office:change-info>
            <dc:creator>Bob Jacobsen</dc:creator>
            <dc:date>2011-03-13T07:24:30</dc:date>
          </office:change-info>
          <table:previous>
            <table:change-track-table-cell table:cell-address="Sheet1.N29" table:formula="of:=IF([.A29]=&quot;Y&quot;;4;IF([.D29]=&quot;Y&quot;;0;1))" office:value-type="float" office:value="1"/>
          </table:previous>
        </table:cell-content-change>
        <table:cell-content-change table:id="ct177">
          <table:cell-address table:column="13" table:row="37" table:table="0"/>
          <office:change-info>
            <dc:creator>Bob Jacobsen</dc:creator>
            <dc:date>2011-03-13T07:24:31</dc:date>
          </office:change-info>
          <table:previous>
            <table:change-track-table-cell office:value-type="string">
              <text:p>4/5XXX</text:p>
            </table:change-track-table-cell>
          </table:previous>
        </table:cell-content-change>
        <table:cell-content-change table:id="ct178">
          <table:cell-address table:column="13" table:row="38" table:table="0"/>
          <office:change-info>
            <dc:creator>Bob Jacobsen</dc:creator>
            <dc:date>2011-03-13T07:24:32</dc:date>
          </office:change-info>
          <table:previous>
            <table:change-track-table-cell office:value-type="string">
              <text:p>6XXX</text:p>
            </table:change-track-table-cell>
          </table:previous>
        </table:cell-content-change>
        <table:cell-content-change table:id="ct179">
          <table:cell-address table:column="13" table:row="39" table:table="0"/>
          <office:change-info>
            <dc:creator>Bob Jacobsen</dc:creator>
            <dc:date>2011-03-13T07:24:32</dc:date>
          </office:change-info>
          <table:previous>
            <table:change-track-table-cell office:value-type="string">
              <text:p>6XXX</text:p>
            </table:change-track-table-cell>
          </table:previous>
        </table:cell-content-change>
        <table:cell-content-change table:id="ct180">
          <table:cell-address table:column="13" table:row="43" table:table="0"/>
          <office:change-info>
            <dc:creator>Bob Jacobsen</dc:creator>
            <dc:date>2011-03-13T07:24:33</dc:date>
          </office:change-info>
          <table:previous>
            <table:change-track-table-cell office:value-type="string">
              <text:p>6XXX</text:p>
            </table:change-track-table-cell>
          </table:previous>
        </table:cell-content-change>
        <table:cell-content-change table:id="ct181">
          <table:cell-address table:column="13" table:row="45" table:table="0"/>
          <office:change-info>
            <dc:creator>Bob Jacobsen</dc:creator>
            <dc:date>2011-03-13T07:24:33</dc:date>
          </office:change-info>
          <table:previous>
            <table:change-track-table-cell office:value-type="string">
              <text:p>6XXX</text:p>
            </table:change-track-table-cell>
          </table:previous>
        </table:cell-content-change>
        <table:cell-content-change table:id="ct182">
          <table:cell-address table:column="13" table:row="48" table:table="0"/>
          <office:change-info>
            <dc:creator>Bob Jacobsen</dc:creator>
            <dc:date>2011-03-13T07:24:34</dc:date>
          </office:change-info>
          <table:previous>
            <table:change-track-table-cell office:value-type="string">
              <text:p>7XXX</text:p>
            </table:change-track-table-cell>
          </table:previous>
        </table:cell-content-change>
        <table:cell-content-change table:id="ct183">
          <table:cell-address table:column="13" table:row="49" table:table="0"/>
          <office:change-info>
            <dc:creator>Bob Jacobsen</dc:creator>
            <dc:date>2011-03-13T07:24:34</dc:date>
          </office:change-info>
          <table:previous>
            <table:change-track-table-cell office:value-type="string">
              <text:p>7XXX</text:p>
            </table:change-track-table-cell>
          </table:previous>
        </table:cell-content-change>
        <table:cell-content-change table:id="ct184">
          <table:cell-address table:column="13" table:row="50" table:table="0"/>
          <office:change-info>
            <dc:creator>Bob Jacobsen</dc:creator>
            <dc:date>2011-03-13T07:24:35</dc:date>
          </office:change-info>
          <table:previous>
            <table:change-track-table-cell office:value-type="string">
              <text:p>7XXX</text:p>
            </table:change-track-table-cell>
          </table:previous>
        </table:cell-content-change>
        <table:cell-content-change table:id="ct185">
          <table:cell-address table:column="13" table:row="2" table:table="0"/>
          <office:change-info>
            <dc:creator>Bob Jacobsen</dc:creator>
            <dc:date>2011-03-13T07:25:20</dc:date>
          </office:change-info>
          <table:previous table:id="ct133">
            <table:change-track-table-cell office:value-type="string">
              <text:p>11 bits hex</text:p>
            </table:change-track-table-cell>
          </table:previous>
        </table:cell-content-change>
        <table:movement table:id="ct186">
          <table:source-range-address table:start-column="0" table:start-row="52" table:start-table="0" table:end-column="0" table:end-row="51" table:end-table="0"/>
          <table:target-range-address table:column="0" table:row="52" table:table="0"/>
          <office:change-info>
            <dc:creator>Bob Jacobsen</dc:creator>
            <dc:date>2011-06-13T04:41:27</dc:date>
          </office:change-info>
          <table:dependencies>
            <table:dependence table:id="ct2108"/>
            <table:dependence table:id="ct2107"/>
            <table:dependence table:id="ct2106"/>
            <table:dependence table:id="ct2105"/>
            <table:dependence table:id="ct2104"/>
            <table:dependence table:id="ct2103"/>
            <table:dependence table:id="ct2102"/>
            <table:dependence table:id="ct2101"/>
            <table:dependence table:id="ct2100"/>
            <table:dependence table:id="ct2099"/>
            <table:dependence table:id="ct2098"/>
            <table:dependence table:id="ct2097"/>
            <table:dependence table:id="ct2096"/>
            <table:dependence table:id="ct2095"/>
            <table:dependence table:id="ct2093"/>
            <table:dependence table:id="ct1542"/>
            <table:dependence table:id="ct-44"/>
          </table:dependencies>
        </table:movement>
        <table:movement table:id="ct187">
          <table:source-range-address table:start-column="7" table:start-row="52" table:start-table="0" table:end-column="7" table:end-row="51" table:end-table="0"/>
          <table:target-range-address table:column="13" table:row="52" table:table="0"/>
          <office:change-info>
            <dc:creator>Bob Jacobsen</dc:creator>
            <dc:date>2011-06-13T04:41:39</dc:date>
          </office:change-info>
          <table:dependencies>
            <table:dependence table:id="ct2445"/>
            <table:dependence table:id="ct2108"/>
            <table:dependence table:id="ct2107"/>
            <table:dependence table:id="ct2106"/>
            <table:dependence table:id="ct2105"/>
            <table:dependence table:id="ct2104"/>
            <table:dependence table:id="ct2103"/>
            <table:dependence table:id="ct2102"/>
            <table:dependence table:id="ct2101"/>
            <table:dependence table:id="ct2100"/>
            <table:dependence table:id="ct2099"/>
            <table:dependence table:id="ct2098"/>
            <table:dependence table:id="ct2097"/>
            <table:dependence table:id="ct2096"/>
            <table:dependence table:id="ct2095"/>
            <table:dependence table:id="ct2093"/>
            <table:dependence table:id="ct1542"/>
            <table:dependence table:id="ct977"/>
            <table:dependence table:id="ct742"/>
            <table:dependence table:id="ct-45"/>
            <table:dependence table:id="ct-46"/>
          </table:dependencies>
        </table:movement>
        <table:insertion table:id="ct188" table:type="row" table:position="14" table:table="0">
          <office:change-info>
            <dc:creator>Bob Jacobsen</dc:creator>
            <dc:date>2011-06-13T04:42:15</dc:date>
          </office:change-info>
          <table:dependencies>
            <table:dependence table:id="ct2469"/>
            <table:dependence table:id="ct2229"/>
            <table:dependence table:id="ct1959"/>
            <table:dependence table:id="ct1909"/>
            <table:dependence table:id="ct1864"/>
            <table:dependence table:id="ct1818"/>
            <table:dependence table:id="ct1771"/>
            <table:dependence table:id="ct1602"/>
            <table:dependence table:id="ct1447"/>
            <table:dependence table:id="ct1404"/>
            <table:dependence table:id="ct1362"/>
            <table:dependence table:id="ct1320"/>
            <table:dependence table:id="ct1279"/>
            <table:dependence table:id="ct1238"/>
            <table:dependence table:id="ct1197"/>
            <table:dependence table:id="ct1156"/>
            <table:dependence table:id="ct1115"/>
            <table:dependence table:id="ct1063"/>
            <table:dependence table:id="ct1026"/>
            <table:dependence table:id="ct985"/>
            <table:dependence table:id="ct943"/>
            <table:dependence table:id="ct901"/>
            <table:dependence table:id="ct860"/>
            <table:dependence table:id="ct818"/>
            <table:dependence table:id="ct796"/>
            <table:dependence table:id="ct760"/>
            <table:dependence table:id="ct725"/>
            <table:dependence table:id="ct690"/>
            <table:dependence table:id="ct668"/>
            <table:dependence table:id="ct633"/>
            <table:dependence table:id="ct612"/>
            <table:dependence table:id="ct577"/>
            <table:dependence table:id="ct189"/>
          </table:dependencies>
        </table:insertion>
        <table:cell-content-change table:id="ct189">
          <table:cell-address table:column="0" table:row="14" table:table="0"/>
          <office:change-info>
            <dc:creator>Bob Jacobsen</dc:creator>
            <dc:date>2011-06-13T04:42:29</dc:date>
          </office:change-info>
          <table:previous>
            <table:change-track-table-cell/>
          </table:previous>
        </table:cell-content-change>
        <table:insertion table:id="ct190" table:type="row" table:position="16" table:table="0">
          <office:change-info>
            <dc:creator>Bob Jacobsen</dc:creator>
            <dc:date>2011-06-13T04:42:39</dc:date>
          </office:change-info>
          <table:dependencies>
            <table:dependence table:id="ct2471"/>
            <table:dependence table:id="ct2402"/>
            <table:dependence table:id="ct2400"/>
            <table:dependence table:id="ct2398"/>
            <table:dependence table:id="ct2231"/>
            <table:dependence table:id="ct2160"/>
            <table:dependence table:id="ct2158"/>
            <table:dependence table:id="ct2156"/>
            <table:dependence table:id="ct1961"/>
            <table:dependence table:id="ct1911"/>
            <table:dependence table:id="ct1866"/>
            <table:dependence table:id="ct1820"/>
            <table:dependence table:id="ct1773"/>
            <table:dependence table:id="ct1732"/>
            <table:dependence table:id="ct1655"/>
            <table:dependence table:id="ct1652"/>
            <table:dependence table:id="ct1604"/>
            <table:dependence table:id="ct1537"/>
            <table:dependence table:id="ct1536"/>
            <table:dependence table:id="ct1535"/>
            <table:dependence table:id="ct1449"/>
            <table:dependence table:id="ct1406"/>
            <table:dependence table:id="ct1364"/>
            <table:dependence table:id="ct1322"/>
            <table:dependence table:id="ct1281"/>
            <table:dependence table:id="ct1240"/>
            <table:dependence table:id="ct1199"/>
            <table:dependence table:id="ct1158"/>
            <table:dependence table:id="ct1117"/>
            <table:dependence table:id="ct1088"/>
            <table:dependence table:id="ct1028"/>
            <table:dependence table:id="ct987"/>
            <table:dependence table:id="ct945"/>
            <table:dependence table:id="ct903"/>
            <table:dependence table:id="ct862"/>
            <table:dependence table:id="ct820"/>
            <table:dependence table:id="ct762"/>
            <table:dependence table:id="ct692"/>
            <table:dependence table:id="ct635"/>
            <table:dependence table:id="ct579"/>
            <table:dependence table:id="ct514"/>
            <table:dependence table:id="ct482"/>
            <table:dependence table:id="ct476"/>
            <table:dependence table:id="ct454"/>
            <table:dependence table:id="ct372"/>
            <table:dependence table:id="ct363"/>
            <table:dependence table:id="ct312"/>
            <table:dependence table:id="ct311"/>
            <table:dependence table:id="ct310"/>
            <table:dependence table:id="ct293"/>
            <table:dependence table:id="ct280"/>
            <table:dependence table:id="ct239"/>
            <table:dependence table:id="ct215"/>
            <table:dependence table:id="ct213"/>
            <table:dependence table:id="ct211"/>
            <table:dependence table:id="ct209"/>
            <table:dependence table:id="ct207"/>
            <table:dependence table:id="ct205"/>
            <table:dependence table:id="ct203"/>
            <table:dependence table:id="ct201"/>
            <table:dependence table:id="ct199"/>
            <table:dependence table:id="ct197"/>
            <table:dependence table:id="ct195"/>
            <table:dependence table:id="ct193"/>
          </table:dependencies>
        </table:insertion>
        <table:insertion table:id="ct191" table:type="row" table:position="15" table:table="0">
          <office:change-info>
            <dc:creator>Bob Jacobsen</dc:creator>
            <dc:date>2011-06-13T04:42:41</dc:date>
          </office:change-info>
          <table:dependencies>
            <table:dependence table:id="ct2470"/>
            <table:dependence table:id="ct2401"/>
            <table:dependence table:id="ct2399"/>
            <table:dependence table:id="ct2397"/>
            <table:dependence table:id="ct2230"/>
            <table:dependence table:id="ct2159"/>
            <table:dependence table:id="ct2157"/>
            <table:dependence table:id="ct2155"/>
            <table:dependence table:id="ct1960"/>
            <table:dependence table:id="ct1910"/>
            <table:dependence table:id="ct1865"/>
            <table:dependence table:id="ct1819"/>
            <table:dependence table:id="ct1772"/>
            <table:dependence table:id="ct1731"/>
            <table:dependence table:id="ct1654"/>
            <table:dependence table:id="ct1653"/>
            <table:dependence table:id="ct1647"/>
            <table:dependence table:id="ct1603"/>
            <table:dependence table:id="ct1531"/>
            <table:dependence table:id="ct1448"/>
            <table:dependence table:id="ct1405"/>
            <table:dependence table:id="ct1363"/>
            <table:dependence table:id="ct1321"/>
            <table:dependence table:id="ct1280"/>
            <table:dependence table:id="ct1239"/>
            <table:dependence table:id="ct1198"/>
            <table:dependence table:id="ct1157"/>
            <table:dependence table:id="ct1116"/>
            <table:dependence table:id="ct1089"/>
            <table:dependence table:id="ct1027"/>
            <table:dependence table:id="ct986"/>
            <table:dependence table:id="ct944"/>
            <table:dependence table:id="ct902"/>
            <table:dependence table:id="ct861"/>
            <table:dependence table:id="ct819"/>
            <table:dependence table:id="ct761"/>
            <table:dependence table:id="ct691"/>
            <table:dependence table:id="ct634"/>
            <table:dependence table:id="ct578"/>
            <table:dependence table:id="ct513"/>
            <table:dependence table:id="ct481"/>
            <table:dependence table:id="ct475"/>
            <table:dependence table:id="ct453"/>
            <table:dependence table:id="ct446"/>
            <table:dependence table:id="ct373"/>
            <table:dependence table:id="ct362"/>
            <table:dependence table:id="ct309"/>
            <table:dependence table:id="ct308"/>
            <table:dependence table:id="ct307"/>
            <table:dependence table:id="ct294"/>
            <table:dependence table:id="ct279"/>
            <table:dependence table:id="ct238"/>
            <table:dependence table:id="ct214"/>
            <table:dependence table:id="ct212"/>
            <table:dependence table:id="ct210"/>
            <table:dependence table:id="ct208"/>
            <table:dependence table:id="ct206"/>
            <table:dependence table:id="ct204"/>
            <table:dependence table:id="ct202"/>
            <table:dependence table:id="ct200"/>
            <table:dependence table:id="ct198"/>
            <table:dependence table:id="ct196"/>
            <table:dependence table:id="ct194"/>
            <table:dependence table:id="ct192"/>
          </table:dependencies>
        </table:insertion>
        <table:cell-content-change table:id="ct192">
          <table:cell-address table:column="0" table:row="15" table:table="0"/>
          <office:change-info>
            <dc:creator>Bob Jacobsen</dc:creator>
            <dc:date>2011-06-13T04:42:49</dc:date>
          </office:change-info>
          <table:previous>
            <table:change-track-table-cell/>
          </table:previous>
        </table:cell-content-change>
        <table:cell-content-change table:id="ct193">
          <table:cell-address table:column="0" table:row="16" table:table="0"/>
          <office:change-info>
            <dc:creator>Bob Jacobsen</dc:creator>
            <dc:date>2011-06-13T04:42:49</dc:date>
          </office:change-info>
          <table:previous>
            <table:change-track-table-cell/>
          </table:previous>
        </table:cell-content-change>
        <table:cell-content-change table:id="ct194">
          <table:cell-address table:column="1" table:row="15" table:table="0"/>
          <office:change-info>
            <dc:creator>Bob Jacobsen</dc:creator>
            <dc:date>2011-06-13T04:42:49</dc:date>
          </office:change-info>
          <table:previous>
            <table:change-track-table-cell/>
          </table:previous>
        </table:cell-content-change>
        <table:cell-content-change table:id="ct195">
          <table:cell-address table:column="1" table:row="16" table:table="0"/>
          <office:change-info>
            <dc:creator>Bob Jacobsen</dc:creator>
            <dc:date>2011-06-13T04:42:49</dc:date>
          </office:change-info>
          <table:previous>
            <table:change-track-table-cell/>
          </table:previous>
        </table:cell-content-change>
        <table:cell-content-change table:id="ct196">
          <table:cell-address table:column="2" table:row="15" table:table="0"/>
          <office:change-info>
            <dc:creator>Bob Jacobsen</dc:creator>
            <dc:date>2011-06-13T04:42:49</dc:date>
          </office:change-info>
          <table:previous>
            <table:change-track-table-cell/>
          </table:previous>
        </table:cell-content-change>
        <table:cell-content-change table:id="ct197">
          <table:cell-address table:column="2" table:row="16" table:table="0"/>
          <office:change-info>
            <dc:creator>Bob Jacobsen</dc:creator>
            <dc:date>2011-06-13T04:42:49</dc:date>
          </office:change-info>
          <table:previous>
            <table:change-track-table-cell/>
          </table:previous>
        </table:cell-content-change>
        <table:cell-content-change table:id="ct198">
          <table:cell-address table:column="7" table:row="15" table:table="0"/>
          <office:change-info>
            <dc:creator>Bob Jacobsen</dc:creator>
            <dc:date>2011-06-13T04:42:49</dc:date>
          </office:change-info>
          <table:previous>
            <table:change-track-table-cell/>
          </table:previous>
        </table:cell-content-change>
        <table:cell-content-change table:id="ct199">
          <table:cell-address table:column="7" table:row="16" table:table="0"/>
          <office:change-info>
            <dc:creator>Bob Jacobsen</dc:creator>
            <dc:date>2011-06-13T04:42:49</dc:date>
          </office:change-info>
          <table:previous>
            <table:change-track-table-cell/>
          </table:previous>
        </table:cell-content-change>
        <table:cell-content-change table:id="ct200">
          <table:cell-address table:column="7" table:row="15" table:table="0"/>
          <office:change-info>
            <dc:creator>Bob Jacobsen</dc:creator>
            <dc:date>2011-06-13T04:42:49</dc:date>
          </office:change-info>
          <table:previous>
            <table:change-track-table-cell/>
          </table:previous>
        </table:cell-content-change>
        <table:cell-content-change table:id="ct201">
          <table:cell-address table:column="7" table:row="16" table:table="0"/>
          <office:change-info>
            <dc:creator>Bob Jacobsen</dc:creator>
            <dc:date>2011-06-13T04:42:49</dc:date>
          </office:change-info>
          <table:previous>
            <table:change-track-table-cell/>
          </table:previous>
        </table:cell-content-change>
        <table:cell-content-change table:id="ct202">
          <table:cell-address table:column="8" table:row="15" table:table="0"/>
          <office:change-info>
            <dc:creator>Bob Jacobsen</dc:creator>
            <dc:date>2011-06-13T04:42:49</dc:date>
          </office:change-info>
          <table:previous>
            <table:change-track-table-cell/>
          </table:previous>
        </table:cell-content-change>
        <table:cell-content-change table:id="ct203">
          <table:cell-address table:column="8" table:row="16" table:table="0"/>
          <office:change-info>
            <dc:creator>Bob Jacobsen</dc:creator>
            <dc:date>2011-06-13T04:42:49</dc:date>
          </office:change-info>
          <table:previous>
            <table:change-track-table-cell/>
          </table:previous>
        </table:cell-content-change>
        <table:cell-content-change table:id="ct204">
          <table:cell-address table:column="13" table:row="15" table:table="0"/>
          <office:change-info>
            <dc:creator>Bob Jacobsen</dc:creator>
            <dc:date>2011-06-13T04:42:49</dc:date>
          </office:change-info>
          <table:previous>
            <table:change-track-table-cell/>
          </table:previous>
        </table:cell-content-change>
        <table:cell-content-change table:id="ct205">
          <table:cell-address table:column="13" table:row="16" table:table="0"/>
          <office:change-info>
            <dc:creator>Bob Jacobsen</dc:creator>
            <dc:date>2011-06-13T04:42:49</dc:date>
          </office:change-info>
          <table:previous>
            <table:change-track-table-cell/>
          </table:previous>
        </table:cell-content-change>
        <table:cell-content-change table:id="ct206">
          <table:cell-address table:column="13" table:row="15" table:table="0"/>
          <office:change-info>
            <dc:creator>Bob Jacobsen</dc:creator>
            <dc:date>2011-06-13T04:42:49</dc:date>
          </office:change-info>
          <table:previous>
            <table:change-track-table-cell/>
          </table:previous>
        </table:cell-content-change>
        <table:cell-content-change table:id="ct207">
          <table:cell-address table:column="13" table:row="16" table:table="0"/>
          <office:change-info>
            <dc:creator>Bob Jacobsen</dc:creator>
            <dc:date>2011-06-13T04:42:49</dc:date>
          </office:change-info>
          <table:previous>
            <table:change-track-table-cell/>
          </table:previous>
        </table:cell-content-change>
        <table:cell-content-change table:id="ct208">
          <table:cell-address table:column="13" table:row="15" table:table="0"/>
          <office:change-info>
            <dc:creator>Bob Jacobsen</dc:creator>
            <dc:date>2011-06-13T04:42:49</dc:date>
          </office:change-info>
          <table:previous>
            <table:change-track-table-cell/>
          </table:previous>
        </table:cell-content-change>
        <table:cell-content-change table:id="ct209">
          <table:cell-address table:column="13" table:row="16" table:table="0"/>
          <office:change-info>
            <dc:creator>Bob Jacobsen</dc:creator>
            <dc:date>2011-06-13T04:42:49</dc:date>
          </office:change-info>
          <table:previous>
            <table:change-track-table-cell/>
          </table:previous>
        </table:cell-content-change>
        <table:cell-content-change table:id="ct210">
          <table:cell-address table:column="13" table:row="15" table:table="0"/>
          <office:change-info>
            <dc:creator>Bob Jacobsen</dc:creator>
            <dc:date>2011-06-13T04:42:49</dc:date>
          </office:change-info>
          <table:previous>
            <table:change-track-table-cell/>
          </table:previous>
        </table:cell-content-change>
        <table:cell-content-change table:id="ct211">
          <table:cell-address table:column="13" table:row="16" table:table="0"/>
          <office:change-info>
            <dc:creator>Bob Jacobsen</dc:creator>
            <dc:date>2011-06-13T04:42:49</dc:date>
          </office:change-info>
          <table:previous>
            <table:change-track-table-cell/>
          </table:previous>
        </table:cell-content-change>
        <table:cell-content-change table:id="ct212">
          <table:cell-address table:column="13" table:row="15" table:table="0"/>
          <office:change-info>
            <dc:creator>Bob Jacobsen</dc:creator>
            <dc:date>2011-06-13T04:42:49</dc:date>
          </office:change-info>
          <table:previous>
            <table:change-track-table-cell/>
          </table:previous>
        </table:cell-content-change>
        <table:cell-content-change table:id="ct213">
          <table:cell-address table:column="13" table:row="16" table:table="0"/>
          <office:change-info>
            <dc:creator>Bob Jacobsen</dc:creator>
            <dc:date>2011-06-13T04:42:49</dc:date>
          </office:change-info>
          <table:previous>
            <table:change-track-table-cell/>
          </table:previous>
        </table:cell-content-change>
        <table:cell-content-change table:id="ct214">
          <table:cell-address table:column="15" table:row="15" table:table="0"/>
          <office:change-info>
            <dc:creator>Bob Jacobsen</dc:creator>
            <dc:date>2011-06-13T04:42:49</dc:date>
          </office:change-info>
          <table:previous>
            <table:change-track-table-cell/>
          </table:previous>
        </table:cell-content-change>
        <table:cell-content-change table:id="ct215">
          <table:cell-address table:column="15" table:row="16" table:table="0"/>
          <office:change-info>
            <dc:creator>Bob Jacobsen</dc:creator>
            <dc:date>2011-06-13T04:42:49</dc:date>
          </office:change-info>
          <table:previous>
            <table:change-track-table-cell/>
          </table:previous>
        </table:cell-content-change>
        <table:deletion table:id="ct216" table:type="row" table:position="11" table:table="0" table:multi-deletion-spanned="2">
          <office:change-info>
            <dc:creator>Bob Jacobsen</dc:creator>
            <dc:date>2011-06-13T04:43:02</dc:date>
          </office:change-info>
          <table:deletions>
            <table:cell-content-deletion>
              <table:cell-address table:column="13" table:row="11" table:table="0"/>
              <table:change-track-table-cell office:value-type="string">
                <text:p>6ddd</text:p>
              </table:change-track-table-cell>
            </table:cell-content-deletion>
            <table:cell-content-deletion>
              <table:cell-address table:column="0" table:row="11" table:table="0"/>
              <table:change-track-table-cell office:value-type="string">
                <text:p>Protocol Support Inquiry</text:p>
              </table:change-track-table-cell>
            </table:cell-content-deletion>
            <table:cell-content-deletion>
              <table:cell-address table:column="1" table:row="11" table:table="0"/>
              <table:change-track-table-cell office:value-type="string">
                <text:p>Y</text:p>
              </table:change-track-table-cell>
            </table:cell-content-deletion>
            <table:cell-content-deletion>
              <table:cell-address table:column="2" table:row="11" table:table="0"/>
              <table:change-track-table-cell office:value-type="string">
                <text:p>N</text:p>
              </table:change-track-table-cell>
            </table:cell-content-deletion>
            <table:cell-content-deletion>
              <table:cell-address table:column="7" table:row="11" table:table="0"/>
              <table:change-track-table-cell office:value-type="string">
                <text:p>Y</text:p>
              </table:change-track-table-cell>
            </table:cell-content-deletion>
            <table:cell-content-deletion>
              <table:cell-address table:column="7" table:row="11" table:table="0"/>
              <table:change-track-table-cell office:value-type="float" office:value="1"/>
            </table:cell-content-deletion>
            <table:cell-content-deletion>
              <table:cell-address table:column="8" table:row="11" table:table="0"/>
              <table:change-track-table-cell office:value-type="float" office:value="14"/>
            </table:cell-content-deletion>
            <table:cell-content-deletion>
              <table:cell-address table:column="13" table:row="11" table:table="0"/>
              <table:change-track-table-cell office:value-type="string">
                <text:p>32E4</text:p>
              </table:change-track-table-cell>
            </table:cell-content-deletion>
            <table:cell-content-deletion>
              <table:cell-address table:column="13" table:row="11" table:table="0"/>
              <table:change-track-table-cell office:value-type="float" office:value="6"/>
            </table:cell-content-deletion>
            <table:cell-content-deletion>
              <table:cell-address table:column="13" table:row="11" table:table="0"/>
              <table:change-track-table-cell office:value-type="string">
                <text:p>6ddd</text:p>
              </table:change-track-table-cell>
            </table:cell-content-deletion>
            <table:cell-content-deletion>
              <table:cell-address table:column="14" table:row="11" table:table="0"/>
              <table:change-track-table-cell office:value-type="string">
                <text:p>MTI byte 0x2E</text:p>
              </table:change-track-table-cell>
            </table:cell-content-deletion>
            <table:cell-content-deletion table:id="ct163">
              <table:change-track-table-cell/>
            </table:cell-content-deletion>
            <table:cell-content-deletion table:id="ct152">
              <table:change-track-table-cell office:value-type="string">
                <text:p>dest NIDa</text:p>
              </table:change-track-table-cell>
            </table:cell-content-deletion>
            <table:cell-content-deletion table:id="ct80">
              <table:change-track-table-cell table:cell-address="Sheet1.N12" table:formula="of:=IF([.B12]=&quot;Y&quot;;4;0)+IF([.C12]=&quot;Y&quot;;2;0)+IF([.D12]=&quot;Y&quot;;1;0)" office:value-type="float" office:value="4"/>
            </table:cell-content-deletion>
          </table:deletions>
        </table:deletion>
        <table:deletion table:id="ct217" table:type="row" table:position="11" table:table="0">
          <office:change-info>
            <dc:creator>Bob Jacobsen</dc:creator>
            <dc:date>2011-06-13T04:43:02</dc:date>
          </office:change-info>
          <table:deletions>
            <table:cell-content-deletion>
              <table:cell-address table:column="13" table:row="11" table:table="0"/>
              <table:change-track-table-cell office:value-type="string">
                <text:p>6ddd</text:p>
              </table:change-track-table-cell>
            </table:cell-content-deletion>
            <table:cell-content-deletion>
              <table:cell-address table:column="0" table:row="11" table:table="0"/>
              <table:change-track-table-cell office:value-type="string">
                <text:p>Protocol Support Reply</text:p>
              </table:change-track-table-cell>
            </table:cell-content-deletion>
            <table:cell-content-deletion>
              <table:cell-address table:column="1" table:row="11" table:table="0"/>
              <table:change-track-table-cell office:value-type="string">
                <text:p>Y</text:p>
              </table:change-track-table-cell>
            </table:cell-content-deletion>
            <table:cell-content-deletion>
              <table:cell-address table:column="2" table:row="11" table:table="0"/>
              <table:change-track-table-cell office:value-type="string">
                <text:p>N</text:p>
              </table:change-track-table-cell>
            </table:cell-content-deletion>
            <table:cell-content-deletion>
              <table:cell-address table:column="7" table:row="11" table:table="0"/>
              <table:change-track-table-cell office:value-type="string">
                <text:p>Y</text:p>
              </table:change-track-table-cell>
            </table:cell-content-deletion>
            <table:cell-content-deletion>
              <table:cell-address table:column="7" table:row="11" table:table="0"/>
              <table:change-track-table-cell office:value-type="float" office:value="1"/>
            </table:cell-content-deletion>
            <table:cell-content-deletion>
              <table:cell-address table:column="8" table:row="11" table:table="0"/>
              <table:change-track-table-cell office:value-type="float" office:value="15"/>
            </table:cell-content-deletion>
            <table:cell-content-deletion>
              <table:cell-address table:column="13" table:row="11" table:table="0"/>
              <table:change-track-table-cell office:value-type="string">
                <text:p>32F4</text:p>
              </table:change-track-table-cell>
            </table:cell-content-deletion>
            <table:cell-content-deletion>
              <table:cell-address table:column="13" table:row="11" table:table="0"/>
              <table:change-track-table-cell office:value-type="float" office:value="6"/>
            </table:cell-content-deletion>
            <table:cell-content-deletion>
              <table:cell-address table:column="13" table:row="11" table:table="0"/>
              <table:change-track-table-cell office:value-type="string">
                <text:p>6ddd</text:p>
              </table:change-track-table-cell>
            </table:cell-content-deletion>
            <table:cell-content-deletion>
              <table:cell-address table:column="14" table:row="11" table:table="0"/>
              <table:change-track-table-cell office:value-type="string">
                <text:p>MTI byte 0x2F, protocol flags</text:p>
              </table:change-track-table-cell>
            </table:cell-content-deletion>
            <table:change-deletion table:id="ct216"/>
            <table:cell-content-deletion table:id="ct164">
              <table:change-track-table-cell/>
            </table:cell-content-deletion>
            <table:cell-content-deletion table:id="ct151">
              <table:change-track-table-cell office:value-type="string">
                <text:p>dest NIDa</text:p>
              </table:change-track-table-cell>
            </table:cell-content-deletion>
            <table:cell-content-deletion table:id="ct81">
              <table:change-track-table-cell table:cell-address="Sheet1.N12" table:formula="of:=IF([.B12]=&quot;Y&quot;;4;0)+IF([.C12]=&quot;Y&quot;;2;0)+IF([.D12]=&quot;Y&quot;;1;0)" office:value-type="float" office:value="4"/>
            </table:cell-content-deletion>
          </table:deletions>
        </table:deletion>
        <table:cell-content-change table:id="ct218">
          <table:cell-address table:column="13" table:row="50" table:table="0"/>
          <office:change-info>
            <dc:creator>Bob Jacobsen</dc:creator>
            <dc:date>2011-06-13T04:44:06</dc:date>
          </office:change-info>
          <table:previous>
            <table:change-track-table-cell table:cell-address="Sheet1.N51" table:formula="of:=DEC2HEX(3*(16*256)+[.H51]*256*2+[.I51]*16+#ref!51;4)" office:value-type="float" office:value="0"/>
          </table:previous>
        </table:cell-content-change>
        <table:cell-content-change table:id="ct219">
          <table:cell-address table:column="13" table:row="7" table:table="0"/>
          <office:change-info>
            <dc:creator>Bob Jacobsen</dc:creator>
            <dc:date>2011-07-23T21:50:56</dc:date>
          </office:change-info>
          <table:previous>
            <table:change-track-table-cell table:cell-address="Sheet1.N8" table:formula="of:=DEC2HEX(3*(16*256)+[.H8]*256*2+[.I8]*16+#ref!12;4)" office:value-type="float" office:value="0"/>
          </table:previous>
        </table:cell-content-change>
        <table:cell-content-change table:id="ct220">
          <table:cell-address table:column="13" table:row="8" table:table="0"/>
          <office:change-info>
            <dc:creator>Bob Jacobsen</dc:creator>
            <dc:date>2011-07-23T21:51:14</dc:date>
          </office:change-info>
          <table:previous>
            <table:change-track-table-cell table:cell-address="Sheet1.N9" table:formula="of:=DEC2HEX(3*(16*256)+[.H9]*256*2+[.I9]*16+#ref!13;4)" office:value-type="float" office:value="0"/>
          </table:previous>
        </table:cell-content-change>
        <table:cell-content-change table:id="ct221">
          <table:cell-address table:column="13" table:row="7" table:table="0"/>
          <office:change-info>
            <dc:creator>Bob Jacobsen</dc:creator>
            <dc:date>2011-07-23T21:51:59</dc:date>
          </office:change-info>
          <table:previous table:id="ct219">
            <table:change-track-table-cell table:cell-address="Sheet1.N8" table:formula="of:=DEC2HEX(3*(16*256)+[.K8]*256*2+[.L8]*16+[.M8]+IF([.J8]!=#NAME?[.$E9],1024,0);4)" office:value-type="string"/>
          </table:previous>
        </table:cell-content-change>
        <table:cell-content-change table:id="ct222">
          <table:cell-address table:column="13" table:row="7" table:table="0"/>
          <office:change-info>
            <dc:creator>Bob Jacobsen</dc:creator>
            <dc:date>2011-07-23T21:52:22</dc:date>
          </office:change-info>
          <table:previous table:id="ct221">
            <table:change-track-table-cell table:cell-address="Sheet1.N8" table:formula="of:=DEC2HEX(3*(16*256)+[.K8]*256*2+[.L8]*16+[.M8]+IF([.J8]!=#NAME?[.$E9];1024;0);4)" office:value-type="string"/>
          </table:previous>
        </table:cell-content-change>
        <table:cell-content-change table:id="ct223">
          <table:cell-address table:column="13" table:row="7" table:table="0"/>
          <office:change-info>
            <dc:creator>Bob Jacobsen</dc:creator>
            <dc:date>2011-07-23T21:52:46</dc:date>
          </office:change-info>
          <table:previous table:id="ct222">
            <table:change-track-table-cell table:cell-address="Sheet1.N8" table:formula="of:=DEC2HEX(1*(16*256)+[.K8]*256*2+[.L8]*16+[.M8]+IF([.J8]!=#NAME?[.$E9];2*16*256;0);4)" office:value-type="string"/>
          </table:previous>
        </table:cell-content-change>
        <table:cell-content-change table:id="ct224">
          <table:cell-address table:column="13" table:row="7" table:table="0"/>
          <office:change-info>
            <dc:creator>Bob Jacobsen</dc:creator>
            <dc:date>2011-07-23T21:53:13</dc:date>
          </office:change-info>
          <table:previous table:id="ct223">
            <table:change-track-table-cell table:cell-address="Sheet1.N8" table:formula="of:=DEC2HEX(1*(16*256)+[.K8]*256*2+[.L8]*16+[.M8]+IF([.J8]!=&quot;Y&quot;;2*16*256;0);4)" office:value-type="string"/>
          </table:previous>
        </table:cell-content-change>
        <table:cell-content-change table:id="ct225">
          <table:cell-address table:column="13" table:row="7" table:table="0"/>
          <office:change-info>
            <dc:creator>Bob Jacobsen</dc:creator>
            <dc:date>2011-07-23T21:53:28</dc:date>
          </office:change-info>
          <table:previous table:id="ct224">
            <table:change-track-table-cell table:cell-address="Sheet1.N8" table:formula="of:=DEC2HEX(1*(16*256)+[.H8]*256*2+[.I8]*16+#ref!12+IF(#ref!10=&quot;Y&quot;;2*16*256;0);4)" office:value-type="float" office:value="0"/>
          </table:previous>
        </table:cell-content-change>
        <table:cell-content-change table:id="ct226">
          <table:cell-address table:column="13" table:row="8" table:table="0"/>
          <office:change-info>
            <dc:creator>Bob Jacobsen</dc:creator>
            <dc:date>2011-07-23T21:53:44</dc:date>
          </office:change-info>
          <table:previous table:id="ct220">
            <table:change-track-table-cell table:cell-address="Sheet1.N9" table:formula="of:=DEC2HEX(3*(16*256)+[.H9]*256*2+[.I9]*16+#ref!13+IF(#ref!11!='Y',1024,0);4)" office:value-type="string"/>
          </table:previous>
        </table:cell-content-change>
        <table:cell-content-change table:id="ct227">
          <table:cell-address table:column="13" table:row="7" table:table="0"/>
          <office:change-info>
            <dc:creator>Bob Jacobsen</dc:creator>
            <dc:date>2011-07-23T21:53:52</dc:date>
          </office:change-info>
          <table:previous table:id="ct225">
            <table:change-track-table-cell table:cell-address="Sheet1.N8" table:formula="of:=DEC2HEX(1*(16*256)+[.K8]*256*2+[.L8]*16+[.M8]+IF(![.J8]=&quot;Y&quot;;2*16*256;0);4)" office:value-type="string"/>
          </table:previous>
        </table:cell-content-change>
        <table:cell-content-change table:id="ct228">
          <table:cell-address table:column="13" table:row="8" table:table="0"/>
          <office:change-info>
            <dc:creator>Bob Jacobsen</dc:creator>
            <dc:date>2011-07-23T21:54:03</dc:date>
          </office:change-info>
          <table:previous table:id="ct226">
            <table:change-track-table-cell table:cell-address="Sheet1.N9" table:formula="of:=DEC2HEX(3*(16*256)+[.K9]*256*2+[.L9]*16+[.M9]+IF(not [.J9]!=#NAME?[.$E9],1024,0);4)" office:value-type="string"/>
          </table:previous>
        </table:cell-content-change>
        <table:cell-content-change table:id="ct229">
          <table:cell-address table:column="13" table:row="7" table:table="0"/>
          <office:change-info>
            <dc:creator>Bob Jacobsen</dc:creator>
            <dc:date>2011-07-23T21:54:35</dc:date>
          </office:change-info>
          <table:previous table:id="ct227">
            <table:change-track-table-cell table:cell-address="Sheet1.N8" table:formula="of:=DEC2HEX(1*(16*256)+[.K8]*256*2+[.L8]*16+[.M8]+IF(not [.J8]=&quot;Y&quot;;2*16*256;0);4)" office:value-type="string"/>
          </table:previous>
        </table:cell-content-change>
        <table:cell-content-change table:id="ct230">
          <table:cell-address table:column="13" table:row="8" table:table="0"/>
          <office:change-info>
            <dc:creator>Bob Jacobsen</dc:creator>
            <dc:date>2011-07-23T21:54:43</dc:date>
          </office:change-info>
          <table:previous table:id="ct228">
            <table:change-track-table-cell table:cell-address="Sheet1.N9" table:formula="of:=DEC2HEX(3*(16*256)+[.K9]*256*2+[.L9]*16+[.M9]+IF(not [.J9]!=&quot;Y&quot;,1024,0);4)" office:value-type="string"/>
          </table:previous>
        </table:cell-content-change>
        <table:cell-content-change table:id="ct231">
          <table:cell-address table:column="13" table:row="8" table:table="0"/>
          <office:change-info>
            <dc:creator>Bob Jacobsen</dc:creator>
            <dc:date>2011-07-23T21:54:47</dc:date>
          </office:change-info>
          <table:previous table:id="ct230">
            <table:change-track-table-cell table:cell-address="Sheet1.N9" table:formula="of:=DEC2HEX(3*(16*256)+[.K9]*256*2+[.L9]*16+[.M9]+IF(NOT ([.J9]!=&quot;Y&quot;),1024,0);4)" office:value-type="string"/>
          </table:previous>
        </table:cell-content-change>
        <table:cell-content-change table:id="ct232">
          <table:cell-address table:column="13" table:row="8" table:table="0"/>
          <office:change-info>
            <dc:creator>Bob Jacobsen</dc:creator>
            <dc:date>2011-07-23T21:54:55</dc:date>
          </office:change-info>
          <table:previous table:id="ct231">
            <table:change-track-table-cell table:cell-address="Sheet1.N9" table:formula="of:=DEC2HEX(3*(16*256)+[.K9]*256*2+[.L9]*16+[.M9]+IF(NOT ([.J9]=&quot;Y&quot;),1024,0);4)" office:value-type="string"/>
          </table:previous>
        </table:cell-content-change>
        <table:cell-content-change table:id="ct233">
          <table:cell-address table:column="13" table:row="8" table:table="0"/>
          <office:change-info>
            <dc:creator>Bob Jacobsen</dc:creator>
            <dc:date>2011-07-23T21:54:58</dc:date>
          </office:change-info>
          <table:previous table:id="ct232">
            <table:change-track-table-cell table:cell-address="Sheet1.N9" table:formula="of:=DEC2HEX(3*(16*256)+[.K9]*256*2+[.L9]*16+[.M9]+IF(NOT ([.J9]=&quot;Y&quot;)),1024,0);4)" office:value-type="string"/>
          </table:previous>
        </table:cell-content-change>
        <table:cell-content-change table:id="ct234">
          <table:cell-address table:column="13" table:row="9" table:table="0"/>
          <office:change-info>
            <dc:creator>Bob Jacobsen</dc:creator>
            <dc:date>2011-07-23T21:55:16</dc:date>
          </office:change-info>
          <table:previous>
            <table:change-track-table-cell table:cell-address="Sheet1.N10" table:formula="of:=DEC2HEX(3*(16*256)+[.H10]*256*2+[.I10]*16+#ref!14;4)" office:value-type="float" office:value="0"/>
          </table:previous>
        </table:cell-content-change>
        <table:cell-content-change table:id="ct235">
          <table:cell-address table:column="13" table:row="10" table:table="0"/>
          <office:change-info>
            <dc:creator>Bob Jacobsen</dc:creator>
            <dc:date>2011-07-23T21:55:17</dc:date>
          </office:change-info>
          <table:previous>
            <table:change-track-table-cell table:cell-address="Sheet1.N11" table:formula="of:=DEC2HEX(3*(16*256)+[.H11]*256*2+[.I11]*16+#ref!15;4)" office:value-type="float" office:value="0"/>
          </table:previous>
        </table:cell-content-change>
        <table:cell-content-change table:id="ct236">
          <table:cell-address table:column="13" table:row="11" table:table="0"/>
          <office:change-info>
            <dc:creator>Bob Jacobsen</dc:creator>
            <dc:date>2011-07-23T21:55:18</dc:date>
          </office:change-info>
          <table:previous>
            <table:change-track-table-cell table:cell-address="Sheet1.N12" table:formula="of:=DEC2HEX(3*(16*256)+[.H12]*256*2+[.I12]*16+#ref!16;4)" office:value-type="float" office:value="0"/>
          </table:previous>
        </table:cell-content-change>
        <table:cell-content-change table:id="ct237">
          <table:cell-address table:column="13" table:row="12" table:table="0"/>
          <office:change-info>
            <dc:creator>Bob Jacobsen</dc:creator>
            <dc:date>2011-07-23T21:55:20</dc:date>
          </office:change-info>
          <table:previous>
            <table:change-track-table-cell table:cell-address="Sheet1.N13" table:formula="of:=DEC2HEX(3*(16*256)+[.H13]*256*2+[.I13]*16+#ref!17;4)" office:value-type="float" office:value="0"/>
          </table:previous>
        </table:cell-content-change>
        <table:cell-content-change table:id="ct238">
          <table:cell-address table:column="13" table:row="15" table:table="0"/>
          <office:change-info>
            <dc:creator>Bob Jacobsen</dc:creator>
            <dc:date>2011-07-23T21:55:21</dc:date>
          </office:change-info>
          <table:previous table:id="ct206">
            <table:change-track-table-cell office:value-type="string">
              <text:p>32E4</text:p>
            </table:change-track-table-cell>
          </table:previous>
        </table:cell-content-change>
        <table:cell-content-change table:id="ct239">
          <table:cell-address table:column="13" table:row="16" table:table="0"/>
          <office:change-info>
            <dc:creator>Bob Jacobsen</dc:creator>
            <dc:date>2011-07-23T21:55:22</dc:date>
          </office:change-info>
          <table:previous table:id="ct207">
            <table:change-track-table-cell office:value-type="string">
              <text:p>32F4</text:p>
            </table:change-track-table-cell>
          </table:previous>
        </table:cell-content-change>
        <table:cell-content-change table:id="ct240">
          <table:cell-address table:column="13" table:row="19" table:table="0"/>
          <office:change-info>
            <dc:creator>Bob Jacobsen</dc:creator>
            <dc:date>2011-07-23T21:55:23</dc:date>
          </office:change-info>
          <table:previous>
            <table:change-track-table-cell table:cell-address="Sheet1.N20" table:formula="of:=DEC2HEX(3*(16*256)+[.H20]*256*2+[.I20]*16+#ref!24;4)" office:value-type="float" office:value="0"/>
          </table:previous>
        </table:cell-content-change>
        <table:cell-content-change table:id="ct241">
          <table:cell-address table:column="13" table:row="20" table:table="0"/>
          <office:change-info>
            <dc:creator>Bob Jacobsen</dc:creator>
            <dc:date>2011-07-23T21:55:23</dc:date>
          </office:change-info>
          <table:previous>
            <table:change-track-table-cell table:cell-address="Sheet1.N21" table:formula="of:=DEC2HEX(3*(16*256)+[.H21]*256*2+[.I21]*16+#ref!25;4)" office:value-type="float" office:value="0"/>
          </table:previous>
        </table:cell-content-change>
        <table:cell-content-change table:id="ct242">
          <table:cell-address table:column="13" table:row="21" table:table="0"/>
          <office:change-info>
            <dc:creator>Bob Jacobsen</dc:creator>
            <dc:date>2011-07-23T21:55:24</dc:date>
          </office:change-info>
          <table:previous>
            <table:change-track-table-cell table:cell-address="Sheet1.N22" table:formula="of:=DEC2HEX(3*(16*256)+[.H22]*256*2+[.I22]*16+#ref!26;4)" office:value-type="float" office:value="0"/>
          </table:previous>
        </table:cell-content-change>
        <table:cell-content-change table:id="ct243">
          <table:cell-address table:column="13" table:row="22" table:table="0"/>
          <office:change-info>
            <dc:creator>Bob Jacobsen</dc:creator>
            <dc:date>2011-07-23T21:55:25</dc:date>
          </office:change-info>
          <table:previous>
            <table:change-track-table-cell table:cell-address="Sheet1.N23" table:formula="of:=DEC2HEX(3*(16*256)+[.H23]*256*2+[.I23]*16+#ref!27;4)" office:value-type="float" office:value="0"/>
          </table:previous>
        </table:cell-content-change>
        <table:cell-content-change table:id="ct244">
          <table:cell-address table:column="13" table:row="23" table:table="0"/>
          <office:change-info>
            <dc:creator>Bob Jacobsen</dc:creator>
            <dc:date>2011-07-23T21:55:26</dc:date>
          </office:change-info>
          <table:previous>
            <table:change-track-table-cell table:cell-address="Sheet1.N24" table:formula="of:=DEC2HEX(3*(16*256)+[.H24]*256*2+[.I24]*16+#ref!28;4)" office:value-type="float" office:value="0"/>
          </table:previous>
        </table:cell-content-change>
        <table:cell-content-change table:id="ct245">
          <table:cell-address table:column="13" table:row="24" table:table="0"/>
          <office:change-info>
            <dc:creator>Bob Jacobsen</dc:creator>
            <dc:date>2011-07-23T21:55:26</dc:date>
          </office:change-info>
          <table:previous>
            <table:change-track-table-cell table:cell-address="Sheet1.N25" table:formula="of:=DEC2HEX(3*(16*256)+[.H25]*256*2+[.I25]*16+#ref!29;4)" office:value-type="float" office:value="0"/>
          </table:previous>
        </table:cell-content-change>
        <table:cell-content-change table:id="ct246">
          <table:cell-address table:column="13" table:row="25" table:table="0"/>
          <office:change-info>
            <dc:creator>Bob Jacobsen</dc:creator>
            <dc:date>2011-07-23T21:55:27</dc:date>
          </office:change-info>
          <table:previous>
            <table:change-track-table-cell table:cell-address="Sheet1.N26" table:formula="of:=DEC2HEX(3*(16*256)+[.H26]*256*2+[.I26]*16+#ref!30;4)" office:value-type="float" office:value="0"/>
          </table:previous>
        </table:cell-content-change>
        <table:cell-content-change table:id="ct247">
          <table:cell-address table:column="13" table:row="26" table:table="0"/>
          <office:change-info>
            <dc:creator>Bob Jacobsen</dc:creator>
            <dc:date>2011-07-23T21:55:27</dc:date>
          </office:change-info>
          <table:previous>
            <table:change-track-table-cell table:cell-address="Sheet1.N27" table:formula="of:=DEC2HEX(3*(16*256)+[.H27]*256*2+[.I27]*16+#ref!31;4)" office:value-type="float" office:value="0"/>
          </table:previous>
        </table:cell-content-change>
        <table:cell-content-change table:id="ct248">
          <table:cell-address table:column="13" table:row="27" table:table="0"/>
          <office:change-info>
            <dc:creator>Bob Jacobsen</dc:creator>
            <dc:date>2011-07-23T21:55:27</dc:date>
          </office:change-info>
          <table:previous>
            <table:change-track-table-cell table:cell-address="Sheet1.N28" table:formula="of:=DEC2HEX(3*(16*256)+[.H28]*256*2+[.I28]*16+#ref!32;4)" office:value-type="float" office:value="0"/>
          </table:previous>
        </table:cell-content-change>
        <table:cell-content-change table:id="ct249">
          <table:cell-address table:column="13" table:row="28" table:table="0"/>
          <office:change-info>
            <dc:creator>Bob Jacobsen</dc:creator>
            <dc:date>2011-07-23T21:55:28</dc:date>
          </office:change-info>
          <table:previous>
            <table:change-track-table-cell table:cell-address="Sheet1.N29" table:formula="of:=DEC2HEX(3*(16*256)+[.H29]*256*2+[.I29]*16+#ref!33;4)" office:value-type="float" office:value="0"/>
          </table:previous>
        </table:cell-content-change>
        <table:cell-content-change table:id="ct250">
          <table:cell-address table:column="13" table:row="37" table:table="0"/>
          <office:change-info>
            <dc:creator>Bob Jacobsen</dc:creator>
            <dc:date>2011-07-23T21:55:32</dc:date>
          </office:change-info>
          <table:previous>
            <table:change-track-table-cell table:cell-address="Sheet1.N38" table:formula="of:=DEC2HEX(3*(16*256)+[.H38]*256*2+[.I38]*16+#ref!37;4)" office:value-type="float" office:value="0"/>
          </table:previous>
        </table:cell-content-change>
        <table:cell-content-change table:id="ct251">
          <table:cell-address table:column="13" table:row="38" table:table="0"/>
          <office:change-info>
            <dc:creator>Bob Jacobsen</dc:creator>
            <dc:date>2011-07-23T21:55:33</dc:date>
          </office:change-info>
          <table:previous>
            <table:change-track-table-cell table:cell-address="Sheet1.N39" table:formula="of:=DEC2HEX(3*(16*256)+[.H39]*256*2+[.I39]*16+#ref!39;4)" office:value-type="float" office:value="0"/>
          </table:previous>
        </table:cell-content-change>
        <table:cell-content-change table:id="ct252">
          <table:cell-address table:column="13" table:row="39" table:table="0"/>
          <office:change-info>
            <dc:creator>Bob Jacobsen</dc:creator>
            <dc:date>2011-07-23T21:55:33</dc:date>
          </office:change-info>
          <table:previous>
            <table:change-track-table-cell table:cell-address="Sheet1.N40" table:formula="of:=DEC2HEX(3*(16*256)+[.H40]*256*2+[.I40]*16+#ref!40;4)" office:value-type="float" office:value="0"/>
          </table:previous>
        </table:cell-content-change>
        <table:cell-content-change table:id="ct253">
          <table:cell-address table:column="13" table:row="43" table:table="0"/>
          <office:change-info>
            <dc:creator>Bob Jacobsen</dc:creator>
            <dc:date>2011-07-23T21:55:36</dc:date>
          </office:change-info>
          <table:previous>
            <table:change-track-table-cell table:cell-address="Sheet1.N44" table:formula="of:=DEC2HEX(3*(16*256)+[.H44]*256*2+[.I44]*16+#ref!44;4)" office:value-type="float" office:value="0"/>
          </table:previous>
        </table:cell-content-change>
        <table:cell-content-change table:id="ct254">
          <table:cell-address table:column="13" table:row="45" table:table="0"/>
          <office:change-info>
            <dc:creator>Bob Jacobsen</dc:creator>
            <dc:date>2011-07-23T21:55:37</dc:date>
          </office:change-info>
          <table:previous>
            <table:change-track-table-cell table:cell-address="Sheet1.N46" table:formula="of:=DEC2HEX(3*(16*256)+[.H46]*256*2+[.I46]*16+#ref!46;4)" office:value-type="float" office:value="0"/>
          </table:previous>
        </table:cell-content-change>
        <table:cell-content-change table:id="ct255">
          <table:cell-address table:column="13" table:row="50" table:table="0"/>
          <office:change-info>
            <dc:creator>Bob Jacobsen</dc:creator>
            <dc:date>2011-07-23T21:55:47</dc:date>
          </office:change-info>
          <table:previous table:id="ct218">
            <table:change-track-table-cell table:cell-address="Sheet1.N51" table:formula="of:=DEC2HEX([.H51]*256*2+[.I51]*16+#ref!51;4)" office:value-type="float" office:value="0"/>
          </table:previous>
        </table:cell-content-change>
        <table:cell-content-change table:id="ct256">
          <table:cell-address table:column="7" table:row="2" table:table="0"/>
          <office:change-info>
            <dc:creator>Bob Jacobsen</dc:creator>
            <dc:date>2011-07-23T21:56:11</dc:date>
          </office:change-info>
          <table:previous>
            <table:change-track-table-cell/>
          </table:previous>
        </table:cell-content-change>
        <table:cell-content-change table:id="ct257">
          <table:cell-address table:column="1" table:row="2" table:table="0"/>
          <office:change-info>
            <dc:creator>Bob Jacobsen</dc:creator>
            <dc:date>2011-07-23T21:56:17</dc:date>
          </office:change-info>
          <table:previous>
            <table:change-track-table-cell/>
          </table:previous>
        </table:cell-content-change>
        <table:cell-content-change table:id="ct258">
          <table:cell-address table:column="2" table:row="2" table:table="0"/>
          <office:change-info>
            <dc:creator>Bob Jacobsen</dc:creator>
            <dc:date>2011-07-23T21:56:17</dc:date>
          </office:change-info>
          <table:previous>
            <table:change-track-table-cell/>
          </table:previous>
        </table:cell-content-change>
        <table:cell-content-change table:id="ct259">
          <table:cell-address table:column="3" table:row="2" table:table="0"/>
          <office:change-info>
            <dc:creator>Bob Jacobsen</dc:creator>
            <dc:date>2011-07-23T21:56:24</dc:date>
          </office:change-info>
          <table:previous>
            <table:change-track-table-cell/>
          </table:previous>
        </table:cell-content-change>
        <table:cell-content-change table:id="ct260">
          <table:cell-address table:column="3" table:row="2" table:table="0"/>
          <office:change-info>
            <dc:creator>Bob Jacobsen</dc:creator>
            <dc:date>2011-07-23T21:56:29</dc:date>
          </office:change-info>
          <table:previous>
            <table:change-track-table-cell office:value-type="string">
              <text:p>CAN</text:p>
            </table:change-track-table-cell>
          </table:previous>
        </table:cell-content-change>
        <table:cell-content-change table:id="ct261">
          <table:cell-address table:column="3" table:row="52" table:table="0"/>
          <office:change-info>
            <dc:creator>Bob Jacobsen</dc:creator>
            <dc:date>2011-07-23T21:56:55</dc:date>
          </office:change-info>
          <table:previous>
            <table:change-track-table-cell/>
          </table:previous>
        </table:cell-content-change>
        <table:cell-content-change table:id="ct262">
          <table:cell-address table:column="3" table:row="52" table:table="0"/>
          <office:change-info>
            <dc:creator>Bob Jacobsen</dc:creator>
            <dc:date>2011-07-23T21:56:58</dc:date>
          </office:change-info>
          <table:previous>
            <table:change-track-table-cell/>
          </table:previous>
        </table:cell-content-change>
        <table:cell-content-change table:id="ct263">
          <table:cell-address table:column="3" table:row="52" table:table="0"/>
          <office:change-info>
            <dc:creator>Bob Jacobsen</dc:creator>
            <dc:date>2011-07-23T21:57:01</dc:date>
          </office:change-info>
          <table:previous>
            <table:change-track-table-cell/>
          </table:previous>
        </table:cell-content-change>
        <table:cell-content-change table:id="ct264">
          <table:cell-address table:column="3" table:row="52" table:table="0"/>
          <office:change-info>
            <dc:creator>Bob Jacobsen</dc:creator>
            <dc:date>2011-07-23T21:57:06</dc:date>
          </office:change-info>
          <table:previous>
            <table:change-track-table-cell/>
          </table:previous>
        </table:cell-content-change>
        <table:cell-content-change table:id="ct265">
          <table:cell-address table:column="13" table:row="52" table:table="0"/>
          <office:change-info>
            <dc:creator>Bob Jacobsen</dc:creator>
            <dc:date>2011-07-23T21:57:21</dc:date>
          </office:change-info>
          <table:previous>
            <table:change-track-table-cell/>
          </table:previous>
        </table:cell-content-change>
        <table:cell-content-change table:id="ct266">
          <table:cell-address table:column="13" table:row="52" table:table="0"/>
          <office:change-info>
            <dc:creator>Bob Jacobsen</dc:creator>
            <dc:date>2011-07-23T21:57:57</dc:date>
          </office:change-info>
          <table:previous>
            <table:change-track-table-cell office:value-type="string">
              <text:p>1=carries EID</text:p>
            </table:change-track-table-cell>
          </table:previous>
        </table:cell-content-change>
        <table:cell-content-change table:id="ct267">
          <table:cell-address table:column="13" table:row="52" table:table="0"/>
          <office:change-info>
            <dc:creator>Bob Jacobsen</dc:creator>
            <dc:date>2011-07-23T21:58:02</dc:date>
          </office:change-info>
          <table:previous>
            <table:change-track-table-cell office:value-type="string">
              <text:p>2=carries DID</text:p>
            </table:change-track-table-cell>
          </table:previous>
        </table:cell-content-change>
        <table:cell-content-change table:id="ct268">
          <table:cell-address table:column="13" table:row="52" table:table="0"/>
          <office:change-info>
            <dc:creator>Bob Jacobsen</dc:creator>
            <dc:date>2011-07-23T21:58:08</dc:date>
          </office:change-info>
          <table:previous table:id="ct265">
            <table:change-track-table-cell office:value-type="string">
              <text:p>3=carries flags</text:p>
            </table:change-track-table-cell>
          </table:previous>
        </table:cell-content-change>
        <table:cell-content-change table:id="ct269">
          <table:cell-address table:column="7" table:row="37" table:table="0"/>
          <office:change-info>
            <dc:creator>Bob Jacobsen</dc:creator>
            <dc:date>2011-07-23T21:59:08</dc:date>
          </office:change-info>
          <table:previous>
            <table:change-track-table-cell office:value-type="string">
              <text:p>Y</text:p>
            </table:change-track-table-cell>
          </table:previous>
        </table:cell-content-change>
        <table:cell-content-change table:id="ct270">
          <table:cell-address table:column="7" table:row="37" table:table="0"/>
          <office:change-info>
            <dc:creator>Bob Jacobsen</dc:creator>
            <dc:date>2011-07-23T21:59:13</dc:date>
          </office:change-info>
          <table:previous table:id="ct269">
            <table:change-track-table-cell/>
          </table:previous>
        </table:cell-content-change>
        <table:cell-content-change table:id="ct271">
          <table:cell-address table:column="13" table:row="2" table:table="0"/>
          <office:change-info>
            <dc:creator>Bob Jacobsen</dc:creator>
            <dc:date>2011-07-23T22:02:27</dc:date>
          </office:change-info>
          <table:previous>
            <table:change-track-table-cell office:value-type="string">
              <text:p>0 default</text:p>
            </table:change-track-table-cell>
          </table:previous>
        </table:cell-content-change>
        <table:cell-content-change table:id="ct272">
          <table:cell-address table:column="13" table:row="2" table:table="0"/>
          <office:change-info>
            <dc:creator>Bob Jacobsen</dc:creator>
            <dc:date>2011-07-23T22:03:00</dc:date>
          </office:change-info>
          <table:previous>
            <table:change-track-table-cell office:value-type="string">
              <text:p>1 default</text:p>
            </table:change-track-table-cell>
          </table:previous>
        </table:cell-content-change>
        <table:cell-content-change table:id="ct273">
          <table:cell-address table:column="13" table:row="7" table:table="0"/>
          <office:change-info>
            <dc:creator>Bob Jacobsen</dc:creator>
            <dc:date>2011-07-23T22:03:25</dc:date>
          </office:change-info>
          <table:previous table:id="ct106">
            <table:change-track-table-cell/>
          </table:previous>
        </table:cell-content-change>
        <table:cell-content-change table:id="ct274">
          <table:cell-address table:column="13" table:row="8" table:table="0"/>
          <office:change-info>
            <dc:creator>Bob Jacobsen</dc:creator>
            <dc:date>2011-07-23T22:03:27</dc:date>
          </office:change-info>
          <table:previous>
            <table:change-track-table-cell/>
          </table:previous>
        </table:cell-content-change>
        <table:cell-content-change table:id="ct275">
          <table:cell-address table:column="13" table:row="9" table:table="0"/>
          <office:change-info>
            <dc:creator>Bob Jacobsen</dc:creator>
            <dc:date>2011-07-23T22:03:28</dc:date>
          </office:change-info>
          <table:previous>
            <table:change-track-table-cell/>
          </table:previous>
        </table:cell-content-change>
        <table:cell-content-change table:id="ct276">
          <table:cell-address table:column="13" table:row="10" table:table="0"/>
          <office:change-info>
            <dc:creator>Bob Jacobsen</dc:creator>
            <dc:date>2011-07-23T22:03:28</dc:date>
          </office:change-info>
          <table:previous>
            <table:change-track-table-cell/>
          </table:previous>
        </table:cell-content-change>
        <table:cell-content-change table:id="ct277">
          <table:cell-address table:column="13" table:row="11" table:table="0"/>
          <office:change-info>
            <dc:creator>Bob Jacobsen</dc:creator>
            <dc:date>2011-07-23T22:03:29</dc:date>
          </office:change-info>
          <table:previous>
            <table:change-track-table-cell/>
          </table:previous>
        </table:cell-content-change>
        <table:cell-content-change table:id="ct278">
          <table:cell-address table:column="13" table:row="12" table:table="0"/>
          <office:change-info>
            <dc:creator>Bob Jacobsen</dc:creator>
            <dc:date>2011-07-23T22:03:29</dc:date>
          </office:change-info>
          <table:previous>
            <table:change-track-table-cell/>
          </table:previous>
        </table:cell-content-change>
        <table:cell-content-change table:id="ct279">
          <table:cell-address table:column="13" table:row="15" table:table="0"/>
          <office:change-info>
            <dc:creator>Bob Jacobsen</dc:creator>
            <dc:date>2011-07-23T22:03:35</dc:date>
          </office:change-info>
          <table:previous>
            <table:change-track-table-cell/>
          </table:previous>
        </table:cell-content-change>
        <table:cell-content-change table:id="ct280">
          <table:cell-address table:column="13" table:row="16" table:table="0"/>
          <office:change-info>
            <dc:creator>Bob Jacobsen</dc:creator>
            <dc:date>2011-07-23T22:03:35</dc:date>
          </office:change-info>
          <table:previous>
            <table:change-track-table-cell/>
          </table:previous>
        </table:cell-content-change>
        <table:cell-content-change table:id="ct281">
          <table:cell-address table:column="13" table:row="19" table:table="0"/>
          <office:change-info>
            <dc:creator>Bob Jacobsen</dc:creator>
            <dc:date>2011-07-23T22:03:37</dc:date>
          </office:change-info>
          <table:previous>
            <table:change-track-table-cell/>
          </table:previous>
        </table:cell-content-change>
        <table:cell-content-change table:id="ct282">
          <table:cell-address table:column="13" table:row="20" table:table="0"/>
          <office:change-info>
            <dc:creator>Bob Jacobsen</dc:creator>
            <dc:date>2011-07-23T22:03:37</dc:date>
          </office:change-info>
          <table:previous>
            <table:change-track-table-cell/>
          </table:previous>
        </table:cell-content-change>
        <table:cell-content-change table:id="ct283">
          <table:cell-address table:column="13" table:row="21" table:table="0"/>
          <office:change-info>
            <dc:creator>Bob Jacobsen</dc:creator>
            <dc:date>2011-07-23T22:03:39</dc:date>
          </office:change-info>
          <table:previous table:id="ct155">
            <table:change-track-table-cell office:value-type="float" office:value="1"/>
          </table:previous>
        </table:cell-content-change>
        <table:cell-content-change table:id="ct284">
          <table:cell-address table:column="13" table:row="22" table:table="0"/>
          <office:change-info>
            <dc:creator>Bob Jacobsen</dc:creator>
            <dc:date>2011-07-23T22:03:40</dc:date>
          </office:change-info>
          <table:previous>
            <table:change-track-table-cell/>
          </table:previous>
        </table:cell-content-change>
        <table:cell-content-change table:id="ct285">
          <table:cell-address table:column="13" table:row="23" table:table="0"/>
          <office:change-info>
            <dc:creator>Bob Jacobsen</dc:creator>
            <dc:date>2011-07-23T22:03:40</dc:date>
          </office:change-info>
          <table:previous>
            <table:change-track-table-cell/>
          </table:previous>
        </table:cell-content-change>
        <table:cell-content-change table:id="ct286">
          <table:cell-address table:column="13" table:row="24" table:table="0"/>
          <office:change-info>
            <dc:creator>Bob Jacobsen</dc:creator>
            <dc:date>2011-07-23T22:03:41</dc:date>
          </office:change-info>
          <table:previous table:id="ct156">
            <table:change-track-table-cell office:value-type="float" office:value="1"/>
          </table:previous>
        </table:cell-content-change>
        <table:cell-content-change table:id="ct287">
          <table:cell-address table:column="13" table:row="25" table:table="0"/>
          <office:change-info>
            <dc:creator>Bob Jacobsen</dc:creator>
            <dc:date>2011-07-23T22:03:49</dc:date>
          </office:change-info>
          <table:previous>
            <table:change-track-table-cell/>
          </table:previous>
        </table:cell-content-change>
        <table:cell-content-change table:id="ct288">
          <table:cell-address table:column="13" table:row="26" table:table="0"/>
          <office:change-info>
            <dc:creator>Bob Jacobsen</dc:creator>
            <dc:date>2011-07-23T22:03:53</dc:date>
          </office:change-info>
          <table:previous>
            <table:change-track-table-cell/>
          </table:previous>
        </table:cell-content-change>
        <table:cell-content-change table:id="ct289">
          <table:cell-address table:column="13" table:row="27" table:table="0"/>
          <office:change-info>
            <dc:creator>Bob Jacobsen</dc:creator>
            <dc:date>2011-07-23T22:03:54</dc:date>
          </office:change-info>
          <table:previous>
            <table:change-track-table-cell/>
          </table:previous>
        </table:cell-content-change>
        <table:cell-content-change table:id="ct290">
          <table:cell-address table:column="13" table:row="28" table:table="0"/>
          <office:change-info>
            <dc:creator>Bob Jacobsen</dc:creator>
            <dc:date>2011-07-23T22:03:55</dc:date>
          </office:change-info>
          <table:previous>
            <table:change-track-table-cell/>
          </table:previous>
        </table:cell-content-change>
        <table:cell-content-change table:id="ct291">
          <table:cell-address table:column="13" table:row="25" table:table="0"/>
          <office:change-info>
            <dc:creator>Bob Jacobsen</dc:creator>
            <dc:date>2011-07-23T22:04:03</dc:date>
          </office:change-info>
          <table:previous table:id="ct287">
            <table:change-track-table-cell table:cell-address="Sheet1.N26" table:formula="of:=[.C26]" office:value-type="float" office:value="0"/>
          </table:previous>
        </table:cell-content-change>
        <table:cell-content-change table:id="ct292">
          <table:cell-address table:column="13" table:row="25" table:table="0"/>
          <office:change-info>
            <dc:creator>Bob Jacobsen</dc:creator>
            <dc:date>2011-07-23T22:04:09</dc:date>
          </office:change-info>
          <table:previous table:id="ct291">
            <table:change-track-table-cell/>
          </table:previous>
        </table:cell-content-change>
        <table:cell-content-change table:id="ct293">
          <table:cell-address table:column="13" table:row="16" table:table="0"/>
          <office:change-info>
            <dc:creator>Bob Jacobsen</dc:creator>
            <dc:date>2011-07-23T22:04:14</dc:date>
          </office:change-info>
          <table:previous table:id="ct280">
            <table:change-track-table-cell table:cell-address="Sheet1.N17" table:formula="of:=[.C17]" office:value-type="float" office:value="0"/>
          </table:previous>
        </table:cell-content-change>
        <table:cell-content-change table:id="ct294">
          <table:cell-address table:column="13" table:row="15" table:table="0"/>
          <office:change-info>
            <dc:creator>Bob Jacobsen</dc:creator>
            <dc:date>2011-07-23T22:04:15</dc:date>
          </office:change-info>
          <table:previous table:id="ct279">
            <table:change-track-table-cell table:cell-address="Sheet1.N16" table:formula="of:=[.C16]" office:value-type="float" office:value="0"/>
          </table:previous>
        </table:cell-content-change>
        <table:cell-content-change table:id="ct295">
          <table:cell-address table:column="13" table:row="12" table:table="0"/>
          <office:change-info>
            <dc:creator>Bob Jacobsen</dc:creator>
            <dc:date>2011-07-23T22:04:16</dc:date>
          </office:change-info>
          <table:previous table:id="ct278">
            <table:change-track-table-cell table:cell-address="Sheet1.N13" table:formula="of:=[.C13]" office:value-type="float" office:value="0"/>
          </table:previous>
        </table:cell-content-change>
        <table:cell-content-change table:id="ct296">
          <table:cell-address table:column="13" table:row="11" table:table="0"/>
          <office:change-info>
            <dc:creator>Bob Jacobsen</dc:creator>
            <dc:date>2011-07-23T22:04:17</dc:date>
          </office:change-info>
          <table:previous table:id="ct277">
            <table:change-track-table-cell table:cell-address="Sheet1.N12" table:formula="of:=[.C12]" office:value-type="float" office:value="0"/>
          </table:previous>
        </table:cell-content-change>
        <table:cell-content-change table:id="ct297">
          <table:cell-address table:column="13" table:row="8" table:table="0"/>
          <office:change-info>
            <dc:creator>Bob Jacobsen</dc:creator>
            <dc:date>2011-07-23T22:04:23</dc:date>
          </office:change-info>
          <table:previous table:id="ct274">
            <table:change-track-table-cell table:cell-address="Sheet1.N9" table:formula="of:=[.C9]" office:value-type="float" office:value="0"/>
          </table:previous>
        </table:cell-content-change>
        <table:cell-content-change table:id="ct298">
          <table:cell-address table:column="13" table:row="8" table:table="0"/>
          <office:change-info>
            <dc:creator>Bob Jacobsen</dc:creator>
            <dc:date>2011-07-23T22:04:27</dc:date>
          </office:change-info>
          <table:previous>
            <table:change-track-table-cell/>
          </table:previous>
        </table:cell-content-change>
        <table:cell-content-change table:id="ct299">
          <table:cell-address table:column="13" table:row="8" table:table="0"/>
          <office:change-info>
            <dc:creator>Bob Jacobsen</dc:creator>
            <dc:date>2011-07-23T22:04:28</dc:date>
          </office:change-info>
          <table:previous>
            <table:change-track-table-cell/>
          </table:previous>
        </table:cell-content-change>
        <table:cell-content-change table:id="ct300">
          <table:cell-address table:column="13" table:row="8" table:table="0"/>
          <office:change-info>
            <dc:creator>Bob Jacobsen</dc:creator>
            <dc:date>2011-07-23T22:04:29</dc:date>
          </office:change-info>
          <table:previous>
            <table:change-track-table-cell/>
          </table:previous>
        </table:cell-content-change>
        <table:cell-content-change table:id="ct301">
          <table:cell-address table:column="13" table:row="11" table:table="0"/>
          <office:change-info>
            <dc:creator>Bob Jacobsen</dc:creator>
            <dc:date>2011-07-23T22:04:38</dc:date>
          </office:change-info>
          <table:previous>
            <table:change-track-table-cell/>
          </table:previous>
        </table:cell-content-change>
        <table:cell-content-change table:id="ct302">
          <table:cell-address table:column="13" table:row="11" table:table="0"/>
          <office:change-info>
            <dc:creator>Bob Jacobsen</dc:creator>
            <dc:date>2011-07-23T22:04:38</dc:date>
          </office:change-info>
          <table:previous>
            <table:change-track-table-cell/>
          </table:previous>
        </table:cell-content-change>
        <table:cell-content-change table:id="ct303">
          <table:cell-address table:column="13" table:row="11" table:table="0"/>
          <office:change-info>
            <dc:creator>Bob Jacobsen</dc:creator>
            <dc:date>2011-07-23T22:04:38</dc:date>
          </office:change-info>
          <table:previous>
            <table:change-track-table-cell/>
          </table:previous>
        </table:cell-content-change>
        <table:cell-content-change table:id="ct304">
          <table:cell-address table:column="13" table:row="12" table:table="0"/>
          <office:change-info>
            <dc:creator>Bob Jacobsen</dc:creator>
            <dc:date>2011-07-23T22:04:39</dc:date>
          </office:change-info>
          <table:previous>
            <table:change-track-table-cell/>
          </table:previous>
        </table:cell-content-change>
        <table:cell-content-change table:id="ct305">
          <table:cell-address table:column="13" table:row="12" table:table="0"/>
          <office:change-info>
            <dc:creator>Bob Jacobsen</dc:creator>
            <dc:date>2011-07-23T22:04:39</dc:date>
          </office:change-info>
          <table:previous>
            <table:change-track-table-cell/>
          </table:previous>
        </table:cell-content-change>
        <table:cell-content-change table:id="ct306">
          <table:cell-address table:column="13" table:row="12" table:table="0"/>
          <office:change-info>
            <dc:creator>Bob Jacobsen</dc:creator>
            <dc:date>2011-07-23T22:04:39</dc:date>
          </office:change-info>
          <table:previous>
            <table:change-track-table-cell/>
          </table:previous>
        </table:cell-content-change>
        <table:cell-content-change table:id="ct307">
          <table:cell-address table:column="13" table:row="15" table:table="0"/>
          <office:change-info>
            <dc:creator>Bob Jacobsen</dc:creator>
            <dc:date>2011-07-23T22:04:40</dc:date>
          </office:change-info>
          <table:previous>
            <table:change-track-table-cell/>
          </table:previous>
        </table:cell-content-change>
        <table:cell-content-change table:id="ct308">
          <table:cell-address table:column="13" table:row="15" table:table="0"/>
          <office:change-info>
            <dc:creator>Bob Jacobsen</dc:creator>
            <dc:date>2011-07-23T22:04:40</dc:date>
          </office:change-info>
          <table:previous>
            <table:change-track-table-cell/>
          </table:previous>
        </table:cell-content-change>
        <table:cell-content-change table:id="ct309">
          <table:cell-address table:column="13" table:row="15" table:table="0"/>
          <office:change-info>
            <dc:creator>Bob Jacobsen</dc:creator>
            <dc:date>2011-07-23T22:04:40</dc:date>
          </office:change-info>
          <table:previous>
            <table:change-track-table-cell/>
          </table:previous>
        </table:cell-content-change>
        <table:cell-content-change table:id="ct310">
          <table:cell-address table:column="13" table:row="16" table:table="0"/>
          <office:change-info>
            <dc:creator>Bob Jacobsen</dc:creator>
            <dc:date>2011-07-23T22:04:41</dc:date>
          </office:change-info>
          <table:previous>
            <table:change-track-table-cell/>
          </table:previous>
        </table:cell-content-change>
        <table:cell-content-change table:id="ct311">
          <table:cell-address table:column="13" table:row="16" table:table="0"/>
          <office:change-info>
            <dc:creator>Bob Jacobsen</dc:creator>
            <dc:date>2011-07-23T22:04:41</dc:date>
          </office:change-info>
          <table:previous>
            <table:change-track-table-cell/>
          </table:previous>
        </table:cell-content-change>
        <table:cell-content-change table:id="ct312">
          <table:cell-address table:column="13" table:row="16" table:table="0"/>
          <office:change-info>
            <dc:creator>Bob Jacobsen</dc:creator>
            <dc:date>2011-07-23T22:04:41</dc:date>
          </office:change-info>
          <table:previous>
            <table:change-track-table-cell/>
          </table:previous>
        </table:cell-content-change>
        <table:cell-content-change table:id="ct313">
          <table:cell-address table:column="13" table:row="25" table:table="0"/>
          <office:change-info>
            <dc:creator>Bob Jacobsen</dc:creator>
            <dc:date>2011-07-23T22:04:43</dc:date>
          </office:change-info>
          <table:previous>
            <table:change-track-table-cell/>
          </table:previous>
        </table:cell-content-change>
        <table:cell-content-change table:id="ct314">
          <table:cell-address table:column="13" table:row="25" table:table="0"/>
          <office:change-info>
            <dc:creator>Bob Jacobsen</dc:creator>
            <dc:date>2011-07-23T22:04:43</dc:date>
          </office:change-info>
          <table:previous>
            <table:change-track-table-cell/>
          </table:previous>
        </table:cell-content-change>
        <table:cell-content-change table:id="ct315">
          <table:cell-address table:column="13" table:row="25" table:table="0"/>
          <office:change-info>
            <dc:creator>Bob Jacobsen</dc:creator>
            <dc:date>2011-07-23T22:04:43</dc:date>
          </office:change-info>
          <table:previous>
            <table:change-track-table-cell/>
          </table:previous>
        </table:cell-content-change>
        <table:cell-content-change table:id="ct316">
          <table:cell-address table:column="13" table:row="37" table:table="0"/>
          <office:change-info>
            <dc:creator>Bob Jacobsen</dc:creator>
            <dc:date>2011-07-23T22:04:47</dc:date>
          </office:change-info>
          <table:previous>
            <table:change-track-table-cell/>
          </table:previous>
        </table:cell-content-change>
        <table:cell-content-change table:id="ct317">
          <table:cell-address table:column="13" table:row="37" table:table="0"/>
          <office:change-info>
            <dc:creator>Bob Jacobsen</dc:creator>
            <dc:date>2011-07-23T22:04:47</dc:date>
          </office:change-info>
          <table:previous>
            <table:change-track-table-cell/>
          </table:previous>
        </table:cell-content-change>
        <table:cell-content-change table:id="ct318">
          <table:cell-address table:column="13" table:row="37" table:table="0"/>
          <office:change-info>
            <dc:creator>Bob Jacobsen</dc:creator>
            <dc:date>2011-07-23T22:04:47</dc:date>
          </office:change-info>
          <table:previous>
            <table:change-track-table-cell/>
          </table:previous>
        </table:cell-content-change>
        <table:cell-content-change table:id="ct319">
          <table:cell-address table:column="13" table:row="38" table:table="0"/>
          <office:change-info>
            <dc:creator>Bob Jacobsen</dc:creator>
            <dc:date>2011-07-23T22:04:48</dc:date>
          </office:change-info>
          <table:previous>
            <table:change-track-table-cell/>
          </table:previous>
        </table:cell-content-change>
        <table:cell-content-change table:id="ct320">
          <table:cell-address table:column="13" table:row="38" table:table="0"/>
          <office:change-info>
            <dc:creator>Bob Jacobsen</dc:creator>
            <dc:date>2011-07-23T22:04:48</dc:date>
          </office:change-info>
          <table:previous>
            <table:change-track-table-cell/>
          </table:previous>
        </table:cell-content-change>
        <table:cell-content-change table:id="ct321">
          <table:cell-address table:column="13" table:row="38" table:table="0"/>
          <office:change-info>
            <dc:creator>Bob Jacobsen</dc:creator>
            <dc:date>2011-07-23T22:04:48</dc:date>
          </office:change-info>
          <table:previous>
            <table:change-track-table-cell/>
          </table:previous>
        </table:cell-content-change>
        <table:cell-content-change table:id="ct322">
          <table:cell-address table:column="13" table:row="38" table:table="0"/>
          <office:change-info>
            <dc:creator>Bob Jacobsen</dc:creator>
            <dc:date>2011-07-23T22:04:48</dc:date>
          </office:change-info>
          <table:previous>
            <table:change-track-table-cell/>
          </table:previous>
        </table:cell-content-change>
        <table:cell-content-change table:id="ct323">
          <table:cell-address table:column="13" table:row="38" table:table="0"/>
          <office:change-info>
            <dc:creator>Bob Jacobsen</dc:creator>
            <dc:date>2011-07-23T22:04:48</dc:date>
          </office:change-info>
          <table:previous>
            <table:change-track-table-cell/>
          </table:previous>
        </table:cell-content-change>
        <table:cell-content-change table:id="ct324">
          <table:cell-address table:column="13" table:row="38" table:table="0"/>
          <office:change-info>
            <dc:creator>Bob Jacobsen</dc:creator>
            <dc:date>2011-07-23T22:04:48</dc:date>
          </office:change-info>
          <table:previous>
            <table:change-track-table-cell/>
          </table:previous>
        </table:cell-content-change>
        <table:cell-content-change table:id="ct325">
          <table:cell-address table:column="13" table:row="38" table:table="0"/>
          <office:change-info>
            <dc:creator>Bob Jacobsen</dc:creator>
            <dc:date>2011-07-23T22:04:51</dc:date>
          </office:change-info>
          <table:previous table:id="ct320">
            <table:change-track-table-cell office:value-type="string">
              <text:p>-</text:p>
            </table:change-track-table-cell>
          </table:previous>
        </table:cell-content-change>
        <table:cell-content-change table:id="ct326">
          <table:cell-address table:column="13" table:row="38" table:table="0"/>
          <office:change-info>
            <dc:creator>Bob Jacobsen</dc:creator>
            <dc:date>2011-07-23T22:04:52</dc:date>
          </office:change-info>
          <table:previous table:id="ct321">
            <table:change-track-table-cell office:value-type="string">
              <text:p>-</text:p>
            </table:change-track-table-cell>
          </table:previous>
        </table:cell-content-change>
        <table:cell-content-change table:id="ct327">
          <table:cell-address table:column="13" table:row="38" table:table="0"/>
          <office:change-info>
            <dc:creator>Bob Jacobsen</dc:creator>
            <dc:date>2011-07-23T22:04:54</dc:date>
          </office:change-info>
          <table:previous table:id="ct319">
            <table:change-track-table-cell office:value-type="string">
              <text:p>-</text:p>
            </table:change-track-table-cell>
          </table:previous>
        </table:cell-content-change>
        <table:cell-content-change table:id="ct328">
          <table:cell-address table:column="13" table:row="39" table:table="0"/>
          <office:change-info>
            <dc:creator>Bob Jacobsen</dc:creator>
            <dc:date>2011-07-23T22:04:55</dc:date>
          </office:change-info>
          <table:previous>
            <table:change-track-table-cell/>
          </table:previous>
        </table:cell-content-change>
        <table:cell-content-change table:id="ct329">
          <table:cell-address table:column="13" table:row="39" table:table="0"/>
          <office:change-info>
            <dc:creator>Bob Jacobsen</dc:creator>
            <dc:date>2011-07-23T22:04:55</dc:date>
          </office:change-info>
          <table:previous>
            <table:change-track-table-cell/>
          </table:previous>
        </table:cell-content-change>
        <table:cell-content-change table:id="ct330">
          <table:cell-address table:column="13" table:row="39" table:table="0"/>
          <office:change-info>
            <dc:creator>Bob Jacobsen</dc:creator>
            <dc:date>2011-07-23T22:04:55</dc:date>
          </office:change-info>
          <table:previous>
            <table:change-track-table-cell/>
          </table:previous>
        </table:cell-content-change>
        <table:cell-content-change table:id="ct331">
          <table:cell-address table:column="13" table:row="39" table:table="0"/>
          <office:change-info>
            <dc:creator>Bob Jacobsen</dc:creator>
            <dc:date>2011-07-23T22:04:58</dc:date>
          </office:change-info>
          <table:previous>
            <table:change-track-table-cell/>
          </table:previous>
        </table:cell-content-change>
        <table:cell-content-change table:id="ct332">
          <table:cell-address table:column="13" table:row="37" table:table="0"/>
          <office:change-info>
            <dc:creator>Bob Jacobsen</dc:creator>
            <dc:date>2011-07-23T22:05:01</dc:date>
          </office:change-info>
          <table:previous>
            <table:change-track-table-cell/>
          </table:previous>
        </table:cell-content-change>
        <table:cell-content-change table:id="ct333">
          <table:cell-address table:column="13" table:row="38" table:table="0"/>
          <office:change-info>
            <dc:creator>Bob Jacobsen</dc:creator>
            <dc:date>2011-07-23T22:05:02</dc:date>
          </office:change-info>
          <table:previous>
            <table:change-track-table-cell/>
          </table:previous>
        </table:cell-content-change>
        <table:cell-content-change table:id="ct334">
          <table:cell-address table:column="13" table:row="39" table:table="0"/>
          <office:change-info>
            <dc:creator>Bob Jacobsen</dc:creator>
            <dc:date>2011-07-23T22:05:03</dc:date>
          </office:change-info>
          <table:previous table:id="ct331">
            <table:change-track-table-cell table:cell-address="Sheet1.N40" table:formula="of:=-[.N39]" office:value-type="float" office:value="0"/>
          </table:previous>
        </table:cell-content-change>
        <table:cell-content-change table:id="ct335">
          <table:cell-address table:column="13" table:row="43" table:table="0"/>
          <office:change-info>
            <dc:creator>Bob Jacobsen</dc:creator>
            <dc:date>2011-07-23T22:05:05</dc:date>
          </office:change-info>
          <table:previous>
            <table:change-track-table-cell/>
          </table:previous>
        </table:cell-content-change>
        <table:cell-content-change table:id="ct336">
          <table:cell-address table:column="13" table:row="45" table:table="0"/>
          <office:change-info>
            <dc:creator>Bob Jacobsen</dc:creator>
            <dc:date>2011-07-23T22:05:09</dc:date>
          </office:change-info>
          <table:previous>
            <table:change-track-table-cell/>
          </table:previous>
        </table:cell-content-change>
        <table:cell-content-change table:id="ct337">
          <table:cell-address table:column="13" table:row="48" table:table="0"/>
          <office:change-info>
            <dc:creator>Bob Jacobsen</dc:creator>
            <dc:date>2011-07-23T22:05:14</dc:date>
          </office:change-info>
          <table:previous>
            <table:change-track-table-cell/>
          </table:previous>
        </table:cell-content-change>
        <table:cell-content-change table:id="ct338">
          <table:cell-address table:column="13" table:row="49" table:table="0"/>
          <office:change-info>
            <dc:creator>Bob Jacobsen</dc:creator>
            <dc:date>2011-07-23T22:05:14</dc:date>
          </office:change-info>
          <table:previous>
            <table:change-track-table-cell/>
          </table:previous>
        </table:cell-content-change>
        <table:cell-content-change table:id="ct339">
          <table:cell-address table:column="13" table:row="50" table:table="0"/>
          <office:change-info>
            <dc:creator>Bob Jacobsen</dc:creator>
            <dc:date>2011-07-23T22:05:20</dc:date>
          </office:change-info>
          <table:previous>
            <table:change-track-table-cell/>
          </table:previous>
        </table:cell-content-change>
        <table:cell-content-change table:id="ct340">
          <table:cell-address table:column="13" table:row="48" table:table="0"/>
          <office:change-info>
            <dc:creator>Bob Jacobsen</dc:creator>
            <dc:date>2011-07-23T22:05:22</dc:date>
          </office:change-info>
          <table:previous>
            <table:change-track-table-cell/>
          </table:previous>
        </table:cell-content-change>
        <table:cell-content-change table:id="ct341">
          <table:cell-address table:column="13" table:row="48" table:table="0"/>
          <office:change-info>
            <dc:creator>Bob Jacobsen</dc:creator>
            <dc:date>2011-07-23T22:05:22</dc:date>
          </office:change-info>
          <table:previous>
            <table:change-track-table-cell/>
          </table:previous>
        </table:cell-content-change>
        <table:cell-content-change table:id="ct342">
          <table:cell-address table:column="13" table:row="48" table:table="0"/>
          <office:change-info>
            <dc:creator>Bob Jacobsen</dc:creator>
            <dc:date>2011-07-23T22:05:22</dc:date>
          </office:change-info>
          <table:previous>
            <table:change-track-table-cell/>
          </table:previous>
        </table:cell-content-change>
        <table:cell-content-change table:id="ct343">
          <table:cell-address table:column="13" table:row="49" table:table="0"/>
          <office:change-info>
            <dc:creator>Bob Jacobsen</dc:creator>
            <dc:date>2011-07-23T22:05:23</dc:date>
          </office:change-info>
          <table:previous>
            <table:change-track-table-cell/>
          </table:previous>
        </table:cell-content-change>
        <table:cell-content-change table:id="ct344">
          <table:cell-address table:column="13" table:row="49" table:table="0"/>
          <office:change-info>
            <dc:creator>Bob Jacobsen</dc:creator>
            <dc:date>2011-07-23T22:05:23</dc:date>
          </office:change-info>
          <table:previous>
            <table:change-track-table-cell/>
          </table:previous>
        </table:cell-content-change>
        <table:cell-content-change table:id="ct345">
          <table:cell-address table:column="13" table:row="49" table:table="0"/>
          <office:change-info>
            <dc:creator>Bob Jacobsen</dc:creator>
            <dc:date>2011-07-23T22:05:23</dc:date>
          </office:change-info>
          <table:previous>
            <table:change-track-table-cell/>
          </table:previous>
        </table:cell-content-change>
        <table:cell-content-change table:id="ct346">
          <table:cell-address table:column="13" table:row="50" table:table="0"/>
          <office:change-info>
            <dc:creator>Bob Jacobsen</dc:creator>
            <dc:date>2011-07-23T22:05:24</dc:date>
          </office:change-info>
          <table:previous>
            <table:change-track-table-cell/>
          </table:previous>
        </table:cell-content-change>
        <table:cell-content-change table:id="ct347">
          <table:cell-address table:column="13" table:row="50" table:table="0"/>
          <office:change-info>
            <dc:creator>Bob Jacobsen</dc:creator>
            <dc:date>2011-07-23T22:05:24</dc:date>
          </office:change-info>
          <table:previous>
            <table:change-track-table-cell/>
          </table:previous>
        </table:cell-content-change>
        <table:cell-content-change table:id="ct348">
          <table:cell-address table:column="13" table:row="50" table:table="0"/>
          <office:change-info>
            <dc:creator>Bob Jacobsen</dc:creator>
            <dc:date>2011-07-23T22:05:24</dc:date>
          </office:change-info>
          <table:previous>
            <table:change-track-table-cell/>
          </table:previous>
        </table:cell-content-change>
        <table:cell-content-change table:id="ct349">
          <table:cell-address table:column="13" table:row="45" table:table="0"/>
          <office:change-info>
            <dc:creator>Bob Jacobsen</dc:creator>
            <dc:date>2011-07-23T22:05:25</dc:date>
          </office:change-info>
          <table:previous>
            <table:change-track-table-cell/>
          </table:previous>
        </table:cell-content-change>
        <table:cell-content-change table:id="ct350">
          <table:cell-address table:column="13" table:row="45" table:table="0"/>
          <office:change-info>
            <dc:creator>Bob Jacobsen</dc:creator>
            <dc:date>2011-07-23T22:05:25</dc:date>
          </office:change-info>
          <table:previous>
            <table:change-track-table-cell/>
          </table:previous>
        </table:cell-content-change>
        <table:cell-content-change table:id="ct351">
          <table:cell-address table:column="13" table:row="45" table:table="0"/>
          <office:change-info>
            <dc:creator>Bob Jacobsen</dc:creator>
            <dc:date>2011-07-23T22:05:25</dc:date>
          </office:change-info>
          <table:previous>
            <table:change-track-table-cell/>
          </table:previous>
        </table:cell-content-change>
        <table:cell-content-change table:id="ct352">
          <table:cell-address table:column="13" table:row="43" table:table="0"/>
          <office:change-info>
            <dc:creator>Bob Jacobsen</dc:creator>
            <dc:date>2011-07-23T22:05:26</dc:date>
          </office:change-info>
          <table:previous>
            <table:change-track-table-cell/>
          </table:previous>
        </table:cell-content-change>
        <table:cell-content-change table:id="ct353">
          <table:cell-address table:column="13" table:row="43" table:table="0"/>
          <office:change-info>
            <dc:creator>Bob Jacobsen</dc:creator>
            <dc:date>2011-07-23T22:05:26</dc:date>
          </office:change-info>
          <table:previous>
            <table:change-track-table-cell/>
          </table:previous>
        </table:cell-content-change>
        <table:cell-content-change table:id="ct354">
          <table:cell-address table:column="13" table:row="43" table:table="0"/>
          <office:change-info>
            <dc:creator>Bob Jacobsen</dc:creator>
            <dc:date>2011-07-23T22:05:26</dc:date>
          </office:change-info>
          <table:previous>
            <table:change-track-table-cell/>
          </table:previous>
        </table:cell-content-change>
        <table:cell-content-change table:id="ct355">
          <table:cell-address table:column="13" table:row="7" table:table="0"/>
          <office:change-info>
            <dc:creator>Bob Jacobsen</dc:creator>
            <dc:date>2011-07-23T22:06:02</dc:date>
          </office:change-info>
          <table:previous>
            <table:change-track-table-cell/>
          </table:previous>
        </table:cell-content-change>
        <table:cell-content-change table:id="ct356">
          <table:cell-address table:column="3" table:row="7" table:table="0"/>
          <office:change-info>
            <dc:creator>Bob Jacobsen</dc:creator>
            <dc:date>2011-07-23T22:06:15</dc:date>
          </office:change-info>
          <table:previous>
            <table:change-track-table-cell/>
          </table:previous>
        </table:cell-content-change>
        <table:cell-content-change table:id="ct357">
          <table:cell-address table:column="3" table:row="8" table:table="0"/>
          <office:change-info>
            <dc:creator>Bob Jacobsen</dc:creator>
            <dc:date>2011-07-23T22:06:17</dc:date>
          </office:change-info>
          <table:previous>
            <table:change-track-table-cell/>
          </table:previous>
        </table:cell-content-change>
        <table:cell-content-change table:id="ct358">
          <table:cell-address table:column="3" table:row="9" table:table="0"/>
          <office:change-info>
            <dc:creator>Bob Jacobsen</dc:creator>
            <dc:date>2011-07-23T22:06:19</dc:date>
          </office:change-info>
          <table:previous>
            <table:change-track-table-cell/>
          </table:previous>
        </table:cell-content-change>
        <table:cell-content-change table:id="ct359">
          <table:cell-address table:column="3" table:row="10" table:table="0"/>
          <office:change-info>
            <dc:creator>Bob Jacobsen</dc:creator>
            <dc:date>2011-07-23T22:06:20</dc:date>
          </office:change-info>
          <table:previous>
            <table:change-track-table-cell/>
          </table:previous>
        </table:cell-content-change>
        <table:cell-content-change table:id="ct360">
          <table:cell-address table:column="3" table:row="11" table:table="0"/>
          <office:change-info>
            <dc:creator>Bob Jacobsen</dc:creator>
            <dc:date>2011-07-23T22:06:21</dc:date>
          </office:change-info>
          <table:previous>
            <table:change-track-table-cell/>
          </table:previous>
        </table:cell-content-change>
        <table:cell-content-change table:id="ct361">
          <table:cell-address table:column="3" table:row="12" table:table="0"/>
          <office:change-info>
            <dc:creator>Bob Jacobsen</dc:creator>
            <dc:date>2011-07-23T22:06:22</dc:date>
          </office:change-info>
          <table:previous>
            <table:change-track-table-cell/>
          </table:previous>
        </table:cell-content-change>
        <table:cell-content-change table:id="ct362">
          <table:cell-address table:column="3" table:row="15" table:table="0"/>
          <office:change-info>
            <dc:creator>Bob Jacobsen</dc:creator>
            <dc:date>2011-07-23T22:06:24</dc:date>
          </office:change-info>
          <table:previous>
            <table:change-track-table-cell/>
          </table:previous>
        </table:cell-content-change>
        <table:cell-content-change table:id="ct363">
          <table:cell-address table:column="3" table:row="16" table:table="0"/>
          <office:change-info>
            <dc:creator>Bob Jacobsen</dc:creator>
            <dc:date>2011-07-23T22:06:25</dc:date>
          </office:change-info>
          <table:previous>
            <table:change-track-table-cell/>
          </table:previous>
        </table:cell-content-change>
        <table:cell-content-change table:id="ct364">
          <table:cell-address table:column="3" table:row="19" table:table="0"/>
          <office:change-info>
            <dc:creator>Bob Jacobsen</dc:creator>
            <dc:date>2011-07-23T22:06:32</dc:date>
          </office:change-info>
          <table:previous>
            <table:change-track-table-cell/>
          </table:previous>
        </table:cell-content-change>
        <table:cell-content-change table:id="ct365">
          <table:cell-address table:column="3" table:row="20" table:table="0"/>
          <office:change-info>
            <dc:creator>Bob Jacobsen</dc:creator>
            <dc:date>2011-07-23T22:06:32</dc:date>
          </office:change-info>
          <table:previous>
            <table:change-track-table-cell/>
          </table:previous>
        </table:cell-content-change>
        <table:cell-content-change table:id="ct366">
          <table:cell-address table:column="3" table:row="22" table:table="0"/>
          <office:change-info>
            <dc:creator>Bob Jacobsen</dc:creator>
            <dc:date>2011-07-23T22:06:33</dc:date>
          </office:change-info>
          <table:previous>
            <table:change-track-table-cell/>
          </table:previous>
        </table:cell-content-change>
        <table:cell-content-change table:id="ct367">
          <table:cell-address table:column="3" table:row="23" table:table="0"/>
          <office:change-info>
            <dc:creator>Bob Jacobsen</dc:creator>
            <dc:date>2011-07-23T22:06:34</dc:date>
          </office:change-info>
          <table:previous>
            <table:change-track-table-cell/>
          </table:previous>
        </table:cell-content-change>
        <table:cell-content-change table:id="ct368">
          <table:cell-address table:column="3" table:row="23" table:table="0"/>
          <office:change-info>
            <dc:creator>Bob Jacobsen</dc:creator>
            <dc:date>2011-07-23T22:06:39</dc:date>
          </office:change-info>
          <table:previous table:id="ct367">
            <table:change-track-table-cell office:value-type="string">
              <text:p>N</text:p>
            </table:change-track-table-cell>
          </table:previous>
        </table:cell-content-change>
        <table:cell-content-change table:id="ct369">
          <table:cell-address table:column="3" table:row="22" table:table="0"/>
          <office:change-info>
            <dc:creator>Bob Jacobsen</dc:creator>
            <dc:date>2011-07-23T22:06:39</dc:date>
          </office:change-info>
          <table:previous table:id="ct366">
            <table:change-track-table-cell office:value-type="string">
              <text:p>N</text:p>
            </table:change-track-table-cell>
          </table:previous>
        </table:cell-content-change>
        <table:cell-content-change table:id="ct370">
          <table:cell-address table:column="3" table:row="20" table:table="0"/>
          <office:change-info>
            <dc:creator>Bob Jacobsen</dc:creator>
            <dc:date>2011-07-23T22:06:41</dc:date>
          </office:change-info>
          <table:previous table:id="ct365">
            <table:change-track-table-cell office:value-type="string">
              <text:p>N</text:p>
            </table:change-track-table-cell>
          </table:previous>
        </table:cell-content-change>
        <table:cell-content-change table:id="ct371">
          <table:cell-address table:column="3" table:row="19" table:table="0"/>
          <office:change-info>
            <dc:creator>Bob Jacobsen</dc:creator>
            <dc:date>2011-07-23T22:06:42</dc:date>
          </office:change-info>
          <table:previous table:id="ct364">
            <table:change-track-table-cell office:value-type="string">
              <text:p>N</text:p>
            </table:change-track-table-cell>
          </table:previous>
        </table:cell-content-change>
        <table:cell-content-change table:id="ct372">
          <table:cell-address table:column="3" table:row="16" table:table="0"/>
          <office:change-info>
            <dc:creator>Bob Jacobsen</dc:creator>
            <dc:date>2011-07-23T22:06:43</dc:date>
          </office:change-info>
          <table:previous table:id="ct363">
            <table:change-track-table-cell office:value-type="string">
              <text:p>N</text:p>
            </table:change-track-table-cell>
          </table:previous>
        </table:cell-content-change>
        <table:cell-content-change table:id="ct373">
          <table:cell-address table:column="3" table:row="15" table:table="0"/>
          <office:change-info>
            <dc:creator>Bob Jacobsen</dc:creator>
            <dc:date>2011-07-23T22:06:44</dc:date>
          </office:change-info>
          <table:previous table:id="ct362">
            <table:change-track-table-cell office:value-type="string">
              <text:p>N</text:p>
            </table:change-track-table-cell>
          </table:previous>
        </table:cell-content-change>
        <table:cell-content-change table:id="ct374">
          <table:cell-address table:column="3" table:row="12" table:table="0"/>
          <office:change-info>
            <dc:creator>Bob Jacobsen</dc:creator>
            <dc:date>2011-07-23T22:06:45</dc:date>
          </office:change-info>
          <table:previous table:id="ct361">
            <table:change-track-table-cell office:value-type="string">
              <text:p>N</text:p>
            </table:change-track-table-cell>
          </table:previous>
        </table:cell-content-change>
        <table:cell-content-change table:id="ct375">
          <table:cell-address table:column="3" table:row="11" table:table="0"/>
          <office:change-info>
            <dc:creator>Bob Jacobsen</dc:creator>
            <dc:date>2011-07-23T22:06:45</dc:date>
          </office:change-info>
          <table:previous table:id="ct360">
            <table:change-track-table-cell office:value-type="string">
              <text:p>N</text:p>
            </table:change-track-table-cell>
          </table:previous>
        </table:cell-content-change>
        <table:cell-content-change table:id="ct376">
          <table:cell-address table:column="3" table:row="10" table:table="0"/>
          <office:change-info>
            <dc:creator>Bob Jacobsen</dc:creator>
            <dc:date>2011-07-23T22:06:46</dc:date>
          </office:change-info>
          <table:previous table:id="ct359">
            <table:change-track-table-cell office:value-type="string">
              <text:p>N</text:p>
            </table:change-track-table-cell>
          </table:previous>
        </table:cell-content-change>
        <table:cell-content-change table:id="ct377">
          <table:cell-address table:column="3" table:row="9" table:table="0"/>
          <office:change-info>
            <dc:creator>Bob Jacobsen</dc:creator>
            <dc:date>2011-07-23T22:06:47</dc:date>
          </office:change-info>
          <table:previous table:id="ct358">
            <table:change-track-table-cell office:value-type="string">
              <text:p>N</text:p>
            </table:change-track-table-cell>
          </table:previous>
        </table:cell-content-change>
        <table:cell-content-change table:id="ct378">
          <table:cell-address table:column="3" table:row="8" table:table="0"/>
          <office:change-info>
            <dc:creator>Bob Jacobsen</dc:creator>
            <dc:date>2011-07-23T22:06:48</dc:date>
          </office:change-info>
          <table:previous table:id="ct357">
            <table:change-track-table-cell office:value-type="string">
              <text:p>N</text:p>
            </table:change-track-table-cell>
          </table:previous>
        </table:cell-content-change>
        <table:cell-content-change table:id="ct379">
          <table:cell-address table:column="3" table:row="7" table:table="0"/>
          <office:change-info>
            <dc:creator>Bob Jacobsen</dc:creator>
            <dc:date>2011-07-23T22:06:49</dc:date>
          </office:change-info>
          <table:previous table:id="ct356">
            <table:change-track-table-cell office:value-type="string">
              <text:p>N</text:p>
            </table:change-track-table-cell>
          </table:previous>
        </table:cell-content-change>
        <table:cell-content-change table:id="ct380">
          <table:cell-address table:column="13" table:row="7" table:table="0"/>
          <office:change-info>
            <dc:creator>Bob Jacobsen</dc:creator>
            <dc:date>2011-07-23T22:07:03</dc:date>
          </office:change-info>
          <table:previous table:id="ct355">
            <table:change-track-table-cell table:cell-address="Sheet1.N8" table:formula="of:=[.D8]" office:value-type="float" office:value="1"/>
          </table:previous>
        </table:cell-content-change>
        <table:cell-content-change table:id="ct381">
          <table:cell-address table:column="13" table:row="4" table:table="0"/>
          <office:change-info>
            <dc:creator>Bob Jacobsen</dc:creator>
            <dc:date>2011-07-23T22:07:03</dc:date>
          </office:change-info>
          <table:previous>
            <table:change-track-table-cell/>
          </table:previous>
        </table:cell-content-change>
        <table:cell-content-change table:id="ct382">
          <table:cell-address table:column="13" table:row="7" table:table="0"/>
          <office:change-info>
            <dc:creator>Bob Jacobsen</dc:creator>
            <dc:date>2011-07-23T22:07:17</dc:date>
          </office:change-info>
          <table:previous table:id="ct380">
            <table:change-track-table-cell table:cell-address="Sheet1.N8" table:formula="of:=IF([.C8]=)" office:value-type="string"/>
          </table:previous>
        </table:cell-content-change>
        <table:cell-content-change table:id="ct383">
          <table:cell-address table:column="13" table:row="7" table:table="0"/>
          <office:change-info>
            <dc:creator>Bob Jacobsen</dc:creator>
            <dc:date>2011-07-23T22:07:24</dc:date>
          </office:change-info>
          <table:previous table:id="ct382">
            <table:change-track-table-cell table:cell-address="Sheet1.N8" table:formula="of:=IF([.C8]=&quot;Y&quot;; &quot;Y&quot;, &quot;&quot;)" office:value-type="string"/>
          </table:previous>
        </table:cell-content-change>
        <table:cell-content-change table:id="ct384">
          <table:cell-address table:column="13" table:row="9" table:table="0"/>
          <office:change-info>
            <dc:creator>Bob Jacobsen</dc:creator>
            <dc:date>2011-07-23T22:07:27</dc:date>
          </office:change-info>
          <table:previous>
            <table:change-track-table-cell/>
          </table:previous>
        </table:cell-content-change>
        <table:cell-content-change table:id="ct385">
          <table:cell-address table:column="13" table:row="10" table:table="0"/>
          <office:change-info>
            <dc:creator>Bob Jacobsen</dc:creator>
            <dc:date>2011-07-23T22:07:28</dc:date>
          </office:change-info>
          <table:previous>
            <table:change-track-table-cell/>
          </table:previous>
        </table:cell-content-change>
        <table:cell-content-change table:id="ct386">
          <table:cell-address table:column="13" table:row="19" table:table="0"/>
          <office:change-info>
            <dc:creator>Bob Jacobsen</dc:creator>
            <dc:date>2011-07-23T22:07:31</dc:date>
          </office:change-info>
          <table:previous>
            <table:change-track-table-cell/>
          </table:previous>
        </table:cell-content-change>
        <table:cell-content-change table:id="ct387">
          <table:cell-address table:column="13" table:row="20" table:table="0"/>
          <office:change-info>
            <dc:creator>Bob Jacobsen</dc:creator>
            <dc:date>2011-07-23T22:07:31</dc:date>
          </office:change-info>
          <table:previous>
            <table:change-track-table-cell/>
          </table:previous>
        </table:cell-content-change>
        <table:cell-content-change table:id="ct388">
          <table:cell-address table:column="13" table:row="21" table:table="0"/>
          <office:change-info>
            <dc:creator>Bob Jacobsen</dc:creator>
            <dc:date>2011-07-23T22:07:32</dc:date>
          </office:change-info>
          <table:previous table:id="ct154">
            <table:change-track-table-cell office:value-type="float" office:value="1"/>
          </table:previous>
        </table:cell-content-change>
        <table:cell-content-change table:id="ct389">
          <table:cell-address table:column="13" table:row="22" table:table="0"/>
          <office:change-info>
            <dc:creator>Bob Jacobsen</dc:creator>
            <dc:date>2011-07-23T22:07:34</dc:date>
          </office:change-info>
          <table:previous>
            <table:change-track-table-cell/>
          </table:previous>
        </table:cell-content-change>
        <table:cell-content-change table:id="ct390">
          <table:cell-address table:column="13" table:row="23" table:table="0"/>
          <office:change-info>
            <dc:creator>Bob Jacobsen</dc:creator>
            <dc:date>2011-07-23T22:07:35</dc:date>
          </office:change-info>
          <table:previous>
            <table:change-track-table-cell/>
          </table:previous>
        </table:cell-content-change>
        <table:cell-content-change table:id="ct391">
          <table:cell-address table:column="13" table:row="24" table:table="0"/>
          <office:change-info>
            <dc:creator>Bob Jacobsen</dc:creator>
            <dc:date>2011-07-23T22:07:36</dc:date>
          </office:change-info>
          <table:previous table:id="ct157">
            <table:change-track-table-cell office:value-type="float" office:value="1"/>
          </table:previous>
        </table:cell-content-change>
        <table:cell-content-change table:id="ct392">
          <table:cell-address table:column="13" table:row="26" table:table="0"/>
          <office:change-info>
            <dc:creator>Bob Jacobsen</dc:creator>
            <dc:date>2011-07-23T22:07:38</dc:date>
          </office:change-info>
          <table:previous>
            <table:change-track-table-cell/>
          </table:previous>
        </table:cell-content-change>
        <table:cell-content-change table:id="ct393">
          <table:cell-address table:column="13" table:row="27" table:table="0"/>
          <office:change-info>
            <dc:creator>Bob Jacobsen</dc:creator>
            <dc:date>2011-07-23T22:07:41</dc:date>
          </office:change-info>
          <table:previous>
            <table:change-track-table-cell/>
          </table:previous>
        </table:cell-content-change>
        <table:cell-content-change table:id="ct394">
          <table:cell-address table:column="13" table:row="28" table:table="0"/>
          <office:change-info>
            <dc:creator>Bob Jacobsen</dc:creator>
            <dc:date>2011-07-23T22:07:41</dc:date>
          </office:change-info>
          <table:previous>
            <table:change-track-table-cell/>
          </table:previous>
        </table:cell-content-change>
        <table:cell-content-change table:id="ct395">
          <table:cell-address table:column="13" table:row="43" table:table="0"/>
          <office:change-info>
            <dc:creator>Bob Jacobsen</dc:creator>
            <dc:date>2011-07-23T22:07:47</dc:date>
          </office:change-info>
          <table:previous table:id="ct352">
            <table:change-track-table-cell office:value-type="string">
              <text:p>-</text:p>
            </table:change-track-table-cell>
          </table:previous>
        </table:cell-content-change>
        <table:cell-content-change table:id="ct396">
          <table:cell-address table:column="13" table:row="43" table:table="0"/>
          <office:change-info>
            <dc:creator>Bob Jacobsen</dc:creator>
            <dc:date>2011-07-23T22:07:55</dc:date>
          </office:change-info>
          <table:previous table:id="ct395">
            <table:change-track-table-cell table:cell-address="Sheet1.N44" table:formula="of:=IF([.D44]=&quot;Y&quot;; &quot;Y&quot;; &quot;&quot;)" office:value-type="string"/>
          </table:previous>
        </table:cell-content-change>
        <table:cell-content-change table:id="ct397">
          <table:cell-address table:column="13" table:row="4" table:table="0"/>
          <office:change-info>
            <dc:creator>Bob Jacobsen</dc:creator>
            <dc:date>2011-07-23T22:08:08</dc:date>
          </office:change-info>
          <table:previous table:id="ct381">
            <table:change-track-table-cell office:value-type="string">
              <text:p>Y</text:p>
            </table:change-track-table-cell>
          </table:previous>
        </table:cell-content-change>
        <table:cell-content-change table:id="ct398">
          <table:cell-address table:column="13" table:row="7" table:table="0"/>
          <office:change-info>
            <dc:creator>Bob Jacobsen</dc:creator>
            <dc:date>2011-07-23T22:08:25</dc:date>
          </office:change-info>
          <table:previous>
            <table:change-track-table-cell/>
          </table:previous>
        </table:cell-content-change>
        <table:cell-content-change table:id="ct399">
          <table:cell-address table:column="13" table:row="7" table:table="0"/>
          <office:change-info>
            <dc:creator>Bob Jacobsen</dc:creator>
            <dc:date>2011-07-23T22:08:27</dc:date>
          </office:change-info>
          <table:previous>
            <table:change-track-table-cell/>
          </table:previous>
        </table:cell-content-change>
        <table:cell-content-change table:id="ct400">
          <table:cell-address table:column="13" table:row="9" table:table="0"/>
          <office:change-info>
            <dc:creator>Bob Jacobsen</dc:creator>
            <dc:date>2011-07-23T22:08:30</dc:date>
          </office:change-info>
          <table:previous>
            <table:change-track-table-cell/>
          </table:previous>
        </table:cell-content-change>
        <table:cell-content-change table:id="ct401">
          <table:cell-address table:column="13" table:row="9" table:table="0"/>
          <office:change-info>
            <dc:creator>Bob Jacobsen</dc:creator>
            <dc:date>2011-07-23T22:08:31</dc:date>
          </office:change-info>
          <table:previous>
            <table:change-track-table-cell/>
          </table:previous>
        </table:cell-content-change>
        <table:cell-content-change table:id="ct402">
          <table:cell-address table:column="13" table:row="10" table:table="0"/>
          <office:change-info>
            <dc:creator>Bob Jacobsen</dc:creator>
            <dc:date>2011-07-23T22:08:32</dc:date>
          </office:change-info>
          <table:previous>
            <table:change-track-table-cell/>
          </table:previous>
        </table:cell-content-change>
        <table:cell-content-change table:id="ct403">
          <table:cell-address table:column="13" table:row="10" table:table="0"/>
          <office:change-info>
            <dc:creator>Bob Jacobsen</dc:creator>
            <dc:date>2011-07-23T22:08:32</dc:date>
          </office:change-info>
          <table:previous>
            <table:change-track-table-cell/>
          </table:previous>
        </table:cell-content-change>
        <table:cell-content-change table:id="ct404">
          <table:cell-address table:column="13" table:row="19" table:table="0"/>
          <office:change-info>
            <dc:creator>Bob Jacobsen</dc:creator>
            <dc:date>2011-07-23T22:08:37</dc:date>
          </office:change-info>
          <table:previous>
            <table:change-track-table-cell/>
          </table:previous>
        </table:cell-content-change>
        <table:cell-content-change table:id="ct405">
          <table:cell-address table:column="13" table:row="19" table:table="0"/>
          <office:change-info>
            <dc:creator>Bob Jacobsen</dc:creator>
            <dc:date>2011-07-23T22:08:37</dc:date>
          </office:change-info>
          <table:previous>
            <table:change-track-table-cell/>
          </table:previous>
        </table:cell-content-change>
        <table:cell-content-change table:id="ct406">
          <table:cell-address table:column="13" table:row="20" table:table="0"/>
          <office:change-info>
            <dc:creator>Bob Jacobsen</dc:creator>
            <dc:date>2011-07-23T22:08:38</dc:date>
          </office:change-info>
          <table:previous>
            <table:change-track-table-cell/>
          </table:previous>
        </table:cell-content-change>
        <table:cell-content-change table:id="ct407">
          <table:cell-address table:column="13" table:row="20" table:table="0"/>
          <office:change-info>
            <dc:creator>Bob Jacobsen</dc:creator>
            <dc:date>2011-07-23T22:08:38</dc:date>
          </office:change-info>
          <table:previous>
            <table:change-track-table-cell/>
          </table:previous>
        </table:cell-content-change>
        <table:cell-content-change table:id="ct408">
          <table:cell-address table:column="13" table:row="22" table:table="0"/>
          <office:change-info>
            <dc:creator>Bob Jacobsen</dc:creator>
            <dc:date>2011-07-23T22:08:45</dc:date>
          </office:change-info>
          <table:previous>
            <table:change-track-table-cell/>
          </table:previous>
        </table:cell-content-change>
        <table:cell-content-change table:id="ct409">
          <table:cell-address table:column="13" table:row="22" table:table="0"/>
          <office:change-info>
            <dc:creator>Bob Jacobsen</dc:creator>
            <dc:date>2011-07-23T22:08:45</dc:date>
          </office:change-info>
          <table:previous>
            <table:change-track-table-cell/>
          </table:previous>
        </table:cell-content-change>
        <table:cell-content-change table:id="ct410">
          <table:cell-address table:column="13" table:row="23" table:table="0"/>
          <office:change-info>
            <dc:creator>Bob Jacobsen</dc:creator>
            <dc:date>2011-07-23T22:08:46</dc:date>
          </office:change-info>
          <table:previous>
            <table:change-track-table-cell/>
          </table:previous>
        </table:cell-content-change>
        <table:cell-content-change table:id="ct411">
          <table:cell-address table:column="13" table:row="23" table:table="0"/>
          <office:change-info>
            <dc:creator>Bob Jacobsen</dc:creator>
            <dc:date>2011-07-23T22:08:47</dc:date>
          </office:change-info>
          <table:previous>
            <table:change-track-table-cell/>
          </table:previous>
        </table:cell-content-change>
        <table:cell-content-change table:id="ct412">
          <table:cell-address table:column="13" table:row="26" table:table="0"/>
          <office:change-info>
            <dc:creator>Bob Jacobsen</dc:creator>
            <dc:date>2011-07-23T22:08:50</dc:date>
          </office:change-info>
          <table:previous>
            <table:change-track-table-cell/>
          </table:previous>
        </table:cell-content-change>
        <table:cell-content-change table:id="ct413">
          <table:cell-address table:column="13" table:row="26" table:table="0"/>
          <office:change-info>
            <dc:creator>Bob Jacobsen</dc:creator>
            <dc:date>2011-07-23T22:08:50</dc:date>
          </office:change-info>
          <table:previous>
            <table:change-track-table-cell/>
          </table:previous>
        </table:cell-content-change>
        <table:cell-content-change table:id="ct414">
          <table:cell-address table:column="13" table:row="27" table:table="0"/>
          <office:change-info>
            <dc:creator>Bob Jacobsen</dc:creator>
            <dc:date>2011-07-23T22:08:52</dc:date>
          </office:change-info>
          <table:previous>
            <table:change-track-table-cell/>
          </table:previous>
        </table:cell-content-change>
        <table:cell-content-change table:id="ct415">
          <table:cell-address table:column="13" table:row="27" table:table="0"/>
          <office:change-info>
            <dc:creator>Bob Jacobsen</dc:creator>
            <dc:date>2011-07-23T22:08:53</dc:date>
          </office:change-info>
          <table:previous>
            <table:change-track-table-cell/>
          </table:previous>
        </table:cell-content-change>
        <table:cell-content-change table:id="ct416">
          <table:cell-address table:column="13" table:row="28" table:table="0"/>
          <office:change-info>
            <dc:creator>Bob Jacobsen</dc:creator>
            <dc:date>2011-07-23T22:08:54</dc:date>
          </office:change-info>
          <table:previous>
            <table:change-track-table-cell/>
          </table:previous>
        </table:cell-content-change>
        <table:cell-content-change table:id="ct417">
          <table:cell-address table:column="13" table:row="28" table:table="0"/>
          <office:change-info>
            <dc:creator>Bob Jacobsen</dc:creator>
            <dc:date>2011-07-23T22:08:55</dc:date>
          </office:change-info>
          <table:previous>
            <table:change-track-table-cell/>
          </table:previous>
        </table:cell-content-change>
        <table:cell-content-change table:id="ct418">
          <table:cell-address table:column="13" table:row="7" table:table="0"/>
          <office:change-info>
            <dc:creator>Bob Jacobsen</dc:creator>
            <dc:date>2011-07-23T22:09:23</dc:date>
          </office:change-info>
          <table:previous table:id="ct273">
            <table:change-track-table-cell table:cell-address="Sheet1.N8" table:formula="of:=[.C8]" office:value-type="float" office:value="0"/>
          </table:previous>
        </table:cell-content-change>
        <table:cell-content-change table:id="ct419">
          <table:cell-address table:column="13" table:row="9" table:table="0"/>
          <office:change-info>
            <dc:creator>Bob Jacobsen</dc:creator>
            <dc:date>2011-07-23T22:09:30</dc:date>
          </office:change-info>
          <table:previous table:id="ct275">
            <table:change-track-table-cell table:cell-address="Sheet1.N10" table:formula="of:=[.C10]" office:value-type="float" office:value="0"/>
          </table:previous>
        </table:cell-content-change>
        <table:cell-content-change table:id="ct420">
          <table:cell-address table:column="13" table:row="10" table:table="0"/>
          <office:change-info>
            <dc:creator>Bob Jacobsen</dc:creator>
            <dc:date>2011-07-23T22:09:31</dc:date>
          </office:change-info>
          <table:previous table:id="ct276">
            <table:change-track-table-cell table:cell-address="Sheet1.N11" table:formula="of:=[.C11]" office:value-type="float" office:value="0"/>
          </table:previous>
        </table:cell-content-change>
        <table:cell-content-change table:id="ct421">
          <table:cell-address table:column="13" table:row="19" table:table="0"/>
          <office:change-info>
            <dc:creator>Bob Jacobsen</dc:creator>
            <dc:date>2011-07-23T22:09:33</dc:date>
          </office:change-info>
          <table:previous table:id="ct281">
            <table:change-track-table-cell table:cell-address="Sheet1.N20" table:formula="of:=[.C20]" office:value-type="string">
              <text:p>Y</text:p>
            </table:change-track-table-cell>
          </table:previous>
        </table:cell-content-change>
        <table:cell-content-change table:id="ct422">
          <table:cell-address table:column="13" table:row="20" table:table="0"/>
          <office:change-info>
            <dc:creator>Bob Jacobsen</dc:creator>
            <dc:date>2011-07-23T22:09:34</dc:date>
          </office:change-info>
          <table:previous table:id="ct282">
            <table:change-track-table-cell table:cell-address="Sheet1.N21" table:formula="of:=[.C21]" office:value-type="string">
              <text:p>Y</text:p>
            </table:change-track-table-cell>
          </table:previous>
        </table:cell-content-change>
        <table:cell-content-change table:id="ct423">
          <table:cell-address table:column="13" table:row="21" table:table="0"/>
          <office:change-info>
            <dc:creator>Bob Jacobsen</dc:creator>
            <dc:date>2011-07-23T22:09:35</dc:date>
          </office:change-info>
          <table:previous table:id="ct283">
            <table:change-track-table-cell table:cell-address="Sheet1.N22" table:formula="of:=[.C22]" office:value-type="string">
              <text:p>Y</text:p>
            </table:change-track-table-cell>
          </table:previous>
        </table:cell-content-change>
        <table:cell-content-change table:id="ct424">
          <table:cell-address table:column="13" table:row="22" table:table="0"/>
          <office:change-info>
            <dc:creator>Bob Jacobsen</dc:creator>
            <dc:date>2011-07-23T22:09:36</dc:date>
          </office:change-info>
          <table:previous table:id="ct284">
            <table:change-track-table-cell table:cell-address="Sheet1.N23" table:formula="of:=[.C23]" office:value-type="string">
              <text:p>Y</text:p>
            </table:change-track-table-cell>
          </table:previous>
        </table:cell-content-change>
        <table:cell-content-change table:id="ct425">
          <table:cell-address table:column="13" table:row="23" table:table="0"/>
          <office:change-info>
            <dc:creator>Bob Jacobsen</dc:creator>
            <dc:date>2011-07-23T22:09:38</dc:date>
          </office:change-info>
          <table:previous table:id="ct285">
            <table:change-track-table-cell table:cell-address="Sheet1.N24" table:formula="of:=[.C24]" office:value-type="string">
              <text:p>Y</text:p>
            </table:change-track-table-cell>
          </table:previous>
        </table:cell-content-change>
        <table:cell-content-change table:id="ct426">
          <table:cell-address table:column="13" table:row="24" table:table="0"/>
          <office:change-info>
            <dc:creator>Bob Jacobsen</dc:creator>
            <dc:date>2011-07-23T22:09:39</dc:date>
          </office:change-info>
          <table:previous table:id="ct286">
            <table:change-track-table-cell table:cell-address="Sheet1.N25" table:formula="of:=[.C25]" office:value-type="string">
              <text:p>Y</text:p>
            </table:change-track-table-cell>
          </table:previous>
        </table:cell-content-change>
        <table:cell-content-change table:id="ct427">
          <table:cell-address table:column="13" table:row="26" table:table="0"/>
          <office:change-info>
            <dc:creator>Bob Jacobsen</dc:creator>
            <dc:date>2011-07-23T22:09:40</dc:date>
          </office:change-info>
          <table:previous table:id="ct288">
            <table:change-track-table-cell table:cell-address="Sheet1.N27" table:formula="of:=[.C27]" office:value-type="float" office:value="0"/>
          </table:previous>
        </table:cell-content-change>
        <table:cell-content-change table:id="ct428">
          <table:cell-address table:column="13" table:row="27" table:table="0"/>
          <office:change-info>
            <dc:creator>Bob Jacobsen</dc:creator>
            <dc:date>2011-07-23T22:09:43</dc:date>
          </office:change-info>
          <table:previous table:id="ct289">
            <table:change-track-table-cell table:cell-address="Sheet1.N28" table:formula="of:=[.C28]" office:value-type="string">
              <text:p>Y</text:p>
            </table:change-track-table-cell>
          </table:previous>
        </table:cell-content-change>
        <table:cell-content-change table:id="ct429">
          <table:cell-address table:column="13" table:row="28" table:table="0"/>
          <office:change-info>
            <dc:creator>Bob Jacobsen</dc:creator>
            <dc:date>2011-07-23T22:09:44</dc:date>
          </office:change-info>
          <table:previous table:id="ct290">
            <table:change-track-table-cell table:cell-address="Sheet1.N29" table:formula="of:=[.C29]" office:value-type="string">
              <text:p>Y</text:p>
            </table:change-track-table-cell>
          </table:previous>
        </table:cell-content-change>
        <table:cell-content-change table:id="ct430">
          <table:cell-address table:column="13" table:row="7" table:table="0"/>
          <office:change-info>
            <dc:creator>Bob Jacobsen</dc:creator>
            <dc:date>2011-07-23T22:11:09</dc:date>
          </office:change-info>
          <table:previous table:id="ct139">
            <table:change-track-table-cell table:cell-address="Sheet1.N8" table:formula="of:=DEC2HEX(#ref!12*256*16+HEX2DEC(#ref!12)*16+15;4)" office:value-type="float" office:value="0"/>
          </table:previous>
        </table:cell-content-change>
        <table:cell-content-change table:id="ct431">
          <table:cell-address table:column="13" table:row="7" table:table="0"/>
          <office:change-info>
            <dc:creator>Bob Jacobsen</dc:creator>
            <dc:date>2011-07-23T22:11:44</dc:date>
          </office:change-info>
          <table:previous table:id="ct430">
            <table:change-track-table-cell table:cell-address="Sheet1.N8" table:formula="of:=DEC2HEX(#ref!12*256*16+HEX2DEC(#ref!12)*16+IF(#ref!12=&quot;Y&quot;;8;0)+IF(#ref!12=&quot;Y&quot;;4;0)+4)" office:value-type="float" office:value="0"/>
          </table:previous>
        </table:cell-content-change>
        <table:cell-content-change table:id="ct432">
          <table:cell-address table:column="13" table:row="7" table:table="0"/>
          <office:change-info>
            <dc:creator>Bob Jacobsen</dc:creator>
            <dc:date>2011-07-23T22:12:04</dc:date>
          </office:change-info>
          <table:previous table:id="ct431">
            <table:change-track-table-cell table:cell-address="Sheet1.N8" table:formula="of:=DEC2HEX(#ref!12*256*16+HEX2DEC(#ref!12)*16+IF(#ref!12=&quot;Y&quot;;8;0)+IF(#ref!12=&quot;Y&quot;;4;0))" office:value-type="float" office:value="0"/>
          </table:previous>
        </table:cell-content-change>
        <table:cell-content-change table:id="ct433">
          <table:cell-address table:column="13" table:row="7" table:table="0"/>
          <office:change-info>
            <dc:creator>Bob Jacobsen</dc:creator>
            <dc:date>2011-07-23T22:12:15</dc:date>
          </office:change-info>
          <table:previous table:id="ct432">
            <table:change-track-table-cell table:cell-address="Sheet1.N8" table:formula="of:=DEC2HEX(#ref!12*256*16+HEX2DEC(#ref!12)*16+IF(#ref!12=&quot;Y&quot;;8;0)+IF(#ref!12=&quot;Y&quot;;0;4))" office:value-type="float" office:value="0"/>
          </table:previous>
        </table:cell-content-change>
        <table:cell-content-change table:id="ct434">
          <table:cell-address table:column="13" table:row="7" table:table="0"/>
          <office:change-info>
            <dc:creator>Bob Jacobsen</dc:creator>
            <dc:date>2011-07-23T22:12:50</dc:date>
          </office:change-info>
          <table:previous table:id="ct433">
            <table:change-track-table-cell table:cell-address="Sheet1.N8" table:formula="of:=DEC2HEX(#ref!12*256*16+HEX2DEC(#ref!12)*16+IF(#ref!12=&quot;Y&quot;;8;0)+IF(#ref!12=&quot;Y&quot;;0;4)+3)" office:value-type="float" office:value="0"/>
          </table:previous>
        </table:cell-content-change>
        <table:cell-content-change table:id="ct435">
          <table:cell-address table:column="13" table:row="9" table:table="0"/>
          <office:change-info>
            <dc:creator>Bob Jacobsen</dc:creator>
            <dc:date>2011-07-23T22:12:53</dc:date>
          </office:change-info>
          <table:previous table:id="ct140">
            <table:change-track-table-cell table:cell-address="Sheet1.N10" table:formula="of:=DEC2HEX(#ref!14*256*16+HEX2DEC(#ref!14)*16+15;4)" office:value-type="float" office:value="0"/>
          </table:previous>
        </table:cell-content-change>
        <table:cell-content-change table:id="ct436">
          <table:cell-address table:column="13" table:row="10" table:table="0"/>
          <office:change-info>
            <dc:creator>Bob Jacobsen</dc:creator>
            <dc:date>2011-07-23T22:12:59</dc:date>
          </office:change-info>
          <table:previous table:id="ct141">
            <table:change-track-table-cell table:cell-address="Sheet1.N11" table:formula="of:=DEC2HEX(#ref!15*256*16+HEX2DEC(#ref!15)*16+15;4)" office:value-type="float" office:value="0"/>
          </table:previous>
        </table:cell-content-change>
        <table:cell-content-change table:id="ct437">
          <table:cell-address table:column="13" table:row="19" table:table="0"/>
          <office:change-info>
            <dc:creator>Bob Jacobsen</dc:creator>
            <dc:date>2011-07-23T22:13:06</dc:date>
          </office:change-info>
          <table:previous table:id="ct142">
            <table:change-track-table-cell table:cell-address="Sheet1.N20" table:formula="of:=DEC2HEX(#ref!24*256*16+HEX2DEC(#ref!24)*16+15;4)" office:value-type="float" office:value="0"/>
          </table:previous>
        </table:cell-content-change>
        <table:cell-content-change table:id="ct438">
          <table:cell-address table:column="13" table:row="20" table:table="0"/>
          <office:change-info>
            <dc:creator>Bob Jacobsen</dc:creator>
            <dc:date>2011-07-23T22:13:10</dc:date>
          </office:change-info>
          <table:previous table:id="ct143">
            <table:change-track-table-cell table:cell-address="Sheet1.N21" table:formula="of:=DEC2HEX(#ref!25*256*16+HEX2DEC(#ref!25)*16+15;4)" office:value-type="float" office:value="0"/>
          </table:previous>
        </table:cell-content-change>
        <table:cell-content-change table:id="ct439">
          <table:cell-address table:column="13" table:row="21" table:table="0"/>
          <office:change-info>
            <dc:creator>Bob Jacobsen</dc:creator>
            <dc:date>2011-07-23T22:13:13</dc:date>
          </office:change-info>
          <table:previous table:id="ct144">
            <table:change-track-table-cell table:cell-address="Sheet1.N22" table:formula="of:=DEC2HEX(#ref!26*256*16+HEX2DEC(#ref!26)*16+15;4)" office:value-type="float" office:value="0"/>
          </table:previous>
        </table:cell-content-change>
        <table:cell-content-change table:id="ct440">
          <table:cell-address table:column="13" table:row="22" table:table="0"/>
          <office:change-info>
            <dc:creator>Bob Jacobsen</dc:creator>
            <dc:date>2011-07-23T22:13:25</dc:date>
          </office:change-info>
          <table:previous table:id="ct145">
            <table:change-track-table-cell table:cell-address="Sheet1.N23" table:formula="of:=DEC2HEX(#ref!27*256*16+HEX2DEC(#ref!27)*16+15;4)" office:value-type="float" office:value="0"/>
          </table:previous>
        </table:cell-content-change>
        <table:cell-content-change table:id="ct441">
          <table:cell-address table:column="13" table:row="23" table:table="0"/>
          <office:change-info>
            <dc:creator>Bob Jacobsen</dc:creator>
            <dc:date>2011-07-23T22:13:27</dc:date>
          </office:change-info>
          <table:previous table:id="ct146">
            <table:change-track-table-cell table:cell-address="Sheet1.N24" table:formula="of:=DEC2HEX(#ref!28*256*16+HEX2DEC(#ref!28)*16+15;4)" office:value-type="float" office:value="0"/>
          </table:previous>
        </table:cell-content-change>
        <table:cell-content-change table:id="ct442">
          <table:cell-address table:column="13" table:row="24" table:table="0"/>
          <office:change-info>
            <dc:creator>Bob Jacobsen</dc:creator>
            <dc:date>2011-07-23T22:13:28</dc:date>
          </office:change-info>
          <table:previous table:id="ct147">
            <table:change-track-table-cell table:cell-address="Sheet1.N25" table:formula="of:=DEC2HEX(#ref!29*256*16+HEX2DEC(#ref!29)*16+15;4)" office:value-type="float" office:value="0"/>
          </table:previous>
        </table:cell-content-change>
        <table:cell-content-change table:id="ct443">
          <table:cell-address table:column="13" table:row="26" table:table="0"/>
          <office:change-info>
            <dc:creator>Bob Jacobsen</dc:creator>
            <dc:date>2011-07-23T22:13:32</dc:date>
          </office:change-info>
          <table:previous table:id="ct148">
            <table:change-track-table-cell table:cell-address="Sheet1.N27" table:formula="of:=DEC2HEX(#ref!31*256*16+HEX2DEC(#ref!31)*16+15;4)" office:value-type="float" office:value="0"/>
          </table:previous>
        </table:cell-content-change>
        <table:cell-content-change table:id="ct444">
          <table:cell-address table:column="13" table:row="27" table:table="0"/>
          <office:change-info>
            <dc:creator>Bob Jacobsen</dc:creator>
            <dc:date>2011-07-23T22:13:33</dc:date>
          </office:change-info>
          <table:previous table:id="ct149">
            <table:change-track-table-cell table:cell-address="Sheet1.N28" table:formula="of:=DEC2HEX(#ref!32*256*16+HEX2DEC(#ref!32)*16+15;4)" office:value-type="float" office:value="0"/>
          </table:previous>
        </table:cell-content-change>
        <table:cell-content-change table:id="ct445">
          <table:cell-address table:column="13" table:row="28" table:table="0"/>
          <office:change-info>
            <dc:creator>Bob Jacobsen</dc:creator>
            <dc:date>2011-07-23T22:13:38</dc:date>
          </office:change-info>
          <table:previous table:id="ct150">
            <table:change-track-table-cell table:cell-address="Sheet1.N29" table:formula="of:=DEC2HEX(#ref!33*256*16+HEX2DEC(#ref!33)*16+15;4)" office:value-type="float" office:value="0"/>
          </table:previous>
        </table:cell-content-change>
        <table:movement table:id="ct446">
          <table:source-range-address table:start-column="14" table:start-row="4" table:start-table="0" table:end-column="14" table:end-row="50" table:end-table="0"/>
          <table:target-range-address table:start-column="15" table:start-row="4" table:start-table="0" table:end-column="15" table:end-row="50" table:end-table="0"/>
          <office:change-info>
            <dc:creator>Bob Jacobsen</dc:creator>
            <dc:date>2011-07-23T22:14:34</dc:date>
          </office:change-info>
          <table:dependencies>
            <table:dependence table:id="ct1706"/>
            <table:dependence table:id="ct1705"/>
            <table:dependence table:id="ct1700"/>
            <table:dependence table:id="ct1699"/>
            <table:dependence table:id="ct1698"/>
            <table:dependence table:id="ct1697"/>
            <table:dependence table:id="ct1685"/>
            <table:dependence table:id="ct1684"/>
            <table:dependence table:id="ct1683"/>
            <table:dependence table:id="ct1578"/>
            <table:dependence table:id="ct1577"/>
            <table:dependence table:id="ct1576"/>
            <table:dependence table:id="ct1575"/>
            <table:dependence table:id="ct1567"/>
            <table:dependence table:id="ct1548"/>
            <table:dependence table:id="ct1546"/>
            <table:dependence table:id="ct1507"/>
            <table:dependence table:id="ct1487"/>
            <table:dependence table:id="ct1486"/>
            <table:dependence table:id="ct1437"/>
            <table:dependence table:id="ct1436"/>
            <table:dependence table:id="ct1435"/>
            <table:dependence table:id="ct1434"/>
            <table:dependence table:id="ct1433"/>
            <table:dependence table:id="ct1432"/>
            <table:dependence table:id="ct1431"/>
            <table:dependence table:id="ct1430"/>
            <table:dependence table:id="ct1429"/>
            <table:dependence table:id="ct1428"/>
            <table:dependence table:id="ct1427"/>
            <table:dependence table:id="ct1426"/>
            <table:dependence table:id="ct1425"/>
            <table:dependence table:id="ct1424"/>
            <table:dependence table:id="ct1423"/>
            <table:dependence table:id="ct1422"/>
            <table:dependence table:id="ct1421"/>
            <table:dependence table:id="ct1420"/>
            <table:dependence table:id="ct1419"/>
            <table:dependence table:id="ct1418"/>
            <table:dependence table:id="ct1417"/>
            <table:dependence table:id="ct1416"/>
            <table:dependence table:id="ct1415"/>
            <table:dependence table:id="ct1414"/>
            <table:dependence table:id="ct1413"/>
            <table:dependence table:id="ct1412"/>
            <table:dependence table:id="ct1411"/>
            <table:dependence table:id="ct1410"/>
            <table:dependence table:id="ct1409"/>
            <table:dependence table:id="ct1408"/>
            <table:dependence table:id="ct1407"/>
            <table:dependence table:id="ct1406"/>
            <table:dependence table:id="ct1405"/>
            <table:dependence table:id="ct1404"/>
            <table:dependence table:id="ct1403"/>
            <table:dependence table:id="ct1402"/>
            <table:dependence table:id="ct1401"/>
            <table:dependence table:id="ct1400"/>
            <table:dependence table:id="ct1399"/>
            <table:dependence table:id="ct1398"/>
            <table:dependence table:id="ct1397"/>
            <table:dependence table:id="ct851"/>
            <table:dependence table:id="ct850"/>
            <table:dependence table:id="ct849"/>
            <table:dependence table:id="ct848"/>
            <table:dependence table:id="ct847"/>
            <table:dependence table:id="ct846"/>
            <table:dependence table:id="ct845"/>
            <table:dependence table:id="ct844"/>
            <table:dependence table:id="ct843"/>
            <table:dependence table:id="ct842"/>
            <table:dependence table:id="ct841"/>
            <table:dependence table:id="ct840"/>
            <table:dependence table:id="ct839"/>
            <table:dependence table:id="ct838"/>
            <table:dependence table:id="ct837"/>
            <table:dependence table:id="ct836"/>
            <table:dependence table:id="ct835"/>
            <table:dependence table:id="ct834"/>
            <table:dependence table:id="ct833"/>
            <table:dependence table:id="ct832"/>
            <table:dependence table:id="ct831"/>
            <table:dependence table:id="ct830"/>
            <table:dependence table:id="ct829"/>
            <table:dependence table:id="ct828"/>
            <table:dependence table:id="ct827"/>
            <table:dependence table:id="ct826"/>
            <table:dependence table:id="ct825"/>
            <table:dependence table:id="ct824"/>
            <table:dependence table:id="ct823"/>
            <table:dependence table:id="ct822"/>
            <table:dependence table:id="ct821"/>
            <table:dependence table:id="ct820"/>
            <table:dependence table:id="ct819"/>
            <table:dependence table:id="ct818"/>
            <table:dependence table:id="ct817"/>
            <table:dependence table:id="ct816"/>
            <table:dependence table:id="ct815"/>
            <table:dependence table:id="ct814"/>
            <table:dependence table:id="ct813"/>
            <table:dependence table:id="ct812"/>
            <table:dependence table:id="ct811"/>
            <table:dependence table:id="ct810"/>
            <table:dependence table:id="ct465"/>
            <table:dependence table:id="ct462"/>
            <table:dependence table:id="ct461"/>
            <table:dependence table:id="ct460"/>
            <table:dependence table:id="ct459"/>
            <table:dependence table:id="ct458"/>
            <table:dependence table:id="ct457"/>
            <table:dependence table:id="ct456"/>
            <table:dependence table:id="ct455"/>
            <table:dependence table:id="ct454"/>
            <table:dependence table:id="ct453"/>
            <table:dependence table:id="ct452"/>
            <table:dependence table:id="ct451"/>
            <table:dependence table:id="ct450"/>
            <table:dependence table:id="ct449"/>
            <table:dependence table:id="ct448"/>
            <table:dependence table:id="ct447"/>
            <table:dependence table:id="ct-54"/>
            <table:dependence table:id="ct-65"/>
          </table:dependencies>
        </table:movement>
        <table:cell-content-change table:id="ct447">
          <table:cell-address table:column="14" table:row="8" table:table="0"/>
          <office:change-info>
            <dc:creator>Bob Jacobsen</dc:creator>
            <dc:date>2011-07-23T22:15:23</dc:date>
          </office:change-info>
          <table:previous>
            <table:change-track-table-cell/>
          </table:previous>
        </table:cell-content-change>
        <table:cell-content-change table:id="ct448">
          <table:cell-address table:column="14" table:row="8" table:table="0"/>
          <office:change-info>
            <dc:creator>Bob Jacobsen</dc:creator>
            <dc:date>2011-07-23T22:16:03</dc:date>
          </office:change-info>
          <table:previous table:id="ct447">
            <table:change-track-table-cell table:cell-address="Sheet1.O9" table:formula="of:=DEC2HEX(1*(16*256)+[.H9]*256*2+[.I9]*16+#ref!13+IF(NOT (#ref!11=&quot;Y&quot;);2*16*256;0);4)" office:value-type="float" office:value="0"/>
          </table:previous>
        </table:cell-content-change>
        <table:cell-content-change table:id="ct449">
          <table:cell-address table:column="14" table:row="8" table:table="0"/>
          <office:change-info>
            <dc:creator>Bob Jacobsen</dc:creator>
            <dc:date>2011-07-23T22:16:44</dc:date>
          </office:change-info>
          <table:previous table:id="ct448">
            <table:change-track-table-cell table:cell-address="Sheet1.O9" table:formula="of:=DEC2HEX([.H9]*256*2+[.I9]*16+#ref!13+IF(NOT (#ref!11=&quot;Y&quot;);2*16*256;0);4)" office:value-type="float" office:value="0"/>
          </table:previous>
        </table:cell-content-change>
        <table:cell-content-change table:id="ct450">
          <table:cell-address table:column="14" table:row="8" table:table="0"/>
          <office:change-info>
            <dc:creator>Bob Jacobsen</dc:creator>
            <dc:date>2011-07-23T22:16:47</dc:date>
          </office:change-info>
          <table:previous table:id="ct449">
            <table:change-track-table-cell table:cell-address="Sheet1.O9" table:formula="of:=DEC2HEX([.H9]*2*16+[.I9];4)" office:value-type="string">
              <text:p>000A</text:p>
            </table:change-track-table-cell>
          </table:previous>
        </table:cell-content-change>
        <table:cell-content-change table:id="ct451">
          <table:cell-address table:column="14" table:row="11" table:table="0"/>
          <office:change-info>
            <dc:creator>Bob Jacobsen</dc:creator>
            <dc:date>2011-07-23T22:16:54</dc:date>
          </office:change-info>
          <table:previous>
            <table:change-track-table-cell/>
          </table:previous>
        </table:cell-content-change>
        <table:cell-content-change table:id="ct452">
          <table:cell-address table:column="14" table:row="12" table:table="0"/>
          <office:change-info>
            <dc:creator>Bob Jacobsen</dc:creator>
            <dc:date>2011-07-23T22:16:55</dc:date>
          </office:change-info>
          <table:previous>
            <table:change-track-table-cell/>
          </table:previous>
        </table:cell-content-change>
        <table:cell-content-change table:id="ct453">
          <table:cell-address table:column="14" table:row="15" table:table="0"/>
          <office:change-info>
            <dc:creator>Bob Jacobsen</dc:creator>
            <dc:date>2011-07-23T22:16:56</dc:date>
          </office:change-info>
          <table:previous>
            <table:change-track-table-cell/>
          </table:previous>
        </table:cell-content-change>
        <table:cell-content-change table:id="ct454">
          <table:cell-address table:column="14" table:row="16" table:table="0"/>
          <office:change-info>
            <dc:creator>Bob Jacobsen</dc:creator>
            <dc:date>2011-07-23T22:16:57</dc:date>
          </office:change-info>
          <table:previous>
            <table:change-track-table-cell/>
          </table:previous>
        </table:cell-content-change>
        <table:cell-content-change table:id="ct455">
          <table:cell-address table:column="14" table:row="25" table:table="0"/>
          <office:change-info>
            <dc:creator>Bob Jacobsen</dc:creator>
            <dc:date>2011-07-23T22:16:59</dc:date>
          </office:change-info>
          <table:previous>
            <table:change-track-table-cell/>
          </table:previous>
        </table:cell-content-change>
        <table:cell-content-change table:id="ct456">
          <table:cell-address table:column="14" table:row="38" table:table="0"/>
          <office:change-info>
            <dc:creator>Bob Jacobsen</dc:creator>
            <dc:date>2011-07-23T22:17:02</dc:date>
          </office:change-info>
          <table:previous>
            <table:change-track-table-cell/>
          </table:previous>
        </table:cell-content-change>
        <table:cell-content-change table:id="ct457">
          <table:cell-address table:column="14" table:row="39" table:table="0"/>
          <office:change-info>
            <dc:creator>Bob Jacobsen</dc:creator>
            <dc:date>2011-07-23T22:17:03</dc:date>
          </office:change-info>
          <table:previous>
            <table:change-track-table-cell/>
          </table:previous>
        </table:cell-content-change>
        <table:cell-content-change table:id="ct458">
          <table:cell-address table:column="14" table:row="43" table:table="0"/>
          <office:change-info>
            <dc:creator>Bob Jacobsen</dc:creator>
            <dc:date>2011-07-23T22:17:05</dc:date>
          </office:change-info>
          <table:previous>
            <table:change-track-table-cell/>
          </table:previous>
        </table:cell-content-change>
        <table:cell-content-change table:id="ct459">
          <table:cell-address table:column="14" table:row="45" table:table="0"/>
          <office:change-info>
            <dc:creator>Bob Jacobsen</dc:creator>
            <dc:date>2011-07-23T22:17:07</dc:date>
          </office:change-info>
          <table:previous>
            <table:change-track-table-cell/>
          </table:previous>
        </table:cell-content-change>
        <table:cell-content-change table:id="ct460">
          <table:cell-address table:column="14" table:row="48" table:table="0"/>
          <office:change-info>
            <dc:creator>Bob Jacobsen</dc:creator>
            <dc:date>2011-07-23T22:17:11</dc:date>
          </office:change-info>
          <table:previous>
            <table:change-track-table-cell/>
          </table:previous>
        </table:cell-content-change>
        <table:cell-content-change table:id="ct461">
          <table:cell-address table:column="14" table:row="49" table:table="0"/>
          <office:change-info>
            <dc:creator>Bob Jacobsen</dc:creator>
            <dc:date>2011-07-23T22:17:12</dc:date>
          </office:change-info>
          <table:previous>
            <table:change-track-table-cell/>
          </table:previous>
        </table:cell-content-change>
        <table:cell-content-change table:id="ct462">
          <table:cell-address table:column="14" table:row="50" table:table="0"/>
          <office:change-info>
            <dc:creator>Bob Jacobsen</dc:creator>
            <dc:date>2011-07-23T22:17:12</dc:date>
          </office:change-info>
          <table:previous>
            <table:change-track-table-cell/>
          </table:previous>
        </table:cell-content-change>
        <table:cell-content-change table:id="ct463">
          <table:cell-address table:column="13" table:row="49" table:table="0"/>
          <office:change-info>
            <dc:creator>Bob Jacobsen</dc:creator>
            <dc:date>2011-07-23T22:17:30</dc:date>
          </office:change-info>
          <table:previous>
            <table:change-track-table-cell office:value-type="string">
              <text:p>7ddd</text:p>
            </table:change-track-table-cell>
          </table:previous>
        </table:cell-content-change>
        <table:cell-content-change table:id="ct464">
          <table:cell-address table:column="13" table:row="50" table:table="0"/>
          <office:change-info>
            <dc:creator>Bob Jacobsen</dc:creator>
            <dc:date>2011-07-23T22:17:32</dc:date>
          </office:change-info>
          <table:previous>
            <table:change-track-table-cell office:value-type="string">
              <text:p>7ddd</text:p>
            </table:change-track-table-cell>
          </table:previous>
        </table:cell-content-change>
        <table:cell-content-change table:id="ct465">
          <table:cell-address table:column="14" table:row="48" table:table="0"/>
          <office:change-info>
            <dc:creator>Bob Jacobsen</dc:creator>
            <dc:date>2011-07-23T22:17:34</dc:date>
          </office:change-info>
          <table:previous table:id="ct460">
            <table:change-track-table-cell table:cell-address="Sheet1.O49" table:formula="of:=DEC2HEX([.H49]*2*16+[.I49];2)" office:value-type="string">
              <text:p>69</text:p>
            </table:change-track-table-cell>
          </table:previous>
        </table:cell-content-change>
        <table:cell-content-change table:id="ct466">
          <table:cell-address table:column="14" table:row="2" table:table="0"/>
          <office:change-info>
            <dc:creator>Bob Jacobsen</dc:creator>
            <dc:date>2011-07-23T22:18:39</dc:date>
          </office:change-info>
          <table:previous>
            <table:change-track-table-cell/>
          </table:previous>
        </table:cell-content-change>
        <table:cell-content-change table:id="ct467">
          <table:cell-address table:column="14" table:row="2" table:table="0"/>
          <office:change-info>
            <dc:creator>Bob Jacobsen</dc:creator>
            <dc:date>2011-07-23T22:18:50</dc:date>
          </office:change-info>
          <table:previous>
            <table:change-track-table-cell/>
          </table:previous>
        </table:cell-content-change>
        <table:cell-content-change table:id="ct468">
          <table:cell-address table:column="14" table:row="1" table:table="0"/>
          <office:change-info>
            <dc:creator>Bob Jacobsen</dc:creator>
            <dc:date>2011-07-23T22:18:58</dc:date>
          </office:change-info>
          <table:previous>
            <table:change-track-table-cell office:value-type="string">
              <text:p>CAN Content</text:p>
            </table:change-track-table-cell>
          </table:previous>
        </table:cell-content-change>
        <table:cell-content-change table:id="ct469">
          <table:cell-address table:column="14" table:row="2" table:table="0"/>
          <office:change-info>
            <dc:creator>Bob Jacobsen</dc:creator>
            <dc:date>2011-07-23T22:18:59</dc:date>
          </office:change-info>
          <table:previous table:id="ct466">
            <table:change-track-table-cell office:value-type="string">
              <text:p>MTI byte at start</text:p>
            </table:change-track-table-cell>
          </table:previous>
        </table:cell-content-change>
        <table:cell-content-change table:id="ct470">
          <table:cell-address table:column="14" table:row="2" table:table="0"/>
          <office:change-info>
            <dc:creator>Bob Jacobsen</dc:creator>
            <dc:date>2011-07-23T22:19:05</dc:date>
          </office:change-info>
          <table:previous table:id="ct469">
            <table:change-track-table-cell/>
          </table:previous>
        </table:cell-content-change>
        <table:cell-content-change table:id="ct471">
          <table:cell-address table:column="14" table:row="2" table:table="0"/>
          <office:change-info>
            <dc:creator>Bob Jacobsen</dc:creator>
            <dc:date>2011-07-23T22:19:11</dc:date>
          </office:change-info>
          <table:previous table:id="ct467">
            <table:change-track-table-cell office:value-type="string">
              <text:p>of CAN data</text:p>
            </table:change-track-table-cell>
          </table:previous>
        </table:cell-content-change>
        <table:cell-content-change table:id="ct472">
          <table:cell-address table:column="14" table:row="2" table:table="0"/>
          <office:change-info>
            <dc:creator>Bob Jacobsen</dc:creator>
            <dc:date>2011-07-23T22:19:49</dc:date>
          </office:change-info>
          <table:previous table:id="ct471">
            <table:change-track-table-cell office:value-type="string">
              <text:p>of CAN data, if present</text:p>
            </table:change-track-table-cell>
          </table:previous>
        </table:cell-content-change>
        <table:cell-content-change table:id="ct473">
          <table:cell-address table:column="14" table:row="3" table:table="0"/>
          <office:change-info>
            <dc:creator>Bob Jacobsen</dc:creator>
            <dc:date>2011-07-23T22:19:50</dc:date>
          </office:change-info>
          <table:previous>
            <table:change-track-table-cell/>
          </table:previous>
        </table:cell-content-change>
        <table:cell-content-change table:id="ct474">
          <table:cell-address table:column="7" table:row="8" table:table="0"/>
          <office:change-info>
            <dc:creator>Bob Jacobsen</dc:creator>
            <dc:date>2011-07-23T23:23:00</dc:date>
          </office:change-info>
          <table:previous>
            <table:change-track-table-cell office:value-type="string">
              <text:p>Y</text:p>
            </table:change-track-table-cell>
          </table:previous>
        </table:cell-content-change>
        <table:cell-content-change table:id="ct475">
          <table:cell-address table:column="7" table:row="15" table:table="0"/>
          <office:change-info>
            <dc:creator>Bob Jacobsen</dc:creator>
            <dc:date>2011-07-23T23:23:07</dc:date>
          </office:change-info>
          <table:previous table:id="ct198">
            <table:change-track-table-cell office:value-type="string">
              <text:p>Y</text:p>
            </table:change-track-table-cell>
          </table:previous>
        </table:cell-content-change>
        <table:cell-content-change table:id="ct476">
          <table:cell-address table:column="7" table:row="16" table:table="0"/>
          <office:change-info>
            <dc:creator>Bob Jacobsen</dc:creator>
            <dc:date>2011-07-23T23:23:08</dc:date>
          </office:change-info>
          <table:previous table:id="ct199">
            <table:change-track-table-cell office:value-type="string">
              <text:p>Y</text:p>
            </table:change-track-table-cell>
          </table:previous>
        </table:cell-content-change>
        <table:cell-content-change table:id="ct477">
          <table:cell-address table:column="7" table:row="25" table:table="0"/>
          <office:change-info>
            <dc:creator>Bob Jacobsen</dc:creator>
            <dc:date>2011-07-23T23:23:13</dc:date>
          </office:change-info>
          <table:previous>
            <table:change-track-table-cell office:value-type="string">
              <text:p>Y</text:p>
            </table:change-track-table-cell>
          </table:previous>
        </table:cell-content-change>
        <table:cell-content-change table:id="ct478">
          <table:cell-address table:column="7" table:row="37" table:table="0"/>
          <office:change-info>
            <dc:creator>Bob Jacobsen</dc:creator>
            <dc:date>2011-07-23T23:23:24</dc:date>
          </office:change-info>
          <table:previous table:id="ct270">
            <table:change-track-table-cell office:value-type="string">
              <text:p>Y</text:p>
            </table:change-track-table-cell>
          </table:previous>
        </table:cell-content-change>
        <table:cell-content-change table:id="ct479">
          <table:cell-address table:column="7" table:row="38" table:table="0"/>
          <office:change-info>
            <dc:creator>Bob Jacobsen</dc:creator>
            <dc:date>2011-07-23T23:23:24</dc:date>
          </office:change-info>
          <table:previous>
            <table:change-track-table-cell office:value-type="string">
              <text:p>Y</text:p>
            </table:change-track-table-cell>
          </table:previous>
        </table:cell-content-change>
        <table:cell-content-change table:id="ct480">
          <table:cell-address table:column="7" table:row="39" table:table="0"/>
          <office:change-info>
            <dc:creator>Bob Jacobsen</dc:creator>
            <dc:date>2011-07-23T23:23:25</dc:date>
          </office:change-info>
          <table:previous>
            <table:change-track-table-cell office:value-type="string">
              <text:p>Y</text:p>
            </table:change-track-table-cell>
          </table:previous>
        </table:cell-content-change>
        <table:cell-content-change table:id="ct481">
          <table:cell-address table:column="7" table:row="15" table:table="0"/>
          <office:change-info>
            <dc:creator>Bob Jacobsen</dc:creator>
            <dc:date>2011-07-23T23:23:39</dc:date>
          </office:change-info>
          <table:previous table:id="ct475">
            <table:change-track-table-cell/>
          </table:previous>
        </table:cell-content-change>
        <table:cell-content-change table:id="ct482">
          <table:cell-address table:column="7" table:row="16" table:table="0"/>
          <office:change-info>
            <dc:creator>Bob Jacobsen</dc:creator>
            <dc:date>2011-07-23T23:23:39</dc:date>
          </office:change-info>
          <table:previous table:id="ct476">
            <table:change-track-table-cell/>
          </table:previous>
        </table:cell-content-change>
        <table:cell-content-change table:id="ct483">
          <table:cell-address table:column="11" table:row="58" table:table="0"/>
          <office:change-info>
            <dc:creator>Bob Jacobsen</dc:creator>
            <dc:date>2011-07-24T06:53:52</dc:date>
          </office:change-info>
          <table:previous>
            <table:change-track-table-cell/>
          </table:previous>
        </table:cell-content-change>
        <table:cell-content-change table:id="ct484">
          <table:cell-address table:column="11" table:row="57" table:table="0"/>
          <office:change-info>
            <dc:creator>Bob Jacobsen</dc:creator>
            <dc:date>2011-07-24T06:54:06</dc:date>
          </office:change-info>
          <table:previous>
            <table:change-track-table-cell/>
          </table:previous>
        </table:cell-content-change>
        <table:cell-content-change table:id="ct485">
          <table:cell-address table:column="11" table:row="53" table:table="0"/>
          <office:change-info>
            <dc:creator>Bob Jacobsen</dc:creator>
            <dc:date>2011-07-24T06:54:30</dc:date>
          </office:change-info>
          <table:previous>
            <table:change-track-table-cell/>
          </table:previous>
        </table:cell-content-change>
        <table:cell-content-change table:id="ct486">
          <table:cell-address table:column="11" table:row="52" table:table="0"/>
          <office:change-info>
            <dc:creator>Bob Jacobsen</dc:creator>
            <dc:date>2011-07-24T06:54:46</dc:date>
          </office:change-info>
          <table:previous>
            <table:change-track-table-cell/>
          </table:previous>
        </table:cell-content-change>
        <table:cell-content-change table:id="ct487">
          <table:cell-address table:column="11" table:row="54" table:table="0"/>
          <office:change-info>
            <dc:creator>Bob Jacobsen</dc:creator>
            <dc:date>2011-07-24T06:55:13</dc:date>
          </office:change-info>
          <table:previous>
            <table:change-track-table-cell/>
          </table:previous>
        </table:cell-content-change>
        <table:cell-content-change table:id="ct488">
          <table:cell-address table:column="11" table:row="59" table:table="0"/>
          <office:change-info>
            <dc:creator>Bob Jacobsen</dc:creator>
            <dc:date>2011-07-24T06:56:10</dc:date>
          </office:change-info>
          <table:previous>
            <table:change-track-table-cell/>
          </table:previous>
        </table:cell-content-change>
        <table:movement table:id="ct489">
          <table:source-range-address table:start-column="2" table:start-row="52" table:start-table="0" table:end-column="2" table:end-row="51" table:end-table="0"/>
          <table:target-range-address table:column="2" table:row="52" table:table="0"/>
          <office:change-info>
            <dc:creator>Bob Jacobsen</dc:creator>
            <dc:date>2011-07-24T06:56:17</dc:date>
          </office:change-info>
          <table:dependencies>
            <table:dependence table:id="ct2108"/>
            <table:dependence table:id="ct2107"/>
            <table:dependence table:id="ct2106"/>
            <table:dependence table:id="ct2105"/>
            <table:dependence table:id="ct2104"/>
            <table:dependence table:id="ct2103"/>
            <table:dependence table:id="ct2102"/>
            <table:dependence table:id="ct2101"/>
            <table:dependence table:id="ct2100"/>
            <table:dependence table:id="ct2097"/>
            <table:dependence table:id="ct2093"/>
            <table:dependence table:id="ct1544"/>
          </table:dependencies>
        </table:movement>
        <table:movement table:id="ct490">
          <table:source-range-address table:start-column="2" table:start-row="52" table:start-table="0" table:end-column="2" table:end-row="51" table:end-table="0"/>
          <table:target-range-address table:column="2" table:row="52" table:table="0"/>
          <office:change-info>
            <dc:creator>Bob Jacobsen</dc:creator>
            <dc:date>2011-07-24T06:56:22</dc:date>
          </office:change-info>
          <table:dependencies>
            <table:dependence table:id="ct2108"/>
            <table:dependence table:id="ct2107"/>
            <table:dependence table:id="ct2106"/>
            <table:dependence table:id="ct2105"/>
            <table:dependence table:id="ct2104"/>
            <table:dependence table:id="ct2103"/>
            <table:dependence table:id="ct2102"/>
            <table:dependence table:id="ct2101"/>
            <table:dependence table:id="ct2098"/>
            <table:dependence table:id="ct2093"/>
            <table:dependence table:id="ct1544"/>
          </table:dependencies>
        </table:movement>
        <table:movement table:id="ct491">
          <table:source-range-address table:column="2" table:row="54" table:table="0"/>
          <table:target-range-address table:column="2" table:row="52" table:table="0"/>
          <office:change-info>
            <dc:creator>Bob Jacobsen</dc:creator>
            <dc:date>2011-07-24T06:56:27</dc:date>
          </office:change-info>
          <table:dependencies>
            <table:dependence table:id="ct2108"/>
            <table:dependence table:id="ct2107"/>
            <table:dependence table:id="ct2106"/>
            <table:dependence table:id="ct2105"/>
            <table:dependence table:id="ct2104"/>
            <table:dependence table:id="ct2103"/>
            <table:dependence table:id="ct2102"/>
            <table:dependence table:id="ct2101"/>
            <table:dependence table:id="ct2100"/>
            <table:dependence table:id="ct2099"/>
            <table:dependence table:id="ct2098"/>
            <table:dependence table:id="ct2097"/>
            <table:dependence table:id="ct2093"/>
            <table:dependence table:id="ct1544"/>
          </table:dependencies>
        </table:movement>
        <table:cell-content-change table:id="ct492">
          <table:cell-address table:column="11" table:row="61" table:table="0"/>
          <office:change-info>
            <dc:creator>Bob Jacobsen</dc:creator>
            <dc:date>2011-07-24T06:57:08</dc:date>
          </office:change-info>
          <table:previous>
            <table:change-track-table-cell/>
          </table:previous>
        </table:cell-content-change>
        <table:insertion table:id="ct493" table:type="row" table:position="1" table:table="0">
          <office:change-info>
            <dc:creator>Mike </dc:creator>
            <dc:date>2011-08-04T12:03:27.15</dc:date>
          </office:change-info>
          <table:dependencies>
            <table:dependence table:id="ct2267"/>
            <table:dependence table:id="ct2064"/>
            <table:dependence table:id="ct2063"/>
            <table:dependence table:id="ct2062"/>
            <table:dependence table:id="ct1947"/>
            <table:dependence table:id="ct1758"/>
            <table:dependence table:id="ct1757"/>
            <table:dependence table:id="ct1755"/>
            <table:dependence table:id="ct1715"/>
            <table:dependence table:id="ct1714"/>
            <table:dependence table:id="ct1713"/>
            <table:dependence table:id="ct1711"/>
            <table:dependence table:id="ct1640"/>
            <table:dependence table:id="ct1637"/>
            <table:dependence table:id="ct1545"/>
            <table:dependence table:id="ct1506"/>
            <table:dependence table:id="ct1500"/>
            <table:dependence table:id="ct1499"/>
            <table:dependence table:id="ct1498"/>
            <table:dependence table:id="ct1497"/>
            <table:dependence table:id="ct1482"/>
            <table:dependence table:id="ct564"/>
            <table:dependence table:id="ct503"/>
            <table:dependence table:id="ct496"/>
            <table:dependence table:id="ct495"/>
            <table:dependence table:id="ct494"/>
          </table:dependencies>
        </table:insertion>
        <table:cell-content-change table:id="ct494">
          <table:cell-address table:column="1" table:row="1" table:table="0"/>
          <office:change-info>
            <dc:creator>Mike </dc:creator>
            <dc:date>2011-08-04T12:03:52.47</dc:date>
          </office:change-info>
          <table:previous>
            <table:change-track-table-cell/>
          </table:previous>
        </table:cell-content-change>
        <table:cell-content-change table:id="ct495">
          <table:cell-address table:column="2" table:row="1" table:table="0"/>
          <office:change-info>
            <dc:creator>Mike </dc:creator>
            <dc:date>2011-08-04T12:04:16.70</dc:date>
          </office:change-info>
          <table:previous>
            <table:change-track-table-cell/>
          </table:previous>
        </table:cell-content-change>
        <table:cell-content-change table:id="ct496">
          <table:cell-address table:column="3" table:row="1" table:table="0"/>
          <office:change-info>
            <dc:creator>Mike </dc:creator>
            <dc:date>2011-08-04T12:04:44.47</dc:date>
          </office:change-info>
          <table:previous>
            <table:change-track-table-cell/>
          </table:previous>
        </table:cell-content-change>
        <table:cell-content-change table:id="ct497">
          <table:cell-address table:column="7" table:row="1" table:table="0"/>
          <office:change-info>
            <dc:creator>Mike </dc:creator>
            <dc:date>2011-08-04T12:04:59.87</dc:date>
          </office:change-info>
          <table:previous>
            <table:change-track-table-cell/>
          </table:previous>
        </table:cell-content-change>
        <table:cell-content-change table:id="ct498">
          <table:cell-address table:column="7" table:row="1" table:table="0"/>
          <office:change-info>
            <dc:creator>Mike </dc:creator>
            <dc:date>2011-08-04T12:05:09.35</dc:date>
          </office:change-info>
          <table:previous table:id="ct497">
            <table:change-track-table-cell office:value-type="string">
              <text:p>Simple mode</text:p>
            </table:change-track-table-cell>
          </table:previous>
        </table:cell-content-change>
        <table:cell-content-change table:id="ct499">
          <table:cell-address table:column="7" table:row="1" table:table="0"/>
          <office:change-info>
            <dc:creator>Mike </dc:creator>
            <dc:date>2011-08-04T12:05:58.97</dc:date>
          </office:change-info>
          <table:previous>
            <table:change-track-table-cell/>
          </table:previous>
        </table:cell-content-change>
        <table:cell-content-change table:id="ct500">
          <table:cell-address table:column="8" table:row="1" table:table="0"/>
          <office:change-info>
            <dc:creator>Mike </dc:creator>
            <dc:date>2011-08-04T12:06:08.34</dc:date>
          </office:change-info>
          <table:previous>
            <table:change-track-table-cell/>
          </table:previous>
        </table:cell-content-change>
        <table:cell-content-change table:id="ct501">
          <table:cell-address table:column="13" table:row="1" table:table="0"/>
          <office:change-info>
            <dc:creator>Mike </dc:creator>
            <dc:date>2011-08-04T12:06:19.28</dc:date>
          </office:change-info>
          <table:previous>
            <table:change-track-table-cell/>
          </table:previous>
        </table:cell-content-change>
        <table:cell-content-change table:id="ct502">
          <table:cell-address table:column="7" table:row="1" table:table="0"/>
          <office:change-info>
            <dc:creator>Mike </dc:creator>
            <dc:date>2011-08-04T12:06:44.37</dc:date>
          </office:change-info>
          <table:previous table:id="ct498">
            <table:change-track-table-cell office:value-type="string">
              <text:p>Simple mode message</text:p>
            </table:change-track-table-cell>
          </table:previous>
        </table:cell-content-change>
        <table:cell-content-change table:id="ct503">
          <table:cell-address table:column="3" table:row="1" table:table="0"/>
          <office:change-info>
            <dc:creator>Mike </dc:creator>
            <dc:date>2011-08-04T12:07:02.36</dc:date>
          </office:change-info>
          <table:previous table:id="ct496">
            <table:change-track-table-cell office:value-type="string">
              <text:p>CAN flags</text:p>
            </table:change-track-table-cell>
          </table:previous>
        </table:cell-content-change>
        <table:cell-content-change table:id="ct504">
          <table:cell-address table:column="1" table:row="7" table:table="0"/>
          <office:change-info>
            <dc:creator>Mike </dc:creator>
            <dc:date>2011-08-04T12:08:08.45</dc:date>
          </office:change-info>
          <table:previous>
            <table:change-track-table-cell office:value-type="string">
              <text:p>N</text:p>
            </table:change-track-table-cell>
          </table:previous>
        </table:cell-content-change>
        <table:cell-content-change table:id="ct505">
          <table:cell-address table:column="2" table:row="7" table:table="0"/>
          <office:change-info>
            <dc:creator>Mike </dc:creator>
            <dc:date>2011-08-04T12:08:12.57</dc:date>
          </office:change-info>
          <table:previous>
            <table:change-track-table-cell office:value-type="string">
              <text:p>N</text:p>
            </table:change-track-table-cell>
          </table:previous>
        </table:cell-content-change>
        <table:cell-content-change table:id="ct506">
          <table:cell-address table:column="2" table:row="8" table:table="0"/>
          <office:change-info>
            <dc:creator>Mike </dc:creator>
            <dc:date>2011-08-04T12:08:12.57</dc:date>
          </office:change-info>
          <table:previous>
            <table:change-track-table-cell office:value-type="string">
              <text:p>N</text:p>
            </table:change-track-table-cell>
          </table:previous>
        </table:cell-content-change>
        <table:cell-content-change table:id="ct507">
          <table:cell-address table:column="2" table:row="9" table:table="0"/>
          <office:change-info>
            <dc:creator>Mike </dc:creator>
            <dc:date>2011-08-04T12:08:12.57</dc:date>
          </office:change-info>
          <table:previous>
            <table:change-track-table-cell office:value-type="string">
              <text:p>N</text:p>
            </table:change-track-table-cell>
          </table:previous>
        </table:cell-content-change>
        <table:cell-content-change table:id="ct508">
          <table:cell-address table:column="2" table:row="10" table:table="0"/>
          <office:change-info>
            <dc:creator>Mike </dc:creator>
            <dc:date>2011-08-04T12:08:12.57</dc:date>
          </office:change-info>
          <table:previous>
            <table:change-track-table-cell office:value-type="string">
              <text:p>N</text:p>
            </table:change-track-table-cell>
          </table:previous>
        </table:cell-content-change>
        <table:cell-content-change table:id="ct509">
          <table:cell-address table:column="2" table:row="11" table:table="0"/>
          <office:change-info>
            <dc:creator>Mike </dc:creator>
            <dc:date>2011-08-04T12:08:12.57</dc:date>
          </office:change-info>
          <table:previous>
            <table:change-track-table-cell office:value-type="string">
              <text:p>N</text:p>
            </table:change-track-table-cell>
          </table:previous>
        </table:cell-content-change>
        <table:cell-content-change table:id="ct510">
          <table:cell-address table:column="2" table:row="12" table:table="0"/>
          <office:change-info>
            <dc:creator>Mike </dc:creator>
            <dc:date>2011-08-04T12:08:12.57</dc:date>
          </office:change-info>
          <table:previous>
            <table:change-track-table-cell office:value-type="string">
              <text:p>N</text:p>
            </table:change-track-table-cell>
          </table:previous>
        </table:cell-content-change>
        <table:cell-content-change table:id="ct511">
          <table:cell-address table:column="1" table:row="9" table:table="0"/>
          <office:change-info>
            <dc:creator>Mike </dc:creator>
            <dc:date>2011-08-04T12:08:15.65</dc:date>
          </office:change-info>
          <table:previous>
            <table:change-track-table-cell office:value-type="string">
              <text:p>N</text:p>
            </table:change-track-table-cell>
          </table:previous>
        </table:cell-content-change>
        <table:cell-content-change table:id="ct512">
          <table:cell-address table:column="1" table:row="10" table:table="0"/>
          <office:change-info>
            <dc:creator>Mike </dc:creator>
            <dc:date>2011-08-04T12:08:15.65</dc:date>
          </office:change-info>
          <table:previous>
            <table:change-track-table-cell office:value-type="string">
              <text:p>N</text:p>
            </table:change-track-table-cell>
          </table:previous>
        </table:cell-content-change>
        <table:cell-content-change table:id="ct513">
          <table:cell-address table:column="2" table:row="15" table:table="0"/>
          <office:change-info>
            <dc:creator>Mike </dc:creator>
            <dc:date>2011-08-04T12:08:19.34</dc:date>
          </office:change-info>
          <table:previous table:id="ct196">
            <table:change-track-table-cell office:value-type="string">
              <text:p>N</text:p>
            </table:change-track-table-cell>
          </table:previous>
        </table:cell-content-change>
        <table:cell-content-change table:id="ct514">
          <table:cell-address table:column="2" table:row="16" table:table="0"/>
          <office:change-info>
            <dc:creator>Mike </dc:creator>
            <dc:date>2011-08-04T12:08:19.34</dc:date>
          </office:change-info>
          <table:previous table:id="ct197">
            <table:change-track-table-cell office:value-type="string">
              <text:p>N</text:p>
            </table:change-track-table-cell>
          </table:previous>
        </table:cell-content-change>
        <table:cell-content-change table:id="ct515">
          <table:cell-address table:column="1" table:row="19" table:table="0"/>
          <office:change-info>
            <dc:creator>Mike </dc:creator>
            <dc:date>2011-08-04T12:08:24.96</dc:date>
          </office:change-info>
          <table:previous>
            <table:change-track-table-cell office:value-type="string">
              <text:p>N</text:p>
            </table:change-track-table-cell>
          </table:previous>
        </table:cell-content-change>
        <table:cell-content-change table:id="ct516">
          <table:cell-address table:column="1" table:row="20" table:table="0"/>
          <office:change-info>
            <dc:creator>Mike </dc:creator>
            <dc:date>2011-08-04T12:08:24.96</dc:date>
          </office:change-info>
          <table:previous>
            <table:change-track-table-cell office:value-type="string">
              <text:p>N</text:p>
            </table:change-track-table-cell>
          </table:previous>
        </table:cell-content-change>
        <table:cell-content-change table:id="ct517">
          <table:cell-address table:column="1" table:row="21" table:table="0"/>
          <office:change-info>
            <dc:creator>Mike </dc:creator>
            <dc:date>2011-08-04T12:08:24.96</dc:date>
          </office:change-info>
          <table:previous>
            <table:change-track-table-cell office:value-type="string">
              <text:p>N</text:p>
            </table:change-track-table-cell>
          </table:previous>
        </table:cell-content-change>
        <table:cell-content-change table:id="ct518">
          <table:cell-address table:column="1" table:row="22" table:table="0"/>
          <office:change-info>
            <dc:creator>Mike </dc:creator>
            <dc:date>2011-08-04T12:08:24.96</dc:date>
          </office:change-info>
          <table:previous>
            <table:change-track-table-cell office:value-type="string">
              <text:p>N</text:p>
            </table:change-track-table-cell>
          </table:previous>
        </table:cell-content-change>
        <table:cell-content-change table:id="ct519">
          <table:cell-address table:column="1" table:row="23" table:table="0"/>
          <office:change-info>
            <dc:creator>Mike </dc:creator>
            <dc:date>2011-08-04T12:08:24.96</dc:date>
          </office:change-info>
          <table:previous>
            <table:change-track-table-cell office:value-type="string">
              <text:p>N</text:p>
            </table:change-track-table-cell>
          </table:previous>
        </table:cell-content-change>
        <table:cell-content-change table:id="ct520">
          <table:cell-address table:column="1" table:row="24" table:table="0"/>
          <office:change-info>
            <dc:creator>Mike </dc:creator>
            <dc:date>2011-08-04T12:08:24.96</dc:date>
          </office:change-info>
          <table:previous>
            <table:change-track-table-cell office:value-type="string">
              <text:p>N</text:p>
            </table:change-track-table-cell>
          </table:previous>
        </table:cell-content-change>
        <table:cell-content-change table:id="ct521">
          <table:cell-address table:column="1" table:row="26" table:table="0"/>
          <office:change-info>
            <dc:creator>Mike </dc:creator>
            <dc:date>2011-08-04T12:08:27.98</dc:date>
          </office:change-info>
          <table:previous>
            <table:change-track-table-cell office:value-type="string">
              <text:p>N</text:p>
            </table:change-track-table-cell>
          </table:previous>
        </table:cell-content-change>
        <table:cell-content-change table:id="ct522">
          <table:cell-address table:column="1" table:row="27" table:table="0"/>
          <office:change-info>
            <dc:creator>Mike </dc:creator>
            <dc:date>2011-08-04T12:08:27.98</dc:date>
          </office:change-info>
          <table:previous>
            <table:change-track-table-cell office:value-type="string">
              <text:p>N</text:p>
            </table:change-track-table-cell>
          </table:previous>
        </table:cell-content-change>
        <table:cell-content-change table:id="ct523">
          <table:cell-address table:column="1" table:row="28" table:table="0"/>
          <office:change-info>
            <dc:creator>Mike </dc:creator>
            <dc:date>2011-08-04T12:08:27.98</dc:date>
          </office:change-info>
          <table:previous>
            <table:change-track-table-cell office:value-type="string">
              <text:p>N</text:p>
            </table:change-track-table-cell>
          </table:previous>
        </table:cell-content-change>
        <table:cell-content-change table:id="ct524">
          <table:cell-address table:column="2" table:row="25" table:table="0"/>
          <office:change-info>
            <dc:creator>Mike </dc:creator>
            <dc:date>2011-08-04T12:08:30.54</dc:date>
          </office:change-info>
          <table:previous>
            <table:change-track-table-cell office:value-type="string">
              <text:p>N</text:p>
            </table:change-track-table-cell>
          </table:previous>
        </table:cell-content-change>
        <table:cell-content-change table:id="ct525">
          <table:cell-address table:column="2" table:row="26" table:table="0"/>
          <office:change-info>
            <dc:creator>Mike </dc:creator>
            <dc:date>2011-08-04T12:08:30.54</dc:date>
          </office:change-info>
          <table:previous>
            <table:change-track-table-cell office:value-type="string">
              <text:p>N</text:p>
            </table:change-track-table-cell>
          </table:previous>
        </table:cell-content-change>
        <table:cell-content-change table:id="ct526">
          <table:cell-address table:column="2" table:row="37" table:table="0"/>
          <office:change-info>
            <dc:creator>Mike </dc:creator>
            <dc:date>2011-08-04T12:08:33.90</dc:date>
          </office:change-info>
          <table:previous>
            <table:change-track-table-cell office:value-type="string">
              <text:p>N</text:p>
            </table:change-track-table-cell>
          </table:previous>
        </table:cell-content-change>
        <table:cell-content-change table:id="ct527">
          <table:cell-address table:column="2" table:row="38" table:table="0"/>
          <office:change-info>
            <dc:creator>Mike </dc:creator>
            <dc:date>2011-08-04T12:08:33.90</dc:date>
          </office:change-info>
          <table:previous>
            <table:change-track-table-cell office:value-type="string">
              <text:p>N</text:p>
            </table:change-track-table-cell>
          </table:previous>
        </table:cell-content-change>
        <table:cell-content-change table:id="ct528">
          <table:cell-address table:column="2" table:row="39" table:table="0"/>
          <office:change-info>
            <dc:creator>Mike </dc:creator>
            <dc:date>2011-08-04T12:08:33.90</dc:date>
          </office:change-info>
          <table:previous>
            <table:change-track-table-cell office:value-type="string">
              <text:p>N</text:p>
            </table:change-track-table-cell>
          </table:previous>
        </table:cell-content-change>
        <table:cell-content-change table:id="ct529">
          <table:cell-address table:column="2" table:row="43" table:table="0"/>
          <office:change-info>
            <dc:creator>Mike </dc:creator>
            <dc:date>2011-08-04T12:08:37.55</dc:date>
          </office:change-info>
          <table:previous>
            <table:change-track-table-cell office:value-type="string">
              <text:p>N</text:p>
            </table:change-track-table-cell>
          </table:previous>
        </table:cell-content-change>
        <table:cell-content-change table:id="ct530">
          <table:cell-address table:column="2" table:row="45" table:table="0"/>
          <office:change-info>
            <dc:creator>Mike </dc:creator>
            <dc:date>2011-08-04T12:08:37.55</dc:date>
          </office:change-info>
          <table:previous>
            <table:change-track-table-cell office:value-type="string">
              <text:p>N</text:p>
            </table:change-track-table-cell>
          </table:previous>
        </table:cell-content-change>
        <table:cell-content-change table:id="ct531">
          <table:cell-address table:column="2" table:row="48" table:table="0"/>
          <office:change-info>
            <dc:creator>Mike </dc:creator>
            <dc:date>2011-08-04T12:08:37.55</dc:date>
          </office:change-info>
          <table:previous>
            <table:change-track-table-cell office:value-type="string">
              <text:p>N</text:p>
            </table:change-track-table-cell>
          </table:previous>
        </table:cell-content-change>
        <table:cell-content-change table:id="ct532">
          <table:cell-address table:column="2" table:row="49" table:table="0"/>
          <office:change-info>
            <dc:creator>Mike </dc:creator>
            <dc:date>2011-08-04T12:08:37.55</dc:date>
          </office:change-info>
          <table:previous>
            <table:change-track-table-cell office:value-type="string">
              <text:p>N</text:p>
            </table:change-track-table-cell>
          </table:previous>
        </table:cell-content-change>
        <table:cell-content-change table:id="ct533">
          <table:cell-address table:column="2" table:row="50" table:table="0"/>
          <office:change-info>
            <dc:creator>Mike </dc:creator>
            <dc:date>2011-08-04T12:08:37.55</dc:date>
          </office:change-info>
          <table:previous>
            <table:change-track-table-cell office:value-type="string">
              <text:p>N</text:p>
            </table:change-track-table-cell>
          </table:previous>
        </table:cell-content-change>
        <table:cell-content-change table:id="ct534">
          <table:cell-address table:column="1" table:row="2" table:table="0"/>
          <office:change-info>
            <dc:creator>Mike </dc:creator>
            <dc:date>2011-08-04T12:09:21.59</dc:date>
          </office:change-info>
          <table:previous>
            <table:change-track-table-cell office:value-type="string">
              <text:p>DID?</text:p>
            </table:change-track-table-cell>
          </table:previous>
        </table:cell-content-change>
        <table:cell-content-change table:id="ct535">
          <table:cell-address table:column="1" table:row="2" table:table="0"/>
          <office:change-info>
            <dc:creator>Mike </dc:creator>
            <dc:date>2011-08-04T12:09:21.59</dc:date>
          </office:change-info>
          <table:previous>
            <table:change-track-table-cell office:value-type="string">
              <text:p>Y/N/O</text:p>
            </table:change-track-table-cell>
          </table:previous>
        </table:cell-content-change>
        <table:cell-content-change table:id="ct536">
          <table:cell-address table:column="2" table:row="2" table:table="0"/>
          <office:change-info>
            <dc:creator>Mike </dc:creator>
            <dc:date>2011-08-04T12:09:21.59</dc:date>
          </office:change-info>
          <table:previous>
            <table:change-track-table-cell office:value-type="string">
              <text:p>EID?</text:p>
            </table:change-track-table-cell>
          </table:previous>
        </table:cell-content-change>
        <table:cell-content-change table:id="ct537">
          <table:cell-address table:column="2" table:row="2" table:table="0"/>
          <office:change-info>
            <dc:creator>Mike </dc:creator>
            <dc:date>2011-08-04T12:09:21.59</dc:date>
          </office:change-info>
          <table:previous>
            <table:change-track-table-cell office:value-type="string">
              <text:p>Y/N/O</text:p>
            </table:change-track-table-cell>
          </table:previous>
        </table:cell-content-change>
        <table:cell-content-change table:id="ct538">
          <table:cell-address table:column="3" table:row="2" table:table="0"/>
          <office:change-info>
            <dc:creator>Mike </dc:creator>
            <dc:date>2011-08-04T12:09:21.59</dc:date>
          </office:change-info>
          <table:previous table:id="ct260">
            <table:change-track-table-cell office:value-type="string">
              <text:p>Carry</text:p>
            </table:change-track-table-cell>
          </table:previous>
        </table:cell-content-change>
        <table:cell-content-change table:id="ct539">
          <table:cell-address table:column="3" table:row="2" table:table="0"/>
          <office:change-info>
            <dc:creator>Mike </dc:creator>
            <dc:date>2011-08-04T12:09:21.59</dc:date>
          </office:change-info>
          <table:previous>
            <table:change-track-table-cell office:value-type="string">
              <text:p>Flags?</text:p>
            </table:change-track-table-cell>
          </table:previous>
        </table:cell-content-change>
        <table:cell-content-change table:id="ct540">
          <table:cell-address table:column="7" table:row="2" table:table="0"/>
          <office:change-info>
            <dc:creator>Mike </dc:creator>
            <dc:date>2011-08-04T12:09:21.59</dc:date>
          </office:change-info>
          <table:previous>
            <table:change-track-table-cell office:value-type="string">
              <text:p>Simple</text:p>
            </table:change-track-table-cell>
          </table:previous>
        </table:cell-content-change>
        <table:cell-content-change table:id="ct541">
          <table:cell-address table:column="7" table:row="2" table:table="0"/>
          <office:change-info>
            <dc:creator>Mike </dc:creator>
            <dc:date>2011-08-04T12:09:21.59</dc:date>
          </office:change-info>
          <table:previous>
            <table:change-track-table-cell office:value-type="string">
              <text:p>Node Msg</text:p>
            </table:change-track-table-cell>
          </table:previous>
        </table:cell-content-change>
        <table:cell-content-change table:id="ct542">
          <table:cell-address table:column="7" table:row="2" table:table="0"/>
          <office:change-info>
            <dc:creator>Mike </dc:creator>
            <dc:date>2011-08-04T12:09:21.59</dc:date>
          </office:change-info>
          <table:previous>
            <table:change-track-table-cell office:value-type="string">
              <text:p>Priority</text:p>
            </table:change-track-table-cell>
          </table:previous>
        </table:cell-content-change>
        <table:cell-content-change table:id="ct543">
          <table:cell-address table:column="7" table:row="2" table:table="0"/>
          <office:change-info>
            <dc:creator>Mike </dc:creator>
            <dc:date>2011-08-04T12:09:21.59</dc:date>
          </office:change-info>
          <table:previous>
            <table:change-track-table-cell office:value-type="string">
              <text:p>Group</text:p>
            </table:change-track-table-cell>
          </table:previous>
        </table:cell-content-change>
        <table:cell-content-change table:id="ct544">
          <table:cell-address table:column="8" table:row="2" table:table="0"/>
          <office:change-info>
            <dc:creator>Mike </dc:creator>
            <dc:date>2011-08-04T12:09:21.59</dc:date>
          </office:change-info>
          <table:previous>
            <table:change-track-table-cell office:value-type="string">
              <text:p>Type</text:p>
            </table:change-track-table-cell>
          </table:previous>
        </table:cell-content-change>
        <table:cell-content-change table:id="ct545">
          <table:cell-address table:column="13" table:row="1" table:table="0"/>
          <office:change-info>
            <dc:creator>Mike </dc:creator>
            <dc:date>2011-08-04T12:09:21.59</dc:date>
          </office:change-info>
          <table:previous>
            <table:change-track-table-cell office:value-type="string">
              <text:p>DID/EID/Flags</text:p>
            </table:change-track-table-cell>
          </table:previous>
        </table:cell-content-change>
        <table:cell-content-change table:id="ct546">
          <table:cell-address table:column="0" table:row="2" table:table="0"/>
          <office:change-info>
            <dc:creator>Mike </dc:creator>
            <dc:date>2011-08-04T12:09:29.17</dc:date>
          </office:change-info>
          <table:previous>
            <table:change-track-table-cell/>
          </table:previous>
        </table:cell-content-change>
        <table:cell-content-change table:id="ct547">
          <table:cell-address table:column="1" table:row="2" table:table="0"/>
          <office:change-info>
            <dc:creator>Mike </dc:creator>
            <dc:date>2011-08-04T12:09:31.03</dc:date>
          </office:change-info>
          <table:previous table:id="ct257">
            <table:change-track-table-cell office:value-type="string">
              <text:p>(1 bit)</text:p>
            </table:change-track-table-cell>
          </table:previous>
        </table:cell-content-change>
        <table:cell-content-change table:id="ct548">
          <table:cell-address table:column="2" table:row="2" table:table="0"/>
          <office:change-info>
            <dc:creator>Mike </dc:creator>
            <dc:date>2011-08-04T12:09:32.27</dc:date>
          </office:change-info>
          <table:previous table:id="ct258">
            <table:change-track-table-cell office:value-type="string">
              <text:p>(1 bit)</text:p>
            </table:change-track-table-cell>
          </table:previous>
        </table:cell-content-change>
        <table:cell-content-change table:id="ct549">
          <table:cell-address table:column="3" table:row="2" table:table="0"/>
          <office:change-info>
            <dc:creator>Mike </dc:creator>
            <dc:date>2011-08-04T12:09:33.04</dc:date>
          </office:change-info>
          <table:previous table:id="ct259">
            <table:change-track-table-cell office:value-type="string">
              <text:p>(1 bit)</text:p>
            </table:change-track-table-cell>
          </table:previous>
        </table:cell-content-change>
        <table:cell-content-change table:id="ct550">
          <table:cell-address table:column="7" table:row="2" table:table="0"/>
          <office:change-info>
            <dc:creator>Mike </dc:creator>
            <dc:date>2011-08-04T12:09:33.81</dc:date>
          </office:change-info>
          <table:previous table:id="ct256">
            <table:change-track-table-cell office:value-type="string">
              <text:p>(1 bit)</text:p>
            </table:change-track-table-cell>
          </table:previous>
        </table:cell-content-change>
        <table:cell-content-change table:id="ct551">
          <table:cell-address table:column="7" table:row="2" table:table="0"/>
          <office:change-info>
            <dc:creator>Mike </dc:creator>
            <dc:date>2011-08-04T12:09:36.28</dc:date>
          </office:change-info>
          <table:previous>
            <table:change-track-table-cell office:value-type="string">
              <text:p>(2 bits)</text:p>
            </table:change-track-table-cell>
          </table:previous>
        </table:cell-content-change>
        <table:cell-content-change table:id="ct552">
          <table:cell-address table:column="8" table:row="2" table:table="0"/>
          <office:change-info>
            <dc:creator>Mike </dc:creator>
            <dc:date>2011-08-04T12:09:38.51</dc:date>
          </office:change-info>
          <table:previous>
            <table:change-track-table-cell office:value-type="string">
              <text:p>(4 bits)</text:p>
            </table:change-track-table-cell>
          </table:previous>
        </table:cell-content-change>
        <table:cell-content-change table:id="ct553">
          <table:cell-address table:column="13" table:row="2" table:table="0"/>
          <office:change-info>
            <dc:creator>Mike </dc:creator>
            <dc:date>2011-08-04T12:09:40.32</dc:date>
          </office:change-info>
          <table:previous>
            <table:change-track-table-cell office:value-type="string">
              <text:p>(3 bits)</text:p>
            </table:change-track-table-cell>
          </table:previous>
        </table:cell-content-change>
        <table:insertion table:id="ct554" table:type="column" table:position="10" table:table="0">
          <office:change-info>
            <dc:creator>Mike </dc:creator>
            <dc:date>2011-08-04T12:10:26.10</dc:date>
          </office:change-info>
        </table:insertion>
        <table:movement table:id="ct555">
          <table:source-range-address table:start-column="7" table:start-row="0" table:start-table="0" table:end-column="6" table:end-row="0" table:end-table="0"/>
          <table:target-range-address table:column="13" table:row="0" table:table="0"/>
          <office:change-info>
            <dc:creator>Mike </dc:creator>
            <dc:date>2011-08-04T12:10:44.02</dc:date>
          </office:change-info>
          <table:dependencies>
            <table:dependence table:id="ct2271"/>
            <table:dependence table:id="ct2270"/>
            <table:dependence table:id="ct2269"/>
            <table:dependence table:id="ct2268"/>
            <table:dependence table:id="ct1754"/>
            <table:dependence table:id="ct1483"/>
            <table:dependence table:id="ct1481"/>
          </table:dependencies>
        </table:movement>
        <table:cell-content-change table:id="ct556">
          <table:cell-address table:column="13" table:row="0" table:table="0"/>
          <office:change-info>
            <dc:creator>Mike </dc:creator>
            <dc:date>2011-08-04T12:11:24.32</dc:date>
          </office:change-info>
          <table:previous table:id="ct50">
            <table:change-track-table-cell office:value-type="string">
              <text:p>Full 16 Bit MTI calculation</text:p>
            </table:change-track-table-cell>
          </table:previous>
        </table:cell-content-change>
        <table:cell-content-change table:id="ct557">
          <table:cell-address table:column="1" table:row="0" table:table="0"/>
          <office:change-info>
            <dc:creator>Mike </dc:creator>
            <dc:date>2011-08-04T12:12:23.57</dc:date>
          </office:change-info>
          <table:previous>
            <table:change-track-table-cell/>
          </table:previous>
        </table:cell-content-change>
        <table:cell-content-change table:id="ct558">
          <table:cell-address table:column="13" table:row="0" table:table="0"/>
          <office:change-info>
            <dc:creator>Mike </dc:creator>
            <dc:date>2011-08-04T12:12:47.40</dc:date>
          </office:change-info>
          <table:previous table:id="ct556">
            <table:change-track-table-cell office:value-type="string">
              <text:p>16 Bit MTI calculation</text:p>
            </table:change-track-table-cell>
          </table:previous>
        </table:cell-content-change>
        <table:cell-content-change table:id="ct559">
          <table:cell-address table:column="13" table:row="1" table:table="0"/>
          <office:change-info>
            <dc:creator>Mike </dc:creator>
            <dc:date>2011-08-04T12:13:02.87</dc:date>
          </office:change-info>
          <table:previous>
            <table:change-track-table-cell/>
          </table:previous>
        </table:cell-content-change>
        <table:cell-content-change table:id="ct560">
          <table:cell-address table:column="13" table:row="1" table:table="0"/>
          <office:change-info>
            <dc:creator>Mike </dc:creator>
            <dc:date>2011-08-04T12:13:08.75</dc:date>
          </office:change-info>
          <table:previous table:id="ct19">
            <table:change-track-table-cell office:value-type="string">
              <text:p>Complete</text:p>
            </table:change-track-table-cell>
          </table:previous>
        </table:cell-content-change>
        <table:cell-content-change table:id="ct561">
          <table:cell-address table:column="13" table:row="1" table:table="0"/>
          <office:change-info>
            <dc:creator>Mike </dc:creator>
            <dc:date>2011-08-04T12:13:08.75</dc:date>
          </office:change-info>
          <table:previous table:id="ct20">
            <table:change-track-table-cell office:value-type="string">
              <text:p>Value</text:p>
            </table:change-track-table-cell>
          </table:previous>
        </table:cell-content-change>
        <table:cell-content-change table:id="ct562">
          <table:cell-address table:column="13" table:row="1" table:table="0"/>
          <office:change-info>
            <dc:creator>Mike </dc:creator>
            <dc:date>2011-08-04T12:16:01.28</dc:date>
          </office:change-info>
          <table:previous table:id="ct501">
            <table:change-track-table-cell office:value-type="string">
              <text:p>DID/EID/Flags</text:p>
            </table:change-track-table-cell>
          </table:previous>
        </table:cell-content-change>
        <table:insertion table:id="ct563" table:type="column" table:position="9" table:table="0">
          <office:change-info>
            <dc:creator>Mike </dc:creator>
            <dc:date>2011-08-04T12:16:25.09</dc:date>
          </office:change-info>
          <table:dependencies>
            <table:dependence table:id="ct2456"/>
            <table:dependence table:id="ct2376"/>
            <table:dependence table:id="ct1995"/>
            <table:dependence table:id="ct1994"/>
            <table:dependence table:id="ct1993"/>
            <table:dependence table:id="ct1992"/>
            <table:dependence table:id="ct1991"/>
            <table:dependence table:id="ct1990"/>
            <table:dependence table:id="ct1989"/>
            <table:dependence table:id="ct1988"/>
            <table:dependence table:id="ct1987"/>
            <table:dependence table:id="ct1986"/>
            <table:dependence table:id="ct1985"/>
            <table:dependence table:id="ct1984"/>
            <table:dependence table:id="ct1983"/>
            <table:dependence table:id="ct1982"/>
            <table:dependence table:id="ct1981"/>
            <table:dependence table:id="ct1980"/>
            <table:dependence table:id="ct1979"/>
            <table:dependence table:id="ct1978"/>
            <table:dependence table:id="ct1977"/>
            <table:dependence table:id="ct1976"/>
            <table:dependence table:id="ct1975"/>
            <table:dependence table:id="ct1974"/>
            <table:dependence table:id="ct1973"/>
            <table:dependence table:id="ct1972"/>
            <table:dependence table:id="ct1971"/>
            <table:dependence table:id="ct1970"/>
            <table:dependence table:id="ct1969"/>
            <table:dependence table:id="ct1968"/>
            <table:dependence table:id="ct1967"/>
            <table:dependence table:id="ct1966"/>
            <table:dependence table:id="ct1965"/>
            <table:dependence table:id="ct1964"/>
            <table:dependence table:id="ct1963"/>
            <table:dependence table:id="ct1962"/>
            <table:dependence table:id="ct1961"/>
            <table:dependence table:id="ct1960"/>
            <table:dependence table:id="ct1959"/>
            <table:dependence table:id="ct1958"/>
            <table:dependence table:id="ct1957"/>
            <table:dependence table:id="ct1956"/>
            <table:dependence table:id="ct1955"/>
            <table:dependence table:id="ct1954"/>
            <table:dependence table:id="ct1953"/>
            <table:dependence table:id="ct1952"/>
            <table:dependence table:id="ct1951"/>
            <table:dependence table:id="ct1950"/>
            <table:dependence table:id="ct1949"/>
            <table:dependence table:id="ct1948"/>
            <table:dependence table:id="ct1947"/>
            <table:dependence table:id="ct1704"/>
            <table:dependence table:id="ct1703"/>
            <table:dependence table:id="ct1692"/>
            <table:dependence table:id="ct1690"/>
            <table:dependence table:id="ct1583"/>
            <table:dependence table:id="ct1582"/>
            <table:dependence table:id="ct1556"/>
            <table:dependence table:id="ct1555"/>
            <table:dependence table:id="ct1525"/>
            <table:dependence table:id="ct1271"/>
            <table:dependence table:id="ct1270"/>
            <table:dependence table:id="ct1269"/>
            <table:dependence table:id="ct1268"/>
            <table:dependence table:id="ct1267"/>
            <table:dependence table:id="ct1266"/>
            <table:dependence table:id="ct1265"/>
            <table:dependence table:id="ct1264"/>
            <table:dependence table:id="ct1263"/>
            <table:dependence table:id="ct1262"/>
            <table:dependence table:id="ct1261"/>
            <table:dependence table:id="ct1260"/>
            <table:dependence table:id="ct1259"/>
            <table:dependence table:id="ct1258"/>
            <table:dependence table:id="ct1257"/>
            <table:dependence table:id="ct1256"/>
            <table:dependence table:id="ct1255"/>
            <table:dependence table:id="ct1254"/>
            <table:dependence table:id="ct1253"/>
            <table:dependence table:id="ct1252"/>
            <table:dependence table:id="ct1251"/>
            <table:dependence table:id="ct1250"/>
            <table:dependence table:id="ct1249"/>
            <table:dependence table:id="ct1248"/>
            <table:dependence table:id="ct1247"/>
            <table:dependence table:id="ct1246"/>
            <table:dependence table:id="ct1245"/>
            <table:dependence table:id="ct1244"/>
            <table:dependence table:id="ct1243"/>
            <table:dependence table:id="ct1242"/>
            <table:dependence table:id="ct1241"/>
            <table:dependence table:id="ct1240"/>
            <table:dependence table:id="ct1239"/>
            <table:dependence table:id="ct1238"/>
            <table:dependence table:id="ct1237"/>
            <table:dependence table:id="ct1236"/>
            <table:dependence table:id="ct1235"/>
            <table:dependence table:id="ct1234"/>
            <table:dependence table:id="ct1233"/>
            <table:dependence table:id="ct1232"/>
            <table:dependence table:id="ct1231"/>
            <table:dependence table:id="ct1148"/>
            <table:dependence table:id="ct1147"/>
            <table:dependence table:id="ct1146"/>
            <table:dependence table:id="ct1145"/>
            <table:dependence table:id="ct1144"/>
            <table:dependence table:id="ct1143"/>
            <table:dependence table:id="ct1142"/>
            <table:dependence table:id="ct1141"/>
            <table:dependence table:id="ct1140"/>
            <table:dependence table:id="ct1139"/>
            <table:dependence table:id="ct1138"/>
            <table:dependence table:id="ct1137"/>
            <table:dependence table:id="ct1136"/>
            <table:dependence table:id="ct1135"/>
            <table:dependence table:id="ct1134"/>
            <table:dependence table:id="ct1133"/>
            <table:dependence table:id="ct1132"/>
            <table:dependence table:id="ct1131"/>
            <table:dependence table:id="ct1130"/>
            <table:dependence table:id="ct1129"/>
            <table:dependence table:id="ct1128"/>
            <table:dependence table:id="ct1127"/>
            <table:dependence table:id="ct1126"/>
            <table:dependence table:id="ct1125"/>
            <table:dependence table:id="ct1124"/>
            <table:dependence table:id="ct1123"/>
            <table:dependence table:id="ct1122"/>
            <table:dependence table:id="ct1121"/>
            <table:dependence table:id="ct1120"/>
            <table:dependence table:id="ct1119"/>
            <table:dependence table:id="ct1118"/>
            <table:dependence table:id="ct1117"/>
            <table:dependence table:id="ct1116"/>
            <table:dependence table:id="ct1115"/>
            <table:dependence table:id="ct1114"/>
            <table:dependence table:id="ct1113"/>
            <table:dependence table:id="ct1112"/>
            <table:dependence table:id="ct1111"/>
            <table:dependence table:id="ct1110"/>
            <table:dependence table:id="ct1109"/>
            <table:dependence table:id="ct1108"/>
            <table:dependence table:id="ct625"/>
            <table:dependence table:id="ct624"/>
            <table:dependence table:id="ct623"/>
            <table:dependence table:id="ct622"/>
            <table:dependence table:id="ct621"/>
            <table:dependence table:id="ct620"/>
            <table:dependence table:id="ct619"/>
            <table:dependence table:id="ct618"/>
            <table:dependence table:id="ct617"/>
            <table:dependence table:id="ct616"/>
            <table:dependence table:id="ct615"/>
            <table:dependence table:id="ct614"/>
            <table:dependence table:id="ct613"/>
            <table:dependence table:id="ct612"/>
            <table:dependence table:id="ct611"/>
            <table:dependence table:id="ct610"/>
            <table:dependence table:id="ct609"/>
            <table:dependence table:id="ct608"/>
            <table:dependence table:id="ct607"/>
            <table:dependence table:id="ct606"/>
            <table:dependence table:id="ct605"/>
            <table:dependence table:id="ct604"/>
            <table:dependence table:id="ct603"/>
            <table:dependence table:id="ct602"/>
            <table:dependence table:id="ct601"/>
            <table:dependence table:id="ct600"/>
            <table:dependence table:id="ct599"/>
            <table:dependence table:id="ct598"/>
            <table:dependence table:id="ct597"/>
            <table:dependence table:id="ct596"/>
            <table:dependence table:id="ct595"/>
            <table:dependence table:id="ct594"/>
            <table:dependence table:id="ct593"/>
            <table:dependence table:id="ct592"/>
            <table:dependence table:id="ct591"/>
            <table:dependence table:id="ct590"/>
            <table:dependence table:id="ct589"/>
            <table:dependence table:id="ct588"/>
            <table:dependence table:id="ct587"/>
            <table:dependence table:id="ct586"/>
            <table:dependence table:id="ct585"/>
            <table:dependence table:id="ct584"/>
            <table:dependence table:id="ct583"/>
            <table:dependence table:id="ct582"/>
            <table:dependence table:id="ct581"/>
            <table:dependence table:id="ct580"/>
            <table:dependence table:id="ct579"/>
            <table:dependence table:id="ct578"/>
            <table:dependence table:id="ct577"/>
            <table:dependence table:id="ct576"/>
            <table:dependence table:id="ct575"/>
            <table:dependence table:id="ct574"/>
            <table:dependence table:id="ct573"/>
            <table:dependence table:id="ct572"/>
            <table:dependence table:id="ct571"/>
            <table:dependence table:id="ct570"/>
            <table:dependence table:id="ct569"/>
            <table:dependence table:id="ct568"/>
            <table:dependence table:id="ct567"/>
            <table:dependence table:id="ct566"/>
            <table:dependence table:id="ct565"/>
          </table:dependencies>
        </table:insertion>
        <table:movement table:id="ct564">
          <table:source-range-address table:start-column="13" table:start-row="4" table:start-table="0" table:end-column="13" table:end-row="7" table:end-table="0"/>
          <table:target-range-address table:column="13" table:row="1" table:table="0"/>
          <office:change-info>
            <dc:creator>Mike </dc:creator>
            <dc:date>2011-08-04T12:16:32.51</dc:date>
          </office:change-info>
          <table:dependencies>
            <table:dependence table:id="ct2271"/>
            <table:dependence table:id="ct2270"/>
            <table:dependence table:id="ct2269"/>
            <table:dependence table:id="ct2268"/>
            <table:dependence table:id="ct1764"/>
            <table:dependence table:id="ct1763"/>
            <table:dependence table:id="ct1762"/>
            <table:dependence table:id="ct1663"/>
            <table:dependence table:id="ct1662"/>
            <table:dependence table:id="ct1661"/>
            <table:dependence table:id="ct1558"/>
            <table:dependence table:id="ct1557"/>
            <table:dependence table:id="ct1548"/>
            <table:dependence table:id="ct1545"/>
            <table:dependence table:id="ct1506"/>
            <table:dependence table:id="ct1500"/>
            <table:dependence table:id="ct1499"/>
            <table:dependence table:id="ct1498"/>
            <table:dependence table:id="ct1497"/>
            <table:dependence table:id="ct1483"/>
          </table:dependencies>
        </table:movement>
        <table:cell-content-change table:id="ct565">
          <table:cell-address table:column="9" table:row="1" table:table="0"/>
          <office:change-info>
            <dc:creator>Mike </dc:creator>
            <dc:date>2011-08-04T12:16:58.86</dc:date>
          </office:change-info>
          <table:previous>
            <table:change-track-table-cell/>
          </table:previous>
        </table:cell-content-change>
        <table:cell-content-change table:id="ct566">
          <table:cell-address table:column="9" table:row="1" table:table="0"/>
          <office:change-info>
            <dc:creator>Mike </dc:creator>
            <dc:date>2011-08-04T12:17:05.74</dc:date>
          </office:change-info>
          <table:previous table:id="ct565">
            <table:change-track-table-cell office:value-type="string">
              <text:p>Priority/type</text:p>
            </table:change-track-table-cell>
          </table:previous>
        </table:cell-content-change>
        <table:cell-content-change table:id="ct567">
          <table:cell-address table:column="9" table:row="2" table:table="0"/>
          <office:change-info>
            <dc:creator>Mike </dc:creator>
            <dc:date>2011-08-04T12:17:13.50</dc:date>
          </office:change-info>
          <table:previous>
            <table:change-track-table-cell/>
          </table:previous>
        </table:cell-content-change>
        <table:cell-content-change table:id="ct568">
          <table:cell-address table:column="9" table:row="7" table:table="0"/>
          <office:change-info>
            <dc:creator>Mike </dc:creator>
            <dc:date>2011-08-04T12:17:46.54</dc:date>
          </office:change-info>
          <table:previous>
            <table:change-track-table-cell/>
          </table:previous>
        </table:cell-content-change>
        <table:cell-content-change table:id="ct569">
          <table:cell-address table:column="9" table:row="7" table:table="0"/>
          <office:change-info>
            <dc:creator>Mike </dc:creator>
            <dc:date>2011-08-04T12:18:01.92</dc:date>
          </office:change-info>
          <table:previous table:id="ct568">
            <table:change-track-table-cell table:cell-address="Sheet1.J8" table:formula="of:=[.H8]*32+[.I8]" office:value-type="float" office:value="8"/>
          </table:previous>
        </table:cell-content-change>
        <table:cell-content-change table:id="ct570">
          <table:cell-address table:column="9" table:row="7" table:table="0"/>
          <office:change-info>
            <dc:creator>Mike </dc:creator>
            <dc:date>2011-08-04T12:18:22.71</dc:date>
          </office:change-info>
          <table:previous table:id="ct569">
            <table:change-track-table-cell table:cell-address="Sheet1.J8" table:formula="of:=DEC2HEX([.H8]*32+[.I8],2)" office:value-type="string"/>
          </table:previous>
        </table:cell-content-change>
        <table:cell-content-change table:id="ct571">
          <table:cell-address table:column="9" table:row="8" table:table="0"/>
          <office:change-info>
            <dc:creator>Mike </dc:creator>
            <dc:date>2011-08-04T12:18:29.39</dc:date>
          </office:change-info>
          <table:previous>
            <table:change-track-table-cell/>
          </table:previous>
        </table:cell-content-change>
        <table:cell-content-change table:id="ct572">
          <table:cell-address table:column="9" table:row="9" table:table="0"/>
          <office:change-info>
            <dc:creator>Mike </dc:creator>
            <dc:date>2011-08-04T12:18:29.39</dc:date>
          </office:change-info>
          <table:previous>
            <table:change-track-table-cell/>
          </table:previous>
        </table:cell-content-change>
        <table:cell-content-change table:id="ct573">
          <table:cell-address table:column="9" table:row="10" table:table="0"/>
          <office:change-info>
            <dc:creator>Mike </dc:creator>
            <dc:date>2011-08-04T12:18:29.39</dc:date>
          </office:change-info>
          <table:previous>
            <table:change-track-table-cell/>
          </table:previous>
        </table:cell-content-change>
        <table:cell-content-change table:id="ct574">
          <table:cell-address table:column="9" table:row="11" table:table="0"/>
          <office:change-info>
            <dc:creator>Mike </dc:creator>
            <dc:date>2011-08-04T12:18:29.39</dc:date>
          </office:change-info>
          <table:previous>
            <table:change-track-table-cell/>
          </table:previous>
        </table:cell-content-change>
        <table:cell-content-change table:id="ct575">
          <table:cell-address table:column="9" table:row="12" table:table="0"/>
          <office:change-info>
            <dc:creator>Mike </dc:creator>
            <dc:date>2011-08-04T12:18:29.39</dc:date>
          </office:change-info>
          <table:previous>
            <table:change-track-table-cell/>
          </table:previous>
        </table:cell-content-change>
        <table:cell-content-change table:id="ct576">
          <table:cell-address table:column="9" table:row="13" table:table="0"/>
          <office:change-info>
            <dc:creator>Mike </dc:creator>
            <dc:date>2011-08-04T12:18:29.39</dc:date>
          </office:change-info>
          <table:previous>
            <table:change-track-table-cell/>
          </table:previous>
        </table:cell-content-change>
        <table:cell-content-change table:id="ct577">
          <table:cell-address table:column="9" table:row="14" table:table="0"/>
          <office:change-info>
            <dc:creator>Mike </dc:creator>
            <dc:date>2011-08-04T12:18:29.39</dc:date>
          </office:change-info>
          <table:previous>
            <table:change-track-table-cell/>
          </table:previous>
        </table:cell-content-change>
        <table:cell-content-change table:id="ct578">
          <table:cell-address table:column="9" table:row="15" table:table="0"/>
          <office:change-info>
            <dc:creator>Mike </dc:creator>
            <dc:date>2011-08-04T12:18:29.39</dc:date>
          </office:change-info>
          <table:previous>
            <table:change-track-table-cell/>
          </table:previous>
        </table:cell-content-change>
        <table:cell-content-change table:id="ct579">
          <table:cell-address table:column="9" table:row="16" table:table="0"/>
          <office:change-info>
            <dc:creator>Mike </dc:creator>
            <dc:date>2011-08-04T12:18:29.39</dc:date>
          </office:change-info>
          <table:previous>
            <table:change-track-table-cell/>
          </table:previous>
        </table:cell-content-change>
        <table:cell-content-change table:id="ct580">
          <table:cell-address table:column="9" table:row="17" table:table="0"/>
          <office:change-info>
            <dc:creator>Mike </dc:creator>
            <dc:date>2011-08-04T12:18:29.39</dc:date>
          </office:change-info>
          <table:previous>
            <table:change-track-table-cell/>
          </table:previous>
        </table:cell-content-change>
        <table:cell-content-change table:id="ct581">
          <table:cell-address table:column="9" table:row="18" table:table="0"/>
          <office:change-info>
            <dc:creator>Mike </dc:creator>
            <dc:date>2011-08-04T12:18:29.39</dc:date>
          </office:change-info>
          <table:previous>
            <table:change-track-table-cell/>
          </table:previous>
        </table:cell-content-change>
        <table:cell-content-change table:id="ct582">
          <table:cell-address table:column="9" table:row="19" table:table="0"/>
          <office:change-info>
            <dc:creator>Mike </dc:creator>
            <dc:date>2011-08-04T12:18:29.39</dc:date>
          </office:change-info>
          <table:previous>
            <table:change-track-table-cell/>
          </table:previous>
        </table:cell-content-change>
        <table:cell-content-change table:id="ct583">
          <table:cell-address table:column="9" table:row="20" table:table="0"/>
          <office:change-info>
            <dc:creator>Mike </dc:creator>
            <dc:date>2011-08-04T12:18:29.39</dc:date>
          </office:change-info>
          <table:previous>
            <table:change-track-table-cell/>
          </table:previous>
        </table:cell-content-change>
        <table:cell-content-change table:id="ct584">
          <table:cell-address table:column="9" table:row="21" table:table="0"/>
          <office:change-info>
            <dc:creator>Mike </dc:creator>
            <dc:date>2011-08-04T12:18:29.39</dc:date>
          </office:change-info>
          <table:previous>
            <table:change-track-table-cell/>
          </table:previous>
        </table:cell-content-change>
        <table:cell-content-change table:id="ct585">
          <table:cell-address table:column="9" table:row="22" table:table="0"/>
          <office:change-info>
            <dc:creator>Mike </dc:creator>
            <dc:date>2011-08-04T12:18:29.39</dc:date>
          </office:change-info>
          <table:previous>
            <table:change-track-table-cell/>
          </table:previous>
        </table:cell-content-change>
        <table:cell-content-change table:id="ct586">
          <table:cell-address table:column="9" table:row="22" table:table="0"/>
          <office:change-info>
            <dc:creator>Mike </dc:creator>
            <dc:date>2011-08-04T12:18:29.39</dc:date>
          </office:change-info>
          <table:previous>
            <table:change-track-table-cell/>
          </table:previous>
        </table:cell-content-change>
        <table:cell-content-change table:id="ct587">
          <table:cell-address table:column="9" table:row="23" table:table="0"/>
          <office:change-info>
            <dc:creator>Mike </dc:creator>
            <dc:date>2011-08-04T12:18:29.39</dc:date>
          </office:change-info>
          <table:previous>
            <table:change-track-table-cell/>
          </table:previous>
        </table:cell-content-change>
        <table:cell-content-change table:id="ct588">
          <table:cell-address table:column="9" table:row="24" table:table="0"/>
          <office:change-info>
            <dc:creator>Mike </dc:creator>
            <dc:date>2011-08-04T12:18:29.39</dc:date>
          </office:change-info>
          <table:previous>
            <table:change-track-table-cell/>
          </table:previous>
        </table:cell-content-change>
        <table:cell-content-change table:id="ct589">
          <table:cell-address table:column="9" table:row="25" table:table="0"/>
          <office:change-info>
            <dc:creator>Mike </dc:creator>
            <dc:date>2011-08-04T12:18:29.39</dc:date>
          </office:change-info>
          <table:previous>
            <table:change-track-table-cell/>
          </table:previous>
        </table:cell-content-change>
        <table:cell-content-change table:id="ct590">
          <table:cell-address table:column="9" table:row="26" table:table="0"/>
          <office:change-info>
            <dc:creator>Mike </dc:creator>
            <dc:date>2011-08-04T12:18:29.39</dc:date>
          </office:change-info>
          <table:previous>
            <table:change-track-table-cell/>
          </table:previous>
        </table:cell-content-change>
        <table:cell-content-change table:id="ct591">
          <table:cell-address table:column="9" table:row="27" table:table="0"/>
          <office:change-info>
            <dc:creator>Mike </dc:creator>
            <dc:date>2011-08-04T12:18:29.39</dc:date>
          </office:change-info>
          <table:previous>
            <table:change-track-table-cell/>
          </table:previous>
        </table:cell-content-change>
        <table:cell-content-change table:id="ct592">
          <table:cell-address table:column="9" table:row="28" table:table="0"/>
          <office:change-info>
            <dc:creator>Mike </dc:creator>
            <dc:date>2011-08-04T12:18:29.39</dc:date>
          </office:change-info>
          <table:previous>
            <table:change-track-table-cell/>
          </table:previous>
        </table:cell-content-change>
        <table:cell-content-change table:id="ct593">
          <table:cell-address table:column="9" table:row="29" table:table="0"/>
          <office:change-info>
            <dc:creator>Mike </dc:creator>
            <dc:date>2011-08-04T12:18:29.39</dc:date>
          </office:change-info>
          <table:previous>
            <table:change-track-table-cell/>
          </table:previous>
        </table:cell-content-change>
        <table:cell-content-change table:id="ct594">
          <table:cell-address table:column="9" table:row="35" table:table="0"/>
          <office:change-info>
            <dc:creator>Mike </dc:creator>
            <dc:date>2011-08-04T12:18:29.39</dc:date>
          </office:change-info>
          <table:previous>
            <table:change-track-table-cell/>
          </table:previous>
        </table:cell-content-change>
        <table:cell-content-change table:id="ct595">
          <table:cell-address table:column="9" table:row="36" table:table="0"/>
          <office:change-info>
            <dc:creator>Mike </dc:creator>
            <dc:date>2011-08-04T12:18:29.39</dc:date>
          </office:change-info>
          <table:previous>
            <table:change-track-table-cell/>
          </table:previous>
        </table:cell-content-change>
        <table:cell-content-change table:id="ct596">
          <table:cell-address table:column="9" table:row="37" table:table="0"/>
          <office:change-info>
            <dc:creator>Mike </dc:creator>
            <dc:date>2011-08-04T12:18:29.39</dc:date>
          </office:change-info>
          <table:previous>
            <table:change-track-table-cell/>
          </table:previous>
        </table:cell-content-change>
        <table:cell-content-change table:id="ct597">
          <table:cell-address table:column="9" table:row="38" table:table="0"/>
          <office:change-info>
            <dc:creator>Mike </dc:creator>
            <dc:date>2011-08-04T12:18:29.39</dc:date>
          </office:change-info>
          <table:previous>
            <table:change-track-table-cell/>
          </table:previous>
        </table:cell-content-change>
        <table:cell-content-change table:id="ct598">
          <table:cell-address table:column="9" table:row="38" table:table="0"/>
          <office:change-info>
            <dc:creator>Mike </dc:creator>
            <dc:date>2011-08-04T12:18:29.39</dc:date>
          </office:change-info>
          <table:previous>
            <table:change-track-table-cell/>
          </table:previous>
        </table:cell-content-change>
        <table:cell-content-change table:id="ct599">
          <table:cell-address table:column="9" table:row="39" table:table="0"/>
          <office:change-info>
            <dc:creator>Mike </dc:creator>
            <dc:date>2011-08-04T12:18:29.39</dc:date>
          </office:change-info>
          <table:previous>
            <table:change-track-table-cell/>
          </table:previous>
        </table:cell-content-change>
        <table:cell-content-change table:id="ct600">
          <table:cell-address table:column="9" table:row="40" table:table="0"/>
          <office:change-info>
            <dc:creator>Mike </dc:creator>
            <dc:date>2011-08-04T12:18:29.39</dc:date>
          </office:change-info>
          <table:previous>
            <table:change-track-table-cell/>
          </table:previous>
        </table:cell-content-change>
        <table:cell-content-change table:id="ct601">
          <table:cell-address table:column="9" table:row="41" table:table="0"/>
          <office:change-info>
            <dc:creator>Mike </dc:creator>
            <dc:date>2011-08-04T12:18:29.39</dc:date>
          </office:change-info>
          <table:previous>
            <table:change-track-table-cell/>
          </table:previous>
        </table:cell-content-change>
        <table:cell-content-change table:id="ct602">
          <table:cell-address table:column="9" table:row="42" table:table="0"/>
          <office:change-info>
            <dc:creator>Mike </dc:creator>
            <dc:date>2011-08-04T12:18:29.39</dc:date>
          </office:change-info>
          <table:previous>
            <table:change-track-table-cell/>
          </table:previous>
        </table:cell-content-change>
        <table:cell-content-change table:id="ct603">
          <table:cell-address table:column="9" table:row="43" table:table="0"/>
          <office:change-info>
            <dc:creator>Mike </dc:creator>
            <dc:date>2011-08-04T12:18:29.39</dc:date>
          </office:change-info>
          <table:previous>
            <table:change-track-table-cell/>
          </table:previous>
        </table:cell-content-change>
        <table:cell-content-change table:id="ct604">
          <table:cell-address table:column="9" table:row="44" table:table="0"/>
          <office:change-info>
            <dc:creator>Mike </dc:creator>
            <dc:date>2011-08-04T12:18:29.39</dc:date>
          </office:change-info>
          <table:previous>
            <table:change-track-table-cell/>
          </table:previous>
        </table:cell-content-change>
        <table:cell-content-change table:id="ct605">
          <table:cell-address table:column="9" table:row="45" table:table="0"/>
          <office:change-info>
            <dc:creator>Mike </dc:creator>
            <dc:date>2011-08-04T12:18:29.39</dc:date>
          </office:change-info>
          <table:previous>
            <table:change-track-table-cell/>
          </table:previous>
        </table:cell-content-change>
        <table:cell-content-change table:id="ct606">
          <table:cell-address table:column="9" table:row="46" table:table="0"/>
          <office:change-info>
            <dc:creator>Mike </dc:creator>
            <dc:date>2011-08-04T12:18:29.39</dc:date>
          </office:change-info>
          <table:previous>
            <table:change-track-table-cell/>
          </table:previous>
        </table:cell-content-change>
        <table:cell-content-change table:id="ct607">
          <table:cell-address table:column="9" table:row="47" table:table="0"/>
          <office:change-info>
            <dc:creator>Mike </dc:creator>
            <dc:date>2011-08-04T12:18:29.39</dc:date>
          </office:change-info>
          <table:previous>
            <table:change-track-table-cell/>
          </table:previous>
        </table:cell-content-change>
        <table:cell-content-change table:id="ct608">
          <table:cell-address table:column="9" table:row="48" table:table="0"/>
          <office:change-info>
            <dc:creator>Mike </dc:creator>
            <dc:date>2011-08-04T12:18:29.39</dc:date>
          </office:change-info>
          <table:previous>
            <table:change-track-table-cell/>
          </table:previous>
        </table:cell-content-change>
        <table:cell-content-change table:id="ct609">
          <table:cell-address table:column="9" table:row="49" table:table="0"/>
          <office:change-info>
            <dc:creator>Mike </dc:creator>
            <dc:date>2011-08-04T12:18:29.39</dc:date>
          </office:change-info>
          <table:previous>
            <table:change-track-table-cell/>
          </table:previous>
        </table:cell-content-change>
        <table:cell-content-change table:id="ct610">
          <table:cell-address table:column="9" table:row="50" table:table="0"/>
          <office:change-info>
            <dc:creator>Mike </dc:creator>
            <dc:date>2011-08-04T12:18:29.39</dc:date>
          </office:change-info>
          <table:previous>
            <table:change-track-table-cell/>
          </table:previous>
        </table:cell-content-change>
        <table:cell-content-change table:id="ct611">
          <table:cell-address table:column="9" table:row="13" table:table="0"/>
          <office:change-info>
            <dc:creator>Mike </dc:creator>
            <dc:date>2011-08-04T12:18:43.31</dc:date>
          </office:change-info>
          <table:previous table:id="ct576">
            <table:change-track-table-cell table:cell-address="Sheet1.J14" table:formula="of:=DEC2HEX([.H14]*32+[.I14];2)" office:value-type="string">
              <text:p>00</text:p>
            </table:change-track-table-cell>
          </table:previous>
        </table:cell-content-change>
        <table:cell-content-change table:id="ct612">
          <table:cell-address table:column="9" table:row="14" table:table="0"/>
          <office:change-info>
            <dc:creator>Mike </dc:creator>
            <dc:date>2011-08-04T12:18:43.31</dc:date>
          </office:change-info>
          <table:previous table:id="ct577">
            <table:change-track-table-cell table:cell-address="Sheet1.J15" table:formula="of:=DEC2HEX([.H15]*32+[.I15];2)" office:value-type="string">
              <text:p>00</text:p>
            </table:change-track-table-cell>
          </table:previous>
        </table:cell-content-change>
        <table:cell-content-change table:id="ct613">
          <table:cell-address table:column="9" table:row="17" table:table="0"/>
          <office:change-info>
            <dc:creator>Mike </dc:creator>
            <dc:date>2011-08-04T12:18:46.92</dc:date>
          </office:change-info>
          <table:previous table:id="ct580">
            <table:change-track-table-cell table:cell-address="Sheet1.J18" table:formula="of:=DEC2HEX([.H18]*32+[.I18];2)" office:value-type="string">
              <text:p>00</text:p>
            </table:change-track-table-cell>
          </table:previous>
        </table:cell-content-change>
        <table:cell-content-change table:id="ct614">
          <table:cell-address table:column="9" table:row="18" table:table="0"/>
          <office:change-info>
            <dc:creator>Mike </dc:creator>
            <dc:date>2011-08-04T12:18:46.92</dc:date>
          </office:change-info>
          <table:previous table:id="ct581">
            <table:change-track-table-cell table:cell-address="Sheet1.J19" table:formula="of:=DEC2HEX([.H19]*32+[.I19];2)" office:value-type="string">
              <text:p>00</text:p>
            </table:change-track-table-cell>
          </table:previous>
        </table:cell-content-change>
        <table:cell-content-change table:id="ct615">
          <table:cell-address table:column="9" table:row="22" table:table="0"/>
          <office:change-info>
            <dc:creator>Mike </dc:creator>
            <dc:date>2011-08-04T12:18:49.85</dc:date>
          </office:change-info>
          <table:previous table:id="ct585">
            <table:change-track-table-cell table:cell-address="Sheet1.J23" table:formula="of:=DEC2HEX([.H23]*32+[.I23];2)" office:value-type="string">
              <text:p>28</text:p>
            </table:change-track-table-cell>
          </table:previous>
        </table:cell-content-change>
        <table:cell-content-change table:id="ct616">
          <table:cell-address table:column="9" table:row="29" table:table="0"/>
          <office:change-info>
            <dc:creator>Mike </dc:creator>
            <dc:date>2011-08-04T12:18:54.07</dc:date>
          </office:change-info>
          <table:previous table:id="ct593">
            <table:change-track-table-cell table:cell-address="Sheet1.J30" table:formula="of:=DEC2HEX([.H30]*32+[.I30];2)" office:value-type="string">
              <text:p>00</text:p>
            </table:change-track-table-cell>
          </table:previous>
        </table:cell-content-change>
        <table:cell-content-change table:id="ct617">
          <table:cell-address table:column="9" table:row="35" table:table="0"/>
          <office:change-info>
            <dc:creator>Mike </dc:creator>
            <dc:date>2011-08-04T12:18:54.07</dc:date>
          </office:change-info>
          <table:previous table:id="ct594">
            <table:change-track-table-cell table:cell-address="Sheet1.J36" table:formula="of:=DEC2HEX([.H36]*32+[.I36];2)" office:value-type="string">
              <text:p>00</text:p>
            </table:change-track-table-cell>
          </table:previous>
        </table:cell-content-change>
        <table:cell-content-change table:id="ct618">
          <table:cell-address table:column="9" table:row="36" table:table="0"/>
          <office:change-info>
            <dc:creator>Mike </dc:creator>
            <dc:date>2011-08-04T12:18:54.07</dc:date>
          </office:change-info>
          <table:previous table:id="ct595">
            <table:change-track-table-cell table:cell-address="Sheet1.J37" table:formula="of:=DEC2HEX([.H37]*32+[.I37];2)" office:value-type="string">
              <text:p>00</text:p>
            </table:change-track-table-cell>
          </table:previous>
        </table:cell-content-change>
        <table:cell-content-change table:id="ct619">
          <table:cell-address table:column="9" table:row="40" table:table="0"/>
          <office:change-info>
            <dc:creator>Mike </dc:creator>
            <dc:date>2011-08-04T12:18:57.47</dc:date>
          </office:change-info>
          <table:previous table:id="ct600">
            <table:change-track-table-cell table:cell-address="Sheet1.J41" table:formula="of:=DEC2HEX([.H41]*32+[.I41];2)" office:value-type="string">
              <text:p>00</text:p>
            </table:change-track-table-cell>
          </table:previous>
        </table:cell-content-change>
        <table:cell-content-change table:id="ct620">
          <table:cell-address table:column="9" table:row="41" table:table="0"/>
          <office:change-info>
            <dc:creator>Mike </dc:creator>
            <dc:date>2011-08-04T12:18:57.47</dc:date>
          </office:change-info>
          <table:previous table:id="ct601">
            <table:change-track-table-cell table:cell-address="Sheet1.J42" table:formula="of:=DEC2HEX([.H42]*32+[.I42];2)" office:value-type="string">
              <text:p>00</text:p>
            </table:change-track-table-cell>
          </table:previous>
        </table:cell-content-change>
        <table:cell-content-change table:id="ct621">
          <table:cell-address table:column="9" table:row="42" table:table="0"/>
          <office:change-info>
            <dc:creator>Mike </dc:creator>
            <dc:date>2011-08-04T12:18:57.47</dc:date>
          </office:change-info>
          <table:previous table:id="ct602">
            <table:change-track-table-cell table:cell-address="Sheet1.J43" table:formula="of:=DEC2HEX([.H43]*32+[.I43];2)" office:value-type="string">
              <text:p>00</text:p>
            </table:change-track-table-cell>
          </table:previous>
        </table:cell-content-change>
        <table:cell-content-change table:id="ct622">
          <table:cell-address table:column="9" table:row="46" table:table="0"/>
          <office:change-info>
            <dc:creator>Mike </dc:creator>
            <dc:date>2011-08-04T12:19:00.23</dc:date>
          </office:change-info>
          <table:previous table:id="ct606">
            <table:change-track-table-cell table:cell-address="Sheet1.J47" table:formula="of:=DEC2HEX([.H47]*32+[.I47];2)" office:value-type="string">
              <text:p>00</text:p>
            </table:change-track-table-cell>
          </table:previous>
        </table:cell-content-change>
        <table:cell-content-change table:id="ct623">
          <table:cell-address table:column="9" table:row="47" table:table="0"/>
          <office:change-info>
            <dc:creator>Mike </dc:creator>
            <dc:date>2011-08-04T12:19:00.23</dc:date>
          </office:change-info>
          <table:previous table:id="ct607">
            <table:change-track-table-cell table:cell-address="Sheet1.J48" table:formula="of:=DEC2HEX([.H48]*32+[.I48];2)" office:value-type="string">
              <text:p>00</text:p>
            </table:change-track-table-cell>
          </table:previous>
        </table:cell-content-change>
        <table:cell-content-change table:id="ct624">
          <table:cell-address table:column="9" table:row="38" table:table="0"/>
          <office:change-info>
            <dc:creator>Mike </dc:creator>
            <dc:date>2011-08-04T12:19:07.97</dc:date>
          </office:change-info>
          <table:previous table:id="ct597">
            <table:change-track-table-cell table:cell-address="Sheet1.J39" table:formula="of:=DEC2HEX([.H39]*32+[.I39];2)" office:value-type="string">
              <text:p>4C</text:p>
            </table:change-track-table-cell>
          </table:previous>
        </table:cell-content-change>
        <table:cell-content-change table:id="ct625">
          <table:cell-address table:column="9" table:row="44" table:table="0"/>
          <office:change-info>
            <dc:creator>Mike </dc:creator>
            <dc:date>2011-08-04T12:19:14.57</dc:date>
          </office:change-info>
          <table:previous table:id="ct604">
            <table:change-track-table-cell table:cell-address="Sheet1.J45" table:formula="of:=DEC2HEX([.H45]*32+[.I45];2)" office:value-type="string">
              <text:p>00</text:p>
            </table:change-track-table-cell>
          </table:previous>
        </table:cell-content-change>
        <table:cell-content-change table:id="ct626">
          <table:cell-address table:column="13" table:row="7" table:table="0"/>
          <office:change-info>
            <dc:creator>Mike </dc:creator>
            <dc:date>2011-08-04T12:20:07.85</dc:date>
          </office:change-info>
          <table:previous table:id="ct229">
            <table:change-track-table-cell table:cell-address="Sheet1.N8" table:formula="of:=DEC2HEX(1*(16*256)+[.H8]*256*2+[.I8]*16+#ref!12+IF(NOT (#ref!10=&quot;Y&quot;);2*16*256;0);4)" office:value-type="float" office:value="0"/>
          </table:previous>
        </table:cell-content-change>
        <table:cell-content-change table:id="ct627">
          <table:cell-address table:column="13" table:row="8" table:table="0"/>
          <office:change-info>
            <dc:creator>Mike </dc:creator>
            <dc:date>2011-08-04T12:20:17.62</dc:date>
          </office:change-info>
          <table:previous table:id="ct233">
            <table:change-track-table-cell table:cell-address="Sheet1.N9" table:formula="of:=DEC2HEX(1*(16*256)+[.H9]*256*2+[.I9]*16+#ref!13+IF(NOT (#ref!11=&quot;Y&quot;);2*16*256;0);4)" office:value-type="float" office:value="0"/>
          </table:previous>
        </table:cell-content-change>
        <table:cell-content-change table:id="ct628">
          <table:cell-address table:column="13" table:row="9" table:table="0"/>
          <office:change-info>
            <dc:creator>Mike </dc:creator>
            <dc:date>2011-08-04T12:20:17.62</dc:date>
          </office:change-info>
          <table:previous table:id="ct234">
            <table:change-track-table-cell table:cell-address="Sheet1.N10" table:formula="of:=DEC2HEX(1*(16*256)+[.H10]*256*2+[.I10]*16+#ref!14+IF(NOT (#ref!12=&quot;Y&quot;);2*16*256;0);4)" office:value-type="float" office:value="0"/>
          </table:previous>
        </table:cell-content-change>
        <table:cell-content-change table:id="ct629">
          <table:cell-address table:column="13" table:row="10" table:table="0"/>
          <office:change-info>
            <dc:creator>Mike </dc:creator>
            <dc:date>2011-08-04T12:20:17.62</dc:date>
          </office:change-info>
          <table:previous table:id="ct235">
            <table:change-track-table-cell table:cell-address="Sheet1.N11" table:formula="of:=DEC2HEX(1*(16*256)+[.H11]*256*2+[.I11]*16+#ref!15+IF(NOT (#ref!13=&quot;Y&quot;);2*16*256;0);4)" office:value-type="float" office:value="0"/>
          </table:previous>
        </table:cell-content-change>
        <table:cell-content-change table:id="ct630">
          <table:cell-address table:column="13" table:row="11" table:table="0"/>
          <office:change-info>
            <dc:creator>Mike </dc:creator>
            <dc:date>2011-08-04T12:20:17.62</dc:date>
          </office:change-info>
          <table:previous table:id="ct236">
            <table:change-track-table-cell table:cell-address="Sheet1.N12" table:formula="of:=DEC2HEX(1*(16*256)+[.H12]*256*2+[.I12]*16+#ref!16+IF(NOT (#ref!14=&quot;Y&quot;);2*16*256;0);4)" office:value-type="float" office:value="0"/>
          </table:previous>
        </table:cell-content-change>
        <table:cell-content-change table:id="ct631">
          <table:cell-address table:column="13" table:row="12" table:table="0"/>
          <office:change-info>
            <dc:creator>Mike </dc:creator>
            <dc:date>2011-08-04T12:20:17.62</dc:date>
          </office:change-info>
          <table:previous table:id="ct237">
            <table:change-track-table-cell table:cell-address="Sheet1.N13" table:formula="of:=DEC2HEX(1*(16*256)+[.H13]*256*2+[.I13]*16+#ref!17+IF(NOT (#ref!15=&quot;Y&quot;);2*16*256;0);4)" office:value-type="float" office:value="0"/>
          </table:previous>
        </table:cell-content-change>
        <table:cell-content-change table:id="ct632">
          <table:cell-address table:column="13" table:row="13" table:table="0"/>
          <office:change-info>
            <dc:creator>Mike </dc:creator>
            <dc:date>2011-08-04T12:20:17.62</dc:date>
          </office:change-info>
          <table:previous>
            <table:change-track-table-cell/>
          </table:previous>
        </table:cell-content-change>
        <table:cell-content-change table:id="ct633">
          <table:cell-address table:column="13" table:row="14" table:table="0"/>
          <office:change-info>
            <dc:creator>Mike </dc:creator>
            <dc:date>2011-08-04T12:20:17.62</dc:date>
          </office:change-info>
          <table:previous>
            <table:change-track-table-cell/>
          </table:previous>
        </table:cell-content-change>
        <table:cell-content-change table:id="ct634">
          <table:cell-address table:column="13" table:row="15" table:table="0"/>
          <office:change-info>
            <dc:creator>Mike </dc:creator>
            <dc:date>2011-08-04T12:20:17.62</dc:date>
          </office:change-info>
          <table:previous table:id="ct238">
            <table:change-track-table-cell table:cell-address="Sheet1.N16" table:formula="of:=DEC2HEX(1*(16*256)+[.H16]*256*2+[.I16]*16+#ref!20+IF(NOT (#ref!18=&quot;Y&quot;);2*16*256;0);4)" office:value-type="float" office:value="0"/>
          </table:previous>
        </table:cell-content-change>
        <table:cell-content-change table:id="ct635">
          <table:cell-address table:column="13" table:row="16" table:table="0"/>
          <office:change-info>
            <dc:creator>Mike </dc:creator>
            <dc:date>2011-08-04T12:20:17.62</dc:date>
          </office:change-info>
          <table:previous table:id="ct239">
            <table:change-track-table-cell table:cell-address="Sheet1.N17" table:formula="of:=DEC2HEX(1*(16*256)+[.H17]*256*2+[.I17]*16+#ref!21+IF(NOT (#ref!19=&quot;Y&quot;);2*16*256;0);4)" office:value-type="float" office:value="0"/>
          </table:previous>
        </table:cell-content-change>
        <table:cell-content-change table:id="ct636">
          <table:cell-address table:column="13" table:row="17" table:table="0"/>
          <office:change-info>
            <dc:creator>Mike </dc:creator>
            <dc:date>2011-08-04T12:20:17.62</dc:date>
          </office:change-info>
          <table:previous>
            <table:change-track-table-cell/>
          </table:previous>
        </table:cell-content-change>
        <table:cell-content-change table:id="ct637">
          <table:cell-address table:column="13" table:row="18" table:table="0"/>
          <office:change-info>
            <dc:creator>Mike </dc:creator>
            <dc:date>2011-08-04T12:20:17.62</dc:date>
          </office:change-info>
          <table:previous>
            <table:change-track-table-cell/>
          </table:previous>
        </table:cell-content-change>
        <table:cell-content-change table:id="ct638">
          <table:cell-address table:column="13" table:row="19" table:table="0"/>
          <office:change-info>
            <dc:creator>Mike </dc:creator>
            <dc:date>2011-08-04T12:20:17.62</dc:date>
          </office:change-info>
          <table:previous table:id="ct240">
            <table:change-track-table-cell table:cell-address="Sheet1.N20" table:formula="of:=DEC2HEX(1*(16*256)+[.H20]*256*2+[.I20]*16+#ref!24+IF(NOT (#ref!22=&quot;Y&quot;);2*16*256;0);4)" office:value-type="float" office:value="0"/>
          </table:previous>
        </table:cell-content-change>
        <table:cell-content-change table:id="ct639">
          <table:cell-address table:column="13" table:row="20" table:table="0"/>
          <office:change-info>
            <dc:creator>Mike </dc:creator>
            <dc:date>2011-08-04T12:20:17.62</dc:date>
          </office:change-info>
          <table:previous table:id="ct241">
            <table:change-track-table-cell table:cell-address="Sheet1.N21" table:formula="of:=DEC2HEX(1*(16*256)+[.H21]*256*2+[.I21]*16+#ref!25+IF(NOT (#ref!23=&quot;Y&quot;);2*16*256;0);4)" office:value-type="float" office:value="0"/>
          </table:previous>
        </table:cell-content-change>
        <table:cell-content-change table:id="ct640">
          <table:cell-address table:column="13" table:row="21" table:table="0"/>
          <office:change-info>
            <dc:creator>Mike </dc:creator>
            <dc:date>2011-08-04T12:20:17.62</dc:date>
          </office:change-info>
          <table:previous table:id="ct242">
            <table:change-track-table-cell table:cell-address="Sheet1.N22" table:formula="of:=DEC2HEX(1*(16*256)+[.H22]*256*2+[.I22]*16+#ref!26+IF(NOT (#ref!24=&quot;Y&quot;);2*16*256;0);4)" office:value-type="float" office:value="0"/>
          </table:previous>
        </table:cell-content-change>
        <table:cell-content-change table:id="ct641">
          <table:cell-address table:column="13" table:row="22" table:table="0"/>
          <office:change-info>
            <dc:creator>Mike </dc:creator>
            <dc:date>2011-08-04T12:20:17.62</dc:date>
          </office:change-info>
          <table:previous>
            <table:change-track-table-cell/>
          </table:previous>
        </table:cell-content-change>
        <table:cell-content-change table:id="ct642">
          <table:cell-address table:column="13" table:row="22" table:table="0"/>
          <office:change-info>
            <dc:creator>Mike </dc:creator>
            <dc:date>2011-08-04T12:20:17.62</dc:date>
          </office:change-info>
          <table:previous table:id="ct243">
            <table:change-track-table-cell table:cell-address="Sheet1.N23" table:formula="of:=DEC2HEX(1*(16*256)+[.H23]*256*2+[.I23]*16+#ref!27+IF(NOT (#ref!25=&quot;Y&quot;);2*16*256;0);4)" office:value-type="float" office:value="0"/>
          </table:previous>
        </table:cell-content-change>
        <table:cell-content-change table:id="ct643">
          <table:cell-address table:column="13" table:row="23" table:table="0"/>
          <office:change-info>
            <dc:creator>Mike </dc:creator>
            <dc:date>2011-08-04T12:20:17.62</dc:date>
          </office:change-info>
          <table:previous table:id="ct244">
            <table:change-track-table-cell table:cell-address="Sheet1.N24" table:formula="of:=DEC2HEX(1*(16*256)+[.H24]*256*2+[.I24]*16+#ref!28+IF(NOT (#ref!26=&quot;Y&quot;);2*16*256;0);4)" office:value-type="float" office:value="0"/>
          </table:previous>
        </table:cell-content-change>
        <table:cell-content-change table:id="ct644">
          <table:cell-address table:column="13" table:row="24" table:table="0"/>
          <office:change-info>
            <dc:creator>Mike </dc:creator>
            <dc:date>2011-08-04T12:20:17.62</dc:date>
          </office:change-info>
          <table:previous table:id="ct245">
            <table:change-track-table-cell table:cell-address="Sheet1.N25" table:formula="of:=DEC2HEX(1*(16*256)+[.H25]*256*2+[.I25]*16+#ref!29+IF(NOT (#ref!27=&quot;Y&quot;);2*16*256;0);4)" office:value-type="float" office:value="0"/>
          </table:previous>
        </table:cell-content-change>
        <table:cell-content-change table:id="ct645">
          <table:cell-address table:column="13" table:row="25" table:table="0"/>
          <office:change-info>
            <dc:creator>Mike </dc:creator>
            <dc:date>2011-08-04T12:20:17.62</dc:date>
          </office:change-info>
          <table:previous table:id="ct246">
            <table:change-track-table-cell table:cell-address="Sheet1.N26" table:formula="of:=DEC2HEX(1*(16*256)+[.H26]*256*2+[.I26]*16+#ref!30+IF(NOT (#ref!28=&quot;Y&quot;);2*16*256;0);4)" office:value-type="float" office:value="0"/>
          </table:previous>
        </table:cell-content-change>
        <table:cell-content-change table:id="ct646">
          <table:cell-address table:column="13" table:row="26" table:table="0"/>
          <office:change-info>
            <dc:creator>Mike </dc:creator>
            <dc:date>2011-08-04T12:20:17.62</dc:date>
          </office:change-info>
          <table:previous table:id="ct247">
            <table:change-track-table-cell table:cell-address="Sheet1.N27" table:formula="of:=DEC2HEX(1*(16*256)+[.H27]*256*2+[.I27]*16+#ref!31+IF(NOT (#ref!29=&quot;Y&quot;);2*16*256;0);4)" office:value-type="float" office:value="0"/>
          </table:previous>
        </table:cell-content-change>
        <table:cell-content-change table:id="ct647">
          <table:cell-address table:column="13" table:row="27" table:table="0"/>
          <office:change-info>
            <dc:creator>Mike </dc:creator>
            <dc:date>2011-08-04T12:20:17.62</dc:date>
          </office:change-info>
          <table:previous table:id="ct248">
            <table:change-track-table-cell table:cell-address="Sheet1.N28" table:formula="of:=DEC2HEX(1*(16*256)+[.H28]*256*2+[.I28]*16+#ref!32+IF(NOT (#ref!30=&quot;Y&quot;);2*16*256;0);4)" office:value-type="float" office:value="0"/>
          </table:previous>
        </table:cell-content-change>
        <table:cell-content-change table:id="ct648">
          <table:cell-address table:column="13" table:row="28" table:table="0"/>
          <office:change-info>
            <dc:creator>Mike </dc:creator>
            <dc:date>2011-08-04T12:20:17.62</dc:date>
          </office:change-info>
          <table:previous table:id="ct249">
            <table:change-track-table-cell table:cell-address="Sheet1.N29" table:formula="of:=DEC2HEX(1*(16*256)+[.H29]*256*2+[.I29]*16+#ref!33+IF(NOT (#ref!31=&quot;Y&quot;);2*16*256;0);4)" office:value-type="float" office:value="0"/>
          </table:previous>
        </table:cell-content-change>
        <table:cell-content-change table:id="ct649">
          <table:cell-address table:column="13" table:row="29" table:table="0"/>
          <office:change-info>
            <dc:creator>Mike </dc:creator>
            <dc:date>2011-08-04T12:20:17.62</dc:date>
          </office:change-info>
          <table:previous>
            <table:change-track-table-cell/>
          </table:previous>
        </table:cell-content-change>
        <table:cell-content-change table:id="ct650">
          <table:cell-address table:column="13" table:row="35" table:table="0"/>
          <office:change-info>
            <dc:creator>Mike </dc:creator>
            <dc:date>2011-08-04T12:20:17.62</dc:date>
          </office:change-info>
          <table:previous>
            <table:change-track-table-cell/>
          </table:previous>
        </table:cell-content-change>
        <table:cell-content-change table:id="ct651">
          <table:cell-address table:column="13" table:row="36" table:table="0"/>
          <office:change-info>
            <dc:creator>Mike </dc:creator>
            <dc:date>2011-08-04T12:20:17.62</dc:date>
          </office:change-info>
          <table:previous>
            <table:change-track-table-cell/>
          </table:previous>
        </table:cell-content-change>
        <table:cell-content-change table:id="ct652">
          <table:cell-address table:column="13" table:row="37" table:table="0"/>
          <office:change-info>
            <dc:creator>Mike </dc:creator>
            <dc:date>2011-08-04T12:20:17.62</dc:date>
          </office:change-info>
          <table:previous table:id="ct250">
            <table:change-track-table-cell table:cell-address="Sheet1.N38" table:formula="of:=DEC2HEX(1*(16*256)+[.H38]*256*2+[.I38]*16+#ref!37+IF(NOT (#ref!40=&quot;Y&quot;);2*16*256;0);4)" office:value-type="float" office:value="0"/>
          </table:previous>
        </table:cell-content-change>
        <table:cell-content-change table:id="ct653">
          <table:cell-address table:column="13" table:row="38" table:table="0"/>
          <office:change-info>
            <dc:creator>Mike </dc:creator>
            <dc:date>2011-08-04T12:20:17.62</dc:date>
          </office:change-info>
          <table:previous>
            <table:change-track-table-cell/>
          </table:previous>
        </table:cell-content-change>
        <table:cell-content-change table:id="ct654">
          <table:cell-address table:column="13" table:row="38" table:table="0"/>
          <office:change-info>
            <dc:creator>Mike </dc:creator>
            <dc:date>2011-08-04T12:20:17.62</dc:date>
          </office:change-info>
          <table:previous table:id="ct251">
            <table:change-track-table-cell table:cell-address="Sheet1.N39" table:formula="of:=DEC2HEX(1*(16*256)+[.H39]*256*2+[.I39]*16+#ref!39+IF(NOT (#ref!41=&quot;Y&quot;);2*16*256;0);4)" office:value-type="float" office:value="0"/>
          </table:previous>
        </table:cell-content-change>
        <table:cell-content-change table:id="ct655">
          <table:cell-address table:column="13" table:row="39" table:table="0"/>
          <office:change-info>
            <dc:creator>Mike </dc:creator>
            <dc:date>2011-08-04T12:20:17.62</dc:date>
          </office:change-info>
          <table:previous table:id="ct252">
            <table:change-track-table-cell table:cell-address="Sheet1.N40" table:formula="of:=DEC2HEX(1*(16*256)+[.H40]*256*2+[.I40]*16+#ref!40+IF(NOT (#ref!42=&quot;Y&quot;);2*16*256;0);4)" office:value-type="float" office:value="0"/>
          </table:previous>
        </table:cell-content-change>
        <table:cell-content-change table:id="ct656">
          <table:cell-address table:column="13" table:row="40" table:table="0"/>
          <office:change-info>
            <dc:creator>Mike </dc:creator>
            <dc:date>2011-08-04T12:20:17.62</dc:date>
          </office:change-info>
          <table:previous>
            <table:change-track-table-cell/>
          </table:previous>
        </table:cell-content-change>
        <table:cell-content-change table:id="ct657">
          <table:cell-address table:column="13" table:row="41" table:table="0"/>
          <office:change-info>
            <dc:creator>Mike </dc:creator>
            <dc:date>2011-08-04T12:20:17.62</dc:date>
          </office:change-info>
          <table:previous>
            <table:change-track-table-cell/>
          </table:previous>
        </table:cell-content-change>
        <table:cell-content-change table:id="ct658">
          <table:cell-address table:column="13" table:row="42" table:table="0"/>
          <office:change-info>
            <dc:creator>Mike </dc:creator>
            <dc:date>2011-08-04T12:20:17.62</dc:date>
          </office:change-info>
          <table:previous>
            <table:change-track-table-cell/>
          </table:previous>
        </table:cell-content-change>
        <table:cell-content-change table:id="ct659">
          <table:cell-address table:column="13" table:row="43" table:table="0"/>
          <office:change-info>
            <dc:creator>Mike </dc:creator>
            <dc:date>2011-08-04T12:20:17.62</dc:date>
          </office:change-info>
          <table:previous table:id="ct253">
            <table:change-track-table-cell table:cell-address="Sheet1.N44" table:formula="of:=DEC2HEX(1*(16*256)+[.H44]*256*2+[.I44]*16+#ref!44+IF(NOT (#ref!46=&quot;Y&quot;);2*16*256;0);4)" office:value-type="float" office:value="0"/>
          </table:previous>
        </table:cell-content-change>
        <table:cell-content-change table:id="ct660">
          <table:cell-address table:column="13" table:row="44" table:table="0"/>
          <office:change-info>
            <dc:creator>Mike </dc:creator>
            <dc:date>2011-08-04T12:20:17.62</dc:date>
          </office:change-info>
          <table:previous>
            <table:change-track-table-cell/>
          </table:previous>
        </table:cell-content-change>
        <table:cell-content-change table:id="ct661">
          <table:cell-address table:column="13" table:row="45" table:table="0"/>
          <office:change-info>
            <dc:creator>Mike </dc:creator>
            <dc:date>2011-08-04T12:20:17.62</dc:date>
          </office:change-info>
          <table:previous table:id="ct254">
            <table:change-track-table-cell table:cell-address="Sheet1.N46" table:formula="of:=DEC2HEX(1*(16*256)+[.H46]*256*2+[.I46]*16+#ref!46+IF(NOT (#ref!48=&quot;Y&quot;);2*16*256;0);4)" office:value-type="float" office:value="0"/>
          </table:previous>
        </table:cell-content-change>
        <table:cell-content-change table:id="ct662">
          <table:cell-address table:column="13" table:row="46" table:table="0"/>
          <office:change-info>
            <dc:creator>Mike </dc:creator>
            <dc:date>2011-08-04T12:20:17.62</dc:date>
          </office:change-info>
          <table:previous>
            <table:change-track-table-cell/>
          </table:previous>
        </table:cell-content-change>
        <table:cell-content-change table:id="ct663">
          <table:cell-address table:column="13" table:row="47" table:table="0"/>
          <office:change-info>
            <dc:creator>Mike </dc:creator>
            <dc:date>2011-08-04T12:20:17.62</dc:date>
          </office:change-info>
          <table:previous>
            <table:change-track-table-cell/>
          </table:previous>
        </table:cell-content-change>
        <table:cell-content-change table:id="ct664">
          <table:cell-address table:column="13" table:row="48" table:table="0"/>
          <office:change-info>
            <dc:creator>Mike </dc:creator>
            <dc:date>2011-08-04T12:20:17.62</dc:date>
          </office:change-info>
          <table:previous>
            <table:change-track-table-cell table:cell-address="Sheet1.N49" table:formula="of:=DEC2HEX(3*(16*256)+[.H49]*256*2+[.I49]*16+#ref!49;4)" office:value-type="float" office:value="0"/>
          </table:previous>
        </table:cell-content-change>
        <table:cell-content-change table:id="ct665">
          <table:cell-address table:column="13" table:row="49" table:table="0"/>
          <office:change-info>
            <dc:creator>Mike </dc:creator>
            <dc:date>2011-08-04T12:20:17.62</dc:date>
          </office:change-info>
          <table:previous>
            <table:change-track-table-cell table:cell-address="Sheet1.N50" table:formula="of:=DEC2HEX(3*(16*256)+[.H50]*256*2+[.I50]*16+#ref!50;4)" office:value-type="float" office:value="0"/>
          </table:previous>
        </table:cell-content-change>
        <table:cell-content-change table:id="ct666">
          <table:cell-address table:column="13" table:row="50" table:table="0"/>
          <office:change-info>
            <dc:creator>Mike </dc:creator>
            <dc:date>2011-08-04T12:20:17.62</dc:date>
          </office:change-info>
          <table:previous table:id="ct255">
            <table:change-track-table-cell table:cell-address="Sheet1.N51" table:formula="of:=DEC2HEX(1*(16*256)+[.H51]*256*2+[.I51]*16+#ref!51+IF(NOT (#ref!53=&quot;Y&quot;);2*16*256;0);4)" office:value-type="float" office:value="0"/>
          </table:previous>
        </table:cell-content-change>
        <table:cell-content-change table:id="ct667">
          <table:cell-address table:column="13" table:row="13" table:table="0"/>
          <office:change-info>
            <dc:creator>Mike </dc:creator>
            <dc:date>2011-08-04T12:20:24.91</dc:date>
          </office:change-info>
          <table:previous table:id="ct632">
            <table:change-track-table-cell table:cell-address="Sheet1.N14" table:formula="of:=DEC2HEX(1*(16*256)+HEX2DEC([.J14])*16+#ref!18+IF(NOT (#ref!16=&quot;Y&quot;);2*16*256;0);4)" office:value-type="float" office:value="0"/>
          </table:previous>
        </table:cell-content-change>
        <table:cell-content-change table:id="ct668">
          <table:cell-address table:column="13" table:row="14" table:table="0"/>
          <office:change-info>
            <dc:creator>Mike </dc:creator>
            <dc:date>2011-08-04T12:20:24.91</dc:date>
          </office:change-info>
          <table:previous table:id="ct633">
            <table:change-track-table-cell table:cell-address="Sheet1.N15" table:formula="of:=DEC2HEX(1*(16*256)+HEX2DEC([.J15])*16+#ref!19+IF(NOT (#ref!17=&quot;Y&quot;);2*16*256;0);4)" office:value-type="float" office:value="0"/>
          </table:previous>
        </table:cell-content-change>
        <table:cell-content-change table:id="ct669">
          <table:cell-address table:column="13" table:row="17" table:table="0"/>
          <office:change-info>
            <dc:creator>Mike </dc:creator>
            <dc:date>2011-08-04T12:20:28.28</dc:date>
          </office:change-info>
          <table:previous table:id="ct636">
            <table:change-track-table-cell table:cell-address="Sheet1.N18" table:formula="of:=DEC2HEX(1*(16*256)+HEX2DEC([.J18])*16+#ref!22+IF(NOT (#ref!20=&quot;Y&quot;);2*16*256;0);4)" office:value-type="float" office:value="0"/>
          </table:previous>
        </table:cell-content-change>
        <table:cell-content-change table:id="ct670">
          <table:cell-address table:column="13" table:row="18" table:table="0"/>
          <office:change-info>
            <dc:creator>Mike </dc:creator>
            <dc:date>2011-08-04T12:20:28.28</dc:date>
          </office:change-info>
          <table:previous table:id="ct637">
            <table:change-track-table-cell table:cell-address="Sheet1.N19" table:formula="of:=DEC2HEX(1*(16*256)+HEX2DEC([.J19])*16+#ref!23+IF(NOT (#ref!21=&quot;Y&quot;);2*16*256;0);4)" office:value-type="float" office:value="0"/>
          </table:previous>
        </table:cell-content-change>
        <table:cell-content-change table:id="ct671">
          <table:cell-address table:column="13" table:row="22" table:table="0"/>
          <office:change-info>
            <dc:creator>Mike </dc:creator>
            <dc:date>2011-08-04T12:20:31.47</dc:date>
          </office:change-info>
          <table:previous table:id="ct641">
            <table:change-track-table-cell table:cell-address="Sheet1.N23" table:formula="of:=DEC2HEX(1*(16*256)+HEX2DEC([.J23])*16+#ref!27+IF(NOT (#ref!25=&quot;Y&quot;);2*16*256;0);4)" office:value-type="float" office:value="0"/>
          </table:previous>
        </table:cell-content-change>
        <table:cell-content-change table:id="ct672">
          <table:cell-address table:column="13" table:row="29" table:table="0"/>
          <office:change-info>
            <dc:creator>Mike </dc:creator>
            <dc:date>2011-08-04T12:20:34.75</dc:date>
          </office:change-info>
          <table:previous table:id="ct649">
            <table:change-track-table-cell table:cell-address="Sheet1.N30" table:formula="of:=DEC2HEX(1*(16*256)+HEX2DEC([.J30])*16+#ref!34+IF(NOT (#ref!32=&quot;Y&quot;);2*16*256;0);4)" office:value-type="float" office:value="0"/>
          </table:previous>
        </table:cell-content-change>
        <table:cell-content-change table:id="ct673">
          <table:cell-address table:column="13" table:row="35" table:table="0"/>
          <office:change-info>
            <dc:creator>Mike </dc:creator>
            <dc:date>2011-08-04T12:20:34.75</dc:date>
          </office:change-info>
          <table:previous table:id="ct650">
            <table:change-track-table-cell table:cell-address="Sheet1.N36" table:formula="of:=DEC2HEX(1*(16*256)+HEX2DEC([.J36])*16+#ref!35+IF(NOT (#ref!38=&quot;Y&quot;);2*16*256;0);4)" office:value-type="float" office:value="0"/>
          </table:previous>
        </table:cell-content-change>
        <table:cell-content-change table:id="ct674">
          <table:cell-address table:column="13" table:row="36" table:table="0"/>
          <office:change-info>
            <dc:creator>Mike </dc:creator>
            <dc:date>2011-08-04T12:20:34.75</dc:date>
          </office:change-info>
          <table:previous table:id="ct651">
            <table:change-track-table-cell table:cell-address="Sheet1.N37" table:formula="of:=DEC2HEX(1*(16*256)+HEX2DEC([.J37])*16+#ref!36+IF(NOT (#ref!39=&quot;Y&quot;);2*16*256;0);4)" office:value-type="float" office:value="0"/>
          </table:previous>
        </table:cell-content-change>
        <table:cell-content-change table:id="ct675">
          <table:cell-address table:column="13" table:row="40" table:table="0"/>
          <office:change-info>
            <dc:creator>Mike </dc:creator>
            <dc:date>2011-08-04T12:20:37.63</dc:date>
          </office:change-info>
          <table:previous table:id="ct656">
            <table:change-track-table-cell table:cell-address="Sheet1.N41" table:formula="of:=DEC2HEX(1*(16*256)+HEX2DEC([.J41])*16+#ref!41+IF(NOT (#ref!43=&quot;Y&quot;);2*16*256;0);4)" office:value-type="float" office:value="0"/>
          </table:previous>
        </table:cell-content-change>
        <table:cell-content-change table:id="ct676">
          <table:cell-address table:column="13" table:row="41" table:table="0"/>
          <office:change-info>
            <dc:creator>Mike </dc:creator>
            <dc:date>2011-08-04T12:20:37.63</dc:date>
          </office:change-info>
          <table:previous table:id="ct657">
            <table:change-track-table-cell table:cell-address="Sheet1.N42" table:formula="of:=DEC2HEX(1*(16*256)+HEX2DEC([.J42])*16+#ref!42+IF(NOT (#ref!44=&quot;Y&quot;);2*16*256;0);4)" office:value-type="float" office:value="0"/>
          </table:previous>
        </table:cell-content-change>
        <table:cell-content-change table:id="ct677">
          <table:cell-address table:column="13" table:row="42" table:table="0"/>
          <office:change-info>
            <dc:creator>Mike </dc:creator>
            <dc:date>2011-08-04T12:20:37.63</dc:date>
          </office:change-info>
          <table:previous table:id="ct658">
            <table:change-track-table-cell table:cell-address="Sheet1.N43" table:formula="of:=DEC2HEX(1*(16*256)+HEX2DEC([.J43])*16+#ref!43+IF(NOT (#ref!45=&quot;Y&quot;);2*16*256;0);4)" office:value-type="float" office:value="0"/>
          </table:previous>
        </table:cell-content-change>
        <table:cell-content-change table:id="ct678">
          <table:cell-address table:column="13" table:row="46" table:table="0"/>
          <office:change-info>
            <dc:creator>Mike </dc:creator>
            <dc:date>2011-08-04T12:20:39.92</dc:date>
          </office:change-info>
          <table:previous table:id="ct662">
            <table:change-track-table-cell table:cell-address="Sheet1.N47" table:formula="of:=DEC2HEX(1*(16*256)+HEX2DEC([.J47])*16+#ref!47+IF(NOT (#ref!49=&quot;Y&quot;);2*16*256;0);4)" office:value-type="float" office:value="0"/>
          </table:previous>
        </table:cell-content-change>
        <table:cell-content-change table:id="ct679">
          <table:cell-address table:column="13" table:row="47" table:table="0"/>
          <office:change-info>
            <dc:creator>Mike </dc:creator>
            <dc:date>2011-08-04T12:20:39.92</dc:date>
          </office:change-info>
          <table:previous table:id="ct663">
            <table:change-track-table-cell table:cell-address="Sheet1.N48" table:formula="of:=DEC2HEX(1*(16*256)+HEX2DEC([.J48])*16+#ref!48+IF(NOT (#ref!50=&quot;Y&quot;);2*16*256;0);4)" office:value-type="float" office:value="0"/>
          </table:previous>
        </table:cell-content-change>
        <table:cell-content-change table:id="ct680">
          <table:cell-address table:column="13" table:row="38" table:table="0"/>
          <office:change-info>
            <dc:creator>Mike </dc:creator>
            <dc:date>2011-08-04T12:20:45.75</dc:date>
          </office:change-info>
          <table:previous table:id="ct653">
            <table:change-track-table-cell table:cell-address="Sheet1.N39" table:formula="of:=DEC2HEX(1*(16*256)+HEX2DEC([.J39])*16+#ref!38+IF(NOT (#ref!41=&quot;Y&quot;);2*16*256;0);4)" office:value-type="float" office:value="0"/>
          </table:previous>
        </table:cell-content-change>
        <table:cell-content-change table:id="ct681">
          <table:cell-address table:column="13" table:row="44" table:table="0"/>
          <office:change-info>
            <dc:creator>Mike </dc:creator>
            <dc:date>2011-08-04T12:20:47.61</dc:date>
          </office:change-info>
          <table:previous table:id="ct660">
            <table:change-track-table-cell table:cell-address="Sheet1.N45" table:formula="of:=DEC2HEX(1*(16*256)+HEX2DEC([.J45])*16+#ref!45+IF(NOT (#ref!47=&quot;Y&quot;);2*16*256;0);4)" office:value-type="float" office:value="0"/>
          </table:previous>
        </table:cell-content-change>
        <table:cell-content-change table:id="ct682">
          <table:cell-address table:column="13" table:row="7" table:table="0"/>
          <office:change-info>
            <dc:creator>Mike </dc:creator>
            <dc:date>2011-08-04T12:25:05.09</dc:date>
          </office:change-info>
          <table:previous table:id="ct117">
            <table:change-track-table-cell table:cell-address="Sheet1.N8" table:formula="of:=DEC2HEX(MOD(INT(HEX2DEC(#ref!9)/16);256);2)" office:value-type="float" office:value="0"/>
          </table:previous>
        </table:cell-content-change>
        <table:cell-content-change table:id="ct683">
          <table:cell-address table:column="13" table:row="7" table:table="0"/>
          <office:change-info>
            <dc:creator>Mike </dc:creator>
            <dc:date>2011-08-04T12:25:25.68</dc:date>
          </office:change-info>
          <table:previous table:id="ct682">
            <table:change-track-table-cell table:cell-address="Sheet1.N8" table:formula="of:=IF([.B8]=#name?$#ref!12;&quot;dest NIDa&quot;;DEC2HEX(MOD(INT(HEX2DEC(#ref!9)/16);256);2))" office:value-type="float" office:value="0"/>
          </table:previous>
        </table:cell-content-change>
        <table:cell-content-change table:id="ct684">
          <table:cell-address table:column="13" table:row="8"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5">
          <table:cell-address table:column="13" table:row="9" table:table="0"/>
          <office:change-info>
            <dc:creator>Mike </dc:creator>
            <dc:date>2011-08-04T12:25:37.72</dc:date>
          </office:change-info>
          <table:previous table:id="ct118">
            <table:change-track-table-cell table:cell-address="Sheet1.N10" table:formula="of:=DEC2HEX(MOD(INT(HEX2DEC(#ref!11)/16);256);2)" office:value-type="float" office:value="0"/>
          </table:previous>
        </table:cell-content-change>
        <table:cell-content-change table:id="ct686">
          <table:cell-address table:column="13" table:row="10" table:table="0"/>
          <office:change-info>
            <dc:creator>Mike </dc:creator>
            <dc:date>2011-08-04T12:25:37.72</dc:date>
          </office:change-info>
          <table:previous table:id="ct119">
            <table:change-track-table-cell table:cell-address="Sheet1.N11" table:formula="of:=DEC2HEX(MOD(INT(HEX2DEC(#ref!12)/16);256);2)" office:value-type="float" office:value="0"/>
          </table:previous>
        </table:cell-content-change>
        <table:cell-content-change table:id="ct687">
          <table:cell-address table:column="13" table:row="11"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8">
          <table:cell-address table:column="13" table:row="12"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9">
          <table:cell-address table:column="13" table:row="13" table:table="0"/>
          <office:change-info>
            <dc:creator>Mike </dc:creator>
            <dc:date>2011-08-04T12:25:37.72</dc:date>
          </office:change-info>
          <table:previous>
            <table:change-track-table-cell/>
          </table:previous>
        </table:cell-content-change>
        <table:cell-content-change table:id="ct690">
          <table:cell-address table:column="13" table:row="14" table:table="0"/>
          <office:change-info>
            <dc:creator>Mike </dc:creator>
            <dc:date>2011-08-04T12:25:37.72</dc:date>
          </office:change-info>
          <table:previous>
            <table:change-track-table-cell/>
          </table:previous>
        </table:cell-content-change>
        <table:cell-content-change table:id="ct691">
          <table:cell-address table:column="13" table:row="15" table:table="0"/>
          <office:change-info>
            <dc:creator>Mike </dc:creator>
            <dc:date>2011-08-04T12:25:37.72</dc:date>
          </office:change-info>
          <table:previous table:id="ct210">
            <table:change-track-table-cell office:value-type="string">
              <text:p>dest NIDa</text:p>
            </table:change-track-table-cell>
          </table:previous>
        </table:cell-content-change>
        <table:cell-content-change table:id="ct692">
          <table:cell-address table:column="13" table:row="16" table:table="0"/>
          <office:change-info>
            <dc:creator>Mike </dc:creator>
            <dc:date>2011-08-04T12:25:37.72</dc:date>
          </office:change-info>
          <table:previous table:id="ct211">
            <table:change-track-table-cell office:value-type="string">
              <text:p>dest NIDa</text:p>
            </table:change-track-table-cell>
          </table:previous>
        </table:cell-content-change>
        <table:cell-content-change table:id="ct693">
          <table:cell-address table:column="13" table:row="17" table:table="0"/>
          <office:change-info>
            <dc:creator>Mike </dc:creator>
            <dc:date>2011-08-04T12:25:37.72</dc:date>
          </office:change-info>
          <table:previous>
            <table:change-track-table-cell/>
          </table:previous>
        </table:cell-content-change>
        <table:cell-content-change table:id="ct694">
          <table:cell-address table:column="13" table:row="18" table:table="0"/>
          <office:change-info>
            <dc:creator>Mike </dc:creator>
            <dc:date>2011-08-04T12:25:37.72</dc:date>
          </office:change-info>
          <table:previous>
            <table:change-track-table-cell/>
          </table:previous>
        </table:cell-content-change>
        <table:cell-content-change table:id="ct695">
          <table:cell-address table:column="13" table:row="19" table:table="0"/>
          <office:change-info>
            <dc:creator>Mike </dc:creator>
            <dc:date>2011-08-04T12:25:37.72</dc:date>
          </office:change-info>
          <table:previous table:id="ct122">
            <table:change-track-table-cell table:cell-address="Sheet1.N20" table:formula="of:=DEC2HEX(MOD(INT(HEX2DEC(#ref!21)/16);256);2)" office:value-type="float" office:value="0"/>
          </table:previous>
        </table:cell-content-change>
        <table:cell-content-change table:id="ct696">
          <table:cell-address table:column="13" table:row="20" table:table="0"/>
          <office:change-info>
            <dc:creator>Mike </dc:creator>
            <dc:date>2011-08-04T12:25:37.72</dc:date>
          </office:change-info>
          <table:previous table:id="ct123">
            <table:change-track-table-cell table:cell-address="Sheet1.N21" table:formula="of:=DEC2HEX(MOD(INT(HEX2DEC(#ref!22)/16);256);2)" office:value-type="float" office:value="0"/>
          </table:previous>
        </table:cell-content-change>
        <table:cell-content-change table:id="ct697">
          <table:cell-address table:column="13" table:row="21" table:table="0"/>
          <office:change-info>
            <dc:creator>Mike </dc:creator>
            <dc:date>2011-08-04T12:25:37.72</dc:date>
          </office:change-info>
          <table:previous table:id="ct124">
            <table:change-track-table-cell table:cell-address="Sheet1.N22" table:formula="of:=DEC2HEX(MOD(INT(HEX2DEC(#ref!23)/16);256);2)" office:value-type="float" office:value="0"/>
          </table:previous>
        </table:cell-content-change>
        <table:cell-content-change table:id="ct698">
          <table:cell-address table:column="13" table:row="22" table:table="0"/>
          <office:change-info>
            <dc:creator>Mike </dc:creator>
            <dc:date>2011-08-04T12:25:37.72</dc:date>
          </office:change-info>
          <table:previous>
            <table:change-track-table-cell/>
          </table:previous>
        </table:cell-content-change>
        <table:cell-content-change table:id="ct699">
          <table:cell-address table:column="13" table:row="22" table:table="0"/>
          <office:change-info>
            <dc:creator>Mike </dc:creator>
            <dc:date>2011-08-04T12:25:37.72</dc:date>
          </office:change-info>
          <table:previous table:id="ct125">
            <table:change-track-table-cell table:cell-address="Sheet1.N23" table:formula="of:=DEC2HEX(MOD(INT(HEX2DEC(#ref!24)/16);256);2)" office:value-type="float" office:value="0"/>
          </table:previous>
        </table:cell-content-change>
        <table:cell-content-change table:id="ct700">
          <table:cell-address table:column="13" table:row="23" table:table="0"/>
          <office:change-info>
            <dc:creator>Mike </dc:creator>
            <dc:date>2011-08-04T12:25:37.72</dc:date>
          </office:change-info>
          <table:previous table:id="ct126">
            <table:change-track-table-cell table:cell-address="Sheet1.N24" table:formula="of:=DEC2HEX(MOD(INT(HEX2DEC(#ref!25)/16);256);2)" office:value-type="float" office:value="0"/>
          </table:previous>
        </table:cell-content-change>
        <table:cell-content-change table:id="ct701">
          <table:cell-address table:column="13" table:row="24" table:table="0"/>
          <office:change-info>
            <dc:creator>Mike </dc:creator>
            <dc:date>2011-08-04T12:25:37.72</dc:date>
          </office:change-info>
          <table:previous table:id="ct127">
            <table:change-track-table-cell table:cell-address="Sheet1.N25" table:formula="of:=DEC2HEX(MOD(INT(HEX2DEC(#ref!26)/16);256);2)" office:value-type="float" office:value="0"/>
          </table:previous>
        </table:cell-content-change>
        <table:cell-content-change table:id="ct702">
          <table:cell-address table:column="13" table:row="25" table:table="0"/>
          <office:change-info>
            <dc:creator>Mike </dc:creator>
            <dc:date>2011-08-04T12:25:37.72</dc:date>
          </office:change-info>
          <table:previous>
            <table:change-track-table-cell office:value-type="string">
              <text:p>dest NIDa</text:p>
            </table:change-track-table-cell>
          </table:previous>
        </table:cell-content-change>
        <table:cell-content-change table:id="ct703">
          <table:cell-address table:column="13" table:row="26" table:table="0"/>
          <office:change-info>
            <dc:creator>Mike </dc:creator>
            <dc:date>2011-08-04T12:25:37.72</dc:date>
          </office:change-info>
          <table:previous table:id="ct128">
            <table:change-track-table-cell table:cell-address="Sheet1.N27" table:formula="of:=DEC2HEX(MOD(INT(HEX2DEC(#ref!28)/16);256);2)" office:value-type="float" office:value="0"/>
          </table:previous>
        </table:cell-content-change>
        <table:cell-content-change table:id="ct704">
          <table:cell-address table:column="13" table:row="27" table:table="0"/>
          <office:change-info>
            <dc:creator>Mike </dc:creator>
            <dc:date>2011-08-04T12:25:37.72</dc:date>
          </office:change-info>
          <table:previous table:id="ct129">
            <table:change-track-table-cell table:cell-address="Sheet1.N28" table:formula="of:=DEC2HEX(MOD(INT(HEX2DEC(#ref!29)/16);256);2)" office:value-type="float" office:value="0"/>
          </table:previous>
        </table:cell-content-change>
        <table:cell-content-change table:id="ct705">
          <table:cell-address table:column="13" table:row="28" table:table="0"/>
          <office:change-info>
            <dc:creator>Mike </dc:creator>
            <dc:date>2011-08-04T12:25:37.72</dc:date>
          </office:change-info>
          <table:previous table:id="ct130">
            <table:change-track-table-cell table:cell-address="Sheet1.N29" table:formula="of:=DEC2HEX(MOD(INT(HEX2DEC(#ref!30)/16);256);2)" office:value-type="float" office:value="0"/>
          </table:previous>
        </table:cell-content-change>
        <table:cell-content-change table:id="ct706">
          <table:cell-address table:column="13" table:row="29" table:table="0"/>
          <office:change-info>
            <dc:creator>Mike </dc:creator>
            <dc:date>2011-08-04T12:25:37.72</dc:date>
          </office:change-info>
          <table:previous>
            <table:change-track-table-cell/>
          </table:previous>
        </table:cell-content-change>
        <table:cell-content-change table:id="ct707">
          <table:cell-address table:column="13" table:row="35" table:table="0"/>
          <office:change-info>
            <dc:creator>Mike </dc:creator>
            <dc:date>2011-08-04T12:25:37.72</dc:date>
          </office:change-info>
          <table:previous>
            <table:change-track-table-cell/>
          </table:previous>
        </table:cell-content-change>
        <table:cell-content-change table:id="ct708">
          <table:cell-address table:column="13" table:row="36" table:table="0"/>
          <office:change-info>
            <dc:creator>Mike </dc:creator>
            <dc:date>2011-08-04T12:25:37.72</dc:date>
          </office:change-info>
          <table:previous>
            <table:change-track-table-cell/>
          </table:previous>
        </table:cell-content-change>
        <table:cell-content-change table:id="ct709">
          <table:cell-address table:column="13" table:row="37"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0">
          <table:cell-address table:column="13" table:row="38" table:table="0"/>
          <office:change-info>
            <dc:creator>Mike </dc:creator>
            <dc:date>2011-08-04T12:25:37.72</dc:date>
          </office:change-info>
          <table:previous>
            <table:change-track-table-cell/>
          </table:previous>
        </table:cell-content-change>
        <table:cell-content-change table:id="ct711">
          <table:cell-address table:column="13" table:row="38"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2">
          <table:cell-address table:column="13" table:row="39"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3">
          <table:cell-address table:column="13" table:row="40" table:table="0"/>
          <office:change-info>
            <dc:creator>Mike </dc:creator>
            <dc:date>2011-08-04T12:25:37.72</dc:date>
          </office:change-info>
          <table:previous>
            <table:change-track-table-cell/>
          </table:previous>
        </table:cell-content-change>
        <table:cell-content-change table:id="ct714">
          <table:cell-address table:column="13" table:row="41" table:table="0"/>
          <office:change-info>
            <dc:creator>Mike </dc:creator>
            <dc:date>2011-08-04T12:25:37.72</dc:date>
          </office:change-info>
          <table:previous>
            <table:change-track-table-cell/>
          </table:previous>
        </table:cell-content-change>
        <table:cell-content-change table:id="ct715">
          <table:cell-address table:column="13" table:row="42" table:table="0"/>
          <office:change-info>
            <dc:creator>Mike </dc:creator>
            <dc:date>2011-08-04T12:25:37.72</dc:date>
          </office:change-info>
          <table:previous>
            <table:change-track-table-cell/>
          </table:previous>
        </table:cell-content-change>
        <table:cell-content-change table:id="ct716">
          <table:cell-address table:column="13" table:row="43"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7">
          <table:cell-address table:column="13" table:row="44" table:table="0"/>
          <office:change-info>
            <dc:creator>Mike </dc:creator>
            <dc:date>2011-08-04T12:25:37.72</dc:date>
          </office:change-info>
          <table:previous>
            <table:change-track-table-cell/>
          </table:previous>
        </table:cell-content-change>
        <table:cell-content-change table:id="ct718">
          <table:cell-address table:column="13" table:row="45"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9">
          <table:cell-address table:column="13" table:row="46" table:table="0"/>
          <office:change-info>
            <dc:creator>Mike </dc:creator>
            <dc:date>2011-08-04T12:25:37.72</dc:date>
          </office:change-info>
          <table:previous>
            <table:change-track-table-cell/>
          </table:previous>
        </table:cell-content-change>
        <table:cell-content-change table:id="ct720">
          <table:cell-address table:column="13" table:row="47" table:table="0"/>
          <office:change-info>
            <dc:creator>Mike </dc:creator>
            <dc:date>2011-08-04T12:25:37.72</dc:date>
          </office:change-info>
          <table:previous>
            <table:change-track-table-cell/>
          </table:previous>
        </table:cell-content-change>
        <table:cell-content-change table:id="ct721">
          <table:cell-address table:column="13" table:row="48"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2">
          <table:cell-address table:column="13" table:row="49"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3">
          <table:cell-address table:column="13" table:row="50"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4">
          <table:cell-address table:column="13" table:row="13" table:table="0"/>
          <office:change-info>
            <dc:creator>Mike </dc:creator>
            <dc:date>2011-08-04T12:25:50.48</dc:date>
          </office:change-info>
          <table:previous table:id="ct689">
            <table:change-track-table-cell table:cell-address="Sheet1.N14" table:formula="of:=IF([.B14]=&quot;Y&quot;;&quot;dest NIDa&quot;;DEC2HEX(MOD(INT(HEX2DEC(#ref!15)/16);256);2))" office:value-type="float" office:value="0"/>
          </table:previous>
        </table:cell-content-change>
        <table:cell-content-change table:id="ct725">
          <table:cell-address table:column="13" table:row="14" table:table="0"/>
          <office:change-info>
            <dc:creator>Mike </dc:creator>
            <dc:date>2011-08-04T12:25:50.48</dc:date>
          </office:change-info>
          <table:previous table:id="ct690">
            <table:change-track-table-cell table:cell-address="Sheet1.N15" table:formula="of:=IF([.B15]=&quot;Y&quot;;&quot;dest NIDa&quot;;DEC2HEX(MOD(INT(HEX2DEC(#ref!16)/16);256);2))" office:value-type="float" office:value="0"/>
          </table:previous>
        </table:cell-content-change>
        <table:cell-content-change table:id="ct726">
          <table:cell-address table:column="13" table:row="17" table:table="0"/>
          <office:change-info>
            <dc:creator>Mike </dc:creator>
            <dc:date>2011-08-04T12:25:53.15</dc:date>
          </office:change-info>
          <table:previous table:id="ct693">
            <table:change-track-table-cell table:cell-address="Sheet1.N18" table:formula="of:=IF([.B18]=&quot;Y&quot;;&quot;dest NIDa&quot;;DEC2HEX(MOD(INT(HEX2DEC(#ref!19)/16);256);2))" office:value-type="float" office:value="0"/>
          </table:previous>
        </table:cell-content-change>
        <table:cell-content-change table:id="ct727">
          <table:cell-address table:column="13" table:row="18" table:table="0"/>
          <office:change-info>
            <dc:creator>Mike </dc:creator>
            <dc:date>2011-08-04T12:25:53.15</dc:date>
          </office:change-info>
          <table:previous table:id="ct694">
            <table:change-track-table-cell table:cell-address="Sheet1.N19" table:formula="of:=IF([.B19]=&quot;Y&quot;;&quot;dest NIDa&quot;;DEC2HEX(MOD(INT(HEX2DEC(#ref!20)/16);256);2))" office:value-type="float" office:value="0"/>
          </table:previous>
        </table:cell-content-change>
        <table:cell-content-change table:id="ct728">
          <table:cell-address table:column="13" table:row="29" table:table="0"/>
          <office:change-info>
            <dc:creator>Mike </dc:creator>
            <dc:date>2011-08-04T12:25:57.40</dc:date>
          </office:change-info>
          <table:previous table:id="ct706">
            <table:change-track-table-cell table:cell-address="Sheet1.N30" table:formula="of:=IF([.B30]=&quot;Y&quot;;&quot;dest NIDa&quot;;DEC2HEX(MOD(INT(HEX2DEC(#ref!31)/16);256);2))" office:value-type="float" office:value="0"/>
          </table:previous>
        </table:cell-content-change>
        <table:cell-content-change table:id="ct729">
          <table:cell-address table:column="13" table:row="35" table:table="0"/>
          <office:change-info>
            <dc:creator>Mike </dc:creator>
            <dc:date>2011-08-04T12:25:57.40</dc:date>
          </office:change-info>
          <table:previous table:id="ct707">
            <table:change-track-table-cell table:cell-address="Sheet1.N36" table:formula="of:=IF([.B36]=&quot;Y&quot;;&quot;dest NIDa&quot;;DEC2HEX(MOD(INT(HEX2DEC(#ref!37)/16);256);2))" office:value-type="float" office:value="0"/>
          </table:previous>
        </table:cell-content-change>
        <table:cell-content-change table:id="ct730">
          <table:cell-address table:column="13" table:row="36" table:table="0"/>
          <office:change-info>
            <dc:creator>Mike </dc:creator>
            <dc:date>2011-08-04T12:25:57.40</dc:date>
          </office:change-info>
          <table:previous table:id="ct708">
            <table:change-track-table-cell table:cell-address="Sheet1.N37" table:formula="of:=IF([.B37]=&quot;Y&quot;;&quot;dest NIDa&quot;;DEC2HEX(MOD(INT(HEX2DEC(#ref!38)/16);256);2))" office:value-type="float" office:value="0"/>
          </table:previous>
        </table:cell-content-change>
        <table:cell-content-change table:id="ct731">
          <table:cell-address table:column="13" table:row="38" table:table="0"/>
          <office:change-info>
            <dc:creator>Mike </dc:creator>
            <dc:date>2011-08-04T12:26:00.48</dc:date>
          </office:change-info>
          <table:previous table:id="ct710">
            <table:change-track-table-cell table:cell-address="Sheet1.N39" table:formula="of:=IF([.B39]=&quot;Y&quot;;&quot;dest NIDa&quot;;DEC2HEX(MOD(INT(HEX2DEC(#ref!40)/16);256);2))" office:value-type="string">
              <text:p>dest NIDa</text:p>
            </table:change-track-table-cell>
          </table:previous>
        </table:cell-content-change>
        <table:cell-content-change table:id="ct732">
          <table:cell-address table:column="13" table:row="40" table:table="0"/>
          <office:change-info>
            <dc:creator>Mike </dc:creator>
            <dc:date>2011-08-04T12:26:03.24</dc:date>
          </office:change-info>
          <table:previous table:id="ct713">
            <table:change-track-table-cell table:cell-address="Sheet1.N41" table:formula="of:=IF([.B41]=&quot;Y&quot;;&quot;dest NIDa&quot;;DEC2HEX(MOD(INT(HEX2DEC(#ref!42)/16);256);2))" office:value-type="float" office:value="0"/>
          </table:previous>
        </table:cell-content-change>
        <table:cell-content-change table:id="ct733">
          <table:cell-address table:column="13" table:row="41" table:table="0"/>
          <office:change-info>
            <dc:creator>Mike </dc:creator>
            <dc:date>2011-08-04T12:26:03.24</dc:date>
          </office:change-info>
          <table:previous table:id="ct714">
            <table:change-track-table-cell table:cell-address="Sheet1.N42" table:formula="of:=IF([.B42]=&quot;Y&quot;;&quot;dest NIDa&quot;;DEC2HEX(MOD(INT(HEX2DEC(#ref!43)/16);256);2))" office:value-type="float" office:value="0"/>
          </table:previous>
        </table:cell-content-change>
        <table:cell-content-change table:id="ct734">
          <table:cell-address table:column="13" table:row="42" table:table="0"/>
          <office:change-info>
            <dc:creator>Mike </dc:creator>
            <dc:date>2011-08-04T12:26:03.24</dc:date>
          </office:change-info>
          <table:previous table:id="ct715">
            <table:change-track-table-cell table:cell-address="Sheet1.N43" table:formula="of:=IF([.B43]=&quot;Y&quot;;&quot;dest NIDa&quot;;DEC2HEX(MOD(INT(HEX2DEC(#ref!44)/16);256);2))" office:value-type="float" office:value="0"/>
          </table:previous>
        </table:cell-content-change>
        <table:cell-content-change table:id="ct735">
          <table:cell-address table:column="13" table:row="44" table:table="0"/>
          <office:change-info>
            <dc:creator>Mike </dc:creator>
            <dc:date>2011-08-04T12:26:05.26</dc:date>
          </office:change-info>
          <table:previous table:id="ct717">
            <table:change-track-table-cell table:cell-address="Sheet1.N45" table:formula="of:=IF([.B45]=&quot;Y&quot;;&quot;dest NIDa&quot;;DEC2HEX(MOD(INT(HEX2DEC(#ref!46)/16);256);2))" office:value-type="float" office:value="0"/>
          </table:previous>
        </table:cell-content-change>
        <table:cell-content-change table:id="ct736">
          <table:cell-address table:column="13" table:row="46" table:table="0"/>
          <office:change-info>
            <dc:creator>Mike </dc:creator>
            <dc:date>2011-08-04T12:26:09.72</dc:date>
          </office:change-info>
          <table:previous table:id="ct719">
            <table:change-track-table-cell table:cell-address="Sheet1.N47" table:formula="of:=IF([.B47]=&quot;Y&quot;;&quot;dest NIDa&quot;;DEC2HEX(MOD(INT(HEX2DEC(#ref!48)/16);256);2))" office:value-type="float" office:value="0"/>
          </table:previous>
        </table:cell-content-change>
        <table:cell-content-change table:id="ct737">
          <table:cell-address table:column="13" table:row="47" table:table="0"/>
          <office:change-info>
            <dc:creator>Mike </dc:creator>
            <dc:date>2011-08-04T12:26:09.72</dc:date>
          </office:change-info>
          <table:previous table:id="ct720">
            <table:change-track-table-cell table:cell-address="Sheet1.N48" table:formula="of:=IF([.B48]=&quot;Y&quot;;&quot;dest NIDa&quot;;DEC2HEX(MOD(INT(HEX2DEC(#ref!49)/16);256);2))" office:value-type="float" office:value="0"/>
          </table:previous>
        </table:cell-content-change>
        <table:cell-content-change table:id="ct738">
          <table:cell-address table:column="13" table:row="22" table:table="0"/>
          <office:change-info>
            <dc:creator>Mike </dc:creator>
            <dc:date>2011-08-04T12:26:15.57</dc:date>
          </office:change-info>
          <table:previous table:id="ct698">
            <table:change-track-table-cell table:cell-address="Sheet1.N23" table:formula="of:=IF([.B23]=&quot;Y&quot;;&quot;dest NIDa&quot;;DEC2HEX(MOD(INT(HEX2DEC(#ref!24)/16);256);2))" office:value-type="float" office:value="0"/>
          </table:previous>
        </table:cell-content-change>
        <table:deletion table:id="ct739" table:type="column" table:position="13" table:table="0" table:multi-deletion-spanned="2">
          <office:change-info>
            <dc:creator>Mike </dc:creator>
            <dc:date>2011-08-04T12:27:04.76</dc:date>
          </office:change-info>
          <table:deletions>
            <table:cell-content-deletion>
              <table:cell-address table:column="13" table:row="52" table:table="0"/>
              <table:change-track-table-cell office:value-type="string">
                <text:p>If flags not specified, send and check 1 bits</text:p>
              </table:change-track-table-cell>
            </table:cell-content-deletion>
            <table:cell-content-deletion>
              <table:cell-address table:column="13" table:row="24" table:table="0"/>
              <table:change-track-table-cell office:value-type="string">
                <text:p>valid</text:p>
              </table:change-track-table-cell>
            </table:cell-content-deletion>
            <table:cell-content-deletion>
              <table:cell-address table:column="13" table:row="21" table:table="0"/>
              <table:change-track-table-cell office:value-type="string">
                <text:p>valid</text:p>
              </table:change-track-table-cell>
            </table:cell-content-deletion>
            <table:cell-content-deletion>
              <table:cell-address table:column="13" table:row="2" table:table="0"/>
              <table:change-track-table-cell office:value-type="string">
                <text:p>1 bit</text:p>
              </table:change-track-table-cell>
            </table:cell-content-deletion>
            <table:cell-content-deletion>
              <table:cell-address table:column="13" table:row="2" table:table="0"/>
              <table:change-track-table-cell office:value-type="string">
                <text:p>0 default</text:p>
              </table:change-track-table-cell>
            </table:cell-content-deletion>
            <table:cell-content-deletion>
              <table:cell-address table:column="13" table:row="2" table:table="0"/>
              <table:change-track-table-cell office:value-type="string">
                <text:p>Flag bit C</text:p>
              </table:change-track-table-cell>
            </table:cell-content-deletion>
            <table:change-deletion table:id="ct1060"/>
            <table:change-deletion table:id="ct977"/>
            <table:change-deletion table:id="ct935"/>
            <table:change-deletion table:id="ct893"/>
            <table:cell-content-deletion table:id="ct416">
              <table:change-track-table-cell office:value-type="float" office:value="1"/>
            </table:cell-content-deletion>
            <table:cell-content-deletion table:id="ct414">
              <table:change-track-table-cell office:value-type="float" office:value="1"/>
            </table:cell-content-deletion>
            <table:cell-content-deletion table:id="ct412">
              <table:change-track-table-cell office:value-type="float" office:value="1"/>
            </table:cell-content-deletion>
            <table:cell-content-deletion table:id="ct410">
              <table:change-track-table-cell office:value-type="float" office:value="1"/>
            </table:cell-content-deletion>
            <table:cell-content-deletion table:id="ct408">
              <table:change-track-table-cell office:value-type="float" office:value="1"/>
            </table:cell-content-deletion>
            <table:cell-content-deletion table:id="ct406">
              <table:change-track-table-cell office:value-type="float" office:value="1"/>
            </table:cell-content-deletion>
            <table:cell-content-deletion table:id="ct404">
              <table:change-track-table-cell office:value-type="float" office:value="1"/>
            </table:cell-content-deletion>
            <table:cell-content-deletion table:id="ct402">
              <table:change-track-table-cell office:value-type="float" office:value="1"/>
            </table:cell-content-deletion>
            <table:cell-content-deletion table:id="ct400">
              <table:change-track-table-cell office:value-type="float" office:value="1"/>
            </table:cell-content-deletion>
            <table:cell-content-deletion table:id="ct398">
              <table:change-track-table-cell office:value-type="float" office:value="1"/>
            </table:cell-content-deletion>
            <table:cell-content-deletion table:id="ct353">
              <table:change-track-table-cell office:value-type="string">
                <text:p>-</text:p>
              </table:change-track-table-cell>
            </table:cell-content-deletion>
            <table:cell-content-deletion table:id="ct350">
              <table:change-track-table-cell office:value-type="string">
                <text:p>-</text:p>
              </table:change-track-table-cell>
            </table:cell-content-deletion>
            <table:cell-content-deletion table:id="ct347">
              <table:change-track-table-cell office:value-type="string">
                <text:p>-</text:p>
              </table:change-track-table-cell>
            </table:cell-content-deletion>
            <table:cell-content-deletion table:id="ct344">
              <table:change-track-table-cell office:value-type="string">
                <text:p>-</text:p>
              </table:change-track-table-cell>
            </table:cell-content-deletion>
            <table:cell-content-deletion table:id="ct341">
              <table:change-track-table-cell office:value-type="string">
                <text:p>-</text:p>
              </table:change-track-table-cell>
            </table:cell-content-deletion>
            <table:cell-content-deletion table:id="ct329">
              <table:change-track-table-cell office:value-type="string">
                <text:p>-</text:p>
              </table:change-track-table-cell>
            </table:cell-content-deletion>
            <table:cell-content-deletion table:id="ct323">
              <table:change-track-table-cell office:value-type="string">
                <text:p>-</text:p>
              </table:change-track-table-cell>
            </table:cell-content-deletion>
            <table:cell-content-deletion table:id="ct325">
              <table:change-track-table-cell/>
            </table:cell-content-deletion>
            <table:cell-content-deletion table:id="ct317">
              <table:change-track-table-cell office:value-type="string">
                <text:p>-</text:p>
              </table:change-track-table-cell>
            </table:cell-content-deletion>
            <table:cell-content-deletion table:id="ct314">
              <table:change-track-table-cell office:value-type="string">
                <text:p>-</text:p>
              </table:change-track-table-cell>
            </table:cell-content-deletion>
            <table:cell-content-deletion table:id="ct311">
              <table:change-track-table-cell office:value-type="string">
                <text:p>-</text:p>
              </table:change-track-table-cell>
            </table:cell-content-deletion>
            <table:cell-content-deletion table:id="ct308">
              <table:change-track-table-cell office:value-type="string">
                <text:p>-</text:p>
              </table:change-track-table-cell>
            </table:cell-content-deletion>
            <table:cell-content-deletion table:id="ct305">
              <table:change-track-table-cell office:value-type="string">
                <text:p>-</text:p>
              </table:change-track-table-cell>
            </table:cell-content-deletion>
            <table:cell-content-deletion table:id="ct302">
              <table:change-track-table-cell office:value-type="string">
                <text:p>-</text:p>
              </table:change-track-table-cell>
            </table:cell-content-deletion>
            <table:cell-content-deletion table:id="ct299">
              <table:change-track-table-cell office:value-type="string">
                <text:p>-</text:p>
              </table:change-track-table-cell>
            </table:cell-content-deletion>
          </table:deletions>
        </table:deletion>
        <table:deletion table:id="ct740" table:type="column" table:position="13" table:table="0">
          <office:change-info>
            <dc:creator>Mike </dc:creator>
            <dc:date>2011-08-04T12:27:04.76</dc:date>
          </office:change-info>
          <table:deletions>
            <table:cell-content-deletion>
              <table:cell-address table:column="13" table:row="24" table:table="0"/>
              <table:change-track-table-cell office:value-type="string">
                <text:p>uncertain</text:p>
              </table:change-track-table-cell>
            </table:cell-content-deletion>
            <table:cell-content-deletion>
              <table:cell-address table:column="13" table:row="21" table:table="0"/>
              <table:change-track-table-cell office:value-type="string">
                <text:p>uncertain</text:p>
              </table:change-track-table-cell>
            </table:cell-content-deletion>
            <table:cell-content-deletion>
              <table:cell-address table:column="13" table:row="2" table:table="0"/>
              <table:change-track-table-cell office:value-type="string">
                <text:p>1 bit</text:p>
              </table:change-track-table-cell>
            </table:cell-content-deletion>
            <table:cell-content-deletion>
              <table:cell-address table:column="13" table:row="2" table:table="0"/>
              <table:change-track-table-cell office:value-type="string">
                <text:p>1 default</text:p>
              </table:change-track-table-cell>
            </table:cell-content-deletion>
            <table:cell-content-deletion>
              <table:cell-address table:column="13" table:row="2" table:table="0"/>
              <table:change-track-table-cell office:value-type="string">
                <text:p>Flag bit D</text:p>
              </table:change-track-table-cell>
            </table:cell-content-deletion>
            <table:change-deletion table:id="ct739"/>
            <table:cell-content-deletion table:id="ct417">
              <table:change-track-table-cell office:value-type="float" office:value="1"/>
            </table:cell-content-deletion>
            <table:cell-content-deletion table:id="ct415">
              <table:change-track-table-cell office:value-type="float" office:value="1"/>
            </table:cell-content-deletion>
            <table:cell-content-deletion table:id="ct413">
              <table:change-track-table-cell office:value-type="float" office:value="1"/>
            </table:cell-content-deletion>
            <table:cell-content-deletion table:id="ct411">
              <table:change-track-table-cell office:value-type="float" office:value="1"/>
            </table:cell-content-deletion>
            <table:cell-content-deletion table:id="ct409">
              <table:change-track-table-cell office:value-type="float" office:value="1"/>
            </table:cell-content-deletion>
            <table:cell-content-deletion table:id="ct407">
              <table:change-track-table-cell office:value-type="float" office:value="1"/>
            </table:cell-content-deletion>
            <table:cell-content-deletion table:id="ct405">
              <table:change-track-table-cell office:value-type="float" office:value="1"/>
            </table:cell-content-deletion>
            <table:cell-content-deletion table:id="ct403">
              <table:change-track-table-cell office:value-type="float" office:value="1"/>
            </table:cell-content-deletion>
            <table:cell-content-deletion table:id="ct401">
              <table:change-track-table-cell office:value-type="float" office:value="1"/>
            </table:cell-content-deletion>
            <table:cell-content-deletion table:id="ct399">
              <table:change-track-table-cell office:value-type="float" office:value="1"/>
            </table:cell-content-deletion>
            <table:cell-content-deletion table:id="ct354">
              <table:change-track-table-cell office:value-type="string">
                <text:p>-</text:p>
              </table:change-track-table-cell>
            </table:cell-content-deletion>
            <table:cell-content-deletion table:id="ct351">
              <table:change-track-table-cell office:value-type="string">
                <text:p>-</text:p>
              </table:change-track-table-cell>
            </table:cell-content-deletion>
            <table:cell-content-deletion table:id="ct348">
              <table:change-track-table-cell office:value-type="string">
                <text:p>-</text:p>
              </table:change-track-table-cell>
            </table:cell-content-deletion>
            <table:cell-content-deletion table:id="ct345">
              <table:change-track-table-cell office:value-type="string">
                <text:p>-</text:p>
              </table:change-track-table-cell>
            </table:cell-content-deletion>
            <table:cell-content-deletion table:id="ct342">
              <table:change-track-table-cell office:value-type="string">
                <text:p>-</text:p>
              </table:change-track-table-cell>
            </table:cell-content-deletion>
            <table:cell-content-deletion table:id="ct330">
              <table:change-track-table-cell office:value-type="string">
                <text:p>-</text:p>
              </table:change-track-table-cell>
            </table:cell-content-deletion>
            <table:cell-content-deletion table:id="ct324">
              <table:change-track-table-cell office:value-type="string">
                <text:p>-</text:p>
              </table:change-track-table-cell>
            </table:cell-content-deletion>
            <table:cell-content-deletion table:id="ct326">
              <table:change-track-table-cell/>
            </table:cell-content-deletion>
            <table:cell-content-deletion table:id="ct318">
              <table:change-track-table-cell office:value-type="string">
                <text:p>-</text:p>
              </table:change-track-table-cell>
            </table:cell-content-deletion>
            <table:cell-content-deletion table:id="ct315">
              <table:change-track-table-cell office:value-type="string">
                <text:p>-</text:p>
              </table:change-track-table-cell>
            </table:cell-content-deletion>
            <table:cell-content-deletion table:id="ct312">
              <table:change-track-table-cell office:value-type="string">
                <text:p>-</text:p>
              </table:change-track-table-cell>
            </table:cell-content-deletion>
            <table:cell-content-deletion table:id="ct309">
              <table:change-track-table-cell office:value-type="string">
                <text:p>-</text:p>
              </table:change-track-table-cell>
            </table:cell-content-deletion>
            <table:cell-content-deletion table:id="ct306">
              <table:change-track-table-cell office:value-type="string">
                <text:p>-</text:p>
              </table:change-track-table-cell>
            </table:cell-content-deletion>
            <table:cell-content-deletion table:id="ct303">
              <table:change-track-table-cell office:value-type="string">
                <text:p>-</text:p>
              </table:change-track-table-cell>
            </table:cell-content-deletion>
            <table:cell-content-deletion table:id="ct300">
              <table:change-track-table-cell office:value-type="string">
                <text:p>-</text:p>
              </table:change-track-table-cell>
            </table:cell-content-deletion>
          </table:deletions>
          <table:cut-offs>
            <table:movement-cut-off table:id="ct33" table:position="-1"/>
          </table:cut-offs>
        </table:deletion>
        <table:deletion table:id="ct741" table:type="column" table:position="13" table:table="0">
          <office:change-info>
            <dc:creator>Mike </dc:creator>
            <dc:date>2011-08-04T12:27:33.08</dc:date>
          </office:change-info>
          <table:deletions>
            <table:cell-content-deletion>
              <table:cell-address table:column="13" table:row="11" table:table="0"/>
              <table:change-track-table-cell office:value-type="string">
                <text:p>6ddd</text:p>
              </table:change-track-table-cell>
            </table:cell-content-deletion>
            <table:cell-content-deletion>
              <table:cell-address table:column="13" table:row="11" table:table="0"/>
              <table:change-track-table-cell office:value-type="string">
                <text:p>6ddd</text:p>
              </table:change-track-table-cell>
            </table:cell-content-deletion>
            <table:cell-content-deletion table:id="ct184">
              <table:change-track-table-cell/>
            </table:cell-content-deletion>
            <table:cell-content-deletion table:id="ct183">
              <table:change-track-table-cell/>
            </table:cell-content-deletion>
            <table:cell-content-deletion table:id="ct182">
              <table:change-track-table-cell/>
            </table:cell-content-deletion>
            <table:cell-content-deletion table:id="ct181">
              <table:change-track-table-cell/>
            </table:cell-content-deletion>
            <table:cell-content-deletion table:id="ct180">
              <table:change-track-table-cell/>
            </table:cell-content-deletion>
            <table:cell-content-deletion table:id="ct179">
              <table:change-track-table-cell/>
            </table:cell-content-deletion>
            <table:cell-content-deletion table:id="ct178">
              <table:change-track-table-cell/>
            </table:cell-content-deletion>
            <table:cell-content-deletion table:id="ct177">
              <table:change-track-table-cell/>
            </table:cell-content-deletion>
            <table:cell-content-deletion table:id="ct176">
              <table:change-track-table-cell/>
            </table:cell-content-deletion>
            <table:cell-content-deletion table:id="ct175">
              <table:change-track-table-cell/>
            </table:cell-content-deletion>
            <table:cell-content-deletion table:id="ct174">
              <table:change-track-table-cell/>
            </table:cell-content-deletion>
            <table:cell-content-deletion table:id="ct173">
              <table:change-track-table-cell/>
            </table:cell-content-deletion>
            <table:cell-content-deletion table:id="ct172">
              <table:change-track-table-cell/>
            </table:cell-content-deletion>
            <table:cell-content-deletion table:id="ct171">
              <table:change-track-table-cell/>
            </table:cell-content-deletion>
            <table:cell-content-deletion table:id="ct170">
              <table:change-track-table-cell/>
            </table:cell-content-deletion>
            <table:cell-content-deletion table:id="ct169">
              <table:change-track-table-cell/>
            </table:cell-content-deletion>
            <table:cell-content-deletion table:id="ct168">
              <table:change-track-table-cell/>
            </table:cell-content-deletion>
            <table:cell-content-deletion table:id="ct167">
              <table:change-track-table-cell/>
            </table:cell-content-deletion>
            <table:cell-content-deletion table:id="ct166">
              <table:change-track-table-cell/>
            </table:cell-content-deletion>
            <table:cell-content-deletion table:id="ct165">
              <table:change-track-table-cell/>
            </table:cell-content-deletion>
            <table:cell-content-deletion table:id="ct164">
              <table:change-track-table-cell/>
            </table:cell-content-deletion>
            <table:cell-content-deletion table:id="ct163">
              <table:change-track-table-cell/>
            </table:cell-content-deletion>
            <table:cell-content-deletion table:id="ct162">
              <table:change-track-table-cell/>
            </table:cell-content-deletion>
            <table:cell-content-deletion table:id="ct161">
              <table:change-track-table-cell/>
            </table:cell-content-deletion>
            <table:cell-content-deletion table:id="ct160">
              <table:change-track-table-cell/>
            </table:cell-content-deletion>
            <table:cell-content-deletion table:id="ct159">
              <table:change-track-table-cell/>
            </table:cell-content-deletion>
            <table:cell-content-deletion table:id="ct158">
              <table:change-track-table-cell/>
            </table:cell-content-deletion>
            <table:change-deletion table:id="ct47"/>
          </table:deletions>
          <table:cut-offs>
            <table:movement-cut-off table:id="ct46" table:start-position="1" table:end-position="0"/>
          </table:cut-offs>
        </table:deletion>
        <table:movement table:id="ct742">
          <table:source-range-address table:start-column="14" table:start-row="52" table:start-table="0" table:end-column="13" table:end-row="52" table:end-table="0"/>
          <table:target-range-address table:column="13" table:row="52" table:table="0"/>
          <office:change-info>
            <dc:creator>Mike </dc:creator>
            <dc:date>2011-08-04T12:28:19.91</dc:date>
          </office:change-info>
          <table:dependencies>
            <table:dependence table:id="ct2108"/>
            <table:dependence table:id="ct2107"/>
            <table:dependence table:id="ct2106"/>
            <table:dependence table:id="ct2105"/>
            <table:dependence table:id="ct2104"/>
            <table:dependence table:id="ct2103"/>
            <table:dependence table:id="ct2102"/>
            <table:dependence table:id="ct2101"/>
            <table:dependence table:id="ct2100"/>
            <table:dependence table:id="ct2099"/>
            <table:dependence table:id="ct2098"/>
            <table:dependence table:id="ct2097"/>
            <table:dependence table:id="ct2096"/>
            <table:dependence table:id="ct2095"/>
            <table:dependence table:id="ct2093"/>
            <table:dependence table:id="ct1060"/>
            <table:dependence table:id="ct977"/>
          </table:dependencies>
        </table:movement>
        <table:cell-content-change table:id="ct743">
          <table:cell-address table:column="13" table:row="7" table:table="0"/>
          <office:change-info>
            <dc:creator>Mike </dc:creator>
            <dc:date>2011-08-04T12:29:48.43</dc:date>
          </office:change-info>
          <table:previous>
            <table:change-track-table-cell table:cell-address="Sheet1.N8" table:formula="of:=IF([.B8]=&quot;Y&quot;;4;IF(#ref!10=&quot;Y&quot;;0;1))" office:value-type="float" office:value="0"/>
          </table:previous>
        </table:cell-content-change>
        <table:cell-content-change table:id="ct744">
          <table:cell-address table:column="13" table:row="8" table:table="0"/>
          <office:change-info>
            <dc:creator>Mike </dc:creator>
            <dc:date>2011-08-04T12:29:52.68</dc:date>
          </office:change-info>
          <table:previous>
            <table:change-track-table-cell office:value-type="float" office:value="6"/>
          </table:previous>
        </table:cell-content-change>
        <table:cell-content-change table:id="ct745">
          <table:cell-address table:column="13" table:row="9" table:table="0"/>
          <office:change-info>
            <dc:creator>Mike </dc:creator>
            <dc:date>2011-08-04T12:29:52.68</dc:date>
          </office:change-info>
          <table:previous>
            <table:change-track-table-cell table:cell-address="Sheet1.N10" table:formula="of:=IF([.B10]=&quot;Y&quot;;4;IF(#ref!12=&quot;Y&quot;;0;1))" office:value-type="float" office:value="0"/>
          </table:previous>
        </table:cell-content-change>
        <table:cell-content-change table:id="ct746">
          <table:cell-address table:column="13" table:row="10" table:table="0"/>
          <office:change-info>
            <dc:creator>Mike </dc:creator>
            <dc:date>2011-08-04T12:29:52.68</dc:date>
          </office:change-info>
          <table:previous>
            <table:change-track-table-cell table:cell-address="Sheet1.N11" table:formula="of:=IF([.B11]=&quot;Y&quot;;4;IF(#ref!13=&quot;Y&quot;;0;1))" office:value-type="float" office:value="0"/>
          </table:previous>
        </table:cell-content-change>
        <table:cell-content-change table:id="ct747">
          <table:cell-address table:column="13" table:row="11" table:table="0"/>
          <office:change-info>
            <dc:creator>Mike </dc:creator>
            <dc:date>2011-08-04T12:29:52.68</dc:date>
          </office:change-info>
          <table:previous>
            <table:change-track-table-cell office:value-type="float" office:value="6"/>
          </table:previous>
        </table:cell-content-change>
        <table:cell-content-change table:id="ct748">
          <table:cell-address table:column="13" table:row="12" table:table="0"/>
          <office:change-info>
            <dc:creator>Mike </dc:creator>
            <dc:date>2011-08-04T12:29:52.68</dc:date>
          </office:change-info>
          <table:previous>
            <table:change-track-table-cell office:value-type="float" office:value="6"/>
          </table:previous>
        </table:cell-content-change>
        <table:cell-content-change table:id="ct749">
          <table:cell-address table:column="13" table:row="2" table:table="0"/>
          <office:change-info>
            <dc:creator>Mike </dc:creator>
            <dc:date>2011-08-04T12:30:05.70</dc:date>
          </office:change-info>
          <table:previous>
            <table:change-track-table-cell office:value-type="string">
              <text:p>3 bits</text:p>
            </table:change-track-table-cell>
          </table:previous>
        </table:cell-content-change>
        <table:cell-content-change table:id="ct750">
          <table:cell-address table:column="13" table:row="2" table:table="0"/>
          <office:change-info>
            <dc:creator>Mike </dc:creator>
            <dc:date>2011-08-04T12:30:14.17</dc:date>
          </office:change-info>
          <table:previous table:id="ct749">
            <table:change-track-table-cell office:value-type="string">
              <text:p>4,5</text:p>
            </table:change-track-table-cell>
          </table:previous>
        </table:cell-content-change>
        <table:cell-content-change table:id="ct751">
          <table:cell-address table:column="13" table:row="2" table:table="0"/>
          <office:change-info>
            <dc:creator>Mike </dc:creator>
            <dc:date>2011-08-04T12:30:20.93</dc:date>
          </office:change-info>
          <table:previous table:id="ct750">
            <table:change-track-table-cell office:value-type="string">
              <text:p>5=DestID datagram last segment</text:p>
            </table:change-track-table-cell>
          </table:previous>
        </table:cell-content-change>
        <table:cell-content-change table:id="ct752">
          <table:cell-address table:column="13" table:row="2" table:table="0"/>
          <office:change-info>
            <dc:creator>Mike </dc:creator>
            <dc:date>2011-08-04T12:31:30.40</dc:date>
          </office:change-info>
          <table:previous table:id="ct44">
            <table:change-track-table-cell office:value-type="string">
              <text:p>Logical OR this with 0x18000 to get top 17 bits of CAN header</text:p>
            </table:change-track-table-cell>
          </table:previous>
        </table:cell-content-change>
        <table:cell-content-change table:id="ct753">
          <table:cell-address table:column="13" table:row="7" table:table="0"/>
          <office:change-info>
            <dc:creator>Mike </dc:creator>
            <dc:date>2011-08-04T12:32:09.37</dc:date>
          </office:change-info>
          <table:previous table:id="ct743">
            <table:change-track-table-cell table:cell-address="Sheet1.N8" table:formula="of:=IF([.B8]=&quot;Y&quot;;6;IF(#ref!10=&quot;Y&quot;;0;1))" office:value-type="float" office:value="0"/>
          </table:previous>
        </table:cell-content-change>
        <table:cell-content-change table:id="ct754">
          <table:cell-address table:column="13" table:row="8" table:table="0"/>
          <office:change-info>
            <dc:creator>Mike </dc:creator>
            <dc:date>2011-08-04T12:32:18.36</dc:date>
          </office:change-info>
          <table:previous table:id="ct744">
            <table:change-track-table-cell table:cell-address="Sheet1.N9" table:formula="of:=IF([.B9]=&quot;Y&quot;;6;IF(#ref!11=&quot;Y&quot;;0;1))" office:value-type="float" office:value="6"/>
          </table:previous>
        </table:cell-content-change>
        <table:cell-content-change table:id="ct755">
          <table:cell-address table:column="13" table:row="9" table:table="0"/>
          <office:change-info>
            <dc:creator>Mike </dc:creator>
            <dc:date>2011-08-04T12:32:18.36</dc:date>
          </office:change-info>
          <table:previous table:id="ct745">
            <table:change-track-table-cell table:cell-address="Sheet1.N10" table:formula="of:=IF([.B10]=&quot;Y&quot;;6;IF(#ref!12=&quot;Y&quot;;0;1))" office:value-type="float" office:value="0"/>
          </table:previous>
        </table:cell-content-change>
        <table:cell-content-change table:id="ct756">
          <table:cell-address table:column="13" table:row="10" table:table="0"/>
          <office:change-info>
            <dc:creator>Mike </dc:creator>
            <dc:date>2011-08-04T12:32:18.36</dc:date>
          </office:change-info>
          <table:previous table:id="ct746">
            <table:change-track-table-cell table:cell-address="Sheet1.N11" table:formula="of:=IF([.B11]=&quot;Y&quot;;6;IF(#ref!13=&quot;Y&quot;;0;1))" office:value-type="float" office:value="0"/>
          </table:previous>
        </table:cell-content-change>
        <table:cell-content-change table:id="ct757">
          <table:cell-address table:column="13" table:row="11" table:table="0"/>
          <office:change-info>
            <dc:creator>Mike </dc:creator>
            <dc:date>2011-08-04T12:32:18.36</dc:date>
          </office:change-info>
          <table:previous table:id="ct747">
            <table:change-track-table-cell table:cell-address="Sheet1.N12" table:formula="of:=IF([.B12]=&quot;Y&quot;;6;IF(#ref!14=&quot;Y&quot;;0;1))" office:value-type="float" office:value="6"/>
          </table:previous>
        </table:cell-content-change>
        <table:cell-content-change table:id="ct758">
          <table:cell-address table:column="13" table:row="12" table:table="0"/>
          <office:change-info>
            <dc:creator>Mike </dc:creator>
            <dc:date>2011-08-04T12:32:18.36</dc:date>
          </office:change-info>
          <table:previous table:id="ct748">
            <table:change-track-table-cell table:cell-address="Sheet1.N13" table:formula="of:=IF([.B13]=&quot;Y&quot;;6;IF(#ref!15=&quot;Y&quot;;0;1))" office:value-type="float" office:value="6"/>
          </table:previous>
        </table:cell-content-change>
        <table:cell-content-change table:id="ct759">
          <table:cell-address table:column="13" table:row="13" table:table="0"/>
          <office:change-info>
            <dc:creator>Mike </dc:creator>
            <dc:date>2011-08-04T12:32:18.36</dc:date>
          </office:change-info>
          <table:previous>
            <table:change-track-table-cell/>
          </table:previous>
        </table:cell-content-change>
        <table:cell-content-change table:id="ct760">
          <table:cell-address table:column="13" table:row="14" table:table="0"/>
          <office:change-info>
            <dc:creator>Mike </dc:creator>
            <dc:date>2011-08-04T12:32:18.36</dc:date>
          </office:change-info>
          <table:previous>
            <table:change-track-table-cell/>
          </table:previous>
        </table:cell-content-change>
        <table:cell-content-change table:id="ct761">
          <table:cell-address table:column="13" table:row="15" table:table="0"/>
          <office:change-info>
            <dc:creator>Mike </dc:creator>
            <dc:date>2011-08-04T12:32:18.36</dc:date>
          </office:change-info>
          <table:previous table:id="ct208">
            <table:change-track-table-cell office:value-type="float" office:value="6"/>
          </table:previous>
        </table:cell-content-change>
        <table:cell-content-change table:id="ct762">
          <table:cell-address table:column="13" table:row="16" table:table="0"/>
          <office:change-info>
            <dc:creator>Mike </dc:creator>
            <dc:date>2011-08-04T12:32:18.36</dc:date>
          </office:change-info>
          <table:previous table:id="ct209">
            <table:change-track-table-cell office:value-type="float" office:value="6"/>
          </table:previous>
        </table:cell-content-change>
        <table:cell-content-change table:id="ct763">
          <table:cell-address table:column="13" table:row="17" table:table="0"/>
          <office:change-info>
            <dc:creator>Mike </dc:creator>
            <dc:date>2011-08-04T12:32:18.36</dc:date>
          </office:change-info>
          <table:previous>
            <table:change-track-table-cell/>
          </table:previous>
        </table:cell-content-change>
        <table:cell-content-change table:id="ct764">
          <table:cell-address table:column="13" table:row="18" table:table="0"/>
          <office:change-info>
            <dc:creator>Mike </dc:creator>
            <dc:date>2011-08-04T12:32:18.36</dc:date>
          </office:change-info>
          <table:previous>
            <table:change-track-table-cell/>
          </table:previous>
        </table:cell-content-change>
        <table:cell-content-change table:id="ct765">
          <table:cell-address table:column="13" table:row="19" table:table="0"/>
          <office:change-info>
            <dc:creator>Mike </dc:creator>
            <dc:date>2011-08-04T12:32:18.36</dc:date>
          </office:change-info>
          <table:previous>
            <table:change-track-table-cell table:cell-address="Sheet1.N20" table:formula="of:=IF([.B20]=&quot;Y&quot;;4;IF(#ref!22=&quot;Y&quot;;0;1))" office:value-type="float" office:value="0"/>
          </table:previous>
        </table:cell-content-change>
        <table:cell-content-change table:id="ct766">
          <table:cell-address table:column="13" table:row="20" table:table="0"/>
          <office:change-info>
            <dc:creator>Mike </dc:creator>
            <dc:date>2011-08-04T12:32:18.36</dc:date>
          </office:change-info>
          <table:previous>
            <table:change-track-table-cell table:cell-address="Sheet1.N21" table:formula="of:=IF([.B21]=&quot;Y&quot;;4;IF(#ref!23=&quot;Y&quot;;0;1))" office:value-type="float" office:value="0"/>
          </table:previous>
        </table:cell-content-change>
        <table:cell-content-change table:id="ct767">
          <table:cell-address table:column="13" table:row="21" table:table="0"/>
          <office:change-info>
            <dc:creator>Mike </dc:creator>
            <dc:date>2011-08-04T12:32:18.36</dc:date>
          </office:change-info>
          <table:previous>
            <table:change-track-table-cell table:cell-address="Sheet1.N22" table:formula="of:=IF([.B22]=&quot;Y&quot;;4;IF(#ref!24=&quot;Y&quot;;0;1))" office:value-type="float" office:value="0"/>
          </table:previous>
        </table:cell-content-change>
        <table:cell-content-change table:id="ct768">
          <table:cell-address table:column="13" table:row="22" table:table="0"/>
          <office:change-info>
            <dc:creator>Mike </dc:creator>
            <dc:date>2011-08-04T12:32:18.36</dc:date>
          </office:change-info>
          <table:previous>
            <table:change-track-table-cell/>
          </table:previous>
        </table:cell-content-change>
        <table:cell-content-change table:id="ct769">
          <table:cell-address table:column="13" table:row="22" table:table="0"/>
          <office:change-info>
            <dc:creator>Mike </dc:creator>
            <dc:date>2011-08-04T12:32:18.36</dc:date>
          </office:change-info>
          <table:previous>
            <table:change-track-table-cell table:cell-address="Sheet1.N23" table:formula="of:=IF([.B23]=&quot;Y&quot;;4;IF(#ref!25=&quot;Y&quot;;0;1))" office:value-type="float" office:value="0"/>
          </table:previous>
        </table:cell-content-change>
        <table:cell-content-change table:id="ct770">
          <table:cell-address table:column="13" table:row="23" table:table="0"/>
          <office:change-info>
            <dc:creator>Mike </dc:creator>
            <dc:date>2011-08-04T12:32:18.36</dc:date>
          </office:change-info>
          <table:previous>
            <table:change-track-table-cell table:cell-address="Sheet1.N24" table:formula="of:=IF([.B24]=&quot;Y&quot;;4;IF(#ref!26=&quot;Y&quot;;0;1))" office:value-type="float" office:value="0"/>
          </table:previous>
        </table:cell-content-change>
        <table:cell-content-change table:id="ct771">
          <table:cell-address table:column="13" table:row="24" table:table="0"/>
          <office:change-info>
            <dc:creator>Mike </dc:creator>
            <dc:date>2011-08-04T12:32:18.36</dc:date>
          </office:change-info>
          <table:previous>
            <table:change-track-table-cell table:cell-address="Sheet1.N25" table:formula="of:=IF([.B25]=&quot;Y&quot;;4;IF(#ref!27=&quot;Y&quot;;0;1))" office:value-type="float" office:value="0"/>
          </table:previous>
        </table:cell-content-change>
        <table:cell-content-change table:id="ct772">
          <table:cell-address table:column="13" table:row="25" table:table="0"/>
          <office:change-info>
            <dc:creator>Mike </dc:creator>
            <dc:date>2011-08-04T12:32:18.36</dc:date>
          </office:change-info>
          <table:previous>
            <table:change-track-table-cell office:value-type="float" office:value="6"/>
          </table:previous>
        </table:cell-content-change>
        <table:cell-content-change table:id="ct773">
          <table:cell-address table:column="13" table:row="26" table:table="0"/>
          <office:change-info>
            <dc:creator>Mike </dc:creator>
            <dc:date>2011-08-04T12:32:18.36</dc:date>
          </office:change-info>
          <table:previous>
            <table:change-track-table-cell table:cell-address="Sheet1.N27" table:formula="of:=IF([.B27]=&quot;Y&quot;;4;IF(#ref!29=&quot;Y&quot;;0;1))" office:value-type="float" office:value="0"/>
          </table:previous>
        </table:cell-content-change>
        <table:cell-content-change table:id="ct774">
          <table:cell-address table:column="13" table:row="27" table:table="0"/>
          <office:change-info>
            <dc:creator>Mike </dc:creator>
            <dc:date>2011-08-04T12:32:18.36</dc:date>
          </office:change-info>
          <table:previous>
            <table:change-track-table-cell table:cell-address="Sheet1.N28" table:formula="of:=IF([.B28]=&quot;Y&quot;;4;IF(#ref!30=&quot;Y&quot;;0;1))" office:value-type="float" office:value="0"/>
          </table:previous>
        </table:cell-content-change>
        <table:cell-content-change table:id="ct775">
          <table:cell-address table:column="13" table:row="28" table:table="0"/>
          <office:change-info>
            <dc:creator>Mike </dc:creator>
            <dc:date>2011-08-04T12:32:18.36</dc:date>
          </office:change-info>
          <table:previous>
            <table:change-track-table-cell table:cell-address="Sheet1.N29" table:formula="of:=IF([.B29]=&quot;Y&quot;;4;IF(#ref!31=&quot;Y&quot;;0;1))" office:value-type="float" office:value="0"/>
          </table:previous>
        </table:cell-content-change>
        <table:cell-content-change table:id="ct776">
          <table:cell-address table:column="13" table:row="29" table:table="0"/>
          <office:change-info>
            <dc:creator>Mike </dc:creator>
            <dc:date>2011-08-04T12:32:18.36</dc:date>
          </office:change-info>
          <table:previous>
            <table:change-track-table-cell/>
          </table:previous>
        </table:cell-content-change>
        <table:cell-content-change table:id="ct777">
          <table:cell-address table:column="13" table:row="35" table:table="0"/>
          <office:change-info>
            <dc:creator>Mike </dc:creator>
            <dc:date>2011-08-04T12:32:18.36</dc:date>
          </office:change-info>
          <table:previous>
            <table:change-track-table-cell/>
          </table:previous>
        </table:cell-content-change>
        <table:cell-content-change table:id="ct778">
          <table:cell-address table:column="13" table:row="36" table:table="0"/>
          <office:change-info>
            <dc:creator>Mike </dc:creator>
            <dc:date>2011-08-04T12:32:18.36</dc:date>
          </office:change-info>
          <table:previous>
            <table:change-track-table-cell/>
          </table:previous>
        </table:cell-content-change>
        <table:cell-content-change table:id="ct779">
          <table:cell-address table:column="13" table:row="37" table:table="0"/>
          <office:change-info>
            <dc:creator>Mike </dc:creator>
            <dc:date>2011-08-04T12:32:18.36</dc:date>
          </office:change-info>
          <table:previous>
            <table:change-track-table-cell office:value-type="string">
              <text:p>4,5</text:p>
            </table:change-track-table-cell>
          </table:previous>
        </table:cell-content-change>
        <table:cell-content-change table:id="ct780">
          <table:cell-address table:column="13" table:row="38" table:table="0"/>
          <office:change-info>
            <dc:creator>Mike </dc:creator>
            <dc:date>2011-08-04T12:32:18.36</dc:date>
          </office:change-info>
          <table:previous>
            <table:change-track-table-cell/>
          </table:previous>
        </table:cell-content-change>
        <table:cell-content-change table:id="ct781">
          <table:cell-address table:column="13" table:row="38" table:table="0"/>
          <office:change-info>
            <dc:creator>Mike </dc:creator>
            <dc:date>2011-08-04T12:32:18.36</dc:date>
          </office:change-info>
          <table:previous>
            <table:change-track-table-cell office:value-type="float" office:value="6"/>
          </table:previous>
        </table:cell-content-change>
        <table:cell-content-change table:id="ct782">
          <table:cell-address table:column="13" table:row="39" table:table="0"/>
          <office:change-info>
            <dc:creator>Mike </dc:creator>
            <dc:date>2011-08-04T12:32:18.36</dc:date>
          </office:change-info>
          <table:previous>
            <table:change-track-table-cell office:value-type="float" office:value="6"/>
          </table:previous>
        </table:cell-content-change>
        <table:cell-content-change table:id="ct783">
          <table:cell-address table:column="13" table:row="40" table:table="0"/>
          <office:change-info>
            <dc:creator>Mike </dc:creator>
            <dc:date>2011-08-04T12:32:18.36</dc:date>
          </office:change-info>
          <table:previous>
            <table:change-track-table-cell/>
          </table:previous>
        </table:cell-content-change>
        <table:cell-content-change table:id="ct784">
          <table:cell-address table:column="13" table:row="41" table:table="0"/>
          <office:change-info>
            <dc:creator>Mike </dc:creator>
            <dc:date>2011-08-04T12:32:18.36</dc:date>
          </office:change-info>
          <table:previous>
            <table:change-track-table-cell/>
          </table:previous>
        </table:cell-content-change>
        <table:cell-content-change table:id="ct785">
          <table:cell-address table:column="13" table:row="42" table:table="0"/>
          <office:change-info>
            <dc:creator>Mike </dc:creator>
            <dc:date>2011-08-04T12:32:18.36</dc:date>
          </office:change-info>
          <table:previous>
            <table:change-track-table-cell/>
          </table:previous>
        </table:cell-content-change>
        <table:cell-content-change table:id="ct786">
          <table:cell-address table:column="13" table:row="43" table:table="0"/>
          <office:change-info>
            <dc:creator>Mike </dc:creator>
            <dc:date>2011-08-04T12:32:18.36</dc:date>
          </office:change-info>
          <table:previous>
            <table:change-track-table-cell office:value-type="float" office:value="6"/>
          </table:previous>
        </table:cell-content-change>
        <table:cell-content-change table:id="ct787">
          <table:cell-address table:column="13" table:row="44" table:table="0"/>
          <office:change-info>
            <dc:creator>Mike </dc:creator>
            <dc:date>2011-08-04T12:32:18.36</dc:date>
          </office:change-info>
          <table:previous>
            <table:change-track-table-cell/>
          </table:previous>
        </table:cell-content-change>
        <table:cell-content-change table:id="ct788">
          <table:cell-address table:column="13" table:row="45" table:table="0"/>
          <office:change-info>
            <dc:creator>Mike </dc:creator>
            <dc:date>2011-08-04T12:32:18.36</dc:date>
          </office:change-info>
          <table:previous>
            <table:change-track-table-cell office:value-type="float" office:value="6"/>
          </table:previous>
        </table:cell-content-change>
        <table:cell-content-change table:id="ct789">
          <table:cell-address table:column="13" table:row="46" table:table="0"/>
          <office:change-info>
            <dc:creator>Mike </dc:creator>
            <dc:date>2011-08-04T12:32:18.36</dc:date>
          </office:change-info>
          <table:previous>
            <table:change-track-table-cell/>
          </table:previous>
        </table:cell-content-change>
        <table:cell-content-change table:id="ct790">
          <table:cell-address table:column="13" table:row="47" table:table="0"/>
          <office:change-info>
            <dc:creator>Mike </dc:creator>
            <dc:date>2011-08-04T12:32:18.36</dc:date>
          </office:change-info>
          <table:previous>
            <table:change-track-table-cell/>
          </table:previous>
        </table:cell-content-change>
        <table:cell-content-change table:id="ct791">
          <table:cell-address table:column="13" table:row="48" table:table="0"/>
          <office:change-info>
            <dc:creator>Mike </dc:creator>
            <dc:date>2011-08-04T12:32:18.36</dc:date>
          </office:change-info>
          <table:previous>
            <table:change-track-table-cell office:value-type="float" office:value="7"/>
          </table:previous>
        </table:cell-content-change>
        <table:cell-content-change table:id="ct792">
          <table:cell-address table:column="13" table:row="49" table:table="0"/>
          <office:change-info>
            <dc:creator>Mike </dc:creator>
            <dc:date>2011-08-04T12:32:18.36</dc:date>
          </office:change-info>
          <table:previous>
            <table:change-track-table-cell office:value-type="float" office:value="6"/>
          </table:previous>
        </table:cell-content-change>
        <table:cell-content-change table:id="ct793">
          <table:cell-address table:column="13" table:row="50" table:table="0"/>
          <office:change-info>
            <dc:creator>Mike </dc:creator>
            <dc:date>2011-08-04T12:32:18.36</dc:date>
          </office:change-info>
          <table:previous>
            <table:change-track-table-cell office:value-type="float" office:value="6"/>
          </table:previous>
        </table:cell-content-change>
        <table:cell-content-change table:id="ct794">
          <table:cell-address table:column="13" table:row="48" table:table="0"/>
          <office:change-info>
            <dc:creator>Mike </dc:creator>
            <dc:date>2011-08-04T12:32:25.36</dc:date>
          </office:change-info>
          <table:previous table:id="ct791">
            <table:change-track-table-cell table:cell-address="Sheet1.N49" table:formula="of:=IF([.B49]=&quot;Y&quot;;&quot;E&quot;;IF(#ref!51=&quot;Y&quot;;8;9))" office:value-type="string">
              <text:p>E</text:p>
            </table:change-track-table-cell>
          </table:previous>
        </table:cell-content-change>
        <table:cell-content-change table:id="ct795">
          <table:cell-address table:column="13" table:row="13" table:table="0"/>
          <office:change-info>
            <dc:creator>Mike </dc:creator>
            <dc:date>2011-08-04T12:33:01.44</dc:date>
          </office:change-info>
          <table:previous table:id="ct759">
            <table:change-track-table-cell table:cell-address="Sheet1.N14" table:formula="of:=IF([.B14]=&quot;Y&quot;;&quot;E&quot;;IF(#ref!16=&quot;Y&quot;;8;9))" office:value-type="float" office:value="0"/>
          </table:previous>
        </table:cell-content-change>
        <table:cell-content-change table:id="ct796">
          <table:cell-address table:column="13" table:row="14" table:table="0"/>
          <office:change-info>
            <dc:creator>Mike </dc:creator>
            <dc:date>2011-08-04T12:33:01.44</dc:date>
          </office:change-info>
          <table:previous table:id="ct760">
            <table:change-track-table-cell table:cell-address="Sheet1.N15" table:formula="of:=IF([.B15]=&quot;Y&quot;;&quot;E&quot;;IF(#ref!17=&quot;Y&quot;;8;9))" office:value-type="float" office:value="0"/>
          </table:previous>
        </table:cell-content-change>
        <table:cell-content-change table:id="ct797">
          <table:cell-address table:column="13" table:row="17" table:table="0"/>
          <office:change-info>
            <dc:creator>Mike </dc:creator>
            <dc:date>2011-08-04T12:33:04.92</dc:date>
          </office:change-info>
          <table:previous table:id="ct763">
            <table:change-track-table-cell table:cell-address="Sheet1.N18" table:formula="of:=IF([.B18]=&quot;Y&quot;;&quot;E&quot;;IF(#ref!20=&quot;Y&quot;;8;9))" office:value-type="float" office:value="0"/>
          </table:previous>
        </table:cell-content-change>
        <table:cell-content-change table:id="ct798">
          <table:cell-address table:column="13" table:row="18" table:table="0"/>
          <office:change-info>
            <dc:creator>Mike </dc:creator>
            <dc:date>2011-08-04T12:33:04.92</dc:date>
          </office:change-info>
          <table:previous table:id="ct764">
            <table:change-track-table-cell table:cell-address="Sheet1.N19" table:formula="of:=IF([.B19]=&quot;Y&quot;;&quot;E&quot;;IF(#ref!21=&quot;Y&quot;;8;9))" office:value-type="float" office:value="0"/>
          </table:previous>
        </table:cell-content-change>
        <table:cell-content-change table:id="ct799">
          <table:cell-address table:column="13" table:row="22" table:table="0"/>
          <office:change-info>
            <dc:creator>Mike </dc:creator>
            <dc:date>2011-08-04T12:33:10.01</dc:date>
          </office:change-info>
          <table:previous table:id="ct768">
            <table:change-track-table-cell table:cell-address="Sheet1.N23" table:formula="of:=IF([.B23]=&quot;Y&quot;;&quot;E&quot;;IF(#ref!25=&quot;Y&quot;;8;9))" office:value-type="float" office:value="0"/>
          </table:previous>
        </table:cell-content-change>
        <table:cell-content-change table:id="ct800">
          <table:cell-address table:column="13" table:row="29" table:table="0"/>
          <office:change-info>
            <dc:creator>Mike </dc:creator>
            <dc:date>2011-08-04T12:33:13.16</dc:date>
          </office:change-info>
          <table:previous table:id="ct776">
            <table:change-track-table-cell table:cell-address="Sheet1.N30" table:formula="of:=IF([.B30]=&quot;Y&quot;;&quot;E&quot;;IF(#ref!32=&quot;Y&quot;;8;9))" office:value-type="float" office:value="0"/>
          </table:previous>
        </table:cell-content-change>
        <table:cell-content-change table:id="ct801">
          <table:cell-address table:column="13" table:row="35" table:table="0"/>
          <office:change-info>
            <dc:creator>Mike </dc:creator>
            <dc:date>2011-08-04T12:33:13.16</dc:date>
          </office:change-info>
          <table:previous table:id="ct777">
            <table:change-track-table-cell table:cell-address="Sheet1.N36" table:formula="of:=IF([.B36]=&quot;Y&quot;;&quot;E&quot;;IF(#ref!38=&quot;Y&quot;;8;9))" office:value-type="float" office:value="0"/>
          </table:previous>
        </table:cell-content-change>
        <table:cell-content-change table:id="ct802">
          <table:cell-address table:column="13" table:row="36" table:table="0"/>
          <office:change-info>
            <dc:creator>Mike </dc:creator>
            <dc:date>2011-08-04T12:33:13.16</dc:date>
          </office:change-info>
          <table:previous table:id="ct778">
            <table:change-track-table-cell table:cell-address="Sheet1.N37" table:formula="of:=IF([.B37]=&quot;Y&quot;;&quot;E&quot;;IF(#ref!39=&quot;Y&quot;;8;9))" office:value-type="float" office:value="0"/>
          </table:previous>
        </table:cell-content-change>
        <table:cell-content-change table:id="ct803">
          <table:cell-address table:column="13" table:row="40" table:table="0"/>
          <office:change-info>
            <dc:creator>Mike </dc:creator>
            <dc:date>2011-08-04T12:33:15.83</dc:date>
          </office:change-info>
          <table:previous table:id="ct783">
            <table:change-track-table-cell table:cell-address="Sheet1.N41" table:formula="of:=IF([.B41]=&quot;Y&quot;;&quot;E&quot;;IF(#ref!43=&quot;Y&quot;;8;9))" office:value-type="float" office:value="0"/>
          </table:previous>
        </table:cell-content-change>
        <table:cell-content-change table:id="ct804">
          <table:cell-address table:column="13" table:row="41" table:table="0"/>
          <office:change-info>
            <dc:creator>Mike </dc:creator>
            <dc:date>2011-08-04T12:33:15.83</dc:date>
          </office:change-info>
          <table:previous table:id="ct784">
            <table:change-track-table-cell table:cell-address="Sheet1.N42" table:formula="of:=IF([.B42]=&quot;Y&quot;;&quot;E&quot;;IF(#ref!44=&quot;Y&quot;;8;9))" office:value-type="float" office:value="0"/>
          </table:previous>
        </table:cell-content-change>
        <table:cell-content-change table:id="ct805">
          <table:cell-address table:column="13" table:row="42" table:table="0"/>
          <office:change-info>
            <dc:creator>Mike </dc:creator>
            <dc:date>2011-08-04T12:33:15.83</dc:date>
          </office:change-info>
          <table:previous table:id="ct785">
            <table:change-track-table-cell table:cell-address="Sheet1.N43" table:formula="of:=IF([.B43]=&quot;Y&quot;;&quot;E&quot;;IF(#ref!45=&quot;Y&quot;;8;9))" office:value-type="float" office:value="0"/>
          </table:previous>
        </table:cell-content-change>
        <table:cell-content-change table:id="ct806">
          <table:cell-address table:column="13" table:row="44" table:table="0"/>
          <office:change-info>
            <dc:creator>Mike </dc:creator>
            <dc:date>2011-08-04T12:33:20.16</dc:date>
          </office:change-info>
          <table:previous table:id="ct787">
            <table:change-track-table-cell table:cell-address="Sheet1.N45" table:formula="of:=IF([.B45]=&quot;Y&quot;;&quot;E&quot;;IF(#ref!47=&quot;Y&quot;;8;9))" office:value-type="float" office:value="0"/>
          </table:previous>
        </table:cell-content-change>
        <table:cell-content-change table:id="ct807">
          <table:cell-address table:column="13" table:row="46" table:table="0"/>
          <office:change-info>
            <dc:creator>Mike </dc:creator>
            <dc:date>2011-08-04T12:33:22.07</dc:date>
          </office:change-info>
          <table:previous table:id="ct789">
            <table:change-track-table-cell table:cell-address="Sheet1.N47" table:formula="of:=IF([.B47]=&quot;Y&quot;;&quot;E&quot;;IF(#ref!49=&quot;Y&quot;;8;9))" office:value-type="float" office:value="0"/>
          </table:previous>
        </table:cell-content-change>
        <table:cell-content-change table:id="ct808">
          <table:cell-address table:column="13" table:row="47" table:table="0"/>
          <office:change-info>
            <dc:creator>Mike </dc:creator>
            <dc:date>2011-08-04T12:33:22.07</dc:date>
          </office:change-info>
          <table:previous table:id="ct790">
            <table:change-track-table-cell table:cell-address="Sheet1.N48" table:formula="of:=IF([.B48]=&quot;Y&quot;;&quot;E&quot;;IF(#ref!50=&quot;Y&quot;;8;9))" office:value-type="float" office:value="0"/>
          </table:previous>
        </table:cell-content-change>
        <table:cell-content-change table:id="ct809">
          <table:cell-address table:column="13" table:row="38" table:table="0"/>
          <office:change-info>
            <dc:creator>Mike </dc:creator>
            <dc:date>2011-08-04T12:33:31.20</dc:date>
          </office:change-info>
          <table:previous table:id="ct780">
            <table:change-track-table-cell table:cell-address="Sheet1.N39" table:formula="of:=IF([.B39]=&quot;Y&quot;;&quot;E&quot;;IF(#ref!41=&quot;Y&quot;;8;9))" office:value-type="string">
              <text:p>E</text:p>
            </table:change-track-table-cell>
          </table:previous>
        </table:cell-content-change>
        <table:cell-content-change table:id="ct810">
          <table:cell-address table:column="14" table:row="7" table:table="0"/>
          <office:change-info>
            <dc:creator>Mike </dc:creator>
            <dc:date>2011-08-04T12:36:52.57</dc:date>
          </office:change-info>
          <table:previous>
            <table:change-track-table-cell/>
          </table:previous>
        </table:cell-content-change>
        <table:cell-content-change table:id="ct811">
          <table:cell-address table:column="14" table:row="7" table:table="0"/>
          <office:change-info>
            <dc:creator>Mike </dc:creator>
            <dc:date>2011-08-04T12:37:01.83</dc:date>
          </office:change-info>
          <table:previous table:id="ct810">
            <table:change-track-table-cell table:cell-address="Sheet1.O8" table:formula="of:=IF(#ref!12=&quot;Y&quot;;[.E8];)" office:value-type="string"/>
          </table:previous>
        </table:cell-content-change>
        <table:cell-content-change table:id="ct812">
          <table:cell-address table:column="14" table:row="8" table:table="0"/>
          <office:change-info>
            <dc:creator>Mike </dc:creator>
            <dc:date>2011-08-04T12:37:10.94</dc:date>
          </office:change-info>
          <table:previous table:id="ct450">
            <table:change-track-table-cell table:cell-address="Sheet1.O9" table:formula="of:=DEC2HEX([.H9]*2*16+[.I9];2)" office:value-type="string">
              <text:p>0A</text:p>
            </table:change-track-table-cell>
          </table:previous>
        </table:cell-content-change>
        <table:cell-content-change table:id="ct813">
          <table:cell-address table:column="14" table:row="9" table:table="0"/>
          <office:change-info>
            <dc:creator>Mike </dc:creator>
            <dc:date>2011-08-04T12:37:10.94</dc:date>
          </office:change-info>
          <table:previous>
            <table:change-track-table-cell/>
          </table:previous>
        </table:cell-content-change>
        <table:cell-content-change table:id="ct814">
          <table:cell-address table:column="14" table:row="10" table:table="0"/>
          <office:change-info>
            <dc:creator>Mike </dc:creator>
            <dc:date>2011-08-04T12:37:10.94</dc:date>
          </office:change-info>
          <table:previous>
            <table:change-track-table-cell/>
          </table:previous>
        </table:cell-content-change>
        <table:cell-content-change table:id="ct815">
          <table:cell-address table:column="14" table:row="11" table:table="0"/>
          <office:change-info>
            <dc:creator>Mike </dc:creator>
            <dc:date>2011-08-04T12:37:10.94</dc:date>
          </office:change-info>
          <table:previous table:id="ct451">
            <table:change-track-table-cell table:cell-address="Sheet1.O12" table:formula="of:=DEC2HEX([.H12]*2*16+[.I12];2)" office:value-type="string">
              <text:p>0C</text:p>
            </table:change-track-table-cell>
          </table:previous>
        </table:cell-content-change>
        <table:cell-content-change table:id="ct816">
          <table:cell-address table:column="14" table:row="12" table:table="0"/>
          <office:change-info>
            <dc:creator>Mike </dc:creator>
            <dc:date>2011-08-04T12:37:10.94</dc:date>
          </office:change-info>
          <table:previous table:id="ct452">
            <table:change-track-table-cell table:cell-address="Sheet1.O13" table:formula="of:=DEC2HEX([.H13]*2*16+[.I13];2)" office:value-type="string">
              <text:p>0D</text:p>
            </table:change-track-table-cell>
          </table:previous>
        </table:cell-content-change>
        <table:cell-content-change table:id="ct817">
          <table:cell-address table:column="14" table:row="13" table:table="0"/>
          <office:change-info>
            <dc:creator>Mike </dc:creator>
            <dc:date>2011-08-04T12:37:10.94</dc:date>
          </office:change-info>
          <table:previous>
            <table:change-track-table-cell/>
          </table:previous>
        </table:cell-content-change>
        <table:cell-content-change table:id="ct818">
          <table:cell-address table:column="14" table:row="14" table:table="0"/>
          <office:change-info>
            <dc:creator>Mike </dc:creator>
            <dc:date>2011-08-04T12:37:10.94</dc:date>
          </office:change-info>
          <table:previous>
            <table:change-track-table-cell/>
          </table:previous>
        </table:cell-content-change>
        <table:cell-content-change table:id="ct819">
          <table:cell-address table:column="14" table:row="15" table:table="0"/>
          <office:change-info>
            <dc:creator>Mike </dc:creator>
            <dc:date>2011-08-04T12:37:10.94</dc:date>
          </office:change-info>
          <table:previous table:id="ct453">
            <table:change-track-table-cell table:cell-address="Sheet1.O16" table:formula="of:=DEC2HEX([.H16]*2*16+[.I16];2)" office:value-type="string">
              <text:p>2E</text:p>
            </table:change-track-table-cell>
          </table:previous>
        </table:cell-content-change>
        <table:cell-content-change table:id="ct820">
          <table:cell-address table:column="14" table:row="16" table:table="0"/>
          <office:change-info>
            <dc:creator>Mike </dc:creator>
            <dc:date>2011-08-04T12:37:10.94</dc:date>
          </office:change-info>
          <table:previous table:id="ct454">
            <table:change-track-table-cell table:cell-address="Sheet1.O17" table:formula="of:=DEC2HEX([.H17]*2*16+[.I17];2)" office:value-type="string">
              <text:p>2F</text:p>
            </table:change-track-table-cell>
          </table:previous>
        </table:cell-content-change>
        <table:cell-content-change table:id="ct821">
          <table:cell-address table:column="14" table:row="17" table:table="0"/>
          <office:change-info>
            <dc:creator>Mike </dc:creator>
            <dc:date>2011-08-04T12:37:10.94</dc:date>
          </office:change-info>
          <table:previous>
            <table:change-track-table-cell/>
          </table:previous>
        </table:cell-content-change>
        <table:cell-content-change table:id="ct822">
          <table:cell-address table:column="14" table:row="18" table:table="0"/>
          <office:change-info>
            <dc:creator>Mike </dc:creator>
            <dc:date>2011-08-04T12:37:10.94</dc:date>
          </office:change-info>
          <table:previous>
            <table:change-track-table-cell/>
          </table:previous>
        </table:cell-content-change>
        <table:cell-content-change table:id="ct823">
          <table:cell-address table:column="14" table:row="19" table:table="0"/>
          <office:change-info>
            <dc:creator>Mike </dc:creator>
            <dc:date>2011-08-04T12:37:10.94</dc:date>
          </office:change-info>
          <table:previous>
            <table:change-track-table-cell/>
          </table:previous>
        </table:cell-content-change>
        <table:cell-content-change table:id="ct824">
          <table:cell-address table:column="14" table:row="20" table:table="0"/>
          <office:change-info>
            <dc:creator>Mike </dc:creator>
            <dc:date>2011-08-04T12:37:10.94</dc:date>
          </office:change-info>
          <table:previous>
            <table:change-track-table-cell/>
          </table:previous>
        </table:cell-content-change>
        <table:cell-content-change table:id="ct825">
          <table:cell-address table:column="14" table:row="21" table:table="0"/>
          <office:change-info>
            <dc:creator>Mike </dc:creator>
            <dc:date>2011-08-04T12:37:10.94</dc:date>
          </office:change-info>
          <table:previous>
            <table:change-track-table-cell/>
          </table:previous>
        </table:cell-content-change>
        <table:cell-content-change table:id="ct826">
          <table:cell-address table:column="14" table:row="22" table:table="0"/>
          <office:change-info>
            <dc:creator>Mike </dc:creator>
            <dc:date>2011-08-04T12:37:10.94</dc:date>
          </office:change-info>
          <table:previous>
            <table:change-track-table-cell/>
          </table:previous>
        </table:cell-content-change>
        <table:cell-content-change table:id="ct827">
          <table:cell-address table:column="14" table:row="22" table:table="0"/>
          <office:change-info>
            <dc:creator>Mike </dc:creator>
            <dc:date>2011-08-04T12:37:10.94</dc:date>
          </office:change-info>
          <table:previous>
            <table:change-track-table-cell/>
          </table:previous>
        </table:cell-content-change>
        <table:cell-content-change table:id="ct828">
          <table:cell-address table:column="14" table:row="23" table:table="0"/>
          <office:change-info>
            <dc:creator>Mike </dc:creator>
            <dc:date>2011-08-04T12:37:10.94</dc:date>
          </office:change-info>
          <table:previous>
            <table:change-track-table-cell/>
          </table:previous>
        </table:cell-content-change>
        <table:cell-content-change table:id="ct829">
          <table:cell-address table:column="14" table:row="24" table:table="0"/>
          <office:change-info>
            <dc:creator>Mike </dc:creator>
            <dc:date>2011-08-04T12:37:10.94</dc:date>
          </office:change-info>
          <table:previous>
            <table:change-track-table-cell/>
          </table:previous>
        </table:cell-content-change>
        <table:cell-content-change table:id="ct830">
          <table:cell-address table:column="14" table:row="25" table:table="0"/>
          <office:change-info>
            <dc:creator>Mike </dc:creator>
            <dc:date>2011-08-04T12:37:10.94</dc:date>
          </office:change-info>
          <table:previous table:id="ct455">
            <table:change-track-table-cell table:cell-address="Sheet1.O26" table:formula="of:=DEC2HEX([.H26]*2*16+[.I26];2)" office:value-type="string">
              <text:p>2B</text:p>
            </table:change-track-table-cell>
          </table:previous>
        </table:cell-content-change>
        <table:cell-content-change table:id="ct831">
          <table:cell-address table:column="14" table:row="26" table:table="0"/>
          <office:change-info>
            <dc:creator>Mike </dc:creator>
            <dc:date>2011-08-04T12:37:10.94</dc:date>
          </office:change-info>
          <table:previous>
            <table:change-track-table-cell/>
          </table:previous>
        </table:cell-content-change>
        <table:cell-content-change table:id="ct832">
          <table:cell-address table:column="14" table:row="27" table:table="0"/>
          <office:change-info>
            <dc:creator>Mike </dc:creator>
            <dc:date>2011-08-04T12:37:10.94</dc:date>
          </office:change-info>
          <table:previous>
            <table:change-track-table-cell/>
          </table:previous>
        </table:cell-content-change>
        <table:cell-content-change table:id="ct833">
          <table:cell-address table:column="14" table:row="28" table:table="0"/>
          <office:change-info>
            <dc:creator>Mike </dc:creator>
            <dc:date>2011-08-04T12:37:10.94</dc:date>
          </office:change-info>
          <table:previous>
            <table:change-track-table-cell/>
          </table:previous>
        </table:cell-content-change>
        <table:cell-content-change table:id="ct834">
          <table:cell-address table:column="14" table:row="29" table:table="0"/>
          <office:change-info>
            <dc:creator>Mike </dc:creator>
            <dc:date>2011-08-04T12:37:10.94</dc:date>
          </office:change-info>
          <table:previous>
            <table:change-track-table-cell/>
          </table:previous>
        </table:cell-content-change>
        <table:cell-content-change table:id="ct835">
          <table:cell-address table:column="14" table:row="35" table:table="0"/>
          <office:change-info>
            <dc:creator>Mike </dc:creator>
            <dc:date>2011-08-04T12:37:10.94</dc:date>
          </office:change-info>
          <table:previous>
            <table:change-track-table-cell/>
          </table:previous>
        </table:cell-content-change>
        <table:cell-content-change table:id="ct836">
          <table:cell-address table:column="14" table:row="36" table:table="0"/>
          <office:change-info>
            <dc:creator>Mike </dc:creator>
            <dc:date>2011-08-04T12:37:10.94</dc:date>
          </office:change-info>
          <table:previous>
            <table:change-track-table-cell/>
          </table:previous>
        </table:cell-content-change>
        <table:cell-content-change table:id="ct837">
          <table:cell-address table:column="14" table:row="37" table:table="0"/>
          <office:change-info>
            <dc:creator>Mike </dc:creator>
            <dc:date>2011-08-04T12:37:10.94</dc:date>
          </office:change-info>
          <table:previous>
            <table:change-track-table-cell/>
          </table:previous>
        </table:cell-content-change>
        <table:cell-content-change table:id="ct838">
          <table:cell-address table:column="14" table:row="38" table:table="0"/>
          <office:change-info>
            <dc:creator>Mike </dc:creator>
            <dc:date>2011-08-04T12:37:10.94</dc:date>
          </office:change-info>
          <table:previous>
            <table:change-track-table-cell/>
          </table:previous>
        </table:cell-content-change>
        <table:cell-content-change table:id="ct839">
          <table:cell-address table:column="14" table:row="38" table:table="0"/>
          <office:change-info>
            <dc:creator>Mike </dc:creator>
            <dc:date>2011-08-04T12:37:10.94</dc:date>
          </office:change-info>
          <table:previous table:id="ct456">
            <table:change-track-table-cell table:cell-address="Sheet1.O39" table:formula="of:=DEC2HEX([.H39]*2*16+[.I39];2)" office:value-type="string">
              <text:p>4C</text:p>
            </table:change-track-table-cell>
          </table:previous>
        </table:cell-content-change>
        <table:cell-content-change table:id="ct840">
          <table:cell-address table:column="14" table:row="39" table:table="0"/>
          <office:change-info>
            <dc:creator>Mike </dc:creator>
            <dc:date>2011-08-04T12:37:10.94</dc:date>
          </office:change-info>
          <table:previous table:id="ct457">
            <table:change-track-table-cell table:cell-address="Sheet1.O40" table:formula="of:=DEC2HEX([.H40]*2*16+[.I40];2)" office:value-type="string">
              <text:p>4D</text:p>
            </table:change-track-table-cell>
          </table:previous>
        </table:cell-content-change>
        <table:cell-content-change table:id="ct841">
          <table:cell-address table:column="14" table:row="40" table:table="0"/>
          <office:change-info>
            <dc:creator>Mike </dc:creator>
            <dc:date>2011-08-04T12:37:10.94</dc:date>
          </office:change-info>
          <table:previous>
            <table:change-track-table-cell/>
          </table:previous>
        </table:cell-content-change>
        <table:cell-content-change table:id="ct842">
          <table:cell-address table:column="14" table:row="41" table:table="0"/>
          <office:change-info>
            <dc:creator>Mike </dc:creator>
            <dc:date>2011-08-04T12:37:10.94</dc:date>
          </office:change-info>
          <table:previous>
            <table:change-track-table-cell/>
          </table:previous>
        </table:cell-content-change>
        <table:cell-content-change table:id="ct843">
          <table:cell-address table:column="14" table:row="42" table:table="0"/>
          <office:change-info>
            <dc:creator>Mike </dc:creator>
            <dc:date>2011-08-04T12:37:10.94</dc:date>
          </office:change-info>
          <table:previous>
            <table:change-track-table-cell/>
          </table:previous>
        </table:cell-content-change>
        <table:cell-content-change table:id="ct844">
          <table:cell-address table:column="14" table:row="43" table:table="0"/>
          <office:change-info>
            <dc:creator>Mike </dc:creator>
            <dc:date>2011-08-04T12:37:10.94</dc:date>
          </office:change-info>
          <table:previous table:id="ct458">
            <table:change-track-table-cell table:cell-address="Sheet1.O44" table:formula="of:=DEC2HEX([.H44]*2*16+[.I44];2)" office:value-type="string">
              <text:p>4E</text:p>
            </table:change-track-table-cell>
          </table:previous>
        </table:cell-content-change>
        <table:cell-content-change table:id="ct845">
          <table:cell-address table:column="14" table:row="44" table:table="0"/>
          <office:change-info>
            <dc:creator>Mike </dc:creator>
            <dc:date>2011-08-04T12:37:10.94</dc:date>
          </office:change-info>
          <table:previous>
            <table:change-track-table-cell/>
          </table:previous>
        </table:cell-content-change>
        <table:cell-content-change table:id="ct846">
          <table:cell-address table:column="14" table:row="45" table:table="0"/>
          <office:change-info>
            <dc:creator>Mike </dc:creator>
            <dc:date>2011-08-04T12:37:10.94</dc:date>
          </office:change-info>
          <table:previous table:id="ct459">
            <table:change-track-table-cell table:cell-address="Sheet1.O46" table:formula="of:=DEC2HEX([.H46]*2*16+[.I46];2)" office:value-type="string">
              <text:p>4F</text:p>
            </table:change-track-table-cell>
          </table:previous>
        </table:cell-content-change>
        <table:cell-content-change table:id="ct847">
          <table:cell-address table:column="14" table:row="46" table:table="0"/>
          <office:change-info>
            <dc:creator>Mike </dc:creator>
            <dc:date>2011-08-04T12:37:10.94</dc:date>
          </office:change-info>
          <table:previous>
            <table:change-track-table-cell/>
          </table:previous>
        </table:cell-content-change>
        <table:cell-content-change table:id="ct848">
          <table:cell-address table:column="14" table:row="47" table:table="0"/>
          <office:change-info>
            <dc:creator>Mike </dc:creator>
            <dc:date>2011-08-04T12:37:10.94</dc:date>
          </office:change-info>
          <table:previous>
            <table:change-track-table-cell/>
          </table:previous>
        </table:cell-content-change>
        <table:cell-content-change table:id="ct849">
          <table:cell-address table:column="14" table:row="48" table:table="0"/>
          <office:change-info>
            <dc:creator>Mike </dc:creator>
            <dc:date>2011-08-04T12:37:10.94</dc:date>
          </office:change-info>
          <table:previous table:id="ct465">
            <table:change-track-table-cell/>
          </table:previous>
        </table:cell-content-change>
        <table:cell-content-change table:id="ct850">
          <table:cell-address table:column="14" table:row="49" table:table="0"/>
          <office:change-info>
            <dc:creator>Mike </dc:creator>
            <dc:date>2011-08-04T12:37:10.94</dc:date>
          </office:change-info>
          <table:previous table:id="ct461">
            <table:change-track-table-cell table:cell-address="Sheet1.O50" table:formula="of:=DEC2HEX([.H50]*2*16+[.I50];2)" office:value-type="string">
              <text:p>6A</text:p>
            </table:change-track-table-cell>
          </table:previous>
        </table:cell-content-change>
        <table:cell-content-change table:id="ct851">
          <table:cell-address table:column="14" table:row="50" table:table="0"/>
          <office:change-info>
            <dc:creator>Mike </dc:creator>
            <dc:date>2011-08-04T12:37:10.94</dc:date>
          </office:change-info>
          <table:previous table:id="ct462">
            <table:change-track-table-cell table:cell-address="Sheet1.O51" table:formula="of:=DEC2HEX([.H51]*2*16+[.I51];2)" office:value-type="string">
              <text:p>6B</text:p>
            </table:change-track-table-cell>
          </table:previous>
        </table:cell-content-change>
        <table:cell-content-change table:id="ct852">
          <table:cell-address table:column="13" table:row="21" table:table="0"/>
          <office:change-info>
            <dc:creator>Mike </dc:creator>
            <dc:date>2011-08-04T12:38:25.88</dc:date>
          </office:change-info>
          <table:previous table:id="ct439">
            <table:change-track-table-cell table:cell-address="Sheet1.N22" table:formula="of:=DEC2HEX(#ref!26*256*16+HEX2DEC(#ref!26)*16+IF(#ref!26=&quot;Y&quot;;8;0)+IF(#ref!26=&quot;Y&quot;;0;4)+3;4)" office:value-type="float" office:value="0"/>
          </table:previous>
        </table:cell-content-change>
        <table:cell-content-change table:id="ct853">
          <table:cell-address table:column="13" table:row="7" table:table="0"/>
          <office:change-info>
            <dc:creator>Mike </dc:creator>
            <dc:date>2011-08-04T12:38:30.56</dc:date>
          </office:change-info>
          <table:previous table:id="ct434">
            <table:change-track-table-cell table:cell-address="Sheet1.N8" table:formula="of:=DEC2HEX(#ref!12*256*16+HEX2DEC(#ref!12)*16+IF(#ref!12=&quot;Y&quot;;8;0)+IF(#ref!12=&quot;Y&quot;;0;4)+3;4)" office:value-type="float" office:value="0"/>
          </table:previous>
        </table:cell-content-change>
        <table:cell-content-change table:id="ct854">
          <table:cell-address table:column="13" table:row="8" table:table="0"/>
          <office:change-info>
            <dc:creator>Mike </dc:creator>
            <dc:date>2011-08-04T12:38:30.56</dc:date>
          </office:change-info>
          <table:previous>
            <table:change-track-table-cell office:value-type="string">
              <text:p>6ddd</text:p>
            </table:change-track-table-cell>
          </table:previous>
        </table:cell-content-change>
        <table:cell-content-change table:id="ct855">
          <table:cell-address table:column="13" table:row="9" table:table="0"/>
          <office:change-info>
            <dc:creator>Mike </dc:creator>
            <dc:date>2011-08-04T12:38:30.56</dc:date>
          </office:change-info>
          <table:previous table:id="ct435">
            <table:change-track-table-cell table:cell-address="Sheet1.N10" table:formula="of:=DEC2HEX(#ref!14*256*16+HEX2DEC(#ref!14)*16+IF(#ref!14=&quot;Y&quot;;8;0)+IF(#ref!14=&quot;Y&quot;;0;4)+3;4)" office:value-type="float" office:value="0"/>
          </table:previous>
        </table:cell-content-change>
        <table:cell-content-change table:id="ct856">
          <table:cell-address table:column="13" table:row="10" table:table="0"/>
          <office:change-info>
            <dc:creator>Mike </dc:creator>
            <dc:date>2011-08-04T12:38:30.56</dc:date>
          </office:change-info>
          <table:previous table:id="ct436">
            <table:change-track-table-cell table:cell-address="Sheet1.N11" table:formula="of:=DEC2HEX(#ref!15*256*16+HEX2DEC(#ref!15)*16+IF(#ref!15=&quot;Y&quot;;8;0)+IF(#ref!15=&quot;Y&quot;;0;4)+3;4)" office:value-type="float" office:value="0"/>
          </table:previous>
        </table:cell-content-change>
        <table:cell-content-change table:id="ct857">
          <table:cell-address table:column="13" table:row="11" table:table="0"/>
          <office:change-info>
            <dc:creator>Mike </dc:creator>
            <dc:date>2011-08-04T12:38:30.56</dc:date>
          </office:change-info>
          <table:previous>
            <table:change-track-table-cell office:value-type="string">
              <text:p>6ddd</text:p>
            </table:change-track-table-cell>
          </table:previous>
        </table:cell-content-change>
        <table:cell-content-change table:id="ct858">
          <table:cell-address table:column="13" table:row="12" table:table="0"/>
          <office:change-info>
            <dc:creator>Mike </dc:creator>
            <dc:date>2011-08-04T12:38:30.56</dc:date>
          </office:change-info>
          <table:previous>
            <table:change-track-table-cell office:value-type="string">
              <text:p>6ddd</text:p>
            </table:change-track-table-cell>
          </table:previous>
        </table:cell-content-change>
        <table:cell-content-change table:id="ct859">
          <table:cell-address table:column="13" table:row="13" table:table="0"/>
          <office:change-info>
            <dc:creator>Mike </dc:creator>
            <dc:date>2011-08-04T12:38:30.56</dc:date>
          </office:change-info>
          <table:previous>
            <table:change-track-table-cell/>
          </table:previous>
        </table:cell-content-change>
        <table:cell-content-change table:id="ct860">
          <table:cell-address table:column="13" table:row="14" table:table="0"/>
          <office:change-info>
            <dc:creator>Mike </dc:creator>
            <dc:date>2011-08-04T12:38:30.56</dc:date>
          </office:change-info>
          <table:previous>
            <table:change-track-table-cell/>
          </table:previous>
        </table:cell-content-change>
        <table:cell-content-change table:id="ct861">
          <table:cell-address table:column="13" table:row="15" table:table="0"/>
          <office:change-info>
            <dc:creator>Mike </dc:creator>
            <dc:date>2011-08-04T12:38:30.56</dc:date>
          </office:change-info>
          <table:previous table:id="ct212">
            <table:change-track-table-cell office:value-type="string">
              <text:p>6ddd</text:p>
            </table:change-track-table-cell>
          </table:previous>
        </table:cell-content-change>
        <table:cell-content-change table:id="ct862">
          <table:cell-address table:column="13" table:row="16" table:table="0"/>
          <office:change-info>
            <dc:creator>Mike </dc:creator>
            <dc:date>2011-08-04T12:38:30.56</dc:date>
          </office:change-info>
          <table:previous table:id="ct213">
            <table:change-track-table-cell office:value-type="string">
              <text:p>6ddd</text:p>
            </table:change-track-table-cell>
          </table:previous>
        </table:cell-content-change>
        <table:cell-content-change table:id="ct863">
          <table:cell-address table:column="13" table:row="17" table:table="0"/>
          <office:change-info>
            <dc:creator>Mike </dc:creator>
            <dc:date>2011-08-04T12:38:30.56</dc:date>
          </office:change-info>
          <table:previous>
            <table:change-track-table-cell/>
          </table:previous>
        </table:cell-content-change>
        <table:cell-content-change table:id="ct864">
          <table:cell-address table:column="13" table:row="18" table:table="0"/>
          <office:change-info>
            <dc:creator>Mike </dc:creator>
            <dc:date>2011-08-04T12:38:30.56</dc:date>
          </office:change-info>
          <table:previous>
            <table:change-track-table-cell/>
          </table:previous>
        </table:cell-content-change>
        <table:cell-content-change table:id="ct865">
          <table:cell-address table:column="13" table:row="19" table:table="0"/>
          <office:change-info>
            <dc:creator>Mike </dc:creator>
            <dc:date>2011-08-04T12:38:30.56</dc:date>
          </office:change-info>
          <table:previous table:id="ct437">
            <table:change-track-table-cell table:cell-address="Sheet1.N20" table:formula="of:=DEC2HEX(#ref!24*256*16+HEX2DEC(#ref!24)*16+IF(#ref!24=&quot;Y&quot;;8;0)+IF(#ref!24=&quot;Y&quot;;0;4)+3;4)" office:value-type="float" office:value="0"/>
          </table:previous>
        </table:cell-content-change>
        <table:cell-content-change table:id="ct866">
          <table:cell-address table:column="13" table:row="20" table:table="0"/>
          <office:change-info>
            <dc:creator>Mike </dc:creator>
            <dc:date>2011-08-04T12:38:30.56</dc:date>
          </office:change-info>
          <table:previous table:id="ct438">
            <table:change-track-table-cell table:cell-address="Sheet1.N21" table:formula="of:=DEC2HEX(#ref!25*256*16+HEX2DEC(#ref!25)*16+IF(#ref!25=&quot;Y&quot;;8;0)+IF(#ref!25=&quot;Y&quot;;0;4)+3;4)" office:value-type="float" office:value="0"/>
          </table:previous>
        </table:cell-content-change>
        <table:cell-content-change table:id="ct867">
          <table:cell-address table:column="13" table:row="22" table:table="0"/>
          <office:change-info>
            <dc:creator>Mike </dc:creator>
            <dc:date>2011-08-04T12:38:35.40</dc:date>
          </office:change-info>
          <table:previous>
            <table:change-track-table-cell/>
          </table:previous>
        </table:cell-content-change>
        <table:cell-content-change table:id="ct868">
          <table:cell-address table:column="13" table:row="22" table:table="0"/>
          <office:change-info>
            <dc:creator>Mike </dc:creator>
            <dc:date>2011-08-04T12:38:35.40</dc:date>
          </office:change-info>
          <table:previous table:id="ct440">
            <table:change-track-table-cell table:cell-address="Sheet1.N23" table:formula="of:=DEC2HEX(#ref!27*256*16+HEX2DEC(#ref!27)*16+IF(#ref!27=&quot;Y&quot;;8;0)+IF(#ref!27=&quot;Y&quot;;0;4)+3;4)" office:value-type="float" office:value="0"/>
          </table:previous>
        </table:cell-content-change>
        <table:cell-content-change table:id="ct869">
          <table:cell-address table:column="13" table:row="23" table:table="0"/>
          <office:change-info>
            <dc:creator>Mike </dc:creator>
            <dc:date>2011-08-04T12:38:35.40</dc:date>
          </office:change-info>
          <table:previous table:id="ct441">
            <table:change-track-table-cell table:cell-address="Sheet1.N24" table:formula="of:=DEC2HEX(#ref!28*256*16+HEX2DEC(#ref!28)*16+IF(#ref!28=&quot;Y&quot;;8;0)+IF(#ref!28=&quot;Y&quot;;0;4)+3;4)" office:value-type="float" office:value="0"/>
          </table:previous>
        </table:cell-content-change>
        <table:cell-content-change table:id="ct870">
          <table:cell-address table:column="13" table:row="24" table:table="0"/>
          <office:change-info>
            <dc:creator>Mike </dc:creator>
            <dc:date>2011-08-04T12:38:35.40</dc:date>
          </office:change-info>
          <table:previous table:id="ct442">
            <table:change-track-table-cell table:cell-address="Sheet1.N25" table:formula="of:=DEC2HEX(#ref!29*256*16+HEX2DEC(#ref!29)*16+IF(#ref!29=&quot;Y&quot;;8;0)+IF(#ref!29=&quot;Y&quot;;0;4)+3;4)" office:value-type="float" office:value="0"/>
          </table:previous>
        </table:cell-content-change>
        <table:cell-content-change table:id="ct871">
          <table:cell-address table:column="13" table:row="25" table:table="0"/>
          <office:change-info>
            <dc:creator>Mike </dc:creator>
            <dc:date>2011-08-04T12:38:35.40</dc:date>
          </office:change-info>
          <table:previous>
            <table:change-track-table-cell office:value-type="string">
              <text:p>6ddd</text:p>
            </table:change-track-table-cell>
          </table:previous>
        </table:cell-content-change>
        <table:cell-content-change table:id="ct872">
          <table:cell-address table:column="13" table:row="26" table:table="0"/>
          <office:change-info>
            <dc:creator>Mike </dc:creator>
            <dc:date>2011-08-04T12:38:35.40</dc:date>
          </office:change-info>
          <table:previous table:id="ct443">
            <table:change-track-table-cell table:cell-address="Sheet1.N27" table:formula="of:=DEC2HEX(#ref!31*256*16+HEX2DEC(#ref!31)*16+IF(#ref!31=&quot;Y&quot;;8;0)+IF(#ref!31=&quot;Y&quot;;0;4)+3;4)" office:value-type="float" office:value="0"/>
          </table:previous>
        </table:cell-content-change>
        <table:cell-content-change table:id="ct873">
          <table:cell-address table:column="13" table:row="27" table:table="0"/>
          <office:change-info>
            <dc:creator>Mike </dc:creator>
            <dc:date>2011-08-04T12:38:35.40</dc:date>
          </office:change-info>
          <table:previous table:id="ct444">
            <table:change-track-table-cell table:cell-address="Sheet1.N28" table:formula="of:=DEC2HEX(#ref!32*256*16+HEX2DEC(#ref!32)*16+IF(#ref!32=&quot;Y&quot;;8;0)+IF(#ref!32=&quot;Y&quot;;0;4)+3;4)" office:value-type="float" office:value="0"/>
          </table:previous>
        </table:cell-content-change>
        <table:cell-content-change table:id="ct874">
          <table:cell-address table:column="13" table:row="28" table:table="0"/>
          <office:change-info>
            <dc:creator>Mike </dc:creator>
            <dc:date>2011-08-04T12:38:35.40</dc:date>
          </office:change-info>
          <table:previous table:id="ct445">
            <table:change-track-table-cell table:cell-address="Sheet1.N29" table:formula="of:=DEC2HEX(#ref!33*256*16+HEX2DEC(#ref!33)*16+IF(#ref!33=&quot;Y&quot;;8;0)+IF(#ref!33=&quot;Y&quot;;0;4)+3;4)" office:value-type="float" office:value="0"/>
          </table:previous>
        </table:cell-content-change>
        <table:cell-content-change table:id="ct875">
          <table:cell-address table:column="13" table:row="29" table:table="0"/>
          <office:change-info>
            <dc:creator>Mike </dc:creator>
            <dc:date>2011-08-04T12:38:35.40</dc:date>
          </office:change-info>
          <table:previous>
            <table:change-track-table-cell/>
          </table:previous>
        </table:cell-content-change>
        <table:cell-content-change table:id="ct876">
          <table:cell-address table:column="13" table:row="35" table:table="0"/>
          <office:change-info>
            <dc:creator>Mike </dc:creator>
            <dc:date>2011-08-04T12:38:35.40</dc:date>
          </office:change-info>
          <table:previous>
            <table:change-track-table-cell/>
          </table:previous>
        </table:cell-content-change>
        <table:cell-content-change table:id="ct877">
          <table:cell-address table:column="13" table:row="36" table:table="0"/>
          <office:change-info>
            <dc:creator>Mike </dc:creator>
            <dc:date>2011-08-04T12:38:35.40</dc:date>
          </office:change-info>
          <table:previous>
            <table:change-track-table-cell/>
          </table:previous>
        </table:cell-content-change>
        <table:cell-content-change table:id="ct878">
          <table:cell-address table:column="13" table:row="37" table:table="0"/>
          <office:change-info>
            <dc:creator>Mike </dc:creator>
            <dc:date>2011-08-04T12:38:35.40</dc:date>
          </office:change-info>
          <table:previous>
            <table:change-track-table-cell office:value-type="string">
              <text:p>4/5ddd</text:p>
            </table:change-track-table-cell>
          </table:previous>
        </table:cell-content-change>
        <table:cell-content-change table:id="ct879">
          <table:cell-address table:column="13" table:row="38" table:table="0"/>
          <office:change-info>
            <dc:creator>Mike </dc:creator>
            <dc:date>2011-08-04T12:38:35.40</dc:date>
          </office:change-info>
          <table:previous>
            <table:change-track-table-cell/>
          </table:previous>
        </table:cell-content-change>
        <table:cell-content-change table:id="ct880">
          <table:cell-address table:column="13" table:row="38" table:table="0"/>
          <office:change-info>
            <dc:creator>Mike </dc:creator>
            <dc:date>2011-08-04T12:38:35.40</dc:date>
          </office:change-info>
          <table:previous>
            <table:change-track-table-cell office:value-type="string">
              <text:p>6ddd</text:p>
            </table:change-track-table-cell>
          </table:previous>
        </table:cell-content-change>
        <table:cell-content-change table:id="ct881">
          <table:cell-address table:column="13" table:row="39" table:table="0"/>
          <office:change-info>
            <dc:creator>Mike </dc:creator>
            <dc:date>2011-08-04T12:38:35.40</dc:date>
          </office:change-info>
          <table:previous>
            <table:change-track-table-cell office:value-type="string">
              <text:p>6ddd</text:p>
            </table:change-track-table-cell>
          </table:previous>
        </table:cell-content-change>
        <table:cell-content-change table:id="ct882">
          <table:cell-address table:column="13" table:row="40" table:table="0"/>
          <office:change-info>
            <dc:creator>Mike </dc:creator>
            <dc:date>2011-08-04T12:38:35.40</dc:date>
          </office:change-info>
          <table:previous>
            <table:change-track-table-cell/>
          </table:previous>
        </table:cell-content-change>
        <table:cell-content-change table:id="ct883">
          <table:cell-address table:column="13" table:row="41" table:table="0"/>
          <office:change-info>
            <dc:creator>Mike </dc:creator>
            <dc:date>2011-08-04T12:38:35.40</dc:date>
          </office:change-info>
          <table:previous>
            <table:change-track-table-cell/>
          </table:previous>
        </table:cell-content-change>
        <table:cell-content-change table:id="ct884">
          <table:cell-address table:column="13" table:row="42" table:table="0"/>
          <office:change-info>
            <dc:creator>Mike </dc:creator>
            <dc:date>2011-08-04T12:38:35.40</dc:date>
          </office:change-info>
          <table:previous>
            <table:change-track-table-cell/>
          </table:previous>
        </table:cell-content-change>
        <table:cell-content-change table:id="ct885">
          <table:cell-address table:column="13" table:row="43" table:table="0"/>
          <office:change-info>
            <dc:creator>Mike </dc:creator>
            <dc:date>2011-08-04T12:38:35.40</dc:date>
          </office:change-info>
          <table:previous>
            <table:change-track-table-cell office:value-type="string">
              <text:p>6ddd</text:p>
            </table:change-track-table-cell>
          </table:previous>
        </table:cell-content-change>
        <table:cell-content-change table:id="ct886">
          <table:cell-address table:column="13" table:row="44" table:table="0"/>
          <office:change-info>
            <dc:creator>Mike </dc:creator>
            <dc:date>2011-08-04T12:38:35.40</dc:date>
          </office:change-info>
          <table:previous>
            <table:change-track-table-cell/>
          </table:previous>
        </table:cell-content-change>
        <table:cell-content-change table:id="ct887">
          <table:cell-address table:column="13" table:row="45" table:table="0"/>
          <office:change-info>
            <dc:creator>Mike </dc:creator>
            <dc:date>2011-08-04T12:38:35.40</dc:date>
          </office:change-info>
          <table:previous>
            <table:change-track-table-cell office:value-type="string">
              <text:p>6ddd</text:p>
            </table:change-track-table-cell>
          </table:previous>
        </table:cell-content-change>
        <table:cell-content-change table:id="ct888">
          <table:cell-address table:column="13" table:row="46" table:table="0"/>
          <office:change-info>
            <dc:creator>Mike </dc:creator>
            <dc:date>2011-08-04T12:38:35.40</dc:date>
          </office:change-info>
          <table:previous>
            <table:change-track-table-cell/>
          </table:previous>
        </table:cell-content-change>
        <table:cell-content-change table:id="ct889">
          <table:cell-address table:column="13" table:row="47" table:table="0"/>
          <office:change-info>
            <dc:creator>Mike </dc:creator>
            <dc:date>2011-08-04T12:38:35.40</dc:date>
          </office:change-info>
          <table:previous>
            <table:change-track-table-cell/>
          </table:previous>
        </table:cell-content-change>
        <table:cell-content-change table:id="ct890">
          <table:cell-address table:column="13" table:row="48" table:table="0"/>
          <office:change-info>
            <dc:creator>Mike </dc:creator>
            <dc:date>2011-08-04T12:38:35.40</dc:date>
          </office:change-info>
          <table:previous>
            <table:change-track-table-cell office:value-type="string">
              <text:p>7ddd</text:p>
            </table:change-track-table-cell>
          </table:previous>
        </table:cell-content-change>
        <table:cell-content-change table:id="ct891">
          <table:cell-address table:column="13" table:row="49" table:table="0"/>
          <office:change-info>
            <dc:creator>Mike </dc:creator>
            <dc:date>2011-08-04T12:38:35.40</dc:date>
          </office:change-info>
          <table:previous table:id="ct463">
            <table:change-track-table-cell office:value-type="string">
              <text:p>6ddd</text:p>
            </table:change-track-table-cell>
          </table:previous>
        </table:cell-content-change>
        <table:cell-content-change table:id="ct892">
          <table:cell-address table:column="13" table:row="50" table:table="0"/>
          <office:change-info>
            <dc:creator>Mike </dc:creator>
            <dc:date>2011-08-04T12:38:35.40</dc:date>
          </office:change-info>
          <table:previous table:id="ct464">
            <table:change-track-table-cell office:value-type="string">
              <text:p>6ddd</text:p>
            </table:change-track-table-cell>
          </table:previous>
        </table:cell-content-change>
        <table:deletion table:id="ct893" table:type="column" table:position="13" table:table="0">
          <office:change-info>
            <dc:creator>Mike </dc:creator>
            <dc:date>2011-08-04T12:38:51.73</dc:date>
          </office:change-info>
          <table:deletions>
            <table:cell-content-deletion>
              <table:cell-address table:column="13" table:row="2" table:table="0"/>
              <table:change-track-table-cell office:value-type="string">
                <text:p>1 bit</text:p>
              </table:change-track-table-cell>
            </table:cell-content-deletion>
            <table:cell-content-deletion>
              <table:cell-address table:column="13" table:row="2" table:table="0"/>
              <table:change-track-table-cell office:value-type="string">
                <text:p>Flag bit B</text:p>
              </table:change-track-table-cell>
            </table:cell-content-deletion>
            <table:cell-content-deletion table:id="ct394">
              <table:change-track-table-cell table:cell-address="Sheet1.N29" table:formula="of:=IF([.D29]=&quot;Y&quot;; &quot;Y&quot;; &quot;&quot;)" office:value-type="string"/>
            </table:cell-content-deletion>
            <table:cell-content-deletion table:id="ct393">
              <table:change-track-table-cell table:cell-address="Sheet1.N28" table:formula="of:=IF([.D28]=&quot;Y&quot;; &quot;Y&quot;; &quot;&quot;)" office:value-type="string"/>
            </table:cell-content-deletion>
            <table:cell-content-deletion table:id="ct392">
              <table:change-track-table-cell table:cell-address="Sheet1.N27" table:formula="of:=IF([.D27]=&quot;Y&quot;; &quot;Y&quot;; &quot;&quot;)" office:value-type="string"/>
            </table:cell-content-deletion>
            <table:cell-content-deletion table:id="ct390">
              <table:change-track-table-cell table:cell-address="Sheet1.N24" table:formula="of:=IF([.D24]=&quot;Y&quot;; &quot;Y&quot;; &quot;&quot;)" office:value-type="string"/>
            </table:cell-content-deletion>
            <table:cell-content-deletion table:id="ct389">
              <table:change-track-table-cell table:cell-address="Sheet1.N23" table:formula="of:=IF([.D23]=&quot;Y&quot;; &quot;Y&quot;; &quot;&quot;)" office:value-type="string"/>
            </table:cell-content-deletion>
            <table:cell-content-deletion table:id="ct387">
              <table:change-track-table-cell table:cell-address="Sheet1.N21" table:formula="of:=IF([.D21]=&quot;Y&quot;; &quot;Y&quot;; &quot;&quot;)" office:value-type="string"/>
            </table:cell-content-deletion>
            <table:cell-content-deletion table:id="ct386">
              <table:change-track-table-cell table:cell-address="Sheet1.N20" table:formula="of:=IF([.D20]=&quot;Y&quot;; &quot;Y&quot;; &quot;&quot;)" office:value-type="string"/>
            </table:cell-content-deletion>
            <table:cell-content-deletion table:id="ct385">
              <table:change-track-table-cell table:cell-address="Sheet1.N11" table:formula="of:=IF([.D11]=&quot;Y&quot;; &quot;Y&quot;; &quot;&quot;)" office:value-type="string"/>
            </table:cell-content-deletion>
            <table:cell-content-deletion table:id="ct384">
              <table:change-track-table-cell table:cell-address="Sheet1.N10" table:formula="of:=IF([.D10]=&quot;Y&quot;; &quot;Y&quot;; &quot;&quot;)" office:value-type="string"/>
            </table:cell-content-deletion>
            <table:cell-content-deletion table:id="ct397">
              <table:change-track-table-cell/>
            </table:cell-content-deletion>
            <table:cell-content-deletion table:id="ct383">
              <table:change-track-table-cell table:cell-address="Sheet1.N8" table:formula="of:=IF([.D8]=&quot;Y&quot;; &quot;Y&quot;; &quot;&quot;)" office:value-type="string"/>
            </table:cell-content-deletion>
            <table:cell-content-deletion table:id="ct396">
              <table:change-track-table-cell office:value-type="string">
                <text:p>-</text:p>
              </table:change-track-table-cell>
            </table:cell-content-deletion>
            <table:cell-content-deletion table:id="ct349">
              <table:change-track-table-cell office:value-type="string">
                <text:p>-</text:p>
              </table:change-track-table-cell>
            </table:cell-content-deletion>
            <table:cell-content-deletion table:id="ct346">
              <table:change-track-table-cell office:value-type="string">
                <text:p>-</text:p>
              </table:change-track-table-cell>
            </table:cell-content-deletion>
            <table:cell-content-deletion table:id="ct343">
              <table:change-track-table-cell office:value-type="string">
                <text:p>-</text:p>
              </table:change-track-table-cell>
            </table:cell-content-deletion>
            <table:cell-content-deletion table:id="ct340">
              <table:change-track-table-cell office:value-type="string">
                <text:p>-</text:p>
              </table:change-track-table-cell>
            </table:cell-content-deletion>
            <table:cell-content-deletion table:id="ct328">
              <table:change-track-table-cell office:value-type="string">
                <text:p>-</text:p>
              </table:change-track-table-cell>
            </table:cell-content-deletion>
            <table:cell-content-deletion table:id="ct322">
              <table:change-track-table-cell office:value-type="string">
                <text:p>-</text:p>
              </table:change-track-table-cell>
            </table:cell-content-deletion>
            <table:cell-content-deletion table:id="ct327">
              <table:change-track-table-cell/>
            </table:cell-content-deletion>
            <table:cell-content-deletion table:id="ct316">
              <table:change-track-table-cell office:value-type="string">
                <text:p>-</text:p>
              </table:change-track-table-cell>
            </table:cell-content-deletion>
            <table:cell-content-deletion table:id="ct313">
              <table:change-track-table-cell office:value-type="string">
                <text:p>-</text:p>
              </table:change-track-table-cell>
            </table:cell-content-deletion>
            <table:cell-content-deletion table:id="ct310">
              <table:change-track-table-cell office:value-type="string">
                <text:p>-</text:p>
              </table:change-track-table-cell>
            </table:cell-content-deletion>
            <table:cell-content-deletion table:id="ct307">
              <table:change-track-table-cell office:value-type="string">
                <text:p>-</text:p>
              </table:change-track-table-cell>
            </table:cell-content-deletion>
            <table:cell-content-deletion table:id="ct304">
              <table:change-track-table-cell office:value-type="string">
                <text:p>-</text:p>
              </table:change-track-table-cell>
            </table:cell-content-deletion>
            <table:cell-content-deletion table:id="ct301">
              <table:change-track-table-cell office:value-type="string">
                <text:p>-</text:p>
              </table:change-track-table-cell>
            </table:cell-content-deletion>
            <table:cell-content-deletion table:id="ct298">
              <table:change-track-table-cell office:value-type="string">
                <text:p>-</text:p>
              </table:change-track-table-cell>
            </table:cell-content-deletion>
            <table:cell-content-deletion table:id="ct272">
              <table:change-track-table-cell office:value-type="string">
                <text:p>Flags-&gt;0</text:p>
              </table:change-track-table-cell>
            </table:cell-content-deletion>
            <table:cell-content-deletion table:id="ct391">
              <table:change-track-table-cell table:cell-address="Sheet1.N25" table:formula="of:=IF([.D25]=&quot;Y&quot;; &quot;Y&quot;; &quot;&quot;)" office:value-type="string"/>
            </table:cell-content-deletion>
            <table:cell-content-deletion table:id="ct388">
              <table:change-track-table-cell table:cell-address="Sheet1.N22" table:formula="of:=IF([.D22]=&quot;Y&quot;; &quot;Y&quot;; &quot;&quot;)" office:value-type="string"/>
            </table:cell-content-deletion>
            <table:cell-content-deletion table:id="ct52">
              <table:change-track-table-cell office:value-type="string">
                <text:p>CAN Calculation</text:p>
              </table:change-track-table-cell>
            </table:cell-content-deletion>
          </table:deletions>
          <table:cut-offs>
            <table:movement-cut-off table:id="ct33" table:position="-1"/>
          </table:cut-offs>
        </table:deletion>
        <table:cell-content-change table:id="ct894">
          <table:cell-address table:column="13" table:row="7" table:table="0"/>
          <office:change-info>
            <dc:creator>Mike </dc:creator>
            <dc:date>2011-08-04T12:39:08.83</dc:date>
          </office:change-info>
          <table:previous table:id="ct853">
            <table:change-track-table-cell table:cell-address="Sheet1.N8" table:formula="of:=DEC2HEX(#ref!12*256*16+HEX2DEC(#ref!12)*16+IF(#ref!12=&quot;Y&quot;;8;0)+IF([.D8]=&quot;Y&quot;;0;4)+3;4)" office:value-type="float" office:value="0"/>
          </table:previous>
        </table:cell-content-change>
        <table:cell-content-change table:id="ct895">
          <table:cell-address table:column="13" table:row="8" table:table="0"/>
          <office:change-info>
            <dc:creator>Mike </dc:creator>
            <dc:date>2011-08-04T12:39:13.87</dc:date>
          </office:change-info>
          <table:previous table:id="ct854">
            <table:change-track-table-cell table:cell-address="Sheet1.N9" table:formula="of:=DEC2HEX(#ref!13*256*16+HEX2DEC(#ref!13)*16+IF(#ref!13=&quot;Y&quot;;8;0)+IF([.D9]=&quot;Y&quot;;0;4)+3;4)" office:value-type="float" office:value="0"/>
          </table:previous>
        </table:cell-content-change>
        <table:cell-content-change table:id="ct896">
          <table:cell-address table:column="13" table:row="9" table:table="0"/>
          <office:change-info>
            <dc:creator>Mike </dc:creator>
            <dc:date>2011-08-04T12:39:13.87</dc:date>
          </office:change-info>
          <table:previous table:id="ct855">
            <table:change-track-table-cell table:cell-address="Sheet1.N10" table:formula="of:=DEC2HEX(#ref!14*256*16+HEX2DEC(#ref!14)*16+IF(#ref!14=&quot;Y&quot;;8;0)+IF([.D10]=&quot;Y&quot;;0;4)+3;4)" office:value-type="float" office:value="0"/>
          </table:previous>
        </table:cell-content-change>
        <table:cell-content-change table:id="ct897">
          <table:cell-address table:column="13" table:row="10" table:table="0"/>
          <office:change-info>
            <dc:creator>Mike </dc:creator>
            <dc:date>2011-08-04T12:39:13.87</dc:date>
          </office:change-info>
          <table:previous table:id="ct856">
            <table:change-track-table-cell table:cell-address="Sheet1.N11" table:formula="of:=DEC2HEX(#ref!15*256*16+HEX2DEC(#ref!15)*16+IF(#ref!15=&quot;Y&quot;;8;0)+IF([.D11]=&quot;Y&quot;;0;4)+3;4)" office:value-type="float" office:value="0"/>
          </table:previous>
        </table:cell-content-change>
        <table:cell-content-change table:id="ct898">
          <table:cell-address table:column="13" table:row="11" table:table="0"/>
          <office:change-info>
            <dc:creator>Mike </dc:creator>
            <dc:date>2011-08-04T12:39:13.87</dc:date>
          </office:change-info>
          <table:previous table:id="ct857">
            <table:change-track-table-cell table:cell-address="Sheet1.N12" table:formula="of:=DEC2HEX(#ref!16*256*16+HEX2DEC(#ref!16)*16+IF(#ref!16=&quot;Y&quot;;8;0)+IF([.D12]=&quot;Y&quot;;0;4)+3;4)" office:value-type="float" office:value="0"/>
          </table:previous>
        </table:cell-content-change>
        <table:cell-content-change table:id="ct899">
          <table:cell-address table:column="13" table:row="12" table:table="0"/>
          <office:change-info>
            <dc:creator>Mike </dc:creator>
            <dc:date>2011-08-04T12:39:13.87</dc:date>
          </office:change-info>
          <table:previous table:id="ct858">
            <table:change-track-table-cell table:cell-address="Sheet1.N13" table:formula="of:=DEC2HEX(#ref!17*256*16+HEX2DEC(#ref!17)*16+IF(#ref!17=&quot;Y&quot;;8;0)+IF([.D13]=&quot;Y&quot;;0;4)+3;4)" office:value-type="float" office:value="0"/>
          </table:previous>
        </table:cell-content-change>
        <table:cell-content-change table:id="ct900">
          <table:cell-address table:column="13" table:row="13" table:table="0"/>
          <office:change-info>
            <dc:creator>Mike </dc:creator>
            <dc:date>2011-08-04T12:39:13.87</dc:date>
          </office:change-info>
          <table:previous table:id="ct859">
            <table:change-track-table-cell table:cell-address="Sheet1.N14" table:formula="of:=DEC2HEX(#ref!18*256*16+HEX2DEC(#ref!18)*16+IF(#ref!18=&quot;Y&quot;;8;0)+IF([.D14]=&quot;Y&quot;;0;4)+3;4)" office:value-type="float" office:value="0"/>
          </table:previous>
        </table:cell-content-change>
        <table:cell-content-change table:id="ct901">
          <table:cell-address table:column="13" table:row="14" table:table="0"/>
          <office:change-info>
            <dc:creator>Mike </dc:creator>
            <dc:date>2011-08-04T12:39:13.87</dc:date>
          </office:change-info>
          <table:previous table:id="ct860">
            <table:change-track-table-cell table:cell-address="Sheet1.N15" table:formula="of:=DEC2HEX(#ref!19*256*16+HEX2DEC(#ref!19)*16+IF(#ref!19=&quot;Y&quot;;8;0)+IF([.D15]=&quot;Y&quot;;0;4)+3;4)" office:value-type="float" office:value="0"/>
          </table:previous>
        </table:cell-content-change>
        <table:cell-content-change table:id="ct902">
          <table:cell-address table:column="13" table:row="15" table:table="0"/>
          <office:change-info>
            <dc:creator>Mike </dc:creator>
            <dc:date>2011-08-04T12:39:13.87</dc:date>
          </office:change-info>
          <table:previous table:id="ct861">
            <table:change-track-table-cell table:cell-address="Sheet1.N16" table:formula="of:=DEC2HEX(#ref!20*256*16+HEX2DEC(#ref!20)*16+IF(#ref!20=&quot;Y&quot;;8;0)+IF([.D16]=&quot;Y&quot;;0;4)+3;4)" office:value-type="float" office:value="0"/>
          </table:previous>
        </table:cell-content-change>
        <table:cell-content-change table:id="ct903">
          <table:cell-address table:column="13" table:row="16" table:table="0"/>
          <office:change-info>
            <dc:creator>Mike </dc:creator>
            <dc:date>2011-08-04T12:39:13.87</dc:date>
          </office:change-info>
          <table:previous table:id="ct862">
            <table:change-track-table-cell table:cell-address="Sheet1.N17" table:formula="of:=DEC2HEX(#ref!21*256*16+HEX2DEC(#ref!21)*16+IF(#ref!21=&quot;Y&quot;;8;0)+IF([.D17]=&quot;Y&quot;;0;4)+3;4)" office:value-type="float" office:value="0"/>
          </table:previous>
        </table:cell-content-change>
        <table:cell-content-change table:id="ct904">
          <table:cell-address table:column="13" table:row="17" table:table="0"/>
          <office:change-info>
            <dc:creator>Mike </dc:creator>
            <dc:date>2011-08-04T12:39:13.87</dc:date>
          </office:change-info>
          <table:previous table:id="ct863">
            <table:change-track-table-cell table:cell-address="Sheet1.N18" table:formula="of:=DEC2HEX(#ref!22*256*16+HEX2DEC(#ref!22)*16+IF(#ref!22=&quot;Y&quot;;8;0)+IF([.D18]=&quot;Y&quot;;0;4)+3;4)" office:value-type="float" office:value="0"/>
          </table:previous>
        </table:cell-content-change>
        <table:cell-content-change table:id="ct905">
          <table:cell-address table:column="13" table:row="18" table:table="0"/>
          <office:change-info>
            <dc:creator>Mike </dc:creator>
            <dc:date>2011-08-04T12:39:13.87</dc:date>
          </office:change-info>
          <table:previous table:id="ct864">
            <table:change-track-table-cell table:cell-address="Sheet1.N19" table:formula="of:=DEC2HEX(#ref!23*256*16+HEX2DEC(#ref!23)*16+IF(#ref!23=&quot;Y&quot;;8;0)+IF([.D19]=&quot;Y&quot;;0;4)+3;4)" office:value-type="float" office:value="0"/>
          </table:previous>
        </table:cell-content-change>
        <table:cell-content-change table:id="ct906">
          <table:cell-address table:column="13" table:row="19" table:table="0"/>
          <office:change-info>
            <dc:creator>Mike </dc:creator>
            <dc:date>2011-08-04T12:39:13.87</dc:date>
          </office:change-info>
          <table:previous table:id="ct865">
            <table:change-track-table-cell table:cell-address="Sheet1.N20" table:formula="of:=DEC2HEX(#ref!24*256*16+HEX2DEC(#ref!24)*16+IF(#ref!24=&quot;Y&quot;;8;0)+IF([.D20]=&quot;Y&quot;;0;4)+3;4)" office:value-type="float" office:value="0"/>
          </table:previous>
        </table:cell-content-change>
        <table:cell-content-change table:id="ct907">
          <table:cell-address table:column="13" table:row="20" table:table="0"/>
          <office:change-info>
            <dc:creator>Mike </dc:creator>
            <dc:date>2011-08-04T12:39:13.87</dc:date>
          </office:change-info>
          <table:previous table:id="ct866">
            <table:change-track-table-cell table:cell-address="Sheet1.N21" table:formula="of:=DEC2HEX(#ref!25*256*16+HEX2DEC(#ref!25)*16+IF(#ref!25=&quot;Y&quot;;8;0)+IF([.D21]=&quot;Y&quot;;0;4)+3;4)" office:value-type="float" office:value="0"/>
          </table:previous>
        </table:cell-content-change>
        <table:cell-content-change table:id="ct908">
          <table:cell-address table:column="13" table:row="21" table:table="0"/>
          <office:change-info>
            <dc:creator>Mike </dc:creator>
            <dc:date>2011-08-04T12:39:13.87</dc:date>
          </office:change-info>
          <table:previous table:id="ct852">
            <table:change-track-table-cell table:cell-address="Sheet1.N22" table:formula="of:=DEC2HEX(#ref!26*256*16+HEX2DEC(#ref!26)*16+IF(#ref!26=&quot;Y&quot;;8;0)+IF([.D22]=&quot;Y&quot;;0;4)+3;4)" office:value-type="float" office:value="0"/>
          </table:previous>
        </table:cell-content-change>
        <table:cell-content-change table:id="ct909">
          <table:cell-address table:column="13" table:row="22" table:table="0"/>
          <office:change-info>
            <dc:creator>Mike </dc:creator>
            <dc:date>2011-08-04T12:39:13.87</dc:date>
          </office:change-info>
          <table:previous table:id="ct867">
            <table:change-track-table-cell table:cell-address="Sheet1.N23" table:formula="of:=DEC2HEX(#ref!27*256*16+HEX2DEC(#ref!27)*16+IF(#ref!27=&quot;Y&quot;;8;0)+IF([.D23]=&quot;Y&quot;;0;4)+3;4)" office:value-type="float" office:value="0"/>
          </table:previous>
        </table:cell-content-change>
        <table:cell-content-change table:id="ct910">
          <table:cell-address table:column="13" table:row="22" table:table="0"/>
          <office:change-info>
            <dc:creator>Mike </dc:creator>
            <dc:date>2011-08-04T12:39:13.87</dc:date>
          </office:change-info>
          <table:previous table:id="ct868">
            <table:change-track-table-cell table:cell-address="Sheet1.N23" table:formula="of:=DEC2HEX(#ref!27*256*16+HEX2DEC(#ref!27)*16+IF(#ref!27=&quot;Y&quot;;8;0)+IF([.D23]=&quot;Y&quot;;0;4)+3;4)" office:value-type="float" office:value="0"/>
          </table:previous>
        </table:cell-content-change>
        <table:cell-content-change table:id="ct911">
          <table:cell-address table:column="13" table:row="23" table:table="0"/>
          <office:change-info>
            <dc:creator>Mike </dc:creator>
            <dc:date>2011-08-04T12:39:13.87</dc:date>
          </office:change-info>
          <table:previous table:id="ct869">
            <table:change-track-table-cell table:cell-address="Sheet1.N24" table:formula="of:=DEC2HEX(#ref!28*256*16+HEX2DEC(#ref!28)*16+IF(#ref!28=&quot;Y&quot;;8;0)+IF([.D24]=&quot;Y&quot;;0;4)+3;4)" office:value-type="float" office:value="0"/>
          </table:previous>
        </table:cell-content-change>
        <table:cell-content-change table:id="ct912">
          <table:cell-address table:column="13" table:row="24" table:table="0"/>
          <office:change-info>
            <dc:creator>Mike </dc:creator>
            <dc:date>2011-08-04T12:39:13.87</dc:date>
          </office:change-info>
          <table:previous table:id="ct870">
            <table:change-track-table-cell table:cell-address="Sheet1.N25" table:formula="of:=DEC2HEX(#ref!29*256*16+HEX2DEC(#ref!29)*16+IF(#ref!29=&quot;Y&quot;;8;0)+IF([.D25]=&quot;Y&quot;;0;4)+3;4)" office:value-type="float" office:value="0"/>
          </table:previous>
        </table:cell-content-change>
        <table:cell-content-change table:id="ct913">
          <table:cell-address table:column="13" table:row="25" table:table="0"/>
          <office:change-info>
            <dc:creator>Mike </dc:creator>
            <dc:date>2011-08-04T12:39:13.87</dc:date>
          </office:change-info>
          <table:previous table:id="ct871">
            <table:change-track-table-cell table:cell-address="Sheet1.N26" table:formula="of:=DEC2HEX(#ref!30*256*16+HEX2DEC(#ref!30)*16+IF(#ref!30=&quot;Y&quot;;8;0)+IF([.D26]=&quot;Y&quot;;0;4)+3;4)" office:value-type="float" office:value="0"/>
          </table:previous>
        </table:cell-content-change>
        <table:cell-content-change table:id="ct914">
          <table:cell-address table:column="13" table:row="26" table:table="0"/>
          <office:change-info>
            <dc:creator>Mike </dc:creator>
            <dc:date>2011-08-04T12:39:13.87</dc:date>
          </office:change-info>
          <table:previous table:id="ct872">
            <table:change-track-table-cell table:cell-address="Sheet1.N27" table:formula="of:=DEC2HEX(#ref!31*256*16+HEX2DEC(#ref!31)*16+IF(#ref!31=&quot;Y&quot;;8;0)+IF([.D27]=&quot;Y&quot;;0;4)+3;4)" office:value-type="float" office:value="0"/>
          </table:previous>
        </table:cell-content-change>
        <table:cell-content-change table:id="ct915">
          <table:cell-address table:column="13" table:row="27" table:table="0"/>
          <office:change-info>
            <dc:creator>Mike </dc:creator>
            <dc:date>2011-08-04T12:39:13.87</dc:date>
          </office:change-info>
          <table:previous table:id="ct873">
            <table:change-track-table-cell table:cell-address="Sheet1.N28" table:formula="of:=DEC2HEX(#ref!32*256*16+HEX2DEC(#ref!32)*16+IF(#ref!32=&quot;Y&quot;;8;0)+IF([.D28]=&quot;Y&quot;;0;4)+3;4)" office:value-type="float" office:value="0"/>
          </table:previous>
        </table:cell-content-change>
        <table:cell-content-change table:id="ct916">
          <table:cell-address table:column="13" table:row="28" table:table="0"/>
          <office:change-info>
            <dc:creator>Mike </dc:creator>
            <dc:date>2011-08-04T12:39:13.87</dc:date>
          </office:change-info>
          <table:previous table:id="ct874">
            <table:change-track-table-cell table:cell-address="Sheet1.N29" table:formula="of:=DEC2HEX(#ref!33*256*16+HEX2DEC(#ref!33)*16+IF(#ref!33=&quot;Y&quot;;8;0)+IF([.D29]=&quot;Y&quot;;0;4)+3;4)" office:value-type="float" office:value="0"/>
          </table:previous>
        </table:cell-content-change>
        <table:cell-content-change table:id="ct917">
          <table:cell-address table:column="13" table:row="29" table:table="0"/>
          <office:change-info>
            <dc:creator>Mike </dc:creator>
            <dc:date>2011-08-04T12:39:13.87</dc:date>
          </office:change-info>
          <table:previous table:id="ct875">
            <table:change-track-table-cell table:cell-address="Sheet1.N30" table:formula="of:=DEC2HEX(#ref!34*256*16+HEX2DEC(#ref!34)*16+IF(#ref!34=&quot;Y&quot;;8;0)+IF([.D30]=&quot;Y&quot;;0;4)+3;4)" office:value-type="float" office:value="0"/>
          </table:previous>
        </table:cell-content-change>
        <table:cell-content-change table:id="ct918">
          <table:cell-address table:column="13" table:row="35" table:table="0"/>
          <office:change-info>
            <dc:creator>Mike </dc:creator>
            <dc:date>2011-08-04T12:39:13.87</dc:date>
          </office:change-info>
          <table:previous table:id="ct876">
            <table:change-track-table-cell table:cell-address="Sheet1.N36" table:formula="of:=DEC2HEX(#ref!35*256*16+HEX2DEC(#ref!35)*16+IF(#ref!35=&quot;Y&quot;;8;0)+IF([.D36]=&quot;Y&quot;;0;4)+3;4)" office:value-type="float" office:value="0"/>
          </table:previous>
        </table:cell-content-change>
        <table:cell-content-change table:id="ct919">
          <table:cell-address table:column="13" table:row="36" table:table="0"/>
          <office:change-info>
            <dc:creator>Mike </dc:creator>
            <dc:date>2011-08-04T12:39:13.87</dc:date>
          </office:change-info>
          <table:previous table:id="ct877">
            <table:change-track-table-cell table:cell-address="Sheet1.N37" table:formula="of:=DEC2HEX(#ref!36*256*16+HEX2DEC(#ref!36)*16+IF(#ref!36=&quot;Y&quot;;8;0)+IF([.D37]=&quot;Y&quot;;0;4)+3;4)" office:value-type="float" office:value="0"/>
          </table:previous>
        </table:cell-content-change>
        <table:cell-content-change table:id="ct920">
          <table:cell-address table:column="13" table:row="37" table:table="0"/>
          <office:change-info>
            <dc:creator>Mike </dc:creator>
            <dc:date>2011-08-04T12:39:13.87</dc:date>
          </office:change-info>
          <table:previous table:id="ct878">
            <table:change-track-table-cell table:cell-address="Sheet1.N38" table:formula="of:=DEC2HEX(#ref!37*256*16+HEX2DEC(#ref!37)*16+IF(#ref!37=&quot;Y&quot;;8;0)+IF([.D38]=&quot;Y&quot;;0;4)+3;4)" office:value-type="float" office:value="0"/>
          </table:previous>
        </table:cell-content-change>
        <table:cell-content-change table:id="ct921">
          <table:cell-address table:column="13" table:row="38" table:table="0"/>
          <office:change-info>
            <dc:creator>Mike </dc:creator>
            <dc:date>2011-08-04T12:39:13.87</dc:date>
          </office:change-info>
          <table:previous table:id="ct879">
            <table:change-track-table-cell table:cell-address="Sheet1.N39" table:formula="of:=DEC2HEX(#ref!38*256*16+HEX2DEC(#ref!38)*16+IF(#ref!38=&quot;Y&quot;;8;0)+IF([.D39]=&quot;Y&quot;;0;4)+3;4)" office:value-type="float" office:value="0"/>
          </table:previous>
        </table:cell-content-change>
        <table:cell-content-change table:id="ct922">
          <table:cell-address table:column="13" table:row="38" table:table="0"/>
          <office:change-info>
            <dc:creator>Mike </dc:creator>
            <dc:date>2011-08-04T12:39:13.87</dc:date>
          </office:change-info>
          <table:previous table:id="ct880">
            <table:change-track-table-cell table:cell-address="Sheet1.N39" table:formula="of:=DEC2HEX(#ref!39*256*16+HEX2DEC(#ref!39)*16+IF(#ref!39=&quot;Y&quot;;8;0)+IF([.D39]=&quot;Y&quot;;0;4)+3;4)" office:value-type="float" office:value="0"/>
          </table:previous>
        </table:cell-content-change>
        <table:cell-content-change table:id="ct923">
          <table:cell-address table:column="13" table:row="39" table:table="0"/>
          <office:change-info>
            <dc:creator>Mike </dc:creator>
            <dc:date>2011-08-04T12:39:13.87</dc:date>
          </office:change-info>
          <table:previous table:id="ct881">
            <table:change-track-table-cell table:cell-address="Sheet1.N40" table:formula="of:=DEC2HEX(#ref!40*256*16+HEX2DEC(#ref!40)*16+IF(#ref!40=&quot;Y&quot;;8;0)+IF([.D40]=&quot;Y&quot;;0;4)+3;4)" office:value-type="float" office:value="0"/>
          </table:previous>
        </table:cell-content-change>
        <table:cell-content-change table:id="ct924">
          <table:cell-address table:column="13" table:row="40" table:table="0"/>
          <office:change-info>
            <dc:creator>Mike </dc:creator>
            <dc:date>2011-08-04T12:39:13.87</dc:date>
          </office:change-info>
          <table:previous table:id="ct882">
            <table:change-track-table-cell table:cell-address="Sheet1.N41" table:formula="of:=DEC2HEX(#ref!41*256*16+HEX2DEC(#ref!41)*16+IF(#ref!41=&quot;Y&quot;;8;0)+IF([.D41]=&quot;Y&quot;;0;4)+3;4)" office:value-type="float" office:value="0"/>
          </table:previous>
        </table:cell-content-change>
        <table:cell-content-change table:id="ct925">
          <table:cell-address table:column="13" table:row="41" table:table="0"/>
          <office:change-info>
            <dc:creator>Mike </dc:creator>
            <dc:date>2011-08-04T12:39:13.87</dc:date>
          </office:change-info>
          <table:previous table:id="ct883">
            <table:change-track-table-cell table:cell-address="Sheet1.N42" table:formula="of:=DEC2HEX(#ref!42*256*16+HEX2DEC(#ref!42)*16+IF(#ref!42=&quot;Y&quot;;8;0)+IF([.D42]=&quot;Y&quot;;0;4)+3;4)" office:value-type="float" office:value="0"/>
          </table:previous>
        </table:cell-content-change>
        <table:cell-content-change table:id="ct926">
          <table:cell-address table:column="13" table:row="42" table:table="0"/>
          <office:change-info>
            <dc:creator>Mike </dc:creator>
            <dc:date>2011-08-04T12:39:13.87</dc:date>
          </office:change-info>
          <table:previous table:id="ct884">
            <table:change-track-table-cell table:cell-address="Sheet1.N43" table:formula="of:=DEC2HEX(#ref!43*256*16+HEX2DEC(#ref!43)*16+IF(#ref!43=&quot;Y&quot;;8;0)+IF([.D43]=&quot;Y&quot;;0;4)+3;4)" office:value-type="float" office:value="0"/>
          </table:previous>
        </table:cell-content-change>
        <table:cell-content-change table:id="ct927">
          <table:cell-address table:column="13" table:row="43" table:table="0"/>
          <office:change-info>
            <dc:creator>Mike </dc:creator>
            <dc:date>2011-08-04T12:39:13.87</dc:date>
          </office:change-info>
          <table:previous table:id="ct885">
            <table:change-track-table-cell table:cell-address="Sheet1.N44" table:formula="of:=DEC2HEX(#ref!44*256*16+HEX2DEC(#ref!44)*16+IF(#ref!44=&quot;Y&quot;;8;0)+IF([.D44]=&quot;Y&quot;;0;4)+3;4)" office:value-type="float" office:value="0"/>
          </table:previous>
        </table:cell-content-change>
        <table:cell-content-change table:id="ct928">
          <table:cell-address table:column="13" table:row="44" table:table="0"/>
          <office:change-info>
            <dc:creator>Mike </dc:creator>
            <dc:date>2011-08-04T12:39:13.87</dc:date>
          </office:change-info>
          <table:previous table:id="ct886">
            <table:change-track-table-cell table:cell-address="Sheet1.N45" table:formula="of:=DEC2HEX(#ref!45*256*16+HEX2DEC(#ref!45)*16+IF(#ref!45=&quot;Y&quot;;8;0)+IF([.D45]=&quot;Y&quot;;0;4)+3;4)" office:value-type="float" office:value="0"/>
          </table:previous>
        </table:cell-content-change>
        <table:cell-content-change table:id="ct929">
          <table:cell-address table:column="13" table:row="45" table:table="0"/>
          <office:change-info>
            <dc:creator>Mike </dc:creator>
            <dc:date>2011-08-04T12:39:13.87</dc:date>
          </office:change-info>
          <table:previous table:id="ct887">
            <table:change-track-table-cell table:cell-address="Sheet1.N46" table:formula="of:=DEC2HEX(#ref!46*256*16+HEX2DEC(#ref!46)*16+IF(#ref!46=&quot;Y&quot;;8;0)+IF([.D46]=&quot;Y&quot;;0;4)+3;4)" office:value-type="float" office:value="0"/>
          </table:previous>
        </table:cell-content-change>
        <table:cell-content-change table:id="ct930">
          <table:cell-address table:column="13" table:row="46" table:table="0"/>
          <office:change-info>
            <dc:creator>Mike </dc:creator>
            <dc:date>2011-08-04T12:39:13.87</dc:date>
          </office:change-info>
          <table:previous table:id="ct888">
            <table:change-track-table-cell table:cell-address="Sheet1.N47" table:formula="of:=DEC2HEX(#ref!47*256*16+HEX2DEC(#ref!47)*16+IF(#ref!47=&quot;Y&quot;;8;0)+IF([.D47]=&quot;Y&quot;;0;4)+3;4)" office:value-type="float" office:value="0"/>
          </table:previous>
        </table:cell-content-change>
        <table:cell-content-change table:id="ct931">
          <table:cell-address table:column="13" table:row="47" table:table="0"/>
          <office:change-info>
            <dc:creator>Mike </dc:creator>
            <dc:date>2011-08-04T12:39:13.87</dc:date>
          </office:change-info>
          <table:previous table:id="ct889">
            <table:change-track-table-cell table:cell-address="Sheet1.N48" table:formula="of:=DEC2HEX(#ref!48*256*16+HEX2DEC(#ref!48)*16+IF(#ref!48=&quot;Y&quot;;8;0)+IF([.D48]=&quot;Y&quot;;0;4)+3;4)" office:value-type="float" office:value="0"/>
          </table:previous>
        </table:cell-content-change>
        <table:cell-content-change table:id="ct932">
          <table:cell-address table:column="13" table:row="48" table:table="0"/>
          <office:change-info>
            <dc:creator>Mike </dc:creator>
            <dc:date>2011-08-04T12:39:13.87</dc:date>
          </office:change-info>
          <table:previous table:id="ct890">
            <table:change-track-table-cell table:cell-address="Sheet1.N49" table:formula="of:=DEC2HEX(#ref!49*256*16+HEX2DEC(#ref!49)*16+IF(#ref!49=&quot;Y&quot;;8;0)+IF([.D49]=&quot;Y&quot;;0;4)+3;4)" office:value-type="float" office:value="0"/>
          </table:previous>
        </table:cell-content-change>
        <table:cell-content-change table:id="ct933">
          <table:cell-address table:column="13" table:row="49" table:table="0"/>
          <office:change-info>
            <dc:creator>Mike </dc:creator>
            <dc:date>2011-08-04T12:39:13.87</dc:date>
          </office:change-info>
          <table:previous table:id="ct891">
            <table:change-track-table-cell table:cell-address="Sheet1.N50" table:formula="of:=DEC2HEX(#ref!50*256*16+HEX2DEC(#ref!50)*16+IF(#ref!50=&quot;Y&quot;;8;0)+IF([.D50]=&quot;Y&quot;;0;4)+3;4)" office:value-type="float" office:value="0"/>
          </table:previous>
        </table:cell-content-change>
        <table:cell-content-change table:id="ct934">
          <table:cell-address table:column="13" table:row="50" table:table="0"/>
          <office:change-info>
            <dc:creator>Mike </dc:creator>
            <dc:date>2011-08-04T12:39:13.87</dc:date>
          </office:change-info>
          <table:previous table:id="ct892">
            <table:change-track-table-cell table:cell-address="Sheet1.N51" table:formula="of:=DEC2HEX(#ref!51*256*16+HEX2DEC(#ref!51)*16+IF(#ref!51=&quot;Y&quot;;8;0)+IF([.D51]=&quot;Y&quot;;0;4)+3;4)" office:value-type="float" office:value="0"/>
          </table:previous>
        </table:cell-content-change>
        <table:deletion table:id="ct935" table:type="column" table:position="13" table:table="0">
          <office:change-info>
            <dc:creator>Mike </dc:creator>
            <dc:date>2011-08-04T12:39:21.74</dc:date>
          </office:change-info>
          <table:deletions>
            <table:cell-content-deletion>
              <table:cell-address table:column="13" table:row="2" table:table="0"/>
              <table:change-track-table-cell office:value-type="string">
                <text:p>1 bit</text:p>
              </table:change-track-table-cell>
            </table:cell-content-deletion>
            <table:cell-content-deletion>
              <table:cell-address table:column="13" table:row="2" table:table="0"/>
              <table:change-track-table-cell office:value-type="string">
                <text:p>Flag bit A</text:p>
              </table:change-track-table-cell>
            </table:cell-content-deletion>
            <table:cell-content-deletion table:id="ct339">
              <table:change-track-table-cell office:value-type="string">
                <text:p>-</text:p>
              </table:change-track-table-cell>
            </table:cell-content-deletion>
            <table:cell-content-deletion table:id="ct338">
              <table:change-track-table-cell office:value-type="string">
                <text:p>-</text:p>
              </table:change-track-table-cell>
            </table:cell-content-deletion>
            <table:cell-content-deletion table:id="ct337">
              <table:change-track-table-cell office:value-type="string">
                <text:p>-</text:p>
              </table:change-track-table-cell>
            </table:cell-content-deletion>
            <table:cell-content-deletion table:id="ct336">
              <table:change-track-table-cell office:value-type="string">
                <text:p>-</text:p>
              </table:change-track-table-cell>
            </table:cell-content-deletion>
            <table:cell-content-deletion table:id="ct335">
              <table:change-track-table-cell office:value-type="string">
                <text:p>-</text:p>
              </table:change-track-table-cell>
            </table:cell-content-deletion>
            <table:cell-content-deletion table:id="ct333">
              <table:change-track-table-cell office:value-type="string">
                <text:p>-</text:p>
              </table:change-track-table-cell>
            </table:cell-content-deletion>
            <table:cell-content-deletion table:id="ct332">
              <table:change-track-table-cell office:value-type="string">
                <text:p>-</text:p>
              </table:change-track-table-cell>
            </table:cell-content-deletion>
            <table:cell-content-deletion table:id="ct334">
              <table:change-track-table-cell office:value-type="string">
                <text:p>-</text:p>
              </table:change-track-table-cell>
            </table:cell-content-deletion>
            <table:cell-content-deletion table:id="ct429">
              <table:change-track-table-cell table:cell-address="Sheet1.N29" table:formula="of:=IF([.C29]=&quot;Y&quot;; &quot;Y&quot;; &quot;&quot;)" office:value-type="string">
                <text:p>Y</text:p>
              </table:change-track-table-cell>
            </table:cell-content-deletion>
            <table:cell-content-deletion table:id="ct428">
              <table:change-track-table-cell table:cell-address="Sheet1.N28" table:formula="of:=IF([.C28]=&quot;Y&quot;; &quot;Y&quot;; &quot;&quot;)" office:value-type="string">
                <text:p>Y</text:p>
              </table:change-track-table-cell>
            </table:cell-content-deletion>
            <table:cell-content-deletion table:id="ct427">
              <table:change-track-table-cell table:cell-address="Sheet1.N27" table:formula="of:=IF([.C27]=&quot;Y&quot;; &quot;Y&quot;; &quot;&quot;)" office:value-type="string"/>
            </table:cell-content-deletion>
            <table:cell-content-deletion table:id="ct292">
              <table:change-track-table-cell office:value-type="string">
                <text:p>-</text:p>
              </table:change-track-table-cell>
            </table:cell-content-deletion>
            <table:cell-content-deletion table:id="ct425">
              <table:change-track-table-cell table:cell-address="Sheet1.N24" table:formula="of:=IF([.C24]=&quot;Y&quot;; &quot;Y&quot;; &quot;&quot;)" office:value-type="string">
                <text:p>Y</text:p>
              </table:change-track-table-cell>
            </table:cell-content-deletion>
            <table:cell-content-deletion table:id="ct424">
              <table:change-track-table-cell table:cell-address="Sheet1.N23" table:formula="of:=IF([.C23]=&quot;Y&quot;; &quot;Y&quot;; &quot;&quot;)" office:value-type="string">
                <text:p>Y</text:p>
              </table:change-track-table-cell>
            </table:cell-content-deletion>
            <table:cell-content-deletion table:id="ct422">
              <table:change-track-table-cell table:cell-address="Sheet1.N21" table:formula="of:=IF([.C21]=&quot;Y&quot;; &quot;Y&quot;; &quot;&quot;)" office:value-type="string">
                <text:p>Y</text:p>
              </table:change-track-table-cell>
            </table:cell-content-deletion>
            <table:cell-content-deletion table:id="ct421">
              <table:change-track-table-cell table:cell-address="Sheet1.N20" table:formula="of:=IF([.C20]=&quot;Y&quot;; &quot;Y&quot;; &quot;&quot;)" office:value-type="string">
                <text:p>Y</text:p>
              </table:change-track-table-cell>
            </table:cell-content-deletion>
            <table:cell-content-deletion table:id="ct293">
              <table:change-track-table-cell office:value-type="string">
                <text:p>-</text:p>
              </table:change-track-table-cell>
            </table:cell-content-deletion>
            <table:cell-content-deletion table:id="ct294">
              <table:change-track-table-cell office:value-type="string">
                <text:p>-</text:p>
              </table:change-track-table-cell>
            </table:cell-content-deletion>
            <table:cell-content-deletion table:id="ct295">
              <table:change-track-table-cell office:value-type="string">
                <text:p>-</text:p>
              </table:change-track-table-cell>
            </table:cell-content-deletion>
            <table:cell-content-deletion table:id="ct296">
              <table:change-track-table-cell office:value-type="string">
                <text:p>-</text:p>
              </table:change-track-table-cell>
            </table:cell-content-deletion>
            <table:cell-content-deletion table:id="ct420">
              <table:change-track-table-cell table:cell-address="Sheet1.N11" table:formula="of:=IF([.C11]=&quot;Y&quot;; &quot;Y&quot;; &quot;&quot;)" office:value-type="string"/>
            </table:cell-content-deletion>
            <table:cell-content-deletion table:id="ct419">
              <table:change-track-table-cell table:cell-address="Sheet1.N10" table:formula="of:=IF([.C10]=&quot;Y&quot;; &quot;Y&quot;; &quot;&quot;)" office:value-type="string"/>
            </table:cell-content-deletion>
            <table:cell-content-deletion table:id="ct297">
              <table:change-track-table-cell office:value-type="string">
                <text:p>-</text:p>
              </table:change-track-table-cell>
            </table:cell-content-deletion>
            <table:cell-content-deletion table:id="ct271">
              <table:change-track-table-cell office:value-type="string">
                <text:p>EID-&gt;1</text:p>
              </table:change-track-table-cell>
            </table:cell-content-deletion>
            <table:cell-content-deletion table:id="ct426">
              <table:change-track-table-cell table:cell-address="Sheet1.N25" table:formula="of:=IF([.C25]=&quot;Y&quot;; &quot;Y&quot;; &quot;&quot;)" office:value-type="string">
                <text:p>Y</text:p>
              </table:change-track-table-cell>
            </table:cell-content-deletion>
            <table:cell-content-deletion table:id="ct423">
              <table:change-track-table-cell table:cell-address="Sheet1.N22" table:formula="of:=IF([.C22]=&quot;Y&quot;; &quot;Y&quot;; &quot;&quot;)" office:value-type="string">
                <text:p>Y</text:p>
              </table:change-track-table-cell>
            </table:cell-content-deletion>
            <table:cell-content-deletion table:id="ct418">
              <table:change-track-table-cell table:cell-address="Sheet1.N8" table:formula="of:=IF([.C8]=&quot;Y&quot;; &quot;Y&quot;; &quot;&quot;)" office:value-type="string"/>
            </table:cell-content-deletion>
            <table:change-deletion table:id="ct33"/>
          </table:deletions>
        </table:deletion>
        <table:cell-content-change table:id="ct936">
          <table:cell-address table:column="13" table:row="7" table:table="0"/>
          <office:change-info>
            <dc:creator>Mike </dc:creator>
            <dc:date>2011-08-04T12:39:58.72</dc:date>
          </office:change-info>
          <table:previous table:id="ct894">
            <table:change-track-table-cell table:cell-address="Sheet1.N8" table:formula="of:=DEC2HEX(#ref!12*256*16+HEX2DEC(#ref!12)*16+IF([.C8]=&quot;Y&quot;;8;0)+IF([.D8]=&quot;Y&quot;;0;4)+3;4)" office:value-type="float" office:value="0"/>
          </table:previous>
        </table:cell-content-change>
        <table:cell-content-change table:id="ct937">
          <table:cell-address table:column="13" table:row="8" table:table="0"/>
          <office:change-info>
            <dc:creator>Mike </dc:creator>
            <dc:date>2011-08-04T12:40:04.72</dc:date>
          </office:change-info>
          <table:previous table:id="ct895">
            <table:change-track-table-cell table:cell-address="Sheet1.N9" table:formula="of:=DEC2HEX(#ref!13*256*16+HEX2DEC(#ref!13)*16+IF([.C9]=&quot;Y&quot;;8;0)+IF([.D9]=&quot;Y&quot;;0;4)+3;4)" office:value-type="float" office:value="0"/>
          </table:previous>
        </table:cell-content-change>
        <table:cell-content-change table:id="ct938">
          <table:cell-address table:column="13" table:row="9" table:table="0"/>
          <office:change-info>
            <dc:creator>Mike </dc:creator>
            <dc:date>2011-08-04T12:40:04.72</dc:date>
          </office:change-info>
          <table:previous table:id="ct896">
            <table:change-track-table-cell table:cell-address="Sheet1.N10" table:formula="of:=DEC2HEX(#ref!14*256*16+HEX2DEC(#ref!14)*16+IF([.C10]=&quot;Y&quot;;8;0)+IF([.D10]=&quot;Y&quot;;0;4)+3;4)" office:value-type="float" office:value="0"/>
          </table:previous>
        </table:cell-content-change>
        <table:cell-content-change table:id="ct939">
          <table:cell-address table:column="13" table:row="10" table:table="0"/>
          <office:change-info>
            <dc:creator>Mike </dc:creator>
            <dc:date>2011-08-04T12:40:04.72</dc:date>
          </office:change-info>
          <table:previous table:id="ct897">
            <table:change-track-table-cell table:cell-address="Sheet1.N11" table:formula="of:=DEC2HEX(#ref!15*256*16+HEX2DEC(#ref!15)*16+IF([.C11]=&quot;Y&quot;;8;0)+IF([.D11]=&quot;Y&quot;;0;4)+3;4)" office:value-type="float" office:value="0"/>
          </table:previous>
        </table:cell-content-change>
        <table:cell-content-change table:id="ct940">
          <table:cell-address table:column="13" table:row="11" table:table="0"/>
          <office:change-info>
            <dc:creator>Mike </dc:creator>
            <dc:date>2011-08-04T12:40:04.72</dc:date>
          </office:change-info>
          <table:previous table:id="ct898">
            <table:change-track-table-cell table:cell-address="Sheet1.N12" table:formula="of:=DEC2HEX(#ref!16*256*16+HEX2DEC(#ref!16)*16+IF([.C12]=&quot;Y&quot;;8;0)+IF([.D12]=&quot;Y&quot;;0;4)+3;4)" office:value-type="float" office:value="0"/>
          </table:previous>
        </table:cell-content-change>
        <table:cell-content-change table:id="ct941">
          <table:cell-address table:column="13" table:row="12" table:table="0"/>
          <office:change-info>
            <dc:creator>Mike </dc:creator>
            <dc:date>2011-08-04T12:40:04.72</dc:date>
          </office:change-info>
          <table:previous table:id="ct899">
            <table:change-track-table-cell table:cell-address="Sheet1.N13" table:formula="of:=DEC2HEX(#ref!17*256*16+HEX2DEC(#ref!17)*16+IF([.C13]=&quot;Y&quot;;8;0)+IF([.D13]=&quot;Y&quot;;0;4)+3;4)" office:value-type="float" office:value="0"/>
          </table:previous>
        </table:cell-content-change>
        <table:cell-content-change table:id="ct942">
          <table:cell-address table:column="13" table:row="13" table:table="0"/>
          <office:change-info>
            <dc:creator>Mike </dc:creator>
            <dc:date>2011-08-04T12:40:04.72</dc:date>
          </office:change-info>
          <table:previous table:id="ct900">
            <table:change-track-table-cell table:cell-address="Sheet1.N14" table:formula="of:=DEC2HEX(#ref!18*256*16+HEX2DEC(#ref!18)*16+IF([.C14]=&quot;Y&quot;;8;0)+IF([.D14]=&quot;Y&quot;;0;4)+3;4)" office:value-type="float" office:value="0"/>
          </table:previous>
        </table:cell-content-change>
        <table:cell-content-change table:id="ct943">
          <table:cell-address table:column="13" table:row="14" table:table="0"/>
          <office:change-info>
            <dc:creator>Mike </dc:creator>
            <dc:date>2011-08-04T12:40:04.72</dc:date>
          </office:change-info>
          <table:previous table:id="ct901">
            <table:change-track-table-cell table:cell-address="Sheet1.N15" table:formula="of:=DEC2HEX(#ref!19*256*16+HEX2DEC(#ref!19)*16+IF([.C15]=&quot;Y&quot;;8;0)+IF([.D15]=&quot;Y&quot;;0;4)+3;4)" office:value-type="float" office:value="0"/>
          </table:previous>
        </table:cell-content-change>
        <table:cell-content-change table:id="ct944">
          <table:cell-address table:column="13" table:row="15" table:table="0"/>
          <office:change-info>
            <dc:creator>Mike </dc:creator>
            <dc:date>2011-08-04T12:40:04.72</dc:date>
          </office:change-info>
          <table:previous table:id="ct902">
            <table:change-track-table-cell table:cell-address="Sheet1.N16" table:formula="of:=DEC2HEX(#ref!20*256*16+HEX2DEC(#ref!20)*16+IF([.C16]=&quot;Y&quot;;8;0)+IF([.D16]=&quot;Y&quot;;0;4)+3;4)" office:value-type="float" office:value="0"/>
          </table:previous>
        </table:cell-content-change>
        <table:cell-content-change table:id="ct945">
          <table:cell-address table:column="13" table:row="16" table:table="0"/>
          <office:change-info>
            <dc:creator>Mike </dc:creator>
            <dc:date>2011-08-04T12:40:04.72</dc:date>
          </office:change-info>
          <table:previous table:id="ct903">
            <table:change-track-table-cell table:cell-address="Sheet1.N17" table:formula="of:=DEC2HEX(#ref!21*256*16+HEX2DEC(#ref!21)*16+IF([.C17]=&quot;Y&quot;;8;0)+IF([.D17]=&quot;Y&quot;;0;4)+3;4)" office:value-type="float" office:value="0"/>
          </table:previous>
        </table:cell-content-change>
        <table:cell-content-change table:id="ct946">
          <table:cell-address table:column="13" table:row="17" table:table="0"/>
          <office:change-info>
            <dc:creator>Mike </dc:creator>
            <dc:date>2011-08-04T12:40:04.72</dc:date>
          </office:change-info>
          <table:previous table:id="ct904">
            <table:change-track-table-cell table:cell-address="Sheet1.N18" table:formula="of:=DEC2HEX(#ref!22*256*16+HEX2DEC(#ref!22)*16+IF([.C18]=&quot;Y&quot;;8;0)+IF([.D18]=&quot;Y&quot;;0;4)+3;4)" office:value-type="float" office:value="0"/>
          </table:previous>
        </table:cell-content-change>
        <table:cell-content-change table:id="ct947">
          <table:cell-address table:column="13" table:row="18" table:table="0"/>
          <office:change-info>
            <dc:creator>Mike </dc:creator>
            <dc:date>2011-08-04T12:40:04.72</dc:date>
          </office:change-info>
          <table:previous table:id="ct905">
            <table:change-track-table-cell table:cell-address="Sheet1.N19" table:formula="of:=DEC2HEX(#ref!23*256*16+HEX2DEC(#ref!23)*16+IF([.C19]=&quot;Y&quot;;8;0)+IF([.D19]=&quot;Y&quot;;0;4)+3;4)" office:value-type="float" office:value="0"/>
          </table:previous>
        </table:cell-content-change>
        <table:cell-content-change table:id="ct948">
          <table:cell-address table:column="13" table:row="19" table:table="0"/>
          <office:change-info>
            <dc:creator>Mike </dc:creator>
            <dc:date>2011-08-04T12:40:04.72</dc:date>
          </office:change-info>
          <table:previous table:id="ct906">
            <table:change-track-table-cell table:cell-address="Sheet1.N20" table:formula="of:=DEC2HEX(#ref!24*256*16+HEX2DEC(#ref!24)*16+IF([.C20]=&quot;Y&quot;;8;0)+IF([.D20]=&quot;Y&quot;;0;4)+3;4)" office:value-type="float" office:value="0"/>
          </table:previous>
        </table:cell-content-change>
        <table:cell-content-change table:id="ct949">
          <table:cell-address table:column="13" table:row="20" table:table="0"/>
          <office:change-info>
            <dc:creator>Mike </dc:creator>
            <dc:date>2011-08-04T12:40:04.72</dc:date>
          </office:change-info>
          <table:previous table:id="ct907">
            <table:change-track-table-cell table:cell-address="Sheet1.N21" table:formula="of:=DEC2HEX(#ref!25*256*16+HEX2DEC(#ref!25)*16+IF([.C21]=&quot;Y&quot;;8;0)+IF([.D21]=&quot;Y&quot;;0;4)+3;4)" office:value-type="float" office:value="0"/>
          </table:previous>
        </table:cell-content-change>
        <table:cell-content-change table:id="ct950">
          <table:cell-address table:column="13" table:row="21" table:table="0"/>
          <office:change-info>
            <dc:creator>Mike </dc:creator>
            <dc:date>2011-08-04T12:40:04.72</dc:date>
          </office:change-info>
          <table:previous table:id="ct908">
            <table:change-track-table-cell table:cell-address="Sheet1.N22" table:formula="of:=DEC2HEX(#ref!26*256*16+HEX2DEC(#ref!26)*16+IF([.C22]=&quot;Y&quot;;8;0)+IF([.D22]=&quot;Y&quot;;0;4)+3;4)" office:value-type="float" office:value="0"/>
          </table:previous>
        </table:cell-content-change>
        <table:cell-content-change table:id="ct951">
          <table:cell-address table:column="13" table:row="22" table:table="0"/>
          <office:change-info>
            <dc:creator>Mike </dc:creator>
            <dc:date>2011-08-04T12:40:04.72</dc:date>
          </office:change-info>
          <table:previous table:id="ct909">
            <table:change-track-table-cell table:cell-address="Sheet1.N23" table:formula="of:=DEC2HEX(#ref!27*256*16+HEX2DEC(#ref!27)*16+IF([.C23]=&quot;Y&quot;;8;0)+IF([.D23]=&quot;Y&quot;;0;4)+3;4)" office:value-type="float" office:value="0"/>
          </table:previous>
        </table:cell-content-change>
        <table:cell-content-change table:id="ct952">
          <table:cell-address table:column="13" table:row="22" table:table="0"/>
          <office:change-info>
            <dc:creator>Mike </dc:creator>
            <dc:date>2011-08-04T12:40:04.72</dc:date>
          </office:change-info>
          <table:previous table:id="ct910">
            <table:change-track-table-cell table:cell-address="Sheet1.N23" table:formula="of:=DEC2HEX(#ref!27*256*16+HEX2DEC(#ref!27)*16+IF([.C23]=&quot;Y&quot;;8;0)+IF([.D23]=&quot;Y&quot;;0;4)+3;4)" office:value-type="float" office:value="0"/>
          </table:previous>
        </table:cell-content-change>
        <table:cell-content-change table:id="ct953">
          <table:cell-address table:column="13" table:row="23" table:table="0"/>
          <office:change-info>
            <dc:creator>Mike </dc:creator>
            <dc:date>2011-08-04T12:40:04.72</dc:date>
          </office:change-info>
          <table:previous table:id="ct911">
            <table:change-track-table-cell table:cell-address="Sheet1.N24" table:formula="of:=DEC2HEX(#ref!28*256*16+HEX2DEC(#ref!28)*16+IF([.C24]=&quot;Y&quot;;8;0)+IF([.D24]=&quot;Y&quot;;0;4)+3;4)" office:value-type="float" office:value="0"/>
          </table:previous>
        </table:cell-content-change>
        <table:cell-content-change table:id="ct954">
          <table:cell-address table:column="13" table:row="24" table:table="0"/>
          <office:change-info>
            <dc:creator>Mike </dc:creator>
            <dc:date>2011-08-04T12:40:04.72</dc:date>
          </office:change-info>
          <table:previous table:id="ct912">
            <table:change-track-table-cell table:cell-address="Sheet1.N25" table:formula="of:=DEC2HEX(#ref!29*256*16+HEX2DEC(#ref!29)*16+IF([.C25]=&quot;Y&quot;;8;0)+IF([.D25]=&quot;Y&quot;;0;4)+3;4)" office:value-type="float" office:value="0"/>
          </table:previous>
        </table:cell-content-change>
        <table:cell-content-change table:id="ct955">
          <table:cell-address table:column="13" table:row="25" table:table="0"/>
          <office:change-info>
            <dc:creator>Mike </dc:creator>
            <dc:date>2011-08-04T12:40:04.72</dc:date>
          </office:change-info>
          <table:previous table:id="ct913">
            <table:change-track-table-cell table:cell-address="Sheet1.N26" table:formula="of:=DEC2HEX(#ref!30*256*16+HEX2DEC(#ref!30)*16+IF([.C26]=&quot;Y&quot;;8;0)+IF([.D26]=&quot;Y&quot;;0;4)+3;4)" office:value-type="float" office:value="0"/>
          </table:previous>
        </table:cell-content-change>
        <table:cell-content-change table:id="ct956">
          <table:cell-address table:column="13" table:row="26" table:table="0"/>
          <office:change-info>
            <dc:creator>Mike </dc:creator>
            <dc:date>2011-08-04T12:40:04.72</dc:date>
          </office:change-info>
          <table:previous table:id="ct914">
            <table:change-track-table-cell table:cell-address="Sheet1.N27" table:formula="of:=DEC2HEX(#ref!31*256*16+HEX2DEC(#ref!31)*16+IF([.C27]=&quot;Y&quot;;8;0)+IF([.D27]=&quot;Y&quot;;0;4)+3;4)" office:value-type="float" office:value="0"/>
          </table:previous>
        </table:cell-content-change>
        <table:cell-content-change table:id="ct957">
          <table:cell-address table:column="13" table:row="27" table:table="0"/>
          <office:change-info>
            <dc:creator>Mike </dc:creator>
            <dc:date>2011-08-04T12:40:04.72</dc:date>
          </office:change-info>
          <table:previous table:id="ct915">
            <table:change-track-table-cell table:cell-address="Sheet1.N28" table:formula="of:=DEC2HEX(#ref!32*256*16+HEX2DEC(#ref!32)*16+IF([.C28]=&quot;Y&quot;;8;0)+IF([.D28]=&quot;Y&quot;;0;4)+3;4)" office:value-type="float" office:value="0"/>
          </table:previous>
        </table:cell-content-change>
        <table:cell-content-change table:id="ct958">
          <table:cell-address table:column="13" table:row="28" table:table="0"/>
          <office:change-info>
            <dc:creator>Mike </dc:creator>
            <dc:date>2011-08-04T12:40:04.72</dc:date>
          </office:change-info>
          <table:previous table:id="ct916">
            <table:change-track-table-cell table:cell-address="Sheet1.N29" table:formula="of:=DEC2HEX(#ref!33*256*16+HEX2DEC(#ref!33)*16+IF([.C29]=&quot;Y&quot;;8;0)+IF([.D29]=&quot;Y&quot;;0;4)+3;4)" office:value-type="float" office:value="0"/>
          </table:previous>
        </table:cell-content-change>
        <table:cell-content-change table:id="ct959">
          <table:cell-address table:column="13" table:row="29" table:table="0"/>
          <office:change-info>
            <dc:creator>Mike </dc:creator>
            <dc:date>2011-08-04T12:40:04.72</dc:date>
          </office:change-info>
          <table:previous table:id="ct917">
            <table:change-track-table-cell table:cell-address="Sheet1.N30" table:formula="of:=DEC2HEX(#ref!34*256*16+HEX2DEC(#ref!34)*16+IF([.C30]=&quot;Y&quot;;8;0)+IF([.D30]=&quot;Y&quot;;0;4)+3;4)" office:value-type="float" office:value="0"/>
          </table:previous>
        </table:cell-content-change>
        <table:cell-content-change table:id="ct960">
          <table:cell-address table:column="13" table:row="35" table:table="0"/>
          <office:change-info>
            <dc:creator>Mike </dc:creator>
            <dc:date>2011-08-04T12:40:04.72</dc:date>
          </office:change-info>
          <table:previous table:id="ct918">
            <table:change-track-table-cell table:cell-address="Sheet1.N36" table:formula="of:=DEC2HEX(#ref!35*256*16+HEX2DEC(#ref!35)*16+IF([.C36]=&quot;Y&quot;;8;0)+IF([.D36]=&quot;Y&quot;;0;4)+3;4)" office:value-type="float" office:value="0"/>
          </table:previous>
        </table:cell-content-change>
        <table:cell-content-change table:id="ct961">
          <table:cell-address table:column="13" table:row="36" table:table="0"/>
          <office:change-info>
            <dc:creator>Mike </dc:creator>
            <dc:date>2011-08-04T12:40:04.72</dc:date>
          </office:change-info>
          <table:previous table:id="ct919">
            <table:change-track-table-cell table:cell-address="Sheet1.N37" table:formula="of:=DEC2HEX(#ref!36*256*16+HEX2DEC(#ref!36)*16+IF([.C37]=&quot;Y&quot;;8;0)+IF([.D37]=&quot;Y&quot;;0;4)+3;4)" office:value-type="float" office:value="0"/>
          </table:previous>
        </table:cell-content-change>
        <table:cell-content-change table:id="ct962">
          <table:cell-address table:column="13" table:row="37" table:table="0"/>
          <office:change-info>
            <dc:creator>Mike </dc:creator>
            <dc:date>2011-08-04T12:40:04.72</dc:date>
          </office:change-info>
          <table:previous table:id="ct920">
            <table:change-track-table-cell table:cell-address="Sheet1.N38" table:formula="of:=DEC2HEX(#ref!37*256*16+HEX2DEC(#ref!37)*16+IF([.C38]=&quot;Y&quot;;8;0)+IF([.D38]=&quot;Y&quot;;0;4)+3;4)" office:value-type="float" office:value="0"/>
          </table:previous>
        </table:cell-content-change>
        <table:cell-content-change table:id="ct963">
          <table:cell-address table:column="13" table:row="38" table:table="0"/>
          <office:change-info>
            <dc:creator>Mike </dc:creator>
            <dc:date>2011-08-04T12:40:04.72</dc:date>
          </office:change-info>
          <table:previous table:id="ct921">
            <table:change-track-table-cell table:cell-address="Sheet1.N39" table:formula="of:=DEC2HEX(#ref!38*256*16+HEX2DEC(#ref!38)*16+IF([.C39]=&quot;Y&quot;;8;0)+IF([.D39]=&quot;Y&quot;;0;4)+3;4)" office:value-type="float" office:value="0"/>
          </table:previous>
        </table:cell-content-change>
        <table:cell-content-change table:id="ct964">
          <table:cell-address table:column="13" table:row="38" table:table="0"/>
          <office:change-info>
            <dc:creator>Mike </dc:creator>
            <dc:date>2011-08-04T12:40:04.72</dc:date>
          </office:change-info>
          <table:previous table:id="ct922">
            <table:change-track-table-cell table:cell-address="Sheet1.N39" table:formula="of:=DEC2HEX(#ref!39*256*16+HEX2DEC(#ref!39)*16+IF([.C39]=&quot;Y&quot;;8;0)+IF([.D39]=&quot;Y&quot;;0;4)+3;4)" office:value-type="float" office:value="0"/>
          </table:previous>
        </table:cell-content-change>
        <table:cell-content-change table:id="ct965">
          <table:cell-address table:column="13" table:row="39" table:table="0"/>
          <office:change-info>
            <dc:creator>Mike </dc:creator>
            <dc:date>2011-08-04T12:40:04.72</dc:date>
          </office:change-info>
          <table:previous table:id="ct923">
            <table:change-track-table-cell table:cell-address="Sheet1.N40" table:formula="of:=DEC2HEX(#ref!40*256*16+HEX2DEC(#ref!40)*16+IF([.C40]=&quot;Y&quot;;8;0)+IF([.D40]=&quot;Y&quot;;0;4)+3;4)" office:value-type="float" office:value="0"/>
          </table:previous>
        </table:cell-content-change>
        <table:cell-content-change table:id="ct966">
          <table:cell-address table:column="13" table:row="40" table:table="0"/>
          <office:change-info>
            <dc:creator>Mike </dc:creator>
            <dc:date>2011-08-04T12:40:04.72</dc:date>
          </office:change-info>
          <table:previous table:id="ct924">
            <table:change-track-table-cell table:cell-address="Sheet1.N41" table:formula="of:=DEC2HEX(#ref!41*256*16+HEX2DEC(#ref!41)*16+IF([.C41]=&quot;Y&quot;;8;0)+IF([.D41]=&quot;Y&quot;;0;4)+3;4)" office:value-type="float" office:value="0"/>
          </table:previous>
        </table:cell-content-change>
        <table:cell-content-change table:id="ct967">
          <table:cell-address table:column="13" table:row="41" table:table="0"/>
          <office:change-info>
            <dc:creator>Mike </dc:creator>
            <dc:date>2011-08-04T12:40:04.72</dc:date>
          </office:change-info>
          <table:previous table:id="ct925">
            <table:change-track-table-cell table:cell-address="Sheet1.N42" table:formula="of:=DEC2HEX(#ref!42*256*16+HEX2DEC(#ref!42)*16+IF([.C42]=&quot;Y&quot;;8;0)+IF([.D42]=&quot;Y&quot;;0;4)+3;4)" office:value-type="float" office:value="0"/>
          </table:previous>
        </table:cell-content-change>
        <table:cell-content-change table:id="ct968">
          <table:cell-address table:column="13" table:row="42" table:table="0"/>
          <office:change-info>
            <dc:creator>Mike </dc:creator>
            <dc:date>2011-08-04T12:40:04.72</dc:date>
          </office:change-info>
          <table:previous table:id="ct926">
            <table:change-track-table-cell table:cell-address="Sheet1.N43" table:formula="of:=DEC2HEX(#ref!43*256*16+HEX2DEC(#ref!43)*16+IF([.C43]=&quot;Y&quot;;8;0)+IF([.D43]=&quot;Y&quot;;0;4)+3;4)" office:value-type="float" office:value="0"/>
          </table:previous>
        </table:cell-content-change>
        <table:cell-content-change table:id="ct969">
          <table:cell-address table:column="13" table:row="43" table:table="0"/>
          <office:change-info>
            <dc:creator>Mike </dc:creator>
            <dc:date>2011-08-04T12:40:04.72</dc:date>
          </office:change-info>
          <table:previous table:id="ct927">
            <table:change-track-table-cell table:cell-address="Sheet1.N44" table:formula="of:=DEC2HEX(#ref!44*256*16+HEX2DEC(#ref!44)*16+IF([.C44]=&quot;Y&quot;;8;0)+IF([.D44]=&quot;Y&quot;;0;4)+3;4)" office:value-type="float" office:value="0"/>
          </table:previous>
        </table:cell-content-change>
        <table:cell-content-change table:id="ct970">
          <table:cell-address table:column="13" table:row="44" table:table="0"/>
          <office:change-info>
            <dc:creator>Mike </dc:creator>
            <dc:date>2011-08-04T12:40:04.72</dc:date>
          </office:change-info>
          <table:previous table:id="ct928">
            <table:change-track-table-cell table:cell-address="Sheet1.N45" table:formula="of:=DEC2HEX(#ref!45*256*16+HEX2DEC(#ref!45)*16+IF([.C45]=&quot;Y&quot;;8;0)+IF([.D45]=&quot;Y&quot;;0;4)+3;4)" office:value-type="float" office:value="0"/>
          </table:previous>
        </table:cell-content-change>
        <table:cell-content-change table:id="ct971">
          <table:cell-address table:column="13" table:row="45" table:table="0"/>
          <office:change-info>
            <dc:creator>Mike </dc:creator>
            <dc:date>2011-08-04T12:40:04.72</dc:date>
          </office:change-info>
          <table:previous table:id="ct929">
            <table:change-track-table-cell table:cell-address="Sheet1.N46" table:formula="of:=DEC2HEX(#ref!46*256*16+HEX2DEC(#ref!46)*16+IF([.C46]=&quot;Y&quot;;8;0)+IF([.D46]=&quot;Y&quot;;0;4)+3;4)" office:value-type="float" office:value="0"/>
          </table:previous>
        </table:cell-content-change>
        <table:cell-content-change table:id="ct972">
          <table:cell-address table:column="13" table:row="46" table:table="0"/>
          <office:change-info>
            <dc:creator>Mike </dc:creator>
            <dc:date>2011-08-04T12:40:04.72</dc:date>
          </office:change-info>
          <table:previous table:id="ct930">
            <table:change-track-table-cell table:cell-address="Sheet1.N47" table:formula="of:=DEC2HEX(#ref!47*256*16+HEX2DEC(#ref!47)*16+IF([.C47]=&quot;Y&quot;;8;0)+IF([.D47]=&quot;Y&quot;;0;4)+3;4)" office:value-type="float" office:value="0"/>
          </table:previous>
        </table:cell-content-change>
        <table:cell-content-change table:id="ct973">
          <table:cell-address table:column="13" table:row="47" table:table="0"/>
          <office:change-info>
            <dc:creator>Mike </dc:creator>
            <dc:date>2011-08-04T12:40:04.72</dc:date>
          </office:change-info>
          <table:previous table:id="ct931">
            <table:change-track-table-cell table:cell-address="Sheet1.N48" table:formula="of:=DEC2HEX(#ref!48*256*16+HEX2DEC(#ref!48)*16+IF([.C48]=&quot;Y&quot;;8;0)+IF([.D48]=&quot;Y&quot;;0;4)+3;4)" office:value-type="float" office:value="0"/>
          </table:previous>
        </table:cell-content-change>
        <table:cell-content-change table:id="ct974">
          <table:cell-address table:column="13" table:row="48" table:table="0"/>
          <office:change-info>
            <dc:creator>Mike </dc:creator>
            <dc:date>2011-08-04T12:40:04.72</dc:date>
          </office:change-info>
          <table:previous table:id="ct932">
            <table:change-track-table-cell table:cell-address="Sheet1.N49" table:formula="of:=DEC2HEX(#ref!49*256*16+HEX2DEC(#ref!49)*16+IF([.C49]=&quot;Y&quot;;8;0)+IF([.D49]=&quot;Y&quot;;0;4)+3;4)" office:value-type="float" office:value="0"/>
          </table:previous>
        </table:cell-content-change>
        <table:cell-content-change table:id="ct975">
          <table:cell-address table:column="13" table:row="49" table:table="0"/>
          <office:change-info>
            <dc:creator>Mike </dc:creator>
            <dc:date>2011-08-04T12:40:04.72</dc:date>
          </office:change-info>
          <table:previous table:id="ct933">
            <table:change-track-table-cell table:cell-address="Sheet1.N50" table:formula="of:=DEC2HEX(#ref!50*256*16+HEX2DEC(#ref!50)*16+IF([.C50]=&quot;Y&quot;;8;0)+IF([.D50]=&quot;Y&quot;;0;4)+3;4)" office:value-type="float" office:value="0"/>
          </table:previous>
        </table:cell-content-change>
        <table:cell-content-change table:id="ct976">
          <table:cell-address table:column="13" table:row="50" table:table="0"/>
          <office:change-info>
            <dc:creator>Mike </dc:creator>
            <dc:date>2011-08-04T12:40:04.72</dc:date>
          </office:change-info>
          <table:previous table:id="ct934">
            <table:change-track-table-cell table:cell-address="Sheet1.N51" table:formula="of:=DEC2HEX(#ref!51*256*16+HEX2DEC(#ref!51)*16+IF([.C51]=&quot;Y&quot;;8;0)+IF([.D51]=&quot;Y&quot;;0;4)+3;4)" office:value-type="float" office:value="0"/>
          </table:previous>
        </table:cell-content-change>
        <table:deletion table:id="ct977" table:type="column" table:position="13" table:table="0">
          <office:change-info>
            <dc:creator>Mike </dc:creator>
            <dc:date>2011-08-04T12:40:12.97</dc:date>
          </office:change-info>
          <table:deletions>
            <table:cell-content-deletion>
              <table:cell-address table:column="13" table:row="2" table:table="0"/>
              <table:change-track-table-cell office:value-type="string">
                <text:p>Type Byte</text:p>
              </table:change-track-table-cell>
            </table:cell-content-deletion>
            <table:cell-content-deletion table:id="ct723">
              <table:change-track-table-cell table:cell-address="Sheet1.N51" table:formula="of:=IF([.B51]=&quot;Y&quot;;&quot;dest NIDa&quot;;DEC2HEX(MOD(INT(HEX2DEC(#ref!52)/16);256);2))" office:value-type="string">
                <text:p>dest NIDa</text:p>
              </table:change-track-table-cell>
            </table:cell-content-deletion>
            <table:cell-content-deletion table:id="ct722">
              <table:change-track-table-cell table:cell-address="Sheet1.N50" table:formula="of:=IF([.B50]=&quot;Y&quot;;&quot;dest NIDa&quot;;DEC2HEX(MOD(INT(HEX2DEC(#ref!51)/16);256);2))" office:value-type="string">
                <text:p>dest NIDa</text:p>
              </table:change-track-table-cell>
            </table:cell-content-deletion>
            <table:cell-content-deletion table:id="ct721">
              <table:change-track-table-cell table:cell-address="Sheet1.N49" table:formula="of:=IF([.B49]=&quot;Y&quot;;&quot;dest NIDa&quot;;DEC2HEX(MOD(INT(HEX2DEC(#ref!50)/16);256);2))" office:value-type="string">
                <text:p>dest NIDa</text:p>
              </table:change-track-table-cell>
            </table:cell-content-deletion>
            <table:cell-content-deletion table:id="ct737">
              <table:change-track-table-cell/>
            </table:cell-content-deletion>
            <table:cell-content-deletion table:id="ct736">
              <table:change-track-table-cell/>
            </table:cell-content-deletion>
            <table:cell-content-deletion table:id="ct718">
              <table:change-track-table-cell table:cell-address="Sheet1.N46" table:formula="of:=IF([.B46]=&quot;Y&quot;;&quot;dest NIDa&quot;;DEC2HEX(MOD(INT(HEX2DEC(#ref!47)/16);256);2))" office:value-type="string">
                <text:p>dest NIDa</text:p>
              </table:change-track-table-cell>
            </table:cell-content-deletion>
            <table:cell-content-deletion table:id="ct735">
              <table:change-track-table-cell/>
            </table:cell-content-deletion>
            <table:cell-content-deletion table:id="ct716">
              <table:change-track-table-cell table:cell-address="Sheet1.N44" table:formula="of:=IF([.B44]=&quot;Y&quot;;&quot;dest NIDa&quot;;DEC2HEX(MOD(INT(HEX2DEC(#ref!45)/16);256);2))" office:value-type="string">
                <text:p>dest NIDa</text:p>
              </table:change-track-table-cell>
            </table:cell-content-deletion>
            <table:cell-content-deletion table:id="ct734">
              <table:change-track-table-cell/>
            </table:cell-content-deletion>
            <table:cell-content-deletion table:id="ct733">
              <table:change-track-table-cell/>
            </table:cell-content-deletion>
            <table:cell-content-deletion table:id="ct732">
              <table:change-track-table-cell/>
            </table:cell-content-deletion>
            <table:cell-content-deletion table:id="ct712">
              <table:change-track-table-cell table:cell-address="Sheet1.N40" table:formula="of:=IF([.B40]=&quot;Y&quot;;&quot;dest NIDa&quot;;DEC2HEX(MOD(INT(HEX2DEC(#ref!41)/16);256);2))" office:value-type="string">
                <text:p>dest NIDa</text:p>
              </table:change-track-table-cell>
            </table:cell-content-deletion>
            <table:cell-content-deletion table:id="ct711">
              <table:change-track-table-cell table:cell-address="Sheet1.N39" table:formula="of:=IF([.B39]=&quot;Y&quot;;&quot;dest NIDa&quot;;DEC2HEX(MOD(INT(HEX2DEC(#ref!40)/16);256);2))" office:value-type="string">
                <text:p>dest NIDa</text:p>
              </table:change-track-table-cell>
            </table:cell-content-deletion>
            <table:cell-content-deletion table:id="ct731">
              <table:change-track-table-cell/>
            </table:cell-content-deletion>
            <table:cell-content-deletion table:id="ct709">
              <table:change-track-table-cell table:cell-address="Sheet1.N38" table:formula="of:=IF([.B38]=&quot;Y&quot;;&quot;dest NIDa&quot;;DEC2HEX(MOD(INT(HEX2DEC(#ref!39)/16);256);2))" office:value-type="string">
                <text:p>dest NIDa</text:p>
              </table:change-track-table-cell>
            </table:cell-content-deletion>
            <table:cell-content-deletion table:id="ct730">
              <table:change-track-table-cell/>
            </table:cell-content-deletion>
            <table:cell-content-deletion table:id="ct729">
              <table:change-track-table-cell/>
            </table:cell-content-deletion>
            <table:cell-content-deletion table:id="ct728">
              <table:change-track-table-cell/>
            </table:cell-content-deletion>
            <table:cell-content-deletion table:id="ct702">
              <table:change-track-table-cell table:cell-address="Sheet1.N26" table:formula="of:=IF([.B26]=&quot;Y&quot;;&quot;dest NIDa&quot;;DEC2HEX(MOD(INT(HEX2DEC(#ref!27)/16);256);2))" office:value-type="string">
                <text:p>dest NIDa</text:p>
              </table:change-track-table-cell>
            </table:cell-content-deletion>
            <table:cell-content-deletion table:id="ct738">
              <table:change-track-table-cell/>
            </table:cell-content-deletion>
            <table:cell-content-deletion table:id="ct727">
              <table:change-track-table-cell/>
            </table:cell-content-deletion>
            <table:cell-content-deletion table:id="ct726">
              <table:change-track-table-cell/>
            </table:cell-content-deletion>
            <table:cell-content-deletion table:id="ct725">
              <table:change-track-table-cell/>
            </table:cell-content-deletion>
            <table:cell-content-deletion table:id="ct724">
              <table:change-track-table-cell/>
            </table:cell-content-deletion>
            <table:cell-content-deletion table:id="ct688">
              <table:change-track-table-cell table:cell-address="Sheet1.N13" table:formula="of:=IF([.B13]=&quot;Y&quot;;&quot;dest NIDa&quot;;DEC2HEX(MOD(INT(HEX2DEC(#ref!14)/16);256);2))" office:value-type="string">
                <text:p>dest NIDa</text:p>
              </table:change-track-table-cell>
            </table:cell-content-deletion>
            <table:cell-content-deletion table:id="ct687">
              <table:change-track-table-cell table:cell-address="Sheet1.N12" table:formula="of:=IF([.B12]=&quot;Y&quot;;&quot;dest NIDa&quot;;DEC2HEX(MOD(INT(HEX2DEC(#ref!13)/16);256);2))" office:value-type="string">
                <text:p>dest NIDa</text:p>
              </table:change-track-table-cell>
            </table:cell-content-deletion>
            <table:cell-content-deletion table:id="ct684">
              <table:change-track-table-cell table:cell-address="Sheet1.N9" table:formula="of:=IF([.B9]=&quot;Y&quot;;&quot;dest NIDa&quot;;DEC2HEX(MOD(INT(HEX2DEC(#ref!10)/16);256);2))" office:value-type="string">
                <text:p>dest NIDa</text:p>
              </table:change-track-table-cell>
            </table:cell-content-deletion>
            <table:cell-content-deletion table:id="ct692">
              <table:change-track-table-cell table:cell-address="Sheet1.N17" table:formula="of:=IF([.B17]=&quot;Y&quot;;&quot;dest NIDa&quot;;DEC2HEX(MOD(INT(HEX2DEC(#ref!18)/16);256);2))" office:value-type="string">
                <text:p>dest NIDa</text:p>
              </table:change-track-table-cell>
            </table:cell-content-deletion>
            <table:cell-content-deletion table:id="ct691">
              <table:change-track-table-cell table:cell-address="Sheet1.N16" table:formula="of:=IF([.B16]=&quot;Y&quot;;&quot;dest NIDa&quot;;DEC2HEX(MOD(INT(HEX2DEC(#ref!17)/16);256);2))" office:value-type="string">
                <text:p>dest NIDa</text:p>
              </table:change-track-table-cell>
            </table:cell-content-deletion>
            <table:change-deletion table:id="ct187"/>
            <table:cell-content-deletion table:id="ct705">
              <table:change-track-table-cell table:cell-address="Sheet1.N29" table:formula="of:=IF([.B29]=&quot;Y&quot;;&quot;dest NIDa&quot;;DEC2HEX(MOD(INT(HEX2DEC(#ref!30)/16);256);2))" office:value-type="float" office:value="0"/>
            </table:cell-content-deletion>
            <table:cell-content-deletion table:id="ct704">
              <table:change-track-table-cell table:cell-address="Sheet1.N28" table:formula="of:=IF([.B28]=&quot;Y&quot;;&quot;dest NIDa&quot;;DEC2HEX(MOD(INT(HEX2DEC(#ref!29)/16);256);2))" office:value-type="float" office:value="0"/>
            </table:cell-content-deletion>
            <table:cell-content-deletion table:id="ct703">
              <table:change-track-table-cell table:cell-address="Sheet1.N27" table:formula="of:=IF([.B27]=&quot;Y&quot;;&quot;dest NIDa&quot;;DEC2HEX(MOD(INT(HEX2DEC(#ref!28)/16);256);2))" office:value-type="float" office:value="0"/>
            </table:cell-content-deletion>
            <table:cell-content-deletion table:id="ct701">
              <table:change-track-table-cell table:cell-address="Sheet1.N25" table:formula="of:=IF([.B25]=&quot;Y&quot;;&quot;dest NIDa&quot;;DEC2HEX(MOD(INT(HEX2DEC(#ref!26)/16);256);2))" office:value-type="float" office:value="0"/>
            </table:cell-content-deletion>
            <table:cell-content-deletion table:id="ct700">
              <table:change-track-table-cell table:cell-address="Sheet1.N24" table:formula="of:=IF([.B24]=&quot;Y&quot;;&quot;dest NIDa&quot;;DEC2HEX(MOD(INT(HEX2DEC(#ref!25)/16);256);2))" office:value-type="float" office:value="0"/>
            </table:cell-content-deletion>
            <table:cell-content-deletion table:id="ct699">
              <table:change-track-table-cell table:cell-address="Sheet1.N23" table:formula="of:=IF([.B23]=&quot;Y&quot;;&quot;dest NIDa&quot;;DEC2HEX(MOD(INT(HEX2DEC(#ref!24)/16);256);2))" office:value-type="float" office:value="0"/>
            </table:cell-content-deletion>
            <table:cell-content-deletion table:id="ct697">
              <table:change-track-table-cell table:cell-address="Sheet1.N22" table:formula="of:=IF([.B22]=&quot;Y&quot;;&quot;dest NIDa&quot;;DEC2HEX(MOD(INT(HEX2DEC(#ref!23)/16);256);2))" office:value-type="float" office:value="0"/>
            </table:cell-content-deletion>
            <table:cell-content-deletion table:id="ct696">
              <table:change-track-table-cell table:cell-address="Sheet1.N21" table:formula="of:=IF([.B21]=&quot;Y&quot;;&quot;dest NIDa&quot;;DEC2HEX(MOD(INT(HEX2DEC(#ref!22)/16);256);2))" office:value-type="float" office:value="0"/>
            </table:cell-content-deletion>
            <table:cell-content-deletion table:id="ct695">
              <table:change-track-table-cell table:cell-address="Sheet1.N20" table:formula="of:=IF([.B20]=&quot;Y&quot;;&quot;dest NIDa&quot;;DEC2HEX(MOD(INT(HEX2DEC(#ref!21)/16);256);2))" office:value-type="float" office:value="0"/>
            </table:cell-content-deletion>
            <table:cell-content-deletion table:id="ct151">
              <table:change-track-table-cell office:value-type="string">
                <text:p>dest NIDa</text:p>
              </table:change-track-table-cell>
            </table:cell-content-deletion>
            <table:cell-content-deletion table:id="ct152">
              <table:change-track-table-cell office:value-type="string">
                <text:p>dest NIDa</text:p>
              </table:change-track-table-cell>
            </table:cell-content-deletion>
            <table:cell-content-deletion table:id="ct686">
              <table:change-track-table-cell table:cell-address="Sheet1.N11" table:formula="of:=IF([.B11]=&quot;Y&quot;;&quot;dest NIDa&quot;;DEC2HEX(MOD(INT(HEX2DEC(#ref!12)/16);256);2))" office:value-type="float" office:value="0"/>
            </table:cell-content-deletion>
            <table:cell-content-deletion table:id="ct685">
              <table:change-track-table-cell table:cell-address="Sheet1.N10" table:formula="of:=IF([.B10]=&quot;Y&quot;;&quot;dest NIDa&quot;;DEC2HEX(MOD(INT(HEX2DEC(#ref!11)/16);256);2))" office:value-type="float" office:value="0"/>
            </table:cell-content-deletion>
            <table:cell-content-deletion table:id="ct683">
              <table:change-track-table-cell table:cell-address="Sheet1.N8" table:formula="of:=IF([.B8]=&quot;Y&quot;;&quot;dest NIDa&quot;;DEC2HEX(MOD(INT(HEX2DEC(#ref!9)/16);256);2))" office:value-type="float" office:value="0"/>
            </table:cell-content-deletion>
            <table:cell-content-deletion table:id="ct105">
              <table:change-track-table-cell office:value-type="string">
                <text:p>8 bits hex</text:p>
              </table:change-track-table-cell>
            </table:cell-content-deletion>
          </table:deletions>
          <table:cut-offs>
            <table:movement-cut-off table:id="ct742" table:start-position="1" table:end-position="0"/>
            <table:movement-cut-off table:id="ct10" table:start-position="1" table:end-position="0"/>
          </table:cut-offs>
        </table:deletion>
        <table:cell-content-change table:id="ct978">
          <table:cell-address table:column="13" table:row="7" table:table="0"/>
          <office:change-info>
            <dc:creator>Mike </dc:creator>
            <dc:date>2011-08-04T12:41:47.44</dc:date>
          </office:change-info>
          <table:previous table:id="ct936">
            <table:change-track-table-cell table:cell-address="Sheet1.N8" table:formula="of:=DEC2HEX(#ref!12*256*16+HEX2DEC([.J8])*16+IF([.C8]=&quot;Y&quot;;8;0)+IF([.D8]=&quot;Y&quot;;0;4)+3;4)" office:value-type="float" office:value="0"/>
          </table:previous>
        </table:cell-content-change>
        <table:cell-content-change table:id="ct979">
          <table:cell-address table:column="13" table:row="8" table:table="0"/>
          <office:change-info>
            <dc:creator>Mike </dc:creator>
            <dc:date>2011-08-04T12:41:53.27</dc:date>
          </office:change-info>
          <table:previous table:id="ct937">
            <table:change-track-table-cell table:cell-address="Sheet1.N9" table:formula="of:=DEC2HEX(#ref!13*256*16+HEX2DEC([.J9])*16+IF([.C9]=&quot;Y&quot;;8;0)+IF([.D9]=&quot;Y&quot;;0;4)+3;4)" office:value-type="float" office:value="0"/>
          </table:previous>
        </table:cell-content-change>
        <table:cell-content-change table:id="ct980">
          <table:cell-address table:column="13" table:row="9" table:table="0"/>
          <office:change-info>
            <dc:creator>Mike </dc:creator>
            <dc:date>2011-08-04T12:41:53.27</dc:date>
          </office:change-info>
          <table:previous table:id="ct938">
            <table:change-track-table-cell table:cell-address="Sheet1.N10" table:formula="of:=DEC2HEX(#ref!14*256*16+HEX2DEC([.J10])*16+IF([.C10]=&quot;Y&quot;;8;0)+IF([.D10]=&quot;Y&quot;;0;4)+3;4)" office:value-type="float" office:value="0"/>
          </table:previous>
        </table:cell-content-change>
        <table:cell-content-change table:id="ct981">
          <table:cell-address table:column="13" table:row="10" table:table="0"/>
          <office:change-info>
            <dc:creator>Mike </dc:creator>
            <dc:date>2011-08-04T12:41:53.27</dc:date>
          </office:change-info>
          <table:previous table:id="ct939">
            <table:change-track-table-cell table:cell-address="Sheet1.N11" table:formula="of:=DEC2HEX(#ref!15*256*16+HEX2DEC([.J11])*16+IF([.C11]=&quot;Y&quot;;8;0)+IF([.D11]=&quot;Y&quot;;0;4)+3;4)" office:value-type="float" office:value="0"/>
          </table:previous>
        </table:cell-content-change>
        <table:cell-content-change table:id="ct982">
          <table:cell-address table:column="13" table:row="11" table:table="0"/>
          <office:change-info>
            <dc:creator>Mike </dc:creator>
            <dc:date>2011-08-04T12:41:53.27</dc:date>
          </office:change-info>
          <table:previous table:id="ct940">
            <table:change-track-table-cell table:cell-address="Sheet1.N12" table:formula="of:=DEC2HEX(#ref!16*256*16+HEX2DEC([.J12])*16+IF([.C12]=&quot;Y&quot;;8;0)+IF([.D12]=&quot;Y&quot;;0;4)+3;4)" office:value-type="float" office:value="0"/>
          </table:previous>
        </table:cell-content-change>
        <table:cell-content-change table:id="ct983">
          <table:cell-address table:column="13" table:row="12" table:table="0"/>
          <office:change-info>
            <dc:creator>Mike </dc:creator>
            <dc:date>2011-08-04T12:41:53.27</dc:date>
          </office:change-info>
          <table:previous table:id="ct941">
            <table:change-track-table-cell table:cell-address="Sheet1.N13" table:formula="of:=DEC2HEX(#ref!17*256*16+HEX2DEC([.J13])*16+IF([.C13]=&quot;Y&quot;;8;0)+IF([.D13]=&quot;Y&quot;;0;4)+3;4)" office:value-type="float" office:value="0"/>
          </table:previous>
        </table:cell-content-change>
        <table:cell-content-change table:id="ct984">
          <table:cell-address table:column="13" table:row="13" table:table="0"/>
          <office:change-info>
            <dc:creator>Mike </dc:creator>
            <dc:date>2011-08-04T12:41:53.27</dc:date>
          </office:change-info>
          <table:previous table:id="ct942">
            <table:change-track-table-cell table:cell-address="Sheet1.N14" table:formula="of:=DEC2HEX(#ref!18*256*16+HEX2DEC([.J14])*16+IF([.C14]=&quot;Y&quot;;8;0)+IF([.D14]=&quot;Y&quot;;0;4)+3;4)" office:value-type="float" office:value="0"/>
          </table:previous>
        </table:cell-content-change>
        <table:cell-content-change table:id="ct985">
          <table:cell-address table:column="13" table:row="14" table:table="0"/>
          <office:change-info>
            <dc:creator>Mike </dc:creator>
            <dc:date>2011-08-04T12:41:53.27</dc:date>
          </office:change-info>
          <table:previous table:id="ct943">
            <table:change-track-table-cell table:cell-address="Sheet1.N15" table:formula="of:=DEC2HEX(#ref!19*256*16+HEX2DEC([.J15])*16+IF([.C15]=&quot;Y&quot;;8;0)+IF([.D15]=&quot;Y&quot;;0;4)+3;4)" office:value-type="float" office:value="0"/>
          </table:previous>
        </table:cell-content-change>
        <table:cell-content-change table:id="ct986">
          <table:cell-address table:column="13" table:row="15" table:table="0"/>
          <office:change-info>
            <dc:creator>Mike </dc:creator>
            <dc:date>2011-08-04T12:41:53.27</dc:date>
          </office:change-info>
          <table:previous table:id="ct944">
            <table:change-track-table-cell table:cell-address="Sheet1.N16" table:formula="of:=DEC2HEX(#ref!20*256*16+HEX2DEC([.J16])*16+IF([.C16]=&quot;Y&quot;;8;0)+IF([.D16]=&quot;Y&quot;;0;4)+3;4)" office:value-type="float" office:value="0"/>
          </table:previous>
        </table:cell-content-change>
        <table:cell-content-change table:id="ct987">
          <table:cell-address table:column="13" table:row="16" table:table="0"/>
          <office:change-info>
            <dc:creator>Mike </dc:creator>
            <dc:date>2011-08-04T12:41:53.27</dc:date>
          </office:change-info>
          <table:previous table:id="ct945">
            <table:change-track-table-cell table:cell-address="Sheet1.N17" table:formula="of:=DEC2HEX(#ref!21*256*16+HEX2DEC([.J17])*16+IF([.C17]=&quot;Y&quot;;8;0)+IF([.D17]=&quot;Y&quot;;0;4)+3;4)" office:value-type="float" office:value="0"/>
          </table:previous>
        </table:cell-content-change>
        <table:cell-content-change table:id="ct988">
          <table:cell-address table:column="13" table:row="17" table:table="0"/>
          <office:change-info>
            <dc:creator>Mike </dc:creator>
            <dc:date>2011-08-04T12:41:53.27</dc:date>
          </office:change-info>
          <table:previous table:id="ct946">
            <table:change-track-table-cell table:cell-address="Sheet1.N18" table:formula="of:=DEC2HEX(#ref!22*256*16+HEX2DEC([.J18])*16+IF([.C18]=&quot;Y&quot;;8;0)+IF([.D18]=&quot;Y&quot;;0;4)+3;4)" office:value-type="float" office:value="0"/>
          </table:previous>
        </table:cell-content-change>
        <table:cell-content-change table:id="ct989">
          <table:cell-address table:column="13" table:row="18" table:table="0"/>
          <office:change-info>
            <dc:creator>Mike </dc:creator>
            <dc:date>2011-08-04T12:41:53.27</dc:date>
          </office:change-info>
          <table:previous table:id="ct947">
            <table:change-track-table-cell table:cell-address="Sheet1.N19" table:formula="of:=DEC2HEX(#ref!23*256*16+HEX2DEC([.J19])*16+IF([.C19]=&quot;Y&quot;;8;0)+IF([.D19]=&quot;Y&quot;;0;4)+3;4)" office:value-type="float" office:value="0"/>
          </table:previous>
        </table:cell-content-change>
        <table:cell-content-change table:id="ct990">
          <table:cell-address table:column="13" table:row="19" table:table="0"/>
          <office:change-info>
            <dc:creator>Mike </dc:creator>
            <dc:date>2011-08-04T12:41:53.27</dc:date>
          </office:change-info>
          <table:previous table:id="ct948">
            <table:change-track-table-cell table:cell-address="Sheet1.N20" table:formula="of:=DEC2HEX(#ref!24*256*16+HEX2DEC([.J20])*16+IF([.C20]=&quot;Y&quot;;8;0)+IF([.D20]=&quot;Y&quot;;0;4)+3;4)" office:value-type="float" office:value="0"/>
          </table:previous>
        </table:cell-content-change>
        <table:cell-content-change table:id="ct991">
          <table:cell-address table:column="13" table:row="20" table:table="0"/>
          <office:change-info>
            <dc:creator>Mike </dc:creator>
            <dc:date>2011-08-04T12:41:53.27</dc:date>
          </office:change-info>
          <table:previous table:id="ct949">
            <table:change-track-table-cell table:cell-address="Sheet1.N21" table:formula="of:=DEC2HEX(#ref!25*256*16+HEX2DEC([.J21])*16+IF([.C21]=&quot;Y&quot;;8;0)+IF([.D21]=&quot;Y&quot;;0;4)+3;4)" office:value-type="float" office:value="0"/>
          </table:previous>
        </table:cell-content-change>
        <table:cell-content-change table:id="ct992">
          <table:cell-address table:column="13" table:row="21" table:table="0"/>
          <office:change-info>
            <dc:creator>Mike </dc:creator>
            <dc:date>2011-08-04T12:41:53.27</dc:date>
          </office:change-info>
          <table:previous table:id="ct950">
            <table:change-track-table-cell table:cell-address="Sheet1.N22" table:formula="of:=DEC2HEX(#ref!26*256*16+HEX2DEC([.J22])*16+IF([.C22]=&quot;Y&quot;;8;0)+IF([.D22]=&quot;Y&quot;;0;4)+3;4)" office:value-type="float" office:value="0"/>
          </table:previous>
        </table:cell-content-change>
        <table:cell-content-change table:id="ct993">
          <table:cell-address table:column="13" table:row="22" table:table="0"/>
          <office:change-info>
            <dc:creator>Mike </dc:creator>
            <dc:date>2011-08-04T12:41:53.27</dc:date>
          </office:change-info>
          <table:previous table:id="ct951">
            <table:change-track-table-cell table:cell-address="Sheet1.N23" table:formula="of:=DEC2HEX(#ref!27*256*16+HEX2DEC([.J23])*16+IF([.C23]=&quot;Y&quot;;8;0)+IF([.D23]=&quot;Y&quot;;0;4)+3;4)" office:value-type="float" office:value="0"/>
          </table:previous>
        </table:cell-content-change>
        <table:cell-content-change table:id="ct994">
          <table:cell-address table:column="13" table:row="22" table:table="0"/>
          <office:change-info>
            <dc:creator>Mike </dc:creator>
            <dc:date>2011-08-04T12:41:53.27</dc:date>
          </office:change-info>
          <table:previous table:id="ct952">
            <table:change-track-table-cell table:cell-address="Sheet1.N23" table:formula="of:=DEC2HEX(#ref!27*256*16+HEX2DEC([.J23])*16+IF([.C23]=&quot;Y&quot;;8;0)+IF([.D23]=&quot;Y&quot;;0;4)+3;4)" office:value-type="float" office:value="0"/>
          </table:previous>
        </table:cell-content-change>
        <table:cell-content-change table:id="ct995">
          <table:cell-address table:column="13" table:row="23" table:table="0"/>
          <office:change-info>
            <dc:creator>Mike </dc:creator>
            <dc:date>2011-08-04T12:41:53.27</dc:date>
          </office:change-info>
          <table:previous table:id="ct953">
            <table:change-track-table-cell table:cell-address="Sheet1.N24" table:formula="of:=DEC2HEX(#ref!28*256*16+HEX2DEC([.J24])*16+IF([.C24]=&quot;Y&quot;;8;0)+IF([.D24]=&quot;Y&quot;;0;4)+3;4)" office:value-type="float" office:value="0"/>
          </table:previous>
        </table:cell-content-change>
        <table:cell-content-change table:id="ct996">
          <table:cell-address table:column="13" table:row="24" table:table="0"/>
          <office:change-info>
            <dc:creator>Mike </dc:creator>
            <dc:date>2011-08-04T12:41:53.27</dc:date>
          </office:change-info>
          <table:previous table:id="ct954">
            <table:change-track-table-cell table:cell-address="Sheet1.N25" table:formula="of:=DEC2HEX(#ref!29*256*16+HEX2DEC([.J25])*16+IF([.C25]=&quot;Y&quot;;8;0)+IF([.D25]=&quot;Y&quot;;0;4)+3;4)" office:value-type="float" office:value="0"/>
          </table:previous>
        </table:cell-content-change>
        <table:cell-content-change table:id="ct997">
          <table:cell-address table:column="13" table:row="25" table:table="0"/>
          <office:change-info>
            <dc:creator>Mike </dc:creator>
            <dc:date>2011-08-04T12:41:53.27</dc:date>
          </office:change-info>
          <table:previous table:id="ct955">
            <table:change-track-table-cell table:cell-address="Sheet1.N26" table:formula="of:=DEC2HEX(#ref!30*256*16+HEX2DEC([.J26])*16+IF([.C26]=&quot;Y&quot;;8;0)+IF([.D26]=&quot;Y&quot;;0;4)+3;4)" office:value-type="float" office:value="0"/>
          </table:previous>
        </table:cell-content-change>
        <table:cell-content-change table:id="ct998">
          <table:cell-address table:column="13" table:row="26" table:table="0"/>
          <office:change-info>
            <dc:creator>Mike </dc:creator>
            <dc:date>2011-08-04T12:41:53.27</dc:date>
          </office:change-info>
          <table:previous table:id="ct956">
            <table:change-track-table-cell table:cell-address="Sheet1.N27" table:formula="of:=DEC2HEX(#ref!31*256*16+HEX2DEC([.J27])*16+IF([.C27]=&quot;Y&quot;;8;0)+IF([.D27]=&quot;Y&quot;;0;4)+3;4)" office:value-type="float" office:value="0"/>
          </table:previous>
        </table:cell-content-change>
        <table:cell-content-change table:id="ct999">
          <table:cell-address table:column="13" table:row="27" table:table="0"/>
          <office:change-info>
            <dc:creator>Mike </dc:creator>
            <dc:date>2011-08-04T12:41:53.27</dc:date>
          </office:change-info>
          <table:previous table:id="ct957">
            <table:change-track-table-cell table:cell-address="Sheet1.N28" table:formula="of:=DEC2HEX(#ref!32*256*16+HEX2DEC([.J28])*16+IF([.C28]=&quot;Y&quot;;8;0)+IF([.D28]=&quot;Y&quot;;0;4)+3;4)" office:value-type="float" office:value="0"/>
          </table:previous>
        </table:cell-content-change>
        <table:cell-content-change table:id="ct1000">
          <table:cell-address table:column="13" table:row="28" table:table="0"/>
          <office:change-info>
            <dc:creator>Mike </dc:creator>
            <dc:date>2011-08-04T12:41:53.27</dc:date>
          </office:change-info>
          <table:previous table:id="ct958">
            <table:change-track-table-cell table:cell-address="Sheet1.N29" table:formula="of:=DEC2HEX(#ref!33*256*16+HEX2DEC([.J29])*16+IF([.C29]=&quot;Y&quot;;8;0)+IF([.D29]=&quot;Y&quot;;0;4)+3;4)" office:value-type="float" office:value="0"/>
          </table:previous>
        </table:cell-content-change>
        <table:cell-content-change table:id="ct1001">
          <table:cell-address table:column="13" table:row="29" table:table="0"/>
          <office:change-info>
            <dc:creator>Mike </dc:creator>
            <dc:date>2011-08-04T12:41:53.27</dc:date>
          </office:change-info>
          <table:previous table:id="ct959">
            <table:change-track-table-cell table:cell-address="Sheet1.N30" table:formula="of:=DEC2HEX(#ref!34*256*16+HEX2DEC([.J30])*16+IF([.C30]=&quot;Y&quot;;8;0)+IF([.D30]=&quot;Y&quot;;0;4)+3;4)" office:value-type="float" office:value="0"/>
          </table:previous>
        </table:cell-content-change>
        <table:cell-content-change table:id="ct1002">
          <table:cell-address table:column="13" table:row="35" table:table="0"/>
          <office:change-info>
            <dc:creator>Mike </dc:creator>
            <dc:date>2011-08-04T12:41:53.27</dc:date>
          </office:change-info>
          <table:previous table:id="ct960">
            <table:change-track-table-cell table:cell-address="Sheet1.N36" table:formula="of:=DEC2HEX(#ref!35*256*16+HEX2DEC([.J36])*16+IF([.C36]=&quot;Y&quot;;8;0)+IF([.D36]=&quot;Y&quot;;0;4)+3;4)" office:value-type="float" office:value="0"/>
          </table:previous>
        </table:cell-content-change>
        <table:cell-content-change table:id="ct1003">
          <table:cell-address table:column="13" table:row="36" table:table="0"/>
          <office:change-info>
            <dc:creator>Mike </dc:creator>
            <dc:date>2011-08-04T12:41:53.27</dc:date>
          </office:change-info>
          <table:previous table:id="ct961">
            <table:change-track-table-cell table:cell-address="Sheet1.N37" table:formula="of:=DEC2HEX(#ref!36*256*16+HEX2DEC([.J37])*16+IF([.C37]=&quot;Y&quot;;8;0)+IF([.D37]=&quot;Y&quot;;0;4)+3;4)" office:value-type="float" office:value="0"/>
          </table:previous>
        </table:cell-content-change>
        <table:cell-content-change table:id="ct1004">
          <table:cell-address table:column="13" table:row="37" table:table="0"/>
          <office:change-info>
            <dc:creator>Mike </dc:creator>
            <dc:date>2011-08-04T12:41:53.27</dc:date>
          </office:change-info>
          <table:previous table:id="ct962">
            <table:change-track-table-cell table:cell-address="Sheet1.N38" table:formula="of:=DEC2HEX(#ref!37*256*16+HEX2DEC([.J38])*16+IF([.C38]=&quot;Y&quot;;8;0)+IF([.D38]=&quot;Y&quot;;0;4)+3;4)" office:value-type="float" office:value="0"/>
          </table:previous>
        </table:cell-content-change>
        <table:cell-content-change table:id="ct1005">
          <table:cell-address table:column="13" table:row="38" table:table="0"/>
          <office:change-info>
            <dc:creator>Mike </dc:creator>
            <dc:date>2011-08-04T12:41:53.27</dc:date>
          </office:change-info>
          <table:previous table:id="ct963">
            <table:change-track-table-cell table:cell-address="Sheet1.N39" table:formula="of:=DEC2HEX(#ref!38*256*16+HEX2DEC([.J39])*16+IF([.C39]=&quot;Y&quot;;8;0)+IF([.D39]=&quot;Y&quot;;0;4)+3;4)" office:value-type="float" office:value="0"/>
          </table:previous>
        </table:cell-content-change>
        <table:cell-content-change table:id="ct1006">
          <table:cell-address table:column="13" table:row="38" table:table="0"/>
          <office:change-info>
            <dc:creator>Mike </dc:creator>
            <dc:date>2011-08-04T12:41:53.27</dc:date>
          </office:change-info>
          <table:previous table:id="ct964">
            <table:change-track-table-cell table:cell-address="Sheet1.N39" table:formula="of:=DEC2HEX(#ref!39*256*16+HEX2DEC([.J39])*16+IF([.C39]=&quot;Y&quot;;8;0)+IF([.D39]=&quot;Y&quot;;0;4)+3;4)" office:value-type="float" office:value="0"/>
          </table:previous>
        </table:cell-content-change>
        <table:cell-content-change table:id="ct1007">
          <table:cell-address table:column="13" table:row="39" table:table="0"/>
          <office:change-info>
            <dc:creator>Mike </dc:creator>
            <dc:date>2011-08-04T12:41:53.27</dc:date>
          </office:change-info>
          <table:previous table:id="ct965">
            <table:change-track-table-cell table:cell-address="Sheet1.N40" table:formula="of:=DEC2HEX(#ref!40*256*16+HEX2DEC([.J40])*16+IF([.C40]=&quot;Y&quot;;8;0)+IF([.D40]=&quot;Y&quot;;0;4)+3;4)" office:value-type="float" office:value="0"/>
          </table:previous>
        </table:cell-content-change>
        <table:cell-content-change table:id="ct1008">
          <table:cell-address table:column="13" table:row="40" table:table="0"/>
          <office:change-info>
            <dc:creator>Mike </dc:creator>
            <dc:date>2011-08-04T12:41:53.27</dc:date>
          </office:change-info>
          <table:previous table:id="ct966">
            <table:change-track-table-cell table:cell-address="Sheet1.N41" table:formula="of:=DEC2HEX(#ref!41*256*16+HEX2DEC([.J41])*16+IF([.C41]=&quot;Y&quot;;8;0)+IF([.D41]=&quot;Y&quot;;0;4)+3;4)" office:value-type="float" office:value="0"/>
          </table:previous>
        </table:cell-content-change>
        <table:cell-content-change table:id="ct1009">
          <table:cell-address table:column="13" table:row="41" table:table="0"/>
          <office:change-info>
            <dc:creator>Mike </dc:creator>
            <dc:date>2011-08-04T12:41:53.27</dc:date>
          </office:change-info>
          <table:previous table:id="ct967">
            <table:change-track-table-cell table:cell-address="Sheet1.N42" table:formula="of:=DEC2HEX(#ref!42*256*16+HEX2DEC([.J42])*16+IF([.C42]=&quot;Y&quot;;8;0)+IF([.D42]=&quot;Y&quot;;0;4)+3;4)" office:value-type="float" office:value="0"/>
          </table:previous>
        </table:cell-content-change>
        <table:cell-content-change table:id="ct1010">
          <table:cell-address table:column="13" table:row="42" table:table="0"/>
          <office:change-info>
            <dc:creator>Mike </dc:creator>
            <dc:date>2011-08-04T12:41:53.27</dc:date>
          </office:change-info>
          <table:previous table:id="ct968">
            <table:change-track-table-cell table:cell-address="Sheet1.N43" table:formula="of:=DEC2HEX(#ref!43*256*16+HEX2DEC([.J43])*16+IF([.C43]=&quot;Y&quot;;8;0)+IF([.D43]=&quot;Y&quot;;0;4)+3;4)" office:value-type="float" office:value="0"/>
          </table:previous>
        </table:cell-content-change>
        <table:cell-content-change table:id="ct1011">
          <table:cell-address table:column="13" table:row="43" table:table="0"/>
          <office:change-info>
            <dc:creator>Mike </dc:creator>
            <dc:date>2011-08-04T12:41:53.27</dc:date>
          </office:change-info>
          <table:previous table:id="ct969">
            <table:change-track-table-cell table:cell-address="Sheet1.N44" table:formula="of:=DEC2HEX(#ref!44*256*16+HEX2DEC([.J44])*16+IF([.C44]=&quot;Y&quot;;8;0)+IF([.D44]=&quot;Y&quot;;0;4)+3;4)" office:value-type="float" office:value="0"/>
          </table:previous>
        </table:cell-content-change>
        <table:cell-content-change table:id="ct1012">
          <table:cell-address table:column="13" table:row="44" table:table="0"/>
          <office:change-info>
            <dc:creator>Mike </dc:creator>
            <dc:date>2011-08-04T12:41:53.27</dc:date>
          </office:change-info>
          <table:previous table:id="ct970">
            <table:change-track-table-cell table:cell-address="Sheet1.N45" table:formula="of:=DEC2HEX(#ref!45*256*16+HEX2DEC([.J45])*16+IF([.C45]=&quot;Y&quot;;8;0)+IF([.D45]=&quot;Y&quot;;0;4)+3;4)" office:value-type="float" office:value="0"/>
          </table:previous>
        </table:cell-content-change>
        <table:cell-content-change table:id="ct1013">
          <table:cell-address table:column="13" table:row="45" table:table="0"/>
          <office:change-info>
            <dc:creator>Mike </dc:creator>
            <dc:date>2011-08-04T12:41:53.27</dc:date>
          </office:change-info>
          <table:previous table:id="ct971">
            <table:change-track-table-cell table:cell-address="Sheet1.N46" table:formula="of:=DEC2HEX(#ref!46*256*16+HEX2DEC([.J46])*16+IF([.C46]=&quot;Y&quot;;8;0)+IF([.D46]=&quot;Y&quot;;0;4)+3;4)" office:value-type="float" office:value="0"/>
          </table:previous>
        </table:cell-content-change>
        <table:cell-content-change table:id="ct1014">
          <table:cell-address table:column="13" table:row="46" table:table="0"/>
          <office:change-info>
            <dc:creator>Mike </dc:creator>
            <dc:date>2011-08-04T12:41:53.27</dc:date>
          </office:change-info>
          <table:previous table:id="ct972">
            <table:change-track-table-cell table:cell-address="Sheet1.N47" table:formula="of:=DEC2HEX(#ref!47*256*16+HEX2DEC([.J47])*16+IF([.C47]=&quot;Y&quot;;8;0)+IF([.D47]=&quot;Y&quot;;0;4)+3;4)" office:value-type="float" office:value="0"/>
          </table:previous>
        </table:cell-content-change>
        <table:cell-content-change table:id="ct1015">
          <table:cell-address table:column="13" table:row="47" table:table="0"/>
          <office:change-info>
            <dc:creator>Mike </dc:creator>
            <dc:date>2011-08-04T12:41:53.27</dc:date>
          </office:change-info>
          <table:previous table:id="ct973">
            <table:change-track-table-cell table:cell-address="Sheet1.N48" table:formula="of:=DEC2HEX(#ref!48*256*16+HEX2DEC([.J48])*16+IF([.C48]=&quot;Y&quot;;8;0)+IF([.D48]=&quot;Y&quot;;0;4)+3;4)" office:value-type="float" office:value="0"/>
          </table:previous>
        </table:cell-content-change>
        <table:cell-content-change table:id="ct1016">
          <table:cell-address table:column="13" table:row="48" table:table="0"/>
          <office:change-info>
            <dc:creator>Mike </dc:creator>
            <dc:date>2011-08-04T12:41:53.27</dc:date>
          </office:change-info>
          <table:previous table:id="ct974">
            <table:change-track-table-cell table:cell-address="Sheet1.N49" table:formula="of:=DEC2HEX(#ref!49*256*16+HEX2DEC([.J49])*16+IF([.C49]=&quot;Y&quot;;8;0)+IF([.D49]=&quot;Y&quot;;0;4)+3;4)" office:value-type="float" office:value="0"/>
          </table:previous>
        </table:cell-content-change>
        <table:cell-content-change table:id="ct1017">
          <table:cell-address table:column="13" table:row="49" table:table="0"/>
          <office:change-info>
            <dc:creator>Mike </dc:creator>
            <dc:date>2011-08-04T12:41:53.27</dc:date>
          </office:change-info>
          <table:previous table:id="ct975">
            <table:change-track-table-cell table:cell-address="Sheet1.N50" table:formula="of:=DEC2HEX(#ref!50*256*16+HEX2DEC([.J50])*16+IF([.C50]=&quot;Y&quot;;8;0)+IF([.D50]=&quot;Y&quot;;0;4)+3;4)" office:value-type="float" office:value="0"/>
          </table:previous>
        </table:cell-content-change>
        <table:cell-content-change table:id="ct1018">
          <table:cell-address table:column="13" table:row="50" table:table="0"/>
          <office:change-info>
            <dc:creator>Mike </dc:creator>
            <dc:date>2011-08-04T12:41:53.27</dc:date>
          </office:change-info>
          <table:previous table:id="ct976">
            <table:change-track-table-cell table:cell-address="Sheet1.N51" table:formula="of:=DEC2HEX(#ref!51*256*16+HEX2DEC([.J51])*16+IF([.C51]=&quot;Y&quot;;8;0)+IF([.D51]=&quot;Y&quot;;0;4)+3;4)" office:value-type="float" office:value="0"/>
          </table:previous>
        </table:cell-content-change>
        <table:cell-content-change table:id="ct1019">
          <table:cell-address table:column="13" table:row="7" table:table="0"/>
          <office:change-info>
            <dc:creator>Mike </dc:creator>
            <dc:date>2011-08-04T12:42:42.17</dc:date>
          </office:change-info>
          <table:previous table:id="ct978">
            <table:change-track-table-cell table:cell-address="Sheet1.N8" table:formula="of:=DEC2HEX(IF(#ref!10=&quot;Y&quot;;8;9)*256*16+HEX2DEC([.J8])*16+IF([.C8]=&quot;Y&quot;;8;0)+IF([.D8]=&quot;Y&quot;;0;4)+3;4)" office:value-type="float" office:value="0"/>
          </table:previous>
        </table:cell-content-change>
        <table:cell-content-change table:id="ct1020">
          <table:cell-address table:column="13" table:row="8" table:table="0"/>
          <office:change-info>
            <dc:creator>Mike </dc:creator>
            <dc:date>2011-08-04T12:42:48.89</dc:date>
          </office:change-info>
          <table:previous table:id="ct979">
            <table:change-track-table-cell table:cell-address="Sheet1.N9" table:formula="of:=DEC2HEX(IF(#ref!11=&quot;Y&quot;;8;9)*256*16+HEX2DEC([.J9])*16+IF([.C9]=&quot;Y&quot;;8;0)+IF([.D9]=&quot;Y&quot;;0;4)+3;4)" office:value-type="float" office:value="0"/>
          </table:previous>
        </table:cell-content-change>
        <table:cell-content-change table:id="ct1021">
          <table:cell-address table:column="13" table:row="9" table:table="0"/>
          <office:change-info>
            <dc:creator>Mike </dc:creator>
            <dc:date>2011-08-04T12:42:48.89</dc:date>
          </office:change-info>
          <table:previous table:id="ct980">
            <table:change-track-table-cell table:cell-address="Sheet1.N10" table:formula="of:=DEC2HEX(IF(#ref!12=&quot;Y&quot;;8;9)*256*16+HEX2DEC([.J10])*16+IF([.C10]=&quot;Y&quot;;8;0)+IF([.D10]=&quot;Y&quot;;0;4)+3;4)" office:value-type="float" office:value="0"/>
          </table:previous>
        </table:cell-content-change>
        <table:cell-content-change table:id="ct1022">
          <table:cell-address table:column="13" table:row="10" table:table="0"/>
          <office:change-info>
            <dc:creator>Mike </dc:creator>
            <dc:date>2011-08-04T12:42:48.89</dc:date>
          </office:change-info>
          <table:previous table:id="ct981">
            <table:change-track-table-cell table:cell-address="Sheet1.N11" table:formula="of:=DEC2HEX(IF(#ref!13=&quot;Y&quot;;8;9)*256*16+HEX2DEC([.J11])*16+IF([.C11]=&quot;Y&quot;;8;0)+IF([.D11]=&quot;Y&quot;;0;4)+3;4)" office:value-type="float" office:value="0"/>
          </table:previous>
        </table:cell-content-change>
        <table:cell-content-change table:id="ct1023">
          <table:cell-address table:column="13" table:row="11" table:table="0"/>
          <office:change-info>
            <dc:creator>Mike </dc:creator>
            <dc:date>2011-08-04T12:42:48.89</dc:date>
          </office:change-info>
          <table:previous table:id="ct982">
            <table:change-track-table-cell table:cell-address="Sheet1.N12" table:formula="of:=DEC2HEX(IF(#ref!14=&quot;Y&quot;;8;9)*256*16+HEX2DEC([.J12])*16+IF([.C12]=&quot;Y&quot;;8;0)+IF([.D12]=&quot;Y&quot;;0;4)+3;4)" office:value-type="float" office:value="0"/>
          </table:previous>
        </table:cell-content-change>
        <table:cell-content-change table:id="ct1024">
          <table:cell-address table:column="13" table:row="12" table:table="0"/>
          <office:change-info>
            <dc:creator>Mike </dc:creator>
            <dc:date>2011-08-04T12:42:48.89</dc:date>
          </office:change-info>
          <table:previous table:id="ct983">
            <table:change-track-table-cell table:cell-address="Sheet1.N13" table:formula="of:=DEC2HEX(IF(#ref!15=&quot;Y&quot;;8;9)*256*16+HEX2DEC([.J13])*16+IF([.C13]=&quot;Y&quot;;8;0)+IF([.D13]=&quot;Y&quot;;0;4)+3;4)" office:value-type="float" office:value="0"/>
          </table:previous>
        </table:cell-content-change>
        <table:cell-content-change table:id="ct1025">
          <table:cell-address table:column="13" table:row="13" table:table="0"/>
          <office:change-info>
            <dc:creator>Mike </dc:creator>
            <dc:date>2011-08-04T12:42:48.89</dc:date>
          </office:change-info>
          <table:previous table:id="ct984">
            <table:change-track-table-cell table:cell-address="Sheet1.N14" table:formula="of:=DEC2HEX(IF(#ref!16=&quot;Y&quot;;8;9)*256*16+HEX2DEC([.J14])*16+IF([.C14]=&quot;Y&quot;;8;0)+IF([.D14]=&quot;Y&quot;;0;4)+3;4)" office:value-type="float" office:value="0"/>
          </table:previous>
        </table:cell-content-change>
        <table:cell-content-change table:id="ct1026">
          <table:cell-address table:column="13" table:row="14" table:table="0"/>
          <office:change-info>
            <dc:creator>Mike </dc:creator>
            <dc:date>2011-08-04T12:42:48.89</dc:date>
          </office:change-info>
          <table:previous table:id="ct985">
            <table:change-track-table-cell table:cell-address="Sheet1.N15" table:formula="of:=DEC2HEX(IF(#ref!17=&quot;Y&quot;;8;9)*256*16+HEX2DEC([.J15])*16+IF([.C15]=&quot;Y&quot;;8;0)+IF([.D15]=&quot;Y&quot;;0;4)+3;4)" office:value-type="float" office:value="0"/>
          </table:previous>
        </table:cell-content-change>
        <table:cell-content-change table:id="ct1027">
          <table:cell-address table:column="13" table:row="15" table:table="0"/>
          <office:change-info>
            <dc:creator>Mike </dc:creator>
            <dc:date>2011-08-04T12:42:48.89</dc:date>
          </office:change-info>
          <table:previous table:id="ct986">
            <table:change-track-table-cell table:cell-address="Sheet1.N16" table:formula="of:=DEC2HEX(IF(#ref!18=&quot;Y&quot;;8;9)*256*16+HEX2DEC([.J16])*16+IF([.C16]=&quot;Y&quot;;8;0)+IF([.D16]=&quot;Y&quot;;0;4)+3;4)" office:value-type="float" office:value="0"/>
          </table:previous>
        </table:cell-content-change>
        <table:cell-content-change table:id="ct1028">
          <table:cell-address table:column="13" table:row="16" table:table="0"/>
          <office:change-info>
            <dc:creator>Mike </dc:creator>
            <dc:date>2011-08-04T12:42:48.89</dc:date>
          </office:change-info>
          <table:previous table:id="ct987">
            <table:change-track-table-cell table:cell-address="Sheet1.N17" table:formula="of:=DEC2HEX(IF(#ref!19=&quot;Y&quot;;8;9)*256*16+HEX2DEC([.J17])*16+IF([.C17]=&quot;Y&quot;;8;0)+IF([.D17]=&quot;Y&quot;;0;4)+3;4)" office:value-type="float" office:value="0"/>
          </table:previous>
        </table:cell-content-change>
        <table:cell-content-change table:id="ct1029">
          <table:cell-address table:column="13" table:row="17" table:table="0"/>
          <office:change-info>
            <dc:creator>Mike </dc:creator>
            <dc:date>2011-08-04T12:42:48.89</dc:date>
          </office:change-info>
          <table:previous table:id="ct988">
            <table:change-track-table-cell table:cell-address="Sheet1.N18" table:formula="of:=DEC2HEX(IF(#ref!20=&quot;Y&quot;;8;9)*256*16+HEX2DEC([.J18])*16+IF([.C18]=&quot;Y&quot;;8;0)+IF([.D18]=&quot;Y&quot;;0;4)+3;4)" office:value-type="float" office:value="0"/>
          </table:previous>
        </table:cell-content-change>
        <table:cell-content-change table:id="ct1030">
          <table:cell-address table:column="13" table:row="18" table:table="0"/>
          <office:change-info>
            <dc:creator>Mike </dc:creator>
            <dc:date>2011-08-04T12:42:48.89</dc:date>
          </office:change-info>
          <table:previous table:id="ct989">
            <table:change-track-table-cell table:cell-address="Sheet1.N19" table:formula="of:=DEC2HEX(IF(#ref!21=&quot;Y&quot;;8;9)*256*16+HEX2DEC([.J19])*16+IF([.C19]=&quot;Y&quot;;8;0)+IF([.D19]=&quot;Y&quot;;0;4)+3;4)" office:value-type="float" office:value="0"/>
          </table:previous>
        </table:cell-content-change>
        <table:cell-content-change table:id="ct1031">
          <table:cell-address table:column="13" table:row="19" table:table="0"/>
          <office:change-info>
            <dc:creator>Mike </dc:creator>
            <dc:date>2011-08-04T12:42:48.89</dc:date>
          </office:change-info>
          <table:previous table:id="ct990">
            <table:change-track-table-cell table:cell-address="Sheet1.N20" table:formula="of:=DEC2HEX(IF(#ref!22=&quot;Y&quot;;8;9)*256*16+HEX2DEC([.J20])*16+IF([.C20]=&quot;Y&quot;;8;0)+IF([.D20]=&quot;Y&quot;;0;4)+3;4)" office:value-type="float" office:value="0"/>
          </table:previous>
        </table:cell-content-change>
        <table:cell-content-change table:id="ct1032">
          <table:cell-address table:column="13" table:row="20" table:table="0"/>
          <office:change-info>
            <dc:creator>Mike </dc:creator>
            <dc:date>2011-08-04T12:42:48.89</dc:date>
          </office:change-info>
          <table:previous table:id="ct991">
            <table:change-track-table-cell table:cell-address="Sheet1.N21" table:formula="of:=DEC2HEX(IF(#ref!23=&quot;Y&quot;;8;9)*256*16+HEX2DEC([.J21])*16+IF([.C21]=&quot;Y&quot;;8;0)+IF([.D21]=&quot;Y&quot;;0;4)+3;4)" office:value-type="float" office:value="0"/>
          </table:previous>
        </table:cell-content-change>
        <table:cell-content-change table:id="ct1033">
          <table:cell-address table:column="13" table:row="21" table:table="0"/>
          <office:change-info>
            <dc:creator>Mike </dc:creator>
            <dc:date>2011-08-04T12:42:48.89</dc:date>
          </office:change-info>
          <table:previous table:id="ct992">
            <table:change-track-table-cell table:cell-address="Sheet1.N22" table:formula="of:=DEC2HEX(IF(#ref!24=&quot;Y&quot;;8;9)*256*16+HEX2DEC([.J22])*16+IF([.C22]=&quot;Y&quot;;8;0)+IF([.D22]=&quot;Y&quot;;0;4)+3;4)" office:value-type="float" office:value="0"/>
          </table:previous>
        </table:cell-content-change>
        <table:cell-content-change table:id="ct1034">
          <table:cell-address table:column="13" table:row="22" table:table="0"/>
          <office:change-info>
            <dc:creator>Mike </dc:creator>
            <dc:date>2011-08-04T12:42:48.89</dc:date>
          </office:change-info>
          <table:previous table:id="ct993">
            <table:change-track-table-cell table:cell-address="Sheet1.N23" table:formula="of:=DEC2HEX(IF(#ref!25=&quot;Y&quot;;8;9)*256*16+HEX2DEC([.J23])*16+IF([.C23]=&quot;Y&quot;;8;0)+IF([.D23]=&quot;Y&quot;;0;4)+3;4)" office:value-type="float" office:value="0"/>
          </table:previous>
        </table:cell-content-change>
        <table:cell-content-change table:id="ct1035">
          <table:cell-address table:column="13" table:row="22" table:table="0"/>
          <office:change-info>
            <dc:creator>Mike </dc:creator>
            <dc:date>2011-08-04T12:42:48.89</dc:date>
          </office:change-info>
          <table:previous table:id="ct994">
            <table:change-track-table-cell table:cell-address="Sheet1.N23" table:formula="of:=DEC2HEX(IF(#ref!25=&quot;Y&quot;;8;9)*256*16+HEX2DEC([.J23])*16+IF([.C23]=&quot;Y&quot;;8;0)+IF([.D23]=&quot;Y&quot;;0;4)+3;4)" office:value-type="float" office:value="0"/>
          </table:previous>
        </table:cell-content-change>
        <table:cell-content-change table:id="ct1036">
          <table:cell-address table:column="13" table:row="23" table:table="0"/>
          <office:change-info>
            <dc:creator>Mike </dc:creator>
            <dc:date>2011-08-04T12:42:48.89</dc:date>
          </office:change-info>
          <table:previous table:id="ct995">
            <table:change-track-table-cell table:cell-address="Sheet1.N24" table:formula="of:=DEC2HEX(IF(#ref!26=&quot;Y&quot;;8;9)*256*16+HEX2DEC([.J24])*16+IF([.C24]=&quot;Y&quot;;8;0)+IF([.D24]=&quot;Y&quot;;0;4)+3;4)" office:value-type="float" office:value="0"/>
          </table:previous>
        </table:cell-content-change>
        <table:cell-content-change table:id="ct1037">
          <table:cell-address table:column="13" table:row="24" table:table="0"/>
          <office:change-info>
            <dc:creator>Mike </dc:creator>
            <dc:date>2011-08-04T12:42:48.89</dc:date>
          </office:change-info>
          <table:previous table:id="ct996">
            <table:change-track-table-cell table:cell-address="Sheet1.N25" table:formula="of:=DEC2HEX(IF(#ref!27=&quot;Y&quot;;8;9)*256*16+HEX2DEC([.J25])*16+IF([.C25]=&quot;Y&quot;;8;0)+IF([.D25]=&quot;Y&quot;;0;4)+3;4)" office:value-type="float" office:value="0"/>
          </table:previous>
        </table:cell-content-change>
        <table:cell-content-change table:id="ct1038">
          <table:cell-address table:column="13" table:row="25" table:table="0"/>
          <office:change-info>
            <dc:creator>Mike </dc:creator>
            <dc:date>2011-08-04T12:42:48.89</dc:date>
          </office:change-info>
          <table:previous table:id="ct997">
            <table:change-track-table-cell table:cell-address="Sheet1.N26" table:formula="of:=DEC2HEX(IF(#ref!28=&quot;Y&quot;;8;9)*256*16+HEX2DEC([.J26])*16+IF([.C26]=&quot;Y&quot;;8;0)+IF([.D26]=&quot;Y&quot;;0;4)+3;4)" office:value-type="float" office:value="0"/>
          </table:previous>
        </table:cell-content-change>
        <table:cell-content-change table:id="ct1039">
          <table:cell-address table:column="13" table:row="26" table:table="0"/>
          <office:change-info>
            <dc:creator>Mike </dc:creator>
            <dc:date>2011-08-04T12:42:48.89</dc:date>
          </office:change-info>
          <table:previous table:id="ct998">
            <table:change-track-table-cell table:cell-address="Sheet1.N27" table:formula="of:=DEC2HEX(IF(#ref!29=&quot;Y&quot;;8;9)*256*16+HEX2DEC([.J27])*16+IF([.C27]=&quot;Y&quot;;8;0)+IF([.D27]=&quot;Y&quot;;0;4)+3;4)" office:value-type="float" office:value="0"/>
          </table:previous>
        </table:cell-content-change>
        <table:cell-content-change table:id="ct1040">
          <table:cell-address table:column="13" table:row="27" table:table="0"/>
          <office:change-info>
            <dc:creator>Mike </dc:creator>
            <dc:date>2011-08-04T12:42:48.89</dc:date>
          </office:change-info>
          <table:previous table:id="ct999">
            <table:change-track-table-cell table:cell-address="Sheet1.N28" table:formula="of:=DEC2HEX(IF(#ref!30=&quot;Y&quot;;8;9)*256*16+HEX2DEC([.J28])*16+IF([.C28]=&quot;Y&quot;;8;0)+IF([.D28]=&quot;Y&quot;;0;4)+3;4)" office:value-type="float" office:value="0"/>
          </table:previous>
        </table:cell-content-change>
        <table:cell-content-change table:id="ct1041">
          <table:cell-address table:column="13" table:row="28" table:table="0"/>
          <office:change-info>
            <dc:creator>Mike </dc:creator>
            <dc:date>2011-08-04T12:42:48.89</dc:date>
          </office:change-info>
          <table:previous table:id="ct1000">
            <table:change-track-table-cell table:cell-address="Sheet1.N29" table:formula="of:=DEC2HEX(IF(#ref!31=&quot;Y&quot;;8;9)*256*16+HEX2DEC([.J29])*16+IF([.C29]=&quot;Y&quot;;8;0)+IF([.D29]=&quot;Y&quot;;0;4)+3;4)" office:value-type="float" office:value="0"/>
          </table:previous>
        </table:cell-content-change>
        <table:cell-content-change table:id="ct1042">
          <table:cell-address table:column="13" table:row="29" table:table="0"/>
          <office:change-info>
            <dc:creator>Mike </dc:creator>
            <dc:date>2011-08-04T12:42:48.89</dc:date>
          </office:change-info>
          <table:previous table:id="ct1001">
            <table:change-track-table-cell table:cell-address="Sheet1.N30" table:formula="of:=DEC2HEX(IF(#ref!32=&quot;Y&quot;;8;9)*256*16+HEX2DEC([.J30])*16+IF([.C30]=&quot;Y&quot;;8;0)+IF([.D30]=&quot;Y&quot;;0;4)+3;4)" office:value-type="float" office:value="0"/>
          </table:previous>
        </table:cell-content-change>
        <table:cell-content-change table:id="ct1043">
          <table:cell-address table:column="13" table:row="35" table:table="0"/>
          <office:change-info>
            <dc:creator>Mike </dc:creator>
            <dc:date>2011-08-04T12:42:48.89</dc:date>
          </office:change-info>
          <table:previous table:id="ct1002">
            <table:change-track-table-cell table:cell-address="Sheet1.N36" table:formula="of:=DEC2HEX(IF(#ref!38=&quot;Y&quot;;8;9)*256*16+HEX2DEC([.J36])*16+IF([.C36]=&quot;Y&quot;;8;0)+IF([.D36]=&quot;Y&quot;;0;4)+3;4)" office:value-type="float" office:value="0"/>
          </table:previous>
        </table:cell-content-change>
        <table:cell-content-change table:id="ct1044">
          <table:cell-address table:column="13" table:row="36" table:table="0"/>
          <office:change-info>
            <dc:creator>Mike </dc:creator>
            <dc:date>2011-08-04T12:42:48.89</dc:date>
          </office:change-info>
          <table:previous table:id="ct1003">
            <table:change-track-table-cell table:cell-address="Sheet1.N37" table:formula="of:=DEC2HEX(IF(#ref!39=&quot;Y&quot;;8;9)*256*16+HEX2DEC([.J37])*16+IF([.C37]=&quot;Y&quot;;8;0)+IF([.D37]=&quot;Y&quot;;0;4)+3;4)" office:value-type="float" office:value="0"/>
          </table:previous>
        </table:cell-content-change>
        <table:cell-content-change table:id="ct1045">
          <table:cell-address table:column="13" table:row="37" table:table="0"/>
          <office:change-info>
            <dc:creator>Mike </dc:creator>
            <dc:date>2011-08-04T12:42:48.89</dc:date>
          </office:change-info>
          <table:previous table:id="ct1004">
            <table:change-track-table-cell table:cell-address="Sheet1.N38" table:formula="of:=DEC2HEX(IF(#ref!40=&quot;Y&quot;;8;9)*256*16+HEX2DEC([.J38])*16+IF([.C38]=&quot;Y&quot;;8;0)+IF([.D38]=&quot;Y&quot;;0;4)+3;4)" office:value-type="float" office:value="0"/>
          </table:previous>
        </table:cell-content-change>
        <table:cell-content-change table:id="ct1046">
          <table:cell-address table:column="13" table:row="38" table:table="0"/>
          <office:change-info>
            <dc:creator>Mike </dc:creator>
            <dc:date>2011-08-04T12:42:48.89</dc:date>
          </office:change-info>
          <table:previous table:id="ct1005">
            <table:change-track-table-cell table:cell-address="Sheet1.N39" table:formula="of:=DEC2HEX(IF(#ref!41=&quot;Y&quot;;8;9)*256*16+HEX2DEC([.J39])*16+IF([.C39]=&quot;Y&quot;;8;0)+IF([.D39]=&quot;Y&quot;;0;4)+3;4)" office:value-type="float" office:value="0"/>
          </table:previous>
        </table:cell-content-change>
        <table:cell-content-change table:id="ct1047">
          <table:cell-address table:column="13" table:row="38" table:table="0"/>
          <office:change-info>
            <dc:creator>Mike </dc:creator>
            <dc:date>2011-08-04T12:42:48.89</dc:date>
          </office:change-info>
          <table:previous table:id="ct1006">
            <table:change-track-table-cell table:cell-address="Sheet1.N39" table:formula="of:=DEC2HEX(IF(#ref!41=&quot;Y&quot;;8;9)*256*16+HEX2DEC([.J39])*16+IF([.C39]=&quot;Y&quot;;8;0)+IF([.D39]=&quot;Y&quot;;0;4)+3;4)" office:value-type="float" office:value="0"/>
          </table:previous>
        </table:cell-content-change>
        <table:cell-content-change table:id="ct1048">
          <table:cell-address table:column="13" table:row="39" table:table="0"/>
          <office:change-info>
            <dc:creator>Mike </dc:creator>
            <dc:date>2011-08-04T12:42:48.89</dc:date>
          </office:change-info>
          <table:previous table:id="ct1007">
            <table:change-track-table-cell table:cell-address="Sheet1.N40" table:formula="of:=DEC2HEX(IF(#ref!42=&quot;Y&quot;;8;9)*256*16+HEX2DEC([.J40])*16+IF([.C40]=&quot;Y&quot;;8;0)+IF([.D40]=&quot;Y&quot;;0;4)+3;4)" office:value-type="float" office:value="0"/>
          </table:previous>
        </table:cell-content-change>
        <table:cell-content-change table:id="ct1049">
          <table:cell-address table:column="13" table:row="40" table:table="0"/>
          <office:change-info>
            <dc:creator>Mike </dc:creator>
            <dc:date>2011-08-04T12:42:48.89</dc:date>
          </office:change-info>
          <table:previous table:id="ct1008">
            <table:change-track-table-cell table:cell-address="Sheet1.N41" table:formula="of:=DEC2HEX(IF(#ref!43=&quot;Y&quot;;8;9)*256*16+HEX2DEC([.J41])*16+IF([.C41]=&quot;Y&quot;;8;0)+IF([.D41]=&quot;Y&quot;;0;4)+3;4)" office:value-type="float" office:value="0"/>
          </table:previous>
        </table:cell-content-change>
        <table:cell-content-change table:id="ct1050">
          <table:cell-address table:column="13" table:row="41" table:table="0"/>
          <office:change-info>
            <dc:creator>Mike </dc:creator>
            <dc:date>2011-08-04T12:42:48.89</dc:date>
          </office:change-info>
          <table:previous table:id="ct1009">
            <table:change-track-table-cell table:cell-address="Sheet1.N42" table:formula="of:=DEC2HEX(IF(#ref!44=&quot;Y&quot;;8;9)*256*16+HEX2DEC([.J42])*16+IF([.C42]=&quot;Y&quot;;8;0)+IF([.D42]=&quot;Y&quot;;0;4)+3;4)" office:value-type="float" office:value="0"/>
          </table:previous>
        </table:cell-content-change>
        <table:cell-content-change table:id="ct1051">
          <table:cell-address table:column="13" table:row="42" table:table="0"/>
          <office:change-info>
            <dc:creator>Mike </dc:creator>
            <dc:date>2011-08-04T12:42:48.89</dc:date>
          </office:change-info>
          <table:previous table:id="ct1010">
            <table:change-track-table-cell table:cell-address="Sheet1.N43" table:formula="of:=DEC2HEX(IF(#ref!45=&quot;Y&quot;;8;9)*256*16+HEX2DEC([.J43])*16+IF([.C43]=&quot;Y&quot;;8;0)+IF([.D43]=&quot;Y&quot;;0;4)+3;4)" office:value-type="float" office:value="0"/>
          </table:previous>
        </table:cell-content-change>
        <table:cell-content-change table:id="ct1052">
          <table:cell-address table:column="13" table:row="43" table:table="0"/>
          <office:change-info>
            <dc:creator>Mike </dc:creator>
            <dc:date>2011-08-04T12:42:48.89</dc:date>
          </office:change-info>
          <table:previous table:id="ct1011">
            <table:change-track-table-cell table:cell-address="Sheet1.N44" table:formula="of:=DEC2HEX(IF(#ref!46=&quot;Y&quot;;8;9)*256*16+HEX2DEC([.J44])*16+IF([.C44]=&quot;Y&quot;;8;0)+IF([.D44]=&quot;Y&quot;;0;4)+3;4)" office:value-type="float" office:value="0"/>
          </table:previous>
        </table:cell-content-change>
        <table:cell-content-change table:id="ct1053">
          <table:cell-address table:column="13" table:row="44" table:table="0"/>
          <office:change-info>
            <dc:creator>Mike </dc:creator>
            <dc:date>2011-08-04T12:42:48.89</dc:date>
          </office:change-info>
          <table:previous table:id="ct1012">
            <table:change-track-table-cell table:cell-address="Sheet1.N45" table:formula="of:=DEC2HEX(IF(#ref!47=&quot;Y&quot;;8;9)*256*16+HEX2DEC([.J45])*16+IF([.C45]=&quot;Y&quot;;8;0)+IF([.D45]=&quot;Y&quot;;0;4)+3;4)" office:value-type="float" office:value="0"/>
          </table:previous>
        </table:cell-content-change>
        <table:cell-content-change table:id="ct1054">
          <table:cell-address table:column="13" table:row="45" table:table="0"/>
          <office:change-info>
            <dc:creator>Mike </dc:creator>
            <dc:date>2011-08-04T12:42:48.89</dc:date>
          </office:change-info>
          <table:previous table:id="ct1013">
            <table:change-track-table-cell table:cell-address="Sheet1.N46" table:formula="of:=DEC2HEX(IF(#ref!48=&quot;Y&quot;;8;9)*256*16+HEX2DEC([.J46])*16+IF([.C46]=&quot;Y&quot;;8;0)+IF([.D46]=&quot;Y&quot;;0;4)+3;4)" office:value-type="float" office:value="0"/>
          </table:previous>
        </table:cell-content-change>
        <table:cell-content-change table:id="ct1055">
          <table:cell-address table:column="13" table:row="46" table:table="0"/>
          <office:change-info>
            <dc:creator>Mike </dc:creator>
            <dc:date>2011-08-04T12:42:48.89</dc:date>
          </office:change-info>
          <table:previous table:id="ct1014">
            <table:change-track-table-cell table:cell-address="Sheet1.N47" table:formula="of:=DEC2HEX(IF(#ref!49=&quot;Y&quot;;8;9)*256*16+HEX2DEC([.J47])*16+IF([.C47]=&quot;Y&quot;;8;0)+IF([.D47]=&quot;Y&quot;;0;4)+3;4)" office:value-type="float" office:value="0"/>
          </table:previous>
        </table:cell-content-change>
        <table:cell-content-change table:id="ct1056">
          <table:cell-address table:column="13" table:row="47" table:table="0"/>
          <office:change-info>
            <dc:creator>Mike </dc:creator>
            <dc:date>2011-08-04T12:42:48.89</dc:date>
          </office:change-info>
          <table:previous table:id="ct1015">
            <table:change-track-table-cell table:cell-address="Sheet1.N48" table:formula="of:=DEC2HEX(IF(#ref!50=&quot;Y&quot;;8;9)*256*16+HEX2DEC([.J48])*16+IF([.C48]=&quot;Y&quot;;8;0)+IF([.D48]=&quot;Y&quot;;0;4)+3;4)" office:value-type="float" office:value="0"/>
          </table:previous>
        </table:cell-content-change>
        <table:cell-content-change table:id="ct1057">
          <table:cell-address table:column="13" table:row="48" table:table="0"/>
          <office:change-info>
            <dc:creator>Mike </dc:creator>
            <dc:date>2011-08-04T12:42:48.89</dc:date>
          </office:change-info>
          <table:previous table:id="ct1016">
            <table:change-track-table-cell table:cell-address="Sheet1.N49" table:formula="of:=DEC2HEX(IF(#ref!51=&quot;Y&quot;;8;9)*256*16+HEX2DEC([.J49])*16+IF([.C49]=&quot;Y&quot;;8;0)+IF([.D49]=&quot;Y&quot;;0;4)+3;4)" office:value-type="float" office:value="0"/>
          </table:previous>
        </table:cell-content-change>
        <table:cell-content-change table:id="ct1058">
          <table:cell-address table:column="13" table:row="49" table:table="0"/>
          <office:change-info>
            <dc:creator>Mike </dc:creator>
            <dc:date>2011-08-04T12:42:48.89</dc:date>
          </office:change-info>
          <table:previous table:id="ct1017">
            <table:change-track-table-cell table:cell-address="Sheet1.N50" table:formula="of:=DEC2HEX(IF(#ref!52=&quot;Y&quot;;8;9)*256*16+HEX2DEC([.J50])*16+IF([.C50]=&quot;Y&quot;;8;0)+IF([.D50]=&quot;Y&quot;;0;4)+3;4)" office:value-type="float" office:value="0"/>
          </table:previous>
        </table:cell-content-change>
        <table:cell-content-change table:id="ct1059">
          <table:cell-address table:column="13" table:row="50" table:table="0"/>
          <office:change-info>
            <dc:creator>Mike </dc:creator>
            <dc:date>2011-08-04T12:42:48.89</dc:date>
          </office:change-info>
          <table:previous table:id="ct1018">
            <table:change-track-table-cell table:cell-address="Sheet1.N51" table:formula="of:=DEC2HEX(IF(#ref!53=&quot;Y&quot;;8;9)*256*16+HEX2DEC([.J51])*16+IF([.C51]=&quot;Y&quot;;8;0)+IF([.D51]=&quot;Y&quot;;0;4)+3;4)" office:value-type="float" office:value="0"/>
          </table:previous>
        </table:cell-content-change>
        <table:deletion table:id="ct1060" table:type="column" table:position="13" table:table="0">
          <office:change-info>
            <dc:creator>Mike </dc:creator>
            <dc:date>2011-08-04T12:42:58.30</dc:date>
          </office:change-info>
          <table:deletions>
            <table:cell-content-deletion>
              <table:cell-address table:column="13" table:row="64" table:table="0"/>
              <table:change-track-table-cell office:value-type="string">
                <text:p>prototypes/CBUS-PIC/canlib/frametypes.c</text:p>
              </table:change-track-table-cell>
            </table:cell-content-deletion>
            <table:cell-content-deletion>
              <table:cell-address table:column="13" table:row="63" table:table="0"/>
              <table:change-track-table-cell office:value-type="string">
                <text:p>prototypes/Arduino/libraries/OpenLCB/OpenLcbCan.h</text:p>
              </table:change-track-table-cell>
            </table:cell-content-deletion>
            <table:cell-content-deletion>
              <table:cell-address table:column="13" table:row="52" table:table="0"/>
              <table:change-track-table-cell office:value-type="string">
                <text:p>7=DestID stream data</text:p>
              </table:change-track-table-cell>
            </table:cell-content-deletion>
            <table:cell-content-deletion>
              <table:cell-address table:column="13" table:row="52" table:table="0"/>
              <table:change-track-table-cell office:value-type="string">
                <text:p>6=DestID non-Stream</text:p>
              </table:change-track-table-cell>
            </table:cell-content-deletion>
            <table:cell-content-deletion>
              <table:cell-address table:column="13" table:row="52" table:table="0"/>
              <table:change-track-table-cell office:value-type="string">
                <text:p>5=DestID datagram last segment</text:p>
              </table:change-track-table-cell>
            </table:cell-content-deletion>
            <table:cell-content-deletion>
              <table:cell-address table:column="13" table:row="52" table:table="0"/>
              <table:change-track-table-cell office:value-type="string">
                <text:p>4=DestID datagram</text:p>
              </table:change-track-table-cell>
            </table:cell-content-deletion>
            <table:cell-content-deletion>
              <table:cell-address table:column="13" table:row="52" table:table="0"/>
              <table:change-track-table-cell office:value-type="string">
                <text:p>1=complex MTI</text:p>
              </table:change-track-table-cell>
            </table:cell-content-deletion>
            <table:cell-content-deletion>
              <table:cell-address table:column="13" table:row="52" table:table="0"/>
              <table:change-track-table-cell office:value-type="string">
                <text:p>0=simple MTI</text:p>
              </table:change-track-table-cell>
            </table:cell-content-deletion>
            <table:cell-content-deletion>
              <table:cell-address table:column="13" table:row="2" table:table="0"/>
              <table:change-track-table-cell office:value-type="string">
                <text:p>Format</text:p>
              </table:change-track-table-cell>
            </table:cell-content-deletion>
            <table:cell-content-deletion>
              <table:cell-address table:column="13" table:row="11" table:table="0"/>
              <table:change-track-table-cell office:value-type="float" office:value="6"/>
            </table:cell-content-deletion>
            <table:cell-content-deletion>
              <table:cell-address table:column="13" table:row="11" table:table="0"/>
              <table:change-track-table-cell office:value-type="float" office:value="6"/>
            </table:cell-content-deletion>
            <table:cell-content-deletion table:id="ct793">
              <table:change-track-table-cell table:cell-address="Sheet1.N51" table:formula="of:=IF([.B51]=&quot;Y&quot;;&quot;E&quot;;IF(#ref!53=&quot;Y&quot;;8;9))" office:value-type="string">
                <text:p>E</text:p>
              </table:change-track-table-cell>
            </table:cell-content-deletion>
            <table:cell-content-deletion table:id="ct792">
              <table:change-track-table-cell table:cell-address="Sheet1.N50" table:formula="of:=IF([.B50]=&quot;Y&quot;;&quot;E&quot;;IF(#ref!52=&quot;Y&quot;;8;9))" office:value-type="string">
                <text:p>E</text:p>
              </table:change-track-table-cell>
            </table:cell-content-deletion>
            <table:cell-content-deletion table:id="ct794">
              <table:change-track-table-cell office:value-type="string">
                <text:p>F</text:p>
              </table:change-track-table-cell>
            </table:cell-content-deletion>
            <table:cell-content-deletion table:id="ct808">
              <table:change-track-table-cell/>
            </table:cell-content-deletion>
            <table:cell-content-deletion table:id="ct807">
              <table:change-track-table-cell/>
            </table:cell-content-deletion>
            <table:cell-content-deletion table:id="ct788">
              <table:change-track-table-cell table:cell-address="Sheet1.N46" table:formula="of:=IF([.B46]=&quot;Y&quot;;&quot;E&quot;;IF(#ref!48=&quot;Y&quot;;8;9))" office:value-type="string">
                <text:p>E</text:p>
              </table:change-track-table-cell>
            </table:cell-content-deletion>
            <table:cell-content-deletion table:id="ct806">
              <table:change-track-table-cell/>
            </table:cell-content-deletion>
            <table:cell-content-deletion table:id="ct786">
              <table:change-track-table-cell table:cell-address="Sheet1.N44" table:formula="of:=IF([.B44]=&quot;Y&quot;;&quot;E&quot;;IF(#ref!46=&quot;Y&quot;;8;9))" office:value-type="string">
                <text:p>E</text:p>
              </table:change-track-table-cell>
            </table:cell-content-deletion>
            <table:cell-content-deletion table:id="ct805">
              <table:change-track-table-cell/>
            </table:cell-content-deletion>
            <table:cell-content-deletion table:id="ct804">
              <table:change-track-table-cell/>
            </table:cell-content-deletion>
            <table:cell-content-deletion table:id="ct803">
              <table:change-track-table-cell/>
            </table:cell-content-deletion>
            <table:cell-content-deletion table:id="ct782">
              <table:change-track-table-cell table:cell-address="Sheet1.N40" table:formula="of:=IF([.B40]=&quot;Y&quot;;&quot;E&quot;;IF(#ref!42=&quot;Y&quot;;8;9))" office:value-type="string">
                <text:p>E</text:p>
              </table:change-track-table-cell>
            </table:cell-content-deletion>
            <table:cell-content-deletion table:id="ct781">
              <table:change-track-table-cell table:cell-address="Sheet1.N39" table:formula="of:=IF([.B39]=&quot;Y&quot;;&quot;E&quot;;IF(#ref!41=&quot;Y&quot;;8;9))" office:value-type="string">
                <text:p>E</text:p>
              </table:change-track-table-cell>
            </table:cell-content-deletion>
            <table:cell-content-deletion table:id="ct809">
              <table:change-track-table-cell/>
            </table:cell-content-deletion>
            <table:cell-content-deletion table:id="ct779">
              <table:change-track-table-cell table:cell-address="Sheet1.N38" table:formula="of:=IF([.B38]=&quot;Y&quot;;&quot;E&quot;;IF(#ref!40=&quot;Y&quot;;8;9))" office:value-type="string">
                <text:p>E</text:p>
              </table:change-track-table-cell>
            </table:cell-content-deletion>
            <table:cell-content-deletion table:id="ct802">
              <table:change-track-table-cell/>
            </table:cell-content-deletion>
            <table:cell-content-deletion table:id="ct801">
              <table:change-track-table-cell/>
            </table:cell-content-deletion>
            <table:cell-content-deletion table:id="ct800">
              <table:change-track-table-cell/>
            </table:cell-content-deletion>
            <table:cell-content-deletion table:id="ct775">
              <table:change-track-table-cell table:cell-address="Sheet1.N29" table:formula="of:=IF([.B29]=&quot;Y&quot;;&quot;E&quot;;IF(#ref!31=&quot;Y&quot;;8;9))" office:value-type="float" office:value="0"/>
            </table:cell-content-deletion>
            <table:cell-content-deletion table:id="ct774">
              <table:change-track-table-cell table:cell-address="Sheet1.N28" table:formula="of:=IF([.B28]=&quot;Y&quot;;&quot;E&quot;;IF(#ref!30=&quot;Y&quot;;8;9))" office:value-type="float" office:value="0"/>
            </table:cell-content-deletion>
            <table:cell-content-deletion table:id="ct773">
              <table:change-track-table-cell table:cell-address="Sheet1.N27" table:formula="of:=IF([.B27]=&quot;Y&quot;;&quot;E&quot;;IF(#ref!29=&quot;Y&quot;;8;9))" office:value-type="float" office:value="0"/>
            </table:cell-content-deletion>
            <table:cell-content-deletion table:id="ct772">
              <table:change-track-table-cell table:cell-address="Sheet1.N26" table:formula="of:=IF([.B26]=&quot;Y&quot;;&quot;E&quot;;IF(#ref!28=&quot;Y&quot;;8;9))" office:value-type="string">
                <text:p>E</text:p>
              </table:change-track-table-cell>
            </table:cell-content-deletion>
            <table:cell-content-deletion table:id="ct771">
              <table:change-track-table-cell table:cell-address="Sheet1.N25" table:formula="of:=IF([.B25]=&quot;Y&quot;;&quot;E&quot;;IF(#ref!27=&quot;Y&quot;;8;9))" office:value-type="float" office:value="0"/>
            </table:cell-content-deletion>
            <table:cell-content-deletion table:id="ct770">
              <table:change-track-table-cell table:cell-address="Sheet1.N24" table:formula="of:=IF([.B24]=&quot;Y&quot;;&quot;E&quot;;IF(#ref!26=&quot;Y&quot;;8;9))" office:value-type="float" office:value="0"/>
            </table:cell-content-deletion>
            <table:cell-content-deletion table:id="ct769">
              <table:change-track-table-cell table:cell-address="Sheet1.N23" table:formula="of:=IF([.B23]=&quot;Y&quot;;&quot;E&quot;;IF(#ref!25=&quot;Y&quot;;8;9))" office:value-type="float" office:value="0"/>
            </table:cell-content-deletion>
            <table:cell-content-deletion table:id="ct799">
              <table:change-track-table-cell/>
            </table:cell-content-deletion>
            <table:cell-content-deletion table:id="ct767">
              <table:change-track-table-cell table:cell-address="Sheet1.N22" table:formula="of:=IF([.B22]=&quot;Y&quot;;&quot;E&quot;;IF(#ref!24=&quot;Y&quot;;8;9))" office:value-type="float" office:value="0"/>
            </table:cell-content-deletion>
            <table:cell-content-deletion table:id="ct766">
              <table:change-track-table-cell table:cell-address="Sheet1.N21" table:formula="of:=IF([.B21]=&quot;Y&quot;;&quot;E&quot;;IF(#ref!23=&quot;Y&quot;;8;9))" office:value-type="float" office:value="0"/>
            </table:cell-content-deletion>
            <table:cell-content-deletion table:id="ct765">
              <table:change-track-table-cell table:cell-address="Sheet1.N20" table:formula="of:=IF([.B20]=&quot;Y&quot;;&quot;E&quot;;IF(#ref!22=&quot;Y&quot;;8;9))" office:value-type="float" office:value="0"/>
            </table:cell-content-deletion>
            <table:cell-content-deletion table:id="ct798">
              <table:change-track-table-cell/>
            </table:cell-content-deletion>
            <table:cell-content-deletion table:id="ct797">
              <table:change-track-table-cell/>
            </table:cell-content-deletion>
            <table:cell-content-deletion table:id="ct796">
              <table:change-track-table-cell/>
            </table:cell-content-deletion>
            <table:cell-content-deletion table:id="ct795">
              <table:change-track-table-cell/>
            </table:cell-content-deletion>
            <table:cell-content-deletion table:id="ct751">
              <table:change-track-table-cell office:value-type="float" office:value="4"/>
            </table:cell-content-deletion>
            <table:cell-content-deletion table:id="ct758">
              <table:change-track-table-cell table:cell-address="Sheet1.N13" table:formula="of:=IF([.B13]=&quot;Y&quot;;&quot;E&quot;;IF(#ref!15=&quot;Y&quot;;8;9))" office:value-type="string">
                <text:p>E</text:p>
              </table:change-track-table-cell>
            </table:cell-content-deletion>
            <table:cell-content-deletion table:id="ct757">
              <table:change-track-table-cell table:cell-address="Sheet1.N12" table:formula="of:=IF([.B12]=&quot;Y&quot;;&quot;E&quot;;IF(#ref!14=&quot;Y&quot;;8;9))" office:value-type="string">
                <text:p>E</text:p>
              </table:change-track-table-cell>
            </table:cell-content-deletion>
            <table:cell-content-deletion table:id="ct756">
              <table:change-track-table-cell table:cell-address="Sheet1.N11" table:formula="of:=IF([.B11]=&quot;Y&quot;;&quot;E&quot;;IF(#ref!13=&quot;Y&quot;;8;9))" office:value-type="float" office:value="0"/>
            </table:cell-content-deletion>
            <table:cell-content-deletion table:id="ct755">
              <table:change-track-table-cell table:cell-address="Sheet1.N10" table:formula="of:=IF([.B10]=&quot;Y&quot;;&quot;E&quot;;IF(#ref!12=&quot;Y&quot;;8;9))" office:value-type="float" office:value="0"/>
            </table:cell-content-deletion>
            <table:cell-content-deletion table:id="ct754">
              <table:change-track-table-cell table:cell-address="Sheet1.N9" table:formula="of:=IF([.B9]=&quot;Y&quot;;&quot;E&quot;;IF(#ref!11=&quot;Y&quot;;8;9))" office:value-type="string">
                <text:p>E</text:p>
              </table:change-track-table-cell>
            </table:cell-content-deletion>
            <table:cell-content-deletion table:id="ct753">
              <table:change-track-table-cell table:cell-address="Sheet1.N8" table:formula="of:=IF([.B8]=&quot;Y&quot;;&quot;E&quot;;IF(#ref!10=&quot;Y&quot;;8;9))" office:value-type="float" office:value="0"/>
            </table:cell-content-deletion>
            <table:change-deletion table:id="ct742"/>
            <table:change-deletion table:id="ct741"/>
            <table:cell-content-deletion table:id="ct762">
              <table:change-track-table-cell table:cell-address="Sheet1.N17" table:formula="of:=IF([.B17]=&quot;Y&quot;;&quot;E&quot;;IF(#ref!19=&quot;Y&quot;;8;9))" office:value-type="string">
                <text:p>E</text:p>
              </table:change-track-table-cell>
            </table:cell-content-deletion>
            <table:cell-content-deletion table:id="ct761">
              <table:change-track-table-cell table:cell-address="Sheet1.N16" table:formula="of:=IF([.B16]=&quot;Y&quot;;&quot;E&quot;;IF(#ref!18=&quot;Y&quot;;8;9))" office:value-type="string">
                <text:p>E</text:p>
              </table:change-track-table-cell>
            </table:cell-content-deletion>
          </table:deletions>
          <table:cut-offs>
            <table:movement-cut-off table:id="ct46" table:start-position="1" table:end-position="0"/>
          </table:cut-offs>
        </table:deletion>
        <table:cell-content-change table:id="ct1061">
          <table:cell-address table:column="13" table:row="2" table:table="0"/>
          <office:change-info>
            <dc:creator>Mike </dc:creator>
            <dc:date>2011-08-04T12:43:16.81</dc:date>
          </office:change-info>
          <table:previous table:id="ct185">
            <table:change-track-table-cell office:value-type="string">
              <text:p>15 bits hex</text:p>
            </table:change-track-table-cell>
          </table:previous>
        </table:cell-content-change>
        <table:cell-content-change table:id="ct1062">
          <table:cell-address table:column="13" table:row="13" table:table="0"/>
          <office:change-info>
            <dc:creator>Mike </dc:creator>
            <dc:date>2011-08-04T12:43:27.18</dc:date>
          </office:change-info>
          <table:previous table:id="ct1025">
            <table:change-track-table-cell table:cell-address="Sheet1.N14" table:formula="of:=IF([.B14]=&quot;Y&quot;;&quot;Eddd&quot;;DEC2HEX(IF(#ref!16=&quot;Y&quot;;8;9)*256*16+HEX2DEC([.J14])*16+IF([.C14]=&quot;Y&quot;;8;0)+IF([.D14]=&quot;Y&quot;;0;4)+3;4))" office:value-type="float" office:value="0"/>
          </table:previous>
        </table:cell-content-change>
        <table:cell-content-change table:id="ct1063">
          <table:cell-address table:column="13" table:row="14" table:table="0"/>
          <office:change-info>
            <dc:creator>Mike </dc:creator>
            <dc:date>2011-08-04T12:43:27.18</dc:date>
          </office:change-info>
          <table:previous table:id="ct1026">
            <table:change-track-table-cell table:cell-address="Sheet1.N15" table:formula="of:=IF([.B15]=&quot;Y&quot;;&quot;Eddd&quot;;DEC2HEX(IF(#ref!17=&quot;Y&quot;;8;9)*256*16+HEX2DEC([.J15])*16+IF([.C15]=&quot;Y&quot;;8;0)+IF([.D15]=&quot;Y&quot;;0;4)+3;4))" office:value-type="float" office:value="0"/>
          </table:previous>
        </table:cell-content-change>
        <table:cell-content-change table:id="ct1064">
          <table:cell-address table:column="13" table:row="17" table:table="0"/>
          <office:change-info>
            <dc:creator>Mike </dc:creator>
            <dc:date>2011-08-04T12:43:30.50</dc:date>
          </office:change-info>
          <table:previous table:id="ct1029">
            <table:change-track-table-cell table:cell-address="Sheet1.N18" table:formula="of:=IF([.B18]=&quot;Y&quot;;&quot;Eddd&quot;;DEC2HEX(IF(#ref!20=&quot;Y&quot;;8;9)*256*16+HEX2DEC([.J18])*16+IF([.C18]=&quot;Y&quot;;8;0)+IF([.D18]=&quot;Y&quot;;0;4)+3;4))" office:value-type="float" office:value="0"/>
          </table:previous>
        </table:cell-content-change>
        <table:cell-content-change table:id="ct1065">
          <table:cell-address table:column="13" table:row="18" table:table="0"/>
          <office:change-info>
            <dc:creator>Mike </dc:creator>
            <dc:date>2011-08-04T12:43:30.50</dc:date>
          </office:change-info>
          <table:previous table:id="ct1030">
            <table:change-track-table-cell table:cell-address="Sheet1.N19" table:formula="of:=IF([.B19]=&quot;Y&quot;;&quot;Eddd&quot;;DEC2HEX(IF(#ref!21=&quot;Y&quot;;8;9)*256*16+HEX2DEC([.J19])*16+IF([.C19]=&quot;Y&quot;;8;0)+IF([.D19]=&quot;Y&quot;;0;4)+3;4))" office:value-type="float" office:value="0"/>
          </table:previous>
        </table:cell-content-change>
        <table:cell-content-change table:id="ct1066">
          <table:cell-address table:column="13" table:row="22" table:table="0"/>
          <office:change-info>
            <dc:creator>Mike </dc:creator>
            <dc:date>2011-08-04T12:43:33.17</dc:date>
          </office:change-info>
          <table:previous table:id="ct1034">
            <table:change-track-table-cell table:cell-address="Sheet1.N23" table:formula="of:=IF([.B23]=&quot;Y&quot;;&quot;Eddd&quot;;DEC2HEX(IF(#ref!25=&quot;Y&quot;;8;9)*256*16+HEX2DEC([.J23])*16+IF([.C23]=&quot;Y&quot;;8;0)+IF([.D23]=&quot;Y&quot;;0;4)+3;4))" office:value-type="float" office:value="0"/>
          </table:previous>
        </table:cell-content-change>
        <table:cell-content-change table:id="ct1067">
          <table:cell-address table:column="13" table:row="29" table:table="0"/>
          <office:change-info>
            <dc:creator>Mike </dc:creator>
            <dc:date>2011-08-04T12:43:38.40</dc:date>
          </office:change-info>
          <table:previous table:id="ct1042">
            <table:change-track-table-cell table:cell-address="Sheet1.N30" table:formula="of:=IF([.B30]=&quot;Y&quot;;&quot;Eddd&quot;;DEC2HEX(IF(#ref!32=&quot;Y&quot;;8;9)*256*16+HEX2DEC([.J30])*16+IF([.C30]=&quot;Y&quot;;8;0)+IF([.D30]=&quot;Y&quot;;0;4)+3;4))" office:value-type="float" office:value="0"/>
          </table:previous>
        </table:cell-content-change>
        <table:cell-content-change table:id="ct1068">
          <table:cell-address table:column="13" table:row="35" table:table="0"/>
          <office:change-info>
            <dc:creator>Mike </dc:creator>
            <dc:date>2011-08-04T12:43:38.40</dc:date>
          </office:change-info>
          <table:previous table:id="ct1043">
            <table:change-track-table-cell table:cell-address="Sheet1.N36" table:formula="of:=IF([.B36]=&quot;Y&quot;;&quot;Eddd&quot;;DEC2HEX(IF(#ref!38=&quot;Y&quot;;8;9)*256*16+HEX2DEC([.J36])*16+IF([.C36]=&quot;Y&quot;;8;0)+IF([.D36]=&quot;Y&quot;;0;4)+3;4))" office:value-type="float" office:value="0"/>
          </table:previous>
        </table:cell-content-change>
        <table:cell-content-change table:id="ct1069">
          <table:cell-address table:column="13" table:row="36" table:table="0"/>
          <office:change-info>
            <dc:creator>Mike </dc:creator>
            <dc:date>2011-08-04T12:43:38.40</dc:date>
          </office:change-info>
          <table:previous table:id="ct1044">
            <table:change-track-table-cell table:cell-address="Sheet1.N37" table:formula="of:=IF([.B37]=&quot;Y&quot;;&quot;Eddd&quot;;DEC2HEX(IF(#ref!39=&quot;Y&quot;;8;9)*256*16+HEX2DEC([.J37])*16+IF([.C37]=&quot;Y&quot;;8;0)+IF([.D37]=&quot;Y&quot;;0;4)+3;4))" office:value-type="float" office:value="0"/>
          </table:previous>
        </table:cell-content-change>
        <table:cell-content-change table:id="ct1070">
          <table:cell-address table:column="13" table:row="38" table:table="0"/>
          <office:change-info>
            <dc:creator>Mike </dc:creator>
            <dc:date>2011-08-04T12:43:44.81</dc:date>
          </office:change-info>
          <table:previous table:id="ct1046">
            <table:change-track-table-cell table:cell-address="Sheet1.N39" table:formula="of:=IF([.B39]=&quot;Y&quot;;&quot;Eddd&quot;;DEC2HEX(IF(#ref!41=&quot;Y&quot;;8;9)*256*16+HEX2DEC([.J39])*16+IF([.C39]=&quot;Y&quot;;8;0)+IF([.D39]=&quot;Y&quot;;0;4)+3;4))" office:value-type="string">
              <text:p>Eddd</text:p>
            </table:change-track-table-cell>
          </table:previous>
        </table:cell-content-change>
        <table:cell-content-change table:id="ct1071">
          <table:cell-address table:column="13" table:row="40" table:table="0"/>
          <office:change-info>
            <dc:creator>Mike </dc:creator>
            <dc:date>2011-08-04T12:43:47.55</dc:date>
          </office:change-info>
          <table:previous table:id="ct1049">
            <table:change-track-table-cell table:cell-address="Sheet1.N41" table:formula="of:=IF([.B41]=&quot;Y&quot;;&quot;Eddd&quot;;DEC2HEX(IF(#ref!43=&quot;Y&quot;;8;9)*256*16+HEX2DEC([.J41])*16+IF([.C41]=&quot;Y&quot;;8;0)+IF([.D41]=&quot;Y&quot;;0;4)+3;4))" office:value-type="float" office:value="0"/>
          </table:previous>
        </table:cell-content-change>
        <table:cell-content-change table:id="ct1072">
          <table:cell-address table:column="13" table:row="41" table:table="0"/>
          <office:change-info>
            <dc:creator>Mike </dc:creator>
            <dc:date>2011-08-04T12:43:47.55</dc:date>
          </office:change-info>
          <table:previous table:id="ct1050">
            <table:change-track-table-cell table:cell-address="Sheet1.N42" table:formula="of:=IF([.B42]=&quot;Y&quot;;&quot;Eddd&quot;;DEC2HEX(IF(#ref!44=&quot;Y&quot;;8;9)*256*16+HEX2DEC([.J42])*16+IF([.C42]=&quot;Y&quot;;8;0)+IF([.D42]=&quot;Y&quot;;0;4)+3;4))" office:value-type="float" office:value="0"/>
          </table:previous>
        </table:cell-content-change>
        <table:cell-content-change table:id="ct1073">
          <table:cell-address table:column="13" table:row="42" table:table="0"/>
          <office:change-info>
            <dc:creator>Mike </dc:creator>
            <dc:date>2011-08-04T12:43:47.55</dc:date>
          </office:change-info>
          <table:previous table:id="ct1051">
            <table:change-track-table-cell table:cell-address="Sheet1.N43" table:formula="of:=IF([.B43]=&quot;Y&quot;;&quot;Eddd&quot;;DEC2HEX(IF(#ref!45=&quot;Y&quot;;8;9)*256*16+HEX2DEC([.J43])*16+IF([.C43]=&quot;Y&quot;;8;0)+IF([.D43]=&quot;Y&quot;;0;4)+3;4))" office:value-type="float" office:value="0"/>
          </table:previous>
        </table:cell-content-change>
        <table:cell-content-change table:id="ct1074">
          <table:cell-address table:column="13" table:row="44" table:table="0"/>
          <office:change-info>
            <dc:creator>Mike </dc:creator>
            <dc:date>2011-08-04T12:43:49.82</dc:date>
          </office:change-info>
          <table:previous table:id="ct1053">
            <table:change-track-table-cell table:cell-address="Sheet1.N45" table:formula="of:=IF([.B45]=&quot;Y&quot;;&quot;Eddd&quot;;DEC2HEX(IF(#ref!47=&quot;Y&quot;;8;9)*256*16+HEX2DEC([.J45])*16+IF([.C45]=&quot;Y&quot;;8;0)+IF([.D45]=&quot;Y&quot;;0;4)+3;4))" office:value-type="float" office:value="0"/>
          </table:previous>
        </table:cell-content-change>
        <table:cell-content-change table:id="ct1075">
          <table:cell-address table:column="13" table:row="46" table:table="0"/>
          <office:change-info>
            <dc:creator>Mike </dc:creator>
            <dc:date>2011-08-04T12:43:52.30</dc:date>
          </office:change-info>
          <table:previous table:id="ct1055">
            <table:change-track-table-cell table:cell-address="Sheet1.N47" table:formula="of:=IF([.B47]=&quot;Y&quot;;&quot;Eddd&quot;;DEC2HEX(IF(#ref!49=&quot;Y&quot;;8;9)*256*16+HEX2DEC([.J47])*16+IF([.C47]=&quot;Y&quot;;8;0)+IF([.D47]=&quot;Y&quot;;0;4)+3;4))" office:value-type="float" office:value="0"/>
          </table:previous>
        </table:cell-content-change>
        <table:cell-content-change table:id="ct1076">
          <table:cell-address table:column="13" table:row="47" table:table="0"/>
          <office:change-info>
            <dc:creator>Mike </dc:creator>
            <dc:date>2011-08-04T12:43:52.30</dc:date>
          </office:change-info>
          <table:previous table:id="ct1056">
            <table:change-track-table-cell table:cell-address="Sheet1.N48" table:formula="of:=IF([.B48]=&quot;Y&quot;;&quot;Eddd&quot;;DEC2HEX(IF(#ref!50=&quot;Y&quot;;8;9)*256*16+HEX2DEC([.J48])*16+IF([.C48]=&quot;Y&quot;;8;0)+IF([.D48]=&quot;Y&quot;;0;4)+3;4))" office:value-type="float" office:value="0"/>
          </table:previous>
        </table:cell-content-change>
        <table:cell-content-change table:id="ct1077">
          <table:cell-address table:column="13" table:row="48" table:table="0"/>
          <office:change-info>
            <dc:creator>Mike </dc:creator>
            <dc:date>2011-08-04T12:44:12.90</dc:date>
          </office:change-info>
          <table:previous table:id="ct1057">
            <table:change-track-table-cell table:cell-address="Sheet1.N49" table:formula="of:=IF([.B49]=&quot;Y&quot;;&quot;Eddd&quot;;DEC2HEX(IF(#ref!51=&quot;Y&quot;;8;9)*256*16+HEX2DEC([.J49])*16+IF([.C49]=&quot;Y&quot;;8;0)+IF([.D49]=&quot;Y&quot;;0;4)+3;4))" office:value-type="string">
              <text:p>Eddd</text:p>
            </table:change-track-table-cell>
          </table:previous>
        </table:cell-content-change>
        <table:cell-content-change table:id="ct1078">
          <table:cell-address table:column="13" table:row="52" table:table="0"/>
          <office:change-info>
            <dc:creator>Mike </dc:creator>
            <dc:date>2011-08-04T12:44:35.69</dc:date>
          </office:change-info>
          <table:previous>
            <table:change-track-table-cell office:value-type="string">
              <text:p>f=flags</text:p>
            </table:change-track-table-cell>
          </table:previous>
        </table:cell-content-change>
        <table:movement table:id="ct1079">
          <table:source-range-address table:start-column="13" table:start-row="1" table:start-table="0" table:end-column="14" table:end-row="0" table:end-table="0"/>
          <table:target-range-address table:start-column="13" table:start-row="0" table:start-table="0" table:end-column="14" table:end-row="0" table:end-table="0"/>
          <office:change-info>
            <dc:creator>Mike </dc:creator>
            <dc:date>2011-08-04T12:45:03.85</dc:date>
          </office:change-info>
          <table:dependencies>
            <table:dependence table:id="ct1505"/>
            <table:dependence table:id="ct1496"/>
          </table:dependencies>
          <table:deletions>
            <table:cell-content-deletion table:id="ct468">
              <table:change-track-table-cell office:value-type="string">
                <text:p>CAN Content MTI Byte</text:p>
              </table:change-track-table-cell>
            </table:cell-content-deletion>
            <table:cell-content-deletion table:id="ct52">
              <table:change-track-table-cell office:value-type="string">
                <text:p>CAN Calculation</text:p>
              </table:change-track-table-cell>
            </table:cell-content-deletion>
            <table:cell-content-deletion table:id="ct17">
              <table:change-track-table-cell office:value-type="string">
                <text:p>CAN</text:p>
              </table:change-track-table-cell>
            </table:cell-content-deletion>
          </table:deletions>
        </table:movement>
        <table:insertion table:id="ct1080" table:type="column" table:position="1" table:table="0">
          <office:change-info>
            <dc:creator>Mike </dc:creator>
            <dc:date>2011-08-04T12:46:32.14</dc:date>
          </office:change-info>
          <table:dependencies>
            <table:dependence table:id="ct2364"/>
            <table:dependence table:id="ct2362"/>
            <table:dependence table:id="ct2359"/>
            <table:dependence table:id="ct2355"/>
            <table:dependence table:id="ct2341"/>
            <table:dependence table:id="ct2340"/>
            <table:dependence table:id="ct2339"/>
            <table:dependence table:id="ct2338"/>
            <table:dependence table:id="ct2337"/>
            <table:dependence table:id="ct2330"/>
            <table:dependence table:id="ct2327"/>
            <table:dependence table:id="ct2313"/>
            <table:dependence table:id="ct2312"/>
            <table:dependence table:id="ct2311"/>
            <table:dependence table:id="ct2310"/>
            <table:dependence table:id="ct2309"/>
            <table:dependence table:id="ct2308"/>
            <table:dependence table:id="ct2307"/>
            <table:dependence table:id="ct2306"/>
            <table:dependence table:id="ct2305"/>
            <table:dependence table:id="ct2304"/>
            <table:dependence table:id="ct2283"/>
            <table:dependence table:id="ct2282"/>
            <table:dependence table:id="ct2272"/>
            <table:dependence table:id="ct2109"/>
            <table:dependence table:id="ct2090"/>
            <table:dependence table:id="ct2089"/>
            <table:dependence table:id="ct2084"/>
            <table:dependence table:id="ct2079"/>
            <table:dependence table:id="ct2076"/>
            <table:dependence table:id="ct2071"/>
            <table:dependence table:id="ct2062"/>
            <table:dependence table:id="ct2057"/>
            <table:dependence table:id="ct2051"/>
            <table:dependence table:id="ct2050"/>
            <table:dependence table:id="ct2049"/>
            <table:dependence table:id="ct2044"/>
            <table:dependence table:id="ct2039"/>
            <table:dependence table:id="ct2035"/>
            <table:dependence table:id="ct2032"/>
            <table:dependence table:id="ct2028"/>
            <table:dependence table:id="ct2026"/>
            <table:dependence table:id="ct2023"/>
            <table:dependence table:id="ct2019"/>
            <table:dependence table:id="ct2015"/>
            <table:dependence table:id="ct2012"/>
            <table:dependence table:id="ct2009"/>
            <table:dependence table:id="ct2006"/>
            <table:dependence table:id="ct2003"/>
            <table:dependence table:id="ct2000"/>
            <table:dependence table:id="ct1998"/>
            <table:dependence table:id="ct1710"/>
            <table:dependence table:id="ct1709"/>
            <table:dependence table:id="ct1547"/>
            <table:dependence table:id="ct1544"/>
            <table:dependence table:id="ct1495"/>
            <table:dependence table:id="ct1354"/>
            <table:dependence table:id="ct1107"/>
            <table:dependence table:id="ct1106"/>
            <table:dependence table:id="ct1105"/>
            <table:dependence table:id="ct1104"/>
            <table:dependence table:id="ct1103"/>
            <table:dependence table:id="ct1102"/>
            <table:dependence table:id="ct1101"/>
            <table:dependence table:id="ct1100"/>
            <table:dependence table:id="ct1099"/>
            <table:dependence table:id="ct1098"/>
            <table:dependence table:id="ct1097"/>
            <table:dependence table:id="ct1096"/>
            <table:dependence table:id="ct1095"/>
            <table:dependence table:id="ct1094"/>
            <table:dependence table:id="ct1093"/>
            <table:dependence table:id="ct1092"/>
            <table:dependence table:id="ct1091"/>
            <table:dependence table:id="ct1090"/>
            <table:dependence table:id="ct1089"/>
            <table:dependence table:id="ct1088"/>
            <table:dependence table:id="ct1087"/>
            <table:dependence table:id="ct1086"/>
            <table:dependence table:id="ct1085"/>
            <table:dependence table:id="ct1084"/>
            <table:dependence table:id="ct1083"/>
            <table:dependence table:id="ct1082"/>
            <table:dependence table:id="ct1081"/>
          </table:dependencies>
        </table:insertion>
        <table:cell-content-change table:id="ct1081">
          <table:cell-address table:column="1" table:row="1" table:table="0"/>
          <office:change-info>
            <dc:creator>Mike </dc:creator>
            <dc:date>2011-08-04T12:46:49.38</dc:date>
          </office:change-info>
          <table:previous>
            <table:change-track-table-cell/>
          </table:previous>
        </table:cell-content-change>
        <table:cell-content-change table:id="ct1082">
          <table:cell-address table:column="1" table:row="7" table:table="0"/>
          <office:change-info>
            <dc:creator>Mike </dc:creator>
            <dc:date>2011-08-04T12:46:53.48</dc:date>
          </office:change-info>
          <table:previous>
            <table:change-track-table-cell/>
          </table:previous>
        </table:cell-content-change>
        <table:cell-content-change table:id="ct1083">
          <table:cell-address table:column="1" table:row="8" table:table="0"/>
          <office:change-info>
            <dc:creator>Mike </dc:creator>
            <dc:date>2011-08-04T12:46:58.19</dc:date>
          </office:change-info>
          <table:previous>
            <table:change-track-table-cell/>
          </table:previous>
        </table:cell-content-change>
        <table:cell-content-change table:id="ct1084">
          <table:cell-address table:column="1" table:row="9" table:table="0"/>
          <office:change-info>
            <dc:creator>Mike </dc:creator>
            <dc:date>2011-08-04T12:46:58.19</dc:date>
          </office:change-info>
          <table:previous>
            <table:change-track-table-cell/>
          </table:previous>
        </table:cell-content-change>
        <table:cell-content-change table:id="ct1085">
          <table:cell-address table:column="1" table:row="10" table:table="0"/>
          <office:change-info>
            <dc:creator>Mike </dc:creator>
            <dc:date>2011-08-04T12:46:58.19</dc:date>
          </office:change-info>
          <table:previous>
            <table:change-track-table-cell/>
          </table:previous>
        </table:cell-content-change>
        <table:cell-content-change table:id="ct1086">
          <table:cell-address table:column="1" table:row="11" table:table="0"/>
          <office:change-info>
            <dc:creator>Mike </dc:creator>
            <dc:date>2011-08-04T12:46:58.19</dc:date>
          </office:change-info>
          <table:previous>
            <table:change-track-table-cell/>
          </table:previous>
        </table:cell-content-change>
        <table:cell-content-change table:id="ct1087">
          <table:cell-address table:column="1" table:row="12" table:table="0"/>
          <office:change-info>
            <dc:creator>Mike </dc:creator>
            <dc:date>2011-08-04T12:46:58.19</dc:date>
          </office:change-info>
          <table:previous>
            <table:change-track-table-cell/>
          </table:previous>
        </table:cell-content-change>
        <table:cell-content-change table:id="ct1088">
          <table:cell-address table:column="1" table:row="16" table:table="0"/>
          <office:change-info>
            <dc:creator>Mike </dc:creator>
            <dc:date>2011-08-04T12:47:10.87</dc:date>
          </office:change-info>
          <table:previous>
            <table:change-track-table-cell/>
          </table:previous>
        </table:cell-content-change>
        <table:cell-content-change table:id="ct1089">
          <table:cell-address table:column="1" table:row="15" table:table="0"/>
          <office:change-info>
            <dc:creator>Mike </dc:creator>
            <dc:date>2011-08-04T12:47:13.36</dc:date>
          </office:change-info>
          <table:previous>
            <table:change-track-table-cell/>
          </table:previous>
        </table:cell-content-change>
        <table:cell-content-change table:id="ct1090">
          <table:cell-address table:column="1" table:row="19" table:table="0"/>
          <office:change-info>
            <dc:creator>Mike </dc:creator>
            <dc:date>2011-08-04T12:47:17.04</dc:date>
          </office:change-info>
          <table:previous>
            <table:change-track-table-cell/>
          </table:previous>
        </table:cell-content-change>
        <table:cell-content-change table:id="ct1091">
          <table:cell-address table:column="1" table:row="20" table:table="0"/>
          <office:change-info>
            <dc:creator>Mike </dc:creator>
            <dc:date>2011-08-04T12:47:18.10</dc:date>
          </office:change-info>
          <table:previous>
            <table:change-track-table-cell/>
          </table:previous>
        </table:cell-content-change>
        <table:cell-content-change table:id="ct1092">
          <table:cell-address table:column="1" table:row="21" table:table="0"/>
          <office:change-info>
            <dc:creator>Mike </dc:creator>
            <dc:date>2011-08-04T12:47:19.03</dc:date>
          </office:change-info>
          <table:previous>
            <table:change-track-table-cell/>
          </table:previous>
        </table:cell-content-change>
        <table:cell-content-change table:id="ct1093">
          <table:cell-address table:column="1" table:row="22" table:table="0"/>
          <office:change-info>
            <dc:creator>Mike </dc:creator>
            <dc:date>2011-08-04T12:47:21.41</dc:date>
          </office:change-info>
          <table:previous>
            <table:change-track-table-cell/>
          </table:previous>
        </table:cell-content-change>
        <table:cell-content-change table:id="ct1094">
          <table:cell-address table:column="1" table:row="23" table:table="0"/>
          <office:change-info>
            <dc:creator>Mike </dc:creator>
            <dc:date>2011-08-04T12:47:22.03</dc:date>
          </office:change-info>
          <table:previous>
            <table:change-track-table-cell/>
          </table:previous>
        </table:cell-content-change>
        <table:cell-content-change table:id="ct1095">
          <table:cell-address table:column="1" table:row="24" table:table="0"/>
          <office:change-info>
            <dc:creator>Mike </dc:creator>
            <dc:date>2011-08-04T12:47:22.48</dc:date>
          </office:change-info>
          <table:previous>
            <table:change-track-table-cell/>
          </table:previous>
        </table:cell-content-change>
        <table:cell-content-change table:id="ct1096">
          <table:cell-address table:column="1" table:row="25" table:table="0"/>
          <office:change-info>
            <dc:creator>Mike </dc:creator>
            <dc:date>2011-08-04T12:47:22.91</dc:date>
          </office:change-info>
          <table:previous>
            <table:change-track-table-cell/>
          </table:previous>
        </table:cell-content-change>
        <table:cell-content-change table:id="ct1097">
          <table:cell-address table:column="1" table:row="26" table:table="0"/>
          <office:change-info>
            <dc:creator>Mike </dc:creator>
            <dc:date>2011-08-04T12:47:23.32</dc:date>
          </office:change-info>
          <table:previous>
            <table:change-track-table-cell/>
          </table:previous>
        </table:cell-content-change>
        <table:cell-content-change table:id="ct1098">
          <table:cell-address table:column="1" table:row="27" table:table="0"/>
          <office:change-info>
            <dc:creator>Mike </dc:creator>
            <dc:date>2011-08-04T12:47:23.76</dc:date>
          </office:change-info>
          <table:previous>
            <table:change-track-table-cell/>
          </table:previous>
        </table:cell-content-change>
        <table:cell-content-change table:id="ct1099">
          <table:cell-address table:column="1" table:row="28" table:table="0"/>
          <office:change-info>
            <dc:creator>Mike </dc:creator>
            <dc:date>2011-08-04T12:47:24.26</dc:date>
          </office:change-info>
          <table:previous>
            <table:change-track-table-cell/>
          </table:previous>
        </table:cell-content-change>
        <table:cell-content-change table:id="ct1100">
          <table:cell-address table:column="1" table:row="37" table:table="0"/>
          <office:change-info>
            <dc:creator>Mike </dc:creator>
            <dc:date>2011-08-04T12:47:26.71</dc:date>
          </office:change-info>
          <table:previous>
            <table:change-track-table-cell/>
          </table:previous>
        </table:cell-content-change>
        <table:cell-content-change table:id="ct1101">
          <table:cell-address table:column="1" table:row="38" table:table="0"/>
          <office:change-info>
            <dc:creator>Mike </dc:creator>
            <dc:date>2011-08-04T12:47:29.79</dc:date>
          </office:change-info>
          <table:previous>
            <table:change-track-table-cell/>
          </table:previous>
        </table:cell-content-change>
        <table:cell-content-change table:id="ct1102">
          <table:cell-address table:column="1" table:row="39" table:table="0"/>
          <office:change-info>
            <dc:creator>Mike </dc:creator>
            <dc:date>2011-08-04T12:47:30.22</dc:date>
          </office:change-info>
          <table:previous>
            <table:change-track-table-cell/>
          </table:previous>
        </table:cell-content-change>
        <table:cell-content-change table:id="ct1103">
          <table:cell-address table:column="1" table:row="43" table:table="0"/>
          <office:change-info>
            <dc:creator>Mike </dc:creator>
            <dc:date>2011-08-04T12:47:36.81</dc:date>
          </office:change-info>
          <table:previous>
            <table:change-track-table-cell/>
          </table:previous>
        </table:cell-content-change>
        <table:cell-content-change table:id="ct1104">
          <table:cell-address table:column="1" table:row="45" table:table="0"/>
          <office:change-info>
            <dc:creator>Mike </dc:creator>
            <dc:date>2011-08-04T12:47:40.40</dc:date>
          </office:change-info>
          <table:previous>
            <table:change-track-table-cell/>
          </table:previous>
        </table:cell-content-change>
        <table:cell-content-change table:id="ct1105">
          <table:cell-address table:column="1" table:row="48" table:table="0"/>
          <office:change-info>
            <dc:creator>Mike </dc:creator>
            <dc:date>2011-08-04T12:47:43.67</dc:date>
          </office:change-info>
          <table:previous>
            <table:change-track-table-cell/>
          </table:previous>
        </table:cell-content-change>
        <table:cell-content-change table:id="ct1106">
          <table:cell-address table:column="1" table:row="49" table:table="0"/>
          <office:change-info>
            <dc:creator>Mike </dc:creator>
            <dc:date>2011-08-04T12:47:44.46</dc:date>
          </office:change-info>
          <table:previous>
            <table:change-track-table-cell/>
          </table:previous>
        </table:cell-content-change>
        <table:cell-content-change table:id="ct1107">
          <table:cell-address table:column="1" table:row="50" table:table="0"/>
          <office:change-info>
            <dc:creator>Mike </dc:creator>
            <dc:date>2011-08-04T12:47:46.94</dc:date>
          </office:change-info>
          <table:previous>
            <table:change-track-table-cell/>
          </table:previous>
        </table:cell-content-change>
        <table:cell-content-change table:id="ct1108">
          <table:cell-address table:column="9" table:row="7" table:table="0"/>
          <office:change-info>
            <dc:creator>Mike </dc:creator>
            <dc:date>2011-08-04T12:48:15.21</dc:date>
          </office:change-info>
          <table:previous table:id="ct570">
            <table:change-track-table-cell table:cell-address="Sheet1.J8" table:formula="of:=DEC2HEX([.H8]*32+[.I8];2)" office:value-type="string">
              <text:p>08</text:p>
            </table:change-track-table-cell>
          </table:previous>
        </table:cell-content-change>
        <table:cell-content-change table:id="ct1109">
          <table:cell-address table:column="9" table:row="8" table:table="0"/>
          <office:change-info>
            <dc:creator>Mike </dc:creator>
            <dc:date>2011-08-04T12:48:19.60</dc:date>
          </office:change-info>
          <table:previous table:id="ct571">
            <table:change-track-table-cell table:cell-address="Sheet1.J9" table:formula="of:=DEC2HEX([.H9]*32+[.I9];2)" office:value-type="string">
              <text:p>0A</text:p>
            </table:change-track-table-cell>
          </table:previous>
        </table:cell-content-change>
        <table:cell-content-change table:id="ct1110">
          <table:cell-address table:column="9" table:row="9" table:table="0"/>
          <office:change-info>
            <dc:creator>Mike </dc:creator>
            <dc:date>2011-08-04T12:48:19.60</dc:date>
          </office:change-info>
          <table:previous table:id="ct572">
            <table:change-track-table-cell table:cell-address="Sheet1.J10" table:formula="of:=DEC2HEX([.H10]*32+[.I10];2)" office:value-type="string">
              <text:p>0A</text:p>
            </table:change-track-table-cell>
          </table:previous>
        </table:cell-content-change>
        <table:cell-content-change table:id="ct1111">
          <table:cell-address table:column="9" table:row="10" table:table="0"/>
          <office:change-info>
            <dc:creator>Mike </dc:creator>
            <dc:date>2011-08-04T12:48:19.60</dc:date>
          </office:change-info>
          <table:previous table:id="ct573">
            <table:change-track-table-cell table:cell-address="Sheet1.J11" table:formula="of:=DEC2HEX([.H11]*32+[.I11];2)" office:value-type="string">
              <text:p>0B</text:p>
            </table:change-track-table-cell>
          </table:previous>
        </table:cell-content-change>
        <table:cell-content-change table:id="ct1112">
          <table:cell-address table:column="9" table:row="11" table:table="0"/>
          <office:change-info>
            <dc:creator>Mike </dc:creator>
            <dc:date>2011-08-04T12:48:19.60</dc:date>
          </office:change-info>
          <table:previous table:id="ct574">
            <table:change-track-table-cell table:cell-address="Sheet1.J12" table:formula="of:=DEC2HEX([.H12]*32+[.I12];2)" office:value-type="string">
              <text:p>0C</text:p>
            </table:change-track-table-cell>
          </table:previous>
        </table:cell-content-change>
        <table:cell-content-change table:id="ct1113">
          <table:cell-address table:column="9" table:row="12" table:table="0"/>
          <office:change-info>
            <dc:creator>Mike </dc:creator>
            <dc:date>2011-08-04T12:48:19.60</dc:date>
          </office:change-info>
          <table:previous table:id="ct575">
            <table:change-track-table-cell table:cell-address="Sheet1.J13" table:formula="of:=DEC2HEX([.H13]*32+[.I13];2)" office:value-type="string">
              <text:p>0D</text:p>
            </table:change-track-table-cell>
          </table:previous>
        </table:cell-content-change>
        <table:cell-content-change table:id="ct1114">
          <table:cell-address table:column="9" table:row="13" table:table="0"/>
          <office:change-info>
            <dc:creator>Mike </dc:creator>
            <dc:date>2011-08-04T12:48:19.60</dc:date>
          </office:change-info>
          <table:previous table:id="ct611">
            <table:change-track-table-cell/>
          </table:previous>
        </table:cell-content-change>
        <table:cell-content-change table:id="ct1115">
          <table:cell-address table:column="9" table:row="14" table:table="0"/>
          <office:change-info>
            <dc:creator>Mike </dc:creator>
            <dc:date>2011-08-04T12:48:19.60</dc:date>
          </office:change-info>
          <table:previous table:id="ct612">
            <table:change-track-table-cell/>
          </table:previous>
        </table:cell-content-change>
        <table:cell-content-change table:id="ct1116">
          <table:cell-address table:column="9" table:row="15" table:table="0"/>
          <office:change-info>
            <dc:creator>Mike </dc:creator>
            <dc:date>2011-08-04T12:48:19.60</dc:date>
          </office:change-info>
          <table:previous table:id="ct578">
            <table:change-track-table-cell table:cell-address="Sheet1.J16" table:formula="of:=DEC2HEX([.H16]*32+[.I16];2)" office:value-type="string">
              <text:p>2E</text:p>
            </table:change-track-table-cell>
          </table:previous>
        </table:cell-content-change>
        <table:cell-content-change table:id="ct1117">
          <table:cell-address table:column="9" table:row="16" table:table="0"/>
          <office:change-info>
            <dc:creator>Mike </dc:creator>
            <dc:date>2011-08-04T12:48:19.60</dc:date>
          </office:change-info>
          <table:previous table:id="ct579">
            <table:change-track-table-cell table:cell-address="Sheet1.J17" table:formula="of:=DEC2HEX([.H17]*32+[.I17];2)" office:value-type="string">
              <text:p>2F</text:p>
            </table:change-track-table-cell>
          </table:previous>
        </table:cell-content-change>
        <table:cell-content-change table:id="ct1118">
          <table:cell-address table:column="9" table:row="17" table:table="0"/>
          <office:change-info>
            <dc:creator>Mike </dc:creator>
            <dc:date>2011-08-04T12:48:19.60</dc:date>
          </office:change-info>
          <table:previous table:id="ct613">
            <table:change-track-table-cell/>
          </table:previous>
        </table:cell-content-change>
        <table:cell-content-change table:id="ct1119">
          <table:cell-address table:column="9" table:row="18" table:table="0"/>
          <office:change-info>
            <dc:creator>Mike </dc:creator>
            <dc:date>2011-08-04T12:48:19.60</dc:date>
          </office:change-info>
          <table:previous table:id="ct614">
            <table:change-track-table-cell/>
          </table:previous>
        </table:cell-content-change>
        <table:cell-content-change table:id="ct1120">
          <table:cell-address table:column="9" table:row="19" table:table="0"/>
          <office:change-info>
            <dc:creator>Mike </dc:creator>
            <dc:date>2011-08-04T12:48:19.60</dc:date>
          </office:change-info>
          <table:previous table:id="ct582">
            <table:change-track-table-cell table:cell-address="Sheet1.J20" table:formula="of:=DEC2HEX([.H20]*32+[.I20];2)" office:value-type="string">
              <text:p>24</text:p>
            </table:change-track-table-cell>
          </table:previous>
        </table:cell-content-change>
        <table:cell-content-change table:id="ct1121">
          <table:cell-address table:column="9" table:row="20" table:table="0"/>
          <office:change-info>
            <dc:creator>Mike </dc:creator>
            <dc:date>2011-08-04T12:48:19.60</dc:date>
          </office:change-info>
          <table:previous table:id="ct583">
            <table:change-track-table-cell table:cell-address="Sheet1.J21" table:formula="of:=DEC2HEX([.H21]*32+[.I21];2)" office:value-type="string">
              <text:p>25</text:p>
            </table:change-track-table-cell>
          </table:previous>
        </table:cell-content-change>
        <table:cell-content-change table:id="ct1122">
          <table:cell-address table:column="9" table:row="21" table:table="0"/>
          <office:change-info>
            <dc:creator>Mike </dc:creator>
            <dc:date>2011-08-04T12:48:19.60</dc:date>
          </office:change-info>
          <table:previous table:id="ct584">
            <table:change-track-table-cell table:cell-address="Sheet1.J22" table:formula="of:=DEC2HEX([.H22]*32+[.I22];2)" office:value-type="string">
              <text:p>26</text:p>
            </table:change-track-table-cell>
          </table:previous>
        </table:cell-content-change>
        <table:cell-content-change table:id="ct1123">
          <table:cell-address table:column="9" table:row="22" table:table="0"/>
          <office:change-info>
            <dc:creator>Mike </dc:creator>
            <dc:date>2011-08-04T12:48:19.60</dc:date>
          </office:change-info>
          <table:previous table:id="ct615">
            <table:change-track-table-cell/>
          </table:previous>
        </table:cell-content-change>
        <table:cell-content-change table:id="ct1124">
          <table:cell-address table:column="9" table:row="22" table:table="0"/>
          <office:change-info>
            <dc:creator>Mike </dc:creator>
            <dc:date>2011-08-04T12:48:19.60</dc:date>
          </office:change-info>
          <table:previous table:id="ct586">
            <table:change-track-table-cell table:cell-address="Sheet1.J23" table:formula="of:=DEC2HEX([.H23]*32+[.I23];2)" office:value-type="string">
              <text:p>28</text:p>
            </table:change-track-table-cell>
          </table:previous>
        </table:cell-content-change>
        <table:cell-content-change table:id="ct1125">
          <table:cell-address table:column="9" table:row="23" table:table="0"/>
          <office:change-info>
            <dc:creator>Mike </dc:creator>
            <dc:date>2011-08-04T12:48:19.60</dc:date>
          </office:change-info>
          <table:previous table:id="ct587">
            <table:change-track-table-cell table:cell-address="Sheet1.J24" table:formula="of:=DEC2HEX([.H24]*32+[.I24];2)" office:value-type="string">
              <text:p>29</text:p>
            </table:change-track-table-cell>
          </table:previous>
        </table:cell-content-change>
        <table:cell-content-change table:id="ct1126">
          <table:cell-address table:column="9" table:row="24" table:table="0"/>
          <office:change-info>
            <dc:creator>Mike </dc:creator>
            <dc:date>2011-08-04T12:48:19.60</dc:date>
          </office:change-info>
          <table:previous table:id="ct588">
            <table:change-track-table-cell table:cell-address="Sheet1.J25" table:formula="of:=DEC2HEX([.H25]*32+[.I25];2)" office:value-type="string">
              <text:p>2A</text:p>
            </table:change-track-table-cell>
          </table:previous>
        </table:cell-content-change>
        <table:cell-content-change table:id="ct1127">
          <table:cell-address table:column="9" table:row="25" table:table="0"/>
          <office:change-info>
            <dc:creator>Mike </dc:creator>
            <dc:date>2011-08-04T12:48:19.60</dc:date>
          </office:change-info>
          <table:previous table:id="ct589">
            <table:change-track-table-cell table:cell-address="Sheet1.J26" table:formula="of:=DEC2HEX([.H26]*32+[.I26];2)" office:value-type="string">
              <text:p>2B</text:p>
            </table:change-track-table-cell>
          </table:previous>
        </table:cell-content-change>
        <table:cell-content-change table:id="ct1128">
          <table:cell-address table:column="9" table:row="26" table:table="0"/>
          <office:change-info>
            <dc:creator>Mike </dc:creator>
            <dc:date>2011-08-04T12:48:19.60</dc:date>
          </office:change-info>
          <table:previous table:id="ct590">
            <table:change-track-table-cell table:cell-address="Sheet1.J27" table:formula="of:=DEC2HEX([.H27]*32+[.I27];2)" office:value-type="string">
              <text:p>2B</text:p>
            </table:change-track-table-cell>
          </table:previous>
        </table:cell-content-change>
        <table:cell-content-change table:id="ct1129">
          <table:cell-address table:column="9" table:row="27" table:table="0"/>
          <office:change-info>
            <dc:creator>Mike </dc:creator>
            <dc:date>2011-08-04T12:48:19.60</dc:date>
          </office:change-info>
          <table:previous table:id="ct591">
            <table:change-track-table-cell table:cell-address="Sheet1.J28" table:formula="of:=DEC2HEX([.H28]*32+[.I28];2)" office:value-type="string">
              <text:p>2C</text:p>
            </table:change-track-table-cell>
          </table:previous>
        </table:cell-content-change>
        <table:cell-content-change table:id="ct1130">
          <table:cell-address table:column="9" table:row="28" table:table="0"/>
          <office:change-info>
            <dc:creator>Mike </dc:creator>
            <dc:date>2011-08-04T12:48:19.60</dc:date>
          </office:change-info>
          <table:previous table:id="ct592">
            <table:change-track-table-cell table:cell-address="Sheet1.J29" table:formula="of:=DEC2HEX([.H29]*32+[.I29];2)" office:value-type="string">
              <text:p>2D</text:p>
            </table:change-track-table-cell>
          </table:previous>
        </table:cell-content-change>
        <table:cell-content-change table:id="ct1131">
          <table:cell-address table:column="9" table:row="29" table:table="0"/>
          <office:change-info>
            <dc:creator>Mike </dc:creator>
            <dc:date>2011-08-04T12:48:19.60</dc:date>
          </office:change-info>
          <table:previous table:id="ct616">
            <table:change-track-table-cell/>
          </table:previous>
        </table:cell-content-change>
        <table:cell-content-change table:id="ct1132">
          <table:cell-address table:column="9" table:row="35" table:table="0"/>
          <office:change-info>
            <dc:creator>Mike </dc:creator>
            <dc:date>2011-08-04T12:48:19.60</dc:date>
          </office:change-info>
          <table:previous table:id="ct617">
            <table:change-track-table-cell/>
          </table:previous>
        </table:cell-content-change>
        <table:cell-content-change table:id="ct1133">
          <table:cell-address table:column="9" table:row="36" table:table="0"/>
          <office:change-info>
            <dc:creator>Mike </dc:creator>
            <dc:date>2011-08-04T12:48:19.60</dc:date>
          </office:change-info>
          <table:previous table:id="ct618">
            <table:change-track-table-cell/>
          </table:previous>
        </table:cell-content-change>
        <table:cell-content-change table:id="ct1134">
          <table:cell-address table:column="9" table:row="37" table:table="0"/>
          <office:change-info>
            <dc:creator>Mike </dc:creator>
            <dc:date>2011-08-04T12:48:19.60</dc:date>
          </office:change-info>
          <table:previous table:id="ct596">
            <table:change-track-table-cell table:cell-address="Sheet1.J38" table:formula="of:=DEC2HEX([.H38]*32+[.I38];2)" office:value-type="string">
              <text:p>40</text:p>
            </table:change-track-table-cell>
          </table:previous>
        </table:cell-content-change>
        <table:cell-content-change table:id="ct1135">
          <table:cell-address table:column="9" table:row="38" table:table="0"/>
          <office:change-info>
            <dc:creator>Mike </dc:creator>
            <dc:date>2011-08-04T12:48:19.60</dc:date>
          </office:change-info>
          <table:previous table:id="ct624">
            <table:change-track-table-cell/>
          </table:previous>
        </table:cell-content-change>
        <table:cell-content-change table:id="ct1136">
          <table:cell-address table:column="9" table:row="38" table:table="0"/>
          <office:change-info>
            <dc:creator>Mike </dc:creator>
            <dc:date>2011-08-04T12:48:19.60</dc:date>
          </office:change-info>
          <table:previous table:id="ct598">
            <table:change-track-table-cell table:cell-address="Sheet1.J39" table:formula="of:=DEC2HEX([.H39]*32+[.I39];2)" office:value-type="string">
              <text:p>4C</text:p>
            </table:change-track-table-cell>
          </table:previous>
        </table:cell-content-change>
        <table:cell-content-change table:id="ct1137">
          <table:cell-address table:column="9" table:row="39" table:table="0"/>
          <office:change-info>
            <dc:creator>Mike </dc:creator>
            <dc:date>2011-08-04T12:48:19.60</dc:date>
          </office:change-info>
          <table:previous table:id="ct599">
            <table:change-track-table-cell table:cell-address="Sheet1.J40" table:formula="of:=DEC2HEX([.H40]*32+[.I40];2)" office:value-type="string">
              <text:p>4D</text:p>
            </table:change-track-table-cell>
          </table:previous>
        </table:cell-content-change>
        <table:cell-content-change table:id="ct1138">
          <table:cell-address table:column="9" table:row="40" table:table="0"/>
          <office:change-info>
            <dc:creator>Mike </dc:creator>
            <dc:date>2011-08-04T12:48:19.60</dc:date>
          </office:change-info>
          <table:previous table:id="ct619">
            <table:change-track-table-cell/>
          </table:previous>
        </table:cell-content-change>
        <table:cell-content-change table:id="ct1139">
          <table:cell-address table:column="9" table:row="41" table:table="0"/>
          <office:change-info>
            <dc:creator>Mike </dc:creator>
            <dc:date>2011-08-04T12:48:19.60</dc:date>
          </office:change-info>
          <table:previous table:id="ct620">
            <table:change-track-table-cell/>
          </table:previous>
        </table:cell-content-change>
        <table:cell-content-change table:id="ct1140">
          <table:cell-address table:column="9" table:row="42" table:table="0"/>
          <office:change-info>
            <dc:creator>Mike </dc:creator>
            <dc:date>2011-08-04T12:48:19.60</dc:date>
          </office:change-info>
          <table:previous table:id="ct621">
            <table:change-track-table-cell/>
          </table:previous>
        </table:cell-content-change>
        <table:cell-content-change table:id="ct1141">
          <table:cell-address table:column="9" table:row="43" table:table="0"/>
          <office:change-info>
            <dc:creator>Mike </dc:creator>
            <dc:date>2011-08-04T12:48:19.60</dc:date>
          </office:change-info>
          <table:previous table:id="ct603">
            <table:change-track-table-cell table:cell-address="Sheet1.J44" table:formula="of:=DEC2HEX([.H44]*32+[.I44];2)" office:value-type="string">
              <text:p>4E</text:p>
            </table:change-track-table-cell>
          </table:previous>
        </table:cell-content-change>
        <table:cell-content-change table:id="ct1142">
          <table:cell-address table:column="9" table:row="44" table:table="0"/>
          <office:change-info>
            <dc:creator>Mike </dc:creator>
            <dc:date>2011-08-04T12:48:19.60</dc:date>
          </office:change-info>
          <table:previous table:id="ct625">
            <table:change-track-table-cell/>
          </table:previous>
        </table:cell-content-change>
        <table:cell-content-change table:id="ct1143">
          <table:cell-address table:column="9" table:row="45" table:table="0"/>
          <office:change-info>
            <dc:creator>Mike </dc:creator>
            <dc:date>2011-08-04T12:48:19.60</dc:date>
          </office:change-info>
          <table:previous table:id="ct605">
            <table:change-track-table-cell table:cell-address="Sheet1.J46" table:formula="of:=DEC2HEX([.H46]*32+[.I46];2)" office:value-type="string">
              <text:p>4F</text:p>
            </table:change-track-table-cell>
          </table:previous>
        </table:cell-content-change>
        <table:cell-content-change table:id="ct1144">
          <table:cell-address table:column="9" table:row="46" table:table="0"/>
          <office:change-info>
            <dc:creator>Mike </dc:creator>
            <dc:date>2011-08-04T12:48:19.60</dc:date>
          </office:change-info>
          <table:previous table:id="ct622">
            <table:change-track-table-cell/>
          </table:previous>
        </table:cell-content-change>
        <table:cell-content-change table:id="ct1145">
          <table:cell-address table:column="9" table:row="47" table:table="0"/>
          <office:change-info>
            <dc:creator>Mike </dc:creator>
            <dc:date>2011-08-04T12:48:19.60</dc:date>
          </office:change-info>
          <table:previous table:id="ct623">
            <table:change-track-table-cell/>
          </table:previous>
        </table:cell-content-change>
        <table:cell-content-change table:id="ct1146">
          <table:cell-address table:column="9" table:row="48" table:table="0"/>
          <office:change-info>
            <dc:creator>Mike </dc:creator>
            <dc:date>2011-08-04T12:48:19.60</dc:date>
          </office:change-info>
          <table:previous table:id="ct608">
            <table:change-track-table-cell table:cell-address="Sheet1.J49" table:formula="of:=DEC2HEX([.H49]*32+[.I49];2)" office:value-type="string">
              <text:p>69</text:p>
            </table:change-track-table-cell>
          </table:previous>
        </table:cell-content-change>
        <table:cell-content-change table:id="ct1147">
          <table:cell-address table:column="9" table:row="49" table:table="0"/>
          <office:change-info>
            <dc:creator>Mike </dc:creator>
            <dc:date>2011-08-04T12:48:19.60</dc:date>
          </office:change-info>
          <table:previous table:id="ct609">
            <table:change-track-table-cell table:cell-address="Sheet1.J50" table:formula="of:=DEC2HEX([.H50]*32+[.I50];2)" office:value-type="string">
              <text:p>6A</text:p>
            </table:change-track-table-cell>
          </table:previous>
        </table:cell-content-change>
        <table:cell-content-change table:id="ct1148">
          <table:cell-address table:column="9" table:row="50" table:table="0"/>
          <office:change-info>
            <dc:creator>Mike </dc:creator>
            <dc:date>2011-08-04T12:48:19.60</dc:date>
          </office:change-info>
          <table:previous table:id="ct610">
            <table:change-track-table-cell table:cell-address="Sheet1.J51" table:formula="of:=DEC2HEX([.H51]*32+[.I51];2)" office:value-type="string">
              <text:p>6B</text:p>
            </table:change-track-table-cell>
          </table:previous>
        </table:cell-content-change>
        <table:cell-content-change table:id="ct1149">
          <table:cell-address table:column="13" table:row="7" table:table="0"/>
          <office:change-info>
            <dc:creator>Mike </dc:creator>
            <dc:date>2011-08-04T12:48:45.67</dc:date>
          </office:change-info>
          <table:previous table:id="ct76">
            <table:change-track-table-cell table:cell-address="Sheet1.N8" table:formula="of:=IF([.B8]=&quot;Y&quot;;4;0)+IF([.C8]=&quot;Y&quot;;2;0)+IF([.D8]=&quot;Y&quot;;1;0)" office:value-type="float" office:value="0"/>
          </table:previous>
        </table:cell-content-change>
        <table:cell-content-change table:id="ct1150">
          <table:cell-address table:column="13" table:row="8" table:table="0"/>
          <office:change-info>
            <dc:creator>Mike </dc:creator>
            <dc:date>2011-08-04T12:48:49.66</dc:date>
          </office:change-info>
          <table:previous table:id="ct77">
            <table:change-track-table-cell table:cell-address="Sheet1.N9" table:formula="of:=IF([.B9]=&quot;Y&quot;;4;0)+IF([.C9]=&quot;Y&quot;;2;0)+IF([.D9]=&quot;Y&quot;;1;0)" office:value-type="float" office:value="4"/>
          </table:previous>
        </table:cell-content-change>
        <table:cell-content-change table:id="ct1151">
          <table:cell-address table:column="13" table:row="9" table:table="0"/>
          <office:change-info>
            <dc:creator>Mike </dc:creator>
            <dc:date>2011-08-04T12:48:49.66</dc:date>
          </office:change-info>
          <table:previous table:id="ct78">
            <table:change-track-table-cell table:cell-address="Sheet1.N10" table:formula="of:=IF([.B10]=&quot;Y&quot;;4;0)+IF([.C10]=&quot;Y&quot;;2;0)+IF([.D10]=&quot;Y&quot;;1;0)" office:value-type="float" office:value="0"/>
          </table:previous>
        </table:cell-content-change>
        <table:cell-content-change table:id="ct1152">
          <table:cell-address table:column="13" table:row="10" table:table="0"/>
          <office:change-info>
            <dc:creator>Mike </dc:creator>
            <dc:date>2011-08-04T12:48:49.66</dc:date>
          </office:change-info>
          <table:previous table:id="ct79">
            <table:change-track-table-cell table:cell-address="Sheet1.N11" table:formula="of:=IF([.B11]=&quot;Y&quot;;4;0)+IF([.C11]=&quot;Y&quot;;2;0)+IF([.D11]=&quot;Y&quot;;1;0)" office:value-type="float" office:value="0"/>
          </table:previous>
        </table:cell-content-change>
        <table:cell-content-change table:id="ct1153">
          <table:cell-address table:column="13" table:row="11" table:table="0"/>
          <office:change-info>
            <dc:creator>Mike </dc:creator>
            <dc:date>2011-08-04T12:48:49.66</dc:date>
          </office:change-info>
          <table:previous table:id="ct82">
            <table:change-track-table-cell table:cell-address="Sheet1.N12" table:formula="of:=IF([.B12]=&quot;Y&quot;;4;0)+IF([.C12]=&quot;Y&quot;;2;0)+IF([.D12]=&quot;Y&quot;;1;0)" office:value-type="float" office:value="4"/>
          </table:previous>
        </table:cell-content-change>
        <table:cell-content-change table:id="ct1154">
          <table:cell-address table:column="13" table:row="12" table:table="0"/>
          <office:change-info>
            <dc:creator>Mike </dc:creator>
            <dc:date>2011-08-04T12:48:49.66</dc:date>
          </office:change-info>
          <table:previous table:id="ct83">
            <table:change-track-table-cell table:cell-address="Sheet1.N13" table:formula="of:=IF([.B13]=&quot;Y&quot;;4;0)+IF([.C13]=&quot;Y&quot;;2;0)+IF([.D13]=&quot;Y&quot;;1;0)" office:value-type="float" office:value="4"/>
          </table:previous>
        </table:cell-content-change>
        <table:cell-content-change table:id="ct1155">
          <table:cell-address table:column="13" table:row="13" table:table="0"/>
          <office:change-info>
            <dc:creator>Mike </dc:creator>
            <dc:date>2011-08-04T12:48:49.66</dc:date>
          </office:change-info>
          <table:previous>
            <table:change-track-table-cell/>
          </table:previous>
        </table:cell-content-change>
        <table:cell-content-change table:id="ct1156">
          <table:cell-address table:column="13" table:row="14" table:table="0"/>
          <office:change-info>
            <dc:creator>Mike </dc:creator>
            <dc:date>2011-08-04T12:48:49.66</dc:date>
          </office:change-info>
          <table:previous>
            <table:change-track-table-cell/>
          </table:previous>
        </table:cell-content-change>
        <table:cell-content-change table:id="ct1157">
          <table:cell-address table:column="13" table:row="15" table:table="0"/>
          <office:change-info>
            <dc:creator>Mike </dc:creator>
            <dc:date>2011-08-04T12:48:49.66</dc:date>
          </office:change-info>
          <table:previous table:id="ct204">
            <table:change-track-table-cell table:cell-address="Sheet1.N16" table:formula="of:=IF([.B16]=&quot;Y&quot;;4;0)+IF([.C16]=&quot;Y&quot;;2;0)+IF([.D16]=&quot;Y&quot;;1;0)" office:value-type="float" office:value="4"/>
          </table:previous>
        </table:cell-content-change>
        <table:cell-content-change table:id="ct1158">
          <table:cell-address table:column="13" table:row="16" table:table="0"/>
          <office:change-info>
            <dc:creator>Mike </dc:creator>
            <dc:date>2011-08-04T12:48:49.66</dc:date>
          </office:change-info>
          <table:previous table:id="ct205">
            <table:change-track-table-cell table:cell-address="Sheet1.N17" table:formula="of:=IF([.B17]=&quot;Y&quot;;4;0)+IF([.C17]=&quot;Y&quot;;2;0)+IF([.D17]=&quot;Y&quot;;1;0)" office:value-type="float" office:value="4"/>
          </table:previous>
        </table:cell-content-change>
        <table:cell-content-change table:id="ct1159">
          <table:cell-address table:column="13" table:row="17" table:table="0"/>
          <office:change-info>
            <dc:creator>Mike </dc:creator>
            <dc:date>2011-08-04T12:48:49.66</dc:date>
          </office:change-info>
          <table:previous>
            <table:change-track-table-cell/>
          </table:previous>
        </table:cell-content-change>
        <table:cell-content-change table:id="ct1160">
          <table:cell-address table:column="13" table:row="18" table:table="0"/>
          <office:change-info>
            <dc:creator>Mike </dc:creator>
            <dc:date>2011-08-04T12:48:49.66</dc:date>
          </office:change-info>
          <table:previous>
            <table:change-track-table-cell/>
          </table:previous>
        </table:cell-content-change>
        <table:cell-content-change table:id="ct1161">
          <table:cell-address table:column="13" table:row="19" table:table="0"/>
          <office:change-info>
            <dc:creator>Mike </dc:creator>
            <dc:date>2011-08-04T12:48:49.66</dc:date>
          </office:change-info>
          <table:previous table:id="ct84">
            <table:change-track-table-cell table:cell-address="Sheet1.N20" table:formula="of:=IF([.B20]=&quot;Y&quot;;4;0)+IF([.C20]=&quot;Y&quot;;2;0)+IF([.D20]=&quot;Y&quot;;1;0)" office:value-type="float" office:value="2"/>
          </table:previous>
        </table:cell-content-change>
        <table:cell-content-change table:id="ct1162">
          <table:cell-address table:column="13" table:row="20" table:table="0"/>
          <office:change-info>
            <dc:creator>Mike </dc:creator>
            <dc:date>2011-08-04T12:48:49.66</dc:date>
          </office:change-info>
          <table:previous table:id="ct85">
            <table:change-track-table-cell table:cell-address="Sheet1.N21" table:formula="of:=IF([.B21]=&quot;Y&quot;;4;0)+IF([.C21]=&quot;Y&quot;;2;0)+IF([.D21]=&quot;Y&quot;;1;0)" office:value-type="float" office:value="2"/>
          </table:previous>
        </table:cell-content-change>
        <table:cell-content-change table:id="ct1163">
          <table:cell-address table:column="13" table:row="21" table:table="0"/>
          <office:change-info>
            <dc:creator>Mike </dc:creator>
            <dc:date>2011-08-04T12:48:49.66</dc:date>
          </office:change-info>
          <table:previous table:id="ct86">
            <table:change-track-table-cell table:cell-address="Sheet1.N22" table:formula="of:=IF([.B22]=&quot;Y&quot;;4;0)+IF([.C22]=&quot;Y&quot;;2;0)+IF([.D22]=&quot;Y&quot;;1;0)" office:value-type="float" office:value="2"/>
          </table:previous>
        </table:cell-content-change>
        <table:cell-content-change table:id="ct1164">
          <table:cell-address table:column="13" table:row="22" table:table="0"/>
          <office:change-info>
            <dc:creator>Mike </dc:creator>
            <dc:date>2011-08-04T12:48:49.66</dc:date>
          </office:change-info>
          <table:previous>
            <table:change-track-table-cell/>
          </table:previous>
        </table:cell-content-change>
        <table:cell-content-change table:id="ct1165">
          <table:cell-address table:column="13" table:row="22" table:table="0"/>
          <office:change-info>
            <dc:creator>Mike </dc:creator>
            <dc:date>2011-08-04T12:48:49.66</dc:date>
          </office:change-info>
          <table:previous table:id="ct87">
            <table:change-track-table-cell table:cell-address="Sheet1.N23" table:formula="of:=IF([.B23]=&quot;Y&quot;;4;0)+IF([.C23]=&quot;Y&quot;;2;0)+IF([.D23]=&quot;Y&quot;;1;0)" office:value-type="float" office:value="2"/>
          </table:previous>
        </table:cell-content-change>
        <table:cell-content-change table:id="ct1166">
          <table:cell-address table:column="13" table:row="23" table:table="0"/>
          <office:change-info>
            <dc:creator>Mike </dc:creator>
            <dc:date>2011-08-04T12:48:49.66</dc:date>
          </office:change-info>
          <table:previous table:id="ct88">
            <table:change-track-table-cell table:cell-address="Sheet1.N24" table:formula="of:=IF([.B24]=&quot;Y&quot;;4;0)+IF([.C24]=&quot;Y&quot;;2;0)+IF([.D24]=&quot;Y&quot;;1;0)" office:value-type="float" office:value="2"/>
          </table:previous>
        </table:cell-content-change>
        <table:cell-content-change table:id="ct1167">
          <table:cell-address table:column="13" table:row="24" table:table="0"/>
          <office:change-info>
            <dc:creator>Mike </dc:creator>
            <dc:date>2011-08-04T12:48:49.66</dc:date>
          </office:change-info>
          <table:previous table:id="ct89">
            <table:change-track-table-cell table:cell-address="Sheet1.N25" table:formula="of:=IF([.B25]=&quot;Y&quot;;4;0)+IF([.C25]=&quot;Y&quot;;2;0)+IF([.D25]=&quot;Y&quot;;1;0)" office:value-type="float" office:value="2"/>
          </table:previous>
        </table:cell-content-change>
        <table:cell-content-change table:id="ct1168">
          <table:cell-address table:column="13" table:row="25" table:table="0"/>
          <office:change-info>
            <dc:creator>Mike </dc:creator>
            <dc:date>2011-08-04T12:48:49.66</dc:date>
          </office:change-info>
          <table:previous table:id="ct90">
            <table:change-track-table-cell table:cell-address="Sheet1.N26" table:formula="of:=IF([.B26]=&quot;Y&quot;;4;0)+IF([.C26]=&quot;Y&quot;;2;0)+IF([.D26]=&quot;Y&quot;;1;0)" office:value-type="float" office:value="4"/>
          </table:previous>
        </table:cell-content-change>
        <table:cell-content-change table:id="ct1169">
          <table:cell-address table:column="13" table:row="26" table:table="0"/>
          <office:change-info>
            <dc:creator>Mike </dc:creator>
            <dc:date>2011-08-04T12:48:49.66</dc:date>
          </office:change-info>
          <table:previous table:id="ct91">
            <table:change-track-table-cell table:cell-address="Sheet1.N27" table:formula="of:=IF([.B27]=&quot;Y&quot;;4;0)+IF([.C27]=&quot;Y&quot;;2;0)+IF([.D27]=&quot;Y&quot;;1;0)" office:value-type="float" office:value="0"/>
          </table:previous>
        </table:cell-content-change>
        <table:cell-content-change table:id="ct1170">
          <table:cell-address table:column="13" table:row="27" table:table="0"/>
          <office:change-info>
            <dc:creator>Mike </dc:creator>
            <dc:date>2011-08-04T12:48:49.66</dc:date>
          </office:change-info>
          <table:previous table:id="ct92">
            <table:change-track-table-cell table:cell-address="Sheet1.N28" table:formula="of:=IF([.B28]=&quot;Y&quot;;4;0)+IF([.C28]=&quot;Y&quot;;2;0)+IF([.D28]=&quot;Y&quot;;1;0)" office:value-type="float" office:value="2"/>
          </table:previous>
        </table:cell-content-change>
        <table:cell-content-change table:id="ct1171">
          <table:cell-address table:column="13" table:row="28" table:table="0"/>
          <office:change-info>
            <dc:creator>Mike </dc:creator>
            <dc:date>2011-08-04T12:48:49.66</dc:date>
          </office:change-info>
          <table:previous table:id="ct93">
            <table:change-track-table-cell table:cell-address="Sheet1.N29" table:formula="of:=IF([.B29]=&quot;Y&quot;;4;0)+IF([.C29]=&quot;Y&quot;;2;0)+IF([.D29]=&quot;Y&quot;;1;0)" office:value-type="float" office:value="2"/>
          </table:previous>
        </table:cell-content-change>
        <table:cell-content-change table:id="ct1172">
          <table:cell-address table:column="13" table:row="29" table:table="0"/>
          <office:change-info>
            <dc:creator>Mike </dc:creator>
            <dc:date>2011-08-04T12:48:49.66</dc:date>
          </office:change-info>
          <table:previous>
            <table:change-track-table-cell/>
          </table:previous>
        </table:cell-content-change>
        <table:cell-content-change table:id="ct1173">
          <table:cell-address table:column="13" table:row="35" table:table="0"/>
          <office:change-info>
            <dc:creator>Mike </dc:creator>
            <dc:date>2011-08-04T12:48:49.66</dc:date>
          </office:change-info>
          <table:previous>
            <table:change-track-table-cell/>
          </table:previous>
        </table:cell-content-change>
        <table:cell-content-change table:id="ct1174">
          <table:cell-address table:column="13" table:row="36" table:table="0"/>
          <office:change-info>
            <dc:creator>Mike </dc:creator>
            <dc:date>2011-08-04T12:48:49.66</dc:date>
          </office:change-info>
          <table:previous>
            <table:change-track-table-cell/>
          </table:previous>
        </table:cell-content-change>
        <table:cell-content-change table:id="ct1175">
          <table:cell-address table:column="13" table:row="37" table:table="0"/>
          <office:change-info>
            <dc:creator>Mike </dc:creator>
            <dc:date>2011-08-04T12:48:49.66</dc:date>
          </office:change-info>
          <table:previous table:id="ct94">
            <table:change-track-table-cell table:cell-address="Sheet1.N38" table:formula="of:=IF([.B38]=&quot;Y&quot;;4;0)+IF([.C38]=&quot;Y&quot;;2;0)+IF([.D38]=&quot;Y&quot;;1;0)" office:value-type="float" office:value="4"/>
          </table:previous>
        </table:cell-content-change>
        <table:cell-content-change table:id="ct1176">
          <table:cell-address table:column="13" table:row="38" table:table="0"/>
          <office:change-info>
            <dc:creator>Mike </dc:creator>
            <dc:date>2011-08-04T12:48:49.66</dc:date>
          </office:change-info>
          <table:previous table:id="ct96">
            <table:change-track-table-cell/>
          </table:previous>
        </table:cell-content-change>
        <table:cell-content-change table:id="ct1177">
          <table:cell-address table:column="13" table:row="38" table:table="0"/>
          <office:change-info>
            <dc:creator>Mike </dc:creator>
            <dc:date>2011-08-04T12:48:49.66</dc:date>
          </office:change-info>
          <table:previous table:id="ct97">
            <table:change-track-table-cell table:cell-address="Sheet1.N39" table:formula="of:=IF([.B39]=&quot;Y&quot;;4;0)+IF([.C39]=&quot;Y&quot;;2;0)+IF([.D39]=&quot;Y&quot;;1;0)" office:value-type="float" office:value="4"/>
          </table:previous>
        </table:cell-content-change>
        <table:cell-content-change table:id="ct1178">
          <table:cell-address table:column="13" table:row="39" table:table="0"/>
          <office:change-info>
            <dc:creator>Mike </dc:creator>
            <dc:date>2011-08-04T12:48:49.66</dc:date>
          </office:change-info>
          <table:previous table:id="ct98">
            <table:change-track-table-cell table:cell-address="Sheet1.N40" table:formula="of:=IF([.B40]=&quot;Y&quot;;4;0)+IF([.C40]=&quot;Y&quot;;2;0)+IF([.D40]=&quot;Y&quot;;1;0)" office:value-type="float" office:value="4"/>
          </table:previous>
        </table:cell-content-change>
        <table:cell-content-change table:id="ct1179">
          <table:cell-address table:column="13" table:row="40" table:table="0"/>
          <office:change-info>
            <dc:creator>Mike </dc:creator>
            <dc:date>2011-08-04T12:48:49.66</dc:date>
          </office:change-info>
          <table:previous>
            <table:change-track-table-cell/>
          </table:previous>
        </table:cell-content-change>
        <table:cell-content-change table:id="ct1180">
          <table:cell-address table:column="13" table:row="41" table:table="0"/>
          <office:change-info>
            <dc:creator>Mike </dc:creator>
            <dc:date>2011-08-04T12:48:49.66</dc:date>
          </office:change-info>
          <table:previous>
            <table:change-track-table-cell/>
          </table:previous>
        </table:cell-content-change>
        <table:cell-content-change table:id="ct1181">
          <table:cell-address table:column="13" table:row="42" table:table="0"/>
          <office:change-info>
            <dc:creator>Mike </dc:creator>
            <dc:date>2011-08-04T12:48:49.66</dc:date>
          </office:change-info>
          <table:previous>
            <table:change-track-table-cell/>
          </table:previous>
        </table:cell-content-change>
        <table:cell-content-change table:id="ct1182">
          <table:cell-address table:column="13" table:row="43" table:table="0"/>
          <office:change-info>
            <dc:creator>Mike </dc:creator>
            <dc:date>2011-08-04T12:48:49.66</dc:date>
          </office:change-info>
          <table:previous table:id="ct99">
            <table:change-track-table-cell table:cell-address="Sheet1.N44" table:formula="of:=IF([.B44]=&quot;Y&quot;;4;0)+IF([.C44]=&quot;Y&quot;;2;0)+IF([.D44]=&quot;Y&quot;;1;0)" office:value-type="float" office:value="4"/>
          </table:previous>
        </table:cell-content-change>
        <table:cell-content-change table:id="ct1183">
          <table:cell-address table:column="13" table:row="44" table:table="0"/>
          <office:change-info>
            <dc:creator>Mike </dc:creator>
            <dc:date>2011-08-04T12:48:49.66</dc:date>
          </office:change-info>
          <table:previous>
            <table:change-track-table-cell/>
          </table:previous>
        </table:cell-content-change>
        <table:cell-content-change table:id="ct1184">
          <table:cell-address table:column="13" table:row="45" table:table="0"/>
          <office:change-info>
            <dc:creator>Mike </dc:creator>
            <dc:date>2011-08-04T12:48:49.66</dc:date>
          </office:change-info>
          <table:previous table:id="ct100">
            <table:change-track-table-cell table:cell-address="Sheet1.N46" table:formula="of:=IF([.B46]=&quot;Y&quot;;4;0)+IF([.C46]=&quot;Y&quot;;2;0)+IF([.D46]=&quot;Y&quot;;1;0)" office:value-type="float" office:value="4"/>
          </table:previous>
        </table:cell-content-change>
        <table:cell-content-change table:id="ct1185">
          <table:cell-address table:column="13" table:row="46" table:table="0"/>
          <office:change-info>
            <dc:creator>Mike </dc:creator>
            <dc:date>2011-08-04T12:48:49.66</dc:date>
          </office:change-info>
          <table:previous>
            <table:change-track-table-cell/>
          </table:previous>
        </table:cell-content-change>
        <table:cell-content-change table:id="ct1186">
          <table:cell-address table:column="13" table:row="47" table:table="0"/>
          <office:change-info>
            <dc:creator>Mike </dc:creator>
            <dc:date>2011-08-04T12:48:49.66</dc:date>
          </office:change-info>
          <table:previous>
            <table:change-track-table-cell/>
          </table:previous>
        </table:cell-content-change>
        <table:cell-content-change table:id="ct1187">
          <table:cell-address table:column="13" table:row="48" table:table="0"/>
          <office:change-info>
            <dc:creator>Mike </dc:creator>
            <dc:date>2011-08-04T12:48:49.66</dc:date>
          </office:change-info>
          <table:previous table:id="ct101">
            <table:change-track-table-cell table:cell-address="Sheet1.N49" table:formula="of:=IF([.B49]=&quot;Y&quot;;4;0)+IF([.C49]=&quot;Y&quot;;2;0)+IF([.D49]=&quot;Y&quot;;1;0)" office:value-type="float" office:value="4"/>
          </table:previous>
        </table:cell-content-change>
        <table:cell-content-change table:id="ct1188">
          <table:cell-address table:column="13" table:row="49" table:table="0"/>
          <office:change-info>
            <dc:creator>Mike </dc:creator>
            <dc:date>2011-08-04T12:48:49.66</dc:date>
          </office:change-info>
          <table:previous table:id="ct102">
            <table:change-track-table-cell table:cell-address="Sheet1.N50" table:formula="of:=IF([.B50]=&quot;Y&quot;;4;0)+IF([.C50]=&quot;Y&quot;;2;0)+IF([.D50]=&quot;Y&quot;;1;0)" office:value-type="float" office:value="4"/>
          </table:previous>
        </table:cell-content-change>
        <table:cell-content-change table:id="ct1189">
          <table:cell-address table:column="13" table:row="50" table:table="0"/>
          <office:change-info>
            <dc:creator>Mike </dc:creator>
            <dc:date>2011-08-04T12:48:49.66</dc:date>
          </office:change-info>
          <table:previous table:id="ct103">
            <table:change-track-table-cell table:cell-address="Sheet1.N51" table:formula="of:=IF([.B51]=&quot;Y&quot;;4;0)+IF([.C51]=&quot;Y&quot;;2;0)+IF([.D51]=&quot;Y&quot;;1;0)" office:value-type="float" office:value="4"/>
          </table:previous>
        </table:cell-content-change>
        <table:cell-content-change table:id="ct1190">
          <table:cell-address table:column="13" table:row="7" table:table="0"/>
          <office:change-info>
            <dc:creator>Mike </dc:creator>
            <dc:date>2011-08-04T12:49:21.49</dc:date>
          </office:change-info>
          <table:previous table:id="ct626">
            <table:change-track-table-cell table:cell-address="Sheet1.N8" table:formula="of:=DEC2HEX(1*(16*256)+HEX2DEC([.J8])*16+#ref!12+IF(NOT (#ref!10=&quot;Y&quot;);2*16*256;0);4)" office:value-type="float" office:value="0"/>
          </table:previous>
        </table:cell-content-change>
        <table:cell-content-change table:id="ct1191">
          <table:cell-address table:column="13" table:row="8" table:table="0"/>
          <office:change-info>
            <dc:creator>Mike </dc:creator>
            <dc:date>2011-08-04T12:49:26.19</dc:date>
          </office:change-info>
          <table:previous table:id="ct627">
            <table:change-track-table-cell table:cell-address="Sheet1.N9" table:formula="of:=DEC2HEX(1*(16*256)+HEX2DEC([.J9])*16+#ref!13+IF(NOT (#ref!11=&quot;Y&quot;);2*16*256;0);4)" office:value-type="float" office:value="0"/>
          </table:previous>
        </table:cell-content-change>
        <table:cell-content-change table:id="ct1192">
          <table:cell-address table:column="13" table:row="9" table:table="0"/>
          <office:change-info>
            <dc:creator>Mike </dc:creator>
            <dc:date>2011-08-04T12:49:26.19</dc:date>
          </office:change-info>
          <table:previous table:id="ct628">
            <table:change-track-table-cell table:cell-address="Sheet1.N10" table:formula="of:=DEC2HEX(1*(16*256)+HEX2DEC([.J10])*16+#ref!14+IF(NOT (#ref!12=&quot;Y&quot;);2*16*256;0);4)" office:value-type="float" office:value="0"/>
          </table:previous>
        </table:cell-content-change>
        <table:cell-content-change table:id="ct1193">
          <table:cell-address table:column="13" table:row="10" table:table="0"/>
          <office:change-info>
            <dc:creator>Mike </dc:creator>
            <dc:date>2011-08-04T12:49:26.19</dc:date>
          </office:change-info>
          <table:previous table:id="ct629">
            <table:change-track-table-cell table:cell-address="Sheet1.N11" table:formula="of:=DEC2HEX(1*(16*256)+HEX2DEC([.J11])*16+#ref!15+IF(NOT (#ref!13=&quot;Y&quot;);2*16*256;0);4)" office:value-type="float" office:value="0"/>
          </table:previous>
        </table:cell-content-change>
        <table:cell-content-change table:id="ct1194">
          <table:cell-address table:column="13" table:row="11" table:table="0"/>
          <office:change-info>
            <dc:creator>Mike </dc:creator>
            <dc:date>2011-08-04T12:49:26.19</dc:date>
          </office:change-info>
          <table:previous table:id="ct630">
            <table:change-track-table-cell table:cell-address="Sheet1.N12" table:formula="of:=DEC2HEX(1*(16*256)+HEX2DEC([.J12])*16+#ref!16+IF(NOT (#ref!14=&quot;Y&quot;);2*16*256;0);4)" office:value-type="float" office:value="0"/>
          </table:previous>
        </table:cell-content-change>
        <table:cell-content-change table:id="ct1195">
          <table:cell-address table:column="13" table:row="12" table:table="0"/>
          <office:change-info>
            <dc:creator>Mike </dc:creator>
            <dc:date>2011-08-04T12:49:26.19</dc:date>
          </office:change-info>
          <table:previous table:id="ct631">
            <table:change-track-table-cell table:cell-address="Sheet1.N13" table:formula="of:=DEC2HEX(1*(16*256)+HEX2DEC([.J13])*16+#ref!17+IF(NOT (#ref!15=&quot;Y&quot;);2*16*256;0);4)" office:value-type="float" office:value="0"/>
          </table:previous>
        </table:cell-content-change>
        <table:cell-content-change table:id="ct1196">
          <table:cell-address table:column="13" table:row="13" table:table="0"/>
          <office:change-info>
            <dc:creator>Mike </dc:creator>
            <dc:date>2011-08-04T12:49:26.19</dc:date>
          </office:change-info>
          <table:previous table:id="ct667">
            <table:change-track-table-cell/>
          </table:previous>
        </table:cell-content-change>
        <table:cell-content-change table:id="ct1197">
          <table:cell-address table:column="13" table:row="14" table:table="0"/>
          <office:change-info>
            <dc:creator>Mike </dc:creator>
            <dc:date>2011-08-04T12:49:26.19</dc:date>
          </office:change-info>
          <table:previous table:id="ct668">
            <table:change-track-table-cell/>
          </table:previous>
        </table:cell-content-change>
        <table:cell-content-change table:id="ct1198">
          <table:cell-address table:column="13" table:row="15" table:table="0"/>
          <office:change-info>
            <dc:creator>Mike </dc:creator>
            <dc:date>2011-08-04T12:49:26.19</dc:date>
          </office:change-info>
          <table:previous table:id="ct634">
            <table:change-track-table-cell table:cell-address="Sheet1.N16" table:formula="of:=DEC2HEX(1*(16*256)+HEX2DEC([.J16])*16+#ref!20+IF(NOT (#ref!18=&quot;Y&quot;);2*16*256;0);4)" office:value-type="float" office:value="0"/>
          </table:previous>
        </table:cell-content-change>
        <table:cell-content-change table:id="ct1199">
          <table:cell-address table:column="13" table:row="16" table:table="0"/>
          <office:change-info>
            <dc:creator>Mike </dc:creator>
            <dc:date>2011-08-04T12:49:26.19</dc:date>
          </office:change-info>
          <table:previous table:id="ct635">
            <table:change-track-table-cell table:cell-address="Sheet1.N17" table:formula="of:=DEC2HEX(1*(16*256)+HEX2DEC([.J17])*16+#ref!21+IF(NOT (#ref!19=&quot;Y&quot;);2*16*256;0);4)" office:value-type="float" office:value="0"/>
          </table:previous>
        </table:cell-content-change>
        <table:cell-content-change table:id="ct1200">
          <table:cell-address table:column="13" table:row="17" table:table="0"/>
          <office:change-info>
            <dc:creator>Mike </dc:creator>
            <dc:date>2011-08-04T12:49:26.19</dc:date>
          </office:change-info>
          <table:previous table:id="ct669">
            <table:change-track-table-cell/>
          </table:previous>
        </table:cell-content-change>
        <table:cell-content-change table:id="ct1201">
          <table:cell-address table:column="13" table:row="18" table:table="0"/>
          <office:change-info>
            <dc:creator>Mike </dc:creator>
            <dc:date>2011-08-04T12:49:26.19</dc:date>
          </office:change-info>
          <table:previous table:id="ct670">
            <table:change-track-table-cell/>
          </table:previous>
        </table:cell-content-change>
        <table:cell-content-change table:id="ct1202">
          <table:cell-address table:column="13" table:row="19" table:table="0"/>
          <office:change-info>
            <dc:creator>Mike </dc:creator>
            <dc:date>2011-08-04T12:49:26.19</dc:date>
          </office:change-info>
          <table:previous table:id="ct638">
            <table:change-track-table-cell table:cell-address="Sheet1.N20" table:formula="of:=DEC2HEX(1*(16*256)+HEX2DEC([.J20])*16+#ref!24+IF(NOT (#ref!22=&quot;Y&quot;);2*16*256;0);4)" office:value-type="float" office:value="0"/>
          </table:previous>
        </table:cell-content-change>
        <table:cell-content-change table:id="ct1203">
          <table:cell-address table:column="13" table:row="20" table:table="0"/>
          <office:change-info>
            <dc:creator>Mike </dc:creator>
            <dc:date>2011-08-04T12:49:26.19</dc:date>
          </office:change-info>
          <table:previous table:id="ct639">
            <table:change-track-table-cell table:cell-address="Sheet1.N21" table:formula="of:=DEC2HEX(1*(16*256)+HEX2DEC([.J21])*16+#ref!25+IF(NOT (#ref!23=&quot;Y&quot;);2*16*256;0);4)" office:value-type="float" office:value="0"/>
          </table:previous>
        </table:cell-content-change>
        <table:cell-content-change table:id="ct1204">
          <table:cell-address table:column="13" table:row="21" table:table="0"/>
          <office:change-info>
            <dc:creator>Mike </dc:creator>
            <dc:date>2011-08-04T12:49:26.19</dc:date>
          </office:change-info>
          <table:previous table:id="ct640">
            <table:change-track-table-cell table:cell-address="Sheet1.N22" table:formula="of:=DEC2HEX(1*(16*256)+HEX2DEC([.J22])*16+#ref!26+IF(NOT (#ref!24=&quot;Y&quot;);2*16*256;0);4)" office:value-type="float" office:value="0"/>
          </table:previous>
        </table:cell-content-change>
        <table:cell-content-change table:id="ct1205">
          <table:cell-address table:column="13" table:row="22" table:table="0"/>
          <office:change-info>
            <dc:creator>Mike </dc:creator>
            <dc:date>2011-08-04T12:49:26.19</dc:date>
          </office:change-info>
          <table:previous table:id="ct671">
            <table:change-track-table-cell/>
          </table:previous>
        </table:cell-content-change>
        <table:cell-content-change table:id="ct1206">
          <table:cell-address table:column="13" table:row="22" table:table="0"/>
          <office:change-info>
            <dc:creator>Mike </dc:creator>
            <dc:date>2011-08-04T12:49:26.19</dc:date>
          </office:change-info>
          <table:previous table:id="ct642">
            <table:change-track-table-cell table:cell-address="Sheet1.N23" table:formula="of:=DEC2HEX(1*(16*256)+HEX2DEC([.J23])*16+#ref!27+IF(NOT (#ref!25=&quot;Y&quot;);2*16*256;0);4)" office:value-type="float" office:value="0"/>
          </table:previous>
        </table:cell-content-change>
        <table:cell-content-change table:id="ct1207">
          <table:cell-address table:column="13" table:row="23" table:table="0"/>
          <office:change-info>
            <dc:creator>Mike </dc:creator>
            <dc:date>2011-08-04T12:49:26.19</dc:date>
          </office:change-info>
          <table:previous table:id="ct643">
            <table:change-track-table-cell table:cell-address="Sheet1.N24" table:formula="of:=DEC2HEX(1*(16*256)+HEX2DEC([.J24])*16+#ref!28+IF(NOT (#ref!26=&quot;Y&quot;);2*16*256;0);4)" office:value-type="float" office:value="0"/>
          </table:previous>
        </table:cell-content-change>
        <table:cell-content-change table:id="ct1208">
          <table:cell-address table:column="13" table:row="24" table:table="0"/>
          <office:change-info>
            <dc:creator>Mike </dc:creator>
            <dc:date>2011-08-04T12:49:26.19</dc:date>
          </office:change-info>
          <table:previous table:id="ct644">
            <table:change-track-table-cell table:cell-address="Sheet1.N25" table:formula="of:=DEC2HEX(1*(16*256)+HEX2DEC([.J25])*16+#ref!29+IF(NOT (#ref!27=&quot;Y&quot;);2*16*256;0);4)" office:value-type="float" office:value="0"/>
          </table:previous>
        </table:cell-content-change>
        <table:cell-content-change table:id="ct1209">
          <table:cell-address table:column="13" table:row="25" table:table="0"/>
          <office:change-info>
            <dc:creator>Mike </dc:creator>
            <dc:date>2011-08-04T12:49:26.19</dc:date>
          </office:change-info>
          <table:previous table:id="ct645">
            <table:change-track-table-cell table:cell-address="Sheet1.N26" table:formula="of:=DEC2HEX(1*(16*256)+HEX2DEC([.J26])*16+#ref!30+IF(NOT (#ref!28=&quot;Y&quot;);2*16*256;0);4)" office:value-type="float" office:value="0"/>
          </table:previous>
        </table:cell-content-change>
        <table:cell-content-change table:id="ct1210">
          <table:cell-address table:column="13" table:row="26" table:table="0"/>
          <office:change-info>
            <dc:creator>Mike </dc:creator>
            <dc:date>2011-08-04T12:49:26.19</dc:date>
          </office:change-info>
          <table:previous table:id="ct646">
            <table:change-track-table-cell table:cell-address="Sheet1.N27" table:formula="of:=DEC2HEX(1*(16*256)+HEX2DEC([.J27])*16+#ref!31+IF(NOT (#ref!29=&quot;Y&quot;);2*16*256;0);4)" office:value-type="float" office:value="0"/>
          </table:previous>
        </table:cell-content-change>
        <table:cell-content-change table:id="ct1211">
          <table:cell-address table:column="13" table:row="27" table:table="0"/>
          <office:change-info>
            <dc:creator>Mike </dc:creator>
            <dc:date>2011-08-04T12:49:26.19</dc:date>
          </office:change-info>
          <table:previous table:id="ct647">
            <table:change-track-table-cell table:cell-address="Sheet1.N28" table:formula="of:=DEC2HEX(1*(16*256)+HEX2DEC([.J28])*16+#ref!32+IF(NOT (#ref!30=&quot;Y&quot;);2*16*256;0);4)" office:value-type="float" office:value="0"/>
          </table:previous>
        </table:cell-content-change>
        <table:cell-content-change table:id="ct1212">
          <table:cell-address table:column="13" table:row="28" table:table="0"/>
          <office:change-info>
            <dc:creator>Mike </dc:creator>
            <dc:date>2011-08-04T12:49:26.19</dc:date>
          </office:change-info>
          <table:previous table:id="ct648">
            <table:change-track-table-cell table:cell-address="Sheet1.N29" table:formula="of:=DEC2HEX(1*(16*256)+HEX2DEC([.J29])*16+#ref!33+IF(NOT (#ref!31=&quot;Y&quot;);2*16*256;0);4)" office:value-type="float" office:value="0"/>
          </table:previous>
        </table:cell-content-change>
        <table:cell-content-change table:id="ct1213">
          <table:cell-address table:column="13" table:row="29" table:table="0"/>
          <office:change-info>
            <dc:creator>Mike </dc:creator>
            <dc:date>2011-08-04T12:49:26.19</dc:date>
          </office:change-info>
          <table:previous table:id="ct672">
            <table:change-track-table-cell/>
          </table:previous>
        </table:cell-content-change>
        <table:cell-content-change table:id="ct1214">
          <table:cell-address table:column="13" table:row="35" table:table="0"/>
          <office:change-info>
            <dc:creator>Mike </dc:creator>
            <dc:date>2011-08-04T12:49:26.19</dc:date>
          </office:change-info>
          <table:previous table:id="ct673">
            <table:change-track-table-cell/>
          </table:previous>
        </table:cell-content-change>
        <table:cell-content-change table:id="ct1215">
          <table:cell-address table:column="13" table:row="36" table:table="0"/>
          <office:change-info>
            <dc:creator>Mike </dc:creator>
            <dc:date>2011-08-04T12:49:26.19</dc:date>
          </office:change-info>
          <table:previous table:id="ct674">
            <table:change-track-table-cell/>
          </table:previous>
        </table:cell-content-change>
        <table:cell-content-change table:id="ct1216">
          <table:cell-address table:column="13" table:row="37" table:table="0"/>
          <office:change-info>
            <dc:creator>Mike </dc:creator>
            <dc:date>2011-08-04T12:49:26.19</dc:date>
          </office:change-info>
          <table:previous table:id="ct652">
            <table:change-track-table-cell table:cell-address="Sheet1.N38" table:formula="of:=DEC2HEX(1*(16*256)+HEX2DEC([.J38])*16+#ref!37+IF(NOT (#ref!40=&quot;Y&quot;);2*16*256;0);4)" office:value-type="float" office:value="0"/>
          </table:previous>
        </table:cell-content-change>
        <table:cell-content-change table:id="ct1217">
          <table:cell-address table:column="13" table:row="38" table:table="0"/>
          <office:change-info>
            <dc:creator>Mike </dc:creator>
            <dc:date>2011-08-04T12:49:26.19</dc:date>
          </office:change-info>
          <table:previous table:id="ct680">
            <table:change-track-table-cell/>
          </table:previous>
        </table:cell-content-change>
        <table:cell-content-change table:id="ct1218">
          <table:cell-address table:column="13" table:row="38" table:table="0"/>
          <office:change-info>
            <dc:creator>Mike </dc:creator>
            <dc:date>2011-08-04T12:49:26.19</dc:date>
          </office:change-info>
          <table:previous table:id="ct654">
            <table:change-track-table-cell table:cell-address="Sheet1.N39" table:formula="of:=DEC2HEX(1*(16*256)+HEX2DEC([.J39])*16+#ref!39+IF(NOT (#ref!41=&quot;Y&quot;);2*16*256;0);4)" office:value-type="float" office:value="0"/>
          </table:previous>
        </table:cell-content-change>
        <table:cell-content-change table:id="ct1219">
          <table:cell-address table:column="13" table:row="39" table:table="0"/>
          <office:change-info>
            <dc:creator>Mike </dc:creator>
            <dc:date>2011-08-04T12:49:26.19</dc:date>
          </office:change-info>
          <table:previous table:id="ct655">
            <table:change-track-table-cell table:cell-address="Sheet1.N40" table:formula="of:=DEC2HEX(1*(16*256)+HEX2DEC([.J40])*16+#ref!40+IF(NOT (#ref!42=&quot;Y&quot;);2*16*256;0);4)" office:value-type="float" office:value="0"/>
          </table:previous>
        </table:cell-content-change>
        <table:cell-content-change table:id="ct1220">
          <table:cell-address table:column="13" table:row="40" table:table="0"/>
          <office:change-info>
            <dc:creator>Mike </dc:creator>
            <dc:date>2011-08-04T12:49:26.19</dc:date>
          </office:change-info>
          <table:previous table:id="ct675">
            <table:change-track-table-cell/>
          </table:previous>
        </table:cell-content-change>
        <table:cell-content-change table:id="ct1221">
          <table:cell-address table:column="13" table:row="41" table:table="0"/>
          <office:change-info>
            <dc:creator>Mike </dc:creator>
            <dc:date>2011-08-04T12:49:26.19</dc:date>
          </office:change-info>
          <table:previous table:id="ct676">
            <table:change-track-table-cell/>
          </table:previous>
        </table:cell-content-change>
        <table:cell-content-change table:id="ct1222">
          <table:cell-address table:column="13" table:row="42" table:table="0"/>
          <office:change-info>
            <dc:creator>Mike </dc:creator>
            <dc:date>2011-08-04T12:49:26.19</dc:date>
          </office:change-info>
          <table:previous table:id="ct677">
            <table:change-track-table-cell/>
          </table:previous>
        </table:cell-content-change>
        <table:cell-content-change table:id="ct1223">
          <table:cell-address table:column="13" table:row="43" table:table="0"/>
          <office:change-info>
            <dc:creator>Mike </dc:creator>
            <dc:date>2011-08-04T12:49:26.19</dc:date>
          </office:change-info>
          <table:previous table:id="ct659">
            <table:change-track-table-cell table:cell-address="Sheet1.N44" table:formula="of:=DEC2HEX(1*(16*256)+HEX2DEC([.J44])*16+#ref!44+IF(NOT (#ref!46=&quot;Y&quot;);2*16*256;0);4)" office:value-type="float" office:value="0"/>
          </table:previous>
        </table:cell-content-change>
        <table:cell-content-change table:id="ct1224">
          <table:cell-address table:column="13" table:row="44" table:table="0"/>
          <office:change-info>
            <dc:creator>Mike </dc:creator>
            <dc:date>2011-08-04T12:49:26.19</dc:date>
          </office:change-info>
          <table:previous table:id="ct681">
            <table:change-track-table-cell/>
          </table:previous>
        </table:cell-content-change>
        <table:cell-content-change table:id="ct1225">
          <table:cell-address table:column="13" table:row="45" table:table="0"/>
          <office:change-info>
            <dc:creator>Mike </dc:creator>
            <dc:date>2011-08-04T12:49:26.19</dc:date>
          </office:change-info>
          <table:previous table:id="ct661">
            <table:change-track-table-cell table:cell-address="Sheet1.N46" table:formula="of:=DEC2HEX(1*(16*256)+HEX2DEC([.J46])*16+#ref!46+IF(NOT (#ref!48=&quot;Y&quot;);2*16*256;0);4)" office:value-type="float" office:value="0"/>
          </table:previous>
        </table:cell-content-change>
        <table:cell-content-change table:id="ct1226">
          <table:cell-address table:column="13" table:row="46" table:table="0"/>
          <office:change-info>
            <dc:creator>Mike </dc:creator>
            <dc:date>2011-08-04T12:49:26.19</dc:date>
          </office:change-info>
          <table:previous table:id="ct678">
            <table:change-track-table-cell/>
          </table:previous>
        </table:cell-content-change>
        <table:cell-content-change table:id="ct1227">
          <table:cell-address table:column="13" table:row="47" table:table="0"/>
          <office:change-info>
            <dc:creator>Mike </dc:creator>
            <dc:date>2011-08-04T12:49:26.19</dc:date>
          </office:change-info>
          <table:previous table:id="ct679">
            <table:change-track-table-cell/>
          </table:previous>
        </table:cell-content-change>
        <table:cell-content-change table:id="ct1228">
          <table:cell-address table:column="13" table:row="48" table:table="0"/>
          <office:change-info>
            <dc:creator>Mike </dc:creator>
            <dc:date>2011-08-04T12:49:26.19</dc:date>
          </office:change-info>
          <table:previous table:id="ct664">
            <table:change-track-table-cell table:cell-address="Sheet1.N49" table:formula="of:=DEC2HEX(1*(16*256)+HEX2DEC([.J49])*16+#ref!49+IF(NOT (#ref!51=&quot;Y&quot;);2*16*256;0);4)" office:value-type="float" office:value="0"/>
          </table:previous>
        </table:cell-content-change>
        <table:cell-content-change table:id="ct1229">
          <table:cell-address table:column="13" table:row="49" table:table="0"/>
          <office:change-info>
            <dc:creator>Mike </dc:creator>
            <dc:date>2011-08-04T12:49:26.19</dc:date>
          </office:change-info>
          <table:previous table:id="ct665">
            <table:change-track-table-cell table:cell-address="Sheet1.N50" table:formula="of:=DEC2HEX(1*(16*256)+HEX2DEC([.J50])*16+#ref!50+IF(NOT (#ref!52=&quot;Y&quot;);2*16*256;0);4)" office:value-type="float" office:value="0"/>
          </table:previous>
        </table:cell-content-change>
        <table:cell-content-change table:id="ct1230">
          <table:cell-address table:column="13" table:row="50" table:table="0"/>
          <office:change-info>
            <dc:creator>Mike </dc:creator>
            <dc:date>2011-08-04T12:49:26.19</dc:date>
          </office:change-info>
          <table:previous table:id="ct666">
            <table:change-track-table-cell table:cell-address="Sheet1.N51" table:formula="of:=DEC2HEX(1*(16*256)+HEX2DEC([.J51])*16+#ref!51+IF(NOT (#ref!53=&quot;Y&quot;);2*16*256;0);4)" office:value-type="float" office:value="0"/>
          </table:previous>
        </table:cell-content-change>
        <table:cell-content-change table:id="ct1231">
          <table:cell-address table:column="9" table:row="7" table:table="0"/>
          <office:change-info>
            <dc:creator>Mike </dc:creator>
            <dc:date>2011-08-04T12:50:28.15</dc:date>
          </office:change-info>
          <table:previous table:id="ct1108">
            <table:change-track-table-cell table:cell-address="Sheet1.J8" table:formula="of:=IF(#ref!12=&quot;Y&quot;;DEC2HEX([.H8]*32+[.I8];2);&quot;&quot;)" office:value-type="float" office:value="0"/>
          </table:previous>
        </table:cell-content-change>
        <table:cell-content-change table:id="ct1232">
          <table:cell-address table:column="9" table:row="8" table:table="0"/>
          <office:change-info>
            <dc:creator>Mike </dc:creator>
            <dc:date>2011-08-04T12:50:32.57</dc:date>
          </office:change-info>
          <table:previous table:id="ct1109">
            <table:change-track-table-cell table:cell-address="Sheet1.J9" table:formula="of:=IF(#ref!13=&quot;Y&quot;;DEC2HEX([.H9]*32+[.I9];2);&quot;&quot;)" office:value-type="float" office:value="0"/>
          </table:previous>
        </table:cell-content-change>
        <table:cell-content-change table:id="ct1233">
          <table:cell-address table:column="9" table:row="9" table:table="0"/>
          <office:change-info>
            <dc:creator>Mike </dc:creator>
            <dc:date>2011-08-04T12:50:32.57</dc:date>
          </office:change-info>
          <table:previous table:id="ct1110">
            <table:change-track-table-cell table:cell-address="Sheet1.J10" table:formula="of:=IF(#ref!14=&quot;Y&quot;;DEC2HEX([.H10]*32+[.I10];2);&quot;&quot;)" office:value-type="float" office:value="0"/>
          </table:previous>
        </table:cell-content-change>
        <table:cell-content-change table:id="ct1234">
          <table:cell-address table:column="9" table:row="10" table:table="0"/>
          <office:change-info>
            <dc:creator>Mike </dc:creator>
            <dc:date>2011-08-04T12:50:32.57</dc:date>
          </office:change-info>
          <table:previous table:id="ct1111">
            <table:change-track-table-cell table:cell-address="Sheet1.J11" table:formula="of:=IF(#ref!15=&quot;Y&quot;;DEC2HEX([.H11]*32+[.I11];2);&quot;&quot;)" office:value-type="float" office:value="0"/>
          </table:previous>
        </table:cell-content-change>
        <table:cell-content-change table:id="ct1235">
          <table:cell-address table:column="9" table:row="11" table:table="0"/>
          <office:change-info>
            <dc:creator>Mike </dc:creator>
            <dc:date>2011-08-04T12:50:32.57</dc:date>
          </office:change-info>
          <table:previous table:id="ct1112">
            <table:change-track-table-cell table:cell-address="Sheet1.J12" table:formula="of:=IF(#ref!16=&quot;Y&quot;;DEC2HEX([.H12]*32+[.I12];2);&quot;&quot;)" office:value-type="float" office:value="0"/>
          </table:previous>
        </table:cell-content-change>
        <table:cell-content-change table:id="ct1236">
          <table:cell-address table:column="9" table:row="12" table:table="0"/>
          <office:change-info>
            <dc:creator>Mike </dc:creator>
            <dc:date>2011-08-04T12:50:32.57</dc:date>
          </office:change-info>
          <table:previous table:id="ct1113">
            <table:change-track-table-cell table:cell-address="Sheet1.J13" table:formula="of:=IF(#ref!17=&quot;Y&quot;;DEC2HEX([.H13]*32+[.I13];2);&quot;&quot;)" office:value-type="float" office:value="0"/>
          </table:previous>
        </table:cell-content-change>
        <table:cell-content-change table:id="ct1237">
          <table:cell-address table:column="9" table:row="13" table:table="0"/>
          <office:change-info>
            <dc:creator>Mike </dc:creator>
            <dc:date>2011-08-04T12:50:32.57</dc:date>
          </office:change-info>
          <table:previous table:id="ct1114">
            <table:change-track-table-cell table:cell-address="Sheet1.J14" table:formula="of:=IF(#ref!18=&quot;Y&quot;;DEC2HEX([.H14]*32+[.I14];2);&quot;&quot;)" office:value-type="float" office:value="0"/>
          </table:previous>
        </table:cell-content-change>
        <table:cell-content-change table:id="ct1238">
          <table:cell-address table:column="9" table:row="14" table:table="0"/>
          <office:change-info>
            <dc:creator>Mike </dc:creator>
            <dc:date>2011-08-04T12:50:32.57</dc:date>
          </office:change-info>
          <table:previous table:id="ct1115">
            <table:change-track-table-cell table:cell-address="Sheet1.J15" table:formula="of:=IF(#ref!19=&quot;Y&quot;;DEC2HEX([.H15]*32+[.I15];2);&quot;&quot;)" office:value-type="float" office:value="0"/>
          </table:previous>
        </table:cell-content-change>
        <table:cell-content-change table:id="ct1239">
          <table:cell-address table:column="9" table:row="15" table:table="0"/>
          <office:change-info>
            <dc:creator>Mike </dc:creator>
            <dc:date>2011-08-04T12:50:32.57</dc:date>
          </office:change-info>
          <table:previous table:id="ct1116">
            <table:change-track-table-cell table:cell-address="Sheet1.J16" table:formula="of:=IF(#ref!20=&quot;Y&quot;;DEC2HEX([.H16]*32+[.I16];2);&quot;&quot;)" office:value-type="float" office:value="0"/>
          </table:previous>
        </table:cell-content-change>
        <table:cell-content-change table:id="ct1240">
          <table:cell-address table:column="9" table:row="16" table:table="0"/>
          <office:change-info>
            <dc:creator>Mike </dc:creator>
            <dc:date>2011-08-04T12:50:32.57</dc:date>
          </office:change-info>
          <table:previous table:id="ct1117">
            <table:change-track-table-cell table:cell-address="Sheet1.J17" table:formula="of:=IF(#ref!21=&quot;Y&quot;;DEC2HEX([.H17]*32+[.I17];2);&quot;&quot;)" office:value-type="float" office:value="0"/>
          </table:previous>
        </table:cell-content-change>
        <table:cell-content-change table:id="ct1241">
          <table:cell-address table:column="9" table:row="17" table:table="0"/>
          <office:change-info>
            <dc:creator>Mike </dc:creator>
            <dc:date>2011-08-04T12:50:32.57</dc:date>
          </office:change-info>
          <table:previous table:id="ct1118">
            <table:change-track-table-cell table:cell-address="Sheet1.J18" table:formula="of:=IF(#ref!22=&quot;Y&quot;;DEC2HEX([.H18]*32+[.I18];2);&quot;&quot;)" office:value-type="float" office:value="0"/>
          </table:previous>
        </table:cell-content-change>
        <table:cell-content-change table:id="ct1242">
          <table:cell-address table:column="9" table:row="18" table:table="0"/>
          <office:change-info>
            <dc:creator>Mike </dc:creator>
            <dc:date>2011-08-04T12:50:32.57</dc:date>
          </office:change-info>
          <table:previous table:id="ct1119">
            <table:change-track-table-cell table:cell-address="Sheet1.J19" table:formula="of:=IF(#ref!23=&quot;Y&quot;;DEC2HEX([.H19]*32+[.I19];2);&quot;&quot;)" office:value-type="float" office:value="0"/>
          </table:previous>
        </table:cell-content-change>
        <table:cell-content-change table:id="ct1243">
          <table:cell-address table:column="9" table:row="19" table:table="0"/>
          <office:change-info>
            <dc:creator>Mike </dc:creator>
            <dc:date>2011-08-04T12:50:32.57</dc:date>
          </office:change-info>
          <table:previous table:id="ct1120">
            <table:change-track-table-cell table:cell-address="Sheet1.J20" table:formula="of:=IF(#ref!24=&quot;Y&quot;;DEC2HEX([.H20]*32+[.I20];2);&quot;&quot;)" office:value-type="float" office:value="0"/>
          </table:previous>
        </table:cell-content-change>
        <table:cell-content-change table:id="ct1244">
          <table:cell-address table:column="9" table:row="20" table:table="0"/>
          <office:change-info>
            <dc:creator>Mike </dc:creator>
            <dc:date>2011-08-04T12:50:32.57</dc:date>
          </office:change-info>
          <table:previous table:id="ct1121">
            <table:change-track-table-cell table:cell-address="Sheet1.J21" table:formula="of:=IF(#ref!25=&quot;Y&quot;;DEC2HEX([.H21]*32+[.I21];2);&quot;&quot;)" office:value-type="float" office:value="0"/>
          </table:previous>
        </table:cell-content-change>
        <table:cell-content-change table:id="ct1245">
          <table:cell-address table:column="9" table:row="21" table:table="0"/>
          <office:change-info>
            <dc:creator>Mike </dc:creator>
            <dc:date>2011-08-04T12:50:32.57</dc:date>
          </office:change-info>
          <table:previous table:id="ct1122">
            <table:change-track-table-cell table:cell-address="Sheet1.J22" table:formula="of:=IF(#ref!26=&quot;Y&quot;;DEC2HEX([.H22]*32+[.I22];2);&quot;&quot;)" office:value-type="float" office:value="0"/>
          </table:previous>
        </table:cell-content-change>
        <table:cell-content-change table:id="ct1246">
          <table:cell-address table:column="9" table:row="22" table:table="0"/>
          <office:change-info>
            <dc:creator>Mike </dc:creator>
            <dc:date>2011-08-04T12:50:32.57</dc:date>
          </office:change-info>
          <table:previous table:id="ct1123">
            <table:change-track-table-cell table:cell-address="Sheet1.J23" table:formula="of:=IF(#ref!27=&quot;Y&quot;;DEC2HEX([.H23]*32+[.I23];2);&quot;&quot;)" office:value-type="float" office:value="0"/>
          </table:previous>
        </table:cell-content-change>
        <table:cell-content-change table:id="ct1247">
          <table:cell-address table:column="9" table:row="22" table:table="0"/>
          <office:change-info>
            <dc:creator>Mike </dc:creator>
            <dc:date>2011-08-04T12:50:32.57</dc:date>
          </office:change-info>
          <table:previous table:id="ct1124">
            <table:change-track-table-cell table:cell-address="Sheet1.J23" table:formula="of:=IF(#ref!27=&quot;Y&quot;;DEC2HEX([.H23]*32+[.I23];2);&quot;&quot;)" office:value-type="float" office:value="0"/>
          </table:previous>
        </table:cell-content-change>
        <table:cell-content-change table:id="ct1248">
          <table:cell-address table:column="9" table:row="23" table:table="0"/>
          <office:change-info>
            <dc:creator>Mike </dc:creator>
            <dc:date>2011-08-04T12:50:32.57</dc:date>
          </office:change-info>
          <table:previous table:id="ct1125">
            <table:change-track-table-cell table:cell-address="Sheet1.J24" table:formula="of:=IF(#ref!28=&quot;Y&quot;;DEC2HEX([.H24]*32+[.I24];2);&quot;&quot;)" office:value-type="float" office:value="0"/>
          </table:previous>
        </table:cell-content-change>
        <table:cell-content-change table:id="ct1249">
          <table:cell-address table:column="9" table:row="24" table:table="0"/>
          <office:change-info>
            <dc:creator>Mike </dc:creator>
            <dc:date>2011-08-04T12:50:32.57</dc:date>
          </office:change-info>
          <table:previous table:id="ct1126">
            <table:change-track-table-cell table:cell-address="Sheet1.J25" table:formula="of:=IF(#ref!29=&quot;Y&quot;;DEC2HEX([.H25]*32+[.I25];2);&quot;&quot;)" office:value-type="float" office:value="0"/>
          </table:previous>
        </table:cell-content-change>
        <table:cell-content-change table:id="ct1250">
          <table:cell-address table:column="9" table:row="25" table:table="0"/>
          <office:change-info>
            <dc:creator>Mike </dc:creator>
            <dc:date>2011-08-04T12:50:32.57</dc:date>
          </office:change-info>
          <table:previous table:id="ct1127">
            <table:change-track-table-cell table:cell-address="Sheet1.J26" table:formula="of:=IF(#ref!30=&quot;Y&quot;;DEC2HEX([.H26]*32+[.I26];2);&quot;&quot;)" office:value-type="float" office:value="0"/>
          </table:previous>
        </table:cell-content-change>
        <table:cell-content-change table:id="ct1251">
          <table:cell-address table:column="9" table:row="26" table:table="0"/>
          <office:change-info>
            <dc:creator>Mike </dc:creator>
            <dc:date>2011-08-04T12:50:32.57</dc:date>
          </office:change-info>
          <table:previous table:id="ct1128">
            <table:change-track-table-cell table:cell-address="Sheet1.J27" table:formula="of:=IF(#ref!31=&quot;Y&quot;;DEC2HEX([.H27]*32+[.I27];2);&quot;&quot;)" office:value-type="float" office:value="0"/>
          </table:previous>
        </table:cell-content-change>
        <table:cell-content-change table:id="ct1252">
          <table:cell-address table:column="9" table:row="27" table:table="0"/>
          <office:change-info>
            <dc:creator>Mike </dc:creator>
            <dc:date>2011-08-04T12:50:32.57</dc:date>
          </office:change-info>
          <table:previous table:id="ct1129">
            <table:change-track-table-cell table:cell-address="Sheet1.J28" table:formula="of:=IF(#ref!32=&quot;Y&quot;;DEC2HEX([.H28]*32+[.I28];2);&quot;&quot;)" office:value-type="float" office:value="0"/>
          </table:previous>
        </table:cell-content-change>
        <table:cell-content-change table:id="ct1253">
          <table:cell-address table:column="9" table:row="28" table:table="0"/>
          <office:change-info>
            <dc:creator>Mike </dc:creator>
            <dc:date>2011-08-04T12:50:32.57</dc:date>
          </office:change-info>
          <table:previous table:id="ct1130">
            <table:change-track-table-cell table:cell-address="Sheet1.J29" table:formula="of:=IF(#ref!33=&quot;Y&quot;;DEC2HEX([.H29]*32+[.I29];2);&quot;&quot;)" office:value-type="float" office:value="0"/>
          </table:previous>
        </table:cell-content-change>
        <table:cell-content-change table:id="ct1254">
          <table:cell-address table:column="9" table:row="29" table:table="0"/>
          <office:change-info>
            <dc:creator>Mike </dc:creator>
            <dc:date>2011-08-04T12:50:32.57</dc:date>
          </office:change-info>
          <table:previous table:id="ct1131">
            <table:change-track-table-cell table:cell-address="Sheet1.J30" table:formula="of:=IF(#ref!34=&quot;Y&quot;;DEC2HEX([.H30]*32+[.I30];2);&quot;&quot;)" office:value-type="float" office:value="0"/>
          </table:previous>
        </table:cell-content-change>
        <table:cell-content-change table:id="ct1255">
          <table:cell-address table:column="9" table:row="35" table:table="0"/>
          <office:change-info>
            <dc:creator>Mike </dc:creator>
            <dc:date>2011-08-04T12:50:32.57</dc:date>
          </office:change-info>
          <table:previous table:id="ct1132">
            <table:change-track-table-cell table:cell-address="Sheet1.J36" table:formula="of:=IF(#ref!35=&quot;Y&quot;;DEC2HEX([.H36]*32+[.I36];2);&quot;&quot;)" office:value-type="float" office:value="0"/>
          </table:previous>
        </table:cell-content-change>
        <table:cell-content-change table:id="ct1256">
          <table:cell-address table:column="9" table:row="36" table:table="0"/>
          <office:change-info>
            <dc:creator>Mike </dc:creator>
            <dc:date>2011-08-04T12:50:32.57</dc:date>
          </office:change-info>
          <table:previous table:id="ct1133">
            <table:change-track-table-cell table:cell-address="Sheet1.J37" table:formula="of:=IF(#ref!36=&quot;Y&quot;;DEC2HEX([.H37]*32+[.I37];2);&quot;&quot;)" office:value-type="float" office:value="0"/>
          </table:previous>
        </table:cell-content-change>
        <table:cell-content-change table:id="ct1257">
          <table:cell-address table:column="9" table:row="37" table:table="0"/>
          <office:change-info>
            <dc:creator>Mike </dc:creator>
            <dc:date>2011-08-04T12:50:32.57</dc:date>
          </office:change-info>
          <table:previous table:id="ct1134">
            <table:change-track-table-cell table:cell-address="Sheet1.J38" table:formula="of:=IF(#ref!37=&quot;Y&quot;;DEC2HEX([.H38]*32+[.I38];2);&quot;&quot;)" office:value-type="float" office:value="0"/>
          </table:previous>
        </table:cell-content-change>
        <table:cell-content-change table:id="ct1258">
          <table:cell-address table:column="9" table:row="38" table:table="0"/>
          <office:change-info>
            <dc:creator>Mike </dc:creator>
            <dc:date>2011-08-04T12:50:32.57</dc:date>
          </office:change-info>
          <table:previous table:id="ct1135">
            <table:change-track-table-cell table:cell-address="Sheet1.J39" table:formula="of:=IF(#ref!38=&quot;Y&quot;;DEC2HEX([.H39]*32+[.I39];2);&quot;&quot;)" office:value-type="float" office:value="0"/>
          </table:previous>
        </table:cell-content-change>
        <table:cell-content-change table:id="ct1259">
          <table:cell-address table:column="9" table:row="38" table:table="0"/>
          <office:change-info>
            <dc:creator>Mike </dc:creator>
            <dc:date>2011-08-04T12:50:32.57</dc:date>
          </office:change-info>
          <table:previous table:id="ct1136">
            <table:change-track-table-cell table:cell-address="Sheet1.J39" table:formula="of:=IF(#ref!39=&quot;Y&quot;;DEC2HEX([.H39]*32+[.I39];2);&quot;&quot;)" office:value-type="float" office:value="0"/>
          </table:previous>
        </table:cell-content-change>
        <table:cell-content-change table:id="ct1260">
          <table:cell-address table:column="9" table:row="39" table:table="0"/>
          <office:change-info>
            <dc:creator>Mike </dc:creator>
            <dc:date>2011-08-04T12:50:32.57</dc:date>
          </office:change-info>
          <table:previous table:id="ct1137">
            <table:change-track-table-cell table:cell-address="Sheet1.J40" table:formula="of:=IF(#ref!40=&quot;Y&quot;;DEC2HEX([.H40]*32+[.I40];2);&quot;&quot;)" office:value-type="float" office:value="0"/>
          </table:previous>
        </table:cell-content-change>
        <table:cell-content-change table:id="ct1261">
          <table:cell-address table:column="9" table:row="40" table:table="0"/>
          <office:change-info>
            <dc:creator>Mike </dc:creator>
            <dc:date>2011-08-04T12:50:32.57</dc:date>
          </office:change-info>
          <table:previous table:id="ct1138">
            <table:change-track-table-cell table:cell-address="Sheet1.J41" table:formula="of:=IF(#ref!41=&quot;Y&quot;;DEC2HEX([.H41]*32+[.I41];2);&quot;&quot;)" office:value-type="float" office:value="0"/>
          </table:previous>
        </table:cell-content-change>
        <table:cell-content-change table:id="ct1262">
          <table:cell-address table:column="9" table:row="41" table:table="0"/>
          <office:change-info>
            <dc:creator>Mike </dc:creator>
            <dc:date>2011-08-04T12:50:32.57</dc:date>
          </office:change-info>
          <table:previous table:id="ct1139">
            <table:change-track-table-cell table:cell-address="Sheet1.J42" table:formula="of:=IF(#ref!42=&quot;Y&quot;;DEC2HEX([.H42]*32+[.I42];2);&quot;&quot;)" office:value-type="float" office:value="0"/>
          </table:previous>
        </table:cell-content-change>
        <table:cell-content-change table:id="ct1263">
          <table:cell-address table:column="9" table:row="42" table:table="0"/>
          <office:change-info>
            <dc:creator>Mike </dc:creator>
            <dc:date>2011-08-04T12:50:32.57</dc:date>
          </office:change-info>
          <table:previous table:id="ct1140">
            <table:change-track-table-cell table:cell-address="Sheet1.J43" table:formula="of:=IF(#ref!43=&quot;Y&quot;;DEC2HEX([.H43]*32+[.I43];2);&quot;&quot;)" office:value-type="float" office:value="0"/>
          </table:previous>
        </table:cell-content-change>
        <table:cell-content-change table:id="ct1264">
          <table:cell-address table:column="9" table:row="43" table:table="0"/>
          <office:change-info>
            <dc:creator>Mike </dc:creator>
            <dc:date>2011-08-04T12:50:32.57</dc:date>
          </office:change-info>
          <table:previous table:id="ct1141">
            <table:change-track-table-cell table:cell-address="Sheet1.J44" table:formula="of:=IF(#ref!44=&quot;Y&quot;;DEC2HEX([.H44]*32+[.I44];2);&quot;&quot;)" office:value-type="float" office:value="0"/>
          </table:previous>
        </table:cell-content-change>
        <table:cell-content-change table:id="ct1265">
          <table:cell-address table:column="9" table:row="44" table:table="0"/>
          <office:change-info>
            <dc:creator>Mike </dc:creator>
            <dc:date>2011-08-04T12:50:32.57</dc:date>
          </office:change-info>
          <table:previous table:id="ct1142">
            <table:change-track-table-cell table:cell-address="Sheet1.J45" table:formula="of:=IF(#ref!45=&quot;Y&quot;;DEC2HEX([.H45]*32+[.I45];2);&quot;&quot;)" office:value-type="float" office:value="0"/>
          </table:previous>
        </table:cell-content-change>
        <table:cell-content-change table:id="ct1266">
          <table:cell-address table:column="9" table:row="45" table:table="0"/>
          <office:change-info>
            <dc:creator>Mike </dc:creator>
            <dc:date>2011-08-04T12:50:32.57</dc:date>
          </office:change-info>
          <table:previous table:id="ct1143">
            <table:change-track-table-cell table:cell-address="Sheet1.J46" table:formula="of:=IF(#ref!46=&quot;Y&quot;;DEC2HEX([.H46]*32+[.I46];2);&quot;&quot;)" office:value-type="float" office:value="0"/>
          </table:previous>
        </table:cell-content-change>
        <table:cell-content-change table:id="ct1267">
          <table:cell-address table:column="9" table:row="46" table:table="0"/>
          <office:change-info>
            <dc:creator>Mike </dc:creator>
            <dc:date>2011-08-04T12:50:37.96</dc:date>
          </office:change-info>
          <table:previous table:id="ct1144">
            <table:change-track-table-cell table:cell-address="Sheet1.J47" table:formula="of:=IF(#ref!47=&quot;Y&quot;;DEC2HEX([.H47]*32+[.I47];2);&quot;&quot;)" office:value-type="float" office:value="0"/>
          </table:previous>
        </table:cell-content-change>
        <table:cell-content-change table:id="ct1268">
          <table:cell-address table:column="9" table:row="47" table:table="0"/>
          <office:change-info>
            <dc:creator>Mike </dc:creator>
            <dc:date>2011-08-04T12:50:37.96</dc:date>
          </office:change-info>
          <table:previous table:id="ct1145">
            <table:change-track-table-cell table:cell-address="Sheet1.J48" table:formula="of:=IF(#ref!48=&quot;Y&quot;;DEC2HEX([.H48]*32+[.I48];2);&quot;&quot;)" office:value-type="float" office:value="0"/>
          </table:previous>
        </table:cell-content-change>
        <table:cell-content-change table:id="ct1269">
          <table:cell-address table:column="9" table:row="48" table:table="0"/>
          <office:change-info>
            <dc:creator>Mike </dc:creator>
            <dc:date>2011-08-04T12:50:37.96</dc:date>
          </office:change-info>
          <table:previous table:id="ct1146">
            <table:change-track-table-cell table:cell-address="Sheet1.J49" table:formula="of:=IF(#ref!49=&quot;Y&quot;;DEC2HEX([.H49]*32+[.I49];2);&quot;&quot;)" office:value-type="float" office:value="0"/>
          </table:previous>
        </table:cell-content-change>
        <table:cell-content-change table:id="ct1270">
          <table:cell-address table:column="9" table:row="49" table:table="0"/>
          <office:change-info>
            <dc:creator>Mike </dc:creator>
            <dc:date>2011-08-04T12:50:37.96</dc:date>
          </office:change-info>
          <table:previous table:id="ct1147">
            <table:change-track-table-cell table:cell-address="Sheet1.J50" table:formula="of:=IF(#ref!50=&quot;Y&quot;;DEC2HEX([.H50]*32+[.I50];2);&quot;&quot;)" office:value-type="float" office:value="0"/>
          </table:previous>
        </table:cell-content-change>
        <table:cell-content-change table:id="ct1271">
          <table:cell-address table:column="9" table:row="50" table:table="0"/>
          <office:change-info>
            <dc:creator>Mike </dc:creator>
            <dc:date>2011-08-04T12:50:37.96</dc:date>
          </office:change-info>
          <table:previous table:id="ct1148">
            <table:change-track-table-cell table:cell-address="Sheet1.J51" table:formula="of:=IF(#ref!51=&quot;Y&quot;;DEC2HEX([.H51]*32+[.I51];2);&quot;&quot;)" office:value-type="float" office:value="0"/>
          </table:previous>
        </table:cell-content-change>
        <table:cell-content-change table:id="ct1272">
          <table:cell-address table:column="13" table:row="7" table:table="0"/>
          <office:change-info>
            <dc:creator>Mike </dc:creator>
            <dc:date>2011-08-04T12:51:18.88</dc:date>
          </office:change-info>
          <table:previous table:id="ct1149">
            <table:change-track-table-cell table:cell-address="Sheet1.N8" table:formula="of:=IF(#ref!12=&quot;Y&quot;;IF([.B8]=&quot;Y&quot;;4;0)+IF([.C8]=&quot;Y&quot;;2;0)+IF([.D8]=&quot;Y&quot;;1;0);&quot;&quot;)" office:value-type="float" office:value="0"/>
          </table:previous>
        </table:cell-content-change>
        <table:cell-content-change table:id="ct1273">
          <table:cell-address table:column="13" table:row="8" table:table="0"/>
          <office:change-info>
            <dc:creator>Mike </dc:creator>
            <dc:date>2011-08-04T12:51:24.45</dc:date>
          </office:change-info>
          <table:previous table:id="ct1150">
            <table:change-track-table-cell table:cell-address="Sheet1.N9" table:formula="of:=IF(#ref!13=&quot;Y&quot;;IF([.B9]=&quot;Y&quot;;4;0)+IF([.C9]=&quot;Y&quot;;2;0)+IF([.D9]=&quot;Y&quot;;1;0);&quot;&quot;)" office:value-type="float" office:value="0"/>
          </table:previous>
        </table:cell-content-change>
        <table:cell-content-change table:id="ct1274">
          <table:cell-address table:column="13" table:row="9" table:table="0"/>
          <office:change-info>
            <dc:creator>Mike </dc:creator>
            <dc:date>2011-08-04T12:51:24.45</dc:date>
          </office:change-info>
          <table:previous table:id="ct1151">
            <table:change-track-table-cell table:cell-address="Sheet1.N10" table:formula="of:=IF(#ref!14=&quot;Y&quot;;IF([.B10]=&quot;Y&quot;;4;0)+IF([.C10]=&quot;Y&quot;;2;0)+IF([.D10]=&quot;Y&quot;;1;0);&quot;&quot;)" office:value-type="float" office:value="0"/>
          </table:previous>
        </table:cell-content-change>
        <table:cell-content-change table:id="ct1275">
          <table:cell-address table:column="13" table:row="10" table:table="0"/>
          <office:change-info>
            <dc:creator>Mike </dc:creator>
            <dc:date>2011-08-04T12:51:24.45</dc:date>
          </office:change-info>
          <table:previous table:id="ct1152">
            <table:change-track-table-cell table:cell-address="Sheet1.N11" table:formula="of:=IF(#ref!15=&quot;Y&quot;;IF([.B11]=&quot;Y&quot;;4;0)+IF([.C11]=&quot;Y&quot;;2;0)+IF([.D11]=&quot;Y&quot;;1;0);&quot;&quot;)" office:value-type="float" office:value="0"/>
          </table:previous>
        </table:cell-content-change>
        <table:cell-content-change table:id="ct1276">
          <table:cell-address table:column="13" table:row="11" table:table="0"/>
          <office:change-info>
            <dc:creator>Mike </dc:creator>
            <dc:date>2011-08-04T12:51:24.45</dc:date>
          </office:change-info>
          <table:previous table:id="ct1153">
            <table:change-track-table-cell table:cell-address="Sheet1.N12" table:formula="of:=IF(#ref!16=&quot;Y&quot;;IF([.B12]=&quot;Y&quot;;4;0)+IF([.C12]=&quot;Y&quot;;2;0)+IF([.D12]=&quot;Y&quot;;1;0);&quot;&quot;)" office:value-type="float" office:value="0"/>
          </table:previous>
        </table:cell-content-change>
        <table:cell-content-change table:id="ct1277">
          <table:cell-address table:column="13" table:row="12" table:table="0"/>
          <office:change-info>
            <dc:creator>Mike </dc:creator>
            <dc:date>2011-08-04T12:51:24.45</dc:date>
          </office:change-info>
          <table:previous table:id="ct1154">
            <table:change-track-table-cell table:cell-address="Sheet1.N13" table:formula="of:=IF(#ref!17=&quot;Y&quot;;IF([.B13]=&quot;Y&quot;;4;0)+IF([.C13]=&quot;Y&quot;;2;0)+IF([.D13]=&quot;Y&quot;;1;0);&quot;&quot;)" office:value-type="float" office:value="0"/>
          </table:previous>
        </table:cell-content-change>
        <table:cell-content-change table:id="ct1278">
          <table:cell-address table:column="13" table:row="13" table:table="0"/>
          <office:change-info>
            <dc:creator>Mike </dc:creator>
            <dc:date>2011-08-04T12:51:24.45</dc:date>
          </office:change-info>
          <table:previous table:id="ct1155">
            <table:change-track-table-cell table:cell-address="Sheet1.N14" table:formula="of:=IF(#ref!18=&quot;Y&quot;;IF([.B14]=&quot;Y&quot;;4;0)+IF([.C14]=&quot;Y&quot;;2;0)+IF([.D14]=&quot;Y&quot;;1;0);&quot;&quot;)" office:value-type="float" office:value="0"/>
          </table:previous>
        </table:cell-content-change>
        <table:cell-content-change table:id="ct1279">
          <table:cell-address table:column="13" table:row="14" table:table="0"/>
          <office:change-info>
            <dc:creator>Mike </dc:creator>
            <dc:date>2011-08-04T12:51:24.45</dc:date>
          </office:change-info>
          <table:previous table:id="ct1156">
            <table:change-track-table-cell table:cell-address="Sheet1.N15" table:formula="of:=IF(#ref!19=&quot;Y&quot;;IF([.B15]=&quot;Y&quot;;4;0)+IF([.C15]=&quot;Y&quot;;2;0)+IF([.D15]=&quot;Y&quot;;1;0);&quot;&quot;)" office:value-type="float" office:value="0"/>
          </table:previous>
        </table:cell-content-change>
        <table:cell-content-change table:id="ct1280">
          <table:cell-address table:column="13" table:row="15" table:table="0"/>
          <office:change-info>
            <dc:creator>Mike </dc:creator>
            <dc:date>2011-08-04T12:51:24.45</dc:date>
          </office:change-info>
          <table:previous table:id="ct1157">
            <table:change-track-table-cell table:cell-address="Sheet1.N16" table:formula="of:=IF(#ref!20=&quot;Y&quot;;IF([.B16]=&quot;Y&quot;;4;0)+IF([.C16]=&quot;Y&quot;;2;0)+IF([.D16]=&quot;Y&quot;;1;0);&quot;&quot;)" office:value-type="float" office:value="0"/>
          </table:previous>
        </table:cell-content-change>
        <table:cell-content-change table:id="ct1281">
          <table:cell-address table:column="13" table:row="16" table:table="0"/>
          <office:change-info>
            <dc:creator>Mike </dc:creator>
            <dc:date>2011-08-04T12:51:24.45</dc:date>
          </office:change-info>
          <table:previous table:id="ct1158">
            <table:change-track-table-cell table:cell-address="Sheet1.N17" table:formula="of:=IF(#ref!21=&quot;Y&quot;;IF([.B17]=&quot;Y&quot;;4;0)+IF([.C17]=&quot;Y&quot;;2;0)+IF([.D17]=&quot;Y&quot;;1;0);&quot;&quot;)" office:value-type="float" office:value="0"/>
          </table:previous>
        </table:cell-content-change>
        <table:cell-content-change table:id="ct1282">
          <table:cell-address table:column="13" table:row="17" table:table="0"/>
          <office:change-info>
            <dc:creator>Mike </dc:creator>
            <dc:date>2011-08-04T12:51:24.45</dc:date>
          </office:change-info>
          <table:previous table:id="ct1159">
            <table:change-track-table-cell table:cell-address="Sheet1.N18" table:formula="of:=IF(#ref!22=&quot;Y&quot;;IF([.B18]=&quot;Y&quot;;4;0)+IF([.C18]=&quot;Y&quot;;2;0)+IF([.D18]=&quot;Y&quot;;1;0);&quot;&quot;)" office:value-type="float" office:value="0"/>
          </table:previous>
        </table:cell-content-change>
        <table:cell-content-change table:id="ct1283">
          <table:cell-address table:column="13" table:row="18" table:table="0"/>
          <office:change-info>
            <dc:creator>Mike </dc:creator>
            <dc:date>2011-08-04T12:51:24.45</dc:date>
          </office:change-info>
          <table:previous table:id="ct1160">
            <table:change-track-table-cell table:cell-address="Sheet1.N19" table:formula="of:=IF(#ref!23=&quot;Y&quot;;IF([.B19]=&quot;Y&quot;;4;0)+IF([.C19]=&quot;Y&quot;;2;0)+IF([.D19]=&quot;Y&quot;;1;0);&quot;&quot;)" office:value-type="float" office:value="0"/>
          </table:previous>
        </table:cell-content-change>
        <table:cell-content-change table:id="ct1284">
          <table:cell-address table:column="13" table:row="19" table:table="0"/>
          <office:change-info>
            <dc:creator>Mike </dc:creator>
            <dc:date>2011-08-04T12:51:24.45</dc:date>
          </office:change-info>
          <table:previous table:id="ct1161">
            <table:change-track-table-cell table:cell-address="Sheet1.N20" table:formula="of:=IF(#ref!24=&quot;Y&quot;;IF([.B20]=&quot;Y&quot;;4;0)+IF([.C20]=&quot;Y&quot;;2;0)+IF([.D20]=&quot;Y&quot;;1;0);&quot;&quot;)" office:value-type="float" office:value="0"/>
          </table:previous>
        </table:cell-content-change>
        <table:cell-content-change table:id="ct1285">
          <table:cell-address table:column="13" table:row="20" table:table="0"/>
          <office:change-info>
            <dc:creator>Mike </dc:creator>
            <dc:date>2011-08-04T12:51:24.45</dc:date>
          </office:change-info>
          <table:previous table:id="ct1162">
            <table:change-track-table-cell table:cell-address="Sheet1.N21" table:formula="of:=IF(#ref!25=&quot;Y&quot;;IF([.B21]=&quot;Y&quot;;4;0)+IF([.C21]=&quot;Y&quot;;2;0)+IF([.D21]=&quot;Y&quot;;1;0);&quot;&quot;)" office:value-type="float" office:value="0"/>
          </table:previous>
        </table:cell-content-change>
        <table:cell-content-change table:id="ct1286">
          <table:cell-address table:column="13" table:row="21" table:table="0"/>
          <office:change-info>
            <dc:creator>Mike </dc:creator>
            <dc:date>2011-08-04T12:51:24.45</dc:date>
          </office:change-info>
          <table:previous table:id="ct1163">
            <table:change-track-table-cell table:cell-address="Sheet1.N22" table:formula="of:=IF(#ref!26=&quot;Y&quot;;IF([.B22]=&quot;Y&quot;;4;0)+IF([.C22]=&quot;Y&quot;;2;0)+IF([.D22]=&quot;Y&quot;;1;0);&quot;&quot;)" office:value-type="float" office:value="0"/>
          </table:previous>
        </table:cell-content-change>
        <table:cell-content-change table:id="ct1287">
          <table:cell-address table:column="13" table:row="22" table:table="0"/>
          <office:change-info>
            <dc:creator>Mike </dc:creator>
            <dc:date>2011-08-04T12:51:24.45</dc:date>
          </office:change-info>
          <table:previous table:id="ct1164">
            <table:change-track-table-cell table:cell-address="Sheet1.N23" table:formula="of:=IF(#ref!27=&quot;Y&quot;;IF([.B23]=&quot;Y&quot;;4;0)+IF([.C23]=&quot;Y&quot;;2;0)+IF([.D23]=&quot;Y&quot;;1;0);&quot;&quot;)" office:value-type="float" office:value="0"/>
          </table:previous>
        </table:cell-content-change>
        <table:cell-content-change table:id="ct1288">
          <table:cell-address table:column="13" table:row="22" table:table="0"/>
          <office:change-info>
            <dc:creator>Mike </dc:creator>
            <dc:date>2011-08-04T12:51:24.45</dc:date>
          </office:change-info>
          <table:previous table:id="ct1165">
            <table:change-track-table-cell table:cell-address="Sheet1.N23" table:formula="of:=IF(#ref!27=&quot;Y&quot;;IF([.B23]=&quot;Y&quot;;4;0)+IF([.C23]=&quot;Y&quot;;2;0)+IF([.D23]=&quot;Y&quot;;1;0);&quot;&quot;)" office:value-type="float" office:value="0"/>
          </table:previous>
        </table:cell-content-change>
        <table:cell-content-change table:id="ct1289">
          <table:cell-address table:column="13" table:row="23" table:table="0"/>
          <office:change-info>
            <dc:creator>Mike </dc:creator>
            <dc:date>2011-08-04T12:51:24.45</dc:date>
          </office:change-info>
          <table:previous table:id="ct1166">
            <table:change-track-table-cell table:cell-address="Sheet1.N24" table:formula="of:=IF(#ref!28=&quot;Y&quot;;IF([.B24]=&quot;Y&quot;;4;0)+IF([.C24]=&quot;Y&quot;;2;0)+IF([.D24]=&quot;Y&quot;;1;0);&quot;&quot;)" office:value-type="float" office:value="0"/>
          </table:previous>
        </table:cell-content-change>
        <table:cell-content-change table:id="ct1290">
          <table:cell-address table:column="13" table:row="24" table:table="0"/>
          <office:change-info>
            <dc:creator>Mike </dc:creator>
            <dc:date>2011-08-04T12:51:24.45</dc:date>
          </office:change-info>
          <table:previous table:id="ct1167">
            <table:change-track-table-cell table:cell-address="Sheet1.N25" table:formula="of:=IF(#ref!29=&quot;Y&quot;;IF([.B25]=&quot;Y&quot;;4;0)+IF([.C25]=&quot;Y&quot;;2;0)+IF([.D25]=&quot;Y&quot;;1;0);&quot;&quot;)" office:value-type="float" office:value="0"/>
          </table:previous>
        </table:cell-content-change>
        <table:cell-content-change table:id="ct1291">
          <table:cell-address table:column="13" table:row="25" table:table="0"/>
          <office:change-info>
            <dc:creator>Mike </dc:creator>
            <dc:date>2011-08-04T12:51:24.45</dc:date>
          </office:change-info>
          <table:previous table:id="ct1168">
            <table:change-track-table-cell table:cell-address="Sheet1.N26" table:formula="of:=IF(#ref!30=&quot;Y&quot;;IF([.B26]=&quot;Y&quot;;4;0)+IF([.C26]=&quot;Y&quot;;2;0)+IF([.D26]=&quot;Y&quot;;1;0);&quot;&quot;)" office:value-type="float" office:value="0"/>
          </table:previous>
        </table:cell-content-change>
        <table:cell-content-change table:id="ct1292">
          <table:cell-address table:column="13" table:row="26" table:table="0"/>
          <office:change-info>
            <dc:creator>Mike </dc:creator>
            <dc:date>2011-08-04T12:51:24.45</dc:date>
          </office:change-info>
          <table:previous table:id="ct1169">
            <table:change-track-table-cell table:cell-address="Sheet1.N27" table:formula="of:=IF(#ref!31=&quot;Y&quot;;IF([.B27]=&quot;Y&quot;;4;0)+IF([.C27]=&quot;Y&quot;;2;0)+IF([.D27]=&quot;Y&quot;;1;0);&quot;&quot;)" office:value-type="float" office:value="0"/>
          </table:previous>
        </table:cell-content-change>
        <table:cell-content-change table:id="ct1293">
          <table:cell-address table:column="13" table:row="27" table:table="0"/>
          <office:change-info>
            <dc:creator>Mike </dc:creator>
            <dc:date>2011-08-04T12:51:24.45</dc:date>
          </office:change-info>
          <table:previous table:id="ct1170">
            <table:change-track-table-cell table:cell-address="Sheet1.N28" table:formula="of:=IF(#ref!32=&quot;Y&quot;;IF([.B28]=&quot;Y&quot;;4;0)+IF([.C28]=&quot;Y&quot;;2;0)+IF([.D28]=&quot;Y&quot;;1;0);&quot;&quot;)" office:value-type="float" office:value="0"/>
          </table:previous>
        </table:cell-content-change>
        <table:cell-content-change table:id="ct1294">
          <table:cell-address table:column="13" table:row="28" table:table="0"/>
          <office:change-info>
            <dc:creator>Mike </dc:creator>
            <dc:date>2011-08-04T12:51:24.45</dc:date>
          </office:change-info>
          <table:previous table:id="ct1171">
            <table:change-track-table-cell table:cell-address="Sheet1.N29" table:formula="of:=IF(#ref!33=&quot;Y&quot;;IF([.B29]=&quot;Y&quot;;4;0)+IF([.C29]=&quot;Y&quot;;2;0)+IF([.D29]=&quot;Y&quot;;1;0);&quot;&quot;)" office:value-type="float" office:value="0"/>
          </table:previous>
        </table:cell-content-change>
        <table:cell-content-change table:id="ct1295">
          <table:cell-address table:column="13" table:row="29" table:table="0"/>
          <office:change-info>
            <dc:creator>Mike </dc:creator>
            <dc:date>2011-08-04T12:51:24.45</dc:date>
          </office:change-info>
          <table:previous table:id="ct1172">
            <table:change-track-table-cell table:cell-address="Sheet1.N30" table:formula="of:=IF(#ref!34=&quot;Y&quot;;IF([.B30]=&quot;Y&quot;;4;0)+IF([.C30]=&quot;Y&quot;;2;0)+IF([.D30]=&quot;Y&quot;;1;0);&quot;&quot;)" office:value-type="float" office:value="0"/>
          </table:previous>
        </table:cell-content-change>
        <table:cell-content-change table:id="ct1296">
          <table:cell-address table:column="13" table:row="35" table:table="0"/>
          <office:change-info>
            <dc:creator>Mike </dc:creator>
            <dc:date>2011-08-04T12:51:24.45</dc:date>
          </office:change-info>
          <table:previous table:id="ct1173">
            <table:change-track-table-cell table:cell-address="Sheet1.N36" table:formula="of:=IF(#ref!35=&quot;Y&quot;;IF([.B36]=&quot;Y&quot;;4;0)+IF([.C36]=&quot;Y&quot;;2;0)+IF([.D36]=&quot;Y&quot;;1;0);&quot;&quot;)" office:value-type="float" office:value="0"/>
          </table:previous>
        </table:cell-content-change>
        <table:cell-content-change table:id="ct1297">
          <table:cell-address table:column="13" table:row="36" table:table="0"/>
          <office:change-info>
            <dc:creator>Mike </dc:creator>
            <dc:date>2011-08-04T12:51:24.45</dc:date>
          </office:change-info>
          <table:previous table:id="ct1174">
            <table:change-track-table-cell table:cell-address="Sheet1.N37" table:formula="of:=IF(#ref!36=&quot;Y&quot;;IF([.B37]=&quot;Y&quot;;4;0)+IF([.C37]=&quot;Y&quot;;2;0)+IF([.D37]=&quot;Y&quot;;1;0);&quot;&quot;)" office:value-type="float" office:value="0"/>
          </table:previous>
        </table:cell-content-change>
        <table:cell-content-change table:id="ct1298">
          <table:cell-address table:column="13" table:row="37" table:table="0"/>
          <office:change-info>
            <dc:creator>Mike </dc:creator>
            <dc:date>2011-08-04T12:51:24.45</dc:date>
          </office:change-info>
          <table:previous table:id="ct1175">
            <table:change-track-table-cell table:cell-address="Sheet1.N38" table:formula="of:=IF(#ref!37=&quot;Y&quot;;IF([.B38]=&quot;Y&quot;;4;0)+IF([.C38]=&quot;Y&quot;;2;0)+IF([.D38]=&quot;Y&quot;;1;0);&quot;&quot;)" office:value-type="float" office:value="0"/>
          </table:previous>
        </table:cell-content-change>
        <table:cell-content-change table:id="ct1299">
          <table:cell-address table:column="13" table:row="38" table:table="0"/>
          <office:change-info>
            <dc:creator>Mike </dc:creator>
            <dc:date>2011-08-04T12:51:24.45</dc:date>
          </office:change-info>
          <table:previous table:id="ct1176">
            <table:change-track-table-cell table:cell-address="Sheet1.N39" table:formula="of:=IF(#ref!38=&quot;Y&quot;;IF([.B39]=&quot;Y&quot;;4;0)+IF([.C39]=&quot;Y&quot;;2;0)+IF([.D39]=&quot;Y&quot;;1;0);&quot;&quot;)" office:value-type="float" office:value="0"/>
          </table:previous>
        </table:cell-content-change>
        <table:cell-content-change table:id="ct1300">
          <table:cell-address table:column="13" table:row="38" table:table="0"/>
          <office:change-info>
            <dc:creator>Mike </dc:creator>
            <dc:date>2011-08-04T12:51:24.45</dc:date>
          </office:change-info>
          <table:previous table:id="ct1177">
            <table:change-track-table-cell table:cell-address="Sheet1.N39" table:formula="of:=IF(#ref!39=&quot;Y&quot;;IF([.B39]=&quot;Y&quot;;4;0)+IF([.C39]=&quot;Y&quot;;2;0)+IF([.D39]=&quot;Y&quot;;1;0);&quot;&quot;)" office:value-type="float" office:value="0"/>
          </table:previous>
        </table:cell-content-change>
        <table:cell-content-change table:id="ct1301">
          <table:cell-address table:column="13" table:row="39" table:table="0"/>
          <office:change-info>
            <dc:creator>Mike </dc:creator>
            <dc:date>2011-08-04T12:51:24.45</dc:date>
          </office:change-info>
          <table:previous table:id="ct1178">
            <table:change-track-table-cell table:cell-address="Sheet1.N40" table:formula="of:=IF(#ref!40=&quot;Y&quot;;IF([.B40]=&quot;Y&quot;;4;0)+IF([.C40]=&quot;Y&quot;;2;0)+IF([.D40]=&quot;Y&quot;;1;0);&quot;&quot;)" office:value-type="float" office:value="0"/>
          </table:previous>
        </table:cell-content-change>
        <table:cell-content-change table:id="ct1302">
          <table:cell-address table:column="13" table:row="40" table:table="0"/>
          <office:change-info>
            <dc:creator>Mike </dc:creator>
            <dc:date>2011-08-04T12:51:24.45</dc:date>
          </office:change-info>
          <table:previous table:id="ct1179">
            <table:change-track-table-cell table:cell-address="Sheet1.N41" table:formula="of:=IF(#ref!41=&quot;Y&quot;;IF([.B41]=&quot;Y&quot;;4;0)+IF([.C41]=&quot;Y&quot;;2;0)+IF([.D41]=&quot;Y&quot;;1;0);&quot;&quot;)" office:value-type="float" office:value="0"/>
          </table:previous>
        </table:cell-content-change>
        <table:cell-content-change table:id="ct1303">
          <table:cell-address table:column="13" table:row="41" table:table="0"/>
          <office:change-info>
            <dc:creator>Mike </dc:creator>
            <dc:date>2011-08-04T12:51:24.45</dc:date>
          </office:change-info>
          <table:previous table:id="ct1180">
            <table:change-track-table-cell table:cell-address="Sheet1.N42" table:formula="of:=IF(#ref!42=&quot;Y&quot;;IF([.B42]=&quot;Y&quot;;4;0)+IF([.C42]=&quot;Y&quot;;2;0)+IF([.D42]=&quot;Y&quot;;1;0);&quot;&quot;)" office:value-type="float" office:value="0"/>
          </table:previous>
        </table:cell-content-change>
        <table:cell-content-change table:id="ct1304">
          <table:cell-address table:column="13" table:row="42" table:table="0"/>
          <office:change-info>
            <dc:creator>Mike </dc:creator>
            <dc:date>2011-08-04T12:51:24.45</dc:date>
          </office:change-info>
          <table:previous table:id="ct1181">
            <table:change-track-table-cell table:cell-address="Sheet1.N43" table:formula="of:=IF(#ref!43=&quot;Y&quot;;IF([.B43]=&quot;Y&quot;;4;0)+IF([.C43]=&quot;Y&quot;;2;0)+IF([.D43]=&quot;Y&quot;;1;0);&quot;&quot;)" office:value-type="float" office:value="0"/>
          </table:previous>
        </table:cell-content-change>
        <table:cell-content-change table:id="ct1305">
          <table:cell-address table:column="13" table:row="43" table:table="0"/>
          <office:change-info>
            <dc:creator>Mike </dc:creator>
            <dc:date>2011-08-04T12:51:24.45</dc:date>
          </office:change-info>
          <table:previous table:id="ct1182">
            <table:change-track-table-cell table:cell-address="Sheet1.N44" table:formula="of:=IF(#ref!44=&quot;Y&quot;;IF([.B44]=&quot;Y&quot;;4;0)+IF([.C44]=&quot;Y&quot;;2;0)+IF([.D44]=&quot;Y&quot;;1;0);&quot;&quot;)" office:value-type="float" office:value="0"/>
          </table:previous>
        </table:cell-content-change>
        <table:cell-content-change table:id="ct1306">
          <table:cell-address table:column="13" table:row="44" table:table="0"/>
          <office:change-info>
            <dc:creator>Mike </dc:creator>
            <dc:date>2011-08-04T12:51:24.45</dc:date>
          </office:change-info>
          <table:previous table:id="ct1183">
            <table:change-track-table-cell table:cell-address="Sheet1.N45" table:formula="of:=IF(#ref!45=&quot;Y&quot;;IF([.B45]=&quot;Y&quot;;4;0)+IF([.C45]=&quot;Y&quot;;2;0)+IF([.D45]=&quot;Y&quot;;1;0);&quot;&quot;)" office:value-type="float" office:value="0"/>
          </table:previous>
        </table:cell-content-change>
        <table:cell-content-change table:id="ct1307">
          <table:cell-address table:column="13" table:row="45" table:table="0"/>
          <office:change-info>
            <dc:creator>Mike </dc:creator>
            <dc:date>2011-08-04T12:51:24.45</dc:date>
          </office:change-info>
          <table:previous table:id="ct1184">
            <table:change-track-table-cell table:cell-address="Sheet1.N46" table:formula="of:=IF(#ref!46=&quot;Y&quot;;IF([.B46]=&quot;Y&quot;;4;0)+IF([.C46]=&quot;Y&quot;;2;0)+IF([.D46]=&quot;Y&quot;;1;0);&quot;&quot;)" office:value-type="float" office:value="0"/>
          </table:previous>
        </table:cell-content-change>
        <table:cell-content-change table:id="ct1308">
          <table:cell-address table:column="13" table:row="46" table:table="0"/>
          <office:change-info>
            <dc:creator>Mike </dc:creator>
            <dc:date>2011-08-04T12:51:24.45</dc:date>
          </office:change-info>
          <table:previous table:id="ct1185">
            <table:change-track-table-cell table:cell-address="Sheet1.N47" table:formula="of:=IF(#ref!47=&quot;Y&quot;;IF([.B47]=&quot;Y&quot;;4;0)+IF([.C47]=&quot;Y&quot;;2;0)+IF([.D47]=&quot;Y&quot;;1;0);&quot;&quot;)" office:value-type="float" office:value="0"/>
          </table:previous>
        </table:cell-content-change>
        <table:cell-content-change table:id="ct1309">
          <table:cell-address table:column="13" table:row="47" table:table="0"/>
          <office:change-info>
            <dc:creator>Mike </dc:creator>
            <dc:date>2011-08-04T12:51:24.45</dc:date>
          </office:change-info>
          <table:previous table:id="ct1186">
            <table:change-track-table-cell table:cell-address="Sheet1.N48" table:formula="of:=IF(#ref!48=&quot;Y&quot;;IF([.B48]=&quot;Y&quot;;4;0)+IF([.C48]=&quot;Y&quot;;2;0)+IF([.D48]=&quot;Y&quot;;1;0);&quot;&quot;)" office:value-type="float" office:value="0"/>
          </table:previous>
        </table:cell-content-change>
        <table:cell-content-change table:id="ct1310">
          <table:cell-address table:column="13" table:row="48" table:table="0"/>
          <office:change-info>
            <dc:creator>Mike </dc:creator>
            <dc:date>2011-08-04T12:51:24.45</dc:date>
          </office:change-info>
          <table:previous table:id="ct1187">
            <table:change-track-table-cell table:cell-address="Sheet1.N49" table:formula="of:=IF(#ref!49=&quot;Y&quot;;IF([.B49]=&quot;Y&quot;;4;0)+IF([.C49]=&quot;Y&quot;;2;0)+IF([.D49]=&quot;Y&quot;;1;0);&quot;&quot;)" office:value-type="float" office:value="0"/>
          </table:previous>
        </table:cell-content-change>
        <table:cell-content-change table:id="ct1311">
          <table:cell-address table:column="13" table:row="49" table:table="0"/>
          <office:change-info>
            <dc:creator>Mike </dc:creator>
            <dc:date>2011-08-04T12:51:24.45</dc:date>
          </office:change-info>
          <table:previous table:id="ct1188">
            <table:change-track-table-cell table:cell-address="Sheet1.N50" table:formula="of:=IF(#ref!50=&quot;Y&quot;;IF([.B50]=&quot;Y&quot;;4;0)+IF([.C50]=&quot;Y&quot;;2;0)+IF([.D50]=&quot;Y&quot;;1;0);&quot;&quot;)" office:value-type="float" office:value="0"/>
          </table:previous>
        </table:cell-content-change>
        <table:cell-content-change table:id="ct1312">
          <table:cell-address table:column="13" table:row="50" table:table="0"/>
          <office:change-info>
            <dc:creator>Mike </dc:creator>
            <dc:date>2011-08-04T12:51:24.45</dc:date>
          </office:change-info>
          <table:previous table:id="ct1189">
            <table:change-track-table-cell table:cell-address="Sheet1.N51" table:formula="of:=IF(#ref!51=&quot;Y&quot;;IF([.B51]=&quot;Y&quot;;4;0)+IF([.C51]=&quot;Y&quot;;2;0)+IF([.D51]=&quot;Y&quot;;1;0);&quot;&quot;)" office:value-type="float" office:value="0"/>
          </table:previous>
        </table:cell-content-change>
        <table:cell-content-change table:id="ct1313">
          <table:cell-address table:column="13" table:row="7" table:table="0"/>
          <office:change-info>
            <dc:creator>Mike </dc:creator>
            <dc:date>2011-08-04T12:51:45.56</dc:date>
          </office:change-info>
          <table:previous table:id="ct1190">
            <table:change-track-table-cell table:cell-address="Sheet1.N8" table:formula="of:=IF(#ref!12=&quot;Y&quot;;DEC2HEX(1*(16*256)+HEX2DEC([.J8])*16+#ref!12+IF(NOT (#ref!10=&quot;Y&quot;);2*16*256;0);4);&quot;&quot;)" office:value-type="float" office:value="0"/>
          </table:previous>
        </table:cell-content-change>
        <table:cell-content-change table:id="ct1314">
          <table:cell-address table:column="13" table:row="8" table:table="0"/>
          <office:change-info>
            <dc:creator>Mike </dc:creator>
            <dc:date>2011-08-04T12:51:53.42</dc:date>
          </office:change-info>
          <table:previous table:id="ct1191">
            <table:change-track-table-cell table:cell-address="Sheet1.N9" table:formula="of:=IF(#ref!13=&quot;Y&quot;;DEC2HEX(1*(16*256)+HEX2DEC([.J9])*16+#ref!13+IF(NOT (#ref!11=&quot;Y&quot;);2*16*256;0);4);&quot;&quot;)" office:value-type="float" office:value="0"/>
          </table:previous>
        </table:cell-content-change>
        <table:cell-content-change table:id="ct1315">
          <table:cell-address table:column="13" table:row="9" table:table="0"/>
          <office:change-info>
            <dc:creator>Mike </dc:creator>
            <dc:date>2011-08-04T12:51:53.42</dc:date>
          </office:change-info>
          <table:previous table:id="ct1192">
            <table:change-track-table-cell table:cell-address="Sheet1.N10" table:formula="of:=IF(#ref!14=&quot;Y&quot;;DEC2HEX(1*(16*256)+HEX2DEC([.J10])*16+#ref!14+IF(NOT (#ref!12=&quot;Y&quot;);2*16*256;0);4);&quot;&quot;)" office:value-type="float" office:value="0"/>
          </table:previous>
        </table:cell-content-change>
        <table:cell-content-change table:id="ct1316">
          <table:cell-address table:column="13" table:row="10" table:table="0"/>
          <office:change-info>
            <dc:creator>Mike </dc:creator>
            <dc:date>2011-08-04T12:51:53.42</dc:date>
          </office:change-info>
          <table:previous table:id="ct1193">
            <table:change-track-table-cell table:cell-address="Sheet1.N11" table:formula="of:=IF(#ref!15=&quot;Y&quot;;DEC2HEX(1*(16*256)+HEX2DEC([.J11])*16+#ref!15+IF(NOT (#ref!13=&quot;Y&quot;);2*16*256;0);4);&quot;&quot;)" office:value-type="float" office:value="0"/>
          </table:previous>
        </table:cell-content-change>
        <table:cell-content-change table:id="ct1317">
          <table:cell-address table:column="13" table:row="11" table:table="0"/>
          <office:change-info>
            <dc:creator>Mike </dc:creator>
            <dc:date>2011-08-04T12:51:53.42</dc:date>
          </office:change-info>
          <table:previous table:id="ct1194">
            <table:change-track-table-cell table:cell-address="Sheet1.N12" table:formula="of:=IF(#ref!16=&quot;Y&quot;;DEC2HEX(1*(16*256)+HEX2DEC([.J12])*16+#ref!16+IF(NOT (#ref!14=&quot;Y&quot;);2*16*256;0);4);&quot;&quot;)" office:value-type="float" office:value="0"/>
          </table:previous>
        </table:cell-content-change>
        <table:cell-content-change table:id="ct1318">
          <table:cell-address table:column="13" table:row="12" table:table="0"/>
          <office:change-info>
            <dc:creator>Mike </dc:creator>
            <dc:date>2011-08-04T12:51:53.42</dc:date>
          </office:change-info>
          <table:previous table:id="ct1195">
            <table:change-track-table-cell table:cell-address="Sheet1.N13" table:formula="of:=IF(#ref!17=&quot;Y&quot;;DEC2HEX(1*(16*256)+HEX2DEC([.J13])*16+#ref!17+IF(NOT (#ref!15=&quot;Y&quot;);2*16*256;0);4);&quot;&quot;)" office:value-type="float" office:value="0"/>
          </table:previous>
        </table:cell-content-change>
        <table:cell-content-change table:id="ct1319">
          <table:cell-address table:column="13" table:row="13" table:table="0"/>
          <office:change-info>
            <dc:creator>Mike </dc:creator>
            <dc:date>2011-08-04T12:51:53.42</dc:date>
          </office:change-info>
          <table:previous table:id="ct1196">
            <table:change-track-table-cell table:cell-address="Sheet1.N14" table:formula="of:=IF(#ref!18=&quot;Y&quot;;DEC2HEX(1*(16*256)+HEX2DEC([.J14])*16+#ref!18+IF(NOT (#ref!16=&quot;Y&quot;);2*16*256;0);4);&quot;&quot;)" office:value-type="float" office:value="0"/>
          </table:previous>
        </table:cell-content-change>
        <table:cell-content-change table:id="ct1320">
          <table:cell-address table:column="13" table:row="14" table:table="0"/>
          <office:change-info>
            <dc:creator>Mike </dc:creator>
            <dc:date>2011-08-04T12:51:53.42</dc:date>
          </office:change-info>
          <table:previous table:id="ct1197">
            <table:change-track-table-cell table:cell-address="Sheet1.N15" table:formula="of:=IF(#ref!19=&quot;Y&quot;;DEC2HEX(1*(16*256)+HEX2DEC([.J15])*16+#ref!19+IF(NOT (#ref!17=&quot;Y&quot;);2*16*256;0);4);&quot;&quot;)" office:value-type="float" office:value="0"/>
          </table:previous>
        </table:cell-content-change>
        <table:cell-content-change table:id="ct1321">
          <table:cell-address table:column="13" table:row="15" table:table="0"/>
          <office:change-info>
            <dc:creator>Mike </dc:creator>
            <dc:date>2011-08-04T12:51:53.42</dc:date>
          </office:change-info>
          <table:previous table:id="ct1198">
            <table:change-track-table-cell table:cell-address="Sheet1.N16" table:formula="of:=IF(#ref!20=&quot;Y&quot;;DEC2HEX(1*(16*256)+HEX2DEC([.J16])*16+#ref!20+IF(NOT (#ref!18=&quot;Y&quot;);2*16*256;0);4);&quot;&quot;)" office:value-type="float" office:value="0"/>
          </table:previous>
        </table:cell-content-change>
        <table:cell-content-change table:id="ct1322">
          <table:cell-address table:column="13" table:row="16" table:table="0"/>
          <office:change-info>
            <dc:creator>Mike </dc:creator>
            <dc:date>2011-08-04T12:51:53.42</dc:date>
          </office:change-info>
          <table:previous table:id="ct1199">
            <table:change-track-table-cell table:cell-address="Sheet1.N17" table:formula="of:=IF(#ref!21=&quot;Y&quot;;DEC2HEX(1*(16*256)+HEX2DEC([.J17])*16+#ref!21+IF(NOT (#ref!19=&quot;Y&quot;);2*16*256;0);4);&quot;&quot;)" office:value-type="float" office:value="0"/>
          </table:previous>
        </table:cell-content-change>
        <table:cell-content-change table:id="ct1323">
          <table:cell-address table:column="13" table:row="17" table:table="0"/>
          <office:change-info>
            <dc:creator>Mike </dc:creator>
            <dc:date>2011-08-04T12:51:53.42</dc:date>
          </office:change-info>
          <table:previous table:id="ct1200">
            <table:change-track-table-cell table:cell-address="Sheet1.N18" table:formula="of:=IF(#ref!22=&quot;Y&quot;;DEC2HEX(1*(16*256)+HEX2DEC([.J18])*16+#ref!22+IF(NOT (#ref!20=&quot;Y&quot;);2*16*256;0);4);&quot;&quot;)" office:value-type="float" office:value="0"/>
          </table:previous>
        </table:cell-content-change>
        <table:cell-content-change table:id="ct1324">
          <table:cell-address table:column="13" table:row="18" table:table="0"/>
          <office:change-info>
            <dc:creator>Mike </dc:creator>
            <dc:date>2011-08-04T12:51:53.42</dc:date>
          </office:change-info>
          <table:previous table:id="ct1201">
            <table:change-track-table-cell table:cell-address="Sheet1.N19" table:formula="of:=IF(#ref!23=&quot;Y&quot;;DEC2HEX(1*(16*256)+HEX2DEC([.J19])*16+#ref!23+IF(NOT (#ref!21=&quot;Y&quot;);2*16*256;0);4);&quot;&quot;)" office:value-type="float" office:value="0"/>
          </table:previous>
        </table:cell-content-change>
        <table:cell-content-change table:id="ct1325">
          <table:cell-address table:column="13" table:row="19" table:table="0"/>
          <office:change-info>
            <dc:creator>Mike </dc:creator>
            <dc:date>2011-08-04T12:51:53.42</dc:date>
          </office:change-info>
          <table:previous table:id="ct1202">
            <table:change-track-table-cell table:cell-address="Sheet1.N20" table:formula="of:=IF(#ref!24=&quot;Y&quot;;DEC2HEX(1*(16*256)+HEX2DEC([.J20])*16+#ref!24+IF(NOT (#ref!22=&quot;Y&quot;);2*16*256;0);4);&quot;&quot;)" office:value-type="float" office:value="0"/>
          </table:previous>
        </table:cell-content-change>
        <table:cell-content-change table:id="ct1326">
          <table:cell-address table:column="13" table:row="20" table:table="0"/>
          <office:change-info>
            <dc:creator>Mike </dc:creator>
            <dc:date>2011-08-04T12:51:53.42</dc:date>
          </office:change-info>
          <table:previous table:id="ct1203">
            <table:change-track-table-cell table:cell-address="Sheet1.N21" table:formula="of:=IF(#ref!25=&quot;Y&quot;;DEC2HEX(1*(16*256)+HEX2DEC([.J21])*16+#ref!25+IF(NOT (#ref!23=&quot;Y&quot;);2*16*256;0);4);&quot;&quot;)" office:value-type="float" office:value="0"/>
          </table:previous>
        </table:cell-content-change>
        <table:cell-content-change table:id="ct1327">
          <table:cell-address table:column="13" table:row="21" table:table="0"/>
          <office:change-info>
            <dc:creator>Mike </dc:creator>
            <dc:date>2011-08-04T12:51:53.42</dc:date>
          </office:change-info>
          <table:previous table:id="ct1204">
            <table:change-track-table-cell table:cell-address="Sheet1.N22" table:formula="of:=IF(#ref!26=&quot;Y&quot;;DEC2HEX(1*(16*256)+HEX2DEC([.J22])*16+#ref!26+IF(NOT (#ref!24=&quot;Y&quot;);2*16*256;0);4);&quot;&quot;)" office:value-type="float" office:value="0"/>
          </table:previous>
        </table:cell-content-change>
        <table:cell-content-change table:id="ct1328">
          <table:cell-address table:column="13" table:row="22" table:table="0"/>
          <office:change-info>
            <dc:creator>Mike </dc:creator>
            <dc:date>2011-08-04T12:51:53.42</dc:date>
          </office:change-info>
          <table:previous table:id="ct1205">
            <table:change-track-table-cell table:cell-address="Sheet1.N23" table:formula="of:=IF(#ref!27=&quot;Y&quot;;DEC2HEX(1*(16*256)+HEX2DEC([.J23])*16+#ref!27+IF(NOT (#ref!25=&quot;Y&quot;);2*16*256;0);4);&quot;&quot;)" office:value-type="float" office:value="0"/>
          </table:previous>
        </table:cell-content-change>
        <table:cell-content-change table:id="ct1329">
          <table:cell-address table:column="13" table:row="22" table:table="0"/>
          <office:change-info>
            <dc:creator>Mike </dc:creator>
            <dc:date>2011-08-04T12:51:53.42</dc:date>
          </office:change-info>
          <table:previous table:id="ct1206">
            <table:change-track-table-cell table:cell-address="Sheet1.N23" table:formula="of:=IF(#ref!27=&quot;Y&quot;;DEC2HEX(1*(16*256)+HEX2DEC([.J23])*16+#ref!27+IF(NOT (#ref!25=&quot;Y&quot;);2*16*256;0);4);&quot;&quot;)" office:value-type="float" office:value="0"/>
          </table:previous>
        </table:cell-content-change>
        <table:cell-content-change table:id="ct1330">
          <table:cell-address table:column="13" table:row="23" table:table="0"/>
          <office:change-info>
            <dc:creator>Mike </dc:creator>
            <dc:date>2011-08-04T12:51:53.43</dc:date>
          </office:change-info>
          <table:previous table:id="ct1207">
            <table:change-track-table-cell table:cell-address="Sheet1.N24" table:formula="of:=IF(#ref!28=&quot;Y&quot;;DEC2HEX(1*(16*256)+HEX2DEC([.J24])*16+#ref!28+IF(NOT (#ref!26=&quot;Y&quot;);2*16*256;0);4);&quot;&quot;)" office:value-type="float" office:value="0"/>
          </table:previous>
        </table:cell-content-change>
        <table:cell-content-change table:id="ct1331">
          <table:cell-address table:column="13" table:row="24" table:table="0"/>
          <office:change-info>
            <dc:creator>Mike </dc:creator>
            <dc:date>2011-08-04T12:51:53.43</dc:date>
          </office:change-info>
          <table:previous table:id="ct1208">
            <table:change-track-table-cell table:cell-address="Sheet1.N25" table:formula="of:=IF(#ref!29=&quot;Y&quot;;DEC2HEX(1*(16*256)+HEX2DEC([.J25])*16+#ref!29+IF(NOT (#ref!27=&quot;Y&quot;);2*16*256;0);4);&quot;&quot;)" office:value-type="float" office:value="0"/>
          </table:previous>
        </table:cell-content-change>
        <table:cell-content-change table:id="ct1332">
          <table:cell-address table:column="13" table:row="25" table:table="0"/>
          <office:change-info>
            <dc:creator>Mike </dc:creator>
            <dc:date>2011-08-04T12:51:53.43</dc:date>
          </office:change-info>
          <table:previous table:id="ct1209">
            <table:change-track-table-cell table:cell-address="Sheet1.N26" table:formula="of:=IF(#ref!30=&quot;Y&quot;;DEC2HEX(1*(16*256)+HEX2DEC([.J26])*16+#ref!30+IF(NOT (#ref!28=&quot;Y&quot;);2*16*256;0);4);&quot;&quot;)" office:value-type="float" office:value="0"/>
          </table:previous>
        </table:cell-content-change>
        <table:cell-content-change table:id="ct1333">
          <table:cell-address table:column="13" table:row="26" table:table="0"/>
          <office:change-info>
            <dc:creator>Mike </dc:creator>
            <dc:date>2011-08-04T12:51:53.43</dc:date>
          </office:change-info>
          <table:previous table:id="ct1210">
            <table:change-track-table-cell table:cell-address="Sheet1.N27" table:formula="of:=IF(#ref!31=&quot;Y&quot;;DEC2HEX(1*(16*256)+HEX2DEC([.J27])*16+#ref!31+IF(NOT (#ref!29=&quot;Y&quot;);2*16*256;0);4);&quot;&quot;)" office:value-type="float" office:value="0"/>
          </table:previous>
        </table:cell-content-change>
        <table:cell-content-change table:id="ct1334">
          <table:cell-address table:column="13" table:row="27" table:table="0"/>
          <office:change-info>
            <dc:creator>Mike </dc:creator>
            <dc:date>2011-08-04T12:51:53.43</dc:date>
          </office:change-info>
          <table:previous table:id="ct1211">
            <table:change-track-table-cell table:cell-address="Sheet1.N28" table:formula="of:=IF(#ref!32=&quot;Y&quot;;DEC2HEX(1*(16*256)+HEX2DEC([.J28])*16+#ref!32+IF(NOT (#ref!30=&quot;Y&quot;);2*16*256;0);4);&quot;&quot;)" office:value-type="float" office:value="0"/>
          </table:previous>
        </table:cell-content-change>
        <table:cell-content-change table:id="ct1335">
          <table:cell-address table:column="13" table:row="28" table:table="0"/>
          <office:change-info>
            <dc:creator>Mike </dc:creator>
            <dc:date>2011-08-04T12:51:53.43</dc:date>
          </office:change-info>
          <table:previous table:id="ct1212">
            <table:change-track-table-cell table:cell-address="Sheet1.N29" table:formula="of:=IF(#ref!33=&quot;Y&quot;;DEC2HEX(1*(16*256)+HEX2DEC([.J29])*16+#ref!33+IF(NOT (#ref!31=&quot;Y&quot;);2*16*256;0);4);&quot;&quot;)" office:value-type="float" office:value="0"/>
          </table:previous>
        </table:cell-content-change>
        <table:cell-content-change table:id="ct1336">
          <table:cell-address table:column="13" table:row="29" table:table="0"/>
          <office:change-info>
            <dc:creator>Mike </dc:creator>
            <dc:date>2011-08-04T12:51:53.43</dc:date>
          </office:change-info>
          <table:previous table:id="ct1213">
            <table:change-track-table-cell table:cell-address="Sheet1.N30" table:formula="of:=IF(#ref!34=&quot;Y&quot;;DEC2HEX(1*(16*256)+HEX2DEC([.J30])*16+#ref!34+IF(NOT (#ref!32=&quot;Y&quot;);2*16*256;0);4);&quot;&quot;)" office:value-type="float" office:value="0"/>
          </table:previous>
        </table:cell-content-change>
        <table:cell-content-change table:id="ct1337">
          <table:cell-address table:column="13" table:row="35" table:table="0"/>
          <office:change-info>
            <dc:creator>Mike </dc:creator>
            <dc:date>2011-08-04T12:51:53.43</dc:date>
          </office:change-info>
          <table:previous table:id="ct1214">
            <table:change-track-table-cell table:cell-address="Sheet1.N36" table:formula="of:=IF(#ref!35=&quot;Y&quot;;DEC2HEX(1*(16*256)+HEX2DEC([.J36])*16+#ref!35+IF(NOT (#ref!38=&quot;Y&quot;);2*16*256;0);4);&quot;&quot;)" office:value-type="float" office:value="0"/>
          </table:previous>
        </table:cell-content-change>
        <table:cell-content-change table:id="ct1338">
          <table:cell-address table:column="13" table:row="36" table:table="0"/>
          <office:change-info>
            <dc:creator>Mike </dc:creator>
            <dc:date>2011-08-04T12:51:53.43</dc:date>
          </office:change-info>
          <table:previous table:id="ct1215">
            <table:change-track-table-cell table:cell-address="Sheet1.N37" table:formula="of:=IF(#ref!36=&quot;Y&quot;;DEC2HEX(1*(16*256)+HEX2DEC([.J37])*16+#ref!36+IF(NOT (#ref!39=&quot;Y&quot;);2*16*256;0);4);&quot;&quot;)" office:value-type="float" office:value="0"/>
          </table:previous>
        </table:cell-content-change>
        <table:cell-content-change table:id="ct1339">
          <table:cell-address table:column="13" table:row="37" table:table="0"/>
          <office:change-info>
            <dc:creator>Mike </dc:creator>
            <dc:date>2011-08-04T12:51:53.43</dc:date>
          </office:change-info>
          <table:previous table:id="ct1216">
            <table:change-track-table-cell table:cell-address="Sheet1.N38" table:formula="of:=IF(#ref!37=&quot;Y&quot;;DEC2HEX(1*(16*256)+HEX2DEC([.J38])*16+#ref!37+IF(NOT (#ref!40=&quot;Y&quot;);2*16*256;0);4);&quot;&quot;)" office:value-type="float" office:value="0"/>
          </table:previous>
        </table:cell-content-change>
        <table:cell-content-change table:id="ct1340">
          <table:cell-address table:column="13" table:row="38" table:table="0"/>
          <office:change-info>
            <dc:creator>Mike </dc:creator>
            <dc:date>2011-08-04T12:51:53.43</dc:date>
          </office:change-info>
          <table:previous table:id="ct1217">
            <table:change-track-table-cell table:cell-address="Sheet1.N39" table:formula="of:=IF(#ref!38=&quot;Y&quot;;DEC2HEX(1*(16*256)+HEX2DEC([.J39])*16+#ref!38+IF(NOT (#ref!41=&quot;Y&quot;);2*16*256;0);4);&quot;&quot;)" office:value-type="float" office:value="0"/>
          </table:previous>
        </table:cell-content-change>
        <table:cell-content-change table:id="ct1341">
          <table:cell-address table:column="13" table:row="38" table:table="0"/>
          <office:change-info>
            <dc:creator>Mike </dc:creator>
            <dc:date>2011-08-04T12:51:53.43</dc:date>
          </office:change-info>
          <table:previous table:id="ct1218">
            <table:change-track-table-cell table:cell-address="Sheet1.N39" table:formula="of:=IF(#ref!39=&quot;Y&quot;;DEC2HEX(1*(16*256)+HEX2DEC([.J39])*16+#ref!39+IF(NOT (#ref!41=&quot;Y&quot;);2*16*256;0);4);&quot;&quot;)" office:value-type="float" office:value="0"/>
          </table:previous>
        </table:cell-content-change>
        <table:cell-content-change table:id="ct1342">
          <table:cell-address table:column="13" table:row="39" table:table="0"/>
          <office:change-info>
            <dc:creator>Mike </dc:creator>
            <dc:date>2011-08-04T12:51:53.43</dc:date>
          </office:change-info>
          <table:previous table:id="ct1219">
            <table:change-track-table-cell table:cell-address="Sheet1.N40" table:formula="of:=IF(#ref!40=&quot;Y&quot;;DEC2HEX(1*(16*256)+HEX2DEC([.J40])*16+#ref!40+IF(NOT (#ref!42=&quot;Y&quot;);2*16*256;0);4);&quot;&quot;)" office:value-type="float" office:value="0"/>
          </table:previous>
        </table:cell-content-change>
        <table:cell-content-change table:id="ct1343">
          <table:cell-address table:column="13" table:row="40" table:table="0"/>
          <office:change-info>
            <dc:creator>Mike </dc:creator>
            <dc:date>2011-08-04T12:51:53.43</dc:date>
          </office:change-info>
          <table:previous table:id="ct1220">
            <table:change-track-table-cell table:cell-address="Sheet1.N41" table:formula="of:=IF(#ref!41=&quot;Y&quot;;DEC2HEX(1*(16*256)+HEX2DEC([.J41])*16+#ref!41+IF(NOT (#ref!43=&quot;Y&quot;);2*16*256;0);4);&quot;&quot;)" office:value-type="float" office:value="0"/>
          </table:previous>
        </table:cell-content-change>
        <table:cell-content-change table:id="ct1344">
          <table:cell-address table:column="13" table:row="41" table:table="0"/>
          <office:change-info>
            <dc:creator>Mike </dc:creator>
            <dc:date>2011-08-04T12:51:53.43</dc:date>
          </office:change-info>
          <table:previous table:id="ct1221">
            <table:change-track-table-cell table:cell-address="Sheet1.N42" table:formula="of:=IF(#ref!42=&quot;Y&quot;;DEC2HEX(1*(16*256)+HEX2DEC([.J42])*16+#ref!42+IF(NOT (#ref!44=&quot;Y&quot;);2*16*256;0);4);&quot;&quot;)" office:value-type="float" office:value="0"/>
          </table:previous>
        </table:cell-content-change>
        <table:cell-content-change table:id="ct1345">
          <table:cell-address table:column="13" table:row="42" table:table="0"/>
          <office:change-info>
            <dc:creator>Mike </dc:creator>
            <dc:date>2011-08-04T12:51:53.43</dc:date>
          </office:change-info>
          <table:previous table:id="ct1222">
            <table:change-track-table-cell table:cell-address="Sheet1.N43" table:formula="of:=IF(#ref!43=&quot;Y&quot;;DEC2HEX(1*(16*256)+HEX2DEC([.J43])*16+#ref!43+IF(NOT (#ref!45=&quot;Y&quot;);2*16*256;0);4);&quot;&quot;)" office:value-type="float" office:value="0"/>
          </table:previous>
        </table:cell-content-change>
        <table:cell-content-change table:id="ct1346">
          <table:cell-address table:column="13" table:row="43" table:table="0"/>
          <office:change-info>
            <dc:creator>Mike </dc:creator>
            <dc:date>2011-08-04T12:51:53.43</dc:date>
          </office:change-info>
          <table:previous table:id="ct1223">
            <table:change-track-table-cell table:cell-address="Sheet1.N44" table:formula="of:=IF(#ref!44=&quot;Y&quot;;DEC2HEX(1*(16*256)+HEX2DEC([.J44])*16+#ref!44+IF(NOT (#ref!46=&quot;Y&quot;);2*16*256;0);4);&quot;&quot;)" office:value-type="float" office:value="0"/>
          </table:previous>
        </table:cell-content-change>
        <table:cell-content-change table:id="ct1347">
          <table:cell-address table:column="13" table:row="44" table:table="0"/>
          <office:change-info>
            <dc:creator>Mike </dc:creator>
            <dc:date>2011-08-04T12:51:53.43</dc:date>
          </office:change-info>
          <table:previous table:id="ct1224">
            <table:change-track-table-cell table:cell-address="Sheet1.N45" table:formula="of:=IF(#ref!45=&quot;Y&quot;;DEC2HEX(1*(16*256)+HEX2DEC([.J45])*16+#ref!45+IF(NOT (#ref!47=&quot;Y&quot;);2*16*256;0);4);&quot;&quot;)" office:value-type="float" office:value="0"/>
          </table:previous>
        </table:cell-content-change>
        <table:cell-content-change table:id="ct1348">
          <table:cell-address table:column="13" table:row="45" table:table="0"/>
          <office:change-info>
            <dc:creator>Mike </dc:creator>
            <dc:date>2011-08-04T12:51:53.43</dc:date>
          </office:change-info>
          <table:previous table:id="ct1225">
            <table:change-track-table-cell table:cell-address="Sheet1.N46" table:formula="of:=IF(#ref!46=&quot;Y&quot;;DEC2HEX(1*(16*256)+HEX2DEC([.J46])*16+#ref!46+IF(NOT (#ref!48=&quot;Y&quot;);2*16*256;0);4);&quot;&quot;)" office:value-type="float" office:value="0"/>
          </table:previous>
        </table:cell-content-change>
        <table:cell-content-change table:id="ct1349">
          <table:cell-address table:column="13" table:row="46" table:table="0"/>
          <office:change-info>
            <dc:creator>Mike </dc:creator>
            <dc:date>2011-08-04T12:51:53.43</dc:date>
          </office:change-info>
          <table:previous table:id="ct1226">
            <table:change-track-table-cell table:cell-address="Sheet1.N47" table:formula="of:=IF(#ref!47=&quot;Y&quot;;DEC2HEX(1*(16*256)+HEX2DEC([.J47])*16+#ref!47+IF(NOT (#ref!49=&quot;Y&quot;);2*16*256;0);4);&quot;&quot;)" office:value-type="float" office:value="0"/>
          </table:previous>
        </table:cell-content-change>
        <table:cell-content-change table:id="ct1350">
          <table:cell-address table:column="13" table:row="47" table:table="0"/>
          <office:change-info>
            <dc:creator>Mike </dc:creator>
            <dc:date>2011-08-04T12:51:53.43</dc:date>
          </office:change-info>
          <table:previous table:id="ct1227">
            <table:change-track-table-cell table:cell-address="Sheet1.N48" table:formula="of:=IF(#ref!48=&quot;Y&quot;;DEC2HEX(1*(16*256)+HEX2DEC([.J48])*16+#ref!48+IF(NOT (#ref!50=&quot;Y&quot;);2*16*256;0);4);&quot;&quot;)" office:value-type="float" office:value="0"/>
          </table:previous>
        </table:cell-content-change>
        <table:cell-content-change table:id="ct1351">
          <table:cell-address table:column="13" table:row="48" table:table="0"/>
          <office:change-info>
            <dc:creator>Mike </dc:creator>
            <dc:date>2011-08-04T12:51:53.43</dc:date>
          </office:change-info>
          <table:previous table:id="ct1228">
            <table:change-track-table-cell table:cell-address="Sheet1.N49" table:formula="of:=IF(#ref!49=&quot;Y&quot;;DEC2HEX(1*(16*256)+HEX2DEC([.J49])*16+#ref!49+IF(NOT (#ref!51=&quot;Y&quot;);2*16*256;0);4);&quot;&quot;)" office:value-type="float" office:value="0"/>
          </table:previous>
        </table:cell-content-change>
        <table:cell-content-change table:id="ct1352">
          <table:cell-address table:column="13" table:row="49" table:table="0"/>
          <office:change-info>
            <dc:creator>Mike </dc:creator>
            <dc:date>2011-08-04T12:51:53.43</dc:date>
          </office:change-info>
          <table:previous table:id="ct1229">
            <table:change-track-table-cell table:cell-address="Sheet1.N50" table:formula="of:=IF(#ref!50=&quot;Y&quot;;DEC2HEX(1*(16*256)+HEX2DEC([.J50])*16+#ref!50+IF(NOT (#ref!52=&quot;Y&quot;);2*16*256;0);4);&quot;&quot;)" office:value-type="float" office:value="0"/>
          </table:previous>
        </table:cell-content-change>
        <table:cell-content-change table:id="ct1353">
          <table:cell-address table:column="13" table:row="50" table:table="0"/>
          <office:change-info>
            <dc:creator>Mike </dc:creator>
            <dc:date>2011-08-04T12:51:53.43</dc:date>
          </office:change-info>
          <table:previous table:id="ct1230">
            <table:change-track-table-cell table:cell-address="Sheet1.N51" table:formula="of:=IF(#ref!51=&quot;Y&quot;;DEC2HEX(1*(16*256)+HEX2DEC([.J51])*16+#ref!51+IF(NOT (#ref!53=&quot;Y&quot;);2*16*256;0);4);&quot;&quot;)" office:value-type="float" office:value="0"/>
          </table:previous>
        </table:cell-content-change>
        <table:deletion table:id="ct1354" table:type="column" table:position="1" table:table="0">
          <office:change-info>
            <dc:creator>Mike </dc:creator>
            <dc:date>2011-08-04T12:52:01.28</dc:date>
          </office:change-info>
          <table:deletions>
            <table:cell-content-deletion table:id="ct1107">
              <table:change-track-table-cell office:value-type="string">
                <text:p>Y</text:p>
              </table:change-track-table-cell>
            </table:cell-content-deletion>
            <table:cell-content-deletion table:id="ct1106">
              <table:change-track-table-cell office:value-type="string">
                <text:p>Y</text:p>
              </table:change-track-table-cell>
            </table:cell-content-deletion>
            <table:cell-content-deletion table:id="ct1105">
              <table:change-track-table-cell office:value-type="string">
                <text:p>Y</text:p>
              </table:change-track-table-cell>
            </table:cell-content-deletion>
            <table:cell-content-deletion table:id="ct1104">
              <table:change-track-table-cell office:value-type="string">
                <text:p>Y</text:p>
              </table:change-track-table-cell>
            </table:cell-content-deletion>
            <table:cell-content-deletion table:id="ct1103">
              <table:change-track-table-cell office:value-type="string">
                <text:p>Y</text:p>
              </table:change-track-table-cell>
            </table:cell-content-deletion>
            <table:cell-content-deletion table:id="ct1102">
              <table:change-track-table-cell office:value-type="string">
                <text:p>Y</text:p>
              </table:change-track-table-cell>
            </table:cell-content-deletion>
            <table:cell-content-deletion table:id="ct1101">
              <table:change-track-table-cell office:value-type="string">
                <text:p>Y</text:p>
              </table:change-track-table-cell>
            </table:cell-content-deletion>
            <table:cell-content-deletion table:id="ct1100">
              <table:change-track-table-cell office:value-type="string">
                <text:p>Y</text:p>
              </table:change-track-table-cell>
            </table:cell-content-deletion>
            <table:cell-content-deletion table:id="ct1099">
              <table:change-track-table-cell office:value-type="string">
                <text:p>Y</text:p>
              </table:change-track-table-cell>
            </table:cell-content-deletion>
            <table:cell-content-deletion table:id="ct1098">
              <table:change-track-table-cell office:value-type="string">
                <text:p>Y</text:p>
              </table:change-track-table-cell>
            </table:cell-content-deletion>
            <table:cell-content-deletion table:id="ct1097">
              <table:change-track-table-cell office:value-type="string">
                <text:p>Y</text:p>
              </table:change-track-table-cell>
            </table:cell-content-deletion>
            <table:cell-content-deletion table:id="ct1096">
              <table:change-track-table-cell office:value-type="string">
                <text:p>Y</text:p>
              </table:change-track-table-cell>
            </table:cell-content-deletion>
            <table:cell-content-deletion table:id="ct1095">
              <table:change-track-table-cell office:value-type="string">
                <text:p>Y</text:p>
              </table:change-track-table-cell>
            </table:cell-content-deletion>
            <table:cell-content-deletion table:id="ct1094">
              <table:change-track-table-cell office:value-type="string">
                <text:p>Y</text:p>
              </table:change-track-table-cell>
            </table:cell-content-deletion>
            <table:cell-content-deletion table:id="ct1093">
              <table:change-track-table-cell office:value-type="string">
                <text:p>Y</text:p>
              </table:change-track-table-cell>
            </table:cell-content-deletion>
            <table:cell-content-deletion table:id="ct1092">
              <table:change-track-table-cell office:value-type="string">
                <text:p>Y</text:p>
              </table:change-track-table-cell>
            </table:cell-content-deletion>
            <table:cell-content-deletion table:id="ct1091">
              <table:change-track-table-cell office:value-type="string">
                <text:p>Y</text:p>
              </table:change-track-table-cell>
            </table:cell-content-deletion>
            <table:cell-content-deletion table:id="ct1090">
              <table:change-track-table-cell office:value-type="string">
                <text:p>Y</text:p>
              </table:change-track-table-cell>
            </table:cell-content-deletion>
            <table:cell-content-deletion table:id="ct1089">
              <table:change-track-table-cell office:value-type="string">
                <text:p>Y</text:p>
              </table:change-track-table-cell>
            </table:cell-content-deletion>
            <table:cell-content-deletion table:id="ct1088">
              <table:change-track-table-cell office:value-type="string">
                <text:p>Y</text:p>
              </table:change-track-table-cell>
            </table:cell-content-deletion>
            <table:cell-content-deletion table:id="ct1087">
              <table:change-track-table-cell office:value-type="string">
                <text:p>Y</text:p>
              </table:change-track-table-cell>
            </table:cell-content-deletion>
            <table:cell-content-deletion table:id="ct1086">
              <table:change-track-table-cell office:value-type="string">
                <text:p>Y</text:p>
              </table:change-track-table-cell>
            </table:cell-content-deletion>
            <table:cell-content-deletion table:id="ct1085">
              <table:change-track-table-cell office:value-type="string">
                <text:p>Y</text:p>
              </table:change-track-table-cell>
            </table:cell-content-deletion>
            <table:cell-content-deletion table:id="ct1084">
              <table:change-track-table-cell office:value-type="string">
                <text:p>Y</text:p>
              </table:change-track-table-cell>
            </table:cell-content-deletion>
            <table:cell-content-deletion table:id="ct1083">
              <table:change-track-table-cell office:value-type="string">
                <text:p>Y</text:p>
              </table:change-track-table-cell>
            </table:cell-content-deletion>
            <table:cell-content-deletion table:id="ct1082">
              <table:change-track-table-cell office:value-type="string">
                <text:p>Y</text:p>
              </table:change-track-table-cell>
            </table:cell-content-deletion>
            <table:cell-content-deletion table:id="ct1081">
              <table:change-track-table-cell office:value-type="string">
                <text:p>MTI</text:p>
              </table:change-track-table-cell>
            </table:cell-content-deletion>
            <table:change-deletion table:id="ct1080"/>
          </table:deletions>
        </table:deletion>
        <table:cell-content-change table:id="ct1355">
          <table:cell-address table:column="13" table:row="7" table:table="0"/>
          <office:change-info>
            <dc:creator>Mike </dc:creator>
            <dc:date>2011-08-04T12:52:34.75</dc:date>
          </office:change-info>
          <table:previous table:id="ct1019">
            <table:change-track-table-cell table:cell-address="Sheet1.N8" table:formula="of:=IF([.B8]=&quot;Y&quot;;&quot;Eddd&quot;;DEC2HEX(IF(#ref!10=&quot;Y&quot;;8;9)*256*16+HEX2DEC([.J8])*16+IF([.C8]=&quot;Y&quot;;8;0)+IF([.D8]=&quot;Y&quot;;0;4)+3;4))" office:value-type="float" office:value="0"/>
          </table:previous>
        </table:cell-content-change>
        <table:cell-content-change table:id="ct1356">
          <table:cell-address table:column="13" table:row="8" table:table="0"/>
          <office:change-info>
            <dc:creator>Mike </dc:creator>
            <dc:date>2011-08-04T12:52:44.70</dc:date>
          </office:change-info>
          <table:previous table:id="ct1020">
            <table:change-track-table-cell table:cell-address="Sheet1.N9" table:formula="of:=IF([.B9]=&quot;Y&quot;;&quot;Eddd&quot;;DEC2HEX(IF(#ref!11=&quot;Y&quot;;8;9)*256*16+HEX2DEC([.J9])*16+IF([.C9]=&quot;Y&quot;;8;0)+IF([.D9]=&quot;Y&quot;;0;4)+3;4))" office:value-type="string">
              <text:p>Eddd</text:p>
            </table:change-track-table-cell>
          </table:previous>
        </table:cell-content-change>
        <table:cell-content-change table:id="ct1357">
          <table:cell-address table:column="13" table:row="9" table:table="0"/>
          <office:change-info>
            <dc:creator>Mike </dc:creator>
            <dc:date>2011-08-04T12:52:44.70</dc:date>
          </office:change-info>
          <table:previous table:id="ct1021">
            <table:change-track-table-cell table:cell-address="Sheet1.N10" table:formula="of:=IF([.B10]=&quot;Y&quot;;&quot;Eddd&quot;;DEC2HEX(IF(#ref!12=&quot;Y&quot;;8;9)*256*16+HEX2DEC([.J10])*16+IF([.C10]=&quot;Y&quot;;8;0)+IF([.D10]=&quot;Y&quot;;0;4)+3;4))" office:value-type="float" office:value="0"/>
          </table:previous>
        </table:cell-content-change>
        <table:cell-content-change table:id="ct1358">
          <table:cell-address table:column="13" table:row="10" table:table="0"/>
          <office:change-info>
            <dc:creator>Mike </dc:creator>
            <dc:date>2011-08-04T12:52:44.70</dc:date>
          </office:change-info>
          <table:previous table:id="ct1022">
            <table:change-track-table-cell table:cell-address="Sheet1.N11" table:formula="of:=IF([.B11]=&quot;Y&quot;;&quot;Eddd&quot;;DEC2HEX(IF(#ref!13=&quot;Y&quot;;8;9)*256*16+HEX2DEC([.J11])*16+IF([.C11]=&quot;Y&quot;;8;0)+IF([.D11]=&quot;Y&quot;;0;4)+3;4))" office:value-type="float" office:value="0"/>
          </table:previous>
        </table:cell-content-change>
        <table:cell-content-change table:id="ct1359">
          <table:cell-address table:column="13" table:row="11" table:table="0"/>
          <office:change-info>
            <dc:creator>Mike </dc:creator>
            <dc:date>2011-08-04T12:52:44.70</dc:date>
          </office:change-info>
          <table:previous table:id="ct1023">
            <table:change-track-table-cell table:cell-address="Sheet1.N12" table:formula="of:=IF([.B12]=&quot;Y&quot;;&quot;Eddd&quot;;DEC2HEX(IF(#ref!14=&quot;Y&quot;;8;9)*256*16+HEX2DEC([.J12])*16+IF([.C12]=&quot;Y&quot;;8;0)+IF([.D12]=&quot;Y&quot;;0;4)+3;4))" office:value-type="string">
              <text:p>Eddd</text:p>
            </table:change-track-table-cell>
          </table:previous>
        </table:cell-content-change>
        <table:cell-content-change table:id="ct1360">
          <table:cell-address table:column="13" table:row="12" table:table="0"/>
          <office:change-info>
            <dc:creator>Mike </dc:creator>
            <dc:date>2011-08-04T12:52:44.70</dc:date>
          </office:change-info>
          <table:previous table:id="ct1024">
            <table:change-track-table-cell table:cell-address="Sheet1.N13" table:formula="of:=IF([.B13]=&quot;Y&quot;;&quot;Eddd&quot;;DEC2HEX(IF(#ref!15=&quot;Y&quot;;8;9)*256*16+HEX2DEC([.J13])*16+IF([.C13]=&quot;Y&quot;;8;0)+IF([.D13]=&quot;Y&quot;;0;4)+3;4))" office:value-type="string">
              <text:p>Eddd</text:p>
            </table:change-track-table-cell>
          </table:previous>
        </table:cell-content-change>
        <table:cell-content-change table:id="ct1361">
          <table:cell-address table:column="13" table:row="13" table:table="0"/>
          <office:change-info>
            <dc:creator>Mike </dc:creator>
            <dc:date>2011-08-04T12:52:44.70</dc:date>
          </office:change-info>
          <table:previous table:id="ct1062">
            <table:change-track-table-cell/>
          </table:previous>
        </table:cell-content-change>
        <table:cell-content-change table:id="ct1362">
          <table:cell-address table:column="13" table:row="14" table:table="0"/>
          <office:change-info>
            <dc:creator>Mike </dc:creator>
            <dc:date>2011-08-04T12:52:44.70</dc:date>
          </office:change-info>
          <table:previous table:id="ct1063">
            <table:change-track-table-cell/>
          </table:previous>
        </table:cell-content-change>
        <table:cell-content-change table:id="ct1363">
          <table:cell-address table:column="13" table:row="15" table:table="0"/>
          <office:change-info>
            <dc:creator>Mike </dc:creator>
            <dc:date>2011-08-04T12:52:44.70</dc:date>
          </office:change-info>
          <table:previous table:id="ct1027">
            <table:change-track-table-cell table:cell-address="Sheet1.N16" table:formula="of:=IF([.B16]=&quot;Y&quot;;&quot;Eddd&quot;;DEC2HEX(IF(#ref!18=&quot;Y&quot;;8;9)*256*16+HEX2DEC([.J16])*16+IF([.C16]=&quot;Y&quot;;8;0)+IF([.D16]=&quot;Y&quot;;0;4)+3;4))" office:value-type="string">
              <text:p>Eddd</text:p>
            </table:change-track-table-cell>
          </table:previous>
        </table:cell-content-change>
        <table:cell-content-change table:id="ct1364">
          <table:cell-address table:column="13" table:row="16" table:table="0"/>
          <office:change-info>
            <dc:creator>Mike </dc:creator>
            <dc:date>2011-08-04T12:52:44.70</dc:date>
          </office:change-info>
          <table:previous table:id="ct1028">
            <table:change-track-table-cell table:cell-address="Sheet1.N17" table:formula="of:=IF([.B17]=&quot;Y&quot;;&quot;Eddd&quot;;DEC2HEX(IF(#ref!19=&quot;Y&quot;;8;9)*256*16+HEX2DEC([.J17])*16+IF([.C17]=&quot;Y&quot;;8;0)+IF([.D17]=&quot;Y&quot;;0;4)+3;4))" office:value-type="string">
              <text:p>Eddd</text:p>
            </table:change-track-table-cell>
          </table:previous>
        </table:cell-content-change>
        <table:cell-content-change table:id="ct1365">
          <table:cell-address table:column="13" table:row="17" table:table="0"/>
          <office:change-info>
            <dc:creator>Mike </dc:creator>
            <dc:date>2011-08-04T12:52:44.70</dc:date>
          </office:change-info>
          <table:previous table:id="ct1064">
            <table:change-track-table-cell/>
          </table:previous>
        </table:cell-content-change>
        <table:cell-content-change table:id="ct1366">
          <table:cell-address table:column="13" table:row="18" table:table="0"/>
          <office:change-info>
            <dc:creator>Mike </dc:creator>
            <dc:date>2011-08-04T12:52:44.70</dc:date>
          </office:change-info>
          <table:previous table:id="ct1065">
            <table:change-track-table-cell/>
          </table:previous>
        </table:cell-content-change>
        <table:cell-content-change table:id="ct1367">
          <table:cell-address table:column="13" table:row="19" table:table="0"/>
          <office:change-info>
            <dc:creator>Mike </dc:creator>
            <dc:date>2011-08-04T12:52:44.70</dc:date>
          </office:change-info>
          <table:previous table:id="ct1031">
            <table:change-track-table-cell table:cell-address="Sheet1.N20" table:formula="of:=IF([.B20]=&quot;Y&quot;;&quot;Eddd&quot;;DEC2HEX(IF(#ref!22=&quot;Y&quot;;8;9)*256*16+HEX2DEC([.J20])*16+IF([.C20]=&quot;Y&quot;;8;0)+IF([.D20]=&quot;Y&quot;;0;4)+3;4))" office:value-type="float" office:value="0"/>
          </table:previous>
        </table:cell-content-change>
        <table:cell-content-change table:id="ct1368">
          <table:cell-address table:column="13" table:row="20" table:table="0"/>
          <office:change-info>
            <dc:creator>Mike </dc:creator>
            <dc:date>2011-08-04T12:52:44.70</dc:date>
          </office:change-info>
          <table:previous table:id="ct1032">
            <table:change-track-table-cell table:cell-address="Sheet1.N21" table:formula="of:=IF([.B21]=&quot;Y&quot;;&quot;Eddd&quot;;DEC2HEX(IF(#ref!23=&quot;Y&quot;;8;9)*256*16+HEX2DEC([.J21])*16+IF([.C21]=&quot;Y&quot;;8;0)+IF([.D21]=&quot;Y&quot;;0;4)+3;4))" office:value-type="float" office:value="0"/>
          </table:previous>
        </table:cell-content-change>
        <table:cell-content-change table:id="ct1369">
          <table:cell-address table:column="13" table:row="21" table:table="0"/>
          <office:change-info>
            <dc:creator>Mike </dc:creator>
            <dc:date>2011-08-04T12:52:44.70</dc:date>
          </office:change-info>
          <table:previous table:id="ct1033">
            <table:change-track-table-cell table:cell-address="Sheet1.N22" table:formula="of:=IF([.B22]=&quot;Y&quot;;&quot;Eddd&quot;;DEC2HEX(IF(#ref!24=&quot;Y&quot;;8;9)*256*16+HEX2DEC([.J22])*16+IF([.C22]=&quot;Y&quot;;8;0)+IF([.D22]=&quot;Y&quot;;0;4)+3;4))" office:value-type="float" office:value="0"/>
          </table:previous>
        </table:cell-content-change>
        <table:cell-content-change table:id="ct1370">
          <table:cell-address table:column="13" table:row="22" table:table="0"/>
          <office:change-info>
            <dc:creator>Mike </dc:creator>
            <dc:date>2011-08-04T12:52:44.70</dc:date>
          </office:change-info>
          <table:previous table:id="ct1066">
            <table:change-track-table-cell/>
          </table:previous>
        </table:cell-content-change>
        <table:cell-content-change table:id="ct1371">
          <table:cell-address table:column="13" table:row="22" table:table="0"/>
          <office:change-info>
            <dc:creator>Mike </dc:creator>
            <dc:date>2011-08-04T12:52:44.70</dc:date>
          </office:change-info>
          <table:previous table:id="ct1035">
            <table:change-track-table-cell table:cell-address="Sheet1.N23" table:formula="of:=IF([.B23]=&quot;Y&quot;;&quot;Eddd&quot;;DEC2HEX(IF(#ref!25=&quot;Y&quot;;8;9)*256*16+HEX2DEC([.J23])*16+IF([.C23]=&quot;Y&quot;;8;0)+IF([.D23]=&quot;Y&quot;;0;4)+3;4))" office:value-type="float" office:value="0"/>
          </table:previous>
        </table:cell-content-change>
        <table:cell-content-change table:id="ct1372">
          <table:cell-address table:column="13" table:row="23" table:table="0"/>
          <office:change-info>
            <dc:creator>Mike </dc:creator>
            <dc:date>2011-08-04T12:52:44.70</dc:date>
          </office:change-info>
          <table:previous table:id="ct1036">
            <table:change-track-table-cell table:cell-address="Sheet1.N24" table:formula="of:=IF([.B24]=&quot;Y&quot;;&quot;Eddd&quot;;DEC2HEX(IF(#ref!26=&quot;Y&quot;;8;9)*256*16+HEX2DEC([.J24])*16+IF([.C24]=&quot;Y&quot;;8;0)+IF([.D24]=&quot;Y&quot;;0;4)+3;4))" office:value-type="float" office:value="0"/>
          </table:previous>
        </table:cell-content-change>
        <table:cell-content-change table:id="ct1373">
          <table:cell-address table:column="13" table:row="24" table:table="0"/>
          <office:change-info>
            <dc:creator>Mike </dc:creator>
            <dc:date>2011-08-04T12:52:44.70</dc:date>
          </office:change-info>
          <table:previous table:id="ct1037">
            <table:change-track-table-cell table:cell-address="Sheet1.N25" table:formula="of:=IF([.B25]=&quot;Y&quot;;&quot;Eddd&quot;;DEC2HEX(IF(#ref!27=&quot;Y&quot;;8;9)*256*16+HEX2DEC([.J25])*16+IF([.C25]=&quot;Y&quot;;8;0)+IF([.D25]=&quot;Y&quot;;0;4)+3;4))" office:value-type="float" office:value="0"/>
          </table:previous>
        </table:cell-content-change>
        <table:cell-content-change table:id="ct1374">
          <table:cell-address table:column="13" table:row="25" table:table="0"/>
          <office:change-info>
            <dc:creator>Mike </dc:creator>
            <dc:date>2011-08-04T12:52:44.70</dc:date>
          </office:change-info>
          <table:previous table:id="ct1038">
            <table:change-track-table-cell table:cell-address="Sheet1.N26" table:formula="of:=IF([.B26]=&quot;Y&quot;;&quot;Eddd&quot;;DEC2HEX(IF(#ref!28=&quot;Y&quot;;8;9)*256*16+HEX2DEC([.J26])*16+IF([.C26]=&quot;Y&quot;;8;0)+IF([.D26]=&quot;Y&quot;;0;4)+3;4))" office:value-type="string">
              <text:p>Eddd</text:p>
            </table:change-track-table-cell>
          </table:previous>
        </table:cell-content-change>
        <table:cell-content-change table:id="ct1375">
          <table:cell-address table:column="13" table:row="26" table:table="0"/>
          <office:change-info>
            <dc:creator>Mike </dc:creator>
            <dc:date>2011-08-04T12:52:44.70</dc:date>
          </office:change-info>
          <table:previous table:id="ct1039">
            <table:change-track-table-cell table:cell-address="Sheet1.N27" table:formula="of:=IF([.B27]=&quot;Y&quot;;&quot;Eddd&quot;;DEC2HEX(IF(#ref!29=&quot;Y&quot;;8;9)*256*16+HEX2DEC([.J27])*16+IF([.C27]=&quot;Y&quot;;8;0)+IF([.D27]=&quot;Y&quot;;0;4)+3;4))" office:value-type="float" office:value="0"/>
          </table:previous>
        </table:cell-content-change>
        <table:cell-content-change table:id="ct1376">
          <table:cell-address table:column="13" table:row="27" table:table="0"/>
          <office:change-info>
            <dc:creator>Mike </dc:creator>
            <dc:date>2011-08-04T12:52:44.70</dc:date>
          </office:change-info>
          <table:previous table:id="ct1040">
            <table:change-track-table-cell table:cell-address="Sheet1.N28" table:formula="of:=IF([.B28]=&quot;Y&quot;;&quot;Eddd&quot;;DEC2HEX(IF(#ref!30=&quot;Y&quot;;8;9)*256*16+HEX2DEC([.J28])*16+IF([.C28]=&quot;Y&quot;;8;0)+IF([.D28]=&quot;Y&quot;;0;4)+3;4))" office:value-type="float" office:value="0"/>
          </table:previous>
        </table:cell-content-change>
        <table:cell-content-change table:id="ct1377">
          <table:cell-address table:column="13" table:row="28" table:table="0"/>
          <office:change-info>
            <dc:creator>Mike </dc:creator>
            <dc:date>2011-08-04T12:52:44.70</dc:date>
          </office:change-info>
          <table:previous table:id="ct1041">
            <table:change-track-table-cell table:cell-address="Sheet1.N29" table:formula="of:=IF([.B29]=&quot;Y&quot;;&quot;Eddd&quot;;DEC2HEX(IF(#ref!31=&quot;Y&quot;;8;9)*256*16+HEX2DEC([.J29])*16+IF([.C29]=&quot;Y&quot;;8;0)+IF([.D29]=&quot;Y&quot;;0;4)+3;4))" office:value-type="float" office:value="0"/>
          </table:previous>
        </table:cell-content-change>
        <table:cell-content-change table:id="ct1378">
          <table:cell-address table:column="13" table:row="29" table:table="0"/>
          <office:change-info>
            <dc:creator>Mike </dc:creator>
            <dc:date>2011-08-04T12:52:44.70</dc:date>
          </office:change-info>
          <table:previous table:id="ct1067">
            <table:change-track-table-cell/>
          </table:previous>
        </table:cell-content-change>
        <table:cell-content-change table:id="ct1379">
          <table:cell-address table:column="13" table:row="35" table:table="0"/>
          <office:change-info>
            <dc:creator>Mike </dc:creator>
            <dc:date>2011-08-04T12:52:44.70</dc:date>
          </office:change-info>
          <table:previous table:id="ct1068">
            <table:change-track-table-cell/>
          </table:previous>
        </table:cell-content-change>
        <table:cell-content-change table:id="ct1380">
          <table:cell-address table:column="13" table:row="36" table:table="0"/>
          <office:change-info>
            <dc:creator>Mike </dc:creator>
            <dc:date>2011-08-04T12:52:44.70</dc:date>
          </office:change-info>
          <table:previous table:id="ct1069">
            <table:change-track-table-cell/>
          </table:previous>
        </table:cell-content-change>
        <table:cell-content-change table:id="ct1381">
          <table:cell-address table:column="13" table:row="37" table:table="0"/>
          <office:change-info>
            <dc:creator>Mike </dc:creator>
            <dc:date>2011-08-04T12:52:44.70</dc:date>
          </office:change-info>
          <table:previous table:id="ct1045">
            <table:change-track-table-cell table:cell-address="Sheet1.N38" table:formula="of:=IF([.B38]=&quot;Y&quot;;&quot;Eddd&quot;;DEC2HEX(IF(#ref!40=&quot;Y&quot;;8;9)*256*16+HEX2DEC([.J38])*16+IF([.C38]=&quot;Y&quot;;8;0)+IF([.D38]=&quot;Y&quot;;0;4)+3;4))" office:value-type="string">
              <text:p>Eddd</text:p>
            </table:change-track-table-cell>
          </table:previous>
        </table:cell-content-change>
        <table:cell-content-change table:id="ct1382">
          <table:cell-address table:column="13" table:row="38" table:table="0"/>
          <office:change-info>
            <dc:creator>Mike </dc:creator>
            <dc:date>2011-08-04T12:52:44.70</dc:date>
          </office:change-info>
          <table:previous table:id="ct1070">
            <table:change-track-table-cell/>
          </table:previous>
        </table:cell-content-change>
        <table:cell-content-change table:id="ct1383">
          <table:cell-address table:column="13" table:row="38" table:table="0"/>
          <office:change-info>
            <dc:creator>Mike </dc:creator>
            <dc:date>2011-08-04T12:52:44.70</dc:date>
          </office:change-info>
          <table:previous table:id="ct1047">
            <table:change-track-table-cell table:cell-address="Sheet1.N39" table:formula="of:=IF([.B39]=&quot;Y&quot;;&quot;Eddd&quot;;DEC2HEX(IF(#ref!41=&quot;Y&quot;;8;9)*256*16+HEX2DEC([.J39])*16+IF([.C39]=&quot;Y&quot;;8;0)+IF([.D39]=&quot;Y&quot;;0;4)+3;4))" office:value-type="string">
              <text:p>Eddd</text:p>
            </table:change-track-table-cell>
          </table:previous>
        </table:cell-content-change>
        <table:cell-content-change table:id="ct1384">
          <table:cell-address table:column="13" table:row="39" table:table="0"/>
          <office:change-info>
            <dc:creator>Mike </dc:creator>
            <dc:date>2011-08-04T12:52:44.70</dc:date>
          </office:change-info>
          <table:previous table:id="ct1048">
            <table:change-track-table-cell table:cell-address="Sheet1.N40" table:formula="of:=IF([.B40]=&quot;Y&quot;;&quot;Eddd&quot;;DEC2HEX(IF(#ref!42=&quot;Y&quot;;8;9)*256*16+HEX2DEC([.J40])*16+IF([.C40]=&quot;Y&quot;;8;0)+IF([.D40]=&quot;Y&quot;;0;4)+3;4))" office:value-type="string">
              <text:p>Eddd</text:p>
            </table:change-track-table-cell>
          </table:previous>
        </table:cell-content-change>
        <table:cell-content-change table:id="ct1385">
          <table:cell-address table:column="13" table:row="40" table:table="0"/>
          <office:change-info>
            <dc:creator>Mike </dc:creator>
            <dc:date>2011-08-04T12:52:44.70</dc:date>
          </office:change-info>
          <table:previous table:id="ct1071">
            <table:change-track-table-cell/>
          </table:previous>
        </table:cell-content-change>
        <table:cell-content-change table:id="ct1386">
          <table:cell-address table:column="13" table:row="41" table:table="0"/>
          <office:change-info>
            <dc:creator>Mike </dc:creator>
            <dc:date>2011-08-04T12:52:44.70</dc:date>
          </office:change-info>
          <table:previous table:id="ct1072">
            <table:change-track-table-cell/>
          </table:previous>
        </table:cell-content-change>
        <table:cell-content-change table:id="ct1387">
          <table:cell-address table:column="13" table:row="42" table:table="0"/>
          <office:change-info>
            <dc:creator>Mike </dc:creator>
            <dc:date>2011-08-04T12:52:44.70</dc:date>
          </office:change-info>
          <table:previous table:id="ct1073">
            <table:change-track-table-cell/>
          </table:previous>
        </table:cell-content-change>
        <table:cell-content-change table:id="ct1388">
          <table:cell-address table:column="13" table:row="43" table:table="0"/>
          <office:change-info>
            <dc:creator>Mike </dc:creator>
            <dc:date>2011-08-04T12:52:44.70</dc:date>
          </office:change-info>
          <table:previous table:id="ct1052">
            <table:change-track-table-cell table:cell-address="Sheet1.N44" table:formula="of:=IF([.B44]=&quot;Y&quot;;&quot;Eddd&quot;;DEC2HEX(IF(#ref!46=&quot;Y&quot;;8;9)*256*16+HEX2DEC([.J44])*16+IF([.C44]=&quot;Y&quot;;8;0)+IF([.D44]=&quot;Y&quot;;0;4)+3;4))" office:value-type="string">
              <text:p>Eddd</text:p>
            </table:change-track-table-cell>
          </table:previous>
        </table:cell-content-change>
        <table:cell-content-change table:id="ct1389">
          <table:cell-address table:column="13" table:row="44" table:table="0"/>
          <office:change-info>
            <dc:creator>Mike </dc:creator>
            <dc:date>2011-08-04T12:52:44.70</dc:date>
          </office:change-info>
          <table:previous table:id="ct1074">
            <table:change-track-table-cell/>
          </table:previous>
        </table:cell-content-change>
        <table:cell-content-change table:id="ct1390">
          <table:cell-address table:column="13" table:row="45" table:table="0"/>
          <office:change-info>
            <dc:creator>Mike </dc:creator>
            <dc:date>2011-08-04T12:52:44.70</dc:date>
          </office:change-info>
          <table:previous table:id="ct1054">
            <table:change-track-table-cell table:cell-address="Sheet1.N46" table:formula="of:=IF([.B46]=&quot;Y&quot;;&quot;Eddd&quot;;DEC2HEX(IF(#ref!48=&quot;Y&quot;;8;9)*256*16+HEX2DEC([.J46])*16+IF([.C46]=&quot;Y&quot;;8;0)+IF([.D46]=&quot;Y&quot;;0;4)+3;4))" office:value-type="string">
              <text:p>Eddd</text:p>
            </table:change-track-table-cell>
          </table:previous>
        </table:cell-content-change>
        <table:cell-content-change table:id="ct1391">
          <table:cell-address table:column="13" table:row="46" table:table="0"/>
          <office:change-info>
            <dc:creator>Mike </dc:creator>
            <dc:date>2011-08-04T12:52:44.70</dc:date>
          </office:change-info>
          <table:previous table:id="ct1075">
            <table:change-track-table-cell/>
          </table:previous>
        </table:cell-content-change>
        <table:cell-content-change table:id="ct1392">
          <table:cell-address table:column="13" table:row="47" table:table="0"/>
          <office:change-info>
            <dc:creator>Mike </dc:creator>
            <dc:date>2011-08-04T12:52:44.70</dc:date>
          </office:change-info>
          <table:previous table:id="ct1076">
            <table:change-track-table-cell/>
          </table:previous>
        </table:cell-content-change>
        <table:cell-content-change table:id="ct1393">
          <table:cell-address table:column="13" table:row="48" table:table="0"/>
          <office:change-info>
            <dc:creator>Mike </dc:creator>
            <dc:date>2011-08-04T12:52:44.70</dc:date>
          </office:change-info>
          <table:previous table:id="ct1077">
            <table:change-track-table-cell office:value-type="string">
              <text:p>Fddd</text:p>
            </table:change-track-table-cell>
          </table:previous>
        </table:cell-content-change>
        <table:cell-content-change table:id="ct1394">
          <table:cell-address table:column="13" table:row="49" table:table="0"/>
          <office:change-info>
            <dc:creator>Mike </dc:creator>
            <dc:date>2011-08-04T12:52:44.70</dc:date>
          </office:change-info>
          <table:previous table:id="ct1058">
            <table:change-track-table-cell table:cell-address="Sheet1.N50" table:formula="of:=IF([.B50]=&quot;Y&quot;;&quot;Eddd&quot;;DEC2HEX(IF(#ref!52=&quot;Y&quot;;8;9)*256*16+HEX2DEC([.J50])*16+IF([.C50]=&quot;Y&quot;;8;0)+IF([.D50]=&quot;Y&quot;;0;4)+3;4))" office:value-type="string">
              <text:p>Eddd</text:p>
            </table:change-track-table-cell>
          </table:previous>
        </table:cell-content-change>
        <table:cell-content-change table:id="ct1395">
          <table:cell-address table:column="13" table:row="50" table:table="0"/>
          <office:change-info>
            <dc:creator>Mike </dc:creator>
            <dc:date>2011-08-04T12:52:44.70</dc:date>
          </office:change-info>
          <table:previous table:id="ct1059">
            <table:change-track-table-cell table:cell-address="Sheet1.N51" table:formula="of:=IF([.B51]=&quot;Y&quot;;&quot;Eddd&quot;;DEC2HEX(IF(#ref!53=&quot;Y&quot;;8;9)*256*16+HEX2DEC([.J51])*16+IF([.C51]=&quot;Y&quot;;8;0)+IF([.D51]=&quot;Y&quot;;0;4)+3;4))" office:value-type="string">
              <text:p>Eddd</text:p>
            </table:change-track-table-cell>
          </table:previous>
        </table:cell-content-change>
        <table:cell-content-change table:id="ct1396">
          <table:cell-address table:column="13" table:row="48" table:table="0"/>
          <office:change-info>
            <dc:creator>Mike </dc:creator>
            <dc:date>2011-08-04T12:52:52.80</dc:date>
          </office:change-info>
          <table:previous table:id="ct1393">
            <table:change-track-table-cell table:cell-address="Sheet1.N49" table:formula="of:=IF([.H49]=&quot;&quot;;&quot;&quot;;IF([.B49]=&quot;Y&quot;;&quot;Eddd&quot;;DEC2HEX(IF(#ref!51=&quot;Y&quot;;8;9)*256*16+HEX2DEC([.J49])*16+IF([.C49]=&quot;Y&quot;;8;0)+IF([.D49]=&quot;Y&quot;;0;4)+3;4)))" office:value-type="string">
              <text:p>Eddd</text:p>
            </table:change-track-table-cell>
          </table:previous>
        </table:cell-content-change>
        <table:cell-content-change table:id="ct1397">
          <table:cell-address table:column="14" table:row="7" table:table="0"/>
          <office:change-info>
            <dc:creator>Mike </dc:creator>
            <dc:date>2011-08-04T12:53:19.12</dc:date>
          </office:change-info>
          <table:previous table:id="ct811">
            <table:change-track-table-cell table:cell-address="Sheet1.O8" table:formula="of:=IF([.B8]=&quot;Y&quot;;[.J8];&quot;&quot;)" office:value-type="string"/>
          </table:previous>
        </table:cell-content-change>
        <table:cell-content-change table:id="ct1398">
          <table:cell-address table:column="14" table:row="8" table:table="0"/>
          <office:change-info>
            <dc:creator>Mike </dc:creator>
            <dc:date>2011-08-04T12:53:25.54</dc:date>
          </office:change-info>
          <table:previous table:id="ct812">
            <table:change-track-table-cell table:cell-address="Sheet1.O9" table:formula="of:=IF([.B9]=&quot;Y&quot;;[.J9];&quot;&quot;)" office:value-type="string">
              <text:p>0A</text:p>
            </table:change-track-table-cell>
          </table:previous>
        </table:cell-content-change>
        <table:cell-content-change table:id="ct1399">
          <table:cell-address table:column="14" table:row="9" table:table="0"/>
          <office:change-info>
            <dc:creator>Mike </dc:creator>
            <dc:date>2011-08-04T12:53:25.54</dc:date>
          </office:change-info>
          <table:previous table:id="ct813">
            <table:change-track-table-cell table:cell-address="Sheet1.O10" table:formula="of:=IF([.B10]=&quot;Y&quot;;[.J10];&quot;&quot;)" office:value-type="string"/>
          </table:previous>
        </table:cell-content-change>
        <table:cell-content-change table:id="ct1400">
          <table:cell-address table:column="14" table:row="10" table:table="0"/>
          <office:change-info>
            <dc:creator>Mike </dc:creator>
            <dc:date>2011-08-04T12:53:25.54</dc:date>
          </office:change-info>
          <table:previous table:id="ct814">
            <table:change-track-table-cell table:cell-address="Sheet1.O11" table:formula="of:=IF([.B11]=&quot;Y&quot;;[.J11];&quot;&quot;)" office:value-type="string"/>
          </table:previous>
        </table:cell-content-change>
        <table:cell-content-change table:id="ct1401">
          <table:cell-address table:column="14" table:row="11" table:table="0"/>
          <office:change-info>
            <dc:creator>Mike </dc:creator>
            <dc:date>2011-08-04T12:53:25.54</dc:date>
          </office:change-info>
          <table:previous table:id="ct815">
            <table:change-track-table-cell table:cell-address="Sheet1.O12" table:formula="of:=IF([.B12]=&quot;Y&quot;;[.J12];&quot;&quot;)" office:value-type="string">
              <text:p>0C</text:p>
            </table:change-track-table-cell>
          </table:previous>
        </table:cell-content-change>
        <table:cell-content-change table:id="ct1402">
          <table:cell-address table:column="14" table:row="12" table:table="0"/>
          <office:change-info>
            <dc:creator>Mike </dc:creator>
            <dc:date>2011-08-04T12:53:25.54</dc:date>
          </office:change-info>
          <table:previous table:id="ct816">
            <table:change-track-table-cell table:cell-address="Sheet1.O13" table:formula="of:=IF([.B13]=&quot;Y&quot;;[.J13];&quot;&quot;)" office:value-type="string">
              <text:p>0D</text:p>
            </table:change-track-table-cell>
          </table:previous>
        </table:cell-content-change>
        <table:cell-content-change table:id="ct1403">
          <table:cell-address table:column="14" table:row="13" table:table="0"/>
          <office:change-info>
            <dc:creator>Mike </dc:creator>
            <dc:date>2011-08-04T12:53:25.54</dc:date>
          </office:change-info>
          <table:previous table:id="ct817">
            <table:change-track-table-cell table:cell-address="Sheet1.O14" table:formula="of:=IF([.B14]=&quot;Y&quot;;[.J14];&quot;&quot;)" office:value-type="string"/>
          </table:previous>
        </table:cell-content-change>
        <table:cell-content-change table:id="ct1404">
          <table:cell-address table:column="14" table:row="14" table:table="0"/>
          <office:change-info>
            <dc:creator>Mike </dc:creator>
            <dc:date>2011-08-04T12:53:25.54</dc:date>
          </office:change-info>
          <table:previous table:id="ct818">
            <table:change-track-table-cell table:cell-address="Sheet1.O15" table:formula="of:=IF([.B15]=&quot;Y&quot;;[.J15];&quot;&quot;)" office:value-type="string"/>
          </table:previous>
        </table:cell-content-change>
        <table:cell-content-change table:id="ct1405">
          <table:cell-address table:column="14" table:row="15" table:table="0"/>
          <office:change-info>
            <dc:creator>Mike </dc:creator>
            <dc:date>2011-08-04T12:53:25.54</dc:date>
          </office:change-info>
          <table:previous table:id="ct819">
            <table:change-track-table-cell table:cell-address="Sheet1.O16" table:formula="of:=IF([.B16]=&quot;Y&quot;;[.J16];&quot;&quot;)" office:value-type="string">
              <text:p>2E</text:p>
            </table:change-track-table-cell>
          </table:previous>
        </table:cell-content-change>
        <table:cell-content-change table:id="ct1406">
          <table:cell-address table:column="14" table:row="16" table:table="0"/>
          <office:change-info>
            <dc:creator>Mike </dc:creator>
            <dc:date>2011-08-04T12:53:25.54</dc:date>
          </office:change-info>
          <table:previous table:id="ct820">
            <table:change-track-table-cell table:cell-address="Sheet1.O17" table:formula="of:=IF([.B17]=&quot;Y&quot;;[.J17];&quot;&quot;)" office:value-type="string">
              <text:p>2F</text:p>
            </table:change-track-table-cell>
          </table:previous>
        </table:cell-content-change>
        <table:cell-content-change table:id="ct1407">
          <table:cell-address table:column="14" table:row="17" table:table="0"/>
          <office:change-info>
            <dc:creator>Mike </dc:creator>
            <dc:date>2011-08-04T12:53:25.54</dc:date>
          </office:change-info>
          <table:previous table:id="ct821">
            <table:change-track-table-cell table:cell-address="Sheet1.O18" table:formula="of:=IF([.B18]=&quot;Y&quot;;[.J18];&quot;&quot;)" office:value-type="string"/>
          </table:previous>
        </table:cell-content-change>
        <table:cell-content-change table:id="ct1408">
          <table:cell-address table:column="14" table:row="18" table:table="0"/>
          <office:change-info>
            <dc:creator>Mike </dc:creator>
            <dc:date>2011-08-04T12:53:25.54</dc:date>
          </office:change-info>
          <table:previous table:id="ct822">
            <table:change-track-table-cell table:cell-address="Sheet1.O19" table:formula="of:=IF([.B19]=&quot;Y&quot;;[.J19];&quot;&quot;)" office:value-type="string"/>
          </table:previous>
        </table:cell-content-change>
        <table:cell-content-change table:id="ct1409">
          <table:cell-address table:column="14" table:row="19" table:table="0"/>
          <office:change-info>
            <dc:creator>Mike </dc:creator>
            <dc:date>2011-08-04T12:53:25.54</dc:date>
          </office:change-info>
          <table:previous table:id="ct823">
            <table:change-track-table-cell table:cell-address="Sheet1.O20" table:formula="of:=IF([.B20]=&quot;Y&quot;;[.J20];&quot;&quot;)" office:value-type="string"/>
          </table:previous>
        </table:cell-content-change>
        <table:cell-content-change table:id="ct1410">
          <table:cell-address table:column="14" table:row="20" table:table="0"/>
          <office:change-info>
            <dc:creator>Mike </dc:creator>
            <dc:date>2011-08-04T12:53:25.54</dc:date>
          </office:change-info>
          <table:previous table:id="ct824">
            <table:change-track-table-cell table:cell-address="Sheet1.O21" table:formula="of:=IF([.B21]=&quot;Y&quot;;[.J21];&quot;&quot;)" office:value-type="string"/>
          </table:previous>
        </table:cell-content-change>
        <table:cell-content-change table:id="ct1411">
          <table:cell-address table:column="14" table:row="21" table:table="0"/>
          <office:change-info>
            <dc:creator>Mike </dc:creator>
            <dc:date>2011-08-04T12:53:25.54</dc:date>
          </office:change-info>
          <table:previous table:id="ct825">
            <table:change-track-table-cell table:cell-address="Sheet1.O22" table:formula="of:=IF([.B22]=&quot;Y&quot;;[.J22];&quot;&quot;)" office:value-type="string"/>
          </table:previous>
        </table:cell-content-change>
        <table:cell-content-change table:id="ct1412">
          <table:cell-address table:column="14" table:row="22" table:table="0"/>
          <office:change-info>
            <dc:creator>Mike </dc:creator>
            <dc:date>2011-08-04T12:53:25.54</dc:date>
          </office:change-info>
          <table:previous table:id="ct826">
            <table:change-track-table-cell table:cell-address="Sheet1.O23" table:formula="of:=IF([.B23]=&quot;Y&quot;;[.J23];&quot;&quot;)" office:value-type="string"/>
          </table:previous>
        </table:cell-content-change>
        <table:cell-content-change table:id="ct1413">
          <table:cell-address table:column="14" table:row="22" table:table="0"/>
          <office:change-info>
            <dc:creator>Mike </dc:creator>
            <dc:date>2011-08-04T12:53:25.54</dc:date>
          </office:change-info>
          <table:previous table:id="ct827">
            <table:change-track-table-cell table:cell-address="Sheet1.O23" table:formula="of:=IF([.B23]=&quot;Y&quot;;[.J23];&quot;&quot;)" office:value-type="string"/>
          </table:previous>
        </table:cell-content-change>
        <table:cell-content-change table:id="ct1414">
          <table:cell-address table:column="14" table:row="23" table:table="0"/>
          <office:change-info>
            <dc:creator>Mike </dc:creator>
            <dc:date>2011-08-04T12:53:25.54</dc:date>
          </office:change-info>
          <table:previous table:id="ct828">
            <table:change-track-table-cell table:cell-address="Sheet1.O24" table:formula="of:=IF([.B24]=&quot;Y&quot;;[.J24];&quot;&quot;)" office:value-type="string"/>
          </table:previous>
        </table:cell-content-change>
        <table:cell-content-change table:id="ct1415">
          <table:cell-address table:column="14" table:row="24" table:table="0"/>
          <office:change-info>
            <dc:creator>Mike </dc:creator>
            <dc:date>2011-08-04T12:53:25.54</dc:date>
          </office:change-info>
          <table:previous table:id="ct829">
            <table:change-track-table-cell table:cell-address="Sheet1.O25" table:formula="of:=IF([.B25]=&quot;Y&quot;;[.J25];&quot;&quot;)" office:value-type="string"/>
          </table:previous>
        </table:cell-content-change>
        <table:cell-content-change table:id="ct1416">
          <table:cell-address table:column="14" table:row="25" table:table="0"/>
          <office:change-info>
            <dc:creator>Mike </dc:creator>
            <dc:date>2011-08-04T12:53:25.54</dc:date>
          </office:change-info>
          <table:previous table:id="ct830">
            <table:change-track-table-cell table:cell-address="Sheet1.O26" table:formula="of:=IF([.B26]=&quot;Y&quot;;[.J26];&quot;&quot;)" office:value-type="string">
              <text:p>2B</text:p>
            </table:change-track-table-cell>
          </table:previous>
        </table:cell-content-change>
        <table:cell-content-change table:id="ct1417">
          <table:cell-address table:column="14" table:row="26" table:table="0"/>
          <office:change-info>
            <dc:creator>Mike </dc:creator>
            <dc:date>2011-08-04T12:53:25.54</dc:date>
          </office:change-info>
          <table:previous table:id="ct831">
            <table:change-track-table-cell table:cell-address="Sheet1.O27" table:formula="of:=IF([.B27]=&quot;Y&quot;;[.J27];&quot;&quot;)" office:value-type="string"/>
          </table:previous>
        </table:cell-content-change>
        <table:cell-content-change table:id="ct1418">
          <table:cell-address table:column="14" table:row="27" table:table="0"/>
          <office:change-info>
            <dc:creator>Mike </dc:creator>
            <dc:date>2011-08-04T12:53:25.54</dc:date>
          </office:change-info>
          <table:previous table:id="ct832">
            <table:change-track-table-cell table:cell-address="Sheet1.O28" table:formula="of:=IF([.B28]=&quot;Y&quot;;[.J28];&quot;&quot;)" office:value-type="string"/>
          </table:previous>
        </table:cell-content-change>
        <table:cell-content-change table:id="ct1419">
          <table:cell-address table:column="14" table:row="28" table:table="0"/>
          <office:change-info>
            <dc:creator>Mike </dc:creator>
            <dc:date>2011-08-04T12:53:25.54</dc:date>
          </office:change-info>
          <table:previous table:id="ct833">
            <table:change-track-table-cell table:cell-address="Sheet1.O29" table:formula="of:=IF([.B29]=&quot;Y&quot;;[.J29];&quot;&quot;)" office:value-type="string"/>
          </table:previous>
        </table:cell-content-change>
        <table:cell-content-change table:id="ct1420">
          <table:cell-address table:column="14" table:row="29" table:table="0"/>
          <office:change-info>
            <dc:creator>Mike </dc:creator>
            <dc:date>2011-08-04T12:53:25.54</dc:date>
          </office:change-info>
          <table:previous table:id="ct834">
            <table:change-track-table-cell table:cell-address="Sheet1.O30" table:formula="of:=IF([.B30]=&quot;Y&quot;;[.J30];&quot;&quot;)" office:value-type="string"/>
          </table:previous>
        </table:cell-content-change>
        <table:cell-content-change table:id="ct1421">
          <table:cell-address table:column="14" table:row="35" table:table="0"/>
          <office:change-info>
            <dc:creator>Mike </dc:creator>
            <dc:date>2011-08-04T12:53:25.54</dc:date>
          </office:change-info>
          <table:previous table:id="ct835">
            <table:change-track-table-cell table:cell-address="Sheet1.O36" table:formula="of:=IF([.B36]=&quot;Y&quot;;[.J36];&quot;&quot;)" office:value-type="string"/>
          </table:previous>
        </table:cell-content-change>
        <table:cell-content-change table:id="ct1422">
          <table:cell-address table:column="14" table:row="36" table:table="0"/>
          <office:change-info>
            <dc:creator>Mike </dc:creator>
            <dc:date>2011-08-04T12:53:25.54</dc:date>
          </office:change-info>
          <table:previous table:id="ct836">
            <table:change-track-table-cell table:cell-address="Sheet1.O37" table:formula="of:=IF([.B37]=&quot;Y&quot;;[.J37];&quot;&quot;)" office:value-type="string"/>
          </table:previous>
        </table:cell-content-change>
        <table:cell-content-change table:id="ct1423">
          <table:cell-address table:column="14" table:row="37" table:table="0"/>
          <office:change-info>
            <dc:creator>Mike </dc:creator>
            <dc:date>2011-08-04T12:53:25.54</dc:date>
          </office:change-info>
          <table:previous table:id="ct837">
            <table:change-track-table-cell table:cell-address="Sheet1.O38" table:formula="of:=IF([.B38]=&quot;Y&quot;;[.J38];&quot;&quot;)" office:value-type="string">
              <text:p>40</text:p>
            </table:change-track-table-cell>
          </table:previous>
        </table:cell-content-change>
        <table:cell-content-change table:id="ct1424">
          <table:cell-address table:column="14" table:row="38" table:table="0"/>
          <office:change-info>
            <dc:creator>Mike </dc:creator>
            <dc:date>2011-08-04T12:53:25.54</dc:date>
          </office:change-info>
          <table:previous table:id="ct838">
            <table:change-track-table-cell table:cell-address="Sheet1.O39" table:formula="of:=IF([.B39]=&quot;Y&quot;;[.J39];&quot;&quot;)" office:value-type="string">
              <text:p>4C</text:p>
            </table:change-track-table-cell>
          </table:previous>
        </table:cell-content-change>
        <table:cell-content-change table:id="ct1425">
          <table:cell-address table:column="14" table:row="38" table:table="0"/>
          <office:change-info>
            <dc:creator>Mike </dc:creator>
            <dc:date>2011-08-04T12:53:25.54</dc:date>
          </office:change-info>
          <table:previous table:id="ct839">
            <table:change-track-table-cell table:cell-address="Sheet1.O39" table:formula="of:=IF([.B39]=&quot;Y&quot;;[.J39];&quot;&quot;)" office:value-type="string">
              <text:p>4C</text:p>
            </table:change-track-table-cell>
          </table:previous>
        </table:cell-content-change>
        <table:cell-content-change table:id="ct1426">
          <table:cell-address table:column="14" table:row="39" table:table="0"/>
          <office:change-info>
            <dc:creator>Mike </dc:creator>
            <dc:date>2011-08-04T12:53:25.54</dc:date>
          </office:change-info>
          <table:previous table:id="ct840">
            <table:change-track-table-cell table:cell-address="Sheet1.O40" table:formula="of:=IF([.B40]=&quot;Y&quot;;[.J40];&quot;&quot;)" office:value-type="string">
              <text:p>4D</text:p>
            </table:change-track-table-cell>
          </table:previous>
        </table:cell-content-change>
        <table:cell-content-change table:id="ct1427">
          <table:cell-address table:column="14" table:row="40" table:table="0"/>
          <office:change-info>
            <dc:creator>Mike </dc:creator>
            <dc:date>2011-08-04T12:53:25.54</dc:date>
          </office:change-info>
          <table:previous table:id="ct841">
            <table:change-track-table-cell table:cell-address="Sheet1.O41" table:formula="of:=IF([.B41]=&quot;Y&quot;;[.J41];&quot;&quot;)" office:value-type="string"/>
          </table:previous>
        </table:cell-content-change>
        <table:cell-content-change table:id="ct1428">
          <table:cell-address table:column="14" table:row="41" table:table="0"/>
          <office:change-info>
            <dc:creator>Mike </dc:creator>
            <dc:date>2011-08-04T12:53:25.54</dc:date>
          </office:change-info>
          <table:previous table:id="ct842">
            <table:change-track-table-cell table:cell-address="Sheet1.O42" table:formula="of:=IF([.B42]=&quot;Y&quot;;[.J42];&quot;&quot;)" office:value-type="string"/>
          </table:previous>
        </table:cell-content-change>
        <table:cell-content-change table:id="ct1429">
          <table:cell-address table:column="14" table:row="42" table:table="0"/>
          <office:change-info>
            <dc:creator>Mike </dc:creator>
            <dc:date>2011-08-04T12:53:25.54</dc:date>
          </office:change-info>
          <table:previous table:id="ct843">
            <table:change-track-table-cell table:cell-address="Sheet1.O43" table:formula="of:=IF([.B43]=&quot;Y&quot;;[.J43];&quot;&quot;)" office:value-type="string"/>
          </table:previous>
        </table:cell-content-change>
        <table:cell-content-change table:id="ct1430">
          <table:cell-address table:column="14" table:row="43" table:table="0"/>
          <office:change-info>
            <dc:creator>Mike </dc:creator>
            <dc:date>2011-08-04T12:53:25.54</dc:date>
          </office:change-info>
          <table:previous table:id="ct844">
            <table:change-track-table-cell table:cell-address="Sheet1.O44" table:formula="of:=IF([.B44]=&quot;Y&quot;;[.J44];&quot;&quot;)" office:value-type="string">
              <text:p>4E</text:p>
            </table:change-track-table-cell>
          </table:previous>
        </table:cell-content-change>
        <table:cell-content-change table:id="ct1431">
          <table:cell-address table:column="14" table:row="44" table:table="0"/>
          <office:change-info>
            <dc:creator>Mike </dc:creator>
            <dc:date>2011-08-04T12:53:25.54</dc:date>
          </office:change-info>
          <table:previous table:id="ct845">
            <table:change-track-table-cell table:cell-address="Sheet1.O45" table:formula="of:=IF([.B45]=&quot;Y&quot;;[.J45];&quot;&quot;)" office:value-type="string"/>
          </table:previous>
        </table:cell-content-change>
        <table:cell-content-change table:id="ct1432">
          <table:cell-address table:column="14" table:row="45" table:table="0"/>
          <office:change-info>
            <dc:creator>Mike </dc:creator>
            <dc:date>2011-08-04T12:53:25.54</dc:date>
          </office:change-info>
          <table:previous table:id="ct846">
            <table:change-track-table-cell table:cell-address="Sheet1.O46" table:formula="of:=IF([.B46]=&quot;Y&quot;;[.J46];&quot;&quot;)" office:value-type="string">
              <text:p>4F</text:p>
            </table:change-track-table-cell>
          </table:previous>
        </table:cell-content-change>
        <table:cell-content-change table:id="ct1433">
          <table:cell-address table:column="14" table:row="46" table:table="0"/>
          <office:change-info>
            <dc:creator>Mike </dc:creator>
            <dc:date>2011-08-04T12:53:25.54</dc:date>
          </office:change-info>
          <table:previous table:id="ct847">
            <table:change-track-table-cell table:cell-address="Sheet1.O47" table:formula="of:=IF([.B47]=&quot;Y&quot;;[.J47];&quot;&quot;)" office:value-type="string"/>
          </table:previous>
        </table:cell-content-change>
        <table:cell-content-change table:id="ct1434">
          <table:cell-address table:column="14" table:row="47" table:table="0"/>
          <office:change-info>
            <dc:creator>Mike </dc:creator>
            <dc:date>2011-08-04T12:53:25.54</dc:date>
          </office:change-info>
          <table:previous table:id="ct848">
            <table:change-track-table-cell table:cell-address="Sheet1.O48" table:formula="of:=IF([.B48]=&quot;Y&quot;;[.J48];&quot;&quot;)" office:value-type="string"/>
          </table:previous>
        </table:cell-content-change>
        <table:cell-content-change table:id="ct1435">
          <table:cell-address table:column="14" table:row="48" table:table="0"/>
          <office:change-info>
            <dc:creator>Mike </dc:creator>
            <dc:date>2011-08-04T12:53:25.54</dc:date>
          </office:change-info>
          <table:previous table:id="ct849">
            <table:change-track-table-cell table:cell-address="Sheet1.O49" table:formula="of:=IF([.B49]=&quot;Y&quot;;[.J49];&quot;&quot;)" office:value-type="string">
              <text:p>69</text:p>
            </table:change-track-table-cell>
          </table:previous>
        </table:cell-content-change>
        <table:cell-content-change table:id="ct1436">
          <table:cell-address table:column="14" table:row="49" table:table="0"/>
          <office:change-info>
            <dc:creator>Mike </dc:creator>
            <dc:date>2011-08-04T12:53:25.54</dc:date>
          </office:change-info>
          <table:previous table:id="ct850">
            <table:change-track-table-cell table:cell-address="Sheet1.O50" table:formula="of:=IF([.B50]=&quot;Y&quot;;[.J50];&quot;&quot;)" office:value-type="string">
              <text:p>6A</text:p>
            </table:change-track-table-cell>
          </table:previous>
        </table:cell-content-change>
        <table:cell-content-change table:id="ct1437">
          <table:cell-address table:column="14" table:row="50" table:table="0"/>
          <office:change-info>
            <dc:creator>Mike </dc:creator>
            <dc:date>2011-08-04T12:53:25.54</dc:date>
          </office:change-info>
          <table:previous table:id="ct851">
            <table:change-track-table-cell table:cell-address="Sheet1.O51" table:formula="of:=IF([.B51]=&quot;Y&quot;;[.J51];&quot;&quot;)" office:value-type="string">
              <text:p>6B</text:p>
            </table:change-track-table-cell>
          </table:previous>
        </table:cell-content-change>
        <table:cell-content-change table:id="ct1438">
          <table:cell-address table:column="11" table:row="63" table:table="0"/>
          <office:change-info>
            <dc:creator>Mike </dc:creator>
            <dc:date>2011-08-04T12:55:20.45</dc:date>
          </office:change-info>
          <table:previous>
            <table:change-track-table-cell/>
          </table:previous>
        </table:cell-content-change>
        <table:cell-content-change table:id="ct1439">
          <table:cell-address table:column="11" table:row="64" table:table="0"/>
          <office:change-info>
            <dc:creator>Mike </dc:creator>
            <dc:date>2011-08-04T12:55:20.45</dc:date>
          </office:change-info>
          <table:previous>
            <table:change-track-table-cell/>
          </table:previous>
        </table:cell-content-change>
        <table:cell-content-change table:id="ct1440">
          <table:cell-address table:column="13" table:row="7" table:table="0"/>
          <office:change-info>
            <dc:creator>Mike </dc:creator>
            <dc:date>2011-08-04T12:58:02.42</dc:date>
          </office:change-info>
          <table:previous table:id="ct1313">
            <table:change-track-table-cell table:cell-address="Sheet1.N8" table:formula="of:=IF([.H8]=&quot;&quot;;&quot;&quot;;DEC2HEX(1*(16*256)+HEX2DEC([.J8])*16+#ref!12+IF(NOT (#ref!10=&quot;Y&quot;);2*16*256;0);4))" office:value-type="float" office:value="0"/>
          </table:previous>
        </table:cell-content-change>
        <table:cell-content-change table:id="ct1441">
          <table:cell-address table:column="13" table:row="8" table:table="0"/>
          <office:change-info>
            <dc:creator>Mike </dc:creator>
            <dc:date>2011-08-04T12:58:10.60</dc:date>
          </office:change-info>
          <table:previous table:id="ct1314">
            <table:change-track-table-cell table:cell-address="Sheet1.N9" table:formula="of:=IF([.H9]=&quot;&quot;;&quot;&quot;;DEC2HEX(1*(16*256)+HEX2DEC([.J9])*16+#ref!13+IF(NOT (#ref!11=&quot;Y&quot;);2*16*256;0);4))" office:value-type="float" office:value="0"/>
          </table:previous>
        </table:cell-content-change>
        <table:cell-content-change table:id="ct1442">
          <table:cell-address table:column="13" table:row="9" table:table="0"/>
          <office:change-info>
            <dc:creator>Mike </dc:creator>
            <dc:date>2011-08-04T12:58:10.60</dc:date>
          </office:change-info>
          <table:previous table:id="ct1315">
            <table:change-track-table-cell table:cell-address="Sheet1.N10" table:formula="of:=IF([.H10]=&quot;&quot;;&quot;&quot;;DEC2HEX(1*(16*256)+HEX2DEC([.J10])*16+#ref!14+IF(NOT (#ref!12=&quot;Y&quot;);2*16*256;0);4))" office:value-type="float" office:value="0"/>
          </table:previous>
        </table:cell-content-change>
        <table:cell-content-change table:id="ct1443">
          <table:cell-address table:column="13" table:row="10" table:table="0"/>
          <office:change-info>
            <dc:creator>Mike </dc:creator>
            <dc:date>2011-08-04T12:58:10.60</dc:date>
          </office:change-info>
          <table:previous table:id="ct1316">
            <table:change-track-table-cell table:cell-address="Sheet1.N11" table:formula="of:=IF([.H11]=&quot;&quot;;&quot;&quot;;DEC2HEX(1*(16*256)+HEX2DEC([.J11])*16+#ref!15+IF(NOT (#ref!13=&quot;Y&quot;);2*16*256;0);4))" office:value-type="float" office:value="0"/>
          </table:previous>
        </table:cell-content-change>
        <table:cell-content-change table:id="ct1444">
          <table:cell-address table:column="13" table:row="11" table:table="0"/>
          <office:change-info>
            <dc:creator>Mike </dc:creator>
            <dc:date>2011-08-04T12:58:10.60</dc:date>
          </office:change-info>
          <table:previous table:id="ct1317">
            <table:change-track-table-cell table:cell-address="Sheet1.N12" table:formula="of:=IF([.H12]=&quot;&quot;;&quot;&quot;;DEC2HEX(1*(16*256)+HEX2DEC([.J12])*16+#ref!16+IF(NOT (#ref!14=&quot;Y&quot;);2*16*256;0);4))" office:value-type="float" office:value="0"/>
          </table:previous>
        </table:cell-content-change>
        <table:cell-content-change table:id="ct1445">
          <table:cell-address table:column="13" table:row="12" table:table="0"/>
          <office:change-info>
            <dc:creator>Mike </dc:creator>
            <dc:date>2011-08-04T12:58:10.60</dc:date>
          </office:change-info>
          <table:previous table:id="ct1318">
            <table:change-track-table-cell table:cell-address="Sheet1.N13" table:formula="of:=IF([.H13]=&quot;&quot;;&quot;&quot;;DEC2HEX(1*(16*256)+HEX2DEC([.J13])*16+#ref!17+IF(NOT (#ref!15=&quot;Y&quot;);2*16*256;0);4))" office:value-type="float" office:value="0"/>
          </table:previous>
        </table:cell-content-change>
        <table:cell-content-change table:id="ct1446">
          <table:cell-address table:column="13" table:row="13" table:table="0"/>
          <office:change-info>
            <dc:creator>Mike </dc:creator>
            <dc:date>2011-08-04T12:58:10.60</dc:date>
          </office:change-info>
          <table:previous table:id="ct1319">
            <table:change-track-table-cell table:cell-address="Sheet1.N14" table:formula="of:=IF([.H14]=&quot;&quot;;&quot;&quot;;DEC2HEX(1*(16*256)+HEX2DEC([.J14])*16+#ref!18+IF(NOT (#ref!16=&quot;Y&quot;);2*16*256;0);4))" office:value-type="string"/>
          </table:previous>
        </table:cell-content-change>
        <table:cell-content-change table:id="ct1447">
          <table:cell-address table:column="13" table:row="14" table:table="0"/>
          <office:change-info>
            <dc:creator>Mike </dc:creator>
            <dc:date>2011-08-04T12:58:10.60</dc:date>
          </office:change-info>
          <table:previous table:id="ct1320">
            <table:change-track-table-cell table:cell-address="Sheet1.N15" table:formula="of:=IF([.H15]=&quot;&quot;;&quot;&quot;;DEC2HEX(1*(16*256)+HEX2DEC([.J15])*16+#ref!19+IF(NOT (#ref!17=&quot;Y&quot;);2*16*256;0);4))" office:value-type="string"/>
          </table:previous>
        </table:cell-content-change>
        <table:cell-content-change table:id="ct1448">
          <table:cell-address table:column="13" table:row="15" table:table="0"/>
          <office:change-info>
            <dc:creator>Mike </dc:creator>
            <dc:date>2011-08-04T12:58:10.60</dc:date>
          </office:change-info>
          <table:previous table:id="ct1321">
            <table:change-track-table-cell table:cell-address="Sheet1.N16" table:formula="of:=IF([.H16]=&quot;&quot;;&quot;&quot;;DEC2HEX(1*(16*256)+HEX2DEC([.J16])*16+#ref!20+IF(NOT (#ref!18=&quot;Y&quot;);2*16*256;0);4))" office:value-type="float" office:value="0"/>
          </table:previous>
        </table:cell-content-change>
        <table:cell-content-change table:id="ct1449">
          <table:cell-address table:column="13" table:row="16" table:table="0"/>
          <office:change-info>
            <dc:creator>Mike </dc:creator>
            <dc:date>2011-08-04T12:58:10.60</dc:date>
          </office:change-info>
          <table:previous table:id="ct1322">
            <table:change-track-table-cell table:cell-address="Sheet1.N17" table:formula="of:=IF([.H17]=&quot;&quot;;&quot;&quot;;DEC2HEX(1*(16*256)+HEX2DEC([.J17])*16+#ref!21+IF(NOT (#ref!19=&quot;Y&quot;);2*16*256;0);4))" office:value-type="float" office:value="0"/>
          </table:previous>
        </table:cell-content-change>
        <table:cell-content-change table:id="ct1450">
          <table:cell-address table:column="13" table:row="17" table:table="0"/>
          <office:change-info>
            <dc:creator>Mike </dc:creator>
            <dc:date>2011-08-04T12:58:10.60</dc:date>
          </office:change-info>
          <table:previous table:id="ct1323">
            <table:change-track-table-cell table:cell-address="Sheet1.N18" table:formula="of:=IF([.H18]=&quot;&quot;;&quot;&quot;;DEC2HEX(1*(16*256)+HEX2DEC([.J18])*16+#ref!22+IF(NOT (#ref!20=&quot;Y&quot;);2*16*256;0);4))" office:value-type="string"/>
          </table:previous>
        </table:cell-content-change>
        <table:cell-content-change table:id="ct1451">
          <table:cell-address table:column="13" table:row="18" table:table="0"/>
          <office:change-info>
            <dc:creator>Mike </dc:creator>
            <dc:date>2011-08-04T12:58:10.60</dc:date>
          </office:change-info>
          <table:previous table:id="ct1324">
            <table:change-track-table-cell table:cell-address="Sheet1.N19" table:formula="of:=IF([.H19]=&quot;&quot;;&quot;&quot;;DEC2HEX(1*(16*256)+HEX2DEC([.J19])*16+#ref!23+IF(NOT (#ref!21=&quot;Y&quot;);2*16*256;0);4))" office:value-type="string"/>
          </table:previous>
        </table:cell-content-change>
        <table:cell-content-change table:id="ct1452">
          <table:cell-address table:column="13" table:row="19" table:table="0"/>
          <office:change-info>
            <dc:creator>Mike </dc:creator>
            <dc:date>2011-08-04T12:58:10.60</dc:date>
          </office:change-info>
          <table:previous table:id="ct1325">
            <table:change-track-table-cell table:cell-address="Sheet1.N20" table:formula="of:=IF([.H20]=&quot;&quot;;&quot;&quot;;DEC2HEX(1*(16*256)+HEX2DEC([.J20])*16+#ref!24+IF(NOT (#ref!22=&quot;Y&quot;);2*16*256;0);4))" office:value-type="float" office:value="0"/>
          </table:previous>
        </table:cell-content-change>
        <table:cell-content-change table:id="ct1453">
          <table:cell-address table:column="13" table:row="20" table:table="0"/>
          <office:change-info>
            <dc:creator>Mike </dc:creator>
            <dc:date>2011-08-04T12:58:10.61</dc:date>
          </office:change-info>
          <table:previous table:id="ct1326">
            <table:change-track-table-cell table:cell-address="Sheet1.N21" table:formula="of:=IF([.H21]=&quot;&quot;;&quot;&quot;;DEC2HEX(1*(16*256)+HEX2DEC([.J21])*16+#ref!25+IF(NOT (#ref!23=&quot;Y&quot;);2*16*256;0);4))" office:value-type="float" office:value="0"/>
          </table:previous>
        </table:cell-content-change>
        <table:cell-content-change table:id="ct1454">
          <table:cell-address table:column="13" table:row="21" table:table="0"/>
          <office:change-info>
            <dc:creator>Mike </dc:creator>
            <dc:date>2011-08-04T12:58:10.61</dc:date>
          </office:change-info>
          <table:previous table:id="ct1327">
            <table:change-track-table-cell table:cell-address="Sheet1.N22" table:formula="of:=IF([.H22]=&quot;&quot;;&quot;&quot;;DEC2HEX(1*(16*256)+HEX2DEC([.J22])*16+#ref!26+IF(NOT (#ref!24=&quot;Y&quot;);2*16*256;0);4))" office:value-type="float" office:value="0"/>
          </table:previous>
        </table:cell-content-change>
        <table:cell-content-change table:id="ct1455">
          <table:cell-address table:column="13" table:row="22" table:table="0"/>
          <office:change-info>
            <dc:creator>Mike </dc:creator>
            <dc:date>2011-08-04T12:58:10.61</dc:date>
          </office:change-info>
          <table:previous table:id="ct1328">
            <table:change-track-table-cell table:cell-address="Sheet1.N23" table:formula="of:=IF([.H23]=&quot;&quot;;&quot;&quot;;DEC2HEX(1*(16*256)+HEX2DEC([.J23])*16+#ref!27+IF(NOT (#ref!25=&quot;Y&quot;);2*16*256;0);4))" office:value-type="float" office:value="0"/>
          </table:previous>
        </table:cell-content-change>
        <table:cell-content-change table:id="ct1456">
          <table:cell-address table:column="13" table:row="22" table:table="0"/>
          <office:change-info>
            <dc:creator>Mike </dc:creator>
            <dc:date>2011-08-04T12:58:10.61</dc:date>
          </office:change-info>
          <table:previous table:id="ct1329">
            <table:change-track-table-cell table:cell-address="Sheet1.N23" table:formula="of:=IF([.H23]=&quot;&quot;;&quot;&quot;;DEC2HEX(1*(16*256)+HEX2DEC([.J23])*16+#ref!27+IF(NOT (#ref!25=&quot;Y&quot;);2*16*256;0);4))" office:value-type="float" office:value="0"/>
          </table:previous>
        </table:cell-content-change>
        <table:cell-content-change table:id="ct1457">
          <table:cell-address table:column="13" table:row="23" table:table="0"/>
          <office:change-info>
            <dc:creator>Mike </dc:creator>
            <dc:date>2011-08-04T12:58:10.61</dc:date>
          </office:change-info>
          <table:previous table:id="ct1330">
            <table:change-track-table-cell table:cell-address="Sheet1.N24" table:formula="of:=IF([.H24]=&quot;&quot;;&quot;&quot;;DEC2HEX(1*(16*256)+HEX2DEC([.J24])*16+#ref!28+IF(NOT (#ref!26=&quot;Y&quot;);2*16*256;0);4))" office:value-type="float" office:value="0"/>
          </table:previous>
        </table:cell-content-change>
        <table:cell-content-change table:id="ct1458">
          <table:cell-address table:column="13" table:row="24" table:table="0"/>
          <office:change-info>
            <dc:creator>Mike </dc:creator>
            <dc:date>2011-08-04T12:58:10.61</dc:date>
          </office:change-info>
          <table:previous table:id="ct1331">
            <table:change-track-table-cell table:cell-address="Sheet1.N25" table:formula="of:=IF([.H25]=&quot;&quot;;&quot;&quot;;DEC2HEX(1*(16*256)+HEX2DEC([.J25])*16+#ref!29+IF(NOT (#ref!27=&quot;Y&quot;);2*16*256;0);4))" office:value-type="float" office:value="0"/>
          </table:previous>
        </table:cell-content-change>
        <table:cell-content-change table:id="ct1459">
          <table:cell-address table:column="13" table:row="25" table:table="0"/>
          <office:change-info>
            <dc:creator>Mike </dc:creator>
            <dc:date>2011-08-04T12:58:10.61</dc:date>
          </office:change-info>
          <table:previous table:id="ct1332">
            <table:change-track-table-cell table:cell-address="Sheet1.N26" table:formula="of:=IF([.H26]=&quot;&quot;;&quot;&quot;;DEC2HEX(1*(16*256)+HEX2DEC([.J26])*16+#ref!30+IF(NOT (#ref!28=&quot;Y&quot;);2*16*256;0);4))" office:value-type="float" office:value="0"/>
          </table:previous>
        </table:cell-content-change>
        <table:cell-content-change table:id="ct1460">
          <table:cell-address table:column="13" table:row="26" table:table="0"/>
          <office:change-info>
            <dc:creator>Mike </dc:creator>
            <dc:date>2011-08-04T12:58:10.61</dc:date>
          </office:change-info>
          <table:previous table:id="ct1333">
            <table:change-track-table-cell table:cell-address="Sheet1.N27" table:formula="of:=IF([.H27]=&quot;&quot;;&quot;&quot;;DEC2HEX(1*(16*256)+HEX2DEC([.J27])*16+#ref!31+IF(NOT (#ref!29=&quot;Y&quot;);2*16*256;0);4))" office:value-type="float" office:value="0"/>
          </table:previous>
        </table:cell-content-change>
        <table:cell-content-change table:id="ct1461">
          <table:cell-address table:column="13" table:row="27" table:table="0"/>
          <office:change-info>
            <dc:creator>Mike </dc:creator>
            <dc:date>2011-08-04T12:58:10.61</dc:date>
          </office:change-info>
          <table:previous table:id="ct1334">
            <table:change-track-table-cell table:cell-address="Sheet1.N28" table:formula="of:=IF([.H28]=&quot;&quot;;&quot;&quot;;DEC2HEX(1*(16*256)+HEX2DEC([.J28])*16+#ref!32+IF(NOT (#ref!30=&quot;Y&quot;);2*16*256;0);4))" office:value-type="float" office:value="0"/>
          </table:previous>
        </table:cell-content-change>
        <table:cell-content-change table:id="ct1462">
          <table:cell-address table:column="13" table:row="28" table:table="0"/>
          <office:change-info>
            <dc:creator>Mike </dc:creator>
            <dc:date>2011-08-04T12:58:10.61</dc:date>
          </office:change-info>
          <table:previous table:id="ct1335">
            <table:change-track-table-cell table:cell-address="Sheet1.N29" table:formula="of:=IF([.H29]=&quot;&quot;;&quot;&quot;;DEC2HEX(1*(16*256)+HEX2DEC([.J29])*16+#ref!33+IF(NOT (#ref!31=&quot;Y&quot;);2*16*256;0);4))" office:value-type="float" office:value="0"/>
          </table:previous>
        </table:cell-content-change>
        <table:cell-content-change table:id="ct1463">
          <table:cell-address table:column="13" table:row="29" table:table="0"/>
          <office:change-info>
            <dc:creator>Mike </dc:creator>
            <dc:date>2011-08-04T12:58:10.61</dc:date>
          </office:change-info>
          <table:previous table:id="ct1336">
            <table:change-track-table-cell table:cell-address="Sheet1.N30" table:formula="of:=IF([.H30]=&quot;&quot;;&quot;&quot;;DEC2HEX(1*(16*256)+HEX2DEC([.J30])*16+#ref!34+IF(NOT (#ref!32=&quot;Y&quot;);2*16*256;0);4))" office:value-type="string"/>
          </table:previous>
        </table:cell-content-change>
        <table:cell-content-change table:id="ct1464">
          <table:cell-address table:column="13" table:row="35" table:table="0"/>
          <office:change-info>
            <dc:creator>Mike </dc:creator>
            <dc:date>2011-08-04T12:58:10.61</dc:date>
          </office:change-info>
          <table:previous table:id="ct1337">
            <table:change-track-table-cell table:cell-address="Sheet1.N36" table:formula="of:=IF([.H36]=&quot;&quot;;&quot;&quot;;DEC2HEX(1*(16*256)+HEX2DEC([.J36])*16+#ref!35+IF(NOT (#ref!38=&quot;Y&quot;);2*16*256;0);4))" office:value-type="string"/>
          </table:previous>
        </table:cell-content-change>
        <table:cell-content-change table:id="ct1465">
          <table:cell-address table:column="13" table:row="36" table:table="0"/>
          <office:change-info>
            <dc:creator>Mike </dc:creator>
            <dc:date>2011-08-04T12:58:10.61</dc:date>
          </office:change-info>
          <table:previous table:id="ct1338">
            <table:change-track-table-cell table:cell-address="Sheet1.N37" table:formula="of:=IF([.H37]=&quot;&quot;;&quot;&quot;;DEC2HEX(1*(16*256)+HEX2DEC([.J37])*16+#ref!36+IF(NOT (#ref!39=&quot;Y&quot;);2*16*256;0);4))" office:value-type="string"/>
          </table:previous>
        </table:cell-content-change>
        <table:cell-content-change table:id="ct1466">
          <table:cell-address table:column="13" table:row="37" table:table="0"/>
          <office:change-info>
            <dc:creator>Mike </dc:creator>
            <dc:date>2011-08-04T12:58:10.61</dc:date>
          </office:change-info>
          <table:previous table:id="ct1339">
            <table:change-track-table-cell table:cell-address="Sheet1.N38" table:formula="of:=IF([.H38]=&quot;&quot;;&quot;&quot;;DEC2HEX(1*(16*256)+HEX2DEC([.J38])*16+#ref!37+IF(NOT (#ref!40=&quot;Y&quot;);2*16*256;0);4))" office:value-type="float" office:value="0"/>
          </table:previous>
        </table:cell-content-change>
        <table:cell-content-change table:id="ct1467">
          <table:cell-address table:column="13" table:row="38" table:table="0"/>
          <office:change-info>
            <dc:creator>Mike </dc:creator>
            <dc:date>2011-08-04T12:58:10.61</dc:date>
          </office:change-info>
          <table:previous table:id="ct1340">
            <table:change-track-table-cell table:cell-address="Sheet1.N39" table:formula="of:=IF([.H39]=&quot;&quot;;&quot;&quot;;DEC2HEX(1*(16*256)+HEX2DEC([.J39])*16+#ref!38+IF(NOT (#ref!41=&quot;Y&quot;);2*16*256;0);4))" office:value-type="float" office:value="0"/>
          </table:previous>
        </table:cell-content-change>
        <table:cell-content-change table:id="ct1468">
          <table:cell-address table:column="13" table:row="38" table:table="0"/>
          <office:change-info>
            <dc:creator>Mike </dc:creator>
            <dc:date>2011-08-04T12:58:10.61</dc:date>
          </office:change-info>
          <table:previous table:id="ct1341">
            <table:change-track-table-cell table:cell-address="Sheet1.N39" table:formula="of:=IF([.H39]=&quot;&quot;;&quot;&quot;;DEC2HEX(1*(16*256)+HEX2DEC([.J39])*16+#ref!39+IF(NOT (#ref!41=&quot;Y&quot;);2*16*256;0);4))" office:value-type="float" office:value="0"/>
          </table:previous>
        </table:cell-content-change>
        <table:cell-content-change table:id="ct1469">
          <table:cell-address table:column="13" table:row="39" table:table="0"/>
          <office:change-info>
            <dc:creator>Mike </dc:creator>
            <dc:date>2011-08-04T12:58:10.61</dc:date>
          </office:change-info>
          <table:previous table:id="ct1342">
            <table:change-track-table-cell table:cell-address="Sheet1.N40" table:formula="of:=IF([.H40]=&quot;&quot;;&quot;&quot;;DEC2HEX(1*(16*256)+HEX2DEC([.J40])*16+#ref!40+IF(NOT (#ref!42=&quot;Y&quot;);2*16*256;0);4))" office:value-type="float" office:value="0"/>
          </table:previous>
        </table:cell-content-change>
        <table:cell-content-change table:id="ct1470">
          <table:cell-address table:column="13" table:row="40" table:table="0"/>
          <office:change-info>
            <dc:creator>Mike </dc:creator>
            <dc:date>2011-08-04T12:58:10.61</dc:date>
          </office:change-info>
          <table:previous table:id="ct1343">
            <table:change-track-table-cell table:cell-address="Sheet1.N41" table:formula="of:=IF([.H41]=&quot;&quot;;&quot;&quot;;DEC2HEX(1*(16*256)+HEX2DEC([.J41])*16+#ref!41+IF(NOT (#ref!43=&quot;Y&quot;);2*16*256;0);4))" office:value-type="string"/>
          </table:previous>
        </table:cell-content-change>
        <table:cell-content-change table:id="ct1471">
          <table:cell-address table:column="13" table:row="41" table:table="0"/>
          <office:change-info>
            <dc:creator>Mike </dc:creator>
            <dc:date>2011-08-04T12:58:10.61</dc:date>
          </office:change-info>
          <table:previous table:id="ct1344">
            <table:change-track-table-cell table:cell-address="Sheet1.N42" table:formula="of:=IF([.H42]=&quot;&quot;;&quot;&quot;;DEC2HEX(1*(16*256)+HEX2DEC([.J42])*16+#ref!42+IF(NOT (#ref!44=&quot;Y&quot;);2*16*256;0);4))" office:value-type="string"/>
          </table:previous>
        </table:cell-content-change>
        <table:cell-content-change table:id="ct1472">
          <table:cell-address table:column="13" table:row="42" table:table="0"/>
          <office:change-info>
            <dc:creator>Mike </dc:creator>
            <dc:date>2011-08-04T12:58:10.61</dc:date>
          </office:change-info>
          <table:previous table:id="ct1345">
            <table:change-track-table-cell table:cell-address="Sheet1.N43" table:formula="of:=IF([.H43]=&quot;&quot;;&quot;&quot;;DEC2HEX(1*(16*256)+HEX2DEC([.J43])*16+#ref!43+IF(NOT (#ref!45=&quot;Y&quot;);2*16*256;0);4))" office:value-type="string"/>
          </table:previous>
        </table:cell-content-change>
        <table:cell-content-change table:id="ct1473">
          <table:cell-address table:column="13" table:row="43" table:table="0"/>
          <office:change-info>
            <dc:creator>Mike </dc:creator>
            <dc:date>2011-08-04T12:58:10.61</dc:date>
          </office:change-info>
          <table:previous table:id="ct1346">
            <table:change-track-table-cell table:cell-address="Sheet1.N44" table:formula="of:=IF([.H44]=&quot;&quot;;&quot;&quot;;DEC2HEX(1*(16*256)+HEX2DEC([.J44])*16+#ref!44+IF(NOT (#ref!46=&quot;Y&quot;);2*16*256;0);4))" office:value-type="float" office:value="0"/>
          </table:previous>
        </table:cell-content-change>
        <table:cell-content-change table:id="ct1474">
          <table:cell-address table:column="13" table:row="44" table:table="0"/>
          <office:change-info>
            <dc:creator>Mike </dc:creator>
            <dc:date>2011-08-04T12:58:10.61</dc:date>
          </office:change-info>
          <table:previous table:id="ct1347">
            <table:change-track-table-cell table:cell-address="Sheet1.N45" table:formula="of:=IF([.H45]=&quot;&quot;;&quot;&quot;;DEC2HEX(1*(16*256)+HEX2DEC([.J45])*16+#ref!45+IF(NOT (#ref!47=&quot;Y&quot;);2*16*256;0);4))" office:value-type="string"/>
          </table:previous>
        </table:cell-content-change>
        <table:cell-content-change table:id="ct1475">
          <table:cell-address table:column="13" table:row="45" table:table="0"/>
          <office:change-info>
            <dc:creator>Mike </dc:creator>
            <dc:date>2011-08-04T12:58:10.61</dc:date>
          </office:change-info>
          <table:previous table:id="ct1348">
            <table:change-track-table-cell table:cell-address="Sheet1.N46" table:formula="of:=IF([.H46]=&quot;&quot;;&quot;&quot;;DEC2HEX(1*(16*256)+HEX2DEC([.J46])*16+#ref!46+IF(NOT (#ref!48=&quot;Y&quot;);2*16*256;0);4))" office:value-type="float" office:value="0"/>
          </table:previous>
        </table:cell-content-change>
        <table:cell-content-change table:id="ct1476">
          <table:cell-address table:column="13" table:row="46" table:table="0"/>
          <office:change-info>
            <dc:creator>Mike </dc:creator>
            <dc:date>2011-08-04T12:58:10.61</dc:date>
          </office:change-info>
          <table:previous table:id="ct1349">
            <table:change-track-table-cell table:cell-address="Sheet1.N47" table:formula="of:=IF([.H47]=&quot;&quot;;&quot;&quot;;DEC2HEX(1*(16*256)+HEX2DEC([.J47])*16+#ref!47+IF(NOT (#ref!49=&quot;Y&quot;);2*16*256;0);4))" office:value-type="string"/>
          </table:previous>
        </table:cell-content-change>
        <table:cell-content-change table:id="ct1477">
          <table:cell-address table:column="13" table:row="47" table:table="0"/>
          <office:change-info>
            <dc:creator>Mike </dc:creator>
            <dc:date>2011-08-04T12:58:10.61</dc:date>
          </office:change-info>
          <table:previous table:id="ct1350">
            <table:change-track-table-cell table:cell-address="Sheet1.N48" table:formula="of:=IF([.H48]=&quot;&quot;;&quot;&quot;;DEC2HEX(1*(16*256)+HEX2DEC([.J48])*16+#ref!48+IF(NOT (#ref!50=&quot;Y&quot;);2*16*256;0);4))" office:value-type="string"/>
          </table:previous>
        </table:cell-content-change>
        <table:cell-content-change table:id="ct1478">
          <table:cell-address table:column="13" table:row="48" table:table="0"/>
          <office:change-info>
            <dc:creator>Mike </dc:creator>
            <dc:date>2011-08-04T12:58:10.61</dc:date>
          </office:change-info>
          <table:previous table:id="ct1351">
            <table:change-track-table-cell table:cell-address="Sheet1.N49" table:formula="of:=IF([.H49]=&quot;&quot;;&quot;&quot;;DEC2HEX(1*(16*256)+HEX2DEC([.J49])*16+#ref!49+IF(NOT (#ref!51=&quot;Y&quot;);2*16*256;0);4))" office:value-type="float" office:value="0"/>
          </table:previous>
        </table:cell-content-change>
        <table:cell-content-change table:id="ct1479">
          <table:cell-address table:column="13" table:row="49" table:table="0"/>
          <office:change-info>
            <dc:creator>Mike </dc:creator>
            <dc:date>2011-08-04T12:58:10.61</dc:date>
          </office:change-info>
          <table:previous table:id="ct1352">
            <table:change-track-table-cell table:cell-address="Sheet1.N50" table:formula="of:=IF([.H50]=&quot;&quot;;&quot;&quot;;DEC2HEX(1*(16*256)+HEX2DEC([.J50])*16+#ref!50+IF(NOT (#ref!52=&quot;Y&quot;);2*16*256;0);4))" office:value-type="float" office:value="0"/>
          </table:previous>
        </table:cell-content-change>
        <table:cell-content-change table:id="ct1480">
          <table:cell-address table:column="13" table:row="50" table:table="0"/>
          <office:change-info>
            <dc:creator>Mike </dc:creator>
            <dc:date>2011-08-04T12:58:10.61</dc:date>
          </office:change-info>
          <table:previous table:id="ct1353">
            <table:change-track-table-cell table:cell-address="Sheet1.N51" table:formula="of:=IF([.H51]=&quot;&quot;;&quot;&quot;;DEC2HEX(1*(16*256)+HEX2DEC([.J51])*16+#ref!51+IF(NOT (#ref!53=&quot;Y&quot;);2*16*256;0);4))" office:value-type="float" office:value="0"/>
          </table:previous>
        </table:cell-content-change>
        <table:movement table:id="ct1481">
          <table:source-range-address table:start-column="13" table:start-row="0" table:start-table="0" table:end-column="10" table:end-row="0" table:end-table="0"/>
          <table:target-range-address table:column="13" table:row="0" table:table="0"/>
          <office:change-info>
            <dc:creator>Mike </dc:creator>
            <dc:date>2011-08-04T12:58:50.65</dc:date>
          </office:change-info>
          <table:dependencies>
            <table:dependence table:id="ct2271"/>
            <table:dependence table:id="ct2270"/>
            <table:dependence table:id="ct2269"/>
            <table:dependence table:id="ct2268"/>
            <table:dependence table:id="ct1483"/>
          </table:dependencies>
        </table:movement>
        <table:cell-content-change table:id="ct1482">
          <table:cell-address table:column="13" table:row="1" table:table="0"/>
          <office:change-info>
            <dc:creator>Mike </dc:creator>
            <dc:date>2011-08-04T12:59:04.39</dc:date>
          </office:change-info>
          <table:previous table:id="ct559">
            <table:change-track-table-cell office:value-type="string">
              <text:p>Complete Value</text:p>
            </table:change-track-table-cell>
          </table:previous>
        </table:cell-content-change>
        <table:deletion table:id="ct1483" table:type="column" table:position="13" table:table="0">
          <office:change-info>
            <dc:creator>Mike </dc:creator>
            <dc:date>2011-08-04T12:59:08.28</dc:date>
          </office:change-info>
          <table:deletions>
            <table:cell-content-deletion>
              <table:cell-address table:column="13" table:row="52" table:table="0"/>
              <table:change-track-table-cell office:value-type="string">
                <text:p>coding</text:p>
              </table:change-track-table-cell>
            </table:cell-content-deletion>
            <table:change-deletion table:id="ct2116"/>
            <table:cell-content-deletion table:id="ct1309">
              <table:change-track-table-cell table:cell-address="Sheet1.N48" table:formula="of:=IF([.H48]=&quot;&quot;;&quot;&quot;;IF([.B48]=&quot;Y&quot;;4;0)+IF([.C48]=&quot;Y&quot;;2;0)+IF([.D48]=&quot;Y&quot;;1;0))" office:value-type="string"/>
            </table:cell-content-deletion>
            <table:cell-content-deletion table:id="ct1308">
              <table:change-track-table-cell table:cell-address="Sheet1.N47" table:formula="of:=IF([.H47]=&quot;&quot;;&quot;&quot;;IF([.B47]=&quot;Y&quot;;4;0)+IF([.C47]=&quot;Y&quot;;2;0)+IF([.D47]=&quot;Y&quot;;1;0))" office:value-type="string"/>
            </table:cell-content-deletion>
            <table:cell-content-deletion table:id="ct1306">
              <table:change-track-table-cell table:cell-address="Sheet1.N45" table:formula="of:=IF([.H45]=&quot;&quot;;&quot;&quot;;IF([.B45]=&quot;Y&quot;;4;0)+IF([.C45]=&quot;Y&quot;;2;0)+IF([.D45]=&quot;Y&quot;;1;0))" office:value-type="string"/>
            </table:cell-content-deletion>
            <table:cell-content-deletion table:id="ct1304">
              <table:change-track-table-cell table:cell-address="Sheet1.N43" table:formula="of:=IF([.H43]=&quot;&quot;;&quot;&quot;;IF([.B43]=&quot;Y&quot;;4;0)+IF([.C43]=&quot;Y&quot;;2;0)+IF([.D43]=&quot;Y&quot;;1;0))" office:value-type="string"/>
            </table:cell-content-deletion>
            <table:cell-content-deletion table:id="ct1303">
              <table:change-track-table-cell table:cell-address="Sheet1.N42" table:formula="of:=IF([.H42]=&quot;&quot;;&quot;&quot;;IF([.B42]=&quot;Y&quot;;4;0)+IF([.C42]=&quot;Y&quot;;2;0)+IF([.D42]=&quot;Y&quot;;1;0))" office:value-type="string"/>
            </table:cell-content-deletion>
            <table:cell-content-deletion table:id="ct1302">
              <table:change-track-table-cell table:cell-address="Sheet1.N41" table:formula="of:=IF([.H41]=&quot;&quot;;&quot;&quot;;IF([.B41]=&quot;Y&quot;;4;0)+IF([.C41]=&quot;Y&quot;;2;0)+IF([.D41]=&quot;Y&quot;;1;0))" office:value-type="string"/>
            </table:cell-content-deletion>
            <table:cell-content-deletion table:id="ct1297">
              <table:change-track-table-cell table:cell-address="Sheet1.N37" table:formula="of:=IF([.H37]=&quot;&quot;;&quot;&quot;;IF([.B37]=&quot;Y&quot;;4;0)+IF([.C37]=&quot;Y&quot;;2;0)+IF([.D37]=&quot;Y&quot;;1;0))" office:value-type="string"/>
            </table:cell-content-deletion>
            <table:cell-content-deletion table:id="ct1296">
              <table:change-track-table-cell table:cell-address="Sheet1.N36" table:formula="of:=IF([.H36]=&quot;&quot;;&quot;&quot;;IF([.B36]=&quot;Y&quot;;4;0)+IF([.C36]=&quot;Y&quot;;2;0)+IF([.D36]=&quot;Y&quot;;1;0))" office:value-type="string"/>
            </table:cell-content-deletion>
            <table:cell-content-deletion table:id="ct1295">
              <table:change-track-table-cell table:cell-address="Sheet1.N30" table:formula="of:=IF([.H30]=&quot;&quot;;&quot;&quot;;IF([.B30]=&quot;Y&quot;;4;0)+IF([.C30]=&quot;Y&quot;;2;0)+IF([.D30]=&quot;Y&quot;;1;0))" office:value-type="string"/>
            </table:cell-content-deletion>
            <table:cell-content-deletion table:id="ct1287">
              <table:change-track-table-cell table:cell-address="Sheet1.N23" table:formula="of:=IF([.H23]=&quot;&quot;;&quot;&quot;;IF([.B23]=&quot;Y&quot;;4;0)+IF([.C23]=&quot;Y&quot;;2;0)+IF([.D23]=&quot;Y&quot;;1;0))" office:value-type="float" office:value="2"/>
            </table:cell-content-deletion>
            <table:cell-content-deletion table:id="ct1283">
              <table:change-track-table-cell table:cell-address="Sheet1.N19" table:formula="of:=IF([.H19]=&quot;&quot;;&quot;&quot;;IF([.B19]=&quot;Y&quot;;4;0)+IF([.C19]=&quot;Y&quot;;2;0)+IF([.D19]=&quot;Y&quot;;1;0))" office:value-type="string"/>
            </table:cell-content-deletion>
            <table:cell-content-deletion table:id="ct1282">
              <table:change-track-table-cell table:cell-address="Sheet1.N18" table:formula="of:=IF([.H18]=&quot;&quot;;&quot;&quot;;IF([.B18]=&quot;Y&quot;;4;0)+IF([.C18]=&quot;Y&quot;;2;0)+IF([.D18]=&quot;Y&quot;;1;0))" office:value-type="string"/>
            </table:cell-content-deletion>
            <table:cell-content-deletion table:id="ct1279">
              <table:change-track-table-cell table:cell-address="Sheet1.N15" table:formula="of:=IF([.H15]=&quot;&quot;;&quot;&quot;;IF([.B15]=&quot;Y&quot;;4;0)+IF([.C15]=&quot;Y&quot;;2;0)+IF([.D15]=&quot;Y&quot;;1;0))" office:value-type="string"/>
            </table:cell-content-deletion>
            <table:cell-content-deletion table:id="ct1278">
              <table:change-track-table-cell table:cell-address="Sheet1.N14" table:formula="of:=IF([.H14]=&quot;&quot;;&quot;&quot;;IF([.B14]=&quot;Y&quot;;4;0)+IF([.C14]=&quot;Y&quot;;2;0)+IF([.D14]=&quot;Y&quot;;1;0))" office:value-type="string"/>
            </table:cell-content-deletion>
            <table:change-deletion table:id="ct555"/>
            <table:cell-content-deletion table:id="ct553">
              <table:change-track-table-cell office:value-type="float" office:value="3"/>
            </table:cell-content-deletion>
            <table:cell-content-deletion table:id="ct545">
              <table:change-track-table-cell/>
            </table:cell-content-deletion>
            <table:cell-content-deletion table:id="ct562">
              <table:change-track-table-cell office:value-type="string">
                <text:p>DID/EID/CAN Flags</text:p>
              </table:change-track-table-cell>
            </table:cell-content-deletion>
            <table:cell-content-deletion table:id="ct267">
              <table:change-track-table-cell office:value-type="string">
                <text:p>4=carries DID</text:p>
              </table:change-track-table-cell>
            </table:cell-content-deletion>
            <table:cell-content-deletion table:id="ct266">
              <table:change-track-table-cell office:value-type="string">
                <text:p>2=carries EID</text:p>
              </table:change-track-table-cell>
            </table:cell-content-deletion>
            <table:cell-content-deletion table:id="ct268">
              <table:change-track-table-cell office:value-type="string">
                <text:p>1=carries flags</text:p>
              </table:change-track-table-cell>
            </table:cell-content-deletion>
            <table:cell-content-deletion table:id="ct1281">
              <table:change-track-table-cell table:cell-address="Sheet1.N17" table:formula="of:=IF([.H17]=&quot;&quot;;&quot;&quot;;IF([.B17]=&quot;Y&quot;;4;0)+IF([.C17]=&quot;Y&quot;;2;0)+IF([.D17]=&quot;Y&quot;;1;0))" office:value-type="float" office:value="4"/>
            </table:cell-content-deletion>
            <table:cell-content-deletion table:id="ct1280">
              <table:change-track-table-cell table:cell-address="Sheet1.N16" table:formula="of:=IF([.H16]=&quot;&quot;;&quot;&quot;;IF([.B16]=&quot;Y&quot;;4;0)+IF([.C16]=&quot;Y&quot;;2;0)+IF([.D16]=&quot;Y&quot;;1;0))" office:value-type="float" office:value="4"/>
            </table:cell-content-deletion>
            <table:cell-content-deletion table:id="ct1312">
              <table:change-track-table-cell table:cell-address="Sheet1.N51" table:formula="of:=IF([.H51]=&quot;&quot;;&quot;&quot;;IF([.B51]=&quot;Y&quot;;4;0)+IF([.C51]=&quot;Y&quot;;2;0)+IF([.D51]=&quot;Y&quot;;1;0))" office:value-type="float" office:value="4"/>
            </table:cell-content-deletion>
            <table:cell-content-deletion table:id="ct1311">
              <table:change-track-table-cell table:cell-address="Sheet1.N50" table:formula="of:=IF([.H50]=&quot;&quot;;&quot;&quot;;IF([.B50]=&quot;Y&quot;;4;0)+IF([.C50]=&quot;Y&quot;;2;0)+IF([.D50]=&quot;Y&quot;;1;0))" office:value-type="float" office:value="4"/>
            </table:cell-content-deletion>
            <table:cell-content-deletion table:id="ct1310">
              <table:change-track-table-cell table:cell-address="Sheet1.N49" table:formula="of:=IF([.H49]=&quot;&quot;;&quot;&quot;;IF([.B49]=&quot;Y&quot;;4;0)+IF([.C49]=&quot;Y&quot;;2;0)+IF([.D49]=&quot;Y&quot;;1;0))" office:value-type="float" office:value="4"/>
            </table:cell-content-deletion>
            <table:cell-content-deletion table:id="ct1307">
              <table:change-track-table-cell table:cell-address="Sheet1.N46" table:formula="of:=IF([.H46]=&quot;&quot;;&quot;&quot;;IF([.B46]=&quot;Y&quot;;4;0)+IF([.C46]=&quot;Y&quot;;2;0)+IF([.D46]=&quot;Y&quot;;1;0))" office:value-type="float" office:value="4"/>
            </table:cell-content-deletion>
            <table:cell-content-deletion table:id="ct1305">
              <table:change-track-table-cell table:cell-address="Sheet1.N44" table:formula="of:=IF([.H44]=&quot;&quot;;&quot;&quot;;IF([.B44]=&quot;Y&quot;;4;0)+IF([.C44]=&quot;Y&quot;;2;0)+IF([.D44]=&quot;Y&quot;;1;0))" office:value-type="float" office:value="4"/>
            </table:cell-content-deletion>
            <table:cell-content-deletion table:id="ct1301">
              <table:change-track-table-cell table:cell-address="Sheet1.N40" table:formula="of:=IF([.H40]=&quot;&quot;;&quot;&quot;;IF([.B40]=&quot;Y&quot;;4;0)+IF([.C40]=&quot;Y&quot;;2;0)+IF([.D40]=&quot;Y&quot;;1;0))" office:value-type="float" office:value="4"/>
            </table:cell-content-deletion>
            <table:cell-content-deletion table:id="ct1300">
              <table:change-track-table-cell table:cell-address="Sheet1.N39" table:formula="of:=IF([.H39]=&quot;&quot;;&quot;&quot;;IF([.B39]=&quot;Y&quot;;4;0)+IF([.C39]=&quot;Y&quot;;2;0)+IF([.D39]=&quot;Y&quot;;1;0))" office:value-type="float" office:value="4"/>
            </table:cell-content-deletion>
            <table:cell-content-deletion table:id="ct1299">
              <table:change-track-table-cell table:cell-address="Sheet1.N39" table:formula="of:=IF([.H39]=&quot;&quot;;&quot;&quot;;IF([.B39]=&quot;Y&quot;;4;0)+IF([.C39]=&quot;Y&quot;;2;0)+IF([.D39]=&quot;Y&quot;;1;0))" office:value-type="float" office:value="4"/>
            </table:cell-content-deletion>
            <table:cell-content-deletion table:id="ct1298">
              <table:change-track-table-cell table:cell-address="Sheet1.N38" table:formula="of:=IF([.H38]=&quot;&quot;;&quot;&quot;;IF([.B38]=&quot;Y&quot;;4;0)+IF([.C38]=&quot;Y&quot;;2;0)+IF([.D38]=&quot;Y&quot;;1;0))" office:value-type="float" office:value="4"/>
            </table:cell-content-deletion>
            <table:cell-content-deletion table:id="ct1294">
              <table:change-track-table-cell table:cell-address="Sheet1.N29" table:formula="of:=IF([.H29]=&quot;&quot;;&quot;&quot;;IF([.B29]=&quot;Y&quot;;4;0)+IF([.C29]=&quot;Y&quot;;2;0)+IF([.D29]=&quot;Y&quot;;1;0))" office:value-type="float" office:value="2"/>
            </table:cell-content-deletion>
            <table:cell-content-deletion table:id="ct1293">
              <table:change-track-table-cell table:cell-address="Sheet1.N28" table:formula="of:=IF([.H28]=&quot;&quot;;&quot;&quot;;IF([.B28]=&quot;Y&quot;;4;0)+IF([.C28]=&quot;Y&quot;;2;0)+IF([.D28]=&quot;Y&quot;;1;0))" office:value-type="float" office:value="2"/>
            </table:cell-content-deletion>
            <table:cell-content-deletion table:id="ct1292">
              <table:change-track-table-cell table:cell-address="Sheet1.N27" table:formula="of:=IF([.H27]=&quot;&quot;;&quot;&quot;;IF([.B27]=&quot;Y&quot;;4;0)+IF([.C27]=&quot;Y&quot;;2;0)+IF([.D27]=&quot;Y&quot;;1;0))" office:value-type="float" office:value="0"/>
            </table:cell-content-deletion>
            <table:cell-content-deletion table:id="ct1291">
              <table:change-track-table-cell table:cell-address="Sheet1.N26" table:formula="of:=IF([.H26]=&quot;&quot;;&quot;&quot;;IF([.B26]=&quot;Y&quot;;4;0)+IF([.C26]=&quot;Y&quot;;2;0)+IF([.D26]=&quot;Y&quot;;1;0))" office:value-type="float" office:value="4"/>
            </table:cell-content-deletion>
            <table:cell-content-deletion table:id="ct1290">
              <table:change-track-table-cell table:cell-address="Sheet1.N25" table:formula="of:=IF([.H25]=&quot;&quot;;&quot;&quot;;IF([.B25]=&quot;Y&quot;;4;0)+IF([.C25]=&quot;Y&quot;;2;0)+IF([.D25]=&quot;Y&quot;;1;0))" office:value-type="float" office:value="2"/>
            </table:cell-content-deletion>
            <table:cell-content-deletion table:id="ct1289">
              <table:change-track-table-cell table:cell-address="Sheet1.N24" table:formula="of:=IF([.H24]=&quot;&quot;;&quot;&quot;;IF([.B24]=&quot;Y&quot;;4;0)+IF([.C24]=&quot;Y&quot;;2;0)+IF([.D24]=&quot;Y&quot;;1;0))" office:value-type="float" office:value="2"/>
            </table:cell-content-deletion>
            <table:cell-content-deletion table:id="ct1288">
              <table:change-track-table-cell table:cell-address="Sheet1.N23" table:formula="of:=IF([.H23]=&quot;&quot;;&quot;&quot;;IF([.B23]=&quot;Y&quot;;4;0)+IF([.C23]=&quot;Y&quot;;2;0)+IF([.D23]=&quot;Y&quot;;1;0))" office:value-type="float" office:value="2"/>
            </table:cell-content-deletion>
            <table:cell-content-deletion table:id="ct1286">
              <table:change-track-table-cell table:cell-address="Sheet1.N22" table:formula="of:=IF([.H22]=&quot;&quot;;&quot;&quot;;IF([.B22]=&quot;Y&quot;;4;0)+IF([.C22]=&quot;Y&quot;;2;0)+IF([.D22]=&quot;Y&quot;;1;0))" office:value-type="float" office:value="2"/>
            </table:cell-content-deletion>
            <table:cell-content-deletion table:id="ct1285">
              <table:change-track-table-cell table:cell-address="Sheet1.N21" table:formula="of:=IF([.H21]=&quot;&quot;;&quot;&quot;;IF([.B21]=&quot;Y&quot;;4;0)+IF([.C21]=&quot;Y&quot;;2;0)+IF([.D21]=&quot;Y&quot;;1;0))" office:value-type="float" office:value="2"/>
            </table:cell-content-deletion>
            <table:cell-content-deletion table:id="ct1284">
              <table:change-track-table-cell table:cell-address="Sheet1.N20" table:formula="of:=IF([.H20]=&quot;&quot;;&quot;&quot;;IF([.B20]=&quot;Y&quot;;4;0)+IF([.C20]=&quot;Y&quot;;2;0)+IF([.D20]=&quot;Y&quot;;1;0))" office:value-type="float" office:value="2"/>
            </table:cell-content-deletion>
            <table:cell-content-deletion table:id="ct1277">
              <table:change-track-table-cell table:cell-address="Sheet1.N13" table:formula="of:=IF([.H13]=&quot;&quot;;&quot;&quot;;IF([.B13]=&quot;Y&quot;;4;0)+IF([.C13]=&quot;Y&quot;;2;0)+IF([.D13]=&quot;Y&quot;;1;0))" office:value-type="float" office:value="4"/>
            </table:cell-content-deletion>
            <table:cell-content-deletion table:id="ct1276">
              <table:change-track-table-cell table:cell-address="Sheet1.N12" table:formula="of:=IF([.H12]=&quot;&quot;;&quot;&quot;;IF([.B12]=&quot;Y&quot;;4;0)+IF([.C12]=&quot;Y&quot;;2;0)+IF([.D12]=&quot;Y&quot;;1;0))" office:value-type="float" office:value="4"/>
            </table:cell-content-deletion>
            <table:cell-content-deletion table:id="ct81">
              <table:change-track-table-cell table:cell-address="Sheet1.N12" table:formula="of:=IF([.B12]=&quot;Y&quot;;4;0)+IF([.C12]=&quot;Y&quot;;2;0)+IF([.D12]=&quot;Y&quot;;1;0)" office:value-type="float" office:value="4"/>
            </table:cell-content-deletion>
            <table:cell-content-deletion table:id="ct80">
              <table:change-track-table-cell table:cell-address="Sheet1.N12" table:formula="of:=IF([.B12]=&quot;Y&quot;;4;0)+IF([.C12]=&quot;Y&quot;;2;0)+IF([.D12]=&quot;Y&quot;;1;0)" office:value-type="float" office:value="4"/>
            </table:cell-content-deletion>
            <table:cell-content-deletion table:id="ct1275">
              <table:change-track-table-cell table:cell-address="Sheet1.N11" table:formula="of:=IF([.H11]=&quot;&quot;;&quot;&quot;;IF([.B11]=&quot;Y&quot;;4;0)+IF([.C11]=&quot;Y&quot;;2;0)+IF([.D11]=&quot;Y&quot;;1;0))" office:value-type="float" office:value="0"/>
            </table:cell-content-deletion>
            <table:cell-content-deletion table:id="ct1274">
              <table:change-track-table-cell table:cell-address="Sheet1.N10" table:formula="of:=IF([.H10]=&quot;&quot;;&quot;&quot;;IF([.B10]=&quot;Y&quot;;4;0)+IF([.C10]=&quot;Y&quot;;2;0)+IF([.D10]=&quot;Y&quot;;1;0))" office:value-type="float" office:value="0"/>
            </table:cell-content-deletion>
            <table:cell-content-deletion table:id="ct1273">
              <table:change-track-table-cell table:cell-address="Sheet1.N9" table:formula="of:=IF([.H9]=&quot;&quot;;&quot;&quot;;IF([.B9]=&quot;Y&quot;;4;0)+IF([.C9]=&quot;Y&quot;;2;0)+IF([.D9]=&quot;Y&quot;;1;0))" office:value-type="float" office:value="4"/>
            </table:cell-content-deletion>
            <table:cell-content-deletion table:id="ct1272">
              <table:change-track-table-cell table:cell-address="Sheet1.N8" table:formula="of:=IF([.H8]=&quot;&quot;;&quot;&quot;;IF([.B8]=&quot;Y&quot;;4;0)+IF([.C8]=&quot;Y&quot;;2;0)+IF([.D8]=&quot;Y&quot;;1;0))" office:value-type="float" office:value="0"/>
            </table:cell-content-deletion>
            <table:cell-content-deletion table:id="ct29">
              <table:change-track-table-cell/>
            </table:cell-content-deletion>
            <table:cell-content-deletion table:id="ct28">
              <table:change-track-table-cell/>
            </table:cell-content-deletion>
          </table:deletions>
          <table:cut-offs>
            <table:movement-cut-off table:id="ct1481" table:start-position="1" table:end-position="0"/>
            <table:movement-cut-off table:id="ct564" table:position="1"/>
          </table:cut-offs>
        </table:deletion>
        <table:cell-content-change table:id="ct1484">
          <table:cell-address table:column="13" table:row="52" table:table="0"/>
          <office:change-info>
            <dc:creator>Mike </dc:creator>
            <dc:date>2011-08-04T12:59:30.88</dc:date>
          </office:change-info>
          <table:previous table:id="ct54">
            <table:change-track-table-cell office:value-type="string">
              <text:p>Full value </text:p>
            </table:change-track-table-cell>
          </table:previous>
        </table:cell-content-change>
        <table:cell-content-change table:id="ct1485">
          <table:cell-address table:column="13" table:row="52" table:table="0"/>
          <office:change-info>
            <dc:creator>Mike </dc:creator>
            <dc:date>2011-08-04T12:59:30.88</dc:date>
          </office:change-info>
          <table:previous table:id="ct55">
            <table:change-track-table-cell office:value-type="string">
              <text:p>must be checked!</text:p>
            </table:change-track-table-cell>
          </table:previous>
        </table:cell-content-change>
        <table:cell-content-change table:id="ct1486">
          <table:cell-address table:column="14" table:row="48" table:table="0"/>
          <office:change-info>
            <dc:creator>Mike </dc:creator>
            <dc:date>2011-08-04T13:08:05.28</dc:date>
          </office:change-info>
          <table:previous table:id="ct1435">
            <table:change-track-table-cell table:cell-address="Sheet1.O49" table:formula="of:=IF([.H49]=&quot;&quot;;&quot;&quot;;IF([.B49]=&quot;Y&quot;;[.J49];&quot;&quot;))" office:value-type="string">
              <text:p>69</text:p>
            </table:change-track-table-cell>
          </table:previous>
        </table:cell-content-change>
        <table:cell-content-change table:id="ct1487">
          <table:cell-address table:column="14" table:row="37" table:table="0"/>
          <office:change-info>
            <dc:creator>Mike </dc:creator>
            <dc:date>2011-08-04T13:08:10.04</dc:date>
          </office:change-info>
          <table:previous table:id="ct1423">
            <table:change-track-table-cell table:cell-address="Sheet1.O38" table:formula="of:=IF([.H38]=&quot;&quot;;&quot;&quot;;IF([.B38]=&quot;Y&quot;;[.J38];&quot;&quot;))" office:value-type="string">
              <text:p>40</text:p>
            </table:change-track-table-cell>
          </table:previous>
        </table:cell-content-change>
        <table:cell-content-change table:id="ct1488">
          <table:cell-address table:column="13" table:row="37" table:table="0"/>
          <office:change-info>
            <dc:creator>Mike </dc:creator>
            <dc:date>2011-08-04T13:10:28.42</dc:date>
          </office:change-info>
          <table:previous table:id="ct1381">
            <table:change-track-table-cell table:cell-address="Sheet1.N38" table:formula="of:=IF([.H38]=&quot;&quot;;&quot;&quot;;IF([.B38]=&quot;Y&quot;;&quot;Eddd&quot;;DEC2HEX(IF(#ref!40=&quot;Y&quot;;8;9)*256*16+HEX2DEC([.J38])*16+IF([.C38]=&quot;Y&quot;;8;0)+IF([.D38]=&quot;Y&quot;;0;4)+3;4)))" office:value-type="string">
              <text:p>Eddd</text:p>
            </table:change-track-table-cell>
          </table:previous>
        </table:cell-content-change>
        <table:cell-content-change table:id="ct1489">
          <table:cell-address table:column="8" table:row="2" table:table="0"/>
          <office:change-info>
            <dc:creator>Mike </dc:creator>
            <dc:date>2011-08-04T13:11:59.38</dc:date>
          </office:change-info>
          <table:previous table:id="ct552">
            <table:change-track-table-cell office:value-type="float" office:value="4"/>
          </table:previous>
        </table:cell-content-change>
        <table:movement table:id="ct1490">
          <table:source-range-address table:start-column="8" table:start-row="1" table:start-table="0" table:end-column="8" table:end-row="0" table:end-table="0"/>
          <table:target-range-address table:column="8" table:row="1" table:table="0"/>
          <office:change-info>
            <dc:creator>Mike </dc:creator>
            <dc:date>2011-08-04T13:14:19.81</dc:date>
          </office:change-info>
          <table:dependencies>
            <table:dependence table:id="ct1545"/>
          </table:dependencies>
        </table:movement>
        <table:movement table:id="ct1491">
          <table:source-range-address table:start-column="7" table:start-row="1" table:start-table="0" table:end-column="7" table:end-row="0" table:end-table="0"/>
          <table:target-range-address table:column="7" table:row="1" table:table="0"/>
          <office:change-info>
            <dc:creator>Mike </dc:creator>
            <dc:date>2011-08-04T13:14:23.89</dc:date>
          </office:change-info>
          <table:dependencies>
            <table:dependence table:id="ct1506"/>
          </table:dependencies>
        </table:movement>
        <table:movement table:id="ct1492">
          <table:source-range-address table:start-column="7" table:start-row="1" table:start-table="0" table:end-column="7" table:end-row="0" table:end-table="0"/>
          <table:target-range-address table:column="7" table:row="1" table:table="0"/>
          <office:change-info>
            <dc:creator>Mike </dc:creator>
            <dc:date>2011-08-04T13:14:27.81</dc:date>
          </office:change-info>
          <table:dependencies>
            <table:dependence table:id="ct1754"/>
            <table:dependence table:id="ct1500"/>
          </table:dependencies>
        </table:movement>
        <table:movement table:id="ct1493">
          <table:source-range-address table:start-column="3" table:start-row="1" table:start-table="0" table:end-column="3" table:end-row="0" table:end-table="0"/>
          <table:target-range-address table:column="3" table:row="1" table:table="0"/>
          <office:change-info>
            <dc:creator>Mike </dc:creator>
            <dc:date>2011-08-04T13:14:31.69</dc:date>
          </office:change-info>
          <table:dependencies>
            <table:dependence table:id="ct1499"/>
          </table:dependencies>
        </table:movement>
        <table:movement table:id="ct1494">
          <table:source-range-address table:start-column="2" table:start-row="1" table:start-table="0" table:end-column="2" table:end-row="0" table:end-table="0"/>
          <table:target-range-address table:column="2" table:row="1" table:table="0"/>
          <office:change-info>
            <dc:creator>Mike </dc:creator>
            <dc:date>2011-08-04T13:14:35.10</dc:date>
          </office:change-info>
          <table:dependencies>
            <table:dependence table:id="ct1498"/>
          </table:dependencies>
        </table:movement>
        <table:movement table:id="ct1495">
          <table:source-range-address table:start-column="1" table:start-row="1" table:start-table="0" table:end-column="1" table:end-row="0" table:end-table="0"/>
          <table:target-range-address table:column="1" table:row="1" table:table="0"/>
          <office:change-info>
            <dc:creator>Mike </dc:creator>
            <dc:date>2011-08-04T13:14:38.46</dc:date>
          </office:change-info>
          <table:dependencies>
            <table:dependence table:id="ct1497"/>
          </table:dependencies>
        </table:movement>
        <table:deletion table:id="ct1496" table:type="row" table:position="1" table:table="0" table:multi-deletion-spanned="5">
          <office:change-info>
            <dc:creator>Mike </dc:creator>
            <dc:date>2011-08-04T13:15:22.07</dc:date>
          </office:change-info>
          <table:deletions>
            <table:change-deletion table:id="ct1505"/>
            <table:cell-content-deletion table:id="ct1081">
              <table:change-track-table-cell office:value-type="string">
                <text:p>MTI</text:p>
              </table:change-track-table-cell>
            </table:cell-content-deletion>
            <table:cell-content-deletion table:id="ct29">
              <table:change-track-table-cell/>
            </table:cell-content-deletion>
            <table:cell-content-deletion table:id="ct26">
              <table:change-track-table-cell/>
            </table:cell-content-deletion>
            <table:cell-content-deletion table:id="ct23">
              <table:change-track-table-cell/>
            </table:cell-content-deletion>
            <table:cell-content-deletion table:id="ct561">
              <table:change-track-table-cell/>
            </table:cell-content-deletion>
          </table:deletions>
          <table:cut-offs>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movement-cut-off table:id="ct10" table:position="-1"/>
          </table:cut-offs>
        </table:deletion>
        <table:deletion table:id="ct1497" table:type="row" table:position="1" table:table="0">
          <office:change-info>
            <dc:creator>Mike </dc:creator>
            <dc:date>2011-08-04T13:15:22.07</dc:date>
          </office:change-info>
          <table:deletions>
            <table:change-deletion table:id="ct1496"/>
            <table:cell-content-deletion table:id="ct562">
              <table:change-track-table-cell office:value-type="string">
                <text:p>DID/EID/CAN Flags</text:p>
              </table:change-track-table-cell>
            </table:cell-content-deletion>
          </table:deletions>
          <table:cut-offs>
            <table:insertion-cut-off table:id="ct493" table:position="1"/>
            <table:movement-cut-off table:id="ct1495" table:start-position="1" table:end-position="0"/>
            <table:movement-cut-off table:id="ct564" table:start-position="0" table:end-position="1"/>
          </table:cut-offs>
        </table:deletion>
        <table:deletion table:id="ct1498" table:type="row" table:position="1" table:table="0">
          <office:change-info>
            <dc:creator>Mike </dc:creator>
            <dc:date>2011-08-04T13:15:22.07</dc:date>
          </office:change-info>
          <table:deletions>
            <table:change-deletion table:id="ct1497"/>
            <table:change-deletion table:id="ct564"/>
            <table:cell-content-deletion table:id="ct1482">
              <table:change-track-table-cell/>
            </table:cell-content-deletion>
            <table:cell-content-deletion table:id="ct545">
              <table:change-track-table-cell/>
            </table:cell-content-deletion>
          </table:deletions>
          <table:cut-offs>
            <table:insertion-cut-off table:id="ct493" table:position="1"/>
            <table:movement-cut-off table:id="ct1495" table:start-position="1" table:end-position="0"/>
            <table:movement-cut-off table:id="ct1494" table:start-position="1" table:end-position="0"/>
          </table:cut-offs>
        </table:deletion>
        <table:deletion table:id="ct1499" table:type="row" table:position="1" table:table="0">
          <office:change-info>
            <dc:creator>Mike </dc:creator>
            <dc:date>2011-08-04T13:15:22.08</dc:date>
          </office:change-info>
          <table:deletions>
            <table:change-deletion table:id="ct1498"/>
            <table:change-deletion table:id="ct493"/>
          </table:deletions>
          <table:cut-offs>
            <table:movement-cut-off table:id="ct1495" table:start-position="1" table:end-position="0"/>
            <table:movement-cut-off table:id="ct1494" table:start-position="1" table:end-position="0"/>
            <table:movement-cut-off table:id="ct1493" table:start-position="1" table:end-position="0"/>
          </table:cut-offs>
        </table:deletion>
        <table:deletion table:id="ct1500" table:type="row" table:position="1" table:table="0">
          <office:change-info>
            <dc:creator>Mike </dc:creator>
            <dc:date>2011-08-04T13:15:22.08</dc:date>
          </office:change-info>
          <table:deletions>
            <table:change-deletion table:id="ct1499"/>
            <table:cell-content-deletion table:id="ct37">
              <table:change-track-table-cell/>
            </table:cell-content-deletion>
            <table:cell-content-deletion table:id="ct27">
              <table:change-track-table-cell/>
            </table:cell-content-deletion>
            <table:cell-content-deletion table:id="ct24">
              <table:change-track-table-cell/>
            </table:cell-content-deletion>
            <table:cell-content-deletion table:id="ct21">
              <table:change-track-table-cell/>
            </table:cell-content-deletion>
          </table:deletions>
          <table:cut-offs>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cut-offs>
        </table:deletion>
        <table:movement table:id="ct1501">
          <table:source-range-address table:column="13" table:row="1" table:table="0"/>
          <table:target-range-address table:column="13" table:row="2" table:table="0"/>
          <office:change-info>
            <dc:creator>Mike </dc:creator>
            <dc:date>2011-08-04T13:15:37.04</dc:date>
          </office:change-info>
          <table:dependencies>
            <table:dependence table:id="ct2447"/>
            <table:dependence table:id="ct1637"/>
            <table:dependence table:id="ct1529"/>
            <table:dependence table:id="ct1515"/>
            <table:dependence table:id="ct1512"/>
          </table:dependencies>
          <table:deletions>
            <table:cell-content-deletion>
              <table:cell-address table:column="13" table:row="2" table:table="0"/>
              <table:change-track-table-cell office:value-type="string">
                <text:p>Format</text:p>
              </table:change-track-table-cell>
            </table:cell-content-deletion>
            <table:cell-content-deletion>
              <table:cell-address table:column="13" table:row="2" table:table="0"/>
              <table:change-track-table-cell office:value-type="string">
                <text:p>Type Byte</text:p>
              </table:change-track-table-cell>
            </table:cell-content-deletion>
            <table:cell-content-deletion>
              <table:cell-address table:column="13" table:row="2" table:table="0"/>
              <table:change-track-table-cell office:value-type="string">
                <text:p>Flag bit A</text:p>
              </table:change-track-table-cell>
            </table:cell-content-deletion>
            <table:cell-content-deletion>
              <table:cell-address table:column="13" table:row="2" table:table="0"/>
              <table:change-track-table-cell office:value-type="string">
                <text:p>Flag bit B</text:p>
              </table:change-track-table-cell>
            </table:cell-content-deletion>
            <table:cell-content-deletion>
              <table:cell-address table:column="13" table:row="2" table:table="0"/>
              <table:change-track-table-cell office:value-type="string">
                <text:p>Flag bit D</text:p>
              </table:change-track-table-cell>
            </table:cell-content-deletion>
            <table:cell-content-deletion>
              <table:cell-address table:column="13" table:row="2" table:table="0"/>
              <table:change-track-table-cell office:value-type="string">
                <text:p>Flag bit C</text:p>
              </table:change-track-table-cell>
            </table:cell-content-deletion>
          </table:deletions>
        </table:movement>
        <table:insertion table:id="ct1502" table:type="row" table:position="2" table:table="0">
          <office:change-info>
            <dc:creator>Mike </dc:creator>
            <dc:date>2011-08-04T13:15:45.57</dc:date>
          </office:change-info>
          <table:dependencies>
            <table:dependence table:id="ct2447"/>
            <table:dependence table:id="ct1529"/>
            <table:dependence table:id="ct1528"/>
            <table:dependence table:id="ct1527"/>
            <table:dependence table:id="ct1514"/>
            <table:dependence table:id="ct1513"/>
            <table:dependence table:id="ct1511"/>
            <table:dependence table:id="ct1504"/>
            <table:dependence table:id="ct1503"/>
          </table:dependencies>
        </table:insertion>
        <table:movement table:id="ct1503">
          <table:source-range-address table:start-column="13" table:start-row="1" table:start-table="0" table:end-column="13" table:end-row="0" table:end-table="0"/>
          <table:target-range-address table:column="13" table:row="2" table:table="0"/>
          <office:change-info>
            <dc:creator>Mike </dc:creator>
            <dc:date>2011-08-04T13:15:50.57</dc:date>
          </office:change-info>
          <table:dependencies>
            <table:dependence table:id="ct2447"/>
            <table:dependence table:id="ct1545"/>
            <table:dependence table:id="ct1529"/>
            <table:dependence table:id="ct1528"/>
            <table:dependence table:id="ct1527"/>
            <table:dependence table:id="ct1506"/>
          </table:dependencies>
        </table:movement>
        <table:movement table:id="ct1504">
          <table:source-range-address table:start-column="0" table:start-row="1" table:start-table="0" table:end-column="0" table:end-row="0" table:end-table="0"/>
          <table:target-range-address table:column="0" table:row="2" table:table="0"/>
          <office:change-info>
            <dc:creator>Mike </dc:creator>
            <dc:date>2011-08-04T13:16:02.33</dc:date>
          </office:change-info>
          <table:dependencies>
            <table:dependence table:id="ct2447"/>
            <table:dependence table:id="ct1529"/>
            <table:dependence table:id="ct1528"/>
            <table:dependence table:id="ct1517"/>
            <table:dependence table:id="ct1505"/>
            <table:dependence table:id="ct-92"/>
          </table:dependencies>
        </table:movement>
        <table:deletion table:id="ct1505" table:type="row" table:position="1" table:table="0" table:multi-deletion-spanned="2">
          <office:change-info>
            <dc:creator>Mike </dc:creator>
            <dc:date>2011-08-04T13:16:12.41</dc:date>
          </office:change-info>
          <table:deletions>
            <table:cell-content-deletion>
              <table:cell-address table:column="0" table:row="1" table:table="0"/>
              <table:change-track-table-cell office:value-type="string">
                <text:p>Name</text:p>
              </table:change-track-table-cell>
            </table:cell-content-deletion>
            <table:cell-content-deletion table:id="ct468">
              <table:change-track-table-cell office:value-type="string">
                <text:p>CAN Content MTI Byte</text:p>
              </table:change-track-table-cell>
            </table:cell-content-deletion>
            <table:cell-content-deletion table:id="ct34">
              <table:change-track-table-cell office:value-type="string">
                <text:p>MTI</text:p>
              </table:change-track-table-cell>
            </table:cell-content-deletion>
            <table:cell-content-deletion table:id="ct17">
              <table:change-track-table-cell office:value-type="string">
                <text:p>CAN</text:p>
              </table:change-track-table-cell>
            </table:cell-content-deletion>
            <table:change-deletion table:id="ct10"/>
            <table:cell-content-deletion table:id="ct560">
              <table:change-track-table-cell/>
            </table:cell-content-deletion>
            <table:cell-content-deletion table:id="ct28">
              <table:change-track-table-cell/>
            </table:cell-content-deletion>
            <table:cell-content-deletion table:id="ct25">
              <table:change-track-table-cell/>
            </table:cell-content-deletion>
            <table:cell-content-deletion table:id="ct22">
              <table:change-track-table-cell/>
            </table:cell-content-deletion>
          </table:deletions>
          <table:cut-offs>
            <table:movement-cut-off table:id="ct1504"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079" table:start-position="1" table:end-position="-1"/>
            <table:movement-cut-off table:id="ct33" table:start-position="1" table:end-position="0"/>
            <table:movement-cut-off table:id="ct31" table:start-position="1" table:end-position="0"/>
            <table:movement-cut-off table:id="ct30" table:start-position="1" table:end-position="0"/>
          </table:cut-offs>
        </table:deletion>
        <table:deletion table:id="ct1506" table:type="row" table:position="1" table:table="0">
          <office:change-info>
            <dc:creator>Mike </dc:creator>
            <dc:date>2011-08-04T13:16:12.41</dc:date>
          </office:change-info>
          <table:deletions>
            <table:change-deletion table:id="ct1500"/>
          </table:deletions>
          <table:cut-offs>
            <table:movement-cut-off table:id="ct1504" table:start-position="1" table:end-position="0"/>
            <table:movement-cut-off table:id="ct1503"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491" table:start-position="1" table:end-position="0"/>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cut-offs>
        </table:deletion>
        <table:deletion table:id="ct1507" table:type="row" table:position="22" table:table="0">
          <office:change-info>
            <dc:creator>Mike </dc:creator>
            <dc:date>2011-08-04T13:17:11.59</dc:date>
          </office:change-info>
          <table:deletions>
            <table:cell-content-deletion table:id="ct1287">
              <table:change-track-table-cell table:cell-address="Sheet1.N23" table:formula="of:=IF([.H23]=&quot;&quot;;&quot;&quot;;IF([.B23]=&quot;Y&quot;;4;0)+IF([.C23]=&quot;Y&quot;;2;0)+IF([.D23]=&quot;Y&quot;;1;0))" office:value-type="float" office:value="2"/>
            </table:cell-content-deletion>
            <table:cell-content-deletion table:id="ct1370">
              <table:change-track-table-cell table:cell-address="Sheet1.N23" table:formula="of:=IF([.H23]=&quot;&quot;;&quot;&quot;;IF([.B23]=&quot;Y&quot;;&quot;Eddd&quot;;DEC2HEX(IF(#ref!25=&quot;Y&quot;;8;9)*256*16+HEX2DEC([.J23])*16+IF([.C23]=&quot;Y&quot;;8;0)+IF([.D23]=&quot;Y&quot;;0;4)+3;4)))" office:value-type="float" office:value="0"/>
            </table:cell-content-deletion>
            <table:cell-content-deletion table:id="ct1412">
              <table:change-track-table-cell table:cell-address="Sheet1.O23" table:formula="of:=IF([.H23]=&quot;&quot;;&quot;&quot;;IF([.B23]=&quot;Y&quot;;[.J23];&quot;&quot;))" office:value-type="string"/>
            </table:cell-content-deletion>
            <table:cell-content-deletion table:id="ct799">
              <table:change-track-table-cell/>
            </table:cell-content-deletion>
            <table:cell-content-deletion table:id="ct738">
              <table:change-track-table-cell/>
            </table:cell-content-deletion>
            <table:cell-content-deletion table:id="ct1455">
              <table:change-track-table-cell table:cell-address="Sheet1.N23" table:formula="of:=IF([.H23]=&quot;&quot;;&quot;&quot;;DEC2HEX(1*(16*256)+HEX2DEC([.J23])*16+IF([.B23]=&quot;Y&quot;;4;0)+IF([.C23]=&quot;Y&quot;;2;0)+IF([.D23]=&quot;Y&quot;;1;0)+IF(NOT (#ref!25=&quot;Y&quot;);2*16*256;0);4))" office:value-type="float" office:value="0"/>
            </table:cell-content-deletion>
            <table:cell-content-deletion table:id="ct1246">
              <table:change-track-table-cell table:cell-address="Sheet1.J23" table:formula="of:=IF([.H23]=&quot;&quot;;&quot;&quot;;DEC2HEX([.H23]*32+[.I23];2))" office:value-type="string">
                <text:p>28</text:p>
              </table:change-track-table-cell>
            </table:cell-content-deletion>
          </table:deletions>
        </table:deletion>
        <table:cell-content-change table:id="ct1508">
          <table:cell-address table:column="13" table:row="0" table:table="0"/>
          <office:change-info>
            <dc:creator>Mike </dc:creator>
            <dc:date>2011-08-04T15:14:38.33</dc:date>
          </office:change-info>
          <table:previous>
            <table:change-track-table-cell office:value-type="string">
              <text:p>CAN</text:p>
            </table:change-track-table-cell>
          </table:previous>
        </table:cell-content-change>
        <table:cell-content-change table:id="ct1509">
          <table:cell-address table:column="14" table:row="0" table:table="0"/>
          <office:change-info>
            <dc:creator>Mike </dc:creator>
            <dc:date>2011-08-04T15:14:59.94</dc:date>
          </office:change-info>
          <table:previous>
            <table:change-track-table-cell office:value-type="string">
              <text:p>CAN Content MTI Byte</text:p>
            </table:change-track-table-cell>
          </table:previous>
        </table:cell-content-change>
        <table:cell-content-change table:id="ct1510">
          <table:cell-address table:column="14" table:row="0" table:table="0"/>
          <office:change-info>
            <dc:creator>Mike </dc:creator>
            <dc:date>2011-08-04T15:15:57.46</dc:date>
          </office:change-info>
          <table:previous table:id="ct1509">
            <table:change-track-table-cell office:value-type="string">
              <text:p>CAN Data MTI</text:p>
            </table:change-track-table-cell>
          </table:previous>
        </table:cell-content-change>
        <table:cell-content-change table:id="ct1511">
          <table:cell-address table:column="13" table:row="2" table:table="0"/>
          <office:change-info>
            <dc:creator>Mike </dc:creator>
            <dc:date>2011-08-04T15:16:56.41</dc:date>
          </office:change-info>
          <table:previous table:id="ct752">
            <table:change-track-table-cell office:value-type="string">
              <text:p>Logical OR this with 0x10000 to get top 17 bits of CAN header</text:p>
            </table:change-track-table-cell>
          </table:previous>
        </table:cell-content-change>
        <table:cell-content-change table:id="ct1512">
          <table:cell-address table:column="13" table:row="1" table:table="0"/>
          <office:change-info>
            <dc:creator>Mike </dc:creator>
            <dc:date>2011-08-04T15:16:57.41</dc:date>
          </office:change-info>
          <table:previous>
            <table:change-track-table-cell/>
          </table:previous>
        </table:cell-content-change>
        <table:cell-content-change table:id="ct1513">
          <table:cell-address table:column="13" table:row="2" table:table="0"/>
          <office:change-info>
            <dc:creator>Mike </dc:creator>
            <dc:date>2011-08-04T15:18:04.24</dc:date>
          </office:change-info>
          <table:previous table:id="ct41">
            <table:change-track-table-cell office:value-type="string">
              <text:p>This goes in OpenLCB CAN frame Variable Field </text:p>
            </table:change-track-table-cell>
          </table:previous>
        </table:cell-content-change>
        <table:cell-content-change table:id="ct1514">
          <table:cell-address table:column="13" table:row="2" table:table="0"/>
          <office:change-info>
            <dc:creator>Mike </dc:creator>
            <dc:date>2011-08-04T15:18:08.23</dc:date>
          </office:change-info>
          <table:previous table:id="ct1511">
            <table:change-track-table-cell office:value-type="string">
              <text:p>Logical OR this with 0x10000 to get top 17 bits of CAN header, Logical OR this with 0x10000 to get top 17 bits of CAN header</text:p>
            </table:change-track-table-cell>
          </table:previous>
        </table:cell-content-change>
        <table:cell-content-change table:id="ct1515">
          <table:cell-address table:column="13" table:row="1" table:table="0"/>
          <office:change-info>
            <dc:creator>Mike </dc:creator>
            <dc:date>2011-08-04T15:18:26.59</dc:date>
          </office:change-info>
          <table:previous table:id="ct1512">
            <table:change-track-table-cell office:value-type="string">
              <text:p>Logical OR this with 0x10000 to get top 17 bits of CAN header, Logical OR this with 0x10000 to get top 17 bits of CAN header</text:p>
            </table:change-track-table-cell>
          </table:previous>
        </table:cell-content-change>
        <table:cell-content-change table:id="ct1516">
          <table:cell-address table:column="13" table:row="2" table:table="0"/>
          <office:change-info>
            <dc:creator>Mike </dc:creator>
            <dc:date>2011-08-04T15:18:34.72</dc:date>
          </office:change-info>
          <table:previous table:id="ct40">
            <table:change-track-table-cell office:value-type="string">
              <text:p>ddd' refers to destination address</text:p>
            </table:change-track-table-cell>
          </table:previous>
        </table:cell-content-change>
        <table:movement table:id="ct1517">
          <table:source-range-address table:start-column="0" table:start-row="2" table:start-table="0" table:end-column="0" table:end-row="1" table:end-table="0"/>
          <table:target-range-address table:column="0" table:row="3" table:table="0"/>
          <office:change-info>
            <dc:creator>Mike </dc:creator>
            <dc:date>2011-08-04T15:18:43.50</dc:date>
          </office:change-info>
          <table:dependencies>
            <table:dependence table:id="ct1528"/>
            <table:dependence table:id="ct-103"/>
          </table:dependencies>
        </table:movement>
        <table:cell-content-change table:id="ct1518">
          <table:cell-address table:column="14" table:row="2" table:table="0"/>
          <office:change-info>
            <dc:creator>Mike </dc:creator>
            <dc:date>2011-08-04T15:19:11.20</dc:date>
          </office:change-info>
          <table:previous table:id="ct472">
            <table:change-track-table-cell office:value-type="string">
              <text:p>of CAN data,</text:p>
            </table:change-track-table-cell>
          </table:previous>
        </table:cell-content-change>
        <table:cell-content-change table:id="ct1519">
          <table:cell-address table:column="14" table:row="2" table:table="0"/>
          <office:change-info>
            <dc:creator>Mike </dc:creator>
            <dc:date>2011-08-04T15:19:15.18</dc:date>
          </office:change-info>
          <table:previous table:id="ct470">
            <table:change-track-table-cell office:value-type="string">
              <text:p>Goes at start</text:p>
            </table:change-track-table-cell>
          </table:previous>
        </table:cell-content-change>
        <table:cell-content-change table:id="ct1520">
          <table:cell-address table:column="14" table:row="1" table:table="0"/>
          <office:change-info>
            <dc:creator>Mike </dc:creator>
            <dc:date>2011-08-04T15:19:31.72</dc:date>
          </office:change-info>
          <table:previous>
            <table:change-track-table-cell/>
          </table:previous>
        </table:cell-content-change>
        <table:cell-content-change table:id="ct1521">
          <table:cell-address table:column="14" table:row="2" table:table="0"/>
          <office:change-info>
            <dc:creator>Mike </dc:creator>
            <dc:date>2011-08-04T15:19:58.81</dc:date>
          </office:change-info>
          <table:previous table:id="ct1519">
            <table:change-track-table-cell office:value-type="string">
              <text:p>Goes at start of CAN data, if present</text:p>
            </table:change-track-table-cell>
          </table:previous>
        </table:cell-content-change>
        <table:cell-content-change table:id="ct1522">
          <table:cell-address table:column="14" table:row="2" table:table="0"/>
          <office:change-info>
            <dc:creator>Mike </dc:creator>
            <dc:date>2011-08-04T15:20:02.64</dc:date>
          </office:change-info>
          <table:previous table:id="ct1518">
            <table:change-track-table-cell office:value-type="string">
              <text:p>of CAN data, if present</text:p>
            </table:change-track-table-cell>
          </table:previous>
        </table:cell-content-change>
        <table:cell-content-change table:id="ct1523">
          <table:cell-address table:column="14" table:row="3" table:table="0"/>
          <office:change-info>
            <dc:creator>Mike </dc:creator>
            <dc:date>2011-08-04T15:20:02.64</dc:date>
          </office:change-info>
          <table:previous table:id="ct473">
            <table:change-track-table-cell office:value-type="string">
              <text:p>if present</text:p>
            </table:change-track-table-cell>
          </table:previous>
        </table:cell-content-change>
        <table:cell-content-change table:id="ct1524">
          <table:cell-address table:column="14" table:row="2" table:table="0"/>
          <office:change-info>
            <dc:creator>Mike </dc:creator>
            <dc:date>2011-08-04T15:20:12.57</dc:date>
          </office:change-info>
          <table:previous table:id="ct1522">
            <table:change-track-table-cell/>
          </table:previous>
        </table:cell-content-change>
        <table:cell-content-change table:id="ct1525">
          <table:cell-address table:column="9" table:row="2" table:table="0"/>
          <office:change-info>
            <dc:creator>Mike </dc:creator>
            <dc:date>2011-08-04T15:20:18.10</dc:date>
          </office:change-info>
          <table:previous table:id="ct567">
            <table:change-track-table-cell office:value-type="float" office:value="8"/>
          </table:previous>
        </table:cell-content-change>
        <table:cell-content-change table:id="ct1526">
          <table:cell-address table:column="14" table:row="2" table:table="0"/>
          <office:change-info>
            <dc:creator>Mike </dc:creator>
            <dc:date>2011-08-04T15:20:26.59</dc:date>
          </office:change-info>
          <table:previous table:id="ct1524">
            <table:change-track-table-cell office:value-type="float" office:value="8"/>
          </table:previous>
        </table:cell-content-change>
        <table:deletion table:id="ct1527" table:type="row" table:position="2" table:table="0" table:multi-deletion-spanned="3">
          <office:change-info>
            <dc:creator>Mike </dc:creator>
            <dc:date>2011-08-04T15:20:41.55</dc:date>
          </office:change-info>
          <table:deletions>
            <table:cell-content-deletion table:id="ct1513">
              <table:change-track-table-cell/>
            </table:cell-content-deletion>
          </table:deletions>
          <table:cut-offs>
            <table:insertion-cut-off table:id="ct1502" table:position="1"/>
            <table:movement-cut-off table:id="ct1503" table:start-position="0" table:end-position="1"/>
          </table:cut-offs>
        </table:deletion>
        <table:deletion table:id="ct1528" table:type="row" table:position="2" table:table="0">
          <office:change-info>
            <dc:creator>Mike </dc:creator>
            <dc:date>2011-08-04T15:20:41.55</dc:date>
          </office:change-info>
          <table:deletions>
            <table:cell-content-deletion>
              <table:cell-address table:column="0" table:row="2" table:table="0"/>
              <table:change-track-table-cell office:value-type="string">
                <text:p>Name</text:p>
              </table:change-track-table-cell>
            </table:cell-content-deletion>
            <table:change-deletion table:id="ct1527"/>
            <table:change-deletion table:id="ct1504"/>
            <table:change-deletion table:id="ct1503"/>
            <table:change-deletion table:id="ct1502"/>
            <table:cell-content-deletion table:id="ct1514">
              <table:change-track-table-cell/>
            </table:cell-content-deletion>
          </table:deletions>
          <table:cut-offs>
            <table:movement-cut-off table:id="ct1517" table:start-position="1" table:end-position="0"/>
          </table:cut-offs>
        </table:deletion>
        <table:deletion table:id="ct1529" table:type="row" table:position="2" table:table="0">
          <office:change-info>
            <dc:creator>Mike </dc:creator>
            <dc:date>2011-08-04T15:20:41.55</dc:date>
          </office:change-info>
          <table:deletions>
            <table:cell-content-deletion>
              <table:cell-address table:column="13" table:row="2" table:table="0"/>
              <table:change-track-table-cell office:value-type="string">
                <text:p>Flag bit C</text:p>
              </table:change-track-table-cell>
            </table:cell-content-deletion>
            <table:cell-content-deletion>
              <table:cell-address table:column="13" table:row="2" table:table="0"/>
              <table:change-track-table-cell office:value-type="string">
                <text:p>Flag bit D</text:p>
              </table:change-track-table-cell>
            </table:cell-content-deletion>
            <table:cell-content-deletion>
              <table:cell-address table:column="13" table:row="2" table:table="0"/>
              <table:change-track-table-cell office:value-type="string">
                <text:p>Flag bit B</text:p>
              </table:change-track-table-cell>
            </table:cell-content-deletion>
            <table:cell-content-deletion>
              <table:cell-address table:column="13" table:row="2" table:table="0"/>
              <table:change-track-table-cell office:value-type="string">
                <text:p>Flag bit A</text:p>
              </table:change-track-table-cell>
            </table:cell-content-deletion>
            <table:cell-content-deletion>
              <table:cell-address table:column="13" table:row="2" table:table="0"/>
              <table:change-track-table-cell office:value-type="string">
                <text:p>Type Byte</text:p>
              </table:change-track-table-cell>
            </table:cell-content-deletion>
            <table:cell-content-deletion>
              <table:cell-address table:column="13" table:row="2" table:table="0"/>
              <table:change-track-table-cell office:value-type="string">
                <text:p>Format</text:p>
              </table:change-track-table-cell>
            </table:cell-content-deletion>
            <table:cell-content-deletion>
              <table:cell-address table:column="13" table:row="2" table:table="0"/>
              <table:change-track-table-cell office:value-type="string">
                <text:p>Flag bit C</text:p>
              </table:change-track-table-cell>
            </table:cell-content-deletion>
            <table:cell-content-deletion>
              <table:cell-address table:column="13" table:row="2" table:table="0"/>
              <table:change-track-table-cell office:value-type="string">
                <text:p>Flag bit D</text:p>
              </table:change-track-table-cell>
            </table:cell-content-deletion>
            <table:cell-content-deletion>
              <table:cell-address table:column="13" table:row="2" table:table="0"/>
              <table:change-track-table-cell office:value-type="string">
                <text:p>Flag bit B</text:p>
              </table:change-track-table-cell>
            </table:cell-content-deletion>
            <table:cell-content-deletion>
              <table:cell-address table:column="13" table:row="2" table:table="0"/>
              <table:change-track-table-cell office:value-type="string">
                <text:p>Flag bit A</text:p>
              </table:change-track-table-cell>
            </table:cell-content-deletion>
            <table:cell-content-deletion>
              <table:cell-address table:column="13" table:row="2" table:table="0"/>
              <table:change-track-table-cell office:value-type="string">
                <text:p>Type Byte</text:p>
              </table:change-track-table-cell>
            </table:cell-content-deletion>
            <table:cell-content-deletion>
              <table:cell-address table:column="13" table:row="2" table:table="0"/>
              <table:change-track-table-cell office:value-type="string">
                <text:p>Format</text:p>
              </table:change-track-table-cell>
            </table:cell-content-deletion>
            <table:change-deletion table:id="ct1528"/>
            <table:change-deletion table:id="ct1501"/>
            <table:cell-content-deletion table:id="ct544">
              <table:change-track-table-cell/>
            </table:cell-content-deletion>
            <table:cell-content-deletion table:id="ct542">
              <table:change-track-table-cell/>
            </table:cell-content-deletion>
            <table:cell-content-deletion table:id="ct540">
              <table:change-track-table-cell/>
            </table:cell-content-deletion>
            <table:cell-content-deletion table:id="ct536">
              <table:change-track-table-cell/>
            </table:cell-content-deletion>
            <table:cell-content-deletion table:id="ct534">
              <table:change-track-table-cell/>
            </table:cell-content-deletion>
            <table:cell-content-deletion table:id="ct538">
              <table:change-track-table-cell/>
            </table:cell-content-deletion>
            <table:cell-content-deletion table:id="ct1516">
              <table:change-track-table-cell/>
            </table:cell-content-deletion>
          </table:deletions>
          <table:cut-offs>
            <table:movement-cut-off table:id="ct1517" table:start-position="1" table:end-position="0"/>
            <table:movement-cut-off table:id="ct33" table:start-position="0" table:end-position="1"/>
            <table:movement-cut-off table:id="ct31" table:start-position="0" table:end-position="1"/>
            <table:movement-cut-off table:id="ct30" table:start-position="0" table:end-position="1"/>
          </table:cut-offs>
        </table:deletion>
        <table:cell-content-change table:id="ct1530">
          <table:cell-address table:column="15" table:row="8" table:table="0"/>
          <office:change-info>
            <dc:creator>Mike </dc:creator>
            <dc:date>2011-08-04T15:21:13.85</dc:date>
          </office:change-info>
          <table:previous>
            <table:change-track-table-cell office:value-type="string">
              <text:p>MTI byte 0x0A</text:p>
            </table:change-track-table-cell>
          </table:previous>
        </table:cell-content-change>
        <table:cell-content-change table:id="ct1531">
          <table:cell-address table:column="15" table:row="15" table:table="0"/>
          <office:change-info>
            <dc:creator>Mike </dc:creator>
            <dc:date>2011-08-04T15:21:19.60</dc:date>
          </office:change-info>
          <table:previous table:id="ct214">
            <table:change-track-table-cell office:value-type="string">
              <text:p>MTI byte 0x2E</text:p>
            </table:change-track-table-cell>
          </table:previous>
        </table:cell-content-change>
        <table:cell-content-change table:id="ct1532">
          <table:cell-address table:column="15" table:row="25" table:table="0"/>
          <office:change-info>
            <dc:creator>Mike </dc:creator>
            <dc:date>2011-08-04T15:21:30.81</dc:date>
          </office:change-info>
          <table:previous>
            <table:change-track-table-cell office:value-type="string">
              <text:p>MTI byte 0x2B</text:p>
            </table:change-track-table-cell>
          </table:previous>
        </table:cell-content-change>
        <table:cell-content-change table:id="ct1533">
          <table:cell-address table:column="15" table:row="11" table:table="0"/>
          <office:change-info>
            <dc:creator>Mike </dc:creator>
            <dc:date>2011-08-04T15:21:43.22</dc:date>
          </office:change-info>
          <table:previous table:id="ct1">
            <table:change-track-table-cell office:value-type="string">
              <text:p>MTI byte 0x0C, MTI, error, optional information</text:p>
            </table:change-track-table-cell>
          </table:previous>
        </table:cell-content-change>
        <table:cell-content-change table:id="ct1534">
          <table:cell-address table:column="15" table:row="12" table:table="0"/>
          <office:change-info>
            <dc:creator>Mike </dc:creator>
            <dc:date>2011-08-04T15:21:47.93</dc:date>
          </office:change-info>
          <table:previous table:id="ct2">
            <table:change-track-table-cell office:value-type="string">
              <text:p>MTI byte 0x0D, MTI, error, optional information</text:p>
            </table:change-track-table-cell>
          </table:previous>
        </table:cell-content-change>
        <table:cell-content-change table:id="ct1535">
          <table:cell-address table:column="15" table:row="16" table:table="0"/>
          <office:change-info>
            <dc:creator>Mike </dc:creator>
            <dc:date>2011-08-04T15:21:52.62</dc:date>
          </office:change-info>
          <table:previous table:id="ct215">
            <table:change-track-table-cell office:value-type="string">
              <text:p>MTI byte 0x2F, protocol flags</text:p>
            </table:change-track-table-cell>
          </table:previous>
        </table:cell-content-change>
        <table:cell-content-change table:id="ct1536">
          <table:cell-address table:column="15" table:row="16" table:table="0"/>
          <office:change-info>
            <dc:creator>Mike </dc:creator>
            <dc:date>2011-08-04T15:21:59.65</dc:date>
          </office:change-info>
          <table:previous table:id="ct1535">
            <table:change-track-table-cell office:value-type="string">
              <text:p><text:s/>protocol flags</text:p>
            </table:change-track-table-cell>
          </table:previous>
        </table:cell-content-change>
        <table:cell-content-change table:id="ct1537">
          <table:cell-address table:column="15" table:row="16" table:table="0"/>
          <office:change-info>
            <dc:creator>Mike </dc:creator>
            <dc:date>2011-08-04T15:22:13.96</dc:date>
          </office:change-info>
          <table:previous table:id="ct1536">
            <table:change-track-table-cell office:value-type="string">
              <text:p>pprotocol flags</text:p>
            </table:change-track-table-cell>
          </table:previous>
        </table:cell-content-change>
        <table:cell-content-change table:id="ct1538">
          <table:cell-address table:column="13" table:row="52" table:table="0"/>
          <office:change-info>
            <dc:creator>Mike </dc:creator>
            <dc:date>2011-08-04T15:22:36.89</dc:date>
          </office:change-info>
          <table:previous>
            <table:change-track-table-cell office:value-type="string">
              <text:p>d=dest NIDa</text:p>
            </table:change-track-table-cell>
          </table:previous>
        </table:cell-content-change>
        <table:cell-content-change table:id="ct1539">
          <table:cell-address table:column="13" table:row="37" table:table="0"/>
          <office:change-info>
            <dc:creator>Mike </dc:creator>
            <dc:date>2011-08-04T15:23:18.02</dc:date>
          </office:change-info>
          <table:previous table:id="ct1488">
            <table:change-track-table-cell office:value-type="string">
              <text:p>B/C/D ddd</text:p>
            </table:change-track-table-cell>
          </table:previous>
        </table:cell-content-change>
        <table:deletion table:id="ct1540" table:type="row" table:position="52" table:table="0" table:multi-deletion-spanned="3">
          <office:change-info>
            <dc:creator>Mike </dc:creator>
            <dc:date>2011-08-04T15:23:47.98</dc:date>
          </office:change-info>
          <table:deletions>
            <table:cell-content-deletion>
              <table:cell-address table:column="13" table:row="52" table:table="0"/>
              <table:change-track-table-cell office:value-type="string">
                <text:p>5=DestID datagram last segment</text:p>
              </table:change-track-table-cell>
            </table:cell-content-deletion>
            <table:change-deletion table:id="ct2444"/>
            <table:change-deletion table:id="ct1543"/>
            <table:cell-content-deletion table:id="ct1485">
              <table:change-track-table-cell/>
            </table:cell-content-deletion>
          </table:deletions>
        </table:deletion>
        <table:deletion table:id="ct1541" table:type="row" table:position="52" table:table="0">
          <office:change-info>
            <dc:creator>Mike </dc:creator>
            <dc:date>2011-08-04T15:23:47.98</dc:date>
          </office:change-info>
          <table:deletions>
            <table:cell-content-deletion>
              <table:cell-address table:column="13" table:row="52" table:table="0"/>
              <table:change-track-table-cell office:value-type="string">
                <text:p>6=DestID non-Stream</text:p>
              </table:change-track-table-cell>
            </table:cell-content-deletion>
            <table:change-deletion table:id="ct1540"/>
          </table:deletions>
        </table:deletion>
        <table:deletion table:id="ct1542" table:type="row" table:position="52" table:table="0">
          <office:change-info>
            <dc:creator>Mike </dc:creator>
            <dc:date>2011-08-04T15:23:47.98</dc:date>
          </office:change-info>
          <table:deletions>
            <table:cell-content-deletion>
              <table:cell-address table:column="13" table:row="52" table:table="0"/>
              <table:change-track-table-cell office:value-type="string">
                <text:p>7=DestID stream data</text:p>
              </table:change-track-table-cell>
            </table:cell-content-deletion>
            <table:change-deletion table:id="ct1541"/>
          </table:deletions>
          <table:cut-offs>
            <table:movement-cut-off table:id="ct187" table:start-position="1" table:end-position="0"/>
            <table:movement-cut-off table:id="ct186" table:start-position="1" table:end-position="0"/>
          </table:cut-offs>
        </table:deletion>
        <table:deletion table:id="ct1543" table:type="row" table:position="52" table:table="0">
          <office:change-info>
            <dc:creator>Mike </dc:creator>
            <dc:date>2011-08-04T15:23:51.82</dc:date>
          </office:change-info>
          <table:deletions>
            <table:cell-content-deletion>
              <table:cell-address table:column="13" table:row="52" table:table="0"/>
              <table:change-track-table-cell office:value-type="string">
                <text:p>If flags not specified, send and check 1 bits</text:p>
              </table:change-track-table-cell>
            </table:cell-content-deletion>
            <table:cell-content-deletion>
              <table:cell-address table:column="13" table:row="52" table:table="0"/>
              <table:change-track-table-cell office:value-type="string">
                <text:p>4=DestID datagram</text:p>
              </table:change-track-table-cell>
            </table:cell-content-deletion>
            <table:cell-content-deletion table:id="ct1484">
              <table:change-track-table-cell/>
            </table:cell-content-deletion>
          </table:deletions>
          <table:cut-offs>
            <table:movement-cut-off table:id="ct186" table:start-position="-1" table:end-position="0"/>
          </table:cut-offs>
        </table:deletion>
        <table:movement table:id="ct1544">
          <table:source-range-address table:column="2" table:row="52" table:table="0"/>
          <table:target-range-address table:column="1" table:row="52" table:table="0"/>
          <office:change-info>
            <dc:creator>Mike </dc:creator>
            <dc:date>2011-08-04T15:27:52.68</dc:date>
          </office:change-info>
          <table:dependencies>
            <table:dependence table:id="ct2108"/>
            <table:dependence table:id="ct2107"/>
            <table:dependence table:id="ct2106"/>
            <table:dependence table:id="ct2105"/>
            <table:dependence table:id="ct2104"/>
            <table:dependence table:id="ct2103"/>
            <table:dependence table:id="ct2102"/>
            <table:dependence table:id="ct2101"/>
            <table:dependence table:id="ct2100"/>
            <table:dependence table:id="ct2099"/>
            <table:dependence table:id="ct2098"/>
            <table:dependence table:id="ct2097"/>
            <table:dependence table:id="ct2096"/>
            <table:dependence table:id="ct2095"/>
            <table:dependence table:id="ct2093"/>
          </table:dependencies>
        </table:movement>
        <table:deletion table:id="ct1545" table:type="row" table:position="1" table:table="0">
          <office:change-info>
            <dc:creator>Mike </dc:creator>
            <dc:date>2011-08-04T15:28:08.89</dc:date>
          </office:change-info>
          <table:deletions>
            <table:change-deletion table:id="ct1506"/>
          </table:deletions>
          <table:cut-offs>
            <table:movement-cut-off table:id="ct1504" table:start-position="1" table:end-position="0"/>
            <table:movement-cut-off table:id="ct1503"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491" table:start-position="1" table:end-position="0"/>
            <table:movement-cut-off table:id="ct1490" table:start-position="1" table:end-position="0"/>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cut-offs>
        </table:deletion>
        <table:deletion table:id="ct1546" table:type="row" table:position="38" table:table="0">
          <office:change-info>
            <dc:creator>Mike </dc:creator>
            <dc:date>2011-08-04T15:31:15.45</dc:date>
          </office:change-info>
          <table:deletions>
            <table:cell-content-deletion table:id="ct1382">
              <table:change-track-table-cell table:cell-address="Sheet1.N39" table:formula="of:=IF([.H39]=&quot;&quot;;&quot;&quot;;IF([.B39]=&quot;Y&quot;;&quot;Eddd&quot;;DEC2HEX(IF(#ref!41=&quot;Y&quot;;8;9)*256*16+HEX2DEC([.J39])*16+IF([.C39]=&quot;Y&quot;;8;0)+IF([.D39]=&quot;Y&quot;;0;4)+3;4)))" office:value-type="string">
                <text:p>Eddd</text:p>
              </table:change-track-table-cell>
            </table:cell-content-deletion>
            <table:cell-content-deletion table:id="ct1424">
              <table:change-track-table-cell table:cell-address="Sheet1.O39" table:formula="of:=IF([.H39]=&quot;&quot;;&quot;&quot;;IF([.B39]=&quot;Y&quot;;[.J39];&quot;&quot;))" office:value-type="string">
                <text:p>4C</text:p>
              </table:change-track-table-cell>
            </table:cell-content-deletion>
            <table:cell-content-deletion table:id="ct809">
              <table:change-track-table-cell/>
            </table:cell-content-deletion>
            <table:cell-content-deletion table:id="ct731">
              <table:change-track-table-cell/>
            </table:cell-content-deletion>
            <table:cell-content-deletion table:id="ct1467">
              <table:change-track-table-cell table:cell-address="Sheet1.N39" table:formula="of:=IF([.H39]=&quot;&quot;;&quot;&quot;;DEC2HEX(1*(16*256)+HEX2DEC([.J39])*16+IF([.B39]=&quot;Y&quot;;4;0)+IF([.C39]=&quot;Y&quot;;2;0)+IF([.D39]=&quot;Y&quot;;1;0)+IF(NOT (#ref!41=&quot;Y&quot;);2*16*256;0);4))" office:value-type="float" office:value="0"/>
            </table:cell-content-deletion>
            <table:cell-content-deletion table:id="ct1258">
              <table:change-track-table-cell table:cell-address="Sheet1.J39" table:formula="of:=IF([.H39]=&quot;&quot;;&quot;&quot;;DEC2HEX([.H39]*32+[.I39];2))" office:value-type="string">
                <text:p>4C</text:p>
              </table:change-track-table-cell>
            </table:cell-content-deletion>
            <table:cell-content-deletion table:id="ct326">
              <table:change-track-table-cell/>
            </table:cell-content-deletion>
            <table:cell-content-deletion table:id="ct325">
              <table:change-track-table-cell/>
            </table:cell-content-deletion>
            <table:cell-content-deletion table:id="ct327">
              <table:change-track-table-cell/>
            </table:cell-content-deletion>
            <table:cell-content-deletion table:id="ct1299">
              <table:change-track-table-cell table:cell-address="Sheet1.N39" table:formula="of:=IF([.H39]=&quot;&quot;;&quot;&quot;;IF([.B39]=&quot;Y&quot;;4;0)+IF([.C39]=&quot;Y&quot;;2;0)+IF([.D39]=&quot;Y&quot;;1;0))" office:value-type="float" office:value="4"/>
            </table:cell-content-deletion>
          </table:deletions>
        </table:deletion>
        <table:cell-content-change table:id="ct1547">
          <table:cell-address table:column="1" table:row="0" table:table="0"/>
          <office:change-info>
            <dc:creator>Mike </dc:creator>
            <dc:date>2011-08-04T15:55:18.10</dc:date>
          </office:change-info>
          <table:previous table:id="ct557">
            <table:change-track-table-cell office:value-type="string">
              <text:p>Basic Data for MTI</text:p>
            </table:change-track-table-cell>
          </table:previous>
        </table:cell-content-change>
        <table:insertion table:id="ct1548" table:type="row" table:position="5" table:count="2" table:table="0">
          <office:change-info>
            <dc:creator>Mike </dc:creator>
            <dc:date>2011-08-05T09:47:33.61</dc:date>
          </office:change-info>
          <table:dependencies>
            <table:dependence table:id="ct2461"/>
            <table:dependence table:id="ct2458"/>
            <table:dependence table:id="ct2457"/>
            <table:dependence table:id="ct2456"/>
            <table:dependence table:id="ct2455"/>
            <table:dependence table:id="ct2454"/>
            <table:dependence table:id="ct2453"/>
            <table:dependence table:id="ct2378"/>
            <table:dependence table:id="ct2377"/>
            <table:dependence table:id="ct2376"/>
            <table:dependence table:id="ct2375"/>
            <table:dependence table:id="ct2374"/>
            <table:dependence table:id="ct2373"/>
            <table:dependence table:id="ct2372"/>
            <table:dependence table:id="ct2371"/>
            <table:dependence table:id="ct2370"/>
            <table:dependence table:id="ct2369"/>
            <table:dependence table:id="ct2221"/>
            <table:dependence table:id="ct2220"/>
            <table:dependence table:id="ct2148"/>
            <table:dependence table:id="ct2141"/>
            <table:dependence table:id="ct2134"/>
            <table:dependence table:id="ct2133"/>
            <table:dependence table:id="ct2132"/>
            <table:dependence table:id="ct2131"/>
            <table:dependence table:id="ct2130"/>
            <table:dependence table:id="ct2125"/>
            <table:dependence table:id="ct2121"/>
            <table:dependence table:id="ct2120"/>
            <table:dependence table:id="ct2119"/>
            <table:dependence table:id="ct2118"/>
            <table:dependence table:id="ct1951"/>
            <table:dependence table:id="ct1950"/>
            <table:dependence table:id="ct1949"/>
            <table:dependence table:id="ct1948"/>
            <table:dependence table:id="ct1901"/>
            <table:dependence table:id="ct1856"/>
            <table:dependence table:id="ct1855"/>
            <table:dependence table:id="ct1810"/>
            <table:dependence table:id="ct1809"/>
            <table:dependence table:id="ct1808"/>
            <table:dependence table:id="ct1763"/>
            <table:dependence table:id="ct1762"/>
            <table:dependence table:id="ct1724"/>
            <table:dependence table:id="ct1723"/>
            <table:dependence table:id="ct1663"/>
            <table:dependence table:id="ct1662"/>
            <table:dependence table:id="ct1646"/>
            <table:dependence table:id="ct1594"/>
            <table:dependence table:id="ct1593"/>
            <table:dependence table:id="ct1589"/>
            <table:dependence table:id="ct1587"/>
            <table:dependence table:id="ct1566"/>
            <table:dependence table:id="ct1565"/>
            <table:dependence table:id="ct1564"/>
            <table:dependence table:id="ct1563"/>
            <table:dependence table:id="ct1562"/>
            <table:dependence table:id="ct1561"/>
            <table:dependence table:id="ct1560"/>
            <table:dependence table:id="ct1559"/>
            <table:dependence table:id="ct1558"/>
            <table:dependence table:id="ct1557"/>
            <table:dependence table:id="ct1556"/>
            <table:dependence table:id="ct1555"/>
            <table:dependence table:id="ct1554"/>
            <table:dependence table:id="ct1553"/>
            <table:dependence table:id="ct1552"/>
            <table:dependence table:id="ct1551"/>
            <table:dependence table:id="ct1550"/>
            <table:dependence table:id="ct1549"/>
          </table:dependencies>
        </table:insertion>
        <table:cell-content-change table:id="ct1549">
          <table:cell-address table:column="0" table:row="5" table:table="0"/>
          <office:change-info>
            <dc:creator>Mike </dc:creator>
            <dc:date>2011-08-05T09:47:48.02</dc:date>
          </office:change-info>
          <table:previous>
            <table:change-track-table-cell/>
          </table:previous>
        </table:cell-content-change>
        <table:cell-content-change table:id="ct1550">
          <table:cell-address table:column="0" table:row="6" table:table="0"/>
          <office:change-info>
            <dc:creator>Mike </dc:creator>
            <dc:date>2011-08-05T09:47:56.78</dc:date>
          </office:change-info>
          <table:previous>
            <table:change-track-table-cell/>
          </table:previous>
        </table:cell-content-change>
        <table:cell-content-change table:id="ct1551">
          <table:cell-address table:column="7" table:row="5" table:table="0"/>
          <office:change-info>
            <dc:creator>Mike </dc:creator>
            <dc:date>2011-08-05T09:48:12.55</dc:date>
          </office:change-info>
          <table:previous>
            <table:change-track-table-cell/>
          </table:previous>
        </table:cell-content-change>
        <table:cell-content-change table:id="ct1552">
          <table:cell-address table:column="7" table:row="6" table:table="0"/>
          <office:change-info>
            <dc:creator>Mike </dc:creator>
            <dc:date>2011-08-05T09:48:12.55</dc:date>
          </office:change-info>
          <table:previous>
            <table:change-track-table-cell/>
          </table:previous>
        </table:cell-content-change>
        <table:cell-content-change table:id="ct1553">
          <table:cell-address table:column="8" table:row="5" table:table="0"/>
          <office:change-info>
            <dc:creator>Mike </dc:creator>
            <dc:date>2011-08-05T09:48:12.55</dc:date>
          </office:change-info>
          <table:previous>
            <table:change-track-table-cell/>
          </table:previous>
        </table:cell-content-change>
        <table:cell-content-change table:id="ct1554">
          <table:cell-address table:column="8" table:row="6" table:table="0"/>
          <office:change-info>
            <dc:creator>Mike </dc:creator>
            <dc:date>2011-08-05T09:48:12.55</dc:date>
          </office:change-info>
          <table:previous>
            <table:change-track-table-cell/>
          </table:previous>
        </table:cell-content-change>
        <table:cell-content-change table:id="ct1555">
          <table:cell-address table:column="9" table:row="5" table:table="0"/>
          <office:change-info>
            <dc:creator>Mike </dc:creator>
            <dc:date>2011-08-05T09:48:12.55</dc:date>
          </office:change-info>
          <table:previous>
            <table:change-track-table-cell/>
          </table:previous>
        </table:cell-content-change>
        <table:cell-content-change table:id="ct1556">
          <table:cell-address table:column="9" table:row="6" table:table="0"/>
          <office:change-info>
            <dc:creator>Mike </dc:creator>
            <dc:date>2011-08-05T09:48:12.55</dc:date>
          </office:change-info>
          <table:previous>
            <table:change-track-table-cell/>
          </table:previous>
        </table:cell-content-change>
        <table:cell-content-change table:id="ct1557">
          <table:cell-address table:column="13" table:row="5" table:table="0"/>
          <office:change-info>
            <dc:creator>Mike </dc:creator>
            <dc:date>2011-08-05T09:48:12.55</dc:date>
          </office:change-info>
          <table:previous>
            <table:change-track-table-cell/>
          </table:previous>
        </table:cell-content-change>
        <table:cell-content-change table:id="ct1558">
          <table:cell-address table:column="13" table:row="6" table:table="0"/>
          <office:change-info>
            <dc:creator>Mike </dc:creator>
            <dc:date>2011-08-05T09:48:12.55</dc:date>
          </office:change-info>
          <table:previous>
            <table:change-track-table-cell/>
          </table:previous>
        </table:cell-content-change>
        <table:cell-content-change table:id="ct1559">
          <table:cell-address table:column="13" table:row="5" table:table="0"/>
          <office:change-info>
            <dc:creator>Mike </dc:creator>
            <dc:date>2011-08-05T09:48:12.55</dc:date>
          </office:change-info>
          <table:previous>
            <table:change-track-table-cell/>
          </table:previous>
        </table:cell-content-change>
        <table:cell-content-change table:id="ct1560">
          <table:cell-address table:column="13" table:row="6" table:table="0"/>
          <office:change-info>
            <dc:creator>Mike </dc:creator>
            <dc:date>2011-08-05T09:48:12.55</dc:date>
          </office:change-info>
          <table:previous>
            <table:change-track-table-cell/>
          </table:previous>
        </table:cell-content-change>
        <table:cell-content-change table:id="ct1561">
          <table:cell-address table:column="7" table:row="5" table:table="0"/>
          <office:change-info>
            <dc:creator>Mike </dc:creator>
            <dc:date>2011-08-05T09:48:17.09</dc:date>
          </office:change-info>
          <table:previous table:id="ct1551">
            <table:change-track-table-cell office:value-type="float" office:value="-2"/>
          </table:previous>
        </table:cell-content-change>
        <table:cell-content-change table:id="ct1562">
          <table:cell-address table:column="7" table:row="5" table:table="0"/>
          <office:change-info>
            <dc:creator>Mike </dc:creator>
            <dc:date>2011-08-05T09:48:22.65</dc:date>
          </office:change-info>
          <table:previous table:id="ct1561">
            <table:change-track-table-cell office:value-type="string">
              <text:p>0 gets</text:p>
            </table:change-track-table-cell>
          </table:previous>
        </table:cell-content-change>
        <table:cell-content-change table:id="ct1563">
          <table:cell-address table:column="7" table:row="6" table:table="0"/>
          <office:change-info>
            <dc:creator>Mike </dc:creator>
            <dc:date>2011-08-05T09:48:25.51</dc:date>
          </office:change-info>
          <table:previous table:id="ct1552">
            <table:change-track-table-cell office:value-type="float" office:value="-1"/>
          </table:previous>
        </table:cell-content-change>
        <table:cell-content-change table:id="ct1564">
          <table:cell-address table:column="8" table:row="5" table:table="0"/>
          <office:change-info>
            <dc:creator>Mike </dc:creator>
            <dc:date>2011-08-05T09:48:28.90</dc:date>
          </office:change-info>
          <table:previous table:id="ct1553">
            <table:change-track-table-cell office:value-type="float" office:value="6"/>
          </table:previous>
        </table:cell-content-change>
        <table:cell-content-change table:id="ct1565">
          <table:cell-address table:column="8" table:row="6" table:table="0"/>
          <office:change-info>
            <dc:creator>Mike </dc:creator>
            <dc:date>2011-08-05T09:48:33.04</dc:date>
          </office:change-info>
          <table:previous table:id="ct1554">
            <table:change-track-table-cell office:value-type="float" office:value="7"/>
          </table:previous>
        </table:cell-content-change>
        <table:cell-content-change table:id="ct1566">
          <table:cell-address table:column="13" table:row="5" table:table="0"/>
          <office:change-info>
            <dc:creator>Mike </dc:creator>
            <dc:date>2011-08-05T09:48:58.72</dc:date>
          </office:change-info>
          <table:previous table:id="ct1559">
            <table:change-track-table-cell table:cell-address="Sheet1.N6" table:formula="of:=IF([.H6]=&quot;&quot;;&quot;&quot;;IF([.B6]=&quot;Y&quot;;&quot;Eddd&quot;;DEC2HEX(IF(#ref!8=&quot;Y&quot;;8;9)*256*16+HEX2DEC([.J6])*16+IF([.C6]=&quot;Y&quot;;8;0)+IF([.D6]=&quot;Y&quot;;0;4)+3;4)))" office:value-type="float" office:value="0"/>
          </table:previous>
        </table:cell-content-change>
        <table:insertion table:id="ct1567" table:type="row" table:position="30" table:count="2" table:table="0">
          <office:change-info>
            <dc:creator>Mike </dc:creator>
            <dc:date>2011-08-05T09:50:18.17</dc:date>
          </office:change-info>
          <table:dependencies>
            <table:dependence table:id="ct2486"/>
            <table:dependence table:id="ct2485"/>
            <table:dependence table:id="ct2246"/>
            <table:dependence table:id="ct2245"/>
            <table:dependence table:id="ct2189"/>
            <table:dependence table:id="ct2188"/>
            <table:dependence table:id="ct2187"/>
            <table:dependence table:id="ct1976"/>
            <table:dependence table:id="ct1975"/>
            <table:dependence table:id="ct1926"/>
            <table:dependence table:id="ct1925"/>
            <table:dependence table:id="ct1881"/>
            <table:dependence table:id="ct1880"/>
            <table:dependence table:id="ct1835"/>
            <table:dependence table:id="ct1834"/>
            <table:dependence table:id="ct1788"/>
            <table:dependence table:id="ct1787"/>
            <table:dependence table:id="ct1743"/>
            <table:dependence table:id="ct1674"/>
            <table:dependence table:id="ct1619"/>
            <table:dependence table:id="ct1618"/>
            <table:dependence table:id="ct1586"/>
            <table:dependence table:id="ct1585"/>
            <table:dependence table:id="ct1584"/>
            <table:dependence table:id="ct1583"/>
            <table:dependence table:id="ct1582"/>
            <table:dependence table:id="ct1581"/>
            <table:dependence table:id="ct1580"/>
            <table:dependence table:id="ct1576"/>
            <table:dependence table:id="ct1575"/>
            <table:dependence table:id="ct1573"/>
            <table:dependence table:id="ct1572"/>
            <table:dependence table:id="ct1571"/>
            <table:dependence table:id="ct1570"/>
            <table:dependence table:id="ct1569"/>
            <table:dependence table:id="ct1568"/>
          </table:dependencies>
        </table:insertion>
        <table:cell-content-change table:id="ct1568">
          <table:cell-address table:column="0" table:row="30" table:table="0"/>
          <office:change-info>
            <dc:creator>Mike </dc:creator>
            <dc:date>2011-08-05T09:50:34.37</dc:date>
          </office:change-info>
          <table:previous>
            <table:change-track-table-cell/>
          </table:previous>
        </table:cell-content-change>
        <table:cell-content-change table:id="ct1569">
          <table:cell-address table:column="0" table:row="31" table:table="0"/>
          <office:change-info>
            <dc:creator>Mike </dc:creator>
            <dc:date>2011-08-05T09:50:47.20</dc:date>
          </office:change-info>
          <table:previous>
            <table:change-track-table-cell/>
          </table:previous>
        </table:cell-content-change>
        <table:cell-content-change table:id="ct1570">
          <table:cell-address table:column="13" table:row="30" table:table="0"/>
          <office:change-info>
            <dc:creator>Mike </dc:creator>
            <dc:date>2011-08-05T09:50:48.90</dc:date>
          </office:change-info>
          <table:previous>
            <table:change-track-table-cell/>
          </table:previous>
        </table:cell-content-change>
        <table:cell-content-change table:id="ct1571">
          <table:cell-address table:column="13" table:row="31" table:table="0"/>
          <office:change-info>
            <dc:creator>Mike </dc:creator>
            <dc:date>2011-08-05T09:50:48.90</dc:date>
          </office:change-info>
          <table:previous>
            <table:change-track-table-cell/>
          </table:previous>
        </table:cell-content-change>
        <table:cell-content-change table:id="ct1572">
          <table:cell-address table:column="13" table:row="30" table:table="0"/>
          <office:change-info>
            <dc:creator>Mike </dc:creator>
            <dc:date>2011-08-05T09:50:52.46</dc:date>
          </office:change-info>
          <table:previous>
            <table:change-track-table-cell/>
          </table:previous>
        </table:cell-content-change>
        <table:cell-content-change table:id="ct1573">
          <table:cell-address table:column="13" table:row="31" table:table="0"/>
          <office:change-info>
            <dc:creator>Mike </dc:creator>
            <dc:date>2011-08-05T09:50:52.46</dc:date>
          </office:change-info>
          <table:previous>
            <table:change-track-table-cell/>
          </table:previous>
        </table:cell-content-change>
        <table:cell-content-change table:id="ct1574">
          <table:cell-address table:column="13" table:row="37" table:table="0"/>
          <office:change-info>
            <dc:creator>Mike </dc:creator>
            <dc:date>2011-08-05T09:50:52.46</dc:date>
          </office:change-info>
          <table:previous table:id="ct1539">
            <table:change-track-table-cell office:value-type="string">
              <text:p>B/C/D/E ddd</text:p>
            </table:change-track-table-cell>
          </table:previous>
        </table:cell-content-change>
        <table:cell-content-change table:id="ct1575">
          <table:cell-address table:column="14" table:row="30" table:table="0"/>
          <office:change-info>
            <dc:creator>Mike </dc:creator>
            <dc:date>2011-08-05T09:50:55.27</dc:date>
          </office:change-info>
          <table:previous>
            <table:change-track-table-cell/>
          </table:previous>
        </table:cell-content-change>
        <table:cell-content-change table:id="ct1576">
          <table:cell-address table:column="14" table:row="31" table:table="0"/>
          <office:change-info>
            <dc:creator>Mike </dc:creator>
            <dc:date>2011-08-05T09:50:55.27</dc:date>
          </office:change-info>
          <table:previous>
            <table:change-track-table-cell/>
          </table:previous>
        </table:cell-content-change>
        <table:cell-content-change table:id="ct1577">
          <table:cell-address table:column="14" table:row="37" table:table="0"/>
          <office:change-info>
            <dc:creator>Mike </dc:creator>
            <dc:date>2011-08-05T09:50:55.27</dc:date>
          </office:change-info>
          <table:previous table:id="ct1487">
            <table:change-track-table-cell/>
          </table:previous>
        </table:cell-content-change>
        <table:cell-content-change table:id="ct1578">
          <table:cell-address table:column="14" table:row="37" table:table="0"/>
          <office:change-info>
            <dc:creator>Mike </dc:creator>
            <dc:date>2011-08-05T09:51:06.65</dc:date>
          </office:change-info>
          <table:previous table:id="ct1577">
            <table:change-track-table-cell table:cell-address="Sheet1.O38" table:formula="of:=IF([.H38]=&quot;&quot;;&quot;&quot;;IF([.B38]=&quot;Y&quot;;[.J38];&quot;&quot;))" office:value-type="string">
              <text:p>40</text:p>
            </table:change-track-table-cell>
          </table:previous>
        </table:cell-content-change>
        <table:cell-content-change table:id="ct1579">
          <table:cell-address table:column="13" table:row="37" table:table="0"/>
          <office:change-info>
            <dc:creator>Mike </dc:creator>
            <dc:date>2011-08-05T09:51:20.60</dc:date>
          </office:change-info>
          <table:previous table:id="ct1574">
            <table:change-track-table-cell table:cell-address="Sheet1.N38" table:formula="of:=IF([.H38]=&quot;&quot;;&quot;&quot;;IF([.B38]=&quot;Y&quot;;&quot;Eddd&quot;;DEC2HEX(IF(#ref!40=&quot;Y&quot;;8;9)*256*16+HEX2DEC([.J38])*16+IF([.C38]=&quot;Y&quot;;8;0)+IF([.D38]=&quot;Y&quot;;0;4)+3;4)))" office:value-type="string">
              <text:p>Eddd</text:p>
            </table:change-track-table-cell>
          </table:previous>
        </table:cell-content-change>
        <table:cell-content-change table:id="ct1580">
          <table:cell-address table:column="7" table:row="31" table:table="0"/>
          <office:change-info>
            <dc:creator>Mike </dc:creator>
            <dc:date>2011-08-05T09:51:40.94</dc:date>
          </office:change-info>
          <table:previous>
            <table:change-track-table-cell/>
          </table:previous>
        </table:cell-content-change>
        <table:cell-content-change table:id="ct1581">
          <table:cell-address table:column="8" table:row="31" table:table="0"/>
          <office:change-info>
            <dc:creator>Mike </dc:creator>
            <dc:date>2011-08-05T09:51:46.36</dc:date>
          </office:change-info>
          <table:previous>
            <table:change-track-table-cell/>
          </table:previous>
        </table:cell-content-change>
        <table:cell-content-change table:id="ct1582">
          <table:cell-address table:column="9" table:row="30" table:table="0"/>
          <office:change-info>
            <dc:creator>Mike </dc:creator>
            <dc:date>2011-08-05T09:51:55.80</dc:date>
          </office:change-info>
          <table:previous>
            <table:change-track-table-cell/>
          </table:previous>
        </table:cell-content-change>
        <table:cell-content-change table:id="ct1583">
          <table:cell-address table:column="9" table:row="31" table:table="0"/>
          <office:change-info>
            <dc:creator>Mike </dc:creator>
            <dc:date>2011-08-05T09:51:55.80</dc:date>
          </office:change-info>
          <table:previous>
            <table:change-track-table-cell/>
          </table:previous>
        </table:cell-content-change>
        <table:cell-content-change table:id="ct1584">
          <table:cell-address table:column="7" table:row="31" table:table="0"/>
          <office:change-info>
            <dc:creator>Mike </dc:creator>
            <dc:date>2011-08-05T09:52:01.06</dc:date>
          </office:change-info>
          <table:previous table:id="ct1580">
            <table:change-track-table-cell office:value-type="float" office:value="3"/>
          </table:previous>
        </table:cell-content-change>
        <table:cell-content-change table:id="ct1585">
          <table:cell-address table:column="8" table:row="31" table:table="0"/>
          <office:change-info>
            <dc:creator>Mike </dc:creator>
            <dc:date>2011-08-05T09:52:06.70</dc:date>
          </office:change-info>
          <table:previous table:id="ct1581">
            <table:change-track-table-cell office:value-type="float" office:value="16"/>
          </table:previous>
        </table:cell-content-change>
        <table:cell-content-change table:id="ct1586">
          <table:cell-address table:column="15" table:row="31" table:table="0"/>
          <office:change-info>
            <dc:creator>Mike </dc:creator>
            <dc:date>2011-08-05T09:52:33.56</dc:date>
          </office:change-info>
          <table:previous>
            <table:change-track-table-cell/>
          </table:previous>
        </table:cell-content-change>
        <table:cell-content-change table:id="ct1587">
          <table:cell-address table:column="15" table:row="5" table:table="0"/>
          <office:change-info>
            <dc:creator>Mike </dc:creator>
            <dc:date>2011-08-05T09:53:07.13</dc:date>
          </office:change-info>
          <table:previous>
            <table:change-track-table-cell/>
          </table:previous>
        </table:cell-content-change>
        <table:cell-content-change table:id="ct1588">
          <table:cell-address table:column="13" table:row="2" table:table="0"/>
          <office:change-info>
            <dc:creator>Mike </dc:creator>
            <dc:date>2011-08-10T16:06:13.34</dc:date>
          </office:change-info>
          <table:previous table:id="ct1061">
            <table:change-track-table-cell office:value-type="string">
              <text:p>16 bits hex</text:p>
            </table:change-track-table-cell>
          </table:previous>
        </table:cell-content-change>
        <table:cell-content-change table:id="ct1589">
          <table:cell-address table:column="13" table:row="6" table:table="0"/>
          <office:change-info>
            <dc:creator>Mike </dc:creator>
            <dc:date>2011-08-10T16:06:31.78</dc:date>
          </office:change-info>
          <table:previous table:id="ct1560">
            <table:change-track-table-cell table:cell-address="Sheet1.N7" table:formula="of:=IF([.H7]=&quot;&quot;;&quot;&quot;;IF([.B7]=&quot;Y&quot;;&quot;Eddd&quot;;DEC2HEX(IF(#ref!9=&quot;Y&quot;;8;9)*256*16+HEX2DEC([.J7])*16+IF([.C7]=&quot;Y&quot;;8;0)+IF([.D7]=&quot;Y&quot;;0;4)+3;4)))" office:value-type="float" office:value="0"/>
          </table:previous>
        </table:cell-content-change>
        <table:cell-content-change table:id="ct1590">
          <table:cell-address table:column="13" table:row="7" table:table="0"/>
          <office:change-info>
            <dc:creator>Mike </dc:creator>
            <dc:date>2011-08-10T16:06:35.12</dc:date>
          </office:change-info>
          <table:previous table:id="ct1355">
            <table:change-track-table-cell table:cell-address="Sheet1.N8" table:formula="of:=IF([.H8]=&quot;&quot;;&quot;&quot;;IF([.B8]=&quot;Y&quot;;&quot;Eddd&quot;;DEC2HEX(IF(#ref!10=&quot;Y&quot;;8;9)*256*16+HEX2DEC([.J8])*16+IF([.C8]=&quot;Y&quot;;8;0)+IF([.D8]=&quot;Y&quot;;0;4)+3;4)))" office:value-type="float" office:value="0"/>
          </table:previous>
        </table:cell-content-change>
        <table:cell-content-change table:id="ct1591">
          <table:cell-address table:column="13" table:row="8" table:table="0"/>
          <office:change-info>
            <dc:creator>Mike </dc:creator>
            <dc:date>2011-08-10T16:06:35.12</dc:date>
          </office:change-info>
          <table:previous table:id="ct1356">
            <table:change-track-table-cell table:cell-address="Sheet1.N9" table:formula="of:=IF([.H9]=&quot;&quot;;&quot;&quot;;IF([.B9]=&quot;Y&quot;;&quot;Eddd&quot;;DEC2HEX(IF(#ref!11=&quot;Y&quot;;8;9)*256*16+HEX2DEC([.J9])*16+IF([.C9]=&quot;Y&quot;;8;0)+IF([.D9]=&quot;Y&quot;;0;4)+3;4)))" office:value-type="string">
              <text:p>Eddd</text:p>
            </table:change-track-table-cell>
          </table:previous>
        </table:cell-content-change>
        <table:cell-content-change table:id="ct1592">
          <table:cell-address table:column="13" table:row="9" table:table="0"/>
          <office:change-info>
            <dc:creator>Mike </dc:creator>
            <dc:date>2011-08-10T16:06:35.12</dc:date>
          </office:change-info>
          <table:previous table:id="ct1357">
            <table:change-track-table-cell table:cell-address="Sheet1.N10" table:formula="of:=IF([.H10]=&quot;&quot;;&quot;&quot;;IF([.B10]=&quot;Y&quot;;&quot;Eddd&quot;;DEC2HEX(IF(#ref!12=&quot;Y&quot;;8;9)*256*16+HEX2DEC([.J10])*16+IF([.C10]=&quot;Y&quot;;8;0)+IF([.D10]=&quot;Y&quot;;0;4)+3;4)))" office:value-type="float" office:value="0"/>
          </table:previous>
        </table:cell-content-change>
        <table:cell-content-change table:id="ct1593">
          <table:cell-address table:column="13" table:row="6" table:table="0"/>
          <office:change-info>
            <dc:creator>Mike </dc:creator>
            <dc:date>2011-08-10T16:08:33.14</dc:date>
          </office:change-info>
          <table:previous table:id="ct1589">
            <table:change-track-table-cell table:cell-address="Sheet1.N7" table:formula="of:=IF([.H7]=&quot;&quot;;&quot;&quot;;IF([.B7]=&quot;Y&quot;;&quot;1Eddd&quot;;DEC2HEX(IF(#ref!9=&quot;Y&quot;;8;9)*256*16+HEX2DEC([.J7])*16+IF([.C7]=&quot;Y&quot;;8;0)+IF([.D7]=&quot;Y&quot;;0;4)+3;4)))" office:value-type="float" office:value="0"/>
          </table:previous>
        </table:cell-content-change>
        <table:cell-content-change table:id="ct1594">
          <table:cell-address table:column="13" table:row="6" table:table="0"/>
          <office:change-info>
            <dc:creator>Mike </dc:creator>
            <dc:date>2011-08-10T16:08:51.77</dc:date>
          </office:change-info>
          <table:previous table:id="ct1593">
            <table:change-track-table-cell table:cell-address="Sheet1.N7" table:formula="of:=IF([.H7]=&quot;&quot;;&quot;&quot;;IF([.B7]=&quot;Y&quot;;&quot;1Eddd&quot;;DEC2HEX(256*256+IF(#ref!9=&quot;Y&quot;;8;9)*256*16+HEX2DEC([.J7])*16+IF([.C7]=&quot;Y&quot;;8;0)+IF([.D7]=&quot;Y&quot;;0;4)+3;4)))" office:value-type="float" office:value="0"/>
          </table:previous>
        </table:cell-content-change>
        <table:cell-content-change table:id="ct1595">
          <table:cell-address table:column="13" table:row="7" table:table="0"/>
          <office:change-info>
            <dc:creator>Mike </dc:creator>
            <dc:date>2011-08-10T16:09:08.59</dc:date>
          </office:change-info>
          <table:previous table:id="ct1590">
            <table:change-track-table-cell table:cell-address="Sheet1.N8" table:formula="of:=IF([.H8]=&quot;&quot;;&quot;&quot;;IF([.B8]=&quot;Y&quot;;&quot;1Eddd&quot;;DEC2HEX(IF(#ref!10=&quot;Y&quot;;8;9)*256*16+HEX2DEC([.J8])*16+IF([.C8]=&quot;Y&quot;;8;0)+IF([.D8]=&quot;Y&quot;;0;4)+3;4)))" office:value-type="float" office:value="0"/>
          </table:previous>
        </table:cell-content-change>
        <table:cell-content-change table:id="ct1596">
          <table:cell-address table:column="13" table:row="8" table:table="0"/>
          <office:change-info>
            <dc:creator>Mike </dc:creator>
            <dc:date>2011-08-10T16:09:08.59</dc:date>
          </office:change-info>
          <table:previous table:id="ct1591">
            <table:change-track-table-cell table:cell-address="Sheet1.N9" table:formula="of:=IF([.H9]=&quot;&quot;;&quot;&quot;;IF([.B9]=&quot;Y&quot;;&quot;1Eddd&quot;;DEC2HEX(IF(#ref!11=&quot;Y&quot;;8;9)*256*16+HEX2DEC([.J9])*16+IF([.C9]=&quot;Y&quot;;8;0)+IF([.D9]=&quot;Y&quot;;0;4)+3;4)))" office:value-type="string">
              <text:p>1Eddd</text:p>
            </table:change-track-table-cell>
          </table:previous>
        </table:cell-content-change>
        <table:cell-content-change table:id="ct1597">
          <table:cell-address table:column="13" table:row="9" table:table="0"/>
          <office:change-info>
            <dc:creator>Mike </dc:creator>
            <dc:date>2011-08-10T16:09:08.59</dc:date>
          </office:change-info>
          <table:previous table:id="ct1592">
            <table:change-track-table-cell table:cell-address="Sheet1.N10" table:formula="of:=IF([.H10]=&quot;&quot;;&quot;&quot;;IF([.B10]=&quot;Y&quot;;&quot;1Eddd&quot;;DEC2HEX(IF(#ref!12=&quot;Y&quot;;8;9)*256*16+HEX2DEC([.J10])*16+IF([.C10]=&quot;Y&quot;;8;0)+IF([.D10]=&quot;Y&quot;;0;4)+3;4)))" office:value-type="float" office:value="0"/>
          </table:previous>
        </table:cell-content-change>
        <table:cell-content-change table:id="ct1598">
          <table:cell-address table:column="13" table:row="10" table:table="0"/>
          <office:change-info>
            <dc:creator>Mike </dc:creator>
            <dc:date>2011-08-10T16:09:08.59</dc:date>
          </office:change-info>
          <table:previous table:id="ct1358">
            <table:change-track-table-cell table:cell-address="Sheet1.N11" table:formula="of:=IF([.H11]=&quot;&quot;;&quot;&quot;;IF([.B11]=&quot;Y&quot;;&quot;Eddd&quot;;DEC2HEX(IF(#ref!13=&quot;Y&quot;;8;9)*256*16+HEX2DEC([.J11])*16+IF([.C11]=&quot;Y&quot;;8;0)+IF([.D11]=&quot;Y&quot;;0;4)+3;4)))" office:value-type="float" office:value="0"/>
          </table:previous>
        </table:cell-content-change>
        <table:cell-content-change table:id="ct1599">
          <table:cell-address table:column="13" table:row="11" table:table="0"/>
          <office:change-info>
            <dc:creator>Mike </dc:creator>
            <dc:date>2011-08-10T16:09:08.59</dc:date>
          </office:change-info>
          <table:previous table:id="ct1359">
            <table:change-track-table-cell table:cell-address="Sheet1.N12" table:formula="of:=IF([.H12]=&quot;&quot;;&quot;&quot;;IF([.B12]=&quot;Y&quot;;&quot;Eddd&quot;;DEC2HEX(IF(#ref!14=&quot;Y&quot;;8;9)*256*16+HEX2DEC([.J12])*16+IF([.C12]=&quot;Y&quot;;8;0)+IF([.D12]=&quot;Y&quot;;0;4)+3;4)))" office:value-type="string">
              <text:p>Eddd</text:p>
            </table:change-track-table-cell>
          </table:previous>
        </table:cell-content-change>
        <table:cell-content-change table:id="ct1600">
          <table:cell-address table:column="13" table:row="12" table:table="0"/>
          <office:change-info>
            <dc:creator>Mike </dc:creator>
            <dc:date>2011-08-10T16:09:08.59</dc:date>
          </office:change-info>
          <table:previous table:id="ct1360">
            <table:change-track-table-cell table:cell-address="Sheet1.N13" table:formula="of:=IF([.H13]=&quot;&quot;;&quot;&quot;;IF([.B13]=&quot;Y&quot;;&quot;Eddd&quot;;DEC2HEX(IF(#ref!15=&quot;Y&quot;;8;9)*256*16+HEX2DEC([.J13])*16+IF([.C13]=&quot;Y&quot;;8;0)+IF([.D13]=&quot;Y&quot;;0;4)+3;4)))" office:value-type="string">
              <text:p>Eddd</text:p>
            </table:change-track-table-cell>
          </table:previous>
        </table:cell-content-change>
        <table:cell-content-change table:id="ct1601">
          <table:cell-address table:column="13" table:row="13" table:table="0"/>
          <office:change-info>
            <dc:creator>Mike </dc:creator>
            <dc:date>2011-08-10T16:09:08.59</dc:date>
          </office:change-info>
          <table:previous table:id="ct1361">
            <table:change-track-table-cell table:cell-address="Sheet1.N14" table:formula="of:=IF([.H14]=&quot;&quot;;&quot;&quot;;IF([.B14]=&quot;Y&quot;;&quot;Eddd&quot;;DEC2HEX(IF(#ref!16=&quot;Y&quot;;8;9)*256*16+HEX2DEC([.J14])*16+IF([.C14]=&quot;Y&quot;;8;0)+IF([.D14]=&quot;Y&quot;;0;4)+3;4)))" office:value-type="string"/>
          </table:previous>
        </table:cell-content-change>
        <table:cell-content-change table:id="ct1602">
          <table:cell-address table:column="13" table:row="14" table:table="0"/>
          <office:change-info>
            <dc:creator>Mike </dc:creator>
            <dc:date>2011-08-10T16:09:08.59</dc:date>
          </office:change-info>
          <table:previous table:id="ct1362">
            <table:change-track-table-cell table:cell-address="Sheet1.N15" table:formula="of:=IF([.H15]=&quot;&quot;;&quot;&quot;;IF([.B15]=&quot;Y&quot;;&quot;Eddd&quot;;DEC2HEX(IF(#ref!17=&quot;Y&quot;;8;9)*256*16+HEX2DEC([.J15])*16+IF([.C15]=&quot;Y&quot;;8;0)+IF([.D15]=&quot;Y&quot;;0;4)+3;4)))" office:value-type="string"/>
          </table:previous>
        </table:cell-content-change>
        <table:cell-content-change table:id="ct1603">
          <table:cell-address table:column="13" table:row="15" table:table="0"/>
          <office:change-info>
            <dc:creator>Mike </dc:creator>
            <dc:date>2011-08-10T16:09:08.59</dc:date>
          </office:change-info>
          <table:previous table:id="ct1363">
            <table:change-track-table-cell table:cell-address="Sheet1.N16" table:formula="of:=IF([.H16]=&quot;&quot;;&quot;&quot;;IF([.B16]=&quot;Y&quot;;&quot;Eddd&quot;;DEC2HEX(IF(#ref!18=&quot;Y&quot;;8;9)*256*16+HEX2DEC([.J16])*16+IF([.C16]=&quot;Y&quot;;8;0)+IF([.D16]=&quot;Y&quot;;0;4)+3;4)))" office:value-type="string">
              <text:p>Eddd</text:p>
            </table:change-track-table-cell>
          </table:previous>
        </table:cell-content-change>
        <table:cell-content-change table:id="ct1604">
          <table:cell-address table:column="13" table:row="16" table:table="0"/>
          <office:change-info>
            <dc:creator>Mike </dc:creator>
            <dc:date>2011-08-10T16:09:08.59</dc:date>
          </office:change-info>
          <table:previous table:id="ct1364">
            <table:change-track-table-cell table:cell-address="Sheet1.N17" table:formula="of:=IF([.H17]=&quot;&quot;;&quot;&quot;;IF([.B17]=&quot;Y&quot;;&quot;Eddd&quot;;DEC2HEX(IF(#ref!19=&quot;Y&quot;;8;9)*256*16+HEX2DEC([.J17])*16+IF([.C17]=&quot;Y&quot;;8;0)+IF([.D17]=&quot;Y&quot;;0;4)+3;4)))" office:value-type="string">
              <text:p>Eddd</text:p>
            </table:change-track-table-cell>
          </table:previous>
        </table:cell-content-change>
        <table:cell-content-change table:id="ct1605">
          <table:cell-address table:column="13" table:row="17" table:table="0"/>
          <office:change-info>
            <dc:creator>Mike </dc:creator>
            <dc:date>2011-08-10T16:09:08.59</dc:date>
          </office:change-info>
          <table:previous table:id="ct1365">
            <table:change-track-table-cell table:cell-address="Sheet1.N18" table:formula="of:=IF([.H18]=&quot;&quot;;&quot;&quot;;IF([.B18]=&quot;Y&quot;;&quot;Eddd&quot;;DEC2HEX(IF(#ref!20=&quot;Y&quot;;8;9)*256*16+HEX2DEC([.J18])*16+IF([.C18]=&quot;Y&quot;;8;0)+IF([.D18]=&quot;Y&quot;;0;4)+3;4)))" office:value-type="string"/>
          </table:previous>
        </table:cell-content-change>
        <table:cell-content-change table:id="ct1606">
          <table:cell-address table:column="13" table:row="18" table:table="0"/>
          <office:change-info>
            <dc:creator>Mike </dc:creator>
            <dc:date>2011-08-10T16:09:08.59</dc:date>
          </office:change-info>
          <table:previous table:id="ct1366">
            <table:change-track-table-cell table:cell-address="Sheet1.N19" table:formula="of:=IF([.H19]=&quot;&quot;;&quot;&quot;;IF([.B19]=&quot;Y&quot;;&quot;Eddd&quot;;DEC2HEX(IF(#ref!21=&quot;Y&quot;;8;9)*256*16+HEX2DEC([.J19])*16+IF([.C19]=&quot;Y&quot;;8;0)+IF([.D19]=&quot;Y&quot;;0;4)+3;4)))" office:value-type="string"/>
          </table:previous>
        </table:cell-content-change>
        <table:cell-content-change table:id="ct1607">
          <table:cell-address table:column="13" table:row="19" table:table="0"/>
          <office:change-info>
            <dc:creator>Mike </dc:creator>
            <dc:date>2011-08-10T16:09:08.59</dc:date>
          </office:change-info>
          <table:previous table:id="ct1367">
            <table:change-track-table-cell table:cell-address="Sheet1.N20" table:formula="of:=IF([.H20]=&quot;&quot;;&quot;&quot;;IF([.B20]=&quot;Y&quot;;&quot;Eddd&quot;;DEC2HEX(IF(#ref!22=&quot;Y&quot;;8;9)*256*16+HEX2DEC([.J20])*16+IF([.C20]=&quot;Y&quot;;8;0)+IF([.D20]=&quot;Y&quot;;0;4)+3;4)))" office:value-type="float" office:value="0"/>
          </table:previous>
        </table:cell-content-change>
        <table:cell-content-change table:id="ct1608">
          <table:cell-address table:column="13" table:row="20" table:table="0"/>
          <office:change-info>
            <dc:creator>Mike </dc:creator>
            <dc:date>2011-08-10T16:09:08.59</dc:date>
          </office:change-info>
          <table:previous table:id="ct1368">
            <table:change-track-table-cell table:cell-address="Sheet1.N21" table:formula="of:=IF([.H21]=&quot;&quot;;&quot;&quot;;IF([.B21]=&quot;Y&quot;;&quot;Eddd&quot;;DEC2HEX(IF(#ref!23=&quot;Y&quot;;8;9)*256*16+HEX2DEC([.J21])*16+IF([.C21]=&quot;Y&quot;;8;0)+IF([.D21]=&quot;Y&quot;;0;4)+3;4)))" office:value-type="float" office:value="0"/>
          </table:previous>
        </table:cell-content-change>
        <table:cell-content-change table:id="ct1609">
          <table:cell-address table:column="13" table:row="21" table:table="0"/>
          <office:change-info>
            <dc:creator>Mike </dc:creator>
            <dc:date>2011-08-10T16:09:08.59</dc:date>
          </office:change-info>
          <table:previous table:id="ct1369">
            <table:change-track-table-cell table:cell-address="Sheet1.N22" table:formula="of:=IF([.H22]=&quot;&quot;;&quot;&quot;;IF([.B22]=&quot;Y&quot;;&quot;Eddd&quot;;DEC2HEX(IF(#ref!24=&quot;Y&quot;;8;9)*256*16+HEX2DEC([.J22])*16+IF([.C22]=&quot;Y&quot;;8;0)+IF([.D22]=&quot;Y&quot;;0;4)+3;4)))" office:value-type="float" office:value="0"/>
          </table:previous>
        </table:cell-content-change>
        <table:cell-content-change table:id="ct1610">
          <table:cell-address table:column="13" table:row="22" table:table="0"/>
          <office:change-info>
            <dc:creator>Mike </dc:creator>
            <dc:date>2011-08-10T16:09:08.59</dc:date>
          </office:change-info>
          <table:previous table:id="ct1371">
            <table:change-track-table-cell table:cell-address="Sheet1.N23" table:formula="of:=IF([.H23]=&quot;&quot;;&quot;&quot;;IF([.B23]=&quot;Y&quot;;&quot;Eddd&quot;;DEC2HEX(IF(#ref!25=&quot;Y&quot;;8;9)*256*16+HEX2DEC([.J23])*16+IF([.C23]=&quot;Y&quot;;8;0)+IF([.D23]=&quot;Y&quot;;0;4)+3;4)))" office:value-type="float" office:value="0"/>
          </table:previous>
        </table:cell-content-change>
        <table:cell-content-change table:id="ct1611">
          <table:cell-address table:column="13" table:row="23" table:table="0"/>
          <office:change-info>
            <dc:creator>Mike </dc:creator>
            <dc:date>2011-08-10T16:09:08.59</dc:date>
          </office:change-info>
          <table:previous table:id="ct1372">
            <table:change-track-table-cell table:cell-address="Sheet1.N24" table:formula="of:=IF([.H24]=&quot;&quot;;&quot;&quot;;IF([.B24]=&quot;Y&quot;;&quot;Eddd&quot;;DEC2HEX(IF(#ref!26=&quot;Y&quot;;8;9)*256*16+HEX2DEC([.J24])*16+IF([.C24]=&quot;Y&quot;;8;0)+IF([.D24]=&quot;Y&quot;;0;4)+3;4)))" office:value-type="float" office:value="0"/>
          </table:previous>
        </table:cell-content-change>
        <table:cell-content-change table:id="ct1612">
          <table:cell-address table:column="13" table:row="24" table:table="0"/>
          <office:change-info>
            <dc:creator>Mike </dc:creator>
            <dc:date>2011-08-10T16:09:08.59</dc:date>
          </office:change-info>
          <table:previous table:id="ct1373">
            <table:change-track-table-cell table:cell-address="Sheet1.N25" table:formula="of:=IF([.H25]=&quot;&quot;;&quot;&quot;;IF([.B25]=&quot;Y&quot;;&quot;Eddd&quot;;DEC2HEX(IF(#ref!27=&quot;Y&quot;;8;9)*256*16+HEX2DEC([.J25])*16+IF([.C25]=&quot;Y&quot;;8;0)+IF([.D25]=&quot;Y&quot;;0;4)+3;4)))" office:value-type="float" office:value="0"/>
          </table:previous>
        </table:cell-content-change>
        <table:cell-content-change table:id="ct1613">
          <table:cell-address table:column="13" table:row="25" table:table="0"/>
          <office:change-info>
            <dc:creator>Mike </dc:creator>
            <dc:date>2011-08-10T16:09:08.59</dc:date>
          </office:change-info>
          <table:previous table:id="ct1374">
            <table:change-track-table-cell table:cell-address="Sheet1.N26" table:formula="of:=IF([.H26]=&quot;&quot;;&quot;&quot;;IF([.B26]=&quot;Y&quot;;&quot;Eddd&quot;;DEC2HEX(IF(#ref!28=&quot;Y&quot;;8;9)*256*16+HEX2DEC([.J26])*16+IF([.C26]=&quot;Y&quot;;8;0)+IF([.D26]=&quot;Y&quot;;0;4)+3;4)))" office:value-type="string">
              <text:p>Eddd</text:p>
            </table:change-track-table-cell>
          </table:previous>
        </table:cell-content-change>
        <table:cell-content-change table:id="ct1614">
          <table:cell-address table:column="13" table:row="26" table:table="0"/>
          <office:change-info>
            <dc:creator>Mike </dc:creator>
            <dc:date>2011-08-10T16:09:08.59</dc:date>
          </office:change-info>
          <table:previous table:id="ct1375">
            <table:change-track-table-cell table:cell-address="Sheet1.N27" table:formula="of:=IF([.H27]=&quot;&quot;;&quot;&quot;;IF([.B27]=&quot;Y&quot;;&quot;Eddd&quot;;DEC2HEX(IF(#ref!29=&quot;Y&quot;;8;9)*256*16+HEX2DEC([.J27])*16+IF([.C27]=&quot;Y&quot;;8;0)+IF([.D27]=&quot;Y&quot;;0;4)+3;4)))" office:value-type="float" office:value="0"/>
          </table:previous>
        </table:cell-content-change>
        <table:cell-content-change table:id="ct1615">
          <table:cell-address table:column="13" table:row="27" table:table="0"/>
          <office:change-info>
            <dc:creator>Mike </dc:creator>
            <dc:date>2011-08-10T16:09:08.59</dc:date>
          </office:change-info>
          <table:previous table:id="ct1376">
            <table:change-track-table-cell table:cell-address="Sheet1.N28" table:formula="of:=IF([.H28]=&quot;&quot;;&quot;&quot;;IF([.B28]=&quot;Y&quot;;&quot;Eddd&quot;;DEC2HEX(IF(#ref!30=&quot;Y&quot;;8;9)*256*16+HEX2DEC([.J28])*16+IF([.C28]=&quot;Y&quot;;8;0)+IF([.D28]=&quot;Y&quot;;0;4)+3;4)))" office:value-type="float" office:value="0"/>
          </table:previous>
        </table:cell-content-change>
        <table:cell-content-change table:id="ct1616">
          <table:cell-address table:column="13" table:row="28" table:table="0"/>
          <office:change-info>
            <dc:creator>Mike </dc:creator>
            <dc:date>2011-08-10T16:09:08.59</dc:date>
          </office:change-info>
          <table:previous table:id="ct1377">
            <table:change-track-table-cell table:cell-address="Sheet1.N29" table:formula="of:=IF([.H29]=&quot;&quot;;&quot;&quot;;IF([.B29]=&quot;Y&quot;;&quot;Eddd&quot;;DEC2HEX(IF(#ref!31=&quot;Y&quot;;8;9)*256*16+HEX2DEC([.J29])*16+IF([.C29]=&quot;Y&quot;;8;0)+IF([.D29]=&quot;Y&quot;;0;4)+3;4)))" office:value-type="float" office:value="0"/>
          </table:previous>
        </table:cell-content-change>
        <table:cell-content-change table:id="ct1617">
          <table:cell-address table:column="13" table:row="29" table:table="0"/>
          <office:change-info>
            <dc:creator>Mike </dc:creator>
            <dc:date>2011-08-10T16:09:08.59</dc:date>
          </office:change-info>
          <table:previous table:id="ct1378">
            <table:change-track-table-cell table:cell-address="Sheet1.N30" table:formula="of:=IF([.H30]=&quot;&quot;;&quot;&quot;;IF([.B30]=&quot;Y&quot;;&quot;Eddd&quot;;DEC2HEX(IF(#ref!32=&quot;Y&quot;;8;9)*256*16+HEX2DEC([.J30])*16+IF([.C30]=&quot;Y&quot;;8;0)+IF([.D30]=&quot;Y&quot;;0;4)+3;4)))" office:value-type="string"/>
          </table:previous>
        </table:cell-content-change>
        <table:cell-content-change table:id="ct1618">
          <table:cell-address table:column="13" table:row="30" table:table="0"/>
          <office:change-info>
            <dc:creator>Mike </dc:creator>
            <dc:date>2011-08-10T16:09:08.59</dc:date>
          </office:change-info>
          <table:previous table:id="ct1572">
            <table:change-track-table-cell table:cell-address="Sheet1.N31" table:formula="of:=IF([.H31]=&quot;&quot;;&quot;&quot;;IF([.B31]=&quot;Y&quot;;&quot;Eddd&quot;;DEC2HEX(IF(#ref!33=&quot;Y&quot;;8;9)*256*16+HEX2DEC([.J31])*16+IF([.C31]=&quot;Y&quot;;8;0)+IF([.D31]=&quot;Y&quot;;0;4)+3;4)))" office:value-type="string"/>
          </table:previous>
        </table:cell-content-change>
        <table:cell-content-change table:id="ct1619">
          <table:cell-address table:column="13" table:row="31" table:table="0"/>
          <office:change-info>
            <dc:creator>Mike </dc:creator>
            <dc:date>2011-08-10T16:09:08.59</dc:date>
          </office:change-info>
          <table:previous table:id="ct1573">
            <table:change-track-table-cell table:cell-address="Sheet1.N32" table:formula="of:=IF([.H32]=&quot;&quot;;&quot;&quot;;IF([.B32]=&quot;Y&quot;;&quot;Eddd&quot;;DEC2HEX(IF(#ref!34=&quot;Y&quot;;8;9)*256*16+HEX2DEC([.J32])*16+IF([.C32]=&quot;Y&quot;;8;0)+IF([.D32]=&quot;Y&quot;;0;4)+3;4)))" office:value-type="float" office:value="0"/>
          </table:previous>
        </table:cell-content-change>
        <table:cell-content-change table:id="ct1620">
          <table:cell-address table:column="13" table:row="35" table:table="0"/>
          <office:change-info>
            <dc:creator>Mike </dc:creator>
            <dc:date>2011-08-10T16:09:08.59</dc:date>
          </office:change-info>
          <table:previous table:id="ct1379">
            <table:change-track-table-cell table:cell-address="Sheet1.N36" table:formula="of:=IF([.H36]=&quot;&quot;;&quot;&quot;;IF([.B36]=&quot;Y&quot;;&quot;Eddd&quot;;DEC2HEX(IF(#ref!38=&quot;Y&quot;;8;9)*256*16+HEX2DEC([.J36])*16+IF([.C36]=&quot;Y&quot;;8;0)+IF([.D36]=&quot;Y&quot;;0;4)+3;4)))" office:value-type="string"/>
          </table:previous>
        </table:cell-content-change>
        <table:cell-content-change table:id="ct1621">
          <table:cell-address table:column="13" table:row="36" table:table="0"/>
          <office:change-info>
            <dc:creator>Mike </dc:creator>
            <dc:date>2011-08-10T16:09:08.59</dc:date>
          </office:change-info>
          <table:previous table:id="ct1380">
            <table:change-track-table-cell table:cell-address="Sheet1.N37" table:formula="of:=IF([.H37]=&quot;&quot;;&quot;&quot;;IF([.B37]=&quot;Y&quot;;&quot;Eddd&quot;;DEC2HEX(IF(#ref!39=&quot;Y&quot;;8;9)*256*16+HEX2DEC([.J37])*16+IF([.C37]=&quot;Y&quot;;8;0)+IF([.D37]=&quot;Y&quot;;0;4)+3;4)))" office:value-type="string"/>
          </table:previous>
        </table:cell-content-change>
        <table:cell-content-change table:id="ct1622">
          <table:cell-address table:column="13" table:row="37" table:table="0"/>
          <office:change-info>
            <dc:creator>Mike </dc:creator>
            <dc:date>2011-08-10T16:09:08.59</dc:date>
          </office:change-info>
          <table:previous table:id="ct1579">
            <table:change-track-table-cell office:value-type="string">
              <text:p>B/C/D/E ddd</text:p>
            </table:change-track-table-cell>
          </table:previous>
        </table:cell-content-change>
        <table:cell-content-change table:id="ct1623">
          <table:cell-address table:column="13" table:row="38" table:table="0"/>
          <office:change-info>
            <dc:creator>Mike </dc:creator>
            <dc:date>2011-08-10T16:09:08.59</dc:date>
          </office:change-info>
          <table:previous table:id="ct1383">
            <table:change-track-table-cell table:cell-address="Sheet1.N39" table:formula="of:=IF([.H39]=&quot;&quot;;&quot;&quot;;IF([.B39]=&quot;Y&quot;;&quot;Eddd&quot;;DEC2HEX(IF(#ref!41=&quot;Y&quot;;8;9)*256*16+HEX2DEC([.J39])*16+IF([.C39]=&quot;Y&quot;;8;0)+IF([.D39]=&quot;Y&quot;;0;4)+3;4)))" office:value-type="string">
              <text:p>Eddd</text:p>
            </table:change-track-table-cell>
          </table:previous>
        </table:cell-content-change>
        <table:cell-content-change table:id="ct1624">
          <table:cell-address table:column="13" table:row="39" table:table="0"/>
          <office:change-info>
            <dc:creator>Mike </dc:creator>
            <dc:date>2011-08-10T16:09:08.59</dc:date>
          </office:change-info>
          <table:previous table:id="ct1384">
            <table:change-track-table-cell table:cell-address="Sheet1.N40" table:formula="of:=IF([.H40]=&quot;&quot;;&quot;&quot;;IF([.B40]=&quot;Y&quot;;&quot;Eddd&quot;;DEC2HEX(IF(#ref!42=&quot;Y&quot;;8;9)*256*16+HEX2DEC([.J40])*16+IF([.C40]=&quot;Y&quot;;8;0)+IF([.D40]=&quot;Y&quot;;0;4)+3;4)))" office:value-type="string">
              <text:p>Eddd</text:p>
            </table:change-track-table-cell>
          </table:previous>
        </table:cell-content-change>
        <table:cell-content-change table:id="ct1625">
          <table:cell-address table:column="13" table:row="40" table:table="0"/>
          <office:change-info>
            <dc:creator>Mike </dc:creator>
            <dc:date>2011-08-10T16:09:08.59</dc:date>
          </office:change-info>
          <table:previous table:id="ct1385">
            <table:change-track-table-cell table:cell-address="Sheet1.N41" table:formula="of:=IF([.H41]=&quot;&quot;;&quot;&quot;;IF([.B41]=&quot;Y&quot;;&quot;Eddd&quot;;DEC2HEX(IF(#ref!43=&quot;Y&quot;;8;9)*256*16+HEX2DEC([.J41])*16+IF([.C41]=&quot;Y&quot;;8;0)+IF([.D41]=&quot;Y&quot;;0;4)+3;4)))" office:value-type="string"/>
          </table:previous>
        </table:cell-content-change>
        <table:cell-content-change table:id="ct1626">
          <table:cell-address table:column="13" table:row="41" table:table="0"/>
          <office:change-info>
            <dc:creator>Mike </dc:creator>
            <dc:date>2011-08-10T16:09:08.59</dc:date>
          </office:change-info>
          <table:previous table:id="ct1386">
            <table:change-track-table-cell table:cell-address="Sheet1.N42" table:formula="of:=IF([.H42]=&quot;&quot;;&quot;&quot;;IF([.B42]=&quot;Y&quot;;&quot;Eddd&quot;;DEC2HEX(IF(#ref!44=&quot;Y&quot;;8;9)*256*16+HEX2DEC([.J42])*16+IF([.C42]=&quot;Y&quot;;8;0)+IF([.D42]=&quot;Y&quot;;0;4)+3;4)))" office:value-type="string"/>
          </table:previous>
        </table:cell-content-change>
        <table:cell-content-change table:id="ct1627">
          <table:cell-address table:column="13" table:row="42" table:table="0"/>
          <office:change-info>
            <dc:creator>Mike </dc:creator>
            <dc:date>2011-08-10T16:09:08.59</dc:date>
          </office:change-info>
          <table:previous table:id="ct1387">
            <table:change-track-table-cell table:cell-address="Sheet1.N43" table:formula="of:=IF([.H43]=&quot;&quot;;&quot;&quot;;IF([.B43]=&quot;Y&quot;;&quot;Eddd&quot;;DEC2HEX(IF(#ref!45=&quot;Y&quot;;8;9)*256*16+HEX2DEC([.J43])*16+IF([.C43]=&quot;Y&quot;;8;0)+IF([.D43]=&quot;Y&quot;;0;4)+3;4)))" office:value-type="string"/>
          </table:previous>
        </table:cell-content-change>
        <table:cell-content-change table:id="ct1628">
          <table:cell-address table:column="13" table:row="43" table:table="0"/>
          <office:change-info>
            <dc:creator>Mike </dc:creator>
            <dc:date>2011-08-10T16:09:08.59</dc:date>
          </office:change-info>
          <table:previous table:id="ct1388">
            <table:change-track-table-cell table:cell-address="Sheet1.N44" table:formula="of:=IF([.H44]=&quot;&quot;;&quot;&quot;;IF([.B44]=&quot;Y&quot;;&quot;Eddd&quot;;DEC2HEX(IF(#ref!46=&quot;Y&quot;;8;9)*256*16+HEX2DEC([.J44])*16+IF([.C44]=&quot;Y&quot;;8;0)+IF([.D44]=&quot;Y&quot;;0;4)+3;4)))" office:value-type="string">
              <text:p>Eddd</text:p>
            </table:change-track-table-cell>
          </table:previous>
        </table:cell-content-change>
        <table:cell-content-change table:id="ct1629">
          <table:cell-address table:column="13" table:row="44" table:table="0"/>
          <office:change-info>
            <dc:creator>Mike </dc:creator>
            <dc:date>2011-08-10T16:09:08.59</dc:date>
          </office:change-info>
          <table:previous table:id="ct1389">
            <table:change-track-table-cell table:cell-address="Sheet1.N45" table:formula="of:=IF([.H45]=&quot;&quot;;&quot;&quot;;IF([.B45]=&quot;Y&quot;;&quot;Eddd&quot;;DEC2HEX(IF(#ref!47=&quot;Y&quot;;8;9)*256*16+HEX2DEC([.J45])*16+IF([.C45]=&quot;Y&quot;;8;0)+IF([.D45]=&quot;Y&quot;;0;4)+3;4)))" office:value-type="string"/>
          </table:previous>
        </table:cell-content-change>
        <table:cell-content-change table:id="ct1630">
          <table:cell-address table:column="13" table:row="45" table:table="0"/>
          <office:change-info>
            <dc:creator>Mike </dc:creator>
            <dc:date>2011-08-10T16:09:08.59</dc:date>
          </office:change-info>
          <table:previous table:id="ct1390">
            <table:change-track-table-cell table:cell-address="Sheet1.N46" table:formula="of:=IF([.H46]=&quot;&quot;;&quot;&quot;;IF([.B46]=&quot;Y&quot;;&quot;Eddd&quot;;DEC2HEX(IF(#ref!48=&quot;Y&quot;;8;9)*256*16+HEX2DEC([.J46])*16+IF([.C46]=&quot;Y&quot;;8;0)+IF([.D46]=&quot;Y&quot;;0;4)+3;4)))" office:value-type="string">
              <text:p>Eddd</text:p>
            </table:change-track-table-cell>
          </table:previous>
        </table:cell-content-change>
        <table:cell-content-change table:id="ct1631">
          <table:cell-address table:column="13" table:row="46" table:table="0"/>
          <office:change-info>
            <dc:creator>Mike </dc:creator>
            <dc:date>2011-08-10T16:09:08.59</dc:date>
          </office:change-info>
          <table:previous table:id="ct1391">
            <table:change-track-table-cell table:cell-address="Sheet1.N47" table:formula="of:=IF([.H47]=&quot;&quot;;&quot;&quot;;IF([.B47]=&quot;Y&quot;;&quot;Eddd&quot;;DEC2HEX(IF(#ref!49=&quot;Y&quot;;8;9)*256*16+HEX2DEC([.J47])*16+IF([.C47]=&quot;Y&quot;;8;0)+IF([.D47]=&quot;Y&quot;;0;4)+3;4)))" office:value-type="string"/>
          </table:previous>
        </table:cell-content-change>
        <table:cell-content-change table:id="ct1632">
          <table:cell-address table:column="13" table:row="47" table:table="0"/>
          <office:change-info>
            <dc:creator>Mike </dc:creator>
            <dc:date>2011-08-10T16:09:08.59</dc:date>
          </office:change-info>
          <table:previous table:id="ct1392">
            <table:change-track-table-cell table:cell-address="Sheet1.N48" table:formula="of:=IF([.H48]=&quot;&quot;;&quot;&quot;;IF([.B48]=&quot;Y&quot;;&quot;Eddd&quot;;DEC2HEX(IF(#ref!50=&quot;Y&quot;;8;9)*256*16+HEX2DEC([.J48])*16+IF([.C48]=&quot;Y&quot;;8;0)+IF([.D48]=&quot;Y&quot;;0;4)+3;4)))" office:value-type="string"/>
          </table:previous>
        </table:cell-content-change>
        <table:cell-content-change table:id="ct1633">
          <table:cell-address table:column="13" table:row="48" table:table="0"/>
          <office:change-info>
            <dc:creator>Mike </dc:creator>
            <dc:date>2011-08-10T16:09:08.59</dc:date>
          </office:change-info>
          <table:previous table:id="ct1396">
            <table:change-track-table-cell office:value-type="string">
              <text:p>Fddd</text:p>
            </table:change-track-table-cell>
          </table:previous>
        </table:cell-content-change>
        <table:cell-content-change table:id="ct1634">
          <table:cell-address table:column="13" table:row="49" table:table="0"/>
          <office:change-info>
            <dc:creator>Mike </dc:creator>
            <dc:date>2011-08-10T16:09:08.59</dc:date>
          </office:change-info>
          <table:previous table:id="ct1394">
            <table:change-track-table-cell table:cell-address="Sheet1.N50" table:formula="of:=IF([.H50]=&quot;&quot;;&quot;&quot;;IF([.B50]=&quot;Y&quot;;&quot;Eddd&quot;;DEC2HEX(IF(#ref!52=&quot;Y&quot;;8;9)*256*16+HEX2DEC([.J50])*16+IF([.C50]=&quot;Y&quot;;8;0)+IF([.D50]=&quot;Y&quot;;0;4)+3;4)))" office:value-type="string">
              <text:p>Eddd</text:p>
            </table:change-track-table-cell>
          </table:previous>
        </table:cell-content-change>
        <table:cell-content-change table:id="ct1635">
          <table:cell-address table:column="13" table:row="50" table:table="0"/>
          <office:change-info>
            <dc:creator>Mike </dc:creator>
            <dc:date>2011-08-10T16:09:08.59</dc:date>
          </office:change-info>
          <table:previous table:id="ct1395">
            <table:change-track-table-cell table:cell-address="Sheet1.N51" table:formula="of:=IF([.H51]=&quot;&quot;;&quot;&quot;;IF([.B51]=&quot;Y&quot;;&quot;Eddd&quot;;DEC2HEX(IF(#ref!53=&quot;Y&quot;;8;9)*256*16+HEX2DEC([.J51])*16+IF([.C51]=&quot;Y&quot;;8;0)+IF([.D51]=&quot;Y&quot;;0;4)+3;4)))" office:value-type="string">
              <text:p>Eddd</text:p>
            </table:change-track-table-cell>
          </table:previous>
        </table:cell-content-change>
        <table:cell-content-change table:id="ct1636">
          <table:cell-address table:column="13" table:row="48" table:table="0"/>
          <office:change-info>
            <dc:creator>Mike </dc:creator>
            <dc:date>2011-08-10T16:09:23.08</dc:date>
          </office:change-info>
          <table:previous table:id="ct1633">
            <table:change-track-table-cell table:cell-address="Sheet1.N49" table:formula="of:=IF([.H49]=&quot;&quot;;&quot;&quot;;IF([.B49]=&quot;Y&quot;;&quot;1Eddd&quot;;DEC2HEX(256*256+IF(#ref!51=&quot;Y&quot;;8;9)*256*16+HEX2DEC([.J49])*16+IF([.C49]=&quot;Y&quot;;8;0)+IF([.D49]=&quot;Y&quot;;0;4)+3;5)))" office:value-type="string">
              <text:p>1Eddd</text:p>
            </table:change-track-table-cell>
          </table:previous>
        </table:cell-content-change>
        <table:cell-content-change table:id="ct1637">
          <table:cell-address table:column="13" table:row="1" table:table="0"/>
          <office:change-info>
            <dc:creator>Mike </dc:creator>
            <dc:date>2011-08-10T16:11:31.27</dc:date>
          </office:change-info>
          <table:previous table:id="ct1515">
            <table:change-track-table-cell office:value-type="string">
              <text:p>Logical OR this with 0x10000 to get top 17 bits of CAN header, Logical OR this with 0x10000 to get top 17 bits of CAN header. ddd' refers to destination address.</text:p>
            </table:change-track-table-cell>
          </table:previous>
        </table:cell-content-change>
        <table:cell-content-change table:id="ct1638">
          <table:cell-address table:column="0" table:row="3" table:table="0"/>
          <office:change-info>
            <dc:creator>Mike </dc:creator>
            <dc:date>2011-08-10T16:12:54.56</dc:date>
          </office:change-info>
          <table:previous>
            <table:change-track-table-cell office:value-type="string">
              <text:p>Name</text:p>
            </table:change-track-table-cell>
          </table:previous>
        </table:cell-content-change>
        <table:cell-content-change table:id="ct1639">
          <table:cell-address table:column="13" table:row="37" table:table="0"/>
          <office:change-info>
            <dc:creator>Mike </dc:creator>
            <dc:date>2011-08-10T16:13:48.64</dc:date>
          </office:change-info>
          <table:previous table:id="ct1622">
            <table:change-track-table-cell table:cell-address="Sheet1.N38" table:formula="of:=IF([.H38]=&quot;&quot;;&quot;&quot;;IF([.B38]=&quot;Y&quot;;&quot;1Eddd&quot;;DEC2HEX(256*256+IF(#ref!40=&quot;Y&quot;;8;9)*256*16+HEX2DEC([.J38])*16+IF([.C38]=&quot;Y&quot;;8;0)+IF([.D38]=&quot;Y&quot;;0;4)+3;5)))" office:value-type="string">
              <text:p>1Eddd</text:p>
            </table:change-track-table-cell>
          </table:previous>
        </table:cell-content-change>
        <table:cell-content-change table:id="ct1640">
          <table:cell-address table:column="3" table:row="1" table:table="0"/>
          <office:change-info>
            <dc:creator>David Harris</dc:creator>
            <dc:date>2011-08-11T05:03:18</dc:date>
          </office:change-info>
          <table:previous table:id="ct503">
            <table:change-track-table-cell office:value-type="string">
              <text:p>CAN flag ?</text:p>
            </table:change-track-table-cell>
          </table:previous>
        </table:cell-content-change>
        <table:cell-content-change table:id="ct1641">
          <table:cell-address table:column="0" table:row="19" table:table="0"/>
          <office:change-info>
            <dc:creator>David Harris</dc:creator>
            <dc:date>2011-08-11T05:27:41</dc:date>
          </office:change-info>
          <table:previous>
            <table:change-track-table-cell office:value-type="string">
              <text:p>Identify Consumers</text:p>
            </table:change-track-table-cell>
          </table:previous>
        </table:cell-content-change>
        <table:cell-content-change table:id="ct1642">
          <table:cell-address table:column="0" table:row="22" table:table="0"/>
          <office:change-info>
            <dc:creator>David Harris</dc:creator>
            <dc:date>2011-08-11T05:27:50</dc:date>
          </office:change-info>
          <table:previous>
            <table:change-track-table-cell office:value-type="string">
              <text:p>Identify Producers</text:p>
            </table:change-track-table-cell>
          </table:previous>
        </table:cell-content-change>
        <table:cell-content-change table:id="ct1643">
          <table:cell-address table:column="7" table:row="10" table:table="0"/>
          <office:change-info>
            <dc:creator>Bob Jacobsen</dc:creator>
            <dc:date>2011-09-11T05:04:49</dc:date>
          </office:change-info>
          <table:previous>
            <table:change-track-table-cell/>
          </table:previous>
        </table:cell-content-change>
        <table:cell-content-change table:id="ct1644">
          <table:cell-address table:column="7" table:row="10" table:table="0"/>
          <office:change-info>
            <dc:creator>Bob Jacobsen</dc:creator>
            <dc:date>2011-09-11T05:05:29</dc:date>
          </office:change-info>
          <table:previous table:id="ct1643">
            <table:change-track-table-cell office:value-type="string">
              <text:p>Y</text:p>
            </table:change-track-table-cell>
          </table:previous>
        </table:cell-content-change>
        <table:cell-content-change table:id="ct1645">
          <table:cell-address table:column="7" table:row="10" table:table="0"/>
          <office:change-info>
            <dc:creator>Bob Jacobsen</dc:creator>
            <dc:date>2011-09-11T05:05:35</dc:date>
          </office:change-info>
          <table:previous table:id="ct1644">
            <table:change-track-table-cell/>
          </table:previous>
        </table:cell-content-change>
        <table:cell-content-change table:id="ct1646">
          <table:cell-address table:column="15" table:row="6" table:table="0"/>
          <office:change-info>
            <dc:creator>Bob Jacobsen</dc:creator>
            <dc:date>2011-09-11T05:06:41</dc:date>
          </office:change-info>
          <table:previous>
            <table:change-track-table-cell/>
          </table:previous>
        </table:cell-content-change>
        <table:cell-content-change table:id="ct1647">
          <table:cell-address table:column="7" table:row="15" table:table="0"/>
          <office:change-info>
            <dc:creator>Bob Jacobsen</dc:creator>
            <dc:date>2011-09-11T05:06:42</dc:date>
          </office:change-info>
          <table:previous table:id="ct481">
            <table:change-track-table-cell office:value-type="string">
              <text:p>Y</text:p>
            </table:change-track-table-cell>
          </table:previous>
        </table:cell-content-change>
        <table:cell-content-change table:id="ct1648">
          <table:cell-address table:column="13" table:row="37" table:table="0"/>
          <office:change-info>
            <dc:creator>Bob Jacobsen</dc:creator>
            <dc:date>2011-09-11T05:15:25</dc:date>
          </office:change-info>
          <table:previous table:id="ct1639">
            <table:change-track-table-cell office:value-type="string">
              <text:p>1 B/C/D/E ddd</text:p>
            </table:change-track-table-cell>
          </table:previous>
        </table:cell-content-change>
        <table:cell-content-change table:id="ct1649">
          <table:cell-address table:column="13" table:row="37" table:table="0"/>
          <office:change-info>
            <dc:creator>Bob Jacobsen</dc:creator>
            <dc:date>2011-09-11T05:18:53</dc:date>
          </office:change-info>
          <table:previous table:id="ct1648">
            <table:change-track-table-cell office:value-type="string">
              <text:p>1 B/C/D ddd</text:p>
            </table:change-track-table-cell>
          </table:previous>
        </table:cell-content-change>
        <table:cell-content-change table:id="ct1650">
          <table:cell-address table:column="15" table:row="37" table:table="0"/>
          <office:change-info>
            <dc:creator>Bob Jacobsen</dc:creator>
            <dc:date>2011-09-11T05:19:37</dc:date>
          </office:change-info>
          <table:previous>
            <table:change-track-table-cell office:value-type="string">
              <text:p>Data (0-8 bytes)</text:p>
            </table:change-track-table-cell>
          </table:previous>
        </table:cell-content-change>
        <table:cell-content-change table:id="ct1651">
          <table:cell-address table:column="15" table:row="37" table:table="0"/>
          <office:change-info>
            <dc:creator>Bob Jacobsen</dc:creator>
            <dc:date>2011-09-11T05:26:37</dc:date>
          </office:change-info>
          <table:previous table:id="ct1650">
            <table:change-track-table-cell office:value-type="string">
              <text:p>Data (0-8 bytes))</text:p>
            </table:change-track-table-cell>
          </table:previous>
        </table:cell-content-change>
        <table:cell-content-change table:id="ct1652">
          <table:cell-address table:column="7" table:row="16" table:table="0"/>
          <office:change-info>
            <dc:creator>Bob Jacobsen</dc:creator>
            <dc:date>2011-09-11T05:37:06</dc:date>
          </office:change-info>
          <table:previous table:id="ct482">
            <table:change-track-table-cell office:value-type="string">
              <text:p>Y</text:p>
            </table:change-track-table-cell>
          </table:previous>
        </table:cell-content-change>
        <table:cell-content-change table:id="ct1653">
          <table:cell-address table:column="13" table:row="15" table:table="0"/>
          <office:change-info>
            <dc:creator>Bob Jacobsen</dc:creator>
            <dc:date>2011-09-11T05:39:06</dc:date>
          </office:change-info>
          <table:previous table:id="ct1448">
            <table:change-track-table-cell table:cell-address="Sheet1.N16" table:formula="of:=IF([.H16]=&quot;&quot;;&quot;&quot;;DEC2HEX(1*(16*256)+HEX2DEC([.J16])*16+IF([.B16]=&quot;Y&quot;;4;0)+IF([.C16]=&quot;Y&quot;;2;0)+IF([.D16]=&quot;Y&quot;;1;0)+IF(NOT (#ref!18=&quot;Y&quot;);2*16*256;0);4))" office:value-type="float" office:value="0"/>
          </table:previous>
        </table:cell-content-change>
        <table:cell-content-change table:id="ct1654">
          <table:cell-address table:column="13" table:row="15" table:table="0"/>
          <office:change-info>
            <dc:creator>Bob Jacobsen</dc:creator>
            <dc:date>2011-09-11T05:39:57</dc:date>
          </office:change-info>
          <table:previous table:id="ct1653">
            <table:change-track-table-cell table:cell-address="Sheet1.N16" table:formula="of:=IF([.J16]=&quot;&quot;;&quot;&quot;;DEC2HEX(1*(16*256)+HEX2DEC([.L16])*16+IF([.F16]=&quot;Y&quot;;4;0)+IF([.G16]=&quot;Y&quot;;2;0)+IF([.H16]=&quot;Y&quot;;1;0)+IF(NOT ([.I16]=&quot;Y&quot; or [.F16]=&quot;Y&quot;);2*16*256;0);4))" office:value-type="string"/>
          </table:previous>
        </table:cell-content-change>
        <table:cell-content-change table:id="ct1655">
          <table:cell-address table:column="13" table:row="16" table:table="0"/>
          <office:change-info>
            <dc:creator>Bob Jacobsen</dc:creator>
            <dc:date>2011-09-11T05:40:01</dc:date>
          </office:change-info>
          <table:previous table:id="ct1449">
            <table:change-track-table-cell table:cell-address="Sheet1.N17" table:formula="of:=IF([.H17]=&quot;&quot;;&quot;&quot;;DEC2HEX(1*(16*256)+HEX2DEC([.J17])*16+IF([.B17]=&quot;Y&quot;;4;0)+IF([.C17]=&quot;Y&quot;;2;0)+IF([.D17]=&quot;Y&quot;;1;0)+IF(NOT (#ref!19=&quot;Y&quot;);2*16*256;0);4))" office:value-type="float" office:value="0"/>
          </table:previous>
        </table:cell-content-change>
        <table:cell-content-change table:id="ct1656">
          <table:cell-address table:column="13" table:row="12" table:table="0"/>
          <office:change-info>
            <dc:creator>Bob Jacobsen</dc:creator>
            <dc:date>2011-09-11T05:40:03</dc:date>
          </office:change-info>
          <table:previous table:id="ct1445">
            <table:change-track-table-cell table:cell-address="Sheet1.N13" table:formula="of:=IF([.H13]=&quot;&quot;;&quot;&quot;;DEC2HEX(1*(16*256)+HEX2DEC([.J13])*16+IF([.B13]=&quot;Y&quot;;4;0)+IF([.C13]=&quot;Y&quot;;2;0)+IF([.D13]=&quot;Y&quot;;1;0)+IF(NOT (#ref!15=&quot;Y&quot;);2*16*256;0);4))" office:value-type="float" office:value="0"/>
          </table:previous>
        </table:cell-content-change>
        <table:cell-content-change table:id="ct1657">
          <table:cell-address table:column="13" table:row="11" table:table="0"/>
          <office:change-info>
            <dc:creator>Bob Jacobsen</dc:creator>
            <dc:date>2011-09-11T05:40:04</dc:date>
          </office:change-info>
          <table:previous table:id="ct1444">
            <table:change-track-table-cell table:cell-address="Sheet1.N12" table:formula="of:=IF([.H12]=&quot;&quot;;&quot;&quot;;DEC2HEX(1*(16*256)+HEX2DEC([.J12])*16+IF([.B12]=&quot;Y&quot;;4;0)+IF([.C12]=&quot;Y&quot;;2;0)+IF([.D12]=&quot;Y&quot;;1;0)+IF(NOT (#ref!14=&quot;Y&quot;);2*16*256;0);4))" office:value-type="float" office:value="0"/>
          </table:previous>
        </table:cell-content-change>
        <table:cell-content-change table:id="ct1658">
          <table:cell-address table:column="13" table:row="10" table:table="0"/>
          <office:change-info>
            <dc:creator>Bob Jacobsen</dc:creator>
            <dc:date>2011-09-11T05:40:05</dc:date>
          </office:change-info>
          <table:previous table:id="ct1443">
            <table:change-track-table-cell table:cell-address="Sheet1.N11" table:formula="of:=IF([.H11]=&quot;&quot;;&quot;&quot;;DEC2HEX(1*(16*256)+HEX2DEC([.J11])*16+IF([.B11]=&quot;Y&quot;;4;0)+IF([.C11]=&quot;Y&quot;;2;0)+IF([.D11]=&quot;Y&quot;;1;0)+IF(NOT (#ref!13=&quot;Y&quot;);2*16*256;0);4))" office:value-type="float" office:value="0"/>
          </table:previous>
        </table:cell-content-change>
        <table:cell-content-change table:id="ct1659">
          <table:cell-address table:column="13" table:row="9" table:table="0"/>
          <office:change-info>
            <dc:creator>Bob Jacobsen</dc:creator>
            <dc:date>2011-09-11T05:40:09</dc:date>
          </office:change-info>
          <table:previous table:id="ct1442">
            <table:change-track-table-cell table:cell-address="Sheet1.N10" table:formula="of:=IF([.H10]=&quot;&quot;;&quot;&quot;;DEC2HEX(1*(16*256)+HEX2DEC([.J10])*16+IF([.B10]=&quot;Y&quot;;4;0)+IF([.C10]=&quot;Y&quot;;2;0)+IF([.D10]=&quot;Y&quot;;1;0)+IF(NOT (#ref!12=&quot;Y&quot;);2*16*256;0);4))" office:value-type="float" office:value="0"/>
          </table:previous>
        </table:cell-content-change>
        <table:cell-content-change table:id="ct1660">
          <table:cell-address table:column="13" table:row="8" table:table="0"/>
          <office:change-info>
            <dc:creator>Bob Jacobsen</dc:creator>
            <dc:date>2011-09-11T05:40:10</dc:date>
          </office:change-info>
          <table:previous table:id="ct1441">
            <table:change-track-table-cell table:cell-address="Sheet1.N9" table:formula="of:=IF([.H9]=&quot;&quot;;&quot;&quot;;DEC2HEX(1*(16*256)+HEX2DEC([.J9])*16+IF([.B9]=&quot;Y&quot;;4;0)+IF([.C9]=&quot;Y&quot;;2;0)+IF([.D9]=&quot;Y&quot;;1;0)+IF(NOT (#ref!11=&quot;Y&quot;);2*16*256;0);4))" office:value-type="float" office:value="0"/>
          </table:previous>
        </table:cell-content-change>
        <table:cell-content-change table:id="ct1661">
          <table:cell-address table:column="13" table:row="7" table:table="0"/>
          <office:change-info>
            <dc:creator>Bob Jacobsen</dc:creator>
            <dc:date>2011-09-11T05:40:11</dc:date>
          </office:change-info>
          <table:previous table:id="ct1440">
            <table:change-track-table-cell table:cell-address="Sheet1.N8" table:formula="of:=IF([.H8]=&quot;&quot;;&quot;&quot;;DEC2HEX(1*(16*256)+HEX2DEC([.J8])*16+IF([.B8]=&quot;Y&quot;;4;0)+IF([.C8]=&quot;Y&quot;;2;0)+IF([.D8]=&quot;Y&quot;;1;0)+IF(NOT (#ref!10=&quot;Y&quot;);2*16*256;0);4))" office:value-type="float" office:value="0"/>
          </table:previous>
        </table:cell-content-change>
        <table:cell-content-change table:id="ct1662">
          <table:cell-address table:column="13" table:row="6" table:table="0"/>
          <office:change-info>
            <dc:creator>Bob Jacobsen</dc:creator>
            <dc:date>2011-09-11T05:40:12</dc:date>
          </office:change-info>
          <table:previous table:id="ct1558">
            <table:change-track-table-cell table:cell-address="Sheet1.N7" table:formula="of:=IF([.H7]=&quot;&quot;;&quot;&quot;;DEC2HEX(1*(16*256)+HEX2DEC([.J7])*16+IF([.B7]=&quot;Y&quot;;4;0)+IF([.C7]=&quot;Y&quot;;2;0)+IF([.D7]=&quot;Y&quot;;1;0)+IF(NOT (#ref!9=&quot;Y&quot;);2*16*256;0);4))" office:value-type="float" office:value="0"/>
          </table:previous>
        </table:cell-content-change>
        <table:cell-content-change table:id="ct1663">
          <table:cell-address table:column="13" table:row="5" table:table="0"/>
          <office:change-info>
            <dc:creator>Bob Jacobsen</dc:creator>
            <dc:date>2011-09-11T05:40:13</dc:date>
          </office:change-info>
          <table:previous table:id="ct1557">
            <table:change-track-table-cell table:cell-address="Sheet1.N6" table:formula="of:=IF([.H6]=&quot;&quot;;&quot;&quot;;DEC2HEX(1*(16*256)+HEX2DEC([.J6])*16+IF([.B6]=&quot;Y&quot;;4;0)+IF([.C6]=&quot;Y&quot;;2;0)+IF([.D6]=&quot;Y&quot;;1;0)+IF(NOT (#ref!8=&quot;Y&quot;);2*16*256;0);4))" office:value-type="float" office:value="0"/>
          </table:previous>
        </table:cell-content-change>
        <table:cell-content-change table:id="ct1664">
          <table:cell-address table:column="13" table:row="19" table:table="0"/>
          <office:change-info>
            <dc:creator>Bob Jacobsen</dc:creator>
            <dc:date>2011-09-11T05:40:19</dc:date>
          </office:change-info>
          <table:previous table:id="ct1452">
            <table:change-track-table-cell table:cell-address="Sheet1.N20" table:formula="of:=IF([.H20]=&quot;&quot;;&quot;&quot;;DEC2HEX(1*(16*256)+HEX2DEC([.J20])*16+IF([.B20]=&quot;Y&quot;;4;0)+IF([.C20]=&quot;Y&quot;;2;0)+IF([.D20]=&quot;Y&quot;;1;0)+IF(NOT (#ref!22=&quot;Y&quot;);2*16*256;0);4))" office:value-type="float" office:value="0"/>
          </table:previous>
        </table:cell-content-change>
        <table:cell-content-change table:id="ct1665">
          <table:cell-address table:column="13" table:row="20" table:table="0"/>
          <office:change-info>
            <dc:creator>Bob Jacobsen</dc:creator>
            <dc:date>2011-09-11T05:40:20</dc:date>
          </office:change-info>
          <table:previous table:id="ct1453">
            <table:change-track-table-cell table:cell-address="Sheet1.N21" table:formula="of:=IF([.H21]=&quot;&quot;;&quot;&quot;;DEC2HEX(1*(16*256)+HEX2DEC([.J21])*16+IF([.B21]=&quot;Y&quot;;4;0)+IF([.C21]=&quot;Y&quot;;2;0)+IF([.D21]=&quot;Y&quot;;1;0)+IF(NOT (#ref!23=&quot;Y&quot;);2*16*256;0);4))" office:value-type="float" office:value="0"/>
          </table:previous>
        </table:cell-content-change>
        <table:cell-content-change table:id="ct1666">
          <table:cell-address table:column="13" table:row="21" table:table="0"/>
          <office:change-info>
            <dc:creator>Bob Jacobsen</dc:creator>
            <dc:date>2011-09-11T05:40:23</dc:date>
          </office:change-info>
          <table:previous table:id="ct1454">
            <table:change-track-table-cell table:cell-address="Sheet1.N22" table:formula="of:=IF([.H22]=&quot;&quot;;&quot;&quot;;DEC2HEX(1*(16*256)+HEX2DEC([.J22])*16+IF([.B22]=&quot;Y&quot;;4;0)+IF([.C22]=&quot;Y&quot;;2;0)+IF([.D22]=&quot;Y&quot;;1;0)+IF(NOT (#ref!24=&quot;Y&quot;);2*16*256;0);4))" office:value-type="float" office:value="0"/>
          </table:previous>
        </table:cell-content-change>
        <table:cell-content-change table:id="ct1667">
          <table:cell-address table:column="13" table:row="22" table:table="0"/>
          <office:change-info>
            <dc:creator>Bob Jacobsen</dc:creator>
            <dc:date>2011-09-11T05:40:24</dc:date>
          </office:change-info>
          <table:previous table:id="ct1456">
            <table:change-track-table-cell table:cell-address="Sheet1.N23" table:formula="of:=IF([.H23]=&quot;&quot;;&quot;&quot;;DEC2HEX(1*(16*256)+HEX2DEC([.J23])*16+IF([.B23]=&quot;Y&quot;;4;0)+IF([.C23]=&quot;Y&quot;;2;0)+IF([.D23]=&quot;Y&quot;;1;0)+IF(NOT (#ref!25=&quot;Y&quot;);2*16*256;0);4))" office:value-type="float" office:value="0"/>
          </table:previous>
        </table:cell-content-change>
        <table:cell-content-change table:id="ct1668">
          <table:cell-address table:column="13" table:row="23" table:table="0"/>
          <office:change-info>
            <dc:creator>Bob Jacobsen</dc:creator>
            <dc:date>2011-09-11T05:40:25</dc:date>
          </office:change-info>
          <table:previous table:id="ct1457">
            <table:change-track-table-cell table:cell-address="Sheet1.N24" table:formula="of:=IF([.H24]=&quot;&quot;;&quot;&quot;;DEC2HEX(1*(16*256)+HEX2DEC([.J24])*16+IF([.B24]=&quot;Y&quot;;4;0)+IF([.C24]=&quot;Y&quot;;2;0)+IF([.D24]=&quot;Y&quot;;1;0)+IF(NOT (#ref!26=&quot;Y&quot;);2*16*256;0);4))" office:value-type="float" office:value="0"/>
          </table:previous>
        </table:cell-content-change>
        <table:cell-content-change table:id="ct1669">
          <table:cell-address table:column="13" table:row="24" table:table="0"/>
          <office:change-info>
            <dc:creator>Bob Jacobsen</dc:creator>
            <dc:date>2011-09-11T05:40:26</dc:date>
          </office:change-info>
          <table:previous table:id="ct1458">
            <table:change-track-table-cell table:cell-address="Sheet1.N25" table:formula="of:=IF([.H25]=&quot;&quot;;&quot;&quot;;DEC2HEX(1*(16*256)+HEX2DEC([.J25])*16+IF([.B25]=&quot;Y&quot;;4;0)+IF([.C25]=&quot;Y&quot;;2;0)+IF([.D25]=&quot;Y&quot;;1;0)+IF(NOT (#ref!27=&quot;Y&quot;);2*16*256;0);4))" office:value-type="float" office:value="0"/>
          </table:previous>
        </table:cell-content-change>
        <table:cell-content-change table:id="ct1670">
          <table:cell-address table:column="13" table:row="25" table:table="0"/>
          <office:change-info>
            <dc:creator>Bob Jacobsen</dc:creator>
            <dc:date>2011-09-11T05:40:26</dc:date>
          </office:change-info>
          <table:previous table:id="ct1459">
            <table:change-track-table-cell table:cell-address="Sheet1.N26" table:formula="of:=IF([.H26]=&quot;&quot;;&quot;&quot;;DEC2HEX(1*(16*256)+HEX2DEC([.J26])*16+IF([.B26]=&quot;Y&quot;;4;0)+IF([.C26]=&quot;Y&quot;;2;0)+IF([.D26]=&quot;Y&quot;;1;0)+IF(NOT (#ref!28=&quot;Y&quot;);2*16*256;0);4))" office:value-type="float" office:value="0"/>
          </table:previous>
        </table:cell-content-change>
        <table:cell-content-change table:id="ct1671">
          <table:cell-address table:column="13" table:row="26" table:table="0"/>
          <office:change-info>
            <dc:creator>Bob Jacobsen</dc:creator>
            <dc:date>2011-09-11T05:40:27</dc:date>
          </office:change-info>
          <table:previous table:id="ct1460">
            <table:change-track-table-cell table:cell-address="Sheet1.N27" table:formula="of:=IF([.H27]=&quot;&quot;;&quot;&quot;;DEC2HEX(1*(16*256)+HEX2DEC([.J27])*16+IF([.B27]=&quot;Y&quot;;4;0)+IF([.C27]=&quot;Y&quot;;2;0)+IF([.D27]=&quot;Y&quot;;1;0)+IF(NOT (#ref!29=&quot;Y&quot;);2*16*256;0);4))" office:value-type="float" office:value="0"/>
          </table:previous>
        </table:cell-content-change>
        <table:cell-content-change table:id="ct1672">
          <table:cell-address table:column="13" table:row="27" table:table="0"/>
          <office:change-info>
            <dc:creator>Bob Jacobsen</dc:creator>
            <dc:date>2011-09-11T05:40:28</dc:date>
          </office:change-info>
          <table:previous table:id="ct1461">
            <table:change-track-table-cell table:cell-address="Sheet1.N28" table:formula="of:=IF([.H28]=&quot;&quot;;&quot;&quot;;DEC2HEX(1*(16*256)+HEX2DEC([.J28])*16+IF([.B28]=&quot;Y&quot;;4;0)+IF([.C28]=&quot;Y&quot;;2;0)+IF([.D28]=&quot;Y&quot;;1;0)+IF(NOT (#ref!30=&quot;Y&quot;);2*16*256;0);4))" office:value-type="float" office:value="0"/>
          </table:previous>
        </table:cell-content-change>
        <table:cell-content-change table:id="ct1673">
          <table:cell-address table:column="13" table:row="28" table:table="0"/>
          <office:change-info>
            <dc:creator>Bob Jacobsen</dc:creator>
            <dc:date>2011-09-11T05:40:29</dc:date>
          </office:change-info>
          <table:previous table:id="ct1462">
            <table:change-track-table-cell table:cell-address="Sheet1.N29" table:formula="of:=IF([.H29]=&quot;&quot;;&quot;&quot;;DEC2HEX(1*(16*256)+HEX2DEC([.J29])*16+IF([.B29]=&quot;Y&quot;;4;0)+IF([.C29]=&quot;Y&quot;;2;0)+IF([.D29]=&quot;Y&quot;;1;0)+IF(NOT (#ref!31=&quot;Y&quot;);2*16*256;0);4))" office:value-type="float" office:value="0"/>
          </table:previous>
        </table:cell-content-change>
        <table:cell-content-change table:id="ct1674">
          <table:cell-address table:column="13" table:row="31" table:table="0"/>
          <office:change-info>
            <dc:creator>Bob Jacobsen</dc:creator>
            <dc:date>2011-09-11T05:40:33</dc:date>
          </office:change-info>
          <table:previous table:id="ct1571">
            <table:change-track-table-cell table:cell-address="Sheet1.N32" table:formula="of:=IF([.H32]=&quot;&quot;;&quot;&quot;;DEC2HEX(1*(16*256)+HEX2DEC([.J32])*16+IF([.B32]=&quot;Y&quot;;4;0)+IF([.C32]=&quot;Y&quot;;2;0)+IF([.D32]=&quot;Y&quot;;1;0)+IF(NOT (#ref!34=&quot;Y&quot;);2*16*256;0);4))" office:value-type="float" office:value="0"/>
          </table:previous>
        </table:cell-content-change>
        <table:cell-content-change table:id="ct1675">
          <table:cell-address table:column="13" table:row="37" table:table="0"/>
          <office:change-info>
            <dc:creator>Bob Jacobsen</dc:creator>
            <dc:date>2011-09-11T05:40:35</dc:date>
          </office:change-info>
          <table:previous table:id="ct1466">
            <table:change-track-table-cell table:cell-address="Sheet1.N38" table:formula="of:=IF([.H38]=&quot;&quot;;&quot;&quot;;DEC2HEX(1*(16*256)+HEX2DEC([.J38])*16+IF([.B38]=&quot;Y&quot;;4;0)+IF([.C38]=&quot;Y&quot;;2;0)+IF([.D38]=&quot;Y&quot;;1;0)+IF(NOT (#ref!40=&quot;Y&quot;);2*16*256;0);4))" office:value-type="float" office:value="0"/>
          </table:previous>
        </table:cell-content-change>
        <table:cell-content-change table:id="ct1676">
          <table:cell-address table:column="13" table:row="38" table:table="0"/>
          <office:change-info>
            <dc:creator>Bob Jacobsen</dc:creator>
            <dc:date>2011-09-11T05:40:36</dc:date>
          </office:change-info>
          <table:previous table:id="ct1468">
            <table:change-track-table-cell table:cell-address="Sheet1.N39" table:formula="of:=IF([.H39]=&quot;&quot;;&quot;&quot;;DEC2HEX(1*(16*256)+HEX2DEC([.J39])*16+IF([.B39]=&quot;Y&quot;;4;0)+IF([.C39]=&quot;Y&quot;;2;0)+IF([.D39]=&quot;Y&quot;;1;0)+IF(NOT (#ref!41=&quot;Y&quot;);2*16*256;0);4))" office:value-type="float" office:value="0"/>
          </table:previous>
        </table:cell-content-change>
        <table:cell-content-change table:id="ct1677">
          <table:cell-address table:column="13" table:row="39" table:table="0"/>
          <office:change-info>
            <dc:creator>Bob Jacobsen</dc:creator>
            <dc:date>2011-09-11T05:40:36</dc:date>
          </office:change-info>
          <table:previous table:id="ct1469">
            <table:change-track-table-cell table:cell-address="Sheet1.N40" table:formula="of:=IF([.H40]=&quot;&quot;;&quot;&quot;;DEC2HEX(1*(16*256)+HEX2DEC([.J40])*16+IF([.B40]=&quot;Y&quot;;4;0)+IF([.C40]=&quot;Y&quot;;2;0)+IF([.D40]=&quot;Y&quot;;1;0)+IF(NOT (#ref!42=&quot;Y&quot;);2*16*256;0);4))" office:value-type="float" office:value="0"/>
          </table:previous>
        </table:cell-content-change>
        <table:cell-content-change table:id="ct1678">
          <table:cell-address table:column="13" table:row="43" table:table="0"/>
          <office:change-info>
            <dc:creator>Bob Jacobsen</dc:creator>
            <dc:date>2011-09-11T05:40:39</dc:date>
          </office:change-info>
          <table:previous table:id="ct1473">
            <table:change-track-table-cell table:cell-address="Sheet1.N44" table:formula="of:=IF([.H44]=&quot;&quot;;&quot;&quot;;DEC2HEX(1*(16*256)+HEX2DEC([.J44])*16+IF([.B44]=&quot;Y&quot;;4;0)+IF([.C44]=&quot;Y&quot;;2;0)+IF([.D44]=&quot;Y&quot;;1;0)+IF(NOT (#ref!46=&quot;Y&quot;);2*16*256;0);4))" office:value-type="float" office:value="0"/>
          </table:previous>
        </table:cell-content-change>
        <table:cell-content-change table:id="ct1679">
          <table:cell-address table:column="13" table:row="45" table:table="0"/>
          <office:change-info>
            <dc:creator>Bob Jacobsen</dc:creator>
            <dc:date>2011-09-11T05:40:41</dc:date>
          </office:change-info>
          <table:previous table:id="ct1475">
            <table:change-track-table-cell table:cell-address="Sheet1.N46" table:formula="of:=IF([.H46]=&quot;&quot;;&quot;&quot;;DEC2HEX(1*(16*256)+HEX2DEC([.J46])*16+IF([.B46]=&quot;Y&quot;;4;0)+IF([.C46]=&quot;Y&quot;;2;0)+IF([.D46]=&quot;Y&quot;;1;0)+IF(NOT (#ref!48=&quot;Y&quot;);2*16*256;0);4))" office:value-type="float" office:value="0"/>
          </table:previous>
        </table:cell-content-change>
        <table:cell-content-change table:id="ct1680">
          <table:cell-address table:column="13" table:row="48" table:table="0"/>
          <office:change-info>
            <dc:creator>Bob Jacobsen</dc:creator>
            <dc:date>2011-09-11T05:40:43</dc:date>
          </office:change-info>
          <table:previous table:id="ct1478">
            <table:change-track-table-cell table:cell-address="Sheet1.N49" table:formula="of:=IF([.H49]=&quot;&quot;;&quot;&quot;;DEC2HEX(1*(16*256)+HEX2DEC([.J49])*16+IF([.B49]=&quot;Y&quot;;4;0)+IF([.C49]=&quot;Y&quot;;2;0)+IF([.D49]=&quot;Y&quot;;1;0)+IF(NOT (#ref!51=&quot;Y&quot;);2*16*256;0);4))" office:value-type="float" office:value="0"/>
          </table:previous>
        </table:cell-content-change>
        <table:cell-content-change table:id="ct1681">
          <table:cell-address table:column="13" table:row="49" table:table="0"/>
          <office:change-info>
            <dc:creator>Bob Jacobsen</dc:creator>
            <dc:date>2011-09-11T05:40:44</dc:date>
          </office:change-info>
          <table:previous table:id="ct1479">
            <table:change-track-table-cell table:cell-address="Sheet1.N50" table:formula="of:=IF([.H50]=&quot;&quot;;&quot;&quot;;DEC2HEX(1*(16*256)+HEX2DEC([.J50])*16+IF([.B50]=&quot;Y&quot;;4;0)+IF([.C50]=&quot;Y&quot;;2;0)+IF([.D50]=&quot;Y&quot;;1;0)+IF(NOT (#ref!52=&quot;Y&quot;);2*16*256;0);4))" office:value-type="float" office:value="0"/>
          </table:previous>
        </table:cell-content-change>
        <table:cell-content-change table:id="ct1682">
          <table:cell-address table:column="13" table:row="50" table:table="0"/>
          <office:change-info>
            <dc:creator>Bob Jacobsen</dc:creator>
            <dc:date>2011-09-11T05:40:45</dc:date>
          </office:change-info>
          <table:previous table:id="ct1480">
            <table:change-track-table-cell table:cell-address="Sheet1.N51" table:formula="of:=IF([.H51]=&quot;&quot;;&quot;&quot;;DEC2HEX(1*(16*256)+HEX2DEC([.J51])*16+IF([.B51]=&quot;Y&quot;;4;0)+IF([.C51]=&quot;Y&quot;;2;0)+IF([.D51]=&quot;Y&quot;;1;0)+IF(NOT (#ref!53=&quot;Y&quot;);2*16*256;0);4))" office:value-type="float" office:value="0"/>
          </table:previous>
        </table:cell-content-change>
        <table:insertion table:id="ct1683" table:type="row" table:position="34" table:table="0">
          <office:change-info>
            <dc:creator>Bob Jacobsen</dc:creator>
            <dc:date>2012-02-15T16:18:49</dc:date>
          </office:change-info>
          <table:dependencies>
            <table:dependence table:id="ct2489"/>
            <table:dependence table:id="ct2411"/>
            <table:dependence table:id="ct2409"/>
            <table:dependence table:id="ct2407"/>
            <table:dependence table:id="ct2249"/>
            <table:dependence table:id="ct2195"/>
            <table:dependence table:id="ct2193"/>
            <table:dependence table:id="ct2191"/>
            <table:dependence table:id="ct1979"/>
            <table:dependence table:id="ct1929"/>
            <table:dependence table:id="ct1884"/>
            <table:dependence table:id="ct1838"/>
            <table:dependence table:id="ct1791"/>
            <table:dependence table:id="ct1745"/>
            <table:dependence table:id="ct1710"/>
            <table:dependence table:id="ct1708"/>
            <table:dependence table:id="ct1706"/>
            <table:dependence table:id="ct1704"/>
            <table:dependence table:id="ct1702"/>
            <table:dependence table:id="ct1700"/>
            <table:dependence table:id="ct1698"/>
            <table:dependence table:id="ct1696"/>
            <table:dependence table:id="ct1694"/>
            <table:dependence table:id="ct1692"/>
            <table:dependence table:id="ct1691"/>
            <table:dependence table:id="ct1687"/>
          </table:dependencies>
        </table:insertion>
        <table:insertion table:id="ct1684" table:type="row" table:position="32" table:table="0">
          <office:change-info>
            <dc:creator>Bob Jacobsen</dc:creator>
            <dc:date>2012-02-15T16:18:52</dc:date>
          </office:change-info>
          <table:dependencies>
            <table:dependence table:id="ct2487"/>
            <table:dependence table:id="ct2247"/>
            <table:dependence table:id="ct1977"/>
            <table:dependence table:id="ct1927"/>
            <table:dependence table:id="ct1882"/>
            <table:dependence table:id="ct1836"/>
            <table:dependence table:id="ct1789"/>
          </table:dependencies>
        </table:insertion>
        <table:insertion table:id="ct1685" table:type="row" table:position="33" table:table="0">
          <office:change-info>
            <dc:creator>Bob Jacobsen</dc:creator>
            <dc:date>2012-02-15T16:18:58</dc:date>
          </office:change-info>
          <table:dependencies>
            <table:dependence table:id="ct2488"/>
            <table:dependence table:id="ct2410"/>
            <table:dependence table:id="ct2408"/>
            <table:dependence table:id="ct2406"/>
            <table:dependence table:id="ct2248"/>
            <table:dependence table:id="ct2194"/>
            <table:dependence table:id="ct2192"/>
            <table:dependence table:id="ct2190"/>
            <table:dependence table:id="ct1978"/>
            <table:dependence table:id="ct1928"/>
            <table:dependence table:id="ct1883"/>
            <table:dependence table:id="ct1837"/>
            <table:dependence table:id="ct1790"/>
            <table:dependence table:id="ct1744"/>
            <table:dependence table:id="ct1709"/>
            <table:dependence table:id="ct1707"/>
            <table:dependence table:id="ct1705"/>
            <table:dependence table:id="ct1703"/>
            <table:dependence table:id="ct1701"/>
            <table:dependence table:id="ct1699"/>
            <table:dependence table:id="ct1697"/>
            <table:dependence table:id="ct1695"/>
            <table:dependence table:id="ct1693"/>
            <table:dependence table:id="ct1690"/>
            <table:dependence table:id="ct1689"/>
            <table:dependence table:id="ct1688"/>
            <table:dependence table:id="ct1686"/>
          </table:dependencies>
        </table:insertion>
        <table:cell-content-change table:id="ct1686">
          <table:cell-address table:column="0" table:row="33" table:table="0"/>
          <office:change-info>
            <dc:creator>Bob Jacobsen</dc:creator>
            <dc:date>2012-02-15T16:19:21</dc:date>
          </office:change-info>
          <table:previous>
            <table:change-track-table-cell/>
          </table:previous>
        </table:cell-content-change>
        <table:cell-content-change table:id="ct1687">
          <table:cell-address table:column="0" table:row="34" table:table="0"/>
          <office:change-info>
            <dc:creator>Bob Jacobsen</dc:creator>
            <dc:date>2012-02-15T16:19:30</dc:date>
          </office:change-info>
          <table:previous>
            <table:change-track-table-cell/>
          </table:previous>
        </table:cell-content-change>
        <table:cell-content-change table:id="ct1688">
          <table:cell-address table:column="0" table:row="33" table:table="0"/>
          <office:change-info>
            <dc:creator>Bob Jacobsen</dc:creator>
            <dc:date>2012-02-15T16:19:35</dc:date>
          </office:change-info>
          <table:previous table:id="ct1686">
            <table:change-track-table-cell office:value-type="string">
              <text:p>Simple Config Protocol Req</text:p>
            </table:change-track-table-cell>
          </table:previous>
        </table:cell-content-change>
        <table:cell-content-change table:id="ct1689">
          <table:cell-address table:column="7" table:row="33" table:table="0"/>
          <office:change-info>
            <dc:creator>Bob Jacobsen</dc:creator>
            <dc:date>2012-02-15T16:19:45</dc:date>
          </office:change-info>
          <table:previous>
            <table:change-track-table-cell/>
          </table:previous>
        </table:cell-content-change>
        <table:cell-content-change table:id="ct1690">
          <table:cell-address table:column="9" table:row="33" table:table="0"/>
          <office:change-info>
            <dc:creator>Bob Jacobsen</dc:creator>
            <dc:date>2012-02-15T16:19:48</dc:date>
          </office:change-info>
          <table:previous>
            <table:change-track-table-cell/>
          </table:previous>
        </table:cell-content-change>
        <table:cell-content-change table:id="ct1691">
          <table:cell-address table:column="7" table:row="34" table:table="0"/>
          <office:change-info>
            <dc:creator>Bob Jacobsen</dc:creator>
            <dc:date>2012-02-15T16:19:49</dc:date>
          </office:change-info>
          <table:previous>
            <table:change-track-table-cell/>
          </table:previous>
        </table:cell-content-change>
        <table:cell-content-change table:id="ct1692">
          <table:cell-address table:column="9" table:row="34" table:table="0"/>
          <office:change-info>
            <dc:creator>Bob Jacobsen</dc:creator>
            <dc:date>2012-02-15T16:19:51</dc:date>
          </office:change-info>
          <table:previous>
            <table:change-track-table-cell/>
          </table:previous>
        </table:cell-content-change>
        <table:cell-content-change table:id="ct1693">
          <table:cell-address table:column="13" table:row="33" table:table="0"/>
          <office:change-info>
            <dc:creator>Bob Jacobsen</dc:creator>
            <dc:date>2012-02-15T16:19:58</dc:date>
          </office:change-info>
          <table:previous>
            <table:change-track-table-cell/>
          </table:previous>
        </table:cell-content-change>
        <table:cell-content-change table:id="ct1694">
          <table:cell-address table:column="13" table:row="34" table:table="0"/>
          <office:change-info>
            <dc:creator>Bob Jacobsen</dc:creator>
            <dc:date>2012-02-15T16:19:59</dc:date>
          </office:change-info>
          <table:previous>
            <table:change-track-table-cell/>
          </table:previous>
        </table:cell-content-change>
        <table:cell-content-change table:id="ct1695">
          <table:cell-address table:column="13" table:row="33" table:table="0"/>
          <office:change-info>
            <dc:creator>Bob Jacobsen</dc:creator>
            <dc:date>2012-02-15T16:20:04</dc:date>
          </office:change-info>
          <table:previous>
            <table:change-track-table-cell/>
          </table:previous>
        </table:cell-content-change>
        <table:cell-content-change table:id="ct1696">
          <table:cell-address table:column="13" table:row="34" table:table="0"/>
          <office:change-info>
            <dc:creator>Bob Jacobsen</dc:creator>
            <dc:date>2012-02-15T16:20:05</dc:date>
          </office:change-info>
          <table:previous>
            <table:change-track-table-cell/>
          </table:previous>
        </table:cell-content-change>
        <table:cell-content-change table:id="ct1697">
          <table:cell-address table:column="14" table:row="33" table:table="0"/>
          <office:change-info>
            <dc:creator>Bob Jacobsen</dc:creator>
            <dc:date>2012-02-15T16:20:11</dc:date>
          </office:change-info>
          <table:previous>
            <table:change-track-table-cell/>
          </table:previous>
        </table:cell-content-change>
        <table:cell-content-change table:id="ct1698">
          <table:cell-address table:column="14" table:row="34" table:table="0"/>
          <office:change-info>
            <dc:creator>Bob Jacobsen</dc:creator>
            <dc:date>2012-02-15T16:20:15</dc:date>
          </office:change-info>
          <table:previous>
            <table:change-track-table-cell/>
          </table:previous>
        </table:cell-content-change>
        <table:cell-content-change table:id="ct1699">
          <table:cell-address table:column="14" table:row="33" table:table="0"/>
          <office:change-info>
            <dc:creator>Bob Jacobsen</dc:creator>
            <dc:date>2012-02-15T16:20:23</dc:date>
          </office:change-info>
          <table:previous table:id="ct1697">
            <table:change-track-table-cell table:cell-address="Sheet1.O34" table:formula="of:=IF([.H34]=&quot;&quot;;&quot;&quot;;IF([.B34]=&quot;Y&quot;;[.J34];&quot;&quot;))" office:value-type="string">
              <text:p>52</text:p>
            </table:change-track-table-cell>
          </table:previous>
        </table:cell-content-change>
        <table:cell-content-change table:id="ct1700">
          <table:cell-address table:column="14" table:row="34" table:table="0"/>
          <office:change-info>
            <dc:creator>Bob Jacobsen</dc:creator>
            <dc:date>2012-02-15T16:20:24</dc:date>
          </office:change-info>
          <table:previous table:id="ct1698">
            <table:change-track-table-cell table:cell-address="Sheet1.O35" table:formula="of:=IF([.H35]=&quot;&quot;;&quot;&quot;;IF([.B35]=&quot;Y&quot;;[.J35];&quot;&quot;))" office:value-type="string">
              <text:p>53</text:p>
            </table:change-track-table-cell>
          </table:previous>
        </table:cell-content-change>
        <table:cell-content-change table:id="ct1701">
          <table:cell-address table:column="8" table:row="33" table:table="0"/>
          <office:change-info>
            <dc:creator>Bob Jacobsen</dc:creator>
            <dc:date>2012-02-15T16:21:22</dc:date>
          </office:change-info>
          <table:previous>
            <table:change-track-table-cell/>
          </table:previous>
        </table:cell-content-change>
        <table:cell-content-change table:id="ct1702">
          <table:cell-address table:column="8" table:row="34" table:table="0"/>
          <office:change-info>
            <dc:creator>Bob Jacobsen</dc:creator>
            <dc:date>2012-02-15T16:21:23</dc:date>
          </office:change-info>
          <table:previous>
            <table:change-track-table-cell/>
          </table:previous>
        </table:cell-content-change>
        <table:cell-content-change table:id="ct1703">
          <table:cell-address table:column="9" table:row="33" table:table="0"/>
          <office:change-info>
            <dc:creator>Bob Jacobsen</dc:creator>
            <dc:date>2012-02-15T16:21:32</dc:date>
          </office:change-info>
          <table:previous table:id="ct1690">
            <table:change-track-table-cell office:value-type="float" office:value="18"/>
          </table:previous>
        </table:cell-content-change>
        <table:cell-content-change table:id="ct1704">
          <table:cell-address table:column="9" table:row="34" table:table="0"/>
          <office:change-info>
            <dc:creator>Bob Jacobsen</dc:creator>
            <dc:date>2012-02-15T16:21:34</dc:date>
          </office:change-info>
          <table:previous table:id="ct1692">
            <table:change-track-table-cell office:value-type="float" office:value="19"/>
          </table:previous>
        </table:cell-content-change>
        <table:cell-content-change table:id="ct1705">
          <table:cell-address table:column="14" table:row="33" table:table="0"/>
          <office:change-info>
            <dc:creator>Bob Jacobsen</dc:creator>
            <dc:date>2012-02-15T16:21:40</dc:date>
          </office:change-info>
          <table:previous table:id="ct1699">
            <table:change-track-table-cell office:value-type="float" office:value="18"/>
          </table:previous>
        </table:cell-content-change>
        <table:cell-content-change table:id="ct1706">
          <table:cell-address table:column="14" table:row="34" table:table="0"/>
          <office:change-info>
            <dc:creator>Bob Jacobsen</dc:creator>
            <dc:date>2012-02-15T16:21:43</dc:date>
          </office:change-info>
          <table:previous table:id="ct1700">
            <table:change-track-table-cell office:value-type="float" office:value="19"/>
          </table:previous>
        </table:cell-content-change>
        <table:cell-content-change table:id="ct1707">
          <table:cell-address table:column="0" table:row="33" table:table="0"/>
          <office:change-info>
            <dc:creator>Bob Jacobsen</dc:creator>
            <dc:date>2012-02-16T18:15:53</dc:date>
          </office:change-info>
          <table:previous table:id="ct1688">
            <table:change-track-table-cell office:value-type="string">
              <text:p>Simple Config Protocol Request</text:p>
            </table:change-track-table-cell>
          </table:previous>
        </table:cell-content-change>
        <table:cell-content-change table:id="ct1708">
          <table:cell-address table:column="0" table:row="34" table:table="0"/>
          <office:change-info>
            <dc:creator>Bob Jacobsen</dc:creator>
            <dc:date>2012-02-16T18:15:59</dc:date>
          </office:change-info>
          <table:previous table:id="ct1687">
            <table:change-track-table-cell office:value-type="string">
              <text:p>Simple Config Protocol Reply</text:p>
            </table:change-track-table-cell>
          </table:previous>
        </table:cell-content-change>
        <table:cell-content-change table:id="ct1709">
          <table:cell-address table:column="1" table:row="33" table:table="0"/>
          <office:change-info>
            <dc:creator>Bob Jacobsen</dc:creator>
            <dc:date>2012-04-11T04:34:31</dc:date>
          </office:change-info>
          <table:previous>
            <table:change-track-table-cell/>
          </table:previous>
        </table:cell-content-change>
        <table:cell-content-change table:id="ct1710">
          <table:cell-address table:column="1" table:row="34" table:table="0"/>
          <office:change-info>
            <dc:creator>Bob Jacobsen</dc:creator>
            <dc:date>2012-04-11T04:34:32</dc:date>
          </office:change-info>
          <table:previous>
            <table:change-track-table-cell/>
          </table:previous>
        </table:cell-content-change>
        <table:cell-content-change table:id="ct1711">
          <table:cell-address table:column="3" table:row="1" table:table="0"/>
          <office:change-info>
            <dc:creator>Mike </dc:creator>
            <dc:date>2012-04-24T18:46:40.08</dc:date>
          </office:change-info>
          <table:previous table:id="ct1640">
            <table:change-track-table-cell office:value-type="string">
              <text:p>CAN flags in header?</text:p>
            </table:change-track-table-cell>
          </table:previous>
        </table:cell-content-change>
        <table:insertion table:id="ct1712" table:type="column" table:position="4" table:count="3" table:table="0">
          <office:change-info>
            <dc:creator>Mike </dc:creator>
            <dc:date>2012-04-24T18:46:53.61</dc:date>
          </office:change-info>
          <table:dependencies>
            <table:dependence table:id="ct2453"/>
            <table:dependence table:id="ct2440"/>
            <table:dependence table:id="ct2435"/>
            <table:dependence table:id="ct2434"/>
            <table:dependence table:id="ct2433"/>
            <table:dependence table:id="ct2432"/>
            <table:dependence table:id="ct2431"/>
            <table:dependence table:id="ct2430"/>
            <table:dependence table:id="ct2429"/>
            <table:dependence table:id="ct2428"/>
            <table:dependence table:id="ct2427"/>
            <table:dependence table:id="ct2426"/>
            <table:dependence table:id="ct2420"/>
            <table:dependence table:id="ct2419"/>
            <table:dependence table:id="ct2418"/>
            <table:dependence table:id="ct2417"/>
            <table:dependence table:id="ct2416"/>
            <table:dependence table:id="ct2415"/>
            <table:dependence table:id="ct2411"/>
            <table:dependence table:id="ct2410"/>
            <table:dependence table:id="ct2409"/>
            <table:dependence table:id="ct2408"/>
            <table:dependence table:id="ct2405"/>
            <table:dependence table:id="ct2404"/>
            <table:dependence table:id="ct2402"/>
            <table:dependence table:id="ct2401"/>
            <table:dependence table:id="ct2400"/>
            <table:dependence table:id="ct2399"/>
            <table:dependence table:id="ct2396"/>
            <table:dependence table:id="ct2395"/>
            <table:dependence table:id="ct2394"/>
            <table:dependence table:id="ct2393"/>
            <table:dependence table:id="ct2390"/>
            <table:dependence table:id="ct2389"/>
            <table:dependence table:id="ct2373"/>
            <table:dependence table:id="ct2372"/>
            <table:dependence table:id="ct2371"/>
            <table:dependence table:id="ct2219"/>
            <table:dependence table:id="ct2218"/>
            <table:dependence table:id="ct2217"/>
            <table:dependence table:id="ct2216"/>
            <table:dependence table:id="ct2215"/>
            <table:dependence table:id="ct2214"/>
            <table:dependence table:id="ct2210"/>
            <table:dependence table:id="ct2209"/>
            <table:dependence table:id="ct2207"/>
            <table:dependence table:id="ct2206"/>
            <table:dependence table:id="ct2204"/>
            <table:dependence table:id="ct2203"/>
            <table:dependence table:id="ct2202"/>
            <table:dependence table:id="ct2201"/>
            <table:dependence table:id="ct2200"/>
            <table:dependence table:id="ct2199"/>
            <table:dependence table:id="ct2195"/>
            <table:dependence table:id="ct2194"/>
            <table:dependence table:id="ct2193"/>
            <table:dependence table:id="ct2192"/>
            <table:dependence table:id="ct2189"/>
            <table:dependence table:id="ct2188"/>
            <table:dependence table:id="ct2186"/>
            <table:dependence table:id="ct2185"/>
            <table:dependence table:id="ct2184"/>
            <table:dependence table:id="ct2183"/>
            <table:dependence table:id="ct2182"/>
            <table:dependence table:id="ct2181"/>
            <table:dependence table:id="ct2180"/>
            <table:dependence table:id="ct2179"/>
            <table:dependence table:id="ct2178"/>
            <table:dependence table:id="ct2177"/>
            <table:dependence table:id="ct2176"/>
            <table:dependence table:id="ct2175"/>
            <table:dependence table:id="ct2174"/>
            <table:dependence table:id="ct2173"/>
            <table:dependence table:id="ct2172"/>
            <table:dependence table:id="ct2171"/>
            <table:dependence table:id="ct2160"/>
            <table:dependence table:id="ct2159"/>
            <table:dependence table:id="ct2158"/>
            <table:dependence table:id="ct2157"/>
            <table:dependence table:id="ct2154"/>
            <table:dependence table:id="ct2153"/>
            <table:dependence table:id="ct2152"/>
            <table:dependence table:id="ct2151"/>
            <table:dependence table:id="ct2150"/>
            <table:dependence table:id="ct2149"/>
            <table:dependence table:id="ct2148"/>
            <table:dependence table:id="ct2147"/>
            <table:dependence table:id="ct2146"/>
            <table:dependence table:id="ct2145"/>
            <table:dependence table:id="ct2144"/>
            <table:dependence table:id="ct2143"/>
            <table:dependence table:id="ct2142"/>
            <table:dependence table:id="ct2141"/>
            <table:dependence table:id="ct2133"/>
            <table:dependence table:id="ct2132"/>
            <table:dependence table:id="ct1753"/>
            <table:dependence table:id="ct1752"/>
            <table:dependence table:id="ct1751"/>
            <table:dependence table:id="ct1750"/>
            <table:dependence table:id="ct1749"/>
            <table:dependence table:id="ct1748"/>
            <table:dependence table:id="ct1747"/>
            <table:dependence table:id="ct1746"/>
            <table:dependence table:id="ct1745"/>
            <table:dependence table:id="ct1744"/>
            <table:dependence table:id="ct1743"/>
            <table:dependence table:id="ct1742"/>
            <table:dependence table:id="ct1741"/>
            <table:dependence table:id="ct1740"/>
            <table:dependence table:id="ct1739"/>
            <table:dependence table:id="ct1738"/>
            <table:dependence table:id="ct1737"/>
            <table:dependence table:id="ct1736"/>
            <table:dependence table:id="ct1735"/>
            <table:dependence table:id="ct1734"/>
            <table:dependence table:id="ct1733"/>
            <table:dependence table:id="ct1732"/>
            <table:dependence table:id="ct1731"/>
            <table:dependence table:id="ct1730"/>
            <table:dependence table:id="ct1729"/>
            <table:dependence table:id="ct1728"/>
            <table:dependence table:id="ct1727"/>
            <table:dependence table:id="ct1726"/>
            <table:dependence table:id="ct1725"/>
            <table:dependence table:id="ct1724"/>
            <table:dependence table:id="ct1723"/>
            <table:dependence table:id="ct1722"/>
            <table:dependence table:id="ct1721"/>
            <table:dependence table:id="ct1720"/>
            <table:dependence table:id="ct1719"/>
            <table:dependence table:id="ct1718"/>
            <table:dependence table:id="ct1717"/>
            <table:dependence table:id="ct1716"/>
            <table:dependence table:id="ct1715"/>
            <table:dependence table:id="ct1714"/>
            <table:dependence table:id="ct1713"/>
          </table:dependencies>
        </table:insertion>
        <table:cell-content-change table:id="ct1713">
          <table:cell-address table:column="4" table:row="1" table:table="0"/>
          <office:change-info>
            <dc:creator>Mike </dc:creator>
            <dc:date>2012-04-24T18:47:01.26</dc:date>
          </office:change-info>
          <table:previous>
            <table:change-track-table-cell/>
          </table:previous>
        </table:cell-content-change>
        <table:cell-content-change table:id="ct1714">
          <table:cell-address table:column="5" table:row="1" table:table="0"/>
          <office:change-info>
            <dc:creator>Mike </dc:creator>
            <dc:date>2012-04-24T18:47:07.94</dc:date>
          </office:change-info>
          <table:previous>
            <table:change-track-table-cell/>
          </table:previous>
        </table:cell-content-change>
        <table:cell-content-change table:id="ct1715">
          <table:cell-address table:column="6" table:row="1" table:table="0"/>
          <office:change-info>
            <dc:creator>Mike </dc:creator>
            <dc:date>2012-04-24T18:47:14.88</dc:date>
          </office:change-info>
          <table:previous>
            <table:change-track-table-cell/>
          </table:previous>
        </table:cell-content-change>
        <table:cell-content-change table:id="ct1716">
          <table:cell-address table:column="4" table:row="2" table:table="0"/>
          <office:change-info>
            <dc:creator>Mike </dc:creator>
            <dc:date>2012-04-24T18:47:22.28</dc:date>
          </office:change-info>
          <table:previous>
            <table:change-track-table-cell/>
          </table:previous>
        </table:cell-content-change>
        <table:cell-content-change table:id="ct1717">
          <table:cell-address table:column="5" table:row="2" table:table="0"/>
          <office:change-info>
            <dc:creator>Mike </dc:creator>
            <dc:date>2012-04-24T18:47:24.09</dc:date>
          </office:change-info>
          <table:previous>
            <table:change-track-table-cell/>
          </table:previous>
        </table:cell-content-change>
        <table:cell-content-change table:id="ct1718">
          <table:cell-address table:column="6" table:row="2" table:table="0"/>
          <office:change-info>
            <dc:creator>Mike </dc:creator>
            <dc:date>2012-04-24T18:47:25.62</dc:date>
          </office:change-info>
          <table:previous>
            <table:change-track-table-cell/>
          </table:previous>
        </table:cell-content-change>
        <table:cell-content-change table:id="ct1719">
          <table:cell-address table:column="4" table:row="21" table:table="0"/>
          <office:change-info>
            <dc:creator>Mike </dc:creator>
            <dc:date>2012-04-24T18:47:30.45</dc:date>
          </office:change-info>
          <table:previous>
            <table:change-track-table-cell/>
          </table:previous>
        </table:cell-content-change>
        <table:cell-content-change table:id="ct1720">
          <table:cell-address table:column="5" table:row="21" table:table="0"/>
          <office:change-info>
            <dc:creator>Mike </dc:creator>
            <dc:date>2012-04-24T18:47:32.77</dc:date>
          </office:change-info>
          <table:previous>
            <table:change-track-table-cell/>
          </table:previous>
        </table:cell-content-change>
        <table:cell-content-change table:id="ct1721">
          <table:cell-address table:column="4" table:row="24" table:table="0"/>
          <office:change-info>
            <dc:creator>Mike </dc:creator>
            <dc:date>2012-04-24T18:47:36.07</dc:date>
          </office:change-info>
          <table:previous>
            <table:change-track-table-cell/>
          </table:previous>
        </table:cell-content-change>
        <table:cell-content-change table:id="ct1722">
          <table:cell-address table:column="5" table:row="24" table:table="0"/>
          <office:change-info>
            <dc:creator>Mike </dc:creator>
            <dc:date>2012-04-24T18:47:37.16</dc:date>
          </office:change-info>
          <table:previous>
            <table:change-track-table-cell/>
          </table:previous>
        </table:cell-content-change>
        <table:cell-content-change table:id="ct1723">
          <table:cell-address table:column="6" table:row="5" table:table="0"/>
          <office:change-info>
            <dc:creator>Mike </dc:creator>
            <dc:date>2012-04-24T18:47:50.59</dc:date>
          </office:change-info>
          <table:previous>
            <table:change-track-table-cell/>
          </table:previous>
        </table:cell-content-change>
        <table:cell-content-change table:id="ct1724">
          <table:cell-address table:column="6" table:row="6" table:table="0"/>
          <office:change-info>
            <dc:creator>Mike </dc:creator>
            <dc:date>2012-04-24T18:47:52.23</dc:date>
          </office:change-info>
          <table:previous>
            <table:change-track-table-cell/>
          </table:previous>
        </table:cell-content-change>
        <table:cell-content-change table:id="ct1725">
          <table:cell-address table:column="6" table:row="7" table:table="0"/>
          <office:change-info>
            <dc:creator>Mike </dc:creator>
            <dc:date>2012-04-24T18:47:53.03</dc:date>
          </office:change-info>
          <table:previous>
            <table:change-track-table-cell/>
          </table:previous>
        </table:cell-content-change>
        <table:cell-content-change table:id="ct1726">
          <table:cell-address table:column="6" table:row="8" table:table="0"/>
          <office:change-info>
            <dc:creator>Mike </dc:creator>
            <dc:date>2012-04-24T18:47:53.64</dc:date>
          </office:change-info>
          <table:previous>
            <table:change-track-table-cell/>
          </table:previous>
        </table:cell-content-change>
        <table:cell-content-change table:id="ct1727">
          <table:cell-address table:column="6" table:row="9" table:table="0"/>
          <office:change-info>
            <dc:creator>Mike </dc:creator>
            <dc:date>2012-04-24T18:47:54.31</dc:date>
          </office:change-info>
          <table:previous>
            <table:change-track-table-cell/>
          </table:previous>
        </table:cell-content-change>
        <table:cell-content-change table:id="ct1728">
          <table:cell-address table:column="6" table:row="10" table:table="0"/>
          <office:change-info>
            <dc:creator>Mike </dc:creator>
            <dc:date>2012-04-24T18:47:54.92</dc:date>
          </office:change-info>
          <table:previous>
            <table:change-track-table-cell/>
          </table:previous>
        </table:cell-content-change>
        <table:cell-content-change table:id="ct1729">
          <table:cell-address table:column="6" table:row="11" table:table="0"/>
          <office:change-info>
            <dc:creator>Mike </dc:creator>
            <dc:date>2012-04-24T18:47:55.87</dc:date>
          </office:change-info>
          <table:previous>
            <table:change-track-table-cell/>
          </table:previous>
        </table:cell-content-change>
        <table:cell-content-change table:id="ct1730">
          <table:cell-address table:column="6" table:row="12" table:table="0"/>
          <office:change-info>
            <dc:creator>Mike </dc:creator>
            <dc:date>2012-04-24T18:47:57.14</dc:date>
          </office:change-info>
          <table:previous>
            <table:change-track-table-cell/>
          </table:previous>
        </table:cell-content-change>
        <table:cell-content-change table:id="ct1731">
          <table:cell-address table:column="6" table:row="15" table:table="0"/>
          <office:change-info>
            <dc:creator>Mike </dc:creator>
            <dc:date>2012-04-24T18:47:58.91</dc:date>
          </office:change-info>
          <table:previous>
            <table:change-track-table-cell/>
          </table:previous>
        </table:cell-content-change>
        <table:cell-content-change table:id="ct1732">
          <table:cell-address table:column="6" table:row="16" table:table="0"/>
          <office:change-info>
            <dc:creator>Mike </dc:creator>
            <dc:date>2012-04-24T18:47:59.37</dc:date>
          </office:change-info>
          <table:previous>
            <table:change-track-table-cell/>
          </table:previous>
        </table:cell-content-change>
        <table:cell-content-change table:id="ct1733">
          <table:cell-address table:column="6" table:row="19" table:table="0"/>
          <office:change-info>
            <dc:creator>Mike </dc:creator>
            <dc:date>2012-04-24T18:48:01.20</dc:date>
          </office:change-info>
          <table:previous>
            <table:change-track-table-cell/>
          </table:previous>
        </table:cell-content-change>
        <table:cell-content-change table:id="ct1734">
          <table:cell-address table:column="6" table:row="20" table:table="0"/>
          <office:change-info>
            <dc:creator>Mike </dc:creator>
            <dc:date>2012-04-24T18:48:01.83</dc:date>
          </office:change-info>
          <table:previous>
            <table:change-track-table-cell/>
          </table:previous>
        </table:cell-content-change>
        <table:cell-content-change table:id="ct1735">
          <table:cell-address table:column="6" table:row="21" table:table="0"/>
          <office:change-info>
            <dc:creator>Mike </dc:creator>
            <dc:date>2012-04-24T18:48:02.26</dc:date>
          </office:change-info>
          <table:previous>
            <table:change-track-table-cell/>
          </table:previous>
        </table:cell-content-change>
        <table:cell-content-change table:id="ct1736">
          <table:cell-address table:column="6" table:row="22" table:table="0"/>
          <office:change-info>
            <dc:creator>Mike </dc:creator>
            <dc:date>2012-04-24T18:48:02.72</dc:date>
          </office:change-info>
          <table:previous>
            <table:change-track-table-cell/>
          </table:previous>
        </table:cell-content-change>
        <table:cell-content-change table:id="ct1737">
          <table:cell-address table:column="6" table:row="23" table:table="0"/>
          <office:change-info>
            <dc:creator>Mike </dc:creator>
            <dc:date>2012-04-24T18:48:03.17</dc:date>
          </office:change-info>
          <table:previous>
            <table:change-track-table-cell/>
          </table:previous>
        </table:cell-content-change>
        <table:cell-content-change table:id="ct1738">
          <table:cell-address table:column="6" table:row="24" table:table="0"/>
          <office:change-info>
            <dc:creator>Mike </dc:creator>
            <dc:date>2012-04-24T18:48:03.62</dc:date>
          </office:change-info>
          <table:previous>
            <table:change-track-table-cell/>
          </table:previous>
        </table:cell-content-change>
        <table:cell-content-change table:id="ct1739">
          <table:cell-address table:column="6" table:row="25" table:table="0"/>
          <office:change-info>
            <dc:creator>Mike </dc:creator>
            <dc:date>2012-04-24T18:48:04.09</dc:date>
          </office:change-info>
          <table:previous>
            <table:change-track-table-cell/>
          </table:previous>
        </table:cell-content-change>
        <table:cell-content-change table:id="ct1740">
          <table:cell-address table:column="6" table:row="26" table:table="0"/>
          <office:change-info>
            <dc:creator>Mike </dc:creator>
            <dc:date>2012-04-24T18:48:04.56</dc:date>
          </office:change-info>
          <table:previous>
            <table:change-track-table-cell/>
          </table:previous>
        </table:cell-content-change>
        <table:cell-content-change table:id="ct1741">
          <table:cell-address table:column="6" table:row="27" table:table="0"/>
          <office:change-info>
            <dc:creator>Mike </dc:creator>
            <dc:date>2012-04-24T18:48:05.08</dc:date>
          </office:change-info>
          <table:previous>
            <table:change-track-table-cell/>
          </table:previous>
        </table:cell-content-change>
        <table:cell-content-change table:id="ct1742">
          <table:cell-address table:column="6" table:row="28" table:table="0"/>
          <office:change-info>
            <dc:creator>Mike </dc:creator>
            <dc:date>2012-04-24T18:48:06.23</dc:date>
          </office:change-info>
          <table:previous>
            <table:change-track-table-cell/>
          </table:previous>
        </table:cell-content-change>
        <table:cell-content-change table:id="ct1743">
          <table:cell-address table:column="6" table:row="31" table:table="0"/>
          <office:change-info>
            <dc:creator>Mike </dc:creator>
            <dc:date>2012-04-24T18:48:08.94</dc:date>
          </office:change-info>
          <table:previous>
            <table:change-track-table-cell/>
          </table:previous>
        </table:cell-content-change>
        <table:cell-content-change table:id="ct1744">
          <table:cell-address table:column="6" table:row="33" table:table="0"/>
          <office:change-info>
            <dc:creator>Mike </dc:creator>
            <dc:date>2012-04-24T18:48:10.11</dc:date>
          </office:change-info>
          <table:previous>
            <table:change-track-table-cell/>
          </table:previous>
        </table:cell-content-change>
        <table:cell-content-change table:id="ct1745">
          <table:cell-address table:column="6" table:row="34" table:table="0"/>
          <office:change-info>
            <dc:creator>Mike </dc:creator>
            <dc:date>2012-04-24T18:48:10.61</dc:date>
          </office:change-info>
          <table:previous>
            <table:change-track-table-cell/>
          </table:previous>
        </table:cell-content-change>
        <table:cell-content-change table:id="ct1746">
          <table:cell-address table:column="6" table:row="37" table:table="0"/>
          <office:change-info>
            <dc:creator>Mike </dc:creator>
            <dc:date>2012-04-24T18:48:12.17</dc:date>
          </office:change-info>
          <table:previous>
            <table:change-track-table-cell/>
          </table:previous>
        </table:cell-content-change>
        <table:cell-content-change table:id="ct1747">
          <table:cell-address table:column="6" table:row="38" table:table="0"/>
          <office:change-info>
            <dc:creator>Mike </dc:creator>
            <dc:date>2012-04-24T18:48:12.75</dc:date>
          </office:change-info>
          <table:previous>
            <table:change-track-table-cell/>
          </table:previous>
        </table:cell-content-change>
        <table:cell-content-change table:id="ct1748">
          <table:cell-address table:column="6" table:row="39" table:table="0"/>
          <office:change-info>
            <dc:creator>Mike </dc:creator>
            <dc:date>2012-04-24T18:48:13.53</dc:date>
          </office:change-info>
          <table:previous>
            <table:change-track-table-cell/>
          </table:previous>
        </table:cell-content-change>
        <table:cell-content-change table:id="ct1749">
          <table:cell-address table:column="6" table:row="43" table:table="0"/>
          <office:change-info>
            <dc:creator>Mike </dc:creator>
            <dc:date>2012-04-24T18:48:23.36</dc:date>
          </office:change-info>
          <table:previous>
            <table:change-track-table-cell/>
          </table:previous>
        </table:cell-content-change>
        <table:cell-content-change table:id="ct1750">
          <table:cell-address table:column="6" table:row="45" table:table="0"/>
          <office:change-info>
            <dc:creator>Mike </dc:creator>
            <dc:date>2012-04-24T18:48:24.78</dc:date>
          </office:change-info>
          <table:previous>
            <table:change-track-table-cell/>
          </table:previous>
        </table:cell-content-change>
        <table:cell-content-change table:id="ct1751">
          <table:cell-address table:column="6" table:row="48" table:table="0"/>
          <office:change-info>
            <dc:creator>Mike </dc:creator>
            <dc:date>2012-04-24T18:48:26.57</dc:date>
          </office:change-info>
          <table:previous>
            <table:change-track-table-cell/>
          </table:previous>
        </table:cell-content-change>
        <table:cell-content-change table:id="ct1752">
          <table:cell-address table:column="6" table:row="49" table:table="0"/>
          <office:change-info>
            <dc:creator>Mike </dc:creator>
            <dc:date>2012-04-24T18:48:27.25</dc:date>
          </office:change-info>
          <table:previous>
            <table:change-track-table-cell/>
          </table:previous>
        </table:cell-content-change>
        <table:cell-content-change table:id="ct1753">
          <table:cell-address table:column="6" table:row="50" table:table="0"/>
          <office:change-info>
            <dc:creator>Mike </dc:creator>
            <dc:date>2012-04-24T18:48:28.05</dc:date>
          </office:change-info>
          <table:previous>
            <table:change-track-table-cell/>
          </table:previous>
        </table:cell-content-change>
        <table:deletion table:id="ct1754" table:type="column" table:position="7" table:table="0">
          <office:change-info>
            <dc:creator>Mike </dc:creator>
            <dc:date>2012-04-24T18:50:33.27</dc:date>
          </office:change-info>
          <table:deletions>
            <table:cell-content-deletion>
              <table:cell-address table:column="7" table:row="28" table:table="0"/>
              <table:change-track-table-cell office:value-type="string">
                <text:p>Y</text:p>
              </table:change-track-table-cell>
            </table:cell-content-deletion>
            <table:cell-content-deletion>
              <table:cell-address table:column="7" table:row="27" table:table="0"/>
              <table:change-track-table-cell office:value-type="string">
                <text:p>Y</text:p>
              </table:change-track-table-cell>
            </table:cell-content-deletion>
            <table:cell-content-deletion>
              <table:cell-address table:column="7" table:row="26" table:table="0"/>
              <table:change-track-table-cell office:value-type="string">
                <text:p>Y</text:p>
              </table:change-track-table-cell>
            </table:cell-content-deletion>
            <table:cell-content-deletion>
              <table:cell-address table:column="7" table:row="22" table:table="0"/>
              <table:change-track-table-cell office:value-type="string">
                <text:p>Y</text:p>
              </table:change-track-table-cell>
            </table:cell-content-deletion>
            <table:cell-content-deletion>
              <table:cell-address table:column="7" table:row="19" table:table="0"/>
              <table:change-track-table-cell office:value-type="string">
                <text:p>Y</text:p>
              </table:change-track-table-cell>
            </table:cell-content-deletion>
            <table:cell-content-deletion>
              <table:cell-address table:column="7" table:row="9" table:table="0"/>
              <table:change-track-table-cell office:value-type="string">
                <text:p>Y</text:p>
              </table:change-track-table-cell>
            </table:cell-content-deletion>
            <table:cell-content-deletion>
              <table:cell-address table:column="7" table:row="11" table:table="0"/>
              <table:change-track-table-cell office:value-type="string">
                <text:p>Y</text:p>
              </table:change-track-table-cell>
            </table:cell-content-deletion>
            <table:cell-content-deletion>
              <table:cell-address table:column="7" table:row="11" table:table="0"/>
              <table:change-track-table-cell office:value-type="string">
                <text:p>Y</text:p>
              </table:change-track-table-cell>
            </table:cell-content-deletion>
            <table:cell-content-deletion table:id="ct1645">
              <table:change-track-table-cell office:value-type="string">
                <text:p>Y</text:p>
              </table:change-track-table-cell>
            </table:cell-content-deletion>
            <table:change-deletion table:id="ct1492"/>
            <table:cell-content-deletion table:id="ct541">
              <table:change-track-table-cell/>
            </table:cell-content-deletion>
            <table:cell-content-deletion table:id="ct540">
              <table:change-track-table-cell/>
            </table:cell-content-deletion>
            <table:cell-content-deletion table:id="ct502">
              <table:change-track-table-cell office:value-type="string">
                <text:p>Simple node message</text:p>
              </table:change-track-table-cell>
            </table:cell-content-deletion>
            <table:cell-content-deletion table:id="ct480">
              <table:change-track-table-cell/>
            </table:cell-content-deletion>
            <table:cell-content-deletion table:id="ct479">
              <table:change-track-table-cell/>
            </table:cell-content-deletion>
            <table:cell-content-deletion table:id="ct477">
              <table:change-track-table-cell/>
            </table:cell-content-deletion>
            <table:cell-content-deletion table:id="ct474">
              <table:change-track-table-cell/>
            </table:cell-content-deletion>
            <table:cell-content-deletion table:id="ct478">
              <table:change-track-table-cell/>
            </table:cell-content-deletion>
            <table:cell-content-deletion table:id="ct550">
              <table:change-track-table-cell office:value-type="float" office:value="1"/>
            </table:cell-content-deletion>
            <table:cell-content-deletion table:id="ct1652">
              <table:change-track-table-cell/>
            </table:cell-content-deletion>
            <table:cell-content-deletion table:id="ct1647">
              <table:change-track-table-cell/>
            </table:cell-content-deletion>
          </table:deletions>
          <table:cut-offs>
            <table:movement-cut-off table:id="ct555" table:start-position="1" table:end-position="0"/>
          </table:cut-offs>
        </table:deletion>
        <table:cell-content-change table:id="ct1755">
          <table:cell-address table:column="13" table:row="1" table:table="0"/>
          <office:change-info>
            <dc:creator>Mike </dc:creator>
            <dc:date>2012-04-24T18:50:54.37</dc:date>
          </office:change-info>
          <table:previous>
            <table:change-track-table-cell/>
          </table:previous>
        </table:cell-content-change>
        <table:insertion table:id="ct1756" table:type="column" table:position="13" table:table="0">
          <office:change-info>
            <dc:creator>Mike </dc:creator>
            <dc:date>2012-04-24T18:51:02.88</dc:date>
          </office:change-info>
          <table:dependencies>
            <table:dependence table:id="ct2452"/>
            <table:dependence table:id="ct2347"/>
            <table:dependence table:id="ct2271"/>
            <table:dependence table:id="ct2270"/>
            <table:dependence table:id="ct2269"/>
            <table:dependence table:id="ct2110"/>
            <table:dependence table:id="ct2093"/>
            <table:dependence table:id="ct1900"/>
            <table:dependence table:id="ct1899"/>
            <table:dependence table:id="ct1898"/>
            <table:dependence table:id="ct1897"/>
            <table:dependence table:id="ct1896"/>
            <table:dependence table:id="ct1895"/>
            <table:dependence table:id="ct1894"/>
            <table:dependence table:id="ct1893"/>
            <table:dependence table:id="ct1892"/>
            <table:dependence table:id="ct1891"/>
            <table:dependence table:id="ct1890"/>
            <table:dependence table:id="ct1889"/>
            <table:dependence table:id="ct1888"/>
            <table:dependence table:id="ct1887"/>
            <table:dependence table:id="ct1886"/>
            <table:dependence table:id="ct1885"/>
            <table:dependence table:id="ct1884"/>
            <table:dependence table:id="ct1883"/>
            <table:dependence table:id="ct1882"/>
            <table:dependence table:id="ct1881"/>
            <table:dependence table:id="ct1880"/>
            <table:dependence table:id="ct1879"/>
            <table:dependence table:id="ct1878"/>
            <table:dependence table:id="ct1877"/>
            <table:dependence table:id="ct1876"/>
            <table:dependence table:id="ct1875"/>
            <table:dependence table:id="ct1874"/>
            <table:dependence table:id="ct1873"/>
            <table:dependence table:id="ct1872"/>
            <table:dependence table:id="ct1871"/>
            <table:dependence table:id="ct1870"/>
            <table:dependence table:id="ct1869"/>
            <table:dependence table:id="ct1868"/>
            <table:dependence table:id="ct1867"/>
            <table:dependence table:id="ct1866"/>
            <table:dependence table:id="ct1865"/>
            <table:dependence table:id="ct1864"/>
            <table:dependence table:id="ct1863"/>
            <table:dependence table:id="ct1862"/>
            <table:dependence table:id="ct1861"/>
            <table:dependence table:id="ct1860"/>
            <table:dependence table:id="ct1859"/>
            <table:dependence table:id="ct1858"/>
            <table:dependence table:id="ct1857"/>
            <table:dependence table:id="ct1856"/>
            <table:dependence table:id="ct1855"/>
            <table:dependence table:id="ct1854"/>
            <table:dependence table:id="ct1853"/>
            <table:dependence table:id="ct1852"/>
            <table:dependence table:id="ct1851"/>
            <table:dependence table:id="ct1850"/>
            <table:dependence table:id="ct1849"/>
            <table:dependence table:id="ct1848"/>
            <table:dependence table:id="ct1847"/>
            <table:dependence table:id="ct1846"/>
            <table:dependence table:id="ct1845"/>
            <table:dependence table:id="ct1844"/>
            <table:dependence table:id="ct1843"/>
            <table:dependence table:id="ct1842"/>
            <table:dependence table:id="ct1841"/>
            <table:dependence table:id="ct1840"/>
            <table:dependence table:id="ct1839"/>
            <table:dependence table:id="ct1838"/>
            <table:dependence table:id="ct1837"/>
            <table:dependence table:id="ct1836"/>
            <table:dependence table:id="ct1835"/>
            <table:dependence table:id="ct1834"/>
            <table:dependence table:id="ct1833"/>
            <table:dependence table:id="ct1832"/>
            <table:dependence table:id="ct1831"/>
            <table:dependence table:id="ct1830"/>
            <table:dependence table:id="ct1829"/>
            <table:dependence table:id="ct1828"/>
            <table:dependence table:id="ct1827"/>
            <table:dependence table:id="ct1826"/>
            <table:dependence table:id="ct1825"/>
            <table:dependence table:id="ct1824"/>
            <table:dependence table:id="ct1823"/>
            <table:dependence table:id="ct1822"/>
            <table:dependence table:id="ct1821"/>
            <table:dependence table:id="ct1820"/>
            <table:dependence table:id="ct1819"/>
            <table:dependence table:id="ct1818"/>
            <table:dependence table:id="ct1817"/>
            <table:dependence table:id="ct1816"/>
            <table:dependence table:id="ct1815"/>
            <table:dependence table:id="ct1814"/>
            <table:dependence table:id="ct1813"/>
            <table:dependence table:id="ct1812"/>
            <table:dependence table:id="ct1811"/>
            <table:dependence table:id="ct1810"/>
            <table:dependence table:id="ct1809"/>
            <table:dependence table:id="ct1808"/>
            <table:dependence table:id="ct1761"/>
            <table:dependence table:id="ct1760"/>
            <table:dependence table:id="ct1758"/>
            <table:dependence table:id="ct1757"/>
          </table:dependencies>
        </table:insertion>
        <table:cell-content-change table:id="ct1757">
          <table:cell-address table:column="13" table:row="1" table:table="0"/>
          <office:change-info>
            <dc:creator>Mike </dc:creator>
            <dc:date>2012-04-24T18:51:31.39</dc:date>
          </office:change-info>
          <table:previous>
            <table:change-track-table-cell/>
          </table:previous>
        </table:cell-content-change>
        <table:cell-content-change table:id="ct1758">
          <table:cell-address table:column="13" table:row="1" table:table="0"/>
          <office:change-info>
            <dc:creator>Mike </dc:creator>
            <dc:date>2012-04-24T18:51:35.51</dc:date>
          </office:change-info>
          <table:previous>
            <table:change-track-table-cell/>
          </table:previous>
        </table:cell-content-change>
        <table:cell-content-change table:id="ct1759">
          <table:cell-address table:column="13" table:row="2" table:table="0"/>
          <office:change-info>
            <dc:creator>Mike </dc:creator>
            <dc:date>2012-04-24T18:51:41.70</dc:date>
          </office:change-info>
          <table:previous>
            <table:change-track-table-cell office:value-type="string">
              <text:p>16 bits hex</text:p>
            </table:change-track-table-cell>
          </table:previous>
        </table:cell-content-change>
        <table:cell-content-change table:id="ct1760">
          <table:cell-address table:column="13" table:row="2" table:table="0"/>
          <office:change-info>
            <dc:creator>Mike </dc:creator>
            <dc:date>2012-04-24T18:51:45.34</dc:date>
          </office:change-info>
          <table:previous>
            <table:change-track-table-cell/>
          </table:previous>
        </table:cell-content-change>
        <table:cell-content-change table:id="ct1761">
          <table:cell-address table:column="13" table:row="2" table:table="0"/>
          <office:change-info>
            <dc:creator>Mike </dc:creator>
            <dc:date>2012-04-24T18:51:48.34</dc:date>
          </office:change-info>
          <table:previous>
            <table:change-track-table-cell/>
          </table:previous>
        </table:cell-content-change>
        <table:cell-content-change table:id="ct1762">
          <table:cell-address table:column="13" table:row="5" table:table="0"/>
          <office:change-info>
            <dc:creator>Mike </dc:creator>
            <dc:date>2012-04-24T18:52:25.80</dc:date>
          </office:change-info>
          <table:previous table:id="ct1663">
            <table:change-track-table-cell table:cell-address="Sheet1.N6" table:formula="of:=IF([.H6]=&quot;&quot;;&quot;&quot;;DEC2HEX(1*(16*256)+HEX2DEC([.J6])*16+IF([.B6]=&quot;Y&quot;;4;0)+IF([.C6]=&quot;Y&quot;;2;0)+IF([.D6]=&quot;Y&quot;;1;0)+IF(NOT (           OR           (#ref!8=&quot;Y&quot;; [.B6]=&quot;Y&quot;));2*16*256;0);4))" office:value-type="float" office:value="0"/>
          </table:previous>
        </table:cell-content-change>
        <table:cell-content-change table:id="ct1763">
          <table:cell-address table:column="13" table:row="6" table:table="0"/>
          <office:change-info>
            <dc:creator>Mike </dc:creator>
            <dc:date>2012-04-24T18:52:31.88</dc:date>
          </office:change-info>
          <table:previous table:id="ct1662">
            <table:change-track-table-cell table:cell-address="Sheet1.N7" table:formula="of:=IF([.H7]=&quot;&quot;;&quot;&quot;;DEC2HEX(1*(16*256)+HEX2DEC([.J7])*16+IF([.B7]=&quot;Y&quot;;4;0)+IF([.C7]=&quot;Y&quot;;2;0)+IF([.D7]=&quot;Y&quot;;1;0)+IF(NOT (           OR           (#ref!9=&quot;Y&quot;; [.B7]=&quot;Y&quot;));2*16*256;0);4))" office:value-type="float" office:value="0"/>
          </table:previous>
        </table:cell-content-change>
        <table:cell-content-change table:id="ct1764">
          <table:cell-address table:column="13" table:row="7" table:table="0"/>
          <office:change-info>
            <dc:creator>Mike </dc:creator>
            <dc:date>2012-04-24T18:52:31.88</dc:date>
          </office:change-info>
          <table:previous table:id="ct1661">
            <table:change-track-table-cell table:cell-address="Sheet1.N8" table:formula="of:=IF([.H8]=&quot;&quot;;&quot;&quot;;DEC2HEX(1*(16*256)+HEX2DEC([.J8])*16+IF([.B8]=&quot;Y&quot;;4;0)+IF([.C8]=&quot;Y&quot;;2;0)+IF([.D8]=&quot;Y&quot;;1;0)+IF(NOT (           OR           (#ref!10=&quot;Y&quot;; [.B8]=&quot;Y&quot;));2*16*256;0);4))" office:value-type="float" office:value="0"/>
          </table:previous>
        </table:cell-content-change>
        <table:cell-content-change table:id="ct1765">
          <table:cell-address table:column="13" table:row="8" table:table="0"/>
          <office:change-info>
            <dc:creator>Mike </dc:creator>
            <dc:date>2012-04-24T18:52:31.88</dc:date>
          </office:change-info>
          <table:previous table:id="ct1660">
            <table:change-track-table-cell table:cell-address="Sheet1.N9" table:formula="of:=IF([.H9]=&quot;&quot;;&quot;&quot;;DEC2HEX(1*(16*256)+HEX2DEC([.J9])*16+IF([.B9]=&quot;Y&quot;;4;0)+IF([.C9]=&quot;Y&quot;;2;0)+IF([.D9]=&quot;Y&quot;;1;0)+IF(NOT (           OR           (#ref!11=&quot;Y&quot;; [.B9]=&quot;Y&quot;));2*16*256;0);4))" office:value-type="float" office:value="0"/>
          </table:previous>
        </table:cell-content-change>
        <table:cell-content-change table:id="ct1766">
          <table:cell-address table:column="13" table:row="9" table:table="0"/>
          <office:change-info>
            <dc:creator>Mike </dc:creator>
            <dc:date>2012-04-24T18:52:31.88</dc:date>
          </office:change-info>
          <table:previous table:id="ct1659">
            <table:change-track-table-cell table:cell-address="Sheet1.N10" table:formula="of:=IF([.H10]=&quot;&quot;;&quot;&quot;;DEC2HEX(1*(16*256)+HEX2DEC([.J10])*16+IF([.B10]=&quot;Y&quot;;4;0)+IF([.C10]=&quot;Y&quot;;2;0)+IF([.D10]=&quot;Y&quot;;1;0)+IF(NOT (           OR           (#ref!12=&quot;Y&quot;; [.B10]=&quot;Y&quot;));2*16*256;0);4))" office:value-type="float" office:value="0"/>
          </table:previous>
        </table:cell-content-change>
        <table:cell-content-change table:id="ct1767">
          <table:cell-address table:column="13" table:row="10" table:table="0"/>
          <office:change-info>
            <dc:creator>Mike </dc:creator>
            <dc:date>2012-04-24T18:52:31.88</dc:date>
          </office:change-info>
          <table:previous table:id="ct1658">
            <table:change-track-table-cell table:cell-address="Sheet1.N11" table:formula="of:=IF([.H11]=&quot;&quot;;&quot;&quot;;DEC2HEX(1*(16*256)+HEX2DEC([.J11])*16+IF([.B11]=&quot;Y&quot;;4;0)+IF([.C11]=&quot;Y&quot;;2;0)+IF([.D11]=&quot;Y&quot;;1;0)+IF(NOT (           OR           (#ref!13=&quot;Y&quot;; [.B11]=&quot;Y&quot;));2*16*256;0);4))" office:value-type="float" office:value="0"/>
          </table:previous>
        </table:cell-content-change>
        <table:cell-content-change table:id="ct1768">
          <table:cell-address table:column="13" table:row="11" table:table="0"/>
          <office:change-info>
            <dc:creator>Mike </dc:creator>
            <dc:date>2012-04-24T18:52:31.88</dc:date>
          </office:change-info>
          <table:previous table:id="ct1657">
            <table:change-track-table-cell table:cell-address="Sheet1.N12" table:formula="of:=IF([.H12]=&quot;&quot;;&quot;&quot;;DEC2HEX(1*(16*256)+HEX2DEC([.J12])*16+IF([.B12]=&quot;Y&quot;;4;0)+IF([.C12]=&quot;Y&quot;;2;0)+IF([.D12]=&quot;Y&quot;;1;0)+IF(NOT (           OR           (#ref!14=&quot;Y&quot;; [.B12]=&quot;Y&quot;));2*16*256;0);4))" office:value-type="float" office:value="0"/>
          </table:previous>
        </table:cell-content-change>
        <table:cell-content-change table:id="ct1769">
          <table:cell-address table:column="13" table:row="12" table:table="0"/>
          <office:change-info>
            <dc:creator>Mike </dc:creator>
            <dc:date>2012-04-24T18:52:31.88</dc:date>
          </office:change-info>
          <table:previous table:id="ct1656">
            <table:change-track-table-cell table:cell-address="Sheet1.N13" table:formula="of:=IF([.H13]=&quot;&quot;;&quot;&quot;;DEC2HEX(1*(16*256)+HEX2DEC([.J13])*16+IF([.B13]=&quot;Y&quot;;4;0)+IF([.C13]=&quot;Y&quot;;2;0)+IF([.D13]=&quot;Y&quot;;1;0)+IF(NOT (           OR           (#ref!15=&quot;Y&quot;; [.B13]=&quot;Y&quot;));2*16*256;0);4))" office:value-type="float" office:value="0"/>
          </table:previous>
        </table:cell-content-change>
        <table:cell-content-change table:id="ct1770">
          <table:cell-address table:column="13" table:row="13" table:table="0"/>
          <office:change-info>
            <dc:creator>Mike </dc:creator>
            <dc:date>2012-04-24T18:52:31.88</dc:date>
          </office:change-info>
          <table:previous table:id="ct1446">
            <table:change-track-table-cell table:cell-address="Sheet1.N14" table:formula="of:=IF([.H14]=&quot;&quot;;&quot;&quot;;DEC2HEX(1*(16*256)+HEX2DEC([.J14])*16+IF([.B14]=&quot;Y&quot;;4;0)+IF([.C14]=&quot;Y&quot;;2;0)+IF([.D14]=&quot;Y&quot;;1;0)+IF(NOT (#ref!16=&quot;Y&quot;);2*16*256;0);4))" office:value-type="string"/>
          </table:previous>
        </table:cell-content-change>
        <table:cell-content-change table:id="ct1771">
          <table:cell-address table:column="13" table:row="14" table:table="0"/>
          <office:change-info>
            <dc:creator>Mike </dc:creator>
            <dc:date>2012-04-24T18:52:31.88</dc:date>
          </office:change-info>
          <table:previous table:id="ct1447">
            <table:change-track-table-cell table:cell-address="Sheet1.N15" table:formula="of:=IF([.H15]=&quot;&quot;;&quot;&quot;;DEC2HEX(1*(16*256)+HEX2DEC([.J15])*16+IF([.B15]=&quot;Y&quot;;4;0)+IF([.C15]=&quot;Y&quot;;2;0)+IF([.D15]=&quot;Y&quot;;1;0)+IF(NOT (#ref!17=&quot;Y&quot;);2*16*256;0);4))" office:value-type="string"/>
          </table:previous>
        </table:cell-content-change>
        <table:cell-content-change table:id="ct1772">
          <table:cell-address table:column="13" table:row="15" table:table="0"/>
          <office:change-info>
            <dc:creator>Mike </dc:creator>
            <dc:date>2012-04-24T18:52:31.88</dc:date>
          </office:change-info>
          <table:previous table:id="ct1654">
            <table:change-track-table-cell table:cell-address="Sheet1.N16" table:formula="of:=IF([.H16]=&quot;&quot;;&quot;&quot;;DEC2HEX(1*(16*256)+HEX2DEC([.J16])*16+IF([.B16]=&quot;Y&quot;;4;0)+IF([.C16]=&quot;Y&quot;;2;0)+IF([.D16]=&quot;Y&quot;;1;0)+IF(NOT (           OR           (#ref!18=&quot;Y&quot;; [.B16]=&quot;Y&quot;));2*16*256;0);4))" office:value-type="float" office:value="0"/>
          </table:previous>
        </table:cell-content-change>
        <table:cell-content-change table:id="ct1773">
          <table:cell-address table:column="13" table:row="16" table:table="0"/>
          <office:change-info>
            <dc:creator>Mike </dc:creator>
            <dc:date>2012-04-24T18:52:31.88</dc:date>
          </office:change-info>
          <table:previous table:id="ct1655">
            <table:change-track-table-cell table:cell-address="Sheet1.N17" table:formula="of:=IF([.H17]=&quot;&quot;;&quot;&quot;;DEC2HEX(1*(16*256)+HEX2DEC([.J17])*16+IF([.B17]=&quot;Y&quot;;4;0)+IF([.C17]=&quot;Y&quot;;2;0)+IF([.D17]=&quot;Y&quot;;1;0)+IF(NOT (           OR           (#ref!19=&quot;Y&quot;; [.B17]=&quot;Y&quot;));2*16*256;0);4))" office:value-type="float" office:value="0"/>
          </table:previous>
        </table:cell-content-change>
        <table:cell-content-change table:id="ct1774">
          <table:cell-address table:column="13" table:row="17" table:table="0"/>
          <office:change-info>
            <dc:creator>Mike </dc:creator>
            <dc:date>2012-04-24T18:52:31.88</dc:date>
          </office:change-info>
          <table:previous table:id="ct1450">
            <table:change-track-table-cell table:cell-address="Sheet1.N18" table:formula="of:=IF([.H18]=&quot;&quot;;&quot;&quot;;DEC2HEX(1*(16*256)+HEX2DEC([.J18])*16+IF([.B18]=&quot;Y&quot;;4;0)+IF([.C18]=&quot;Y&quot;;2;0)+IF([.D18]=&quot;Y&quot;;1;0)+IF(NOT (#ref!20=&quot;Y&quot;);2*16*256;0);4))" office:value-type="string"/>
          </table:previous>
        </table:cell-content-change>
        <table:cell-content-change table:id="ct1775">
          <table:cell-address table:column="13" table:row="18" table:table="0"/>
          <office:change-info>
            <dc:creator>Mike </dc:creator>
            <dc:date>2012-04-24T18:52:31.88</dc:date>
          </office:change-info>
          <table:previous table:id="ct1451">
            <table:change-track-table-cell table:cell-address="Sheet1.N19" table:formula="of:=IF([.H19]=&quot;&quot;;&quot;&quot;;DEC2HEX(1*(16*256)+HEX2DEC([.J19])*16+IF([.B19]=&quot;Y&quot;;4;0)+IF([.C19]=&quot;Y&quot;;2;0)+IF([.D19]=&quot;Y&quot;;1;0)+IF(NOT (#ref!21=&quot;Y&quot;);2*16*256;0);4))" office:value-type="string"/>
          </table:previous>
        </table:cell-content-change>
        <table:cell-content-change table:id="ct1776">
          <table:cell-address table:column="13" table:row="19" table:table="0"/>
          <office:change-info>
            <dc:creator>Mike </dc:creator>
            <dc:date>2012-04-24T18:52:31.88</dc:date>
          </office:change-info>
          <table:previous table:id="ct1664">
            <table:change-track-table-cell table:cell-address="Sheet1.N20" table:formula="of:=IF([.H20]=&quot;&quot;;&quot;&quot;;DEC2HEX(1*(16*256)+HEX2DEC([.J20])*16+IF([.B20]=&quot;Y&quot;;4;0)+IF([.C20]=&quot;Y&quot;;2;0)+IF([.D20]=&quot;Y&quot;;1;0)+IF(NOT (           OR           (#ref!22=&quot;Y&quot;; [.B20]=&quot;Y&quot;));2*16*256;0);4))" office:value-type="float" office:value="0"/>
          </table:previous>
        </table:cell-content-change>
        <table:cell-content-change table:id="ct1777">
          <table:cell-address table:column="13" table:row="20" table:table="0"/>
          <office:change-info>
            <dc:creator>Mike </dc:creator>
            <dc:date>2012-04-24T18:52:31.88</dc:date>
          </office:change-info>
          <table:previous table:id="ct1665">
            <table:change-track-table-cell table:cell-address="Sheet1.N21" table:formula="of:=IF([.H21]=&quot;&quot;;&quot;&quot;;DEC2HEX(1*(16*256)+HEX2DEC([.J21])*16+IF([.B21]=&quot;Y&quot;;4;0)+IF([.C21]=&quot;Y&quot;;2;0)+IF([.D21]=&quot;Y&quot;;1;0)+IF(NOT (           OR           (#ref!23=&quot;Y&quot;; [.B21]=&quot;Y&quot;));2*16*256;0);4))" office:value-type="float" office:value="0"/>
          </table:previous>
        </table:cell-content-change>
        <table:cell-content-change table:id="ct1778">
          <table:cell-address table:column="13" table:row="21" table:table="0"/>
          <office:change-info>
            <dc:creator>Mike </dc:creator>
            <dc:date>2012-04-24T18:52:31.88</dc:date>
          </office:change-info>
          <table:previous table:id="ct1666">
            <table:change-track-table-cell table:cell-address="Sheet1.N22" table:formula="of:=IF([.H22]=&quot;&quot;;&quot;&quot;;DEC2HEX(1*(16*256)+HEX2DEC([.J22])*16+IF([.B22]=&quot;Y&quot;;4;0)+IF([.C22]=&quot;Y&quot;;2;0)+IF([.D22]=&quot;Y&quot;;1;0)+IF(NOT (           OR           (#ref!24=&quot;Y&quot;; [.B22]=&quot;Y&quot;));2*16*256;0);4))" office:value-type="float" office:value="0"/>
          </table:previous>
        </table:cell-content-change>
        <table:cell-content-change table:id="ct1779">
          <table:cell-address table:column="13" table:row="22" table:table="0"/>
          <office:change-info>
            <dc:creator>Mike </dc:creator>
            <dc:date>2012-04-24T18:52:31.88</dc:date>
          </office:change-info>
          <table:previous table:id="ct1667">
            <table:change-track-table-cell table:cell-address="Sheet1.N23" table:formula="of:=IF([.H23]=&quot;&quot;;&quot;&quot;;DEC2HEX(1*(16*256)+HEX2DEC([.J23])*16+IF([.B23]=&quot;Y&quot;;4;0)+IF([.C23]=&quot;Y&quot;;2;0)+IF([.D23]=&quot;Y&quot;;1;0)+IF(NOT (           OR           (#ref!25=&quot;Y&quot;; [.B23]=&quot;Y&quot;));2*16*256;0);4))" office:value-type="float" office:value="0"/>
          </table:previous>
        </table:cell-content-change>
        <table:cell-content-change table:id="ct1780">
          <table:cell-address table:column="13" table:row="23" table:table="0"/>
          <office:change-info>
            <dc:creator>Mike </dc:creator>
            <dc:date>2012-04-24T18:52:31.88</dc:date>
          </office:change-info>
          <table:previous table:id="ct1668">
            <table:change-track-table-cell table:cell-address="Sheet1.N24" table:formula="of:=IF([.H24]=&quot;&quot;;&quot;&quot;;DEC2HEX(1*(16*256)+HEX2DEC([.J24])*16+IF([.B24]=&quot;Y&quot;;4;0)+IF([.C24]=&quot;Y&quot;;2;0)+IF([.D24]=&quot;Y&quot;;1;0)+IF(NOT (           OR           (#ref!26=&quot;Y&quot;; [.B24]=&quot;Y&quot;));2*16*256;0);4))" office:value-type="float" office:value="0"/>
          </table:previous>
        </table:cell-content-change>
        <table:cell-content-change table:id="ct1781">
          <table:cell-address table:column="13" table:row="24" table:table="0"/>
          <office:change-info>
            <dc:creator>Mike </dc:creator>
            <dc:date>2012-04-24T18:52:31.88</dc:date>
          </office:change-info>
          <table:previous table:id="ct1669">
            <table:change-track-table-cell table:cell-address="Sheet1.N25" table:formula="of:=IF([.H25]=&quot;&quot;;&quot;&quot;;DEC2HEX(1*(16*256)+HEX2DEC([.J25])*16+IF([.B25]=&quot;Y&quot;;4;0)+IF([.C25]=&quot;Y&quot;;2;0)+IF([.D25]=&quot;Y&quot;;1;0)+IF(NOT (           OR           (#ref!27=&quot;Y&quot;; [.B25]=&quot;Y&quot;));2*16*256;0);4))" office:value-type="float" office:value="0"/>
          </table:previous>
        </table:cell-content-change>
        <table:cell-content-change table:id="ct1782">
          <table:cell-address table:column="13" table:row="25" table:table="0"/>
          <office:change-info>
            <dc:creator>Mike </dc:creator>
            <dc:date>2012-04-24T18:52:31.88</dc:date>
          </office:change-info>
          <table:previous table:id="ct1670">
            <table:change-track-table-cell table:cell-address="Sheet1.N26" table:formula="of:=IF([.H26]=&quot;&quot;;&quot;&quot;;DEC2HEX(1*(16*256)+HEX2DEC([.J26])*16+IF([.B26]=&quot;Y&quot;;4;0)+IF([.C26]=&quot;Y&quot;;2;0)+IF([.D26]=&quot;Y&quot;;1;0)+IF(NOT (           OR           (#ref!28=&quot;Y&quot;; [.B26]=&quot;Y&quot;));2*16*256;0);4))" office:value-type="float" office:value="0"/>
          </table:previous>
        </table:cell-content-change>
        <table:cell-content-change table:id="ct1783">
          <table:cell-address table:column="13" table:row="26" table:table="0"/>
          <office:change-info>
            <dc:creator>Mike </dc:creator>
            <dc:date>2012-04-24T18:52:31.88</dc:date>
          </office:change-info>
          <table:previous table:id="ct1671">
            <table:change-track-table-cell table:cell-address="Sheet1.N27" table:formula="of:=IF([.H27]=&quot;&quot;;&quot;&quot;;DEC2HEX(1*(16*256)+HEX2DEC([.J27])*16+IF([.B27]=&quot;Y&quot;;4;0)+IF([.C27]=&quot;Y&quot;;2;0)+IF([.D27]=&quot;Y&quot;;1;0)+IF(NOT (           OR           (#ref!29=&quot;Y&quot;; [.B27]=&quot;Y&quot;));2*16*256;0);4))" office:value-type="float" office:value="0"/>
          </table:previous>
        </table:cell-content-change>
        <table:cell-content-change table:id="ct1784">
          <table:cell-address table:column="13" table:row="27" table:table="0"/>
          <office:change-info>
            <dc:creator>Mike </dc:creator>
            <dc:date>2012-04-24T18:52:31.88</dc:date>
          </office:change-info>
          <table:previous table:id="ct1672">
            <table:change-track-table-cell table:cell-address="Sheet1.N28" table:formula="of:=IF([.H28]=&quot;&quot;;&quot;&quot;;DEC2HEX(1*(16*256)+HEX2DEC([.J28])*16+IF([.B28]=&quot;Y&quot;;4;0)+IF([.C28]=&quot;Y&quot;;2;0)+IF([.D28]=&quot;Y&quot;;1;0)+IF(NOT (           OR           (#ref!30=&quot;Y&quot;; [.B28]=&quot;Y&quot;));2*16*256;0);4))" office:value-type="float" office:value="0"/>
          </table:previous>
        </table:cell-content-change>
        <table:cell-content-change table:id="ct1785">
          <table:cell-address table:column="13" table:row="28" table:table="0"/>
          <office:change-info>
            <dc:creator>Mike </dc:creator>
            <dc:date>2012-04-24T18:52:31.88</dc:date>
          </office:change-info>
          <table:previous table:id="ct1673">
            <table:change-track-table-cell table:cell-address="Sheet1.N29" table:formula="of:=IF([.H29]=&quot;&quot;;&quot;&quot;;DEC2HEX(1*(16*256)+HEX2DEC([.J29])*16+IF([.B29]=&quot;Y&quot;;4;0)+IF([.C29]=&quot;Y&quot;;2;0)+IF([.D29]=&quot;Y&quot;;1;0)+IF(NOT (           OR           (#ref!31=&quot;Y&quot;; [.B29]=&quot;Y&quot;));2*16*256;0);4))" office:value-type="float" office:value="0"/>
          </table:previous>
        </table:cell-content-change>
        <table:cell-content-change table:id="ct1786">
          <table:cell-address table:column="13" table:row="29" table:table="0"/>
          <office:change-info>
            <dc:creator>Mike </dc:creator>
            <dc:date>2012-04-24T18:52:31.88</dc:date>
          </office:change-info>
          <table:previous table:id="ct1463">
            <table:change-track-table-cell table:cell-address="Sheet1.N30" table:formula="of:=IF([.H30]=&quot;&quot;;&quot;&quot;;DEC2HEX(1*(16*256)+HEX2DEC([.J30])*16+IF([.B30]=&quot;Y&quot;;4;0)+IF([.C30]=&quot;Y&quot;;2;0)+IF([.D30]=&quot;Y&quot;;1;0)+IF(NOT (#ref!32=&quot;Y&quot;);2*16*256;0);4))" office:value-type="string"/>
          </table:previous>
        </table:cell-content-change>
        <table:cell-content-change table:id="ct1787">
          <table:cell-address table:column="13" table:row="30" table:table="0"/>
          <office:change-info>
            <dc:creator>Mike </dc:creator>
            <dc:date>2012-04-24T18:52:31.88</dc:date>
          </office:change-info>
          <table:previous table:id="ct1570">
            <table:change-track-table-cell table:cell-address="Sheet1.N31" table:formula="of:=IF([.H31]=&quot;&quot;;&quot;&quot;;DEC2HEX(1*(16*256)+HEX2DEC([.J31])*16+IF([.B31]=&quot;Y&quot;;4;0)+IF([.C31]=&quot;Y&quot;;2;0)+IF([.D31]=&quot;Y&quot;;1;0)+IF(NOT (#ref!33=&quot;Y&quot;);2*16*256;0);4))" office:value-type="string"/>
          </table:previous>
        </table:cell-content-change>
        <table:cell-content-change table:id="ct1788">
          <table:cell-address table:column="13" table:row="31" table:table="0"/>
          <office:change-info>
            <dc:creator>Mike </dc:creator>
            <dc:date>2012-04-24T18:52:31.88</dc:date>
          </office:change-info>
          <table:previous table:id="ct1674">
            <table:change-track-table-cell table:cell-address="Sheet1.N32" table:formula="of:=IF([.H32]=&quot;&quot;;&quot;&quot;;DEC2HEX(1*(16*256)+HEX2DEC([.J32])*16+IF([.B32]=&quot;Y&quot;;4;0)+IF([.C32]=&quot;Y&quot;;2;0)+IF([.D32]=&quot;Y&quot;;1;0)+IF(NOT (           OR           (#ref!34=&quot;Y&quot;; [.B32]=&quot;Y&quot;));2*16*256;0);4))" office:value-type="float" office:value="0"/>
          </table:previous>
        </table:cell-content-change>
        <table:cell-content-change table:id="ct1789">
          <table:cell-address table:column="13" table:row="32" table:table="0"/>
          <office:change-info>
            <dc:creator>Mike </dc:creator>
            <dc:date>2012-04-24T18:52:31.88</dc:date>
          </office:change-info>
          <table:previous>
            <table:change-track-table-cell/>
          </table:previous>
        </table:cell-content-change>
        <table:cell-content-change table:id="ct1790">
          <table:cell-address table:column="13" table:row="33" table:table="0"/>
          <office:change-info>
            <dc:creator>Mike </dc:creator>
            <dc:date>2012-04-24T18:52:31.88</dc:date>
          </office:change-info>
          <table:previous table:id="ct1693">
            <table:change-track-table-cell table:cell-address="Sheet1.N34" table:formula="of:=IF([.H34]=&quot;&quot;;&quot;&quot;;DEC2HEX(1*(16*256)+HEX2DEC([.J34])*16+IF([.B34]=&quot;Y&quot;;4;0)+IF([.C34]=&quot;Y&quot;;2;0)+IF([.D34]=&quot;Y&quot;;1;0)+IF(NOT (           OR           (#ref!36=&quot;Y&quot;; [.B34]=&quot;Y&quot;));2*16*256;0);4))" office:value-type="float" office:value="0"/>
          </table:previous>
        </table:cell-content-change>
        <table:cell-content-change table:id="ct1791">
          <table:cell-address table:column="13" table:row="34" table:table="0"/>
          <office:change-info>
            <dc:creator>Mike </dc:creator>
            <dc:date>2012-04-24T18:52:31.88</dc:date>
          </office:change-info>
          <table:previous table:id="ct1694">
            <table:change-track-table-cell table:cell-address="Sheet1.N35" table:formula="of:=IF([.H35]=&quot;&quot;;&quot;&quot;;DEC2HEX(1*(16*256)+HEX2DEC([.J35])*16+IF([.B35]=&quot;Y&quot;;4;0)+IF([.C35]=&quot;Y&quot;;2;0)+IF([.D35]=&quot;Y&quot;;1;0)+IF(NOT (           OR           (#ref!37=&quot;Y&quot;; [.B35]=&quot;Y&quot;));2*16*256;0);4))" office:value-type="float" office:value="0"/>
          </table:previous>
        </table:cell-content-change>
        <table:cell-content-change table:id="ct1792">
          <table:cell-address table:column="13" table:row="35" table:table="0"/>
          <office:change-info>
            <dc:creator>Mike </dc:creator>
            <dc:date>2012-04-24T18:52:31.88</dc:date>
          </office:change-info>
          <table:previous table:id="ct1464">
            <table:change-track-table-cell table:cell-address="Sheet1.N36" table:formula="of:=IF([.H36]=&quot;&quot;;&quot;&quot;;DEC2HEX(1*(16*256)+HEX2DEC([.J36])*16+IF([.B36]=&quot;Y&quot;;4;0)+IF([.C36]=&quot;Y&quot;;2;0)+IF([.D36]=&quot;Y&quot;;1;0)+IF(NOT (#ref!38=&quot;Y&quot;);2*16*256;0);4))" office:value-type="string"/>
          </table:previous>
        </table:cell-content-change>
        <table:cell-content-change table:id="ct1793">
          <table:cell-address table:column="13" table:row="36" table:table="0"/>
          <office:change-info>
            <dc:creator>Mike </dc:creator>
            <dc:date>2012-04-24T18:52:31.88</dc:date>
          </office:change-info>
          <table:previous table:id="ct1465">
            <table:change-track-table-cell table:cell-address="Sheet1.N37" table:formula="of:=IF([.H37]=&quot;&quot;;&quot;&quot;;DEC2HEX(1*(16*256)+HEX2DEC([.J37])*16+IF([.B37]=&quot;Y&quot;;4;0)+IF([.C37]=&quot;Y&quot;;2;0)+IF([.D37]=&quot;Y&quot;;1;0)+IF(NOT (#ref!39=&quot;Y&quot;);2*16*256;0);4))" office:value-type="string"/>
          </table:previous>
        </table:cell-content-change>
        <table:cell-content-change table:id="ct1794">
          <table:cell-address table:column="13" table:row="37" table:table="0"/>
          <office:change-info>
            <dc:creator>Mike </dc:creator>
            <dc:date>2012-04-24T18:52:31.88</dc:date>
          </office:change-info>
          <table:previous table:id="ct1675">
            <table:change-track-table-cell table:cell-address="Sheet1.N38" table:formula="of:=IF([.H38]=&quot;&quot;;&quot;&quot;;DEC2HEX(1*(16*256)+HEX2DEC([.J38])*16+IF([.B38]=&quot;Y&quot;;4;0)+IF([.C38]=&quot;Y&quot;;2;0)+IF([.D38]=&quot;Y&quot;;1;0)+IF(NOT (           OR           (#ref!40=&quot;Y&quot;; [.B38]=&quot;Y&quot;));2*16*256;0);4))" office:value-type="float" office:value="0"/>
          </table:previous>
        </table:cell-content-change>
        <table:cell-content-change table:id="ct1795">
          <table:cell-address table:column="13" table:row="38" table:table="0"/>
          <office:change-info>
            <dc:creator>Mike </dc:creator>
            <dc:date>2012-04-24T18:52:31.88</dc:date>
          </office:change-info>
          <table:previous table:id="ct1676">
            <table:change-track-table-cell table:cell-address="Sheet1.N39" table:formula="of:=IF([.H39]=&quot;&quot;;&quot;&quot;;DEC2HEX(1*(16*256)+HEX2DEC([.J39])*16+IF([.B39]=&quot;Y&quot;;4;0)+IF([.C39]=&quot;Y&quot;;2;0)+IF([.D39]=&quot;Y&quot;;1;0)+IF(NOT (           OR           (#ref!41=&quot;Y&quot;; [.B39]=&quot;Y&quot;));2*16*256;0);4))" office:value-type="float" office:value="0"/>
          </table:previous>
        </table:cell-content-change>
        <table:cell-content-change table:id="ct1796">
          <table:cell-address table:column="13" table:row="39" table:table="0"/>
          <office:change-info>
            <dc:creator>Mike </dc:creator>
            <dc:date>2012-04-24T18:52:31.88</dc:date>
          </office:change-info>
          <table:previous table:id="ct1677">
            <table:change-track-table-cell table:cell-address="Sheet1.N40" table:formula="of:=IF([.H40]=&quot;&quot;;&quot;&quot;;DEC2HEX(1*(16*256)+HEX2DEC([.J40])*16+IF([.B40]=&quot;Y&quot;;4;0)+IF([.C40]=&quot;Y&quot;;2;0)+IF([.D40]=&quot;Y&quot;;1;0)+IF(NOT (           OR           (#ref!42=&quot;Y&quot;; [.B40]=&quot;Y&quot;));2*16*256;0);4))" office:value-type="float" office:value="0"/>
          </table:previous>
        </table:cell-content-change>
        <table:cell-content-change table:id="ct1797">
          <table:cell-address table:column="13" table:row="40" table:table="0"/>
          <office:change-info>
            <dc:creator>Mike </dc:creator>
            <dc:date>2012-04-24T18:52:31.88</dc:date>
          </office:change-info>
          <table:previous table:id="ct1470">
            <table:change-track-table-cell table:cell-address="Sheet1.N41" table:formula="of:=IF([.H41]=&quot;&quot;;&quot;&quot;;DEC2HEX(1*(16*256)+HEX2DEC([.J41])*16+IF([.B41]=&quot;Y&quot;;4;0)+IF([.C41]=&quot;Y&quot;;2;0)+IF([.D41]=&quot;Y&quot;;1;0)+IF(NOT (#ref!43=&quot;Y&quot;);2*16*256;0);4))" office:value-type="string"/>
          </table:previous>
        </table:cell-content-change>
        <table:cell-content-change table:id="ct1798">
          <table:cell-address table:column="13" table:row="41" table:table="0"/>
          <office:change-info>
            <dc:creator>Mike </dc:creator>
            <dc:date>2012-04-24T18:52:31.88</dc:date>
          </office:change-info>
          <table:previous table:id="ct1471">
            <table:change-track-table-cell table:cell-address="Sheet1.N42" table:formula="of:=IF([.H42]=&quot;&quot;;&quot;&quot;;DEC2HEX(1*(16*256)+HEX2DEC([.J42])*16+IF([.B42]=&quot;Y&quot;;4;0)+IF([.C42]=&quot;Y&quot;;2;0)+IF([.D42]=&quot;Y&quot;;1;0)+IF(NOT (#ref!44=&quot;Y&quot;);2*16*256;0);4))" office:value-type="string"/>
          </table:previous>
        </table:cell-content-change>
        <table:cell-content-change table:id="ct1799">
          <table:cell-address table:column="13" table:row="42" table:table="0"/>
          <office:change-info>
            <dc:creator>Mike </dc:creator>
            <dc:date>2012-04-24T18:52:31.88</dc:date>
          </office:change-info>
          <table:previous table:id="ct1472">
            <table:change-track-table-cell table:cell-address="Sheet1.N43" table:formula="of:=IF([.H43]=&quot;&quot;;&quot;&quot;;DEC2HEX(1*(16*256)+HEX2DEC([.J43])*16+IF([.B43]=&quot;Y&quot;;4;0)+IF([.C43]=&quot;Y&quot;;2;0)+IF([.D43]=&quot;Y&quot;;1;0)+IF(NOT (#ref!45=&quot;Y&quot;);2*16*256;0);4))" office:value-type="string"/>
          </table:previous>
        </table:cell-content-change>
        <table:cell-content-change table:id="ct1800">
          <table:cell-address table:column="13" table:row="43" table:table="0"/>
          <office:change-info>
            <dc:creator>Mike </dc:creator>
            <dc:date>2012-04-24T18:52:31.88</dc:date>
          </office:change-info>
          <table:previous table:id="ct1678">
            <table:change-track-table-cell table:cell-address="Sheet1.N44" table:formula="of:=IF([.H44]=&quot;&quot;;&quot;&quot;;DEC2HEX(1*(16*256)+HEX2DEC([.J44])*16+IF([.B44]=&quot;Y&quot;;4;0)+IF([.C44]=&quot;Y&quot;;2;0)+IF([.D44]=&quot;Y&quot;;1;0)+IF(NOT (           OR           (#ref!46=&quot;Y&quot;; [.B44]=&quot;Y&quot;));2*16*256;0);4))" office:value-type="float" office:value="0"/>
          </table:previous>
        </table:cell-content-change>
        <table:cell-content-change table:id="ct1801">
          <table:cell-address table:column="13" table:row="44" table:table="0"/>
          <office:change-info>
            <dc:creator>Mike </dc:creator>
            <dc:date>2012-04-24T18:52:31.88</dc:date>
          </office:change-info>
          <table:previous table:id="ct1474">
            <table:change-track-table-cell table:cell-address="Sheet1.N45" table:formula="of:=IF([.H45]=&quot;&quot;;&quot;&quot;;DEC2HEX(1*(16*256)+HEX2DEC([.J45])*16+IF([.B45]=&quot;Y&quot;;4;0)+IF([.C45]=&quot;Y&quot;;2;0)+IF([.D45]=&quot;Y&quot;;1;0)+IF(NOT (#ref!47=&quot;Y&quot;);2*16*256;0);4))" office:value-type="string"/>
          </table:previous>
        </table:cell-content-change>
        <table:cell-content-change table:id="ct1802">
          <table:cell-address table:column="13" table:row="45" table:table="0"/>
          <office:change-info>
            <dc:creator>Mike </dc:creator>
            <dc:date>2012-04-24T18:52:31.88</dc:date>
          </office:change-info>
          <table:previous table:id="ct1679">
            <table:change-track-table-cell table:cell-address="Sheet1.N46" table:formula="of:=IF([.H46]=&quot;&quot;;&quot;&quot;;DEC2HEX(1*(16*256)+HEX2DEC([.J46])*16+IF([.B46]=&quot;Y&quot;;4;0)+IF([.C46]=&quot;Y&quot;;2;0)+IF([.D46]=&quot;Y&quot;;1;0)+IF(NOT (           OR           (#ref!48=&quot;Y&quot;; [.B46]=&quot;Y&quot;));2*16*256;0);4))" office:value-type="float" office:value="0"/>
          </table:previous>
        </table:cell-content-change>
        <table:cell-content-change table:id="ct1803">
          <table:cell-address table:column="13" table:row="46" table:table="0"/>
          <office:change-info>
            <dc:creator>Mike </dc:creator>
            <dc:date>2012-04-24T18:52:31.88</dc:date>
          </office:change-info>
          <table:previous table:id="ct1476">
            <table:change-track-table-cell table:cell-address="Sheet1.N47" table:formula="of:=IF([.H47]=&quot;&quot;;&quot;&quot;;DEC2HEX(1*(16*256)+HEX2DEC([.J47])*16+IF([.B47]=&quot;Y&quot;;4;0)+IF([.C47]=&quot;Y&quot;;2;0)+IF([.D47]=&quot;Y&quot;;1;0)+IF(NOT (#ref!49=&quot;Y&quot;);2*16*256;0);4))" office:value-type="string"/>
          </table:previous>
        </table:cell-content-change>
        <table:cell-content-change table:id="ct1804">
          <table:cell-address table:column="13" table:row="47" table:table="0"/>
          <office:change-info>
            <dc:creator>Mike </dc:creator>
            <dc:date>2012-04-24T18:52:31.88</dc:date>
          </office:change-info>
          <table:previous table:id="ct1477">
            <table:change-track-table-cell table:cell-address="Sheet1.N48" table:formula="of:=IF([.H48]=&quot;&quot;;&quot;&quot;;DEC2HEX(1*(16*256)+HEX2DEC([.J48])*16+IF([.B48]=&quot;Y&quot;;4;0)+IF([.C48]=&quot;Y&quot;;2;0)+IF([.D48]=&quot;Y&quot;;1;0)+IF(NOT (#ref!50=&quot;Y&quot;);2*16*256;0);4))" office:value-type="string"/>
          </table:previous>
        </table:cell-content-change>
        <table:cell-content-change table:id="ct1805">
          <table:cell-address table:column="13" table:row="48" table:table="0"/>
          <office:change-info>
            <dc:creator>Mike </dc:creator>
            <dc:date>2012-04-24T18:52:31.88</dc:date>
          </office:change-info>
          <table:previous table:id="ct1680">
            <table:change-track-table-cell table:cell-address="Sheet1.N49" table:formula="of:=IF([.H49]=&quot;&quot;;&quot;&quot;;DEC2HEX(1*(16*256)+HEX2DEC([.J49])*16+IF([.B49]=&quot;Y&quot;;4;0)+IF([.C49]=&quot;Y&quot;;2;0)+IF([.D49]=&quot;Y&quot;;1;0)+IF(NOT (           OR           (#ref!51=&quot;Y&quot;; [.B49]=&quot;Y&quot;));2*16*256;0);4))" office:value-type="float" office:value="0"/>
          </table:previous>
        </table:cell-content-change>
        <table:cell-content-change table:id="ct1806">
          <table:cell-address table:column="13" table:row="49" table:table="0"/>
          <office:change-info>
            <dc:creator>Mike </dc:creator>
            <dc:date>2012-04-24T18:52:31.88</dc:date>
          </office:change-info>
          <table:previous table:id="ct1681">
            <table:change-track-table-cell table:cell-address="Sheet1.N50" table:formula="of:=IF([.H50]=&quot;&quot;;&quot;&quot;;DEC2HEX(1*(16*256)+HEX2DEC([.J50])*16+IF([.B50]=&quot;Y&quot;;4;0)+IF([.C50]=&quot;Y&quot;;2;0)+IF([.D50]=&quot;Y&quot;;1;0)+IF(NOT (           OR           (#ref!52=&quot;Y&quot;; [.B50]=&quot;Y&quot;));2*16*256;0);4))" office:value-type="float" office:value="0"/>
          </table:previous>
        </table:cell-content-change>
        <table:cell-content-change table:id="ct1807">
          <table:cell-address table:column="13" table:row="50" table:table="0"/>
          <office:change-info>
            <dc:creator>Mike </dc:creator>
            <dc:date>2012-04-24T18:52:31.88</dc:date>
          </office:change-info>
          <table:previous table:id="ct1682">
            <table:change-track-table-cell table:cell-address="Sheet1.N51" table:formula="of:=IF([.H51]=&quot;&quot;;&quot;&quot;;DEC2HEX(1*(16*256)+HEX2DEC([.J51])*16+IF([.B51]=&quot;Y&quot;;4;0)+IF([.C51]=&quot;Y&quot;;2;0)+IF([.D51]=&quot;Y&quot;;1;0)+IF(NOT (           OR           (#ref!53=&quot;Y&quot;; [.B51]=&quot;Y&quot;));2*16*256;0);4))" office:value-type="float" office:value="0"/>
          </table:previous>
        </table:cell-content-change>
        <table:cell-content-change table:id="ct1808">
          <table:cell-address table:column="13" table:row="5" table:table="0"/>
          <office:change-info>
            <dc:creator>Mike </dc:creator>
            <dc:date>2012-04-24T18:52:53.82</dc:date>
          </office:change-info>
          <table:previous>
            <table:change-track-table-cell/>
          </table:previous>
        </table:cell-content-change>
        <table:cell-content-change table:id="ct1809">
          <table:cell-address table:column="13" table:row="5" table:table="0"/>
          <office:change-info>
            <dc:creator>Mike </dc:creator>
            <dc:date>2012-04-24T18:52:57.78</dc:date>
          </office:change-info>
          <table:previous table:id="ct1808">
            <table:change-track-table-cell office:value-type="string">
              <text:p>IF(<text:span text:style-name="T5">H8</text:span>="";"";DEC2HEX(MOD(HEX2DEC(<text:span text:style-name="T6">J8</text:span>);16)*16+IF(<text:span text:style-name="T7">B8</text:span>="Y";4;0)+IF(<text:span text:style-name="T8">C8</text:span>="Y";2;0)+IF(<text:span text:style-name="T9">D8</text:span>="Y";1;0);2))</text:p>
            </table:change-track-table-cell>
          </table:previous>
        </table:cell-content-change>
        <table:cell-content-change table:id="ct1810">
          <table:cell-address table:column="13" table:row="6" table:table="0"/>
          <office:change-info>
            <dc:creator>Mike </dc:creator>
            <dc:date>2012-04-24T18:53:03.79</dc:date>
          </office:change-info>
          <table:previous>
            <table:change-track-table-cell/>
          </table:previous>
        </table:cell-content-change>
        <table:cell-content-change table:id="ct1811">
          <table:cell-address table:column="13" table:row="7" table:table="0"/>
          <office:change-info>
            <dc:creator>Mike </dc:creator>
            <dc:date>2012-04-24T18:53:03.79</dc:date>
          </office:change-info>
          <table:previous>
            <table:change-track-table-cell/>
          </table:previous>
        </table:cell-content-change>
        <table:cell-content-change table:id="ct1812">
          <table:cell-address table:column="13" table:row="8" table:table="0"/>
          <office:change-info>
            <dc:creator>Mike </dc:creator>
            <dc:date>2012-04-24T18:53:03.79</dc:date>
          </office:change-info>
          <table:previous>
            <table:change-track-table-cell/>
          </table:previous>
        </table:cell-content-change>
        <table:cell-content-change table:id="ct1813">
          <table:cell-address table:column="13" table:row="9" table:table="0"/>
          <office:change-info>
            <dc:creator>Mike </dc:creator>
            <dc:date>2012-04-24T18:53:03.79</dc:date>
          </office:change-info>
          <table:previous>
            <table:change-track-table-cell/>
          </table:previous>
        </table:cell-content-change>
        <table:cell-content-change table:id="ct1814">
          <table:cell-address table:column="13" table:row="10" table:table="0"/>
          <office:change-info>
            <dc:creator>Mike </dc:creator>
            <dc:date>2012-04-24T18:53:03.79</dc:date>
          </office:change-info>
          <table:previous>
            <table:change-track-table-cell/>
          </table:previous>
        </table:cell-content-change>
        <table:cell-content-change table:id="ct1815">
          <table:cell-address table:column="13" table:row="11" table:table="0"/>
          <office:change-info>
            <dc:creator>Mike </dc:creator>
            <dc:date>2012-04-24T18:53:03.79</dc:date>
          </office:change-info>
          <table:previous>
            <table:change-track-table-cell/>
          </table:previous>
        </table:cell-content-change>
        <table:cell-content-change table:id="ct1816">
          <table:cell-address table:column="13" table:row="12" table:table="0"/>
          <office:change-info>
            <dc:creator>Mike </dc:creator>
            <dc:date>2012-04-24T18:53:03.79</dc:date>
          </office:change-info>
          <table:previous>
            <table:change-track-table-cell/>
          </table:previous>
        </table:cell-content-change>
        <table:cell-content-change table:id="ct1817">
          <table:cell-address table:column="13" table:row="13" table:table="0"/>
          <office:change-info>
            <dc:creator>Mike </dc:creator>
            <dc:date>2012-04-24T18:53:03.79</dc:date>
          </office:change-info>
          <table:previous>
            <table:change-track-table-cell/>
          </table:previous>
        </table:cell-content-change>
        <table:cell-content-change table:id="ct1818">
          <table:cell-address table:column="13" table:row="14" table:table="0"/>
          <office:change-info>
            <dc:creator>Mike </dc:creator>
            <dc:date>2012-04-24T18:53:03.79</dc:date>
          </office:change-info>
          <table:previous>
            <table:change-track-table-cell/>
          </table:previous>
        </table:cell-content-change>
        <table:cell-content-change table:id="ct1819">
          <table:cell-address table:column="13" table:row="15" table:table="0"/>
          <office:change-info>
            <dc:creator>Mike </dc:creator>
            <dc:date>2012-04-24T18:53:03.79</dc:date>
          </office:change-info>
          <table:previous>
            <table:change-track-table-cell/>
          </table:previous>
        </table:cell-content-change>
        <table:cell-content-change table:id="ct1820">
          <table:cell-address table:column="13" table:row="16" table:table="0"/>
          <office:change-info>
            <dc:creator>Mike </dc:creator>
            <dc:date>2012-04-24T18:53:03.79</dc:date>
          </office:change-info>
          <table:previous>
            <table:change-track-table-cell/>
          </table:previous>
        </table:cell-content-change>
        <table:cell-content-change table:id="ct1821">
          <table:cell-address table:column="13" table:row="17" table:table="0"/>
          <office:change-info>
            <dc:creator>Mike </dc:creator>
            <dc:date>2012-04-24T18:53:03.79</dc:date>
          </office:change-info>
          <table:previous>
            <table:change-track-table-cell/>
          </table:previous>
        </table:cell-content-change>
        <table:cell-content-change table:id="ct1822">
          <table:cell-address table:column="13" table:row="18" table:table="0"/>
          <office:change-info>
            <dc:creator>Mike </dc:creator>
            <dc:date>2012-04-24T18:53:03.79</dc:date>
          </office:change-info>
          <table:previous>
            <table:change-track-table-cell/>
          </table:previous>
        </table:cell-content-change>
        <table:cell-content-change table:id="ct1823">
          <table:cell-address table:column="13" table:row="19" table:table="0"/>
          <office:change-info>
            <dc:creator>Mike </dc:creator>
            <dc:date>2012-04-24T18:53:03.79</dc:date>
          </office:change-info>
          <table:previous>
            <table:change-track-table-cell/>
          </table:previous>
        </table:cell-content-change>
        <table:cell-content-change table:id="ct1824">
          <table:cell-address table:column="13" table:row="20" table:table="0"/>
          <office:change-info>
            <dc:creator>Mike </dc:creator>
            <dc:date>2012-04-24T18:53:03.79</dc:date>
          </office:change-info>
          <table:previous>
            <table:change-track-table-cell/>
          </table:previous>
        </table:cell-content-change>
        <table:cell-content-change table:id="ct1825">
          <table:cell-address table:column="13" table:row="21" table:table="0"/>
          <office:change-info>
            <dc:creator>Mike </dc:creator>
            <dc:date>2012-04-24T18:53:03.79</dc:date>
          </office:change-info>
          <table:previous>
            <table:change-track-table-cell/>
          </table:previous>
        </table:cell-content-change>
        <table:cell-content-change table:id="ct1826">
          <table:cell-address table:column="13" table:row="22" table:table="0"/>
          <office:change-info>
            <dc:creator>Mike </dc:creator>
            <dc:date>2012-04-24T18:53:03.79</dc:date>
          </office:change-info>
          <table:previous>
            <table:change-track-table-cell/>
          </table:previous>
        </table:cell-content-change>
        <table:cell-content-change table:id="ct1827">
          <table:cell-address table:column="13" table:row="23" table:table="0"/>
          <office:change-info>
            <dc:creator>Mike </dc:creator>
            <dc:date>2012-04-24T18:53:03.79</dc:date>
          </office:change-info>
          <table:previous>
            <table:change-track-table-cell/>
          </table:previous>
        </table:cell-content-change>
        <table:cell-content-change table:id="ct1828">
          <table:cell-address table:column="13" table:row="24" table:table="0"/>
          <office:change-info>
            <dc:creator>Mike </dc:creator>
            <dc:date>2012-04-24T18:53:03.79</dc:date>
          </office:change-info>
          <table:previous>
            <table:change-track-table-cell/>
          </table:previous>
        </table:cell-content-change>
        <table:cell-content-change table:id="ct1829">
          <table:cell-address table:column="13" table:row="25" table:table="0"/>
          <office:change-info>
            <dc:creator>Mike </dc:creator>
            <dc:date>2012-04-24T18:53:03.79</dc:date>
          </office:change-info>
          <table:previous>
            <table:change-track-table-cell/>
          </table:previous>
        </table:cell-content-change>
        <table:cell-content-change table:id="ct1830">
          <table:cell-address table:column="13" table:row="26" table:table="0"/>
          <office:change-info>
            <dc:creator>Mike </dc:creator>
            <dc:date>2012-04-24T18:53:03.79</dc:date>
          </office:change-info>
          <table:previous>
            <table:change-track-table-cell/>
          </table:previous>
        </table:cell-content-change>
        <table:cell-content-change table:id="ct1831">
          <table:cell-address table:column="13" table:row="27" table:table="0"/>
          <office:change-info>
            <dc:creator>Mike </dc:creator>
            <dc:date>2012-04-24T18:53:03.79</dc:date>
          </office:change-info>
          <table:previous>
            <table:change-track-table-cell/>
          </table:previous>
        </table:cell-content-change>
        <table:cell-content-change table:id="ct1832">
          <table:cell-address table:column="13" table:row="28" table:table="0"/>
          <office:change-info>
            <dc:creator>Mike </dc:creator>
            <dc:date>2012-04-24T18:53:03.79</dc:date>
          </office:change-info>
          <table:previous>
            <table:change-track-table-cell/>
          </table:previous>
        </table:cell-content-change>
        <table:cell-content-change table:id="ct1833">
          <table:cell-address table:column="13" table:row="29" table:table="0"/>
          <office:change-info>
            <dc:creator>Mike </dc:creator>
            <dc:date>2012-04-24T18:53:03.79</dc:date>
          </office:change-info>
          <table:previous>
            <table:change-track-table-cell/>
          </table:previous>
        </table:cell-content-change>
        <table:cell-content-change table:id="ct1834">
          <table:cell-address table:column="13" table:row="30" table:table="0"/>
          <office:change-info>
            <dc:creator>Mike </dc:creator>
            <dc:date>2012-04-24T18:53:03.79</dc:date>
          </office:change-info>
          <table:previous>
            <table:change-track-table-cell/>
          </table:previous>
        </table:cell-content-change>
        <table:cell-content-change table:id="ct1835">
          <table:cell-address table:column="13" table:row="31" table:table="0"/>
          <office:change-info>
            <dc:creator>Mike </dc:creator>
            <dc:date>2012-04-24T18:53:03.79</dc:date>
          </office:change-info>
          <table:previous>
            <table:change-track-table-cell/>
          </table:previous>
        </table:cell-content-change>
        <table:cell-content-change table:id="ct1836">
          <table:cell-address table:column="13" table:row="32" table:table="0"/>
          <office:change-info>
            <dc:creator>Mike </dc:creator>
            <dc:date>2012-04-24T18:53:03.79</dc:date>
          </office:change-info>
          <table:previous>
            <table:change-track-table-cell/>
          </table:previous>
        </table:cell-content-change>
        <table:cell-content-change table:id="ct1837">
          <table:cell-address table:column="13" table:row="33" table:table="0"/>
          <office:change-info>
            <dc:creator>Mike </dc:creator>
            <dc:date>2012-04-24T18:53:03.79</dc:date>
          </office:change-info>
          <table:previous>
            <table:change-track-table-cell/>
          </table:previous>
        </table:cell-content-change>
        <table:cell-content-change table:id="ct1838">
          <table:cell-address table:column="13" table:row="34" table:table="0"/>
          <office:change-info>
            <dc:creator>Mike </dc:creator>
            <dc:date>2012-04-24T18:53:03.79</dc:date>
          </office:change-info>
          <table:previous>
            <table:change-track-table-cell/>
          </table:previous>
        </table:cell-content-change>
        <table:cell-content-change table:id="ct1839">
          <table:cell-address table:column="13" table:row="35" table:table="0"/>
          <office:change-info>
            <dc:creator>Mike </dc:creator>
            <dc:date>2012-04-24T18:53:03.79</dc:date>
          </office:change-info>
          <table:previous>
            <table:change-track-table-cell/>
          </table:previous>
        </table:cell-content-change>
        <table:cell-content-change table:id="ct1840">
          <table:cell-address table:column="13" table:row="36" table:table="0"/>
          <office:change-info>
            <dc:creator>Mike </dc:creator>
            <dc:date>2012-04-24T18:53:03.79</dc:date>
          </office:change-info>
          <table:previous>
            <table:change-track-table-cell/>
          </table:previous>
        </table:cell-content-change>
        <table:cell-content-change table:id="ct1841">
          <table:cell-address table:column="13" table:row="37" table:table="0"/>
          <office:change-info>
            <dc:creator>Mike </dc:creator>
            <dc:date>2012-04-24T18:53:03.79</dc:date>
          </office:change-info>
          <table:previous>
            <table:change-track-table-cell/>
          </table:previous>
        </table:cell-content-change>
        <table:cell-content-change table:id="ct1842">
          <table:cell-address table:column="13" table:row="38" table:table="0"/>
          <office:change-info>
            <dc:creator>Mike </dc:creator>
            <dc:date>2012-04-24T18:53:03.79</dc:date>
          </office:change-info>
          <table:previous>
            <table:change-track-table-cell/>
          </table:previous>
        </table:cell-content-change>
        <table:cell-content-change table:id="ct1843">
          <table:cell-address table:column="13" table:row="39" table:table="0"/>
          <office:change-info>
            <dc:creator>Mike </dc:creator>
            <dc:date>2012-04-24T18:53:03.79</dc:date>
          </office:change-info>
          <table:previous>
            <table:change-track-table-cell/>
          </table:previous>
        </table:cell-content-change>
        <table:cell-content-change table:id="ct1844">
          <table:cell-address table:column="13" table:row="40" table:table="0"/>
          <office:change-info>
            <dc:creator>Mike </dc:creator>
            <dc:date>2012-04-24T18:53:03.79</dc:date>
          </office:change-info>
          <table:previous>
            <table:change-track-table-cell/>
          </table:previous>
        </table:cell-content-change>
        <table:cell-content-change table:id="ct1845">
          <table:cell-address table:column="13" table:row="41" table:table="0"/>
          <office:change-info>
            <dc:creator>Mike </dc:creator>
            <dc:date>2012-04-24T18:53:03.79</dc:date>
          </office:change-info>
          <table:previous>
            <table:change-track-table-cell/>
          </table:previous>
        </table:cell-content-change>
        <table:cell-content-change table:id="ct1846">
          <table:cell-address table:column="13" table:row="42" table:table="0"/>
          <office:change-info>
            <dc:creator>Mike </dc:creator>
            <dc:date>2012-04-24T18:53:03.79</dc:date>
          </office:change-info>
          <table:previous>
            <table:change-track-table-cell/>
          </table:previous>
        </table:cell-content-change>
        <table:cell-content-change table:id="ct1847">
          <table:cell-address table:column="13" table:row="43" table:table="0"/>
          <office:change-info>
            <dc:creator>Mike </dc:creator>
            <dc:date>2012-04-24T18:53:03.79</dc:date>
          </office:change-info>
          <table:previous>
            <table:change-track-table-cell/>
          </table:previous>
        </table:cell-content-change>
        <table:cell-content-change table:id="ct1848">
          <table:cell-address table:column="13" table:row="44" table:table="0"/>
          <office:change-info>
            <dc:creator>Mike </dc:creator>
            <dc:date>2012-04-24T18:53:03.79</dc:date>
          </office:change-info>
          <table:previous>
            <table:change-track-table-cell/>
          </table:previous>
        </table:cell-content-change>
        <table:cell-content-change table:id="ct1849">
          <table:cell-address table:column="13" table:row="45" table:table="0"/>
          <office:change-info>
            <dc:creator>Mike </dc:creator>
            <dc:date>2012-04-24T18:53:03.79</dc:date>
          </office:change-info>
          <table:previous>
            <table:change-track-table-cell/>
          </table:previous>
        </table:cell-content-change>
        <table:cell-content-change table:id="ct1850">
          <table:cell-address table:column="13" table:row="46" table:table="0"/>
          <office:change-info>
            <dc:creator>Mike </dc:creator>
            <dc:date>2012-04-24T18:53:03.79</dc:date>
          </office:change-info>
          <table:previous>
            <table:change-track-table-cell/>
          </table:previous>
        </table:cell-content-change>
        <table:cell-content-change table:id="ct1851">
          <table:cell-address table:column="13" table:row="47" table:table="0"/>
          <office:change-info>
            <dc:creator>Mike </dc:creator>
            <dc:date>2012-04-24T18:53:03.79</dc:date>
          </office:change-info>
          <table:previous>
            <table:change-track-table-cell/>
          </table:previous>
        </table:cell-content-change>
        <table:cell-content-change table:id="ct1852">
          <table:cell-address table:column="13" table:row="48" table:table="0"/>
          <office:change-info>
            <dc:creator>Mike </dc:creator>
            <dc:date>2012-04-24T18:53:03.79</dc:date>
          </office:change-info>
          <table:previous>
            <table:change-track-table-cell/>
          </table:previous>
        </table:cell-content-change>
        <table:cell-content-change table:id="ct1853">
          <table:cell-address table:column="13" table:row="49" table:table="0"/>
          <office:change-info>
            <dc:creator>Mike </dc:creator>
            <dc:date>2012-04-24T18:53:03.79</dc:date>
          </office:change-info>
          <table:previous>
            <table:change-track-table-cell/>
          </table:previous>
        </table:cell-content-change>
        <table:cell-content-change table:id="ct1854">
          <table:cell-address table:column="13" table:row="50" table:table="0"/>
          <office:change-info>
            <dc:creator>Mike </dc:creator>
            <dc:date>2012-04-24T18:53:03.79</dc:date>
          </office:change-info>
          <table:previous>
            <table:change-track-table-cell/>
          </table:previous>
        </table:cell-content-change>
        <table:cell-content-change table:id="ct1855">
          <table:cell-address table:column="13" table:row="5" table:table="0"/>
          <office:change-info>
            <dc:creator>Mike </dc:creator>
            <dc:date>2012-04-24T18:53:31.55</dc:date>
          </office:change-info>
          <table:previous>
            <table:change-track-table-cell/>
          </table:previous>
        </table:cell-content-change>
        <table:cell-content-change table:id="ct1856">
          <table:cell-address table:column="13" table:row="6" table:table="0"/>
          <office:change-info>
            <dc:creator>Mike </dc:creator>
            <dc:date>2012-04-24T18:53:37.05</dc:date>
          </office:change-info>
          <table:previous>
            <table:change-track-table-cell/>
          </table:previous>
        </table:cell-content-change>
        <table:cell-content-change table:id="ct1857">
          <table:cell-address table:column="13" table:row="7" table:table="0"/>
          <office:change-info>
            <dc:creator>Mike </dc:creator>
            <dc:date>2012-04-24T18:53:37.05</dc:date>
          </office:change-info>
          <table:previous>
            <table:change-track-table-cell/>
          </table:previous>
        </table:cell-content-change>
        <table:cell-content-change table:id="ct1858">
          <table:cell-address table:column="13" table:row="8" table:table="0"/>
          <office:change-info>
            <dc:creator>Mike </dc:creator>
            <dc:date>2012-04-24T18:53:37.05</dc:date>
          </office:change-info>
          <table:previous>
            <table:change-track-table-cell/>
          </table:previous>
        </table:cell-content-change>
        <table:cell-content-change table:id="ct1859">
          <table:cell-address table:column="13" table:row="9" table:table="0"/>
          <office:change-info>
            <dc:creator>Mike </dc:creator>
            <dc:date>2012-04-24T18:53:37.05</dc:date>
          </office:change-info>
          <table:previous>
            <table:change-track-table-cell/>
          </table:previous>
        </table:cell-content-change>
        <table:cell-content-change table:id="ct1860">
          <table:cell-address table:column="13" table:row="10" table:table="0"/>
          <office:change-info>
            <dc:creator>Mike </dc:creator>
            <dc:date>2012-04-24T18:53:37.05</dc:date>
          </office:change-info>
          <table:previous>
            <table:change-track-table-cell/>
          </table:previous>
        </table:cell-content-change>
        <table:cell-content-change table:id="ct1861">
          <table:cell-address table:column="13" table:row="11" table:table="0"/>
          <office:change-info>
            <dc:creator>Mike </dc:creator>
            <dc:date>2012-04-24T18:53:37.05</dc:date>
          </office:change-info>
          <table:previous>
            <table:change-track-table-cell/>
          </table:previous>
        </table:cell-content-change>
        <table:cell-content-change table:id="ct1862">
          <table:cell-address table:column="13" table:row="12" table:table="0"/>
          <office:change-info>
            <dc:creator>Mike </dc:creator>
            <dc:date>2012-04-24T18:53:37.05</dc:date>
          </office:change-info>
          <table:previous>
            <table:change-track-table-cell/>
          </table:previous>
        </table:cell-content-change>
        <table:cell-content-change table:id="ct1863">
          <table:cell-address table:column="13" table:row="13" table:table="0"/>
          <office:change-info>
            <dc:creator>Mike </dc:creator>
            <dc:date>2012-04-24T18:53:37.05</dc:date>
          </office:change-info>
          <table:previous>
            <table:change-track-table-cell/>
          </table:previous>
        </table:cell-content-change>
        <table:cell-content-change table:id="ct1864">
          <table:cell-address table:column="13" table:row="14" table:table="0"/>
          <office:change-info>
            <dc:creator>Mike </dc:creator>
            <dc:date>2012-04-24T18:53:37.05</dc:date>
          </office:change-info>
          <table:previous>
            <table:change-track-table-cell/>
          </table:previous>
        </table:cell-content-change>
        <table:cell-content-change table:id="ct1865">
          <table:cell-address table:column="13" table:row="15" table:table="0"/>
          <office:change-info>
            <dc:creator>Mike </dc:creator>
            <dc:date>2012-04-24T18:53:37.05</dc:date>
          </office:change-info>
          <table:previous>
            <table:change-track-table-cell/>
          </table:previous>
        </table:cell-content-change>
        <table:cell-content-change table:id="ct1866">
          <table:cell-address table:column="13" table:row="16" table:table="0"/>
          <office:change-info>
            <dc:creator>Mike </dc:creator>
            <dc:date>2012-04-24T18:53:37.05</dc:date>
          </office:change-info>
          <table:previous>
            <table:change-track-table-cell/>
          </table:previous>
        </table:cell-content-change>
        <table:cell-content-change table:id="ct1867">
          <table:cell-address table:column="13" table:row="17" table:table="0"/>
          <office:change-info>
            <dc:creator>Mike </dc:creator>
            <dc:date>2012-04-24T18:53:37.05</dc:date>
          </office:change-info>
          <table:previous>
            <table:change-track-table-cell/>
          </table:previous>
        </table:cell-content-change>
        <table:cell-content-change table:id="ct1868">
          <table:cell-address table:column="13" table:row="18" table:table="0"/>
          <office:change-info>
            <dc:creator>Mike </dc:creator>
            <dc:date>2012-04-24T18:53:37.05</dc:date>
          </office:change-info>
          <table:previous>
            <table:change-track-table-cell/>
          </table:previous>
        </table:cell-content-change>
        <table:cell-content-change table:id="ct1869">
          <table:cell-address table:column="13" table:row="19" table:table="0"/>
          <office:change-info>
            <dc:creator>Mike </dc:creator>
            <dc:date>2012-04-24T18:53:37.05</dc:date>
          </office:change-info>
          <table:previous>
            <table:change-track-table-cell/>
          </table:previous>
        </table:cell-content-change>
        <table:cell-content-change table:id="ct1870">
          <table:cell-address table:column="13" table:row="20" table:table="0"/>
          <office:change-info>
            <dc:creator>Mike </dc:creator>
            <dc:date>2012-04-24T18:53:37.05</dc:date>
          </office:change-info>
          <table:previous>
            <table:change-track-table-cell/>
          </table:previous>
        </table:cell-content-change>
        <table:cell-content-change table:id="ct1871">
          <table:cell-address table:column="13" table:row="21" table:table="0"/>
          <office:change-info>
            <dc:creator>Mike </dc:creator>
            <dc:date>2012-04-24T18:53:37.05</dc:date>
          </office:change-info>
          <table:previous>
            <table:change-track-table-cell/>
          </table:previous>
        </table:cell-content-change>
        <table:cell-content-change table:id="ct1872">
          <table:cell-address table:column="13" table:row="22" table:table="0"/>
          <office:change-info>
            <dc:creator>Mike </dc:creator>
            <dc:date>2012-04-24T18:53:37.05</dc:date>
          </office:change-info>
          <table:previous>
            <table:change-track-table-cell/>
          </table:previous>
        </table:cell-content-change>
        <table:cell-content-change table:id="ct1873">
          <table:cell-address table:column="13" table:row="23" table:table="0"/>
          <office:change-info>
            <dc:creator>Mike </dc:creator>
            <dc:date>2012-04-24T18:53:37.05</dc:date>
          </office:change-info>
          <table:previous>
            <table:change-track-table-cell/>
          </table:previous>
        </table:cell-content-change>
        <table:cell-content-change table:id="ct1874">
          <table:cell-address table:column="13" table:row="24" table:table="0"/>
          <office:change-info>
            <dc:creator>Mike </dc:creator>
            <dc:date>2012-04-24T18:53:37.05</dc:date>
          </office:change-info>
          <table:previous>
            <table:change-track-table-cell/>
          </table:previous>
        </table:cell-content-change>
        <table:cell-content-change table:id="ct1875">
          <table:cell-address table:column="13" table:row="25" table:table="0"/>
          <office:change-info>
            <dc:creator>Mike </dc:creator>
            <dc:date>2012-04-24T18:53:37.05</dc:date>
          </office:change-info>
          <table:previous>
            <table:change-track-table-cell/>
          </table:previous>
        </table:cell-content-change>
        <table:cell-content-change table:id="ct1876">
          <table:cell-address table:column="13" table:row="26" table:table="0"/>
          <office:change-info>
            <dc:creator>Mike </dc:creator>
            <dc:date>2012-04-24T18:53:37.05</dc:date>
          </office:change-info>
          <table:previous>
            <table:change-track-table-cell/>
          </table:previous>
        </table:cell-content-change>
        <table:cell-content-change table:id="ct1877">
          <table:cell-address table:column="13" table:row="27" table:table="0"/>
          <office:change-info>
            <dc:creator>Mike </dc:creator>
            <dc:date>2012-04-24T18:53:37.05</dc:date>
          </office:change-info>
          <table:previous>
            <table:change-track-table-cell/>
          </table:previous>
        </table:cell-content-change>
        <table:cell-content-change table:id="ct1878">
          <table:cell-address table:column="13" table:row="28" table:table="0"/>
          <office:change-info>
            <dc:creator>Mike </dc:creator>
            <dc:date>2012-04-24T18:53:37.05</dc:date>
          </office:change-info>
          <table:previous>
            <table:change-track-table-cell/>
          </table:previous>
        </table:cell-content-change>
        <table:cell-content-change table:id="ct1879">
          <table:cell-address table:column="13" table:row="29" table:table="0"/>
          <office:change-info>
            <dc:creator>Mike </dc:creator>
            <dc:date>2012-04-24T18:53:37.05</dc:date>
          </office:change-info>
          <table:previous>
            <table:change-track-table-cell/>
          </table:previous>
        </table:cell-content-change>
        <table:cell-content-change table:id="ct1880">
          <table:cell-address table:column="13" table:row="30" table:table="0"/>
          <office:change-info>
            <dc:creator>Mike </dc:creator>
            <dc:date>2012-04-24T18:53:37.05</dc:date>
          </office:change-info>
          <table:previous>
            <table:change-track-table-cell/>
          </table:previous>
        </table:cell-content-change>
        <table:cell-content-change table:id="ct1881">
          <table:cell-address table:column="13" table:row="31" table:table="0"/>
          <office:change-info>
            <dc:creator>Mike </dc:creator>
            <dc:date>2012-04-24T18:53:37.05</dc:date>
          </office:change-info>
          <table:previous>
            <table:change-track-table-cell/>
          </table:previous>
        </table:cell-content-change>
        <table:cell-content-change table:id="ct1882">
          <table:cell-address table:column="13" table:row="32" table:table="0"/>
          <office:change-info>
            <dc:creator>Mike </dc:creator>
            <dc:date>2012-04-24T18:53:37.05</dc:date>
          </office:change-info>
          <table:previous>
            <table:change-track-table-cell/>
          </table:previous>
        </table:cell-content-change>
        <table:cell-content-change table:id="ct1883">
          <table:cell-address table:column="13" table:row="33" table:table="0"/>
          <office:change-info>
            <dc:creator>Mike </dc:creator>
            <dc:date>2012-04-24T18:53:37.05</dc:date>
          </office:change-info>
          <table:previous>
            <table:change-track-table-cell/>
          </table:previous>
        </table:cell-content-change>
        <table:cell-content-change table:id="ct1884">
          <table:cell-address table:column="13" table:row="34" table:table="0"/>
          <office:change-info>
            <dc:creator>Mike </dc:creator>
            <dc:date>2012-04-24T18:53:37.05</dc:date>
          </office:change-info>
          <table:previous>
            <table:change-track-table-cell/>
          </table:previous>
        </table:cell-content-change>
        <table:cell-content-change table:id="ct1885">
          <table:cell-address table:column="13" table:row="35" table:table="0"/>
          <office:change-info>
            <dc:creator>Mike </dc:creator>
            <dc:date>2012-04-24T18:53:37.05</dc:date>
          </office:change-info>
          <table:previous>
            <table:change-track-table-cell/>
          </table:previous>
        </table:cell-content-change>
        <table:cell-content-change table:id="ct1886">
          <table:cell-address table:column="13" table:row="36" table:table="0"/>
          <office:change-info>
            <dc:creator>Mike </dc:creator>
            <dc:date>2012-04-24T18:53:37.05</dc:date>
          </office:change-info>
          <table:previous>
            <table:change-track-table-cell/>
          </table:previous>
        </table:cell-content-change>
        <table:cell-content-change table:id="ct1887">
          <table:cell-address table:column="13" table:row="37" table:table="0"/>
          <office:change-info>
            <dc:creator>Mike </dc:creator>
            <dc:date>2012-04-24T18:53:37.05</dc:date>
          </office:change-info>
          <table:previous>
            <table:change-track-table-cell/>
          </table:previous>
        </table:cell-content-change>
        <table:cell-content-change table:id="ct1888">
          <table:cell-address table:column="13" table:row="38" table:table="0"/>
          <office:change-info>
            <dc:creator>Mike </dc:creator>
            <dc:date>2012-04-24T18:53:37.05</dc:date>
          </office:change-info>
          <table:previous>
            <table:change-track-table-cell/>
          </table:previous>
        </table:cell-content-change>
        <table:cell-content-change table:id="ct1889">
          <table:cell-address table:column="13" table:row="39" table:table="0"/>
          <office:change-info>
            <dc:creator>Mike </dc:creator>
            <dc:date>2012-04-24T18:53:37.05</dc:date>
          </office:change-info>
          <table:previous>
            <table:change-track-table-cell/>
          </table:previous>
        </table:cell-content-change>
        <table:cell-content-change table:id="ct1890">
          <table:cell-address table:column="13" table:row="40" table:table="0"/>
          <office:change-info>
            <dc:creator>Mike </dc:creator>
            <dc:date>2012-04-24T18:53:37.05</dc:date>
          </office:change-info>
          <table:previous>
            <table:change-track-table-cell/>
          </table:previous>
        </table:cell-content-change>
        <table:cell-content-change table:id="ct1891">
          <table:cell-address table:column="13" table:row="41" table:table="0"/>
          <office:change-info>
            <dc:creator>Mike </dc:creator>
            <dc:date>2012-04-24T18:53:37.05</dc:date>
          </office:change-info>
          <table:previous>
            <table:change-track-table-cell/>
          </table:previous>
        </table:cell-content-change>
        <table:cell-content-change table:id="ct1892">
          <table:cell-address table:column="13" table:row="42" table:table="0"/>
          <office:change-info>
            <dc:creator>Mike </dc:creator>
            <dc:date>2012-04-24T18:53:37.05</dc:date>
          </office:change-info>
          <table:previous>
            <table:change-track-table-cell/>
          </table:previous>
        </table:cell-content-change>
        <table:cell-content-change table:id="ct1893">
          <table:cell-address table:column="13" table:row="43" table:table="0"/>
          <office:change-info>
            <dc:creator>Mike </dc:creator>
            <dc:date>2012-04-24T18:53:37.05</dc:date>
          </office:change-info>
          <table:previous>
            <table:change-track-table-cell/>
          </table:previous>
        </table:cell-content-change>
        <table:cell-content-change table:id="ct1894">
          <table:cell-address table:column="13" table:row="44" table:table="0"/>
          <office:change-info>
            <dc:creator>Mike </dc:creator>
            <dc:date>2012-04-24T18:53:37.05</dc:date>
          </office:change-info>
          <table:previous>
            <table:change-track-table-cell/>
          </table:previous>
        </table:cell-content-change>
        <table:cell-content-change table:id="ct1895">
          <table:cell-address table:column="13" table:row="45" table:table="0"/>
          <office:change-info>
            <dc:creator>Mike </dc:creator>
            <dc:date>2012-04-24T18:53:37.05</dc:date>
          </office:change-info>
          <table:previous>
            <table:change-track-table-cell/>
          </table:previous>
        </table:cell-content-change>
        <table:cell-content-change table:id="ct1896">
          <table:cell-address table:column="13" table:row="46" table:table="0"/>
          <office:change-info>
            <dc:creator>Mike </dc:creator>
            <dc:date>2012-04-24T18:53:37.05</dc:date>
          </office:change-info>
          <table:previous>
            <table:change-track-table-cell/>
          </table:previous>
        </table:cell-content-change>
        <table:cell-content-change table:id="ct1897">
          <table:cell-address table:column="13" table:row="47" table:table="0"/>
          <office:change-info>
            <dc:creator>Mike </dc:creator>
            <dc:date>2012-04-24T18:53:37.05</dc:date>
          </office:change-info>
          <table:previous>
            <table:change-track-table-cell/>
          </table:previous>
        </table:cell-content-change>
        <table:cell-content-change table:id="ct1898">
          <table:cell-address table:column="13" table:row="48" table:table="0"/>
          <office:change-info>
            <dc:creator>Mike </dc:creator>
            <dc:date>2012-04-24T18:53:37.05</dc:date>
          </office:change-info>
          <table:previous>
            <table:change-track-table-cell/>
          </table:previous>
        </table:cell-content-change>
        <table:cell-content-change table:id="ct1899">
          <table:cell-address table:column="13" table:row="49" table:table="0"/>
          <office:change-info>
            <dc:creator>Mike </dc:creator>
            <dc:date>2012-04-24T18:53:37.05</dc:date>
          </office:change-info>
          <table:previous>
            <table:change-track-table-cell/>
          </table:previous>
        </table:cell-content-change>
        <table:cell-content-change table:id="ct1900">
          <table:cell-address table:column="13" table:row="50" table:table="0"/>
          <office:change-info>
            <dc:creator>Mike </dc:creator>
            <dc:date>2012-04-24T18:53:37.05</dc:date>
          </office:change-info>
          <table:previous>
            <table:change-track-table-cell/>
          </table:previous>
        </table:cell-content-change>
        <table:cell-content-change table:id="ct1901">
          <table:cell-address table:column="13" table:row="6" table:table="0"/>
          <office:change-info>
            <dc:creator>Mike </dc:creator>
            <dc:date>2012-04-24T18:54:35.35</dc:date>
          </office:change-info>
          <table:previous table:id="ct1594">
            <table:change-track-table-cell table:cell-address="Sheet1.N7" table:formula="of:=IF([.H7]=&quot;&quot;;&quot;&quot;;IF([.B7]=&quot;Y&quot;;&quot;1Eddd&quot;;DEC2HEX(256*256+IF(#ref!9=&quot;Y&quot;;8;9)*256*16+HEX2DEC([.J7])*16+IF([.C7]=&quot;Y&quot;;8;0)+IF([.D7]=&quot;Y&quot;;0;4)+3;5)))" office:value-type="float" office:value="0"/>
          </table:previous>
        </table:cell-content-change>
        <table:cell-content-change table:id="ct1902">
          <table:cell-address table:column="13" table:row="7" table:table="0"/>
          <office:change-info>
            <dc:creator>Mike </dc:creator>
            <dc:date>2012-04-24T18:54:41.74</dc:date>
          </office:change-info>
          <table:previous table:id="ct1595">
            <table:change-track-table-cell table:cell-address="Sheet1.N8" table:formula="of:=IF([.H8]=&quot;&quot;;&quot;&quot;;IF([.B8]=&quot;Y&quot;;&quot;1Eddd&quot;;DEC2HEX(256*256+IF(#ref!10=&quot;Y&quot;;8;9)*256*16+HEX2DEC([.J8])*16+IF([.C8]=&quot;Y&quot;;8;0)+IF([.D8]=&quot;Y&quot;;0;4)+3;5)))" office:value-type="float" office:value="0"/>
          </table:previous>
        </table:cell-content-change>
        <table:cell-content-change table:id="ct1903">
          <table:cell-address table:column="13" table:row="8" table:table="0"/>
          <office:change-info>
            <dc:creator>Mike </dc:creator>
            <dc:date>2012-04-24T18:54:41.74</dc:date>
          </office:change-info>
          <table:previous table:id="ct1596">
            <table:change-track-table-cell table:cell-address="Sheet1.N9" table:formula="of:=IF([.H9]=&quot;&quot;;&quot;&quot;;IF([.B9]=&quot;Y&quot;;&quot;1Eddd&quot;;DEC2HEX(256*256+IF(#ref!11=&quot;Y&quot;;8;9)*256*16+HEX2DEC([.J9])*16+IF([.C9]=&quot;Y&quot;;8;0)+IF([.D9]=&quot;Y&quot;;0;4)+3;5)))" office:value-type="string">
              <text:p>1Eddd</text:p>
            </table:change-track-table-cell>
          </table:previous>
        </table:cell-content-change>
        <table:cell-content-change table:id="ct1904">
          <table:cell-address table:column="13" table:row="9" table:table="0"/>
          <office:change-info>
            <dc:creator>Mike </dc:creator>
            <dc:date>2012-04-24T18:54:41.74</dc:date>
          </office:change-info>
          <table:previous table:id="ct1597">
            <table:change-track-table-cell table:cell-address="Sheet1.N10" table:formula="of:=IF([.H10]=&quot;&quot;;&quot;&quot;;IF([.B10]=&quot;Y&quot;;&quot;1Eddd&quot;;DEC2HEX(256*256+IF(#ref!12=&quot;Y&quot;;8;9)*256*16+HEX2DEC([.J10])*16+IF([.C10]=&quot;Y&quot;;8;0)+IF([.D10]=&quot;Y&quot;;0;4)+3;5)))" office:value-type="float" office:value="0"/>
          </table:previous>
        </table:cell-content-change>
        <table:cell-content-change table:id="ct1905">
          <table:cell-address table:column="13" table:row="10" table:table="0"/>
          <office:change-info>
            <dc:creator>Mike </dc:creator>
            <dc:date>2012-04-24T18:54:41.74</dc:date>
          </office:change-info>
          <table:previous table:id="ct1598">
            <table:change-track-table-cell table:cell-address="Sheet1.N11" table:formula="of:=IF([.H11]=&quot;&quot;;&quot;&quot;;IF([.B11]=&quot;Y&quot;;&quot;1Eddd&quot;;DEC2HEX(256*256+IF(#ref!13=&quot;Y&quot;;8;9)*256*16+HEX2DEC([.J11])*16+IF([.C11]=&quot;Y&quot;;8;0)+IF([.D11]=&quot;Y&quot;;0;4)+3;5)))" office:value-type="float" office:value="0"/>
          </table:previous>
        </table:cell-content-change>
        <table:cell-content-change table:id="ct1906">
          <table:cell-address table:column="13" table:row="11" table:table="0"/>
          <office:change-info>
            <dc:creator>Mike </dc:creator>
            <dc:date>2012-04-24T18:54:41.74</dc:date>
          </office:change-info>
          <table:previous table:id="ct1599">
            <table:change-track-table-cell table:cell-address="Sheet1.N12" table:formula="of:=IF([.H12]=&quot;&quot;;&quot;&quot;;IF([.B12]=&quot;Y&quot;;&quot;1Eddd&quot;;DEC2HEX(256*256+IF(#ref!14=&quot;Y&quot;;8;9)*256*16+HEX2DEC([.J12])*16+IF([.C12]=&quot;Y&quot;;8;0)+IF([.D12]=&quot;Y&quot;;0;4)+3;5)))" office:value-type="string">
              <text:p>1Eddd</text:p>
            </table:change-track-table-cell>
          </table:previous>
        </table:cell-content-change>
        <table:cell-content-change table:id="ct1907">
          <table:cell-address table:column="13" table:row="12" table:table="0"/>
          <office:change-info>
            <dc:creator>Mike </dc:creator>
            <dc:date>2012-04-24T18:54:41.74</dc:date>
          </office:change-info>
          <table:previous table:id="ct1600">
            <table:change-track-table-cell table:cell-address="Sheet1.N13" table:formula="of:=IF([.H13]=&quot;&quot;;&quot;&quot;;IF([.B13]=&quot;Y&quot;;&quot;1Eddd&quot;;DEC2HEX(256*256+IF(#ref!15=&quot;Y&quot;;8;9)*256*16+HEX2DEC([.J13])*16+IF([.C13]=&quot;Y&quot;;8;0)+IF([.D13]=&quot;Y&quot;;0;4)+3;5)))" office:value-type="string">
              <text:p>1Eddd</text:p>
            </table:change-track-table-cell>
          </table:previous>
        </table:cell-content-change>
        <table:cell-content-change table:id="ct1908">
          <table:cell-address table:column="13" table:row="13" table:table="0"/>
          <office:change-info>
            <dc:creator>Mike </dc:creator>
            <dc:date>2012-04-24T18:54:41.74</dc:date>
          </office:change-info>
          <table:previous table:id="ct1601">
            <table:change-track-table-cell table:cell-address="Sheet1.N14" table:formula="of:=IF([.H14]=&quot;&quot;;&quot;&quot;;IF([.B14]=&quot;Y&quot;;&quot;1Eddd&quot;;DEC2HEX(256*256+IF(#ref!16=&quot;Y&quot;;8;9)*256*16+HEX2DEC([.J14])*16+IF([.C14]=&quot;Y&quot;;8;0)+IF([.D14]=&quot;Y&quot;;0;4)+3;5)))" office:value-type="string"/>
          </table:previous>
        </table:cell-content-change>
        <table:cell-content-change table:id="ct1909">
          <table:cell-address table:column="13" table:row="14" table:table="0"/>
          <office:change-info>
            <dc:creator>Mike </dc:creator>
            <dc:date>2012-04-24T18:54:41.74</dc:date>
          </office:change-info>
          <table:previous table:id="ct1602">
            <table:change-track-table-cell table:cell-address="Sheet1.N15" table:formula="of:=IF([.H15]=&quot;&quot;;&quot;&quot;;IF([.B15]=&quot;Y&quot;;&quot;1Eddd&quot;;DEC2HEX(256*256+IF(#ref!17=&quot;Y&quot;;8;9)*256*16+HEX2DEC([.J15])*16+IF([.C15]=&quot;Y&quot;;8;0)+IF([.D15]=&quot;Y&quot;;0;4)+3;5)))" office:value-type="string"/>
          </table:previous>
        </table:cell-content-change>
        <table:cell-content-change table:id="ct1910">
          <table:cell-address table:column="13" table:row="15" table:table="0"/>
          <office:change-info>
            <dc:creator>Mike </dc:creator>
            <dc:date>2012-04-24T18:54:41.75</dc:date>
          </office:change-info>
          <table:previous table:id="ct1603">
            <table:change-track-table-cell table:cell-address="Sheet1.N16" table:formula="of:=IF([.H16]=&quot;&quot;;&quot;&quot;;IF([.B16]=&quot;Y&quot;;&quot;1Eddd&quot;;DEC2HEX(256*256+IF(#ref!18=&quot;Y&quot;;8;9)*256*16+HEX2DEC([.J16])*16+IF([.C16]=&quot;Y&quot;;8;0)+IF([.D16]=&quot;Y&quot;;0;4)+3;5)))" office:value-type="string">
              <text:p>1Eddd</text:p>
            </table:change-track-table-cell>
          </table:previous>
        </table:cell-content-change>
        <table:cell-content-change table:id="ct1911">
          <table:cell-address table:column="13" table:row="16" table:table="0"/>
          <office:change-info>
            <dc:creator>Mike </dc:creator>
            <dc:date>2012-04-24T18:54:41.75</dc:date>
          </office:change-info>
          <table:previous table:id="ct1604">
            <table:change-track-table-cell table:cell-address="Sheet1.N17" table:formula="of:=IF([.H17]=&quot;&quot;;&quot;&quot;;IF([.B17]=&quot;Y&quot;;&quot;1Eddd&quot;;DEC2HEX(256*256+IF(#ref!19=&quot;Y&quot;;8;9)*256*16+HEX2DEC([.J17])*16+IF([.C17]=&quot;Y&quot;;8;0)+IF([.D17]=&quot;Y&quot;;0;4)+3;5)))" office:value-type="string">
              <text:p>1Eddd</text:p>
            </table:change-track-table-cell>
          </table:previous>
        </table:cell-content-change>
        <table:cell-content-change table:id="ct1912">
          <table:cell-address table:column="13" table:row="17" table:table="0"/>
          <office:change-info>
            <dc:creator>Mike </dc:creator>
            <dc:date>2012-04-24T18:54:41.75</dc:date>
          </office:change-info>
          <table:previous table:id="ct1605">
            <table:change-track-table-cell table:cell-address="Sheet1.N18" table:formula="of:=IF([.H18]=&quot;&quot;;&quot;&quot;;IF([.B18]=&quot;Y&quot;;&quot;1Eddd&quot;;DEC2HEX(256*256+IF(#ref!20=&quot;Y&quot;;8;9)*256*16+HEX2DEC([.J18])*16+IF([.C18]=&quot;Y&quot;;8;0)+IF([.D18]=&quot;Y&quot;;0;4)+3;5)))" office:value-type="string"/>
          </table:previous>
        </table:cell-content-change>
        <table:cell-content-change table:id="ct1913">
          <table:cell-address table:column="13" table:row="18" table:table="0"/>
          <office:change-info>
            <dc:creator>Mike </dc:creator>
            <dc:date>2012-04-24T18:54:41.75</dc:date>
          </office:change-info>
          <table:previous table:id="ct1606">
            <table:change-track-table-cell table:cell-address="Sheet1.N19" table:formula="of:=IF([.H19]=&quot;&quot;;&quot;&quot;;IF([.B19]=&quot;Y&quot;;&quot;1Eddd&quot;;DEC2HEX(256*256+IF(#ref!21=&quot;Y&quot;;8;9)*256*16+HEX2DEC([.J19])*16+IF([.C19]=&quot;Y&quot;;8;0)+IF([.D19]=&quot;Y&quot;;0;4)+3;5)))" office:value-type="string"/>
          </table:previous>
        </table:cell-content-change>
        <table:cell-content-change table:id="ct1914">
          <table:cell-address table:column="13" table:row="19" table:table="0"/>
          <office:change-info>
            <dc:creator>Mike </dc:creator>
            <dc:date>2012-04-24T18:54:41.75</dc:date>
          </office:change-info>
          <table:previous table:id="ct1607">
            <table:change-track-table-cell table:cell-address="Sheet1.N20" table:formula="of:=IF([.H20]=&quot;&quot;;&quot;&quot;;IF([.B20]=&quot;Y&quot;;&quot;1Eddd&quot;;DEC2HEX(256*256+IF(#ref!22=&quot;Y&quot;;8;9)*256*16+HEX2DEC([.J20])*16+IF([.C20]=&quot;Y&quot;;8;0)+IF([.D20]=&quot;Y&quot;;0;4)+3;5)))" office:value-type="float" office:value="0"/>
          </table:previous>
        </table:cell-content-change>
        <table:cell-content-change table:id="ct1915">
          <table:cell-address table:column="13" table:row="20" table:table="0"/>
          <office:change-info>
            <dc:creator>Mike </dc:creator>
            <dc:date>2012-04-24T18:54:41.75</dc:date>
          </office:change-info>
          <table:previous table:id="ct1608">
            <table:change-track-table-cell table:cell-address="Sheet1.N21" table:formula="of:=IF([.H21]=&quot;&quot;;&quot;&quot;;IF([.B21]=&quot;Y&quot;;&quot;1Eddd&quot;;DEC2HEX(256*256+IF(#ref!23=&quot;Y&quot;;8;9)*256*16+HEX2DEC([.J21])*16+IF([.C21]=&quot;Y&quot;;8;0)+IF([.D21]=&quot;Y&quot;;0;4)+3;5)))" office:value-type="float" office:value="0"/>
          </table:previous>
        </table:cell-content-change>
        <table:cell-content-change table:id="ct1916">
          <table:cell-address table:column="13" table:row="21" table:table="0"/>
          <office:change-info>
            <dc:creator>Mike </dc:creator>
            <dc:date>2012-04-24T18:54:41.75</dc:date>
          </office:change-info>
          <table:previous table:id="ct1609">
            <table:change-track-table-cell table:cell-address="Sheet1.N22" table:formula="of:=IF([.H22]=&quot;&quot;;&quot;&quot;;IF([.B22]=&quot;Y&quot;;&quot;1Eddd&quot;;DEC2HEX(256*256+IF(#ref!24=&quot;Y&quot;;8;9)*256*16+HEX2DEC([.J22])*16+IF([.C22]=&quot;Y&quot;;8;0)+IF([.D22]=&quot;Y&quot;;0;4)+3;5)))" office:value-type="float" office:value="0"/>
          </table:previous>
        </table:cell-content-change>
        <table:cell-content-change table:id="ct1917">
          <table:cell-address table:column="13" table:row="22" table:table="0"/>
          <office:change-info>
            <dc:creator>Mike </dc:creator>
            <dc:date>2012-04-24T18:54:41.75</dc:date>
          </office:change-info>
          <table:previous table:id="ct1610">
            <table:change-track-table-cell table:cell-address="Sheet1.N23" table:formula="of:=IF([.H23]=&quot;&quot;;&quot;&quot;;IF([.B23]=&quot;Y&quot;;&quot;1Eddd&quot;;DEC2HEX(256*256+IF(#ref!25=&quot;Y&quot;;8;9)*256*16+HEX2DEC([.J23])*16+IF([.C23]=&quot;Y&quot;;8;0)+IF([.D23]=&quot;Y&quot;;0;4)+3;5)))" office:value-type="float" office:value="0"/>
          </table:previous>
        </table:cell-content-change>
        <table:cell-content-change table:id="ct1918">
          <table:cell-address table:column="13" table:row="23" table:table="0"/>
          <office:change-info>
            <dc:creator>Mike </dc:creator>
            <dc:date>2012-04-24T18:54:41.75</dc:date>
          </office:change-info>
          <table:previous table:id="ct1611">
            <table:change-track-table-cell table:cell-address="Sheet1.N24" table:formula="of:=IF([.H24]=&quot;&quot;;&quot;&quot;;IF([.B24]=&quot;Y&quot;;&quot;1Eddd&quot;;DEC2HEX(256*256+IF(#ref!26=&quot;Y&quot;;8;9)*256*16+HEX2DEC([.J24])*16+IF([.C24]=&quot;Y&quot;;8;0)+IF([.D24]=&quot;Y&quot;;0;4)+3;5)))" office:value-type="float" office:value="0"/>
          </table:previous>
        </table:cell-content-change>
        <table:cell-content-change table:id="ct1919">
          <table:cell-address table:column="13" table:row="24" table:table="0"/>
          <office:change-info>
            <dc:creator>Mike </dc:creator>
            <dc:date>2012-04-24T18:54:41.75</dc:date>
          </office:change-info>
          <table:previous table:id="ct1612">
            <table:change-track-table-cell table:cell-address="Sheet1.N25" table:formula="of:=IF([.H25]=&quot;&quot;;&quot;&quot;;IF([.B25]=&quot;Y&quot;;&quot;1Eddd&quot;;DEC2HEX(256*256+IF(#ref!27=&quot;Y&quot;;8;9)*256*16+HEX2DEC([.J25])*16+IF([.C25]=&quot;Y&quot;;8;0)+IF([.D25]=&quot;Y&quot;;0;4)+3;5)))" office:value-type="float" office:value="0"/>
          </table:previous>
        </table:cell-content-change>
        <table:cell-content-change table:id="ct1920">
          <table:cell-address table:column="13" table:row="25" table:table="0"/>
          <office:change-info>
            <dc:creator>Mike </dc:creator>
            <dc:date>2012-04-24T18:54:41.75</dc:date>
          </office:change-info>
          <table:previous table:id="ct1613">
            <table:change-track-table-cell table:cell-address="Sheet1.N26" table:formula="of:=IF([.H26]=&quot;&quot;;&quot;&quot;;IF([.B26]=&quot;Y&quot;;&quot;1Eddd&quot;;DEC2HEX(256*256+IF(#ref!28=&quot;Y&quot;;8;9)*256*16+HEX2DEC([.J26])*16+IF([.C26]=&quot;Y&quot;;8;0)+IF([.D26]=&quot;Y&quot;;0;4)+3;5)))" office:value-type="string">
              <text:p>1Eddd</text:p>
            </table:change-track-table-cell>
          </table:previous>
        </table:cell-content-change>
        <table:cell-content-change table:id="ct1921">
          <table:cell-address table:column="13" table:row="26" table:table="0"/>
          <office:change-info>
            <dc:creator>Mike </dc:creator>
            <dc:date>2012-04-24T18:54:41.75</dc:date>
          </office:change-info>
          <table:previous table:id="ct1614">
            <table:change-track-table-cell table:cell-address="Sheet1.N27" table:formula="of:=IF([.H27]=&quot;&quot;;&quot;&quot;;IF([.B27]=&quot;Y&quot;;&quot;1Eddd&quot;;DEC2HEX(256*256+IF(#ref!29=&quot;Y&quot;;8;9)*256*16+HEX2DEC([.J27])*16+IF([.C27]=&quot;Y&quot;;8;0)+IF([.D27]=&quot;Y&quot;;0;4)+3;5)))" office:value-type="float" office:value="0"/>
          </table:previous>
        </table:cell-content-change>
        <table:cell-content-change table:id="ct1922">
          <table:cell-address table:column="13" table:row="27" table:table="0"/>
          <office:change-info>
            <dc:creator>Mike </dc:creator>
            <dc:date>2012-04-24T18:54:41.75</dc:date>
          </office:change-info>
          <table:previous table:id="ct1615">
            <table:change-track-table-cell table:cell-address="Sheet1.N28" table:formula="of:=IF([.H28]=&quot;&quot;;&quot;&quot;;IF([.B28]=&quot;Y&quot;;&quot;1Eddd&quot;;DEC2HEX(256*256+IF(#ref!30=&quot;Y&quot;;8;9)*256*16+HEX2DEC([.J28])*16+IF([.C28]=&quot;Y&quot;;8;0)+IF([.D28]=&quot;Y&quot;;0;4)+3;5)))" office:value-type="float" office:value="0"/>
          </table:previous>
        </table:cell-content-change>
        <table:cell-content-change table:id="ct1923">
          <table:cell-address table:column="13" table:row="28" table:table="0"/>
          <office:change-info>
            <dc:creator>Mike </dc:creator>
            <dc:date>2012-04-24T18:54:41.75</dc:date>
          </office:change-info>
          <table:previous table:id="ct1616">
            <table:change-track-table-cell table:cell-address="Sheet1.N29" table:formula="of:=IF([.H29]=&quot;&quot;;&quot;&quot;;IF([.B29]=&quot;Y&quot;;&quot;1Eddd&quot;;DEC2HEX(256*256+IF(#ref!31=&quot;Y&quot;;8;9)*256*16+HEX2DEC([.J29])*16+IF([.C29]=&quot;Y&quot;;8;0)+IF([.D29]=&quot;Y&quot;;0;4)+3;5)))" office:value-type="float" office:value="0"/>
          </table:previous>
        </table:cell-content-change>
        <table:cell-content-change table:id="ct1924">
          <table:cell-address table:column="13" table:row="29" table:table="0"/>
          <office:change-info>
            <dc:creator>Mike </dc:creator>
            <dc:date>2012-04-24T18:54:41.75</dc:date>
          </office:change-info>
          <table:previous table:id="ct1617">
            <table:change-track-table-cell table:cell-address="Sheet1.N30" table:formula="of:=IF([.H30]=&quot;&quot;;&quot;&quot;;IF([.B30]=&quot;Y&quot;;&quot;1Eddd&quot;;DEC2HEX(256*256+IF(#ref!32=&quot;Y&quot;;8;9)*256*16+HEX2DEC([.J30])*16+IF([.C30]=&quot;Y&quot;;8;0)+IF([.D30]=&quot;Y&quot;;0;4)+3;5)))" office:value-type="string"/>
          </table:previous>
        </table:cell-content-change>
        <table:cell-content-change table:id="ct1925">
          <table:cell-address table:column="13" table:row="30" table:table="0"/>
          <office:change-info>
            <dc:creator>Mike </dc:creator>
            <dc:date>2012-04-24T18:54:41.75</dc:date>
          </office:change-info>
          <table:previous table:id="ct1618">
            <table:change-track-table-cell table:cell-address="Sheet1.N31" table:formula="of:=IF([.H31]=&quot;&quot;;&quot;&quot;;IF([.B31]=&quot;Y&quot;;&quot;1Eddd&quot;;DEC2HEX(256*256+IF(#ref!33=&quot;Y&quot;;8;9)*256*16+HEX2DEC([.J31])*16+IF([.C31]=&quot;Y&quot;;8;0)+IF([.D31]=&quot;Y&quot;;0;4)+3;5)))" office:value-type="string"/>
          </table:previous>
        </table:cell-content-change>
        <table:cell-content-change table:id="ct1926">
          <table:cell-address table:column="13" table:row="31" table:table="0"/>
          <office:change-info>
            <dc:creator>Mike </dc:creator>
            <dc:date>2012-04-24T18:54:41.75</dc:date>
          </office:change-info>
          <table:previous table:id="ct1619">
            <table:change-track-table-cell table:cell-address="Sheet1.N32" table:formula="of:=IF([.H32]=&quot;&quot;;&quot;&quot;;IF([.B32]=&quot;Y&quot;;&quot;1Eddd&quot;;DEC2HEX(256*256+IF(#ref!34=&quot;Y&quot;;8;9)*256*16+HEX2DEC([.J32])*16+IF([.C32]=&quot;Y&quot;;8;0)+IF([.D32]=&quot;Y&quot;;0;4)+3;5)))" office:value-type="float" office:value="0"/>
          </table:previous>
        </table:cell-content-change>
        <table:cell-content-change table:id="ct1927">
          <table:cell-address table:column="13" table:row="32" table:table="0"/>
          <office:change-info>
            <dc:creator>Mike </dc:creator>
            <dc:date>2012-04-24T18:54:41.75</dc:date>
          </office:change-info>
          <table:previous>
            <table:change-track-table-cell/>
          </table:previous>
        </table:cell-content-change>
        <table:cell-content-change table:id="ct1928">
          <table:cell-address table:column="13" table:row="33" table:table="0"/>
          <office:change-info>
            <dc:creator>Mike </dc:creator>
            <dc:date>2012-04-24T18:54:41.75</dc:date>
          </office:change-info>
          <table:previous table:id="ct1695">
            <table:change-track-table-cell table:cell-address="Sheet1.N34" table:formula="of:=IF([.H34]=&quot;&quot;;&quot;&quot;;IF([.B34]=&quot;Y&quot;;&quot;1Eddd&quot;;DEC2HEX(256*256+IF(#ref!36=&quot;Y&quot;;8;9)*256*16+HEX2DEC([.J34])*16+IF([.C34]=&quot;Y&quot;;8;0)+IF([.D34]=&quot;Y&quot;;0;4)+3;5)))" office:value-type="string">
              <text:p>1Eddd</text:p>
            </table:change-track-table-cell>
          </table:previous>
        </table:cell-content-change>
        <table:cell-content-change table:id="ct1929">
          <table:cell-address table:column="13" table:row="34" table:table="0"/>
          <office:change-info>
            <dc:creator>Mike </dc:creator>
            <dc:date>2012-04-24T18:54:41.75</dc:date>
          </office:change-info>
          <table:previous table:id="ct1696">
            <table:change-track-table-cell table:cell-address="Sheet1.N35" table:formula="of:=IF([.H35]=&quot;&quot;;&quot;&quot;;IF([.B35]=&quot;Y&quot;;&quot;1Eddd&quot;;DEC2HEX(256*256+IF(#ref!37=&quot;Y&quot;;8;9)*256*16+HEX2DEC([.J35])*16+IF([.C35]=&quot;Y&quot;;8;0)+IF([.D35]=&quot;Y&quot;;0;4)+3;5)))" office:value-type="string">
              <text:p>1Eddd</text:p>
            </table:change-track-table-cell>
          </table:previous>
        </table:cell-content-change>
        <table:cell-content-change table:id="ct1930">
          <table:cell-address table:column="13" table:row="35" table:table="0"/>
          <office:change-info>
            <dc:creator>Mike </dc:creator>
            <dc:date>2012-04-24T18:54:41.75</dc:date>
          </office:change-info>
          <table:previous table:id="ct1620">
            <table:change-track-table-cell table:cell-address="Sheet1.N36" table:formula="of:=IF([.H36]=&quot;&quot;;&quot;&quot;;IF([.B36]=&quot;Y&quot;;&quot;1Eddd&quot;;DEC2HEX(256*256+IF(#ref!38=&quot;Y&quot;;8;9)*256*16+HEX2DEC([.J36])*16+IF([.C36]=&quot;Y&quot;;8;0)+IF([.D36]=&quot;Y&quot;;0;4)+3;5)))" office:value-type="string"/>
          </table:previous>
        </table:cell-content-change>
        <table:cell-content-change table:id="ct1931">
          <table:cell-address table:column="13" table:row="36" table:table="0"/>
          <office:change-info>
            <dc:creator>Mike </dc:creator>
            <dc:date>2012-04-24T18:54:41.75</dc:date>
          </office:change-info>
          <table:previous table:id="ct1621">
            <table:change-track-table-cell table:cell-address="Sheet1.N37" table:formula="of:=IF([.H37]=&quot;&quot;;&quot;&quot;;IF([.B37]=&quot;Y&quot;;&quot;1Eddd&quot;;DEC2HEX(256*256+IF(#ref!39=&quot;Y&quot;;8;9)*256*16+HEX2DEC([.J37])*16+IF([.C37]=&quot;Y&quot;;8;0)+IF([.D37]=&quot;Y&quot;;0;4)+3;5)))" office:value-type="string"/>
          </table:previous>
        </table:cell-content-change>
        <table:cell-content-change table:id="ct1932">
          <table:cell-address table:column="13" table:row="37" table:table="0"/>
          <office:change-info>
            <dc:creator>Mike </dc:creator>
            <dc:date>2012-04-24T18:54:41.75</dc:date>
          </office:change-info>
          <table:previous table:id="ct1649">
            <table:change-track-table-cell office:value-type="string">
              <text:p>1 C/D ddd</text:p>
            </table:change-track-table-cell>
          </table:previous>
        </table:cell-content-change>
        <table:cell-content-change table:id="ct1933">
          <table:cell-address table:column="13" table:row="38" table:table="0"/>
          <office:change-info>
            <dc:creator>Mike </dc:creator>
            <dc:date>2012-04-24T18:54:41.75</dc:date>
          </office:change-info>
          <table:previous table:id="ct1623">
            <table:change-track-table-cell table:cell-address="Sheet1.N39" table:formula="of:=IF([.H39]=&quot;&quot;;&quot;&quot;;IF([.B39]=&quot;Y&quot;;&quot;1Eddd&quot;;DEC2HEX(256*256+IF(#ref!41=&quot;Y&quot;;8;9)*256*16+HEX2DEC([.J39])*16+IF([.C39]=&quot;Y&quot;;8;0)+IF([.D39]=&quot;Y&quot;;0;4)+3;5)))" office:value-type="string">
              <text:p>1Eddd</text:p>
            </table:change-track-table-cell>
          </table:previous>
        </table:cell-content-change>
        <table:cell-content-change table:id="ct1934">
          <table:cell-address table:column="13" table:row="39" table:table="0"/>
          <office:change-info>
            <dc:creator>Mike </dc:creator>
            <dc:date>2012-04-24T18:54:41.75</dc:date>
          </office:change-info>
          <table:previous table:id="ct1624">
            <table:change-track-table-cell table:cell-address="Sheet1.N40" table:formula="of:=IF([.H40]=&quot;&quot;;&quot;&quot;;IF([.B40]=&quot;Y&quot;;&quot;1Eddd&quot;;DEC2HEX(256*256+IF(#ref!42=&quot;Y&quot;;8;9)*256*16+HEX2DEC([.J40])*16+IF([.C40]=&quot;Y&quot;;8;0)+IF([.D40]=&quot;Y&quot;;0;4)+3;5)))" office:value-type="string">
              <text:p>1Eddd</text:p>
            </table:change-track-table-cell>
          </table:previous>
        </table:cell-content-change>
        <table:cell-content-change table:id="ct1935">
          <table:cell-address table:column="13" table:row="40" table:table="0"/>
          <office:change-info>
            <dc:creator>Mike </dc:creator>
            <dc:date>2012-04-24T18:54:41.75</dc:date>
          </office:change-info>
          <table:previous table:id="ct1625">
            <table:change-track-table-cell table:cell-address="Sheet1.N41" table:formula="of:=IF([.H41]=&quot;&quot;;&quot;&quot;;IF([.B41]=&quot;Y&quot;;&quot;1Eddd&quot;;DEC2HEX(256*256+IF(#ref!43=&quot;Y&quot;;8;9)*256*16+HEX2DEC([.J41])*16+IF([.C41]=&quot;Y&quot;;8;0)+IF([.D41]=&quot;Y&quot;;0;4)+3;5)))" office:value-type="string"/>
          </table:previous>
        </table:cell-content-change>
        <table:cell-content-change table:id="ct1936">
          <table:cell-address table:column="13" table:row="41" table:table="0"/>
          <office:change-info>
            <dc:creator>Mike </dc:creator>
            <dc:date>2012-04-24T18:54:41.75</dc:date>
          </office:change-info>
          <table:previous table:id="ct1626">
            <table:change-track-table-cell table:cell-address="Sheet1.N42" table:formula="of:=IF([.H42]=&quot;&quot;;&quot;&quot;;IF([.B42]=&quot;Y&quot;;&quot;1Eddd&quot;;DEC2HEX(256*256+IF(#ref!44=&quot;Y&quot;;8;9)*256*16+HEX2DEC([.J42])*16+IF([.C42]=&quot;Y&quot;;8;0)+IF([.D42]=&quot;Y&quot;;0;4)+3;5)))" office:value-type="string"/>
          </table:previous>
        </table:cell-content-change>
        <table:cell-content-change table:id="ct1937">
          <table:cell-address table:column="13" table:row="42" table:table="0"/>
          <office:change-info>
            <dc:creator>Mike </dc:creator>
            <dc:date>2012-04-24T18:54:41.75</dc:date>
          </office:change-info>
          <table:previous table:id="ct1627">
            <table:change-track-table-cell table:cell-address="Sheet1.N43" table:formula="of:=IF([.H43]=&quot;&quot;;&quot;&quot;;IF([.B43]=&quot;Y&quot;;&quot;1Eddd&quot;;DEC2HEX(256*256+IF(#ref!45=&quot;Y&quot;;8;9)*256*16+HEX2DEC([.J43])*16+IF([.C43]=&quot;Y&quot;;8;0)+IF([.D43]=&quot;Y&quot;;0;4)+3;5)))" office:value-type="string"/>
          </table:previous>
        </table:cell-content-change>
        <table:cell-content-change table:id="ct1938">
          <table:cell-address table:column="13" table:row="43" table:table="0"/>
          <office:change-info>
            <dc:creator>Mike </dc:creator>
            <dc:date>2012-04-24T18:54:41.75</dc:date>
          </office:change-info>
          <table:previous table:id="ct1628">
            <table:change-track-table-cell table:cell-address="Sheet1.N44" table:formula="of:=IF([.H44]=&quot;&quot;;&quot;&quot;;IF([.B44]=&quot;Y&quot;;&quot;1Eddd&quot;;DEC2HEX(256*256+IF(#ref!46=&quot;Y&quot;;8;9)*256*16+HEX2DEC([.J44])*16+IF([.C44]=&quot;Y&quot;;8;0)+IF([.D44]=&quot;Y&quot;;0;4)+3;5)))" office:value-type="string">
              <text:p>1Eddd</text:p>
            </table:change-track-table-cell>
          </table:previous>
        </table:cell-content-change>
        <table:cell-content-change table:id="ct1939">
          <table:cell-address table:column="13" table:row="44" table:table="0"/>
          <office:change-info>
            <dc:creator>Mike </dc:creator>
            <dc:date>2012-04-24T18:54:41.75</dc:date>
          </office:change-info>
          <table:previous table:id="ct1629">
            <table:change-track-table-cell table:cell-address="Sheet1.N45" table:formula="of:=IF([.H45]=&quot;&quot;;&quot;&quot;;IF([.B45]=&quot;Y&quot;;&quot;1Eddd&quot;;DEC2HEX(256*256+IF(#ref!47=&quot;Y&quot;;8;9)*256*16+HEX2DEC([.J45])*16+IF([.C45]=&quot;Y&quot;;8;0)+IF([.D45]=&quot;Y&quot;;0;4)+3;5)))" office:value-type="string"/>
          </table:previous>
        </table:cell-content-change>
        <table:cell-content-change table:id="ct1940">
          <table:cell-address table:column="13" table:row="45" table:table="0"/>
          <office:change-info>
            <dc:creator>Mike </dc:creator>
            <dc:date>2012-04-24T18:54:41.75</dc:date>
          </office:change-info>
          <table:previous table:id="ct1630">
            <table:change-track-table-cell table:cell-address="Sheet1.N46" table:formula="of:=IF([.H46]=&quot;&quot;;&quot;&quot;;IF([.B46]=&quot;Y&quot;;&quot;1Eddd&quot;;DEC2HEX(256*256+IF(#ref!48=&quot;Y&quot;;8;9)*256*16+HEX2DEC([.J46])*16+IF([.C46]=&quot;Y&quot;;8;0)+IF([.D46]=&quot;Y&quot;;0;4)+3;5)))" office:value-type="string">
              <text:p>1Eddd</text:p>
            </table:change-track-table-cell>
          </table:previous>
        </table:cell-content-change>
        <table:cell-content-change table:id="ct1941">
          <table:cell-address table:column="13" table:row="46" table:table="0"/>
          <office:change-info>
            <dc:creator>Mike </dc:creator>
            <dc:date>2012-04-24T18:54:41.75</dc:date>
          </office:change-info>
          <table:previous table:id="ct1631">
            <table:change-track-table-cell table:cell-address="Sheet1.N47" table:formula="of:=IF([.H47]=&quot;&quot;;&quot;&quot;;IF([.B47]=&quot;Y&quot;;&quot;1Eddd&quot;;DEC2HEX(256*256+IF(#ref!49=&quot;Y&quot;;8;9)*256*16+HEX2DEC([.J47])*16+IF([.C47]=&quot;Y&quot;;8;0)+IF([.D47]=&quot;Y&quot;;0;4)+3;5)))" office:value-type="string"/>
          </table:previous>
        </table:cell-content-change>
        <table:cell-content-change table:id="ct1942">
          <table:cell-address table:column="13" table:row="47" table:table="0"/>
          <office:change-info>
            <dc:creator>Mike </dc:creator>
            <dc:date>2012-04-24T18:54:41.75</dc:date>
          </office:change-info>
          <table:previous table:id="ct1632">
            <table:change-track-table-cell table:cell-address="Sheet1.N48" table:formula="of:=IF([.H48]=&quot;&quot;;&quot;&quot;;IF([.B48]=&quot;Y&quot;;&quot;1Eddd&quot;;DEC2HEX(256*256+IF(#ref!50=&quot;Y&quot;;8;9)*256*16+HEX2DEC([.J48])*16+IF([.C48]=&quot;Y&quot;;8;0)+IF([.D48]=&quot;Y&quot;;0;4)+3;5)))" office:value-type="string"/>
          </table:previous>
        </table:cell-content-change>
        <table:cell-content-change table:id="ct1943">
          <table:cell-address table:column="13" table:row="48" table:table="0"/>
          <office:change-info>
            <dc:creator>Mike </dc:creator>
            <dc:date>2012-04-24T18:54:41.75</dc:date>
          </office:change-info>
          <table:previous table:id="ct1636">
            <table:change-track-table-cell office:value-type="string">
              <text:p>1Fddd</text:p>
            </table:change-track-table-cell>
          </table:previous>
        </table:cell-content-change>
        <table:cell-content-change table:id="ct1944">
          <table:cell-address table:column="13" table:row="49" table:table="0"/>
          <office:change-info>
            <dc:creator>Mike </dc:creator>
            <dc:date>2012-04-24T18:54:41.75</dc:date>
          </office:change-info>
          <table:previous table:id="ct1634">
            <table:change-track-table-cell table:cell-address="Sheet1.N50" table:formula="of:=IF([.H50]=&quot;&quot;;&quot;&quot;;IF([.B50]=&quot;Y&quot;;&quot;1Eddd&quot;;DEC2HEX(256*256+IF(#ref!52=&quot;Y&quot;;8;9)*256*16+HEX2DEC([.J50])*16+IF([.C50]=&quot;Y&quot;;8;0)+IF([.D50]=&quot;Y&quot;;0;4)+3;5)))" office:value-type="string">
              <text:p>1Eddd</text:p>
            </table:change-track-table-cell>
          </table:previous>
        </table:cell-content-change>
        <table:cell-content-change table:id="ct1945">
          <table:cell-address table:column="13" table:row="50" table:table="0"/>
          <office:change-info>
            <dc:creator>Mike </dc:creator>
            <dc:date>2012-04-24T18:54:41.75</dc:date>
          </office:change-info>
          <table:previous table:id="ct1635">
            <table:change-track-table-cell table:cell-address="Sheet1.N51" table:formula="of:=IF([.H51]=&quot;&quot;;&quot;&quot;;IF([.B51]=&quot;Y&quot;;&quot;1Eddd&quot;;DEC2HEX(256*256+IF(#ref!53=&quot;Y&quot;;8;9)*256*16+HEX2DEC([.J51])*16+IF([.C51]=&quot;Y&quot;;8;0)+IF([.D51]=&quot;Y&quot;;0;4)+3;5)))" office:value-type="string">
              <text:p>1Eddd</text:p>
            </table:change-track-table-cell>
          </table:previous>
        </table:cell-content-change>
        <table:cell-content-change table:id="ct1946">
          <table:cell-address table:column="13" table:row="37" table:table="0"/>
          <office:change-info>
            <dc:creator>Mike </dc:creator>
            <dc:date>2012-04-24T18:55:12.47</dc:date>
          </office:change-info>
          <table:previous table:id="ct1932">
            <table:change-track-table-cell table:cell-address="Sheet1.N38" table:formula="of:=IF([.H38]=&quot;&quot;;&quot;&quot;;IF([.B38]=&quot;Y&quot;;&quot;1Eddd&quot;;DEC2HEX(256*256+8*256*16+HEX2DEC([.J38])*16+IF([.C38]=&quot;Y&quot;;8;0)+IF([.D38]=&quot;Y&quot;;[.E38]*2+[.F38];7);5)))" office:value-type="string">
              <text:p>1Eddd</text:p>
            </table:change-track-table-cell>
          </table:previous>
        </table:cell-content-change>
        <table:cell-content-change table:id="ct1947">
          <table:cell-address table:column="9" table:row="1" table:table="0"/>
          <office:change-info>
            <dc:creator>Mike </dc:creator>
            <dc:date>2012-04-24T18:55:52.24</dc:date>
          </office:change-info>
          <table:previous table:id="ct566">
            <table:change-track-table-cell office:value-type="string">
              <text:p>Priority/Type</text:p>
            </table:change-track-table-cell>
          </table:previous>
        </table:cell-content-change>
        <table:cell-content-change table:id="ct1948">
          <table:cell-address table:column="9" table:row="5" table:table="0"/>
          <office:change-info>
            <dc:creator>Mike </dc:creator>
            <dc:date>2012-04-24T21:52:12.93</dc:date>
          </office:change-info>
          <table:previous table:id="ct1555">
            <table:change-track-table-cell table:cell-address="Sheet1.J6" table:formula="of:=IF([.H6]=&quot;&quot;;&quot;&quot;;DEC2HEX([.H6]*32+[.I6];2))" office:value-type="string">
              <text:p>00</text:p>
            </table:change-track-table-cell>
          </table:previous>
        </table:cell-content-change>
        <table:cell-content-change table:id="ct1949">
          <table:cell-address table:column="9" table:row="5" table:table="0"/>
          <office:change-info>
            <dc:creator>Mike </dc:creator>
            <dc:date>2012-04-24T21:52:23.73</dc:date>
          </office:change-info>
          <table:previous table:id="ct1948">
            <table:change-track-table-cell table:cell-address="Sheet1.J6" table:formula="of:=IF([.H6]=&quot;&quot;;&quot;&quot;;DEC2HEX([.G6]*(128+[.H6]*32+[.I6]~2)))" office:value-type="float" office:value="0"/>
          </table:previous>
        </table:cell-content-change>
        <table:cell-content-change table:id="ct1950">
          <table:cell-address table:column="9" table:row="5" table:table="0"/>
          <office:change-info>
            <dc:creator>Mike </dc:creator>
            <dc:date>2012-04-24T21:52:39.24</dc:date>
          </office:change-info>
          <table:previous table:id="ct1949">
            <table:change-track-table-cell table:cell-address="Sheet1.J6" table:formula="of:=IF([.H6]=&quot;&quot;;&quot;&quot;;DEC2HEX([.G6]*128+[.H6]*32+[.I6]~2))" office:value-type="float" office:value="0"/>
          </table:previous>
        </table:cell-content-change>
        <table:cell-content-change table:id="ct1951">
          <table:cell-address table:column="9" table:row="6" table:table="0"/>
          <office:change-info>
            <dc:creator>Mike </dc:creator>
            <dc:date>2012-04-24T21:52:47.09</dc:date>
          </office:change-info>
          <table:previous table:id="ct1556">
            <table:change-track-table-cell table:cell-address="Sheet1.J7" table:formula="of:=IF([.H7]=&quot;&quot;;&quot;&quot;;DEC2HEX([.H7]*32+[.I7];2))" office:value-type="string">
              <text:p>01</text:p>
            </table:change-track-table-cell>
          </table:previous>
        </table:cell-content-change>
        <table:cell-content-change table:id="ct1952">
          <table:cell-address table:column="9" table:row="7" table:table="0"/>
          <office:change-info>
            <dc:creator>Mike </dc:creator>
            <dc:date>2012-04-24T21:52:47.09</dc:date>
          </office:change-info>
          <table:previous table:id="ct1231">
            <table:change-track-table-cell table:cell-address="Sheet1.J8" table:formula="of:=IF([.H8]=&quot;&quot;;&quot;&quot;;DEC2HEX([.H8]*32+[.I8];2))" office:value-type="string">
              <text:p>08</text:p>
            </table:change-track-table-cell>
          </table:previous>
        </table:cell-content-change>
        <table:cell-content-change table:id="ct1953">
          <table:cell-address table:column="9" table:row="8" table:table="0"/>
          <office:change-info>
            <dc:creator>Mike </dc:creator>
            <dc:date>2012-04-24T21:52:47.09</dc:date>
          </office:change-info>
          <table:previous table:id="ct1232">
            <table:change-track-table-cell table:cell-address="Sheet1.J9" table:formula="of:=IF([.H9]=&quot;&quot;;&quot;&quot;;DEC2HEX([.H9]*32+[.I9];2))" office:value-type="string">
              <text:p>0A</text:p>
            </table:change-track-table-cell>
          </table:previous>
        </table:cell-content-change>
        <table:cell-content-change table:id="ct1954">
          <table:cell-address table:column="9" table:row="9" table:table="0"/>
          <office:change-info>
            <dc:creator>Mike </dc:creator>
            <dc:date>2012-04-24T21:52:47.09</dc:date>
          </office:change-info>
          <table:previous table:id="ct1233">
            <table:change-track-table-cell table:cell-address="Sheet1.J10" table:formula="of:=IF([.H10]=&quot;&quot;;&quot;&quot;;DEC2HEX([.H10]*32+[.I10];2))" office:value-type="string">
              <text:p>0A</text:p>
            </table:change-track-table-cell>
          </table:previous>
        </table:cell-content-change>
        <table:cell-content-change table:id="ct1955">
          <table:cell-address table:column="9" table:row="10" table:table="0"/>
          <office:change-info>
            <dc:creator>Mike </dc:creator>
            <dc:date>2012-04-24T21:52:47.09</dc:date>
          </office:change-info>
          <table:previous table:id="ct1234">
            <table:change-track-table-cell table:cell-address="Sheet1.J11" table:formula="of:=IF([.H11]=&quot;&quot;;&quot;&quot;;DEC2HEX([.H11]*32+[.I11];2))" office:value-type="string">
              <text:p>0B</text:p>
            </table:change-track-table-cell>
          </table:previous>
        </table:cell-content-change>
        <table:cell-content-change table:id="ct1956">
          <table:cell-address table:column="9" table:row="11" table:table="0"/>
          <office:change-info>
            <dc:creator>Mike </dc:creator>
            <dc:date>2012-04-24T21:52:47.09</dc:date>
          </office:change-info>
          <table:previous table:id="ct1235">
            <table:change-track-table-cell table:cell-address="Sheet1.J12" table:formula="of:=IF([.H12]=&quot;&quot;;&quot;&quot;;DEC2HEX([.H12]*32+[.I12];2))" office:value-type="string">
              <text:p>0C</text:p>
            </table:change-track-table-cell>
          </table:previous>
        </table:cell-content-change>
        <table:cell-content-change table:id="ct1957">
          <table:cell-address table:column="9" table:row="12" table:table="0"/>
          <office:change-info>
            <dc:creator>Mike </dc:creator>
            <dc:date>2012-04-24T21:52:47.09</dc:date>
          </office:change-info>
          <table:previous table:id="ct1236">
            <table:change-track-table-cell table:cell-address="Sheet1.J13" table:formula="of:=IF([.H13]=&quot;&quot;;&quot;&quot;;DEC2HEX([.H13]*32+[.I13];2))" office:value-type="string">
              <text:p>0D</text:p>
            </table:change-track-table-cell>
          </table:previous>
        </table:cell-content-change>
        <table:cell-content-change table:id="ct1958">
          <table:cell-address table:column="9" table:row="13" table:table="0"/>
          <office:change-info>
            <dc:creator>Mike </dc:creator>
            <dc:date>2012-04-24T21:52:47.10</dc:date>
          </office:change-info>
          <table:previous table:id="ct1237">
            <table:change-track-table-cell table:cell-address="Sheet1.J14" table:formula="of:=IF([.H14]=&quot;&quot;;&quot;&quot;;DEC2HEX([.H14]*32+[.I14];2))" office:value-type="string"/>
          </table:previous>
        </table:cell-content-change>
        <table:cell-content-change table:id="ct1959">
          <table:cell-address table:column="9" table:row="14" table:table="0"/>
          <office:change-info>
            <dc:creator>Mike </dc:creator>
            <dc:date>2012-04-24T21:52:47.10</dc:date>
          </office:change-info>
          <table:previous table:id="ct1238">
            <table:change-track-table-cell table:cell-address="Sheet1.J15" table:formula="of:=IF([.H15]=&quot;&quot;;&quot;&quot;;DEC2HEX([.H15]*32+[.I15];2))" office:value-type="string"/>
          </table:previous>
        </table:cell-content-change>
        <table:cell-content-change table:id="ct1960">
          <table:cell-address table:column="9" table:row="15" table:table="0"/>
          <office:change-info>
            <dc:creator>Mike </dc:creator>
            <dc:date>2012-04-24T21:52:47.10</dc:date>
          </office:change-info>
          <table:previous table:id="ct1239">
            <table:change-track-table-cell table:cell-address="Sheet1.J16" table:formula="of:=IF([.H16]=&quot;&quot;;&quot;&quot;;DEC2HEX([.H16]*32+[.I16];2))" office:value-type="string">
              <text:p>2E</text:p>
            </table:change-track-table-cell>
          </table:previous>
        </table:cell-content-change>
        <table:cell-content-change table:id="ct1961">
          <table:cell-address table:column="9" table:row="16" table:table="0"/>
          <office:change-info>
            <dc:creator>Mike </dc:creator>
            <dc:date>2012-04-24T21:52:47.10</dc:date>
          </office:change-info>
          <table:previous table:id="ct1240">
            <table:change-track-table-cell table:cell-address="Sheet1.J17" table:formula="of:=IF([.H17]=&quot;&quot;;&quot;&quot;;DEC2HEX([.H17]*32+[.I17];2))" office:value-type="string">
              <text:p>2F</text:p>
            </table:change-track-table-cell>
          </table:previous>
        </table:cell-content-change>
        <table:cell-content-change table:id="ct1962">
          <table:cell-address table:column="9" table:row="17" table:table="0"/>
          <office:change-info>
            <dc:creator>Mike </dc:creator>
            <dc:date>2012-04-24T21:52:47.10</dc:date>
          </office:change-info>
          <table:previous table:id="ct1241">
            <table:change-track-table-cell table:cell-address="Sheet1.J18" table:formula="of:=IF([.H18]=&quot;&quot;;&quot;&quot;;DEC2HEX([.H18]*32+[.I18];2))" office:value-type="string"/>
          </table:previous>
        </table:cell-content-change>
        <table:cell-content-change table:id="ct1963">
          <table:cell-address table:column="9" table:row="18" table:table="0"/>
          <office:change-info>
            <dc:creator>Mike </dc:creator>
            <dc:date>2012-04-24T21:52:47.10</dc:date>
          </office:change-info>
          <table:previous table:id="ct1242">
            <table:change-track-table-cell table:cell-address="Sheet1.J19" table:formula="of:=IF([.H19]=&quot;&quot;;&quot;&quot;;DEC2HEX([.H19]*32+[.I19];2))" office:value-type="string"/>
          </table:previous>
        </table:cell-content-change>
        <table:cell-content-change table:id="ct1964">
          <table:cell-address table:column="9" table:row="19" table:table="0"/>
          <office:change-info>
            <dc:creator>Mike </dc:creator>
            <dc:date>2012-04-24T21:52:47.10</dc:date>
          </office:change-info>
          <table:previous table:id="ct1243">
            <table:change-track-table-cell table:cell-address="Sheet1.J20" table:formula="of:=IF([.H20]=&quot;&quot;;&quot;&quot;;DEC2HEX([.H20]*32+[.I20];2))" office:value-type="string">
              <text:p>24</text:p>
            </table:change-track-table-cell>
          </table:previous>
        </table:cell-content-change>
        <table:cell-content-change table:id="ct1965">
          <table:cell-address table:column="9" table:row="20" table:table="0"/>
          <office:change-info>
            <dc:creator>Mike </dc:creator>
            <dc:date>2012-04-24T21:52:47.10</dc:date>
          </office:change-info>
          <table:previous table:id="ct1244">
            <table:change-track-table-cell table:cell-address="Sheet1.J21" table:formula="of:=IF([.H21]=&quot;&quot;;&quot;&quot;;DEC2HEX([.H21]*32+[.I21];2))" office:value-type="string">
              <text:p>25</text:p>
            </table:change-track-table-cell>
          </table:previous>
        </table:cell-content-change>
        <table:cell-content-change table:id="ct1966">
          <table:cell-address table:column="9" table:row="21" table:table="0"/>
          <office:change-info>
            <dc:creator>Mike </dc:creator>
            <dc:date>2012-04-24T21:52:47.10</dc:date>
          </office:change-info>
          <table:previous table:id="ct1245">
            <table:change-track-table-cell table:cell-address="Sheet1.J22" table:formula="of:=IF([.H22]=&quot;&quot;;&quot;&quot;;DEC2HEX([.H22]*32+[.I22];2))" office:value-type="string">
              <text:p>26</text:p>
            </table:change-track-table-cell>
          </table:previous>
        </table:cell-content-change>
        <table:cell-content-change table:id="ct1967">
          <table:cell-address table:column="9" table:row="22" table:table="0"/>
          <office:change-info>
            <dc:creator>Mike </dc:creator>
            <dc:date>2012-04-24T21:52:47.10</dc:date>
          </office:change-info>
          <table:previous table:id="ct1247">
            <table:change-track-table-cell table:cell-address="Sheet1.J23" table:formula="of:=IF([.H23]=&quot;&quot;;&quot;&quot;;DEC2HEX([.H23]*32+[.I23];2))" office:value-type="string">
              <text:p>28</text:p>
            </table:change-track-table-cell>
          </table:previous>
        </table:cell-content-change>
        <table:cell-content-change table:id="ct1968">
          <table:cell-address table:column="9" table:row="23" table:table="0"/>
          <office:change-info>
            <dc:creator>Mike </dc:creator>
            <dc:date>2012-04-24T21:52:47.10</dc:date>
          </office:change-info>
          <table:previous table:id="ct1248">
            <table:change-track-table-cell table:cell-address="Sheet1.J24" table:formula="of:=IF([.H24]=&quot;&quot;;&quot;&quot;;DEC2HEX([.H24]*32+[.I24];2))" office:value-type="string">
              <text:p>29</text:p>
            </table:change-track-table-cell>
          </table:previous>
        </table:cell-content-change>
        <table:cell-content-change table:id="ct1969">
          <table:cell-address table:column="9" table:row="24" table:table="0"/>
          <office:change-info>
            <dc:creator>Mike </dc:creator>
            <dc:date>2012-04-24T21:52:47.10</dc:date>
          </office:change-info>
          <table:previous table:id="ct1249">
            <table:change-track-table-cell table:cell-address="Sheet1.J25" table:formula="of:=IF([.H25]=&quot;&quot;;&quot;&quot;;DEC2HEX([.H25]*32+[.I25];2))" office:value-type="string">
              <text:p>2A</text:p>
            </table:change-track-table-cell>
          </table:previous>
        </table:cell-content-change>
        <table:cell-content-change table:id="ct1970">
          <table:cell-address table:column="9" table:row="25" table:table="0"/>
          <office:change-info>
            <dc:creator>Mike </dc:creator>
            <dc:date>2012-04-24T21:52:47.10</dc:date>
          </office:change-info>
          <table:previous table:id="ct1250">
            <table:change-track-table-cell table:cell-address="Sheet1.J26" table:formula="of:=IF([.H26]=&quot;&quot;;&quot;&quot;;DEC2HEX([.H26]*32+[.I26];2))" office:value-type="string">
              <text:p>2B</text:p>
            </table:change-track-table-cell>
          </table:previous>
        </table:cell-content-change>
        <table:cell-content-change table:id="ct1971">
          <table:cell-address table:column="9" table:row="26" table:table="0"/>
          <office:change-info>
            <dc:creator>Mike </dc:creator>
            <dc:date>2012-04-24T21:52:47.10</dc:date>
          </office:change-info>
          <table:previous table:id="ct1251">
            <table:change-track-table-cell table:cell-address="Sheet1.J27" table:formula="of:=IF([.H27]=&quot;&quot;;&quot;&quot;;DEC2HEX([.H27]*32+[.I27];2))" office:value-type="string">
              <text:p>2B</text:p>
            </table:change-track-table-cell>
          </table:previous>
        </table:cell-content-change>
        <table:cell-content-change table:id="ct1972">
          <table:cell-address table:column="9" table:row="27" table:table="0"/>
          <office:change-info>
            <dc:creator>Mike </dc:creator>
            <dc:date>2012-04-24T21:52:47.10</dc:date>
          </office:change-info>
          <table:previous table:id="ct1252">
            <table:change-track-table-cell table:cell-address="Sheet1.J28" table:formula="of:=IF([.H28]=&quot;&quot;;&quot;&quot;;DEC2HEX([.H28]*32+[.I28];2))" office:value-type="string">
              <text:p>2C</text:p>
            </table:change-track-table-cell>
          </table:previous>
        </table:cell-content-change>
        <table:cell-content-change table:id="ct1973">
          <table:cell-address table:column="9" table:row="28" table:table="0"/>
          <office:change-info>
            <dc:creator>Mike </dc:creator>
            <dc:date>2012-04-24T21:52:47.10</dc:date>
          </office:change-info>
          <table:previous table:id="ct1253">
            <table:change-track-table-cell table:cell-address="Sheet1.J29" table:formula="of:=IF([.H29]=&quot;&quot;;&quot;&quot;;DEC2HEX([.H29]*32+[.I29];2))" office:value-type="string">
              <text:p>2D</text:p>
            </table:change-track-table-cell>
          </table:previous>
        </table:cell-content-change>
        <table:cell-content-change table:id="ct1974">
          <table:cell-address table:column="9" table:row="29" table:table="0"/>
          <office:change-info>
            <dc:creator>Mike </dc:creator>
            <dc:date>2012-04-24T21:52:47.10</dc:date>
          </office:change-info>
          <table:previous table:id="ct1254">
            <table:change-track-table-cell table:cell-address="Sheet1.J30" table:formula="of:=IF([.H30]=&quot;&quot;;&quot;&quot;;DEC2HEX([.H30]*32+[.I30];2))" office:value-type="string"/>
          </table:previous>
        </table:cell-content-change>
        <table:cell-content-change table:id="ct1975">
          <table:cell-address table:column="9" table:row="30" table:table="0"/>
          <office:change-info>
            <dc:creator>Mike </dc:creator>
            <dc:date>2012-04-24T21:52:47.10</dc:date>
          </office:change-info>
          <table:previous table:id="ct1582">
            <table:change-track-table-cell table:cell-address="Sheet1.J31" table:formula="of:=IF([.H31]=&quot;&quot;;&quot;&quot;;DEC2HEX([.H31]*32+[.I31];2))" office:value-type="string"/>
          </table:previous>
        </table:cell-content-change>
        <table:cell-content-change table:id="ct1976">
          <table:cell-address table:column="9" table:row="31" table:table="0"/>
          <office:change-info>
            <dc:creator>Mike </dc:creator>
            <dc:date>2012-04-24T21:52:47.10</dc:date>
          </office:change-info>
          <table:previous table:id="ct1583">
            <table:change-track-table-cell table:cell-address="Sheet1.J32" table:formula="of:=IF([.H32]=&quot;&quot;;&quot;&quot;;DEC2HEX([.H32]*32+[.I32];2))" office:value-type="string">
              <text:p>51</text:p>
            </table:change-track-table-cell>
          </table:previous>
        </table:cell-content-change>
        <table:cell-content-change table:id="ct1977">
          <table:cell-address table:column="9" table:row="32" table:table="0"/>
          <office:change-info>
            <dc:creator>Mike </dc:creator>
            <dc:date>2012-04-24T21:52:47.10</dc:date>
          </office:change-info>
          <table:previous>
            <table:change-track-table-cell/>
          </table:previous>
        </table:cell-content-change>
        <table:cell-content-change table:id="ct1978">
          <table:cell-address table:column="9" table:row="33" table:table="0"/>
          <office:change-info>
            <dc:creator>Mike </dc:creator>
            <dc:date>2012-04-24T21:52:47.10</dc:date>
          </office:change-info>
          <table:previous table:id="ct1703">
            <table:change-track-table-cell table:cell-address="Sheet1.J34" table:formula="of:=IF([.H34]=&quot;&quot;;&quot;&quot;;DEC2HEX([.H34]*32+[.I34];2))" office:value-type="string">
              <text:p>52</text:p>
            </table:change-track-table-cell>
          </table:previous>
        </table:cell-content-change>
        <table:cell-content-change table:id="ct1979">
          <table:cell-address table:column="9" table:row="34" table:table="0"/>
          <office:change-info>
            <dc:creator>Mike </dc:creator>
            <dc:date>2012-04-24T21:52:47.10</dc:date>
          </office:change-info>
          <table:previous table:id="ct1704">
            <table:change-track-table-cell table:cell-address="Sheet1.J35" table:formula="of:=IF([.H35]=&quot;&quot;;&quot;&quot;;DEC2HEX([.H35]*32+[.I35];2))" office:value-type="string">
              <text:p>53</text:p>
            </table:change-track-table-cell>
          </table:previous>
        </table:cell-content-change>
        <table:cell-content-change table:id="ct1980">
          <table:cell-address table:column="9" table:row="35" table:table="0"/>
          <office:change-info>
            <dc:creator>Mike </dc:creator>
            <dc:date>2012-04-24T21:52:47.10</dc:date>
          </office:change-info>
          <table:previous table:id="ct1255">
            <table:change-track-table-cell table:cell-address="Sheet1.J36" table:formula="of:=IF([.H36]=&quot;&quot;;&quot;&quot;;DEC2HEX([.H36]*32+[.I36];2))" office:value-type="string"/>
          </table:previous>
        </table:cell-content-change>
        <table:cell-content-change table:id="ct1981">
          <table:cell-address table:column="9" table:row="36" table:table="0"/>
          <office:change-info>
            <dc:creator>Mike </dc:creator>
            <dc:date>2012-04-24T21:52:47.10</dc:date>
          </office:change-info>
          <table:previous table:id="ct1256">
            <table:change-track-table-cell table:cell-address="Sheet1.J37" table:formula="of:=IF([.H37]=&quot;&quot;;&quot;&quot;;DEC2HEX([.H37]*32+[.I37];2))" office:value-type="string"/>
          </table:previous>
        </table:cell-content-change>
        <table:cell-content-change table:id="ct1982">
          <table:cell-address table:column="9" table:row="37" table:table="0"/>
          <office:change-info>
            <dc:creator>Mike </dc:creator>
            <dc:date>2012-04-24T21:52:47.10</dc:date>
          </office:change-info>
          <table:previous table:id="ct1257">
            <table:change-track-table-cell table:cell-address="Sheet1.J38" table:formula="of:=IF([.H38]=&quot;&quot;;&quot;&quot;;DEC2HEX([.H38]*32+[.I38];2))" office:value-type="string">
              <text:p>40</text:p>
            </table:change-track-table-cell>
          </table:previous>
        </table:cell-content-change>
        <table:cell-content-change table:id="ct1983">
          <table:cell-address table:column="9" table:row="38" table:table="0"/>
          <office:change-info>
            <dc:creator>Mike </dc:creator>
            <dc:date>2012-04-24T21:52:47.10</dc:date>
          </office:change-info>
          <table:previous table:id="ct1259">
            <table:change-track-table-cell table:cell-address="Sheet1.J39" table:formula="of:=IF([.H39]=&quot;&quot;;&quot;&quot;;DEC2HEX([.H39]*32+[.I39];2))" office:value-type="string">
              <text:p>4C</text:p>
            </table:change-track-table-cell>
          </table:previous>
        </table:cell-content-change>
        <table:cell-content-change table:id="ct1984">
          <table:cell-address table:column="9" table:row="39" table:table="0"/>
          <office:change-info>
            <dc:creator>Mike </dc:creator>
            <dc:date>2012-04-24T21:52:47.10</dc:date>
          </office:change-info>
          <table:previous table:id="ct1260">
            <table:change-track-table-cell table:cell-address="Sheet1.J40" table:formula="of:=IF([.H40]=&quot;&quot;;&quot;&quot;;DEC2HEX([.H40]*32+[.I40];2))" office:value-type="string">
              <text:p>4D</text:p>
            </table:change-track-table-cell>
          </table:previous>
        </table:cell-content-change>
        <table:cell-content-change table:id="ct1985">
          <table:cell-address table:column="9" table:row="40" table:table="0"/>
          <office:change-info>
            <dc:creator>Mike </dc:creator>
            <dc:date>2012-04-24T21:52:47.10</dc:date>
          </office:change-info>
          <table:previous table:id="ct1261">
            <table:change-track-table-cell table:cell-address="Sheet1.J41" table:formula="of:=IF([.H41]=&quot;&quot;;&quot;&quot;;DEC2HEX([.H41]*32+[.I41];2))" office:value-type="string"/>
          </table:previous>
        </table:cell-content-change>
        <table:cell-content-change table:id="ct1986">
          <table:cell-address table:column="9" table:row="41" table:table="0"/>
          <office:change-info>
            <dc:creator>Mike </dc:creator>
            <dc:date>2012-04-24T21:52:47.10</dc:date>
          </office:change-info>
          <table:previous table:id="ct1262">
            <table:change-track-table-cell table:cell-address="Sheet1.J42" table:formula="of:=IF([.H42]=&quot;&quot;;&quot;&quot;;DEC2HEX([.H42]*32+[.I42];2))" office:value-type="string"/>
          </table:previous>
        </table:cell-content-change>
        <table:cell-content-change table:id="ct1987">
          <table:cell-address table:column="9" table:row="42" table:table="0"/>
          <office:change-info>
            <dc:creator>Mike </dc:creator>
            <dc:date>2012-04-24T21:52:47.10</dc:date>
          </office:change-info>
          <table:previous table:id="ct1263">
            <table:change-track-table-cell table:cell-address="Sheet1.J43" table:formula="of:=IF([.H43]=&quot;&quot;;&quot;&quot;;DEC2HEX([.H43]*32+[.I43];2))" office:value-type="string"/>
          </table:previous>
        </table:cell-content-change>
        <table:cell-content-change table:id="ct1988">
          <table:cell-address table:column="9" table:row="43" table:table="0"/>
          <office:change-info>
            <dc:creator>Mike </dc:creator>
            <dc:date>2012-04-24T21:52:47.10</dc:date>
          </office:change-info>
          <table:previous table:id="ct1264">
            <table:change-track-table-cell table:cell-address="Sheet1.J44" table:formula="of:=IF([.H44]=&quot;&quot;;&quot;&quot;;DEC2HEX([.H44]*32+[.I44];2))" office:value-type="string">
              <text:p>4E</text:p>
            </table:change-track-table-cell>
          </table:previous>
        </table:cell-content-change>
        <table:cell-content-change table:id="ct1989">
          <table:cell-address table:column="9" table:row="44" table:table="0"/>
          <office:change-info>
            <dc:creator>Mike </dc:creator>
            <dc:date>2012-04-24T21:52:47.10</dc:date>
          </office:change-info>
          <table:previous table:id="ct1265">
            <table:change-track-table-cell table:cell-address="Sheet1.J45" table:formula="of:=IF([.H45]=&quot;&quot;;&quot;&quot;;DEC2HEX([.H45]*32+[.I45];2))" office:value-type="string"/>
          </table:previous>
        </table:cell-content-change>
        <table:cell-content-change table:id="ct1990">
          <table:cell-address table:column="9" table:row="45" table:table="0"/>
          <office:change-info>
            <dc:creator>Mike </dc:creator>
            <dc:date>2012-04-24T21:52:47.10</dc:date>
          </office:change-info>
          <table:previous table:id="ct1266">
            <table:change-track-table-cell table:cell-address="Sheet1.J46" table:formula="of:=IF([.H46]=&quot;&quot;;&quot;&quot;;DEC2HEX([.H46]*32+[.I46];2))" office:value-type="string">
              <text:p>4F</text:p>
            </table:change-track-table-cell>
          </table:previous>
        </table:cell-content-change>
        <table:cell-content-change table:id="ct1991">
          <table:cell-address table:column="9" table:row="46" table:table="0"/>
          <office:change-info>
            <dc:creator>Mike </dc:creator>
            <dc:date>2012-04-24T21:52:47.10</dc:date>
          </office:change-info>
          <table:previous table:id="ct1267">
            <table:change-track-table-cell table:cell-address="Sheet1.J47" table:formula="of:=IF([.H47]=&quot;&quot;;&quot;&quot;;DEC2HEX([.H47]*32+[.I47];2))" office:value-type="string"/>
          </table:previous>
        </table:cell-content-change>
        <table:cell-content-change table:id="ct1992">
          <table:cell-address table:column="9" table:row="47" table:table="0"/>
          <office:change-info>
            <dc:creator>Mike </dc:creator>
            <dc:date>2012-04-24T21:52:47.10</dc:date>
          </office:change-info>
          <table:previous table:id="ct1268">
            <table:change-track-table-cell table:cell-address="Sheet1.J48" table:formula="of:=IF([.H48]=&quot;&quot;;&quot;&quot;;DEC2HEX([.H48]*32+[.I48];2))" office:value-type="string"/>
          </table:previous>
        </table:cell-content-change>
        <table:cell-content-change table:id="ct1993">
          <table:cell-address table:column="9" table:row="48" table:table="0"/>
          <office:change-info>
            <dc:creator>Mike </dc:creator>
            <dc:date>2012-04-24T21:52:47.10</dc:date>
          </office:change-info>
          <table:previous table:id="ct1269">
            <table:change-track-table-cell table:cell-address="Sheet1.J49" table:formula="of:=IF([.H49]=&quot;&quot;;&quot;&quot;;DEC2HEX([.H49]*32+[.I49];2))" office:value-type="string">
              <text:p>69</text:p>
            </table:change-track-table-cell>
          </table:previous>
        </table:cell-content-change>
        <table:cell-content-change table:id="ct1994">
          <table:cell-address table:column="9" table:row="49" table:table="0"/>
          <office:change-info>
            <dc:creator>Mike </dc:creator>
            <dc:date>2012-04-24T21:52:47.10</dc:date>
          </office:change-info>
          <table:previous table:id="ct1270">
            <table:change-track-table-cell table:cell-address="Sheet1.J50" table:formula="of:=IF([.H50]=&quot;&quot;;&quot;&quot;;DEC2HEX([.H50]*32+[.I50];2))" office:value-type="string">
              <text:p>6A</text:p>
            </table:change-track-table-cell>
          </table:previous>
        </table:cell-content-change>
        <table:cell-content-change table:id="ct1995">
          <table:cell-address table:column="9" table:row="50" table:table="0"/>
          <office:change-info>
            <dc:creator>Mike </dc:creator>
            <dc:date>2012-04-24T21:52:47.10</dc:date>
          </office:change-info>
          <table:previous table:id="ct1271">
            <table:change-track-table-cell table:cell-address="Sheet1.J51" table:formula="of:=IF([.H51]=&quot;&quot;;&quot;&quot;;DEC2HEX([.H51]*32+[.I51];2))" office:value-type="string">
              <text:p>6B</text:p>
            </table:change-track-table-cell>
          </table:previous>
        </table:cell-content-change>
        <table:cell-content-change table:id="ct1996">
          <table:cell-address table:column="0" table:row="52" table:table="0"/>
          <office:change-info>
            <dc:creator>Mike </dc:creator>
            <dc:date>2012-04-25T10:57:19.02</dc:date>
          </office:change-info>
          <table:previous>
            <table:change-track-table-cell/>
          </table:previous>
        </table:cell-content-change>
        <table:cell-content-change table:id="ct1997">
          <table:cell-address table:column="0" table:row="53" table:table="0"/>
          <office:change-info>
            <dc:creator>Mike </dc:creator>
            <dc:date>2012-04-25T10:57:48.33</dc:date>
          </office:change-info>
          <table:previous>
            <table:change-track-table-cell/>
          </table:previous>
        </table:cell-content-change>
        <table:cell-content-change table:id="ct1998">
          <table:cell-address table:column="1" table:row="53" table:table="0"/>
          <office:change-info>
            <dc:creator>Mike </dc:creator>
            <dc:date>2012-04-25T10:57:50.56</dc:date>
          </office:change-info>
          <table:previous>
            <table:change-track-table-cell/>
          </table:previous>
        </table:cell-content-change>
        <table:cell-content-change table:id="ct1999">
          <table:cell-address table:column="2" table:row="53" table:table="0"/>
          <office:change-info>
            <dc:creator>Mike </dc:creator>
            <dc:date>2012-04-25T10:57:56.30</dc:date>
          </office:change-info>
          <table:previous>
            <table:change-track-table-cell/>
          </table:previous>
        </table:cell-content-change>
        <table:cell-content-change table:id="ct2000">
          <table:cell-address table:column="1" table:row="52" table:table="0"/>
          <office:change-info>
            <dc:creator>Mike </dc:creator>
            <dc:date>2012-04-25T10:58:00.16</dc:date>
          </office:change-info>
          <table:previous>
            <table:change-track-table-cell/>
          </table:previous>
        </table:cell-content-change>
        <table:cell-content-change table:id="ct2001">
          <table:cell-address table:column="2" table:row="52" table:table="0"/>
          <office:change-info>
            <dc:creator>Mike </dc:creator>
            <dc:date>2012-04-25T10:58:06.09</dc:date>
          </office:change-info>
          <table:previous>
            <table:change-track-table-cell/>
          </table:previous>
        </table:cell-content-change>
        <table:cell-content-change table:id="ct2002">
          <table:cell-address table:column="0" table:row="54" table:table="0"/>
          <office:change-info>
            <dc:creator>Mike </dc:creator>
            <dc:date>2012-04-25T10:58:56.75</dc:date>
          </office:change-info>
          <table:previous>
            <table:change-track-table-cell/>
          </table:previous>
        </table:cell-content-change>
        <table:cell-content-change table:id="ct2003">
          <table:cell-address table:column="1" table:row="54" table:table="0"/>
          <office:change-info>
            <dc:creator>Mike </dc:creator>
            <dc:date>2012-04-25T10:58:58.48</dc:date>
          </office:change-info>
          <table:previous>
            <table:change-track-table-cell/>
          </table:previous>
        </table:cell-content-change>
        <table:cell-content-change table:id="ct2004">
          <table:cell-address table:column="2" table:row="54" table:table="0"/>
          <office:change-info>
            <dc:creator>Mike </dc:creator>
            <dc:date>2012-04-25T10:58:59.85</dc:date>
          </office:change-info>
          <table:previous>
            <table:change-track-table-cell/>
          </table:previous>
        </table:cell-content-change>
        <table:cell-content-change table:id="ct2005">
          <table:cell-address table:column="0" table:row="55" table:table="0"/>
          <office:change-info>
            <dc:creator>Mike </dc:creator>
            <dc:date>2012-04-25T10:59:31.43</dc:date>
          </office:change-info>
          <table:previous>
            <table:change-track-table-cell/>
          </table:previous>
        </table:cell-content-change>
        <table:cell-content-change table:id="ct2006">
          <table:cell-address table:column="1" table:row="55" table:table="0"/>
          <office:change-info>
            <dc:creator>Mike </dc:creator>
            <dc:date>2012-04-25T10:59:33.12</dc:date>
          </office:change-info>
          <table:previous>
            <table:change-track-table-cell/>
          </table:previous>
        </table:cell-content-change>
        <table:cell-content-change table:id="ct2007">
          <table:cell-address table:column="2" table:row="55" table:table="0"/>
          <office:change-info>
            <dc:creator>Mike </dc:creator>
            <dc:date>2012-04-25T10:59:34.66</dc:date>
          </office:change-info>
          <table:previous>
            <table:change-track-table-cell/>
          </table:previous>
        </table:cell-content-change>
        <table:cell-content-change table:id="ct2008">
          <table:cell-address table:column="0" table:row="56" table:table="0"/>
          <office:change-info>
            <dc:creator>Mike </dc:creator>
            <dc:date>2012-04-25T10:59:41.42</dc:date>
          </office:change-info>
          <table:previous>
            <table:change-track-table-cell/>
          </table:previous>
        </table:cell-content-change>
        <table:cell-content-change table:id="ct2009">
          <table:cell-address table:column="1" table:row="56" table:table="0"/>
          <office:change-info>
            <dc:creator>Mike </dc:creator>
            <dc:date>2012-04-25T10:59:43.43</dc:date>
          </office:change-info>
          <table:previous>
            <table:change-track-table-cell/>
          </table:previous>
        </table:cell-content-change>
        <table:cell-content-change table:id="ct2010">
          <table:cell-address table:column="2" table:row="56" table:table="0"/>
          <office:change-info>
            <dc:creator>Mike </dc:creator>
            <dc:date>2012-04-25T10:59:47.78</dc:date>
          </office:change-info>
          <table:previous>
            <table:change-track-table-cell/>
          </table:previous>
        </table:cell-content-change>
        <table:cell-content-change table:id="ct2011">
          <table:cell-address table:column="0" table:row="57" table:table="0"/>
          <office:change-info>
            <dc:creator>Mike </dc:creator>
            <dc:date>2012-04-25T10:59:51.93</dc:date>
          </office:change-info>
          <table:previous>
            <table:change-track-table-cell/>
          </table:previous>
        </table:cell-content-change>
        <table:cell-content-change table:id="ct2012">
          <table:cell-address table:column="1" table:row="57" table:table="0"/>
          <office:change-info>
            <dc:creator>Mike </dc:creator>
            <dc:date>2012-04-25T10:59:56.18</dc:date>
          </office:change-info>
          <table:previous>
            <table:change-track-table-cell/>
          </table:previous>
        </table:cell-content-change>
        <table:cell-content-change table:id="ct2013">
          <table:cell-address table:column="2" table:row="57" table:table="0"/>
          <office:change-info>
            <dc:creator>Mike </dc:creator>
            <dc:date>2012-04-25T11:00:02.24</dc:date>
          </office:change-info>
          <table:previous>
            <table:change-track-table-cell/>
          </table:previous>
        </table:cell-content-change>
        <table:cell-content-change table:id="ct2014">
          <table:cell-address table:column="0" table:row="58" table:table="0"/>
          <office:change-info>
            <dc:creator>Mike </dc:creator>
            <dc:date>2012-04-25T11:01:29.40</dc:date>
          </office:change-info>
          <table:previous>
            <table:change-track-table-cell/>
          </table:previous>
        </table:cell-content-change>
        <table:cell-content-change table:id="ct2015">
          <table:cell-address table:column="1" table:row="58" table:table="0"/>
          <office:change-info>
            <dc:creator>Mike </dc:creator>
            <dc:date>2012-04-25T11:01:30.62</dc:date>
          </office:change-info>
          <table:previous>
            <table:change-track-table-cell/>
          </table:previous>
        </table:cell-content-change>
        <table:cell-content-change table:id="ct2016">
          <table:cell-address table:column="2" table:row="58" table:table="0"/>
          <office:change-info>
            <dc:creator>Mike </dc:creator>
            <dc:date>2012-04-25T11:01:33.13</dc:date>
          </office:change-info>
          <table:previous>
            <table:change-track-table-cell/>
          </table:previous>
        </table:cell-content-change>
        <table:cell-content-change table:id="ct2017">
          <table:cell-address table:column="0" table:row="59" table:table="0"/>
          <office:change-info>
            <dc:creator>Mike </dc:creator>
            <dc:date>2012-04-25T11:01:58.62</dc:date>
          </office:change-info>
          <table:previous>
            <table:change-track-table-cell/>
          </table:previous>
        </table:cell-content-change>
        <table:cell-content-change table:id="ct2018">
          <table:cell-address table:column="0" table:row="58" table:table="0"/>
          <office:change-info>
            <dc:creator>Mike </dc:creator>
            <dc:date>2012-04-25T11:02:14.56</dc:date>
          </office:change-info>
          <table:previous table:id="ct2014">
            <table:change-track-table-cell office:value-type="string">
              <text:p>Event ID marker</text:p>
            </table:change-track-table-cell>
          </table:previous>
        </table:cell-content-change>
        <table:cell-content-change table:id="ct2019">
          <table:cell-address table:column="1" table:row="59" table:table="0"/>
          <office:change-info>
            <dc:creator>Mike </dc:creator>
            <dc:date>2012-04-25T11:02:18.46</dc:date>
          </office:change-info>
          <table:previous>
            <table:change-track-table-cell/>
          </table:previous>
        </table:cell-content-change>
        <table:cell-content-change table:id="ct2020">
          <table:cell-address table:column="2" table:row="59" table:table="0"/>
          <office:change-info>
            <dc:creator>Mike </dc:creator>
            <dc:date>2012-04-25T11:02:22.19</dc:date>
          </office:change-info>
          <table:previous>
            <table:change-track-table-cell/>
          </table:previous>
        </table:cell-content-change>
        <table:cell-content-change table:id="ct2021">
          <table:cell-address table:column="0" table:row="60" table:table="0"/>
          <office:change-info>
            <dc:creator>Mike </dc:creator>
            <dc:date>2012-04-25T11:02:28.82</dc:date>
          </office:change-info>
          <table:previous>
            <table:change-track-table-cell/>
          </table:previous>
        </table:cell-content-change>
        <table:cell-content-change table:id="ct2022">
          <table:cell-address table:column="0" table:row="55" table:table="0"/>
          <office:change-info>
            <dc:creator>Mike </dc:creator>
            <dc:date>2012-04-25T11:02:46.48</dc:date>
          </office:change-info>
          <table:previous table:id="ct2005">
            <table:change-track-table-cell office:value-type="string">
              <text:p>Spare</text:p>
            </table:change-track-table-cell>
          </table:previous>
        </table:cell-content-change>
        <table:cell-content-change table:id="ct2023">
          <table:cell-address table:column="1" table:row="60" table:table="0"/>
          <office:change-info>
            <dc:creator>Mike </dc:creator>
            <dc:date>2012-04-25T11:02:53.18</dc:date>
          </office:change-info>
          <table:previous>
            <table:change-track-table-cell/>
          </table:previous>
        </table:cell-content-change>
        <table:cell-content-change table:id="ct2024">
          <table:cell-address table:column="2" table:row="60" table:table="0"/>
          <office:change-info>
            <dc:creator>Mike </dc:creator>
            <dc:date>2012-04-25T11:02:55.35</dc:date>
          </office:change-info>
          <table:previous>
            <table:change-track-table-cell/>
          </table:previous>
        </table:cell-content-change>
        <table:cell-content-change table:id="ct2025">
          <table:cell-address table:column="0" table:row="61" table:table="0"/>
          <office:change-info>
            <dc:creator>Mike </dc:creator>
            <dc:date>2012-04-25T11:03:09.76</dc:date>
          </office:change-info>
          <table:previous>
            <table:change-track-table-cell/>
          </table:previous>
        </table:cell-content-change>
        <table:cell-content-change table:id="ct2026">
          <table:cell-address table:column="1" table:row="61" table:table="0"/>
          <office:change-info>
            <dc:creator>Mike </dc:creator>
            <dc:date>2012-04-25T11:03:11.64</dc:date>
          </office:change-info>
          <table:previous>
            <table:change-track-table-cell/>
          </table:previous>
        </table:cell-content-change>
        <table:cell-content-change table:id="ct2027">
          <table:cell-address table:column="2" table:row="61" table:table="0"/>
          <office:change-info>
            <dc:creator>Mike </dc:creator>
            <dc:date>2012-04-25T11:03:12.92</dc:date>
          </office:change-info>
          <table:previous>
            <table:change-track-table-cell/>
          </table:previous>
        </table:cell-content-change>
        <table:cell-content-change table:id="ct2028">
          <table:cell-address table:column="1" table:row="62" table:table="0"/>
          <office:change-info>
            <dc:creator>Mike </dc:creator>
            <dc:date>2012-04-25T11:03:54.81</dc:date>
          </office:change-info>
          <table:previous>
            <table:change-track-table-cell/>
          </table:previous>
        </table:cell-content-change>
        <table:cell-content-change table:id="ct2029">
          <table:cell-address table:column="0" table:row="62" table:table="0"/>
          <office:change-info>
            <dc:creator>Mike </dc:creator>
            <dc:date>2012-04-25T11:04:00.97</dc:date>
          </office:change-info>
          <table:previous>
            <table:change-track-table-cell/>
          </table:previous>
        </table:cell-content-change>
        <table:cell-content-change table:id="ct2030">
          <table:cell-address table:column="0" table:row="52" table:table="0"/>
          <office:change-info>
            <dc:creator>Mike </dc:creator>
            <dc:date>2012-04-25T11:04:23.53</dc:date>
          </office:change-info>
          <table:previous table:id="ct1996">
            <table:change-track-table-cell office:value-type="string">
              <text:p>Unaddressed message</text:p>
            </table:change-track-table-cell>
          </table:previous>
        </table:cell-content-change>
        <table:cell-content-change table:id="ct2031">
          <table:cell-address table:column="0" table:row="64" table:table="0"/>
          <office:change-info>
            <dc:creator>Mike </dc:creator>
            <dc:date>2012-04-25T11:04:54.88</dc:date>
          </office:change-info>
          <table:previous>
            <table:change-track-table-cell/>
          </table:previous>
        </table:cell-content-change>
        <table:cell-content-change table:id="ct2032">
          <table:cell-address table:column="1" table:row="64" table:table="0"/>
          <office:change-info>
            <dc:creator>Mike </dc:creator>
            <dc:date>2012-04-25T11:04:57.31</dc:date>
          </office:change-info>
          <table:previous>
            <table:change-track-table-cell/>
          </table:previous>
        </table:cell-content-change>
        <table:cell-content-change table:id="ct2033">
          <table:cell-address table:column="2" table:row="64" table:table="0"/>
          <office:change-info>
            <dc:creator>Mike </dc:creator>
            <dc:date>2012-04-25T11:04:59.67</dc:date>
          </office:change-info>
          <table:previous>
            <table:change-track-table-cell/>
          </table:previous>
        </table:cell-content-change>
        <table:cell-content-change table:id="ct2034">
          <table:cell-address table:column="0" table:row="66" table:table="0"/>
          <office:change-info>
            <dc:creator>Mike </dc:creator>
            <dc:date>2012-04-25T11:05:19.02</dc:date>
          </office:change-info>
          <table:previous>
            <table:change-track-table-cell/>
          </table:previous>
        </table:cell-content-change>
        <table:cell-content-change table:id="ct2035">
          <table:cell-address table:column="1" table:row="66" table:table="0"/>
          <office:change-info>
            <dc:creator>Mike </dc:creator>
            <dc:date>2012-04-25T11:05:20.68</dc:date>
          </office:change-info>
          <table:previous>
            <table:change-track-table-cell/>
          </table:previous>
        </table:cell-content-change>
        <table:cell-content-change table:id="ct2036">
          <table:cell-address table:column="2" table:row="66" table:table="0"/>
          <office:change-info>
            <dc:creator>Mike </dc:creator>
            <dc:date>2012-04-25T11:05:24.94</dc:date>
          </office:change-info>
          <table:previous>
            <table:change-track-table-cell/>
          </table:previous>
        </table:cell-content-change>
        <table:cell-content-change table:id="ct2037">
          <table:cell-address table:column="0" table:row="64" table:table="0"/>
          <office:change-info>
            <dc:creator>Mike </dc:creator>
            <dc:date>2012-04-25T11:05:48.44</dc:date>
          </office:change-info>
          <table:previous table:id="ct2031">
            <table:change-track-table-cell office:value-type="string">
              <text:p>Ethernet Unaddressed message</text:p>
            </table:change-track-table-cell>
          </table:previous>
        </table:cell-content-change>
        <table:cell-content-change table:id="ct2038">
          <table:cell-address table:column="0" table:row="67" table:table="0"/>
          <office:change-info>
            <dc:creator>Mike </dc:creator>
            <dc:date>2012-04-25T11:06:47.90</dc:date>
          </office:change-info>
          <table:previous>
            <table:change-track-table-cell/>
          </table:previous>
        </table:cell-content-change>
        <table:cell-content-change table:id="ct2039">
          <table:cell-address table:column="1" table:row="67" table:table="0"/>
          <office:change-info>
            <dc:creator>Mike </dc:creator>
            <dc:date>2012-04-25T11:06:49.50</dc:date>
          </office:change-info>
          <table:previous>
            <table:change-track-table-cell/>
          </table:previous>
        </table:cell-content-change>
        <table:cell-content-change table:id="ct2040">
          <table:cell-address table:column="2" table:row="67" table:table="0"/>
          <office:change-info>
            <dc:creator>Mike </dc:creator>
            <dc:date>2012-04-25T11:06:52.94</dc:date>
          </office:change-info>
          <table:previous>
            <table:change-track-table-cell/>
          </table:previous>
        </table:cell-content-change>
        <table:cell-content-change table:id="ct2041">
          <table:cell-address table:column="2" table:row="67" table:table="0"/>
          <office:change-info>
            <dc:creator>Mike </dc:creator>
            <dc:date>2012-04-25T11:07:00.14</dc:date>
          </office:change-info>
          <table:previous table:id="ct2040">
            <table:change-track-table-cell office:value-type="date" office:date-value="2000-01-01"/>
          </table:previous>
        </table:cell-content-change>
        <table:cell-content-change table:id="ct2042">
          <table:cell-address table:column="0" table:row="67" table:table="0"/>
          <office:change-info>
            <dc:creator>Mike </dc:creator>
            <dc:date>2012-04-25T11:07:07.34</dc:date>
          </office:change-info>
          <table:previous table:id="ct2038">
            <table:change-track-table-cell office:value-type="string">
              <text:p>has destination id</text:p>
            </table:change-track-table-cell>
          </table:previous>
        </table:cell-content-change>
        <table:cell-content-change table:id="ct2043">
          <table:cell-address table:column="0" table:row="68" table:table="0"/>
          <office:change-info>
            <dc:creator>Mike </dc:creator>
            <dc:date>2012-04-25T11:07:17.93</dc:date>
          </office:change-info>
          <table:previous>
            <table:change-track-table-cell/>
          </table:previous>
        </table:cell-content-change>
        <table:cell-content-change table:id="ct2044">
          <table:cell-address table:column="1" table:row="68" table:table="0"/>
          <office:change-info>
            <dc:creator>Mike </dc:creator>
            <dc:date>2012-04-25T11:07:19.44</dc:date>
          </office:change-info>
          <table:previous>
            <table:change-track-table-cell/>
          </table:previous>
        </table:cell-content-change>
        <table:cell-content-change table:id="ct2045">
          <table:cell-address table:column="2" table:row="68" table:table="0"/>
          <office:change-info>
            <dc:creator>Mike </dc:creator>
            <dc:date>2012-04-25T11:07:21.73</dc:date>
          </office:change-info>
          <table:previous>
            <table:change-track-table-cell/>
          </table:previous>
        </table:cell-content-change>
        <table:cell-content-change table:id="ct2046">
          <table:cell-address table:column="0" table:row="68" table:table="0"/>
          <office:change-info>
            <dc:creator>Mike </dc:creator>
            <dc:date>2012-04-25T11:07:55.44</dc:date>
          </office:change-info>
          <table:previous>
            <table:change-track-table-cell/>
          </table:previous>
        </table:cell-content-change>
        <table:cell-content-change table:id="ct2047">
          <table:cell-address table:column="0" table:row="69" table:table="0"/>
          <office:change-info>
            <dc:creator>Mike </dc:creator>
            <dc:date>2012-04-25T11:07:55.44</dc:date>
          </office:change-info>
          <table:previous>
            <table:change-track-table-cell/>
          </table:previous>
        </table:cell-content-change>
        <table:cell-content-change table:id="ct2048">
          <table:cell-address table:column="0" table:row="70" table:table="0"/>
          <office:change-info>
            <dc:creator>Mike </dc:creator>
            <dc:date>2012-04-25T11:07:55.44</dc:date>
          </office:change-info>
          <table:previous>
            <table:change-track-table-cell/>
          </table:previous>
        </table:cell-content-change>
        <table:cell-content-change table:id="ct2049">
          <table:cell-address table:column="1" table:row="68" table:table="0"/>
          <office:change-info>
            <dc:creator>Mike </dc:creator>
            <dc:date>2012-04-25T11:07:55.44</dc:date>
          </office:change-info>
          <table:previous>
            <table:change-track-table-cell/>
          </table:previous>
        </table:cell-content-change>
        <table:cell-content-change table:id="ct2050">
          <table:cell-address table:column="1" table:row="69" table:table="0"/>
          <office:change-info>
            <dc:creator>Mike </dc:creator>
            <dc:date>2012-04-25T11:07:55.44</dc:date>
          </office:change-info>
          <table:previous>
            <table:change-track-table-cell/>
          </table:previous>
        </table:cell-content-change>
        <table:cell-content-change table:id="ct2051">
          <table:cell-address table:column="1" table:row="70" table:table="0"/>
          <office:change-info>
            <dc:creator>Mike </dc:creator>
            <dc:date>2012-04-25T11:07:55.44</dc:date>
          </office:change-info>
          <table:previous>
            <table:change-track-table-cell/>
          </table:previous>
        </table:cell-content-change>
        <table:cell-content-change table:id="ct2052">
          <table:cell-address table:column="2" table:row="68" table:table="0"/>
          <office:change-info>
            <dc:creator>Mike </dc:creator>
            <dc:date>2012-04-25T11:07:55.44</dc:date>
          </office:change-info>
          <table:previous>
            <table:change-track-table-cell/>
          </table:previous>
        </table:cell-content-change>
        <table:cell-content-change table:id="ct2053">
          <table:cell-address table:column="2" table:row="69" table:table="0"/>
          <office:change-info>
            <dc:creator>Mike </dc:creator>
            <dc:date>2012-04-25T11:07:55.44</dc:date>
          </office:change-info>
          <table:previous>
            <table:change-track-table-cell/>
          </table:previous>
        </table:cell-content-change>
        <table:cell-content-change table:id="ct2054">
          <table:cell-address table:column="2" table:row="70" table:table="0"/>
          <office:change-info>
            <dc:creator>Mike </dc:creator>
            <dc:date>2012-04-25T11:07:55.44</dc:date>
          </office:change-info>
          <table:previous>
            <table:change-track-table-cell/>
          </table:previous>
        </table:cell-content-change>
        <table:cell-content-change table:id="ct2055">
          <table:cell-address table:column="0" table:row="59" table:table="0"/>
          <office:change-info>
            <dc:creator>Mike </dc:creator>
            <dc:date>2012-04-25T11:08:55.42</dc:date>
          </office:change-info>
          <table:previous table:id="ct2017">
            <table:change-track-table-cell office:value-type="string">
              <text:p>Flag A</text:p>
            </table:change-track-table-cell>
          </table:previous>
        </table:cell-content-change>
        <table:cell-content-change table:id="ct2056">
          <table:cell-address table:column="0" table:row="71" table:table="0"/>
          <office:change-info>
            <dc:creator>Mike </dc:creator>
            <dc:date>2012-04-25T11:09:32.06</dc:date>
          </office:change-info>
          <table:previous>
            <table:change-track-table-cell/>
          </table:previous>
        </table:cell-content-change>
        <table:cell-content-change table:id="ct2057">
          <table:cell-address table:column="1" table:row="71" table:table="0"/>
          <office:change-info>
            <dc:creator>Mike </dc:creator>
            <dc:date>2012-04-25T11:09:33.78</dc:date>
          </office:change-info>
          <table:previous>
            <table:change-track-table-cell/>
          </table:previous>
        </table:cell-content-change>
        <table:cell-content-change table:id="ct2058">
          <table:cell-address table:column="2" table:row="71" table:table="0"/>
          <office:change-info>
            <dc:creator>Mike </dc:creator>
            <dc:date>2012-04-25T11:09:35.34</dc:date>
          </office:change-info>
          <table:previous>
            <table:change-track-table-cell/>
          </table:previous>
        </table:cell-content-change>
        <table:cell-content-change table:id="ct2059">
          <table:cell-address table:column="2" table:row="71" table:table="0"/>
          <office:change-info>
            <dc:creator>Mike </dc:creator>
            <dc:date>2012-04-25T11:09:40.87</dc:date>
          </office:change-info>
          <table:previous table:id="ct2058">
            <table:change-track-table-cell office:value-type="string">
              <text:p>0-1</text:p>
            </table:change-track-table-cell>
          </table:previous>
        </table:cell-content-change>
        <table:cell-content-change table:id="ct2060">
          <table:cell-address table:column="0" table:row="68" table:table="0"/>
          <office:change-info>
            <dc:creator>Mike </dc:creator>
            <dc:date>2012-04-25T11:10:07.40</dc:date>
          </office:change-info>
          <table:previous table:id="ct2043">
            <table:change-track-table-cell office:value-type="string">
              <text:p>Spare</text:p>
            </table:change-track-table-cell>
          </table:previous>
        </table:cell-content-change>
        <table:cell-content-change table:id="ct2061">
          <table:cell-address table:column="0" table:row="71" table:table="0"/>
          <office:change-info>
            <dc:creator>Mike </dc:creator>
            <dc:date>2012-04-25T11:10:11.94</dc:date>
          </office:change-info>
          <table:previous table:id="ct2056">
            <table:change-track-table-cell office:value-type="string">
              <text:p>Spare</text:p>
            </table:change-track-table-cell>
          </table:previous>
        </table:cell-content-change>
        <table:cell-content-change table:id="ct2062">
          <table:cell-address table:column="1" table:row="1" table:table="0"/>
          <office:change-info>
            <dc:creator>Mike </dc:creator>
            <dc:date>2012-04-25T11:11:08.62</dc:date>
          </office:change-info>
          <table:previous table:id="ct494">
            <table:change-track-table-cell office:value-type="string">
              <text:p>Destination ID</text:p>
            </table:change-track-table-cell>
          </table:previous>
        </table:cell-content-change>
        <table:cell-content-change table:id="ct2063">
          <table:cell-address table:column="2" table:row="1" table:table="0"/>
          <office:change-info>
            <dc:creator>Mike </dc:creator>
            <dc:date>2012-04-25T11:11:14.53</dc:date>
          </office:change-info>
          <table:previous table:id="ct495">
            <table:change-track-table-cell office:value-type="string">
              <text:p>Event ID</text:p>
            </table:change-track-table-cell>
          </table:previous>
        </table:cell-content-change>
        <table:cell-content-change table:id="ct2064">
          <table:cell-address table:column="3" table:row="1" table:table="0"/>
          <office:change-info>
            <dc:creator>Mike </dc:creator>
            <dc:date>2012-04-25T11:11:27.14</dc:date>
          </office:change-info>
          <table:previous table:id="ct1711">
            <table:change-track-table-cell office:value-type="string">
              <text:p>Flag A</text:p>
            </table:change-track-table-cell>
          </table:previous>
        </table:cell-content-change>
        <table:cell-content-change table:id="ct2065">
          <table:cell-address table:column="0" table:row="52" table:table="0"/>
          <office:change-info>
            <dc:creator>Mike </dc:creator>
            <dc:date>2012-04-25T11:12:16.19</dc:date>
          </office:change-info>
          <table:previous table:id="ct2030">
            <table:change-track-table-cell office:value-type="string">
              <text:p>CAN Unaddressed message</text:p>
            </table:change-track-table-cell>
          </table:previous>
        </table:cell-content-change>
        <table:cell-content-change table:id="ct2066">
          <table:cell-address table:column="0" table:row="60" table:table="0"/>
          <office:change-info>
            <dc:creator>Mike </dc:creator>
            <dc:date>2012-04-25T11:12:55.97</dc:date>
          </office:change-info>
          <table:previous table:id="ct2021">
            <table:change-track-table-cell office:value-type="string">
              <text:p>Flag B</text:p>
            </table:change-track-table-cell>
          </table:previous>
        </table:cell-content-change>
        <table:cell-content-change table:id="ct2067">
          <table:cell-address table:column="0" table:row="61" table:table="0"/>
          <office:change-info>
            <dc:creator>Mike </dc:creator>
            <dc:date>2012-04-25T11:13:00.36</dc:date>
          </office:change-info>
          <table:previous table:id="ct2025">
            <table:change-track-table-cell office:value-type="string">
              <text:p>Flag C</text:p>
            </table:change-track-table-cell>
          </table:previous>
        </table:cell-content-change>
        <table:cell-content-change table:id="ct2068">
          <table:cell-address table:column="0" table:row="66" table:table="0"/>
          <office:change-info>
            <dc:creator>Mike </dc:creator>
            <dc:date>2012-04-25T11:15:12.14</dc:date>
          </office:change-info>
          <table:previous table:id="ct2034">
            <table:change-track-table-cell office:value-type="string">
              <text:p>Spare</text:p>
            </table:change-track-table-cell>
          </table:previous>
        </table:cell-content-change>
        <table:cell-content-change table:id="ct2069">
          <table:cell-address table:column="0" table:row="66" table:table="0"/>
          <office:change-info>
            <dc:creator>Mike </dc:creator>
            <dc:date>2012-04-25T11:15:17.31</dc:date>
          </office:change-info>
          <table:previous table:id="ct2068">
            <table:change-track-table-cell office:value-type="string">
              <text:p>/Not used</text:p>
            </table:change-track-table-cell>
          </table:previous>
        </table:cell-content-change>
        <table:cell-content-change table:id="ct2070">
          <table:cell-address table:column="0" table:row="71" table:table="0"/>
          <office:change-info>
            <dc:creator>Mike </dc:creator>
            <dc:date>2012-04-25T11:17:53.50</dc:date>
          </office:change-info>
          <table:previous>
            <table:change-track-table-cell/>
          </table:previous>
        </table:cell-content-change>
        <table:cell-content-change table:id="ct2071">
          <table:cell-address table:column="1" table:row="71" table:table="0"/>
          <office:change-info>
            <dc:creator>Mike </dc:creator>
            <dc:date>2012-04-25T11:17:54.83</dc:date>
          </office:change-info>
          <table:previous>
            <table:change-track-table-cell/>
          </table:previous>
        </table:cell-content-change>
        <table:cell-content-change table:id="ct2072">
          <table:cell-address table:column="2" table:row="71" table:table="0"/>
          <office:change-info>
            <dc:creator>Mike </dc:creator>
            <dc:date>2012-04-25T11:17:57.17</dc:date>
          </office:change-info>
          <table:previous>
            <table:change-track-table-cell/>
          </table:previous>
        </table:cell-content-change>
        <table:cell-content-change table:id="ct2073">
          <table:cell-address table:column="0" table:row="64" table:table="0"/>
          <office:change-info>
            <dc:creator>Mike </dc:creator>
            <dc:date>2012-04-25T11:18:13.92</dc:date>
          </office:change-info>
          <table:previous table:id="ct2037">
            <table:change-track-table-cell office:value-type="string">
              <text:p>Ethernet Unaddressed msg</text:p>
            </table:change-track-table-cell>
          </table:previous>
        </table:cell-content-change>
        <table:cell-content-change table:id="ct2074">
          <table:cell-address table:column="0" table:row="52" table:table="0"/>
          <office:change-info>
            <dc:creator>Mike </dc:creator>
            <dc:date>2012-04-25T11:18:33.34</dc:date>
          </office:change-info>
          <table:previous table:id="ct2065">
            <table:change-track-table-cell office:value-type="string">
              <text:p>CAN Unaddressed msg</text:p>
            </table:change-track-table-cell>
          </table:previous>
        </table:cell-content-change>
        <table:cell-content-change table:id="ct2075">
          <table:cell-address table:column="0" table:row="71" table:table="0"/>
          <office:change-info>
            <dc:creator>Mike </dc:creator>
            <dc:date>2012-04-25T11:19:20.63</dc:date>
          </office:change-info>
          <table:previous>
            <table:change-track-table-cell/>
          </table:previous>
        </table:cell-content-change>
        <table:cell-content-change table:id="ct2076">
          <table:cell-address table:column="1" table:row="71" table:table="0"/>
          <office:change-info>
            <dc:creator>Mike </dc:creator>
            <dc:date>2012-04-25T11:19:20.63</dc:date>
          </office:change-info>
          <table:previous>
            <table:change-track-table-cell/>
          </table:previous>
        </table:cell-content-change>
        <table:cell-content-change table:id="ct2077">
          <table:cell-address table:column="2" table:row="71" table:table="0"/>
          <office:change-info>
            <dc:creator>Mike </dc:creator>
            <dc:date>2012-04-25T11:19:20.63</dc:date>
          </office:change-info>
          <table:previous>
            <table:change-track-table-cell/>
          </table:previous>
        </table:cell-content-change>
        <table:cell-content-change table:id="ct2078">
          <table:cell-address table:column="0" table:row="72" table:table="0"/>
          <office:change-info>
            <dc:creator>Mike </dc:creator>
            <dc:date>2012-04-25T11:19:27.33</dc:date>
          </office:change-info>
          <table:previous>
            <table:change-track-table-cell/>
          </table:previous>
        </table:cell-content-change>
        <table:cell-content-change table:id="ct2079">
          <table:cell-address table:column="1" table:row="72" table:table="0"/>
          <office:change-info>
            <dc:creator>Mike </dc:creator>
            <dc:date>2012-04-25T11:19:27.33</dc:date>
          </office:change-info>
          <table:previous>
            <table:change-track-table-cell/>
          </table:previous>
        </table:cell-content-change>
        <table:cell-content-change table:id="ct2080">
          <table:cell-address table:column="2" table:row="72" table:table="0"/>
          <office:change-info>
            <dc:creator>Mike </dc:creator>
            <dc:date>2012-04-25T11:19:27.33</dc:date>
          </office:change-info>
          <table:previous>
            <table:change-track-table-cell/>
          </table:previous>
        </table:cell-content-change>
        <table:cell-content-change table:id="ct2081">
          <table:cell-address table:column="0" table:row="73" table:table="0"/>
          <office:change-info>
            <dc:creator>Mike </dc:creator>
            <dc:date>2012-04-25T11:19:45.12</dc:date>
          </office:change-info>
          <table:previous>
            <table:change-track-table-cell/>
          </table:previous>
        </table:cell-content-change>
        <table:cell-content-change table:id="ct2082">
          <table:cell-address table:column="0" table:row="73" table:table="0"/>
          <office:change-info>
            <dc:creator>Mike </dc:creator>
            <dc:date>2012-04-25T11:19:59.53</dc:date>
          </office:change-info>
          <table:previous table:id="ct2081">
            <table:change-track-table-cell office:value-type="string">
              <text:p>optional byte 3</text:p>
            </table:change-track-table-cell>
          </table:previous>
        </table:cell-content-change>
        <table:cell-content-change table:id="ct2083">
          <table:cell-address table:column="0" table:row="74" table:table="0"/>
          <office:change-info>
            <dc:creator>Mike </dc:creator>
            <dc:date>2012-04-25T11:20:07.91</dc:date>
          </office:change-info>
          <table:previous>
            <table:change-track-table-cell/>
          </table:previous>
        </table:cell-content-change>
        <table:cell-content-change table:id="ct2084">
          <table:cell-address table:column="1" table:row="74" table:table="0"/>
          <office:change-info>
            <dc:creator>Mike </dc:creator>
            <dc:date>2012-04-25T11:20:12.56</dc:date>
          </office:change-info>
          <table:previous>
            <table:change-track-table-cell/>
          </table:previous>
        </table:cell-content-change>
        <table:cell-content-change table:id="ct2085">
          <table:cell-address table:column="2" table:row="74" table:table="0"/>
          <office:change-info>
            <dc:creator>Mike </dc:creator>
            <dc:date>2012-04-25T11:20:14.21</dc:date>
          </office:change-info>
          <table:previous>
            <table:change-track-table-cell/>
          </table:previous>
        </table:cell-content-change>
        <table:cell-content-change table:id="ct2086">
          <table:cell-address table:column="2" table:row="74" table:table="0"/>
          <office:change-info>
            <dc:creator>Mike </dc:creator>
            <dc:date>2012-04-25T11:20:21.07</dc:date>
          </office:change-info>
          <table:previous table:id="ct2085">
            <table:change-track-table-cell office:value-type="string">
              <text:p>0-1</text:p>
            </table:change-track-table-cell>
          </table:previous>
        </table:cell-content-change>
        <table:cell-content-change table:id="ct2087">
          <table:cell-address table:column="0" table:row="75" table:table="0"/>
          <office:change-info>
            <dc:creator>Mike </dc:creator>
            <dc:date>2012-04-25T11:20:34.71</dc:date>
          </office:change-info>
          <table:previous>
            <table:change-track-table-cell/>
          </table:previous>
        </table:cell-content-change>
        <table:cell-content-change table:id="ct2088">
          <table:cell-address table:column="0" table:row="75" table:table="0"/>
          <office:change-info>
            <dc:creator>Mike </dc:creator>
            <dc:date>2012-04-25T11:20:34.71</dc:date>
          </office:change-info>
          <table:previous>
            <table:change-track-table-cell/>
          </table:previous>
        </table:cell-content-change>
        <table:cell-content-change table:id="ct2089">
          <table:cell-address table:column="1" table:row="75" table:table="0"/>
          <office:change-info>
            <dc:creator>Mike </dc:creator>
            <dc:date>2012-04-25T11:20:34.71</dc:date>
          </office:change-info>
          <table:previous>
            <table:change-track-table-cell/>
          </table:previous>
        </table:cell-content-change>
        <table:cell-content-change table:id="ct2090">
          <table:cell-address table:column="1" table:row="75" table:table="0"/>
          <office:change-info>
            <dc:creator>Mike </dc:creator>
            <dc:date>2012-04-25T11:20:34.71</dc:date>
          </office:change-info>
          <table:previous>
            <table:change-track-table-cell/>
          </table:previous>
        </table:cell-content-change>
        <table:cell-content-change table:id="ct2091">
          <table:cell-address table:column="2" table:row="75" table:table="0"/>
          <office:change-info>
            <dc:creator>Mike </dc:creator>
            <dc:date>2012-04-25T11:20:34.71</dc:date>
          </office:change-info>
          <table:previous>
            <table:change-track-table-cell/>
          </table:previous>
        </table:cell-content-change>
        <table:cell-content-change table:id="ct2092">
          <table:cell-address table:column="2" table:row="75" table:table="0"/>
          <office:change-info>
            <dc:creator>Mike </dc:creator>
            <dc:date>2012-04-25T11:20:34.71</dc:date>
          </office:change-info>
          <table:previous>
            <table:change-track-table-cell/>
          </table:previous>
        </table:cell-content-change>
        <table:movement table:id="ct2093">
          <table:source-range-address table:start-column="0" table:start-row="52" table:start-table="0" table:end-column="15" table:end-row="51" table:end-table="0"/>
          <table:target-range-address table:start-column="0" table:start-row="76" table:start-table="0" table:end-column="15" table:end-row="87" table:end-table="0"/>
          <office:change-info>
            <dc:creator>Mike </dc:creator>
            <dc:date>2012-04-25T13:11:35.97</dc:date>
          </office:change-info>
          <table:dependencies>
            <table:dependence table:id="ct2357"/>
            <table:dependence table:id="ct2290"/>
            <table:dependence table:id="ct2271"/>
            <table:dependence table:id="ct2270"/>
            <table:dependence table:id="ct2269"/>
            <table:dependence table:id="ct2268"/>
            <table:dependence table:id="ct2116"/>
            <table:dependence table:id="ct2115"/>
            <table:dependence table:id="ct2110"/>
            <table:dependence table:id="ct2109"/>
            <table:dependence table:id="ct2106"/>
            <table:dependence table:id="ct2105"/>
            <table:dependence table:id="ct2104"/>
            <table:dependence table:id="ct2103"/>
            <table:dependence table:id="ct2102"/>
            <table:dependence table:id="ct2101"/>
            <table:dependence table:id="ct2100"/>
            <table:dependence table:id="ct2099"/>
            <table:dependence table:id="ct2098"/>
            <table:dependence table:id="ct2097"/>
            <table:dependence table:id="ct2096"/>
            <table:dependence table:id="ct2095"/>
          </table:dependencies>
        </table:movement>
        <table:deletion table:id="ct2094" table:type="row" table:position="52" table:table="0" table:multi-deletion-spanned="15">
          <office:change-info>
            <dc:creator>Mike </dc:creator>
            <dc:date>2012-04-25T13:11:47.26</dc:date>
          </office:change-info>
          <table:deletions>
            <table:change-deletion table:id="ct2445"/>
          </table:deletions>
        </table:deletion>
        <table:deletion table:id="ct2095" table:type="row" table:position="52" table:table="0">
          <office:change-info>
            <dc:creator>Mike </dc:creator>
            <dc:date>2012-04-25T13:11:47.26</dc:date>
          </office:change-info>
          <table:deletions>
            <table:change-deletion table:id="ct2094"/>
            <table:change-deletion table:id="ct186"/>
          </table:deletions>
          <table:cut-offs>
            <table:movement-cut-off table:id="ct2093" table:start-position="1" table:end-position="0"/>
            <table:movement-cut-off table:id="ct1544" table:position="1"/>
            <table:movement-cut-off table:id="ct742" table:position="1"/>
            <table:movement-cut-off table:id="ct187" table:start-position="0" table:end-position="1"/>
          </table:cut-offs>
        </table:deletion>
        <table:deletion table:id="ct2096" table:type="row" table:position="52" table:table="0">
          <office:change-info>
            <dc:creator>Mike </dc:creator>
            <dc:date>2012-04-25T13:11:47.26</dc:date>
          </office:change-info>
          <table:deletions>
            <table:change-deletion table:id="ct2095"/>
            <table:change-deletion table:id="ct742"/>
            <table:change-deletion table:id="ct187"/>
          </table:deletions>
          <table:cut-offs>
            <table:movement-cut-off table:id="ct2093" table:start-position="1" table:end-position="0"/>
            <table:movement-cut-off table:id="ct1544" table:position="1"/>
          </table:cut-offs>
        </table:deletion>
        <table:deletion table:id="ct2097" table:type="row" table:position="52" table:table="0">
          <office:change-info>
            <dc:creator>Mike </dc:creator>
            <dc:date>2012-04-25T13:11:47.26</dc:date>
          </office:change-info>
          <table:deletions>
            <table:change-deletion table:id="ct2096"/>
            <table:change-deletion table:id="ct491"/>
          </table:deletions>
          <table:cut-offs>
            <table:movement-cut-off table:id="ct2093" table:start-position="1" table:end-position="0"/>
            <table:movement-cut-off table:id="ct1544" table:position="1"/>
            <table:movement-cut-off table:id="ct489" table:start-position="1" table:end-position="0"/>
          </table:cut-offs>
        </table:deletion>
        <table:deletion table:id="ct2098" table:type="row" table:position="52" table:table="0">
          <office:change-info>
            <dc:creator>Mike </dc:creator>
            <dc:date>2012-04-25T13:11:47.26</dc:date>
          </office:change-info>
          <table:deletions>
            <table:change-deletion table:id="ct2097"/>
          </table:deletions>
          <table:cut-offs>
            <table:movement-cut-off table:id="ct2093" table:start-position="1" table:end-position="0"/>
            <table:movement-cut-off table:id="ct1544" table:position="1"/>
            <table:movement-cut-off table:id="ct490" table:start-position="1" table:end-position="0"/>
            <table:movement-cut-off table:id="ct489" table:start-position="1" table:end-position="0"/>
          </table:cut-offs>
        </table:deletion>
        <table:deletion table:id="ct2099" table:type="row" table:position="52" table:table="0">
          <office:change-info>
            <dc:creator>Mike </dc:creator>
            <dc:date>2012-04-25T13:11:47.26</dc:date>
          </office:change-info>
          <table:deletions>
            <table:change-deletion table:id="ct2098"/>
          </table:deletions>
          <table:cut-offs>
            <table:movement-cut-off table:id="ct2093" table:start-position="1" table:end-position="0"/>
            <table:movement-cut-off table:id="ct1544" table:position="1"/>
            <table:movement-cut-off table:id="ct490" table:start-position="1" table:end-position="0"/>
            <table:movement-cut-off table:id="ct489" table:start-position="1" table:end-position="0"/>
          </table:cut-offs>
        </table:deletion>
        <table:deletion table:id="ct2100" table:type="row" table:position="52" table:table="0">
          <office:change-info>
            <dc:creator>Mike </dc:creator>
            <dc:date>2012-04-25T13:11:47.26</dc:date>
          </office:change-info>
          <table:deletions>
            <table:change-deletion table:id="ct2099"/>
            <table:change-deletion table:id="ct489"/>
          </table:deletions>
          <table:cut-offs>
            <table:movement-cut-off table:id="ct2093" table:start-position="1" table:end-position="0"/>
            <table:movement-cut-off table:id="ct1544" table:position="1"/>
            <table:movement-cut-off table:id="ct490" table:start-position="1" table:end-position="0"/>
          </table:cut-offs>
        </table:deletion>
        <table:deletion table:id="ct2101" table:type="row" table:position="52" table:table="0">
          <office:change-info>
            <dc:creator>Mike </dc:creator>
            <dc:date>2012-04-25T13:11:47.26</dc:date>
          </office:change-info>
          <table:deletions>
            <table:change-deletion table:id="ct2100"/>
            <table:change-deletion table:id="ct490"/>
          </table:deletions>
          <table:cut-offs>
            <table:movement-cut-off table:id="ct2093" table:start-position="1" table:end-position="0"/>
            <table:movement-cut-off table:id="ct1544" table:position="1"/>
          </table:cut-offs>
        </table:deletion>
        <table:deletion table:id="ct2102" table:type="row" table:position="52" table:table="0">
          <office:change-info>
            <dc:creator>Mike </dc:creator>
            <dc:date>2012-04-25T13:11:47.26</dc:date>
          </office:change-info>
          <table:deletions>
            <table:change-deletion table:id="ct2101"/>
          </table:deletions>
          <table:cut-offs>
            <table:movement-cut-off table:id="ct2093" table:start-position="1" table:end-position="0"/>
            <table:movement-cut-off table:id="ct1544" table:position="1"/>
          </table:cut-offs>
        </table:deletion>
        <table:deletion table:id="ct2103" table:type="row" table:position="52" table:table="0">
          <office:change-info>
            <dc:creator>Mike </dc:creator>
            <dc:date>2012-04-25T13:11:47.26</dc:date>
          </office:change-info>
          <table:deletions>
            <table:change-deletion table:id="ct2102"/>
          </table:deletions>
          <table:cut-offs>
            <table:movement-cut-off table:id="ct2093" table:start-position="1" table:end-position="0"/>
            <table:movement-cut-off table:id="ct1544" table:position="1"/>
          </table:cut-offs>
        </table:deletion>
        <table:deletion table:id="ct2104" table:type="row" table:position="52" table:table="0">
          <office:change-info>
            <dc:creator>Mike </dc:creator>
            <dc:date>2012-04-25T13:11:47.26</dc:date>
          </office:change-info>
          <table:deletions>
            <table:change-deletion table:id="ct2103"/>
            <table:change-deletion table:id="ct1544"/>
          </table:deletions>
          <table:cut-offs>
            <table:movement-cut-off table:id="ct2093" table:start-position="1" table:end-position="0"/>
          </table:cut-offs>
        </table:deletion>
        <table:deletion table:id="ct2105" table:type="row" table:position="52" table:table="0">
          <office:change-info>
            <dc:creator>Mike </dc:creator>
            <dc:date>2012-04-25T13:11:47.26</dc:date>
          </office:change-info>
          <table:deletions>
            <table:change-deletion table:id="ct2104"/>
          </table:deletions>
          <table:cut-offs>
            <table:movement-cut-off table:id="ct2093" table:start-position="1" table:end-position="0"/>
          </table:cut-offs>
        </table:deletion>
        <table:deletion table:id="ct2106" table:type="row" table:position="52" table:table="0">
          <office:change-info>
            <dc:creator>Mike </dc:creator>
            <dc:date>2012-04-25T13:11:47.26</dc:date>
          </office:change-info>
          <table:deletions>
            <table:change-deletion table:id="ct2105"/>
          </table:deletions>
          <table:cut-offs>
            <table:movement-cut-off table:id="ct2093" table:start-position="1" table:end-position="0"/>
          </table:cut-offs>
        </table:deletion>
        <table:deletion table:id="ct2107" table:type="row" table:position="52" table:table="0">
          <office:change-info>
            <dc:creator>Mike </dc:creator>
            <dc:date>2012-04-25T13:11:47.26</dc:date>
          </office:change-info>
          <table:deletions>
            <table:change-deletion table:id="ct2106"/>
          </table:deletions>
          <table:cut-offs>
            <table:movement-cut-off table:id="ct2093" table:start-position="1" table:end-position="0"/>
          </table:cut-offs>
        </table:deletion>
        <table:deletion table:id="ct2108" table:type="row" table:position="52" table:table="0">
          <office:change-info>
            <dc:creator>Mike </dc:creator>
            <dc:date>2012-04-25T13:11:47.26</dc:date>
          </office:change-info>
          <table:deletions>
            <table:change-deletion table:id="ct2107"/>
          </table:deletions>
          <table:cut-offs>
            <table:movement-cut-off table:id="ct2093" table:start-position="1" table:end-position="0"/>
          </table:cut-offs>
        </table:deletion>
        <table:movement table:id="ct2109">
          <table:source-range-address table:column="13" table:row="76" table:table="0"/>
          <table:target-range-address table:start-column="1" table:start-row="87" table:start-table="0" table:end-column="1" table:end-row="88" table:end-table="0"/>
          <office:change-info>
            <dc:creator>Mike </dc:creator>
            <dc:date>2012-04-25T13:13:01.80</dc:date>
          </office:change-info>
          <table:dependencies>
            <table:dependence table:id="ct2290"/>
            <table:dependence table:id="ct2110"/>
          </table:dependencies>
        </table:movement>
        <table:movement table:id="ct2110">
          <table:source-range-address table:start-column="0" table:start-row="76" table:start-table="0" table:end-column="10" table:end-row="89" table:end-table="0"/>
          <table:target-range-address table:start-column="7" table:start-row="52" table:start-table="0" table:end-column="15" table:end-row="66" table:end-table="0"/>
          <office:change-info>
            <dc:creator>Mike </dc:creator>
            <dc:date>2012-04-25T13:13:11.47</dc:date>
          </office:change-info>
          <table:dependencies>
            <table:dependence table:id="ct2460"/>
            <table:dependence table:id="ct2459"/>
            <table:dependence table:id="ct2451"/>
            <table:dependence table:id="ct2450"/>
            <table:dependence table:id="ct2387"/>
            <table:dependence table:id="ct2386"/>
            <table:dependence table:id="ct2385"/>
            <table:dependence table:id="ct2384"/>
            <table:dependence table:id="ct2383"/>
            <table:dependence table:id="ct2380"/>
            <table:dependence table:id="ct2366"/>
            <table:dependence table:id="ct2360"/>
            <table:dependence table:id="ct2359"/>
            <table:dependence table:id="ct2358"/>
            <table:dependence table:id="ct2357"/>
            <table:dependence table:id="ct2353"/>
            <table:dependence table:id="ct2352"/>
            <table:dependence table:id="ct2351"/>
            <table:dependence table:id="ct2350"/>
            <table:dependence table:id="ct2349"/>
            <table:dependence table:id="ct2346"/>
            <table:dependence table:id="ct2345"/>
            <table:dependence table:id="ct2344"/>
            <table:dependence table:id="ct2343"/>
            <table:dependence table:id="ct2342"/>
            <table:dependence table:id="ct2341"/>
            <table:dependence table:id="ct2340"/>
            <table:dependence table:id="ct2339"/>
            <table:dependence table:id="ct2338"/>
            <table:dependence table:id="ct2337"/>
            <table:dependence table:id="ct2336"/>
            <table:dependence table:id="ct2335"/>
            <table:dependence table:id="ct2334"/>
            <table:dependence table:id="ct2333"/>
            <table:dependence table:id="ct2332"/>
            <table:dependence table:id="ct2331"/>
            <table:dependence table:id="ct2330"/>
            <table:dependence table:id="ct2329"/>
            <table:dependence table:id="ct2328"/>
            <table:dependence table:id="ct2327"/>
            <table:dependence table:id="ct2326"/>
            <table:dependence table:id="ct2325"/>
            <table:dependence table:id="ct2324"/>
            <table:dependence table:id="ct2323"/>
            <table:dependence table:id="ct2322"/>
            <table:dependence table:id="ct2321"/>
            <table:dependence table:id="ct2320"/>
            <table:dependence table:id="ct2319"/>
            <table:dependence table:id="ct2318"/>
            <table:dependence table:id="ct2317"/>
            <table:dependence table:id="ct2316"/>
            <table:dependence table:id="ct2315"/>
            <table:dependence table:id="ct2314"/>
            <table:dependence table:id="ct2313"/>
            <table:dependence table:id="ct2312"/>
            <table:dependence table:id="ct2311"/>
            <table:dependence table:id="ct2310"/>
            <table:dependence table:id="ct2309"/>
            <table:dependence table:id="ct2308"/>
            <table:dependence table:id="ct2307"/>
            <table:dependence table:id="ct2306"/>
            <table:dependence table:id="ct2305"/>
            <table:dependence table:id="ct2304"/>
            <table:dependence table:id="ct2303"/>
            <table:dependence table:id="ct2302"/>
            <table:dependence table:id="ct2301"/>
            <table:dependence table:id="ct2300"/>
            <table:dependence table:id="ct2299"/>
            <table:dependence table:id="ct2298"/>
            <table:dependence table:id="ct2297"/>
            <table:dependence table:id="ct2296"/>
            <table:dependence table:id="ct2295"/>
            <table:dependence table:id="ct2294"/>
            <table:dependence table:id="ct2290"/>
            <table:dependence table:id="ct2271"/>
            <table:dependence table:id="ct2270"/>
            <table:dependence table:id="ct2269"/>
            <table:dependence table:id="ct2268"/>
            <table:dependence table:id="ct2116"/>
            <table:dependence table:id="ct2115"/>
            <table:dependence table:id="ct2114"/>
          </table:dependencies>
        </table:movement>
        <table:cell-content-change table:id="ct2111">
          <table:cell-address table:column="0" table:row="73" table:table="0"/>
          <office:change-info>
            <dc:creator>Mike </dc:creator>
            <dc:date>2012-04-25T13:13:55.18</dc:date>
          </office:change-info>
          <table:previous table:id="ct2082">
            <table:change-track-table-cell office:value-type="string">
              <text:p>byte 3</text:p>
            </table:change-track-table-cell>
          </table:previous>
        </table:cell-content-change>
        <table:cell-content-change table:id="ct2112">
          <table:cell-address table:column="0" table:row="72" table:table="0"/>
          <office:change-info>
            <dc:creator>Mike </dc:creator>
            <dc:date>2012-04-25T13:14:09.04</dc:date>
          </office:change-info>
          <table:previous table:id="ct2078">
            <table:change-track-table-cell office:value-type="string">
              <text:p>Flag A – Has B and C</text:p>
            </table:change-track-table-cell>
          </table:previous>
        </table:cell-content-change>
        <table:cell-content-change table:id="ct2113">
          <table:cell-address table:column="0" table:row="72" table:table="0"/>
          <office:change-info>
            <dc:creator>Mike </dc:creator>
            <dc:date>2012-04-25T13:14:20.37</dc:date>
          </office:change-info>
          <table:previous table:id="ct2112">
            <table:change-track-table-cell office:value-type="string">
              <text:p>Flag A – Has B and C in byte 3</text:p>
            </table:change-track-table-cell>
          </table:previous>
        </table:cell-content-change>
        <table:cell-content-change table:id="ct2114">
          <table:cell-address table:column="0" table:row="76" table:table="0"/>
          <office:change-info>
            <dc:creator>Mike </dc:creator>
            <dc:date>2012-04-25T13:15:11.20</dc:date>
          </office:change-info>
          <table:previous>
            <table:change-track-table-cell/>
          </table:previous>
        </table:cell-content-change>
        <table:insertion table:id="ct2115" table:type="column" table:position="11" table:count="2" table:table="0">
          <office:change-info>
            <dc:creator>Mike </dc:creator>
            <dc:date>2012-04-26T11:21:51.45</dc:date>
          </office:change-info>
          <table:dependencies>
            <table:dependence table:id="ct2505"/>
            <table:dependence table:id="ct2504"/>
            <table:dependence table:id="ct2503"/>
            <table:dependence table:id="ct2502"/>
            <table:dependence table:id="ct2501"/>
            <table:dependence table:id="ct2500"/>
            <table:dependence table:id="ct2499"/>
            <table:dependence table:id="ct2498"/>
            <table:dependence table:id="ct2497"/>
            <table:dependence table:id="ct2496"/>
            <table:dependence table:id="ct2495"/>
            <table:dependence table:id="ct2494"/>
            <table:dependence table:id="ct2493"/>
            <table:dependence table:id="ct2492"/>
            <table:dependence table:id="ct2491"/>
            <table:dependence table:id="ct2490"/>
            <table:dependence table:id="ct2489"/>
            <table:dependence table:id="ct2488"/>
            <table:dependence table:id="ct2487"/>
            <table:dependence table:id="ct2486"/>
            <table:dependence table:id="ct2485"/>
            <table:dependence table:id="ct2484"/>
            <table:dependence table:id="ct2483"/>
            <table:dependence table:id="ct2482"/>
            <table:dependence table:id="ct2481"/>
            <table:dependence table:id="ct2480"/>
            <table:dependence table:id="ct2479"/>
            <table:dependence table:id="ct2478"/>
            <table:dependence table:id="ct2477"/>
            <table:dependence table:id="ct2476"/>
            <table:dependence table:id="ct2475"/>
            <table:dependence table:id="ct2474"/>
            <table:dependence table:id="ct2473"/>
            <table:dependence table:id="ct2472"/>
            <table:dependence table:id="ct2471"/>
            <table:dependence table:id="ct2470"/>
            <table:dependence table:id="ct2469"/>
            <table:dependence table:id="ct2468"/>
            <table:dependence table:id="ct2467"/>
            <table:dependence table:id="ct2466"/>
            <table:dependence table:id="ct2465"/>
            <table:dependence table:id="ct2464"/>
            <table:dependence table:id="ct2463"/>
            <table:dependence table:id="ct2462"/>
            <table:dependence table:id="ct2461"/>
            <table:dependence table:id="ct2458"/>
            <table:dependence table:id="ct2384"/>
            <table:dependence table:id="ct2377"/>
            <table:dependence table:id="ct2369"/>
            <table:dependence table:id="ct2266"/>
            <table:dependence table:id="ct2265"/>
            <table:dependence table:id="ct2264"/>
            <table:dependence table:id="ct2263"/>
            <table:dependence table:id="ct2262"/>
            <table:dependence table:id="ct2261"/>
            <table:dependence table:id="ct2260"/>
            <table:dependence table:id="ct2259"/>
            <table:dependence table:id="ct2258"/>
            <table:dependence table:id="ct2257"/>
            <table:dependence table:id="ct2256"/>
            <table:dependence table:id="ct2255"/>
            <table:dependence table:id="ct2254"/>
            <table:dependence table:id="ct2253"/>
            <table:dependence table:id="ct2252"/>
            <table:dependence table:id="ct2251"/>
            <table:dependence table:id="ct2250"/>
            <table:dependence table:id="ct2249"/>
            <table:dependence table:id="ct2248"/>
            <table:dependence table:id="ct2247"/>
            <table:dependence table:id="ct2246"/>
            <table:dependence table:id="ct2245"/>
            <table:dependence table:id="ct2244"/>
            <table:dependence table:id="ct2243"/>
            <table:dependence table:id="ct2242"/>
            <table:dependence table:id="ct2241"/>
            <table:dependence table:id="ct2240"/>
            <table:dependence table:id="ct2239"/>
            <table:dependence table:id="ct2238"/>
            <table:dependence table:id="ct2237"/>
            <table:dependence table:id="ct2236"/>
            <table:dependence table:id="ct2235"/>
            <table:dependence table:id="ct2234"/>
            <table:dependence table:id="ct2233"/>
            <table:dependence table:id="ct2232"/>
            <table:dependence table:id="ct2231"/>
            <table:dependence table:id="ct2230"/>
            <table:dependence table:id="ct2229"/>
            <table:dependence table:id="ct2228"/>
            <table:dependence table:id="ct2227"/>
            <table:dependence table:id="ct2226"/>
            <table:dependence table:id="ct2225"/>
            <table:dependence table:id="ct2224"/>
            <table:dependence table:id="ct2223"/>
            <table:dependence table:id="ct2222"/>
            <table:dependence table:id="ct2221"/>
            <table:dependence table:id="ct2220"/>
            <table:dependence table:id="ct2130"/>
            <table:dependence table:id="ct2129"/>
            <table:dependence table:id="ct2128"/>
            <table:dependence table:id="ct2127"/>
            <table:dependence table:id="ct2126"/>
            <table:dependence table:id="ct2125"/>
            <table:dependence table:id="ct2124"/>
            <table:dependence table:id="ct2123"/>
            <table:dependence table:id="ct2122"/>
            <table:dependence table:id="ct2121"/>
            <table:dependence table:id="ct2120"/>
            <table:dependence table:id="ct2119"/>
            <table:dependence table:id="ct2118"/>
            <table:dependence table:id="ct2117"/>
            <table:dependence table:id="ct2116"/>
          </table:dependencies>
        </table:insertion>
        <table:deletion table:id="ct2116" table:type="column" table:position="13" table:table="0">
          <office:change-info>
            <dc:creator>Mike </dc:creator>
            <dc:date>2012-04-26T11:22:07.34</dc:date>
          </office:change-info>
          <table:cut-offs>
            <table:insertion-cut-off table:id="ct2115" table:position="-1"/>
          </table:cut-offs>
        </table:deletion>
        <table:cell-content-change table:id="ct2117">
          <table:cell-address table:column="11" table:row="2" table:table="0"/>
          <office:change-info>
            <dc:creator>Mike </dc:creator>
            <dc:date>2012-04-26T11:22:26.96</dc:date>
          </office:change-info>
          <table:previous>
            <table:change-track-table-cell/>
          </table:previous>
        </table:cell-content-change>
        <table:cell-content-change table:id="ct2118">
          <table:cell-address table:column="11" table:row="6" table:table="0"/>
          <office:change-info>
            <dc:creator>Mike </dc:creator>
            <dc:date>2012-04-26T11:22:58.32</dc:date>
          </office:change-info>
          <table:previous>
            <table:change-track-table-cell/>
          </table:previous>
        </table:cell-content-change>
        <table:cell-content-change table:id="ct2119">
          <table:cell-address table:column="11" table:row="6" table:table="0"/>
          <office:change-info>
            <dc:creator>Mike </dc:creator>
            <dc:date>2012-04-26T11:24:04.76</dc:date>
          </office:change-info>
          <table:previous table:id="ct2118">
            <table:change-track-table-cell table:cell-address="Sheet1.L7" table:formula="of:=IF([.H7]=&quot;&quot;;&quot;&quot;;IF([.B7]=&quot;Y&quot;;&quot;1Eddd&quot;;DEC2HEX(256*256+8*256*16+HEX2DEC([.J7])*16+IF([.C7]=&quot;Y&quot;;8;0)+IF([.D7]=&quot;Y&quot;;[.E7]*2+[.F7];7);5)))" office:value-type="string">
              <text:p>18017</text:p>
            </table:change-track-table-cell>
          </table:previous>
        </table:cell-content-change>
        <table:cell-content-change table:id="ct2120">
          <table:cell-address table:column="11" table:row="6" table:table="0"/>
          <office:change-info>
            <dc:creator>Mike </dc:creator>
            <dc:date>2012-04-26T11:24:19.75</dc:date>
          </office:change-info>
          <table:previous table:id="ct2119">
            <table:change-track-table-cell table:cell-address="Sheet1.L7" table:formula="of:=IF([.H7]=&quot;&quot;;&quot;&quot;;DEC2HEX(256*256+8*256*16+HEX2DEC([.J7])*16+IF([.C7]=&quot;Y&quot;;8;0)+IF([.D7]=&quot;Y&quot;;[.E7]*2+[.F7];7);5))" office:value-type="string">
              <text:p>18017</text:p>
            </table:change-track-table-cell>
          </table:previous>
        </table:cell-content-change>
        <table:cell-content-change table:id="ct2121">
          <table:cell-address table:column="11" table:row="6" table:table="0"/>
          <office:change-info>
            <dc:creator>Mike </dc:creator>
            <dc:date>2012-04-26T11:25:24.04</dc:date>
          </office:change-info>
          <table:previous table:id="ct2120">
            <table:change-track-table-cell table:cell-address="Sheet1.L7" table:formula="of:=IF([.H7]=&quot;&quot;;&quot;&quot;;DEC2HEX(HEX2DEC([.J7])*16+IF([.C7]=&quot;Y&quot;;8;0)+IF([.D7]=&quot;Y&quot;;[.E7]*2+[.F7];7);5))" office:value-type="string">
              <text:p>00017</text:p>
            </table:change-track-table-cell>
          </table:previous>
        </table:cell-content-change>
        <table:cell-content-change table:id="ct2122">
          <table:cell-address table:column="11" table:row="7" table:table="0"/>
          <office:change-info>
            <dc:creator>Mike </dc:creator>
            <dc:date>2012-04-26T11:25:27.62</dc:date>
          </office:change-info>
          <table:previous>
            <table:change-track-table-cell/>
          </table:previous>
        </table:cell-content-change>
        <table:cell-content-change table:id="ct2123">
          <table:cell-address table:column="11" table:row="8" table:table="0"/>
          <office:change-info>
            <dc:creator>Mike </dc:creator>
            <dc:date>2012-04-26T11:25:27.62</dc:date>
          </office:change-info>
          <table:previous>
            <table:change-track-table-cell/>
          </table:previous>
        </table:cell-content-change>
        <table:cell-content-change table:id="ct2124">
          <table:cell-address table:column="11" table:row="9" table:table="0"/>
          <office:change-info>
            <dc:creator>Mike </dc:creator>
            <dc:date>2012-04-26T11:25:27.62</dc:date>
          </office:change-info>
          <table:previous>
            <table:change-track-table-cell/>
          </table:previous>
        </table:cell-content-change>
        <table:cell-content-change table:id="ct2125">
          <table:cell-address table:column="11" table:row="6" table:table="0"/>
          <office:change-info>
            <dc:creator>Mike </dc:creator>
            <dc:date>2012-04-26T11:25:46.31</dc:date>
          </office:change-info>
          <table:previous table:id="ct2121">
            <table:change-track-table-cell table:cell-address="Sheet1.L7" table:formula="of:=IF([.H7]=&quot;&quot;;&quot;&quot;;DEC2HEX(IF([.B7]=&quot;Y&quot;;16*256;0)+HEX2DEC([.J7])*16+IF([.C7]=&quot;Y&quot;;8;0)+IF([.D7]=&quot;Y&quot;;[.E7]*2+[.F7];7);5))" office:value-type="string">
              <text:p>00017</text:p>
            </table:change-track-table-cell>
          </table:previous>
        </table:cell-content-change>
        <table:cell-content-change table:id="ct2126">
          <table:cell-address table:column="11" table:row="7" table:table="0"/>
          <office:change-info>
            <dc:creator>Mike </dc:creator>
            <dc:date>2012-04-26T11:25:50.45</dc:date>
          </office:change-info>
          <table:previous table:id="ct2122">
            <table:change-track-table-cell table:cell-address="Sheet1.L8" table:formula="of:=IF([.H8]=&quot;&quot;;&quot;&quot;;DEC2HEX(IF([.B8]=&quot;Y&quot;;16*256;0)+HEX2DEC([.J8])*16+IF([.C8]=&quot;Y&quot;;8;0)+IF([.D8]=&quot;Y&quot;;[.E8]*2+[.F8];7);5))" office:value-type="string">
              <text:p>00087</text:p>
            </table:change-track-table-cell>
          </table:previous>
        </table:cell-content-change>
        <table:cell-content-change table:id="ct2127">
          <table:cell-address table:column="11" table:row="8" table:table="0"/>
          <office:change-info>
            <dc:creator>Mike </dc:creator>
            <dc:date>2012-04-26T11:25:50.45</dc:date>
          </office:change-info>
          <table:previous table:id="ct2123">
            <table:change-track-table-cell table:cell-address="Sheet1.L9" table:formula="of:=IF([.H9]=&quot;&quot;;&quot;&quot;;DEC2HEX(IF([.B9]=&quot;Y&quot;;16*256;0)+HEX2DEC([.J9])*16+IF([.C9]=&quot;Y&quot;;8;0)+IF([.D9]=&quot;Y&quot;;[.E9]*2+[.F9];7);5))" office:value-type="string">
              <text:p>010A7</text:p>
            </table:change-track-table-cell>
          </table:previous>
        </table:cell-content-change>
        <table:cell-content-change table:id="ct2128">
          <table:cell-address table:column="11" table:row="9" table:table="0"/>
          <office:change-info>
            <dc:creator>Mike </dc:creator>
            <dc:date>2012-04-26T11:25:50.45</dc:date>
          </office:change-info>
          <table:previous table:id="ct2124">
            <table:change-track-table-cell table:cell-address="Sheet1.L10" table:formula="of:=IF([.H10]=&quot;&quot;;&quot;&quot;;DEC2HEX(IF([.B10]=&quot;Y&quot;;16*256;0)+HEX2DEC([.J10])*16+IF([.C10]=&quot;Y&quot;;8;0)+IF([.D10]=&quot;Y&quot;;[.E10]*2+[.F10];7);5))" office:value-type="string">
              <text:p>000A7</text:p>
            </table:change-track-table-cell>
          </table:previous>
        </table:cell-content-change>
        <table:cell-content-change table:id="ct2129">
          <table:cell-address table:column="11" table:row="10" table:table="0"/>
          <office:change-info>
            <dc:creator>Mike </dc:creator>
            <dc:date>2012-04-26T11:25:50.45</dc:date>
          </office:change-info>
          <table:previous>
            <table:change-track-table-cell/>
          </table:previous>
        </table:cell-content-change>
        <table:cell-content-change table:id="ct2130">
          <table:cell-address table:column="11" table:row="5" table:table="0"/>
          <office:change-info>
            <dc:creator>Mike </dc:creator>
            <dc:date>2012-04-26T11:25:53.64</dc:date>
          </office:change-info>
          <table:previous>
            <table:change-track-table-cell/>
          </table:previous>
        </table:cell-content-change>
        <table:cell-content-change table:id="ct2131">
          <table:cell-address table:column="3" table:row="5" table:table="0"/>
          <office:change-info>
            <dc:creator>Mike </dc:creator>
            <dc:date>2012-04-26T11:27:08.13</dc:date>
          </office:change-info>
          <table:previous>
            <table:change-track-table-cell/>
          </table:previous>
        </table:cell-content-change>
        <table:cell-content-change table:id="ct2132">
          <table:cell-address table:column="4" table:row="5" table:table="0"/>
          <office:change-info>
            <dc:creator>Mike </dc:creator>
            <dc:date>2012-04-26T11:27:08.67</dc:date>
          </office:change-info>
          <table:previous>
            <table:change-track-table-cell/>
          </table:previous>
        </table:cell-content-change>
        <table:cell-content-change table:id="ct2133">
          <table:cell-address table:column="5" table:row="5" table:table="0"/>
          <office:change-info>
            <dc:creator>Mike </dc:creator>
            <dc:date>2012-04-26T11:27:09.38</dc:date>
          </office:change-info>
          <table:previous>
            <table:change-track-table-cell/>
          </table:previous>
        </table:cell-content-change>
        <table:cell-content-change table:id="ct2134">
          <table:cell-address table:column="3" table:row="6" table:table="0"/>
          <office:change-info>
            <dc:creator>Mike </dc:creator>
            <dc:date>2012-04-26T11:27:15.95</dc:date>
          </office:change-info>
          <table:previous>
            <table:change-track-table-cell/>
          </table:previous>
        </table:cell-content-change>
        <table:cell-content-change table:id="ct2135">
          <table:cell-address table:column="3" table:row="7" table:table="0"/>
          <office:change-info>
            <dc:creator>Mike </dc:creator>
            <dc:date>2012-04-26T11:27:15.95</dc:date>
          </office:change-info>
          <table:previous table:id="ct379">
            <table:change-track-table-cell/>
          </table:previous>
        </table:cell-content-change>
        <table:cell-content-change table:id="ct2136">
          <table:cell-address table:column="3" table:row="8" table:table="0"/>
          <office:change-info>
            <dc:creator>Mike </dc:creator>
            <dc:date>2012-04-26T11:27:15.95</dc:date>
          </office:change-info>
          <table:previous table:id="ct378">
            <table:change-track-table-cell/>
          </table:previous>
        </table:cell-content-change>
        <table:cell-content-change table:id="ct2137">
          <table:cell-address table:column="3" table:row="9" table:table="0"/>
          <office:change-info>
            <dc:creator>Mike </dc:creator>
            <dc:date>2012-04-26T11:27:15.95</dc:date>
          </office:change-info>
          <table:previous table:id="ct377">
            <table:change-track-table-cell/>
          </table:previous>
        </table:cell-content-change>
        <table:cell-content-change table:id="ct2138">
          <table:cell-address table:column="3" table:row="10" table:table="0"/>
          <office:change-info>
            <dc:creator>Mike </dc:creator>
            <dc:date>2012-04-26T11:27:15.95</dc:date>
          </office:change-info>
          <table:previous table:id="ct376">
            <table:change-track-table-cell/>
          </table:previous>
        </table:cell-content-change>
        <table:cell-content-change table:id="ct2139">
          <table:cell-address table:column="3" table:row="11" table:table="0"/>
          <office:change-info>
            <dc:creator>Mike </dc:creator>
            <dc:date>2012-04-26T11:27:15.95</dc:date>
          </office:change-info>
          <table:previous table:id="ct375">
            <table:change-track-table-cell/>
          </table:previous>
        </table:cell-content-change>
        <table:cell-content-change table:id="ct2140">
          <table:cell-address table:column="3" table:row="12" table:table="0"/>
          <office:change-info>
            <dc:creator>Mike </dc:creator>
            <dc:date>2012-04-26T11:27:15.95</dc:date>
          </office:change-info>
          <table:previous table:id="ct374">
            <table:change-track-table-cell/>
          </table:previous>
        </table:cell-content-change>
        <table:cell-content-change table:id="ct2141">
          <table:cell-address table:column="4" table:row="6" table:table="0"/>
          <office:change-info>
            <dc:creator>Mike </dc:creator>
            <dc:date>2012-04-26T11:27:15.95</dc:date>
          </office:change-info>
          <table:previous>
            <table:change-track-table-cell/>
          </table:previous>
        </table:cell-content-change>
        <table:cell-content-change table:id="ct2142">
          <table:cell-address table:column="4" table:row="7" table:table="0"/>
          <office:change-info>
            <dc:creator>Mike </dc:creator>
            <dc:date>2012-04-26T11:27:15.95</dc:date>
          </office:change-info>
          <table:previous>
            <table:change-track-table-cell/>
          </table:previous>
        </table:cell-content-change>
        <table:cell-content-change table:id="ct2143">
          <table:cell-address table:column="4" table:row="8" table:table="0"/>
          <office:change-info>
            <dc:creator>Mike </dc:creator>
            <dc:date>2012-04-26T11:27:15.95</dc:date>
          </office:change-info>
          <table:previous>
            <table:change-track-table-cell/>
          </table:previous>
        </table:cell-content-change>
        <table:cell-content-change table:id="ct2144">
          <table:cell-address table:column="4" table:row="9" table:table="0"/>
          <office:change-info>
            <dc:creator>Mike </dc:creator>
            <dc:date>2012-04-26T11:27:15.95</dc:date>
          </office:change-info>
          <table:previous>
            <table:change-track-table-cell/>
          </table:previous>
        </table:cell-content-change>
        <table:cell-content-change table:id="ct2145">
          <table:cell-address table:column="4" table:row="10" table:table="0"/>
          <office:change-info>
            <dc:creator>Mike </dc:creator>
            <dc:date>2012-04-26T11:27:15.95</dc:date>
          </office:change-info>
          <table:previous>
            <table:change-track-table-cell/>
          </table:previous>
        </table:cell-content-change>
        <table:cell-content-change table:id="ct2146">
          <table:cell-address table:column="4" table:row="11" table:table="0"/>
          <office:change-info>
            <dc:creator>Mike </dc:creator>
            <dc:date>2012-04-26T11:27:15.95</dc:date>
          </office:change-info>
          <table:previous>
            <table:change-track-table-cell/>
          </table:previous>
        </table:cell-content-change>
        <table:cell-content-change table:id="ct2147">
          <table:cell-address table:column="4" table:row="12" table:table="0"/>
          <office:change-info>
            <dc:creator>Mike </dc:creator>
            <dc:date>2012-04-26T11:27:15.95</dc:date>
          </office:change-info>
          <table:previous>
            <table:change-track-table-cell/>
          </table:previous>
        </table:cell-content-change>
        <table:cell-content-change table:id="ct2148">
          <table:cell-address table:column="5" table:row="6" table:table="0"/>
          <office:change-info>
            <dc:creator>Mike </dc:creator>
            <dc:date>2012-04-26T11:27:15.95</dc:date>
          </office:change-info>
          <table:previous>
            <table:change-track-table-cell/>
          </table:previous>
        </table:cell-content-change>
        <table:cell-content-change table:id="ct2149">
          <table:cell-address table:column="5" table:row="7" table:table="0"/>
          <office:change-info>
            <dc:creator>Mike </dc:creator>
            <dc:date>2012-04-26T11:27:15.95</dc:date>
          </office:change-info>
          <table:previous>
            <table:change-track-table-cell/>
          </table:previous>
        </table:cell-content-change>
        <table:cell-content-change table:id="ct2150">
          <table:cell-address table:column="5" table:row="8" table:table="0"/>
          <office:change-info>
            <dc:creator>Mike </dc:creator>
            <dc:date>2012-04-26T11:27:15.95</dc:date>
          </office:change-info>
          <table:previous>
            <table:change-track-table-cell/>
          </table:previous>
        </table:cell-content-change>
        <table:cell-content-change table:id="ct2151">
          <table:cell-address table:column="5" table:row="9" table:table="0"/>
          <office:change-info>
            <dc:creator>Mike </dc:creator>
            <dc:date>2012-04-26T11:27:15.95</dc:date>
          </office:change-info>
          <table:previous>
            <table:change-track-table-cell/>
          </table:previous>
        </table:cell-content-change>
        <table:cell-content-change table:id="ct2152">
          <table:cell-address table:column="5" table:row="10" table:table="0"/>
          <office:change-info>
            <dc:creator>Mike </dc:creator>
            <dc:date>2012-04-26T11:27:15.95</dc:date>
          </office:change-info>
          <table:previous>
            <table:change-track-table-cell/>
          </table:previous>
        </table:cell-content-change>
        <table:cell-content-change table:id="ct2153">
          <table:cell-address table:column="5" table:row="11" table:table="0"/>
          <office:change-info>
            <dc:creator>Mike </dc:creator>
            <dc:date>2012-04-26T11:27:15.95</dc:date>
          </office:change-info>
          <table:previous>
            <table:change-track-table-cell/>
          </table:previous>
        </table:cell-content-change>
        <table:cell-content-change table:id="ct2154">
          <table:cell-address table:column="5" table:row="12" table:table="0"/>
          <office:change-info>
            <dc:creator>Mike </dc:creator>
            <dc:date>2012-04-26T11:27:15.95</dc:date>
          </office:change-info>
          <table:previous>
            <table:change-track-table-cell/>
          </table:previous>
        </table:cell-content-change>
        <table:cell-content-change table:id="ct2155">
          <table:cell-address table:column="3" table:row="15" table:table="0"/>
          <office:change-info>
            <dc:creator>Mike </dc:creator>
            <dc:date>2012-04-26T11:27:19.11</dc:date>
          </office:change-info>
          <table:previous table:id="ct373">
            <table:change-track-table-cell/>
          </table:previous>
        </table:cell-content-change>
        <table:cell-content-change table:id="ct2156">
          <table:cell-address table:column="3" table:row="16" table:table="0"/>
          <office:change-info>
            <dc:creator>Mike </dc:creator>
            <dc:date>2012-04-26T11:27:19.11</dc:date>
          </office:change-info>
          <table:previous table:id="ct372">
            <table:change-track-table-cell/>
          </table:previous>
        </table:cell-content-change>
        <table:cell-content-change table:id="ct2157">
          <table:cell-address table:column="4" table:row="15" table:table="0"/>
          <office:change-info>
            <dc:creator>Mike </dc:creator>
            <dc:date>2012-04-26T11:27:19.11</dc:date>
          </office:change-info>
          <table:previous>
            <table:change-track-table-cell/>
          </table:previous>
        </table:cell-content-change>
        <table:cell-content-change table:id="ct2158">
          <table:cell-address table:column="4" table:row="16" table:table="0"/>
          <office:change-info>
            <dc:creator>Mike </dc:creator>
            <dc:date>2012-04-26T11:27:19.11</dc:date>
          </office:change-info>
          <table:previous>
            <table:change-track-table-cell/>
          </table:previous>
        </table:cell-content-change>
        <table:cell-content-change table:id="ct2159">
          <table:cell-address table:column="5" table:row="15" table:table="0"/>
          <office:change-info>
            <dc:creator>Mike </dc:creator>
            <dc:date>2012-04-26T11:27:19.11</dc:date>
          </office:change-info>
          <table:previous>
            <table:change-track-table-cell/>
          </table:previous>
        </table:cell-content-change>
        <table:cell-content-change table:id="ct2160">
          <table:cell-address table:column="5" table:row="16" table:table="0"/>
          <office:change-info>
            <dc:creator>Mike </dc:creator>
            <dc:date>2012-04-26T11:27:19.11</dc:date>
          </office:change-info>
          <table:previous>
            <table:change-track-table-cell/>
          </table:previous>
        </table:cell-content-change>
        <table:cell-content-change table:id="ct2161">
          <table:cell-address table:column="3" table:row="19" table:table="0"/>
          <office:change-info>
            <dc:creator>Mike </dc:creator>
            <dc:date>2012-04-26T11:27:23.81</dc:date>
          </office:change-info>
          <table:previous table:id="ct371">
            <table:change-track-table-cell/>
          </table:previous>
        </table:cell-content-change>
        <table:cell-content-change table:id="ct2162">
          <table:cell-address table:column="3" table:row="20" table:table="0"/>
          <office:change-info>
            <dc:creator>Mike </dc:creator>
            <dc:date>2012-04-26T11:27:23.81</dc:date>
          </office:change-info>
          <table:previous table:id="ct370">
            <table:change-track-table-cell/>
          </table:previous>
        </table:cell-content-change>
        <table:cell-content-change table:id="ct2163">
          <table:cell-address table:column="3" table:row="21" table:table="0"/>
          <office:change-info>
            <dc:creator>Mike </dc:creator>
            <dc:date>2012-04-26T11:27:23.81</dc:date>
          </office:change-info>
          <table:previous>
            <table:change-track-table-cell office:value-type="string">
              <text:p>Y</text:p>
            </table:change-track-table-cell>
          </table:previous>
        </table:cell-content-change>
        <table:cell-content-change table:id="ct2164">
          <table:cell-address table:column="3" table:row="22" table:table="0"/>
          <office:change-info>
            <dc:creator>Mike </dc:creator>
            <dc:date>2012-04-26T11:27:23.81</dc:date>
          </office:change-info>
          <table:previous table:id="ct369">
            <table:change-track-table-cell/>
          </table:previous>
        </table:cell-content-change>
        <table:cell-content-change table:id="ct2165">
          <table:cell-address table:column="3" table:row="23" table:table="0"/>
          <office:change-info>
            <dc:creator>Mike </dc:creator>
            <dc:date>2012-04-26T11:27:23.81</dc:date>
          </office:change-info>
          <table:previous table:id="ct368">
            <table:change-track-table-cell/>
          </table:previous>
        </table:cell-content-change>
        <table:cell-content-change table:id="ct2166">
          <table:cell-address table:column="3" table:row="24" table:table="0"/>
          <office:change-info>
            <dc:creator>Mike </dc:creator>
            <dc:date>2012-04-26T11:27:23.81</dc:date>
          </office:change-info>
          <table:previous>
            <table:change-track-table-cell office:value-type="string">
              <text:p>Y</text:p>
            </table:change-track-table-cell>
          </table:previous>
        </table:cell-content-change>
        <table:cell-content-change table:id="ct2167">
          <table:cell-address table:column="3" table:row="25" table:table="0"/>
          <office:change-info>
            <dc:creator>Mike </dc:creator>
            <dc:date>2012-04-26T11:27:23.81</dc:date>
          </office:change-info>
          <table:previous>
            <table:change-track-table-cell/>
          </table:previous>
        </table:cell-content-change>
        <table:cell-content-change table:id="ct2168">
          <table:cell-address table:column="3" table:row="26" table:table="0"/>
          <office:change-info>
            <dc:creator>Mike </dc:creator>
            <dc:date>2012-04-26T11:27:23.81</dc:date>
          </office:change-info>
          <table:previous>
            <table:change-track-table-cell/>
          </table:previous>
        </table:cell-content-change>
        <table:cell-content-change table:id="ct2169">
          <table:cell-address table:column="3" table:row="27" table:table="0"/>
          <office:change-info>
            <dc:creator>Mike </dc:creator>
            <dc:date>2012-04-26T11:27:23.81</dc:date>
          </office:change-info>
          <table:previous>
            <table:change-track-table-cell/>
          </table:previous>
        </table:cell-content-change>
        <table:cell-content-change table:id="ct2170">
          <table:cell-address table:column="3" table:row="28" table:table="0"/>
          <office:change-info>
            <dc:creator>Mike </dc:creator>
            <dc:date>2012-04-26T11:27:23.81</dc:date>
          </office:change-info>
          <table:previous>
            <table:change-track-table-cell/>
          </table:previous>
        </table:cell-content-change>
        <table:cell-content-change table:id="ct2171">
          <table:cell-address table:column="4" table:row="19" table:table="0"/>
          <office:change-info>
            <dc:creator>Mike </dc:creator>
            <dc:date>2012-04-26T11:27:23.81</dc:date>
          </office:change-info>
          <table:previous>
            <table:change-track-table-cell/>
          </table:previous>
        </table:cell-content-change>
        <table:cell-content-change table:id="ct2172">
          <table:cell-address table:column="4" table:row="20" table:table="0"/>
          <office:change-info>
            <dc:creator>Mike </dc:creator>
            <dc:date>2012-04-26T11:27:23.81</dc:date>
          </office:change-info>
          <table:previous>
            <table:change-track-table-cell/>
          </table:previous>
        </table:cell-content-change>
        <table:cell-content-change table:id="ct2173">
          <table:cell-address table:column="4" table:row="22" table:table="0"/>
          <office:change-info>
            <dc:creator>Mike </dc:creator>
            <dc:date>2012-04-26T11:27:23.81</dc:date>
          </office:change-info>
          <table:previous>
            <table:change-track-table-cell/>
          </table:previous>
        </table:cell-content-change>
        <table:cell-content-change table:id="ct2174">
          <table:cell-address table:column="4" table:row="23" table:table="0"/>
          <office:change-info>
            <dc:creator>Mike </dc:creator>
            <dc:date>2012-04-26T11:27:23.81</dc:date>
          </office:change-info>
          <table:previous>
            <table:change-track-table-cell/>
          </table:previous>
        </table:cell-content-change>
        <table:cell-content-change table:id="ct2175">
          <table:cell-address table:column="4" table:row="25" table:table="0"/>
          <office:change-info>
            <dc:creator>Mike </dc:creator>
            <dc:date>2012-04-26T11:27:23.81</dc:date>
          </office:change-info>
          <table:previous>
            <table:change-track-table-cell/>
          </table:previous>
        </table:cell-content-change>
        <table:cell-content-change table:id="ct2176">
          <table:cell-address table:column="4" table:row="26" table:table="0"/>
          <office:change-info>
            <dc:creator>Mike </dc:creator>
            <dc:date>2012-04-26T11:27:23.81</dc:date>
          </office:change-info>
          <table:previous>
            <table:change-track-table-cell/>
          </table:previous>
        </table:cell-content-change>
        <table:cell-content-change table:id="ct2177">
          <table:cell-address table:column="4" table:row="27" table:table="0"/>
          <office:change-info>
            <dc:creator>Mike </dc:creator>
            <dc:date>2012-04-26T11:27:23.81</dc:date>
          </office:change-info>
          <table:previous>
            <table:change-track-table-cell/>
          </table:previous>
        </table:cell-content-change>
        <table:cell-content-change table:id="ct2178">
          <table:cell-address table:column="4" table:row="28" table:table="0"/>
          <office:change-info>
            <dc:creator>Mike </dc:creator>
            <dc:date>2012-04-26T11:27:23.81</dc:date>
          </office:change-info>
          <table:previous>
            <table:change-track-table-cell/>
          </table:previous>
        </table:cell-content-change>
        <table:cell-content-change table:id="ct2179">
          <table:cell-address table:column="5" table:row="19" table:table="0"/>
          <office:change-info>
            <dc:creator>Mike </dc:creator>
            <dc:date>2012-04-26T11:27:23.81</dc:date>
          </office:change-info>
          <table:previous>
            <table:change-track-table-cell/>
          </table:previous>
        </table:cell-content-change>
        <table:cell-content-change table:id="ct2180">
          <table:cell-address table:column="5" table:row="20" table:table="0"/>
          <office:change-info>
            <dc:creator>Mike </dc:creator>
            <dc:date>2012-04-26T11:27:23.81</dc:date>
          </office:change-info>
          <table:previous>
            <table:change-track-table-cell/>
          </table:previous>
        </table:cell-content-change>
        <table:cell-content-change table:id="ct2181">
          <table:cell-address table:column="5" table:row="22" table:table="0"/>
          <office:change-info>
            <dc:creator>Mike </dc:creator>
            <dc:date>2012-04-26T11:27:23.81</dc:date>
          </office:change-info>
          <table:previous>
            <table:change-track-table-cell/>
          </table:previous>
        </table:cell-content-change>
        <table:cell-content-change table:id="ct2182">
          <table:cell-address table:column="5" table:row="23" table:table="0"/>
          <office:change-info>
            <dc:creator>Mike </dc:creator>
            <dc:date>2012-04-26T11:27:23.81</dc:date>
          </office:change-info>
          <table:previous>
            <table:change-track-table-cell/>
          </table:previous>
        </table:cell-content-change>
        <table:cell-content-change table:id="ct2183">
          <table:cell-address table:column="5" table:row="25" table:table="0"/>
          <office:change-info>
            <dc:creator>Mike </dc:creator>
            <dc:date>2012-04-26T11:27:23.81</dc:date>
          </office:change-info>
          <table:previous>
            <table:change-track-table-cell/>
          </table:previous>
        </table:cell-content-change>
        <table:cell-content-change table:id="ct2184">
          <table:cell-address table:column="5" table:row="26" table:table="0"/>
          <office:change-info>
            <dc:creator>Mike </dc:creator>
            <dc:date>2012-04-26T11:27:23.81</dc:date>
          </office:change-info>
          <table:previous>
            <table:change-track-table-cell/>
          </table:previous>
        </table:cell-content-change>
        <table:cell-content-change table:id="ct2185">
          <table:cell-address table:column="5" table:row="27" table:table="0"/>
          <office:change-info>
            <dc:creator>Mike </dc:creator>
            <dc:date>2012-04-26T11:27:23.81</dc:date>
          </office:change-info>
          <table:previous>
            <table:change-track-table-cell/>
          </table:previous>
        </table:cell-content-change>
        <table:cell-content-change table:id="ct2186">
          <table:cell-address table:column="5" table:row="28" table:table="0"/>
          <office:change-info>
            <dc:creator>Mike </dc:creator>
            <dc:date>2012-04-26T11:27:23.81</dc:date>
          </office:change-info>
          <table:previous>
            <table:change-track-table-cell/>
          </table:previous>
        </table:cell-content-change>
        <table:cell-content-change table:id="ct2187">
          <table:cell-address table:column="3" table:row="31" table:table="0"/>
          <office:change-info>
            <dc:creator>Mike </dc:creator>
            <dc:date>2012-04-26T11:27:28.62</dc:date>
          </office:change-info>
          <table:previous>
            <table:change-track-table-cell/>
          </table:previous>
        </table:cell-content-change>
        <table:cell-content-change table:id="ct2188">
          <table:cell-address table:column="4" table:row="31" table:table="0"/>
          <office:change-info>
            <dc:creator>Mike </dc:creator>
            <dc:date>2012-04-26T11:27:28.62</dc:date>
          </office:change-info>
          <table:previous>
            <table:change-track-table-cell/>
          </table:previous>
        </table:cell-content-change>
        <table:cell-content-change table:id="ct2189">
          <table:cell-address table:column="5" table:row="31" table:table="0"/>
          <office:change-info>
            <dc:creator>Mike </dc:creator>
            <dc:date>2012-04-26T11:27:28.64</dc:date>
          </office:change-info>
          <table:previous>
            <table:change-track-table-cell/>
          </table:previous>
        </table:cell-content-change>
        <table:cell-content-change table:id="ct2190">
          <table:cell-address table:column="3" table:row="33" table:table="0"/>
          <office:change-info>
            <dc:creator>Mike </dc:creator>
            <dc:date>2012-04-26T11:27:31.08</dc:date>
          </office:change-info>
          <table:previous>
            <table:change-track-table-cell/>
          </table:previous>
        </table:cell-content-change>
        <table:cell-content-change table:id="ct2191">
          <table:cell-address table:column="3" table:row="34" table:table="0"/>
          <office:change-info>
            <dc:creator>Mike </dc:creator>
            <dc:date>2012-04-26T11:27:31.08</dc:date>
          </office:change-info>
          <table:previous>
            <table:change-track-table-cell/>
          </table:previous>
        </table:cell-content-change>
        <table:cell-content-change table:id="ct2192">
          <table:cell-address table:column="4" table:row="33" table:table="0"/>
          <office:change-info>
            <dc:creator>Mike </dc:creator>
            <dc:date>2012-04-26T11:27:31.08</dc:date>
          </office:change-info>
          <table:previous>
            <table:change-track-table-cell/>
          </table:previous>
        </table:cell-content-change>
        <table:cell-content-change table:id="ct2193">
          <table:cell-address table:column="4" table:row="34" table:table="0"/>
          <office:change-info>
            <dc:creator>Mike </dc:creator>
            <dc:date>2012-04-26T11:27:31.08</dc:date>
          </office:change-info>
          <table:previous>
            <table:change-track-table-cell/>
          </table:previous>
        </table:cell-content-change>
        <table:cell-content-change table:id="ct2194">
          <table:cell-address table:column="5" table:row="33" table:table="0"/>
          <office:change-info>
            <dc:creator>Mike </dc:creator>
            <dc:date>2012-04-26T11:27:31.08</dc:date>
          </office:change-info>
          <table:previous>
            <table:change-track-table-cell/>
          </table:previous>
        </table:cell-content-change>
        <table:cell-content-change table:id="ct2195">
          <table:cell-address table:column="5" table:row="34" table:table="0"/>
          <office:change-info>
            <dc:creator>Mike </dc:creator>
            <dc:date>2012-04-26T11:27:31.08</dc:date>
          </office:change-info>
          <table:previous>
            <table:change-track-table-cell/>
          </table:previous>
        </table:cell-content-change>
        <table:cell-content-change table:id="ct2196">
          <table:cell-address table:column="3" table:row="37" table:table="0"/>
          <office:change-info>
            <dc:creator>Mike </dc:creator>
            <dc:date>2012-04-26T11:27:33.69</dc:date>
          </office:change-info>
          <table:previous>
            <table:change-track-table-cell/>
          </table:previous>
        </table:cell-content-change>
        <table:cell-content-change table:id="ct2197">
          <table:cell-address table:column="3" table:row="38" table:table="0"/>
          <office:change-info>
            <dc:creator>Mike </dc:creator>
            <dc:date>2012-04-26T11:27:33.69</dc:date>
          </office:change-info>
          <table:previous>
            <table:change-track-table-cell/>
          </table:previous>
        </table:cell-content-change>
        <table:cell-content-change table:id="ct2198">
          <table:cell-address table:column="3" table:row="39" table:table="0"/>
          <office:change-info>
            <dc:creator>Mike </dc:creator>
            <dc:date>2012-04-26T11:27:33.69</dc:date>
          </office:change-info>
          <table:previous>
            <table:change-track-table-cell/>
          </table:previous>
        </table:cell-content-change>
        <table:cell-content-change table:id="ct2199">
          <table:cell-address table:column="4" table:row="37" table:table="0"/>
          <office:change-info>
            <dc:creator>Mike </dc:creator>
            <dc:date>2012-04-26T11:27:33.69</dc:date>
          </office:change-info>
          <table:previous>
            <table:change-track-table-cell/>
          </table:previous>
        </table:cell-content-change>
        <table:cell-content-change table:id="ct2200">
          <table:cell-address table:column="4" table:row="38" table:table="0"/>
          <office:change-info>
            <dc:creator>Mike </dc:creator>
            <dc:date>2012-04-26T11:27:33.69</dc:date>
          </office:change-info>
          <table:previous>
            <table:change-track-table-cell/>
          </table:previous>
        </table:cell-content-change>
        <table:cell-content-change table:id="ct2201">
          <table:cell-address table:column="4" table:row="39" table:table="0"/>
          <office:change-info>
            <dc:creator>Mike </dc:creator>
            <dc:date>2012-04-26T11:27:33.69</dc:date>
          </office:change-info>
          <table:previous>
            <table:change-track-table-cell/>
          </table:previous>
        </table:cell-content-change>
        <table:cell-content-change table:id="ct2202">
          <table:cell-address table:column="5" table:row="37" table:table="0"/>
          <office:change-info>
            <dc:creator>Mike </dc:creator>
            <dc:date>2012-04-26T11:27:33.69</dc:date>
          </office:change-info>
          <table:previous>
            <table:change-track-table-cell/>
          </table:previous>
        </table:cell-content-change>
        <table:cell-content-change table:id="ct2203">
          <table:cell-address table:column="5" table:row="38" table:table="0"/>
          <office:change-info>
            <dc:creator>Mike </dc:creator>
            <dc:date>2012-04-26T11:27:33.69</dc:date>
          </office:change-info>
          <table:previous>
            <table:change-track-table-cell/>
          </table:previous>
        </table:cell-content-change>
        <table:cell-content-change table:id="ct2204">
          <table:cell-address table:column="5" table:row="39" table:table="0"/>
          <office:change-info>
            <dc:creator>Mike </dc:creator>
            <dc:date>2012-04-26T11:27:33.69</dc:date>
          </office:change-info>
          <table:previous>
            <table:change-track-table-cell/>
          </table:previous>
        </table:cell-content-change>
        <table:cell-content-change table:id="ct2205">
          <table:cell-address table:column="3" table:row="43" table:table="0"/>
          <office:change-info>
            <dc:creator>Mike </dc:creator>
            <dc:date>2012-04-26T11:27:36.22</dc:date>
          </office:change-info>
          <table:previous>
            <table:change-track-table-cell/>
          </table:previous>
        </table:cell-content-change>
        <table:cell-content-change table:id="ct2206">
          <table:cell-address table:column="4" table:row="43" table:table="0"/>
          <office:change-info>
            <dc:creator>Mike </dc:creator>
            <dc:date>2012-04-26T11:27:36.22</dc:date>
          </office:change-info>
          <table:previous>
            <table:change-track-table-cell/>
          </table:previous>
        </table:cell-content-change>
        <table:cell-content-change table:id="ct2207">
          <table:cell-address table:column="5" table:row="43" table:table="0"/>
          <office:change-info>
            <dc:creator>Mike </dc:creator>
            <dc:date>2012-04-26T11:27:36.22</dc:date>
          </office:change-info>
          <table:previous>
            <table:change-track-table-cell/>
          </table:previous>
        </table:cell-content-change>
        <table:cell-content-change table:id="ct2208">
          <table:cell-address table:column="3" table:row="45" table:table="0"/>
          <office:change-info>
            <dc:creator>Mike </dc:creator>
            <dc:date>2012-04-26T11:27:38.45</dc:date>
          </office:change-info>
          <table:previous>
            <table:change-track-table-cell/>
          </table:previous>
        </table:cell-content-change>
        <table:cell-content-change table:id="ct2209">
          <table:cell-address table:column="4" table:row="45" table:table="0"/>
          <office:change-info>
            <dc:creator>Mike </dc:creator>
            <dc:date>2012-04-26T11:27:38.45</dc:date>
          </office:change-info>
          <table:previous>
            <table:change-track-table-cell/>
          </table:previous>
        </table:cell-content-change>
        <table:cell-content-change table:id="ct2210">
          <table:cell-address table:column="5" table:row="45" table:table="0"/>
          <office:change-info>
            <dc:creator>Mike </dc:creator>
            <dc:date>2012-04-26T11:27:38.45</dc:date>
          </office:change-info>
          <table:previous>
            <table:change-track-table-cell/>
          </table:previous>
        </table:cell-content-change>
        <table:cell-content-change table:id="ct2211">
          <table:cell-address table:column="3" table:row="48" table:table="0"/>
          <office:change-info>
            <dc:creator>Mike </dc:creator>
            <dc:date>2012-04-26T11:27:41.28</dc:date>
          </office:change-info>
          <table:previous>
            <table:change-track-table-cell/>
          </table:previous>
        </table:cell-content-change>
        <table:cell-content-change table:id="ct2212">
          <table:cell-address table:column="3" table:row="49" table:table="0"/>
          <office:change-info>
            <dc:creator>Mike </dc:creator>
            <dc:date>2012-04-26T11:27:41.28</dc:date>
          </office:change-info>
          <table:previous>
            <table:change-track-table-cell/>
          </table:previous>
        </table:cell-content-change>
        <table:cell-content-change table:id="ct2213">
          <table:cell-address table:column="3" table:row="50" table:table="0"/>
          <office:change-info>
            <dc:creator>Mike </dc:creator>
            <dc:date>2012-04-26T11:27:41.28</dc:date>
          </office:change-info>
          <table:previous>
            <table:change-track-table-cell/>
          </table:previous>
        </table:cell-content-change>
        <table:cell-content-change table:id="ct2214">
          <table:cell-address table:column="4" table:row="48" table:table="0"/>
          <office:change-info>
            <dc:creator>Mike </dc:creator>
            <dc:date>2012-04-26T11:27:41.28</dc:date>
          </office:change-info>
          <table:previous>
            <table:change-track-table-cell/>
          </table:previous>
        </table:cell-content-change>
        <table:cell-content-change table:id="ct2215">
          <table:cell-address table:column="4" table:row="49" table:table="0"/>
          <office:change-info>
            <dc:creator>Mike </dc:creator>
            <dc:date>2012-04-26T11:27:41.28</dc:date>
          </office:change-info>
          <table:previous>
            <table:change-track-table-cell/>
          </table:previous>
        </table:cell-content-change>
        <table:cell-content-change table:id="ct2216">
          <table:cell-address table:column="4" table:row="50" table:table="0"/>
          <office:change-info>
            <dc:creator>Mike </dc:creator>
            <dc:date>2012-04-26T11:27:41.28</dc:date>
          </office:change-info>
          <table:previous>
            <table:change-track-table-cell/>
          </table:previous>
        </table:cell-content-change>
        <table:cell-content-change table:id="ct2217">
          <table:cell-address table:column="5" table:row="48" table:table="0"/>
          <office:change-info>
            <dc:creator>Mike </dc:creator>
            <dc:date>2012-04-26T11:27:41.28</dc:date>
          </office:change-info>
          <table:previous>
            <table:change-track-table-cell/>
          </table:previous>
        </table:cell-content-change>
        <table:cell-content-change table:id="ct2218">
          <table:cell-address table:column="5" table:row="49" table:table="0"/>
          <office:change-info>
            <dc:creator>Mike </dc:creator>
            <dc:date>2012-04-26T11:27:41.28</dc:date>
          </office:change-info>
          <table:previous>
            <table:change-track-table-cell/>
          </table:previous>
        </table:cell-content-change>
        <table:cell-content-change table:id="ct2219">
          <table:cell-address table:column="5" table:row="50" table:table="0"/>
          <office:change-info>
            <dc:creator>Mike </dc:creator>
            <dc:date>2012-04-26T11:27:41.28</dc:date>
          </office:change-info>
          <table:previous>
            <table:change-track-table-cell/>
          </table:previous>
        </table:cell-content-change>
        <table:cell-content-change table:id="ct2220">
          <table:cell-address table:column="11" table:row="5" table:table="0"/>
          <office:change-info>
            <dc:creator>Mike </dc:creator>
            <dc:date>2012-04-26T11:28:30.43</dc:date>
          </office:change-info>
          <table:previous table:id="ct2130">
            <table:change-track-table-cell table:cell-address="Sheet1.L6" table:formula="of:=IF([.H6]=&quot;&quot;;&quot;&quot;;DEC2HEX(IF([.B6]=&quot;Y&quot;;16*256;0)+HEX2DEC([.J6])*16+IF([.C6]=&quot;Y&quot;;8;0)+IF([.D6]=&quot;Y&quot;;[.E6]*2+[.F6];7);4))" office:value-type="string">
              <text:p>0007</text:p>
            </table:change-track-table-cell>
          </table:previous>
        </table:cell-content-change>
        <table:cell-content-change table:id="ct2221">
          <table:cell-address table:column="11" table:row="6" table:table="0"/>
          <office:change-info>
            <dc:creator>Mike </dc:creator>
            <dc:date>2012-04-26T11:28:37.07</dc:date>
          </office:change-info>
          <table:previous table:id="ct2125">
            <table:change-track-table-cell table:cell-address="Sheet1.L7" table:formula="of:=IF([.H7]=&quot;&quot;;&quot;&quot;;DEC2HEX(IF([.B7]=&quot;Y&quot;;16*256;0)+HEX2DEC([.J7])*16+IF([.C7]=&quot;Y&quot;;8;0)+IF([.D7]=&quot;Y&quot;;[.E7]*2+[.F7];7);4))" office:value-type="string">
              <text:p>0017</text:p>
            </table:change-track-table-cell>
          </table:previous>
        </table:cell-content-change>
        <table:cell-content-change table:id="ct2222">
          <table:cell-address table:column="11" table:row="7" table:table="0"/>
          <office:change-info>
            <dc:creator>Mike </dc:creator>
            <dc:date>2012-04-26T11:28:37.07</dc:date>
          </office:change-info>
          <table:previous table:id="ct2126">
            <table:change-track-table-cell table:cell-address="Sheet1.L8" table:formula="of:=IF([.H8]=&quot;&quot;;&quot;&quot;;DEC2HEX(IF([.B8]=&quot;Y&quot;;16*256;0)+HEX2DEC([.J8])*16+IF([.C8]=&quot;Y&quot;;8;0)+IF([.D8]=&quot;Y&quot;;[.E8]*2+[.F8];7);4))" office:value-type="string">
              <text:p>0087</text:p>
            </table:change-track-table-cell>
          </table:previous>
        </table:cell-content-change>
        <table:cell-content-change table:id="ct2223">
          <table:cell-address table:column="11" table:row="8" table:table="0"/>
          <office:change-info>
            <dc:creator>Mike </dc:creator>
            <dc:date>2012-04-26T11:28:37.07</dc:date>
          </office:change-info>
          <table:previous table:id="ct2127">
            <table:change-track-table-cell table:cell-address="Sheet1.L9" table:formula="of:=IF([.H9]=&quot;&quot;;&quot;&quot;;DEC2HEX(IF([.B9]=&quot;Y&quot;;16*256;0)+HEX2DEC([.J9])*16+IF([.C9]=&quot;Y&quot;;8;0)+IF([.D9]=&quot;Y&quot;;[.E9]*2+[.F9];7);4))" office:value-type="string">
              <text:p>10A7</text:p>
            </table:change-track-table-cell>
          </table:previous>
        </table:cell-content-change>
        <table:cell-content-change table:id="ct2224">
          <table:cell-address table:column="11" table:row="9" table:table="0"/>
          <office:change-info>
            <dc:creator>Mike </dc:creator>
            <dc:date>2012-04-26T11:28:37.07</dc:date>
          </office:change-info>
          <table:previous table:id="ct2128">
            <table:change-track-table-cell table:cell-address="Sheet1.L10" table:formula="of:=IF([.H10]=&quot;&quot;;&quot;&quot;;DEC2HEX(IF([.B10]=&quot;Y&quot;;16*256;0)+HEX2DEC([.J10])*16+IF([.C10]=&quot;Y&quot;;8;0)+IF([.D10]=&quot;Y&quot;;[.E10]*2+[.F10];7);4))" office:value-type="string">
              <text:p>00A7</text:p>
            </table:change-track-table-cell>
          </table:previous>
        </table:cell-content-change>
        <table:cell-content-change table:id="ct2225">
          <table:cell-address table:column="11" table:row="10" table:table="0"/>
          <office:change-info>
            <dc:creator>Mike </dc:creator>
            <dc:date>2012-04-26T11:28:37.07</dc:date>
          </office:change-info>
          <table:previous table:id="ct2129">
            <table:change-track-table-cell table:cell-address="Sheet1.L11" table:formula="of:=IF([.H11]=&quot;&quot;;&quot;&quot;;DEC2HEX(IF([.B11]=&quot;Y&quot;;16*256;0)+HEX2DEC([.J11])*16+IF([.C11]=&quot;Y&quot;;8;0)+IF([.D11]=&quot;Y&quot;;[.E11]*2+[.F11];7);4))" office:value-type="string">
              <text:p>00B7</text:p>
            </table:change-track-table-cell>
          </table:previous>
        </table:cell-content-change>
        <table:cell-content-change table:id="ct2226">
          <table:cell-address table:column="11" table:row="11" table:table="0"/>
          <office:change-info>
            <dc:creator>Mike </dc:creator>
            <dc:date>2012-04-26T11:28:37.07</dc:date>
          </office:change-info>
          <table:previous>
            <table:change-track-table-cell/>
          </table:previous>
        </table:cell-content-change>
        <table:cell-content-change table:id="ct2227">
          <table:cell-address table:column="11" table:row="12" table:table="0"/>
          <office:change-info>
            <dc:creator>Mike </dc:creator>
            <dc:date>2012-04-26T11:28:37.07</dc:date>
          </office:change-info>
          <table:previous>
            <table:change-track-table-cell/>
          </table:previous>
        </table:cell-content-change>
        <table:cell-content-change table:id="ct2228">
          <table:cell-address table:column="11" table:row="13" table:table="0"/>
          <office:change-info>
            <dc:creator>Mike </dc:creator>
            <dc:date>2012-04-26T11:28:37.07</dc:date>
          </office:change-info>
          <table:previous>
            <table:change-track-table-cell/>
          </table:previous>
        </table:cell-content-change>
        <table:cell-content-change table:id="ct2229">
          <table:cell-address table:column="11" table:row="14" table:table="0"/>
          <office:change-info>
            <dc:creator>Mike </dc:creator>
            <dc:date>2012-04-26T11:28:37.07</dc:date>
          </office:change-info>
          <table:previous>
            <table:change-track-table-cell/>
          </table:previous>
        </table:cell-content-change>
        <table:cell-content-change table:id="ct2230">
          <table:cell-address table:column="11" table:row="15" table:table="0"/>
          <office:change-info>
            <dc:creator>Mike </dc:creator>
            <dc:date>2012-04-26T11:28:37.07</dc:date>
          </office:change-info>
          <table:previous>
            <table:change-track-table-cell/>
          </table:previous>
        </table:cell-content-change>
        <table:cell-content-change table:id="ct2231">
          <table:cell-address table:column="11" table:row="16" table:table="0"/>
          <office:change-info>
            <dc:creator>Mike </dc:creator>
            <dc:date>2012-04-26T11:28:37.07</dc:date>
          </office:change-info>
          <table:previous>
            <table:change-track-table-cell/>
          </table:previous>
        </table:cell-content-change>
        <table:cell-content-change table:id="ct2232">
          <table:cell-address table:column="11" table:row="17" table:table="0"/>
          <office:change-info>
            <dc:creator>Mike </dc:creator>
            <dc:date>2012-04-26T11:28:37.07</dc:date>
          </office:change-info>
          <table:previous>
            <table:change-track-table-cell/>
          </table:previous>
        </table:cell-content-change>
        <table:cell-content-change table:id="ct2233">
          <table:cell-address table:column="11" table:row="18" table:table="0"/>
          <office:change-info>
            <dc:creator>Mike </dc:creator>
            <dc:date>2012-04-26T11:28:37.07</dc:date>
          </office:change-info>
          <table:previous>
            <table:change-track-table-cell/>
          </table:previous>
        </table:cell-content-change>
        <table:cell-content-change table:id="ct2234">
          <table:cell-address table:column="11" table:row="19" table:table="0"/>
          <office:change-info>
            <dc:creator>Mike </dc:creator>
            <dc:date>2012-04-26T11:28:37.07</dc:date>
          </office:change-info>
          <table:previous>
            <table:change-track-table-cell/>
          </table:previous>
        </table:cell-content-change>
        <table:cell-content-change table:id="ct2235">
          <table:cell-address table:column="11" table:row="20" table:table="0"/>
          <office:change-info>
            <dc:creator>Mike </dc:creator>
            <dc:date>2012-04-26T11:28:37.07</dc:date>
          </office:change-info>
          <table:previous>
            <table:change-track-table-cell/>
          </table:previous>
        </table:cell-content-change>
        <table:cell-content-change table:id="ct2236">
          <table:cell-address table:column="11" table:row="21" table:table="0"/>
          <office:change-info>
            <dc:creator>Mike </dc:creator>
            <dc:date>2012-04-26T11:28:37.07</dc:date>
          </office:change-info>
          <table:previous>
            <table:change-track-table-cell/>
          </table:previous>
        </table:cell-content-change>
        <table:cell-content-change table:id="ct2237">
          <table:cell-address table:column="11" table:row="22" table:table="0"/>
          <office:change-info>
            <dc:creator>Mike </dc:creator>
            <dc:date>2012-04-26T11:28:37.07</dc:date>
          </office:change-info>
          <table:previous>
            <table:change-track-table-cell/>
          </table:previous>
        </table:cell-content-change>
        <table:cell-content-change table:id="ct2238">
          <table:cell-address table:column="11" table:row="23" table:table="0"/>
          <office:change-info>
            <dc:creator>Mike </dc:creator>
            <dc:date>2012-04-26T11:28:37.07</dc:date>
          </office:change-info>
          <table:previous>
            <table:change-track-table-cell/>
          </table:previous>
        </table:cell-content-change>
        <table:cell-content-change table:id="ct2239">
          <table:cell-address table:column="11" table:row="24" table:table="0"/>
          <office:change-info>
            <dc:creator>Mike </dc:creator>
            <dc:date>2012-04-26T11:28:37.07</dc:date>
          </office:change-info>
          <table:previous>
            <table:change-track-table-cell/>
          </table:previous>
        </table:cell-content-change>
        <table:cell-content-change table:id="ct2240">
          <table:cell-address table:column="11" table:row="25" table:table="0"/>
          <office:change-info>
            <dc:creator>Mike </dc:creator>
            <dc:date>2012-04-26T11:28:37.07</dc:date>
          </office:change-info>
          <table:previous>
            <table:change-track-table-cell/>
          </table:previous>
        </table:cell-content-change>
        <table:cell-content-change table:id="ct2241">
          <table:cell-address table:column="11" table:row="26" table:table="0"/>
          <office:change-info>
            <dc:creator>Mike </dc:creator>
            <dc:date>2012-04-26T11:28:37.07</dc:date>
          </office:change-info>
          <table:previous>
            <table:change-track-table-cell/>
          </table:previous>
        </table:cell-content-change>
        <table:cell-content-change table:id="ct2242">
          <table:cell-address table:column="11" table:row="27" table:table="0"/>
          <office:change-info>
            <dc:creator>Mike </dc:creator>
            <dc:date>2012-04-26T11:28:37.07</dc:date>
          </office:change-info>
          <table:previous>
            <table:change-track-table-cell/>
          </table:previous>
        </table:cell-content-change>
        <table:cell-content-change table:id="ct2243">
          <table:cell-address table:column="11" table:row="28" table:table="0"/>
          <office:change-info>
            <dc:creator>Mike </dc:creator>
            <dc:date>2012-04-26T11:28:37.07</dc:date>
          </office:change-info>
          <table:previous>
            <table:change-track-table-cell/>
          </table:previous>
        </table:cell-content-change>
        <table:cell-content-change table:id="ct2244">
          <table:cell-address table:column="11" table:row="29" table:table="0"/>
          <office:change-info>
            <dc:creator>Mike </dc:creator>
            <dc:date>2012-04-26T11:28:37.07</dc:date>
          </office:change-info>
          <table:previous>
            <table:change-track-table-cell/>
          </table:previous>
        </table:cell-content-change>
        <table:cell-content-change table:id="ct2245">
          <table:cell-address table:column="11" table:row="30" table:table="0"/>
          <office:change-info>
            <dc:creator>Mike </dc:creator>
            <dc:date>2012-04-26T11:28:37.07</dc:date>
          </office:change-info>
          <table:previous>
            <table:change-track-table-cell/>
          </table:previous>
        </table:cell-content-change>
        <table:cell-content-change table:id="ct2246">
          <table:cell-address table:column="11" table:row="31" table:table="0"/>
          <office:change-info>
            <dc:creator>Mike </dc:creator>
            <dc:date>2012-04-26T11:28:37.07</dc:date>
          </office:change-info>
          <table:previous>
            <table:change-track-table-cell/>
          </table:previous>
        </table:cell-content-change>
        <table:cell-content-change table:id="ct2247">
          <table:cell-address table:column="11" table:row="32" table:table="0"/>
          <office:change-info>
            <dc:creator>Mike </dc:creator>
            <dc:date>2012-04-26T11:28:37.07</dc:date>
          </office:change-info>
          <table:previous>
            <table:change-track-table-cell/>
          </table:previous>
        </table:cell-content-change>
        <table:cell-content-change table:id="ct2248">
          <table:cell-address table:column="11" table:row="33" table:table="0"/>
          <office:change-info>
            <dc:creator>Mike </dc:creator>
            <dc:date>2012-04-26T11:28:37.07</dc:date>
          </office:change-info>
          <table:previous>
            <table:change-track-table-cell/>
          </table:previous>
        </table:cell-content-change>
        <table:cell-content-change table:id="ct2249">
          <table:cell-address table:column="11" table:row="34" table:table="0"/>
          <office:change-info>
            <dc:creator>Mike </dc:creator>
            <dc:date>2012-04-26T11:28:37.07</dc:date>
          </office:change-info>
          <table:previous>
            <table:change-track-table-cell/>
          </table:previous>
        </table:cell-content-change>
        <table:cell-content-change table:id="ct2250">
          <table:cell-address table:column="11" table:row="35" table:table="0"/>
          <office:change-info>
            <dc:creator>Mike </dc:creator>
            <dc:date>2012-04-26T11:28:37.07</dc:date>
          </office:change-info>
          <table:previous>
            <table:change-track-table-cell/>
          </table:previous>
        </table:cell-content-change>
        <table:cell-content-change table:id="ct2251">
          <table:cell-address table:column="11" table:row="36" table:table="0"/>
          <office:change-info>
            <dc:creator>Mike </dc:creator>
            <dc:date>2012-04-26T11:28:37.07</dc:date>
          </office:change-info>
          <table:previous>
            <table:change-track-table-cell/>
          </table:previous>
        </table:cell-content-change>
        <table:cell-content-change table:id="ct2252">
          <table:cell-address table:column="11" table:row="37" table:table="0"/>
          <office:change-info>
            <dc:creator>Mike </dc:creator>
            <dc:date>2012-04-26T11:28:37.07</dc:date>
          </office:change-info>
          <table:previous>
            <table:change-track-table-cell/>
          </table:previous>
        </table:cell-content-change>
        <table:cell-content-change table:id="ct2253">
          <table:cell-address table:column="11" table:row="38" table:table="0"/>
          <office:change-info>
            <dc:creator>Mike </dc:creator>
            <dc:date>2012-04-26T11:28:37.07</dc:date>
          </office:change-info>
          <table:previous>
            <table:change-track-table-cell/>
          </table:previous>
        </table:cell-content-change>
        <table:cell-content-change table:id="ct2254">
          <table:cell-address table:column="11" table:row="39" table:table="0"/>
          <office:change-info>
            <dc:creator>Mike </dc:creator>
            <dc:date>2012-04-26T11:28:37.07</dc:date>
          </office:change-info>
          <table:previous>
            <table:change-track-table-cell/>
          </table:previous>
        </table:cell-content-change>
        <table:cell-content-change table:id="ct2255">
          <table:cell-address table:column="11" table:row="40" table:table="0"/>
          <office:change-info>
            <dc:creator>Mike </dc:creator>
            <dc:date>2012-04-26T11:28:37.07</dc:date>
          </office:change-info>
          <table:previous>
            <table:change-track-table-cell/>
          </table:previous>
        </table:cell-content-change>
        <table:cell-content-change table:id="ct2256">
          <table:cell-address table:column="11" table:row="41" table:table="0"/>
          <office:change-info>
            <dc:creator>Mike </dc:creator>
            <dc:date>2012-04-26T11:28:37.07</dc:date>
          </office:change-info>
          <table:previous>
            <table:change-track-table-cell/>
          </table:previous>
        </table:cell-content-change>
        <table:cell-content-change table:id="ct2257">
          <table:cell-address table:column="11" table:row="42" table:table="0"/>
          <office:change-info>
            <dc:creator>Mike </dc:creator>
            <dc:date>2012-04-26T11:28:37.07</dc:date>
          </office:change-info>
          <table:previous>
            <table:change-track-table-cell/>
          </table:previous>
        </table:cell-content-change>
        <table:cell-content-change table:id="ct2258">
          <table:cell-address table:column="11" table:row="43" table:table="0"/>
          <office:change-info>
            <dc:creator>Mike </dc:creator>
            <dc:date>2012-04-26T11:28:37.07</dc:date>
          </office:change-info>
          <table:previous>
            <table:change-track-table-cell/>
          </table:previous>
        </table:cell-content-change>
        <table:cell-content-change table:id="ct2259">
          <table:cell-address table:column="11" table:row="44" table:table="0"/>
          <office:change-info>
            <dc:creator>Mike </dc:creator>
            <dc:date>2012-04-26T11:28:37.07</dc:date>
          </office:change-info>
          <table:previous>
            <table:change-track-table-cell/>
          </table:previous>
        </table:cell-content-change>
        <table:cell-content-change table:id="ct2260">
          <table:cell-address table:column="11" table:row="45" table:table="0"/>
          <office:change-info>
            <dc:creator>Mike </dc:creator>
            <dc:date>2012-04-26T11:28:37.07</dc:date>
          </office:change-info>
          <table:previous>
            <table:change-track-table-cell/>
          </table:previous>
        </table:cell-content-change>
        <table:cell-content-change table:id="ct2261">
          <table:cell-address table:column="11" table:row="46" table:table="0"/>
          <office:change-info>
            <dc:creator>Mike </dc:creator>
            <dc:date>2012-04-26T11:28:37.07</dc:date>
          </office:change-info>
          <table:previous>
            <table:change-track-table-cell/>
          </table:previous>
        </table:cell-content-change>
        <table:cell-content-change table:id="ct2262">
          <table:cell-address table:column="11" table:row="47" table:table="0"/>
          <office:change-info>
            <dc:creator>Mike </dc:creator>
            <dc:date>2012-04-26T11:28:37.07</dc:date>
          </office:change-info>
          <table:previous>
            <table:change-track-table-cell/>
          </table:previous>
        </table:cell-content-change>
        <table:cell-content-change table:id="ct2263">
          <table:cell-address table:column="11" table:row="48" table:table="0"/>
          <office:change-info>
            <dc:creator>Mike </dc:creator>
            <dc:date>2012-04-26T11:28:37.07</dc:date>
          </office:change-info>
          <table:previous>
            <table:change-track-table-cell/>
          </table:previous>
        </table:cell-content-change>
        <table:cell-content-change table:id="ct2264">
          <table:cell-address table:column="11" table:row="49" table:table="0"/>
          <office:change-info>
            <dc:creator>Mike </dc:creator>
            <dc:date>2012-04-26T11:28:37.07</dc:date>
          </office:change-info>
          <table:previous>
            <table:change-track-table-cell/>
          </table:previous>
        </table:cell-content-change>
        <table:cell-content-change table:id="ct2265">
          <table:cell-address table:column="11" table:row="50" table:table="0"/>
          <office:change-info>
            <dc:creator>Mike </dc:creator>
            <dc:date>2012-04-26T11:28:37.07</dc:date>
          </office:change-info>
          <table:previous>
            <table:change-track-table-cell/>
          </table:previous>
        </table:cell-content-change>
        <table:cell-content-change table:id="ct2266">
          <table:cell-address table:column="11" table:row="0" table:table="0"/>
          <office:change-info>
            <dc:creator>Mike </dc:creator>
            <dc:date>2012-04-26T11:29:43.74</dc:date>
          </office:change-info>
          <table:previous>
            <table:change-track-table-cell/>
          </table:previous>
        </table:cell-content-change>
        <table:cell-content-change table:id="ct2267">
          <table:cell-address table:column="3" table:row="1" table:table="0"/>
          <office:change-info>
            <dc:creator>Mike </dc:creator>
            <dc:date>2012-04-26T11:31:01.92</dc:date>
          </office:change-info>
          <table:previous table:id="ct2064">
            <table:change-track-table-cell office:value-type="string">
              <text:p>Flag A – Has B, C</text:p>
            </table:change-track-table-cell>
          </table:previous>
        </table:cell-content-change>
        <table:deletion table:id="ct2268" table:type="column" table:position="13" table:table="0" table:multi-deletion-spanned="4">
          <office:change-info>
            <dc:creator>Mike </dc:creator>
            <dc:date>2012-04-26T11:32:15.66</dc:date>
          </office:change-info>
          <table:deletions>
            <table:cell-content-deletion>
              <table:cell-address table:column="13" table:row="11" table:table="0"/>
              <table:change-track-table-cell office:value-type="string">
                <text:p>32E4</text:p>
              </table:change-track-table-cell>
            </table:cell-content-deletion>
            <table:cell-content-deletion>
              <table:cell-address table:column="13" table:row="11" table:table="0"/>
              <table:change-track-table-cell office:value-type="string">
                <text:p>32F4</text:p>
              </table:change-track-table-cell>
            </table:cell-content-deletion>
            <table:cell-content-deletion table:id="ct1789">
              <table:change-track-table-cell table:cell-address="Sheet1.N33" table:formula="of:=IF([.H33]=&quot;&quot;;&quot;&quot;;DEC2HEX(1*16+HEX2DEC([.J33])/16+IF(NOT([.B33]=&quot;Y&quot;);2*16;0);2))" office:value-type="string"/>
            </table:cell-content-deletion>
            <table:cell-content-deletion table:id="ct1759">
              <table:change-track-table-cell office:value-type="string">
                <text:p>8 hex</text:p>
              </table:change-track-table-cell>
            </table:cell-content-deletion>
            <table:cell-content-deletion table:id="ct1755">
              <table:change-track-table-cell office:value-type="string">
                <text:p>Byte 1</text:p>
              </table:change-track-table-cell>
            </table:cell-content-deletion>
            <table:cell-content-deletion table:id="ct1791">
              <table:change-track-table-cell table:cell-address="Sheet1.N35" table:formula="of:=IF([.H35]=&quot;&quot;;&quot;&quot;;DEC2HEX(1*16+HEX2DEC([.J35])/16+IF(NOT([.B35]=&quot;Y&quot;);2*16;0);2))" office:value-type="string">
                <text:p>15</text:p>
              </table:change-track-table-cell>
            </table:cell-content-deletion>
            <table:cell-content-deletion table:id="ct1790">
              <table:change-track-table-cell table:cell-address="Sheet1.N34" table:formula="of:=IF([.H34]=&quot;&quot;;&quot;&quot;;DEC2HEX(1*16+HEX2DEC([.J34])/16+IF(NOT([.B34]=&quot;Y&quot;);2*16;0);2))" office:value-type="string">
                <text:p>15</text:p>
              </table:change-track-table-cell>
            </table:cell-content-deletion>
            <table:cell-content-deletion table:id="ct1788">
              <table:change-track-table-cell table:cell-address="Sheet1.N32" table:formula="of:=IF([.H32]=&quot;&quot;;&quot;&quot;;DEC2HEX(1*16+HEX2DEC([.J32])/16+IF(NOT([.B32]=&quot;Y&quot;);2*16;0);2))" office:value-type="string">
                <text:p>35</text:p>
              </table:change-track-table-cell>
            </table:cell-content-deletion>
            <table:cell-content-deletion table:id="ct1787">
              <table:change-track-table-cell table:cell-address="Sheet1.N31" table:formula="of:=IF([.H31]=&quot;&quot;;&quot;&quot;;DEC2HEX(1*16+HEX2DEC([.J31])/16+IF(NOT([.B31]=&quot;Y&quot;);2*16;0);2))" office:value-type="string"/>
            </table:cell-content-deletion>
            <table:cell-content-deletion table:id="ct1763">
              <table:change-track-table-cell table:cell-address="Sheet1.N7" table:formula="of:=IF([.H7]=&quot;&quot;;&quot;&quot;;DEC2HEX(1*16+HEX2DEC([.J7])/16+IF(NOT([.B7]=&quot;Y&quot;);2*16;0);2))" office:value-type="string">
                <text:p>30</text:p>
              </table:change-track-table-cell>
            </table:cell-content-deletion>
            <table:cell-content-deletion table:id="ct1762">
              <table:change-track-table-cell table:cell-address="Sheet1.N6" table:formula="of:=IF([.H6]=&quot;&quot;;&quot;&quot;;DEC2HEX(1*16+HEX2DEC([.J6])/16+IF(NOT([.B6]=&quot;Y&quot;);2*16;0);2))" office:value-type="string">
                <text:p>30</text:p>
              </table:change-track-table-cell>
            </table:cell-content-deletion>
            <table:change-deletion table:id="ct1483"/>
            <table:change-deletion table:id="ct1481"/>
            <table:cell-content-deletion table:id="ct1806">
              <table:change-track-table-cell table:cell-address="Sheet1.N50" table:formula="of:=IF([.H50]=&quot;&quot;;&quot;&quot;;DEC2HEX(1*16+HEX2DEC([.J50])/16+IF(NOT([.B50]=&quot;Y&quot;);2*16;0);2))" office:value-type="string">
                <text:p>16</text:p>
              </table:change-track-table-cell>
            </table:cell-content-deletion>
            <table:cell-content-deletion table:id="ct1805">
              <table:change-track-table-cell table:cell-address="Sheet1.N49" table:formula="of:=IF([.H49]=&quot;&quot;;&quot;&quot;;DEC2HEX(1*16+HEX2DEC([.J49])/16+IF(NOT([.B49]=&quot;Y&quot;);2*16;0);2))" office:value-type="string">
                <text:p>16</text:p>
              </table:change-track-table-cell>
            </table:cell-content-deletion>
            <table:cell-content-deletion table:id="ct1804">
              <table:change-track-table-cell table:cell-address="Sheet1.N48" table:formula="of:=IF([.H48]=&quot;&quot;;&quot;&quot;;DEC2HEX(1*16+HEX2DEC([.J48])/16+IF(NOT([.B48]=&quot;Y&quot;);2*16;0);2))" office:value-type="string"/>
            </table:cell-content-deletion>
            <table:cell-content-deletion table:id="ct1803">
              <table:change-track-table-cell table:cell-address="Sheet1.N47" table:formula="of:=IF([.H47]=&quot;&quot;;&quot;&quot;;DEC2HEX(1*16+HEX2DEC([.J47])/16+IF(NOT([.B47]=&quot;Y&quot;);2*16;0);2))" office:value-type="string"/>
            </table:cell-content-deletion>
            <table:cell-content-deletion table:id="ct1801">
              <table:change-track-table-cell table:cell-address="Sheet1.N45" table:formula="of:=IF([.H45]=&quot;&quot;;&quot;&quot;;DEC2HEX(1*16+HEX2DEC([.J45])/16+IF(NOT([.B45]=&quot;Y&quot;);2*16;0);2))" office:value-type="string"/>
            </table:cell-content-deletion>
            <table:cell-content-deletion table:id="ct1799">
              <table:change-track-table-cell table:cell-address="Sheet1.N43" table:formula="of:=IF([.H43]=&quot;&quot;;&quot;&quot;;DEC2HEX(1*16+HEX2DEC([.J43])/16+IF(NOT([.B43]=&quot;Y&quot;);2*16;0);2))" office:value-type="string"/>
            </table:cell-content-deletion>
            <table:cell-content-deletion table:id="ct1798">
              <table:change-track-table-cell table:cell-address="Sheet1.N42" table:formula="of:=IF([.H42]=&quot;&quot;;&quot;&quot;;DEC2HEX(1*16+HEX2DEC([.J42])/16+IF(NOT([.B42]=&quot;Y&quot;);2*16;0);2))" office:value-type="string"/>
            </table:cell-content-deletion>
            <table:cell-content-deletion table:id="ct1797">
              <table:change-track-table-cell table:cell-address="Sheet1.N41" table:formula="of:=IF([.H41]=&quot;&quot;;&quot;&quot;;DEC2HEX(1*16+HEX2DEC([.J41])/16+IF(NOT([.B41]=&quot;Y&quot;);2*16;0);2))" office:value-type="string"/>
            </table:cell-content-deletion>
            <table:cell-content-deletion table:id="ct1467">
              <table:change-track-table-cell table:cell-address="Sheet1.N39" table:formula="of:=IF([.H39]=&quot;&quot;;&quot;&quot;;DEC2HEX(1*(16*256)+HEX2DEC([.J39])*16+IF([.B39]=&quot;Y&quot;;4;0)+IF([.C39]=&quot;Y&quot;;2;0)+IF([.D39]=&quot;Y&quot;;1;0)+IF(NOT (#ref!41=&quot;Y&quot;);2*16*256;0);4))" office:value-type="float" office:value="0"/>
            </table:cell-content-deletion>
            <table:cell-content-deletion table:id="ct1793">
              <table:change-track-table-cell table:cell-address="Sheet1.N37" table:formula="of:=IF([.H37]=&quot;&quot;;&quot;&quot;;DEC2HEX(1*16+HEX2DEC([.J37])/16+IF(NOT([.B37]=&quot;Y&quot;);2*16;0);2))" office:value-type="string"/>
            </table:cell-content-deletion>
            <table:cell-content-deletion table:id="ct1792">
              <table:change-track-table-cell table:cell-address="Sheet1.N36" table:formula="of:=IF([.H36]=&quot;&quot;;&quot;&quot;;DEC2HEX(1*16+HEX2DEC([.J36])/16+IF(NOT([.B36]=&quot;Y&quot;);2*16;0);2))" office:value-type="string"/>
            </table:cell-content-deletion>
            <table:cell-content-deletion table:id="ct1786">
              <table:change-track-table-cell table:cell-address="Sheet1.N30" table:formula="of:=IF([.H30]=&quot;&quot;;&quot;&quot;;DEC2HEX(1*16+HEX2DEC([.J30])/16+IF(NOT([.B30]=&quot;Y&quot;);2*16;0);2))" office:value-type="string"/>
            </table:cell-content-deletion>
            <table:cell-content-deletion table:id="ct1455">
              <table:change-track-table-cell table:cell-address="Sheet1.N23" table:formula="of:=IF([.H23]=&quot;&quot;;&quot;&quot;;DEC2HEX(1*(16*256)+HEX2DEC([.J23])*16+IF([.B23]=&quot;Y&quot;;4;0)+IF([.C23]=&quot;Y&quot;;2;0)+IF([.D23]=&quot;Y&quot;;1;0)+IF(NOT (#ref!25=&quot;Y&quot;);2*16*256;0);4))" office:value-type="float" office:value="0"/>
            </table:cell-content-deletion>
            <table:cell-content-deletion table:id="ct1775">
              <table:change-track-table-cell table:cell-address="Sheet1.N19" table:formula="of:=IF([.H19]=&quot;&quot;;&quot;&quot;;DEC2HEX(1*16+HEX2DEC([.J19])/16+IF(NOT([.B19]=&quot;Y&quot;);2*16;0);2))" office:value-type="string"/>
            </table:cell-content-deletion>
            <table:cell-content-deletion table:id="ct1774">
              <table:change-track-table-cell table:cell-address="Sheet1.N18" table:formula="of:=IF([.H18]=&quot;&quot;;&quot;&quot;;DEC2HEX(1*16+HEX2DEC([.J18])/16+IF(NOT([.B18]=&quot;Y&quot;);2*16;0);2))" office:value-type="string"/>
            </table:cell-content-deletion>
            <table:cell-content-deletion table:id="ct1771">
              <table:change-track-table-cell table:cell-address="Sheet1.N15" table:formula="of:=IF([.H15]=&quot;&quot;;&quot;&quot;;DEC2HEX(1*16+HEX2DEC([.J15])/16+IF(NOT([.B15]=&quot;Y&quot;);2*16;0);2))" office:value-type="string"/>
            </table:cell-content-deletion>
            <table:cell-content-deletion table:id="ct1770">
              <table:change-track-table-cell table:cell-address="Sheet1.N14" table:formula="of:=IF([.H14]=&quot;&quot;;&quot;&quot;;DEC2HEX(1*16+HEX2DEC([.J14])/16+IF(NOT([.B14]=&quot;Y&quot;);2*16;0);2))" office:value-type="string"/>
            </table:cell-content-deletion>
            <table:change-deletion table:id="ct564"/>
            <table:cell-content-deletion table:id="ct1482">
              <table:change-track-table-cell/>
            </table:cell-content-deletion>
            <table:cell-content-deletion table:id="ct1802">
              <table:change-track-table-cell table:cell-address="Sheet1.N46" table:formula="of:=IF([.H46]=&quot;&quot;;&quot;&quot;;DEC2HEX(1*16+HEX2DEC([.J46])/16+IF(NOT([.B46]=&quot;Y&quot;);2*16;0);2))" office:value-type="string">
                <text:p>14</text:p>
              </table:change-track-table-cell>
            </table:cell-content-deletion>
            <table:cell-content-deletion table:id="ct1800">
              <table:change-track-table-cell table:cell-address="Sheet1.N44" table:formula="of:=IF([.H44]=&quot;&quot;;&quot;&quot;;DEC2HEX(1*16+HEX2DEC([.J44])/16+IF(NOT([.B44]=&quot;Y&quot;);2*16;0);2))" office:value-type="string">
                <text:p>14</text:p>
              </table:change-track-table-cell>
            </table:cell-content-deletion>
            <table:cell-content-deletion table:id="ct1796">
              <table:change-track-table-cell table:cell-address="Sheet1.N40" table:formula="of:=IF([.H40]=&quot;&quot;;&quot;&quot;;DEC2HEX(1*16+HEX2DEC([.J40])/16+IF(NOT([.B40]=&quot;Y&quot;);2*16;0);2))" office:value-type="string">
                <text:p>14</text:p>
              </table:change-track-table-cell>
            </table:cell-content-deletion>
            <table:cell-content-deletion table:id="ct1795">
              <table:change-track-table-cell table:cell-address="Sheet1.N39" table:formula="of:=IF([.H39]=&quot;&quot;;&quot;&quot;;DEC2HEX(1*16+HEX2DEC([.J39])/16+IF(NOT([.B39]=&quot;Y&quot;);2*16;0);2))" office:value-type="string">
                <text:p>14</text:p>
              </table:change-track-table-cell>
            </table:cell-content-deletion>
            <table:cell-content-deletion table:id="ct1794">
              <table:change-track-table-cell table:cell-address="Sheet1.N38" table:formula="of:=IF([.H38]=&quot;&quot;;&quot;&quot;;DEC2HEX(1*16+HEX2DEC([.J38])/16+IF(NOT([.B38]=&quot;Y&quot;);2*16;0);2))" office:value-type="string">
                <text:p>14</text:p>
              </table:change-track-table-cell>
            </table:cell-content-deletion>
            <table:cell-content-deletion table:id="ct1785">
              <table:change-track-table-cell table:cell-address="Sheet1.N29" table:formula="of:=IF([.H29]=&quot;&quot;;&quot;&quot;;DEC2HEX(1*16+HEX2DEC([.J29])/16+IF(NOT([.B29]=&quot;Y&quot;);2*16;0);2))" office:value-type="string">
                <text:p>32</text:p>
              </table:change-track-table-cell>
            </table:cell-content-deletion>
            <table:cell-content-deletion table:id="ct1784">
              <table:change-track-table-cell table:cell-address="Sheet1.N28" table:formula="of:=IF([.H28]=&quot;&quot;;&quot;&quot;;DEC2HEX(1*16+HEX2DEC([.J28])/16+IF(NOT([.B28]=&quot;Y&quot;);2*16;0);2))" office:value-type="string">
                <text:p>32</text:p>
              </table:change-track-table-cell>
            </table:cell-content-deletion>
            <table:cell-content-deletion table:id="ct1783">
              <table:change-track-table-cell table:cell-address="Sheet1.N27" table:formula="of:=IF([.H27]=&quot;&quot;;&quot;&quot;;DEC2HEX(1*16+HEX2DEC([.J27])/16+IF(NOT([.B27]=&quot;Y&quot;);2*16;0);2))" office:value-type="string">
                <text:p>32</text:p>
              </table:change-track-table-cell>
            </table:cell-content-deletion>
            <table:cell-content-deletion table:id="ct1782">
              <table:change-track-table-cell table:cell-address="Sheet1.N26" table:formula="of:=IF([.H26]=&quot;&quot;;&quot;&quot;;DEC2HEX(1*16+HEX2DEC([.J26])/16+IF(NOT([.B26]=&quot;Y&quot;);2*16;0);2))" office:value-type="string">
                <text:p>12</text:p>
              </table:change-track-table-cell>
            </table:cell-content-deletion>
            <table:cell-content-deletion table:id="ct1781">
              <table:change-track-table-cell table:cell-address="Sheet1.N25" table:formula="of:=IF([.H25]=&quot;&quot;;&quot;&quot;;DEC2HEX(1*16+HEX2DEC([.J25])/16+IF(NOT([.B25]=&quot;Y&quot;);2*16;0);2))" office:value-type="string">
                <text:p>32</text:p>
              </table:change-track-table-cell>
            </table:cell-content-deletion>
            <table:cell-content-deletion table:id="ct1780">
              <table:change-track-table-cell table:cell-address="Sheet1.N24" table:formula="of:=IF([.H24]=&quot;&quot;;&quot;&quot;;DEC2HEX(1*16+HEX2DEC([.J24])/16+IF(NOT([.B24]=&quot;Y&quot;);2*16;0);2))" office:value-type="string">
                <text:p>32</text:p>
              </table:change-track-table-cell>
            </table:cell-content-deletion>
            <table:cell-content-deletion table:id="ct1779">
              <table:change-track-table-cell table:cell-address="Sheet1.N23" table:formula="of:=IF([.H23]=&quot;&quot;;&quot;&quot;;DEC2HEX(1*16+HEX2DEC([.J23])/16+IF(NOT([.B23]=&quot;Y&quot;);2*16;0);2))" office:value-type="string">
                <text:p>32</text:p>
              </table:change-track-table-cell>
            </table:cell-content-deletion>
            <table:cell-content-deletion table:id="ct1778">
              <table:change-track-table-cell table:cell-address="Sheet1.N22" table:formula="of:=IF([.H22]=&quot;&quot;;&quot;&quot;;DEC2HEX(1*16+HEX2DEC([.J22])/16+IF(NOT([.B22]=&quot;Y&quot;);2*16;0);2))" office:value-type="string">
                <text:p>32</text:p>
              </table:change-track-table-cell>
            </table:cell-content-deletion>
            <table:cell-content-deletion table:id="ct1777">
              <table:change-track-table-cell table:cell-address="Sheet1.N21" table:formula="of:=IF([.H21]=&quot;&quot;;&quot;&quot;;DEC2HEX(1*16+HEX2DEC([.J21])/16+IF(NOT([.B21]=&quot;Y&quot;);2*16;0);2))" office:value-type="string">
                <text:p>32</text:p>
              </table:change-track-table-cell>
            </table:cell-content-deletion>
            <table:cell-content-deletion table:id="ct1776">
              <table:change-track-table-cell table:cell-address="Sheet1.N20" table:formula="of:=IF([.H20]=&quot;&quot;;&quot;&quot;;DEC2HEX(1*16+HEX2DEC([.J20])/16+IF(NOT([.B20]=&quot;Y&quot;);2*16;0);2))" office:value-type="string">
                <text:p>32</text:p>
              </table:change-track-table-cell>
            </table:cell-content-deletion>
            <table:cell-content-deletion table:id="ct1769">
              <table:change-track-table-cell table:cell-address="Sheet1.N13" table:formula="of:=IF([.H13]=&quot;&quot;;&quot;&quot;;DEC2HEX(1*16+HEX2DEC([.J13])/16+IF(NOT([.B13]=&quot;Y&quot;);2*16;0);2))" office:value-type="string">
                <text:p>10</text:p>
              </table:change-track-table-cell>
            </table:cell-content-deletion>
            <table:cell-content-deletion table:id="ct1768">
              <table:change-track-table-cell table:cell-address="Sheet1.N12" table:formula="of:=IF([.H12]=&quot;&quot;;&quot;&quot;;DEC2HEX(1*16+HEX2DEC([.J12])/16+IF(NOT([.B12]=&quot;Y&quot;);2*16;0);2))" office:value-type="string">
                <text:p>10</text:p>
              </table:change-track-table-cell>
            </table:cell-content-deletion>
            <table:cell-content-deletion table:id="ct1767">
              <table:change-track-table-cell table:cell-address="Sheet1.N11" table:formula="of:=IF([.H11]=&quot;&quot;;&quot;&quot;;DEC2HEX(1*16+HEX2DEC([.J11])/16+IF(NOT([.B11]=&quot;Y&quot;);2*16;0);2))" office:value-type="string">
                <text:p>30</text:p>
              </table:change-track-table-cell>
            </table:cell-content-deletion>
            <table:cell-content-deletion table:id="ct1766">
              <table:change-track-table-cell table:cell-address="Sheet1.N10" table:formula="of:=IF([.H10]=&quot;&quot;;&quot;&quot;;DEC2HEX(1*16+HEX2DEC([.J10])/16+IF(NOT([.B10]=&quot;Y&quot;);2*16;0);2))" office:value-type="string">
                <text:p>30</text:p>
              </table:change-track-table-cell>
            </table:cell-content-deletion>
            <table:cell-content-deletion table:id="ct1765">
              <table:change-track-table-cell table:cell-address="Sheet1.N9" table:formula="of:=IF([.H9]=&quot;&quot;;&quot;&quot;;DEC2HEX(1*16+HEX2DEC([.J9])/16+IF(NOT([.B9]=&quot;Y&quot;);2*16;0);2))" office:value-type="string">
                <text:p>10</text:p>
              </table:change-track-table-cell>
            </table:cell-content-deletion>
            <table:cell-content-deletion table:id="ct1764">
              <table:change-track-table-cell table:cell-address="Sheet1.N8" table:formula="of:=IF([.H8]=&quot;&quot;;&quot;&quot;;DEC2HEX(1*16+HEX2DEC([.J8])/16+IF(NOT([.B8]=&quot;Y&quot;);2*16;0);2))" office:value-type="string">
                <text:p>30</text:p>
              </table:change-track-table-cell>
            </table:cell-content-deletion>
            <table:cell-content-deletion table:id="ct1807">
              <table:change-track-table-cell table:cell-address="Sheet1.N51" table:formula="of:=IF([.H51]=&quot;&quot;;&quot;&quot;;DEC2HEX(1*16+HEX2DEC([.J51])/16+IF(NOT([.B51]=&quot;Y&quot;);2*16;0);2))" office:value-type="string">
                <text:p>16</text:p>
              </table:change-track-table-cell>
            </table:cell-content-deletion>
            <table:cell-content-deletion table:id="ct1773">
              <table:change-track-table-cell table:cell-address="Sheet1.N17" table:formula="of:=IF([.H17]=&quot;&quot;;&quot;&quot;;DEC2HEX(1*16+HEX2DEC([.J17])/16+IF(NOT([.B17]=&quot;Y&quot;);2*16;0);2))" office:value-type="string">
                <text:p>12</text:p>
              </table:change-track-table-cell>
            </table:cell-content-deletion>
            <table:cell-content-deletion table:id="ct1772">
              <table:change-track-table-cell table:cell-address="Sheet1.N16" table:formula="of:=IF([.H16]=&quot;&quot;;&quot;&quot;;DEC2HEX(1*16+HEX2DEC([.J16])/16+IF(NOT([.B16]=&quot;Y&quot;);2*16;0);2))" office:value-type="string">
                <text:p>12</text:p>
              </table:change-track-table-cell>
            </table:cell-content-deletion>
            <table:cell-content-deletion table:id="ct1484">
              <table:change-track-table-cell/>
            </table:cell-content-deletion>
            <table:cell-content-deletion table:id="ct1485">
              <table:change-track-table-cell/>
            </table:cell-content-deletion>
            <table:cell-content-deletion table:id="ct558">
              <table:change-track-table-cell office:value-type="string">
                <text:p>Ethernet MTI</text:p>
              </table:change-track-table-cell>
            </table:cell-content-deletion>
            <table:cell-content-deletion table:id="ct21">
              <table:change-track-table-cell/>
            </table:cell-content-deletion>
            <table:cell-content-deletion table:id="ct561">
              <table:change-track-table-cell/>
            </table:cell-content-deletion>
            <table:cell-content-deletion table:id="ct560">
              <table:change-track-table-cell/>
            </table:cell-content-deletion>
          </table:deletions>
        </table:deletion>
        <table:deletion table:id="ct2269" table:type="column" table:position="13" table:table="0">
          <office:change-info>
            <dc:creator>Mike </dc:creator>
            <dc:date>2012-04-26T11:32:15.66</dc:date>
          </office:change-info>
          <table:deletions>
            <table:change-deletion table:id="ct2268"/>
            <table:cell-content-deletion table:id="ct1854">
              <table:change-track-table-cell table:cell-address="Sheet1.N51" table:formula="of:=IF([.G51]=&quot;&quot;;&quot;&quot;;DEC2HEX(MOD(HEX2DEC([.I51]);16)*16+IF([.A51]=&quot;Y&quot;;4;0)+IF([.B51]=&quot;Y&quot;;2;0)+IF([.C51]=&quot;Y&quot;;1;0);2))" office:value-type="string">
                <text:p>12</text:p>
              </table:change-track-table-cell>
            </table:cell-content-deletion>
            <table:cell-content-deletion table:id="ct1853">
              <table:change-track-table-cell table:cell-address="Sheet1.N50" table:formula="of:=IF([.G50]=&quot;&quot;;&quot;&quot;;DEC2HEX(MOD(HEX2DEC([.I50]);16)*16+IF([.A50]=&quot;Y&quot;;4;0)+IF([.B50]=&quot;Y&quot;;2;0)+IF([.C50]=&quot;Y&quot;;1;0);2))" office:value-type="string">
                <text:p>02</text:p>
              </table:change-track-table-cell>
            </table:cell-content-deletion>
            <table:cell-content-deletion table:id="ct1852">
              <table:change-track-table-cell table:cell-address="Sheet1.N49" table:formula="of:=IF([.G49]=&quot;&quot;;&quot;&quot;;DEC2HEX(MOD(HEX2DEC([.I49]);16)*16+IF([.A49]=&quot;Y&quot;;4;0)+IF([.B49]=&quot;Y&quot;;2;0)+IF([.C49]=&quot;Y&quot;;1;0);2))" office:value-type="string">
                <text:p>92</text:p>
              </table:change-track-table-cell>
            </table:cell-content-deletion>
            <table:cell-content-deletion table:id="ct1851">
              <table:change-track-table-cell table:cell-address="Sheet1.N48" table:formula="of:=IF([.G48]=&quot;&quot;;&quot;&quot;;DEC2HEX(MOD(HEX2DEC([.I48]);16)*16+IF([.A48]=&quot;Y&quot;;4;0)+IF([.B48]=&quot;Y&quot;;2;0)+IF([.C48]=&quot;Y&quot;;1;0);2))" office:value-type="string"/>
            </table:cell-content-deletion>
            <table:cell-content-deletion table:id="ct1850">
              <table:change-track-table-cell table:cell-address="Sheet1.N47" table:formula="of:=IF([.G47]=&quot;&quot;;&quot;&quot;;DEC2HEX(MOD(HEX2DEC([.I47]);16)*16+IF([.A47]=&quot;Y&quot;;4;0)+IF([.B47]=&quot;Y&quot;;2;0)+IF([.C47]=&quot;Y&quot;;1;0);2))" office:value-type="string"/>
            </table:cell-content-deletion>
            <table:cell-content-deletion table:id="ct1849">
              <table:change-track-table-cell table:cell-address="Sheet1.N46" table:formula="of:=IF([.G46]=&quot;&quot;;&quot;&quot;;DEC2HEX(MOD(HEX2DEC([.I46]);16)*16+IF([.A46]=&quot;Y&quot;;4;0)+IF([.B46]=&quot;Y&quot;;2;0)+IF([.C46]=&quot;Y&quot;;1;0);2))" office:value-type="string">
                <text:p>52</text:p>
              </table:change-track-table-cell>
            </table:cell-content-deletion>
            <table:cell-content-deletion table:id="ct1848">
              <table:change-track-table-cell table:cell-address="Sheet1.N45" table:formula="of:=IF([.G45]=&quot;&quot;;&quot;&quot;;DEC2HEX(MOD(HEX2DEC([.I45]);16)*16+IF([.A45]=&quot;Y&quot;;4;0)+IF([.B45]=&quot;Y&quot;;2;0)+IF([.C45]=&quot;Y&quot;;1;0);2))" office:value-type="string"/>
            </table:cell-content-deletion>
            <table:cell-content-deletion table:id="ct1847">
              <table:change-track-table-cell table:cell-address="Sheet1.N44" table:formula="of:=IF([.G44]=&quot;&quot;;&quot;&quot;;DEC2HEX(MOD(HEX2DEC([.I44]);16)*16+IF([.A44]=&quot;Y&quot;;4;0)+IF([.B44]=&quot;Y&quot;;2;0)+IF([.C44]=&quot;Y&quot;;1;0);2))" office:value-type="string">
                <text:p>42</text:p>
              </table:change-track-table-cell>
            </table:cell-content-deletion>
            <table:cell-content-deletion table:id="ct1846">
              <table:change-track-table-cell table:cell-address="Sheet1.N43" table:formula="of:=IF([.G43]=&quot;&quot;;&quot;&quot;;DEC2HEX(MOD(HEX2DEC([.I43]);16)*16+IF([.A43]=&quot;Y&quot;;4;0)+IF([.B43]=&quot;Y&quot;;2;0)+IF([.C43]=&quot;Y&quot;;1;0);2))" office:value-type="string"/>
            </table:cell-content-deletion>
            <table:cell-content-deletion table:id="ct1845">
              <table:change-track-table-cell table:cell-address="Sheet1.N42" table:formula="of:=IF([.G42]=&quot;&quot;;&quot;&quot;;DEC2HEX(MOD(HEX2DEC([.I42]);16)*16+IF([.A42]=&quot;Y&quot;;4;0)+IF([.B42]=&quot;Y&quot;;2;0)+IF([.C42]=&quot;Y&quot;;1;0);2))" office:value-type="string"/>
            </table:cell-content-deletion>
            <table:cell-content-deletion table:id="ct1844">
              <table:change-track-table-cell table:cell-address="Sheet1.N41" table:formula="of:=IF([.G41]=&quot;&quot;;&quot;&quot;;DEC2HEX(MOD(HEX2DEC([.I41]);16)*16+IF([.A41]=&quot;Y&quot;;4;0)+IF([.B41]=&quot;Y&quot;;2;0)+IF([.C41]=&quot;Y&quot;;1;0);2))" office:value-type="string"/>
            </table:cell-content-deletion>
            <table:cell-content-deletion table:id="ct1843">
              <table:change-track-table-cell table:cell-address="Sheet1.N40" table:formula="of:=IF([.G40]=&quot;&quot;;&quot;&quot;;DEC2HEX(MOD(HEX2DEC([.I40]);16)*16+IF([.A40]=&quot;Y&quot;;4;0)+IF([.B40]=&quot;Y&quot;;2;0)+IF([.C40]=&quot;Y&quot;;1;0);2))" office:value-type="string">
                <text:p>32</text:p>
              </table:change-track-table-cell>
            </table:cell-content-deletion>
            <table:cell-content-deletion table:id="ct1842">
              <table:change-track-table-cell table:cell-address="Sheet1.N39" table:formula="of:=IF([.G39]=&quot;&quot;;&quot;&quot;;DEC2HEX(MOD(HEX2DEC([.I39]);16)*16+IF([.A39]=&quot;Y&quot;;4;0)+IF([.B39]=&quot;Y&quot;;2;0)+IF([.C39]=&quot;Y&quot;;1;0);2))" office:value-type="string">
                <text:p>22</text:p>
              </table:change-track-table-cell>
            </table:cell-content-deletion>
            <table:cell-content-deletion table:id="ct1841">
              <table:change-track-table-cell table:cell-address="Sheet1.N38" table:formula="of:=IF([.G38]=&quot;&quot;;&quot;&quot;;DEC2HEX(MOD(HEX2DEC([.I38]);16)*16+IF([.A38]=&quot;Y&quot;;4;0)+IF([.B38]=&quot;Y&quot;;2;0)+IF([.C38]=&quot;Y&quot;;1;0);2))" office:value-type="string">
                <text:p>02</text:p>
              </table:change-track-table-cell>
            </table:cell-content-deletion>
            <table:cell-content-deletion table:id="ct1840">
              <table:change-track-table-cell table:cell-address="Sheet1.N37" table:formula="of:=IF([.G37]=&quot;&quot;;&quot;&quot;;DEC2HEX(MOD(HEX2DEC([.I37]);16)*16+IF([.A37]=&quot;Y&quot;;4;0)+IF([.B37]=&quot;Y&quot;;2;0)+IF([.C37]=&quot;Y&quot;;1;0);2))" office:value-type="string"/>
            </table:cell-content-deletion>
            <table:cell-content-deletion table:id="ct1839">
              <table:change-track-table-cell table:cell-address="Sheet1.N36" table:formula="of:=IF([.G36]=&quot;&quot;;&quot;&quot;;DEC2HEX(MOD(HEX2DEC([.I36]);16)*16+IF([.A36]=&quot;Y&quot;;4;0)+IF([.B36]=&quot;Y&quot;;2;0)+IF([.C36]=&quot;Y&quot;;1;0);2))" office:value-type="string"/>
            </table:cell-content-deletion>
            <table:cell-content-deletion table:id="ct1838">
              <table:change-track-table-cell table:cell-address="Sheet1.N35" table:formula="of:=IF([.G35]=&quot;&quot;;&quot;&quot;;DEC2HEX(MOD(HEX2DEC([.I35]);16)*16+IF([.A35]=&quot;Y&quot;;4;0)+IF([.B35]=&quot;Y&quot;;2;0)+IF([.C35]=&quot;Y&quot;;1;0);2))" office:value-type="string">
                <text:p>92</text:p>
              </table:change-track-table-cell>
            </table:cell-content-deletion>
            <table:cell-content-deletion table:id="ct1837">
              <table:change-track-table-cell table:cell-address="Sheet1.N34" table:formula="of:=IF([.G34]=&quot;&quot;;&quot;&quot;;DEC2HEX(MOD(HEX2DEC([.I34]);16)*16+IF([.A34]=&quot;Y&quot;;4;0)+IF([.B34]=&quot;Y&quot;;2;0)+IF([.C34]=&quot;Y&quot;;1;0);2))" office:value-type="string">
                <text:p>82</text:p>
              </table:change-track-table-cell>
            </table:cell-content-deletion>
            <table:cell-content-deletion table:id="ct1836">
              <table:change-track-table-cell table:cell-address="Sheet1.N33" table:formula="of:=IF([.G33]=&quot;&quot;;&quot;&quot;;DEC2HEX(MOD(HEX2DEC([.I33]);16)*16+IF([.A33]=&quot;Y&quot;;4;0)+IF([.B33]=&quot;Y&quot;;2;0)+IF([.C33]=&quot;Y&quot;;1;0);2))" office:value-type="string"/>
            </table:cell-content-deletion>
            <table:cell-content-deletion table:id="ct1835">
              <table:change-track-table-cell table:cell-address="Sheet1.N32" table:formula="of:=IF([.G32]=&quot;&quot;;&quot;&quot;;DEC2HEX(MOD(HEX2DEC([.I32]);16)*16+IF([.A32]=&quot;Y&quot;;4;0)+IF([.B32]=&quot;Y&quot;;2;0)+IF([.C32]=&quot;Y&quot;;1;0);2))" office:value-type="string">
                <text:p>70</text:p>
              </table:change-track-table-cell>
            </table:cell-content-deletion>
            <table:cell-content-deletion table:id="ct1834">
              <table:change-track-table-cell table:cell-address="Sheet1.N31" table:formula="of:=IF([.G31]=&quot;&quot;;&quot;&quot;;DEC2HEX(MOD(HEX2DEC([.I31]);16)*16+IF([.A31]=&quot;Y&quot;;4;0)+IF([.B31]=&quot;Y&quot;;2;0)+IF([.C31]=&quot;Y&quot;;1;0);2))" office:value-type="string"/>
            </table:cell-content-deletion>
            <table:cell-content-deletion table:id="ct1833">
              <table:change-track-table-cell table:cell-address="Sheet1.N30" table:formula="of:=IF([.G30]=&quot;&quot;;&quot;&quot;;DEC2HEX(MOD(HEX2DEC([.I30]);16)*16+IF([.A30]=&quot;Y&quot;;4;0)+IF([.B30]=&quot;Y&quot;;2;0)+IF([.C30]=&quot;Y&quot;;1;0);2))" office:value-type="string"/>
            </table:cell-content-deletion>
            <table:cell-content-deletion table:id="ct1832">
              <table:change-track-table-cell table:cell-address="Sheet1.N29" table:formula="of:=IF([.G29]=&quot;&quot;;&quot;&quot;;DEC2HEX(MOD(HEX2DEC([.I29]);16)*16+IF([.A29]=&quot;Y&quot;;4;0)+IF([.B29]=&quot;Y&quot;;2;0)+IF([.C29]=&quot;Y&quot;;1;0);2))" office:value-type="string">
                <text:p>31</text:p>
              </table:change-track-table-cell>
            </table:cell-content-deletion>
            <table:cell-content-deletion table:id="ct1831">
              <table:change-track-table-cell table:cell-address="Sheet1.N28" table:formula="of:=IF([.G28]=&quot;&quot;;&quot;&quot;;DEC2HEX(MOD(HEX2DEC([.I28]);16)*16+IF([.A28]=&quot;Y&quot;;4;0)+IF([.B28]=&quot;Y&quot;;2;0)+IF([.C28]=&quot;Y&quot;;1;0);2))" office:value-type="string">
                <text:p>21</text:p>
              </table:change-track-table-cell>
            </table:cell-content-deletion>
            <table:cell-content-deletion table:id="ct1830">
              <table:change-track-table-cell table:cell-address="Sheet1.N27" table:formula="of:=IF([.G27]=&quot;&quot;;&quot;&quot;;DEC2HEX(MOD(HEX2DEC([.I27]);16)*16+IF([.A27]=&quot;Y&quot;;4;0)+IF([.B27]=&quot;Y&quot;;2;0)+IF([.C27]=&quot;Y&quot;;1;0);2))" office:value-type="string">
                <text:p>10</text:p>
              </table:change-track-table-cell>
            </table:cell-content-deletion>
            <table:cell-content-deletion table:id="ct1829">
              <table:change-track-table-cell table:cell-address="Sheet1.N26" table:formula="of:=IF([.G26]=&quot;&quot;;&quot;&quot;;DEC2HEX(MOD(HEX2DEC([.I26]);16)*16+IF([.A26]=&quot;Y&quot;;4;0)+IF([.B26]=&quot;Y&quot;;2;0)+IF([.C26]=&quot;Y&quot;;1;0);2))" office:value-type="string">
                <text:p>12</text:p>
              </table:change-track-table-cell>
            </table:cell-content-deletion>
            <table:cell-content-deletion table:id="ct1828">
              <table:change-track-table-cell table:cell-address="Sheet1.N25" table:formula="of:=IF([.G25]=&quot;&quot;;&quot;&quot;;DEC2HEX(MOD(HEX2DEC([.I25]);16)*16+IF([.A25]=&quot;Y&quot;;4;0)+IF([.B25]=&quot;Y&quot;;2;0)+IF([.C25]=&quot;Y&quot;;1;0);2))" office:value-type="string">
                <text:p>01</text:p>
              </table:change-track-table-cell>
            </table:cell-content-deletion>
            <table:cell-content-deletion table:id="ct1827">
              <table:change-track-table-cell table:cell-address="Sheet1.N24" table:formula="of:=IF([.G24]=&quot;&quot;;&quot;&quot;;DEC2HEX(MOD(HEX2DEC([.I24]);16)*16+IF([.A24]=&quot;Y&quot;;4;0)+IF([.B24]=&quot;Y&quot;;2;0)+IF([.C24]=&quot;Y&quot;;1;0);2))" office:value-type="string">
                <text:p>91</text:p>
              </table:change-track-table-cell>
            </table:cell-content-deletion>
            <table:cell-content-deletion table:id="ct1826">
              <table:change-track-table-cell table:cell-address="Sheet1.N23" table:formula="of:=IF([.G23]=&quot;&quot;;&quot;&quot;;DEC2HEX(MOD(HEX2DEC([.I23]);16)*16+IF([.A23]=&quot;Y&quot;;4;0)+IF([.B23]=&quot;Y&quot;;2;0)+IF([.C23]=&quot;Y&quot;;1;0);2))" office:value-type="string">
                <text:p>81</text:p>
              </table:change-track-table-cell>
            </table:cell-content-deletion>
            <table:cell-content-deletion table:id="ct1825">
              <table:change-track-table-cell table:cell-address="Sheet1.N22" table:formula="of:=IF([.G22]=&quot;&quot;;&quot;&quot;;DEC2HEX(MOD(HEX2DEC([.I22]);16)*16+IF([.A22]=&quot;Y&quot;;4;0)+IF([.B22]=&quot;Y&quot;;2;0)+IF([.C22]=&quot;Y&quot;;1;0);2))" office:value-type="string">
                <text:p>61</text:p>
              </table:change-track-table-cell>
            </table:cell-content-deletion>
            <table:cell-content-deletion table:id="ct1824">
              <table:change-track-table-cell table:cell-address="Sheet1.N21" table:formula="of:=IF([.G21]=&quot;&quot;;&quot;&quot;;DEC2HEX(MOD(HEX2DEC([.I21]);16)*16+IF([.A21]=&quot;Y&quot;;4;0)+IF([.B21]=&quot;Y&quot;;2;0)+IF([.C21]=&quot;Y&quot;;1;0);2))" office:value-type="string">
                <text:p>51</text:p>
              </table:change-track-table-cell>
            </table:cell-content-deletion>
            <table:cell-content-deletion table:id="ct1823">
              <table:change-track-table-cell table:cell-address="Sheet1.N20" table:formula="of:=IF([.G20]=&quot;&quot;;&quot;&quot;;DEC2HEX(MOD(HEX2DEC([.I20]);16)*16+IF([.A20]=&quot;Y&quot;;4;0)+IF([.B20]=&quot;Y&quot;;2;0)+IF([.C20]=&quot;Y&quot;;1;0);2))" office:value-type="string">
                <text:p>41</text:p>
              </table:change-track-table-cell>
            </table:cell-content-deletion>
            <table:cell-content-deletion table:id="ct1822">
              <table:change-track-table-cell table:cell-address="Sheet1.N19" table:formula="of:=IF([.G19]=&quot;&quot;;&quot;&quot;;DEC2HEX(MOD(HEX2DEC([.I19]);16)*16+IF([.A19]=&quot;Y&quot;;4;0)+IF([.B19]=&quot;Y&quot;;2;0)+IF([.C19]=&quot;Y&quot;;1;0);2))" office:value-type="string"/>
            </table:cell-content-deletion>
            <table:cell-content-deletion table:id="ct1821">
              <table:change-track-table-cell table:cell-address="Sheet1.N18" table:formula="of:=IF([.G18]=&quot;&quot;;&quot;&quot;;DEC2HEX(MOD(HEX2DEC([.I18]);16)*16+IF([.A18]=&quot;Y&quot;;4;0)+IF([.B18]=&quot;Y&quot;;2;0)+IF([.C18]=&quot;Y&quot;;1;0);2))" office:value-type="string"/>
            </table:cell-content-deletion>
            <table:cell-content-deletion table:id="ct1820">
              <table:change-track-table-cell table:cell-address="Sheet1.N17" table:formula="of:=IF([.G17]=&quot;&quot;;&quot;&quot;;DEC2HEX(MOD(HEX2DEC([.I17]);16)*16+IF([.A17]=&quot;Y&quot;;4;0)+IF([.B17]=&quot;Y&quot;;2;0)+IF([.C17]=&quot;Y&quot;;1;0);2))" office:value-type="string">
                <text:p>52</text:p>
              </table:change-track-table-cell>
            </table:cell-content-deletion>
            <table:cell-content-deletion table:id="ct1819">
              <table:change-track-table-cell table:cell-address="Sheet1.N16" table:formula="of:=IF([.G16]=&quot;&quot;;&quot;&quot;;DEC2HEX(MOD(HEX2DEC([.I16]);16)*16+IF([.A16]=&quot;Y&quot;;4;0)+IF([.B16]=&quot;Y&quot;;2;0)+IF([.C16]=&quot;Y&quot;;1;0);2))" office:value-type="string">
                <text:p>42</text:p>
              </table:change-track-table-cell>
            </table:cell-content-deletion>
            <table:cell-content-deletion table:id="ct1818">
              <table:change-track-table-cell table:cell-address="Sheet1.N15" table:formula="of:=IF([.G15]=&quot;&quot;;&quot;&quot;;DEC2HEX(MOD(HEX2DEC([.I15]);16)*16+IF([.A15]=&quot;Y&quot;;4;0)+IF([.B15]=&quot;Y&quot;;2;0)+IF([.C15]=&quot;Y&quot;;1;0);2))" office:value-type="string"/>
            </table:cell-content-deletion>
            <table:cell-content-deletion table:id="ct1817">
              <table:change-track-table-cell table:cell-address="Sheet1.N14" table:formula="of:=IF([.G14]=&quot;&quot;;&quot;&quot;;DEC2HEX(MOD(HEX2DEC([.I14]);16)*16+IF([.A14]=&quot;Y&quot;;4;0)+IF([.B14]=&quot;Y&quot;;2;0)+IF([.C14]=&quot;Y&quot;;1;0);2))" office:value-type="string"/>
            </table:cell-content-deletion>
            <table:cell-content-deletion table:id="ct1816">
              <table:change-track-table-cell table:cell-address="Sheet1.N13" table:formula="of:=IF([.G13]=&quot;&quot;;&quot;&quot;;DEC2HEX(MOD(HEX2DEC([.I13]);16)*16+IF([.A13]=&quot;Y&quot;;4;0)+IF([.B13]=&quot;Y&quot;;2;0)+IF([.C13]=&quot;Y&quot;;1;0);2))" office:value-type="string">
                <text:p>32</text:p>
              </table:change-track-table-cell>
            </table:cell-content-deletion>
            <table:cell-content-deletion table:id="ct1815">
              <table:change-track-table-cell table:cell-address="Sheet1.N12" table:formula="of:=IF([.G12]=&quot;&quot;;&quot;&quot;;DEC2HEX(MOD(HEX2DEC([.I12]);16)*16+IF([.A12]=&quot;Y&quot;;4;0)+IF([.B12]=&quot;Y&quot;;2;0)+IF([.C12]=&quot;Y&quot;;1;0);2))" office:value-type="string">
                <text:p>22</text:p>
              </table:change-track-table-cell>
            </table:cell-content-deletion>
            <table:cell-content-deletion table:id="ct1814">
              <table:change-track-table-cell table:cell-address="Sheet1.N11" table:formula="of:=IF([.G11]=&quot;&quot;;&quot;&quot;;DEC2HEX(MOD(HEX2DEC([.I11]);16)*16+IF([.A11]=&quot;Y&quot;;4;0)+IF([.B11]=&quot;Y&quot;;2;0)+IF([.C11]=&quot;Y&quot;;1;0);2))" office:value-type="string">
                <text:p>10</text:p>
              </table:change-track-table-cell>
            </table:cell-content-deletion>
            <table:cell-content-deletion table:id="ct1813">
              <table:change-track-table-cell table:cell-address="Sheet1.N10" table:formula="of:=IF([.G10]=&quot;&quot;;&quot;&quot;;DEC2HEX(MOD(HEX2DEC([.I10]);16)*16+IF([.A10]=&quot;Y&quot;;4;0)+IF([.B10]=&quot;Y&quot;;2;0)+IF([.C10]=&quot;Y&quot;;1;0);2))" office:value-type="string">
                <text:p>00</text:p>
              </table:change-track-table-cell>
            </table:cell-content-deletion>
            <table:cell-content-deletion table:id="ct1812">
              <table:change-track-table-cell table:cell-address="Sheet1.N9" table:formula="of:=IF([.G9]=&quot;&quot;;&quot;&quot;;DEC2HEX(MOD(HEX2DEC([.I9]);16)*16+IF([.A9]=&quot;Y&quot;;4;0)+IF([.B9]=&quot;Y&quot;;2;0)+IF([.C9]=&quot;Y&quot;;1;0);2))" office:value-type="string">
                <text:p>02</text:p>
              </table:change-track-table-cell>
            </table:cell-content-deletion>
            <table:cell-content-deletion table:id="ct1811">
              <table:change-track-table-cell table:cell-address="Sheet1.N8" table:formula="of:=IF([.G8]=&quot;&quot;;&quot;&quot;;DEC2HEX(MOD(HEX2DEC([.I8]);16)*16+IF([.A8]=&quot;Y&quot;;4;0)+IF([.B8]=&quot;Y&quot;;2;0)+IF([.C8]=&quot;Y&quot;;1;0);2))" office:value-type="string">
                <text:p>80</text:p>
              </table:change-track-table-cell>
            </table:cell-content-deletion>
            <table:cell-content-deletion table:id="ct1810">
              <table:change-track-table-cell table:cell-address="Sheet1.N7" table:formula="of:=IF([.G7]=&quot;&quot;;&quot;&quot;;DEC2HEX(MOD(HEX2DEC([.I7]);16)*16+IF([.A7]=&quot;Y&quot;;4;0)+IF([.B7]=&quot;Y&quot;;2;0)+IF([.C7]=&quot;Y&quot;;1;0);2))" office:value-type="string">
                <text:p>10</text:p>
              </table:change-track-table-cell>
            </table:cell-content-deletion>
            <table:cell-content-deletion table:id="ct1809">
              <table:change-track-table-cell table:cell-address="Sheet1.N6" table:formula="of:=IF([.G6]=&quot;&quot;;&quot;&quot;;DEC2HEX(MOD(HEX2DEC([.I6]);16)*16+IF([.A6]=&quot;Y&quot;;4;0)+IF([.B6]=&quot;Y&quot;;2;0)+IF([.C6]=&quot;Y&quot;;1;0);2))" office:value-type="string">
                <text:p>00</text:p>
              </table:change-track-table-cell>
            </table:cell-content-deletion>
            <table:cell-content-deletion table:id="ct1760">
              <table:change-track-table-cell office:value-type="string">
                <text:p>8 hex</text:p>
              </table:change-track-table-cell>
            </table:cell-content-deletion>
            <table:cell-content-deletion table:id="ct1757">
              <table:change-track-table-cell office:value-type="string">
                <text:p>Byte 2</text:p>
              </table:change-track-table-cell>
            </table:cell-content-deletion>
          </table:deletions>
          <table:cut-offs>
            <table:insertion-cut-off table:id="ct1756" table:position="1"/>
          </table:cut-offs>
        </table:deletion>
        <table:deletion table:id="ct2270" table:type="column" table:position="13" table:table="0">
          <office:change-info>
            <dc:creator>Mike </dc:creator>
            <dc:date>2012-04-26T11:32:15.66</dc:date>
          </office:change-info>
          <table:deletions>
            <table:change-deletion table:id="ct2269"/>
            <table:cell-content-deletion table:id="ct1900">
              <table:change-track-table-cell table:cell-address="Sheet1.N51" table:formula="of:=IF([.B51]&lt;&gt;&quot;Y&quot;;&quot;&quot;;DEC2HEX([.C51]*2+[.D51];2))" office:value-type="string">
                <text:p>00</text:p>
              </table:change-track-table-cell>
            </table:cell-content-deletion>
            <table:cell-content-deletion table:id="ct1899">
              <table:change-track-table-cell table:cell-address="Sheet1.N50" table:formula="of:=IF([.B50]&lt;&gt;&quot;Y&quot;;&quot;&quot;;DEC2HEX([.C50]*2+[.D50];2))" office:value-type="string">
                <text:p>00</text:p>
              </table:change-track-table-cell>
            </table:cell-content-deletion>
            <table:cell-content-deletion table:id="ct1898">
              <table:change-track-table-cell table:cell-address="Sheet1.N49" table:formula="of:=IF([.B49]&lt;&gt;&quot;Y&quot;;&quot;&quot;;DEC2HEX([.C49]*2+[.D49];2))" office:value-type="string">
                <text:p>00</text:p>
              </table:change-track-table-cell>
            </table:cell-content-deletion>
            <table:cell-content-deletion table:id="ct1897">
              <table:change-track-table-cell table:cell-address="Sheet1.N48" table:formula="of:=IF([.B48]&lt;&gt;&quot;Y&quot;;&quot;&quot;;DEC2HEX([.C48]*2+[.D48];2))" office:value-type="string"/>
            </table:cell-content-deletion>
            <table:cell-content-deletion table:id="ct1896">
              <table:change-track-table-cell table:cell-address="Sheet1.N47" table:formula="of:=IF([.B47]&lt;&gt;&quot;Y&quot;;&quot;&quot;;DEC2HEX([.C47]*2+[.D47];2))" office:value-type="string"/>
            </table:cell-content-deletion>
            <table:cell-content-deletion table:id="ct1895">
              <table:change-track-table-cell table:cell-address="Sheet1.N46" table:formula="of:=IF([.B46]&lt;&gt;&quot;Y&quot;;&quot;&quot;;DEC2HEX([.C46]*2+[.D46];2))" office:value-type="string">
                <text:p>00</text:p>
              </table:change-track-table-cell>
            </table:cell-content-deletion>
            <table:cell-content-deletion table:id="ct1894">
              <table:change-track-table-cell table:cell-address="Sheet1.N45" table:formula="of:=IF([.B45]&lt;&gt;&quot;Y&quot;;&quot;&quot;;DEC2HEX([.C45]*2+[.D45];2))" office:value-type="string"/>
            </table:cell-content-deletion>
            <table:cell-content-deletion table:id="ct1893">
              <table:change-track-table-cell table:cell-address="Sheet1.N44" table:formula="of:=IF([.B44]&lt;&gt;&quot;Y&quot;;&quot;&quot;;DEC2HEX([.C44]*2+[.D44];2))" office:value-type="string">
                <text:p>00</text:p>
              </table:change-track-table-cell>
            </table:cell-content-deletion>
            <table:cell-content-deletion table:id="ct1892">
              <table:change-track-table-cell table:cell-address="Sheet1.N43" table:formula="of:=IF([.B43]&lt;&gt;&quot;Y&quot;;&quot;&quot;;DEC2HEX([.C43]*2+[.D43];2))" office:value-type="string"/>
            </table:cell-content-deletion>
            <table:cell-content-deletion table:id="ct1891">
              <table:change-track-table-cell table:cell-address="Sheet1.N42" table:formula="of:=IF([.B42]&lt;&gt;&quot;Y&quot;;&quot;&quot;;DEC2HEX([.C42]*2+[.D42];2))" office:value-type="string"/>
            </table:cell-content-deletion>
            <table:cell-content-deletion table:id="ct1890">
              <table:change-track-table-cell table:cell-address="Sheet1.N41" table:formula="of:=IF([.B41]&lt;&gt;&quot;Y&quot;;&quot;&quot;;DEC2HEX([.C41]*2+[.D41];2))" office:value-type="string"/>
            </table:cell-content-deletion>
            <table:cell-content-deletion table:id="ct1889">
              <table:change-track-table-cell table:cell-address="Sheet1.N40" table:formula="of:=IF([.B40]&lt;&gt;&quot;Y&quot;;&quot;&quot;;DEC2HEX([.C40]*2+[.D40];2))" office:value-type="string">
                <text:p>00</text:p>
              </table:change-track-table-cell>
            </table:cell-content-deletion>
            <table:cell-content-deletion table:id="ct1888">
              <table:change-track-table-cell table:cell-address="Sheet1.N39" table:formula="of:=IF([.B39]&lt;&gt;&quot;Y&quot;;&quot;&quot;;DEC2HEX([.C39]*2+[.D39];2))" office:value-type="string">
                <text:p>00</text:p>
              </table:change-track-table-cell>
            </table:cell-content-deletion>
            <table:cell-content-deletion table:id="ct1887">
              <table:change-track-table-cell table:cell-address="Sheet1.N38" table:formula="of:=IF([.B38]&lt;&gt;&quot;Y&quot;;&quot;&quot;;DEC2HEX([.C38]*2+[.D38];2))" office:value-type="string">
                <text:p>00</text:p>
              </table:change-track-table-cell>
            </table:cell-content-deletion>
            <table:cell-content-deletion table:id="ct1886">
              <table:change-track-table-cell table:cell-address="Sheet1.N37" table:formula="of:=IF([.B37]&lt;&gt;&quot;Y&quot;;&quot;&quot;;DEC2HEX([.C37]*2+[.D37];2))" office:value-type="string"/>
            </table:cell-content-deletion>
            <table:cell-content-deletion table:id="ct1885">
              <table:change-track-table-cell table:cell-address="Sheet1.N36" table:formula="of:=IF([.B36]&lt;&gt;&quot;Y&quot;;&quot;&quot;;DEC2HEX([.C36]*2+[.D36];2))" office:value-type="string"/>
            </table:cell-content-deletion>
            <table:cell-content-deletion table:id="ct1884">
              <table:change-track-table-cell table:cell-address="Sheet1.N35" table:formula="of:=IF([.B35]&lt;&gt;&quot;Y&quot;;&quot;&quot;;DEC2HEX([.C35]*2+[.D35];2))" office:value-type="string">
                <text:p>00</text:p>
              </table:change-track-table-cell>
            </table:cell-content-deletion>
            <table:cell-content-deletion table:id="ct1883">
              <table:change-track-table-cell table:cell-address="Sheet1.N34" table:formula="of:=IF([.B34]&lt;&gt;&quot;Y&quot;;&quot;&quot;;DEC2HEX([.C34]*2+[.D34];2))" office:value-type="string">
                <text:p>00</text:p>
              </table:change-track-table-cell>
            </table:cell-content-deletion>
            <table:cell-content-deletion table:id="ct1882">
              <table:change-track-table-cell table:cell-address="Sheet1.N33" table:formula="of:=IF([.B33]&lt;&gt;&quot;Y&quot;;&quot;&quot;;DEC2HEX([.C33]*2+[.D33];2))" office:value-type="string"/>
            </table:cell-content-deletion>
            <table:cell-content-deletion table:id="ct1881">
              <table:change-track-table-cell table:cell-address="Sheet1.N32" table:formula="of:=IF([.B32]&lt;&gt;&quot;Y&quot;;&quot;&quot;;DEC2HEX([.C32]*2+[.D32];2))" office:value-type="string"/>
            </table:cell-content-deletion>
            <table:cell-content-deletion table:id="ct1880">
              <table:change-track-table-cell table:cell-address="Sheet1.N31" table:formula="of:=IF([.B31]&lt;&gt;&quot;Y&quot;;&quot;&quot;;DEC2HEX([.C31]*2+[.D31];2))" office:value-type="string"/>
            </table:cell-content-deletion>
            <table:cell-content-deletion table:id="ct1879">
              <table:change-track-table-cell table:cell-address="Sheet1.N30" table:formula="of:=IF([.B30]&lt;&gt;&quot;Y&quot;;&quot;&quot;;DEC2HEX([.C30]*2+[.D30];2))" office:value-type="string"/>
            </table:cell-content-deletion>
            <table:cell-content-deletion table:id="ct1878">
              <table:change-track-table-cell table:cell-address="Sheet1.N29" table:formula="of:=IF([.B29]&lt;&gt;&quot;Y&quot;;&quot;&quot;;DEC2HEX([.C29]*2+[.D29];2))" office:value-type="string"/>
            </table:cell-content-deletion>
            <table:cell-content-deletion table:id="ct1877">
              <table:change-track-table-cell table:cell-address="Sheet1.N28" table:formula="of:=IF([.B28]&lt;&gt;&quot;Y&quot;;&quot;&quot;;DEC2HEX([.C28]*2+[.D28];2))" office:value-type="string"/>
            </table:cell-content-deletion>
            <table:cell-content-deletion table:id="ct1876">
              <table:change-track-table-cell table:cell-address="Sheet1.N27" table:formula="of:=IF([.B27]&lt;&gt;&quot;Y&quot;;&quot;&quot;;DEC2HEX([.C27]*2+[.D27];2))" office:value-type="string"/>
            </table:cell-content-deletion>
            <table:cell-content-deletion table:id="ct1875">
              <table:change-track-table-cell table:cell-address="Sheet1.N26" table:formula="of:=IF([.B26]&lt;&gt;&quot;Y&quot;;&quot;&quot;;DEC2HEX([.C26]*2+[.D26];2))" office:value-type="string">
                <text:p>00</text:p>
              </table:change-track-table-cell>
            </table:cell-content-deletion>
            <table:cell-content-deletion table:id="ct1874">
              <table:change-track-table-cell table:cell-address="Sheet1.N25" table:formula="of:=IF([.B25]&lt;&gt;&quot;Y&quot;;&quot;&quot;;DEC2HEX([.C25]*2+[.D25];2))" office:value-type="string"/>
            </table:cell-content-deletion>
            <table:cell-content-deletion table:id="ct1873">
              <table:change-track-table-cell table:cell-address="Sheet1.N24" table:formula="of:=IF([.B24]&lt;&gt;&quot;Y&quot;;&quot;&quot;;DEC2HEX([.C24]*2+[.D24];2))" office:value-type="string"/>
            </table:cell-content-deletion>
            <table:cell-content-deletion table:id="ct1872">
              <table:change-track-table-cell table:cell-address="Sheet1.N23" table:formula="of:=IF([.B23]&lt;&gt;&quot;Y&quot;;&quot;&quot;;DEC2HEX([.C23]*2+[.D23];2))" office:value-type="string"/>
            </table:cell-content-deletion>
            <table:cell-content-deletion table:id="ct1871">
              <table:change-track-table-cell table:cell-address="Sheet1.N22" table:formula="of:=IF([.B22]&lt;&gt;&quot;Y&quot;;&quot;&quot;;DEC2HEX([.C22]*2+[.D22];2))" office:value-type="string"/>
            </table:cell-content-deletion>
            <table:cell-content-deletion table:id="ct1870">
              <table:change-track-table-cell table:cell-address="Sheet1.N21" table:formula="of:=IF([.B21]&lt;&gt;&quot;Y&quot;;&quot;&quot;;DEC2HEX([.C21]*2+[.D21];2))" office:value-type="string"/>
            </table:cell-content-deletion>
            <table:cell-content-deletion table:id="ct1869">
              <table:change-track-table-cell table:cell-address="Sheet1.N20" table:formula="of:=IF([.B20]&lt;&gt;&quot;Y&quot;;&quot;&quot;;DEC2HEX([.C20]*2+[.D20];2))" office:value-type="string"/>
            </table:cell-content-deletion>
            <table:cell-content-deletion table:id="ct1868">
              <table:change-track-table-cell table:cell-address="Sheet1.N19" table:formula="of:=IF([.B19]&lt;&gt;&quot;Y&quot;;&quot;&quot;;DEC2HEX([.C19]*2+[.D19];2))" office:value-type="string"/>
            </table:cell-content-deletion>
            <table:cell-content-deletion table:id="ct1867">
              <table:change-track-table-cell table:cell-address="Sheet1.N18" table:formula="of:=IF([.B18]&lt;&gt;&quot;Y&quot;;&quot;&quot;;DEC2HEX([.C18]*2+[.D18];2))" office:value-type="string"/>
            </table:cell-content-deletion>
            <table:cell-content-deletion table:id="ct1866">
              <table:change-track-table-cell table:cell-address="Sheet1.N17" table:formula="of:=IF([.B17]&lt;&gt;&quot;Y&quot;;&quot;&quot;;DEC2HEX([.C17]*2+[.D17];2))" office:value-type="string">
                <text:p>00</text:p>
              </table:change-track-table-cell>
            </table:cell-content-deletion>
            <table:cell-content-deletion table:id="ct1865">
              <table:change-track-table-cell table:cell-address="Sheet1.N16" table:formula="of:=IF([.B16]&lt;&gt;&quot;Y&quot;;&quot;&quot;;DEC2HEX([.C16]*2+[.D16];2))" office:value-type="string">
                <text:p>00</text:p>
              </table:change-track-table-cell>
            </table:cell-content-deletion>
            <table:cell-content-deletion table:id="ct1864">
              <table:change-track-table-cell table:cell-address="Sheet1.N15" table:formula="of:=IF([.B15]&lt;&gt;&quot;Y&quot;;&quot;&quot;;DEC2HEX([.C15]*2+[.D15];2))" office:value-type="string"/>
            </table:cell-content-deletion>
            <table:cell-content-deletion table:id="ct1863">
              <table:change-track-table-cell table:cell-address="Sheet1.N14" table:formula="of:=IF([.B14]&lt;&gt;&quot;Y&quot;;&quot;&quot;;DEC2HEX([.C14]*2+[.D14];2))" office:value-type="string"/>
            </table:cell-content-deletion>
            <table:cell-content-deletion table:id="ct1862">
              <table:change-track-table-cell table:cell-address="Sheet1.N13" table:formula="of:=IF([.B13]&lt;&gt;&quot;Y&quot;;&quot;&quot;;DEC2HEX([.C13]*2+[.D13];2))" office:value-type="string">
                <text:p>00</text:p>
              </table:change-track-table-cell>
            </table:cell-content-deletion>
            <table:cell-content-deletion table:id="ct1861">
              <table:change-track-table-cell table:cell-address="Sheet1.N12" table:formula="of:=IF([.B12]&lt;&gt;&quot;Y&quot;;&quot;&quot;;DEC2HEX([.C12]*2+[.D12];2))" office:value-type="string">
                <text:p>00</text:p>
              </table:change-track-table-cell>
            </table:cell-content-deletion>
            <table:cell-content-deletion table:id="ct1860">
              <table:change-track-table-cell table:cell-address="Sheet1.N11" table:formula="of:=IF([.B11]&lt;&gt;&quot;Y&quot;;&quot;&quot;;DEC2HEX([.C11]*2+[.D11];2))" office:value-type="string"/>
            </table:cell-content-deletion>
            <table:cell-content-deletion table:id="ct1859">
              <table:change-track-table-cell table:cell-address="Sheet1.N10" table:formula="of:=IF([.B10]&lt;&gt;&quot;Y&quot;;&quot;&quot;;DEC2HEX([.C10]*2+[.D10];2))" office:value-type="string"/>
            </table:cell-content-deletion>
            <table:cell-content-deletion table:id="ct1858">
              <table:change-track-table-cell table:cell-address="Sheet1.N9" table:formula="of:=IF([.B9]&lt;&gt;&quot;Y&quot;;&quot;&quot;;DEC2HEX([.C9]*2+[.D9];2))" office:value-type="string">
                <text:p>00</text:p>
              </table:change-track-table-cell>
            </table:cell-content-deletion>
            <table:cell-content-deletion table:id="ct1857">
              <table:change-track-table-cell table:cell-address="Sheet1.N8" table:formula="of:=IF([.B8]&lt;&gt;&quot;Y&quot;;&quot;&quot;;DEC2HEX([.C8]*2+[.D8];2))" office:value-type="string"/>
            </table:cell-content-deletion>
            <table:cell-content-deletion table:id="ct1856">
              <table:change-track-table-cell table:cell-address="Sheet1.N7" table:formula="of:=IF([.B7]&lt;&gt;&quot;Y&quot;;&quot;&quot;;DEC2HEX([.C7]*2+[.D7];2))" office:value-type="string"/>
            </table:cell-content-deletion>
            <table:cell-content-deletion table:id="ct1855">
              <table:change-track-table-cell table:cell-address="Sheet1.N6" table:formula="of:=IF([.B6]&lt;&gt;&quot;Y&quot;;&quot;&quot;;DEC2HEX([.C6]*2+[.D6];2))" office:value-type="string"/>
            </table:cell-content-deletion>
            <table:cell-content-deletion table:id="ct1761">
              <table:change-track-table-cell office:value-type="string">
                <text:p>8 hex</text:p>
              </table:change-track-table-cell>
            </table:cell-content-deletion>
            <table:cell-content-deletion table:id="ct1758">
              <table:change-track-table-cell office:value-type="string">
                <text:p>Byte 3</text:p>
              </table:change-track-table-cell>
            </table:cell-content-deletion>
            <table:change-deletion table:id="ct1756"/>
          </table:deletions>
        </table:deletion>
        <table:deletion table:id="ct2271" table:type="column" table:position="13" table:table="0">
          <office:change-info>
            <dc:creator>Mike </dc:creator>
            <dc:date>2012-04-26T11:32:15.66</dc:date>
          </office:change-info>
          <table:deletions>
            <table:change-deletion table:id="ct2270"/>
            <table:change-deletion table:id="ct9"/>
          </table:deletions>
          <table:cut-offs>
            <table:movement-cut-off table:id="ct46" table:start-position="-1" table:end-position="0"/>
          </table:cut-offs>
        </table:deletion>
        <table:cell-content-change table:id="ct2272">
          <table:cell-address table:column="1" table:row="66" table:table="0"/>
          <office:change-info>
            <dc:creator>Mike </dc:creator>
            <dc:date>2012-04-26T11:32:37.33</dc:date>
          </office:change-info>
          <table:previous table:id="ct2035">
            <table:change-track-table-cell office:value-type="float" office:value="2"/>
          </table:previous>
        </table:cell-content-change>
        <table:deletion table:id="ct2273" table:type="row" table:position="68" table:table="0">
          <office:change-info>
            <dc:creator>Mike </dc:creator>
            <dc:date>2012-04-26T11:33:33.79</dc:date>
          </office:change-info>
          <table:deletions>
            <table:cell-content-deletion table:id="ct2045">
              <table:change-track-table-cell office:value-type="float" office:value="1"/>
            </table:cell-content-deletion>
            <table:cell-content-deletion table:id="ct2044">
              <table:change-track-table-cell office:value-type="float" office:value="1"/>
            </table:cell-content-deletion>
            <table:cell-content-deletion table:id="ct2060">
              <table:change-track-table-cell office:value-type="string">
                <text:p>Not used</text:p>
              </table:change-track-table-cell>
            </table:cell-content-deletion>
          </table:deletions>
        </table:deletion>
        <table:deletion table:id="ct2274" table:type="row" table:position="71" table:table="0">
          <office:change-info>
            <dc:creator>Mike </dc:creator>
            <dc:date>2012-04-26T11:33:51.74</dc:date>
          </office:change-info>
          <table:deletions>
            <table:cell-content-deletion table:id="ct2059">
              <table:change-track-table-cell office:value-type="float" office:value="0"/>
            </table:cell-content-deletion>
            <table:cell-content-deletion table:id="ct2057">
              <table:change-track-table-cell office:value-type="float" office:value="1"/>
            </table:cell-content-deletion>
            <table:cell-content-deletion table:id="ct2061">
              <table:change-track-table-cell office:value-type="string">
                <text:p>Not used</text:p>
              </table:change-track-table-cell>
            </table:cell-content-deletion>
          </table:deletions>
        </table:deletion>
        <table:deletion table:id="ct2275" table:type="row" table:position="71" table:table="0">
          <office:change-info>
            <dc:creator>Mike </dc:creator>
            <dc:date>2012-04-26T11:33:55.03</dc:date>
          </office:change-info>
          <table:deletions>
            <table:change-deletion table:id="ct2274"/>
            <table:cell-content-deletion table:id="ct2072">
              <table:change-track-table-cell office:value-type="string">
                <text:p>0-1</text:p>
              </table:change-track-table-cell>
            </table:cell-content-deletion>
            <table:cell-content-deletion table:id="ct2071">
              <table:change-track-table-cell office:value-type="float" office:value="1"/>
            </table:cell-content-deletion>
            <table:cell-content-deletion table:id="ct2070">
              <table:change-track-table-cell office:value-type="string">
                <text:p>Has destination id</text:p>
              </table:change-track-table-cell>
            </table:cell-content-deletion>
          </table:deletions>
        </table:deletion>
        <table:cell-content-change table:id="ct2276">
          <table:cell-address table:column="0" table:row="59" table:table="0"/>
          <office:change-info>
            <dc:creator>Mike </dc:creator>
            <dc:date>2012-04-26T11:34:15.80</dc:date>
          </office:change-info>
          <table:previous table:id="ct2055">
            <table:change-track-table-cell office:value-type="string">
              <text:p>Flag A – Has B and C</text:p>
            </table:change-track-table-cell>
          </table:previous>
        </table:cell-content-change>
        <table:cell-content-change table:id="ct2277">
          <table:cell-address table:column="0" table:row="72" table:table="0"/>
          <office:change-info>
            <dc:creator>Mike </dc:creator>
            <dc:date>2012-04-26T11:34:30.64</dc:date>
          </office:change-info>
          <table:previous table:id="ct2113">
            <table:change-track-table-cell office:value-type="string">
              <text:p>Flag A – Has B, C in byte 3</text:p>
            </table:change-track-table-cell>
          </table:previous>
        </table:cell-content-change>
        <table:cell-content-change table:id="ct2278">
          <table:cell-address table:column="0" table:row="73" table:table="0"/>
          <office:change-info>
            <dc:creator>Mike </dc:creator>
            <dc:date>2012-04-26T11:34:30.64</dc:date>
          </office:change-info>
          <table:previous table:id="ct2111">
            <table:change-track-table-cell office:value-type="string">
              <text:p>Byte 3</text:p>
            </table:change-track-table-cell>
          </table:previous>
        </table:cell-content-change>
        <table:cell-content-change table:id="ct2279">
          <table:cell-address table:column="0" table:row="74" table:table="0"/>
          <office:change-info>
            <dc:creator>Mike </dc:creator>
            <dc:date>2012-04-26T11:34:30.64</dc:date>
          </office:change-info>
          <table:previous table:id="ct2083">
            <table:change-track-table-cell office:value-type="string">
              <text:p>Not used</text:p>
            </table:change-track-table-cell>
          </table:previous>
        </table:cell-content-change>
        <table:cell-content-change table:id="ct2280">
          <table:cell-address table:column="0" table:row="75" table:table="0"/>
          <office:change-info>
            <dc:creator>Mike </dc:creator>
            <dc:date>2012-04-26T11:34:30.64</dc:date>
          </office:change-info>
          <table:previous table:id="ct2087">
            <table:change-track-table-cell office:value-type="string">
              <text:p>Spare Flag B</text:p>
            </table:change-track-table-cell>
          </table:previous>
        </table:cell-content-change>
        <table:cell-content-change table:id="ct2281">
          <table:cell-address table:column="0" table:row="75" table:table="0"/>
          <office:change-info>
            <dc:creator>Mike </dc:creator>
            <dc:date>2012-04-26T11:34:30.64</dc:date>
          </office:change-info>
          <table:previous table:id="ct2088">
            <table:change-track-table-cell office:value-type="string">
              <text:p>Spare Flag C</text:p>
            </table:change-track-table-cell>
          </table:previous>
        </table:cell-content-change>
        <table:cell-content-change table:id="ct2282">
          <table:cell-address table:column="1" table:row="73" table:table="0"/>
          <office:change-info>
            <dc:creator>Mike </dc:creator>
            <dc:date>2012-04-26T11:34:30.64</dc:date>
          </office:change-info>
          <table:previous>
            <table:change-track-table-cell/>
          </table:previous>
        </table:cell-content-change>
        <table:cell-content-change table:id="ct2283">
          <table:cell-address table:column="1" table:row="74" table:table="0"/>
          <office:change-info>
            <dc:creator>Mike </dc:creator>
            <dc:date>2012-04-26T11:34:30.64</dc:date>
          </office:change-info>
          <table:previous table:id="ct2084">
            <table:change-track-table-cell office:value-type="float" office:value="6"/>
          </table:previous>
        </table:cell-content-change>
        <table:cell-content-change table:id="ct2284">
          <table:cell-address table:column="2" table:row="73" table:table="0"/>
          <office:change-info>
            <dc:creator>Mike </dc:creator>
            <dc:date>2012-04-26T11:34:30.64</dc:date>
          </office:change-info>
          <table:previous>
            <table:change-track-table-cell/>
          </table:previous>
        </table:cell-content-change>
        <table:cell-content-change table:id="ct2285">
          <table:cell-address table:column="2" table:row="74" table:table="0"/>
          <office:change-info>
            <dc:creator>Mike </dc:creator>
            <dc:date>2012-04-26T11:34:30.64</dc:date>
          </office:change-info>
          <table:previous table:id="ct2086">
            <table:change-track-table-cell office:value-type="float" office:value="0"/>
          </table:previous>
        </table:cell-content-change>
        <table:cell-content-change table:id="ct2286">
          <table:cell-address table:column="2" table:row="75" table:table="0"/>
          <office:change-info>
            <dc:creator>Mike </dc:creator>
            <dc:date>2012-04-26T11:34:30.64</dc:date>
          </office:change-info>
          <table:previous table:id="ct2091">
            <table:change-track-table-cell office:value-type="float" office:value="1"/>
          </table:previous>
        </table:cell-content-change>
        <table:deletion table:id="ct2287" table:type="row" table:position="75" table:table="0" table:multi-deletion-spanned="2">
          <office:change-info>
            <dc:creator>Mike </dc:creator>
            <dc:date>2012-04-26T11:34:50.94</dc:date>
          </office:change-info>
          <table:deletions>
            <table:cell-content-deletion table:id="ct2286">
              <table:change-track-table-cell office:value-type="string">
                <text:p>0-1</text:p>
              </table:change-track-table-cell>
            </table:cell-content-deletion>
            <table:cell-content-deletion table:id="ct2089">
              <table:change-track-table-cell office:value-type="float" office:value="1"/>
            </table:cell-content-deletion>
            <table:cell-content-deletion table:id="ct2280">
              <table:change-track-table-cell office:value-type="string">
                <text:p>Spare Flag A</text:p>
              </table:change-track-table-cell>
            </table:cell-content-deletion>
          </table:deletions>
        </table:deletion>
        <table:deletion table:id="ct2288" table:type="row" table:position="75" table:table="0">
          <office:change-info>
            <dc:creator>Mike </dc:creator>
            <dc:date>2012-04-26T11:34:50.94</dc:date>
          </office:change-info>
          <table:deletions>
            <table:change-deletion table:id="ct2287"/>
            <table:cell-content-deletion table:id="ct2092">
              <table:change-track-table-cell office:value-type="float" office:value="1"/>
            </table:cell-content-deletion>
            <table:cell-content-deletion table:id="ct2090">
              <table:change-track-table-cell office:value-type="float" office:value="1"/>
            </table:cell-content-deletion>
            <table:cell-content-deletion table:id="ct2281">
              <table:change-track-table-cell office:value-type="string">
                <text:p>Spare Flag B</text:p>
              </table:change-track-table-cell>
            </table:cell-content-deletion>
          </table:deletions>
        </table:deletion>
        <table:cell-content-change table:id="ct2289">
          <table:cell-address table:column="0" table:row="66" table:table="0"/>
          <office:change-info>
            <dc:creator>Mike </dc:creator>
            <dc:date>2012-04-26T11:35:13.48</dc:date>
          </office:change-info>
          <table:previous table:id="ct2069">
            <table:change-track-table-cell office:value-type="string">
              <text:p>Not used</text:p>
            </table:change-track-table-cell>
          </table:previous>
        </table:cell-content-change>
        <table:deletion table:id="ct2290" table:type="row" table:position="76" table:table="0">
          <office:change-info>
            <dc:creator>Mike </dc:creator>
            <dc:date>2012-04-26T11:35:21.70</dc:date>
          </office:change-info>
          <table:deletions>
            <table:cell-content-deletion table:id="ct2114">
              <table:change-track-table-cell office:value-type="string">
                <text:p>Not used bits cannot be used over CAN</text:p>
              </table:change-track-table-cell>
            </table:cell-content-deletion>
          </table:deletions>
          <table:cut-offs>
            <table:movement-cut-off table:id="ct2110" table:start-position="1" table:end-position="0"/>
            <table:movement-cut-off table:id="ct2109" table:start-position="1" table:end-position="0"/>
            <table:movement-cut-off table:id="ct2093" table:start-position="0" table:end-position="1"/>
          </table:cut-offs>
        </table:deletion>
        <table:cell-content-change table:id="ct2291">
          <table:cell-address table:column="0" table:row="66" table:table="0"/>
          <office:change-info>
            <dc:creator>Mike </dc:creator>
            <dc:date>2012-04-26T11:36:27.16</dc:date>
          </office:change-info>
          <table:previous table:id="ct2289">
            <table:change-track-table-cell office:value-type="string">
              <text:p>Can't be used over CAN</text:p>
            </table:change-track-table-cell>
          </table:previous>
        </table:cell-content-change>
        <table:cell-content-change table:id="ct2292">
          <table:cell-address table:column="2" table:row="67" table:table="0"/>
          <office:change-info>
            <dc:creator>Mike </dc:creator>
            <dc:date>2012-04-26T11:37:38.28</dc:date>
          </office:change-info>
          <table:previous table:id="ct2041">
            <table:change-track-table-cell office:value-type="string">
              <text:p>0-1</text:p>
            </table:change-track-table-cell>
          </table:previous>
        </table:cell-content-change>
        <table:cell-content-change table:id="ct2293">
          <table:cell-address table:column="0" table:row="64" table:table="0"/>
          <office:change-info>
            <dc:creator>Mike </dc:creator>
            <dc:date>2012-04-26T11:38:01.78</dc:date>
          </office:change-info>
          <table:previous table:id="ct2073">
            <table:change-track-table-cell office:value-type="string">
              <text:p>Ethernet message</text:p>
            </table:change-track-table-cell>
          </table:previous>
        </table:cell-content-change>
        <table:cell-content-change table:id="ct2294">
          <table:cell-address table:column="0" table:row="76" table:table="0"/>
          <office:change-info>
            <dc:creator>Mike </dc:creator>
            <dc:date>2012-04-26T11:38:14.67</dc:date>
          </office:change-info>
          <table:previous>
            <table:change-track-table-cell/>
          </table:previous>
        </table:cell-content-change>
        <table:cell-content-change table:id="ct2295">
          <table:cell-address table:column="0" table:row="78" table:table="0"/>
          <office:change-info>
            <dc:creator>Mike </dc:creator>
            <dc:date>2012-04-26T11:38:14.67</dc:date>
          </office:change-info>
          <table:previous>
            <table:change-track-table-cell/>
          </table:previous>
        </table:cell-content-change>
        <table:cell-content-change table:id="ct2296">
          <table:cell-address table:column="0" table:row="79" table:table="0"/>
          <office:change-info>
            <dc:creator>Mike </dc:creator>
            <dc:date>2012-04-26T11:38:14.67</dc:date>
          </office:change-info>
          <table:previous>
            <table:change-track-table-cell/>
          </table:previous>
        </table:cell-content-change>
        <table:cell-content-change table:id="ct2297">
          <table:cell-address table:column="0" table:row="80" table:table="0"/>
          <office:change-info>
            <dc:creator>Mike </dc:creator>
            <dc:date>2012-04-26T11:38:14.67</dc:date>
          </office:change-info>
          <table:previous>
            <table:change-track-table-cell/>
          </table:previous>
        </table:cell-content-change>
        <table:cell-content-change table:id="ct2298">
          <table:cell-address table:column="0" table:row="81" table:table="0"/>
          <office:change-info>
            <dc:creator>Mike </dc:creator>
            <dc:date>2012-04-26T11:38:14.67</dc:date>
          </office:change-info>
          <table:previous>
            <table:change-track-table-cell/>
          </table:previous>
        </table:cell-content-change>
        <table:cell-content-change table:id="ct2299">
          <table:cell-address table:column="0" table:row="82" table:table="0"/>
          <office:change-info>
            <dc:creator>Mike </dc:creator>
            <dc:date>2012-04-26T11:38:14.67</dc:date>
          </office:change-info>
          <table:previous>
            <table:change-track-table-cell/>
          </table:previous>
        </table:cell-content-change>
        <table:cell-content-change table:id="ct2300">
          <table:cell-address table:column="0" table:row="83" table:table="0"/>
          <office:change-info>
            <dc:creator>Mike </dc:creator>
            <dc:date>2012-04-26T11:38:14.67</dc:date>
          </office:change-info>
          <table:previous>
            <table:change-track-table-cell/>
          </table:previous>
        </table:cell-content-change>
        <table:cell-content-change table:id="ct2301">
          <table:cell-address table:column="0" table:row="84" table:table="0"/>
          <office:change-info>
            <dc:creator>Mike </dc:creator>
            <dc:date>2012-04-26T11:38:14.67</dc:date>
          </office:change-info>
          <table:previous>
            <table:change-track-table-cell/>
          </table:previous>
        </table:cell-content-change>
        <table:cell-content-change table:id="ct2302">
          <table:cell-address table:column="0" table:row="85" table:table="0"/>
          <office:change-info>
            <dc:creator>Mike </dc:creator>
            <dc:date>2012-04-26T11:38:14.67</dc:date>
          </office:change-info>
          <table:previous>
            <table:change-track-table-cell/>
          </table:previous>
        </table:cell-content-change>
        <table:cell-content-change table:id="ct2303">
          <table:cell-address table:column="0" table:row="86" table:table="0"/>
          <office:change-info>
            <dc:creator>Mike </dc:creator>
            <dc:date>2012-04-26T11:38:14.67</dc:date>
          </office:change-info>
          <table:previous>
            <table:change-track-table-cell/>
          </table:previous>
        </table:cell-content-change>
        <table:cell-content-change table:id="ct2304">
          <table:cell-address table:column="1" table:row="76" table:table="0"/>
          <office:change-info>
            <dc:creator>Mike </dc:creator>
            <dc:date>2012-04-26T11:38:14.67</dc:date>
          </office:change-info>
          <table:previous>
            <table:change-track-table-cell/>
          </table:previous>
        </table:cell-content-change>
        <table:cell-content-change table:id="ct2305">
          <table:cell-address table:column="1" table:row="78" table:table="0"/>
          <office:change-info>
            <dc:creator>Mike </dc:creator>
            <dc:date>2012-04-26T11:38:14.67</dc:date>
          </office:change-info>
          <table:previous>
            <table:change-track-table-cell/>
          </table:previous>
        </table:cell-content-change>
        <table:cell-content-change table:id="ct2306">
          <table:cell-address table:column="1" table:row="79" table:table="0"/>
          <office:change-info>
            <dc:creator>Mike </dc:creator>
            <dc:date>2012-04-26T11:38:14.67</dc:date>
          </office:change-info>
          <table:previous>
            <table:change-track-table-cell/>
          </table:previous>
        </table:cell-content-change>
        <table:cell-content-change table:id="ct2307">
          <table:cell-address table:column="1" table:row="80" table:table="0"/>
          <office:change-info>
            <dc:creator>Mike </dc:creator>
            <dc:date>2012-04-26T11:38:14.67</dc:date>
          </office:change-info>
          <table:previous>
            <table:change-track-table-cell/>
          </table:previous>
        </table:cell-content-change>
        <table:cell-content-change table:id="ct2308">
          <table:cell-address table:column="1" table:row="81" table:table="0"/>
          <office:change-info>
            <dc:creator>Mike </dc:creator>
            <dc:date>2012-04-26T11:38:14.67</dc:date>
          </office:change-info>
          <table:previous>
            <table:change-track-table-cell/>
          </table:previous>
        </table:cell-content-change>
        <table:cell-content-change table:id="ct2309">
          <table:cell-address table:column="1" table:row="82" table:table="0"/>
          <office:change-info>
            <dc:creator>Mike </dc:creator>
            <dc:date>2012-04-26T11:38:14.67</dc:date>
          </office:change-info>
          <table:previous>
            <table:change-track-table-cell/>
          </table:previous>
        </table:cell-content-change>
        <table:cell-content-change table:id="ct2310">
          <table:cell-address table:column="1" table:row="83" table:table="0"/>
          <office:change-info>
            <dc:creator>Mike </dc:creator>
            <dc:date>2012-04-26T11:38:14.67</dc:date>
          </office:change-info>
          <table:previous>
            <table:change-track-table-cell/>
          </table:previous>
        </table:cell-content-change>
        <table:cell-content-change table:id="ct2311">
          <table:cell-address table:column="1" table:row="84" table:table="0"/>
          <office:change-info>
            <dc:creator>Mike </dc:creator>
            <dc:date>2012-04-26T11:38:14.67</dc:date>
          </office:change-info>
          <table:previous>
            <table:change-track-table-cell/>
          </table:previous>
        </table:cell-content-change>
        <table:cell-content-change table:id="ct2312">
          <table:cell-address table:column="1" table:row="85" table:table="0"/>
          <office:change-info>
            <dc:creator>Mike </dc:creator>
            <dc:date>2012-04-26T11:38:14.67</dc:date>
          </office:change-info>
          <table:previous>
            <table:change-track-table-cell/>
          </table:previous>
        </table:cell-content-change>
        <table:cell-content-change table:id="ct2313">
          <table:cell-address table:column="1" table:row="86" table:table="0"/>
          <office:change-info>
            <dc:creator>Mike </dc:creator>
            <dc:date>2012-04-26T11:38:14.67</dc:date>
          </office:change-info>
          <table:previous>
            <table:change-track-table-cell/>
          </table:previous>
        </table:cell-content-change>
        <table:cell-content-change table:id="ct2314">
          <table:cell-address table:column="2" table:row="76" table:table="0"/>
          <office:change-info>
            <dc:creator>Mike </dc:creator>
            <dc:date>2012-04-26T11:38:14.67</dc:date>
          </office:change-info>
          <table:previous>
            <table:change-track-table-cell/>
          </table:previous>
        </table:cell-content-change>
        <table:cell-content-change table:id="ct2315">
          <table:cell-address table:column="2" table:row="78" table:table="0"/>
          <office:change-info>
            <dc:creator>Mike </dc:creator>
            <dc:date>2012-04-26T11:38:14.67</dc:date>
          </office:change-info>
          <table:previous>
            <table:change-track-table-cell/>
          </table:previous>
        </table:cell-content-change>
        <table:cell-content-change table:id="ct2316">
          <table:cell-address table:column="2" table:row="79" table:table="0"/>
          <office:change-info>
            <dc:creator>Mike </dc:creator>
            <dc:date>2012-04-26T11:38:14.67</dc:date>
          </office:change-info>
          <table:previous>
            <table:change-track-table-cell/>
          </table:previous>
        </table:cell-content-change>
        <table:cell-content-change table:id="ct2317">
          <table:cell-address table:column="2" table:row="80" table:table="0"/>
          <office:change-info>
            <dc:creator>Mike </dc:creator>
            <dc:date>2012-04-26T11:38:14.67</dc:date>
          </office:change-info>
          <table:previous>
            <table:change-track-table-cell/>
          </table:previous>
        </table:cell-content-change>
        <table:cell-content-change table:id="ct2318">
          <table:cell-address table:column="2" table:row="81" table:table="0"/>
          <office:change-info>
            <dc:creator>Mike </dc:creator>
            <dc:date>2012-04-26T11:38:14.67</dc:date>
          </office:change-info>
          <table:previous>
            <table:change-track-table-cell/>
          </table:previous>
        </table:cell-content-change>
        <table:cell-content-change table:id="ct2319">
          <table:cell-address table:column="2" table:row="82" table:table="0"/>
          <office:change-info>
            <dc:creator>Mike </dc:creator>
            <dc:date>2012-04-26T11:38:14.67</dc:date>
          </office:change-info>
          <table:previous>
            <table:change-track-table-cell/>
          </table:previous>
        </table:cell-content-change>
        <table:cell-content-change table:id="ct2320">
          <table:cell-address table:column="2" table:row="83" table:table="0"/>
          <office:change-info>
            <dc:creator>Mike </dc:creator>
            <dc:date>2012-04-26T11:38:14.67</dc:date>
          </office:change-info>
          <table:previous>
            <table:change-track-table-cell/>
          </table:previous>
        </table:cell-content-change>
        <table:cell-content-change table:id="ct2321">
          <table:cell-address table:column="2" table:row="84" table:table="0"/>
          <office:change-info>
            <dc:creator>Mike </dc:creator>
            <dc:date>2012-04-26T11:38:14.67</dc:date>
          </office:change-info>
          <table:previous>
            <table:change-track-table-cell/>
          </table:previous>
        </table:cell-content-change>
        <table:cell-content-change table:id="ct2322">
          <table:cell-address table:column="2" table:row="85" table:table="0"/>
          <office:change-info>
            <dc:creator>Mike </dc:creator>
            <dc:date>2012-04-26T11:38:14.67</dc:date>
          </office:change-info>
          <table:previous>
            <table:change-track-table-cell/>
          </table:previous>
        </table:cell-content-change>
        <table:cell-content-change table:id="ct2323">
          <table:cell-address table:column="2" table:row="86" table:table="0"/>
          <office:change-info>
            <dc:creator>Mike </dc:creator>
            <dc:date>2012-04-26T11:38:14.67</dc:date>
          </office:change-info>
          <table:previous>
            <table:change-track-table-cell/>
          </table:previous>
        </table:cell-content-change>
        <table:cell-content-change table:id="ct2324">
          <table:cell-address table:column="0" table:row="76" table:table="0"/>
          <office:change-info>
            <dc:creator>Mike </dc:creator>
            <dc:date>2012-04-26T11:38:21.25</dc:date>
          </office:change-info>
          <table:previous table:id="ct2294">
            <table:change-track-table-cell office:value-type="string">
              <text:p>Ethernet unaddressed msg</text:p>
            </table:change-track-table-cell>
          </table:previous>
        </table:cell-content-change>
        <table:cell-content-change table:id="ct2325">
          <table:cell-address table:column="2" table:row="79" table:table="0"/>
          <office:change-info>
            <dc:creator>Mike </dc:creator>
            <dc:date>2012-04-26T11:38:26.92</dc:date>
          </office:change-info>
          <table:previous table:id="ct2316">
            <table:change-track-table-cell office:value-type="float" office:value="0"/>
          </table:previous>
        </table:cell-content-change>
        <table:cell-content-change table:id="ct2326">
          <table:cell-address table:column="0" table:row="80" table:table="0"/>
          <office:change-info>
            <dc:creator>Mike </dc:creator>
            <dc:date>2012-04-26T11:38:58.17</dc:date>
          </office:change-info>
          <table:previous table:id="ct2297">
            <table:change-track-table-cell office:value-type="string">
              <text:p>Spare flag D</text:p>
            </table:change-track-table-cell>
          </table:previous>
        </table:cell-content-change>
        <table:cell-content-change table:id="ct2327">
          <table:cell-address table:column="1" table:row="80" table:table="0"/>
          <office:change-info>
            <dc:creator>Mike </dc:creator>
            <dc:date>2012-04-26T11:39:01.20</dc:date>
          </office:change-info>
          <table:previous table:id="ct2307">
            <table:change-track-table-cell office:value-type="float" office:value="1"/>
          </table:previous>
        </table:cell-content-change>
        <table:cell-content-change table:id="ct2328">
          <table:cell-address table:column="2" table:row="80" table:table="0"/>
          <office:change-info>
            <dc:creator>Mike </dc:creator>
            <dc:date>2012-04-26T11:39:10.03</dc:date>
          </office:change-info>
          <table:previous table:id="ct2317">
            <table:change-track-table-cell office:value-type="float" office:value="0"/>
          </table:previous>
        </table:cell-content-change>
        <table:cell-content-change table:id="ct2329">
          <table:cell-address table:column="0" table:row="81" table:table="0"/>
          <office:change-info>
            <dc:creator>Mike </dc:creator>
            <dc:date>2012-04-26T11:39:52.07</dc:date>
          </office:change-info>
          <table:previous table:id="ct2298">
            <table:change-track-table-cell office:value-type="string">
              <text:p>priority</text:p>
            </table:change-track-table-cell>
          </table:previous>
        </table:cell-content-change>
        <table:cell-content-change table:id="ct2330">
          <table:cell-address table:column="1" table:row="81" table:table="0"/>
          <office:change-info>
            <dc:creator>Mike </dc:creator>
            <dc:date>2012-04-26T11:39:55.95</dc:date>
          </office:change-info>
          <table:previous table:id="ct2308">
            <table:change-track-table-cell office:value-type="float" office:value="2"/>
          </table:previous>
        </table:cell-content-change>
        <table:cell-content-change table:id="ct2331">
          <table:cell-address table:column="2" table:row="81" table:table="0"/>
          <office:change-info>
            <dc:creator>Mike </dc:creator>
            <dc:date>2012-04-26T11:39:58.18</dc:date>
          </office:change-info>
          <table:previous table:id="ct2318">
            <table:change-track-table-cell office:value-type="string">
              <text:p>0-3</text:p>
            </table:change-track-table-cell>
          </table:previous>
        </table:cell-content-change>
        <table:cell-content-change table:id="ct2332">
          <table:cell-address table:column="0" table:row="82" table:table="0"/>
          <office:change-info>
            <dc:creator>Mike </dc:creator>
            <dc:date>2012-04-26T11:40:04.31</dc:date>
          </office:change-info>
          <table:previous table:id="ct2299">
            <table:change-track-table-cell office:value-type="string">
              <text:p>type</text:p>
            </table:change-track-table-cell>
          </table:previous>
        </table:cell-content-change>
        <table:cell-content-change table:id="ct2333">
          <table:cell-address table:column="0" table:row="83" table:table="0"/>
          <office:change-info>
            <dc:creator>Mike </dc:creator>
            <dc:date>2012-04-26T11:40:04.31</dc:date>
          </office:change-info>
          <table:previous table:id="ct2300">
            <table:change-track-table-cell office:value-type="string">
              <text:p>Has Event ID</text:p>
            </table:change-track-table-cell>
          </table:previous>
        </table:cell-content-change>
        <table:cell-content-change table:id="ct2334">
          <table:cell-address table:column="0" table:row="84" table:table="0"/>
          <office:change-info>
            <dc:creator>Mike </dc:creator>
            <dc:date>2012-04-26T11:40:04.31</dc:date>
          </office:change-info>
          <table:previous table:id="ct2301">
            <table:change-track-table-cell office:value-type="string">
              <text:p>Spare Flag A</text:p>
            </table:change-track-table-cell>
          </table:previous>
        </table:cell-content-change>
        <table:cell-content-change table:id="ct2335">
          <table:cell-address table:column="0" table:row="85" table:table="0"/>
          <office:change-info>
            <dc:creator>Mike </dc:creator>
            <dc:date>2012-04-26T11:40:04.31</dc:date>
          </office:change-info>
          <table:previous table:id="ct2302">
            <table:change-track-table-cell office:value-type="string">
              <text:p>Spare Flag B</text:p>
            </table:change-track-table-cell>
          </table:previous>
        </table:cell-content-change>
        <table:cell-content-change table:id="ct2336">
          <table:cell-address table:column="0" table:row="86" table:table="0"/>
          <office:change-info>
            <dc:creator>Mike </dc:creator>
            <dc:date>2012-04-26T11:40:04.31</dc:date>
          </office:change-info>
          <table:previous table:id="ct2303">
            <table:change-track-table-cell office:value-type="string">
              <text:p>Spare Flag C</text:p>
            </table:change-track-table-cell>
          </table:previous>
        </table:cell-content-change>
        <table:cell-content-change table:id="ct2337">
          <table:cell-address table:column="1" table:row="82" table:table="0"/>
          <office:change-info>
            <dc:creator>Mike </dc:creator>
            <dc:date>2012-04-26T11:40:04.31</dc:date>
          </office:change-info>
          <table:previous table:id="ct2309">
            <table:change-track-table-cell office:value-type="float" office:value="5"/>
          </table:previous>
        </table:cell-content-change>
        <table:cell-content-change table:id="ct2338">
          <table:cell-address table:column="1" table:row="83" table:table="0"/>
          <office:change-info>
            <dc:creator>Mike </dc:creator>
            <dc:date>2012-04-26T11:40:04.31</dc:date>
          </office:change-info>
          <table:previous table:id="ct2310">
            <table:change-track-table-cell office:value-type="float" office:value="1"/>
          </table:previous>
        </table:cell-content-change>
        <table:cell-content-change table:id="ct2339">
          <table:cell-address table:column="1" table:row="84" table:table="0"/>
          <office:change-info>
            <dc:creator>Mike </dc:creator>
            <dc:date>2012-04-26T11:40:04.31</dc:date>
          </office:change-info>
          <table:previous table:id="ct2311">
            <table:change-track-table-cell office:value-type="float" office:value="1"/>
          </table:previous>
        </table:cell-content-change>
        <table:cell-content-change table:id="ct2340">
          <table:cell-address table:column="1" table:row="85" table:table="0"/>
          <office:change-info>
            <dc:creator>Mike </dc:creator>
            <dc:date>2012-04-26T11:40:04.31</dc:date>
          </office:change-info>
          <table:previous table:id="ct2312">
            <table:change-track-table-cell office:value-type="float" office:value="1"/>
          </table:previous>
        </table:cell-content-change>
        <table:cell-content-change table:id="ct2341">
          <table:cell-address table:column="1" table:row="86" table:table="0"/>
          <office:change-info>
            <dc:creator>Mike </dc:creator>
            <dc:date>2012-04-26T11:40:04.31</dc:date>
          </office:change-info>
          <table:previous table:id="ct2313">
            <table:change-track-table-cell office:value-type="float" office:value="1"/>
          </table:previous>
        </table:cell-content-change>
        <table:cell-content-change table:id="ct2342">
          <table:cell-address table:column="2" table:row="82" table:table="0"/>
          <office:change-info>
            <dc:creator>Mike </dc:creator>
            <dc:date>2012-04-26T11:40:04.31</dc:date>
          </office:change-info>
          <table:previous table:id="ct2319">
            <table:change-track-table-cell office:value-type="string">
              <text:p>0-31</text:p>
            </table:change-track-table-cell>
          </table:previous>
        </table:cell-content-change>
        <table:cell-content-change table:id="ct2343">
          <table:cell-address table:column="2" table:row="83" table:table="0"/>
          <office:change-info>
            <dc:creator>Mike </dc:creator>
            <dc:date>2012-04-26T11:40:04.31</dc:date>
          </office:change-info>
          <table:previous table:id="ct2320">
            <table:change-track-table-cell office:value-type="string">
              <text:p>0-1</text:p>
            </table:change-track-table-cell>
          </table:previous>
        </table:cell-content-change>
        <table:cell-content-change table:id="ct2344">
          <table:cell-address table:column="2" table:row="84" table:table="0"/>
          <office:change-info>
            <dc:creator>Mike </dc:creator>
            <dc:date>2012-04-26T11:40:04.31</dc:date>
          </office:change-info>
          <table:previous table:id="ct2321">
            <table:change-track-table-cell office:value-type="string">
              <text:p>0-1</text:p>
            </table:change-track-table-cell>
          </table:previous>
        </table:cell-content-change>
        <table:cell-content-change table:id="ct2345">
          <table:cell-address table:column="2" table:row="85" table:table="0"/>
          <office:change-info>
            <dc:creator>Mike </dc:creator>
            <dc:date>2012-04-26T11:40:04.31</dc:date>
          </office:change-info>
          <table:previous table:id="ct2322">
            <table:change-track-table-cell office:value-type="float" office:value="1"/>
          </table:previous>
        </table:cell-content-change>
        <table:cell-content-change table:id="ct2346">
          <table:cell-address table:column="2" table:row="86" table:table="0"/>
          <office:change-info>
            <dc:creator>Mike </dc:creator>
            <dc:date>2012-04-26T11:40:04.31</dc:date>
          </office:change-info>
          <table:previous table:id="ct2323">
            <table:change-track-table-cell office:value-type="float" office:value="1"/>
          </table:previous>
        </table:cell-content-change>
        <table:cell-content-change table:id="ct2347">
          <table:cell-address table:column="13" table:row="48" table:table="0"/>
          <office:change-info>
            <dc:creator>Mike </dc:creator>
            <dc:date>2012-04-26T11:40:54.78</dc:date>
          </office:change-info>
          <table:previous table:id="ct1943">
            <table:change-track-table-cell table:cell-address="Sheet1.N49" table:formula="of:=IF([.H49]=&quot;&quot;;&quot;&quot;;IF([.B49]=&quot;Y&quot;;&quot;1Eddd&quot;;DEC2HEX(256*256+8*256*16+HEX2DEC([.J49])*16+IF([.C49]=&quot;Y&quot;;8;0)+IF([.D49]=&quot;Y&quot;;[.E49]*2+[.F49];7);5)))" office:value-type="string">
              <text:p>1Eddd</text:p>
            </table:change-track-table-cell>
          </table:previous>
        </table:cell-content-change>
        <table:cell-content-change table:id="ct2348">
          <table:cell-address table:column="0" table:row="66" table:table="0"/>
          <office:change-info>
            <dc:creator>Mike </dc:creator>
            <dc:date>2012-04-26T11:52:47.20</dc:date>
          </office:change-info>
          <table:previous table:id="ct2291">
            <table:change-track-table-cell office:value-type="string">
              <text:p>Can't be semt over CAN</text:p>
            </table:change-track-table-cell>
          </table:previous>
        </table:cell-content-change>
        <table:cell-content-change table:id="ct2349">
          <table:cell-address table:column="0" table:row="78" table:table="0"/>
          <office:change-info>
            <dc:creator>Mike </dc:creator>
            <dc:date>2012-04-26T11:52:49.26</dc:date>
          </office:change-info>
          <table:previous table:id="ct2295">
            <table:change-track-table-cell office:value-type="string">
              <text:p>Can't be semt over CAN</text:p>
            </table:change-track-table-cell>
          </table:previous>
        </table:cell-content-change>
        <table:cell-content-change table:id="ct2350">
          <table:cell-address table:column="0" table:row="81" table:table="0"/>
          <office:change-info>
            <dc:creator>Mike </dc:creator>
            <dc:date>2012-04-26T11:52:53.15</dc:date>
          </office:change-info>
          <table:previous table:id="ct2329">
            <table:change-track-table-cell office:value-type="string">
              <text:p>Can't be semt over CAN</text:p>
            </table:change-track-table-cell>
          </table:previous>
        </table:cell-content-change>
        <table:cell-content-change table:id="ct2351">
          <table:cell-address table:column="0" table:row="83" table:table="0"/>
          <office:change-info>
            <dc:creator>Mike </dc:creator>
            <dc:date>2012-04-26T11:53:29.01</dc:date>
          </office:change-info>
          <table:previous table:id="ct2333">
            <table:change-track-table-cell/>
          </table:previous>
        </table:cell-content-change>
        <table:cell-content-change table:id="ct2352">
          <table:cell-address table:column="0" table:row="83" table:table="0"/>
          <office:change-info>
            <dc:creator>Mike </dc:creator>
            <dc:date>2012-04-26T11:53:44.20</dc:date>
          </office:change-info>
          <table:previous table:id="ct2351">
            <table:change-track-table-cell office:value-type="string">
              <text:p>* these bits can't be used for messages that need to be sent over CAN</text:p>
            </table:change-track-table-cell>
          </table:previous>
        </table:cell-content-change>
        <table:insertion table:id="ct2353" table:type="row" table:position="65" table:table="0">
          <office:change-info>
            <dc:creator>Mike </dc:creator>
            <dc:date>2012-04-26T12:04:38.70</dc:date>
          </office:change-info>
          <table:dependencies>
            <table:dependence table:id="ct2379"/>
            <table:dependence table:id="ct2367"/>
            <table:dependence table:id="ct2365"/>
            <table:dependence table:id="ct2356"/>
            <table:dependence table:id="ct2355"/>
            <table:dependence table:id="ct2354"/>
          </table:dependencies>
        </table:insertion>
        <table:cell-content-change table:id="ct2354">
          <table:cell-address table:column="0" table:row="65" table:table="0"/>
          <office:change-info>
            <dc:creator>Mike </dc:creator>
            <dc:date>2012-04-26T12:04:44.59</dc:date>
          </office:change-info>
          <table:previous>
            <table:change-track-table-cell/>
          </table:previous>
        </table:cell-content-change>
        <table:cell-content-change table:id="ct2355">
          <table:cell-address table:column="1" table:row="65" table:table="0"/>
          <office:change-info>
            <dc:creator>Mike </dc:creator>
            <dc:date>2012-04-26T12:04:46.72</dc:date>
          </office:change-info>
          <table:previous>
            <table:change-track-table-cell/>
          </table:previous>
        </table:cell-content-change>
        <table:cell-content-change table:id="ct2356">
          <table:cell-address table:column="2" table:row="65" table:table="0"/>
          <office:change-info>
            <dc:creator>Mike </dc:creator>
            <dc:date>2012-04-26T12:04:57.75</dc:date>
          </office:change-info>
          <table:previous>
            <table:change-track-table-cell/>
          </table:previous>
        </table:cell-content-change>
        <table:insertion table:id="ct2357" table:type="row" table:position="77" table:table="0">
          <office:change-info>
            <dc:creator>Mike </dc:creator>
            <dc:date>2012-04-26T12:05:06.64</dc:date>
          </office:change-info>
          <table:dependencies>
            <table:dependence table:id="ct2380"/>
            <table:dependence table:id="ct2366"/>
            <table:dependence table:id="ct2360"/>
            <table:dependence table:id="ct2359"/>
            <table:dependence table:id="ct2358"/>
          </table:dependencies>
        </table:insertion>
        <table:cell-content-change table:id="ct2358">
          <table:cell-address table:column="0" table:row="77" table:table="0"/>
          <office:change-info>
            <dc:creator>Mike </dc:creator>
            <dc:date>2012-04-26T12:05:12.60</dc:date>
          </office:change-info>
          <table:previous>
            <table:change-track-table-cell/>
          </table:previous>
        </table:cell-content-change>
        <table:cell-content-change table:id="ct2359">
          <table:cell-address table:column="1" table:row="77" table:table="0"/>
          <office:change-info>
            <dc:creator>Mike </dc:creator>
            <dc:date>2012-04-26T12:05:12.60</dc:date>
          </office:change-info>
          <table:previous>
            <table:change-track-table-cell/>
          </table:previous>
        </table:cell-content-change>
        <table:cell-content-change table:id="ct2360">
          <table:cell-address table:column="2" table:row="77" table:table="0"/>
          <office:change-info>
            <dc:creator>Mike </dc:creator>
            <dc:date>2012-04-26T12:05:12.60</dc:date>
          </office:change-info>
          <table:previous>
            <table:change-track-table-cell/>
          </table:previous>
        </table:cell-content-change>
        <table:cell-content-change table:id="ct2361">
          <table:cell-address table:column="0" table:row="62" table:table="0"/>
          <office:change-info>
            <dc:creator>Mike </dc:creator>
            <dc:date>2012-04-26T12:06:50.31</dc:date>
          </office:change-info>
          <table:previous table:id="ct2029">
            <table:change-track-table-cell office:value-type="string">
              <text:p>Total</text:p>
            </table:change-track-table-cell>
          </table:previous>
        </table:cell-content-change>
        <table:cell-content-change table:id="ct2362">
          <table:cell-address table:column="1" table:row="62" table:table="0"/>
          <office:change-info>
            <dc:creator>Mike </dc:creator>
            <dc:date>2012-04-26T12:06:53.42</dc:date>
          </office:change-info>
          <table:previous table:id="ct2028">
            <table:change-track-table-cell office:value-type="float" office:value="17"/>
          </table:previous>
        </table:cell-content-change>
        <table:cell-content-change table:id="ct2363">
          <table:cell-address table:column="2" table:row="62" table:table="0"/>
          <office:change-info>
            <dc:creator>Mike </dc:creator>
            <dc:date>2012-04-26T12:06:58.23</dc:date>
          </office:change-info>
          <table:previous>
            <table:change-track-table-cell/>
          </table:previous>
        </table:cell-content-change>
        <table:cell-content-change table:id="ct2364">
          <table:cell-address table:column="1" table:row="62" table:table="0"/>
          <office:change-info>
            <dc:creator>Mike </dc:creator>
            <dc:date>2012-04-26T12:07:20.65</dc:date>
          </office:change-info>
          <table:previous table:id="ct2362">
            <table:change-track-table-cell office:value-type="float" office:value="5"/>
          </table:previous>
        </table:cell-content-change>
        <table:cell-content-change table:id="ct2365">
          <table:cell-address table:column="2" table:row="65" table:table="0"/>
          <office:change-info>
            <dc:creator>Mike </dc:creator>
            <dc:date>2012-04-26T12:11:30.03</dc:date>
          </office:change-info>
          <table:previous table:id="ct2356">
            <table:change-track-table-cell office:value-type="string">
              <text:p>0-72</text:p>
            </table:change-track-table-cell>
          </table:previous>
        </table:cell-content-change>
        <table:cell-content-change table:id="ct2366">
          <table:cell-address table:column="2" table:row="77" table:table="0"/>
          <office:change-info>
            <dc:creator>Mike </dc:creator>
            <dc:date>2012-04-26T12:11:51.50</dc:date>
          </office:change-info>
          <table:previous table:id="ct2360">
            <table:change-track-table-cell office:value-type="string">
              <text:p>0-72</text:p>
            </table:change-track-table-cell>
          </table:previous>
        </table:cell-content-change>
        <table:cell-content-change table:id="ct2367">
          <table:cell-address table:column="2" table:row="65" table:table="0"/>
          <office:change-info>
            <dc:creator>Mike </dc:creator>
            <dc:date>2012-04-26T12:12:12.74</dc:date>
          </office:change-info>
          <table:previous table:id="ct2365">
            <table:change-track-table-cell office:value-type="date" office:date-value="2023-09-01"/>
          </table:previous>
        </table:cell-content-change>
        <table:cell-content-change table:id="ct2368">
          <table:cell-address table:column="2" table:row="72" table:table="0"/>
          <office:change-info>
            <dc:creator>Mike </dc:creator>
            <dc:date>2012-04-26T12:13:29.31</dc:date>
          </office:change-info>
          <table:previous table:id="ct2080">
            <table:change-track-table-cell office:value-type="string">
              <text:p>0-1</text:p>
            </table:change-track-table-cell>
          </table:previous>
        </table:cell-content-change>
        <table:cell-content-change table:id="ct2369">
          <table:cell-address table:column="11" table:row="5" table:table="0"/>
          <office:change-info>
            <dc:creator>Mike </dc:creator>
            <dc:date>2012-04-26T12:22:27.23</dc:date>
          </office:change-info>
          <table:previous table:id="ct2220">
            <table:change-track-table-cell table:cell-address="Sheet1.L6" table:formula="of:=IF([.H6]=&quot;&quot;;&quot;&quot;;DEC2HEX(IF([.B6]=&quot;Y&quot;;16*256;0)+HEX2DEC([.J6])*16+IF([.C6]=&quot;Y&quot;;8;0)+[.D6]*4+[.E6]*2+[.F6];4))" office:value-type="string">
              <text:p>0000</text:p>
            </table:change-track-table-cell>
          </table:previous>
        </table:cell-content-change>
        <table:cell-content-change table:id="ct2370">
          <table:cell-address table:column="3" table:row="5" table:table="0"/>
          <office:change-info>
            <dc:creator>Mike </dc:creator>
            <dc:date>2012-04-26T12:22:54.31</dc:date>
          </office:change-info>
          <table:previous table:id="ct2131">
            <table:change-track-table-cell office:value-type="float" office:value="1"/>
          </table:previous>
        </table:cell-content-change>
        <table:cell-content-change table:id="ct2371">
          <table:cell-address table:column="4" table:row="5" table:table="0"/>
          <office:change-info>
            <dc:creator>Mike </dc:creator>
            <dc:date>2012-04-26T12:22:54.31</dc:date>
          </office:change-info>
          <table:previous table:id="ct2132">
            <table:change-track-table-cell office:value-type="float" office:value="1"/>
          </table:previous>
        </table:cell-content-change>
        <table:cell-content-change table:id="ct2372">
          <table:cell-address table:column="5" table:row="5" table:table="0"/>
          <office:change-info>
            <dc:creator>Mike </dc:creator>
            <dc:date>2012-04-26T12:22:54.31</dc:date>
          </office:change-info>
          <table:previous table:id="ct2133">
            <table:change-track-table-cell office:value-type="float" office:value="1"/>
          </table:previous>
        </table:cell-content-change>
        <table:cell-content-change table:id="ct2373">
          <table:cell-address table:column="6" table:row="5" table:table="0"/>
          <office:change-info>
            <dc:creator>Mike </dc:creator>
            <dc:date>2012-04-26T12:22:54.31</dc:date>
          </office:change-info>
          <table:previous table:id="ct1723">
            <table:change-track-table-cell office:value-type="float" office:value="0"/>
          </table:previous>
        </table:cell-content-change>
        <table:cell-content-change table:id="ct2374">
          <table:cell-address table:column="7" table:row="5" table:table="0"/>
          <office:change-info>
            <dc:creator>Mike </dc:creator>
            <dc:date>2012-04-26T12:22:54.31</dc:date>
          </office:change-info>
          <table:previous table:id="ct1562">
            <table:change-track-table-cell office:value-type="float" office:value="0"/>
          </table:previous>
        </table:cell-content-change>
        <table:cell-content-change table:id="ct2375">
          <table:cell-address table:column="8" table:row="5" table:table="0"/>
          <office:change-info>
            <dc:creator>Mike </dc:creator>
            <dc:date>2012-04-26T12:22:54.31</dc:date>
          </office:change-info>
          <table:previous table:id="ct1564">
            <table:change-track-table-cell office:value-type="float" office:value="0"/>
          </table:previous>
        </table:cell-content-change>
        <table:cell-content-change table:id="ct2376">
          <table:cell-address table:column="9" table:row="5" table:table="0"/>
          <office:change-info>
            <dc:creator>Mike </dc:creator>
            <dc:date>2012-04-26T12:22:54.31</dc:date>
          </office:change-info>
          <table:previous table:id="ct1950">
            <table:change-track-table-cell table:cell-address="Sheet1.J6" table:formula="of:=IF([.H6]=&quot;&quot;;&quot;&quot;;DEC2HEX([.G6]*128+[.H6]*32+[.I6];2))" office:value-type="string">
              <text:p>00</text:p>
            </table:change-track-table-cell>
          </table:previous>
        </table:cell-content-change>
        <table:cell-content-change table:id="ct2377">
          <table:cell-address table:column="11" table:row="5" table:table="0"/>
          <office:change-info>
            <dc:creator>Mike </dc:creator>
            <dc:date>2012-04-26T12:23:25.02</dc:date>
          </office:change-info>
          <table:previous table:id="ct2369">
            <table:change-track-table-cell office:value-type="string">
              <text:p>F000</text:p>
            </table:change-track-table-cell>
          </table:previous>
        </table:cell-content-change>
        <table:cell-content-change table:id="ct2378">
          <table:cell-address table:column="15" table:row="5" table:table="0"/>
          <office:change-info>
            <dc:creator>Mike </dc:creator>
            <dc:date>2012-04-26T12:30:28.63</dc:date>
          </office:change-info>
          <table:previous table:id="ct1587">
            <table:change-track-table-cell office:value-type="string">
              <text:p>Not available on CAN</text:p>
            </table:change-track-table-cell>
          </table:previous>
        </table:cell-content-change>
        <table:cell-content-change table:id="ct2379">
          <table:cell-address table:column="2" table:row="65" table:table="0"/>
          <office:change-info>
            <dc:creator>Mike </dc:creator>
            <dc:date>2012-04-26T12:30:43.35</dc:date>
          </office:change-info>
          <table:previous table:id="ct2367">
            <table:change-track-table-cell office:value-type="string">
              <text:p>9-23</text:p>
            </table:change-track-table-cell>
          </table:previous>
        </table:cell-content-change>
        <table:cell-content-change table:id="ct2380">
          <table:cell-address table:column="2" table:row="77" table:table="0"/>
          <office:change-info>
            <dc:creator>Mike </dc:creator>
            <dc:date>2012-04-26T12:30:53.85</dc:date>
          </office:change-info>
          <table:previous table:id="ct2366">
            <table:change-track-table-cell office:value-type="string">
              <text:p>15-72</text:p>
            </table:change-track-table-cell>
          </table:previous>
        </table:cell-content-change>
        <table:deletion table:id="ct2381" table:type="row" table:position="0" table:table="0">
          <office:change-info>
            <dc:creator>Mike </dc:creator>
            <dc:date>2012-04-26T12:33:06.17</dc:date>
          </office:change-info>
          <table:cut-offs>
            <table:movement-cut-off table:id="ct46" table:position="1"/>
          </table:cut-offs>
        </table:deletion>
        <table:cell-content-change table:id="ct2382">
          <table:cell-address table:column="0" table:row="66" table:table="0"/>
          <office:change-info>
            <dc:creator>Mike </dc:creator>
            <dc:date>2012-04-26T12:34:26.05</dc:date>
          </office:change-info>
          <table:previous table:id="ct2348">
            <table:change-track-table-cell office:value-type="string">
              <text:p>Not used *</text:p>
            </table:change-track-table-cell>
          </table:previous>
        </table:cell-content-change>
        <table:cell-content-change table:id="ct2383">
          <table:cell-address table:column="0" table:row="78" table:table="0"/>
          <office:change-info>
            <dc:creator>Mike </dc:creator>
            <dc:date>2012-04-26T12:34:27.10</dc:date>
          </office:change-info>
          <table:previous table:id="ct2349">
            <table:change-track-table-cell office:value-type="string">
              <text:p>Not used *</text:p>
            </table:change-track-table-cell>
          </table:previous>
        </table:cell-content-change>
        <table:movement table:id="ct2384">
          <table:source-range-address table:start-column="8" table:start-row="52" table:start-table="0" table:end-column="8" table:end-row="64" table:end-table="0"/>
          <table:target-range-address table:start-column="11" table:start-row="52" table:start-table="0" table:end-column="11" table:end-row="64" table:end-table="0"/>
          <office:change-info>
            <dc:creator>Mike </dc:creator>
            <dc:date>2012-04-26T21:14:55.71</dc:date>
          </office:change-info>
        </table:movement>
        <table:cell-content-change table:id="ct2385">
          <table:cell-address table:column="2" table:row="78" table:table="0"/>
          <office:change-info>
            <dc:creator>Mike </dc:creator>
            <dc:date>2012-04-26T21:15:41.83</dc:date>
          </office:change-info>
          <table:previous table:id="ct2315">
            <table:change-track-table-cell office:value-type="float" office:value="0"/>
          </table:previous>
        </table:cell-content-change>
        <table:cell-content-change table:id="ct2386">
          <table:cell-address table:column="2" table:row="78" table:table="0"/>
          <office:change-info>
            <dc:creator>Mike </dc:creator>
            <dc:date>2012-04-26T21:40:20.32</dc:date>
          </office:change-info>
          <table:previous table:id="ct2385">
            <table:change-track-table-cell office:value-type="float" office:value="1"/>
          </table:previous>
        </table:cell-content-change>
        <table:cell-content-change table:id="ct2387">
          <table:cell-address table:column="2" table:row="78" table:table="0"/>
          <office:change-info>
            <dc:creator>Mike </dc:creator>
            <dc:date>2012-04-26T21:40:26.40</dc:date>
          </office:change-info>
          <table:previous table:id="ct2386">
            <table:change-track-table-cell office:value-type="string">
              <text:p>0-1</text:p>
            </table:change-track-table-cell>
          </table:previous>
        </table:cell-content-change>
        <table:cell-content-change table:id="ct2388">
          <table:cell-address table:column="3" table:row="8" table:table="0"/>
          <office:change-info>
            <dc:creator>Mike </dc:creator>
            <dc:date>2012-04-26T21:44:56.03</dc:date>
          </office:change-info>
          <table:previous table:id="ct2136">
            <table:change-track-table-cell office:value-type="float" office:value="1"/>
          </table:previous>
        </table:cell-content-change>
        <table:cell-content-change table:id="ct2389">
          <table:cell-address table:column="4" table:row="8" table:table="0"/>
          <office:change-info>
            <dc:creator>Mike </dc:creator>
            <dc:date>2012-04-26T21:44:56.03</dc:date>
          </office:change-info>
          <table:previous table:id="ct2143">
            <table:change-track-table-cell office:value-type="float" office:value="1"/>
          </table:previous>
        </table:cell-content-change>
        <table:cell-content-change table:id="ct2390">
          <table:cell-address table:column="5" table:row="8" table:table="0"/>
          <office:change-info>
            <dc:creator>Mike </dc:creator>
            <dc:date>2012-04-26T21:44:56.03</dc:date>
          </office:change-info>
          <table:previous table:id="ct2150">
            <table:change-track-table-cell office:value-type="float" office:value="1"/>
          </table:previous>
        </table:cell-content-change>
        <table:cell-content-change table:id="ct2391">
          <table:cell-address table:column="3" table:row="11" table:table="0"/>
          <office:change-info>
            <dc:creator>Mike </dc:creator>
            <dc:date>2012-04-26T21:45:15.57</dc:date>
          </office:change-info>
          <table:previous table:id="ct2139">
            <table:change-track-table-cell office:value-type="float" office:value="1"/>
          </table:previous>
        </table:cell-content-change>
        <table:cell-content-change table:id="ct2392">
          <table:cell-address table:column="3" table:row="12" table:table="0"/>
          <office:change-info>
            <dc:creator>Mike </dc:creator>
            <dc:date>2012-04-26T21:45:15.57</dc:date>
          </office:change-info>
          <table:previous table:id="ct2140">
            <table:change-track-table-cell office:value-type="float" office:value="1"/>
          </table:previous>
        </table:cell-content-change>
        <table:cell-content-change table:id="ct2393">
          <table:cell-address table:column="4" table:row="11" table:table="0"/>
          <office:change-info>
            <dc:creator>Mike </dc:creator>
            <dc:date>2012-04-26T21:45:15.57</dc:date>
          </office:change-info>
          <table:previous table:id="ct2146">
            <table:change-track-table-cell office:value-type="float" office:value="1"/>
          </table:previous>
        </table:cell-content-change>
        <table:cell-content-change table:id="ct2394">
          <table:cell-address table:column="4" table:row="12" table:table="0"/>
          <office:change-info>
            <dc:creator>Mike </dc:creator>
            <dc:date>2012-04-26T21:45:15.57</dc:date>
          </office:change-info>
          <table:previous table:id="ct2147">
            <table:change-track-table-cell office:value-type="float" office:value="1"/>
          </table:previous>
        </table:cell-content-change>
        <table:cell-content-change table:id="ct2395">
          <table:cell-address table:column="5" table:row="11" table:table="0"/>
          <office:change-info>
            <dc:creator>Mike </dc:creator>
            <dc:date>2012-04-26T21:45:15.57</dc:date>
          </office:change-info>
          <table:previous table:id="ct2153">
            <table:change-track-table-cell office:value-type="float" office:value="1"/>
          </table:previous>
        </table:cell-content-change>
        <table:cell-content-change table:id="ct2396">
          <table:cell-address table:column="5" table:row="12" table:table="0"/>
          <office:change-info>
            <dc:creator>Mike </dc:creator>
            <dc:date>2012-04-26T21:45:15.57</dc:date>
          </office:change-info>
          <table:previous table:id="ct2154">
            <table:change-track-table-cell office:value-type="float" office:value="1"/>
          </table:previous>
        </table:cell-content-change>
        <table:cell-content-change table:id="ct2397">
          <table:cell-address table:column="3" table:row="15" table:table="0"/>
          <office:change-info>
            <dc:creator>Mike </dc:creator>
            <dc:date>2012-04-26T21:45:21.94</dc:date>
          </office:change-info>
          <table:previous table:id="ct2155">
            <table:change-track-table-cell office:value-type="float" office:value="1"/>
          </table:previous>
        </table:cell-content-change>
        <table:cell-content-change table:id="ct2398">
          <table:cell-address table:column="3" table:row="16" table:table="0"/>
          <office:change-info>
            <dc:creator>Mike </dc:creator>
            <dc:date>2012-04-26T21:45:21.94</dc:date>
          </office:change-info>
          <table:previous table:id="ct2156">
            <table:change-track-table-cell office:value-type="float" office:value="1"/>
          </table:previous>
        </table:cell-content-change>
        <table:cell-content-change table:id="ct2399">
          <table:cell-address table:column="4" table:row="15" table:table="0"/>
          <office:change-info>
            <dc:creator>Mike </dc:creator>
            <dc:date>2012-04-26T21:45:21.94</dc:date>
          </office:change-info>
          <table:previous table:id="ct2157">
            <table:change-track-table-cell office:value-type="float" office:value="1"/>
          </table:previous>
        </table:cell-content-change>
        <table:cell-content-change table:id="ct2400">
          <table:cell-address table:column="4" table:row="16" table:table="0"/>
          <office:change-info>
            <dc:creator>Mike </dc:creator>
            <dc:date>2012-04-26T21:45:21.94</dc:date>
          </office:change-info>
          <table:previous table:id="ct2158">
            <table:change-track-table-cell office:value-type="float" office:value="1"/>
          </table:previous>
        </table:cell-content-change>
        <table:cell-content-change table:id="ct2401">
          <table:cell-address table:column="5" table:row="15" table:table="0"/>
          <office:change-info>
            <dc:creator>Mike </dc:creator>
            <dc:date>2012-04-26T21:45:21.94</dc:date>
          </office:change-info>
          <table:previous table:id="ct2159">
            <table:change-track-table-cell office:value-type="float" office:value="1"/>
          </table:previous>
        </table:cell-content-change>
        <table:cell-content-change table:id="ct2402">
          <table:cell-address table:column="5" table:row="16" table:table="0"/>
          <office:change-info>
            <dc:creator>Mike </dc:creator>
            <dc:date>2012-04-26T21:45:21.94</dc:date>
          </office:change-info>
          <table:previous table:id="ct2160">
            <table:change-track-table-cell office:value-type="float" office:value="1"/>
          </table:previous>
        </table:cell-content-change>
        <table:cell-content-change table:id="ct2403">
          <table:cell-address table:column="3" table:row="25" table:table="0"/>
          <office:change-info>
            <dc:creator>Mike </dc:creator>
            <dc:date>2012-04-26T21:45:40.04</dc:date>
          </office:change-info>
          <table:previous table:id="ct2167">
            <table:change-track-table-cell office:value-type="float" office:value="1"/>
          </table:previous>
        </table:cell-content-change>
        <table:cell-content-change table:id="ct2404">
          <table:cell-address table:column="4" table:row="25" table:table="0"/>
          <office:change-info>
            <dc:creator>Mike </dc:creator>
            <dc:date>2012-04-26T21:45:40.04</dc:date>
          </office:change-info>
          <table:previous table:id="ct2175">
            <table:change-track-table-cell office:value-type="float" office:value="1"/>
          </table:previous>
        </table:cell-content-change>
        <table:cell-content-change table:id="ct2405">
          <table:cell-address table:column="5" table:row="25" table:table="0"/>
          <office:change-info>
            <dc:creator>Mike </dc:creator>
            <dc:date>2012-04-26T21:45:40.04</dc:date>
          </office:change-info>
          <table:previous table:id="ct2183">
            <table:change-track-table-cell office:value-type="float" office:value="1"/>
          </table:previous>
        </table:cell-content-change>
        <table:cell-content-change table:id="ct2406">
          <table:cell-address table:column="3" table:row="33" table:table="0"/>
          <office:change-info>
            <dc:creator>Mike </dc:creator>
            <dc:date>2012-04-26T21:45:46.91</dc:date>
          </office:change-info>
          <table:previous table:id="ct2190">
            <table:change-track-table-cell office:value-type="float" office:value="1"/>
          </table:previous>
        </table:cell-content-change>
        <table:cell-content-change table:id="ct2407">
          <table:cell-address table:column="3" table:row="34" table:table="0"/>
          <office:change-info>
            <dc:creator>Mike </dc:creator>
            <dc:date>2012-04-26T21:45:46.91</dc:date>
          </office:change-info>
          <table:previous table:id="ct2191">
            <table:change-track-table-cell office:value-type="float" office:value="1"/>
          </table:previous>
        </table:cell-content-change>
        <table:cell-content-change table:id="ct2408">
          <table:cell-address table:column="4" table:row="33" table:table="0"/>
          <office:change-info>
            <dc:creator>Mike </dc:creator>
            <dc:date>2012-04-26T21:45:46.91</dc:date>
          </office:change-info>
          <table:previous table:id="ct2192">
            <table:change-track-table-cell office:value-type="float" office:value="1"/>
          </table:previous>
        </table:cell-content-change>
        <table:cell-content-change table:id="ct2409">
          <table:cell-address table:column="4" table:row="34" table:table="0"/>
          <office:change-info>
            <dc:creator>Mike </dc:creator>
            <dc:date>2012-04-26T21:45:46.91</dc:date>
          </office:change-info>
          <table:previous table:id="ct2193">
            <table:change-track-table-cell office:value-type="float" office:value="1"/>
          </table:previous>
        </table:cell-content-change>
        <table:cell-content-change table:id="ct2410">
          <table:cell-address table:column="5" table:row="33" table:table="0"/>
          <office:change-info>
            <dc:creator>Mike </dc:creator>
            <dc:date>2012-04-26T21:45:46.91</dc:date>
          </office:change-info>
          <table:previous table:id="ct2194">
            <table:change-track-table-cell office:value-type="float" office:value="1"/>
          </table:previous>
        </table:cell-content-change>
        <table:cell-content-change table:id="ct2411">
          <table:cell-address table:column="5" table:row="34" table:table="0"/>
          <office:change-info>
            <dc:creator>Mike </dc:creator>
            <dc:date>2012-04-26T21:45:46.91</dc:date>
          </office:change-info>
          <table:previous table:id="ct2195">
            <table:change-track-table-cell office:value-type="float" office:value="1"/>
          </table:previous>
        </table:cell-content-change>
        <table:cell-content-change table:id="ct2412">
          <table:cell-address table:column="3" table:row="37" table:table="0"/>
          <office:change-info>
            <dc:creator>Mike </dc:creator>
            <dc:date>2012-04-26T21:45:54.57</dc:date>
          </office:change-info>
          <table:previous table:id="ct2196">
            <table:change-track-table-cell office:value-type="float" office:value="1"/>
          </table:previous>
        </table:cell-content-change>
        <table:cell-content-change table:id="ct2413">
          <table:cell-address table:column="3" table:row="38" table:table="0"/>
          <office:change-info>
            <dc:creator>Mike </dc:creator>
            <dc:date>2012-04-26T21:45:54.57</dc:date>
          </office:change-info>
          <table:previous table:id="ct2197">
            <table:change-track-table-cell office:value-type="float" office:value="1"/>
          </table:previous>
        </table:cell-content-change>
        <table:cell-content-change table:id="ct2414">
          <table:cell-address table:column="3" table:row="39" table:table="0"/>
          <office:change-info>
            <dc:creator>Mike </dc:creator>
            <dc:date>2012-04-26T21:45:54.57</dc:date>
          </office:change-info>
          <table:previous table:id="ct2198">
            <table:change-track-table-cell office:value-type="float" office:value="1"/>
          </table:previous>
        </table:cell-content-change>
        <table:cell-content-change table:id="ct2415">
          <table:cell-address table:column="4" table:row="37" table:table="0"/>
          <office:change-info>
            <dc:creator>Mike </dc:creator>
            <dc:date>2012-04-26T21:45:54.57</dc:date>
          </office:change-info>
          <table:previous table:id="ct2199">
            <table:change-track-table-cell office:value-type="float" office:value="1"/>
          </table:previous>
        </table:cell-content-change>
        <table:cell-content-change table:id="ct2416">
          <table:cell-address table:column="4" table:row="38" table:table="0"/>
          <office:change-info>
            <dc:creator>Mike </dc:creator>
            <dc:date>2012-04-26T21:45:54.57</dc:date>
          </office:change-info>
          <table:previous table:id="ct2200">
            <table:change-track-table-cell office:value-type="float" office:value="1"/>
          </table:previous>
        </table:cell-content-change>
        <table:cell-content-change table:id="ct2417">
          <table:cell-address table:column="4" table:row="39" table:table="0"/>
          <office:change-info>
            <dc:creator>Mike </dc:creator>
            <dc:date>2012-04-26T21:45:54.57</dc:date>
          </office:change-info>
          <table:previous table:id="ct2201">
            <table:change-track-table-cell office:value-type="float" office:value="1"/>
          </table:previous>
        </table:cell-content-change>
        <table:cell-content-change table:id="ct2418">
          <table:cell-address table:column="5" table:row="37" table:table="0"/>
          <office:change-info>
            <dc:creator>Mike </dc:creator>
            <dc:date>2012-04-26T21:45:54.57</dc:date>
          </office:change-info>
          <table:previous table:id="ct2202">
            <table:change-track-table-cell office:value-type="float" office:value="1"/>
          </table:previous>
        </table:cell-content-change>
        <table:cell-content-change table:id="ct2419">
          <table:cell-address table:column="5" table:row="38" table:table="0"/>
          <office:change-info>
            <dc:creator>Mike </dc:creator>
            <dc:date>2012-04-26T21:45:54.57</dc:date>
          </office:change-info>
          <table:previous table:id="ct2203">
            <table:change-track-table-cell office:value-type="float" office:value="1"/>
          </table:previous>
        </table:cell-content-change>
        <table:cell-content-change table:id="ct2420">
          <table:cell-address table:column="5" table:row="39" table:table="0"/>
          <office:change-info>
            <dc:creator>Mike </dc:creator>
            <dc:date>2012-04-26T21:45:54.57</dc:date>
          </office:change-info>
          <table:previous table:id="ct2204">
            <table:change-track-table-cell office:value-type="float" office:value="1"/>
          </table:previous>
        </table:cell-content-change>
        <table:cell-content-change table:id="ct2421">
          <table:cell-address table:column="3" table:row="43" table:table="0"/>
          <office:change-info>
            <dc:creator>Mike </dc:creator>
            <dc:date>2012-04-26T21:46:02.76</dc:date>
          </office:change-info>
          <table:previous table:id="ct2205">
            <table:change-track-table-cell office:value-type="float" office:value="1"/>
          </table:previous>
        </table:cell-content-change>
        <table:cell-content-change table:id="ct2422">
          <table:cell-address table:column="3" table:row="45" table:table="0"/>
          <office:change-info>
            <dc:creator>Mike </dc:creator>
            <dc:date>2012-04-26T21:46:02.76</dc:date>
          </office:change-info>
          <table:previous table:id="ct2208">
            <table:change-track-table-cell office:value-type="float" office:value="1"/>
          </table:previous>
        </table:cell-content-change>
        <table:cell-content-change table:id="ct2423">
          <table:cell-address table:column="3" table:row="48" table:table="0"/>
          <office:change-info>
            <dc:creator>Mike </dc:creator>
            <dc:date>2012-04-26T21:46:02.76</dc:date>
          </office:change-info>
          <table:previous table:id="ct2211">
            <table:change-track-table-cell office:value-type="float" office:value="1"/>
          </table:previous>
        </table:cell-content-change>
        <table:cell-content-change table:id="ct2424">
          <table:cell-address table:column="3" table:row="49" table:table="0"/>
          <office:change-info>
            <dc:creator>Mike </dc:creator>
            <dc:date>2012-04-26T21:46:02.76</dc:date>
          </office:change-info>
          <table:previous table:id="ct2212">
            <table:change-track-table-cell office:value-type="float" office:value="1"/>
          </table:previous>
        </table:cell-content-change>
        <table:cell-content-change table:id="ct2425">
          <table:cell-address table:column="3" table:row="50" table:table="0"/>
          <office:change-info>
            <dc:creator>Mike </dc:creator>
            <dc:date>2012-04-26T21:46:02.76</dc:date>
          </office:change-info>
          <table:previous table:id="ct2213">
            <table:change-track-table-cell office:value-type="float" office:value="1"/>
          </table:previous>
        </table:cell-content-change>
        <table:cell-content-change table:id="ct2426">
          <table:cell-address table:column="4" table:row="43" table:table="0"/>
          <office:change-info>
            <dc:creator>Mike </dc:creator>
            <dc:date>2012-04-26T21:46:02.76</dc:date>
          </office:change-info>
          <table:previous table:id="ct2206">
            <table:change-track-table-cell office:value-type="float" office:value="1"/>
          </table:previous>
        </table:cell-content-change>
        <table:cell-content-change table:id="ct2427">
          <table:cell-address table:column="4" table:row="45" table:table="0"/>
          <office:change-info>
            <dc:creator>Mike </dc:creator>
            <dc:date>2012-04-26T21:46:02.76</dc:date>
          </office:change-info>
          <table:previous table:id="ct2209">
            <table:change-track-table-cell office:value-type="float" office:value="1"/>
          </table:previous>
        </table:cell-content-change>
        <table:cell-content-change table:id="ct2428">
          <table:cell-address table:column="4" table:row="48" table:table="0"/>
          <office:change-info>
            <dc:creator>Mike </dc:creator>
            <dc:date>2012-04-26T21:46:02.76</dc:date>
          </office:change-info>
          <table:previous table:id="ct2214">
            <table:change-track-table-cell office:value-type="float" office:value="1"/>
          </table:previous>
        </table:cell-content-change>
        <table:cell-content-change table:id="ct2429">
          <table:cell-address table:column="4" table:row="49" table:table="0"/>
          <office:change-info>
            <dc:creator>Mike </dc:creator>
            <dc:date>2012-04-26T21:46:02.76</dc:date>
          </office:change-info>
          <table:previous table:id="ct2215">
            <table:change-track-table-cell office:value-type="float" office:value="1"/>
          </table:previous>
        </table:cell-content-change>
        <table:cell-content-change table:id="ct2430">
          <table:cell-address table:column="4" table:row="50" table:table="0"/>
          <office:change-info>
            <dc:creator>Mike </dc:creator>
            <dc:date>2012-04-26T21:46:02.76</dc:date>
          </office:change-info>
          <table:previous table:id="ct2216">
            <table:change-track-table-cell office:value-type="float" office:value="1"/>
          </table:previous>
        </table:cell-content-change>
        <table:cell-content-change table:id="ct2431">
          <table:cell-address table:column="5" table:row="43" table:table="0"/>
          <office:change-info>
            <dc:creator>Mike </dc:creator>
            <dc:date>2012-04-26T21:46:02.76</dc:date>
          </office:change-info>
          <table:previous table:id="ct2207">
            <table:change-track-table-cell office:value-type="float" office:value="1"/>
          </table:previous>
        </table:cell-content-change>
        <table:cell-content-change table:id="ct2432">
          <table:cell-address table:column="5" table:row="45" table:table="0"/>
          <office:change-info>
            <dc:creator>Mike </dc:creator>
            <dc:date>2012-04-26T21:46:02.76</dc:date>
          </office:change-info>
          <table:previous table:id="ct2210">
            <table:change-track-table-cell office:value-type="float" office:value="1"/>
          </table:previous>
        </table:cell-content-change>
        <table:cell-content-change table:id="ct2433">
          <table:cell-address table:column="5" table:row="48" table:table="0"/>
          <office:change-info>
            <dc:creator>Mike </dc:creator>
            <dc:date>2012-04-26T21:46:02.76</dc:date>
          </office:change-info>
          <table:previous table:id="ct2217">
            <table:change-track-table-cell office:value-type="float" office:value="1"/>
          </table:previous>
        </table:cell-content-change>
        <table:cell-content-change table:id="ct2434">
          <table:cell-address table:column="5" table:row="49" table:table="0"/>
          <office:change-info>
            <dc:creator>Mike </dc:creator>
            <dc:date>2012-04-26T21:46:02.76</dc:date>
          </office:change-info>
          <table:previous table:id="ct2218">
            <table:change-track-table-cell office:value-type="float" office:value="1"/>
          </table:previous>
        </table:cell-content-change>
        <table:cell-content-change table:id="ct2435">
          <table:cell-address table:column="5" table:row="50" table:table="0"/>
          <office:change-info>
            <dc:creator>Mike </dc:creator>
            <dc:date>2012-04-26T21:46:02.76</dc:date>
          </office:change-info>
          <table:previous table:id="ct2219">
            <table:change-track-table-cell office:value-type="float" office:value="1"/>
          </table:previous>
        </table:cell-content-change>
        <table:cell-content-change table:id="ct2436">
          <table:cell-address table:column="3" table:row="52" table:table="0"/>
          <office:change-info>
            <dc:creator>Mike </dc:creator>
            <dc:date>2012-04-26T21:47:22.89</dc:date>
          </office:change-info>
          <table:previous table:id="ct261">
            <table:change-track-table-cell office:value-type="string">
              <text:p>Y means</text:p>
            </table:change-track-table-cell>
          </table:previous>
        </table:cell-content-change>
        <table:cell-content-change table:id="ct2437">
          <table:cell-address table:column="3" table:row="52" table:table="0"/>
          <office:change-info>
            <dc:creator>Mike </dc:creator>
            <dc:date>2012-04-26T21:47:22.89</dc:date>
          </office:change-info>
          <table:previous table:id="ct262">
            <table:change-track-table-cell office:value-type="string">
              <text:p>carries</text:p>
            </table:change-track-table-cell>
          </table:previous>
        </table:cell-content-change>
        <table:cell-content-change table:id="ct2438">
          <table:cell-address table:column="3" table:row="52" table:table="0"/>
          <office:change-info>
            <dc:creator>Mike </dc:creator>
            <dc:date>2012-04-26T21:47:22.89</dc:date>
          </office:change-info>
          <table:previous table:id="ct263">
            <table:change-track-table-cell office:value-type="string">
              <text:p>flags in </text:p>
            </table:change-track-table-cell>
          </table:previous>
        </table:cell-content-change>
        <table:cell-content-change table:id="ct2439">
          <table:cell-address table:column="3" table:row="52" table:table="0"/>
          <office:change-info>
            <dc:creator>Mike </dc:creator>
            <dc:date>2012-04-26T21:47:22.89</dc:date>
          </office:change-info>
          <table:previous table:id="ct264">
            <table:change-track-table-cell office:value-type="string">
              <text:p>CAN header</text:p>
            </table:change-track-table-cell>
          </table:previous>
        </table:cell-content-change>
        <table:cell-content-change table:id="ct2440">
          <table:cell-address table:column="3" table:row="56" table:table="0"/>
          <office:change-info>
            <dc:creator>Mike </dc:creator>
            <dc:date>2012-04-26T21:51:17.47</dc:date>
          </office:change-info>
          <table:previous>
            <table:change-track-table-cell/>
          </table:previous>
        </table:cell-content-change>
        <table:deletion table:id="ct2441" table:type="row" table:position="52" table:table="0" table:multi-deletion-spanned="4">
          <office:change-info>
            <dc:creator>Mike </dc:creator>
            <dc:date>2012-04-26T21:51:34.78</dc:date>
          </office:change-info>
          <table:deletions>
            <table:cell-content-deletion>
              <table:cell-address table:column="7" table:row="52" table:table="0"/>
              <table:change-track-table-cell office:value-type="string">
                <text:p>0 gets</text:p>
              </table:change-track-table-cell>
            </table:cell-content-deletion>
            <table:cell-content-deletion>
              <table:cell-address table:column="13" table:row="52" table:table="0"/>
              <table:change-track-table-cell office:value-type="string">
                <text:p>coding</text:p>
              </table:change-track-table-cell>
            </table:cell-content-deletion>
            <table:cell-content-deletion>
              <table:cell-address table:column="13" table:row="52" table:table="0"/>
              <table:change-track-table-cell office:value-type="string">
                <text:p>0=simple MTI</text:p>
              </table:change-track-table-cell>
            </table:cell-content-deletion>
            <table:cell-content-deletion>
              <table:cell-address table:column="13" table:row="52" table:table="0"/>
              <table:change-track-table-cell office:value-type="string">
                <text:p>d=dest NIDa</text:p>
              </table:change-track-table-cell>
            </table:cell-content-deletion>
            <table:cell-content-deletion table:id="ct1538">
              <table:change-track-table-cell/>
            </table:cell-content-deletion>
            <table:cell-content-deletion table:id="ct2436">
              <table:change-track-table-cell/>
            </table:cell-content-deletion>
          </table:deletions>
        </table:deletion>
        <table:deletion table:id="ct2442" table:type="row" table:position="52" table:table="0">
          <office:change-info>
            <dc:creator>Mike </dc:creator>
            <dc:date>2012-04-26T21:51:34.78</dc:date>
          </office:change-info>
          <table:deletions>
            <table:cell-content-deletion>
              <table:cell-address table:column="7" table:row="52" table:table="0"/>
              <table:change-track-table-cell office:value-type="string">
                <text:p>more</text:p>
              </table:change-track-table-cell>
            </table:cell-content-deletion>
            <table:cell-content-deletion>
              <table:cell-address table:column="13" table:row="52" table:table="0"/>
              <table:change-track-table-cell office:value-type="string">
                <text:p>1=complex MTI</text:p>
              </table:change-track-table-cell>
            </table:cell-content-deletion>
            <table:cell-content-deletion>
              <table:cell-address table:column="13" table:row="52" table:table="0"/>
              <table:change-track-table-cell office:value-type="string">
                <text:p>f=flags</text:p>
              </table:change-track-table-cell>
            </table:cell-content-deletion>
            <table:change-deletion table:id="ct2441"/>
            <table:cell-content-deletion table:id="ct1078">
              <table:change-track-table-cell/>
            </table:cell-content-deletion>
            <table:cell-content-deletion table:id="ct266">
              <table:change-track-table-cell office:value-type="string">
                <text:p>2=carries EID</text:p>
              </table:change-track-table-cell>
            </table:cell-content-deletion>
            <table:cell-content-deletion table:id="ct2437">
              <table:change-track-table-cell/>
            </table:cell-content-deletion>
          </table:deletions>
        </table:deletion>
        <table:deletion table:id="ct2443" table:type="row" table:position="52" table:table="0">
          <office:change-info>
            <dc:creator>Mike </dc:creator>
            <dc:date>2012-04-26T21:51:34.78</dc:date>
          </office:change-info>
          <table:deletions>
            <table:cell-content-deletion>
              <table:cell-address table:column="7" table:row="52" table:table="0"/>
              <table:change-track-table-cell office:value-type="string">
                <text:p>priority </text:p>
              </table:change-track-table-cell>
            </table:cell-content-deletion>
            <table:change-deletion table:id="ct2442"/>
            <table:cell-content-deletion table:id="ct267">
              <table:change-track-table-cell office:value-type="string">
                <text:p>4=carries DID</text:p>
              </table:change-track-table-cell>
            </table:cell-content-deletion>
            <table:cell-content-deletion table:id="ct2438">
              <table:change-track-table-cell/>
            </table:cell-content-deletion>
          </table:deletions>
        </table:deletion>
        <table:deletion table:id="ct2444" table:type="row" table:position="52" table:table="0">
          <office:change-info>
            <dc:creator>Mike </dc:creator>
            <dc:date>2012-04-26T21:51:34.78</dc:date>
          </office:change-info>
          <table:deletions>
            <table:change-deletion table:id="ct2443"/>
            <table:cell-content-deletion table:id="ct268">
              <table:change-track-table-cell office:value-type="string">
                <text:p>1=carries flags</text:p>
              </table:change-track-table-cell>
            </table:cell-content-deletion>
            <table:cell-content-deletion table:id="ct2439">
              <table:change-track-table-cell/>
            </table:cell-content-deletion>
          </table:deletions>
          <table:cut-offs>
            <table:movement-cut-off table:id="ct186" table:start-position="-1" table:end-position="0"/>
          </table:cut-offs>
        </table:deletion>
        <table:deletion table:id="ct2445" table:type="row" table:position="52" table:table="0">
          <office:change-info>
            <dc:creator>Mike </dc:creator>
            <dc:date>2012-04-26T21:51:40.38</dc:date>
          </office:change-info>
          <table:deletions>
            <table:cell-content-deletion>
              <table:cell-address table:column="13" table:row="52" table:table="0"/>
              <table:change-track-table-cell office:value-type="string">
                <text:p>4=DestID datagram</text:p>
              </table:change-track-table-cell>
            </table:cell-content-deletion>
            <table:cell-content-deletion>
              <table:cell-address table:column="13" table:row="52" table:table="0"/>
              <table:change-track-table-cell office:value-type="string">
                <text:p>5=DestID datagram last segment</text:p>
              </table:change-track-table-cell>
            </table:cell-content-deletion>
            <table:cell-content-deletion>
              <table:cell-address table:column="13" table:row="52" table:table="0"/>
              <table:change-track-table-cell office:value-type="string">
                <text:p>6=DestID non-Stream</text:p>
              </table:change-track-table-cell>
            </table:cell-content-deletion>
            <table:cell-content-deletion>
              <table:cell-address table:column="13" table:row="52" table:table="0"/>
              <table:change-track-table-cell office:value-type="string">
                <text:p>7=DestID stream data</text:p>
              </table:change-track-table-cell>
            </table:cell-content-deletion>
            <table:cell-content-deletion>
              <table:cell-address table:column="13" table:row="52" table:table="0"/>
              <table:change-track-table-cell office:value-type="string">
                <text:p>If flags not specified, send and check 1 bits</text:p>
              </table:change-track-table-cell>
            </table:cell-content-deletion>
            <table:change-deletion table:id="ct1542"/>
          </table:deletions>
          <table:cut-offs>
            <table:movement-cut-off table:id="ct2093" table:start-position="-1" table:end-position="0"/>
            <table:movement-cut-off table:id="ct490" table:start-position="-1" table:end-position="0"/>
            <table:movement-cut-off table:id="ct489" table:start-position="-1" table:end-position="0"/>
            <table:movement-cut-off table:id="ct187" table:start-position="1" table:end-position="0"/>
            <table:movement-cut-off table:id="ct186" table:start-position="1" table:end-position="0"/>
          </table:cut-offs>
        </table:deletion>
        <table:movement table:id="ct2446">
          <table:source-range-address table:column="4" table:row="56" table:table="0"/>
          <table:target-range-address table:column="3" table:row="56" table:table="0"/>
          <office:change-info>
            <dc:creator>Mike </dc:creator>
            <dc:date>2012-04-26T21:51:57.52</dc:date>
          </office:change-info>
        </table:movement>
        <table:deletion table:id="ct2447" table:type="row" table:position="2" table:table="0">
          <office:change-info>
            <dc:creator>Mike </dc:creator>
            <dc:date>2012-04-26T21:54:25.38</dc:date>
          </office:change-info>
          <table:deletions>
            <table:cell-content-deletion>
              <table:cell-address table:column="13" table:row="2" table:table="0"/>
              <table:change-track-table-cell office:value-type="string">
                <text:p>Flag bit C</text:p>
              </table:change-track-table-cell>
            </table:cell-content-deletion>
            <table:cell-content-deletion>
              <table:cell-address table:column="13" table:row="2" table:table="0"/>
              <table:change-track-table-cell office:value-type="string">
                <text:p>Flag bit D</text:p>
              </table:change-track-table-cell>
            </table:cell-content-deletion>
            <table:cell-content-deletion>
              <table:cell-address table:column="13" table:row="2" table:table="0"/>
              <table:change-track-table-cell office:value-type="string">
                <text:p>Flag bit B</text:p>
              </table:change-track-table-cell>
            </table:cell-content-deletion>
            <table:cell-content-deletion>
              <table:cell-address table:column="13" table:row="2" table:table="0"/>
              <table:change-track-table-cell office:value-type="string">
                <text:p>Flag bit A</text:p>
              </table:change-track-table-cell>
            </table:cell-content-deletion>
            <table:cell-content-deletion>
              <table:cell-address table:column="13" table:row="2" table:table="0"/>
              <table:change-track-table-cell office:value-type="string">
                <text:p>Type Byte</text:p>
              </table:change-track-table-cell>
            </table:cell-content-deletion>
            <table:cell-content-deletion>
              <table:cell-address table:column="13" table:row="2" table:table="0"/>
              <table:change-track-table-cell office:value-type="string">
                <text:p>Format</text:p>
              </table:change-track-table-cell>
            </table:cell-content-deletion>
            <table:cell-content-deletion>
              <table:cell-address table:column="13" table:row="2" table:table="0"/>
              <table:change-track-table-cell office:value-type="string">
                <text:p>Format</text:p>
              </table:change-track-table-cell>
            </table:cell-content-deletion>
            <table:cell-content-deletion>
              <table:cell-address table:column="13" table:row="2" table:table="0"/>
              <table:change-track-table-cell office:value-type="string">
                <text:p>Type Byte</text:p>
              </table:change-track-table-cell>
            </table:cell-content-deletion>
            <table:cell-content-deletion>
              <table:cell-address table:column="13" table:row="2" table:table="0"/>
              <table:change-track-table-cell office:value-type="string">
                <text:p>Flag bit A</text:p>
              </table:change-track-table-cell>
            </table:cell-content-deletion>
            <table:cell-content-deletion>
              <table:cell-address table:column="13" table:row="2" table:table="0"/>
              <table:change-track-table-cell office:value-type="string">
                <text:p>Flag bit B</text:p>
              </table:change-track-table-cell>
            </table:cell-content-deletion>
            <table:cell-content-deletion>
              <table:cell-address table:column="13" table:row="2" table:table="0"/>
              <table:change-track-table-cell office:value-type="string">
                <text:p>Flag bit D</text:p>
              </table:change-track-table-cell>
            </table:cell-content-deletion>
            <table:cell-content-deletion>
              <table:cell-address table:column="13" table:row="2" table:table="0"/>
              <table:change-track-table-cell office:value-type="string">
                <text:p>1 default</text:p>
              </table:change-track-table-cell>
            </table:cell-content-deletion>
            <table:cell-content-deletion>
              <table:cell-address table:column="13" table:row="2" table:table="0"/>
              <table:change-track-table-cell office:value-type="string">
                <text:p>Flag bit C</text:p>
              </table:change-track-table-cell>
            </table:cell-content-deletion>
            <table:cell-content-deletion>
              <table:cell-address table:column="13" table:row="2" table:table="0"/>
              <table:change-track-table-cell office:value-type="string">
                <text:p>0 default</text:p>
              </table:change-track-table-cell>
            </table:cell-content-deletion>
            <table:change-deletion table:id="ct1529"/>
            <table:cell-content-deletion table:id="ct543">
              <table:change-track-table-cell/>
            </table:cell-content-deletion>
            <table:cell-content-deletion table:id="ct541">
              <table:change-track-table-cell/>
            </table:cell-content-deletion>
            <table:cell-content-deletion table:id="ct539">
              <table:change-track-table-cell/>
            </table:cell-content-deletion>
            <table:cell-content-deletion table:id="ct537">
              <table:change-track-table-cell/>
            </table:cell-content-deletion>
            <table:cell-content-deletion table:id="ct535">
              <table:change-track-table-cell/>
            </table:cell-content-deletion>
            <table:cell-content-deletion table:id="ct1521">
              <table:change-track-table-cell/>
            </table:cell-content-deletion>
            <table:cell-content-deletion table:id="ct272">
              <table:change-track-table-cell office:value-type="string">
                <text:p>Flags-&gt;0</text:p>
              </table:change-track-table-cell>
            </table:cell-content-deletion>
            <table:cell-content-deletion table:id="ct271">
              <table:change-track-table-cell office:value-type="string">
                <text:p>EID-&gt;1</text:p>
              </table:change-track-table-cell>
            </table:cell-content-deletion>
            <table:change-deletion table:id="ct33"/>
            <table:change-deletion table:id="ct31"/>
            <table:change-deletion table:id="ct30"/>
          </table:deletions>
          <table:cut-offs>
            <table:movement-cut-off table:id="ct1517" table:start-position="1" table:end-position="0"/>
          </table:cut-offs>
        </table:deletion>
        <table:cell-content-change table:id="ct2448">
          <table:cell-address table:column="2" table:row="59" table:table="0"/>
          <office:change-info>
            <dc:creator>Mike </dc:creator>
            <dc:date>2012-04-26T21:55:17.82</dc:date>
          </office:change-info>
          <table:previous table:id="ct2020">
            <table:change-track-table-cell office:value-type="string">
              <text:p>0-1</text:p>
            </table:change-track-table-cell>
          </table:previous>
        </table:cell-content-change>
        <table:cell-content-change table:id="ct2449">
          <table:cell-address table:column="2" table:row="59" table:table="0"/>
          <office:change-info>
            <dc:creator>Mike </dc:creator>
            <dc:date>2012-04-26T21:55:22.59</dc:date>
          </office:change-info>
          <table:previous table:id="ct2448">
            <table:change-track-table-cell office:value-type="string">
              <text:p>15-79</text:p>
            </table:change-track-table-cell>
          </table:previous>
        </table:cell-content-change>
        <table:cell-content-change table:id="ct2450">
          <table:cell-address table:column="2" table:row="81" table:table="0"/>
          <office:change-info>
            <dc:creator>Mike </dc:creator>
            <dc:date>2012-04-26T21:56:11.12</dc:date>
          </office:change-info>
          <table:previous table:id="ct2331">
            <table:change-track-table-cell office:value-type="float" office:value="7"/>
          </table:previous>
        </table:cell-content-change>
        <table:cell-content-change table:id="ct2451">
          <table:cell-address table:column="2" table:row="81" table:table="0"/>
          <office:change-info>
            <dc:creator>Mike </dc:creator>
            <dc:date>2012-04-26T21:56:15.56</dc:date>
          </office:change-info>
          <table:previous table:id="ct2450">
            <table:change-track-table-cell office:value-type="string">
              <text:p>0-1</text:p>
            </table:change-track-table-cell>
          </table:previous>
        </table:cell-content-change>
        <table:cell-content-change table:id="ct2452">
          <table:cell-address table:column="13" table:row="37" table:table="0"/>
          <office:change-info>
            <dc:creator>Mike </dc:creator>
            <dc:date>2012-04-28T06:31:43.19</dc:date>
          </office:change-info>
          <table:previous table:id="ct1946">
            <table:change-track-table-cell office:value-type="string">
              <text:p>1 B/C/D ddd</text:p>
            </table:change-track-table-cell>
          </table:previous>
        </table:cell-content-change>
        <table:cell-content-change table:id="ct2453">
          <table:cell-address table:column="6" table:row="5" table:table="0"/>
          <office:change-info>
            <dc:creator>Mike </dc:creator>
            <dc:date>2012-04-28T06:32:48.78</dc:date>
          </office:change-info>
          <table:previous table:id="ct2373">
            <table:change-track-table-cell/>
          </table:previous>
        </table:cell-content-change>
        <table:cell-content-change table:id="ct2454">
          <table:cell-address table:column="7" table:row="5" table:table="0"/>
          <office:change-info>
            <dc:creator>Mike </dc:creator>
            <dc:date>2012-04-28T06:32:51.14</dc:date>
          </office:change-info>
          <table:previous table:id="ct2374">
            <table:change-track-table-cell/>
          </table:previous>
        </table:cell-content-change>
        <table:cell-content-change table:id="ct2455">
          <table:cell-address table:column="8" table:row="5" table:table="0"/>
          <office:change-info>
            <dc:creator>Mike </dc:creator>
            <dc:date>2012-04-28T06:32:53.09</dc:date>
          </office:change-info>
          <table:previous table:id="ct2375">
            <table:change-track-table-cell/>
          </table:previous>
        </table:cell-content-change>
        <table:cell-content-change table:id="ct2456">
          <table:cell-address table:column="9" table:row="5" table:table="0"/>
          <office:change-info>
            <dc:creator>Mike </dc:creator>
            <dc:date>2012-04-28T06:32:56.06</dc:date>
          </office:change-info>
          <table:previous table:id="ct2376">
            <table:change-track-table-cell/>
          </table:previous>
        </table:cell-content-change>
        <table:cell-content-change table:id="ct2457">
          <table:cell-address table:column="15" table:row="5" table:table="0"/>
          <office:change-info>
            <dc:creator>Mike </dc:creator>
            <dc:date>2012-04-28T06:33:36.67</dc:date>
          </office:change-info>
          <table:previous table:id="ct2378">
            <table:change-track-table-cell office:value-type="string">
              <text:p>Not available or trasmitted over CAN</text:p>
            </table:change-track-table-cell>
          </table:previous>
        </table:cell-content-change>
        <table:cell-content-change table:id="ct2458">
          <table:cell-address table:column="11" table:row="5" table:table="0"/>
          <office:change-info>
            <dc:creator>Mike </dc:creator>
            <dc:date>2012-04-28T06:33:55.11</dc:date>
          </office:change-info>
          <table:previous table:id="ct2377">
            <table:change-track-table-cell office:value-type="float" office:value="8000"/>
          </table:previous>
        </table:cell-content-change>
        <table:cell-content-change table:id="ct2459">
          <table:cell-address table:column="2" table:row="78" table:table="0"/>
          <office:change-info>
            <dc:creator>Mike </dc:creator>
            <dc:date>2012-04-28T06:34:46.40</dc:date>
          </office:change-info>
          <table:previous table:id="ct2387">
            <table:change-track-table-cell office:value-type="float" office:value="0"/>
          </table:previous>
        </table:cell-content-change>
        <table:cell-content-change table:id="ct2460">
          <table:cell-address table:column="2" table:row="81" table:table="0"/>
          <office:change-info>
            <dc:creator>Mike </dc:creator>
            <dc:date>2012-04-28T06:43:56.05</dc:date>
          </office:change-info>
          <table:previous table:id="ct2451">
            <table:change-track-table-cell office:value-type="float" office:value="0"/>
          </table:previous>
        </table:cell-content-change>
        <table:cell-content-change table:id="ct2461">
          <table:cell-address table:column="11" table:row="6" table:table="0"/>
          <office:change-info>
            <dc:creator>Mike </dc:creator>
            <dc:date>2012-04-28T06:44:27.35</dc:date>
          </office:change-info>
          <table:previous table:id="ct2221">
            <table:change-track-table-cell table:cell-address="Sheet1.L7" table:formula="of:=IF([.H7]=&quot;&quot;;&quot;&quot;;DEC2HEX(IF([.B7]=&quot;Y&quot;;16*256;0)+HEX2DEC([.J7])*16+IF([.C7]=&quot;Y&quot;;8;0)+[.D7]*4+[.E7]*2+[.F7];4))" office:value-type="string">
              <text:p>0017</text:p>
            </table:change-track-table-cell>
          </table:previous>
        </table:cell-content-change>
        <table:cell-content-change table:id="ct2462">
          <table:cell-address table:column="11" table:row="7" table:table="0"/>
          <office:change-info>
            <dc:creator>Mike </dc:creator>
            <dc:date>2012-04-28T06:44:32.52</dc:date>
          </office:change-info>
          <table:previous table:id="ct2222">
            <table:change-track-table-cell table:cell-address="Sheet1.L8" table:formula="of:=IF([.H8]=&quot;&quot;;&quot;&quot;;DEC2HEX(IF([.B8]=&quot;Y&quot;;16*256;0)+HEX2DEC([.J8])*16+IF([.C8]=&quot;Y&quot;;8;0)+[.D8]*4+[.E8]*2+[.F8];4))" office:value-type="string">
              <text:p>0087</text:p>
            </table:change-track-table-cell>
          </table:previous>
        </table:cell-content-change>
        <table:cell-content-change table:id="ct2463">
          <table:cell-address table:column="11" table:row="8" table:table="0"/>
          <office:change-info>
            <dc:creator>Mike </dc:creator>
            <dc:date>2012-04-28T06:44:32.52</dc:date>
          </office:change-info>
          <table:previous table:id="ct2223">
            <table:change-track-table-cell table:cell-address="Sheet1.L9" table:formula="of:=IF([.H9]=&quot;&quot;;&quot;&quot;;DEC2HEX(IF([.B9]=&quot;Y&quot;;16*256;0)+HEX2DEC([.J9])*16+IF([.C9]=&quot;Y&quot;;8;0)+[.D9]*4+[.E9]*2+[.F9];4))" office:value-type="string">
              <text:p>10A0</text:p>
            </table:change-track-table-cell>
          </table:previous>
        </table:cell-content-change>
        <table:cell-content-change table:id="ct2464">
          <table:cell-address table:column="11" table:row="9" table:table="0"/>
          <office:change-info>
            <dc:creator>Mike </dc:creator>
            <dc:date>2012-04-28T06:44:32.52</dc:date>
          </office:change-info>
          <table:previous table:id="ct2224">
            <table:change-track-table-cell table:cell-address="Sheet1.L10" table:formula="of:=IF([.H10]=&quot;&quot;;&quot;&quot;;DEC2HEX(IF([.B10]=&quot;Y&quot;;16*256;0)+HEX2DEC([.J10])*16+IF([.C10]=&quot;Y&quot;;8;0)+[.D10]*4+[.E10]*2+[.F10];4))" office:value-type="string">
              <text:p>00A7</text:p>
            </table:change-track-table-cell>
          </table:previous>
        </table:cell-content-change>
        <table:cell-content-change table:id="ct2465">
          <table:cell-address table:column="11" table:row="10" table:table="0"/>
          <office:change-info>
            <dc:creator>Mike </dc:creator>
            <dc:date>2012-04-28T06:44:32.52</dc:date>
          </office:change-info>
          <table:previous table:id="ct2225">
            <table:change-track-table-cell table:cell-address="Sheet1.L11" table:formula="of:=IF([.H11]=&quot;&quot;;&quot;&quot;;DEC2HEX(IF([.B11]=&quot;Y&quot;;16*256;0)+HEX2DEC([.J11])*16+IF([.C11]=&quot;Y&quot;;8;0)+[.D11]*4+[.E11]*2+[.F11];4))" office:value-type="string">
              <text:p>00B7</text:p>
            </table:change-track-table-cell>
          </table:previous>
        </table:cell-content-change>
        <table:cell-content-change table:id="ct2466">
          <table:cell-address table:column="11" table:row="11" table:table="0"/>
          <office:change-info>
            <dc:creator>Mike </dc:creator>
            <dc:date>2012-04-28T06:44:32.52</dc:date>
          </office:change-info>
          <table:previous table:id="ct2226">
            <table:change-track-table-cell table:cell-address="Sheet1.L12" table:formula="of:=IF([.H12]=&quot;&quot;;&quot;&quot;;DEC2HEX(IF([.B12]=&quot;Y&quot;;16*256;0)+HEX2DEC([.J12])*16+IF([.C12]=&quot;Y&quot;;8;0)+[.D12]*4+[.E12]*2+[.F12];4))" office:value-type="string">
              <text:p>10C0</text:p>
            </table:change-track-table-cell>
          </table:previous>
        </table:cell-content-change>
        <table:cell-content-change table:id="ct2467">
          <table:cell-address table:column="11" table:row="12" table:table="0"/>
          <office:change-info>
            <dc:creator>Mike </dc:creator>
            <dc:date>2012-04-28T06:44:32.52</dc:date>
          </office:change-info>
          <table:previous table:id="ct2227">
            <table:change-track-table-cell table:cell-address="Sheet1.L13" table:formula="of:=IF([.H13]=&quot;&quot;;&quot;&quot;;DEC2HEX(IF([.B13]=&quot;Y&quot;;16*256;0)+HEX2DEC([.J13])*16+IF([.C13]=&quot;Y&quot;;8;0)+[.D13]*4+[.E13]*2+[.F13];4))" office:value-type="string">
              <text:p>10D0</text:p>
            </table:change-track-table-cell>
          </table:previous>
        </table:cell-content-change>
        <table:cell-content-change table:id="ct2468">
          <table:cell-address table:column="11" table:row="13" table:table="0"/>
          <office:change-info>
            <dc:creator>Mike </dc:creator>
            <dc:date>2012-04-28T06:44:32.52</dc:date>
          </office:change-info>
          <table:previous table:id="ct2228">
            <table:change-track-table-cell table:cell-address="Sheet1.L14" table:formula="of:=IF([.H14]=&quot;&quot;;&quot;&quot;;DEC2HEX(IF([.B14]=&quot;Y&quot;;16*256;0)+HEX2DEC([.J14])*16+IF([.C14]=&quot;Y&quot;;8;0)+[.D14]*4+[.E14]*2+[.F14];4))" office:value-type="string"/>
          </table:previous>
        </table:cell-content-change>
        <table:cell-content-change table:id="ct2469">
          <table:cell-address table:column="11" table:row="14" table:table="0"/>
          <office:change-info>
            <dc:creator>Mike </dc:creator>
            <dc:date>2012-04-28T06:44:32.52</dc:date>
          </office:change-info>
          <table:previous table:id="ct2229">
            <table:change-track-table-cell table:cell-address="Sheet1.L15" table:formula="of:=IF([.H15]=&quot;&quot;;&quot;&quot;;DEC2HEX(IF([.B15]=&quot;Y&quot;;16*256;0)+HEX2DEC([.J15])*16+IF([.C15]=&quot;Y&quot;;8;0)+[.D15]*4+[.E15]*2+[.F15];4))" office:value-type="string"/>
          </table:previous>
        </table:cell-content-change>
        <table:cell-content-change table:id="ct2470">
          <table:cell-address table:column="11" table:row="15" table:table="0"/>
          <office:change-info>
            <dc:creator>Mike </dc:creator>
            <dc:date>2012-04-28T06:44:32.52</dc:date>
          </office:change-info>
          <table:previous table:id="ct2230">
            <table:change-track-table-cell table:cell-address="Sheet1.L16" table:formula="of:=IF([.H16]=&quot;&quot;;&quot;&quot;;DEC2HEX(IF([.B16]=&quot;Y&quot;;16*256;0)+HEX2DEC([.J16])*16+IF([.C16]=&quot;Y&quot;;8;0)+[.D16]*4+[.E16]*2+[.F16];4))" office:value-type="string">
              <text:p>12E0</text:p>
            </table:change-track-table-cell>
          </table:previous>
        </table:cell-content-change>
        <table:cell-content-change table:id="ct2471">
          <table:cell-address table:column="11" table:row="16" table:table="0"/>
          <office:change-info>
            <dc:creator>Mike </dc:creator>
            <dc:date>2012-04-28T06:44:32.52</dc:date>
          </office:change-info>
          <table:previous table:id="ct2231">
            <table:change-track-table-cell table:cell-address="Sheet1.L17" table:formula="of:=IF([.H17]=&quot;&quot;;&quot;&quot;;DEC2HEX(IF([.B17]=&quot;Y&quot;;16*256;0)+HEX2DEC([.J17])*16+IF([.C17]=&quot;Y&quot;;8;0)+[.D17]*4+[.E17]*2+[.F17];4))" office:value-type="string">
              <text:p>12F0</text:p>
            </table:change-track-table-cell>
          </table:previous>
        </table:cell-content-change>
        <table:cell-content-change table:id="ct2472">
          <table:cell-address table:column="11" table:row="17" table:table="0"/>
          <office:change-info>
            <dc:creator>Mike </dc:creator>
            <dc:date>2012-04-28T06:44:32.52</dc:date>
          </office:change-info>
          <table:previous table:id="ct2232">
            <table:change-track-table-cell table:cell-address="Sheet1.L18" table:formula="of:=IF([.H18]=&quot;&quot;;&quot;&quot;;DEC2HEX(IF([.B18]=&quot;Y&quot;;16*256;0)+HEX2DEC([.J18])*16+IF([.C18]=&quot;Y&quot;;8;0)+[.D18]*4+[.E18]*2+[.F18];4))" office:value-type="string"/>
          </table:previous>
        </table:cell-content-change>
        <table:cell-content-change table:id="ct2473">
          <table:cell-address table:column="11" table:row="18" table:table="0"/>
          <office:change-info>
            <dc:creator>Mike </dc:creator>
            <dc:date>2012-04-28T06:44:32.52</dc:date>
          </office:change-info>
          <table:previous table:id="ct2233">
            <table:change-track-table-cell table:cell-address="Sheet1.L19" table:formula="of:=IF([.H19]=&quot;&quot;;&quot;&quot;;DEC2HEX(IF([.B19]=&quot;Y&quot;;16*256;0)+HEX2DEC([.J19])*16+IF([.C19]=&quot;Y&quot;;8;0)+[.D19]*4+[.E19]*2+[.F19];4))" office:value-type="string"/>
          </table:previous>
        </table:cell-content-change>
        <table:cell-content-change table:id="ct2474">
          <table:cell-address table:column="11" table:row="19" table:table="0"/>
          <office:change-info>
            <dc:creator>Mike </dc:creator>
            <dc:date>2012-04-28T06:44:32.52</dc:date>
          </office:change-info>
          <table:previous table:id="ct2234">
            <table:change-track-table-cell table:cell-address="Sheet1.L20" table:formula="of:=IF([.H20]=&quot;&quot;;&quot;&quot;;DEC2HEX(IF([.B20]=&quot;Y&quot;;16*256;0)+HEX2DEC([.J20])*16+IF([.C20]=&quot;Y&quot;;8;0)+[.D20]*4+[.E20]*2+[.F20];4))" office:value-type="string">
              <text:p>024F</text:p>
            </table:change-track-table-cell>
          </table:previous>
        </table:cell-content-change>
        <table:cell-content-change table:id="ct2475">
          <table:cell-address table:column="11" table:row="20" table:table="0"/>
          <office:change-info>
            <dc:creator>Mike </dc:creator>
            <dc:date>2012-04-28T06:44:32.52</dc:date>
          </office:change-info>
          <table:previous table:id="ct2235">
            <table:change-track-table-cell table:cell-address="Sheet1.L21" table:formula="of:=IF([.H21]=&quot;&quot;;&quot;&quot;;DEC2HEX(IF([.B21]=&quot;Y&quot;;16*256;0)+HEX2DEC([.J21])*16+IF([.C21]=&quot;Y&quot;;8;0)+[.D21]*4+[.E21]*2+[.F21];4))" office:value-type="string">
              <text:p>025F</text:p>
            </table:change-track-table-cell>
          </table:previous>
        </table:cell-content-change>
        <table:cell-content-change table:id="ct2476">
          <table:cell-address table:column="11" table:row="21" table:table="0"/>
          <office:change-info>
            <dc:creator>Mike </dc:creator>
            <dc:date>2012-04-28T06:44:32.52</dc:date>
          </office:change-info>
          <table:previous table:id="ct2236">
            <table:change-track-table-cell table:cell-address="Sheet1.L22" table:formula="of:=IF([.H22]=&quot;&quot;;&quot;&quot;;DEC2HEX(IF([.B22]=&quot;Y&quot;;16*256;0)+HEX2DEC([.J22])*16+IF([.C22]=&quot;Y&quot;;8;0)+[.D22]*4+[.E22]*2+[.F22];4))" office:value-type="string">
              <text:p>026F</text:p>
            </table:change-track-table-cell>
          </table:previous>
        </table:cell-content-change>
        <table:cell-content-change table:id="ct2477">
          <table:cell-address table:column="11" table:row="22" table:table="0"/>
          <office:change-info>
            <dc:creator>Mike </dc:creator>
            <dc:date>2012-04-28T06:44:32.52</dc:date>
          </office:change-info>
          <table:previous table:id="ct2237">
            <table:change-track-table-cell table:cell-address="Sheet1.L23" table:formula="of:=IF([.H23]=&quot;&quot;;&quot;&quot;;DEC2HEX(IF([.B23]=&quot;Y&quot;;16*256;0)+HEX2DEC([.J23])*16+IF([.C23]=&quot;Y&quot;;8;0)+[.D23]*4+[.E23]*2+[.F23];4))" office:value-type="string">
              <text:p>028F</text:p>
            </table:change-track-table-cell>
          </table:previous>
        </table:cell-content-change>
        <table:cell-content-change table:id="ct2478">
          <table:cell-address table:column="11" table:row="23" table:table="0"/>
          <office:change-info>
            <dc:creator>Mike </dc:creator>
            <dc:date>2012-04-28T06:44:32.52</dc:date>
          </office:change-info>
          <table:previous table:id="ct2238">
            <table:change-track-table-cell table:cell-address="Sheet1.L24" table:formula="of:=IF([.H24]=&quot;&quot;;&quot;&quot;;DEC2HEX(IF([.B24]=&quot;Y&quot;;16*256;0)+HEX2DEC([.J24])*16+IF([.C24]=&quot;Y&quot;;8;0)+[.D24]*4+[.E24]*2+[.F24];4))" office:value-type="string">
              <text:p>029F</text:p>
            </table:change-track-table-cell>
          </table:previous>
        </table:cell-content-change>
        <table:cell-content-change table:id="ct2479">
          <table:cell-address table:column="11" table:row="24" table:table="0"/>
          <office:change-info>
            <dc:creator>Mike </dc:creator>
            <dc:date>2012-04-28T06:44:32.52</dc:date>
          </office:change-info>
          <table:previous table:id="ct2239">
            <table:change-track-table-cell table:cell-address="Sheet1.L25" table:formula="of:=IF([.H25]=&quot;&quot;;&quot;&quot;;DEC2HEX(IF([.B25]=&quot;Y&quot;;16*256;0)+HEX2DEC([.J25])*16+IF([.C25]=&quot;Y&quot;;8;0)+[.D25]*4+[.E25]*2+[.F25];4))" office:value-type="string">
              <text:p>02AF</text:p>
            </table:change-track-table-cell>
          </table:previous>
        </table:cell-content-change>
        <table:cell-content-change table:id="ct2480">
          <table:cell-address table:column="11" table:row="25" table:table="0"/>
          <office:change-info>
            <dc:creator>Mike </dc:creator>
            <dc:date>2012-04-28T06:44:32.52</dc:date>
          </office:change-info>
          <table:previous table:id="ct2240">
            <table:change-track-table-cell table:cell-address="Sheet1.L26" table:formula="of:=IF([.H26]=&quot;&quot;;&quot;&quot;;DEC2HEX(IF([.B26]=&quot;Y&quot;;16*256;0)+HEX2DEC([.J26])*16+IF([.C26]=&quot;Y&quot;;8;0)+[.D26]*4+[.E26]*2+[.F26];4))" office:value-type="string">
              <text:p>12B0</text:p>
            </table:change-track-table-cell>
          </table:previous>
        </table:cell-content-change>
        <table:cell-content-change table:id="ct2481">
          <table:cell-address table:column="11" table:row="26" table:table="0"/>
          <office:change-info>
            <dc:creator>Mike </dc:creator>
            <dc:date>2012-04-28T06:44:32.52</dc:date>
          </office:change-info>
          <table:previous table:id="ct2241">
            <table:change-track-table-cell table:cell-address="Sheet1.L27" table:formula="of:=IF([.H27]=&quot;&quot;;&quot;&quot;;DEC2HEX(IF([.B27]=&quot;Y&quot;;16*256;0)+HEX2DEC([.J27])*16+IF([.C27]=&quot;Y&quot;;8;0)+[.D27]*4+[.E27]*2+[.F27];4))" office:value-type="string">
              <text:p>02B7</text:p>
            </table:change-track-table-cell>
          </table:previous>
        </table:cell-content-change>
        <table:cell-content-change table:id="ct2482">
          <table:cell-address table:column="11" table:row="27" table:table="0"/>
          <office:change-info>
            <dc:creator>Mike </dc:creator>
            <dc:date>2012-04-28T06:44:32.52</dc:date>
          </office:change-info>
          <table:previous table:id="ct2242">
            <table:change-track-table-cell table:cell-address="Sheet1.L28" table:formula="of:=IF([.H28]=&quot;&quot;;&quot;&quot;;DEC2HEX(IF([.B28]=&quot;Y&quot;;16*256;0)+HEX2DEC([.J28])*16+IF([.C28]=&quot;Y&quot;;8;0)+[.D28]*4+[.E28]*2+[.F28];4))" office:value-type="string">
              <text:p>02CF</text:p>
            </table:change-track-table-cell>
          </table:previous>
        </table:cell-content-change>
        <table:cell-content-change table:id="ct2483">
          <table:cell-address table:column="11" table:row="28" table:table="0"/>
          <office:change-info>
            <dc:creator>Mike </dc:creator>
            <dc:date>2012-04-28T06:44:32.52</dc:date>
          </office:change-info>
          <table:previous table:id="ct2243">
            <table:change-track-table-cell table:cell-address="Sheet1.L29" table:formula="of:=IF([.H29]=&quot;&quot;;&quot;&quot;;DEC2HEX(IF([.B29]=&quot;Y&quot;;16*256;0)+HEX2DEC([.J29])*16+IF([.C29]=&quot;Y&quot;;8;0)+[.D29]*4+[.E29]*2+[.F29];4))" office:value-type="string">
              <text:p>02DF</text:p>
            </table:change-track-table-cell>
          </table:previous>
        </table:cell-content-change>
        <table:cell-content-change table:id="ct2484">
          <table:cell-address table:column="11" table:row="29" table:table="0"/>
          <office:change-info>
            <dc:creator>Mike </dc:creator>
            <dc:date>2012-04-28T06:44:32.52</dc:date>
          </office:change-info>
          <table:previous table:id="ct2244">
            <table:change-track-table-cell table:cell-address="Sheet1.L30" table:formula="of:=IF([.H30]=&quot;&quot;;&quot;&quot;;DEC2HEX(IF([.B30]=&quot;Y&quot;;16*256;0)+HEX2DEC([.J30])*16+IF([.C30]=&quot;Y&quot;;8;0)+[.D30]*4+[.E30]*2+[.F30];4))" office:value-type="string"/>
          </table:previous>
        </table:cell-content-change>
        <table:cell-content-change table:id="ct2485">
          <table:cell-address table:column="11" table:row="30" table:table="0"/>
          <office:change-info>
            <dc:creator>Mike </dc:creator>
            <dc:date>2012-04-28T06:44:32.52</dc:date>
          </office:change-info>
          <table:previous table:id="ct2245">
            <table:change-track-table-cell table:cell-address="Sheet1.L31" table:formula="of:=IF([.H31]=&quot;&quot;;&quot;&quot;;DEC2HEX(IF([.B31]=&quot;Y&quot;;16*256;0)+HEX2DEC([.J31])*16+IF([.C31]=&quot;Y&quot;;8;0)+[.D31]*4+[.E31]*2+[.F31];4))" office:value-type="string"/>
          </table:previous>
        </table:cell-content-change>
        <table:cell-content-change table:id="ct2486">
          <table:cell-address table:column="11" table:row="31" table:table="0"/>
          <office:change-info>
            <dc:creator>Mike </dc:creator>
            <dc:date>2012-04-28T06:44:32.52</dc:date>
          </office:change-info>
          <table:previous table:id="ct2246">
            <table:change-track-table-cell table:cell-address="Sheet1.L32" table:formula="of:=IF([.H32]=&quot;&quot;;&quot;&quot;;DEC2HEX(IF([.B32]=&quot;Y&quot;;16*256;0)+HEX2DEC([.J32])*16+IF([.C32]=&quot;Y&quot;;8;0)+[.D32]*4+[.E32]*2+[.F32];4))" office:value-type="string">
              <text:p>0517</text:p>
            </table:change-track-table-cell>
          </table:previous>
        </table:cell-content-change>
        <table:cell-content-change table:id="ct2487">
          <table:cell-address table:column="11" table:row="32" table:table="0"/>
          <office:change-info>
            <dc:creator>Mike </dc:creator>
            <dc:date>2012-04-28T06:44:32.52</dc:date>
          </office:change-info>
          <table:previous table:id="ct2247">
            <table:change-track-table-cell table:cell-address="Sheet1.L33" table:formula="of:=IF([.H33]=&quot;&quot;;&quot;&quot;;DEC2HEX(IF([.B33]=&quot;Y&quot;;16*256;0)+HEX2DEC([.J33])*16+IF([.C33]=&quot;Y&quot;;8;0)+[.D33]*4+[.E33]*2+[.F33];4))" office:value-type="string"/>
          </table:previous>
        </table:cell-content-change>
        <table:cell-content-change table:id="ct2488">
          <table:cell-address table:column="11" table:row="33" table:table="0"/>
          <office:change-info>
            <dc:creator>Mike </dc:creator>
            <dc:date>2012-04-28T06:44:32.52</dc:date>
          </office:change-info>
          <table:previous table:id="ct2248">
            <table:change-track-table-cell table:cell-address="Sheet1.L34" table:formula="of:=IF([.H34]=&quot;&quot;;&quot;&quot;;DEC2HEX(IF([.B34]=&quot;Y&quot;;16*256;0)+HEX2DEC([.J34])*16+IF([.C34]=&quot;Y&quot;;8;0)+[.D34]*4+[.E34]*2+[.F34];4))" office:value-type="string">
              <text:p>1520</text:p>
            </table:change-track-table-cell>
          </table:previous>
        </table:cell-content-change>
        <table:cell-content-change table:id="ct2489">
          <table:cell-address table:column="11" table:row="34" table:table="0"/>
          <office:change-info>
            <dc:creator>Mike </dc:creator>
            <dc:date>2012-04-28T06:44:32.52</dc:date>
          </office:change-info>
          <table:previous table:id="ct2249">
            <table:change-track-table-cell table:cell-address="Sheet1.L35" table:formula="of:=IF([.H35]=&quot;&quot;;&quot;&quot;;DEC2HEX(IF([.B35]=&quot;Y&quot;;16*256;0)+HEX2DEC([.J35])*16+IF([.C35]=&quot;Y&quot;;8;0)+[.D35]*4+[.E35]*2+[.F35];4))" office:value-type="string">
              <text:p>1530</text:p>
            </table:change-track-table-cell>
          </table:previous>
        </table:cell-content-change>
        <table:cell-content-change table:id="ct2490">
          <table:cell-address table:column="11" table:row="35" table:table="0"/>
          <office:change-info>
            <dc:creator>Mike </dc:creator>
            <dc:date>2012-04-28T06:44:32.52</dc:date>
          </office:change-info>
          <table:previous table:id="ct2250">
            <table:change-track-table-cell table:cell-address="Sheet1.L36" table:formula="of:=IF([.H36]=&quot;&quot;;&quot;&quot;;DEC2HEX(IF([.B36]=&quot;Y&quot;;16*256;0)+HEX2DEC([.J36])*16+IF([.C36]=&quot;Y&quot;;8;0)+[.D36]*4+[.E36]*2+[.F36];4))" office:value-type="string"/>
          </table:previous>
        </table:cell-content-change>
        <table:cell-content-change table:id="ct2491">
          <table:cell-address table:column="11" table:row="36" table:table="0"/>
          <office:change-info>
            <dc:creator>Mike </dc:creator>
            <dc:date>2012-04-28T06:44:32.52</dc:date>
          </office:change-info>
          <table:previous table:id="ct2251">
            <table:change-track-table-cell table:cell-address="Sheet1.L37" table:formula="of:=IF([.H37]=&quot;&quot;;&quot;&quot;;DEC2HEX(IF([.B37]=&quot;Y&quot;;16*256;0)+HEX2DEC([.J37])*16+IF([.C37]=&quot;Y&quot;;8;0)+[.D37]*4+[.E37]*2+[.F37];4))" office:value-type="string"/>
          </table:previous>
        </table:cell-content-change>
        <table:cell-content-change table:id="ct2492">
          <table:cell-address table:column="11" table:row="37" table:table="0"/>
          <office:change-info>
            <dc:creator>Mike </dc:creator>
            <dc:date>2012-04-28T06:44:32.52</dc:date>
          </office:change-info>
          <table:previous table:id="ct2252">
            <table:change-track-table-cell table:cell-address="Sheet1.L38" table:formula="of:=IF([.H38]=&quot;&quot;;&quot;&quot;;DEC2HEX(IF([.B38]=&quot;Y&quot;;16*256;0)+HEX2DEC([.J38])*16+IF([.C38]=&quot;Y&quot;;8;0)+[.D38]*4+[.E38]*2+[.F38];4))" office:value-type="string">
              <text:p>1400</text:p>
            </table:change-track-table-cell>
          </table:previous>
        </table:cell-content-change>
        <table:cell-content-change table:id="ct2493">
          <table:cell-address table:column="11" table:row="38" table:table="0"/>
          <office:change-info>
            <dc:creator>Mike </dc:creator>
            <dc:date>2012-04-28T06:44:32.52</dc:date>
          </office:change-info>
          <table:previous table:id="ct2253">
            <table:change-track-table-cell table:cell-address="Sheet1.L39" table:formula="of:=IF([.H39]=&quot;&quot;;&quot;&quot;;DEC2HEX(IF([.B39]=&quot;Y&quot;;16*256;0)+HEX2DEC([.J39])*16+IF([.C39]=&quot;Y&quot;;8;0)+[.D39]*4+[.E39]*2+[.F39];4))" office:value-type="string">
              <text:p>14C0</text:p>
            </table:change-track-table-cell>
          </table:previous>
        </table:cell-content-change>
        <table:cell-content-change table:id="ct2494">
          <table:cell-address table:column="11" table:row="39" table:table="0"/>
          <office:change-info>
            <dc:creator>Mike </dc:creator>
            <dc:date>2012-04-28T06:44:32.52</dc:date>
          </office:change-info>
          <table:previous table:id="ct2254">
            <table:change-track-table-cell table:cell-address="Sheet1.L40" table:formula="of:=IF([.H40]=&quot;&quot;;&quot;&quot;;DEC2HEX(IF([.B40]=&quot;Y&quot;;16*256;0)+HEX2DEC([.J40])*16+IF([.C40]=&quot;Y&quot;;8;0)+[.D40]*4+[.E40]*2+[.F40];4))" office:value-type="string">
              <text:p>14D0</text:p>
            </table:change-track-table-cell>
          </table:previous>
        </table:cell-content-change>
        <table:cell-content-change table:id="ct2495">
          <table:cell-address table:column="11" table:row="40" table:table="0"/>
          <office:change-info>
            <dc:creator>Mike </dc:creator>
            <dc:date>2012-04-28T06:44:32.52</dc:date>
          </office:change-info>
          <table:previous table:id="ct2255">
            <table:change-track-table-cell table:cell-address="Sheet1.L41" table:formula="of:=IF([.H41]=&quot;&quot;;&quot;&quot;;DEC2HEX(IF([.B41]=&quot;Y&quot;;16*256;0)+HEX2DEC([.J41])*16+IF([.C41]=&quot;Y&quot;;8;0)+[.D41]*4+[.E41]*2+[.F41];4))" office:value-type="string"/>
          </table:previous>
        </table:cell-content-change>
        <table:cell-content-change table:id="ct2496">
          <table:cell-address table:column="11" table:row="41" table:table="0"/>
          <office:change-info>
            <dc:creator>Mike </dc:creator>
            <dc:date>2012-04-28T06:44:32.52</dc:date>
          </office:change-info>
          <table:previous table:id="ct2256">
            <table:change-track-table-cell table:cell-address="Sheet1.L42" table:formula="of:=IF([.H42]=&quot;&quot;;&quot;&quot;;DEC2HEX(IF([.B42]=&quot;Y&quot;;16*256;0)+HEX2DEC([.J42])*16+IF([.C42]=&quot;Y&quot;;8;0)+[.D42]*4+[.E42]*2+[.F42];4))" office:value-type="string"/>
          </table:previous>
        </table:cell-content-change>
        <table:cell-content-change table:id="ct2497">
          <table:cell-address table:column="11" table:row="42" table:table="0"/>
          <office:change-info>
            <dc:creator>Mike </dc:creator>
            <dc:date>2012-04-28T06:44:32.52</dc:date>
          </office:change-info>
          <table:previous table:id="ct2257">
            <table:change-track-table-cell table:cell-address="Sheet1.L43" table:formula="of:=IF([.H43]=&quot;&quot;;&quot;&quot;;DEC2HEX(IF([.B43]=&quot;Y&quot;;16*256;0)+HEX2DEC([.J43])*16+IF([.C43]=&quot;Y&quot;;8;0)+[.D43]*4+[.E43]*2+[.F43];4))" office:value-type="string"/>
          </table:previous>
        </table:cell-content-change>
        <table:cell-content-change table:id="ct2498">
          <table:cell-address table:column="11" table:row="43" table:table="0"/>
          <office:change-info>
            <dc:creator>Mike </dc:creator>
            <dc:date>2012-04-28T06:44:32.52</dc:date>
          </office:change-info>
          <table:previous table:id="ct2258">
            <table:change-track-table-cell table:cell-address="Sheet1.L44" table:formula="of:=IF([.H44]=&quot;&quot;;&quot;&quot;;DEC2HEX(IF([.B44]=&quot;Y&quot;;16*256;0)+HEX2DEC([.J44])*16+IF([.C44]=&quot;Y&quot;;8;0)+[.D44]*4+[.E44]*2+[.F44];4))" office:value-type="string">
              <text:p>14E0</text:p>
            </table:change-track-table-cell>
          </table:previous>
        </table:cell-content-change>
        <table:cell-content-change table:id="ct2499">
          <table:cell-address table:column="11" table:row="44" table:table="0"/>
          <office:change-info>
            <dc:creator>Mike </dc:creator>
            <dc:date>2012-04-28T06:44:32.52</dc:date>
          </office:change-info>
          <table:previous table:id="ct2259">
            <table:change-track-table-cell table:cell-address="Sheet1.L45" table:formula="of:=IF([.H45]=&quot;&quot;;&quot;&quot;;DEC2HEX(IF([.B45]=&quot;Y&quot;;16*256;0)+HEX2DEC([.J45])*16+IF([.C45]=&quot;Y&quot;;8;0)+[.D45]*4+[.E45]*2+[.F45];4))" office:value-type="string"/>
          </table:previous>
        </table:cell-content-change>
        <table:cell-content-change table:id="ct2500">
          <table:cell-address table:column="11" table:row="45" table:table="0"/>
          <office:change-info>
            <dc:creator>Mike </dc:creator>
            <dc:date>2012-04-28T06:44:32.52</dc:date>
          </office:change-info>
          <table:previous table:id="ct2260">
            <table:change-track-table-cell table:cell-address="Sheet1.L46" table:formula="of:=IF([.H46]=&quot;&quot;;&quot;&quot;;DEC2HEX(IF([.B46]=&quot;Y&quot;;16*256;0)+HEX2DEC([.J46])*16+IF([.C46]=&quot;Y&quot;;8;0)+[.D46]*4+[.E46]*2+[.F46];4))" office:value-type="string">
              <text:p>14F0</text:p>
            </table:change-track-table-cell>
          </table:previous>
        </table:cell-content-change>
        <table:cell-content-change table:id="ct2501">
          <table:cell-address table:column="11" table:row="46" table:table="0"/>
          <office:change-info>
            <dc:creator>Mike </dc:creator>
            <dc:date>2012-04-28T06:44:32.52</dc:date>
          </office:change-info>
          <table:previous table:id="ct2261">
            <table:change-track-table-cell table:cell-address="Sheet1.L47" table:formula="of:=IF([.H47]=&quot;&quot;;&quot;&quot;;DEC2HEX(IF([.B47]=&quot;Y&quot;;16*256;0)+HEX2DEC([.J47])*16+IF([.C47]=&quot;Y&quot;;8;0)+[.D47]*4+[.E47]*2+[.F47];4))" office:value-type="string"/>
          </table:previous>
        </table:cell-content-change>
        <table:cell-content-change table:id="ct2502">
          <table:cell-address table:column="11" table:row="47" table:table="0"/>
          <office:change-info>
            <dc:creator>Mike </dc:creator>
            <dc:date>2012-04-28T06:44:32.52</dc:date>
          </office:change-info>
          <table:previous table:id="ct2262">
            <table:change-track-table-cell table:cell-address="Sheet1.L48" table:formula="of:=IF([.H48]=&quot;&quot;;&quot;&quot;;DEC2HEX(IF([.B48]=&quot;Y&quot;;16*256;0)+HEX2DEC([.J48])*16+IF([.C48]=&quot;Y&quot;;8;0)+[.D48]*4+[.E48]*2+[.F48];4))" office:value-type="string"/>
          </table:previous>
        </table:cell-content-change>
        <table:cell-content-change table:id="ct2503">
          <table:cell-address table:column="11" table:row="48" table:table="0"/>
          <office:change-info>
            <dc:creator>Mike </dc:creator>
            <dc:date>2012-04-28T06:44:32.52</dc:date>
          </office:change-info>
          <table:previous table:id="ct2263">
            <table:change-track-table-cell table:cell-address="Sheet1.L49" table:formula="of:=IF([.H49]=&quot;&quot;;&quot;&quot;;DEC2HEX(IF([.B49]=&quot;Y&quot;;16*256;0)+HEX2DEC([.J49])*16+IF([.C49]=&quot;Y&quot;;8;0)+[.D49]*4+[.E49]*2+[.F49];4))" office:value-type="string">
              <text:p>1690</text:p>
            </table:change-track-table-cell>
          </table:previous>
        </table:cell-content-change>
        <table:cell-content-change table:id="ct2504">
          <table:cell-address table:column="11" table:row="49" table:table="0"/>
          <office:change-info>
            <dc:creator>Mike </dc:creator>
            <dc:date>2012-04-28T06:44:32.52</dc:date>
          </office:change-info>
          <table:previous table:id="ct2264">
            <table:change-track-table-cell table:cell-address="Sheet1.L50" table:formula="of:=IF([.H50]=&quot;&quot;;&quot;&quot;;DEC2HEX(IF([.B50]=&quot;Y&quot;;16*256;0)+HEX2DEC([.J50])*16+IF([.C50]=&quot;Y&quot;;8;0)+[.D50]*4+[.E50]*2+[.F50];4))" office:value-type="string">
              <text:p>16A0</text:p>
            </table:change-track-table-cell>
          </table:previous>
        </table:cell-content-change>
        <table:cell-content-change table:id="ct2505">
          <table:cell-address table:column="11" table:row="50" table:table="0"/>
          <office:change-info>
            <dc:creator>Mike </dc:creator>
            <dc:date>2012-04-28T06:44:32.52</dc:date>
          </office:change-info>
          <table:previous table:id="ct2265">
            <table:change-track-table-cell table:cell-address="Sheet1.L51" table:formula="of:=IF([.H51]=&quot;&quot;;&quot;&quot;;DEC2HEX(IF([.B51]=&quot;Y&quot;;16*256;0)+HEX2DEC([.J51])*16+IF([.C51]=&quot;Y&quot;;8;0)+[.D51]*4+[.E51]*2+[.F51];4))" office:value-type="string">
              <text:p>16B0</text:p>
            </table:change-track-table-cell>
          </table:previous>
        </table:cell-content-change>
      </table:tracked-changes>
      <table:table table:name="Sheet1" table:style-name="ta1" table:print="false">
        <office:forms form:automatic-focus="false" form:apply-design-mode="false"/>
        <table:table-column table:style-name="co2" table:default-cell-style-name="ce3"/>
        <table:table-column table:style-name="co3" table:default-cell-style-name="ce3"/>
        <table:table-column table:style-name="co3" table:number-columns-repeated="8" table:default-cell-style-name="ce10"/>
        <table:table-column table:style-name="co4" table:default-cell-style-name="ce10"/>
        <table:table-column table:style-name="co5" table:default-cell-style-name="ce10"/>
        <table:table-column table:style-name="co4" table:default-cell-style-name="ce10"/>
        <table:table-column table:style-name="co6" table:default-cell-style-name="ce10"/>
        <table:table-column table:style-name="co8" table:default-cell-style-name="ce10"/>
        <table:table-column table:style-name="co9" table:default-cell-style-name="ce3"/>
        <table:table-column table:style-name="co7" table:number-columns-repeated="1002" table:default-cell-style-name="ce3"/>
        <table:table-column table:style-name="co7" table:default-cell-style-name="Default"/>
        <table:table-row table:style-name="ro2">
          <table:table-cell table:style-name="ce1"/>
          <table:table-cell table:style-name="ce8" office:value-type="string">
            <text:p>Base Data for MTI</text:p>
          </table:table-cell>
          <table:table-cell table:style-name="ce14" table:number-columns-repeated="8"/>
          <table:table-cell table:style-name="ce19"/>
          <table:table-cell table:style-name="ce20" office:value-type="string">
            <text:p>Ethernet MTI</text:p>
          </table:table-cell>
          <table:table-cell table:style-name="ce19"/>
          <table:table-cell table:style-name="ce22" office:value-type="string">
            <text:p>CAN MTI</text:p>
          </table:table-cell>
          <table:table-cell table:style-name="ce26" office:value-type="string">
            <text:p>CAN Data</text:p>
          </table:table-cell>
          <table:table-cell table:style-name="ce29"/>
          <table:table-cell table:style-name="ce1" table:number-columns-repeated="1002"/>
          <table:table-cell/>
        </table:table-row>
        <table:table-row table:style-name="ro3">
          <table:table-cell table:style-name="ce2"/>
          <table:table-cell table:style-name="ce9" office:value-type="string">
            <text:p>Has Destination ID</text:p>
          </table:table-cell>
          <table:table-cell table:style-name="ce9" office:value-type="string">
            <text:p>Has Event ID</text:p>
          </table:table-cell>
          <table:table-cell table:style-name="ce9" office:value-type="string">
            <text:p>Flag A</text:p>
          </table:table-cell>
          <table:table-cell table:style-name="ce9" office:value-type="string">
            <text:p>Flag B</text:p>
          </table:table-cell>
          <table:table-cell table:style-name="ce9" office:value-type="string">
            <text:p>Flag C</text:p>
          </table:table-cell>
          <table:table-cell table:style-name="ce9" office:value-type="string">
            <text:p>Flag D</text:p>
          </table:table-cell>
          <table:table-cell table:style-name="ce18" office:value-type="string">
            <text:p>Priority Group</text:p>
          </table:table-cell>
          <table:table-cell table:style-name="ce18" office:value-type="string">
            <text:p>Type</text:p>
          </table:table-cell>
          <table:table-cell table:style-name="ce18" office:value-type="string">
            <text:p>Flag D/Priority/Type</text:p>
          </table:table-cell>
          <table:table-cell table:style-name="ce18" table:number-columns-repeated="3"/>
          <table:table-cell table:style-name="ce23" office:value-type="string">
            <text:p>Top 17 bits of CAN header, ddd refers to destination address.</text:p>
          </table:table-cell>
          <table:table-cell table:style-name="ce27" office:value-type="string">
            <text:p>Goes at start of CAN data, if present</text:p>
          </table:table-cell>
          <table:table-cell table:style-name="ce2" table:number-columns-repeated="1003"/>
          <table:table-cell table:style-name="ce30"/>
        </table:table-row>
        <table:table-row table:style-name="ro4">
          <table:table-cell office:value-type="string">
            <text:p>Bits</text:p>
          </table:table-cell>
          <table:table-cell table:style-name="ce10" office:value-type="float" office:value="1">
            <text:p>1</text:p>
          </table:table-cell>
          <table:table-cell table:number-columns-repeated="5" office:value-type="float" office:value="1">
            <text:p>1</text:p>
          </table:table-cell>
          <table:table-cell office:value-type="float" office:value="2">
            <text:p>2</text:p>
          </table:table-cell>
          <table:table-cell office:value-type="float" office:value="5">
            <text:p>5</text:p>
          </table:table-cell>
          <table:table-cell office:value-type="string">
            <text:p>8 hex</text:p>
          </table:table-cell>
          <table:table-cell/>
          <table:table-cell office:value-type="string">
            <text:p>16 hex</text:p>
          </table:table-cell>
          <table:table-cell/>
          <table:table-cell office:value-type="string">
            <text:p>17 bits hex</text:p>
          </table:table-cell>
          <table:table-cell office:value-type="string">
            <text:p>8 hex</text:p>
          </table:table-cell>
          <table:table-cell table:number-columns-repeated="1004"/>
        </table:table-row>
        <table:table-row table:style-name="ro4">
          <table:table-cell table:style-name="ce1"/>
          <table:table-cell table:number-columns-repeated="13"/>
          <table:table-cell table:style-name="ce28"/>
          <table:table-cell table:number-columns-repeated="1004"/>
        </table:table-row>
        <table:table-row table:style-name="ro4">
          <table:table-cell table:style-name="ce1" office:value-type="string">
            <text:p>Base Messages</text:p>
          </table:table-cell>
          <table:table-cell table:style-name="ce2" table:number-columns-repeated="13"/>
          <table:table-cell table:style-name="ce12"/>
          <table:table-cell table:style-name="ce1" table:number-columns-repeated="1003"/>
          <table:table-cell/>
        </table:table-row>
        <table:table-row table:style-name="ro4">
          <table:table-cell office:value-type="string">
            <office:annotation draw:style-name="gr1" draw:text-style-name="P1" svg:width="3.372cm" svg:height="0.596cm" svg:x="6.4cm" svg:y="4.429cm" draw:caption-point-x="-0.61cm" draw:caption-point-y="1.522cm">
              <dc:creator>P</dc:creator>
              <dc:date>2011-08-10T00:00:00</dc:date>
              <text:p text:style-name="P1"><text:span text:style-name="T1">Unofficial addition</text:span></text:p>
            </office:annotation>
            <text:p>Node number Allocate</text:p>
          </table:table-cell>
          <table:table-cell table:style-name="ce11" table:number-columns-repeated="5"/>
          <table:table-cell table:style-name="ce11" office:value-type="float" office:value="0">
            <text:p>0</text:p>
          </table:table-cell>
          <table:table-cell table:number-columns-repeated="2" office:value-type="float" office:value="0">
            <text:p>0</text:p>
          </table:table-cell>
          <table:table-cell table:formula="of:=IF([.H6]=&quot;&quot;;&quot;&quot;;DEC2HEX([.G6]*128+[.H6]*32+[.I6];2))" office:value-type="string" office:string-value="00">
            <text:p>00</text:p>
          </table:table-cell>
          <table:table-cell/>
          <table:table-cell table:style-name="ce21" office:value-type="float" office:value="2000">
            <text:p>2000</text:p>
          </table:table-cell>
          <table:table-cell/>
          <table:table-cell table:style-name="ce24"/>
          <table:table-cell table:style-name="ce12"/>
          <table:table-cell office:value-type="string">
            <text:p>Ethernet Only</text:p>
          </table:table-cell>
          <table:table-cell table:style-name="ce1" table:number-columns-repeated="1002"/>
          <table:table-cell/>
        </table:table-row>
        <table:table-row table:style-name="ro4">
          <table:table-cell office:value-type="string">
            <office:annotation draw:style-name="gr2" draw:text-style-name="P1" svg:width="6.829cm" svg:height="0.991cm" svg:x="6.4cm" svg:y="4.881cm" draw:caption-point-x="-0.61cm" draw:caption-point-y="1.522cm">
              <dc:creator>P</dc:creator>
              <dc:date>2011-08-10T00:00:00</dc:date>
              <text:p text:style-name="P1"><text:span text:style-name="T1">Unofficial entry: turns off filtering of non-basic messages through gateways. <text:s/></text:span></text:p>
            </office:annotation>
            <text:p>No Filtering</text:p>
          </table:table-cell>
          <table:table-cell table:number-columns-repeated="2" table:style-name="ce11"/>
          <table:table-cell table:number-columns-repeated="3" table:style-name="ce11" office:value-type="float" office:value="1">
            <text:p>1</text:p>
          </table:table-cell>
          <table:table-cell table:style-name="ce11" office:value-type="float" office:value="0">
            <text:p>0</text:p>
          </table:table-cell>
          <table:table-cell office:value-type="float" office:value="0">
            <text:p>0</text:p>
          </table:table-cell>
          <table:table-cell office:value-type="float" office:value="1">
            <text:p>1</text:p>
          </table:table-cell>
          <table:table-cell table:formula="of:=IF([.H7]=&quot;&quot;;&quot;&quot;;DEC2HEX([.G7]*128+[.H7]*32+[.I7];2))" office:value-type="string" office:string-value="01">
            <text:p>01</text:p>
          </table:table-cell>
          <table:table-cell/>
          <table:table-cell table:style-name="ce21" table:formula="of:=IF([.H7]=&quot;&quot;;&quot;&quot;;DEC2HEX(IF([.B7]=&quot;Y&quot;;16*256;0)+HEX2DEC([.J7])*16+IF([.C7]=&quot;Y&quot;;8;0)+IF([.D7]=&quot;&quot;;4;[.D7]*4+[.E7]*2+[.F7]);4))" office:value-type="string" office:string-value="0017">
            <text:p>0017</text:p>
          </table:table-cell>
          <table:table-cell/>
          <table:table-cell table:style-name="ce25" table:formula="of:=IF([.H7]=&quot;&quot;;&quot;&quot;;IF([.B7]=&quot;Y&quot;;&quot;1Eddd&quot;;DEC2HEX(256*256+8*256*16+HEX2DEC([.J7])*16+IF([.C7]=&quot;Y&quot;;8;0)+IF([.D7]=&quot;Y&quot;;[.E7]*2+[.F7];7);5)))" office:value-type="string" office:string-value="18017">
            <text:p>18017</text:p>
          </table:table-cell>
          <table:table-cell table:style-name="ce12"/>
          <table:table-cell office:value-type="string">
            <text:p>(Still under discussion)</text:p>
          </table:table-cell>
          <table:table-cell table:style-name="ce1" table:number-columns-repeated="1002"/>
          <table:table-cell/>
        </table:table-row>
        <table:table-row table:style-name="ro4">
          <table:table-cell table:style-name="ce4" office:value-type="string">
            <office:annotation draw:style-name="gr3" draw:text-style-name="P1" svg:width="8.07cm" svg:height="2.176cm" svg:x="6.4cm" svg:y="5.332cm" draw:caption-point-x="-0.61cm" draw:caption-point-y="1.522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number-columns-repeated="2" table:style-name="ce11"/>
          <table:table-cell table:number-columns-repeated="3" table:style-name="ce11" office:value-type="float" office:value="1">
            <text:p>1</text:p>
          </table:table-cell>
          <table:table-cell table:style-name="ce11" office:value-type="float" office:value="0">
            <text:p>0</text:p>
          </table:table-cell>
          <table:table-cell office:value-type="float" office:value="0">
            <text:p>0</text:p>
          </table:table-cell>
          <table:table-cell office:value-type="float" office:value="8">
            <text:p>8</text:p>
          </table:table-cell>
          <table:table-cell table:formula="of:=IF([.H8]=&quot;&quot;;&quot;&quot;;DEC2HEX([.G8]*128+[.H8]*32+[.I8];2))" office:value-type="string" office:string-value="08">
            <text:p>08</text:p>
          </table:table-cell>
          <table:table-cell/>
          <table:table-cell table:style-name="ce21" table:formula="of:=IF([.H8]=&quot;&quot;;&quot;&quot;;DEC2HEX(IF([.B8]=&quot;Y&quot;;16*256;0)+HEX2DEC([.J8])*16+IF([.C8]=&quot;Y&quot;;8;0)+IF([.D8]=&quot;&quot;;4;[.D8]*4+[.E8]*2+[.F8]);4))" office:value-type="string" office:string-value="0087">
            <text:p>0087</text:p>
          </table:table-cell>
          <table:table-cell/>
          <table:table-cell table:style-name="ce25" table:formula="of:=IF([.H8]=&quot;&quot;;&quot;&quot;;IF([.B8]=&quot;Y&quot;;&quot;1Eddd&quot;;DEC2HEX(256*256+8*256*16+HEX2DEC([.J8])*16+IF([.C8]=&quot;Y&quot;;8;0)+IF([.D8]=&quot;Y&quot;;[.E8]*2+[.F8];7);5)))" office:value-type="string" office:string-value="18087">
            <text:p>18087</text:p>
          </table:table-cell>
          <table:table-cell table:style-name="ce12" table:formula="of:=IF([.H8]=&quot;&quot;;&quot;&quot;;IF([.B8]=&quot;Y&quot;;[.J8];&quot;&quot;))">
            <text:p/>
          </table:table-cell>
          <table:table-cell office:value-type="string">
            <text:p>Full Source Node ID</text:p>
          </table:table-cell>
          <table:table-cell table:number-columns-repeated="1003"/>
        </table:table-row>
        <table:table-row table:style-name="ro4">
          <table:table-cell table:style-name="ce4" office:value-type="string">
            <office:annotation draw:style-name="gr4" draw:text-style-name="P1" svg:width="7.294cm" svg:height="1.386cm" svg:x="6.4cm" svg:y="5.784cm" draw:caption-point-x="-0.61cm" draw:caption-point-y="1.522cm">
              <dc:creator>P</dc:creator>
              <dc:date>2011-08-10T00:00:00</dc:date>
              <text:p text:style-name="P1"><text:span text:style-name="T1">This is a </text:span><text:span text:style-name="T2">directed</text:span><text:span text:style-name="T1"> request to a specific node to verify it is active. <text:s/>On CAN, it may be used to obtain a node's full node ID from its alias. <text:s/></text:span></text:p>
            </office:annotation>
            <text:p>Verify Node ID Number</text:p>
          </table:table-cell>
          <table:table-cell table:style-name="ce11" office:value-type="string">
            <text:p>Y</text:p>
          </table:table-cell>
          <table:table-cell table:number-columns-repeated="4" table:style-name="ce11"/>
          <table:table-cell table:style-name="ce11" office:value-type="float" office:value="0">
            <text:p>0</text:p>
          </table:table-cell>
          <table:table-cell office:value-type="float" office:value="0">
            <text:p>0</text:p>
          </table:table-cell>
          <table:table-cell office:value-type="float" office:value="10">
            <text:p>10</text:p>
          </table:table-cell>
          <table:table-cell table:formula="of:=IF([.H9]=&quot;&quot;;&quot;&quot;;DEC2HEX([.G9]*128+[.H9]*32+[.I9];2))" office:value-type="string" office:string-value="0A">
            <text:p>0A</text:p>
          </table:table-cell>
          <table:table-cell/>
          <table:table-cell table:formula="of:=IF([.H9]=&quot;&quot;;&quot;&quot;;DEC2HEX(IF([.B9]=&quot;Y&quot;;16*256;0)+HEX2DEC([.J9])*16+IF([.C9]=&quot;Y&quot;;8;0)+IF([.D9]=&quot;&quot;;4;[.D9]*4+[.E9]*2+[.F9]);4))" office:value-type="string" office:string-value="10A4">
            <text:p>10A4</text:p>
          </table:table-cell>
          <table:table-cell/>
          <table:table-cell table:style-name="ce24" table:formula="of:=IF([.H9]=&quot;&quot;;&quot;&quot;;IF([.B9]=&quot;Y&quot;;&quot;1Eddd&quot;;DEC2HEX(256*256+8*256*16+HEX2DEC([.J9])*16+IF([.C9]=&quot;Y&quot;;8;0)+IF([.D9]=&quot;Y&quot;;[.E9]*2+[.F9];7);5)))" office:value-type="string" office:string-value="1Eddd">
            <text:p>1Eddd</text:p>
          </table:table-cell>
          <table:table-cell table:style-name="ce12" table:formula="of:=IF([.H9]=&quot;&quot;;&quot;&quot;;IF([.B9]=&quot;Y&quot;;[.J9];&quot;&quot;))" office:value-type="string" office:string-value="0A">
            <text:p>0A</text:p>
          </table:table-cell>
          <table:table-cell table:number-columns-repeated="1004"/>
        </table:table-row>
        <table:table-row table:style-name="ro4">
          <table:table-cell table:style-name="ce4" office:value-type="string">
            <office:annotation draw:style-name="gr4" draw:text-style-name="P1" svg:width="6.23cm" svg:height="1.386cm" svg:x="6.4cm" svg:y="6.235cm" draw:caption-point-x="-0.61cm" draw:caption-point-y="1.522cm">
              <dc:creator>P</dc:creator>
              <dc:date>2011-08-10T00:00:00</dc:date>
              <text:p text:style-name="P1"><text:span text:style-name="T1">This is a request to all nodes to send Verified messages so that Tools can populate their tables. <text:s/></text:span></text:p>
            </office:annotation>
            <text:p>Verify Node ID Number</text:p>
          </table:table-cell>
          <table:table-cell table:number-columns-repeated="2" table:style-name="ce11"/>
          <table:table-cell table:number-columns-repeated="3" table:style-name="ce11" office:value-type="float" office:value="1">
            <text:p>1</text:p>
          </table:table-cell>
          <table:table-cell table:style-name="ce11" office:value-type="float" office:value="0">
            <text:p>0</text:p>
          </table:table-cell>
          <table:table-cell office:value-type="float" office:value="0">
            <text:p>0</text:p>
          </table:table-cell>
          <table:table-cell office:value-type="float" office:value="10">
            <text:p>10</text:p>
          </table:table-cell>
          <table:table-cell table:formula="of:=IF([.H10]=&quot;&quot;;&quot;&quot;;DEC2HEX([.G10]*128+[.H10]*32+[.I10];2))" office:value-type="string" office:string-value="0A">
            <text:p>0A</text:p>
          </table:table-cell>
          <table:table-cell/>
          <table:table-cell table:style-name="ce21" table:formula="of:=IF([.H10]=&quot;&quot;;&quot;&quot;;DEC2HEX(IF([.B10]=&quot;Y&quot;;16*256;0)+HEX2DEC([.J10])*16+IF([.C10]=&quot;Y&quot;;8;0)+IF([.D10]=&quot;&quot;;4;[.D10]*4+[.E10]*2+[.F10]);4))" office:value-type="string" office:string-value="00A7">
            <text:p>00A7</text:p>
          </table:table-cell>
          <table:table-cell/>
          <table:table-cell table:style-name="ce24" table:formula="of:=IF([.H10]=&quot;&quot;;&quot;&quot;;IF([.B10]=&quot;Y&quot;;&quot;1Eddd&quot;;DEC2HEX(256*256+8*256*16+HEX2DEC([.J10])*16+IF([.C10]=&quot;Y&quot;;8;0)+IF([.D10]=&quot;Y&quot;;[.E10]*2+[.F10];7);5)))" office:value-type="string" office:string-value="180A7">
            <text:p>180A7</text:p>
          </table:table-cell>
          <table:table-cell table:style-name="ce12" table:formula="of:=IF([.H10]=&quot;&quot;;&quot;&quot;;IF([.B10]=&quot;Y&quot;;[.J10];&quot;&quot;))">
            <text:p/>
          </table:table-cell>
          <table:table-cell table:number-columns-repeated="1004"/>
        </table:table-row>
        <table:table-row table:style-name="ro4">
          <table:table-cell table:style-name="ce4" office:value-type="string">
            <office:annotation draw:style-name="gr4" draw:text-style-name="P1" svg:width="8.557cm" svg:height="1.386cm" svg:x="6.4cm" svg:y="6.687cm" draw:caption-point-x="-0.61cm" draw:caption-point-y="1.522cm">
              <dc:creator>P</dc:creator>
              <dc:date>2011-08-10T00:00:00</dc:date>
              <text:p text:style-name="P1"><text:span text:style-name="T1">Response to VerifyNodeID message. <text:s/></text:span><text:span text:style-name="T1"><text:line-break/></text:span><text:span text:style-name="T1">VerifiedNodeIDNumber(srcNID,NID). <text:s/></text:span></text:p>
              <text:p text:style-name="P1"><text:span text:style-name="T1">On CAN: VerifiedNodeIDNumber(srcNIDalias,NID).</text:span></text:p>
            </office:annotation>
            <text:p>Verified Node ID Number</text:p>
          </table:table-cell>
          <table:table-cell table:number-columns-repeated="2" table:style-name="ce11"/>
          <table:table-cell table:number-columns-repeated="3" table:style-name="ce11" office:value-type="float" office:value="1">
            <text:p>1</text:p>
          </table:table-cell>
          <table:table-cell table:style-name="ce11" office:value-type="float" office:value="0">
            <text:p>0</text:p>
          </table:table-cell>
          <table:table-cell office:value-type="float" office:value="0">
            <text:p>0</text:p>
          </table:table-cell>
          <table:table-cell office:value-type="float" office:value="11">
            <text:p>11</text:p>
          </table:table-cell>
          <table:table-cell table:formula="of:=IF([.H11]=&quot;&quot;;&quot;&quot;;DEC2HEX([.G11]*128+[.H11]*32+[.I11];2))" office:value-type="string" office:string-value="0B">
            <text:p>0B</text:p>
          </table:table-cell>
          <table:table-cell/>
          <table:table-cell table:style-name="ce21" table:formula="of:=IF([.H11]=&quot;&quot;;&quot;&quot;;DEC2HEX(IF([.B11]=&quot;Y&quot;;16*256;0)+HEX2DEC([.J11])*16+IF([.C11]=&quot;Y&quot;;8;0)+IF([.D11]=&quot;&quot;;4;[.D11]*4+[.E11]*2+[.F11]);4))" office:value-type="string" office:string-value="00B7">
            <text:p>00B7</text:p>
          </table:table-cell>
          <table:table-cell/>
          <table:table-cell table:style-name="ce24" table:formula="of:=IF([.H11]=&quot;&quot;;&quot;&quot;;IF([.B11]=&quot;Y&quot;;&quot;1Eddd&quot;;DEC2HEX(256*256+8*256*16+HEX2DEC([.J11])*16+IF([.C11]=&quot;Y&quot;;8;0)+IF([.D11]=&quot;Y&quot;;[.E11]*2+[.F11];7);5)))" office:value-type="string" office:string-value="180B7">
            <text:p>180B7</text:p>
          </table:table-cell>
          <table:table-cell table:style-name="ce12" table:formula="of:=IF([.H11]=&quot;&quot;;&quot;&quot;;IF([.B11]=&quot;Y&quot;;[.J11];&quot;&quot;))">
            <text:p/>
          </table:table-cell>
          <table:table-cell office:value-type="string">
            <text:p>Full Source Node ID</text:p>
          </table:table-cell>
          <table:table-cell table:number-columns-repeated="1003"/>
        </table:table-row>
        <table:table-row table:style-name="ro4">
          <table:table-cell table:style-name="ce4" office:value-type="string">
            <text:p>Optional Interaction Rejected</text:p>
          </table:table-cell>
          <table:table-cell table:style-name="ce11" office:value-type="string">
            <text:p>Y</text:p>
          </table:table-cell>
          <table:table-cell table:number-columns-repeated="4" table:style-name="ce11"/>
          <table:table-cell table:style-name="ce11" office:value-type="float" office:value="0">
            <text:p>0</text:p>
          </table:table-cell>
          <table:table-cell office:value-type="float" office:value="0">
            <text:p>0</text:p>
          </table:table-cell>
          <table:table-cell office:value-type="float" office:value="12">
            <text:p>12</text:p>
          </table:table-cell>
          <table:table-cell table:formula="of:=IF([.H12]=&quot;&quot;;&quot;&quot;;DEC2HEX([.G12]*128+[.H12]*32+[.I12];2))" office:value-type="string" office:string-value="0C">
            <text:p>0C</text:p>
          </table:table-cell>
          <table:table-cell/>
          <table:table-cell table:formula="of:=IF([.H12]=&quot;&quot;;&quot;&quot;;DEC2HEX(IF([.B12]=&quot;Y&quot;;16*256;0)+HEX2DEC([.J12])*16+IF([.C12]=&quot;Y&quot;;8;0)+IF([.D12]=&quot;&quot;;4;[.D12]*4+[.E12]*2+[.F12]);4))" office:value-type="string" office:string-value="10C4">
            <text:p>10C4</text:p>
          </table:table-cell>
          <table:table-cell/>
          <table:table-cell table:style-name="ce24" table:formula="of:=IF([.H12]=&quot;&quot;;&quot;&quot;;IF([.B12]=&quot;Y&quot;;&quot;1Eddd&quot;;DEC2HEX(256*256+8*256*16+HEX2DEC([.J12])*16+IF([.C12]=&quot;Y&quot;;8;0)+IF([.D12]=&quot;Y&quot;;[.E12]*2+[.F12];7);5)))" office:value-type="string" office:string-value="1Eddd">
            <text:p>1Eddd</text:p>
          </table:table-cell>
          <table:table-cell table:style-name="ce12" table:formula="of:=IF([.H12]=&quot;&quot;;&quot;&quot;;IF([.B12]=&quot;Y&quot;;[.J12];&quot;&quot;))" office:value-type="string" office:string-value="0C">
            <text:p>0C</text:p>
          </table:table-cell>
          <table:table-cell office:value-type="string">
            <text:p>MTI, error, optional information</text:p>
          </table:table-cell>
          <table:table-cell table:number-columns-repeated="1003"/>
        </table:table-row>
        <table:table-row table:style-name="ro4">
          <table:table-cell table:style-name="ce4" office:value-type="string">
            <text:p>Terminate Due to Error</text:p>
          </table:table-cell>
          <table:table-cell table:style-name="ce11" office:value-type="string">
            <text:p>Y</text:p>
          </table:table-cell>
          <table:table-cell table:number-columns-repeated="4" table:style-name="ce11"/>
          <table:table-cell table:style-name="ce11" office:value-type="float" office:value="0">
            <text:p>0</text:p>
          </table:table-cell>
          <table:table-cell office:value-type="float" office:value="0">
            <text:p>0</text:p>
          </table:table-cell>
          <table:table-cell office:value-type="float" office:value="13">
            <text:p>13</text:p>
          </table:table-cell>
          <table:table-cell table:formula="of:=IF([.H13]=&quot;&quot;;&quot;&quot;;DEC2HEX([.G13]*128+[.H13]*32+[.I13];2))" office:value-type="string" office:string-value="0D">
            <text:p>0D</text:p>
          </table:table-cell>
          <table:table-cell/>
          <table:table-cell table:formula="of:=IF([.H13]=&quot;&quot;;&quot;&quot;;DEC2HEX(IF([.B13]=&quot;Y&quot;;16*256;0)+HEX2DEC([.J13])*16+IF([.C13]=&quot;Y&quot;;8;0)+IF([.D13]=&quot;&quot;;4;[.D13]*4+[.E13]*2+[.F13]);4))" office:value-type="string" office:string-value="10D4">
            <text:p>10D4</text:p>
          </table:table-cell>
          <table:table-cell/>
          <table:table-cell table:style-name="ce24" table:formula="of:=IF([.H13]=&quot;&quot;;&quot;&quot;;IF([.B13]=&quot;Y&quot;;&quot;1Eddd&quot;;DEC2HEX(256*256+8*256*16+HEX2DEC([.J13])*16+IF([.C13]=&quot;Y&quot;;8;0)+IF([.D13]=&quot;Y&quot;;[.E13]*2+[.F13];7);5)))" office:value-type="string" office:string-value="1Eddd">
            <text:p>1Eddd</text:p>
          </table:table-cell>
          <table:table-cell table:style-name="ce12" table:formula="of:=IF([.H13]=&quot;&quot;;&quot;&quot;;IF([.B13]=&quot;Y&quot;;[.J13];&quot;&quot;))" office:value-type="string" office:string-value="0D">
            <text:p>0D</text:p>
          </table:table-cell>
          <table:table-cell office:value-type="string">
            <text:p>MTI, error, optional information</text:p>
          </table:table-cell>
          <table:table-cell table:number-columns-repeated="1003"/>
        </table:table-row>
        <table:table-row table:style-name="ro4">
          <table:table-cell table:style-name="Default"/>
          <table:table-cell table:number-columns-repeated="8" table:style-name="ce12"/>
          <table:table-cell table:formula="of:=IF([.H14]=&quot;&quot;;&quot;&quot;;DEC2HEX([.G14]*128+[.H14]*32+[.I14];2))">
            <text:p/>
          </table:table-cell>
          <table:table-cell table:style-name="ce12"/>
          <table:table-cell table:formula="of:=IF([.H14]=&quot;&quot;;&quot;&quot;;DEC2HEX(IF([.B14]=&quot;Y&quot;;16*256;0)+HEX2DEC([.J14])*16+IF([.C14]=&quot;Y&quot;;8;0)+IF([.D14]=&quot;&quot;;4;[.D14]*4+[.E14]*2+[.F14]);4))">
            <text:p/>
          </table:table-cell>
          <table:table-cell table:style-name="ce12"/>
          <table:table-cell table:style-name="ce24" table:formula="of:=IF([.H14]=&quot;&quot;;&quot;&quot;;IF([.B14]=&quot;Y&quot;;&quot;1Eddd&quot;;DEC2HEX(256*256+8*256*16+HEX2DEC([.J14])*16+IF([.C14]=&quot;Y&quot;;8;0)+IF([.D14]=&quot;Y&quot;;[.E14]*2+[.F14];7);5)))">
            <text:p/>
          </table:table-cell>
          <table:table-cell table:style-name="ce12" table:formula="of:=IF([.H14]=&quot;&quot;;&quot;&quot;;IF([.B14]=&quot;Y&quot;;[.J14];&quot;&quot;))">
            <text:p/>
          </table:table-cell>
          <table:table-cell table:style-name="Default" table:number-columns-repeated="1003"/>
          <table:table-cell/>
        </table:table-row>
        <table:table-row table:style-name="ro4">
          <table:table-cell table:style-name="ce5" office:value-type="string">
            <text:p>Protocol Support Messages</text:p>
          </table:table-cell>
          <table:table-cell table:number-columns-repeated="8" table:style-name="ce12"/>
          <table:table-cell table:formula="of:=IF([.H15]=&quot;&quot;;&quot;&quot;;DEC2HEX([.G15]*128+[.H15]*32+[.I15];2))">
            <text:p/>
          </table:table-cell>
          <table:table-cell table:style-name="ce12"/>
          <table:table-cell table:formula="of:=IF([.H15]=&quot;&quot;;&quot;&quot;;DEC2HEX(IF([.B15]=&quot;Y&quot;;16*256;0)+HEX2DEC([.J15])*16+IF([.C15]=&quot;Y&quot;;8;0)+IF([.D15]=&quot;&quot;;4;[.D15]*4+[.E15]*2+[.F15]);4))">
            <text:p/>
          </table:table-cell>
          <table:table-cell table:style-name="ce12"/>
          <table:table-cell table:style-name="ce24" table:formula="of:=IF([.H15]=&quot;&quot;;&quot;&quot;;IF([.B15]=&quot;Y&quot;;&quot;1Eddd&quot;;DEC2HEX(256*256+8*256*16+HEX2DEC([.J15])*16+IF([.C15]=&quot;Y&quot;;8;0)+IF([.D15]=&quot;Y&quot;;[.E15]*2+[.F15];7);5)))">
            <text:p/>
          </table:table-cell>
          <table:table-cell table:style-name="ce12" table:formula="of:=IF([.H15]=&quot;&quot;;&quot;&quot;;IF([.B15]=&quot;Y&quot;;[.J15];&quot;&quot;))">
            <text:p/>
          </table:table-cell>
          <table:table-cell table:style-name="Default" table:number-columns-repeated="1003"/>
          <table:table-cell/>
        </table:table-row>
        <table:table-row table:style-name="ro4">
          <table:table-cell table:style-name="ce4" office:value-type="string">
            <text:p>Protocol Support Inquiry</text:p>
          </table:table-cell>
          <table:table-cell table:style-name="ce11" office:value-type="string">
            <text:p>Y</text:p>
          </table:table-cell>
          <table:table-cell table:number-columns-repeated="4" table:style-name="ce11"/>
          <table:table-cell table:style-name="ce11" office:value-type="float" office:value="0">
            <text:p>0</text:p>
          </table:table-cell>
          <table:table-cell office:value-type="float" office:value="1">
            <text:p>1</text:p>
          </table:table-cell>
          <table:table-cell office:value-type="float" office:value="14">
            <text:p>14</text:p>
          </table:table-cell>
          <table:table-cell table:formula="of:=IF([.H16]=&quot;&quot;;&quot;&quot;;DEC2HEX([.G16]*128+[.H16]*32+[.I16];2))" office:value-type="string" office:string-value="2E">
            <text:p>2E</text:p>
          </table:table-cell>
          <table:table-cell/>
          <table:table-cell table:formula="of:=IF([.H16]=&quot;&quot;;&quot;&quot;;DEC2HEX(IF([.B16]=&quot;Y&quot;;16*256;0)+HEX2DEC([.J16])*16+IF([.C16]=&quot;Y&quot;;8;0)+IF([.D16]=&quot;&quot;;4;[.D16]*4+[.E16]*2+[.F16]);4))" office:value-type="string" office:string-value="12E4">
            <text:p>12E4</text:p>
          </table:table-cell>
          <table:table-cell/>
          <table:table-cell table:style-name="ce24" table:formula="of:=IF([.H16]=&quot;&quot;;&quot;&quot;;IF([.B16]=&quot;Y&quot;;&quot;1Eddd&quot;;DEC2HEX(256*256+8*256*16+HEX2DEC([.J16])*16+IF([.C16]=&quot;Y&quot;;8;0)+IF([.D16]=&quot;Y&quot;;[.E16]*2+[.F16];7);5)))" office:value-type="string" office:string-value="1Eddd">
            <text:p>1Eddd</text:p>
          </table:table-cell>
          <table:table-cell table:style-name="ce12" table:formula="of:=IF([.H16]=&quot;&quot;;&quot;&quot;;IF([.B16]=&quot;Y&quot;;[.J16];&quot;&quot;))" office:value-type="string" office:string-value="2E">
            <text:p>2E</text:p>
          </table:table-cell>
          <table:table-cell table:number-columns-repeated="1004"/>
        </table:table-row>
        <table:table-row table:style-name="ro4">
          <table:table-cell table:style-name="ce4" office:value-type="string">
            <text:p>Protocol Support Reply</text:p>
          </table:table-cell>
          <table:table-cell table:style-name="ce11" office:value-type="string">
            <text:p>Y</text:p>
          </table:table-cell>
          <table:table-cell table:number-columns-repeated="4" table:style-name="ce11"/>
          <table:table-cell table:style-name="ce11" office:value-type="float" office:value="0">
            <text:p>0</text:p>
          </table:table-cell>
          <table:table-cell office:value-type="float" office:value="1">
            <text:p>1</text:p>
          </table:table-cell>
          <table:table-cell office:value-type="float" office:value="15">
            <text:p>15</text:p>
          </table:table-cell>
          <table:table-cell table:formula="of:=IF([.H17]=&quot;&quot;;&quot;&quot;;DEC2HEX([.G17]*128+[.H17]*32+[.I17];2))" office:value-type="string" office:string-value="2F">
            <text:p>2F</text:p>
          </table:table-cell>
          <table:table-cell/>
          <table:table-cell table:formula="of:=IF([.H17]=&quot;&quot;;&quot;&quot;;DEC2HEX(IF([.B17]=&quot;Y&quot;;16*256;0)+HEX2DEC([.J17])*16+IF([.C17]=&quot;Y&quot;;8;0)+IF([.D17]=&quot;&quot;;4;[.D17]*4+[.E17]*2+[.F17]);4))" office:value-type="string" office:string-value="12F4">
            <text:p>12F4</text:p>
          </table:table-cell>
          <table:table-cell/>
          <table:table-cell table:style-name="ce24" table:formula="of:=IF([.H17]=&quot;&quot;;&quot;&quot;;IF([.B17]=&quot;Y&quot;;&quot;1Eddd&quot;;DEC2HEX(256*256+8*256*16+HEX2DEC([.J17])*16+IF([.C17]=&quot;Y&quot;;8;0)+IF([.D17]=&quot;Y&quot;;[.E17]*2+[.F17];7);5)))" office:value-type="string" office:string-value="1Eddd">
            <text:p>1Eddd</text:p>
          </table:table-cell>
          <table:table-cell table:style-name="ce12" table:formula="of:=IF([.H17]=&quot;&quot;;&quot;&quot;;IF([.B17]=&quot;Y&quot;;[.J17];&quot;&quot;))" office:value-type="string" office:string-value="2F">
            <text:p>2F</text:p>
          </table:table-cell>
          <table:table-cell office:value-type="string">
            <text:p>Protocol flags</text:p>
          </table:table-cell>
          <table:table-cell table:number-columns-repeated="1003"/>
        </table:table-row>
        <table:table-row table:style-name="ro4">
          <table:table-cell table:style-name="ce4"/>
          <table:table-cell table:number-columns-repeated="6" table:style-name="ce11"/>
          <table:table-cell table:number-columns-repeated="2"/>
          <table:table-cell table:formula="of:=IF([.H18]=&quot;&quot;;&quot;&quot;;DEC2HEX([.G18]*128+[.H18]*32+[.I18];2))">
            <text:p/>
          </table:table-cell>
          <table:table-cell/>
          <table:table-cell table:formula="of:=IF([.H18]=&quot;&quot;;&quot;&quot;;DEC2HEX(IF([.B18]=&quot;Y&quot;;16*256;0)+HEX2DEC([.J18])*16+IF([.C18]=&quot;Y&quot;;8;0)+IF([.D18]=&quot;&quot;;4;[.D18]*4+[.E18]*2+[.F18]);4))">
            <text:p/>
          </table:table-cell>
          <table:table-cell/>
          <table:table-cell table:style-name="ce24" table:formula="of:=IF([.H18]=&quot;&quot;;&quot;&quot;;IF([.B18]=&quot;Y&quot;;&quot;1Eddd&quot;;DEC2HEX(256*256+8*256*16+HEX2DEC([.J18])*16+IF([.C18]=&quot;Y&quot;;8;0)+IF([.D18]=&quot;Y&quot;;[.E18]*2+[.F18];7);5)))">
            <text:p/>
          </table:table-cell>
          <table:table-cell table:style-name="ce12" table:formula="of:=IF([.H18]=&quot;&quot;;&quot;&quot;;IF([.B18]=&quot;Y&quot;;[.J18];&quot;&quot;))">
            <text:p/>
          </table:table-cell>
          <table:table-cell table:number-columns-repeated="1004"/>
        </table:table-row>
        <table:table-row table:style-name="ro4">
          <table:table-cell table:style-name="ce6" office:value-type="string">
            <text:p>Event Exchange Messages</text:p>
          </table:table-cell>
          <table:table-cell table:number-columns-repeated="6" table:style-name="ce11"/>
          <table:table-cell table:number-columns-repeated="2"/>
          <table:table-cell table:formula="of:=IF([.H19]=&quot;&quot;;&quot;&quot;;DEC2HEX([.G19]*128+[.H19]*32+[.I19];2))">
            <text:p/>
          </table:table-cell>
          <table:table-cell/>
          <table:table-cell table:formula="of:=IF([.H19]=&quot;&quot;;&quot;&quot;;DEC2HEX(IF([.B19]=&quot;Y&quot;;16*256;0)+HEX2DEC([.J19])*16+IF([.C19]=&quot;Y&quot;;8;0)+IF([.D19]=&quot;&quot;;4;[.D19]*4+[.E19]*2+[.F19]);4))">
            <text:p/>
          </table:table-cell>
          <table:table-cell/>
          <table:table-cell table:style-name="ce24" table:formula="of:=IF([.H19]=&quot;&quot;;&quot;&quot;;IF([.B19]=&quot;Y&quot;;&quot;1Eddd&quot;;DEC2HEX(256*256+8*256*16+HEX2DEC([.J19])*16+IF([.C19]=&quot;Y&quot;;8;0)+IF([.D19]=&quot;Y&quot;;[.E19]*2+[.F19];7);5)))">
            <text:p/>
          </table:table-cell>
          <table:table-cell table:style-name="ce12" table:formula="of:=IF([.H19]=&quot;&quot;;&quot;&quot;;IF([.B19]=&quot;Y&quot;;[.J19];&quot;&quot;))">
            <text:p/>
          </table:table-cell>
          <table:table-cell table:number-columns-repeated="1004"/>
        </table:table-row>
        <table:table-row table:style-name="ro4">
          <table:table-cell table:style-name="ce4" office:value-type="string">
            <office:annotation draw:style-name="gr2" draw:text-style-name="P1" svg:width="6.651cm" svg:height="0.991cm" svg:x="6.4cm" svg:y="10.752cm" draw:caption-point-x="-0.61cm" draw:caption-point-y="1.522cm">
              <dc:creator>P</dc:creator>
              <dc:date>2011-08-10T00:00:00</dc:date>
              <text:p text:style-name="P1"><text:span text:style-name="T1">Request to all nodes to identify whether they consume the included event#. <text:s text:c="2"/></text:span></text:p>
            </office:annotation>
            <text:p>Identify Consumer</text:p>
          </table:table-cell>
          <table:table-cell table:style-name="ce11"/>
          <table:table-cell table:style-name="ce11" office:value-type="string">
            <text:p>Y</text:p>
          </table:table-cell>
          <table:table-cell table:number-columns-repeated="3" table:style-name="ce11" office:value-type="float" office:value="1">
            <text:p>1</text:p>
          </table:table-cell>
          <table:table-cell table:style-name="ce11" office:value-type="float" office:value="0">
            <text:p>0</text:p>
          </table:table-cell>
          <table:table-cell office:value-type="float" office:value="1">
            <text:p>1</text:p>
          </table:table-cell>
          <table:table-cell office:value-type="float" office:value="4">
            <text:p>4</text:p>
          </table:table-cell>
          <table:table-cell table:formula="of:=IF([.H20]=&quot;&quot;;&quot;&quot;;DEC2HEX([.G20]*128+[.H20]*32+[.I20];2))" office:value-type="string" office:string-value="24">
            <text:p>24</text:p>
          </table:table-cell>
          <table:table-cell/>
          <table:table-cell table:style-name="ce21" table:formula="of:=IF([.H20]=&quot;&quot;;&quot;&quot;;DEC2HEX(IF([.B20]=&quot;Y&quot;;16*256;0)+HEX2DEC([.J20])*16+IF([.C20]=&quot;Y&quot;;8;0)+IF([.D20]=&quot;&quot;;4;[.D20]*4+[.E20]*2+[.F20]);4))" office:value-type="string" office:string-value="024F">
            <text:p>024F</text:p>
          </table:table-cell>
          <table:table-cell/>
          <table:table-cell table:style-name="ce24" table:formula="of:=IF([.H20]=&quot;&quot;;&quot;&quot;;IF([.B20]=&quot;Y&quot;;&quot;1Eddd&quot;;DEC2HEX(256*256+8*256*16+HEX2DEC([.J20])*16+IF([.C20]=&quot;Y&quot;;8;0)+IF([.D20]=&quot;Y&quot;;[.E20]*2+[.F20];7);5)))" office:value-type="string" office:string-value="1824F">
            <text:p>1824F</text:p>
          </table:table-cell>
          <table:table-cell table:style-name="ce12" table:formula="of:=IF([.H20]=&quot;&quot;;&quot;&quot;;IF([.B20]=&quot;Y&quot;;[.J20];&quot;&quot;))">
            <text:p/>
          </table:table-cell>
          <table:table-cell office:value-type="string">
            <text:p>EventID (no room for DestID!)</text:p>
          </table:table-cell>
          <table:table-cell table:number-columns-repeated="1003"/>
        </table:table-row>
        <table:table-row table:style-name="ro4">
          <table:table-cell office:value-type="string">
            <office:annotation draw:style-name="gr5" draw:text-style-name="P1" svg:width="10.352cm" svg:height="2.966cm" svg:x="6.4cm" svg:y="11.203cm" draw:caption-point-x="-0.61cm" draw:caption-point-y="1.522cm">
              <dc:creator>P</dc:creator>
              <dc:date>2011-08-10T00:00:00</dc:date>
              <text:p text:style-name="P1"><text:span text:style-name="T1">Reports that this node consumes a range of event#s. <text:s/></text:span><text:span text:style-name="T1"><text:line-break/></text:span><text:span text:style-name="T1">The low-order don't care bits are either all ones or all zeros depending on the first fixed higher-order bit. <text:s/></text:span><text:span text:style-name="T1"><text:line-break/></text:span><text:span text:style-name="T1">Eg: (...100000) means (...1xxxxx) </text:span><text:span text:style-name="T1"><text:line-break/></text:span><text:span text:style-name="T1">and (...011111) means (...0xxxxx), </text:span><text:span text:style-name="T1"><text:line-break/></text:span><text:span text:style-name="T1">where x=don't care. <text:s/></text:span><text:span text:style-name="T1"><text:line-break/></text:span><text:span text:style-name="T1">Send on start-up after InitComplete.</text:span></text:p>
            </office:annotation>
            <text:p>Consumer Identify Range </text:p>
          </table:table-cell>
          <table:table-cell table:style-name="ce10"/>
          <table:table-cell office:value-type="string">
            <text:p>Y</text:p>
          </table:table-cell>
          <table:table-cell table:number-columns-repeated="3" table:style-name="ce11" office:value-type="float" office:value="1">
            <text:p>1</text:p>
          </table:table-cell>
          <table:table-cell office:value-type="float" office:value="0">
            <text:p>0</text:p>
          </table:table-cell>
          <table:table-cell office:value-type="float" office:value="1">
            <text:p>1</text:p>
          </table:table-cell>
          <table:table-cell office:value-type="float" office:value="5">
            <text:p>5</text:p>
          </table:table-cell>
          <table:table-cell table:formula="of:=IF([.H21]=&quot;&quot;;&quot;&quot;;DEC2HEX([.G21]*128+[.H21]*32+[.I21];2))" office:value-type="string" office:string-value="25">
            <text:p>25</text:p>
          </table:table-cell>
          <table:table-cell/>
          <table:table-cell table:style-name="ce21" table:formula="of:=IF([.H21]=&quot;&quot;;&quot;&quot;;DEC2HEX(IF([.B21]=&quot;Y&quot;;16*256;0)+HEX2DEC([.J21])*16+IF([.C21]=&quot;Y&quot;;8;0)+IF([.D21]=&quot;&quot;;4;[.D21]*4+[.E21]*2+[.F21]);4))" office:value-type="string" office:string-value="025F">
            <text:p>025F</text:p>
          </table:table-cell>
          <table:table-cell/>
          <table:table-cell table:style-name="ce25" table:formula="of:=IF([.H21]=&quot;&quot;;&quot;&quot;;IF([.B21]=&quot;Y&quot;;&quot;1Eddd&quot;;DEC2HEX(256*256+8*256*16+HEX2DEC([.J21])*16+IF([.C21]=&quot;Y&quot;;8;0)+IF([.D21]=&quot;Y&quot;;[.E21]*2+[.F21];7);5)))" office:value-type="string" office:string-value="1825F">
            <text:p>1825F</text:p>
          </table:table-cell>
          <table:table-cell table:style-name="ce12" table:formula="of:=IF([.H21]=&quot;&quot;;&quot;&quot;;IF([.B21]=&quot;Y&quot;;[.J21];&quot;&quot;))">
            <text:p/>
          </table:table-cell>
          <table:table-cell office:value-type="string">
            <text:p>EventID w mask (no room for DestID!)</text:p>
          </table:table-cell>
          <table:table-cell table:number-columns-repeated="1003"/>
        </table:table-row>
        <table:table-row table:style-name="ro4">
          <table:table-cell table:style-name="ce4" office:value-type="string">
            <office:annotation draw:style-name="gr4" draw:text-style-name="P1" svg:width="9.754cm" svg:height="1.386cm" svg:x="6.4cm" svg:y="11.655cm" draw:caption-point-x="-0.61cm" draw:caption-point-y="1.522cm">
              <dc:creator>P</dc:creator>
              <dc:date>2011-08-10T00:00:00</dc:date>
              <text:p text:style-name="P1"><text:span text:style-name="T1">Reports that the included event# is consumed by this node. Send on start-up after InitComplete. </text:span></text:p>
              <text:p text:style-name="P1"><text:span text:style-name="T1">Also, send in reply to a IndentifyConsumers request. <text:s/></text:span></text:p>
            </office:annotation>
            <text:p>Consumer Identified</text:p>
          </table:table-cell>
          <table:table-cell table:style-name="ce11"/>
          <table:table-cell table:style-name="ce11" office:value-type="string">
            <text:p>Y</text:p>
          </table:table-cell>
          <table:table-cell table:number-columns-repeated="3" table:style-name="ce11" office:value-type="float" office:value="1">
            <text:p>1</text:p>
          </table:table-cell>
          <table:table-cell table:style-name="ce11" office:value-type="float" office:value="0">
            <text:p>0</text:p>
          </table:table-cell>
          <table:table-cell office:value-type="float" office:value="1">
            <text:p>1</text:p>
          </table:table-cell>
          <table:table-cell office:value-type="float" office:value="6">
            <text:p>6</text:p>
          </table:table-cell>
          <table:table-cell table:formula="of:=IF([.H22]=&quot;&quot;;&quot;&quot;;DEC2HEX([.G22]*128+[.H22]*32+[.I22];2))" office:value-type="string" office:string-value="26">
            <text:p>26</text:p>
          </table:table-cell>
          <table:table-cell/>
          <table:table-cell table:style-name="ce21" table:formula="of:=IF([.H22]=&quot;&quot;;&quot;&quot;;DEC2HEX(IF([.B22]=&quot;Y&quot;;16*256;0)+HEX2DEC([.J22])*16+IF([.C22]=&quot;Y&quot;;8;0)+IF([.D22]=&quot;&quot;;4;[.D22]*4+[.E22]*2+[.F22]);4))" office:value-type="string" office:string-value="026F">
            <text:p>026F</text:p>
          </table:table-cell>
          <table:table-cell/>
          <table:table-cell table:style-name="ce25" table:formula="of:=IF([.H22]=&quot;&quot;;&quot;&quot;;IF([.B22]=&quot;Y&quot;;&quot;1Eddd&quot;;DEC2HEX(256*256+8*256*16+HEX2DEC([.J22])*16+IF([.C22]=&quot;Y&quot;;8;0)+IF([.D22]=&quot;Y&quot;;[.E22]*2+[.F22];7);5)))" office:value-type="string" office:string-value="1826F">
            <text:p>1826F</text:p>
          </table:table-cell>
          <table:table-cell table:style-name="ce12" table:formula="of:=IF([.H22]=&quot;&quot;;&quot;&quot;;IF([.B22]=&quot;Y&quot;;[.J22];&quot;&quot;))">
            <text:p/>
          </table:table-cell>
          <table:table-cell office:value-type="string">
            <text:p>EventID (no room for DestID!)</text:p>
          </table:table-cell>
          <table:table-cell table:number-columns-repeated="1003"/>
        </table:table-row>
        <table:table-row table:style-name="ro4">
          <table:table-cell table:style-name="ce4" office:value-type="string">
            <office:annotation draw:style-name="gr2" draw:text-style-name="P1" svg:width="6.607cm" svg:height="0.991cm" svg:x="6.4cm" svg:y="12.107cm" draw:caption-point-x="-0.61cm" draw:caption-point-y="1.522cm">
              <dc:creator>P</dc:creator>
              <dc:date>2011-08-10T00:00:00</dc:date>
              <text:p text:style-name="P1"><text:span text:style-name="T1">Request to all nodes to identify whether they produce the included event#. <text:s/></text:span></text:p>
            </office:annotation>
            <text:p>Identify Producer</text:p>
          </table:table-cell>
          <table:table-cell table:style-name="ce11"/>
          <table:table-cell table:style-name="ce11" office:value-type="string">
            <text:p>Y</text:p>
          </table:table-cell>
          <table:table-cell table:number-columns-repeated="3" table:style-name="ce11" office:value-type="float" office:value="1">
            <text:p>1</text:p>
          </table:table-cell>
          <table:table-cell table:style-name="ce11" office:value-type="float" office:value="0">
            <text:p>0</text:p>
          </table:table-cell>
          <table:table-cell office:value-type="float" office:value="1">
            <text:p>1</text:p>
          </table:table-cell>
          <table:table-cell office:value-type="float" office:value="8">
            <text:p>8</text:p>
          </table:table-cell>
          <table:table-cell table:formula="of:=IF([.H23]=&quot;&quot;;&quot;&quot;;DEC2HEX([.G23]*128+[.H23]*32+[.I23];2))" office:value-type="string" office:string-value="28">
            <text:p>28</text:p>
          </table:table-cell>
          <table:table-cell/>
          <table:table-cell table:style-name="ce21" table:formula="of:=IF([.H23]=&quot;&quot;;&quot;&quot;;DEC2HEX(IF([.B23]=&quot;Y&quot;;16*256;0)+HEX2DEC([.J23])*16+IF([.C23]=&quot;Y&quot;;8;0)+IF([.D23]=&quot;&quot;;4;[.D23]*4+[.E23]*2+[.F23]);4))" office:value-type="string" office:string-value="028F">
            <text:p>028F</text:p>
          </table:table-cell>
          <table:table-cell/>
          <table:table-cell table:style-name="ce24" table:formula="of:=IF([.H23]=&quot;&quot;;&quot;&quot;;IF([.B23]=&quot;Y&quot;;&quot;1Eddd&quot;;DEC2HEX(256*256+8*256*16+HEX2DEC([.J23])*16+IF([.C23]=&quot;Y&quot;;8;0)+IF([.D23]=&quot;Y&quot;;[.E23]*2+[.F23];7);5)))" office:value-type="string" office:string-value="1828F">
            <text:p>1828F</text:p>
          </table:table-cell>
          <table:table-cell table:style-name="ce12" table:formula="of:=IF([.H23]=&quot;&quot;;&quot;&quot;;IF([.B23]=&quot;Y&quot;;[.J23];&quot;&quot;))">
            <text:p/>
          </table:table-cell>
          <table:table-cell office:value-type="string">
            <text:p>EventID (no room for DestID!)</text:p>
          </table:table-cell>
          <table:table-cell table:number-columns-repeated="1003"/>
        </table:table-row>
        <table:table-row table:style-name="ro4">
          <table:table-cell table:style-name="ce7" office:value-type="string">
            <office:annotation draw:style-name="gr5" draw:text-style-name="P1" svg:width="10.175cm" svg:height="2.966cm" svg:x="6.4cm" svg:y="12.558cm" draw:caption-point-x="-0.61cm" draw:caption-point-y="1.522cm">
              <dc:creator>P</dc:creator>
              <dc:date>2011-08-10T00:00:00</dc:date>
              <text:p text:style-name="P1"><text:span text:style-name="T1">Reports that this node produces a range of event#s. <text:s/></text:span><text:span text:style-name="T1"><text:line-break/></text:span><text:span text:style-name="T1">The low-order don't care bits are either all ones or all zeros depending on the first fixed higher-order bit. <text:s/></text:span><text:span text:style-name="T1"><text:line-break/></text:span><text:span text:style-name="T1">Eg: (...100000) means (...1xxxxx) </text:span><text:span text:style-name="T1"><text:line-break/></text:span><text:span text:style-name="T1">and (...011111) means (...0xxxxx), </text:span><text:span text:style-name="T1"><text:line-break/></text:span><text:span text:style-name="T1">where x=don't care. <text:s/></text:span></text:p>
              <text:p text:style-name="P1"><text:span text:style-name="T1">Send on start-up after InitComplete.</text:span></text:p>
            </office:annotation>
            <text:p>Producer Identify Range</text:p>
          </table:table-cell>
          <table:table-cell table:style-name="ce13"/>
          <table:table-cell table:style-name="ce13" office:value-type="string">
            <text:p>Y</text:p>
          </table:table-cell>
          <table:table-cell table:number-columns-repeated="3" table:style-name="ce11" office:value-type="float" office:value="1">
            <text:p>1</text:p>
          </table:table-cell>
          <table:table-cell table:style-name="ce13" office:value-type="float" office:value="0">
            <text:p>0</text:p>
          </table:table-cell>
          <table:table-cell office:value-type="float" office:value="1">
            <text:p>1</text:p>
          </table:table-cell>
          <table:table-cell office:value-type="float" office:value="9">
            <text:p>9</text:p>
          </table:table-cell>
          <table:table-cell table:formula="of:=IF([.H24]=&quot;&quot;;&quot;&quot;;DEC2HEX([.G24]*128+[.H24]*32+[.I24];2))" office:value-type="string" office:string-value="29">
            <text:p>29</text:p>
          </table:table-cell>
          <table:table-cell/>
          <table:table-cell table:style-name="ce21" table:formula="of:=IF([.H24]=&quot;&quot;;&quot;&quot;;DEC2HEX(IF([.B24]=&quot;Y&quot;;16*256;0)+HEX2DEC([.J24])*16+IF([.C24]=&quot;Y&quot;;8;0)+IF([.D24]=&quot;&quot;;4;[.D24]*4+[.E24]*2+[.F24]);4))" office:value-type="string" office:string-value="029F">
            <text:p>029F</text:p>
          </table:table-cell>
          <table:table-cell/>
          <table:table-cell table:style-name="ce25" table:formula="of:=IF([.H24]=&quot;&quot;;&quot;&quot;;IF([.B24]=&quot;Y&quot;;&quot;1Eddd&quot;;DEC2HEX(256*256+8*256*16+HEX2DEC([.J24])*16+IF([.C24]=&quot;Y&quot;;8;0)+IF([.D24]=&quot;Y&quot;;[.E24]*2+[.F24];7);5)))" office:value-type="string" office:string-value="1829F">
            <text:p>1829F</text:p>
          </table:table-cell>
          <table:table-cell table:style-name="ce12" table:formula="of:=IF([.H24]=&quot;&quot;;&quot;&quot;;IF([.B24]=&quot;Y&quot;;[.J24];&quot;&quot;))">
            <text:p/>
          </table:table-cell>
          <table:table-cell office:value-type="string">
            <text:p>EventID w mask (no room for DestID!)</text:p>
          </table:table-cell>
          <table:table-cell table:number-columns-repeated="1003"/>
        </table:table-row>
        <table:table-row table:style-name="ro4">
          <table:table-cell table:style-name="ce4" office:value-type="string">
            <office:annotation draw:style-name="gr4" draw:text-style-name="P1" svg:width="9.687cm" svg:height="1.386cm" svg:x="6.4cm" svg:y="13.01cm" draw:caption-point-x="-0.61cm" draw:caption-point-y="1.522cm">
              <dc:creator>P</dc:creator>
              <dc:date>2011-08-10T00:00:00</dc:date>
              <text:p text:style-name="P1"><text:span text:style-name="T1">Reports that the included event# is produced by this node. <text:s/></text:span></text:p>
              <text:p text:style-name="P1"><text:span text:style-name="T1">Send at start-up, after intiComplete. <text:s/></text:span><text:span text:style-name="T1"><text:line-break/></text:span><text:span text:style-name="T1">Also sent as a reply to a IndentifyProducers request. <text:s/></text:span></text:p>
            </office:annotation>
            <text:p>Producer Identified</text:p>
          </table:table-cell>
          <table:table-cell table:style-name="ce11"/>
          <table:table-cell table:style-name="ce11" office:value-type="string">
            <text:p>Y</text:p>
          </table:table-cell>
          <table:table-cell table:number-columns-repeated="3" table:style-name="ce11" office:value-type="float" office:value="1">
            <text:p>1</text:p>
          </table:table-cell>
          <table:table-cell table:style-name="ce11" office:value-type="float" office:value="0">
            <text:p>0</text:p>
          </table:table-cell>
          <table:table-cell office:value-type="float" office:value="1">
            <text:p>1</text:p>
          </table:table-cell>
          <table:table-cell office:value-type="float" office:value="10">
            <text:p>10</text:p>
          </table:table-cell>
          <table:table-cell table:formula="of:=IF([.H25]=&quot;&quot;;&quot;&quot;;DEC2HEX([.G25]*128+[.H25]*32+[.I25];2))" office:value-type="string" office:string-value="2A">
            <text:p>2A</text:p>
          </table:table-cell>
          <table:table-cell/>
          <table:table-cell table:style-name="ce21" table:formula="of:=IF([.H25]=&quot;&quot;;&quot;&quot;;DEC2HEX(IF([.B25]=&quot;Y&quot;;16*256;0)+HEX2DEC([.J25])*16+IF([.C25]=&quot;Y&quot;;8;0)+IF([.D25]=&quot;&quot;;4;[.D25]*4+[.E25]*2+[.F25]);4))" office:value-type="string" office:string-value="02AF">
            <text:p>02AF</text:p>
          </table:table-cell>
          <table:table-cell/>
          <table:table-cell table:style-name="ce25" table:formula="of:=IF([.H25]=&quot;&quot;;&quot;&quot;;IF([.B25]=&quot;Y&quot;;&quot;1Eddd&quot;;DEC2HEX(256*256+8*256*16+HEX2DEC([.J25])*16+IF([.C25]=&quot;Y&quot;;8;0)+IF([.D25]=&quot;Y&quot;;[.E25]*2+[.F25];7);5)))" office:value-type="string" office:string-value="182AF">
            <text:p>182AF</text:p>
          </table:table-cell>
          <table:table-cell table:style-name="ce12" table:formula="of:=IF([.H25]=&quot;&quot;;&quot;&quot;;IF([.B25]=&quot;Y&quot;;[.J25];&quot;&quot;))">
            <text:p/>
          </table:table-cell>
          <table:table-cell office:value-type="string">
            <text:p>EventID (no room for DestID!)</text:p>
          </table:table-cell>
          <table:table-cell table:number-columns-repeated="1003"/>
        </table:table-row>
        <table:table-row table:style-name="ro4">
          <table:table-cell table:style-name="ce4" office:value-type="string">
            <office:annotation draw:style-name="gr2" draw:text-style-name="P1" svg:width="6.23cm" svg:height="0.991cm" svg:x="6.4cm" svg:y="13.461cm" draw:caption-point-x="-0.61cm" draw:caption-point-y="1.522cm">
              <dc:creator>P</dc:creator>
              <dc:date>2011-08-10T00:00:00</dc:date>
              <text:p text:style-name="P1"><text:span text:style-name="T1">Request to a specific node to identify which events it has an interest in. <text:s/></text:span></text:p>
            </office:annotation>
            <text:p>Identify Events</text:p>
          </table:table-cell>
          <table:table-cell table:style-name="ce11" office:value-type="string">
            <text:p>Y</text:p>
          </table:table-cell>
          <table:table-cell table:number-columns-repeated="4" table:style-name="ce11"/>
          <table:table-cell table:style-name="ce11" office:value-type="float" office:value="0">
            <text:p>0</text:p>
          </table:table-cell>
          <table:table-cell office:value-type="float" office:value="1">
            <text:p>1</text:p>
          </table:table-cell>
          <table:table-cell office:value-type="float" office:value="11">
            <text:p>11</text:p>
          </table:table-cell>
          <table:table-cell table:formula="of:=IF([.H26]=&quot;&quot;;&quot;&quot;;DEC2HEX([.G26]*128+[.H26]*32+[.I26];2))" office:value-type="string" office:string-value="2B">
            <text:p>2B</text:p>
          </table:table-cell>
          <table:table-cell/>
          <table:table-cell table:formula="of:=IF([.H26]=&quot;&quot;;&quot;&quot;;DEC2HEX(IF([.B26]=&quot;Y&quot;;16*256;0)+HEX2DEC([.J26])*16+IF([.C26]=&quot;Y&quot;;8;0)+IF([.D26]=&quot;&quot;;4;[.D26]*4+[.E26]*2+[.F26]);4))" office:value-type="string" office:string-value="12B4">
            <text:p>12B4</text:p>
          </table:table-cell>
          <table:table-cell/>
          <table:table-cell table:style-name="ce24" table:formula="of:=IF([.H26]=&quot;&quot;;&quot;&quot;;IF([.B26]=&quot;Y&quot;;&quot;1Eddd&quot;;DEC2HEX(256*256+8*256*16+HEX2DEC([.J26])*16+IF([.C26]=&quot;Y&quot;;8;0)+IF([.D26]=&quot;Y&quot;;[.E26]*2+[.F26];7);5)))" office:value-type="string" office:string-value="1Eddd">
            <text:p>1Eddd</text:p>
          </table:table-cell>
          <table:table-cell table:style-name="ce12" table:formula="of:=IF([.H26]=&quot;&quot;;&quot;&quot;;IF([.B26]=&quot;Y&quot;;[.J26];&quot;&quot;))" office:value-type="string" office:string-value="2B">
            <text:p>2B</text:p>
          </table:table-cell>
          <table:table-cell table:number-columns-repeated="1004"/>
        </table:table-row>
        <table:table-row table:style-name="ro4">
          <table:table-cell table:style-name="ce4" office:value-type="string">
            <office:annotation draw:style-name="gr2" draw:text-style-name="P1" svg:width="6.408cm" svg:height="0.991cm" svg:x="6.4cm" svg:y="13.913cm" draw:caption-point-x="-0.61cm" draw:caption-point-y="1.522cm">
              <dc:creator>P</dc:creator>
              <dc:date>2011-08-10T00:00:00</dc:date>
              <text:p text:style-name="P1"><text:span text:style-name="T1">Request to all nodes to identify which events they are interested in. <text:s/></text:span></text:p>
            </office:annotation>
            <text:p>Identify Events</text:p>
          </table:table-cell>
          <table:table-cell table:number-columns-repeated="2" table:style-name="ce11"/>
          <table:table-cell table:number-columns-repeated="3" table:style-name="ce11" office:value-type="float" office:value="1">
            <text:p>1</text:p>
          </table:table-cell>
          <table:table-cell table:style-name="ce11" office:value-type="float" office:value="0">
            <text:p>0</text:p>
          </table:table-cell>
          <table:table-cell office:value-type="float" office:value="1">
            <text:p>1</text:p>
          </table:table-cell>
          <table:table-cell office:value-type="float" office:value="11">
            <text:p>11</text:p>
          </table:table-cell>
          <table:table-cell table:formula="of:=IF([.H27]=&quot;&quot;;&quot;&quot;;DEC2HEX([.G27]*128+[.H27]*32+[.I27];2))" office:value-type="string" office:string-value="2B">
            <text:p>2B</text:p>
          </table:table-cell>
          <table:table-cell/>
          <table:table-cell table:style-name="ce21" table:formula="of:=IF([.H27]=&quot;&quot;;&quot;&quot;;DEC2HEX(IF([.B27]=&quot;Y&quot;;16*256;0)+HEX2DEC([.J27])*16+IF([.C27]=&quot;Y&quot;;8;0)+IF([.D27]=&quot;&quot;;4;[.D27]*4+[.E27]*2+[.F27]);4))" office:value-type="string" office:string-value="02B7">
            <text:p>02B7</text:p>
          </table:table-cell>
          <table:table-cell/>
          <table:table-cell table:style-name="ce24" table:formula="of:=IF([.H27]=&quot;&quot;;&quot;&quot;;IF([.B27]=&quot;Y&quot;;&quot;1Eddd&quot;;DEC2HEX(256*256+8*256*16+HEX2DEC([.J27])*16+IF([.C27]=&quot;Y&quot;;8;0)+IF([.D27]=&quot;Y&quot;;[.E27]*2+[.F27];7);5)))" office:value-type="string" office:string-value="182B7">
            <text:p>182B7</text:p>
          </table:table-cell>
          <table:table-cell table:style-name="ce12" table:formula="of:=IF([.H27]=&quot;&quot;;&quot;&quot;;IF([.B27]=&quot;Y&quot;;[.J27];&quot;&quot;))">
            <text:p/>
          </table:table-cell>
          <table:table-cell table:number-columns-repeated="1004"/>
        </table:table-row>
        <table:table-row table:style-name="ro4">
          <table:table-cell office:value-type="string">
            <office:annotation draw:style-name="gr4" draw:text-style-name="P1" svg:width="5.699cm" svg:height="1.386cm" svg:x="6.4cm" svg:y="14.365cm" draw:caption-point-x="-0.61cm" draw:caption-point-y="1.522cm">
              <dc:creator>P</dc:creator>
              <dc:date>2011-08-10T00:00:00</dc:date>
              <text:p text:style-name="P1"><text:span text:style-name="T1">This message teachs an event# to any node that is in 'Learn mode'. <text:s/></text:span><text:span text:style-name="T1"><text:line-break/></text:span><text:span text:style-name="T1">See Blue/Gold Protocol. </text:span></text:p>
            </office:annotation>
            <text:p>Learn Event</text:p>
          </table:table-cell>
          <table:table-cell table:style-name="ce10"/>
          <table:table-cell office:value-type="string">
            <text:p>Y</text:p>
          </table:table-cell>
          <table:table-cell table:number-columns-repeated="3" table:style-name="ce11" office:value-type="float" office:value="1">
            <text:p>1</text:p>
          </table:table-cell>
          <table:table-cell office:value-type="float" office:value="0">
            <text:p>0</text:p>
          </table:table-cell>
          <table:table-cell office:value-type="float" office:value="1">
            <text:p>1</text:p>
          </table:table-cell>
          <table:table-cell office:value-type="float" office:value="12">
            <text:p>12</text:p>
          </table:table-cell>
          <table:table-cell table:formula="of:=IF([.H28]=&quot;&quot;;&quot;&quot;;DEC2HEX([.G28]*128+[.H28]*32+[.I28];2))" office:value-type="string" office:string-value="2C">
            <text:p>2C</text:p>
          </table:table-cell>
          <table:table-cell/>
          <table:table-cell table:style-name="ce21" table:formula="of:=IF([.H28]=&quot;&quot;;&quot;&quot;;DEC2HEX(IF([.B28]=&quot;Y&quot;;16*256;0)+HEX2DEC([.J28])*16+IF([.C28]=&quot;Y&quot;;8;0)+IF([.D28]=&quot;&quot;;4;[.D28]*4+[.E28]*2+[.F28]);4))" office:value-type="string" office:string-value="02CF">
            <text:p>02CF</text:p>
          </table:table-cell>
          <table:table-cell/>
          <table:table-cell table:style-name="ce24" table:formula="of:=IF([.H28]=&quot;&quot;;&quot;&quot;;IF([.B28]=&quot;Y&quot;;&quot;1Eddd&quot;;DEC2HEX(256*256+8*256*16+HEX2DEC([.J28])*16+IF([.C28]=&quot;Y&quot;;8;0)+IF([.D28]=&quot;Y&quot;;[.E28]*2+[.F28];7);5)))" office:value-type="string" office:string-value="182CF">
            <text:p>182CF</text:p>
          </table:table-cell>
          <table:table-cell table:style-name="ce12" table:formula="of:=IF([.H28]=&quot;&quot;;&quot;&quot;;IF([.B28]=&quot;Y&quot;;[.J28];&quot;&quot;))">
            <text:p/>
          </table:table-cell>
          <table:table-cell office:value-type="string">
            <text:p>EventID</text:p>
          </table:table-cell>
          <table:table-cell table:number-columns-repeated="1003"/>
        </table:table-row>
        <table:table-row table:style-name="ro4">
          <table:table-cell table:style-name="ce4" office:value-type="string">
            <office:annotation draw:style-name="gr2" draw:text-style-name="P1" svg:width="4.347cm" svg:height="0.991cm" svg:x="6.4cm" svg:y="14.816cm" draw:caption-point-x="-0.61cm" draw:caption-point-y="1.522cm">
              <dc:creator>P</dc:creator>
              <dc:date>2011-08-10T00:00:00</dc:date>
              <text:p text:style-name="P1"><text:span text:style-name="T1">Report that the node has produced an event#. <text:s text:c="2"/></text:span></text:p>
            </office:annotation>
            <text:p>Producer/Consumer Event Report</text:p>
          </table:table-cell>
          <table:table-cell table:style-name="ce11"/>
          <table:table-cell table:style-name="ce11" office:value-type="string">
            <text:p>Y</text:p>
          </table:table-cell>
          <table:table-cell table:number-columns-repeated="3" table:style-name="ce11" office:value-type="float" office:value="1">
            <text:p>1</text:p>
          </table:table-cell>
          <table:table-cell table:style-name="ce11" office:value-type="float" office:value="0">
            <text:p>0</text:p>
          </table:table-cell>
          <table:table-cell office:value-type="float" office:value="1">
            <text:p>1</text:p>
          </table:table-cell>
          <table:table-cell office:value-type="float" office:value="13">
            <text:p>13</text:p>
          </table:table-cell>
          <table:table-cell table:formula="of:=IF([.H29]=&quot;&quot;;&quot;&quot;;DEC2HEX([.G29]*128+[.H29]*32+[.I29];2))" office:value-type="string" office:string-value="2D">
            <text:p>2D</text:p>
          </table:table-cell>
          <table:table-cell/>
          <table:table-cell table:style-name="ce21" table:formula="of:=IF([.H29]=&quot;&quot;;&quot;&quot;;DEC2HEX(IF([.B29]=&quot;Y&quot;;16*256;0)+HEX2DEC([.J29])*16+IF([.C29]=&quot;Y&quot;;8;0)+IF([.D29]=&quot;&quot;;4;[.D29]*4+[.E29]*2+[.F29]);4))" office:value-type="string" office:string-value="02DF">
            <text:p>02DF</text:p>
          </table:table-cell>
          <table:table-cell/>
          <table:table-cell table:style-name="ce24" table:formula="of:=IF([.H29]=&quot;&quot;;&quot;&quot;;IF([.B29]=&quot;Y&quot;;&quot;1Eddd&quot;;DEC2HEX(256*256+8*256*16+HEX2DEC([.J29])*16+IF([.C29]=&quot;Y&quot;;8;0)+IF([.D29]=&quot;Y&quot;;[.E29]*2+[.F29];7);5)))" office:value-type="string" office:string-value="182DF">
            <text:p>182DF</text:p>
          </table:table-cell>
          <table:table-cell table:style-name="ce12" table:formula="of:=IF([.H29]=&quot;&quot;;&quot;&quot;;IF([.B29]=&quot;Y&quot;;[.J29];&quot;&quot;))">
            <text:p/>
          </table:table-cell>
          <table:table-cell office:value-type="string">
            <text:p>EventID</text:p>
          </table:table-cell>
          <table:table-cell table:number-columns-repeated="1003"/>
        </table:table-row>
        <table:table-row table:style-name="ro4">
          <table:table-cell table:style-name="ce4"/>
          <table:table-cell table:number-columns-repeated="6" table:style-name="ce11"/>
          <table:table-cell table:number-columns-repeated="2"/>
          <table:table-cell table:formula="of:=IF([.H30]=&quot;&quot;;&quot;&quot;;DEC2HEX([.G30]*128+[.H30]*32+[.I30];2))">
            <text:p/>
          </table:table-cell>
          <table:table-cell/>
          <table:table-cell table:formula="of:=IF([.H30]=&quot;&quot;;&quot;&quot;;DEC2HEX(IF([.B30]=&quot;Y&quot;;16*256;0)+HEX2DEC([.J30])*16+IF([.C30]=&quot;Y&quot;;8;0)+IF([.D30]=&quot;&quot;;4;[.D30]*4+[.E30]*2+[.F30]);4))">
            <text:p/>
          </table:table-cell>
          <table:table-cell/>
          <table:table-cell table:style-name="ce24" table:formula="of:=IF([.H30]=&quot;&quot;;&quot;&quot;;IF([.B30]=&quot;Y&quot;;&quot;1Eddd&quot;;DEC2HEX(256*256+8*256*16+HEX2DEC([.J30])*16+IF([.C30]=&quot;Y&quot;;8;0)+IF([.D30]=&quot;Y&quot;;[.E30]*2+[.F30];7);5)))">
            <text:p/>
          </table:table-cell>
          <table:table-cell table:style-name="ce12" table:formula="of:=IF([.H30]=&quot;&quot;;&quot;&quot;;IF([.B30]=&quot;Y&quot;;[.J30];&quot;&quot;))">
            <text:p/>
          </table:table-cell>
          <table:table-cell table:number-columns-repeated="1004"/>
        </table:table-row>
        <table:table-row table:style-name="ro4">
          <table:table-cell table:style-name="ce6" office:value-type="string">
            <text:p>Other Messages</text:p>
          </table:table-cell>
          <table:table-cell table:number-columns-repeated="6" table:style-name="ce11"/>
          <table:table-cell table:number-columns-repeated="2"/>
          <table:table-cell table:formula="of:=IF([.H31]=&quot;&quot;;&quot;&quot;;DEC2HEX([.G31]*128+[.H31]*32+[.I31];2))">
            <text:p/>
          </table:table-cell>
          <table:table-cell/>
          <table:table-cell table:formula="of:=IF([.H31]=&quot;&quot;;&quot;&quot;;DEC2HEX(IF([.B31]=&quot;Y&quot;;16*256;0)+HEX2DEC([.J31])*16+IF([.C31]=&quot;Y&quot;;8;0)+IF([.D31]=&quot;&quot;;4;[.D31]*4+[.E31]*2+[.F31]);4))">
            <text:p/>
          </table:table-cell>
          <table:table-cell/>
          <table:table-cell table:style-name="ce24" table:formula="of:=IF([.H31]=&quot;&quot;;&quot;&quot;;IF([.B31]=&quot;Y&quot;;&quot;1Eddd&quot;;DEC2HEX(256*256+8*256*16+HEX2DEC([.J31])*16+IF([.C31]=&quot;Y&quot;;8;0)+IF([.D31]=&quot;Y&quot;;[.E31]*2+[.F31];7);5)))">
            <text:p/>
          </table:table-cell>
          <table:table-cell table:style-name="ce12" table:formula="of:=IF([.H31]=&quot;&quot;;&quot;&quot;;IF([.B31]=&quot;Y&quot;;[.J31];&quot;&quot;))">
            <text:p/>
          </table:table-cell>
          <table:table-cell table:number-columns-repeated="1004"/>
        </table:table-row>
        <table:table-row table:style-name="ro4">
          <table:table-cell table:style-name="ce4" office:value-type="string">
            <office:annotation draw:style-name="gr6" draw:text-style-name="P1" svg:width="2.899cm" svg:height="0.596cm" svg:x="6.4cm" svg:y="16.171cm" draw:caption-point-x="-0.61cm" draw:caption-point-y="1.522cm">
              <dc:creator>P</dc:creator>
              <dc:date>2011-08-10T00:00:00</dc:date>
              <text:p text:style-name="P1"><text:span text:style-name="T1">Unofficial MTI</text:span></text:p>
            </office:annotation>
            <text:p>Xpressnet</text:p>
          </table:table-cell>
          <table:table-cell table:number-columns-repeated="2" table:style-name="ce11"/>
          <table:table-cell table:number-columns-repeated="3" table:style-name="ce11" office:value-type="float" office:value="1">
            <text:p>1</text:p>
          </table:table-cell>
          <table:table-cell table:style-name="ce11" office:value-type="float" office:value="0">
            <text:p>0</text:p>
          </table:table-cell>
          <table:table-cell office:value-type="float" office:value="2">
            <text:p>2</text:p>
          </table:table-cell>
          <table:table-cell office:value-type="float" office:value="17">
            <text:p>17</text:p>
          </table:table-cell>
          <table:table-cell table:formula="of:=IF([.H32]=&quot;&quot;;&quot;&quot;;DEC2HEX([.G32]*128+[.H32]*32+[.I32];2))" office:value-type="string" office:string-value="51">
            <text:p>51</text:p>
          </table:table-cell>
          <table:table-cell/>
          <table:table-cell table:style-name="ce21" table:formula="of:=IF([.H32]=&quot;&quot;;&quot;&quot;;DEC2HEX(IF([.B32]=&quot;Y&quot;;16*256;0)+HEX2DEC([.J32])*16+IF([.C32]=&quot;Y&quot;;8;0)+IF([.D32]=&quot;&quot;;4;[.D32]*4+[.E32]*2+[.F32]);4))" office:value-type="string" office:string-value="0517">
            <text:p>0517</text:p>
          </table:table-cell>
          <table:table-cell/>
          <table:table-cell table:style-name="ce25" table:formula="of:=IF([.H32]=&quot;&quot;;&quot;&quot;;IF([.B32]=&quot;Y&quot;;&quot;1Eddd&quot;;DEC2HEX(256*256+8*256*16+HEX2DEC([.J32])*16+IF([.C32]=&quot;Y&quot;;8;0)+IF([.D32]=&quot;Y&quot;;[.E32]*2+[.F32];7);5)))" office:value-type="string" office:string-value="18517">
            <text:p>18517</text:p>
          </table:table-cell>
          <table:table-cell table:style-name="ce12" table:formula="of:=IF([.H32]=&quot;&quot;;&quot;&quot;;IF([.B32]=&quot;Y&quot;;[.J32];&quot;&quot;))">
            <text:p/>
          </table:table-cell>
          <table:table-cell office:value-type="string">
            <text:p>Xpressnet packet</text:p>
          </table:table-cell>
          <table:table-cell table:number-columns-repeated="1003"/>
        </table:table-row>
        <table:table-row table:style-name="ro4">
          <table:table-cell table:style-name="ce4"/>
          <table:table-cell table:number-columns-repeated="6" table:style-name="ce11"/>
          <table:table-cell table:number-columns-repeated="2"/>
          <table:table-cell table:formula="of:=IF([.H33]=&quot;&quot;;&quot;&quot;;DEC2HEX([.G33]*128+[.H33]*32+[.I33];2))">
            <text:p/>
          </table:table-cell>
          <table:table-cell/>
          <table:table-cell table:formula="of:=IF([.H33]=&quot;&quot;;&quot;&quot;;DEC2HEX(IF([.B33]=&quot;Y&quot;;16*256;0)+HEX2DEC([.J33])*16+IF([.C33]=&quot;Y&quot;;8;0)+IF([.D33]=&quot;&quot;;4;[.D33]*4+[.E33]*2+[.F33]);4))">
            <text:p/>
          </table:table-cell>
          <table:table-cell/>
          <table:table-cell table:style-name="ce24" table:formula="of:=IF([.H33]=&quot;&quot;;&quot;&quot;;IF([.B33]=&quot;Y&quot;;&quot;1Eddd&quot;;DEC2HEX(256*256+8*256*16+HEX2DEC([.J33])*16+IF([.C33]=&quot;Y&quot;;8;0)+IF([.D33]=&quot;Y&quot;;[.E33]*2+[.F33];7);5)))">
            <text:p/>
          </table:table-cell>
          <table:table-cell table:style-name="ce12"/>
          <table:table-cell table:number-columns-repeated="1004"/>
        </table:table-row>
        <table:table-row table:style-name="ro5">
          <table:table-cell table:style-name="ce4" office:value-type="string">
            <text:p>Simple Node Ident Info Request</text:p>
          </table:table-cell>
          <table:table-cell table:style-name="ce11" office:value-type="string">
            <text:p>Y</text:p>
          </table:table-cell>
          <table:table-cell table:number-columns-repeated="4" table:style-name="ce11"/>
          <table:table-cell table:style-name="ce11" office:value-type="float" office:value="0">
            <text:p>0</text:p>
          </table:table-cell>
          <table:table-cell office:value-type="float" office:value="2">
            <text:p>2</text:p>
          </table:table-cell>
          <table:table-cell office:value-type="float" office:value="18">
            <text:p>18</text:p>
          </table:table-cell>
          <table:table-cell table:formula="of:=IF([.H34]=&quot;&quot;;&quot;&quot;;DEC2HEX([.G34]*128+[.H34]*32+[.I34];2))" office:value-type="string" office:string-value="52">
            <text:p>52</text:p>
          </table:table-cell>
          <table:table-cell/>
          <table:table-cell table:formula="of:=IF([.H34]=&quot;&quot;;&quot;&quot;;DEC2HEX(IF([.B34]=&quot;Y&quot;;16*256;0)+HEX2DEC([.J34])*16+IF([.C34]=&quot;Y&quot;;8;0)+IF([.D34]=&quot;&quot;;4;[.D34]*4+[.E34]*2+[.F34]);4))" office:value-type="string" office:string-value="1524">
            <text:p>1524</text:p>
          </table:table-cell>
          <table:table-cell/>
          <table:table-cell table:style-name="ce24" table:formula="of:=IF([.H34]=&quot;&quot;;&quot;&quot;;IF([.B34]=&quot;Y&quot;;&quot;1Eddd&quot;;DEC2HEX(256*256+8*256*16+HEX2DEC([.J34])*16+IF([.C34]=&quot;Y&quot;;8;0)+IF([.D34]=&quot;Y&quot;;[.E34]*2+[.F34];7);5)))" office:value-type="string" office:string-value="1Eddd">
            <text:p>1Eddd</text:p>
          </table:table-cell>
          <table:table-cell table:style-name="ce12" office:value-type="float" office:value="52">
            <text:p>52</text:p>
          </table:table-cell>
          <table:table-cell table:number-columns-repeated="1004"/>
        </table:table-row>
        <table:table-row table:style-name="ro5">
          <table:table-cell table:style-name="ce4" office:value-type="string">
            <text:p><text:span text:style-name="T3">Simple Node </text:span><text:span text:style-name="T3">Ident Info</text:span><text:span text:style-name="T4"> </text:span><text:span text:style-name="T4">Reply</text:span></text:p>
          </table:table-cell>
          <table:table-cell table:style-name="ce11" office:value-type="string">
            <text:p>Y</text:p>
          </table:table-cell>
          <table:table-cell table:number-columns-repeated="4" table:style-name="ce11"/>
          <table:table-cell table:style-name="ce11" office:value-type="float" office:value="0">
            <text:p>0</text:p>
          </table:table-cell>
          <table:table-cell office:value-type="float" office:value="2">
            <text:p>2</text:p>
          </table:table-cell>
          <table:table-cell office:value-type="float" office:value="19">
            <text:p>19</text:p>
          </table:table-cell>
          <table:table-cell table:formula="of:=IF([.H35]=&quot;&quot;;&quot;&quot;;DEC2HEX([.G35]*128+[.H35]*32+[.I35];2))" office:value-type="string" office:string-value="53">
            <text:p>53</text:p>
          </table:table-cell>
          <table:table-cell/>
          <table:table-cell table:formula="of:=IF([.H35]=&quot;&quot;;&quot;&quot;;DEC2HEX(IF([.B35]=&quot;Y&quot;;16*256;0)+HEX2DEC([.J35])*16+IF([.C35]=&quot;Y&quot;;8;0)+IF([.D35]=&quot;&quot;;4;[.D35]*4+[.E35]*2+[.F35]);4))" office:value-type="string" office:string-value="1534">
            <text:p>1534</text:p>
          </table:table-cell>
          <table:table-cell/>
          <table:table-cell table:style-name="ce24" table:formula="of:=IF([.H35]=&quot;&quot;;&quot;&quot;;IF([.B35]=&quot;Y&quot;;&quot;1Eddd&quot;;DEC2HEX(256*256+8*256*16+HEX2DEC([.J35])*16+IF([.C35]=&quot;Y&quot;;8;0)+IF([.D35]=&quot;Y&quot;;[.E35]*2+[.F35];7);5)))" office:value-type="string" office:string-value="1Eddd">
            <text:p>1Eddd</text:p>
          </table:table-cell>
          <table:table-cell table:style-name="ce12" office:value-type="float" office:value="53">
            <text:p>53</text:p>
          </table:table-cell>
          <table:table-cell table:number-columns-repeated="1004"/>
        </table:table-row>
        <table:table-row table:style-name="ro4">
          <table:table-cell/>
          <table:table-cell table:style-name="ce10"/>
          <table:table-cell table:number-columns-repeated="7"/>
          <table:table-cell table:formula="of:=IF([.H36]=&quot;&quot;;&quot;&quot;;DEC2HEX([.G36]*128+[.H36]*32+[.I36];2))">
            <text:p/>
          </table:table-cell>
          <table:table-cell/>
          <table:table-cell table:formula="of:=IF([.H36]=&quot;&quot;;&quot;&quot;;DEC2HEX(IF([.B36]=&quot;Y&quot;;16*256;0)+HEX2DEC([.J36])*16+IF([.C36]=&quot;Y&quot;;8;0)+IF([.D36]=&quot;&quot;;4;[.D36]*4+[.E36]*2+[.F36]);4))">
            <text:p/>
          </table:table-cell>
          <table:table-cell/>
          <table:table-cell table:style-name="ce24" table:formula="of:=IF([.H36]=&quot;&quot;;&quot;&quot;;IF([.B36]=&quot;Y&quot;;&quot;1Eddd&quot;;DEC2HEX(256*256+8*256*16+HEX2DEC([.J36])*16+IF([.C36]=&quot;Y&quot;;8;0)+IF([.D36]=&quot;Y&quot;;[.E36]*2+[.F36];7);5)))">
            <text:p/>
          </table:table-cell>
          <table:table-cell table:style-name="ce12" table:formula="of:=IF([.H36]=&quot;&quot;;&quot;&quot;;IF([.B36]=&quot;Y&quot;;[.J36];&quot;&quot;))">
            <text:p/>
          </table:table-cell>
          <table:table-cell table:number-columns-repeated="1004"/>
        </table:table-row>
        <table:table-row table:style-name="ro5">
          <table:table-cell table:style-name="ce1" office:value-type="string">
            <text:p>Datagram Messages</text:p>
          </table:table-cell>
          <table:table-cell table:style-name="ce10"/>
          <table:table-cell table:number-columns-repeated="7"/>
          <table:table-cell table:formula="of:=IF([.H37]=&quot;&quot;;&quot;&quot;;DEC2HEX([.G37]*128+[.H37]*32+[.I37];2))">
            <text:p/>
          </table:table-cell>
          <table:table-cell/>
          <table:table-cell table:formula="of:=IF([.H37]=&quot;&quot;;&quot;&quot;;DEC2HEX(IF([.B37]=&quot;Y&quot;;16*256;0)+HEX2DEC([.J37])*16+IF([.C37]=&quot;Y&quot;;8;0)+IF([.D37]=&quot;&quot;;4;[.D37]*4+[.E37]*2+[.F37]);4))">
            <text:p/>
          </table:table-cell>
          <table:table-cell/>
          <table:table-cell table:style-name="ce24" table:formula="of:=IF([.H37]=&quot;&quot;;&quot;&quot;;IF([.B37]=&quot;Y&quot;;&quot;1Eddd&quot;;DEC2HEX(256*256+8*256*16+HEX2DEC([.J37])*16+IF([.C37]=&quot;Y&quot;;8;0)+IF([.D37]=&quot;Y&quot;;[.E37]*2+[.F37];7);5)))">
            <text:p/>
          </table:table-cell>
          <table:table-cell table:style-name="ce12" table:formula="of:=IF([.H37]=&quot;&quot;;&quot;&quot;;IF([.B37]=&quot;Y&quot;;[.J37];&quot;&quot;))">
            <text:p/>
          </table:table-cell>
          <table:table-cell table:number-columns-repeated="1004"/>
        </table:table-row>
        <table:table-row table:style-name="ro5">
          <table:table-cell office:value-type="string">
            <text:p>Datagram (General)</text:p>
          </table:table-cell>
          <table:table-cell table:style-name="ce10" office:value-type="string">
            <text:p>Y</text:p>
          </table:table-cell>
          <table:table-cell/>
          <table:table-cell table:number-columns-repeated="3" table:style-name="ce11"/>
          <table:table-cell office:value-type="float" office:value="0">
            <text:p>0</text:p>
          </table:table-cell>
          <table:table-cell office:value-type="float" office:value="2">
            <text:p>2</text:p>
          </table:table-cell>
          <table:table-cell office:value-type="float" office:value="0">
            <text:p>0</text:p>
          </table:table-cell>
          <table:table-cell table:formula="of:=IF([.H38]=&quot;&quot;;&quot;&quot;;DEC2HEX([.G38]*128+[.H38]*32+[.I38];2))" office:value-type="string" office:string-value="40">
            <text:p>40</text:p>
          </table:table-cell>
          <table:table-cell/>
          <table:table-cell table:formula="of:=IF([.H38]=&quot;&quot;;&quot;&quot;;DEC2HEX(IF([.B38]=&quot;Y&quot;;16*256;0)+HEX2DEC([.J38])*16+IF([.C38]=&quot;Y&quot;;8;0)+IF([.D38]=&quot;&quot;;4;[.D38]*4+[.E38]*2+[.F38]);4))" office:value-type="string" office:string-value="1404">
            <text:p>1404</text:p>
          </table:table-cell>
          <table:table-cell/>
          <table:table-cell table:style-name="ce25" office:value-type="string">
            <text:p>1 B/C/D/E ddd</text:p>
          </table:table-cell>
          <table:table-cell table:style-name="ce12"/>
          <table:table-cell office:value-type="string">
            <text:p>Data (0-8 bytes) (1D in MTI is end of datagram)</text:p>
          </table:table-cell>
          <table:table-cell table:number-columns-repeated="1003"/>
        </table:table-row>
        <table:table-row table:style-name="ro5">
          <table:table-cell office:value-type="string">
            <text:p>Datagram Received OK</text:p>
          </table:table-cell>
          <table:table-cell table:style-name="ce10" office:value-type="string">
            <text:p>Y</text:p>
          </table:table-cell>
          <table:table-cell/>
          <table:table-cell table:number-columns-repeated="3" table:style-name="ce11"/>
          <table:table-cell office:value-type="float" office:value="0">
            <text:p>0</text:p>
          </table:table-cell>
          <table:table-cell office:value-type="float" office:value="2">
            <text:p>2</text:p>
          </table:table-cell>
          <table:table-cell office:value-type="float" office:value="12">
            <text:p>12</text:p>
          </table:table-cell>
          <table:table-cell table:formula="of:=IF([.H39]=&quot;&quot;;&quot;&quot;;DEC2HEX([.G39]*128+[.H39]*32+[.I39];2))" office:value-type="string" office:string-value="4C">
            <text:p>4C</text:p>
          </table:table-cell>
          <table:table-cell/>
          <table:table-cell table:formula="of:=IF([.H39]=&quot;&quot;;&quot;&quot;;DEC2HEX(IF([.B39]=&quot;Y&quot;;16*256;0)+HEX2DEC([.J39])*16+IF([.C39]=&quot;Y&quot;;8;0)+IF([.D39]=&quot;&quot;;4;[.D39]*4+[.E39]*2+[.F39]);4))" office:value-type="string" office:string-value="14C4">
            <text:p>14C4</text:p>
          </table:table-cell>
          <table:table-cell/>
          <table:table-cell table:style-name="ce24" table:formula="of:=IF([.H39]=&quot;&quot;;&quot;&quot;;IF([.B39]=&quot;Y&quot;;&quot;1Eddd&quot;;DEC2HEX(256*256+8*256*16+HEX2DEC([.J39])*16+IF([.C39]=&quot;Y&quot;;8;0)+IF([.D39]=&quot;Y&quot;;[.E39]*2+[.F39];7);5)))" office:value-type="string" office:string-value="1Eddd">
            <text:p>1Eddd</text:p>
          </table:table-cell>
          <table:table-cell table:style-name="ce12" table:formula="of:=IF([.H39]=&quot;&quot;;&quot;&quot;;IF([.B39]=&quot;Y&quot;;[.J39];&quot;&quot;))" office:value-type="string" office:string-value="4C">
            <text:p>4C</text:p>
          </table:table-cell>
          <table:table-cell office:value-type="string">
            <text:p>MTI byte</text:p>
          </table:table-cell>
          <table:table-cell table:number-columns-repeated="1003"/>
        </table:table-row>
        <table:table-row table:style-name="ro5">
          <table:table-cell office:value-type="string">
            <text:p>Datagram Rejected</text:p>
          </table:table-cell>
          <table:table-cell table:style-name="ce10" office:value-type="string">
            <text:p>Y</text:p>
          </table:table-cell>
          <table:table-cell/>
          <table:table-cell table:number-columns-repeated="3" table:style-name="ce11"/>
          <table:table-cell office:value-type="float" office:value="0">
            <text:p>0</text:p>
          </table:table-cell>
          <table:table-cell office:value-type="float" office:value="2">
            <text:p>2</text:p>
          </table:table-cell>
          <table:table-cell office:value-type="float" office:value="13">
            <text:p>13</text:p>
          </table:table-cell>
          <table:table-cell table:formula="of:=IF([.H40]=&quot;&quot;;&quot;&quot;;DEC2HEX([.G40]*128+[.H40]*32+[.I40];2))" office:value-type="string" office:string-value="4D">
            <text:p>4D</text:p>
          </table:table-cell>
          <table:table-cell/>
          <table:table-cell table:formula="of:=IF([.H40]=&quot;&quot;;&quot;&quot;;DEC2HEX(IF([.B40]=&quot;Y&quot;;16*256;0)+HEX2DEC([.J40])*16+IF([.C40]=&quot;Y&quot;;8;0)+IF([.D40]=&quot;&quot;;4;[.D40]*4+[.E40]*2+[.F40]);4))" office:value-type="string" office:string-value="14D4">
            <text:p>14D4</text:p>
          </table:table-cell>
          <table:table-cell/>
          <table:table-cell table:style-name="ce24" table:formula="of:=IF([.H40]=&quot;&quot;;&quot;&quot;;IF([.B40]=&quot;Y&quot;;&quot;1Eddd&quot;;DEC2HEX(256*256+8*256*16+HEX2DEC([.J40])*16+IF([.C40]=&quot;Y&quot;;8;0)+IF([.D40]=&quot;Y&quot;;[.E40]*2+[.F40];7);5)))" office:value-type="string" office:string-value="1Eddd">
            <text:p>1Eddd</text:p>
          </table:table-cell>
          <table:table-cell table:style-name="ce12" table:formula="of:=IF([.H40]=&quot;&quot;;&quot;&quot;;IF([.B40]=&quot;Y&quot;;[.J40];&quot;&quot;))" office:value-type="string" office:string-value="4D">
            <text:p>4D</text:p>
          </table:table-cell>
          <table:table-cell office:value-type="string">
            <text:p>MTI byte, error code</text:p>
          </table:table-cell>
          <table:table-cell table:number-columns-repeated="1003"/>
        </table:table-row>
        <table:table-row table:style-name="ro4">
          <table:table-cell/>
          <table:table-cell table:style-name="ce10"/>
          <table:table-cell table:number-columns-repeated="7"/>
          <table:table-cell table:formula="of:=IF([.H41]=&quot;&quot;;&quot;&quot;;DEC2HEX([.G41]*128+[.H41]*32+[.I41];2))">
            <text:p/>
          </table:table-cell>
          <table:table-cell/>
          <table:table-cell table:formula="of:=IF([.H41]=&quot;&quot;;&quot;&quot;;DEC2HEX(IF([.B41]=&quot;Y&quot;;16*256;0)+HEX2DEC([.J41])*16+IF([.C41]=&quot;Y&quot;;8;0)+IF([.D41]=&quot;&quot;;4;[.D41]*4+[.E41]*2+[.F41]);4))">
            <text:p/>
          </table:table-cell>
          <table:table-cell/>
          <table:table-cell table:style-name="ce24" table:formula="of:=IF([.H41]=&quot;&quot;;&quot;&quot;;IF([.B41]=&quot;Y&quot;;&quot;1Eddd&quot;;DEC2HEX(256*256+8*256*16+HEX2DEC([.J41])*16+IF([.C41]=&quot;Y&quot;;8;0)+IF([.D41]=&quot;Y&quot;;[.E41]*2+[.F41];7);5)))">
            <text:p/>
          </table:table-cell>
          <table:table-cell table:style-name="ce12" table:formula="of:=IF([.H41]=&quot;&quot;;&quot;&quot;;IF([.B41]=&quot;Y&quot;;[.J41];&quot;&quot;))">
            <text:p/>
          </table:table-cell>
          <table:table-cell table:number-columns-repeated="1004"/>
        </table:table-row>
        <table:table-row table:style-name="ro4">
          <table:table-cell/>
          <table:table-cell table:style-name="ce10"/>
          <table:table-cell table:number-columns-repeated="7"/>
          <table:table-cell table:formula="of:=IF([.H42]=&quot;&quot;;&quot;&quot;;DEC2HEX([.G42]*128+[.H42]*32+[.I42];2))">
            <text:p/>
          </table:table-cell>
          <table:table-cell/>
          <table:table-cell table:formula="of:=IF([.H42]=&quot;&quot;;&quot;&quot;;DEC2HEX(IF([.B42]=&quot;Y&quot;;16*256;0)+HEX2DEC([.J42])*16+IF([.C42]=&quot;Y&quot;;8;0)+IF([.D42]=&quot;&quot;;4;[.D42]*4+[.E42]*2+[.F42]);4))">
            <text:p/>
          </table:table-cell>
          <table:table-cell/>
          <table:table-cell table:style-name="ce24" table:formula="of:=IF([.H42]=&quot;&quot;;&quot;&quot;;IF([.B42]=&quot;Y&quot;;&quot;1Eddd&quot;;DEC2HEX(256*256+8*256*16+HEX2DEC([.J42])*16+IF([.C42]=&quot;Y&quot;;8;0)+IF([.D42]=&quot;Y&quot;;[.E42]*2+[.F42];7);5)))">
            <text:p/>
          </table:table-cell>
          <table:table-cell table:style-name="ce12" table:formula="of:=IF([.H42]=&quot;&quot;;&quot;&quot;;IF([.B42]=&quot;Y&quot;;[.J42];&quot;&quot;))">
            <text:p/>
          </table:table-cell>
          <table:table-cell table:number-columns-repeated="1004"/>
        </table:table-row>
        <table:table-row table:style-name="ro4">
          <table:table-cell table:style-name="ce1" office:value-type="string">
            <text:p>Stream Messages</text:p>
          </table:table-cell>
          <table:table-cell table:style-name="ce10"/>
          <table:table-cell table:number-columns-repeated="7"/>
          <table:table-cell table:formula="of:=IF([.H43]=&quot;&quot;;&quot;&quot;;DEC2HEX([.G43]*128+[.H43]*32+[.I43];2))">
            <text:p/>
          </table:table-cell>
          <table:table-cell/>
          <table:table-cell table:formula="of:=IF([.H43]=&quot;&quot;;&quot;&quot;;DEC2HEX(IF([.B43]=&quot;Y&quot;;16*256;0)+HEX2DEC([.J43])*16+IF([.C43]=&quot;Y&quot;;8;0)+IF([.D43]=&quot;&quot;;4;[.D43]*4+[.E43]*2+[.F43]);4))">
            <text:p/>
          </table:table-cell>
          <table:table-cell/>
          <table:table-cell table:style-name="ce24" table:formula="of:=IF([.H43]=&quot;&quot;;&quot;&quot;;IF([.B43]=&quot;Y&quot;;&quot;1Eddd&quot;;DEC2HEX(256*256+8*256*16+HEX2DEC([.J43])*16+IF([.C43]=&quot;Y&quot;;8;0)+IF([.D43]=&quot;Y&quot;;[.E43]*2+[.F43];7);5)))">
            <text:p/>
          </table:table-cell>
          <table:table-cell table:style-name="ce12" table:formula="of:=IF([.H43]=&quot;&quot;;&quot;&quot;;IF([.B43]=&quot;Y&quot;;[.J43];&quot;&quot;))">
            <text:p/>
          </table:table-cell>
          <table:table-cell table:number-columns-repeated="1004"/>
        </table:table-row>
        <table:table-row table:style-name="ro4">
          <table:table-cell office:value-type="string">
            <office:annotation draw:style-name="gr7" draw:text-style-name="P1" svg:width="5.965cm" svg:height="1.022cm" svg:x="6.4cm" svg:y="21.707cm" draw:caption-point-x="-0.61cm" draw:caption-point-y="1.522cm">
              <dc:creator>P</dc:creator>
              <dc:date>2011-08-10T00:00:00</dc:date>
              <text:p text:style-name="P1"><text:span text:style-name="T1">Negotiation of stream to establish buffering capability. <text:s/></text:span></text:p>
            </office:annotation>
            <text:p>Stream Initiate Request</text:p>
          </table:table-cell>
          <table:table-cell table:style-name="ce10" office:value-type="string">
            <text:p>Y</text:p>
          </table:table-cell>
          <table:table-cell/>
          <table:table-cell table:number-columns-repeated="3" table:style-name="ce11"/>
          <table:table-cell office:value-type="float" office:value="0">
            <text:p>0</text:p>
          </table:table-cell>
          <table:table-cell office:value-type="float" office:value="2">
            <text:p>2</text:p>
          </table:table-cell>
          <table:table-cell office:value-type="float" office:value="14">
            <text:p>14</text:p>
          </table:table-cell>
          <table:table-cell table:formula="of:=IF([.H44]=&quot;&quot;;&quot;&quot;;DEC2HEX([.G44]*128+[.H44]*32+[.I44];2))" office:value-type="string" office:string-value="4E">
            <text:p>4E</text:p>
          </table:table-cell>
          <table:table-cell/>
          <table:table-cell table:formula="of:=IF([.H44]=&quot;&quot;;&quot;&quot;;DEC2HEX(IF([.B44]=&quot;Y&quot;;16*256;0)+HEX2DEC([.J44])*16+IF([.C44]=&quot;Y&quot;;8;0)+IF([.D44]=&quot;&quot;;4;[.D44]*4+[.E44]*2+[.F44]);4))" office:value-type="string" office:string-value="14E4">
            <text:p>14E4</text:p>
          </table:table-cell>
          <table:table-cell/>
          <table:table-cell table:style-name="ce24" table:formula="of:=IF([.H44]=&quot;&quot;;&quot;&quot;;IF([.B44]=&quot;Y&quot;;&quot;1Eddd&quot;;DEC2HEX(256*256+8*256*16+HEX2DEC([.J44])*16+IF([.C44]=&quot;Y&quot;;8;0)+IF([.D44]=&quot;Y&quot;;[.E44]*2+[.F44];7);5)))" office:value-type="string" office:string-value="1Eddd">
            <text:p>1Eddd</text:p>
          </table:table-cell>
          <table:table-cell table:style-name="ce12" table:formula="of:=IF([.H44]=&quot;&quot;;&quot;&quot;;IF([.B44]=&quot;Y&quot;;[.J44];&quot;&quot;))" office:value-type="string" office:string-value="4E">
            <text:p>4E</text:p>
          </table:table-cell>
          <table:table-cell office:value-type="string">
            <text:p>MTI byte, buffer size (2 bytes), Source Stream ID (1 byte),</text:p>
          </table:table-cell>
          <table:table-cell table:number-columns-repeated="1003"/>
        </table:table-row>
        <table:table-row table:style-name="ro4">
          <table:table-cell/>
          <table:table-cell table:style-name="ce10"/>
          <table:table-cell table:number-columns-repeated="7"/>
          <table:table-cell table:formula="of:=IF([.H45]=&quot;&quot;;&quot;&quot;;DEC2HEX([.G45]*128+[.H45]*32+[.I45];2))">
            <text:p/>
          </table:table-cell>
          <table:table-cell/>
          <table:table-cell table:formula="of:=IF([.H45]=&quot;&quot;;&quot;&quot;;DEC2HEX(IF([.B45]=&quot;Y&quot;;16*256;0)+HEX2DEC([.J45])*16+IF([.C45]=&quot;Y&quot;;8;0)+IF([.D45]=&quot;&quot;;4;[.D45]*4+[.E45]*2+[.F45]);4))">
            <text:p/>
          </table:table-cell>
          <table:table-cell/>
          <table:table-cell table:style-name="ce24" table:formula="of:=IF([.H45]=&quot;&quot;;&quot;&quot;;IF([.B45]=&quot;Y&quot;;&quot;1Eddd&quot;;DEC2HEX(256*256+8*256*16+HEX2DEC([.J45])*16+IF([.C45]=&quot;Y&quot;;8;0)+IF([.D45]=&quot;Y&quot;;[.E45]*2+[.F45];7);5)))">
            <text:p/>
          </table:table-cell>
          <table:table-cell table:style-name="ce12" table:formula="of:=IF([.H45]=&quot;&quot;;&quot;&quot;;IF([.B45]=&quot;Y&quot;;[.J45];&quot;&quot;))">
            <text:p/>
          </table:table-cell>
          <table:table-cell office:value-type="string">
            <text:p><text:s text:c="13"/>reserved byte, flags (tagged=0x80)</text:p>
          </table:table-cell>
          <table:table-cell table:number-columns-repeated="1003"/>
        </table:table-row>
        <table:table-row table:style-name="ro4">
          <table:table-cell office:value-type="string">
            <office:annotation draw:style-name="gr2" draw:text-style-name="P1" svg:width="5.544cm" svg:height="0.991cm" svg:x="6.4cm" svg:y="22.61cm" draw:caption-point-x="-0.61cm" draw:caption-point-y="1.522cm">
              <dc:creator>P</dc:creator>
              <dc:date>2011-08-10T00:00:00</dc:date>
              <text:p text:style-name="P1"><text:span text:style-name="T1">Negotiation of stream buffering capability. <text:s/></text:span></text:p>
            </office:annotation>
            <text:p>Stream Initiate Reply</text:p>
          </table:table-cell>
          <table:table-cell table:style-name="ce10" office:value-type="string">
            <text:p>Y</text:p>
          </table:table-cell>
          <table:table-cell/>
          <table:table-cell table:number-columns-repeated="3" table:style-name="ce11"/>
          <table:table-cell office:value-type="float" office:value="0">
            <text:p>0</text:p>
          </table:table-cell>
          <table:table-cell office:value-type="float" office:value="2">
            <text:p>2</text:p>
          </table:table-cell>
          <table:table-cell office:value-type="float" office:value="15">
            <text:p>15</text:p>
          </table:table-cell>
          <table:table-cell table:formula="of:=IF([.H46]=&quot;&quot;;&quot;&quot;;DEC2HEX([.G46]*128+[.H46]*32+[.I46];2))" office:value-type="string" office:string-value="4F">
            <text:p>4F</text:p>
          </table:table-cell>
          <table:table-cell/>
          <table:table-cell table:formula="of:=IF([.H46]=&quot;&quot;;&quot;&quot;;DEC2HEX(IF([.B46]=&quot;Y&quot;;16*256;0)+HEX2DEC([.J46])*16+IF([.C46]=&quot;Y&quot;;8;0)+IF([.D46]=&quot;&quot;;4;[.D46]*4+[.E46]*2+[.F46]);4))" office:value-type="string" office:string-value="14F4">
            <text:p>14F4</text:p>
          </table:table-cell>
          <table:table-cell/>
          <table:table-cell table:style-name="ce24" table:formula="of:=IF([.H46]=&quot;&quot;;&quot;&quot;;IF([.B46]=&quot;Y&quot;;&quot;1Eddd&quot;;DEC2HEX(256*256+8*256*16+HEX2DEC([.J46])*16+IF([.C46]=&quot;Y&quot;;8;0)+IF([.D46]=&quot;Y&quot;;[.E46]*2+[.F46];7);5)))" office:value-type="string" office:string-value="1Eddd">
            <text:p>1Eddd</text:p>
          </table:table-cell>
          <table:table-cell table:style-name="ce12" table:formula="of:=IF([.H46]=&quot;&quot;;&quot;&quot;;IF([.B46]=&quot;Y&quot;;[.J46];&quot;&quot;))" office:value-type="string" office:string-value="4F">
            <text:p>4F</text:p>
          </table:table-cell>
          <table:table-cell office:value-type="string">
            <text:p>MTI byte 0x4B,buffer size (2 bytes), Source Stream ID (1 byte),</text:p>
          </table:table-cell>
          <table:table-cell table:number-columns-repeated="1003"/>
        </table:table-row>
        <table:table-row table:style-name="ro5">
          <table:table-cell/>
          <table:table-cell table:style-name="ce10"/>
          <table:table-cell table:number-columns-repeated="7"/>
          <table:table-cell table:formula="of:=IF([.H47]=&quot;&quot;;&quot;&quot;;DEC2HEX([.G47]*128+[.H47]*32+[.I47];2))">
            <text:p/>
          </table:table-cell>
          <table:table-cell/>
          <table:table-cell table:formula="of:=IF([.H47]=&quot;&quot;;&quot;&quot;;DEC2HEX(IF([.B47]=&quot;Y&quot;;16*256;0)+HEX2DEC([.J47])*16+IF([.C47]=&quot;Y&quot;;8;0)+IF([.D47]=&quot;&quot;;4;[.D47]*4+[.E47]*2+[.F47]);4))">
            <text:p/>
          </table:table-cell>
          <table:table-cell/>
          <table:table-cell table:style-name="ce24" table:formula="of:=IF([.H47]=&quot;&quot;;&quot;&quot;;IF([.B47]=&quot;Y&quot;;&quot;1Eddd&quot;;DEC2HEX(256*256+8*256*16+HEX2DEC([.J47])*16+IF([.C47]=&quot;Y&quot;;8;0)+IF([.D47]=&quot;Y&quot;;[.E47]*2+[.F47];7);5)))">
            <text:p/>
          </table:table-cell>
          <table:table-cell table:style-name="ce12" table:formula="of:=IF([.H47]=&quot;&quot;;&quot;&quot;;IF([.B47]=&quot;Y&quot;;[.J47];&quot;&quot;))">
            <text:p/>
          </table:table-cell>
          <table:table-cell office:value-type="string">
            <text:p><text:s text:c="12"/>Dest Stream ID, flags (tagged=0x80; error info)</text:p>
          </table:table-cell>
          <table:table-cell table:number-columns-repeated="1003"/>
        </table:table-row>
        <table:table-row table:style-name="ro4">
          <table:table-cell/>
          <table:table-cell table:style-name="ce10"/>
          <table:table-cell table:number-columns-repeated="7"/>
          <table:table-cell table:formula="of:=IF([.H48]=&quot;&quot;;&quot;&quot;;DEC2HEX([.G48]*128+[.H48]*32+[.I48];2))">
            <text:p/>
          </table:table-cell>
          <table:table-cell/>
          <table:table-cell table:formula="of:=IF([.H48]=&quot;&quot;;&quot;&quot;;DEC2HEX(IF([.B48]=&quot;Y&quot;;16*256;0)+HEX2DEC([.J48])*16+IF([.C48]=&quot;Y&quot;;8;0)+IF([.D48]=&quot;&quot;;4;[.D48]*4+[.E48]*2+[.F48]);4))">
            <text:p/>
          </table:table-cell>
          <table:table-cell/>
          <table:table-cell table:style-name="ce24" table:formula="of:=IF([.H48]=&quot;&quot;;&quot;&quot;;IF([.B48]=&quot;Y&quot;;&quot;1Eddd&quot;;DEC2HEX(256*256+8*256*16+HEX2DEC([.J48])*16+IF([.C48]=&quot;Y&quot;;8;0)+IF([.D48]=&quot;Y&quot;;[.E48]*2+[.F48];7);5)))">
            <text:p/>
          </table:table-cell>
          <table:table-cell table:style-name="ce12" table:formula="of:=IF([.H48]=&quot;&quot;;&quot;&quot;;IF([.B48]=&quot;Y&quot;;[.J48];&quot;&quot;))">
            <text:p/>
          </table:table-cell>
          <table:table-cell table:number-columns-repeated="1004"/>
        </table:table-row>
        <table:table-row table:style-name="ro4">
          <table:table-cell office:value-type="string">
            <office:annotation draw:style-name="gr1" draw:text-style-name="P1" svg:width="5.942cm" svg:height="0.596cm" svg:x="6.4cm" svg:y="23.984cm" draw:caption-point-x="-0.61cm" draw:caption-point-y="1.522cm">
              <dc:creator>P</dc:creator>
              <dc:date>2011-08-10T00:00:00</dc:date>
              <text:p text:style-name="P1"><text:span text:style-name="T1">Main stream data transfer message. </text:span></text:p>
            </office:annotation>
            <text:p>Stream Data Send</text:p>
          </table:table-cell>
          <table:table-cell table:style-name="ce10" office:value-type="string">
            <text:p>Y</text:p>
          </table:table-cell>
          <table:table-cell/>
          <table:table-cell table:number-columns-repeated="3" table:style-name="ce11"/>
          <table:table-cell office:value-type="float" office:value="0">
            <text:p>0</text:p>
          </table:table-cell>
          <table:table-cell office:value-type="float" office:value="3">
            <text:p>3</text:p>
          </table:table-cell>
          <table:table-cell office:value-type="float" office:value="9">
            <text:p>9</text:p>
          </table:table-cell>
          <table:table-cell table:formula="of:=IF([.H49]=&quot;&quot;;&quot;&quot;;DEC2HEX([.G49]*128+[.H49]*32+[.I49];2))" office:value-type="string" office:string-value="69">
            <text:p>69</text:p>
          </table:table-cell>
          <table:table-cell/>
          <table:table-cell table:formula="of:=IF([.H49]=&quot;&quot;;&quot;&quot;;DEC2HEX(IF([.B49]=&quot;Y&quot;;16*256;0)+HEX2DEC([.J49])*16+IF([.C49]=&quot;Y&quot;;8;0)+IF([.D49]=&quot;&quot;;4;[.D49]*4+[.E49]*2+[.F49]);4))" office:value-type="string" office:string-value="1694">
            <text:p>1694</text:p>
          </table:table-cell>
          <table:table-cell/>
          <table:table-cell table:style-name="ce24" table:formula="of:=IF([.H49]=&quot;&quot;;&quot;&quot;;IF([.B49]=&quot;Y&quot;;&quot;1Fddd&quot;;DEC2HEX(256*256+8*256*16+HEX2DEC([.J49])*16+IF([.C49]=&quot;Y&quot;;8;0)+IF([.D49]=&quot;Y&quot;;[.E49]*2+[.F49];7);5)))" office:value-type="string" office:string-value="1Fddd">
            <text:p>1Fddd</text:p>
          </table:table-cell>
          <table:table-cell table:style-name="ce12"/>
          <table:table-cell office:value-type="string">
            <text:p>(stream IDs inferred on CAN); 8 bytes data</text:p>
          </table:table-cell>
          <table:table-cell table:number-columns-repeated="1003"/>
        </table:table-row>
        <table:table-row table:style-name="ro4">
          <table:table-cell office:value-type="string">
            <office:annotation draw:style-name="gr2" draw:text-style-name="P1" svg:width="4.901cm" svg:height="0.991cm" svg:x="6.4cm" svg:y="24.436cm" draw:caption-point-x="-0.61cm" draw:caption-point-y="1.522cm">
              <dc:creator>P</dc:creator>
              <dc:date>2011-08-10T00:00:00</dc:date>
              <text:p text:style-name="P1"><text:span text:style-name="T1">Reply from receining node to continue stream. <text:s/></text:span></text:p>
            </office:annotation>
            <text:p>Stream Data Proceed</text:p>
          </table:table-cell>
          <table:table-cell table:style-name="ce10" office:value-type="string">
            <text:p>Y</text:p>
          </table:table-cell>
          <table:table-cell/>
          <table:table-cell table:number-columns-repeated="3" table:style-name="ce11"/>
          <table:table-cell office:value-type="float" office:value="0">
            <text:p>0</text:p>
          </table:table-cell>
          <table:table-cell office:value-type="float" office:value="3">
            <text:p>3</text:p>
          </table:table-cell>
          <table:table-cell office:value-type="float" office:value="10">
            <text:p>10</text:p>
          </table:table-cell>
          <table:table-cell table:formula="of:=IF([.H50]=&quot;&quot;;&quot;&quot;;DEC2HEX([.G50]*128+[.H50]*32+[.I50];2))" office:value-type="string" office:string-value="6A">
            <text:p>6A</text:p>
          </table:table-cell>
          <table:table-cell/>
          <table:table-cell table:formula="of:=IF([.H50]=&quot;&quot;;&quot;&quot;;DEC2HEX(IF([.B50]=&quot;Y&quot;;16*256;0)+HEX2DEC([.J50])*16+IF([.C50]=&quot;Y&quot;;8;0)+IF([.D50]=&quot;&quot;;4;[.D50]*4+[.E50]*2+[.F50]);4))" office:value-type="string" office:string-value="16A4">
            <text:p>16A4</text:p>
          </table:table-cell>
          <table:table-cell/>
          <table:table-cell table:style-name="ce24" table:formula="of:=IF([.H50]=&quot;&quot;;&quot;&quot;;IF([.B50]=&quot;Y&quot;;&quot;1Eddd&quot;;DEC2HEX(256*256+8*256*16+HEX2DEC([.J50])*16+IF([.C50]=&quot;Y&quot;;8;0)+IF([.D50]=&quot;Y&quot;;[.E50]*2+[.F50];7);5)))" office:value-type="string" office:string-value="1Eddd">
            <text:p>1Eddd</text:p>
          </table:table-cell>
          <table:table-cell table:style-name="ce12" table:formula="of:=IF([.H50]=&quot;&quot;;&quot;&quot;;IF([.B50]=&quot;Y&quot;;[.J50];&quot;&quot;))" office:value-type="string" office:string-value="6A">
            <text:p>6A</text:p>
          </table:table-cell>
          <table:table-cell office:value-type="string">
            <text:p>MTI byte, Stream IDs (2 bytes)</text:p>
          </table:table-cell>
          <table:table-cell table:number-columns-repeated="1003"/>
        </table:table-row>
        <table:table-row table:style-name="ro4">
          <table:table-cell office:value-type="string">
            <office:annotation draw:style-name="gr1" draw:text-style-name="P1" svg:width="3.882cm" svg:height="0.596cm" svg:x="6.4cm" svg:y="24.887cm" draw:caption-point-x="-0.61cm" draw:caption-point-y="1.522cm">
              <dc:creator>P</dc:creator>
              <dc:date>2011-08-10T00:00:00</dc:date>
              <text:p text:style-name="P1"><text:span text:style-name="T1">Final stream message. <text:s/></text:span></text:p>
            </office:annotation>
            <text:p>Stream Data Complete</text:p>
          </table:table-cell>
          <table:table-cell table:style-name="ce10" office:value-type="string">
            <text:p>Y</text:p>
          </table:table-cell>
          <table:table-cell/>
          <table:table-cell table:number-columns-repeated="3" table:style-name="ce11"/>
          <table:table-cell office:value-type="float" office:value="0">
            <text:p>0</text:p>
          </table:table-cell>
          <table:table-cell office:value-type="float" office:value="3">
            <text:p>3</text:p>
          </table:table-cell>
          <table:table-cell office:value-type="float" office:value="11">
            <text:p>11</text:p>
          </table:table-cell>
          <table:table-cell table:formula="of:=IF([.H51]=&quot;&quot;;&quot;&quot;;DEC2HEX([.G51]*128+[.H51]*32+[.I51];2))" office:value-type="string" office:string-value="6B">
            <text:p>6B</text:p>
          </table:table-cell>
          <table:table-cell/>
          <table:table-cell table:formula="of:=IF([.H51]=&quot;&quot;;&quot;&quot;;DEC2HEX(IF([.B51]=&quot;Y&quot;;16*256;0)+HEX2DEC([.J51])*16+IF([.C51]=&quot;Y&quot;;8;0)+IF([.D51]=&quot;&quot;;4;[.D51]*4+[.E51]*2+[.F51]);4))" office:value-type="string" office:string-value="16B4">
            <text:p>16B4</text:p>
          </table:table-cell>
          <table:table-cell/>
          <table:table-cell table:style-name="ce24" table:formula="of:=IF([.H51]=&quot;&quot;;&quot;&quot;;IF([.B51]=&quot;Y&quot;;&quot;1Eddd&quot;;DEC2HEX(256*256+8*256*16+HEX2DEC([.J51])*16+IF([.C51]=&quot;Y&quot;;8;0)+IF([.D51]=&quot;Y&quot;;[.E51]*2+[.F51];7);5)))" office:value-type="string" office:string-value="1Eddd">
            <text:p>1Eddd</text:p>
          </table:table-cell>
          <table:table-cell table:style-name="ce12" table:formula="of:=IF([.H51]=&quot;&quot;;&quot;&quot;;IF([.B51]=&quot;Y&quot;;[.J51];&quot;&quot;))" office:value-type="string" office:string-value="6B">
            <text:p>6B</text:p>
          </table:table-cell>
          <table:table-cell office:value-type="string">
            <text:p>MTI byte, Stream IDs (2 bytes); optional length (4 bytes)</text:p>
          </table:table-cell>
          <table:table-cell table:number-columns-repeated="1003"/>
        </table:table-row>
        <table:table-row table:style-name="ro4">
          <table:table-cell table:number-columns-repeated="1019"/>
        </table:table-row>
        <table:table-row table:style-name="ro4">
          <table:table-cell table:style-name="ce1" office:value-type="string">
            <text:p>CAN Unaddressed message</text:p>
          </table:table-cell>
          <table:table-cell table:style-name="ce2" office:value-type="string">
            <text:p>Bits</text:p>
          </table:table-cell>
          <table:table-cell table:style-name="ce2" office:value-type="string">
            <text:p>Value</text:p>
          </table:table-cell>
          <table:table-cell table:number-columns-repeated="4"/>
          <table:table-cell table:style-name="ce3" office:value-type="string">
            <text:p>Places these appear in code:</text:p>
          </table:table-cell>
          <table:table-cell table:style-name="Default" table:number-columns-repeated="2"/>
          <table:table-cell/>
          <table:table-cell table:style-name="ce17" office:value-type="string">
            <text:p>prototypes/C/libraries/OlcbTestCAN/obj/test</text:p>
          </table:table-cell>
          <table:table-cell table:number-columns-repeated="3"/>
          <table:table-cell table:style-name="ce10"/>
          <table:table-cell table:number-columns-repeated="1003"/>
        </table:table-row>
        <table:table-row table:style-name="ro4">
          <table:table-cell office:value-type="string">
            <text:p>CAN priority</text:p>
          </table:table-cell>
          <table:table-cell table:style-name="ce10" office:value-type="float" office:value="1">
            <text:p>1</text:p>
          </table:table-cell>
          <table:table-cell office:value-type="float" office:value="1">
            <text:p>1</text:p>
          </table:table-cell>
          <table:table-cell table:number-columns-repeated="4"/>
          <table:table-cell table:style-name="ce3"/>
          <table:table-cell table:style-name="Default" table:number-columns-repeated="2"/>
          <table:table-cell/>
          <table:table-cell table:style-name="ce17" office:value-type="string">
            <text:p>prototypes/C/libraries/OlcbCommonCAN/OpenLcbCan.h</text:p>
          </table:table-cell>
          <table:table-cell table:number-columns-repeated="3"/>
          <table:table-cell table:style-name="ce10"/>
          <table:table-cell table:number-columns-repeated="1003"/>
        </table:table-row>
        <table:table-row table:style-name="ro4">
          <table:table-cell office:value-type="string">
            <text:p>Control Type</text:p>
          </table:table-cell>
          <table:table-cell table:style-name="ce10" office:value-type="float" office:value="4">
            <text:p>4</text:p>
          </table:table-cell>
          <table:table-cell office:value-type="float" office:value="8">
            <text:p>8</text:p>
          </table:table-cell>
          <table:table-cell table:number-columns-repeated="4"/>
          <table:table-cell table:style-name="ce3"/>
          <table:table-cell table:style-name="Default" table:number-columns-repeated="2"/>
          <table:table-cell/>
          <table:table-cell table:style-name="ce17" office:value-type="string">
            <text:p>prototypes/C/libraries/OpenLCB/OLCB_CAN_Buffer.cpp</text:p>
          </table:table-cell>
          <table:table-cell table:number-columns-repeated="3"/>
          <table:table-cell table:style-name="ce10"/>
          <table:table-cell table:number-columns-repeated="1003"/>
        </table:table-row>
        <table:table-row table:style-name="ro4">
          <table:table-cell office:value-type="string">
            <text:p>Spare flag D</text:p>
          </table:table-cell>
          <table:table-cell table:style-name="ce10" office:value-type="float" office:value="1">
            <text:p>1</text:p>
          </table:table-cell>
          <table:table-cell office:value-type="float" office:value="0">
            <text:p>0</text:p>
          </table:table-cell>
          <table:table-cell table:number-columns-repeated="4"/>
          <table:table-cell table:style-name="ce3"/>
          <table:table-cell table:style-name="Default" table:number-columns-repeated="2"/>
          <table:table-cell/>
          <table:table-cell table:style-name="Default"/>
          <table:table-cell table:number-columns-repeated="3"/>
          <table:table-cell table:style-name="ce10"/>
          <table:table-cell table:number-columns-repeated="1003"/>
        </table:table-row>
        <table:table-row table:style-name="ro4">
          <table:table-cell office:value-type="string">
            <text:p>priority</text:p>
          </table:table-cell>
          <table:table-cell table:style-name="ce10" office:value-type="float" office:value="2">
            <text:p>2</text:p>
          </table:table-cell>
          <table:table-cell office:value-type="string">
            <text:p>0-3</text:p>
          </table:table-cell>
          <table:table-cell table:style-name="ce17" office:value-type="string">
            <text:p>0 get more priority over CAN</text:p>
          </table:table-cell>
          <table:table-cell table:style-name="Default"/>
          <table:table-cell table:number-columns-repeated="2"/>
          <table:table-cell table:style-name="ce3"/>
          <table:table-cell table:style-name="Default" table:number-columns-repeated="2"/>
          <table:table-cell/>
          <table:table-cell table:style-name="Default"/>
          <table:table-cell table:number-columns-repeated="3"/>
          <table:table-cell table:style-name="ce10"/>
          <table:table-cell table:number-columns-repeated="1003"/>
        </table:table-row>
        <table:table-row table:style-name="ro4">
          <table:table-cell office:value-type="string">
            <text:p>type</text:p>
          </table:table-cell>
          <table:table-cell table:style-name="ce10" office:value-type="float" office:value="5">
            <text:p>5</text:p>
          </table:table-cell>
          <table:table-cell office:value-type="string">
            <text:p>0-31</text:p>
          </table:table-cell>
          <table:table-cell/>
          <table:table-cell table:style-name="ce17"/>
          <table:table-cell table:number-columns-repeated="2"/>
          <table:table-cell table:style-name="ce3"/>
          <table:table-cell table:style-name="Default" table:number-columns-repeated="2"/>
          <table:table-cell/>
          <table:table-cell table:style-name="ce17" office:value-type="string">
            <text:p>prototypes/ObjectiveC/OpenLcbLib/OlcbMtiDefinitions.h</text:p>
          </table:table-cell>
          <table:table-cell table:number-columns-repeated="3"/>
          <table:table-cell table:style-name="ce10"/>
          <table:table-cell table:number-columns-repeated="1003"/>
        </table:table-row>
        <table:table-row table:style-name="ro4">
          <table:table-cell office:value-type="string">
            <text:p>Has Event ID</text:p>
          </table:table-cell>
          <table:table-cell table:style-name="ce10" office:value-type="float" office:value="1">
            <text:p>1</text:p>
          </table:table-cell>
          <table:table-cell office:value-type="string">
            <text:p>0-1</text:p>
          </table:table-cell>
          <table:table-cell table:number-columns-repeated="4"/>
          <table:table-cell table:style-name="ce3"/>
          <table:table-cell table:style-name="Default" table:number-columns-repeated="2"/>
          <table:table-cell/>
          <table:table-cell table:style-name="ce17" office:value-type="string">
            <text:p>prototypes/ObjectiveC/OpenLcbLib/OlcbTestDefinitions.h</text:p>
          </table:table-cell>
          <table:table-cell table:number-columns-repeated="3"/>
          <table:table-cell table:style-name="ce10"/>
          <table:table-cell table:number-columns-repeated="1003"/>
        </table:table-row>
        <table:table-row table:style-name="ro4">
          <table:table-cell office:value-type="string">
            <text:p>Spare Flag A</text:p>
          </table:table-cell>
          <table:table-cell table:style-name="ce10" office:value-type="float" office:value="1">
            <text:p>1</text:p>
          </table:table-cell>
          <table:table-cell office:value-type="float" office:value="1">
            <text:p>1</text:p>
          </table:table-cell>
          <table:table-cell table:number-columns-repeated="4"/>
          <table:table-cell table:style-name="ce3"/>
          <table:table-cell table:style-name="Default" table:number-columns-repeated="2"/>
          <table:table-cell/>
          <table:table-cell table:style-name="ce17" office:value-type="string">
            <text:p>prototypes/ObjectiveC/OpenLcbLib/MtiReformat.c</text:p>
          </table:table-cell>
          <table:table-cell table:number-columns-repeated="3"/>
          <table:table-cell table:style-name="ce10"/>
          <table:table-cell table:number-columns-repeated="1003"/>
        </table:table-row>
        <table:table-row table:style-name="ro4">
          <table:table-cell office:value-type="string">
            <text:p>Spare Flag B</text:p>
          </table:table-cell>
          <table:table-cell table:style-name="ce10" office:value-type="float" office:value="1">
            <text:p>1</text:p>
          </table:table-cell>
          <table:table-cell office:value-type="float" office:value="1">
            <text:p>1</text:p>
          </table:table-cell>
          <table:table-cell table:number-columns-repeated="4"/>
          <table:table-cell table:style-name="ce3"/>
          <table:table-cell table:style-name="Default" table:number-columns-repeated="2"/>
          <table:table-cell table:number-columns-repeated="5"/>
          <table:table-cell table:style-name="ce10"/>
          <table:table-cell table:number-columns-repeated="1003"/>
        </table:table-row>
        <table:table-row table:style-name="ro4">
          <table:table-cell office:value-type="string">
            <text:p>Spare Flag C</text:p>
          </table:table-cell>
          <table:table-cell table:style-name="ce10" office:value-type="float" office:value="1">
            <text:p>1</text:p>
          </table:table-cell>
          <table:table-cell office:value-type="float" office:value="1">
            <text:p>1</text:p>
          </table:table-cell>
          <table:table-cell table:number-columns-repeated="4"/>
          <table:table-cell table:style-name="ce3"/>
          <table:table-cell table:style-name="Default" table:number-columns-repeated="2"/>
          <table:table-cell/>
          <table:table-cell table:style-name="ce17" office:value-type="string">
            <text:p>prototypes/java/src/org/openlcb/can/MessageBuilder.java</text:p>
          </table:table-cell>
          <table:table-cell table:number-columns-repeated="3"/>
          <table:table-cell table:style-name="ce10"/>
          <table:table-cell table:number-columns-repeated="1003"/>
        </table:table-row>
        <table:table-row table:style-name="ro4">
          <table:table-cell office:value-type="string">
            <text:p>Data length</text:p>
          </table:table-cell>
          <table:table-cell table:style-name="ce10" office:value-type="string">
            <text:p>DLC</text:p>
          </table:table-cell>
          <table:table-cell office:value-type="string">
            <text:p>0-8</text:p>
          </table:table-cell>
          <table:table-cell table:number-columns-repeated="4"/>
          <table:table-cell table:style-name="ce3"/>
          <table:table-cell table:style-name="Default"/>
          <table:table-cell table:number-columns-repeated="2"/>
          <table:table-cell table:style-name="ce3"/>
          <table:table-cell table:number-columns-repeated="3"/>
          <table:table-cell table:style-name="ce10"/>
          <table:table-cell table:number-columns-repeated="1003"/>
        </table:table-row>
        <table:table-row table:style-name="ro4">
          <table:table-cell table:number-columns-repeated="7"/>
          <table:table-cell table:style-name="ce3"/>
          <table:table-cell table:style-name="Default"/>
          <table:table-cell table:number-columns-repeated="2"/>
          <table:table-cell table:style-name="ce17" office:value-type="string">
            <text:p>prototypes/Arduino/libraries/OpenLCB/OpenLcbCan.h</text:p>
          </table:table-cell>
          <table:table-cell table:number-columns-repeated="3"/>
          <table:table-cell table:style-name="ce10"/>
          <table:table-cell table:number-columns-repeated="1003"/>
        </table:table-row>
        <table:table-row table:style-name="ro4">
          <table:table-cell table:style-name="ce1" office:value-type="string">
            <text:p>Ethernet unaddressed msg</text:p>
          </table:table-cell>
          <table:table-cell table:style-name="ce2" office:value-type="string">
            <text:p>Bits</text:p>
          </table:table-cell>
          <table:table-cell table:style-name="ce2" office:value-type="string">
            <text:p>Value</text:p>
          </table:table-cell>
          <table:table-cell table:number-columns-repeated="4"/>
          <table:table-cell table:style-name="ce3"/>
          <table:table-cell table:style-name="Default"/>
          <table:table-cell table:number-columns-repeated="2"/>
          <table:table-cell table:style-name="ce17" office:value-type="string">
            <text:p>prototypes/CBUS-PIC/canlib/frametypes.c</text:p>
          </table:table-cell>
          <table:table-cell table:number-columns-repeated="3"/>
          <table:table-cell table:style-name="ce10"/>
          <table:table-cell table:number-columns-repeated="1003"/>
        </table:table-row>
        <table:table-row table:style-name="ro4">
          <table:table-cell office:value-type="string">
            <text:p>Length</text:p>
          </table:table-cell>
          <table:table-cell table:style-name="ce10" office:value-type="float" office:value="8">
            <text:p>8</text:p>
          </table:table-cell>
          <table:table-cell table:style-name="ce15" office:value-type="string">
            <text:p>9-17</text:p>
          </table:table-cell>
          <table:table-cell table:number-columns-repeated="4"/>
          <table:table-cell table:style-name="ce3"/>
          <table:table-cell table:style-name="ce17"/>
          <table:table-cell table:number-columns-repeated="6"/>
          <table:table-cell table:style-name="ce10"/>
          <table:table-cell table:number-columns-repeated="1003"/>
        </table:table-row>
        <table:table-row table:style-name="ro4">
          <table:table-cell office:value-type="string">
            <text:p>Protocol Group</text:p>
          </table:table-cell>
          <table:table-cell table:style-name="ce10" office:value-type="float" office:value="3">
            <text:p>3</text:p>
          </table:table-cell>
          <table:table-cell office:value-type="float" office:value="0">
            <text:p>0</text:p>
          </table:table-cell>
          <table:table-cell table:number-columns-repeated="4"/>
          <table:table-cell table:style-name="ce3" table:number-columns-repeated="2"/>
          <table:table-cell table:number-columns-repeated="6"/>
          <table:table-cell table:style-name="ce10"/>
          <table:table-cell table:number-columns-repeated="1003"/>
        </table:table-row>
        <table:table-row table:style-name="ro4">
          <table:table-cell office:value-type="string">
            <text:p>Has destination id</text:p>
          </table:table-cell>
          <table:table-cell table:style-name="ce10" office:value-type="float" office:value="1">
            <text:p>1</text:p>
          </table:table-cell>
          <table:table-cell table:style-name="ce16" office:value-type="float" office:value="0">
            <text:p>0</text:p>
          </table:table-cell>
          <table:table-cell table:number-columns-repeated="1016"/>
        </table:table-row>
        <table:table-row table:style-name="ro4">
          <table:table-cell office:value-type="string">
            <text:p>Spare flag D</text:p>
          </table:table-cell>
          <table:table-cell table:style-name="ce10" office:value-type="float" office:value="1">
            <text:p>1</text:p>
          </table:table-cell>
          <table:table-cell office:value-type="float" office:value="0">
            <text:p>0</text:p>
          </table:table-cell>
          <table:table-cell table:number-columns-repeated="1016"/>
        </table:table-row>
        <table:table-row table:style-name="ro4">
          <table:table-cell office:value-type="string">
            <text:p>priority</text:p>
          </table:table-cell>
          <table:table-cell table:style-name="ce10" office:value-type="float" office:value="2">
            <text:p>2</text:p>
          </table:table-cell>
          <table:table-cell office:value-type="string">
            <text:p>0-3</text:p>
          </table:table-cell>
          <table:table-cell table:number-columns-repeated="1016"/>
        </table:table-row>
        <table:table-row table:style-name="ro4">
          <table:table-cell office:value-type="string">
            <text:p>type</text:p>
          </table:table-cell>
          <table:table-cell table:style-name="ce10" office:value-type="float" office:value="5">
            <text:p>5</text:p>
          </table:table-cell>
          <table:table-cell office:value-type="string">
            <text:p>0-31</text:p>
          </table:table-cell>
          <table:table-cell table:number-columns-repeated="1016"/>
        </table:table-row>
        <table:table-row table:style-name="ro4">
          <table:table-cell office:value-type="string">
            <text:p>Has Event ID</text:p>
          </table:table-cell>
          <table:table-cell table:style-name="ce10" office:value-type="float" office:value="1">
            <text:p>1</text:p>
          </table:table-cell>
          <table:table-cell office:value-type="string">
            <text:p>0-1</text:p>
          </table:table-cell>
          <table:table-cell table:number-columns-repeated="1016"/>
        </table:table-row>
        <table:table-row table:style-name="ro4">
          <table:table-cell office:value-type="string">
            <text:p>Spare Flag A</text:p>
          </table:table-cell>
          <table:table-cell table:style-name="ce10" office:value-type="float" office:value="1">
            <text:p>1</text:p>
          </table:table-cell>
          <table:table-cell office:value-type="float" office:value="1">
            <text:p>1</text:p>
          </table:table-cell>
          <table:table-cell table:number-columns-repeated="1016"/>
        </table:table-row>
        <table:table-row table:style-name="ro4">
          <table:table-cell office:value-type="string">
            <text:p>Spare Flag B</text:p>
          </table:table-cell>
          <table:table-cell table:style-name="ce10" office:value-type="float" office:value="1">
            <text:p>1</text:p>
          </table:table-cell>
          <table:table-cell office:value-type="float" office:value="1">
            <text:p>1</text:p>
          </table:table-cell>
          <table:table-cell table:number-columns-repeated="1016"/>
        </table:table-row>
        <table:table-row table:style-name="ro4">
          <table:table-cell office:value-type="string">
            <text:p>Spare Flag C</text:p>
          </table:table-cell>
          <table:table-cell table:style-name="ce10" office:value-type="float" office:value="1">
            <text:p>1</text:p>
          </table:table-cell>
          <table:table-cell office:value-type="float" office:value="1">
            <text:p>1</text:p>
          </table:table-cell>
          <table:table-cell table:number-columns-repeated="1016"/>
        </table:table-row>
        <table:table-row table:style-name="ro4">
          <table:table-cell table:number-columns-repeated="1019"/>
        </table:table-row>
        <table:table-row table:style-name="ro4">
          <table:table-cell table:style-name="ce1" office:value-type="string">
            <text:p>Ethernet addressed msg</text:p>
          </table:table-cell>
          <table:table-cell table:style-name="ce2" office:value-type="string">
            <text:p>Bits</text:p>
          </table:table-cell>
          <table:table-cell table:style-name="ce2" office:value-type="string">
            <text:p>Value</text:p>
          </table:table-cell>
          <table:table-cell table:style-name="Default" table:number-columns-repeated="11"/>
          <table:table-cell table:number-columns-repeated="1005"/>
        </table:table-row>
        <table:table-row table:style-name="ro4">
          <table:table-cell office:value-type="string">
            <text:p>Length</text:p>
          </table:table-cell>
          <table:table-cell table:style-name="ce10" office:value-type="float" office:value="8">
            <text:p>8</text:p>
          </table:table-cell>
          <table:table-cell office:value-type="string">
            <text:p>15-79</text:p>
          </table:table-cell>
          <table:table-cell table:style-name="Default" table:number-columns-repeated="11"/>
          <table:table-cell table:number-columns-repeated="1005"/>
        </table:table-row>
        <table:table-row table:style-name="ro4">
          <table:table-cell office:value-type="string">
            <text:p>Protocol Group</text:p>
          </table:table-cell>
          <table:table-cell table:style-name="ce10" office:value-type="float" office:value="3">
            <text:p>3</text:p>
          </table:table-cell>
          <table:table-cell office:value-type="float" office:value="1">
            <text:p>1</text:p>
          </table:table-cell>
          <table:table-cell table:style-name="Default" table:number-columns-repeated="10"/>
          <table:table-cell table:number-columns-repeated="1006"/>
        </table:table-row>
        <table:table-row table:style-name="ro4">
          <table:table-cell office:value-type="string">
            <text:p>Has destination id</text:p>
          </table:table-cell>
          <table:table-cell table:style-name="ce10" office:value-type="float" office:value="1">
            <text:p>1</text:p>
          </table:table-cell>
          <table:table-cell table:style-name="ce16" office:value-type="float" office:value="1">
            <text:p>1</text:p>
          </table:table-cell>
          <table:table-cell table:style-name="Default" table:number-columns-repeated="10"/>
          <table:table-cell table:number-columns-repeated="1006"/>
        </table:table-row>
        <table:table-row table:style-name="ro4">
          <table:table-cell office:value-type="string">
            <text:p>Protocol ID</text:p>
          </table:table-cell>
          <table:table-cell table:style-name="ce10" office:value-type="float" office:value="8">
            <text:p>8</text:p>
          </table:table-cell>
          <table:table-cell office:value-type="string">
            <text:p>0-255</text:p>
          </table:table-cell>
          <table:table-cell table:style-name="Default" table:number-columns-repeated="10"/>
          <table:table-cell table:number-columns-repeated="1006"/>
        </table:table-row>
        <table:table-row table:style-name="ro4">
          <table:table-cell office:value-type="string">
            <text:p>Not used *</text:p>
          </table:table-cell>
          <table:table-cell table:style-name="ce10" office:value-type="float" office:value="4">
            <text:p>4</text:p>
          </table:table-cell>
          <table:table-cell office:value-type="float" office:value="4">
            <text:p>4</text:p>
          </table:table-cell>
          <table:table-cell table:style-name="Default" table:number-columns-repeated="10"/>
          <table:table-cell table:number-columns-repeated="1006"/>
        </table:table-row>
        <table:table-row table:style-name="ro4">
          <table:table-cell/>
          <table:table-cell table:style-name="ce10"/>
          <table:table-cell/>
          <table:table-cell table:style-name="Default" table:number-columns-repeated="10"/>
          <table:table-cell table:number-columns-repeated="1006"/>
        </table:table-row>
        <table:table-row table:style-name="ro4">
          <table:table-cell office:value-type="string">
            <text:p>* These bits can't be used for messages that need to be sent over CAN</text:p>
          </table:table-cell>
          <table:table-cell table:style-name="ce10"/>
          <table:table-cell/>
          <table:table-cell table:style-name="Default" table:number-columns-repeated="10"/>
          <table:table-cell table:number-columns-repeated="1006"/>
        </table:table-row>
        <table:table-row table:style-name="ro4" table:number-rows-repeated="3">
          <table:table-cell/>
          <table:table-cell table:style-name="ce10"/>
          <table:table-cell/>
          <table:table-cell table:style-name="Default" table:number-columns-repeated="10"/>
          <table:table-cell table:number-columns-repeated="1006"/>
        </table:table-row>
        <table:table-row table:style-name="ro4" table:number-rows-repeated="3">
          <table:table-cell table:style-name="Default" table:number-columns-repeated="13"/>
          <table:table-cell table:number-columns-repeated="1006"/>
        </table:table-row>
        <table:table-row table:style-name="ro4" table:number-rows-repeated="65415">
          <table:table-cell table:number-columns-repeated="1019"/>
        </table:table-row>
        <table:table-row table:style-name="ro4" table:number-rows-repeated="7">
          <table:table-cell table:style-name="Default" table:number-columns-repeated="14"/>
          <table:table-cell table:style-name="ce12"/>
          <table:table-cell table:style-name="Default" table:number-columns-repeated="1003"/>
          <table:table-cell/>
        </table:table-row>
        <table:table-row table:style-name="ro4">
          <table:table-cell table:style-name="Default" table:number-columns-repeated="14"/>
          <table:table-cell table:style-name="ce12"/>
          <table:table-cell table:style-name="Default" table:number-columns-repeated="1003"/>
          <table:table-cell/>
        </table:table-row>
      </table:table>
      <table:table table:name="Sheet2" table:style-name="ta1" table:print="false">
        <table:table-column table:style-name="co7" table:default-cell-style-name="Default"/>
        <table:table-row table:style-name="ro1">
          <table:table-cell/>
        </table:table-row>
      </table:table>
      <table:table table:name="Sheet3" table:style-name="ta1" table:print="false">
        <table:table-column table:style-name="co7"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fo:page-width="21.59cm" fo:page-height="27.94cm" style:num-format="1" style:print-orientation="portrait" fo:margin-top="0.848cm" fo:margin-bottom="0.954cm" fo:margin-left="1.122cm" fo:margin-right="0.954cm" style:shadow="none" fo:background-color="transparent" style:scale-to-pages="1" style:writing-mode="lr-tb" style:print="charts drawings objects zero-values">
        <style:background-image/>
      </style:page-layout-properties>
      <style:header-style>
        <style:header-footer-properties fo:min-height="0.762cm" fo:margin-left="0cm" fo:margin-right="0cm" fo:margin-bottom="0.254cm"/>
      </style:header-style>
      <style:footer-style>
        <style:header-footer-properties fo:min-height="0.762cm" fo:margin-left="0cm" fo:margin-right="0cm" fo:margin-top="0.254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style:region-left>
          <text:p>MTI Allocations</text:p>
        </style:region-left>
        <style:region-center>
          <text:p>Page <text:page-number>1</text:page-number></text:p>
        </style:region-center>
        <style:region-right>
          <text:p><text:date style:data-style-name="N2" text:date-value="2012-04-28">28/04/2012</text:date> <text:time>07:45:49</text:time></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8">28/04/2012</text:date>, <text:time>07:45: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09-04-29T13:55:28</meta:creation-date>
    <dc:date>2012-04-28T07:45:49.42</dc:date>
    <dc:creator>Mike </dc:creator>
    <meta:editing-duration>P2DT7H26M33S</meta:editing-duration>
    <meta:editing-cycles>123</meta:editing-cycles>
    <meta:generator>OpenOffice.org/3.3$Win32 OpenOffice.org_project/330m20$Build-9567</meta:generator>
    <meta:printed-by>Mike </meta:printed-by>
    <meta:print-date>2011-08-04T14:03:17.66</meta:print-date>
    <dc:title>OpenLCB MTI Allocations</dc:title>
    <meta:document-statistic meta:table-count="3" meta:cell-count="728" meta:object-count="0"/>
  </office:meta>
</office:document-meta>
</file>